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8.751cm"/>
    </style:style>
    <style:style style:name="co4" style:family="table-column">
      <style:table-column-properties fo:break-before="auto" style:column-width="9.585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10.319cm"/>
    </style:style>
    <style:style style:name="co7" style:family="table-column">
      <style:table-column-properties fo:break-before="auto" style:column-width="10.148cm"/>
    </style:style>
    <style:style style:name="co8" style:family="table-column">
      <style:table-column-properties fo:break-before="auto" style:column-width="12.686cm"/>
    </style:style>
    <style:style style:name="co9" style:family="table-column">
      <style:table-column-properties fo:break-before="auto" style:column-width="15.277cm"/>
    </style:style>
    <style:style style:name="co10" style:family="table-column">
      <style:table-column-properties fo:break-before="auto" style:column-width="0.471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14.332cm"/>
    </style:style>
    <style:style style:name="co13" style:family="table-column">
      <style:table-column-properties fo:break-before="auto" style:column-width="14.418cm"/>
    </style:style>
    <style:style style:name="co14" style:family="table-column">
      <style:table-column-properties fo:break-before="auto" style:column-width="13.473cm"/>
    </style:style>
    <style:style style:name="co15" style:family="table-column">
      <style:table-column-properties fo:break-before="auto" style:column-width="13.042cm"/>
    </style:style>
    <style:style style:name="co16" style:family="table-column">
      <style:table-column-properties fo:break-before="auto" style:column-width="14.591cm"/>
    </style:style>
    <style:style style:name="co17" style:family="table-column">
      <style:table-column-properties fo:break-before="auto" style:column-width="13.674cm"/>
    </style:style>
    <style:style style:name="co18" style:family="table-column">
      <style:table-column-properties fo:break-before="auto" style:column-width="13.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50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map style:condition="cell-content()=-2" style:apply-style-name="Bez_20_tytułu2" style:base-cell-address="Arkusz1.C5"/>
      <style:map style:condition="cell-content()=-3" style:apply-style-name="Bez_20_tytułu1" style:base-cell-address="Arkusz1.C5"/>
      <style:map style:condition="cell-content()=-1" style:apply-style-name="Bez_20_tytułu4" style:base-cell-address="Arkusz1.C5"/>
      <style:map style:condition="cell-content()=0" style:apply-style-name="Accent" style:base-cell-address="Arkusz1.C5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I = 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:</text:p>
          </table:table-cell>
          <table:table-cell table:number-columns-repeated="8"/>
          <table:table-cell office:value-type="string" calcext:value-type="string">
            <text:p>I: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>
            <text:p>e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-3" calcext:value-type="float">
            <text:p>-3</text:p>
          </table:table-cell>
          <table:table-cell table:style-name="ce2" table:formula="of:=IF([.C$4]+[.$B5]&gt;3;3;IF([.C$4]+[.$B5] &lt;-3; -3; [.C$4]+[.$B5])) + [.$B$3]" office:value-type="float" office:value="-3" calcext:value-type="float">
            <text:p>-3</text:p>
          </table:table-cell>
          <table:table-cell table:style-name="ce2" table:formula="of:=IF([.D$4]+[.$B5]&gt;3;3;IF([.D$4]+[.$B5] &lt;-3; -3; [.D$4]+[.$B5])) + [.$B$3]" office:value-type="float" office:value="-3" calcext:value-type="float">
            <text:p>-3</text:p>
          </table:table-cell>
          <table:table-cell table:style-name="ce2" table:formula="of:=IF([.E$4]+[.$B5]&gt;3;3;IF([.E$4]+[.$B5] &lt;-3; -3; [.E$4]+[.$B5])) + [.$B$3]" office:value-type="float" office:value="-3" calcext:value-type="float">
            <text:p>-3</text:p>
          </table:table-cell>
          <table:table-cell table:style-name="ce2" table:formula="of:=IF([.F$4]+[.$B5]&gt;3;3;IF([.F$4]+[.$B5] &lt;-3; -3; [.F$4]+[.$B5])) + [.$B$3]" office:value-type="float" office:value="-3" calcext:value-type="float">
            <text:p>-3</text:p>
          </table:table-cell>
          <table:table-cell table:style-name="ce2" table:formula="of:=IF([.G$4]+[.$B5]&gt;3;3;IF([.G$4]+[.$B5] &lt;-3; -3; [.G$4]+[.$B5])) + [.$B$3]" office:value-type="float" office:value="-2" calcext:value-type="float">
            <text:p>-2</text:p>
          </table:table-cell>
          <table:table-cell table:style-name="ce2" table:formula="of:=IF([.H$4]+[.$B5]&gt;3;3;IF([.H$4]+[.$B5] &lt;-3; -3; [.H$4]+[.$B5])) + [.$B$3]" office:value-type="float" office:value="-1" calcext:value-type="float">
            <text:p>-1</text:p>
          </table:table-cell>
          <table:table-cell table:style-name="ce2" table:formula="of:=IF([.I$4]+[.$B5]&gt;3;3;IF([.I$4]+[.$B5] &lt;-3; -3; [.I$4]+[.$B5])) + [.$B$3]" office:value-type="float" office:value="0" calcext:value-type="float">
            <text:p>0</text:p>
          </table:table-cell>
          <table:table-cell/>
          <table:table-cell table:style-name="ce1" office:value-type="float" office:value="-3" calcext:value-type="float">
            <text:p>-3</text:p>
          </table:table-cell>
          <table:table-cell table:style-name="ce2" table:formula="of:=IF([.L$4]+[.$B5]&gt;3;3;IF([.L$4]+[.$B5] &lt;-3; -3; [.L$4]+[.$B5])) + [.$B$3]" office:value-type="float" office:value="-3" calcext:value-type="float">
            <text:p>-3</text:p>
          </table:table-cell>
          <table:table-cell table:style-name="ce2" table:formula="of:=IF([.M$4]+[.$B5]&gt;3;3;IF([.M$4]+[.$B5] &lt;-3; -3; [.M$4]+[.$B5])) + [.$B$3]" office:value-type="float" office:value="-3" calcext:value-type="float">
            <text:p>-3</text:p>
          </table:table-cell>
          <table:table-cell table:style-name="ce2" table:formula="of:=IF([.N$4]+[.$B5]&gt;3;3;IF([.N$4]+[.$B5] &lt;-3; -3; [.N$4]+[.$B5])) + [.$B$3]" office:value-type="float" office:value="-3" calcext:value-type="float">
            <text:p>-3</text:p>
          </table:table-cell>
          <table:table-cell table:style-name="ce2" table:formula="of:=IF([.O$4]+[.$B5]&gt;3;3;IF([.O$4]+[.$B5] &lt;-3; -3; [.O$4]+[.$B5])) + [.$B$3]" office:value-type="float" office:value="-3" calcext:value-type="float">
            <text:p>-3</text:p>
          </table:table-cell>
          <table:table-cell table:style-name="ce2" table:formula="of:=IF([.P$4]+[.$B5]&gt;3;3;IF([.P$4]+[.$B5] &lt;-3; -3; [.P$4]+[.$B5])) + [.$B$3]" office:value-type="float" office:value="-2" calcext:value-type="float">
            <text:p>-2</text:p>
          </table:table-cell>
          <table:table-cell table:style-name="ce2" table:formula="of:=IF([.Q$4]+[.$B5]&gt;3;3;IF([.Q$4]+[.$B5] &lt;-3; -3; [.Q$4]+[.$B5])) + [.$B$3]" office:value-type="float" office:value="-1" calcext:value-type="float">
            <text:p>-1</text:p>
          </table:table-cell>
          <table:table-cell table:style-name="ce2" table:formula="of:=IF([.R$4]+[.$B5]&gt;3;3;IF([.R$4]+[.$B5] &lt;-3; -3; [.R$4]+[.$B5])) + [.$B$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-2" calcext:value-type="float">
            <text:p>-2</text:p>
          </table:table-cell>
          <table:table-cell table:style-name="ce2" table:formula="of:=IF([.C$4]+[.$B6]&gt;3;3;IF([.C$4]+[.$B6] &lt;-3; -3; [.C$4]+[.$B6])) + [.$B$3]" office:value-type="float" office:value="-3" calcext:value-type="float">
            <text:p>-3</text:p>
          </table:table-cell>
          <table:table-cell table:style-name="ce2" table:formula="of:=IF([.D$4]+[.$B6]&gt;3;3;IF([.D$4]+[.$B6] &lt;-3; -3; [.D$4]+[.$B6])) + [.$B$3]" office:value-type="float" office:value="-3" calcext:value-type="float">
            <text:p>-3</text:p>
          </table:table-cell>
          <table:table-cell table:style-name="ce2" table:formula="of:=IF([.E$4]+[.$B6]&gt;3;3;IF([.E$4]+[.$B6] &lt;-3; -3; [.E$4]+[.$B6])) + [.$B$3]" office:value-type="float" office:value="-3" calcext:value-type="float">
            <text:p>-3</text:p>
          </table:table-cell>
          <table:table-cell table:style-name="ce2" table:formula="of:=IF([.F$4]+[.$B6]&gt;3;3;IF([.F$4]+[.$B6] &lt;-3; -3; [.F$4]+[.$B6])) + [.$B$3]" office:value-type="float" office:value="-2" calcext:value-type="float">
            <text:p>-2</text:p>
          </table:table-cell>
          <table:table-cell table:style-name="ce2" table:formula="of:=IF([.G$4]+[.$B6]&gt;3;3;IF([.G$4]+[.$B6] &lt;-3; -3; [.G$4]+[.$B6])) + [.$B$3]" office:value-type="float" office:value="-1" calcext:value-type="float">
            <text:p>-1</text:p>
          </table:table-cell>
          <table:table-cell table:style-name="ce2" table:formula="of:=IF([.H$4]+[.$B6]&gt;3;3;IF([.H$4]+[.$B6] &lt;-3; -3; [.H$4]+[.$B6])) + [.$B$3]" office:value-type="float" office:value="0" calcext:value-type="float">
            <text:p>0</text:p>
          </table:table-cell>
          <table:table-cell table:style-name="ce2" table:formula="of:=IF([.I$4]+[.$B6]&gt;3;3;IF([.I$4]+[.$B6] &lt;-3; -3; [.I$4]+[.$B6])) + [.$B$3]" office:value-type="float" office:value="1" calcext:value-type="float">
            <text:p>1</text:p>
          </table:table-cell>
          <table:table-cell/>
          <table:table-cell table:style-name="ce1" office:value-type="float" office:value="-2" calcext:value-type="float">
            <text:p>-2</text:p>
          </table:table-cell>
          <table:table-cell table:style-name="ce2" table:formula="of:=IF([.L$4]+[.$B6]&gt;3;3;IF([.L$4]+[.$B6] &lt;-3; -3; [.L$4]+[.$B6])) + [.$B$3]" office:value-type="float" office:value="-3" calcext:value-type="float">
            <text:p>-3</text:p>
          </table:table-cell>
          <table:table-cell table:style-name="ce2" table:formula="of:=IF([.M$4]+[.$B6]&gt;3;3;IF([.M$4]+[.$B6] &lt;-3; -3; [.M$4]+[.$B6])) + [.$B$3]" office:value-type="float" office:value="-3" calcext:value-type="float">
            <text:p>-3</text:p>
          </table:table-cell>
          <table:table-cell table:style-name="ce2" table:formula="of:=IF([.N$4]+[.$B6]&gt;3;3;IF([.N$4]+[.$B6] &lt;-3; -3; [.N$4]+[.$B6])) + [.$B$3]" office:value-type="float" office:value="-3" calcext:value-type="float">
            <text:p>-3</text:p>
          </table:table-cell>
          <table:table-cell table:style-name="ce2" table:formula="of:=IF([.O$4]+[.$B6]&gt;3;3;IF([.O$4]+[.$B6] &lt;-3; -3; [.O$4]+[.$B6])) + [.$B$3]" office:value-type="float" office:value="-2" calcext:value-type="float">
            <text:p>-2</text:p>
          </table:table-cell>
          <table:table-cell table:style-name="ce2" table:formula="of:=IF([.P$4]+[.$B6]&gt;3;3;IF([.P$4]+[.$B6] &lt;-3; -3; [.P$4]+[.$B6])) + [.$B$3]" office:value-type="float" office:value="-1" calcext:value-type="float">
            <text:p>-1</text:p>
          </table:table-cell>
          <table:table-cell table:style-name="ce2" table:formula="of:=IF([.Q$4]+[.$B6]&gt;3;3;IF([.Q$4]+[.$B6] &lt;-3; -3; [.Q$4]+[.$B6])) + [.$B$3]" office:value-type="float" office:value="0" calcext:value-type="float">
            <text:p>0</text:p>
          </table:table-cell>
          <table:table-cell table:style-name="ce2" table:formula="of:=IF([.R$4]+[.$B6]&gt;3;3;IF([.R$4]+[.$B6] &lt;-3; -3; [.R$4]+[.$B6])) + [.$B$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-1" calcext:value-type="float">
            <text:p>-1</text:p>
          </table:table-cell>
          <table:table-cell table:style-name="ce2" table:formula="of:=IF([.C$4]+[.$B7]&gt;3;3;IF([.C$4]+[.$B7] &lt;-3; -3; [.C$4]+[.$B7])) + [.$B$3]" office:value-type="float" office:value="-3" calcext:value-type="float">
            <text:p>-3</text:p>
          </table:table-cell>
          <table:table-cell table:style-name="ce2" table:formula="of:=IF([.D$4]+[.$B7]&gt;3;3;IF([.D$4]+[.$B7] &lt;-3; -3; [.D$4]+[.$B7])) + [.$B$3]" office:value-type="float" office:value="-3" calcext:value-type="float">
            <text:p>-3</text:p>
          </table:table-cell>
          <table:table-cell table:style-name="ce2" table:formula="of:=IF([.E$4]+[.$B7]&gt;3;3;IF([.E$4]+[.$B7] &lt;-3; -3; [.E$4]+[.$B7])) + [.$B$3]" office:value-type="float" office:value="-2" calcext:value-type="float">
            <text:p>-2</text:p>
          </table:table-cell>
          <table:table-cell table:style-name="ce2" table:formula="of:=IF([.F$4]+[.$B7]&gt;3;3;IF([.F$4]+[.$B7] &lt;-3; -3; [.F$4]+[.$B7])) + [.$B$3]" office:value-type="float" office:value="-1" calcext:value-type="float">
            <text:p>-1</text:p>
          </table:table-cell>
          <table:table-cell table:style-name="ce2" table:formula="of:=IF([.G$4]+[.$B7]&gt;3;3;IF([.G$4]+[.$B7] &lt;-3; -3; [.G$4]+[.$B7])) + [.$B$3]" office:value-type="float" office:value="0" calcext:value-type="float">
            <text:p>0</text:p>
          </table:table-cell>
          <table:table-cell table:style-name="ce2" table:formula="of:=IF([.H$4]+[.$B7]&gt;3;3;IF([.H$4]+[.$B7] &lt;-3; -3; [.H$4]+[.$B7])) + [.$B$3]" office:value-type="float" office:value="1" calcext:value-type="float">
            <text:p>1</text:p>
          </table:table-cell>
          <table:table-cell table:style-name="ce2" table:formula="of:=IF([.I$4]+[.$B7]&gt;3;3;IF([.I$4]+[.$B7] &lt;-3; -3; [.I$4]+[.$B7])) + [.$B$3]" office:value-type="float" office:value="2" calcext:value-type="float">
            <text:p>2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style-name="ce2" table:formula="of:=IF([.L$4]+[.$B7]&gt;3;3;IF([.L$4]+[.$B7] &lt;-3; -3; [.L$4]+[.$B7])) + [.$B$3]" office:value-type="float" office:value="-3" calcext:value-type="float">
            <text:p>-3</text:p>
          </table:table-cell>
          <table:table-cell table:style-name="ce2" table:formula="of:=IF([.M$4]+[.$B7]&gt;3;3;IF([.M$4]+[.$B7] &lt;-3; -3; [.M$4]+[.$B7])) + [.$B$3]" office:value-type="float" office:value="-3" calcext:value-type="float">
            <text:p>-3</text:p>
          </table:table-cell>
          <table:table-cell table:style-name="ce2" table:formula="of:=IF([.N$4]+[.$B7]&gt;3;3;IF([.N$4]+[.$B7] &lt;-3; -3; [.N$4]+[.$B7])) + [.$B$3]" office:value-type="float" office:value="-2" calcext:value-type="float">
            <text:p>-2</text:p>
          </table:table-cell>
          <table:table-cell table:style-name="ce2" table:formula="of:=IF([.O$4]+[.$B7]&gt;3;3;IF([.O$4]+[.$B7] &lt;-3; -3; [.O$4]+[.$B7])) + [.$B$3]" office:value-type="float" office:value="-1" calcext:value-type="float">
            <text:p>-1</text:p>
          </table:table-cell>
          <table:table-cell table:style-name="ce2" table:formula="of:=IF([.P$4]+[.$B7]&gt;3;3;IF([.P$4]+[.$B7] &lt;-3; -3; [.P$4]+[.$B7])) + [.$B$3]" office:value-type="float" office:value="0" calcext:value-type="float">
            <text:p>0</text:p>
          </table:table-cell>
          <table:table-cell table:style-name="ce2" table:formula="of:=IF([.Q$4]+[.$B7]&gt;3;3;IF([.Q$4]+[.$B7] &lt;-3; -3; [.Q$4]+[.$B7])) + [.$B$3]" office:value-type="float" office:value="1" calcext:value-type="float">
            <text:p>1</text:p>
          </table:table-cell>
          <table:table-cell table:style-name="ce2" table:formula="of:=IF([.R$4]+[.$B7]&gt;3;3;IF([.R$4]+[.$B7] &lt;-3; -3; [.R$4]+[.$B7])) + [.$B$3]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2" table:formula="of:=IF([.C$4]+[.$B8]&gt;3;3;IF([.C$4]+[.$B8] &lt;-3; -3; [.C$4]+[.$B8])) + [.$B$3]" office:value-type="float" office:value="-3" calcext:value-type="float">
            <text:p>-3</text:p>
          </table:table-cell>
          <table:table-cell table:style-name="ce2" table:formula="of:=IF([.D$4]+[.$B8]&gt;3;3;IF([.D$4]+[.$B8] &lt;-3; -3; [.D$4]+[.$B8])) + [.$B$3]" office:value-type="float" office:value="-2" calcext:value-type="float">
            <text:p>-2</text:p>
          </table:table-cell>
          <table:table-cell table:style-name="ce2" table:formula="of:=IF([.E$4]+[.$B8]&gt;3;3;IF([.E$4]+[.$B8] &lt;-3; -3; [.E$4]+[.$B8])) + [.$B$3]" office:value-type="float" office:value="-1" calcext:value-type="float">
            <text:p>-1</text:p>
          </table:table-cell>
          <table:table-cell table:style-name="ce2" table:formula="of:=IF([.F$4]+[.$B8]&gt;3;3;IF([.F$4]+[.$B8] &lt;-3; -3; [.F$4]+[.$B8])) + [.$B$3]" office:value-type="float" office:value="0" calcext:value-type="float">
            <text:p>0</text:p>
          </table:table-cell>
          <table:table-cell table:style-name="ce2" table:formula="of:=IF([.G$4]+[.$B8]&gt;3;3;IF([.G$4]+[.$B8] &lt;-3; -3; [.G$4]+[.$B8])) + [.$B$3]" office:value-type="float" office:value="1" calcext:value-type="float">
            <text:p>1</text:p>
          </table:table-cell>
          <table:table-cell table:style-name="ce2" table:formula="of:=IF([.H$4]+[.$B8]&gt;3;3;IF([.H$4]+[.$B8] &lt;-3; -3; [.H$4]+[.$B8])) + [.$B$3]" office:value-type="float" office:value="2" calcext:value-type="float">
            <text:p>2</text:p>
          </table:table-cell>
          <table:table-cell table:style-name="ce2" table:formula="of:=IF([.I$4]+[.$B8]&gt;3;3;IF([.I$4]+[.$B8] &lt;-3; -3; [.I$4]+[.$B8])) + [.$B$3]" office:value-type="float" office:value="3" calcext:value-type="float">
            <text:p>3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2" table:formula="of:=IF([.L$4]+[.$B8]&gt;3;3;IF([.L$4]+[.$B8] &lt;-3; -3; [.L$4]+[.$B8])) + [.$B$3]" office:value-type="float" office:value="-3" calcext:value-type="float">
            <text:p>-3</text:p>
          </table:table-cell>
          <table:table-cell table:style-name="ce2" table:formula="of:=IF([.M$4]+[.$B8]&gt;3;3;IF([.M$4]+[.$B8] &lt;-3; -3; [.M$4]+[.$B8])) + [.$B$3]" office:value-type="float" office:value="-2" calcext:value-type="float">
            <text:p>-2</text:p>
          </table:table-cell>
          <table:table-cell table:style-name="ce2" table:formula="of:=IF([.N$4]+[.$B8]&gt;3;3;IF([.N$4]+[.$B8] &lt;-3; -3; [.N$4]+[.$B8])) + [.$B$3]" office:value-type="float" office:value="-1" calcext:value-type="float">
            <text:p>-1</text:p>
          </table:table-cell>
          <table:table-cell table:style-name="ce2" table:formula="of:=IF([.O$4]+[.$B8]&gt;3;3;IF([.O$4]+[.$B8] &lt;-3; -3; [.O$4]+[.$B8])) + [.$B$3]" office:value-type="float" office:value="0" calcext:value-type="float">
            <text:p>0</text:p>
          </table:table-cell>
          <table:table-cell table:style-name="ce2" table:formula="of:=IF([.P$4]+[.$B8]&gt;3;3;IF([.P$4]+[.$B8] &lt;-3; -3; [.P$4]+[.$B8])) + [.$B$3]" office:value-type="float" office:value="1" calcext:value-type="float">
            <text:p>1</text:p>
          </table:table-cell>
          <table:table-cell table:style-name="ce2" table:formula="of:=IF([.Q$4]+[.$B8]&gt;3;3;IF([.Q$4]+[.$B8] &lt;-3; -3; [.Q$4]+[.$B8])) + [.$B$3]" office:value-type="float" office:value="2" calcext:value-type="float">
            <text:p>2</text:p>
          </table:table-cell>
          <table:table-cell table:style-name="ce2" table:formula="of:=IF([.R$4]+[.$B8]&gt;3;3;IF([.R$4]+[.$B8] &lt;-3; -3; [.R$4]+[.$B8])) + [.$B$3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IF([.C$4]+[.$B9]&gt;3;3;IF([.C$4]+[.$B9] &lt;-3; -3; [.C$4]+[.$B9])) + [.$B$3]" office:value-type="float" office:value="-2" calcext:value-type="float">
            <text:p>-2</text:p>
          </table:table-cell>
          <table:table-cell table:style-name="ce2" table:formula="of:=IF([.D$4]+[.$B9]&gt;3;3;IF([.D$4]+[.$B9] &lt;-3; -3; [.D$4]+[.$B9])) + [.$B$3]" office:value-type="float" office:value="-1" calcext:value-type="float">
            <text:p>-1</text:p>
          </table:table-cell>
          <table:table-cell table:style-name="ce2" table:formula="of:=IF([.E$4]+[.$B9]&gt;3;3;IF([.E$4]+[.$B9] &lt;-3; -3; [.E$4]+[.$B9])) + [.$B$3]" office:value-type="float" office:value="0" calcext:value-type="float">
            <text:p>0</text:p>
          </table:table-cell>
          <table:table-cell table:style-name="ce2" table:formula="of:=IF([.F$4]+[.$B9]&gt;3;3;IF([.F$4]+[.$B9] &lt;-3; -3; [.F$4]+[.$B9])) + [.$B$3]" office:value-type="float" office:value="1" calcext:value-type="float">
            <text:p>1</text:p>
          </table:table-cell>
          <table:table-cell table:style-name="ce2" table:formula="of:=IF([.G$4]+[.$B9]&gt;3;3;IF([.G$4]+[.$B9] &lt;-3; -3; [.G$4]+[.$B9])) + [.$B$3]" office:value-type="float" office:value="2" calcext:value-type="float">
            <text:p>2</text:p>
          </table:table-cell>
          <table:table-cell table:style-name="ce2" table:formula="of:=IF([.H$4]+[.$B9]&gt;3;3;IF([.H$4]+[.$B9] &lt;-3; -3; [.H$4]+[.$B9])) + [.$B$3]" office:value-type="float" office:value="3" calcext:value-type="float">
            <text:p>3</text:p>
          </table:table-cell>
          <table:table-cell table:style-name="ce2" table:formula="of:=IF([.I$4]+[.$B9]&gt;3;3;IF([.I$4]+[.$B9] &lt;-3; -3; [.I$4]+[.$B9])) + [.$B$3]" office:value-type="float" office:value="3" calcext:value-type="float">
            <text:p>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IF([.L$4]+[.$B9]&gt;3;3;IF([.L$4]+[.$B9] &lt;-3; -3; [.L$4]+[.$B9])) + [.$B$3]" office:value-type="float" office:value="-2" calcext:value-type="float">
            <text:p>-2</text:p>
          </table:table-cell>
          <table:table-cell table:style-name="ce2" table:formula="of:=IF([.M$4]+[.$B9]&gt;3;3;IF([.M$4]+[.$B9] &lt;-3; -3; [.M$4]+[.$B9])) + [.$B$3]" office:value-type="float" office:value="-1" calcext:value-type="float">
            <text:p>-1</text:p>
          </table:table-cell>
          <table:table-cell table:style-name="ce2" table:formula="of:=IF([.N$4]+[.$B9]&gt;3;3;IF([.N$4]+[.$B9] &lt;-3; -3; [.N$4]+[.$B9])) + [.$B$3]" office:value-type="float" office:value="0" calcext:value-type="float">
            <text:p>0</text:p>
          </table:table-cell>
          <table:table-cell table:style-name="ce2" table:formula="of:=IF([.O$4]+[.$B9]&gt;3;3;IF([.O$4]+[.$B9] &lt;-3; -3; [.O$4]+[.$B9])) + [.$B$3]" office:value-type="float" office:value="1" calcext:value-type="float">
            <text:p>1</text:p>
          </table:table-cell>
          <table:table-cell table:style-name="ce2" table:formula="of:=IF([.P$4]+[.$B9]&gt;3;3;IF([.P$4]+[.$B9] &lt;-3; -3; [.P$4]+[.$B9])) + [.$B$3]" office:value-type="float" office:value="2" calcext:value-type="float">
            <text:p>2</text:p>
          </table:table-cell>
          <table:table-cell table:style-name="ce2" table:formula="of:=IF([.Q$4]+[.$B9]&gt;3;3;IF([.Q$4]+[.$B9] &lt;-3; -3; [.Q$4]+[.$B9])) + [.$B$3]" office:value-type="float" office:value="3" calcext:value-type="float">
            <text:p>3</text:p>
          </table:table-cell>
          <table:table-cell table:style-name="ce2" table:formula="of:=IF([.R$4]+[.$B9]&gt;3;3;IF([.R$4]+[.$B9] &lt;-3; -3; [.R$4]+[.$B9])) + [.$B$3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IF([.C$4]+[.$B10]&gt;3;3;IF([.C$4]+[.$B10] &lt;-3; -3; [.C$4]+[.$B10])) + [.$B$3]" office:value-type="float" office:value="-1" calcext:value-type="float">
            <text:p>-1</text:p>
          </table:table-cell>
          <table:table-cell table:style-name="ce2" table:formula="of:=IF([.D$4]+[.$B10]&gt;3;3;IF([.D$4]+[.$B10] &lt;-3; -3; [.D$4]+[.$B10])) + [.$B$3]" office:value-type="float" office:value="0" calcext:value-type="float">
            <text:p>0</text:p>
          </table:table-cell>
          <table:table-cell table:style-name="ce2" table:formula="of:=IF([.E$4]+[.$B10]&gt;3;3;IF([.E$4]+[.$B10] &lt;-3; -3; [.E$4]+[.$B10])) + [.$B$3]" office:value-type="float" office:value="1" calcext:value-type="float">
            <text:p>1</text:p>
          </table:table-cell>
          <table:table-cell table:style-name="ce2" table:formula="of:=IF([.F$4]+[.$B10]&gt;3;3;IF([.F$4]+[.$B10] &lt;-3; -3; [.F$4]+[.$B10])) + [.$B$3]" office:value-type="float" office:value="2" calcext:value-type="float">
            <text:p>2</text:p>
          </table:table-cell>
          <table:table-cell table:style-name="ce2" table:formula="of:=IF([.G$4]+[.$B10]&gt;3;3;IF([.G$4]+[.$B10] &lt;-3; -3; [.G$4]+[.$B10])) + [.$B$3]" office:value-type="float" office:value="3" calcext:value-type="float">
            <text:p>3</text:p>
          </table:table-cell>
          <table:table-cell table:style-name="ce2" table:formula="of:=IF([.H$4]+[.$B10]&gt;3;3;IF([.H$4]+[.$B10] &lt;-3; -3; [.H$4]+[.$B10])) + [.$B$3]" office:value-type="float" office:value="3" calcext:value-type="float">
            <text:p>3</text:p>
          </table:table-cell>
          <table:table-cell table:style-name="ce2" table:formula="of:=IF([.I$4]+[.$B10]&gt;3;3;IF([.I$4]+[.$B10] &lt;-3; -3; [.I$4]+[.$B10])) + [.$B$3]"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IF([.L$4]+[.$B10]&gt;3;3;IF([.L$4]+[.$B10] &lt;-3; -3; [.L$4]+[.$B10])) + [.$B$3]" office:value-type="float" office:value="-1" calcext:value-type="float">
            <text:p>-1</text:p>
          </table:table-cell>
          <table:table-cell table:style-name="ce2" table:formula="of:=IF([.M$4]+[.$B10]&gt;3;3;IF([.M$4]+[.$B10] &lt;-3; -3; [.M$4]+[.$B10])) + [.$B$3]" office:value-type="float" office:value="0" calcext:value-type="float">
            <text:p>0</text:p>
          </table:table-cell>
          <table:table-cell table:style-name="ce2" table:formula="of:=IF([.N$4]+[.$B10]&gt;3;3;IF([.N$4]+[.$B10] &lt;-3; -3; [.N$4]+[.$B10])) + [.$B$3]" office:value-type="float" office:value="1" calcext:value-type="float">
            <text:p>1</text:p>
          </table:table-cell>
          <table:table-cell table:style-name="ce2" table:formula="of:=IF([.O$4]+[.$B10]&gt;3;3;IF([.O$4]+[.$B10] &lt;-3; -3; [.O$4]+[.$B10])) + [.$B$3]" office:value-type="float" office:value="2" calcext:value-type="float">
            <text:p>2</text:p>
          </table:table-cell>
          <table:table-cell table:style-name="ce2" table:formula="of:=IF([.P$4]+[.$B10]&gt;3;3;IF([.P$4]+[.$B10] &lt;-3; -3; [.P$4]+[.$B10])) + [.$B$3]" office:value-type="float" office:value="3" calcext:value-type="float">
            <text:p>3</text:p>
          </table:table-cell>
          <table:table-cell table:style-name="ce2" table:formula="of:=IF([.Q$4]+[.$B10]&gt;3;3;IF([.Q$4]+[.$B10] &lt;-3; -3; [.Q$4]+[.$B10])) + [.$B$3]" office:value-type="float" office:value="3" calcext:value-type="float">
            <text:p>3</text:p>
          </table:table-cell>
          <table:table-cell table:style-name="ce2" table:formula="of:=IF([.R$4]+[.$B10]&gt;3;3;IF([.R$4]+[.$B10] &lt;-3; -3; [.R$4]+[.$B10])) + [.$B$3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IF([.C$4]+[.$B11]&gt;3;3;IF([.C$4]+[.$B11] &lt;-3; -3; [.C$4]+[.$B11])) + [.$B$3]" office:value-type="float" office:value="0" calcext:value-type="float">
            <text:p>0</text:p>
          </table:table-cell>
          <table:table-cell table:style-name="ce2" table:formula="of:=IF([.D$4]+[.$B11]&gt;3;3;IF([.D$4]+[.$B11] &lt;-3; -3; [.D$4]+[.$B11])) + [.$B$3]" office:value-type="float" office:value="1" calcext:value-type="float">
            <text:p>1</text:p>
          </table:table-cell>
          <table:table-cell table:style-name="ce2" table:formula="of:=IF([.E$4]+[.$B11]&gt;3;3;IF([.E$4]+[.$B11] &lt;-3; -3; [.E$4]+[.$B11])) + [.$B$3]" office:value-type="float" office:value="2" calcext:value-type="float">
            <text:p>2</text:p>
          </table:table-cell>
          <table:table-cell table:style-name="ce2" table:formula="of:=IF([.F$4]+[.$B11]&gt;3;3;IF([.F$4]+[.$B11] &lt;-3; -3; [.F$4]+[.$B11])) + [.$B$3]" office:value-type="float" office:value="3" calcext:value-type="float">
            <text:p>3</text:p>
          </table:table-cell>
          <table:table-cell table:style-name="ce2" table:formula="of:=IF([.G$4]+[.$B11]&gt;3;3;IF([.G$4]+[.$B11] &lt;-3; -3; [.G$4]+[.$B11])) + [.$B$3]" office:value-type="float" office:value="3" calcext:value-type="float">
            <text:p>3</text:p>
          </table:table-cell>
          <table:table-cell table:style-name="ce2" table:formula="of:=IF([.H$4]+[.$B11]&gt;3;3;IF([.H$4]+[.$B11] &lt;-3; -3; [.H$4]+[.$B11])) + [.$B$3]" office:value-type="float" office:value="3" calcext:value-type="float">
            <text:p>3</text:p>
          </table:table-cell>
          <table:table-cell table:style-name="ce2" table:formula="of:=IF([.I$4]+[.$B11]&gt;3;3;IF([.I$4]+[.$B11] &lt;-3; -3; [.I$4]+[.$B11])) + [.$B$3]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IF([.L$4]+[.$B11]&gt;3;3;IF([.L$4]+[.$B11] &lt;-3; -3; [.L$4]+[.$B11])) + [.$B$3]" office:value-type="float" office:value="0" calcext:value-type="float">
            <text:p>0</text:p>
          </table:table-cell>
          <table:table-cell table:style-name="ce2" table:formula="of:=IF([.M$4]+[.$B11]&gt;3;3;IF([.M$4]+[.$B11] &lt;-3; -3; [.M$4]+[.$B11])) + [.$B$3]" office:value-type="float" office:value="1" calcext:value-type="float">
            <text:p>1</text:p>
          </table:table-cell>
          <table:table-cell table:style-name="ce2" table:formula="of:=IF([.N$4]+[.$B11]&gt;3;3;IF([.N$4]+[.$B11] &lt;-3; -3; [.N$4]+[.$B11])) + [.$B$3]" office:value-type="float" office:value="2" calcext:value-type="float">
            <text:p>2</text:p>
          </table:table-cell>
          <table:table-cell table:style-name="ce2" table:formula="of:=IF([.O$4]+[.$B11]&gt;3;3;IF([.O$4]+[.$B11] &lt;-3; -3; [.O$4]+[.$B11])) + [.$B$3]" office:value-type="float" office:value="3" calcext:value-type="float">
            <text:p>3</text:p>
          </table:table-cell>
          <table:table-cell table:style-name="ce2" table:formula="of:=IF([.P$4]+[.$B11]&gt;3;3;IF([.P$4]+[.$B11] &lt;-3; -3; [.P$4]+[.$B11])) + [.$B$3]" office:value-type="float" office:value="3" calcext:value-type="float">
            <text:p>3</text:p>
          </table:table-cell>
          <table:table-cell table:style-name="ce2" table:formula="of:=IF([.Q$4]+[.$B11]&gt;3;3;IF([.Q$4]+[.$B11] &lt;-3; -3; [.Q$4]+[.$B11])) + [.$B$3]" office:value-type="float" office:value="3" calcext:value-type="float">
            <text:p>3</text:p>
          </table:table-cell>
          <table:table-cell table:style-name="ce2" table:formula="of:=IF([.R$4]+[.$B11]&gt;3;3;IF([.R$4]+[.$B11] &lt;-3; -3; [.R$4]+[.$B11])) + [.$B$3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:</text:p>
          </table:table-cell>
          <table:table-cell table:number-columns-repeated="8"/>
          <table:table-cell office:value-type="string" calcext:value-type="string">
            <text:p>I: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-3" calcext:value-type="float">
            <text:p>-3</text:p>
          </table:table-cell>
          <table:table-cell table:style-name="ce2" table:formula="of:=IF([.C$4]+[.$B15]+[.$B$13]&gt;3;3;IF([.C$4]+[.$B15]+[.$B$13] &lt;-3; -3; [.C$4]+[.$B15]+[.$B$13]))" office:value-type="float" office:value="-3" calcext:value-type="float">
            <text:p>-3</text:p>
          </table:table-cell>
          <table:table-cell table:style-name="ce2" table:formula="of:=IF([.D$4]+[.$B15]+[.$B$13]&gt;3;3;IF([.D$4]+[.$B15]+[.$B$13] &lt;-3; -3; [.D$4]+[.$B15]+[.$B$13]))" office:value-type="float" office:value="-3" calcext:value-type="float">
            <text:p>-3</text:p>
          </table:table-cell>
          <table:table-cell table:style-name="ce2" table:formula="of:=IF([.E$4]+[.$B15]+[.$B$13]&gt;3;3;IF([.E$4]+[.$B15]+[.$B$13] &lt;-3; -3; [.E$4]+[.$B15]+[.$B$13]))" office:value-type="float" office:value="-3" calcext:value-type="float">
            <text:p>-3</text:p>
          </table:table-cell>
          <table:table-cell table:style-name="ce2" table:formula="of:=IF([.F$4]+[.$B15]+[.$B$13]&gt;3;3;IF([.F$4]+[.$B15]+[.$B$13] &lt;-3; -3; [.F$4]+[.$B15]+[.$B$13]))" office:value-type="float" office:value="-3" calcext:value-type="float">
            <text:p>-3</text:p>
          </table:table-cell>
          <table:table-cell table:style-name="ce2" table:formula="of:=IF([.G$4]+[.$B15]+[.$B$13]&gt;3;3;IF([.G$4]+[.$B15]+[.$B$13] &lt;-3; -3; [.G$4]+[.$B15]+[.$B$13]))" office:value-type="float" office:value="-3" calcext:value-type="float">
            <text:p>-3</text:p>
          </table:table-cell>
          <table:table-cell table:style-name="ce2" table:formula="of:=IF([.H$4]+[.$B15]+[.$B$13]&gt;3;3;IF([.H$4]+[.$B15]+[.$B$13] &lt;-3; -3; [.H$4]+[.$B15]+[.$B$13]))" office:value-type="float" office:value="-2" calcext:value-type="float">
            <text:p>-2</text:p>
          </table:table-cell>
          <table:table-cell table:style-name="ce2" table:formula="of:=IF([.I$4]+[.$B15]+[.$B$13]&gt;3;3;IF([.I$4]+[.$B15]+[.$B$13] &lt;-3; -3; [.I$4]+[.$B15]+[.$B$13]))" office:value-type="float" office:value="-1" calcext:value-type="float">
            <text:p>-1</text:p>
          </table:table-cell>
          <table:table-cell/>
          <table:table-cell table:style-name="ce1" office:value-type="float" office:value="-3" calcext:value-type="float">
            <text:p>-3</text:p>
          </table:table-cell>
          <table:table-cell table:style-name="ce2" table:formula="of:=IF([.L$4]+[.$B15]+[.$K$13]&gt;3;3;IF([.L$4]+[.$B15]+[.$K$13] &lt;-3; -3; [.L$4]+[.$B15]+[.$K$13]))" office:value-type="float" office:value="-3" calcext:value-type="float">
            <text:p>-3</text:p>
          </table:table-cell>
          <table:table-cell table:style-name="ce2" table:formula="of:=IF([.M$4]+[.$B15]+[.$K$13]&gt;3;3;IF([.M$4]+[.$B15]+[.$K$13] &lt;-3; -3; [.M$4]+[.$B15]+[.$K$13]))" office:value-type="float" office:value="-3" calcext:value-type="float">
            <text:p>-3</text:p>
          </table:table-cell>
          <table:table-cell table:style-name="ce2" table:formula="of:=IF([.N$4]+[.$B15]+[.$K$13]&gt;3;3;IF([.N$4]+[.$B15]+[.$K$13] &lt;-3; -3; [.N$4]+[.$B15]+[.$K$13]))" office:value-type="float" office:value="-3" calcext:value-type="float">
            <text:p>-3</text:p>
          </table:table-cell>
          <table:table-cell table:style-name="ce2" table:formula="of:=IF([.O$4]+[.$B15]+[.$K$13]&gt;3;3;IF([.O$4]+[.$B15]+[.$K$13] &lt;-3; -3; [.O$4]+[.$B15]+[.$K$13]))" office:value-type="float" office:value="-2" calcext:value-type="float">
            <text:p>-2</text:p>
          </table:table-cell>
          <table:table-cell table:style-name="ce2" table:formula="of:=IF([.P$4]+[.$B15]+[.$K$13]&gt;3;3;IF([.P$4]+[.$B15]+[.$K$13] &lt;-3; -3; [.P$4]+[.$B15]+[.$K$13]))" office:value-type="float" office:value="-1" calcext:value-type="float">
            <text:p>-1</text:p>
          </table:table-cell>
          <table:table-cell table:style-name="ce2" table:formula="of:=IF([.Q$4]+[.$B15]+[.$K$13]&gt;3;3;IF([.Q$4]+[.$B15]+[.$K$13] &lt;-3; -3; [.Q$4]+[.$B15]+[.$K$13]))" office:value-type="float" office:value="0" calcext:value-type="float">
            <text:p>0</text:p>
          </table:table-cell>
          <table:table-cell table:style-name="ce2" table:formula="of:=IF([.R$4]+[.$B15]+[.$K$13]&gt;3;3;IF([.R$4]+[.$B15]+[.$K$13] &lt;-3; -3; [.R$4]+[.$B15]+[.$K$13])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-2" calcext:value-type="float">
            <text:p>-2</text:p>
          </table:table-cell>
          <table:table-cell table:style-name="ce2" table:formula="of:=IF([.C$4]+[.$B16]+[.$B$13]&gt;3;3;IF([.C$4]+[.$B16]+[.$B$13] &lt;-3; -3; [.C$4]+[.$B16]+[.$B$13]))" office:value-type="float" office:value="-3" calcext:value-type="float">
            <text:p>-3</text:p>
          </table:table-cell>
          <table:table-cell table:style-name="ce2" table:formula="of:=IF([.D$4]+[.$B16]+[.$B$13]&gt;3;3;IF([.D$4]+[.$B16]+[.$B$13] &lt;-3; -3; [.D$4]+[.$B16]+[.$B$13]))" office:value-type="float" office:value="-3" calcext:value-type="float">
            <text:p>-3</text:p>
          </table:table-cell>
          <table:table-cell table:style-name="ce2" table:formula="of:=IF([.E$4]+[.$B16]+[.$B$13]&gt;3;3;IF([.E$4]+[.$B16]+[.$B$13] &lt;-3; -3; [.E$4]+[.$B16]+[.$B$13]))" office:value-type="float" office:value="-3" calcext:value-type="float">
            <text:p>-3</text:p>
          </table:table-cell>
          <table:table-cell table:style-name="ce2" table:formula="of:=IF([.F$4]+[.$B16]+[.$B$13]&gt;3;3;IF([.F$4]+[.$B16]+[.$B$13] &lt;-3; -3; [.F$4]+[.$B16]+[.$B$13]))" office:value-type="float" office:value="-3" calcext:value-type="float">
            <text:p>-3</text:p>
          </table:table-cell>
          <table:table-cell table:style-name="ce2" table:formula="of:=IF([.G$4]+[.$B16]+[.$B$13]&gt;3;3;IF([.G$4]+[.$B16]+[.$B$13] &lt;-3; -3; [.G$4]+[.$B16]+[.$B$13]))" office:value-type="float" office:value="-2" calcext:value-type="float">
            <text:p>-2</text:p>
          </table:table-cell>
          <table:table-cell table:style-name="ce2" table:formula="of:=IF([.H$4]+[.$B16]+[.$B$13]&gt;3;3;IF([.H$4]+[.$B16]+[.$B$13] &lt;-3; -3; [.H$4]+[.$B16]+[.$B$13]))" office:value-type="float" office:value="-1" calcext:value-type="float">
            <text:p>-1</text:p>
          </table:table-cell>
          <table:table-cell table:style-name="ce2" table:formula="of:=IF([.I$4]+[.$B16]+[.$B$13]&gt;3;3;IF([.I$4]+[.$B16]+[.$B$13] &lt;-3; -3; [.I$4]+[.$B16]+[.$B$13]))" office:value-type="float" office:value="0" calcext:value-type="float">
            <text:p>0</text:p>
          </table:table-cell>
          <table:table-cell/>
          <table:table-cell table:style-name="ce1" office:value-type="float" office:value="-2" calcext:value-type="float">
            <text:p>-2</text:p>
          </table:table-cell>
          <table:table-cell table:style-name="ce2" table:formula="of:=IF([.L$4]+[.$B16]+[.$K$13]&gt;3;3;IF([.L$4]+[.$B16]+[.$K$13] &lt;-3; -3; [.L$4]+[.$B16]+[.$K$13]))" office:value-type="float" office:value="-3" calcext:value-type="float">
            <text:p>-3</text:p>
          </table:table-cell>
          <table:table-cell table:style-name="ce2" table:formula="of:=IF([.M$4]+[.$B16]+[.$K$13]&gt;3;3;IF([.M$4]+[.$B16]+[.$K$13] &lt;-3; -3; [.M$4]+[.$B16]+[.$K$13]))" office:value-type="float" office:value="-3" calcext:value-type="float">
            <text:p>-3</text:p>
          </table:table-cell>
          <table:table-cell table:style-name="ce2" table:formula="of:=IF([.N$4]+[.$B16]+[.$K$13]&gt;3;3;IF([.N$4]+[.$B16]+[.$K$13] &lt;-3; -3; [.N$4]+[.$B16]+[.$K$13]))" office:value-type="float" office:value="-2" calcext:value-type="float">
            <text:p>-2</text:p>
          </table:table-cell>
          <table:table-cell table:style-name="ce2" table:formula="of:=IF([.O$4]+[.$B16]+[.$K$13]&gt;3;3;IF([.O$4]+[.$B16]+[.$K$13] &lt;-3; -3; [.O$4]+[.$B16]+[.$K$13]))" office:value-type="float" office:value="-1" calcext:value-type="float">
            <text:p>-1</text:p>
          </table:table-cell>
          <table:table-cell table:style-name="ce2" table:formula="of:=IF([.P$4]+[.$B16]+[.$K$13]&gt;3;3;IF([.P$4]+[.$B16]+[.$K$13] &lt;-3; -3; [.P$4]+[.$B16]+[.$K$13]))" office:value-type="float" office:value="0" calcext:value-type="float">
            <text:p>0</text:p>
          </table:table-cell>
          <table:table-cell table:style-name="ce2" table:formula="of:=IF([.Q$4]+[.$B16]+[.$K$13]&gt;3;3;IF([.Q$4]+[.$B16]+[.$K$13] &lt;-3; -3; [.Q$4]+[.$B16]+[.$K$13]))" office:value-type="float" office:value="1" calcext:value-type="float">
            <text:p>1</text:p>
          </table:table-cell>
          <table:table-cell table:style-name="ce2" table:formula="of:=IF([.R$4]+[.$B16]+[.$K$13]&gt;3;3;IF([.R$4]+[.$B16]+[.$K$13] &lt;-3; -3; [.R$4]+[.$B16]+[.$K$13])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-1" calcext:value-type="float">
            <text:p>-1</text:p>
          </table:table-cell>
          <table:table-cell table:style-name="ce2" table:formula="of:=IF([.C$4]+[.$B17]+[.$B$13]&gt;3;3;IF([.C$4]+[.$B17]+[.$B$13] &lt;-3; -3; [.C$4]+[.$B17]+[.$B$13]))" office:value-type="float" office:value="-3" calcext:value-type="float">
            <text:p>-3</text:p>
          </table:table-cell>
          <table:table-cell table:style-name="ce2" table:formula="of:=IF([.D$4]+[.$B17]+[.$B$13]&gt;3;3;IF([.D$4]+[.$B17]+[.$B$13] &lt;-3; -3; [.D$4]+[.$B17]+[.$B$13]))" office:value-type="float" office:value="-3" calcext:value-type="float">
            <text:p>-3</text:p>
          </table:table-cell>
          <table:table-cell table:style-name="ce2" table:formula="of:=IF([.E$4]+[.$B17]+[.$B$13]&gt;3;3;IF([.E$4]+[.$B17]+[.$B$13] &lt;-3; -3; [.E$4]+[.$B17]+[.$B$13]))" office:value-type="float" office:value="-3" calcext:value-type="float">
            <text:p>-3</text:p>
          </table:table-cell>
          <table:table-cell table:style-name="ce2" table:formula="of:=IF([.F$4]+[.$B17]+[.$B$13]&gt;3;3;IF([.F$4]+[.$B17]+[.$B$13] &lt;-3; -3; [.F$4]+[.$B17]+[.$B$13]))" office:value-type="float" office:value="-2" calcext:value-type="float">
            <text:p>-2</text:p>
          </table:table-cell>
          <table:table-cell table:style-name="ce2" table:formula="of:=IF([.G$4]+[.$B17]+[.$B$13]&gt;3;3;IF([.G$4]+[.$B17]+[.$B$13] &lt;-3; -3; [.G$4]+[.$B17]+[.$B$13]))" office:value-type="float" office:value="-1" calcext:value-type="float">
            <text:p>-1</text:p>
          </table:table-cell>
          <table:table-cell table:style-name="ce2" table:formula="of:=IF([.H$4]+[.$B17]+[.$B$13]&gt;3;3;IF([.H$4]+[.$B17]+[.$B$13] &lt;-3; -3; [.H$4]+[.$B17]+[.$B$13]))" office:value-type="float" office:value="0" calcext:value-type="float">
            <text:p>0</text:p>
          </table:table-cell>
          <table:table-cell table:style-name="ce2" table:formula="of:=IF([.I$4]+[.$B17]+[.$B$13]&gt;3;3;IF([.I$4]+[.$B17]+[.$B$13] &lt;-3; -3; [.I$4]+[.$B17]+[.$B$13]))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style-name="ce2" table:formula="of:=IF([.L$4]+[.$B17]+[.$K$13]&gt;3;3;IF([.L$4]+[.$B17]+[.$K$13] &lt;-3; -3; [.L$4]+[.$B17]+[.$K$13]))" office:value-type="float" office:value="-3" calcext:value-type="float">
            <text:p>-3</text:p>
          </table:table-cell>
          <table:table-cell table:style-name="ce2" table:formula="of:=IF([.M$4]+[.$B17]+[.$K$13]&gt;3;3;IF([.M$4]+[.$B17]+[.$K$13] &lt;-3; -3; [.M$4]+[.$B17]+[.$K$13]))" office:value-type="float" office:value="-2" calcext:value-type="float">
            <text:p>-2</text:p>
          </table:table-cell>
          <table:table-cell table:style-name="ce2" table:formula="of:=IF([.N$4]+[.$B17]+[.$K$13]&gt;3;3;IF([.N$4]+[.$B17]+[.$K$13] &lt;-3; -3; [.N$4]+[.$B17]+[.$K$13]))" office:value-type="float" office:value="-1" calcext:value-type="float">
            <text:p>-1</text:p>
          </table:table-cell>
          <table:table-cell table:style-name="ce2" table:formula="of:=IF([.O$4]+[.$B17]+[.$K$13]&gt;3;3;IF([.O$4]+[.$B17]+[.$K$13] &lt;-3; -3; [.O$4]+[.$B17]+[.$K$13]))" office:value-type="float" office:value="0" calcext:value-type="float">
            <text:p>0</text:p>
          </table:table-cell>
          <table:table-cell table:style-name="ce2" table:formula="of:=IF([.P$4]+[.$B17]+[.$K$13]&gt;3;3;IF([.P$4]+[.$B17]+[.$K$13] &lt;-3; -3; [.P$4]+[.$B17]+[.$K$13]))" office:value-type="float" office:value="1" calcext:value-type="float">
            <text:p>1</text:p>
          </table:table-cell>
          <table:table-cell table:style-name="ce2" table:formula="of:=IF([.Q$4]+[.$B17]+[.$K$13]&gt;3;3;IF([.Q$4]+[.$B17]+[.$K$13] &lt;-3; -3; [.Q$4]+[.$B17]+[.$K$13]))" office:value-type="float" office:value="2" calcext:value-type="float">
            <text:p>2</text:p>
          </table:table-cell>
          <table:table-cell table:style-name="ce2" table:formula="of:=IF([.R$4]+[.$B17]+[.$K$13]&gt;3;3;IF([.R$4]+[.$B17]+[.$K$13] &lt;-3; -3; [.R$4]+[.$B17]+[.$K$13])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2" table:formula="of:=IF([.C$4]+[.$B18]+[.$B$13]&gt;3;3;IF([.C$4]+[.$B18]+[.$B$13] &lt;-3; -3; [.C$4]+[.$B18]+[.$B$13]))" office:value-type="float" office:value="-3" calcext:value-type="float">
            <text:p>-3</text:p>
          </table:table-cell>
          <table:table-cell table:style-name="ce2" table:formula="of:=IF([.D$4]+[.$B18]+[.$B$13]&gt;3;3;IF([.D$4]+[.$B18]+[.$B$13] &lt;-3; -3; [.D$4]+[.$B18]+[.$B$13]))" office:value-type="float" office:value="-3" calcext:value-type="float">
            <text:p>-3</text:p>
          </table:table-cell>
          <table:table-cell table:style-name="ce2" table:formula="of:=IF([.E$4]+[.$B18]+[.$B$13]&gt;3;3;IF([.E$4]+[.$B18]+[.$B$13] &lt;-3; -3; [.E$4]+[.$B18]+[.$B$13]))" office:value-type="float" office:value="-2" calcext:value-type="float">
            <text:p>-2</text:p>
          </table:table-cell>
          <table:table-cell table:style-name="ce2" table:formula="of:=IF([.F$4]+[.$B18]+[.$B$13]&gt;3;3;IF([.F$4]+[.$B18]+[.$B$13] &lt;-3; -3; [.F$4]+[.$B18]+[.$B$13]))" office:value-type="float" office:value="-1" calcext:value-type="float">
            <text:p>-1</text:p>
          </table:table-cell>
          <table:table-cell table:style-name="ce2" table:formula="of:=IF([.G$4]+[.$B18]+[.$B$13]&gt;3;3;IF([.G$4]+[.$B18]+[.$B$13] &lt;-3; -3; [.G$4]+[.$B18]+[.$B$13]))" office:value-type="float" office:value="0" calcext:value-type="float">
            <text:p>0</text:p>
          </table:table-cell>
          <table:table-cell table:style-name="ce2" table:formula="of:=IF([.H$4]+[.$B18]+[.$B$13]&gt;3;3;IF([.H$4]+[.$B18]+[.$B$13] &lt;-3; -3; [.H$4]+[.$B18]+[.$B$13]))" office:value-type="float" office:value="1" calcext:value-type="float">
            <text:p>1</text:p>
          </table:table-cell>
          <table:table-cell table:style-name="ce2" table:formula="of:=IF([.I$4]+[.$B18]+[.$B$13]&gt;3;3;IF([.I$4]+[.$B18]+[.$B$13] &lt;-3; -3; [.I$4]+[.$B18]+[.$B$13]))" office:value-type="float" office:value="2" calcext:value-type="float">
            <text:p>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2" table:formula="of:=IF([.L$4]+[.$B18]+[.$K$13]&gt;3;3;IF([.L$4]+[.$B18]+[.$K$13] &lt;-3; -3; [.L$4]+[.$B18]+[.$K$13]))" office:value-type="float" office:value="-2" calcext:value-type="float">
            <text:p>-2</text:p>
          </table:table-cell>
          <table:table-cell table:style-name="ce2" table:formula="of:=IF([.M$4]+[.$B18]+[.$K$13]&gt;3;3;IF([.M$4]+[.$B18]+[.$K$13] &lt;-3; -3; [.M$4]+[.$B18]+[.$K$13]))" office:value-type="float" office:value="-1" calcext:value-type="float">
            <text:p>-1</text:p>
          </table:table-cell>
          <table:table-cell table:style-name="ce2" table:formula="of:=IF([.N$4]+[.$B18]+[.$K$13]&gt;3;3;IF([.N$4]+[.$B18]+[.$K$13] &lt;-3; -3; [.N$4]+[.$B18]+[.$K$13]))" office:value-type="float" office:value="0" calcext:value-type="float">
            <text:p>0</text:p>
          </table:table-cell>
          <table:table-cell table:style-name="ce2" table:formula="of:=IF([.O$4]+[.$B18]+[.$K$13]&gt;3;3;IF([.O$4]+[.$B18]+[.$K$13] &lt;-3; -3; [.O$4]+[.$B18]+[.$K$13]))" office:value-type="float" office:value="1" calcext:value-type="float">
            <text:p>1</text:p>
          </table:table-cell>
          <table:table-cell table:style-name="ce2" table:formula="of:=IF([.P$4]+[.$B18]+[.$K$13]&gt;3;3;IF([.P$4]+[.$B18]+[.$K$13] &lt;-3; -3; [.P$4]+[.$B18]+[.$K$13]))" office:value-type="float" office:value="2" calcext:value-type="float">
            <text:p>2</text:p>
          </table:table-cell>
          <table:table-cell table:style-name="ce2" table:formula="of:=IF([.Q$4]+[.$B18]+[.$K$13]&gt;3;3;IF([.Q$4]+[.$B18]+[.$K$13] &lt;-3; -3; [.Q$4]+[.$B18]+[.$K$13]))" office:value-type="float" office:value="3" calcext:value-type="float">
            <text:p>3</text:p>
          </table:table-cell>
          <table:table-cell table:style-name="ce2" table:formula="of:=IF([.R$4]+[.$B18]+[.$K$13]&gt;3;3;IF([.R$4]+[.$B18]+[.$K$13] &lt;-3; -3; [.R$4]+[.$B18]+[.$K$13])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IF([.C$4]+[.$B19]+[.$B$13]&gt;3;3;IF([.C$4]+[.$B19]+[.$B$13] &lt;-3; -3; [.C$4]+[.$B19]+[.$B$13]))" office:value-type="float" office:value="-3" calcext:value-type="float">
            <text:p>-3</text:p>
          </table:table-cell>
          <table:table-cell table:style-name="ce2" table:formula="of:=IF([.D$4]+[.$B19]+[.$B$13]&gt;3;3;IF([.D$4]+[.$B19]+[.$B$13] &lt;-3; -3; [.D$4]+[.$B19]+[.$B$13]))" office:value-type="float" office:value="-2" calcext:value-type="float">
            <text:p>-2</text:p>
          </table:table-cell>
          <table:table-cell table:style-name="ce2" table:formula="of:=IF([.E$4]+[.$B19]+[.$B$13]&gt;3;3;IF([.E$4]+[.$B19]+[.$B$13] &lt;-3; -3; [.E$4]+[.$B19]+[.$B$13]))" office:value-type="float" office:value="-1" calcext:value-type="float">
            <text:p>-1</text:p>
          </table:table-cell>
          <table:table-cell table:style-name="ce2" table:formula="of:=IF([.F$4]+[.$B19]+[.$B$13]&gt;3;3;IF([.F$4]+[.$B19]+[.$B$13] &lt;-3; -3; [.F$4]+[.$B19]+[.$B$13]))" office:value-type="float" office:value="0" calcext:value-type="float">
            <text:p>0</text:p>
          </table:table-cell>
          <table:table-cell table:style-name="ce2" table:formula="of:=IF([.G$4]+[.$B19]+[.$B$13]&gt;3;3;IF([.G$4]+[.$B19]+[.$B$13] &lt;-3; -3; [.G$4]+[.$B19]+[.$B$13]))" office:value-type="float" office:value="1" calcext:value-type="float">
            <text:p>1</text:p>
          </table:table-cell>
          <table:table-cell table:style-name="ce2" table:formula="of:=IF([.H$4]+[.$B19]+[.$B$13]&gt;3;3;IF([.H$4]+[.$B19]+[.$B$13] &lt;-3; -3; [.H$4]+[.$B19]+[.$B$13]))" office:value-type="float" office:value="2" calcext:value-type="float">
            <text:p>2</text:p>
          </table:table-cell>
          <table:table-cell table:style-name="ce2" table:formula="of:=IF([.I$4]+[.$B19]+[.$B$13]&gt;3;3;IF([.I$4]+[.$B19]+[.$B$13] &lt;-3; -3; [.I$4]+[.$B19]+[.$B$13]))" office:value-type="float" office:value="3" calcext:value-type="float">
            <text:p>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IF([.L$4]+[.$B19]+[.$K$13]&gt;3;3;IF([.L$4]+[.$B19]+[.$K$13] &lt;-3; -3; [.L$4]+[.$B19]+[.$K$13]))" office:value-type="float" office:value="-1" calcext:value-type="float">
            <text:p>-1</text:p>
          </table:table-cell>
          <table:table-cell table:style-name="ce2" table:formula="of:=IF([.M$4]+[.$B19]+[.$K$13]&gt;3;3;IF([.M$4]+[.$B19]+[.$K$13] &lt;-3; -3; [.M$4]+[.$B19]+[.$K$13]))" office:value-type="float" office:value="0" calcext:value-type="float">
            <text:p>0</text:p>
          </table:table-cell>
          <table:table-cell table:style-name="ce2" table:formula="of:=IF([.N$4]+[.$B19]+[.$K$13]&gt;3;3;IF([.N$4]+[.$B19]+[.$K$13] &lt;-3; -3; [.N$4]+[.$B19]+[.$K$13]))" office:value-type="float" office:value="1" calcext:value-type="float">
            <text:p>1</text:p>
          </table:table-cell>
          <table:table-cell table:style-name="ce2" table:formula="of:=IF([.O$4]+[.$B19]+[.$K$13]&gt;3;3;IF([.O$4]+[.$B19]+[.$K$13] &lt;-3; -3; [.O$4]+[.$B19]+[.$K$13]))" office:value-type="float" office:value="2" calcext:value-type="float">
            <text:p>2</text:p>
          </table:table-cell>
          <table:table-cell table:style-name="ce2" table:formula="of:=IF([.P$4]+[.$B19]+[.$K$13]&gt;3;3;IF([.P$4]+[.$B19]+[.$K$13] &lt;-3; -3; [.P$4]+[.$B19]+[.$K$13]))" office:value-type="float" office:value="3" calcext:value-type="float">
            <text:p>3</text:p>
          </table:table-cell>
          <table:table-cell table:style-name="ce2" table:formula="of:=IF([.Q$4]+[.$B19]+[.$K$13]&gt;3;3;IF([.Q$4]+[.$B19]+[.$K$13] &lt;-3; -3; [.Q$4]+[.$B19]+[.$K$13]))" office:value-type="float" office:value="3" calcext:value-type="float">
            <text:p>3</text:p>
          </table:table-cell>
          <table:table-cell table:style-name="ce2" table:formula="of:=IF([.R$4]+[.$B19]+[.$K$13]&gt;3;3;IF([.R$4]+[.$B19]+[.$K$13] &lt;-3; -3; [.R$4]+[.$B19]+[.$K$13])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IF([.C$4]+[.$B20]+[.$B$13]&gt;3;3;IF([.C$4]+[.$B20]+[.$B$13] &lt;-3; -3; [.C$4]+[.$B20]+[.$B$13]))" office:value-type="float" office:value="-2" calcext:value-type="float">
            <text:p>-2</text:p>
          </table:table-cell>
          <table:table-cell table:style-name="ce2" table:formula="of:=IF([.D$4]+[.$B20]+[.$B$13]&gt;3;3;IF([.D$4]+[.$B20]+[.$B$13] &lt;-3; -3; [.D$4]+[.$B20]+[.$B$13]))" office:value-type="float" office:value="-1" calcext:value-type="float">
            <text:p>-1</text:p>
          </table:table-cell>
          <table:table-cell table:style-name="ce2" table:formula="of:=IF([.E$4]+[.$B20]+[.$B$13]&gt;3;3;IF([.E$4]+[.$B20]+[.$B$13] &lt;-3; -3; [.E$4]+[.$B20]+[.$B$13]))" office:value-type="float" office:value="0" calcext:value-type="float">
            <text:p>0</text:p>
          </table:table-cell>
          <table:table-cell table:style-name="ce2" table:formula="of:=IF([.F$4]+[.$B20]+[.$B$13]&gt;3;3;IF([.F$4]+[.$B20]+[.$B$13] &lt;-3; -3; [.F$4]+[.$B20]+[.$B$13]))" office:value-type="float" office:value="1" calcext:value-type="float">
            <text:p>1</text:p>
          </table:table-cell>
          <table:table-cell table:style-name="ce2" table:formula="of:=IF([.G$4]+[.$B20]+[.$B$13]&gt;3;3;IF([.G$4]+[.$B20]+[.$B$13] &lt;-3; -3; [.G$4]+[.$B20]+[.$B$13]))" office:value-type="float" office:value="2" calcext:value-type="float">
            <text:p>2</text:p>
          </table:table-cell>
          <table:table-cell table:style-name="ce2" table:formula="of:=IF([.H$4]+[.$B20]+[.$B$13]&gt;3;3;IF([.H$4]+[.$B20]+[.$B$13] &lt;-3; -3; [.H$4]+[.$B20]+[.$B$13]))" office:value-type="float" office:value="3" calcext:value-type="float">
            <text:p>3</text:p>
          </table:table-cell>
          <table:table-cell table:style-name="ce2" table:formula="of:=IF([.I$4]+[.$B20]+[.$B$13]&gt;3;3;IF([.I$4]+[.$B20]+[.$B$13] &lt;-3; -3; [.I$4]+[.$B20]+[.$B$13]))"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IF([.L$4]+[.$B20]+[.$K$13]&gt;3;3;IF([.L$4]+[.$B20]+[.$K$13] &lt;-3; -3; [.L$4]+[.$B20]+[.$K$13]))" office:value-type="float" office:value="0" calcext:value-type="float">
            <text:p>0</text:p>
          </table:table-cell>
          <table:table-cell table:style-name="ce2" table:formula="of:=IF([.M$4]+[.$B20]+[.$K$13]&gt;3;3;IF([.M$4]+[.$B20]+[.$K$13] &lt;-3; -3; [.M$4]+[.$B20]+[.$K$13]))" office:value-type="float" office:value="1" calcext:value-type="float">
            <text:p>1</text:p>
          </table:table-cell>
          <table:table-cell table:style-name="ce2" table:formula="of:=IF([.N$4]+[.$B20]+[.$K$13]&gt;3;3;IF([.N$4]+[.$B20]+[.$K$13] &lt;-3; -3; [.N$4]+[.$B20]+[.$K$13]))" office:value-type="float" office:value="2" calcext:value-type="float">
            <text:p>2</text:p>
          </table:table-cell>
          <table:table-cell table:style-name="ce2" table:formula="of:=IF([.O$4]+[.$B20]+[.$K$13]&gt;3;3;IF([.O$4]+[.$B20]+[.$K$13] &lt;-3; -3; [.O$4]+[.$B20]+[.$K$13]))" office:value-type="float" office:value="3" calcext:value-type="float">
            <text:p>3</text:p>
          </table:table-cell>
          <table:table-cell table:style-name="ce2" table:formula="of:=IF([.P$4]+[.$B20]+[.$K$13]&gt;3;3;IF([.P$4]+[.$B20]+[.$K$13] &lt;-3; -3; [.P$4]+[.$B20]+[.$K$13]))" office:value-type="float" office:value="3" calcext:value-type="float">
            <text:p>3</text:p>
          </table:table-cell>
          <table:table-cell table:style-name="ce2" table:formula="of:=IF([.Q$4]+[.$B20]+[.$K$13]&gt;3;3;IF([.Q$4]+[.$B20]+[.$K$13] &lt;-3; -3; [.Q$4]+[.$B20]+[.$K$13]))" office:value-type="float" office:value="3" calcext:value-type="float">
            <text:p>3</text:p>
          </table:table-cell>
          <table:table-cell table:style-name="ce2" table:formula="of:=IF([.R$4]+[.$B20]+[.$K$13]&gt;3;3;IF([.R$4]+[.$B20]+[.$K$13] &lt;-3; -3; [.R$4]+[.$B20]+[.$K$13])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IF([.C$4]+[.$B21]+[.$B$13]&gt;3;3;IF([.C$4]+[.$B21]+[.$B$13] &lt;-3; -3; [.C$4]+[.$B21]+[.$B$13]))" office:value-type="float" office:value="-1" calcext:value-type="float">
            <text:p>-1</text:p>
          </table:table-cell>
          <table:table-cell table:style-name="ce2" table:formula="of:=IF([.D$4]+[.$B21]+[.$B$13]&gt;3;3;IF([.D$4]+[.$B21]+[.$B$13] &lt;-3; -3; [.D$4]+[.$B21]+[.$B$13]))" office:value-type="float" office:value="0" calcext:value-type="float">
            <text:p>0</text:p>
          </table:table-cell>
          <table:table-cell table:style-name="ce2" table:formula="of:=IF([.E$4]+[.$B21]+[.$B$13]&gt;3;3;IF([.E$4]+[.$B21]+[.$B$13] &lt;-3; -3; [.E$4]+[.$B21]+[.$B$13]))" office:value-type="float" office:value="1" calcext:value-type="float">
            <text:p>1</text:p>
          </table:table-cell>
          <table:table-cell table:style-name="ce2" table:formula="of:=IF([.F$4]+[.$B21]+[.$B$13]&gt;3;3;IF([.F$4]+[.$B21]+[.$B$13] &lt;-3; -3; [.F$4]+[.$B21]+[.$B$13]))" office:value-type="float" office:value="2" calcext:value-type="float">
            <text:p>2</text:p>
          </table:table-cell>
          <table:table-cell table:style-name="ce2" table:formula="of:=IF([.G$4]+[.$B21]+[.$B$13]&gt;3;3;IF([.G$4]+[.$B21]+[.$B$13] &lt;-3; -3; [.G$4]+[.$B21]+[.$B$13]))" office:value-type="float" office:value="3" calcext:value-type="float">
            <text:p>3</text:p>
          </table:table-cell>
          <table:table-cell table:style-name="ce2" table:formula="of:=IF([.H$4]+[.$B21]+[.$B$13]&gt;3;3;IF([.H$4]+[.$B21]+[.$B$13] &lt;-3; -3; [.H$4]+[.$B21]+[.$B$13]))" office:value-type="float" office:value="3" calcext:value-type="float">
            <text:p>3</text:p>
          </table:table-cell>
          <table:table-cell table:style-name="ce2" table:formula="of:=IF([.I$4]+[.$B21]+[.$B$13]&gt;3;3;IF([.I$4]+[.$B21]+[.$B$13] &lt;-3; -3; [.I$4]+[.$B21]+[.$B$13]))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IF([.L$4]+[.$B21]+[.$K$13]&gt;3;3;IF([.L$4]+[.$B21]+[.$K$13] &lt;-3; -3; [.L$4]+[.$B21]+[.$K$13]))" office:value-type="float" office:value="1" calcext:value-type="float">
            <text:p>1</text:p>
          </table:table-cell>
          <table:table-cell table:style-name="ce2" table:formula="of:=IF([.M$4]+[.$B21]+[.$K$13]&gt;3;3;IF([.M$4]+[.$B21]+[.$K$13] &lt;-3; -3; [.M$4]+[.$B21]+[.$K$13]))" office:value-type="float" office:value="2" calcext:value-type="float">
            <text:p>2</text:p>
          </table:table-cell>
          <table:table-cell table:style-name="ce2" table:formula="of:=IF([.N$4]+[.$B21]+[.$K$13]&gt;3;3;IF([.N$4]+[.$B21]+[.$K$13] &lt;-3; -3; [.N$4]+[.$B21]+[.$K$13]))" office:value-type="float" office:value="3" calcext:value-type="float">
            <text:p>3</text:p>
          </table:table-cell>
          <table:table-cell table:style-name="ce2" table:formula="of:=IF([.O$4]+[.$B21]+[.$K$13]&gt;3;3;IF([.O$4]+[.$B21]+[.$K$13] &lt;-3; -3; [.O$4]+[.$B21]+[.$K$13]))" office:value-type="float" office:value="3" calcext:value-type="float">
            <text:p>3</text:p>
          </table:table-cell>
          <table:table-cell table:style-name="ce2" table:formula="of:=IF([.P$4]+[.$B21]+[.$K$13]&gt;3;3;IF([.P$4]+[.$B21]+[.$K$13] &lt;-3; -3; [.P$4]+[.$B21]+[.$K$13]))" office:value-type="float" office:value="3" calcext:value-type="float">
            <text:p>3</text:p>
          </table:table-cell>
          <table:table-cell table:style-name="ce2" table:formula="of:=IF([.Q$4]+[.$B21]+[.$K$13]&gt;3;3;IF([.Q$4]+[.$B21]+[.$K$13] &lt;-3; -3; [.Q$4]+[.$B21]+[.$K$13]))" office:value-type="float" office:value="3" calcext:value-type="float">
            <text:p>3</text:p>
          </table:table-cell>
          <table:table-cell table:style-name="ce2" table:formula="of:=IF([.R$4]+[.$B21]+[.$K$13]&gt;3;3;IF([.R$4]+[.$B21]+[.$K$13] &lt;-3; -3; [.R$4]+[.$B21]+[.$K$13]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:</text:p>
          </table:table-cell>
          <table:table-cell table:number-columns-repeated="8"/>
          <table:table-cell office:value-type="string" calcext:value-type="string">
            <text:p>I: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de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-3" calcext:value-type="float">
            <text:p>-3</text:p>
          </table:table-cell>
          <table:table-cell table:style-name="ce2" table:formula="of:=IF([.C$4]+[.$B25]+[.$B$23]&gt;3;3;IF([.C$4]+[.$B25]+[.$B$23] &lt;-3; -3; [.C$4]+[.$B25]+[.$B$23]))" office:value-type="float" office:value="-3" calcext:value-type="float">
            <text:p>-3</text:p>
          </table:table-cell>
          <table:table-cell table:style-name="ce2" table:formula="of:=IF([.D$4]+[.$B25]+[.$B$23]&gt;3;3;IF([.D$4]+[.$B25]+[.$B$23] &lt;-3; -3; [.D$4]+[.$B25]+[.$B$23]))" office:value-type="float" office:value="-3" calcext:value-type="float">
            <text:p>-3</text:p>
          </table:table-cell>
          <table:table-cell table:style-name="ce2" table:formula="of:=IF([.E$4]+[.$B25]+[.$B$23]&gt;3;3;IF([.E$4]+[.$B25]+[.$B$23] &lt;-3; -3; [.E$4]+[.$B25]+[.$B$23]))" office:value-type="float" office:value="-3" calcext:value-type="float">
            <text:p>-3</text:p>
          </table:table-cell>
          <table:table-cell table:style-name="ce2" table:formula="of:=IF([.F$4]+[.$B25]+[.$B$23]&gt;3;3;IF([.F$4]+[.$B25]+[.$B$23] &lt;-3; -3; [.F$4]+[.$B25]+[.$B$23]))" office:value-type="float" office:value="-3" calcext:value-type="float">
            <text:p>-3</text:p>
          </table:table-cell>
          <table:table-cell table:style-name="ce2" table:formula="of:=IF([.G$4]+[.$B25]+[.$B$23]&gt;3;3;IF([.G$4]+[.$B25]+[.$B$23] &lt;-3; -3; [.G$4]+[.$B25]+[.$B$23]))" office:value-type="float" office:value="-3" calcext:value-type="float">
            <text:p>-3</text:p>
          </table:table-cell>
          <table:table-cell table:style-name="ce2" table:formula="of:=IF([.H$4]+[.$B25]+[.$B$23]&gt;3;3;IF([.H$4]+[.$B25]+[.$B$23] &lt;-3; -3; [.H$4]+[.$B25]+[.$B$23]))" office:value-type="float" office:value="-3" calcext:value-type="float">
            <text:p>-3</text:p>
          </table:table-cell>
          <table:table-cell table:style-name="ce2" table:formula="of:=IF([.I$4]+[.$B25]+[.$B$23]&gt;3;3;IF([.I$4]+[.$B25]+[.$B$23] &lt;-3; -3; [.I$4]+[.$B25]+[.$B$23]))" office:value-type="float" office:value="-2" calcext:value-type="float">
            <text:p>-2</text:p>
          </table:table-cell>
          <table:table-cell/>
          <table:table-cell table:style-name="ce1" office:value-type="float" office:value="-3" calcext:value-type="float">
            <text:p>-3</text:p>
          </table:table-cell>
          <table:table-cell table:style-name="ce2" table:formula="of:=IF([.L$4]+[.$B25]+[.$K$23]&gt;3;3;IF([.L$4]+[.$B25]+[.$K$23] &lt;-3; -3; [.L$4]+[.$B25]+[.$K$23]))" office:value-type="float" office:value="-3" calcext:value-type="float">
            <text:p>-3</text:p>
          </table:table-cell>
          <table:table-cell table:style-name="ce2" table:formula="of:=IF([.M$4]+[.$B25]+[.$K$23]&gt;3;3;IF([.M$4]+[.$B25]+[.$K$23] &lt;-3; -3; [.M$4]+[.$B25]+[.$K$23]))" office:value-type="float" office:value="-3" calcext:value-type="float">
            <text:p>-3</text:p>
          </table:table-cell>
          <table:table-cell table:style-name="ce2" table:formula="of:=IF([.N$4]+[.$B25]+[.$K$23]&gt;3;3;IF([.N$4]+[.$B25]+[.$K$23] &lt;-3; -3; [.N$4]+[.$B25]+[.$K$23]))" office:value-type="float" office:value="-2" calcext:value-type="float">
            <text:p>-2</text:p>
          </table:table-cell>
          <table:table-cell table:style-name="ce2" table:formula="of:=IF([.O$4]+[.$B25]+[.$K$23]&gt;3;3;IF([.O$4]+[.$B25]+[.$K$23] &lt;-3; -3; [.O$4]+[.$B25]+[.$K$23]))" office:value-type="float" office:value="-1" calcext:value-type="float">
            <text:p>-1</text:p>
          </table:table-cell>
          <table:table-cell table:style-name="ce2" table:formula="of:=IF([.P$4]+[.$B25]+[.$K$23]&gt;3;3;IF([.P$4]+[.$B25]+[.$K$23] &lt;-3; -3; [.P$4]+[.$B25]+[.$K$23]))" office:value-type="float" office:value="0" calcext:value-type="float">
            <text:p>0</text:p>
          </table:table-cell>
          <table:table-cell table:style-name="ce2" table:formula="of:=IF([.Q$4]+[.$B25]+[.$K$23]&gt;3;3;IF([.Q$4]+[.$B25]+[.$K$23] &lt;-3; -3; [.Q$4]+[.$B25]+[.$K$23]))" office:value-type="float" office:value="1" calcext:value-type="float">
            <text:p>1</text:p>
          </table:table-cell>
          <table:table-cell table:style-name="ce2" table:formula="of:=IF([.R$4]+[.$B25]+[.$K$23]&gt;3;3;IF([.R$4]+[.$B25]+[.$K$23] &lt;-3; -3; [.R$4]+[.$B25]+[.$K$23])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-2" calcext:value-type="float">
            <text:p>-2</text:p>
          </table:table-cell>
          <table:table-cell table:style-name="ce2" table:formula="of:=IF([.C$4]+[.$B26]+[.$B$23]&gt;3;3;IF([.C$4]+[.$B26]+[.$B$23] &lt;-3; -3; [.C$4]+[.$B26]+[.$B$23]))" office:value-type="float" office:value="-3" calcext:value-type="float">
            <text:p>-3</text:p>
          </table:table-cell>
          <table:table-cell table:style-name="ce2" table:formula="of:=IF([.D$4]+[.$B26]+[.$B$23]&gt;3;3;IF([.D$4]+[.$B26]+[.$B$23] &lt;-3; -3; [.D$4]+[.$B26]+[.$B$23]))" office:value-type="float" office:value="-3" calcext:value-type="float">
            <text:p>-3</text:p>
          </table:table-cell>
          <table:table-cell table:style-name="ce2" table:formula="of:=IF([.E$4]+[.$B26]+[.$B$23]&gt;3;3;IF([.E$4]+[.$B26]+[.$B$23] &lt;-3; -3; [.E$4]+[.$B26]+[.$B$23]))" office:value-type="float" office:value="-3" calcext:value-type="float">
            <text:p>-3</text:p>
          </table:table-cell>
          <table:table-cell table:style-name="ce2" table:formula="of:=IF([.F$4]+[.$B26]+[.$B$23]&gt;3;3;IF([.F$4]+[.$B26]+[.$B$23] &lt;-3; -3; [.F$4]+[.$B26]+[.$B$23]))" office:value-type="float" office:value="-3" calcext:value-type="float">
            <text:p>-3</text:p>
          </table:table-cell>
          <table:table-cell table:style-name="ce2" table:formula="of:=IF([.G$4]+[.$B26]+[.$B$23]&gt;3;3;IF([.G$4]+[.$B26]+[.$B$23] &lt;-3; -3; [.G$4]+[.$B26]+[.$B$23]))" office:value-type="float" office:value="-3" calcext:value-type="float">
            <text:p>-3</text:p>
          </table:table-cell>
          <table:table-cell table:style-name="ce2" table:formula="of:=IF([.H$4]+[.$B26]+[.$B$23]&gt;3;3;IF([.H$4]+[.$B26]+[.$B$23] &lt;-3; -3; [.H$4]+[.$B26]+[.$B$23]))" office:value-type="float" office:value="-2" calcext:value-type="float">
            <text:p>-2</text:p>
          </table:table-cell>
          <table:table-cell table:style-name="ce2" table:formula="of:=IF([.I$4]+[.$B26]+[.$B$23]&gt;3;3;IF([.I$4]+[.$B26]+[.$B$23] &lt;-3; -3; [.I$4]+[.$B26]+[.$B$23]))" office:value-type="float" office:value="-1" calcext:value-type="float">
            <text:p>-1</text:p>
          </table:table-cell>
          <table:table-cell/>
          <table:table-cell table:style-name="ce1" office:value-type="float" office:value="-2" calcext:value-type="float">
            <text:p>-2</text:p>
          </table:table-cell>
          <table:table-cell table:style-name="ce2" table:formula="of:=IF([.L$4]+[.$B26]+[.$K$23]&gt;3;3;IF([.L$4]+[.$B26]+[.$K$23] &lt;-3; -3; [.L$4]+[.$B26]+[.$K$23]))" office:value-type="float" office:value="-3" calcext:value-type="float">
            <text:p>-3</text:p>
          </table:table-cell>
          <table:table-cell table:style-name="ce2" table:formula="of:=IF([.M$4]+[.$B26]+[.$K$23]&gt;3;3;IF([.M$4]+[.$B26]+[.$K$23] &lt;-3; -3; [.M$4]+[.$B26]+[.$K$23]))" office:value-type="float" office:value="-2" calcext:value-type="float">
            <text:p>-2</text:p>
          </table:table-cell>
          <table:table-cell table:style-name="ce2" table:formula="of:=IF([.N$4]+[.$B26]+[.$K$23]&gt;3;3;IF([.N$4]+[.$B26]+[.$K$23] &lt;-3; -3; [.N$4]+[.$B26]+[.$K$23]))" office:value-type="float" office:value="-1" calcext:value-type="float">
            <text:p>-1</text:p>
          </table:table-cell>
          <table:table-cell table:style-name="ce2" table:formula="of:=IF([.O$4]+[.$B26]+[.$K$23]&gt;3;3;IF([.O$4]+[.$B26]+[.$K$23] &lt;-3; -3; [.O$4]+[.$B26]+[.$K$23]))" office:value-type="float" office:value="0" calcext:value-type="float">
            <text:p>0</text:p>
          </table:table-cell>
          <table:table-cell table:style-name="ce2" table:formula="of:=IF([.P$4]+[.$B26]+[.$K$23]&gt;3;3;IF([.P$4]+[.$B26]+[.$K$23] &lt;-3; -3; [.P$4]+[.$B26]+[.$K$23]))" office:value-type="float" office:value="1" calcext:value-type="float">
            <text:p>1</text:p>
          </table:table-cell>
          <table:table-cell table:style-name="ce2" table:formula="of:=IF([.Q$4]+[.$B26]+[.$K$23]&gt;3;3;IF([.Q$4]+[.$B26]+[.$K$23] &lt;-3; -3; [.Q$4]+[.$B26]+[.$K$23]))" office:value-type="float" office:value="2" calcext:value-type="float">
            <text:p>2</text:p>
          </table:table-cell>
          <table:table-cell table:style-name="ce2" table:formula="of:=IF([.R$4]+[.$B26]+[.$K$23]&gt;3;3;IF([.R$4]+[.$B26]+[.$K$23] &lt;-3; -3; [.R$4]+[.$B26]+[.$K$23])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-1" calcext:value-type="float">
            <text:p>-1</text:p>
          </table:table-cell>
          <table:table-cell table:style-name="ce2" table:formula="of:=IF([.C$4]+[.$B27]+[.$B$23]&gt;3;3;IF([.C$4]+[.$B27]+[.$B$23] &lt;-3; -3; [.C$4]+[.$B27]+[.$B$23]))" office:value-type="float" office:value="-3" calcext:value-type="float">
            <text:p>-3</text:p>
          </table:table-cell>
          <table:table-cell table:style-name="ce2" table:formula="of:=IF([.D$4]+[.$B27]+[.$B$23]&gt;3;3;IF([.D$4]+[.$B27]+[.$B$23] &lt;-3; -3; [.D$4]+[.$B27]+[.$B$23]))" office:value-type="float" office:value="-3" calcext:value-type="float">
            <text:p>-3</text:p>
          </table:table-cell>
          <table:table-cell table:style-name="ce2" table:formula="of:=IF([.E$4]+[.$B27]+[.$B$23]&gt;3;3;IF([.E$4]+[.$B27]+[.$B$23] &lt;-3; -3; [.E$4]+[.$B27]+[.$B$23]))" office:value-type="float" office:value="-3" calcext:value-type="float">
            <text:p>-3</text:p>
          </table:table-cell>
          <table:table-cell table:style-name="ce2" table:formula="of:=IF([.F$4]+[.$B27]+[.$B$23]&gt;3;3;IF([.F$4]+[.$B27]+[.$B$23] &lt;-3; -3; [.F$4]+[.$B27]+[.$B$23]))" office:value-type="float" office:value="-3" calcext:value-type="float">
            <text:p>-3</text:p>
          </table:table-cell>
          <table:table-cell table:style-name="ce2" table:formula="of:=IF([.G$4]+[.$B27]+[.$B$23]&gt;3;3;IF([.G$4]+[.$B27]+[.$B$23] &lt;-3; -3; [.G$4]+[.$B27]+[.$B$23]))" office:value-type="float" office:value="-2" calcext:value-type="float">
            <text:p>-2</text:p>
          </table:table-cell>
          <table:table-cell table:style-name="ce2" table:formula="of:=IF([.H$4]+[.$B27]+[.$B$23]&gt;3;3;IF([.H$4]+[.$B27]+[.$B$23] &lt;-3; -3; [.H$4]+[.$B27]+[.$B$23]))" office:value-type="float" office:value="-1" calcext:value-type="float">
            <text:p>-1</text:p>
          </table:table-cell>
          <table:table-cell table:style-name="ce2" table:formula="of:=IF([.I$4]+[.$B27]+[.$B$23]&gt;3;3;IF([.I$4]+[.$B27]+[.$B$23] &lt;-3; -3; [.I$4]+[.$B27]+[.$B$23]))" office:value-type="float" office:value="0" calcext:value-type="float">
            <text:p>0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style-name="ce2" table:formula="of:=IF([.L$4]+[.$B27]+[.$K$23]&gt;3;3;IF([.L$4]+[.$B27]+[.$K$23] &lt;-3; -3; [.L$4]+[.$B27]+[.$K$23]))" office:value-type="float" office:value="-2" calcext:value-type="float">
            <text:p>-2</text:p>
          </table:table-cell>
          <table:table-cell table:style-name="ce2" table:formula="of:=IF([.M$4]+[.$B27]+[.$K$23]&gt;3;3;IF([.M$4]+[.$B27]+[.$K$23] &lt;-3; -3; [.M$4]+[.$B27]+[.$K$23]))" office:value-type="float" office:value="-1" calcext:value-type="float">
            <text:p>-1</text:p>
          </table:table-cell>
          <table:table-cell table:style-name="ce2" table:formula="of:=IF([.N$4]+[.$B27]+[.$K$23]&gt;3;3;IF([.N$4]+[.$B27]+[.$K$23] &lt;-3; -3; [.N$4]+[.$B27]+[.$K$23]))" office:value-type="float" office:value="0" calcext:value-type="float">
            <text:p>0</text:p>
          </table:table-cell>
          <table:table-cell table:style-name="ce2" table:formula="of:=IF([.O$4]+[.$B27]+[.$K$23]&gt;3;3;IF([.O$4]+[.$B27]+[.$K$23] &lt;-3; -3; [.O$4]+[.$B27]+[.$K$23]))" office:value-type="float" office:value="1" calcext:value-type="float">
            <text:p>1</text:p>
          </table:table-cell>
          <table:table-cell table:style-name="ce2" table:formula="of:=IF([.P$4]+[.$B27]+[.$K$23]&gt;3;3;IF([.P$4]+[.$B27]+[.$K$23] &lt;-3; -3; [.P$4]+[.$B27]+[.$K$23]))" office:value-type="float" office:value="2" calcext:value-type="float">
            <text:p>2</text:p>
          </table:table-cell>
          <table:table-cell table:style-name="ce2" table:formula="of:=IF([.Q$4]+[.$B27]+[.$K$23]&gt;3;3;IF([.Q$4]+[.$B27]+[.$K$23] &lt;-3; -3; [.Q$4]+[.$B27]+[.$K$23]))" office:value-type="float" office:value="3" calcext:value-type="float">
            <text:p>3</text:p>
          </table:table-cell>
          <table:table-cell table:style-name="ce2" table:formula="of:=IF([.R$4]+[.$B27]+[.$K$23]&gt;3;3;IF([.R$4]+[.$B27]+[.$K$23] &lt;-3; -3; [.R$4]+[.$B27]+[.$K$23])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2" table:formula="of:=IF([.C$4]+[.$B28]+[.$B$23]&gt;3;3;IF([.C$4]+[.$B28]+[.$B$23] &lt;-3; -3; [.C$4]+[.$B28]+[.$B$23]))" office:value-type="float" office:value="-3" calcext:value-type="float">
            <text:p>-3</text:p>
          </table:table-cell>
          <table:table-cell table:style-name="ce2" table:formula="of:=IF([.D$4]+[.$B28]+[.$B$23]&gt;3;3;IF([.D$4]+[.$B28]+[.$B$23] &lt;-3; -3; [.D$4]+[.$B28]+[.$B$23]))" office:value-type="float" office:value="-3" calcext:value-type="float">
            <text:p>-3</text:p>
          </table:table-cell>
          <table:table-cell table:style-name="ce2" table:formula="of:=IF([.E$4]+[.$B28]+[.$B$23]&gt;3;3;IF([.E$4]+[.$B28]+[.$B$23] &lt;-3; -3; [.E$4]+[.$B28]+[.$B$23]))" office:value-type="float" office:value="-3" calcext:value-type="float">
            <text:p>-3</text:p>
          </table:table-cell>
          <table:table-cell table:style-name="ce2" table:formula="of:=IF([.F$4]+[.$B28]+[.$B$23]&gt;3;3;IF([.F$4]+[.$B28]+[.$B$23] &lt;-3; -3; [.F$4]+[.$B28]+[.$B$23]))" office:value-type="float" office:value="-2" calcext:value-type="float">
            <text:p>-2</text:p>
          </table:table-cell>
          <table:table-cell table:style-name="ce2" table:formula="of:=IF([.G$4]+[.$B28]+[.$B$23]&gt;3;3;IF([.G$4]+[.$B28]+[.$B$23] &lt;-3; -3; [.G$4]+[.$B28]+[.$B$23]))" office:value-type="float" office:value="-1" calcext:value-type="float">
            <text:p>-1</text:p>
          </table:table-cell>
          <table:table-cell table:style-name="ce2" table:formula="of:=IF([.H$4]+[.$B28]+[.$B$23]&gt;3;3;IF([.H$4]+[.$B28]+[.$B$23] &lt;-3; -3; [.H$4]+[.$B28]+[.$B$23]))" office:value-type="float" office:value="0" calcext:value-type="float">
            <text:p>0</text:p>
          </table:table-cell>
          <table:table-cell table:style-name="ce2" table:formula="of:=IF([.I$4]+[.$B28]+[.$B$23]&gt;3;3;IF([.I$4]+[.$B28]+[.$B$23] &lt;-3; -3; [.I$4]+[.$B28]+[.$B$23]))"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2" table:formula="of:=IF([.L$4]+[.$B28]+[.$K$23]&gt;3;3;IF([.L$4]+[.$B28]+[.$K$23] &lt;-3; -3; [.L$4]+[.$B28]+[.$K$23]))" office:value-type="float" office:value="-1" calcext:value-type="float">
            <text:p>-1</text:p>
          </table:table-cell>
          <table:table-cell table:style-name="ce2" table:formula="of:=IF([.M$4]+[.$B28]+[.$K$23]&gt;3;3;IF([.M$4]+[.$B28]+[.$K$23] &lt;-3; -3; [.M$4]+[.$B28]+[.$K$23]))" office:value-type="float" office:value="0" calcext:value-type="float">
            <text:p>0</text:p>
          </table:table-cell>
          <table:table-cell table:style-name="ce2" table:formula="of:=IF([.N$4]+[.$B28]+[.$K$23]&gt;3;3;IF([.N$4]+[.$B28]+[.$K$23] &lt;-3; -3; [.N$4]+[.$B28]+[.$K$23]))" office:value-type="float" office:value="1" calcext:value-type="float">
            <text:p>1</text:p>
          </table:table-cell>
          <table:table-cell table:style-name="ce2" table:formula="of:=IF([.O$4]+[.$B28]+[.$K$23]&gt;3;3;IF([.O$4]+[.$B28]+[.$K$23] &lt;-3; -3; [.O$4]+[.$B28]+[.$K$23]))" office:value-type="float" office:value="2" calcext:value-type="float">
            <text:p>2</text:p>
          </table:table-cell>
          <table:table-cell table:style-name="ce2" table:formula="of:=IF([.P$4]+[.$B28]+[.$K$23]&gt;3;3;IF([.P$4]+[.$B28]+[.$K$23] &lt;-3; -3; [.P$4]+[.$B28]+[.$K$23]))" office:value-type="float" office:value="3" calcext:value-type="float">
            <text:p>3</text:p>
          </table:table-cell>
          <table:table-cell table:style-name="ce2" table:formula="of:=IF([.Q$4]+[.$B28]+[.$K$23]&gt;3;3;IF([.Q$4]+[.$B28]+[.$K$23] &lt;-3; -3; [.Q$4]+[.$B28]+[.$K$23]))" office:value-type="float" office:value="3" calcext:value-type="float">
            <text:p>3</text:p>
          </table:table-cell>
          <table:table-cell table:style-name="ce2" table:formula="of:=IF([.R$4]+[.$B28]+[.$K$23]&gt;3;3;IF([.R$4]+[.$B28]+[.$K$23] &lt;-3; -3; [.R$4]+[.$B28]+[.$K$23])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IF([.C$4]+[.$B29]+[.$B$23]&gt;3;3;IF([.C$4]+[.$B29]+[.$B$23] &lt;-3; -3; [.C$4]+[.$B29]+[.$B$23]))" office:value-type="float" office:value="-3" calcext:value-type="float">
            <text:p>-3</text:p>
          </table:table-cell>
          <table:table-cell table:style-name="ce2" table:formula="of:=IF([.D$4]+[.$B29]+[.$B$23]&gt;3;3;IF([.D$4]+[.$B29]+[.$B$23] &lt;-3; -3; [.D$4]+[.$B29]+[.$B$23]))" office:value-type="float" office:value="-3" calcext:value-type="float">
            <text:p>-3</text:p>
          </table:table-cell>
          <table:table-cell table:style-name="ce2" table:formula="of:=IF([.E$4]+[.$B29]+[.$B$23]&gt;3;3;IF([.E$4]+[.$B29]+[.$B$23] &lt;-3; -3; [.E$4]+[.$B29]+[.$B$23]))" office:value-type="float" office:value="-2" calcext:value-type="float">
            <text:p>-2</text:p>
          </table:table-cell>
          <table:table-cell table:style-name="ce2" table:formula="of:=IF([.F$4]+[.$B29]+[.$B$23]&gt;3;3;IF([.F$4]+[.$B29]+[.$B$23] &lt;-3; -3; [.F$4]+[.$B29]+[.$B$23]))" office:value-type="float" office:value="-1" calcext:value-type="float">
            <text:p>-1</text:p>
          </table:table-cell>
          <table:table-cell table:style-name="ce2" table:formula="of:=IF([.G$4]+[.$B29]+[.$B$23]&gt;3;3;IF([.G$4]+[.$B29]+[.$B$23] &lt;-3; -3; [.G$4]+[.$B29]+[.$B$23]))" office:value-type="float" office:value="0" calcext:value-type="float">
            <text:p>0</text:p>
          </table:table-cell>
          <table:table-cell table:style-name="ce2" table:formula="of:=IF([.H$4]+[.$B29]+[.$B$23]&gt;3;3;IF([.H$4]+[.$B29]+[.$B$23] &lt;-3; -3; [.H$4]+[.$B29]+[.$B$23]))" office:value-type="float" office:value="1" calcext:value-type="float">
            <text:p>1</text:p>
          </table:table-cell>
          <table:table-cell table:style-name="ce2" table:formula="of:=IF([.I$4]+[.$B29]+[.$B$23]&gt;3;3;IF([.I$4]+[.$B29]+[.$B$23] &lt;-3; -3; [.I$4]+[.$B29]+[.$B$23]))"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IF([.L$4]+[.$B29]+[.$K$23]&gt;3;3;IF([.L$4]+[.$B29]+[.$K$23] &lt;-3; -3; [.L$4]+[.$B29]+[.$K$23]))" office:value-type="float" office:value="0" calcext:value-type="float">
            <text:p>0</text:p>
          </table:table-cell>
          <table:table-cell table:style-name="ce2" table:formula="of:=IF([.M$4]+[.$B29]+[.$K$23]&gt;3;3;IF([.M$4]+[.$B29]+[.$K$23] &lt;-3; -3; [.M$4]+[.$B29]+[.$K$23]))" office:value-type="float" office:value="1" calcext:value-type="float">
            <text:p>1</text:p>
          </table:table-cell>
          <table:table-cell table:style-name="ce2" table:formula="of:=IF([.N$4]+[.$B29]+[.$K$23]&gt;3;3;IF([.N$4]+[.$B29]+[.$K$23] &lt;-3; -3; [.N$4]+[.$B29]+[.$K$23]))" office:value-type="float" office:value="2" calcext:value-type="float">
            <text:p>2</text:p>
          </table:table-cell>
          <table:table-cell table:style-name="ce2" table:formula="of:=IF([.O$4]+[.$B29]+[.$K$23]&gt;3;3;IF([.O$4]+[.$B29]+[.$K$23] &lt;-3; -3; [.O$4]+[.$B29]+[.$K$23]))" office:value-type="float" office:value="3" calcext:value-type="float">
            <text:p>3</text:p>
          </table:table-cell>
          <table:table-cell table:style-name="ce2" table:formula="of:=IF([.P$4]+[.$B29]+[.$K$23]&gt;3;3;IF([.P$4]+[.$B29]+[.$K$23] &lt;-3; -3; [.P$4]+[.$B29]+[.$K$23]))" office:value-type="float" office:value="3" calcext:value-type="float">
            <text:p>3</text:p>
          </table:table-cell>
          <table:table-cell table:style-name="ce2" table:formula="of:=IF([.Q$4]+[.$B29]+[.$K$23]&gt;3;3;IF([.Q$4]+[.$B29]+[.$K$23] &lt;-3; -3; [.Q$4]+[.$B29]+[.$K$23]))" office:value-type="float" office:value="3" calcext:value-type="float">
            <text:p>3</text:p>
          </table:table-cell>
          <table:table-cell table:style-name="ce2" table:formula="of:=IF([.R$4]+[.$B29]+[.$K$23]&gt;3;3;IF([.R$4]+[.$B29]+[.$K$23] &lt;-3; -3; [.R$4]+[.$B29]+[.$K$23])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IF([.C$4]+[.$B30]+[.$B$23]&gt;3;3;IF([.C$4]+[.$B30]+[.$B$23] &lt;-3; -3; [.C$4]+[.$B30]+[.$B$23]))" office:value-type="float" office:value="-3" calcext:value-type="float">
            <text:p>-3</text:p>
          </table:table-cell>
          <table:table-cell table:style-name="ce2" table:formula="of:=IF([.D$4]+[.$B30]+[.$B$23]&gt;3;3;IF([.D$4]+[.$B30]+[.$B$23] &lt;-3; -3; [.D$4]+[.$B30]+[.$B$23]))" office:value-type="float" office:value="-2" calcext:value-type="float">
            <text:p>-2</text:p>
          </table:table-cell>
          <table:table-cell table:style-name="ce2" table:formula="of:=IF([.E$4]+[.$B30]+[.$B$23]&gt;3;3;IF([.E$4]+[.$B30]+[.$B$23] &lt;-3; -3; [.E$4]+[.$B30]+[.$B$23]))" office:value-type="float" office:value="-1" calcext:value-type="float">
            <text:p>-1</text:p>
          </table:table-cell>
          <table:table-cell table:style-name="ce2" table:formula="of:=IF([.F$4]+[.$B30]+[.$B$23]&gt;3;3;IF([.F$4]+[.$B30]+[.$B$23] &lt;-3; -3; [.F$4]+[.$B30]+[.$B$23]))" office:value-type="float" office:value="0" calcext:value-type="float">
            <text:p>0</text:p>
          </table:table-cell>
          <table:table-cell table:style-name="ce2" table:formula="of:=IF([.G$4]+[.$B30]+[.$B$23]&gt;3;3;IF([.G$4]+[.$B30]+[.$B$23] &lt;-3; -3; [.G$4]+[.$B30]+[.$B$23]))" office:value-type="float" office:value="1" calcext:value-type="float">
            <text:p>1</text:p>
          </table:table-cell>
          <table:table-cell table:style-name="ce2" table:formula="of:=IF([.H$4]+[.$B30]+[.$B$23]&gt;3;3;IF([.H$4]+[.$B30]+[.$B$23] &lt;-3; -3; [.H$4]+[.$B30]+[.$B$23]))" office:value-type="float" office:value="2" calcext:value-type="float">
            <text:p>2</text:p>
          </table:table-cell>
          <table:table-cell table:style-name="ce2" table:formula="of:=IF([.I$4]+[.$B30]+[.$B$23]&gt;3;3;IF([.I$4]+[.$B30]+[.$B$23] &lt;-3; -3; [.I$4]+[.$B30]+[.$B$23]))"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IF([.L$4]+[.$B30]+[.$K$23]&gt;3;3;IF([.L$4]+[.$B30]+[.$K$23] &lt;-3; -3; [.L$4]+[.$B30]+[.$K$23]))" office:value-type="float" office:value="1" calcext:value-type="float">
            <text:p>1</text:p>
          </table:table-cell>
          <table:table-cell table:style-name="ce2" table:formula="of:=IF([.M$4]+[.$B30]+[.$K$23]&gt;3;3;IF([.M$4]+[.$B30]+[.$K$23] &lt;-3; -3; [.M$4]+[.$B30]+[.$K$23]))" office:value-type="float" office:value="2" calcext:value-type="float">
            <text:p>2</text:p>
          </table:table-cell>
          <table:table-cell table:style-name="ce2" table:formula="of:=IF([.N$4]+[.$B30]+[.$K$23]&gt;3;3;IF([.N$4]+[.$B30]+[.$K$23] &lt;-3; -3; [.N$4]+[.$B30]+[.$K$23]))" office:value-type="float" office:value="3" calcext:value-type="float">
            <text:p>3</text:p>
          </table:table-cell>
          <table:table-cell table:style-name="ce2" table:formula="of:=IF([.O$4]+[.$B30]+[.$K$23]&gt;3;3;IF([.O$4]+[.$B30]+[.$K$23] &lt;-3; -3; [.O$4]+[.$B30]+[.$K$23]))" office:value-type="float" office:value="3" calcext:value-type="float">
            <text:p>3</text:p>
          </table:table-cell>
          <table:table-cell table:style-name="ce2" table:formula="of:=IF([.P$4]+[.$B30]+[.$K$23]&gt;3;3;IF([.P$4]+[.$B30]+[.$K$23] &lt;-3; -3; [.P$4]+[.$B30]+[.$K$23]))" office:value-type="float" office:value="3" calcext:value-type="float">
            <text:p>3</text:p>
          </table:table-cell>
          <table:table-cell table:style-name="ce2" table:formula="of:=IF([.Q$4]+[.$B30]+[.$K$23]&gt;3;3;IF([.Q$4]+[.$B30]+[.$K$23] &lt;-3; -3; [.Q$4]+[.$B30]+[.$K$23]))" office:value-type="float" office:value="3" calcext:value-type="float">
            <text:p>3</text:p>
          </table:table-cell>
          <table:table-cell table:style-name="ce2" table:formula="of:=IF([.R$4]+[.$B30]+[.$K$23]&gt;3;3;IF([.R$4]+[.$B30]+[.$K$23] &lt;-3; -3; [.R$4]+[.$B30]+[.$K$23])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IF([.C$4]+[.$B31]+[.$B$23]&gt;3;3;IF([.C$4]+[.$B31]+[.$B$23] &lt;-3; -3; [.C$4]+[.$B31]+[.$B$23]))" office:value-type="float" office:value="-2" calcext:value-type="float">
            <text:p>-2</text:p>
          </table:table-cell>
          <table:table-cell table:style-name="ce2" table:formula="of:=IF([.D$4]+[.$B31]+[.$B$23]&gt;3;3;IF([.D$4]+[.$B31]+[.$B$23] &lt;-3; -3; [.D$4]+[.$B31]+[.$B$23]))" office:value-type="float" office:value="-1" calcext:value-type="float">
            <text:p>-1</text:p>
          </table:table-cell>
          <table:table-cell table:style-name="ce2" table:formula="of:=IF([.E$4]+[.$B31]+[.$B$23]&gt;3;3;IF([.E$4]+[.$B31]+[.$B$23] &lt;-3; -3; [.E$4]+[.$B31]+[.$B$23]))" office:value-type="float" office:value="0" calcext:value-type="float">
            <text:p>0</text:p>
          </table:table-cell>
          <table:table-cell table:style-name="ce2" table:formula="of:=IF([.F$4]+[.$B31]+[.$B$23]&gt;3;3;IF([.F$4]+[.$B31]+[.$B$23] &lt;-3; -3; [.F$4]+[.$B31]+[.$B$23]))" office:value-type="float" office:value="1" calcext:value-type="float">
            <text:p>1</text:p>
          </table:table-cell>
          <table:table-cell table:style-name="ce2" table:formula="of:=IF([.G$4]+[.$B31]+[.$B$23]&gt;3;3;IF([.G$4]+[.$B31]+[.$B$23] &lt;-3; -3; [.G$4]+[.$B31]+[.$B$23]))" office:value-type="float" office:value="2" calcext:value-type="float">
            <text:p>2</text:p>
          </table:table-cell>
          <table:table-cell table:style-name="ce2" table:formula="of:=IF([.H$4]+[.$B31]+[.$B$23]&gt;3;3;IF([.H$4]+[.$B31]+[.$B$23] &lt;-3; -3; [.H$4]+[.$B31]+[.$B$23]))" office:value-type="float" office:value="3" calcext:value-type="float">
            <text:p>3</text:p>
          </table:table-cell>
          <table:table-cell table:style-name="ce2" table:formula="of:=IF([.I$4]+[.$B31]+[.$B$23]&gt;3;3;IF([.I$4]+[.$B31]+[.$B$23] &lt;-3; -3; [.I$4]+[.$B31]+[.$B$23]))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IF([.L$4]+[.$B31]+[.$K$23]&gt;3;3;IF([.L$4]+[.$B31]+[.$K$23] &lt;-3; -3; [.L$4]+[.$B31]+[.$K$23]))" office:value-type="float" office:value="2" calcext:value-type="float">
            <text:p>2</text:p>
          </table:table-cell>
          <table:table-cell table:style-name="ce2" table:formula="of:=IF([.M$4]+[.$B31]+[.$K$23]&gt;3;3;IF([.M$4]+[.$B31]+[.$K$23] &lt;-3; -3; [.M$4]+[.$B31]+[.$K$23]))" office:value-type="float" office:value="3" calcext:value-type="float">
            <text:p>3</text:p>
          </table:table-cell>
          <table:table-cell table:style-name="ce2" table:formula="of:=IF([.N$4]+[.$B31]+[.$K$23]&gt;3;3;IF([.N$4]+[.$B31]+[.$K$23] &lt;-3; -3; [.N$4]+[.$B31]+[.$K$23]))" office:value-type="float" office:value="3" calcext:value-type="float">
            <text:p>3</text:p>
          </table:table-cell>
          <table:table-cell table:style-name="ce2" table:formula="of:=IF([.O$4]+[.$B31]+[.$K$23]&gt;3;3;IF([.O$4]+[.$B31]+[.$K$23] &lt;-3; -3; [.O$4]+[.$B31]+[.$K$23]))" office:value-type="float" office:value="3" calcext:value-type="float">
            <text:p>3</text:p>
          </table:table-cell>
          <table:table-cell table:style-name="ce2" table:formula="of:=IF([.P$4]+[.$B31]+[.$K$23]&gt;3;3;IF([.P$4]+[.$B31]+[.$K$23] &lt;-3; -3; [.P$4]+[.$B31]+[.$K$23]))" office:value-type="float" office:value="3" calcext:value-type="float">
            <text:p>3</text:p>
          </table:table-cell>
          <table:table-cell table:style-name="ce2" table:formula="of:=IF([.Q$4]+[.$B31]+[.$K$23]&gt;3;3;IF([.Q$4]+[.$B31]+[.$K$23] &lt;-3; -3; [.Q$4]+[.$B31]+[.$K$23]))" office:value-type="float" office:value="3" calcext:value-type="float">
            <text:p>3</text:p>
          </table:table-cell>
          <table:table-cell table:style-name="ce2" table:formula="of:=IF([.R$4]+[.$B31]+[.$K$23]&gt;3;3;IF([.R$4]+[.$B31]+[.$K$23] &lt;-3; -3; [.R$4]+[.$B31]+[.$K$23]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:</text:p>
          </table:table-cell>
          <table:table-cell table:number-columns-repeated="8"/>
          <table:table-cell office:value-type="string" calcext:value-type="string">
            <text:p>I: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string" calcext:value-type="string">
            <text:p>de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-3" calcext:value-type="float">
            <text:p>-3</text:p>
          </table:table-cell>
          <table:table-cell table:style-name="ce2" table:formula="of:=IF([.C$4]+[.$B35]+[.$B$33]&gt;3;3;IF([.C$4]+[.$B35]+[.$B$33] &lt;-3; -3; [.C$4]+[.$B35]+[.$B$33]))" office:value-type="float" office:value="-3" calcext:value-type="float">
            <text:p>-3</text:p>
          </table:table-cell>
          <table:table-cell table:style-name="ce2" table:formula="of:=IF([.D$4]+[.$B35]+[.$B$33]&gt;3;3;IF([.D$4]+[.$B35]+[.$B$33] &lt;-3; -3; [.D$4]+[.$B35]+[.$B$33]))" office:value-type="float" office:value="-3" calcext:value-type="float">
            <text:p>-3</text:p>
          </table:table-cell>
          <table:table-cell table:style-name="ce2" table:formula="of:=IF([.E$4]+[.$B35]+[.$B$33]&gt;3;3;IF([.E$4]+[.$B35]+[.$B$33] &lt;-3; -3; [.E$4]+[.$B35]+[.$B$33]))" office:value-type="float" office:value="-3" calcext:value-type="float">
            <text:p>-3</text:p>
          </table:table-cell>
          <table:table-cell table:style-name="ce2" table:formula="of:=IF([.F$4]+[.$B35]+[.$B$33]&gt;3;3;IF([.F$4]+[.$B35]+[.$B$33] &lt;-3; -3; [.F$4]+[.$B35]+[.$B$33]))" office:value-type="float" office:value="-3" calcext:value-type="float">
            <text:p>-3</text:p>
          </table:table-cell>
          <table:table-cell table:style-name="ce2" table:formula="of:=IF([.G$4]+[.$B35]+[.$B$33]&gt;3;3;IF([.G$4]+[.$B35]+[.$B$33] &lt;-3; -3; [.G$4]+[.$B35]+[.$B$33]))" office:value-type="float" office:value="-3" calcext:value-type="float">
            <text:p>-3</text:p>
          </table:table-cell>
          <table:table-cell table:style-name="ce2" table:formula="of:=IF([.H$4]+[.$B35]+[.$B$33]&gt;3;3;IF([.H$4]+[.$B35]+[.$B$33] &lt;-3; -3; [.H$4]+[.$B35]+[.$B$33]))" office:value-type="float" office:value="-3" calcext:value-type="float">
            <text:p>-3</text:p>
          </table:table-cell>
          <table:table-cell table:style-name="ce2" table:formula="of:=IF([.I$4]+[.$B35]+[.$B$33]&gt;3;3;IF([.I$4]+[.$B35]+[.$B$33] &lt;-3; -3; [.I$4]+[.$B35]+[.$B$33]))" office:value-type="float" office:value="-3" calcext:value-type="float">
            <text:p>-3</text:p>
          </table:table-cell>
          <table:table-cell/>
          <table:table-cell table:style-name="ce1" office:value-type="float" office:value="-3" calcext:value-type="float">
            <text:p>-3</text:p>
          </table:table-cell>
          <table:table-cell table:style-name="ce2" table:formula="of:=IF([.L$4]+[.$B35]+[.$K$33]&gt;3;3;IF([.L$4]+[.$B35]+[.$K$33] &lt;-3; -3; [.L$4]+[.$B35]+[.$K$33]))" office:value-type="float" office:value="-3" calcext:value-type="float">
            <text:p>-3</text:p>
          </table:table-cell>
          <table:table-cell table:style-name="ce2" table:formula="of:=IF([.M$4]+[.$B35]+[.$K$33]&gt;3;3;IF([.M$4]+[.$B35]+[.$K$33] &lt;-3; -3; [.M$4]+[.$B35]+[.$K$33]))" office:value-type="float" office:value="-2" calcext:value-type="float">
            <text:p>-2</text:p>
          </table:table-cell>
          <table:table-cell table:style-name="ce2" table:formula="of:=IF([.N$4]+[.$B35]+[.$K$33]&gt;3;3;IF([.N$4]+[.$B35]+[.$K$33] &lt;-3; -3; [.N$4]+[.$B35]+[.$K$33]))" office:value-type="float" office:value="-1" calcext:value-type="float">
            <text:p>-1</text:p>
          </table:table-cell>
          <table:table-cell table:style-name="ce2" table:formula="of:=IF([.O$4]+[.$B35]+[.$K$33]&gt;3;3;IF([.O$4]+[.$B35]+[.$K$33] &lt;-3; -3; [.O$4]+[.$B35]+[.$K$33]))" office:value-type="float" office:value="0" calcext:value-type="float">
            <text:p>0</text:p>
          </table:table-cell>
          <table:table-cell table:style-name="ce2" table:formula="of:=IF([.P$4]+[.$B35]+[.$K$33]&gt;3;3;IF([.P$4]+[.$B35]+[.$K$33] &lt;-3; -3; [.P$4]+[.$B35]+[.$K$33]))" office:value-type="float" office:value="1" calcext:value-type="float">
            <text:p>1</text:p>
          </table:table-cell>
          <table:table-cell table:style-name="ce2" table:formula="of:=IF([.Q$4]+[.$B35]+[.$K$33]&gt;3;3;IF([.Q$4]+[.$B35]+[.$K$33] &lt;-3; -3; [.Q$4]+[.$B35]+[.$K$33]))" office:value-type="float" office:value="2" calcext:value-type="float">
            <text:p>2</text:p>
          </table:table-cell>
          <table:table-cell table:style-name="ce2" table:formula="of:=IF([.R$4]+[.$B35]+[.$K$33]&gt;3;3;IF([.R$4]+[.$B35]+[.$K$33] &lt;-3; -3; [.R$4]+[.$B35]+[.$K$33])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-2" calcext:value-type="float">
            <text:p>-2</text:p>
          </table:table-cell>
          <table:table-cell table:style-name="ce2" table:formula="of:=IF([.C$4]+[.$B36]+[.$B$33]&gt;3;3;IF([.C$4]+[.$B36]+[.$B$33] &lt;-3; -3; [.C$4]+[.$B36]+[.$B$33]))" office:value-type="float" office:value="-3" calcext:value-type="float">
            <text:p>-3</text:p>
          </table:table-cell>
          <table:table-cell table:style-name="ce2" table:formula="of:=IF([.D$4]+[.$B36]+[.$B$33]&gt;3;3;IF([.D$4]+[.$B36]+[.$B$33] &lt;-3; -3; [.D$4]+[.$B36]+[.$B$33]))" office:value-type="float" office:value="-3" calcext:value-type="float">
            <text:p>-3</text:p>
          </table:table-cell>
          <table:table-cell table:style-name="ce2" table:formula="of:=IF([.E$4]+[.$B36]+[.$B$33]&gt;3;3;IF([.E$4]+[.$B36]+[.$B$33] &lt;-3; -3; [.E$4]+[.$B36]+[.$B$33]))" office:value-type="float" office:value="-3" calcext:value-type="float">
            <text:p>-3</text:p>
          </table:table-cell>
          <table:table-cell table:style-name="ce2" table:formula="of:=IF([.F$4]+[.$B36]+[.$B$33]&gt;3;3;IF([.F$4]+[.$B36]+[.$B$33] &lt;-3; -3; [.F$4]+[.$B36]+[.$B$33]))" office:value-type="float" office:value="-3" calcext:value-type="float">
            <text:p>-3</text:p>
          </table:table-cell>
          <table:table-cell table:style-name="ce2" table:formula="of:=IF([.G$4]+[.$B36]+[.$B$33]&gt;3;3;IF([.G$4]+[.$B36]+[.$B$33] &lt;-3; -3; [.G$4]+[.$B36]+[.$B$33]))" office:value-type="float" office:value="-3" calcext:value-type="float">
            <text:p>-3</text:p>
          </table:table-cell>
          <table:table-cell table:style-name="ce2" table:formula="of:=IF([.H$4]+[.$B36]+[.$B$33]&gt;3;3;IF([.H$4]+[.$B36]+[.$B$33] &lt;-3; -3; [.H$4]+[.$B36]+[.$B$33]))" office:value-type="float" office:value="-3" calcext:value-type="float">
            <text:p>-3</text:p>
          </table:table-cell>
          <table:table-cell table:style-name="ce2" table:formula="of:=IF([.I$4]+[.$B36]+[.$B$33]&gt;3;3;IF([.I$4]+[.$B36]+[.$B$33] &lt;-3; -3; [.I$4]+[.$B36]+[.$B$33]))" office:value-type="float" office:value="-2" calcext:value-type="float">
            <text:p>-2</text:p>
          </table:table-cell>
          <table:table-cell/>
          <table:table-cell table:style-name="ce1" office:value-type="float" office:value="-2" calcext:value-type="float">
            <text:p>-2</text:p>
          </table:table-cell>
          <table:table-cell table:style-name="ce2" table:formula="of:=IF([.L$4]+[.$B36]+[.$K$33]&gt;3;3;IF([.L$4]+[.$B36]+[.$K$33] &lt;-3; -3; [.L$4]+[.$B36]+[.$K$33]))" office:value-type="float" office:value="-2" calcext:value-type="float">
            <text:p>-2</text:p>
          </table:table-cell>
          <table:table-cell table:style-name="ce2" table:formula="of:=IF([.M$4]+[.$B36]+[.$K$33]&gt;3;3;IF([.M$4]+[.$B36]+[.$K$33] &lt;-3; -3; [.M$4]+[.$B36]+[.$K$33]))" office:value-type="float" office:value="-1" calcext:value-type="float">
            <text:p>-1</text:p>
          </table:table-cell>
          <table:table-cell table:style-name="ce2" table:formula="of:=IF([.N$4]+[.$B36]+[.$K$33]&gt;3;3;IF([.N$4]+[.$B36]+[.$K$33] &lt;-3; -3; [.N$4]+[.$B36]+[.$K$33]))" office:value-type="float" office:value="0" calcext:value-type="float">
            <text:p>0</text:p>
          </table:table-cell>
          <table:table-cell table:style-name="ce2" table:formula="of:=IF([.O$4]+[.$B36]+[.$K$33]&gt;3;3;IF([.O$4]+[.$B36]+[.$K$33] &lt;-3; -3; [.O$4]+[.$B36]+[.$K$33]))" office:value-type="float" office:value="1" calcext:value-type="float">
            <text:p>1</text:p>
          </table:table-cell>
          <table:table-cell table:style-name="ce2" table:formula="of:=IF([.P$4]+[.$B36]+[.$K$33]&gt;3;3;IF([.P$4]+[.$B36]+[.$K$33] &lt;-3; -3; [.P$4]+[.$B36]+[.$K$33]))" office:value-type="float" office:value="2" calcext:value-type="float">
            <text:p>2</text:p>
          </table:table-cell>
          <table:table-cell table:style-name="ce2" table:formula="of:=IF([.Q$4]+[.$B36]+[.$K$33]&gt;3;3;IF([.Q$4]+[.$B36]+[.$K$33] &lt;-3; -3; [.Q$4]+[.$B36]+[.$K$33]))" office:value-type="float" office:value="3" calcext:value-type="float">
            <text:p>3</text:p>
          </table:table-cell>
          <table:table-cell table:style-name="ce2" table:formula="of:=IF([.R$4]+[.$B36]+[.$K$33]&gt;3;3;IF([.R$4]+[.$B36]+[.$K$33] &lt;-3; -3; [.R$4]+[.$B36]+[.$K$33])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-1" calcext:value-type="float">
            <text:p>-1</text:p>
          </table:table-cell>
          <table:table-cell table:style-name="ce2" table:formula="of:=IF([.C$4]+[.$B37]+[.$B$33]&gt;3;3;IF([.C$4]+[.$B37]+[.$B$33] &lt;-3; -3; [.C$4]+[.$B37]+[.$B$33]))" office:value-type="float" office:value="-3" calcext:value-type="float">
            <text:p>-3</text:p>
          </table:table-cell>
          <table:table-cell table:style-name="ce2" table:formula="of:=IF([.D$4]+[.$B37]+[.$B$33]&gt;3;3;IF([.D$4]+[.$B37]+[.$B$33] &lt;-3; -3; [.D$4]+[.$B37]+[.$B$33]))" office:value-type="float" office:value="-3" calcext:value-type="float">
            <text:p>-3</text:p>
          </table:table-cell>
          <table:table-cell table:style-name="ce2" table:formula="of:=IF([.E$4]+[.$B37]+[.$B$33]&gt;3;3;IF([.E$4]+[.$B37]+[.$B$33] &lt;-3; -3; [.E$4]+[.$B37]+[.$B$33]))" office:value-type="float" office:value="-3" calcext:value-type="float">
            <text:p>-3</text:p>
          </table:table-cell>
          <table:table-cell table:style-name="ce2" table:formula="of:=IF([.F$4]+[.$B37]+[.$B$33]&gt;3;3;IF([.F$4]+[.$B37]+[.$B$33] &lt;-3; -3; [.F$4]+[.$B37]+[.$B$33]))" office:value-type="float" office:value="-3" calcext:value-type="float">
            <text:p>-3</text:p>
          </table:table-cell>
          <table:table-cell table:style-name="ce2" table:formula="of:=IF([.G$4]+[.$B37]+[.$B$33]&gt;3;3;IF([.G$4]+[.$B37]+[.$B$33] &lt;-3; -3; [.G$4]+[.$B37]+[.$B$33]))" office:value-type="float" office:value="-3" calcext:value-type="float">
            <text:p>-3</text:p>
          </table:table-cell>
          <table:table-cell table:style-name="ce2" table:formula="of:=IF([.H$4]+[.$B37]+[.$B$33]&gt;3;3;IF([.H$4]+[.$B37]+[.$B$33] &lt;-3; -3; [.H$4]+[.$B37]+[.$B$33]))" office:value-type="float" office:value="-2" calcext:value-type="float">
            <text:p>-2</text:p>
          </table:table-cell>
          <table:table-cell table:style-name="ce2" table:formula="of:=IF([.I$4]+[.$B37]+[.$B$33]&gt;3;3;IF([.I$4]+[.$B37]+[.$B$33] &lt;-3; -3; [.I$4]+[.$B37]+[.$B$33]))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style-name="ce2" table:formula="of:=IF([.L$4]+[.$B37]+[.$K$33]&gt;3;3;IF([.L$4]+[.$B37]+[.$K$33] &lt;-3; -3; [.L$4]+[.$B37]+[.$K$33]))" office:value-type="float" office:value="-1" calcext:value-type="float">
            <text:p>-1</text:p>
          </table:table-cell>
          <table:table-cell table:style-name="ce2" table:formula="of:=IF([.M$4]+[.$B37]+[.$K$33]&gt;3;3;IF([.M$4]+[.$B37]+[.$K$33] &lt;-3; -3; [.M$4]+[.$B37]+[.$K$33]))" office:value-type="float" office:value="0" calcext:value-type="float">
            <text:p>0</text:p>
          </table:table-cell>
          <table:table-cell table:style-name="ce2" table:formula="of:=IF([.N$4]+[.$B37]+[.$K$33]&gt;3;3;IF([.N$4]+[.$B37]+[.$K$33] &lt;-3; -3; [.N$4]+[.$B37]+[.$K$33]))" office:value-type="float" office:value="1" calcext:value-type="float">
            <text:p>1</text:p>
          </table:table-cell>
          <table:table-cell table:style-name="ce2" table:formula="of:=IF([.O$4]+[.$B37]+[.$K$33]&gt;3;3;IF([.O$4]+[.$B37]+[.$K$33] &lt;-3; -3; [.O$4]+[.$B37]+[.$K$33]))" office:value-type="float" office:value="2" calcext:value-type="float">
            <text:p>2</text:p>
          </table:table-cell>
          <table:table-cell table:style-name="ce2" table:formula="of:=IF([.P$4]+[.$B37]+[.$K$33]&gt;3;3;IF([.P$4]+[.$B37]+[.$K$33] &lt;-3; -3; [.P$4]+[.$B37]+[.$K$33]))" office:value-type="float" office:value="3" calcext:value-type="float">
            <text:p>3</text:p>
          </table:table-cell>
          <table:table-cell table:style-name="ce2" table:formula="of:=IF([.Q$4]+[.$B37]+[.$K$33]&gt;3;3;IF([.Q$4]+[.$B37]+[.$K$33] &lt;-3; -3; [.Q$4]+[.$B37]+[.$K$33]))" office:value-type="float" office:value="3" calcext:value-type="float">
            <text:p>3</text:p>
          </table:table-cell>
          <table:table-cell table:style-name="ce2" table:formula="of:=IF([.R$4]+[.$B37]+[.$K$33]&gt;3;3;IF([.R$4]+[.$B37]+[.$K$33] &lt;-3; -3; [.R$4]+[.$B37]+[.$K$33])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2" table:formula="of:=IF([.C$4]+[.$B38]+[.$B$33]&gt;3;3;IF([.C$4]+[.$B38]+[.$B$33] &lt;-3; -3; [.C$4]+[.$B38]+[.$B$33]))" office:value-type="float" office:value="-3" calcext:value-type="float">
            <text:p>-3</text:p>
          </table:table-cell>
          <table:table-cell table:style-name="ce2" table:formula="of:=IF([.D$4]+[.$B38]+[.$B$33]&gt;3;3;IF([.D$4]+[.$B38]+[.$B$33] &lt;-3; -3; [.D$4]+[.$B38]+[.$B$33]))" office:value-type="float" office:value="-3" calcext:value-type="float">
            <text:p>-3</text:p>
          </table:table-cell>
          <table:table-cell table:style-name="ce2" table:formula="of:=IF([.E$4]+[.$B38]+[.$B$33]&gt;3;3;IF([.E$4]+[.$B38]+[.$B$33] &lt;-3; -3; [.E$4]+[.$B38]+[.$B$33]))" office:value-type="float" office:value="-3" calcext:value-type="float">
            <text:p>-3</text:p>
          </table:table-cell>
          <table:table-cell table:style-name="ce2" table:formula="of:=IF([.F$4]+[.$B38]+[.$B$33]&gt;3;3;IF([.F$4]+[.$B38]+[.$B$33] &lt;-3; -3; [.F$4]+[.$B38]+[.$B$33]))" office:value-type="float" office:value="-3" calcext:value-type="float">
            <text:p>-3</text:p>
          </table:table-cell>
          <table:table-cell table:style-name="ce2" table:formula="of:=IF([.G$4]+[.$B38]+[.$B$33]&gt;3;3;IF([.G$4]+[.$B38]+[.$B$33] &lt;-3; -3; [.G$4]+[.$B38]+[.$B$33]))" office:value-type="float" office:value="-2" calcext:value-type="float">
            <text:p>-2</text:p>
          </table:table-cell>
          <table:table-cell table:style-name="ce2" table:formula="of:=IF([.H$4]+[.$B38]+[.$B$33]&gt;3;3;IF([.H$4]+[.$B38]+[.$B$33] &lt;-3; -3; [.H$4]+[.$B38]+[.$B$33]))" office:value-type="float" office:value="-1" calcext:value-type="float">
            <text:p>-1</text:p>
          </table:table-cell>
          <table:table-cell table:style-name="ce2" table:formula="of:=IF([.I$4]+[.$B38]+[.$B$33]&gt;3;3;IF([.I$4]+[.$B38]+[.$B$33] &lt;-3; -3; [.I$4]+[.$B38]+[.$B$33])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2" table:formula="of:=IF([.L$4]+[.$B38]+[.$K$33]&gt;3;3;IF([.L$4]+[.$B38]+[.$K$33] &lt;-3; -3; [.L$4]+[.$B38]+[.$K$33]))" office:value-type="float" office:value="0" calcext:value-type="float">
            <text:p>0</text:p>
          </table:table-cell>
          <table:table-cell table:style-name="ce2" table:formula="of:=IF([.M$4]+[.$B38]+[.$K$33]&gt;3;3;IF([.M$4]+[.$B38]+[.$K$33] &lt;-3; -3; [.M$4]+[.$B38]+[.$K$33]))" office:value-type="float" office:value="1" calcext:value-type="float">
            <text:p>1</text:p>
          </table:table-cell>
          <table:table-cell table:style-name="ce2" table:formula="of:=IF([.N$4]+[.$B38]+[.$K$33]&gt;3;3;IF([.N$4]+[.$B38]+[.$K$33] &lt;-3; -3; [.N$4]+[.$B38]+[.$K$33]))" office:value-type="float" office:value="2" calcext:value-type="float">
            <text:p>2</text:p>
          </table:table-cell>
          <table:table-cell table:style-name="ce2" table:formula="of:=IF([.O$4]+[.$B38]+[.$K$33]&gt;3;3;IF([.O$4]+[.$B38]+[.$K$33] &lt;-3; -3; [.O$4]+[.$B38]+[.$K$33]))" office:value-type="float" office:value="3" calcext:value-type="float">
            <text:p>3</text:p>
          </table:table-cell>
          <table:table-cell table:style-name="ce2" table:formula="of:=IF([.P$4]+[.$B38]+[.$K$33]&gt;3;3;IF([.P$4]+[.$B38]+[.$K$33] &lt;-3; -3; [.P$4]+[.$B38]+[.$K$33]))" office:value-type="float" office:value="3" calcext:value-type="float">
            <text:p>3</text:p>
          </table:table-cell>
          <table:table-cell table:style-name="ce2" table:formula="of:=IF([.Q$4]+[.$B38]+[.$K$33]&gt;3;3;IF([.Q$4]+[.$B38]+[.$K$33] &lt;-3; -3; [.Q$4]+[.$B38]+[.$K$33]))" office:value-type="float" office:value="3" calcext:value-type="float">
            <text:p>3</text:p>
          </table:table-cell>
          <table:table-cell table:style-name="ce2" table:formula="of:=IF([.R$4]+[.$B38]+[.$K$33]&gt;3;3;IF([.R$4]+[.$B38]+[.$K$33] &lt;-3; -3; [.R$4]+[.$B38]+[.$K$33])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IF([.C$4]+[.$B39]+[.$B$33]&gt;3;3;IF([.C$4]+[.$B39]+[.$B$33] &lt;-3; -3; [.C$4]+[.$B39]+[.$B$33]))" office:value-type="float" office:value="-3" calcext:value-type="float">
            <text:p>-3</text:p>
          </table:table-cell>
          <table:table-cell table:style-name="ce2" table:formula="of:=IF([.D$4]+[.$B39]+[.$B$33]&gt;3;3;IF([.D$4]+[.$B39]+[.$B$33] &lt;-3; -3; [.D$4]+[.$B39]+[.$B$33]))" office:value-type="float" office:value="-3" calcext:value-type="float">
            <text:p>-3</text:p>
          </table:table-cell>
          <table:table-cell table:style-name="ce2" table:formula="of:=IF([.E$4]+[.$B39]+[.$B$33]&gt;3;3;IF([.E$4]+[.$B39]+[.$B$33] &lt;-3; -3; [.E$4]+[.$B39]+[.$B$33]))" office:value-type="float" office:value="-3" calcext:value-type="float">
            <text:p>-3</text:p>
          </table:table-cell>
          <table:table-cell table:style-name="ce2" table:formula="of:=IF([.F$4]+[.$B39]+[.$B$33]&gt;3;3;IF([.F$4]+[.$B39]+[.$B$33] &lt;-3; -3; [.F$4]+[.$B39]+[.$B$33]))" office:value-type="float" office:value="-2" calcext:value-type="float">
            <text:p>-2</text:p>
          </table:table-cell>
          <table:table-cell table:style-name="ce2" table:formula="of:=IF([.G$4]+[.$B39]+[.$B$33]&gt;3;3;IF([.G$4]+[.$B39]+[.$B$33] &lt;-3; -3; [.G$4]+[.$B39]+[.$B$33]))" office:value-type="float" office:value="-1" calcext:value-type="float">
            <text:p>-1</text:p>
          </table:table-cell>
          <table:table-cell table:style-name="ce2" table:formula="of:=IF([.H$4]+[.$B39]+[.$B$33]&gt;3;3;IF([.H$4]+[.$B39]+[.$B$33] &lt;-3; -3; [.H$4]+[.$B39]+[.$B$33]))" office:value-type="float" office:value="0" calcext:value-type="float">
            <text:p>0</text:p>
          </table:table-cell>
          <table:table-cell table:style-name="ce2" table:formula="of:=IF([.I$4]+[.$B39]+[.$B$33]&gt;3;3;IF([.I$4]+[.$B39]+[.$B$33] &lt;-3; -3; [.I$4]+[.$B39]+[.$B$33]))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IF([.L$4]+[.$B39]+[.$K$33]&gt;3;3;IF([.L$4]+[.$B39]+[.$K$33] &lt;-3; -3; [.L$4]+[.$B39]+[.$K$33]))" office:value-type="float" office:value="1" calcext:value-type="float">
            <text:p>1</text:p>
          </table:table-cell>
          <table:table-cell table:style-name="ce2" table:formula="of:=IF([.M$4]+[.$B39]+[.$K$33]&gt;3;3;IF([.M$4]+[.$B39]+[.$K$33] &lt;-3; -3; [.M$4]+[.$B39]+[.$K$33]))" office:value-type="float" office:value="2" calcext:value-type="float">
            <text:p>2</text:p>
          </table:table-cell>
          <table:table-cell table:style-name="ce2" table:formula="of:=IF([.N$4]+[.$B39]+[.$K$33]&gt;3;3;IF([.N$4]+[.$B39]+[.$K$33] &lt;-3; -3; [.N$4]+[.$B39]+[.$K$33]))" office:value-type="float" office:value="3" calcext:value-type="float">
            <text:p>3</text:p>
          </table:table-cell>
          <table:table-cell table:style-name="ce2" table:formula="of:=IF([.O$4]+[.$B39]+[.$K$33]&gt;3;3;IF([.O$4]+[.$B39]+[.$K$33] &lt;-3; -3; [.O$4]+[.$B39]+[.$K$33]))" office:value-type="float" office:value="3" calcext:value-type="float">
            <text:p>3</text:p>
          </table:table-cell>
          <table:table-cell table:style-name="ce2" table:formula="of:=IF([.P$4]+[.$B39]+[.$K$33]&gt;3;3;IF([.P$4]+[.$B39]+[.$K$33] &lt;-3; -3; [.P$4]+[.$B39]+[.$K$33]))" office:value-type="float" office:value="3" calcext:value-type="float">
            <text:p>3</text:p>
          </table:table-cell>
          <table:table-cell table:style-name="ce2" table:formula="of:=IF([.Q$4]+[.$B39]+[.$K$33]&gt;3;3;IF([.Q$4]+[.$B39]+[.$K$33] &lt;-3; -3; [.Q$4]+[.$B39]+[.$K$33]))" office:value-type="float" office:value="3" calcext:value-type="float">
            <text:p>3</text:p>
          </table:table-cell>
          <table:table-cell table:style-name="ce2" table:formula="of:=IF([.R$4]+[.$B39]+[.$K$33]&gt;3;3;IF([.R$4]+[.$B39]+[.$K$33] &lt;-3; -3; [.R$4]+[.$B39]+[.$K$33])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IF([.C$4]+[.$B40]+[.$B$33]&gt;3;3;IF([.C$4]+[.$B40]+[.$B$33] &lt;-3; -3; [.C$4]+[.$B40]+[.$B$33]))" office:value-type="float" office:value="-3" calcext:value-type="float">
            <text:p>-3</text:p>
          </table:table-cell>
          <table:table-cell table:style-name="ce2" table:formula="of:=IF([.D$4]+[.$B40]+[.$B$33]&gt;3;3;IF([.D$4]+[.$B40]+[.$B$33] &lt;-3; -3; [.D$4]+[.$B40]+[.$B$33]))" office:value-type="float" office:value="-3" calcext:value-type="float">
            <text:p>-3</text:p>
          </table:table-cell>
          <table:table-cell table:style-name="ce2" table:formula="of:=IF([.E$4]+[.$B40]+[.$B$33]&gt;3;3;IF([.E$4]+[.$B40]+[.$B$33] &lt;-3; -3; [.E$4]+[.$B40]+[.$B$33]))" office:value-type="float" office:value="-2" calcext:value-type="float">
            <text:p>-2</text:p>
          </table:table-cell>
          <table:table-cell table:style-name="ce2" table:formula="of:=IF([.F$4]+[.$B40]+[.$B$33]&gt;3;3;IF([.F$4]+[.$B40]+[.$B$33] &lt;-3; -3; [.F$4]+[.$B40]+[.$B$33]))" office:value-type="float" office:value="-1" calcext:value-type="float">
            <text:p>-1</text:p>
          </table:table-cell>
          <table:table-cell table:style-name="ce2" table:formula="of:=IF([.G$4]+[.$B40]+[.$B$33]&gt;3;3;IF([.G$4]+[.$B40]+[.$B$33] &lt;-3; -3; [.G$4]+[.$B40]+[.$B$33]))" office:value-type="float" office:value="0" calcext:value-type="float">
            <text:p>0</text:p>
          </table:table-cell>
          <table:table-cell table:style-name="ce2" table:formula="of:=IF([.H$4]+[.$B40]+[.$B$33]&gt;3;3;IF([.H$4]+[.$B40]+[.$B$33] &lt;-3; -3; [.H$4]+[.$B40]+[.$B$33]))" office:value-type="float" office:value="1" calcext:value-type="float">
            <text:p>1</text:p>
          </table:table-cell>
          <table:table-cell table:style-name="ce2" table:formula="of:=IF([.I$4]+[.$B40]+[.$B$33]&gt;3;3;IF([.I$4]+[.$B40]+[.$B$33] &lt;-3; -3; [.I$4]+[.$B40]+[.$B$33]))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IF([.L$4]+[.$B40]+[.$K$33]&gt;3;3;IF([.L$4]+[.$B40]+[.$K$33] &lt;-3; -3; [.L$4]+[.$B40]+[.$K$33]))" office:value-type="float" office:value="2" calcext:value-type="float">
            <text:p>2</text:p>
          </table:table-cell>
          <table:table-cell table:style-name="ce2" table:formula="of:=IF([.M$4]+[.$B40]+[.$K$33]&gt;3;3;IF([.M$4]+[.$B40]+[.$K$33] &lt;-3; -3; [.M$4]+[.$B40]+[.$K$33]))" office:value-type="float" office:value="3" calcext:value-type="float">
            <text:p>3</text:p>
          </table:table-cell>
          <table:table-cell table:style-name="ce2" table:formula="of:=IF([.N$4]+[.$B40]+[.$K$33]&gt;3;3;IF([.N$4]+[.$B40]+[.$K$33] &lt;-3; -3; [.N$4]+[.$B40]+[.$K$33]))" office:value-type="float" office:value="3" calcext:value-type="float">
            <text:p>3</text:p>
          </table:table-cell>
          <table:table-cell table:style-name="ce2" table:formula="of:=IF([.O$4]+[.$B40]+[.$K$33]&gt;3;3;IF([.O$4]+[.$B40]+[.$K$33] &lt;-3; -3; [.O$4]+[.$B40]+[.$K$33]))" office:value-type="float" office:value="3" calcext:value-type="float">
            <text:p>3</text:p>
          </table:table-cell>
          <table:table-cell table:style-name="ce2" table:formula="of:=IF([.P$4]+[.$B40]+[.$K$33]&gt;3;3;IF([.P$4]+[.$B40]+[.$K$33] &lt;-3; -3; [.P$4]+[.$B40]+[.$K$33]))" office:value-type="float" office:value="3" calcext:value-type="float">
            <text:p>3</text:p>
          </table:table-cell>
          <table:table-cell table:style-name="ce2" table:formula="of:=IF([.Q$4]+[.$B40]+[.$K$33]&gt;3;3;IF([.Q$4]+[.$B40]+[.$K$33] &lt;-3; -3; [.Q$4]+[.$B40]+[.$K$33]))" office:value-type="float" office:value="3" calcext:value-type="float">
            <text:p>3</text:p>
          </table:table-cell>
          <table:table-cell table:style-name="ce2" table:formula="of:=IF([.R$4]+[.$B40]+[.$K$33]&gt;3;3;IF([.R$4]+[.$B40]+[.$K$33] &lt;-3; -3; [.R$4]+[.$B40]+[.$K$33])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IF([.C$4]+[.$B41]+[.$B$33]&gt;3;3;IF([.C$4]+[.$B41]+[.$B$33] &lt;-3; -3; [.C$4]+[.$B41]+[.$B$33]))" office:value-type="float" office:value="-3" calcext:value-type="float">
            <text:p>-3</text:p>
          </table:table-cell>
          <table:table-cell table:style-name="ce2" table:formula="of:=IF([.D$4]+[.$B41]+[.$B$33]&gt;3;3;IF([.D$4]+[.$B41]+[.$B$33] &lt;-3; -3; [.D$4]+[.$B41]+[.$B$33]))" office:value-type="float" office:value="-2" calcext:value-type="float">
            <text:p>-2</text:p>
          </table:table-cell>
          <table:table-cell table:style-name="ce2" table:formula="of:=IF([.E$4]+[.$B41]+[.$B$33]&gt;3;3;IF([.E$4]+[.$B41]+[.$B$33] &lt;-3; -3; [.E$4]+[.$B41]+[.$B$33]))" office:value-type="float" office:value="-1" calcext:value-type="float">
            <text:p>-1</text:p>
          </table:table-cell>
          <table:table-cell table:style-name="ce2" table:formula="of:=IF([.F$4]+[.$B41]+[.$B$33]&gt;3;3;IF([.F$4]+[.$B41]+[.$B$33] &lt;-3; -3; [.F$4]+[.$B41]+[.$B$33]))" office:value-type="float" office:value="0" calcext:value-type="float">
            <text:p>0</text:p>
          </table:table-cell>
          <table:table-cell table:style-name="ce2" table:formula="of:=IF([.G$4]+[.$B41]+[.$B$33]&gt;3;3;IF([.G$4]+[.$B41]+[.$B$33] &lt;-3; -3; [.G$4]+[.$B41]+[.$B$33]))" office:value-type="float" office:value="1" calcext:value-type="float">
            <text:p>1</text:p>
          </table:table-cell>
          <table:table-cell table:style-name="ce2" table:formula="of:=IF([.H$4]+[.$B41]+[.$B$33]&gt;3;3;IF([.H$4]+[.$B41]+[.$B$33] &lt;-3; -3; [.H$4]+[.$B41]+[.$B$33]))" office:value-type="float" office:value="2" calcext:value-type="float">
            <text:p>2</text:p>
          </table:table-cell>
          <table:table-cell table:style-name="ce2" table:formula="of:=IF([.I$4]+[.$B41]+[.$B$33]&gt;3;3;IF([.I$4]+[.$B41]+[.$B$33] &lt;-3; -3; [.I$4]+[.$B41]+[.$B$33]))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IF([.L$4]+[.$B41]+[.$K$33]&gt;3;3;IF([.L$4]+[.$B41]+[.$K$33] &lt;-3; -3; [.L$4]+[.$B41]+[.$K$33]))" office:value-type="float" office:value="3" calcext:value-type="float">
            <text:p>3</text:p>
          </table:table-cell>
          <table:table-cell table:style-name="ce2" table:formula="of:=IF([.M$4]+[.$B41]+[.$K$33]&gt;3;3;IF([.M$4]+[.$B41]+[.$K$33] &lt;-3; -3; [.M$4]+[.$B41]+[.$K$33]))" office:value-type="float" office:value="3" calcext:value-type="float">
            <text:p>3</text:p>
          </table:table-cell>
          <table:table-cell table:style-name="ce2" table:formula="of:=IF([.N$4]+[.$B41]+[.$K$33]&gt;3;3;IF([.N$4]+[.$B41]+[.$K$33] &lt;-3; -3; [.N$4]+[.$B41]+[.$K$33]))" office:value-type="float" office:value="3" calcext:value-type="float">
            <text:p>3</text:p>
          </table:table-cell>
          <table:table-cell table:style-name="ce2" table:formula="of:=IF([.O$4]+[.$B41]+[.$K$33]&gt;3;3;IF([.O$4]+[.$B41]+[.$K$33] &lt;-3; -3; [.O$4]+[.$B41]+[.$K$33]))" office:value-type="float" office:value="3" calcext:value-type="float">
            <text:p>3</text:p>
          </table:table-cell>
          <table:table-cell table:style-name="ce2" table:formula="of:=IF([.P$4]+[.$B41]+[.$K$33]&gt;3;3;IF([.P$4]+[.$B41]+[.$K$33] &lt;-3; -3; [.P$4]+[.$B41]+[.$K$33]))" office:value-type="float" office:value="3" calcext:value-type="float">
            <text:p>3</text:p>
          </table:table-cell>
          <table:table-cell table:style-name="ce2" table:formula="of:=IF([.Q$4]+[.$B41]+[.$K$33]&gt;3;3;IF([.Q$4]+[.$B41]+[.$K$33] &lt;-3; -3; [.Q$4]+[.$B41]+[.$K$33]))" office:value-type="float" office:value="3" calcext:value-type="float">
            <text:p>3</text:p>
          </table:table-cell>
          <table:table-cell table:style-name="ce2" table:formula="of:=IF([.R$4]+[.$B41]+[.$K$33]&gt;3;3;IF([.R$4]+[.$B41]+[.$K$33] &lt;-3; -3; [.R$4]+[.$B41]+[.$K$33]))" office:value-type="float" office:value="3" calcext:value-type="float">
            <text:p>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COM.MICROSOFT.IFS([.B3]=-3;&quot;BM&quot;;[.B3]=-2;&quot;MM&quot;;[.B3]=-1;&quot;SM&quot;;[.B3]=0;&quot;Z&quot;;[.B3]=1;&quot;SP&quot;;[.B3]=2;&quot;MP&quot;;[.B3]=3;&quot;BP&quot;; )" office:value-type="string" office:string-value="Z" calcext:value-type="string">
            <text:p>Z</text:p>
          </table:table-cell>
          <table:table-cell table:number-columns-repeated="8"/>
          <table:table-cell table:formula="of:=COM.MICROSOFT.IFS([.K3]=-3;&quot;BM&quot;;[.K3]=-2;&quot;MM&quot;;[.K3]=-1;&quot;SM&quot;;[.K3]=0;&quot;Z&quot;;[.K3]=1;&quot;SP&quot;;[.K3]=2;&quot;MP&quot;;[.K3]=3;&quot;BP&quot;; )" office:value-type="string" office:string-value="Z" calcext:value-type="string">
            <text:p>Z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COM.MICROSOFT.IFS([.C4]=-3;&quot;BM&quot;;[.C4]=-2;&quot;MM&quot;;[.C4]=-1;&quot;SM&quot;;[.C4]=0;&quot;Z&quot;;[.C4]=1;&quot;SP&quot;;[.C4]=2;&quot;MP&quot;;[.C4]=3;&quot;BP&quot;; )" office:value-type="string" office:string-value="BM" calcext:value-type="string">
            <text:p>BM</text:p>
          </table:table-cell>
          <table:table-cell table:formula="of:=COM.MICROSOFT.IFS([.D4]=-3;&quot;BM&quot;;[.D4]=-2;&quot;MM&quot;;[.D4]=-1;&quot;SM&quot;;[.D4]=0;&quot;Z&quot;;[.D4]=1;&quot;SP&quot;;[.D4]=2;&quot;MP&quot;;[.D4]=3;&quot;BP&quot;; )" office:value-type="string" office:string-value="MM" calcext:value-type="string">
            <text:p>MM</text:p>
          </table:table-cell>
          <table:table-cell table:formula="of:=COM.MICROSOFT.IFS([.E4]=-3;&quot;BM&quot;;[.E4]=-2;&quot;MM&quot;;[.E4]=-1;&quot;SM&quot;;[.E4]=0;&quot;Z&quot;;[.E4]=1;&quot;SP&quot;;[.E4]=2;&quot;MP&quot;;[.E4]=3;&quot;BP&quot;; )" office:value-type="string" office:string-value="SM" calcext:value-type="string">
            <text:p>SM</text:p>
          </table:table-cell>
          <table:table-cell table:formula="of:=COM.MICROSOFT.IFS([.F4]=-3;&quot;BM&quot;;[.F4]=-2;&quot;MM&quot;;[.F4]=-1;&quot;SM&quot;;[.F4]=0;&quot;Z&quot;;[.F4]=1;&quot;SP&quot;;[.F4]=2;&quot;MP&quot;;[.F4]=3;&quot;BP&quot;; )" office:value-type="string" office:string-value="Z" calcext:value-type="string">
            <text:p>Z</text:p>
          </table:table-cell>
          <table:table-cell table:formula="of:=COM.MICROSOFT.IFS([.G4]=-3;&quot;BM&quot;;[.G4]=-2;&quot;MM&quot;;[.G4]=-1;&quot;SM&quot;;[.G4]=0;&quot;Z&quot;;[.G4]=1;&quot;SP&quot;;[.G4]=2;&quot;MP&quot;;[.G4]=3;&quot;BP&quot;; )" office:value-type="string" office:string-value="SP" calcext:value-type="string">
            <text:p>SP</text:p>
          </table:table-cell>
          <table:table-cell table:formula="of:=COM.MICROSOFT.IFS([.H4]=-3;&quot;BM&quot;;[.H4]=-2;&quot;MM&quot;;[.H4]=-1;&quot;SM&quot;;[.H4]=0;&quot;Z&quot;;[.H4]=1;&quot;SP&quot;;[.H4]=2;&quot;MP&quot;;[.H4]=3;&quot;BP&quot;; )" office:value-type="string" office:string-value="MP" calcext:value-type="string">
            <text:p>MP</text:p>
          </table:table-cell>
          <table:table-cell table:formula="of:=COM.MICROSOFT.IFS([.I4]=-3;&quot;BM&quot;;[.I4]=-2;&quot;MM&quot;;[.I4]=-1;&quot;SM&quot;;[.I4]=0;&quot;Z&quot;;[.I4]=1;&quot;SP&quot;;[.I4]=2;&quot;MP&quot;;[.I4]=3;&quot;BP&quot;; )" office:value-type="string" office:string-value="BP" calcext:value-type="string">
            <text:p>BP</text:p>
          </table:table-cell>
          <table:table-cell table:number-columns-repeated="2"/>
          <table:table-cell table:formula="of:=COM.MICROSOFT.IFS([.L4]=-3;&quot;BM&quot;;[.L4]=-2;&quot;MM&quot;;[.L4]=-1;&quot;SM&quot;;[.L4]=0;&quot;Z&quot;;[.L4]=1;&quot;SP&quot;;[.L4]=2;&quot;MP&quot;;[.L4]=3;&quot;BP&quot;; )" office:value-type="string" office:string-value="BM" calcext:value-type="string">
            <text:p>BM</text:p>
          </table:table-cell>
          <table:table-cell table:formula="of:=COM.MICROSOFT.IFS([.M4]=-3;&quot;BM&quot;;[.M4]=-2;&quot;MM&quot;;[.M4]=-1;&quot;SM&quot;;[.M4]=0;&quot;Z&quot;;[.M4]=1;&quot;SP&quot;;[.M4]=2;&quot;MP&quot;;[.M4]=3;&quot;BP&quot;; )" office:value-type="string" office:string-value="MM" calcext:value-type="string">
            <text:p>MM</text:p>
          </table:table-cell>
          <table:table-cell table:formula="of:=COM.MICROSOFT.IFS([.N4]=-3;&quot;BM&quot;;[.N4]=-2;&quot;MM&quot;;[.N4]=-1;&quot;SM&quot;;[.N4]=0;&quot;Z&quot;;[.N4]=1;&quot;SP&quot;;[.N4]=2;&quot;MP&quot;;[.N4]=3;&quot;BP&quot;; )" office:value-type="string" office:string-value="SM" calcext:value-type="string">
            <text:p>SM</text:p>
          </table:table-cell>
          <table:table-cell table:formula="of:=COM.MICROSOFT.IFS([.O4]=-3;&quot;BM&quot;;[.O4]=-2;&quot;MM&quot;;[.O4]=-1;&quot;SM&quot;;[.O4]=0;&quot;Z&quot;;[.O4]=1;&quot;SP&quot;;[.O4]=2;&quot;MP&quot;;[.O4]=3;&quot;BP&quot;; )" office:value-type="string" office:string-value="Z" calcext:value-type="string">
            <text:p>Z</text:p>
          </table:table-cell>
          <table:table-cell table:formula="of:=COM.MICROSOFT.IFS([.P4]=-3;&quot;BM&quot;;[.P4]=-2;&quot;MM&quot;;[.P4]=-1;&quot;SM&quot;;[.P4]=0;&quot;Z&quot;;[.P4]=1;&quot;SP&quot;;[.P4]=2;&quot;MP&quot;;[.P4]=3;&quot;BP&quot;; )" office:value-type="string" office:string-value="SP" calcext:value-type="string">
            <text:p>SP</text:p>
          </table:table-cell>
          <table:table-cell table:formula="of:=COM.MICROSOFT.IFS([.Q4]=-3;&quot;BM&quot;;[.Q4]=-2;&quot;MM&quot;;[.Q4]=-1;&quot;SM&quot;;[.Q4]=0;&quot;Z&quot;;[.Q4]=1;&quot;SP&quot;;[.Q4]=2;&quot;MP&quot;;[.Q4]=3;&quot;BP&quot;; )" office:value-type="string" office:string-value="MP" calcext:value-type="string">
            <text:p>MP</text:p>
          </table:table-cell>
          <table:table-cell table:formula="of:=COM.MICROSOFT.IFS([.R4]=-3;&quot;BM&quot;;[.R4]=-2;&quot;MM&quot;;[.R4]=-1;&quot;SM&quot;;[.R4]=0;&quot;Z&quot;;[.R4]=1;&quot;SP&quot;;[.R4]=2;&quot;MP&quot;;[.R4]=3;&quot;BP&quot;; )" office:value-type="string" office:string-value="BP" calcext:value-type="string">
            <text:p>BP</text:p>
          </table:table-cell>
        </table:table-row>
        <table:table-row table:style-name="ro1">
          <table:table-cell/>
          <table:table-cell table:formula="of:=COM.MICROSOFT.IFS([.B5]=-3;&quot;BM&quot;;[.B5]=-2;&quot;MM&quot;;[.B5]=-1;&quot;SM&quot;;[.B5]=0;&quot;Z&quot;;[.B5]=1;&quot;SP&quot;;[.B5]=2;&quot;MP&quot;;[.B5]=3;&quot;BP&quot;; )" office:value-type="string" office:string-value="BM" calcext:value-type="string">
            <text:p>BM</text:p>
          </table:table-cell>
          <table:table-cell table:formula="of:=COM.MICROSOFT.IFS([.C5]=-3;&quot;BM&quot;;[.C5]=-2;&quot;MM&quot;;[.C5]=-1;&quot;SM&quot;;[.C5]=0;&quot;Z&quot;;[.C5]=1;&quot;SP&quot;;[.C5]=2;&quot;MP&quot;;[.C5]=3;&quot;BP&quot;; )" office:value-type="string" office:string-value="BM" calcext:value-type="string">
            <text:p>BM</text:p>
          </table:table-cell>
          <table:table-cell table:formula="of:=COM.MICROSOFT.IFS([.D5]=-3;&quot;BM&quot;;[.D5]=-2;&quot;MM&quot;;[.D5]=-1;&quot;SM&quot;;[.D5]=0;&quot;Z&quot;;[.D5]=1;&quot;SP&quot;;[.D5]=2;&quot;MP&quot;;[.D5]=3;&quot;BP&quot;; )" office:value-type="string" office:string-value="BM" calcext:value-type="string">
            <text:p>BM</text:p>
          </table:table-cell>
          <table:table-cell table:formula="of:=COM.MICROSOFT.IFS([.E5]=-3;&quot;BM&quot;;[.E5]=-2;&quot;MM&quot;;[.E5]=-1;&quot;SM&quot;;[.E5]=0;&quot;Z&quot;;[.E5]=1;&quot;SP&quot;;[.E5]=2;&quot;MP&quot;;[.E5]=3;&quot;BP&quot;; )" office:value-type="string" office:string-value="BM" calcext:value-type="string">
            <text:p>BM</text:p>
          </table:table-cell>
          <table:table-cell table:formula="of:=COM.MICROSOFT.IFS([.F5]=-3;&quot;BM&quot;;[.F5]=-2;&quot;MM&quot;;[.F5]=-1;&quot;SM&quot;;[.F5]=0;&quot;Z&quot;;[.F5]=1;&quot;SP&quot;;[.F5]=2;&quot;MP&quot;;[.F5]=3;&quot;BP&quot;; )" office:value-type="string" office:string-value="BM" calcext:value-type="string">
            <text:p>BM</text:p>
          </table:table-cell>
          <table:table-cell table:formula="of:=COM.MICROSOFT.IFS([.G5]=-3;&quot;BM&quot;;[.G5]=-2;&quot;MM&quot;;[.G5]=-1;&quot;SM&quot;;[.G5]=0;&quot;Z&quot;;[.G5]=1;&quot;SP&quot;;[.G5]=2;&quot;MP&quot;;[.G5]=3;&quot;BP&quot;; )" office:value-type="string" office:string-value="MM" calcext:value-type="string">
            <text:p>MM</text:p>
          </table:table-cell>
          <table:table-cell table:formula="of:=COM.MICROSOFT.IFS([.H5]=-3;&quot;BM&quot;;[.H5]=-2;&quot;MM&quot;;[.H5]=-1;&quot;SM&quot;;[.H5]=0;&quot;Z&quot;;[.H5]=1;&quot;SP&quot;;[.H5]=2;&quot;MP&quot;;[.H5]=3;&quot;BP&quot;; )" office:value-type="string" office:string-value="SM" calcext:value-type="string">
            <text:p>SM</text:p>
          </table:table-cell>
          <table:table-cell table:formula="of:=COM.MICROSOFT.IFS([.I5]=-3;&quot;BM&quot;;[.I5]=-2;&quot;MM&quot;;[.I5]=-1;&quot;SM&quot;;[.I5]=0;&quot;Z&quot;;[.I5]=1;&quot;SP&quot;;[.I5]=2;&quot;MP&quot;;[.I5]=3;&quot;BP&quot;; )" office:value-type="string" office:string-value="Z" calcext:value-type="string">
            <text:p>Z</text:p>
          </table:table-cell>
          <table:table-cell/>
          <table:table-cell table:formula="of:=COM.MICROSOFT.IFS([.K5]=-3;&quot;BM&quot;;[.K5]=-2;&quot;MM&quot;;[.K5]=-1;&quot;SM&quot;;[.K5]=0;&quot;Z&quot;;[.K5]=1;&quot;SP&quot;;[.K5]=2;&quot;MP&quot;;[.K5]=3;&quot;BP&quot;; )" office:value-type="string" office:string-value="BM" calcext:value-type="string">
            <text:p>BM</text:p>
          </table:table-cell>
          <table:table-cell table:formula="of:=COM.MICROSOFT.IFS([.L5]=-3;&quot;BM&quot;;[.L5]=-2;&quot;MM&quot;;[.L5]=-1;&quot;SM&quot;;[.L5]=0;&quot;Z&quot;;[.L5]=1;&quot;SP&quot;;[.L5]=2;&quot;MP&quot;;[.L5]=3;&quot;BP&quot;; )" office:value-type="string" office:string-value="BM" calcext:value-type="string">
            <text:p>BM</text:p>
          </table:table-cell>
          <table:table-cell table:formula="of:=COM.MICROSOFT.IFS([.M5]=-3;&quot;BM&quot;;[.M5]=-2;&quot;MM&quot;;[.M5]=-1;&quot;SM&quot;;[.M5]=0;&quot;Z&quot;;[.M5]=1;&quot;SP&quot;;[.M5]=2;&quot;MP&quot;;[.M5]=3;&quot;BP&quot;; )" office:value-type="string" office:string-value="BM" calcext:value-type="string">
            <text:p>BM</text:p>
          </table:table-cell>
          <table:table-cell table:formula="of:=COM.MICROSOFT.IFS([.N5]=-3;&quot;BM&quot;;[.N5]=-2;&quot;MM&quot;;[.N5]=-1;&quot;SM&quot;;[.N5]=0;&quot;Z&quot;;[.N5]=1;&quot;SP&quot;;[.N5]=2;&quot;MP&quot;;[.N5]=3;&quot;BP&quot;; )" office:value-type="string" office:string-value="BM" calcext:value-type="string">
            <text:p>BM</text:p>
          </table:table-cell>
          <table:table-cell table:formula="of:=COM.MICROSOFT.IFS([.O5]=-3;&quot;BM&quot;;[.O5]=-2;&quot;MM&quot;;[.O5]=-1;&quot;SM&quot;;[.O5]=0;&quot;Z&quot;;[.O5]=1;&quot;SP&quot;;[.O5]=2;&quot;MP&quot;;[.O5]=3;&quot;BP&quot;; )" office:value-type="string" office:string-value="BM" calcext:value-type="string">
            <text:p>BM</text:p>
          </table:table-cell>
          <table:table-cell table:formula="of:=COM.MICROSOFT.IFS([.P5]=-3;&quot;BM&quot;;[.P5]=-2;&quot;MM&quot;;[.P5]=-1;&quot;SM&quot;;[.P5]=0;&quot;Z&quot;;[.P5]=1;&quot;SP&quot;;[.P5]=2;&quot;MP&quot;;[.P5]=3;&quot;BP&quot;; )" office:value-type="string" office:string-value="MM" calcext:value-type="string">
            <text:p>MM</text:p>
          </table:table-cell>
          <table:table-cell table:formula="of:=COM.MICROSOFT.IFS([.Q5]=-3;&quot;BM&quot;;[.Q5]=-2;&quot;MM&quot;;[.Q5]=-1;&quot;SM&quot;;[.Q5]=0;&quot;Z&quot;;[.Q5]=1;&quot;SP&quot;;[.Q5]=2;&quot;MP&quot;;[.Q5]=3;&quot;BP&quot;; )" office:value-type="string" office:string-value="SM" calcext:value-type="string">
            <text:p>SM</text:p>
          </table:table-cell>
          <table:table-cell table:formula="of:=COM.MICROSOFT.IFS([.R5]=-3;&quot;BM&quot;;[.R5]=-2;&quot;MM&quot;;[.R5]=-1;&quot;SM&quot;;[.R5]=0;&quot;Z&quot;;[.R5]=1;&quot;SP&quot;;[.R5]=2;&quot;MP&quot;;[.R5]=3;&quot;BP&quot;; )" office:value-type="string" office:string-value="Z" calcext:value-type="string">
            <text:p>Z</text:p>
          </table:table-cell>
        </table:table-row>
        <table:table-row table:style-name="ro1">
          <table:table-cell/>
          <table:table-cell table:formula="of:=COM.MICROSOFT.IFS([.B6]=-3;&quot;BM&quot;;[.B6]=-2;&quot;MM&quot;;[.B6]=-1;&quot;SM&quot;;[.B6]=0;&quot;Z&quot;;[.B6]=1;&quot;SP&quot;;[.B6]=2;&quot;MP&quot;;[.B6]=3;&quot;BP&quot;; )" office:value-type="string" office:string-value="MM" calcext:value-type="string">
            <text:p>MM</text:p>
          </table:table-cell>
          <table:table-cell table:formula="of:=COM.MICROSOFT.IFS([.C6]=-3;&quot;BM&quot;;[.C6]=-2;&quot;MM&quot;;[.C6]=-1;&quot;SM&quot;;[.C6]=0;&quot;Z&quot;;[.C6]=1;&quot;SP&quot;;[.C6]=2;&quot;MP&quot;;[.C6]=3;&quot;BP&quot;; )" office:value-type="string" office:string-value="BM" calcext:value-type="string">
            <text:p>BM</text:p>
          </table:table-cell>
          <table:table-cell table:formula="of:=COM.MICROSOFT.IFS([.D6]=-3;&quot;BM&quot;;[.D6]=-2;&quot;MM&quot;;[.D6]=-1;&quot;SM&quot;;[.D6]=0;&quot;Z&quot;;[.D6]=1;&quot;SP&quot;;[.D6]=2;&quot;MP&quot;;[.D6]=3;&quot;BP&quot;; )" office:value-type="string" office:string-value="BM" calcext:value-type="string">
            <text:p>BM</text:p>
          </table:table-cell>
          <table:table-cell table:formula="of:=COM.MICROSOFT.IFS([.E6]=-3;&quot;BM&quot;;[.E6]=-2;&quot;MM&quot;;[.E6]=-1;&quot;SM&quot;;[.E6]=0;&quot;Z&quot;;[.E6]=1;&quot;SP&quot;;[.E6]=2;&quot;MP&quot;;[.E6]=3;&quot;BP&quot;; )" office:value-type="string" office:string-value="BM" calcext:value-type="string">
            <text:p>BM</text:p>
          </table:table-cell>
          <table:table-cell table:formula="of:=COM.MICROSOFT.IFS([.F6]=-3;&quot;BM&quot;;[.F6]=-2;&quot;MM&quot;;[.F6]=-1;&quot;SM&quot;;[.F6]=0;&quot;Z&quot;;[.F6]=1;&quot;SP&quot;;[.F6]=2;&quot;MP&quot;;[.F6]=3;&quot;BP&quot;; )" office:value-type="string" office:string-value="MM" calcext:value-type="string">
            <text:p>MM</text:p>
          </table:table-cell>
          <table:table-cell table:formula="of:=COM.MICROSOFT.IFS([.G6]=-3;&quot;BM&quot;;[.G6]=-2;&quot;MM&quot;;[.G6]=-1;&quot;SM&quot;;[.G6]=0;&quot;Z&quot;;[.G6]=1;&quot;SP&quot;;[.G6]=2;&quot;MP&quot;;[.G6]=3;&quot;BP&quot;; )" office:value-type="string" office:string-value="SM" calcext:value-type="string">
            <text:p>SM</text:p>
          </table:table-cell>
          <table:table-cell table:formula="of:=COM.MICROSOFT.IFS([.H6]=-3;&quot;BM&quot;;[.H6]=-2;&quot;MM&quot;;[.H6]=-1;&quot;SM&quot;;[.H6]=0;&quot;Z&quot;;[.H6]=1;&quot;SP&quot;;[.H6]=2;&quot;MP&quot;;[.H6]=3;&quot;BP&quot;; )" office:value-type="string" office:string-value="Z" calcext:value-type="string">
            <text:p>Z</text:p>
          </table:table-cell>
          <table:table-cell table:formula="of:=COM.MICROSOFT.IFS([.I6]=-3;&quot;BM&quot;;[.I6]=-2;&quot;MM&quot;;[.I6]=-1;&quot;SM&quot;;[.I6]=0;&quot;Z&quot;;[.I6]=1;&quot;SP&quot;;[.I6]=2;&quot;MP&quot;;[.I6]=3;&quot;BP&quot;; )" office:value-type="string" office:string-value="SP" calcext:value-type="string">
            <text:p>SP</text:p>
          </table:table-cell>
          <table:table-cell/>
          <table:table-cell table:formula="of:=COM.MICROSOFT.IFS([.K6]=-3;&quot;BM&quot;;[.K6]=-2;&quot;MM&quot;;[.K6]=-1;&quot;SM&quot;;[.K6]=0;&quot;Z&quot;;[.K6]=1;&quot;SP&quot;;[.K6]=2;&quot;MP&quot;;[.K6]=3;&quot;BP&quot;; )" office:value-type="string" office:string-value="MM" calcext:value-type="string">
            <text:p>MM</text:p>
          </table:table-cell>
          <table:table-cell table:formula="of:=COM.MICROSOFT.IFS([.L6]=-3;&quot;BM&quot;;[.L6]=-2;&quot;MM&quot;;[.L6]=-1;&quot;SM&quot;;[.L6]=0;&quot;Z&quot;;[.L6]=1;&quot;SP&quot;;[.L6]=2;&quot;MP&quot;;[.L6]=3;&quot;BP&quot;; )" office:value-type="string" office:string-value="BM" calcext:value-type="string">
            <text:p>BM</text:p>
          </table:table-cell>
          <table:table-cell table:formula="of:=COM.MICROSOFT.IFS([.M6]=-3;&quot;BM&quot;;[.M6]=-2;&quot;MM&quot;;[.M6]=-1;&quot;SM&quot;;[.M6]=0;&quot;Z&quot;;[.M6]=1;&quot;SP&quot;;[.M6]=2;&quot;MP&quot;;[.M6]=3;&quot;BP&quot;; )" office:value-type="string" office:string-value="BM" calcext:value-type="string">
            <text:p>BM</text:p>
          </table:table-cell>
          <table:table-cell table:formula="of:=COM.MICROSOFT.IFS([.N6]=-3;&quot;BM&quot;;[.N6]=-2;&quot;MM&quot;;[.N6]=-1;&quot;SM&quot;;[.N6]=0;&quot;Z&quot;;[.N6]=1;&quot;SP&quot;;[.N6]=2;&quot;MP&quot;;[.N6]=3;&quot;BP&quot;; )" office:value-type="string" office:string-value="BM" calcext:value-type="string">
            <text:p>BM</text:p>
          </table:table-cell>
          <table:table-cell table:formula="of:=COM.MICROSOFT.IFS([.O6]=-3;&quot;BM&quot;;[.O6]=-2;&quot;MM&quot;;[.O6]=-1;&quot;SM&quot;;[.O6]=0;&quot;Z&quot;;[.O6]=1;&quot;SP&quot;;[.O6]=2;&quot;MP&quot;;[.O6]=3;&quot;BP&quot;; )" office:value-type="string" office:string-value="MM" calcext:value-type="string">
            <text:p>MM</text:p>
          </table:table-cell>
          <table:table-cell table:formula="of:=COM.MICROSOFT.IFS([.P6]=-3;&quot;BM&quot;;[.P6]=-2;&quot;MM&quot;;[.P6]=-1;&quot;SM&quot;;[.P6]=0;&quot;Z&quot;;[.P6]=1;&quot;SP&quot;;[.P6]=2;&quot;MP&quot;;[.P6]=3;&quot;BP&quot;; )" office:value-type="string" office:string-value="SM" calcext:value-type="string">
            <text:p>SM</text:p>
          </table:table-cell>
          <table:table-cell table:formula="of:=COM.MICROSOFT.IFS([.Q6]=-3;&quot;BM&quot;;[.Q6]=-2;&quot;MM&quot;;[.Q6]=-1;&quot;SM&quot;;[.Q6]=0;&quot;Z&quot;;[.Q6]=1;&quot;SP&quot;;[.Q6]=2;&quot;MP&quot;;[.Q6]=3;&quot;BP&quot;; )" office:value-type="string" office:string-value="Z" calcext:value-type="string">
            <text:p>Z</text:p>
          </table:table-cell>
          <table:table-cell table:formula="of:=COM.MICROSOFT.IFS([.R6]=-3;&quot;BM&quot;;[.R6]=-2;&quot;MM&quot;;[.R6]=-1;&quot;SM&quot;;[.R6]=0;&quot;Z&quot;;[.R6]=1;&quot;SP&quot;;[.R6]=2;&quot;MP&quot;;[.R6]=3;&quot;BP&quot;; )" office:value-type="string" office:string-value="SP" calcext:value-type="string">
            <text:p>SP</text:p>
          </table:table-cell>
        </table:table-row>
        <table:table-row table:style-name="ro1">
          <table:table-cell/>
          <table:table-cell table:formula="of:=COM.MICROSOFT.IFS([.B7]=-3;&quot;BM&quot;;[.B7]=-2;&quot;MM&quot;;[.B7]=-1;&quot;SM&quot;;[.B7]=0;&quot;Z&quot;;[.B7]=1;&quot;SP&quot;;[.B7]=2;&quot;MP&quot;;[.B7]=3;&quot;BP&quot;; )" office:value-type="string" office:string-value="SM" calcext:value-type="string">
            <text:p>SM</text:p>
          </table:table-cell>
          <table:table-cell table:formula="of:=COM.MICROSOFT.IFS([.C7]=-3;&quot;BM&quot;;[.C7]=-2;&quot;MM&quot;;[.C7]=-1;&quot;SM&quot;;[.C7]=0;&quot;Z&quot;;[.C7]=1;&quot;SP&quot;;[.C7]=2;&quot;MP&quot;;[.C7]=3;&quot;BP&quot;; )" office:value-type="string" office:string-value="BM" calcext:value-type="string">
            <text:p>BM</text:p>
          </table:table-cell>
          <table:table-cell table:formula="of:=COM.MICROSOFT.IFS([.D7]=-3;&quot;BM&quot;;[.D7]=-2;&quot;MM&quot;;[.D7]=-1;&quot;SM&quot;;[.D7]=0;&quot;Z&quot;;[.D7]=1;&quot;SP&quot;;[.D7]=2;&quot;MP&quot;;[.D7]=3;&quot;BP&quot;; )" office:value-type="string" office:string-value="BM" calcext:value-type="string">
            <text:p>BM</text:p>
          </table:table-cell>
          <table:table-cell table:formula="of:=COM.MICROSOFT.IFS([.E7]=-3;&quot;BM&quot;;[.E7]=-2;&quot;MM&quot;;[.E7]=-1;&quot;SM&quot;;[.E7]=0;&quot;Z&quot;;[.E7]=1;&quot;SP&quot;;[.E7]=2;&quot;MP&quot;;[.E7]=3;&quot;BP&quot;; )" office:value-type="string" office:string-value="MM" calcext:value-type="string">
            <text:p>MM</text:p>
          </table:table-cell>
          <table:table-cell table:formula="of:=COM.MICROSOFT.IFS([.F7]=-3;&quot;BM&quot;;[.F7]=-2;&quot;MM&quot;;[.F7]=-1;&quot;SM&quot;;[.F7]=0;&quot;Z&quot;;[.F7]=1;&quot;SP&quot;;[.F7]=2;&quot;MP&quot;;[.F7]=3;&quot;BP&quot;; )" office:value-type="string" office:string-value="SM" calcext:value-type="string">
            <text:p>SM</text:p>
          </table:table-cell>
          <table:table-cell table:formula="of:=COM.MICROSOFT.IFS([.G7]=-3;&quot;BM&quot;;[.G7]=-2;&quot;MM&quot;;[.G7]=-1;&quot;SM&quot;;[.G7]=0;&quot;Z&quot;;[.G7]=1;&quot;SP&quot;;[.G7]=2;&quot;MP&quot;;[.G7]=3;&quot;BP&quot;; )" office:value-type="string" office:string-value="Z" calcext:value-type="string">
            <text:p>Z</text:p>
          </table:table-cell>
          <table:table-cell table:formula="of:=COM.MICROSOFT.IFS([.H7]=-3;&quot;BM&quot;;[.H7]=-2;&quot;MM&quot;;[.H7]=-1;&quot;SM&quot;;[.H7]=0;&quot;Z&quot;;[.H7]=1;&quot;SP&quot;;[.H7]=2;&quot;MP&quot;;[.H7]=3;&quot;BP&quot;; )" office:value-type="string" office:string-value="SP" calcext:value-type="string">
            <text:p>SP</text:p>
          </table:table-cell>
          <table:table-cell table:formula="of:=COM.MICROSOFT.IFS([.I7]=-3;&quot;BM&quot;;[.I7]=-2;&quot;MM&quot;;[.I7]=-1;&quot;SM&quot;;[.I7]=0;&quot;Z&quot;;[.I7]=1;&quot;SP&quot;;[.I7]=2;&quot;MP&quot;;[.I7]=3;&quot;BP&quot;; )" office:value-type="string" office:string-value="MP" calcext:value-type="string">
            <text:p>MP</text:p>
          </table:table-cell>
          <table:table-cell/>
          <table:table-cell table:formula="of:=COM.MICROSOFT.IFS([.K7]=-3;&quot;BM&quot;;[.K7]=-2;&quot;MM&quot;;[.K7]=-1;&quot;SM&quot;;[.K7]=0;&quot;Z&quot;;[.K7]=1;&quot;SP&quot;;[.K7]=2;&quot;MP&quot;;[.K7]=3;&quot;BP&quot;; )" office:value-type="string" office:string-value="SM" calcext:value-type="string">
            <text:p>SM</text:p>
          </table:table-cell>
          <table:table-cell table:formula="of:=COM.MICROSOFT.IFS([.L7]=-3;&quot;BM&quot;;[.L7]=-2;&quot;MM&quot;;[.L7]=-1;&quot;SM&quot;;[.L7]=0;&quot;Z&quot;;[.L7]=1;&quot;SP&quot;;[.L7]=2;&quot;MP&quot;;[.L7]=3;&quot;BP&quot;; )" office:value-type="string" office:string-value="BM" calcext:value-type="string">
            <text:p>BM</text:p>
          </table:table-cell>
          <table:table-cell table:formula="of:=COM.MICROSOFT.IFS([.M7]=-3;&quot;BM&quot;;[.M7]=-2;&quot;MM&quot;;[.M7]=-1;&quot;SM&quot;;[.M7]=0;&quot;Z&quot;;[.M7]=1;&quot;SP&quot;;[.M7]=2;&quot;MP&quot;;[.M7]=3;&quot;BP&quot;; )" office:value-type="string" office:string-value="BM" calcext:value-type="string">
            <text:p>BM</text:p>
          </table:table-cell>
          <table:table-cell table:formula="of:=COM.MICROSOFT.IFS([.N7]=-3;&quot;BM&quot;;[.N7]=-2;&quot;MM&quot;;[.N7]=-1;&quot;SM&quot;;[.N7]=0;&quot;Z&quot;;[.N7]=1;&quot;SP&quot;;[.N7]=2;&quot;MP&quot;;[.N7]=3;&quot;BP&quot;; )" office:value-type="string" office:string-value="MM" calcext:value-type="string">
            <text:p>MM</text:p>
          </table:table-cell>
          <table:table-cell table:formula="of:=COM.MICROSOFT.IFS([.O7]=-3;&quot;BM&quot;;[.O7]=-2;&quot;MM&quot;;[.O7]=-1;&quot;SM&quot;;[.O7]=0;&quot;Z&quot;;[.O7]=1;&quot;SP&quot;;[.O7]=2;&quot;MP&quot;;[.O7]=3;&quot;BP&quot;; )" office:value-type="string" office:string-value="SM" calcext:value-type="string">
            <text:p>SM</text:p>
          </table:table-cell>
          <table:table-cell table:formula="of:=COM.MICROSOFT.IFS([.P7]=-3;&quot;BM&quot;;[.P7]=-2;&quot;MM&quot;;[.P7]=-1;&quot;SM&quot;;[.P7]=0;&quot;Z&quot;;[.P7]=1;&quot;SP&quot;;[.P7]=2;&quot;MP&quot;;[.P7]=3;&quot;BP&quot;; )" office:value-type="string" office:string-value="Z" calcext:value-type="string">
            <text:p>Z</text:p>
          </table:table-cell>
          <table:table-cell table:formula="of:=COM.MICROSOFT.IFS([.Q7]=-3;&quot;BM&quot;;[.Q7]=-2;&quot;MM&quot;;[.Q7]=-1;&quot;SM&quot;;[.Q7]=0;&quot;Z&quot;;[.Q7]=1;&quot;SP&quot;;[.Q7]=2;&quot;MP&quot;;[.Q7]=3;&quot;BP&quot;; )" office:value-type="string" office:string-value="SP" calcext:value-type="string">
            <text:p>SP</text:p>
          </table:table-cell>
          <table:table-cell table:formula="of:=COM.MICROSOFT.IFS([.R7]=-3;&quot;BM&quot;;[.R7]=-2;&quot;MM&quot;;[.R7]=-1;&quot;SM&quot;;[.R7]=0;&quot;Z&quot;;[.R7]=1;&quot;SP&quot;;[.R7]=2;&quot;MP&quot;;[.R7]=3;&quot;BP&quot;; )" office:value-type="string" office:string-value="MP" calcext:value-type="string">
            <text:p>MP</text:p>
          </table:table-cell>
        </table:table-row>
        <table:table-row table:style-name="ro1">
          <table:table-cell/>
          <table:table-cell table:formula="of:=COM.MICROSOFT.IFS([.B8]=-3;&quot;BM&quot;;[.B8]=-2;&quot;MM&quot;;[.B8]=-1;&quot;SM&quot;;[.B8]=0;&quot;Z&quot;;[.B8]=1;&quot;SP&quot;;[.B8]=2;&quot;MP&quot;;[.B8]=3;&quot;BP&quot;; )" office:value-type="string" office:string-value="Z" calcext:value-type="string">
            <text:p>Z</text:p>
          </table:table-cell>
          <table:table-cell table:formula="of:=COM.MICROSOFT.IFS([.C8]=-3;&quot;BM&quot;;[.C8]=-2;&quot;MM&quot;;[.C8]=-1;&quot;SM&quot;;[.C8]=0;&quot;Z&quot;;[.C8]=1;&quot;SP&quot;;[.C8]=2;&quot;MP&quot;;[.C8]=3;&quot;BP&quot;; )" office:value-type="string" office:string-value="BM" calcext:value-type="string">
            <text:p>BM</text:p>
          </table:table-cell>
          <table:table-cell table:formula="of:=COM.MICROSOFT.IFS([.D8]=-3;&quot;BM&quot;;[.D8]=-2;&quot;MM&quot;;[.D8]=-1;&quot;SM&quot;;[.D8]=0;&quot;Z&quot;;[.D8]=1;&quot;SP&quot;;[.D8]=2;&quot;MP&quot;;[.D8]=3;&quot;BP&quot;; )" office:value-type="string" office:string-value="MM" calcext:value-type="string">
            <text:p>MM</text:p>
          </table:table-cell>
          <table:table-cell table:formula="of:=COM.MICROSOFT.IFS([.E8]=-3;&quot;BM&quot;;[.E8]=-2;&quot;MM&quot;;[.E8]=-1;&quot;SM&quot;;[.E8]=0;&quot;Z&quot;;[.E8]=1;&quot;SP&quot;;[.E8]=2;&quot;MP&quot;;[.E8]=3;&quot;BP&quot;; )" office:value-type="string" office:string-value="SM" calcext:value-type="string">
            <text:p>SM</text:p>
          </table:table-cell>
          <table:table-cell table:formula="of:=COM.MICROSOFT.IFS([.F8]=-3;&quot;BM&quot;;[.F8]=-2;&quot;MM&quot;;[.F8]=-1;&quot;SM&quot;;[.F8]=0;&quot;Z&quot;;[.F8]=1;&quot;SP&quot;;[.F8]=2;&quot;MP&quot;;[.F8]=3;&quot;BP&quot;; )" office:value-type="string" office:string-value="Z" calcext:value-type="string">
            <text:p>Z</text:p>
          </table:table-cell>
          <table:table-cell table:formula="of:=COM.MICROSOFT.IFS([.G8]=-3;&quot;BM&quot;;[.G8]=-2;&quot;MM&quot;;[.G8]=-1;&quot;SM&quot;;[.G8]=0;&quot;Z&quot;;[.G8]=1;&quot;SP&quot;;[.G8]=2;&quot;MP&quot;;[.G8]=3;&quot;BP&quot;; )" office:value-type="string" office:string-value="SP" calcext:value-type="string">
            <text:p>SP</text:p>
          </table:table-cell>
          <table:table-cell table:formula="of:=COM.MICROSOFT.IFS([.H8]=-3;&quot;BM&quot;;[.H8]=-2;&quot;MM&quot;;[.H8]=-1;&quot;SM&quot;;[.H8]=0;&quot;Z&quot;;[.H8]=1;&quot;SP&quot;;[.H8]=2;&quot;MP&quot;;[.H8]=3;&quot;BP&quot;; )" office:value-type="string" office:string-value="MP" calcext:value-type="string">
            <text:p>MP</text:p>
          </table:table-cell>
          <table:table-cell table:formula="of:=COM.MICROSOFT.IFS([.I8]=-3;&quot;BM&quot;;[.I8]=-2;&quot;MM&quot;;[.I8]=-1;&quot;SM&quot;;[.I8]=0;&quot;Z&quot;;[.I8]=1;&quot;SP&quot;;[.I8]=2;&quot;MP&quot;;[.I8]=3;&quot;BP&quot;; )" office:value-type="string" office:string-value="BP" calcext:value-type="string">
            <text:p>BP</text:p>
          </table:table-cell>
          <table:table-cell/>
          <table:table-cell table:formula="of:=COM.MICROSOFT.IFS([.K8]=-3;&quot;BM&quot;;[.K8]=-2;&quot;MM&quot;;[.K8]=-1;&quot;SM&quot;;[.K8]=0;&quot;Z&quot;;[.K8]=1;&quot;SP&quot;;[.K8]=2;&quot;MP&quot;;[.K8]=3;&quot;BP&quot;; )" office:value-type="string" office:string-value="Z" calcext:value-type="string">
            <text:p>Z</text:p>
          </table:table-cell>
          <table:table-cell table:formula="of:=COM.MICROSOFT.IFS([.L8]=-3;&quot;BM&quot;;[.L8]=-2;&quot;MM&quot;;[.L8]=-1;&quot;SM&quot;;[.L8]=0;&quot;Z&quot;;[.L8]=1;&quot;SP&quot;;[.L8]=2;&quot;MP&quot;;[.L8]=3;&quot;BP&quot;; )" office:value-type="string" office:string-value="BM" calcext:value-type="string">
            <text:p>BM</text:p>
          </table:table-cell>
          <table:table-cell table:formula="of:=COM.MICROSOFT.IFS([.M8]=-3;&quot;BM&quot;;[.M8]=-2;&quot;MM&quot;;[.M8]=-1;&quot;SM&quot;;[.M8]=0;&quot;Z&quot;;[.M8]=1;&quot;SP&quot;;[.M8]=2;&quot;MP&quot;;[.M8]=3;&quot;BP&quot;; )" office:value-type="string" office:string-value="MM" calcext:value-type="string">
            <text:p>MM</text:p>
          </table:table-cell>
          <table:table-cell table:formula="of:=COM.MICROSOFT.IFS([.N8]=-3;&quot;BM&quot;;[.N8]=-2;&quot;MM&quot;;[.N8]=-1;&quot;SM&quot;;[.N8]=0;&quot;Z&quot;;[.N8]=1;&quot;SP&quot;;[.N8]=2;&quot;MP&quot;;[.N8]=3;&quot;BP&quot;; )" office:value-type="string" office:string-value="SM" calcext:value-type="string">
            <text:p>SM</text:p>
          </table:table-cell>
          <table:table-cell table:formula="of:=COM.MICROSOFT.IFS([.O8]=-3;&quot;BM&quot;;[.O8]=-2;&quot;MM&quot;;[.O8]=-1;&quot;SM&quot;;[.O8]=0;&quot;Z&quot;;[.O8]=1;&quot;SP&quot;;[.O8]=2;&quot;MP&quot;;[.O8]=3;&quot;BP&quot;; )" office:value-type="string" office:string-value="Z" calcext:value-type="string">
            <text:p>Z</text:p>
          </table:table-cell>
          <table:table-cell table:formula="of:=COM.MICROSOFT.IFS([.P8]=-3;&quot;BM&quot;;[.P8]=-2;&quot;MM&quot;;[.P8]=-1;&quot;SM&quot;;[.P8]=0;&quot;Z&quot;;[.P8]=1;&quot;SP&quot;;[.P8]=2;&quot;MP&quot;;[.P8]=3;&quot;BP&quot;; )" office:value-type="string" office:string-value="SP" calcext:value-type="string">
            <text:p>SP</text:p>
          </table:table-cell>
          <table:table-cell table:formula="of:=COM.MICROSOFT.IFS([.Q8]=-3;&quot;BM&quot;;[.Q8]=-2;&quot;MM&quot;;[.Q8]=-1;&quot;SM&quot;;[.Q8]=0;&quot;Z&quot;;[.Q8]=1;&quot;SP&quot;;[.Q8]=2;&quot;MP&quot;;[.Q8]=3;&quot;BP&quot;; )" office:value-type="string" office:string-value="MP" calcext:value-type="string">
            <text:p>MP</text:p>
          </table:table-cell>
          <table:table-cell table:formula="of:=COM.MICROSOFT.IFS([.R8]=-3;&quot;BM&quot;;[.R8]=-2;&quot;MM&quot;;[.R8]=-1;&quot;SM&quot;;[.R8]=0;&quot;Z&quot;;[.R8]=1;&quot;SP&quot;;[.R8]=2;&quot;MP&quot;;[.R8]=3;&quot;BP&quot;; )" office:value-type="string" office:string-value="BP" calcext:value-type="string">
            <text:p>BP</text:p>
          </table:table-cell>
        </table:table-row>
        <table:table-row table:style-name="ro1">
          <table:table-cell/>
          <table:table-cell table:formula="of:=COM.MICROSOFT.IFS([.B9]=-3;&quot;BM&quot;;[.B9]=-2;&quot;MM&quot;;[.B9]=-1;&quot;SM&quot;;[.B9]=0;&quot;Z&quot;;[.B9]=1;&quot;SP&quot;;[.B9]=2;&quot;MP&quot;;[.B9]=3;&quot;BP&quot;; )" office:value-type="string" office:string-value="SP" calcext:value-type="string">
            <text:p>SP</text:p>
          </table:table-cell>
          <table:table-cell table:formula="of:=COM.MICROSOFT.IFS([.C9]=-3;&quot;BM&quot;;[.C9]=-2;&quot;MM&quot;;[.C9]=-1;&quot;SM&quot;;[.C9]=0;&quot;Z&quot;;[.C9]=1;&quot;SP&quot;;[.C9]=2;&quot;MP&quot;;[.C9]=3;&quot;BP&quot;; )" office:value-type="string" office:string-value="MM" calcext:value-type="string">
            <text:p>MM</text:p>
          </table:table-cell>
          <table:table-cell table:formula="of:=COM.MICROSOFT.IFS([.D9]=-3;&quot;BM&quot;;[.D9]=-2;&quot;MM&quot;;[.D9]=-1;&quot;SM&quot;;[.D9]=0;&quot;Z&quot;;[.D9]=1;&quot;SP&quot;;[.D9]=2;&quot;MP&quot;;[.D9]=3;&quot;BP&quot;; )" office:value-type="string" office:string-value="SM" calcext:value-type="string">
            <text:p>SM</text:p>
          </table:table-cell>
          <table:table-cell table:formula="of:=COM.MICROSOFT.IFS([.E9]=-3;&quot;BM&quot;;[.E9]=-2;&quot;MM&quot;;[.E9]=-1;&quot;SM&quot;;[.E9]=0;&quot;Z&quot;;[.E9]=1;&quot;SP&quot;;[.E9]=2;&quot;MP&quot;;[.E9]=3;&quot;BP&quot;; )" office:value-type="string" office:string-value="Z" calcext:value-type="string">
            <text:p>Z</text:p>
          </table:table-cell>
          <table:table-cell table:formula="of:=COM.MICROSOFT.IFS([.F9]=-3;&quot;BM&quot;;[.F9]=-2;&quot;MM&quot;;[.F9]=-1;&quot;SM&quot;;[.F9]=0;&quot;Z&quot;;[.F9]=1;&quot;SP&quot;;[.F9]=2;&quot;MP&quot;;[.F9]=3;&quot;BP&quot;; )" office:value-type="string" office:string-value="SP" calcext:value-type="string">
            <text:p>SP</text:p>
          </table:table-cell>
          <table:table-cell table:formula="of:=COM.MICROSOFT.IFS([.G9]=-3;&quot;BM&quot;;[.G9]=-2;&quot;MM&quot;;[.G9]=-1;&quot;SM&quot;;[.G9]=0;&quot;Z&quot;;[.G9]=1;&quot;SP&quot;;[.G9]=2;&quot;MP&quot;;[.G9]=3;&quot;BP&quot;; )" office:value-type="string" office:string-value="MP" calcext:value-type="string">
            <text:p>MP</text:p>
          </table:table-cell>
          <table:table-cell table:formula="of:=COM.MICROSOFT.IFS([.H9]=-3;&quot;BM&quot;;[.H9]=-2;&quot;MM&quot;;[.H9]=-1;&quot;SM&quot;;[.H9]=0;&quot;Z&quot;;[.H9]=1;&quot;SP&quot;;[.H9]=2;&quot;MP&quot;;[.H9]=3;&quot;BP&quot;; )" office:value-type="string" office:string-value="BP" calcext:value-type="string">
            <text:p>BP</text:p>
          </table:table-cell>
          <table:table-cell table:formula="of:=COM.MICROSOFT.IFS([.I9]=-3;&quot;BM&quot;;[.I9]=-2;&quot;MM&quot;;[.I9]=-1;&quot;SM&quot;;[.I9]=0;&quot;Z&quot;;[.I9]=1;&quot;SP&quot;;[.I9]=2;&quot;MP&quot;;[.I9]=3;&quot;BP&quot;; )" office:value-type="string" office:string-value="BP" calcext:value-type="string">
            <text:p>BP</text:p>
          </table:table-cell>
          <table:table-cell/>
          <table:table-cell table:formula="of:=COM.MICROSOFT.IFS([.K9]=-3;&quot;BM&quot;;[.K9]=-2;&quot;MM&quot;;[.K9]=-1;&quot;SM&quot;;[.K9]=0;&quot;Z&quot;;[.K9]=1;&quot;SP&quot;;[.K9]=2;&quot;MP&quot;;[.K9]=3;&quot;BP&quot;; )" office:value-type="string" office:string-value="SP" calcext:value-type="string">
            <text:p>SP</text:p>
          </table:table-cell>
          <table:table-cell table:formula="of:=COM.MICROSOFT.IFS([.L9]=-3;&quot;BM&quot;;[.L9]=-2;&quot;MM&quot;;[.L9]=-1;&quot;SM&quot;;[.L9]=0;&quot;Z&quot;;[.L9]=1;&quot;SP&quot;;[.L9]=2;&quot;MP&quot;;[.L9]=3;&quot;BP&quot;; )" office:value-type="string" office:string-value="MM" calcext:value-type="string">
            <text:p>MM</text:p>
          </table:table-cell>
          <table:table-cell table:formula="of:=COM.MICROSOFT.IFS([.M9]=-3;&quot;BM&quot;;[.M9]=-2;&quot;MM&quot;;[.M9]=-1;&quot;SM&quot;;[.M9]=0;&quot;Z&quot;;[.M9]=1;&quot;SP&quot;;[.M9]=2;&quot;MP&quot;;[.M9]=3;&quot;BP&quot;; )" office:value-type="string" office:string-value="SM" calcext:value-type="string">
            <text:p>SM</text:p>
          </table:table-cell>
          <table:table-cell table:formula="of:=COM.MICROSOFT.IFS([.N9]=-3;&quot;BM&quot;;[.N9]=-2;&quot;MM&quot;;[.N9]=-1;&quot;SM&quot;;[.N9]=0;&quot;Z&quot;;[.N9]=1;&quot;SP&quot;;[.N9]=2;&quot;MP&quot;;[.N9]=3;&quot;BP&quot;; )" office:value-type="string" office:string-value="Z" calcext:value-type="string">
            <text:p>Z</text:p>
          </table:table-cell>
          <table:table-cell table:formula="of:=COM.MICROSOFT.IFS([.O9]=-3;&quot;BM&quot;;[.O9]=-2;&quot;MM&quot;;[.O9]=-1;&quot;SM&quot;;[.O9]=0;&quot;Z&quot;;[.O9]=1;&quot;SP&quot;;[.O9]=2;&quot;MP&quot;;[.O9]=3;&quot;BP&quot;; )" office:value-type="string" office:string-value="SP" calcext:value-type="string">
            <text:p>SP</text:p>
          </table:table-cell>
          <table:table-cell table:formula="of:=COM.MICROSOFT.IFS([.P9]=-3;&quot;BM&quot;;[.P9]=-2;&quot;MM&quot;;[.P9]=-1;&quot;SM&quot;;[.P9]=0;&quot;Z&quot;;[.P9]=1;&quot;SP&quot;;[.P9]=2;&quot;MP&quot;;[.P9]=3;&quot;BP&quot;; )" office:value-type="string" office:string-value="MP" calcext:value-type="string">
            <text:p>MP</text:p>
          </table:table-cell>
          <table:table-cell table:formula="of:=COM.MICROSOFT.IFS([.Q9]=-3;&quot;BM&quot;;[.Q9]=-2;&quot;MM&quot;;[.Q9]=-1;&quot;SM&quot;;[.Q9]=0;&quot;Z&quot;;[.Q9]=1;&quot;SP&quot;;[.Q9]=2;&quot;MP&quot;;[.Q9]=3;&quot;BP&quot;; )" office:value-type="string" office:string-value="BP" calcext:value-type="string">
            <text:p>BP</text:p>
          </table:table-cell>
          <table:table-cell table:formula="of:=COM.MICROSOFT.IFS([.R9]=-3;&quot;BM&quot;;[.R9]=-2;&quot;MM&quot;;[.R9]=-1;&quot;SM&quot;;[.R9]=0;&quot;Z&quot;;[.R9]=1;&quot;SP&quot;;[.R9]=2;&quot;MP&quot;;[.R9]=3;&quot;BP&quot;; )" office:value-type="string" office:string-value="BP" calcext:value-type="string">
            <text:p>BP</text:p>
          </table:table-cell>
        </table:table-row>
        <table:table-row table:style-name="ro1">
          <table:table-cell/>
          <table:table-cell table:formula="of:=COM.MICROSOFT.IFS([.B10]=-3;&quot;BM&quot;;[.B10]=-2;&quot;MM&quot;;[.B10]=-1;&quot;SM&quot;;[.B10]=0;&quot;Z&quot;;[.B10]=1;&quot;SP&quot;;[.B10]=2;&quot;MP&quot;;[.B10]=3;&quot;BP&quot;; )" office:value-type="string" office:string-value="MP" calcext:value-type="string">
            <text:p>MP</text:p>
          </table:table-cell>
          <table:table-cell table:formula="of:=COM.MICROSOFT.IFS([.C10]=-3;&quot;BM&quot;;[.C10]=-2;&quot;MM&quot;;[.C10]=-1;&quot;SM&quot;;[.C10]=0;&quot;Z&quot;;[.C10]=1;&quot;SP&quot;;[.C10]=2;&quot;MP&quot;;[.C10]=3;&quot;BP&quot;; )" office:value-type="string" office:string-value="SM" calcext:value-type="string">
            <text:p>SM</text:p>
          </table:table-cell>
          <table:table-cell table:formula="of:=COM.MICROSOFT.IFS([.D10]=-3;&quot;BM&quot;;[.D10]=-2;&quot;MM&quot;;[.D10]=-1;&quot;SM&quot;;[.D10]=0;&quot;Z&quot;;[.D10]=1;&quot;SP&quot;;[.D10]=2;&quot;MP&quot;;[.D10]=3;&quot;BP&quot;; )" office:value-type="string" office:string-value="Z" calcext:value-type="string">
            <text:p>Z</text:p>
          </table:table-cell>
          <table:table-cell table:formula="of:=COM.MICROSOFT.IFS([.E10]=-3;&quot;BM&quot;;[.E10]=-2;&quot;MM&quot;;[.E10]=-1;&quot;SM&quot;;[.E10]=0;&quot;Z&quot;;[.E10]=1;&quot;SP&quot;;[.E10]=2;&quot;MP&quot;;[.E10]=3;&quot;BP&quot;; )" office:value-type="string" office:string-value="SP" calcext:value-type="string">
            <text:p>SP</text:p>
          </table:table-cell>
          <table:table-cell table:formula="of:=COM.MICROSOFT.IFS([.F10]=-3;&quot;BM&quot;;[.F10]=-2;&quot;MM&quot;;[.F10]=-1;&quot;SM&quot;;[.F10]=0;&quot;Z&quot;;[.F10]=1;&quot;SP&quot;;[.F10]=2;&quot;MP&quot;;[.F10]=3;&quot;BP&quot;; )" office:value-type="string" office:string-value="MP" calcext:value-type="string">
            <text:p>MP</text:p>
          </table:table-cell>
          <table:table-cell table:formula="of:=COM.MICROSOFT.IFS([.G10]=-3;&quot;BM&quot;;[.G10]=-2;&quot;MM&quot;;[.G10]=-1;&quot;SM&quot;;[.G10]=0;&quot;Z&quot;;[.G10]=1;&quot;SP&quot;;[.G10]=2;&quot;MP&quot;;[.G10]=3;&quot;BP&quot;; )" office:value-type="string" office:string-value="BP" calcext:value-type="string">
            <text:p>BP</text:p>
          </table:table-cell>
          <table:table-cell table:formula="of:=COM.MICROSOFT.IFS([.H10]=-3;&quot;BM&quot;;[.H10]=-2;&quot;MM&quot;;[.H10]=-1;&quot;SM&quot;;[.H10]=0;&quot;Z&quot;;[.H10]=1;&quot;SP&quot;;[.H10]=2;&quot;MP&quot;;[.H10]=3;&quot;BP&quot;; )" office:value-type="string" office:string-value="BP" calcext:value-type="string">
            <text:p>BP</text:p>
          </table:table-cell>
          <table:table-cell table:formula="of:=COM.MICROSOFT.IFS([.I10]=-3;&quot;BM&quot;;[.I10]=-2;&quot;MM&quot;;[.I10]=-1;&quot;SM&quot;;[.I10]=0;&quot;Z&quot;;[.I10]=1;&quot;SP&quot;;[.I10]=2;&quot;MP&quot;;[.I10]=3;&quot;BP&quot;; )" office:value-type="string" office:string-value="BP" calcext:value-type="string">
            <text:p>BP</text:p>
          </table:table-cell>
          <table:table-cell/>
          <table:table-cell table:formula="of:=COM.MICROSOFT.IFS([.K10]=-3;&quot;BM&quot;;[.K10]=-2;&quot;MM&quot;;[.K10]=-1;&quot;SM&quot;;[.K10]=0;&quot;Z&quot;;[.K10]=1;&quot;SP&quot;;[.K10]=2;&quot;MP&quot;;[.K10]=3;&quot;BP&quot;; )" office:value-type="string" office:string-value="MP" calcext:value-type="string">
            <text:p>MP</text:p>
          </table:table-cell>
          <table:table-cell table:formula="of:=COM.MICROSOFT.IFS([.L10]=-3;&quot;BM&quot;;[.L10]=-2;&quot;MM&quot;;[.L10]=-1;&quot;SM&quot;;[.L10]=0;&quot;Z&quot;;[.L10]=1;&quot;SP&quot;;[.L10]=2;&quot;MP&quot;;[.L10]=3;&quot;BP&quot;; )" office:value-type="string" office:string-value="SM" calcext:value-type="string">
            <text:p>SM</text:p>
          </table:table-cell>
          <table:table-cell table:formula="of:=COM.MICROSOFT.IFS([.M10]=-3;&quot;BM&quot;;[.M10]=-2;&quot;MM&quot;;[.M10]=-1;&quot;SM&quot;;[.M10]=0;&quot;Z&quot;;[.M10]=1;&quot;SP&quot;;[.M10]=2;&quot;MP&quot;;[.M10]=3;&quot;BP&quot;; )" office:value-type="string" office:string-value="Z" calcext:value-type="string">
            <text:p>Z</text:p>
          </table:table-cell>
          <table:table-cell table:formula="of:=COM.MICROSOFT.IFS([.N10]=-3;&quot;BM&quot;;[.N10]=-2;&quot;MM&quot;;[.N10]=-1;&quot;SM&quot;;[.N10]=0;&quot;Z&quot;;[.N10]=1;&quot;SP&quot;;[.N10]=2;&quot;MP&quot;;[.N10]=3;&quot;BP&quot;; )" office:value-type="string" office:string-value="SP" calcext:value-type="string">
            <text:p>SP</text:p>
          </table:table-cell>
          <table:table-cell table:formula="of:=COM.MICROSOFT.IFS([.O10]=-3;&quot;BM&quot;;[.O10]=-2;&quot;MM&quot;;[.O10]=-1;&quot;SM&quot;;[.O10]=0;&quot;Z&quot;;[.O10]=1;&quot;SP&quot;;[.O10]=2;&quot;MP&quot;;[.O10]=3;&quot;BP&quot;; )" office:value-type="string" office:string-value="MP" calcext:value-type="string">
            <text:p>MP</text:p>
          </table:table-cell>
          <table:table-cell table:formula="of:=COM.MICROSOFT.IFS([.P10]=-3;&quot;BM&quot;;[.P10]=-2;&quot;MM&quot;;[.P10]=-1;&quot;SM&quot;;[.P10]=0;&quot;Z&quot;;[.P10]=1;&quot;SP&quot;;[.P10]=2;&quot;MP&quot;;[.P10]=3;&quot;BP&quot;; )" office:value-type="string" office:string-value="BP" calcext:value-type="string">
            <text:p>BP</text:p>
          </table:table-cell>
          <table:table-cell table:formula="of:=COM.MICROSOFT.IFS([.Q10]=-3;&quot;BM&quot;;[.Q10]=-2;&quot;MM&quot;;[.Q10]=-1;&quot;SM&quot;;[.Q10]=0;&quot;Z&quot;;[.Q10]=1;&quot;SP&quot;;[.Q10]=2;&quot;MP&quot;;[.Q10]=3;&quot;BP&quot;; )" office:value-type="string" office:string-value="BP" calcext:value-type="string">
            <text:p>BP</text:p>
          </table:table-cell>
          <table:table-cell table:formula="of:=COM.MICROSOFT.IFS([.R10]=-3;&quot;BM&quot;;[.R10]=-2;&quot;MM&quot;;[.R10]=-1;&quot;SM&quot;;[.R10]=0;&quot;Z&quot;;[.R10]=1;&quot;SP&quot;;[.R10]=2;&quot;MP&quot;;[.R10]=3;&quot;BP&quot;; )" office:value-type="string" office:string-value="BP" calcext:value-type="string">
            <text:p>BP</text:p>
          </table:table-cell>
        </table:table-row>
        <table:table-row table:style-name="ro1">
          <table:table-cell/>
          <table:table-cell table:formula="of:=COM.MICROSOFT.IFS([.B11]=-3;&quot;BM&quot;;[.B11]=-2;&quot;MM&quot;;[.B11]=-1;&quot;SM&quot;;[.B11]=0;&quot;Z&quot;;[.B11]=1;&quot;SP&quot;;[.B11]=2;&quot;MP&quot;;[.B11]=3;&quot;BP&quot;; )" office:value-type="string" office:string-value="BP" calcext:value-type="string">
            <text:p>BP</text:p>
          </table:table-cell>
          <table:table-cell table:formula="of:=COM.MICROSOFT.IFS([.C11]=-3;&quot;BM&quot;;[.C11]=-2;&quot;MM&quot;;[.C11]=-1;&quot;SM&quot;;[.C11]=0;&quot;Z&quot;;[.C11]=1;&quot;SP&quot;;[.C11]=2;&quot;MP&quot;;[.C11]=3;&quot;BP&quot;; )" office:value-type="string" office:string-value="Z" calcext:value-type="string">
            <text:p>Z</text:p>
          </table:table-cell>
          <table:table-cell table:formula="of:=COM.MICROSOFT.IFS([.D11]=-3;&quot;BM&quot;;[.D11]=-2;&quot;MM&quot;;[.D11]=-1;&quot;SM&quot;;[.D11]=0;&quot;Z&quot;;[.D11]=1;&quot;SP&quot;;[.D11]=2;&quot;MP&quot;;[.D11]=3;&quot;BP&quot;; )" office:value-type="string" office:string-value="SP" calcext:value-type="string">
            <text:p>SP</text:p>
          </table:table-cell>
          <table:table-cell table:formula="of:=COM.MICROSOFT.IFS([.E11]=-3;&quot;BM&quot;;[.E11]=-2;&quot;MM&quot;;[.E11]=-1;&quot;SM&quot;;[.E11]=0;&quot;Z&quot;;[.E11]=1;&quot;SP&quot;;[.E11]=2;&quot;MP&quot;;[.E11]=3;&quot;BP&quot;; )" office:value-type="string" office:string-value="MP" calcext:value-type="string">
            <text:p>MP</text:p>
          </table:table-cell>
          <table:table-cell table:formula="of:=COM.MICROSOFT.IFS([.F11]=-3;&quot;BM&quot;;[.F11]=-2;&quot;MM&quot;;[.F11]=-1;&quot;SM&quot;;[.F11]=0;&quot;Z&quot;;[.F11]=1;&quot;SP&quot;;[.F11]=2;&quot;MP&quot;;[.F11]=3;&quot;BP&quot;; )" office:value-type="string" office:string-value="BP" calcext:value-type="string">
            <text:p>BP</text:p>
          </table:table-cell>
          <table:table-cell table:formula="of:=COM.MICROSOFT.IFS([.G11]=-3;&quot;BM&quot;;[.G11]=-2;&quot;MM&quot;;[.G11]=-1;&quot;SM&quot;;[.G11]=0;&quot;Z&quot;;[.G11]=1;&quot;SP&quot;;[.G11]=2;&quot;MP&quot;;[.G11]=3;&quot;BP&quot;; )" office:value-type="string" office:string-value="BP" calcext:value-type="string">
            <text:p>BP</text:p>
          </table:table-cell>
          <table:table-cell table:formula="of:=COM.MICROSOFT.IFS([.H11]=-3;&quot;BM&quot;;[.H11]=-2;&quot;MM&quot;;[.H11]=-1;&quot;SM&quot;;[.H11]=0;&quot;Z&quot;;[.H11]=1;&quot;SP&quot;;[.H11]=2;&quot;MP&quot;;[.H11]=3;&quot;BP&quot;; )" office:value-type="string" office:string-value="BP" calcext:value-type="string">
            <text:p>BP</text:p>
          </table:table-cell>
          <table:table-cell table:formula="of:=COM.MICROSOFT.IFS([.I11]=-3;&quot;BM&quot;;[.I11]=-2;&quot;MM&quot;;[.I11]=-1;&quot;SM&quot;;[.I11]=0;&quot;Z&quot;;[.I11]=1;&quot;SP&quot;;[.I11]=2;&quot;MP&quot;;[.I11]=3;&quot;BP&quot;; )" office:value-type="string" office:string-value="BP" calcext:value-type="string">
            <text:p>BP</text:p>
          </table:table-cell>
          <table:table-cell/>
          <table:table-cell table:formula="of:=COM.MICROSOFT.IFS([.K11]=-3;&quot;BM&quot;;[.K11]=-2;&quot;MM&quot;;[.K11]=-1;&quot;SM&quot;;[.K11]=0;&quot;Z&quot;;[.K11]=1;&quot;SP&quot;;[.K11]=2;&quot;MP&quot;;[.K11]=3;&quot;BP&quot;; )" office:value-type="string" office:string-value="BP" calcext:value-type="string">
            <text:p>BP</text:p>
          </table:table-cell>
          <table:table-cell table:formula="of:=COM.MICROSOFT.IFS([.L11]=-3;&quot;BM&quot;;[.L11]=-2;&quot;MM&quot;;[.L11]=-1;&quot;SM&quot;;[.L11]=0;&quot;Z&quot;;[.L11]=1;&quot;SP&quot;;[.L11]=2;&quot;MP&quot;;[.L11]=3;&quot;BP&quot;; )" office:value-type="string" office:string-value="Z" calcext:value-type="string">
            <text:p>Z</text:p>
          </table:table-cell>
          <table:table-cell table:formula="of:=COM.MICROSOFT.IFS([.M11]=-3;&quot;BM&quot;;[.M11]=-2;&quot;MM&quot;;[.M11]=-1;&quot;SM&quot;;[.M11]=0;&quot;Z&quot;;[.M11]=1;&quot;SP&quot;;[.M11]=2;&quot;MP&quot;;[.M11]=3;&quot;BP&quot;; )" office:value-type="string" office:string-value="SP" calcext:value-type="string">
            <text:p>SP</text:p>
          </table:table-cell>
          <table:table-cell table:formula="of:=COM.MICROSOFT.IFS([.N11]=-3;&quot;BM&quot;;[.N11]=-2;&quot;MM&quot;;[.N11]=-1;&quot;SM&quot;;[.N11]=0;&quot;Z&quot;;[.N11]=1;&quot;SP&quot;;[.N11]=2;&quot;MP&quot;;[.N11]=3;&quot;BP&quot;; )" office:value-type="string" office:string-value="MP" calcext:value-type="string">
            <text:p>MP</text:p>
          </table:table-cell>
          <table:table-cell table:formula="of:=COM.MICROSOFT.IFS([.O11]=-3;&quot;BM&quot;;[.O11]=-2;&quot;MM&quot;;[.O11]=-1;&quot;SM&quot;;[.O11]=0;&quot;Z&quot;;[.O11]=1;&quot;SP&quot;;[.O11]=2;&quot;MP&quot;;[.O11]=3;&quot;BP&quot;; )" office:value-type="string" office:string-value="BP" calcext:value-type="string">
            <text:p>BP</text:p>
          </table:table-cell>
          <table:table-cell table:formula="of:=COM.MICROSOFT.IFS([.P11]=-3;&quot;BM&quot;;[.P11]=-2;&quot;MM&quot;;[.P11]=-1;&quot;SM&quot;;[.P11]=0;&quot;Z&quot;;[.P11]=1;&quot;SP&quot;;[.P11]=2;&quot;MP&quot;;[.P11]=3;&quot;BP&quot;; )" office:value-type="string" office:string-value="BP" calcext:value-type="string">
            <text:p>BP</text:p>
          </table:table-cell>
          <table:table-cell table:formula="of:=COM.MICROSOFT.IFS([.Q11]=-3;&quot;BM&quot;;[.Q11]=-2;&quot;MM&quot;;[.Q11]=-1;&quot;SM&quot;;[.Q11]=0;&quot;Z&quot;;[.Q11]=1;&quot;SP&quot;;[.Q11]=2;&quot;MP&quot;;[.Q11]=3;&quot;BP&quot;; )" office:value-type="string" office:string-value="BP" calcext:value-type="string">
            <text:p>BP</text:p>
          </table:table-cell>
          <table:table-cell table:formula="of:=COM.MICROSOFT.IFS([.R11]=-3;&quot;BM&quot;;[.R11]=-2;&quot;MM&quot;;[.R11]=-1;&quot;SM&quot;;[.R11]=0;&quot;Z&quot;;[.R11]=1;&quot;SP&quot;;[.R11]=2;&quot;MP&quot;;[.R11]=3;&quot;BP&quot;; )" office:value-type="string" office:string-value="BP" calcext:value-type="string">
            <text:p>BP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COM.MICROSOFT.IFS([.B13]=-3;&quot;BM&quot;;[.B13]=-2;&quot;MM&quot;;[.B13]=-1;&quot;SM&quot;;[.B13]=0;&quot;Z&quot;;[.B13]=1;&quot;SP&quot;;[.B13]=2;&quot;MP&quot;;[.B13]=3;&quot;BP&quot;; )" office:value-type="string" office:string-value="SM" calcext:value-type="string">
            <text:p>SM</text:p>
          </table:table-cell>
          <table:table-cell table:number-columns-repeated="8"/>
          <table:table-cell table:formula="of:=COM.MICROSOFT.IFS([.K13]=-3;&quot;BM&quot;;[.K13]=-2;&quot;MM&quot;;[.K13]=-1;&quot;SM&quot;;[.K13]=0;&quot;Z&quot;;[.K13]=1;&quot;SP&quot;;[.K13]=2;&quot;MP&quot;;[.K13]=3;&quot;BP&quot;; )" office:value-type="string" office:string-value="SP" calcext:value-type="string">
            <text:p>SP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COM.MICROSOFT.IFS([.C14]=-3;&quot;BM&quot;;[.C14]=-2;&quot;MM&quot;;[.C14]=-1;&quot;SM&quot;;[.C14]=0;&quot;Z&quot;;[.C14]=1;&quot;SP&quot;;[.C14]=2;&quot;MP&quot;;[.C14]=3;&quot;BP&quot;; )" office:value-type="string" office:string-value="BM" calcext:value-type="string">
            <text:p>BM</text:p>
          </table:table-cell>
          <table:table-cell table:formula="of:=COM.MICROSOFT.IFS([.D14]=-3;&quot;BM&quot;;[.D14]=-2;&quot;MM&quot;;[.D14]=-1;&quot;SM&quot;;[.D14]=0;&quot;Z&quot;;[.D14]=1;&quot;SP&quot;;[.D14]=2;&quot;MP&quot;;[.D14]=3;&quot;BP&quot;; )" office:value-type="string" office:string-value="MM" calcext:value-type="string">
            <text:p>MM</text:p>
          </table:table-cell>
          <table:table-cell table:formula="of:=COM.MICROSOFT.IFS([.E14]=-3;&quot;BM&quot;;[.E14]=-2;&quot;MM&quot;;[.E14]=-1;&quot;SM&quot;;[.E14]=0;&quot;Z&quot;;[.E14]=1;&quot;SP&quot;;[.E14]=2;&quot;MP&quot;;[.E14]=3;&quot;BP&quot;; )" office:value-type="string" office:string-value="SM" calcext:value-type="string">
            <text:p>SM</text:p>
          </table:table-cell>
          <table:table-cell table:formula="of:=COM.MICROSOFT.IFS([.F14]=-3;&quot;BM&quot;;[.F14]=-2;&quot;MM&quot;;[.F14]=-1;&quot;SM&quot;;[.F14]=0;&quot;Z&quot;;[.F14]=1;&quot;SP&quot;;[.F14]=2;&quot;MP&quot;;[.F14]=3;&quot;BP&quot;; )" office:value-type="string" office:string-value="Z" calcext:value-type="string">
            <text:p>Z</text:p>
          </table:table-cell>
          <table:table-cell table:formula="of:=COM.MICROSOFT.IFS([.G14]=-3;&quot;BM&quot;;[.G14]=-2;&quot;MM&quot;;[.G14]=-1;&quot;SM&quot;;[.G14]=0;&quot;Z&quot;;[.G14]=1;&quot;SP&quot;;[.G14]=2;&quot;MP&quot;;[.G14]=3;&quot;BP&quot;; )" office:value-type="string" office:string-value="SP" calcext:value-type="string">
            <text:p>SP</text:p>
          </table:table-cell>
          <table:table-cell table:formula="of:=COM.MICROSOFT.IFS([.H14]=-3;&quot;BM&quot;;[.H14]=-2;&quot;MM&quot;;[.H14]=-1;&quot;SM&quot;;[.H14]=0;&quot;Z&quot;;[.H14]=1;&quot;SP&quot;;[.H14]=2;&quot;MP&quot;;[.H14]=3;&quot;BP&quot;; )" office:value-type="string" office:string-value="MP" calcext:value-type="string">
            <text:p>MP</text:p>
          </table:table-cell>
          <table:table-cell table:formula="of:=COM.MICROSOFT.IFS([.I14]=-3;&quot;BM&quot;;[.I14]=-2;&quot;MM&quot;;[.I14]=-1;&quot;SM&quot;;[.I14]=0;&quot;Z&quot;;[.I14]=1;&quot;SP&quot;;[.I14]=2;&quot;MP&quot;;[.I14]=3;&quot;BP&quot;; )" office:value-type="string" office:string-value="BP" calcext:value-type="string">
            <text:p>BP</text:p>
          </table:table-cell>
          <table:table-cell table:number-columns-repeated="2"/>
          <table:table-cell table:formula="of:=COM.MICROSOFT.IFS([.L14]=-3;&quot;BM&quot;;[.L14]=-2;&quot;MM&quot;;[.L14]=-1;&quot;SM&quot;;[.L14]=0;&quot;Z&quot;;[.L14]=1;&quot;SP&quot;;[.L14]=2;&quot;MP&quot;;[.L14]=3;&quot;BP&quot;; )" office:value-type="string" office:string-value="BM" calcext:value-type="string">
            <text:p>BM</text:p>
          </table:table-cell>
          <table:table-cell table:formula="of:=COM.MICROSOFT.IFS([.M14]=-3;&quot;BM&quot;;[.M14]=-2;&quot;MM&quot;;[.M14]=-1;&quot;SM&quot;;[.M14]=0;&quot;Z&quot;;[.M14]=1;&quot;SP&quot;;[.M14]=2;&quot;MP&quot;;[.M14]=3;&quot;BP&quot;; )" office:value-type="string" office:string-value="MM" calcext:value-type="string">
            <text:p>MM</text:p>
          </table:table-cell>
          <table:table-cell table:formula="of:=COM.MICROSOFT.IFS([.N14]=-3;&quot;BM&quot;;[.N14]=-2;&quot;MM&quot;;[.N14]=-1;&quot;SM&quot;;[.N14]=0;&quot;Z&quot;;[.N14]=1;&quot;SP&quot;;[.N14]=2;&quot;MP&quot;;[.N14]=3;&quot;BP&quot;; )" office:value-type="string" office:string-value="SM" calcext:value-type="string">
            <text:p>SM</text:p>
          </table:table-cell>
          <table:table-cell table:formula="of:=COM.MICROSOFT.IFS([.O14]=-3;&quot;BM&quot;;[.O14]=-2;&quot;MM&quot;;[.O14]=-1;&quot;SM&quot;;[.O14]=0;&quot;Z&quot;;[.O14]=1;&quot;SP&quot;;[.O14]=2;&quot;MP&quot;;[.O14]=3;&quot;BP&quot;; )" office:value-type="string" office:string-value="Z" calcext:value-type="string">
            <text:p>Z</text:p>
          </table:table-cell>
          <table:table-cell table:formula="of:=COM.MICROSOFT.IFS([.P14]=-3;&quot;BM&quot;;[.P14]=-2;&quot;MM&quot;;[.P14]=-1;&quot;SM&quot;;[.P14]=0;&quot;Z&quot;;[.P14]=1;&quot;SP&quot;;[.P14]=2;&quot;MP&quot;;[.P14]=3;&quot;BP&quot;; )" office:value-type="string" office:string-value="SP" calcext:value-type="string">
            <text:p>SP</text:p>
          </table:table-cell>
          <table:table-cell table:formula="of:=COM.MICROSOFT.IFS([.Q14]=-3;&quot;BM&quot;;[.Q14]=-2;&quot;MM&quot;;[.Q14]=-1;&quot;SM&quot;;[.Q14]=0;&quot;Z&quot;;[.Q14]=1;&quot;SP&quot;;[.Q14]=2;&quot;MP&quot;;[.Q14]=3;&quot;BP&quot;; )" office:value-type="string" office:string-value="MP" calcext:value-type="string">
            <text:p>MP</text:p>
          </table:table-cell>
          <table:table-cell table:formula="of:=COM.MICROSOFT.IFS([.R14]=-3;&quot;BM&quot;;[.R14]=-2;&quot;MM&quot;;[.R14]=-1;&quot;SM&quot;;[.R14]=0;&quot;Z&quot;;[.R14]=1;&quot;SP&quot;;[.R14]=2;&quot;MP&quot;;[.R14]=3;&quot;BP&quot;; )" office:value-type="string" office:string-value="BP" calcext:value-type="string">
            <text:p>BP</text:p>
          </table:table-cell>
        </table:table-row>
        <table:table-row table:style-name="ro1">
          <table:table-cell/>
          <table:table-cell table:formula="of:=COM.MICROSOFT.IFS([.B15]=-3;&quot;BM&quot;;[.B15]=-2;&quot;MM&quot;;[.B15]=-1;&quot;SM&quot;;[.B15]=0;&quot;Z&quot;;[.B15]=1;&quot;SP&quot;;[.B15]=2;&quot;MP&quot;;[.B15]=3;&quot;BP&quot;; )" office:value-type="string" office:string-value="BM" calcext:value-type="string">
            <text:p>BM</text:p>
          </table:table-cell>
          <table:table-cell table:formula="of:=COM.MICROSOFT.IFS([.C15]=-3;&quot;BM&quot;;[.C15]=-2;&quot;MM&quot;;[.C15]=-1;&quot;SM&quot;;[.C15]=0;&quot;Z&quot;;[.C15]=1;&quot;SP&quot;;[.C15]=2;&quot;MP&quot;;[.C15]=3;&quot;BP&quot;; )" office:value-type="string" office:string-value="BM" calcext:value-type="string">
            <text:p>BM</text:p>
          </table:table-cell>
          <table:table-cell table:formula="of:=COM.MICROSOFT.IFS([.D15]=-3;&quot;BM&quot;;[.D15]=-2;&quot;MM&quot;;[.D15]=-1;&quot;SM&quot;;[.D15]=0;&quot;Z&quot;;[.D15]=1;&quot;SP&quot;;[.D15]=2;&quot;MP&quot;;[.D15]=3;&quot;BP&quot;; )" office:value-type="string" office:string-value="BM" calcext:value-type="string">
            <text:p>BM</text:p>
          </table:table-cell>
          <table:table-cell table:formula="of:=COM.MICROSOFT.IFS([.E15]=-3;&quot;BM&quot;;[.E15]=-2;&quot;MM&quot;;[.E15]=-1;&quot;SM&quot;;[.E15]=0;&quot;Z&quot;;[.E15]=1;&quot;SP&quot;;[.E15]=2;&quot;MP&quot;;[.E15]=3;&quot;BP&quot;; )" office:value-type="string" office:string-value="BM" calcext:value-type="string">
            <text:p>BM</text:p>
          </table:table-cell>
          <table:table-cell table:formula="of:=COM.MICROSOFT.IFS([.F15]=-3;&quot;BM&quot;;[.F15]=-2;&quot;MM&quot;;[.F15]=-1;&quot;SM&quot;;[.F15]=0;&quot;Z&quot;;[.F15]=1;&quot;SP&quot;;[.F15]=2;&quot;MP&quot;;[.F15]=3;&quot;BP&quot;; )" office:value-type="string" office:string-value="BM" calcext:value-type="string">
            <text:p>BM</text:p>
          </table:table-cell>
          <table:table-cell table:formula="of:=COM.MICROSOFT.IFS([.G15]=-3;&quot;BM&quot;;[.G15]=-2;&quot;MM&quot;;[.G15]=-1;&quot;SM&quot;;[.G15]=0;&quot;Z&quot;;[.G15]=1;&quot;SP&quot;;[.G15]=2;&quot;MP&quot;;[.G15]=3;&quot;BP&quot;; )" office:value-type="string" office:string-value="BM" calcext:value-type="string">
            <text:p>BM</text:p>
          </table:table-cell>
          <table:table-cell table:formula="of:=COM.MICROSOFT.IFS([.H15]=-3;&quot;BM&quot;;[.H15]=-2;&quot;MM&quot;;[.H15]=-1;&quot;SM&quot;;[.H15]=0;&quot;Z&quot;;[.H15]=1;&quot;SP&quot;;[.H15]=2;&quot;MP&quot;;[.H15]=3;&quot;BP&quot;; )" office:value-type="string" office:string-value="MM" calcext:value-type="string">
            <text:p>MM</text:p>
          </table:table-cell>
          <table:table-cell table:formula="of:=COM.MICROSOFT.IFS([.I15]=-3;&quot;BM&quot;;[.I15]=-2;&quot;MM&quot;;[.I15]=-1;&quot;SM&quot;;[.I15]=0;&quot;Z&quot;;[.I15]=1;&quot;SP&quot;;[.I15]=2;&quot;MP&quot;;[.I15]=3;&quot;BP&quot;; )" office:value-type="string" office:string-value="SM" calcext:value-type="string">
            <text:p>SM</text:p>
          </table:table-cell>
          <table:table-cell/>
          <table:table-cell table:formula="of:=COM.MICROSOFT.IFS([.K15]=-3;&quot;BM&quot;;[.K15]=-2;&quot;MM&quot;;[.K15]=-1;&quot;SM&quot;;[.K15]=0;&quot;Z&quot;;[.K15]=1;&quot;SP&quot;;[.K15]=2;&quot;MP&quot;;[.K15]=3;&quot;BP&quot;; )" office:value-type="string" office:string-value="BM" calcext:value-type="string">
            <text:p>BM</text:p>
          </table:table-cell>
          <table:table-cell table:formula="of:=COM.MICROSOFT.IFS([.L15]=-3;&quot;BM&quot;;[.L15]=-2;&quot;MM&quot;;[.L15]=-1;&quot;SM&quot;;[.L15]=0;&quot;Z&quot;;[.L15]=1;&quot;SP&quot;;[.L15]=2;&quot;MP&quot;;[.L15]=3;&quot;BP&quot;; )" office:value-type="string" office:string-value="BM" calcext:value-type="string">
            <text:p>BM</text:p>
          </table:table-cell>
          <table:table-cell table:formula="of:=COM.MICROSOFT.IFS([.M15]=-3;&quot;BM&quot;;[.M15]=-2;&quot;MM&quot;;[.M15]=-1;&quot;SM&quot;;[.M15]=0;&quot;Z&quot;;[.M15]=1;&quot;SP&quot;;[.M15]=2;&quot;MP&quot;;[.M15]=3;&quot;BP&quot;; )" office:value-type="string" office:string-value="BM" calcext:value-type="string">
            <text:p>BM</text:p>
          </table:table-cell>
          <table:table-cell table:formula="of:=COM.MICROSOFT.IFS([.N15]=-3;&quot;BM&quot;;[.N15]=-2;&quot;MM&quot;;[.N15]=-1;&quot;SM&quot;;[.N15]=0;&quot;Z&quot;;[.N15]=1;&quot;SP&quot;;[.N15]=2;&quot;MP&quot;;[.N15]=3;&quot;BP&quot;; )" office:value-type="string" office:string-value="BM" calcext:value-type="string">
            <text:p>BM</text:p>
          </table:table-cell>
          <table:table-cell table:formula="of:=COM.MICROSOFT.IFS([.O15]=-3;&quot;BM&quot;;[.O15]=-2;&quot;MM&quot;;[.O15]=-1;&quot;SM&quot;;[.O15]=0;&quot;Z&quot;;[.O15]=1;&quot;SP&quot;;[.O15]=2;&quot;MP&quot;;[.O15]=3;&quot;BP&quot;; )" office:value-type="string" office:string-value="MM" calcext:value-type="string">
            <text:p>MM</text:p>
          </table:table-cell>
          <table:table-cell table:formula="of:=COM.MICROSOFT.IFS([.P15]=-3;&quot;BM&quot;;[.P15]=-2;&quot;MM&quot;;[.P15]=-1;&quot;SM&quot;;[.P15]=0;&quot;Z&quot;;[.P15]=1;&quot;SP&quot;;[.P15]=2;&quot;MP&quot;;[.P15]=3;&quot;BP&quot;; )" office:value-type="string" office:string-value="SM" calcext:value-type="string">
            <text:p>SM</text:p>
          </table:table-cell>
          <table:table-cell table:formula="of:=COM.MICROSOFT.IFS([.Q15]=-3;&quot;BM&quot;;[.Q15]=-2;&quot;MM&quot;;[.Q15]=-1;&quot;SM&quot;;[.Q15]=0;&quot;Z&quot;;[.Q15]=1;&quot;SP&quot;;[.Q15]=2;&quot;MP&quot;;[.Q15]=3;&quot;BP&quot;; )" office:value-type="string" office:string-value="Z" calcext:value-type="string">
            <text:p>Z</text:p>
          </table:table-cell>
          <table:table-cell table:formula="of:=COM.MICROSOFT.IFS([.R15]=-3;&quot;BM&quot;;[.R15]=-2;&quot;MM&quot;;[.R15]=-1;&quot;SM&quot;;[.R15]=0;&quot;Z&quot;;[.R15]=1;&quot;SP&quot;;[.R15]=2;&quot;MP&quot;;[.R15]=3;&quot;BP&quot;; )" office:value-type="string" office:string-value="SP" calcext:value-type="string">
            <text:p>SP</text:p>
          </table:table-cell>
        </table:table-row>
        <table:table-row table:style-name="ro1">
          <table:table-cell/>
          <table:table-cell table:formula="of:=COM.MICROSOFT.IFS([.B16]=-3;&quot;BM&quot;;[.B16]=-2;&quot;MM&quot;;[.B16]=-1;&quot;SM&quot;;[.B16]=0;&quot;Z&quot;;[.B16]=1;&quot;SP&quot;;[.B16]=2;&quot;MP&quot;;[.B16]=3;&quot;BP&quot;; )" office:value-type="string" office:string-value="MM" calcext:value-type="string">
            <text:p>MM</text:p>
          </table:table-cell>
          <table:table-cell table:formula="of:=COM.MICROSOFT.IFS([.C16]=-3;&quot;BM&quot;;[.C16]=-2;&quot;MM&quot;;[.C16]=-1;&quot;SM&quot;;[.C16]=0;&quot;Z&quot;;[.C16]=1;&quot;SP&quot;;[.C16]=2;&quot;MP&quot;;[.C16]=3;&quot;BP&quot;; )" office:value-type="string" office:string-value="BM" calcext:value-type="string">
            <text:p>BM</text:p>
          </table:table-cell>
          <table:table-cell table:formula="of:=COM.MICROSOFT.IFS([.D16]=-3;&quot;BM&quot;;[.D16]=-2;&quot;MM&quot;;[.D16]=-1;&quot;SM&quot;;[.D16]=0;&quot;Z&quot;;[.D16]=1;&quot;SP&quot;;[.D16]=2;&quot;MP&quot;;[.D16]=3;&quot;BP&quot;; )" office:value-type="string" office:string-value="BM" calcext:value-type="string">
            <text:p>BM</text:p>
          </table:table-cell>
          <table:table-cell table:formula="of:=COM.MICROSOFT.IFS([.E16]=-3;&quot;BM&quot;;[.E16]=-2;&quot;MM&quot;;[.E16]=-1;&quot;SM&quot;;[.E16]=0;&quot;Z&quot;;[.E16]=1;&quot;SP&quot;;[.E16]=2;&quot;MP&quot;;[.E16]=3;&quot;BP&quot;; )" office:value-type="string" office:string-value="BM" calcext:value-type="string">
            <text:p>BM</text:p>
          </table:table-cell>
          <table:table-cell table:formula="of:=COM.MICROSOFT.IFS([.F16]=-3;&quot;BM&quot;;[.F16]=-2;&quot;MM&quot;;[.F16]=-1;&quot;SM&quot;;[.F16]=0;&quot;Z&quot;;[.F16]=1;&quot;SP&quot;;[.F16]=2;&quot;MP&quot;;[.F16]=3;&quot;BP&quot;; )" office:value-type="string" office:string-value="BM" calcext:value-type="string">
            <text:p>BM</text:p>
          </table:table-cell>
          <table:table-cell table:formula="of:=COM.MICROSOFT.IFS([.G16]=-3;&quot;BM&quot;;[.G16]=-2;&quot;MM&quot;;[.G16]=-1;&quot;SM&quot;;[.G16]=0;&quot;Z&quot;;[.G16]=1;&quot;SP&quot;;[.G16]=2;&quot;MP&quot;;[.G16]=3;&quot;BP&quot;; )" office:value-type="string" office:string-value="MM" calcext:value-type="string">
            <text:p>MM</text:p>
          </table:table-cell>
          <table:table-cell table:formula="of:=COM.MICROSOFT.IFS([.H16]=-3;&quot;BM&quot;;[.H16]=-2;&quot;MM&quot;;[.H16]=-1;&quot;SM&quot;;[.H16]=0;&quot;Z&quot;;[.H16]=1;&quot;SP&quot;;[.H16]=2;&quot;MP&quot;;[.H16]=3;&quot;BP&quot;; )" office:value-type="string" office:string-value="SM" calcext:value-type="string">
            <text:p>SM</text:p>
          </table:table-cell>
          <table:table-cell table:formula="of:=COM.MICROSOFT.IFS([.I16]=-3;&quot;BM&quot;;[.I16]=-2;&quot;MM&quot;;[.I16]=-1;&quot;SM&quot;;[.I16]=0;&quot;Z&quot;;[.I16]=1;&quot;SP&quot;;[.I16]=2;&quot;MP&quot;;[.I16]=3;&quot;BP&quot;; )" office:value-type="string" office:string-value="Z" calcext:value-type="string">
            <text:p>Z</text:p>
          </table:table-cell>
          <table:table-cell/>
          <table:table-cell table:formula="of:=COM.MICROSOFT.IFS([.K16]=-3;&quot;BM&quot;;[.K16]=-2;&quot;MM&quot;;[.K16]=-1;&quot;SM&quot;;[.K16]=0;&quot;Z&quot;;[.K16]=1;&quot;SP&quot;;[.K16]=2;&quot;MP&quot;;[.K16]=3;&quot;BP&quot;; )" office:value-type="string" office:string-value="MM" calcext:value-type="string">
            <text:p>MM</text:p>
          </table:table-cell>
          <table:table-cell table:formula="of:=COM.MICROSOFT.IFS([.L16]=-3;&quot;BM&quot;;[.L16]=-2;&quot;MM&quot;;[.L16]=-1;&quot;SM&quot;;[.L16]=0;&quot;Z&quot;;[.L16]=1;&quot;SP&quot;;[.L16]=2;&quot;MP&quot;;[.L16]=3;&quot;BP&quot;; )" office:value-type="string" office:string-value="BM" calcext:value-type="string">
            <text:p>BM</text:p>
          </table:table-cell>
          <table:table-cell table:formula="of:=COM.MICROSOFT.IFS([.M16]=-3;&quot;BM&quot;;[.M16]=-2;&quot;MM&quot;;[.M16]=-1;&quot;SM&quot;;[.M16]=0;&quot;Z&quot;;[.M16]=1;&quot;SP&quot;;[.M16]=2;&quot;MP&quot;;[.M16]=3;&quot;BP&quot;; )" office:value-type="string" office:string-value="BM" calcext:value-type="string">
            <text:p>BM</text:p>
          </table:table-cell>
          <table:table-cell table:formula="of:=COM.MICROSOFT.IFS([.N16]=-3;&quot;BM&quot;;[.N16]=-2;&quot;MM&quot;;[.N16]=-1;&quot;SM&quot;;[.N16]=0;&quot;Z&quot;;[.N16]=1;&quot;SP&quot;;[.N16]=2;&quot;MP&quot;;[.N16]=3;&quot;BP&quot;; )" office:value-type="string" office:string-value="MM" calcext:value-type="string">
            <text:p>MM</text:p>
          </table:table-cell>
          <table:table-cell table:formula="of:=COM.MICROSOFT.IFS([.O16]=-3;&quot;BM&quot;;[.O16]=-2;&quot;MM&quot;;[.O16]=-1;&quot;SM&quot;;[.O16]=0;&quot;Z&quot;;[.O16]=1;&quot;SP&quot;;[.O16]=2;&quot;MP&quot;;[.O16]=3;&quot;BP&quot;; )" office:value-type="string" office:string-value="SM" calcext:value-type="string">
            <text:p>SM</text:p>
          </table:table-cell>
          <table:table-cell table:formula="of:=COM.MICROSOFT.IFS([.P16]=-3;&quot;BM&quot;;[.P16]=-2;&quot;MM&quot;;[.P16]=-1;&quot;SM&quot;;[.P16]=0;&quot;Z&quot;;[.P16]=1;&quot;SP&quot;;[.P16]=2;&quot;MP&quot;;[.P16]=3;&quot;BP&quot;; )" office:value-type="string" office:string-value="Z" calcext:value-type="string">
            <text:p>Z</text:p>
          </table:table-cell>
          <table:table-cell table:formula="of:=COM.MICROSOFT.IFS([.Q16]=-3;&quot;BM&quot;;[.Q16]=-2;&quot;MM&quot;;[.Q16]=-1;&quot;SM&quot;;[.Q16]=0;&quot;Z&quot;;[.Q16]=1;&quot;SP&quot;;[.Q16]=2;&quot;MP&quot;;[.Q16]=3;&quot;BP&quot;; )" office:value-type="string" office:string-value="SP" calcext:value-type="string">
            <text:p>SP</text:p>
          </table:table-cell>
          <table:table-cell table:formula="of:=COM.MICROSOFT.IFS([.R16]=-3;&quot;BM&quot;;[.R16]=-2;&quot;MM&quot;;[.R16]=-1;&quot;SM&quot;;[.R16]=0;&quot;Z&quot;;[.R16]=1;&quot;SP&quot;;[.R16]=2;&quot;MP&quot;;[.R16]=3;&quot;BP&quot;; )" office:value-type="string" office:string-value="MP" calcext:value-type="string">
            <text:p>MP</text:p>
          </table:table-cell>
        </table:table-row>
        <table:table-row table:style-name="ro1">
          <table:table-cell/>
          <table:table-cell table:formula="of:=COM.MICROSOFT.IFS([.B17]=-3;&quot;BM&quot;;[.B17]=-2;&quot;MM&quot;;[.B17]=-1;&quot;SM&quot;;[.B17]=0;&quot;Z&quot;;[.B17]=1;&quot;SP&quot;;[.B17]=2;&quot;MP&quot;;[.B17]=3;&quot;BP&quot;; )" office:value-type="string" office:string-value="SM" calcext:value-type="string">
            <text:p>SM</text:p>
          </table:table-cell>
          <table:table-cell table:formula="of:=COM.MICROSOFT.IFS([.C17]=-3;&quot;BM&quot;;[.C17]=-2;&quot;MM&quot;;[.C17]=-1;&quot;SM&quot;;[.C17]=0;&quot;Z&quot;;[.C17]=1;&quot;SP&quot;;[.C17]=2;&quot;MP&quot;;[.C17]=3;&quot;BP&quot;; )" office:value-type="string" office:string-value="BM" calcext:value-type="string">
            <text:p>BM</text:p>
          </table:table-cell>
          <table:table-cell table:formula="of:=COM.MICROSOFT.IFS([.D17]=-3;&quot;BM&quot;;[.D17]=-2;&quot;MM&quot;;[.D17]=-1;&quot;SM&quot;;[.D17]=0;&quot;Z&quot;;[.D17]=1;&quot;SP&quot;;[.D17]=2;&quot;MP&quot;;[.D17]=3;&quot;BP&quot;; )" office:value-type="string" office:string-value="BM" calcext:value-type="string">
            <text:p>BM</text:p>
          </table:table-cell>
          <table:table-cell table:formula="of:=COM.MICROSOFT.IFS([.E17]=-3;&quot;BM&quot;;[.E17]=-2;&quot;MM&quot;;[.E17]=-1;&quot;SM&quot;;[.E17]=0;&quot;Z&quot;;[.E17]=1;&quot;SP&quot;;[.E17]=2;&quot;MP&quot;;[.E17]=3;&quot;BP&quot;; )" office:value-type="string" office:string-value="BM" calcext:value-type="string">
            <text:p>BM</text:p>
          </table:table-cell>
          <table:table-cell table:formula="of:=COM.MICROSOFT.IFS([.F17]=-3;&quot;BM&quot;;[.F17]=-2;&quot;MM&quot;;[.F17]=-1;&quot;SM&quot;;[.F17]=0;&quot;Z&quot;;[.F17]=1;&quot;SP&quot;;[.F17]=2;&quot;MP&quot;;[.F17]=3;&quot;BP&quot;; )" office:value-type="string" office:string-value="MM" calcext:value-type="string">
            <text:p>MM</text:p>
          </table:table-cell>
          <table:table-cell table:formula="of:=COM.MICROSOFT.IFS([.G17]=-3;&quot;BM&quot;;[.G17]=-2;&quot;MM&quot;;[.G17]=-1;&quot;SM&quot;;[.G17]=0;&quot;Z&quot;;[.G17]=1;&quot;SP&quot;;[.G17]=2;&quot;MP&quot;;[.G17]=3;&quot;BP&quot;; )" office:value-type="string" office:string-value="SM" calcext:value-type="string">
            <text:p>SM</text:p>
          </table:table-cell>
          <table:table-cell table:formula="of:=COM.MICROSOFT.IFS([.H17]=-3;&quot;BM&quot;;[.H17]=-2;&quot;MM&quot;;[.H17]=-1;&quot;SM&quot;;[.H17]=0;&quot;Z&quot;;[.H17]=1;&quot;SP&quot;;[.H17]=2;&quot;MP&quot;;[.H17]=3;&quot;BP&quot;; )" office:value-type="string" office:string-value="Z" calcext:value-type="string">
            <text:p>Z</text:p>
          </table:table-cell>
          <table:table-cell table:formula="of:=COM.MICROSOFT.IFS([.I17]=-3;&quot;BM&quot;;[.I17]=-2;&quot;MM&quot;;[.I17]=-1;&quot;SM&quot;;[.I17]=0;&quot;Z&quot;;[.I17]=1;&quot;SP&quot;;[.I17]=2;&quot;MP&quot;;[.I17]=3;&quot;BP&quot;; )" office:value-type="string" office:string-value="SP" calcext:value-type="string">
            <text:p>SP</text:p>
          </table:table-cell>
          <table:table-cell/>
          <table:table-cell table:formula="of:=COM.MICROSOFT.IFS([.K17]=-3;&quot;BM&quot;;[.K17]=-2;&quot;MM&quot;;[.K17]=-1;&quot;SM&quot;;[.K17]=0;&quot;Z&quot;;[.K17]=1;&quot;SP&quot;;[.K17]=2;&quot;MP&quot;;[.K17]=3;&quot;BP&quot;; )" office:value-type="string" office:string-value="SM" calcext:value-type="string">
            <text:p>SM</text:p>
          </table:table-cell>
          <table:table-cell table:formula="of:=COM.MICROSOFT.IFS([.L17]=-3;&quot;BM&quot;;[.L17]=-2;&quot;MM&quot;;[.L17]=-1;&quot;SM&quot;;[.L17]=0;&quot;Z&quot;;[.L17]=1;&quot;SP&quot;;[.L17]=2;&quot;MP&quot;;[.L17]=3;&quot;BP&quot;; )" office:value-type="string" office:string-value="BM" calcext:value-type="string">
            <text:p>BM</text:p>
          </table:table-cell>
          <table:table-cell table:formula="of:=COM.MICROSOFT.IFS([.M17]=-3;&quot;BM&quot;;[.M17]=-2;&quot;MM&quot;;[.M17]=-1;&quot;SM&quot;;[.M17]=0;&quot;Z&quot;;[.M17]=1;&quot;SP&quot;;[.M17]=2;&quot;MP&quot;;[.M17]=3;&quot;BP&quot;; )" office:value-type="string" office:string-value="MM" calcext:value-type="string">
            <text:p>MM</text:p>
          </table:table-cell>
          <table:table-cell table:formula="of:=COM.MICROSOFT.IFS([.N17]=-3;&quot;BM&quot;;[.N17]=-2;&quot;MM&quot;;[.N17]=-1;&quot;SM&quot;;[.N17]=0;&quot;Z&quot;;[.N17]=1;&quot;SP&quot;;[.N17]=2;&quot;MP&quot;;[.N17]=3;&quot;BP&quot;; )" office:value-type="string" office:string-value="SM" calcext:value-type="string">
            <text:p>SM</text:p>
          </table:table-cell>
          <table:table-cell table:formula="of:=COM.MICROSOFT.IFS([.O17]=-3;&quot;BM&quot;;[.O17]=-2;&quot;MM&quot;;[.O17]=-1;&quot;SM&quot;;[.O17]=0;&quot;Z&quot;;[.O17]=1;&quot;SP&quot;;[.O17]=2;&quot;MP&quot;;[.O17]=3;&quot;BP&quot;; )" office:value-type="string" office:string-value="Z" calcext:value-type="string">
            <text:p>Z</text:p>
          </table:table-cell>
          <table:table-cell table:formula="of:=COM.MICROSOFT.IFS([.P17]=-3;&quot;BM&quot;;[.P17]=-2;&quot;MM&quot;;[.P17]=-1;&quot;SM&quot;;[.P17]=0;&quot;Z&quot;;[.P17]=1;&quot;SP&quot;;[.P17]=2;&quot;MP&quot;;[.P17]=3;&quot;BP&quot;; )" office:value-type="string" office:string-value="SP" calcext:value-type="string">
            <text:p>SP</text:p>
          </table:table-cell>
          <table:table-cell table:formula="of:=COM.MICROSOFT.IFS([.Q17]=-3;&quot;BM&quot;;[.Q17]=-2;&quot;MM&quot;;[.Q17]=-1;&quot;SM&quot;;[.Q17]=0;&quot;Z&quot;;[.Q17]=1;&quot;SP&quot;;[.Q17]=2;&quot;MP&quot;;[.Q17]=3;&quot;BP&quot;; )" office:value-type="string" office:string-value="MP" calcext:value-type="string">
            <text:p>MP</text:p>
          </table:table-cell>
          <table:table-cell table:formula="of:=COM.MICROSOFT.IFS([.R17]=-3;&quot;BM&quot;;[.R17]=-2;&quot;MM&quot;;[.R17]=-1;&quot;SM&quot;;[.R17]=0;&quot;Z&quot;;[.R17]=1;&quot;SP&quot;;[.R17]=2;&quot;MP&quot;;[.R17]=3;&quot;BP&quot;; )" office:value-type="string" office:string-value="BP" calcext:value-type="string">
            <text:p>BP</text:p>
          </table:table-cell>
        </table:table-row>
        <table:table-row table:style-name="ro1">
          <table:table-cell/>
          <table:table-cell table:formula="of:=COM.MICROSOFT.IFS([.B18]=-3;&quot;BM&quot;;[.B18]=-2;&quot;MM&quot;;[.B18]=-1;&quot;SM&quot;;[.B18]=0;&quot;Z&quot;;[.B18]=1;&quot;SP&quot;;[.B18]=2;&quot;MP&quot;;[.B18]=3;&quot;BP&quot;; )" office:value-type="string" office:string-value="Z" calcext:value-type="string">
            <text:p>Z</text:p>
          </table:table-cell>
          <table:table-cell table:formula="of:=COM.MICROSOFT.IFS([.C18]=-3;&quot;BM&quot;;[.C18]=-2;&quot;MM&quot;;[.C18]=-1;&quot;SM&quot;;[.C18]=0;&quot;Z&quot;;[.C18]=1;&quot;SP&quot;;[.C18]=2;&quot;MP&quot;;[.C18]=3;&quot;BP&quot;; )" office:value-type="string" office:string-value="BM" calcext:value-type="string">
            <text:p>BM</text:p>
          </table:table-cell>
          <table:table-cell table:formula="of:=COM.MICROSOFT.IFS([.D18]=-3;&quot;BM&quot;;[.D18]=-2;&quot;MM&quot;;[.D18]=-1;&quot;SM&quot;;[.D18]=0;&quot;Z&quot;;[.D18]=1;&quot;SP&quot;;[.D18]=2;&quot;MP&quot;;[.D18]=3;&quot;BP&quot;; )" office:value-type="string" office:string-value="BM" calcext:value-type="string">
            <text:p>BM</text:p>
          </table:table-cell>
          <table:table-cell table:formula="of:=COM.MICROSOFT.IFS([.E18]=-3;&quot;BM&quot;;[.E18]=-2;&quot;MM&quot;;[.E18]=-1;&quot;SM&quot;;[.E18]=0;&quot;Z&quot;;[.E18]=1;&quot;SP&quot;;[.E18]=2;&quot;MP&quot;;[.E18]=3;&quot;BP&quot;; )" office:value-type="string" office:string-value="MM" calcext:value-type="string">
            <text:p>MM</text:p>
          </table:table-cell>
          <table:table-cell table:formula="of:=COM.MICROSOFT.IFS([.F18]=-3;&quot;BM&quot;;[.F18]=-2;&quot;MM&quot;;[.F18]=-1;&quot;SM&quot;;[.F18]=0;&quot;Z&quot;;[.F18]=1;&quot;SP&quot;;[.F18]=2;&quot;MP&quot;;[.F18]=3;&quot;BP&quot;; )" office:value-type="string" office:string-value="SM" calcext:value-type="string">
            <text:p>SM</text:p>
          </table:table-cell>
          <table:table-cell table:formula="of:=COM.MICROSOFT.IFS([.G18]=-3;&quot;BM&quot;;[.G18]=-2;&quot;MM&quot;;[.G18]=-1;&quot;SM&quot;;[.G18]=0;&quot;Z&quot;;[.G18]=1;&quot;SP&quot;;[.G18]=2;&quot;MP&quot;;[.G18]=3;&quot;BP&quot;; )" office:value-type="string" office:string-value="Z" calcext:value-type="string">
            <text:p>Z</text:p>
          </table:table-cell>
          <table:table-cell table:formula="of:=COM.MICROSOFT.IFS([.H18]=-3;&quot;BM&quot;;[.H18]=-2;&quot;MM&quot;;[.H18]=-1;&quot;SM&quot;;[.H18]=0;&quot;Z&quot;;[.H18]=1;&quot;SP&quot;;[.H18]=2;&quot;MP&quot;;[.H18]=3;&quot;BP&quot;; )" office:value-type="string" office:string-value="SP" calcext:value-type="string">
            <text:p>SP</text:p>
          </table:table-cell>
          <table:table-cell table:formula="of:=COM.MICROSOFT.IFS([.I18]=-3;&quot;BM&quot;;[.I18]=-2;&quot;MM&quot;;[.I18]=-1;&quot;SM&quot;;[.I18]=0;&quot;Z&quot;;[.I18]=1;&quot;SP&quot;;[.I18]=2;&quot;MP&quot;;[.I18]=3;&quot;BP&quot;; )" office:value-type="string" office:string-value="MP" calcext:value-type="string">
            <text:p>MP</text:p>
          </table:table-cell>
          <table:table-cell/>
          <table:table-cell table:formula="of:=COM.MICROSOFT.IFS([.K18]=-3;&quot;BM&quot;;[.K18]=-2;&quot;MM&quot;;[.K18]=-1;&quot;SM&quot;;[.K18]=0;&quot;Z&quot;;[.K18]=1;&quot;SP&quot;;[.K18]=2;&quot;MP&quot;;[.K18]=3;&quot;BP&quot;; )" office:value-type="string" office:string-value="Z" calcext:value-type="string">
            <text:p>Z</text:p>
          </table:table-cell>
          <table:table-cell table:formula="of:=COM.MICROSOFT.IFS([.L18]=-3;&quot;BM&quot;;[.L18]=-2;&quot;MM&quot;;[.L18]=-1;&quot;SM&quot;;[.L18]=0;&quot;Z&quot;;[.L18]=1;&quot;SP&quot;;[.L18]=2;&quot;MP&quot;;[.L18]=3;&quot;BP&quot;; )" office:value-type="string" office:string-value="MM" calcext:value-type="string">
            <text:p>MM</text:p>
          </table:table-cell>
          <table:table-cell table:formula="of:=COM.MICROSOFT.IFS([.M18]=-3;&quot;BM&quot;;[.M18]=-2;&quot;MM&quot;;[.M18]=-1;&quot;SM&quot;;[.M18]=0;&quot;Z&quot;;[.M18]=1;&quot;SP&quot;;[.M18]=2;&quot;MP&quot;;[.M18]=3;&quot;BP&quot;; )" office:value-type="string" office:string-value="SM" calcext:value-type="string">
            <text:p>SM</text:p>
          </table:table-cell>
          <table:table-cell table:formula="of:=COM.MICROSOFT.IFS([.N18]=-3;&quot;BM&quot;;[.N18]=-2;&quot;MM&quot;;[.N18]=-1;&quot;SM&quot;;[.N18]=0;&quot;Z&quot;;[.N18]=1;&quot;SP&quot;;[.N18]=2;&quot;MP&quot;;[.N18]=3;&quot;BP&quot;; )" office:value-type="string" office:string-value="Z" calcext:value-type="string">
            <text:p>Z</text:p>
          </table:table-cell>
          <table:table-cell table:formula="of:=COM.MICROSOFT.IFS([.O18]=-3;&quot;BM&quot;;[.O18]=-2;&quot;MM&quot;;[.O18]=-1;&quot;SM&quot;;[.O18]=0;&quot;Z&quot;;[.O18]=1;&quot;SP&quot;;[.O18]=2;&quot;MP&quot;;[.O18]=3;&quot;BP&quot;; )" office:value-type="string" office:string-value="SP" calcext:value-type="string">
            <text:p>SP</text:p>
          </table:table-cell>
          <table:table-cell table:formula="of:=COM.MICROSOFT.IFS([.P18]=-3;&quot;BM&quot;;[.P18]=-2;&quot;MM&quot;;[.P18]=-1;&quot;SM&quot;;[.P18]=0;&quot;Z&quot;;[.P18]=1;&quot;SP&quot;;[.P18]=2;&quot;MP&quot;;[.P18]=3;&quot;BP&quot;; )" office:value-type="string" office:string-value="MP" calcext:value-type="string">
            <text:p>MP</text:p>
          </table:table-cell>
          <table:table-cell table:formula="of:=COM.MICROSOFT.IFS([.Q18]=-3;&quot;BM&quot;;[.Q18]=-2;&quot;MM&quot;;[.Q18]=-1;&quot;SM&quot;;[.Q18]=0;&quot;Z&quot;;[.Q18]=1;&quot;SP&quot;;[.Q18]=2;&quot;MP&quot;;[.Q18]=3;&quot;BP&quot;; )" office:value-type="string" office:string-value="BP" calcext:value-type="string">
            <text:p>BP</text:p>
          </table:table-cell>
          <table:table-cell table:formula="of:=COM.MICROSOFT.IFS([.R18]=-3;&quot;BM&quot;;[.R18]=-2;&quot;MM&quot;;[.R18]=-1;&quot;SM&quot;;[.R18]=0;&quot;Z&quot;;[.R18]=1;&quot;SP&quot;;[.R18]=2;&quot;MP&quot;;[.R18]=3;&quot;BP&quot;; )" office:value-type="string" office:string-value="BP" calcext:value-type="string">
            <text:p>BP</text:p>
          </table:table-cell>
        </table:table-row>
        <table:table-row table:style-name="ro1">
          <table:table-cell/>
          <table:table-cell table:formula="of:=COM.MICROSOFT.IFS([.B19]=-3;&quot;BM&quot;;[.B19]=-2;&quot;MM&quot;;[.B19]=-1;&quot;SM&quot;;[.B19]=0;&quot;Z&quot;;[.B19]=1;&quot;SP&quot;;[.B19]=2;&quot;MP&quot;;[.B19]=3;&quot;BP&quot;; )" office:value-type="string" office:string-value="SP" calcext:value-type="string">
            <text:p>SP</text:p>
          </table:table-cell>
          <table:table-cell table:formula="of:=COM.MICROSOFT.IFS([.C19]=-3;&quot;BM&quot;;[.C19]=-2;&quot;MM&quot;;[.C19]=-1;&quot;SM&quot;;[.C19]=0;&quot;Z&quot;;[.C19]=1;&quot;SP&quot;;[.C19]=2;&quot;MP&quot;;[.C19]=3;&quot;BP&quot;; )" office:value-type="string" office:string-value="BM" calcext:value-type="string">
            <text:p>BM</text:p>
          </table:table-cell>
          <table:table-cell table:formula="of:=COM.MICROSOFT.IFS([.D19]=-3;&quot;BM&quot;;[.D19]=-2;&quot;MM&quot;;[.D19]=-1;&quot;SM&quot;;[.D19]=0;&quot;Z&quot;;[.D19]=1;&quot;SP&quot;;[.D19]=2;&quot;MP&quot;;[.D19]=3;&quot;BP&quot;; )" office:value-type="string" office:string-value="MM" calcext:value-type="string">
            <text:p>MM</text:p>
          </table:table-cell>
          <table:table-cell table:formula="of:=COM.MICROSOFT.IFS([.E19]=-3;&quot;BM&quot;;[.E19]=-2;&quot;MM&quot;;[.E19]=-1;&quot;SM&quot;;[.E19]=0;&quot;Z&quot;;[.E19]=1;&quot;SP&quot;;[.E19]=2;&quot;MP&quot;;[.E19]=3;&quot;BP&quot;; )" office:value-type="string" office:string-value="SM" calcext:value-type="string">
            <text:p>SM</text:p>
          </table:table-cell>
          <table:table-cell table:formula="of:=COM.MICROSOFT.IFS([.F19]=-3;&quot;BM&quot;;[.F19]=-2;&quot;MM&quot;;[.F19]=-1;&quot;SM&quot;;[.F19]=0;&quot;Z&quot;;[.F19]=1;&quot;SP&quot;;[.F19]=2;&quot;MP&quot;;[.F19]=3;&quot;BP&quot;; )" office:value-type="string" office:string-value="Z" calcext:value-type="string">
            <text:p>Z</text:p>
          </table:table-cell>
          <table:table-cell table:formula="of:=COM.MICROSOFT.IFS([.G19]=-3;&quot;BM&quot;;[.G19]=-2;&quot;MM&quot;;[.G19]=-1;&quot;SM&quot;;[.G19]=0;&quot;Z&quot;;[.G19]=1;&quot;SP&quot;;[.G19]=2;&quot;MP&quot;;[.G19]=3;&quot;BP&quot;; )" office:value-type="string" office:string-value="SP" calcext:value-type="string">
            <text:p>SP</text:p>
          </table:table-cell>
          <table:table-cell table:formula="of:=COM.MICROSOFT.IFS([.H19]=-3;&quot;BM&quot;;[.H19]=-2;&quot;MM&quot;;[.H19]=-1;&quot;SM&quot;;[.H19]=0;&quot;Z&quot;;[.H19]=1;&quot;SP&quot;;[.H19]=2;&quot;MP&quot;;[.H19]=3;&quot;BP&quot;; )" office:value-type="string" office:string-value="MP" calcext:value-type="string">
            <text:p>MP</text:p>
          </table:table-cell>
          <table:table-cell table:formula="of:=COM.MICROSOFT.IFS([.I19]=-3;&quot;BM&quot;;[.I19]=-2;&quot;MM&quot;;[.I19]=-1;&quot;SM&quot;;[.I19]=0;&quot;Z&quot;;[.I19]=1;&quot;SP&quot;;[.I19]=2;&quot;MP&quot;;[.I19]=3;&quot;BP&quot;; )" office:value-type="string" office:string-value="BP" calcext:value-type="string">
            <text:p>BP</text:p>
          </table:table-cell>
          <table:table-cell/>
          <table:table-cell table:formula="of:=COM.MICROSOFT.IFS([.K19]=-3;&quot;BM&quot;;[.K19]=-2;&quot;MM&quot;;[.K19]=-1;&quot;SM&quot;;[.K19]=0;&quot;Z&quot;;[.K19]=1;&quot;SP&quot;;[.K19]=2;&quot;MP&quot;;[.K19]=3;&quot;BP&quot;; )" office:value-type="string" office:string-value="SP" calcext:value-type="string">
            <text:p>SP</text:p>
          </table:table-cell>
          <table:table-cell table:formula="of:=COM.MICROSOFT.IFS([.L19]=-3;&quot;BM&quot;;[.L19]=-2;&quot;MM&quot;;[.L19]=-1;&quot;SM&quot;;[.L19]=0;&quot;Z&quot;;[.L19]=1;&quot;SP&quot;;[.L19]=2;&quot;MP&quot;;[.L19]=3;&quot;BP&quot;; )" office:value-type="string" office:string-value="SM" calcext:value-type="string">
            <text:p>SM</text:p>
          </table:table-cell>
          <table:table-cell table:formula="of:=COM.MICROSOFT.IFS([.M19]=-3;&quot;BM&quot;;[.M19]=-2;&quot;MM&quot;;[.M19]=-1;&quot;SM&quot;;[.M19]=0;&quot;Z&quot;;[.M19]=1;&quot;SP&quot;;[.M19]=2;&quot;MP&quot;;[.M19]=3;&quot;BP&quot;; )" office:value-type="string" office:string-value="Z" calcext:value-type="string">
            <text:p>Z</text:p>
          </table:table-cell>
          <table:table-cell table:formula="of:=COM.MICROSOFT.IFS([.N19]=-3;&quot;BM&quot;;[.N19]=-2;&quot;MM&quot;;[.N19]=-1;&quot;SM&quot;;[.N19]=0;&quot;Z&quot;;[.N19]=1;&quot;SP&quot;;[.N19]=2;&quot;MP&quot;;[.N19]=3;&quot;BP&quot;; )" office:value-type="string" office:string-value="SP" calcext:value-type="string">
            <text:p>SP</text:p>
          </table:table-cell>
          <table:table-cell table:formula="of:=COM.MICROSOFT.IFS([.O19]=-3;&quot;BM&quot;;[.O19]=-2;&quot;MM&quot;;[.O19]=-1;&quot;SM&quot;;[.O19]=0;&quot;Z&quot;;[.O19]=1;&quot;SP&quot;;[.O19]=2;&quot;MP&quot;;[.O19]=3;&quot;BP&quot;; )" office:value-type="string" office:string-value="MP" calcext:value-type="string">
            <text:p>MP</text:p>
          </table:table-cell>
          <table:table-cell table:formula="of:=COM.MICROSOFT.IFS([.P19]=-3;&quot;BM&quot;;[.P19]=-2;&quot;MM&quot;;[.P19]=-1;&quot;SM&quot;;[.P19]=0;&quot;Z&quot;;[.P19]=1;&quot;SP&quot;;[.P19]=2;&quot;MP&quot;;[.P19]=3;&quot;BP&quot;; )" office:value-type="string" office:string-value="BP" calcext:value-type="string">
            <text:p>BP</text:p>
          </table:table-cell>
          <table:table-cell table:formula="of:=COM.MICROSOFT.IFS([.Q19]=-3;&quot;BM&quot;;[.Q19]=-2;&quot;MM&quot;;[.Q19]=-1;&quot;SM&quot;;[.Q19]=0;&quot;Z&quot;;[.Q19]=1;&quot;SP&quot;;[.Q19]=2;&quot;MP&quot;;[.Q19]=3;&quot;BP&quot;; )" office:value-type="string" office:string-value="BP" calcext:value-type="string">
            <text:p>BP</text:p>
          </table:table-cell>
          <table:table-cell table:formula="of:=COM.MICROSOFT.IFS([.R19]=-3;&quot;BM&quot;;[.R19]=-2;&quot;MM&quot;;[.R19]=-1;&quot;SM&quot;;[.R19]=0;&quot;Z&quot;;[.R19]=1;&quot;SP&quot;;[.R19]=2;&quot;MP&quot;;[.R19]=3;&quot;BP&quot;; )" office:value-type="string" office:string-value="BP" calcext:value-type="string">
            <text:p>BP</text:p>
          </table:table-cell>
        </table:table-row>
        <table:table-row table:style-name="ro1">
          <table:table-cell/>
          <table:table-cell table:formula="of:=COM.MICROSOFT.IFS([.B20]=-3;&quot;BM&quot;;[.B20]=-2;&quot;MM&quot;;[.B20]=-1;&quot;SM&quot;;[.B20]=0;&quot;Z&quot;;[.B20]=1;&quot;SP&quot;;[.B20]=2;&quot;MP&quot;;[.B20]=3;&quot;BP&quot;; )" office:value-type="string" office:string-value="MP" calcext:value-type="string">
            <text:p>MP</text:p>
          </table:table-cell>
          <table:table-cell table:formula="of:=COM.MICROSOFT.IFS([.C20]=-3;&quot;BM&quot;;[.C20]=-2;&quot;MM&quot;;[.C20]=-1;&quot;SM&quot;;[.C20]=0;&quot;Z&quot;;[.C20]=1;&quot;SP&quot;;[.C20]=2;&quot;MP&quot;;[.C20]=3;&quot;BP&quot;; )" office:value-type="string" office:string-value="MM" calcext:value-type="string">
            <text:p>MM</text:p>
          </table:table-cell>
          <table:table-cell table:formula="of:=COM.MICROSOFT.IFS([.D20]=-3;&quot;BM&quot;;[.D20]=-2;&quot;MM&quot;;[.D20]=-1;&quot;SM&quot;;[.D20]=0;&quot;Z&quot;;[.D20]=1;&quot;SP&quot;;[.D20]=2;&quot;MP&quot;;[.D20]=3;&quot;BP&quot;; )" office:value-type="string" office:string-value="SM" calcext:value-type="string">
            <text:p>SM</text:p>
          </table:table-cell>
          <table:table-cell table:formula="of:=COM.MICROSOFT.IFS([.E20]=-3;&quot;BM&quot;;[.E20]=-2;&quot;MM&quot;;[.E20]=-1;&quot;SM&quot;;[.E20]=0;&quot;Z&quot;;[.E20]=1;&quot;SP&quot;;[.E20]=2;&quot;MP&quot;;[.E20]=3;&quot;BP&quot;; )" office:value-type="string" office:string-value="Z" calcext:value-type="string">
            <text:p>Z</text:p>
          </table:table-cell>
          <table:table-cell table:formula="of:=COM.MICROSOFT.IFS([.F20]=-3;&quot;BM&quot;;[.F20]=-2;&quot;MM&quot;;[.F20]=-1;&quot;SM&quot;;[.F20]=0;&quot;Z&quot;;[.F20]=1;&quot;SP&quot;;[.F20]=2;&quot;MP&quot;;[.F20]=3;&quot;BP&quot;; )" office:value-type="string" office:string-value="SP" calcext:value-type="string">
            <text:p>SP</text:p>
          </table:table-cell>
          <table:table-cell table:formula="of:=COM.MICROSOFT.IFS([.G20]=-3;&quot;BM&quot;;[.G20]=-2;&quot;MM&quot;;[.G20]=-1;&quot;SM&quot;;[.G20]=0;&quot;Z&quot;;[.G20]=1;&quot;SP&quot;;[.G20]=2;&quot;MP&quot;;[.G20]=3;&quot;BP&quot;; )" office:value-type="string" office:string-value="MP" calcext:value-type="string">
            <text:p>MP</text:p>
          </table:table-cell>
          <table:table-cell table:formula="of:=COM.MICROSOFT.IFS([.H20]=-3;&quot;BM&quot;;[.H20]=-2;&quot;MM&quot;;[.H20]=-1;&quot;SM&quot;;[.H20]=0;&quot;Z&quot;;[.H20]=1;&quot;SP&quot;;[.H20]=2;&quot;MP&quot;;[.H20]=3;&quot;BP&quot;; )" office:value-type="string" office:string-value="BP" calcext:value-type="string">
            <text:p>BP</text:p>
          </table:table-cell>
          <table:table-cell table:formula="of:=COM.MICROSOFT.IFS([.I20]=-3;&quot;BM&quot;;[.I20]=-2;&quot;MM&quot;;[.I20]=-1;&quot;SM&quot;;[.I20]=0;&quot;Z&quot;;[.I20]=1;&quot;SP&quot;;[.I20]=2;&quot;MP&quot;;[.I20]=3;&quot;BP&quot;; )" office:value-type="string" office:string-value="BP" calcext:value-type="string">
            <text:p>BP</text:p>
          </table:table-cell>
          <table:table-cell/>
          <table:table-cell table:formula="of:=COM.MICROSOFT.IFS([.K20]=-3;&quot;BM&quot;;[.K20]=-2;&quot;MM&quot;;[.K20]=-1;&quot;SM&quot;;[.K20]=0;&quot;Z&quot;;[.K20]=1;&quot;SP&quot;;[.K20]=2;&quot;MP&quot;;[.K20]=3;&quot;BP&quot;; )" office:value-type="string" office:string-value="MP" calcext:value-type="string">
            <text:p>MP</text:p>
          </table:table-cell>
          <table:table-cell table:formula="of:=COM.MICROSOFT.IFS([.L20]=-3;&quot;BM&quot;;[.L20]=-2;&quot;MM&quot;;[.L20]=-1;&quot;SM&quot;;[.L20]=0;&quot;Z&quot;;[.L20]=1;&quot;SP&quot;;[.L20]=2;&quot;MP&quot;;[.L20]=3;&quot;BP&quot;; )" office:value-type="string" office:string-value="Z" calcext:value-type="string">
            <text:p>Z</text:p>
          </table:table-cell>
          <table:table-cell table:formula="of:=COM.MICROSOFT.IFS([.M20]=-3;&quot;BM&quot;;[.M20]=-2;&quot;MM&quot;;[.M20]=-1;&quot;SM&quot;;[.M20]=0;&quot;Z&quot;;[.M20]=1;&quot;SP&quot;;[.M20]=2;&quot;MP&quot;;[.M20]=3;&quot;BP&quot;; )" office:value-type="string" office:string-value="SP" calcext:value-type="string">
            <text:p>SP</text:p>
          </table:table-cell>
          <table:table-cell table:formula="of:=COM.MICROSOFT.IFS([.N20]=-3;&quot;BM&quot;;[.N20]=-2;&quot;MM&quot;;[.N20]=-1;&quot;SM&quot;;[.N20]=0;&quot;Z&quot;;[.N20]=1;&quot;SP&quot;;[.N20]=2;&quot;MP&quot;;[.N20]=3;&quot;BP&quot;; )" office:value-type="string" office:string-value="MP" calcext:value-type="string">
            <text:p>MP</text:p>
          </table:table-cell>
          <table:table-cell table:formula="of:=COM.MICROSOFT.IFS([.O20]=-3;&quot;BM&quot;;[.O20]=-2;&quot;MM&quot;;[.O20]=-1;&quot;SM&quot;;[.O20]=0;&quot;Z&quot;;[.O20]=1;&quot;SP&quot;;[.O20]=2;&quot;MP&quot;;[.O20]=3;&quot;BP&quot;; )" office:value-type="string" office:string-value="BP" calcext:value-type="string">
            <text:p>BP</text:p>
          </table:table-cell>
          <table:table-cell table:formula="of:=COM.MICROSOFT.IFS([.P20]=-3;&quot;BM&quot;;[.P20]=-2;&quot;MM&quot;;[.P20]=-1;&quot;SM&quot;;[.P20]=0;&quot;Z&quot;;[.P20]=1;&quot;SP&quot;;[.P20]=2;&quot;MP&quot;;[.P20]=3;&quot;BP&quot;; )" office:value-type="string" office:string-value="BP" calcext:value-type="string">
            <text:p>BP</text:p>
          </table:table-cell>
          <table:table-cell table:formula="of:=COM.MICROSOFT.IFS([.Q20]=-3;&quot;BM&quot;;[.Q20]=-2;&quot;MM&quot;;[.Q20]=-1;&quot;SM&quot;;[.Q20]=0;&quot;Z&quot;;[.Q20]=1;&quot;SP&quot;;[.Q20]=2;&quot;MP&quot;;[.Q20]=3;&quot;BP&quot;; )" office:value-type="string" office:string-value="BP" calcext:value-type="string">
            <text:p>BP</text:p>
          </table:table-cell>
          <table:table-cell table:formula="of:=COM.MICROSOFT.IFS([.R20]=-3;&quot;BM&quot;;[.R20]=-2;&quot;MM&quot;;[.R20]=-1;&quot;SM&quot;;[.R20]=0;&quot;Z&quot;;[.R20]=1;&quot;SP&quot;;[.R20]=2;&quot;MP&quot;;[.R20]=3;&quot;BP&quot;; )" office:value-type="string" office:string-value="BP" calcext:value-type="string">
            <text:p>BP</text:p>
          </table:table-cell>
        </table:table-row>
        <table:table-row table:style-name="ro1">
          <table:table-cell/>
          <table:table-cell table:formula="of:=COM.MICROSOFT.IFS([.B21]=-3;&quot;BM&quot;;[.B21]=-2;&quot;MM&quot;;[.B21]=-1;&quot;SM&quot;;[.B21]=0;&quot;Z&quot;;[.B21]=1;&quot;SP&quot;;[.B21]=2;&quot;MP&quot;;[.B21]=3;&quot;BP&quot;; )" office:value-type="string" office:string-value="BP" calcext:value-type="string">
            <text:p>BP</text:p>
          </table:table-cell>
          <table:table-cell table:formula="of:=COM.MICROSOFT.IFS([.C21]=-3;&quot;BM&quot;;[.C21]=-2;&quot;MM&quot;;[.C21]=-1;&quot;SM&quot;;[.C21]=0;&quot;Z&quot;;[.C21]=1;&quot;SP&quot;;[.C21]=2;&quot;MP&quot;;[.C21]=3;&quot;BP&quot;; )" office:value-type="string" office:string-value="SM" calcext:value-type="string">
            <text:p>SM</text:p>
          </table:table-cell>
          <table:table-cell table:formula="of:=COM.MICROSOFT.IFS([.D21]=-3;&quot;BM&quot;;[.D21]=-2;&quot;MM&quot;;[.D21]=-1;&quot;SM&quot;;[.D21]=0;&quot;Z&quot;;[.D21]=1;&quot;SP&quot;;[.D21]=2;&quot;MP&quot;;[.D21]=3;&quot;BP&quot;; )" office:value-type="string" office:string-value="Z" calcext:value-type="string">
            <text:p>Z</text:p>
          </table:table-cell>
          <table:table-cell table:formula="of:=COM.MICROSOFT.IFS([.E21]=-3;&quot;BM&quot;;[.E21]=-2;&quot;MM&quot;;[.E21]=-1;&quot;SM&quot;;[.E21]=0;&quot;Z&quot;;[.E21]=1;&quot;SP&quot;;[.E21]=2;&quot;MP&quot;;[.E21]=3;&quot;BP&quot;; )" office:value-type="string" office:string-value="SP" calcext:value-type="string">
            <text:p>SP</text:p>
          </table:table-cell>
          <table:table-cell table:formula="of:=COM.MICROSOFT.IFS([.F21]=-3;&quot;BM&quot;;[.F21]=-2;&quot;MM&quot;;[.F21]=-1;&quot;SM&quot;;[.F21]=0;&quot;Z&quot;;[.F21]=1;&quot;SP&quot;;[.F21]=2;&quot;MP&quot;;[.F21]=3;&quot;BP&quot;; )" office:value-type="string" office:string-value="MP" calcext:value-type="string">
            <text:p>MP</text:p>
          </table:table-cell>
          <table:table-cell table:formula="of:=COM.MICROSOFT.IFS([.G21]=-3;&quot;BM&quot;;[.G21]=-2;&quot;MM&quot;;[.G21]=-1;&quot;SM&quot;;[.G21]=0;&quot;Z&quot;;[.G21]=1;&quot;SP&quot;;[.G21]=2;&quot;MP&quot;;[.G21]=3;&quot;BP&quot;; )" office:value-type="string" office:string-value="BP" calcext:value-type="string">
            <text:p>BP</text:p>
          </table:table-cell>
          <table:table-cell table:formula="of:=COM.MICROSOFT.IFS([.H21]=-3;&quot;BM&quot;;[.H21]=-2;&quot;MM&quot;;[.H21]=-1;&quot;SM&quot;;[.H21]=0;&quot;Z&quot;;[.H21]=1;&quot;SP&quot;;[.H21]=2;&quot;MP&quot;;[.H21]=3;&quot;BP&quot;; )" office:value-type="string" office:string-value="BP" calcext:value-type="string">
            <text:p>BP</text:p>
          </table:table-cell>
          <table:table-cell table:formula="of:=COM.MICROSOFT.IFS([.I21]=-3;&quot;BM&quot;;[.I21]=-2;&quot;MM&quot;;[.I21]=-1;&quot;SM&quot;;[.I21]=0;&quot;Z&quot;;[.I21]=1;&quot;SP&quot;;[.I21]=2;&quot;MP&quot;;[.I21]=3;&quot;BP&quot;; )" office:value-type="string" office:string-value="BP" calcext:value-type="string">
            <text:p>BP</text:p>
          </table:table-cell>
          <table:table-cell/>
          <table:table-cell table:formula="of:=COM.MICROSOFT.IFS([.K21]=-3;&quot;BM&quot;;[.K21]=-2;&quot;MM&quot;;[.K21]=-1;&quot;SM&quot;;[.K21]=0;&quot;Z&quot;;[.K21]=1;&quot;SP&quot;;[.K21]=2;&quot;MP&quot;;[.K21]=3;&quot;BP&quot;; )" office:value-type="string" office:string-value="BP" calcext:value-type="string">
            <text:p>BP</text:p>
          </table:table-cell>
          <table:table-cell table:formula="of:=COM.MICROSOFT.IFS([.L21]=-3;&quot;BM&quot;;[.L21]=-2;&quot;MM&quot;;[.L21]=-1;&quot;SM&quot;;[.L21]=0;&quot;Z&quot;;[.L21]=1;&quot;SP&quot;;[.L21]=2;&quot;MP&quot;;[.L21]=3;&quot;BP&quot;; )" office:value-type="string" office:string-value="SP" calcext:value-type="string">
            <text:p>SP</text:p>
          </table:table-cell>
          <table:table-cell table:formula="of:=COM.MICROSOFT.IFS([.M21]=-3;&quot;BM&quot;;[.M21]=-2;&quot;MM&quot;;[.M21]=-1;&quot;SM&quot;;[.M21]=0;&quot;Z&quot;;[.M21]=1;&quot;SP&quot;;[.M21]=2;&quot;MP&quot;;[.M21]=3;&quot;BP&quot;; )" office:value-type="string" office:string-value="MP" calcext:value-type="string">
            <text:p>MP</text:p>
          </table:table-cell>
          <table:table-cell table:formula="of:=COM.MICROSOFT.IFS([.N21]=-3;&quot;BM&quot;;[.N21]=-2;&quot;MM&quot;;[.N21]=-1;&quot;SM&quot;;[.N21]=0;&quot;Z&quot;;[.N21]=1;&quot;SP&quot;;[.N21]=2;&quot;MP&quot;;[.N21]=3;&quot;BP&quot;; )" office:value-type="string" office:string-value="BP" calcext:value-type="string">
            <text:p>BP</text:p>
          </table:table-cell>
          <table:table-cell table:formula="of:=COM.MICROSOFT.IFS([.O21]=-3;&quot;BM&quot;;[.O21]=-2;&quot;MM&quot;;[.O21]=-1;&quot;SM&quot;;[.O21]=0;&quot;Z&quot;;[.O21]=1;&quot;SP&quot;;[.O21]=2;&quot;MP&quot;;[.O21]=3;&quot;BP&quot;; )" office:value-type="string" office:string-value="BP" calcext:value-type="string">
            <text:p>BP</text:p>
          </table:table-cell>
          <table:table-cell table:formula="of:=COM.MICROSOFT.IFS([.P21]=-3;&quot;BM&quot;;[.P21]=-2;&quot;MM&quot;;[.P21]=-1;&quot;SM&quot;;[.P21]=0;&quot;Z&quot;;[.P21]=1;&quot;SP&quot;;[.P21]=2;&quot;MP&quot;;[.P21]=3;&quot;BP&quot;; )" office:value-type="string" office:string-value="BP" calcext:value-type="string">
            <text:p>BP</text:p>
          </table:table-cell>
          <table:table-cell table:formula="of:=COM.MICROSOFT.IFS([.Q21]=-3;&quot;BM&quot;;[.Q21]=-2;&quot;MM&quot;;[.Q21]=-1;&quot;SM&quot;;[.Q21]=0;&quot;Z&quot;;[.Q21]=1;&quot;SP&quot;;[.Q21]=2;&quot;MP&quot;;[.Q21]=3;&quot;BP&quot;; )" office:value-type="string" office:string-value="BP" calcext:value-type="string">
            <text:p>BP</text:p>
          </table:table-cell>
          <table:table-cell table:formula="of:=COM.MICROSOFT.IFS([.R21]=-3;&quot;BM&quot;;[.R21]=-2;&quot;MM&quot;;[.R21]=-1;&quot;SM&quot;;[.R21]=0;&quot;Z&quot;;[.R21]=1;&quot;SP&quot;;[.R21]=2;&quot;MP&quot;;[.R21]=3;&quot;BP&quot;; )" office:value-type="string" office:string-value="BP" calcext:value-type="string">
            <text:p>BP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COM.MICROSOFT.IFS([.B23]=-3;&quot;BM&quot;;[.B23]=-2;&quot;MM&quot;;[.B23]=-1;&quot;SM&quot;;[.B23]=0;&quot;Z&quot;;[.B23]=1;&quot;SP&quot;;[.B23]=2;&quot;MP&quot;;[.B23]=3;&quot;BP&quot;; )" office:value-type="string" office:string-value="MM" calcext:value-type="string">
            <text:p>MM</text:p>
          </table:table-cell>
          <table:table-cell table:number-columns-repeated="8"/>
          <table:table-cell table:formula="of:=COM.MICROSOFT.IFS([.K23]=-3;&quot;BM&quot;;[.K23]=-2;&quot;MM&quot;;[.K23]=-1;&quot;SM&quot;;[.K23]=0;&quot;Z&quot;;[.K23]=1;&quot;SP&quot;;[.K23]=2;&quot;MP&quot;;[.K23]=3;&quot;BP&quot;; )" office:value-type="string" office:string-value="MP" calcext:value-type="string">
            <text:p>MP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COM.MICROSOFT.IFS([.C24]=-3;&quot;BM&quot;;[.C24]=-2;&quot;MM&quot;;[.C24]=-1;&quot;SM&quot;;[.C24]=0;&quot;Z&quot;;[.C24]=1;&quot;SP&quot;;[.C24]=2;&quot;MP&quot;;[.C24]=3;&quot;BP&quot;; )" office:value-type="string" office:string-value="BM" calcext:value-type="string">
            <text:p>BM</text:p>
          </table:table-cell>
          <table:table-cell table:formula="of:=COM.MICROSOFT.IFS([.D24]=-3;&quot;BM&quot;;[.D24]=-2;&quot;MM&quot;;[.D24]=-1;&quot;SM&quot;;[.D24]=0;&quot;Z&quot;;[.D24]=1;&quot;SP&quot;;[.D24]=2;&quot;MP&quot;;[.D24]=3;&quot;BP&quot;; )" office:value-type="string" office:string-value="MM" calcext:value-type="string">
            <text:p>MM</text:p>
          </table:table-cell>
          <table:table-cell table:formula="of:=COM.MICROSOFT.IFS([.E24]=-3;&quot;BM&quot;;[.E24]=-2;&quot;MM&quot;;[.E24]=-1;&quot;SM&quot;;[.E24]=0;&quot;Z&quot;;[.E24]=1;&quot;SP&quot;;[.E24]=2;&quot;MP&quot;;[.E24]=3;&quot;BP&quot;; )" office:value-type="string" office:string-value="SM" calcext:value-type="string">
            <text:p>SM</text:p>
          </table:table-cell>
          <table:table-cell table:formula="of:=COM.MICROSOFT.IFS([.F24]=-3;&quot;BM&quot;;[.F24]=-2;&quot;MM&quot;;[.F24]=-1;&quot;SM&quot;;[.F24]=0;&quot;Z&quot;;[.F24]=1;&quot;SP&quot;;[.F24]=2;&quot;MP&quot;;[.F24]=3;&quot;BP&quot;; )" office:value-type="string" office:string-value="Z" calcext:value-type="string">
            <text:p>Z</text:p>
          </table:table-cell>
          <table:table-cell table:formula="of:=COM.MICROSOFT.IFS([.G24]=-3;&quot;BM&quot;;[.G24]=-2;&quot;MM&quot;;[.G24]=-1;&quot;SM&quot;;[.G24]=0;&quot;Z&quot;;[.G24]=1;&quot;SP&quot;;[.G24]=2;&quot;MP&quot;;[.G24]=3;&quot;BP&quot;; )" office:value-type="string" office:string-value="SP" calcext:value-type="string">
            <text:p>SP</text:p>
          </table:table-cell>
          <table:table-cell table:formula="of:=COM.MICROSOFT.IFS([.H24]=-3;&quot;BM&quot;;[.H24]=-2;&quot;MM&quot;;[.H24]=-1;&quot;SM&quot;;[.H24]=0;&quot;Z&quot;;[.H24]=1;&quot;SP&quot;;[.H24]=2;&quot;MP&quot;;[.H24]=3;&quot;BP&quot;; )" office:value-type="string" office:string-value="MP" calcext:value-type="string">
            <text:p>MP</text:p>
          </table:table-cell>
          <table:table-cell table:formula="of:=COM.MICROSOFT.IFS([.I24]=-3;&quot;BM&quot;;[.I24]=-2;&quot;MM&quot;;[.I24]=-1;&quot;SM&quot;;[.I24]=0;&quot;Z&quot;;[.I24]=1;&quot;SP&quot;;[.I24]=2;&quot;MP&quot;;[.I24]=3;&quot;BP&quot;; )" office:value-type="string" office:string-value="BP" calcext:value-type="string">
            <text:p>BP</text:p>
          </table:table-cell>
          <table:table-cell table:number-columns-repeated="2"/>
          <table:table-cell table:formula="of:=COM.MICROSOFT.IFS([.L24]=-3;&quot;BM&quot;;[.L24]=-2;&quot;MM&quot;;[.L24]=-1;&quot;SM&quot;;[.L24]=0;&quot;Z&quot;;[.L24]=1;&quot;SP&quot;;[.L24]=2;&quot;MP&quot;;[.L24]=3;&quot;BP&quot;; )" office:value-type="string" office:string-value="BM" calcext:value-type="string">
            <text:p>BM</text:p>
          </table:table-cell>
          <table:table-cell table:formula="of:=COM.MICROSOFT.IFS([.M24]=-3;&quot;BM&quot;;[.M24]=-2;&quot;MM&quot;;[.M24]=-1;&quot;SM&quot;;[.M24]=0;&quot;Z&quot;;[.M24]=1;&quot;SP&quot;;[.M24]=2;&quot;MP&quot;;[.M24]=3;&quot;BP&quot;; )" office:value-type="string" office:string-value="MM" calcext:value-type="string">
            <text:p>MM</text:p>
          </table:table-cell>
          <table:table-cell table:formula="of:=COM.MICROSOFT.IFS([.N24]=-3;&quot;BM&quot;;[.N24]=-2;&quot;MM&quot;;[.N24]=-1;&quot;SM&quot;;[.N24]=0;&quot;Z&quot;;[.N24]=1;&quot;SP&quot;;[.N24]=2;&quot;MP&quot;;[.N24]=3;&quot;BP&quot;; )" office:value-type="string" office:string-value="SM" calcext:value-type="string">
            <text:p>SM</text:p>
          </table:table-cell>
          <table:table-cell table:formula="of:=COM.MICROSOFT.IFS([.O24]=-3;&quot;BM&quot;;[.O24]=-2;&quot;MM&quot;;[.O24]=-1;&quot;SM&quot;;[.O24]=0;&quot;Z&quot;;[.O24]=1;&quot;SP&quot;;[.O24]=2;&quot;MP&quot;;[.O24]=3;&quot;BP&quot;; )" office:value-type="string" office:string-value="Z" calcext:value-type="string">
            <text:p>Z</text:p>
          </table:table-cell>
          <table:table-cell table:formula="of:=COM.MICROSOFT.IFS([.P24]=-3;&quot;BM&quot;;[.P24]=-2;&quot;MM&quot;;[.P24]=-1;&quot;SM&quot;;[.P24]=0;&quot;Z&quot;;[.P24]=1;&quot;SP&quot;;[.P24]=2;&quot;MP&quot;;[.P24]=3;&quot;BP&quot;; )" office:value-type="string" office:string-value="SP" calcext:value-type="string">
            <text:p>SP</text:p>
          </table:table-cell>
          <table:table-cell table:formula="of:=COM.MICROSOFT.IFS([.Q24]=-3;&quot;BM&quot;;[.Q24]=-2;&quot;MM&quot;;[.Q24]=-1;&quot;SM&quot;;[.Q24]=0;&quot;Z&quot;;[.Q24]=1;&quot;SP&quot;;[.Q24]=2;&quot;MP&quot;;[.Q24]=3;&quot;BP&quot;; )" office:value-type="string" office:string-value="MP" calcext:value-type="string">
            <text:p>MP</text:p>
          </table:table-cell>
          <table:table-cell table:formula="of:=COM.MICROSOFT.IFS([.R24]=-3;&quot;BM&quot;;[.R24]=-2;&quot;MM&quot;;[.R24]=-1;&quot;SM&quot;;[.R24]=0;&quot;Z&quot;;[.R24]=1;&quot;SP&quot;;[.R24]=2;&quot;MP&quot;;[.R24]=3;&quot;BP&quot;; )" office:value-type="string" office:string-value="BP" calcext:value-type="string">
            <text:p>BP</text:p>
          </table:table-cell>
        </table:table-row>
        <table:table-row table:style-name="ro1">
          <table:table-cell/>
          <table:table-cell table:formula="of:=COM.MICROSOFT.IFS([.B25]=-3;&quot;BM&quot;;[.B25]=-2;&quot;MM&quot;;[.B25]=-1;&quot;SM&quot;;[.B25]=0;&quot;Z&quot;;[.B25]=1;&quot;SP&quot;;[.B25]=2;&quot;MP&quot;;[.B25]=3;&quot;BP&quot;; )" office:value-type="string" office:string-value="BM" calcext:value-type="string">
            <text:p>BM</text:p>
          </table:table-cell>
          <table:table-cell table:formula="of:=COM.MICROSOFT.IFS([.C25]=-3;&quot;BM&quot;;[.C25]=-2;&quot;MM&quot;;[.C25]=-1;&quot;SM&quot;;[.C25]=0;&quot;Z&quot;;[.C25]=1;&quot;SP&quot;;[.C25]=2;&quot;MP&quot;;[.C25]=3;&quot;BP&quot;; )" office:value-type="string" office:string-value="BM" calcext:value-type="string">
            <text:p>BM</text:p>
          </table:table-cell>
          <table:table-cell table:formula="of:=COM.MICROSOFT.IFS([.D25]=-3;&quot;BM&quot;;[.D25]=-2;&quot;MM&quot;;[.D25]=-1;&quot;SM&quot;;[.D25]=0;&quot;Z&quot;;[.D25]=1;&quot;SP&quot;;[.D25]=2;&quot;MP&quot;;[.D25]=3;&quot;BP&quot;; )" office:value-type="string" office:string-value="BM" calcext:value-type="string">
            <text:p>BM</text:p>
          </table:table-cell>
          <table:table-cell table:formula="of:=COM.MICROSOFT.IFS([.E25]=-3;&quot;BM&quot;;[.E25]=-2;&quot;MM&quot;;[.E25]=-1;&quot;SM&quot;;[.E25]=0;&quot;Z&quot;;[.E25]=1;&quot;SP&quot;;[.E25]=2;&quot;MP&quot;;[.E25]=3;&quot;BP&quot;; )" office:value-type="string" office:string-value="BM" calcext:value-type="string">
            <text:p>BM</text:p>
          </table:table-cell>
          <table:table-cell table:formula="of:=COM.MICROSOFT.IFS([.F25]=-3;&quot;BM&quot;;[.F25]=-2;&quot;MM&quot;;[.F25]=-1;&quot;SM&quot;;[.F25]=0;&quot;Z&quot;;[.F25]=1;&quot;SP&quot;;[.F25]=2;&quot;MP&quot;;[.F25]=3;&quot;BP&quot;; )" office:value-type="string" office:string-value="BM" calcext:value-type="string">
            <text:p>BM</text:p>
          </table:table-cell>
          <table:table-cell table:formula="of:=COM.MICROSOFT.IFS([.G25]=-3;&quot;BM&quot;;[.G25]=-2;&quot;MM&quot;;[.G25]=-1;&quot;SM&quot;;[.G25]=0;&quot;Z&quot;;[.G25]=1;&quot;SP&quot;;[.G25]=2;&quot;MP&quot;;[.G25]=3;&quot;BP&quot;; )" office:value-type="string" office:string-value="BM" calcext:value-type="string">
            <text:p>BM</text:p>
          </table:table-cell>
          <table:table-cell table:formula="of:=COM.MICROSOFT.IFS([.H25]=-3;&quot;BM&quot;;[.H25]=-2;&quot;MM&quot;;[.H25]=-1;&quot;SM&quot;;[.H25]=0;&quot;Z&quot;;[.H25]=1;&quot;SP&quot;;[.H25]=2;&quot;MP&quot;;[.H25]=3;&quot;BP&quot;; )" office:value-type="string" office:string-value="BM" calcext:value-type="string">
            <text:p>BM</text:p>
          </table:table-cell>
          <table:table-cell table:formula="of:=COM.MICROSOFT.IFS([.I25]=-3;&quot;BM&quot;;[.I25]=-2;&quot;MM&quot;;[.I25]=-1;&quot;SM&quot;;[.I25]=0;&quot;Z&quot;;[.I25]=1;&quot;SP&quot;;[.I25]=2;&quot;MP&quot;;[.I25]=3;&quot;BP&quot;; )" office:value-type="string" office:string-value="MM" calcext:value-type="string">
            <text:p>MM</text:p>
          </table:table-cell>
          <table:table-cell/>
          <table:table-cell table:formula="of:=COM.MICROSOFT.IFS([.K25]=-3;&quot;BM&quot;;[.K25]=-2;&quot;MM&quot;;[.K25]=-1;&quot;SM&quot;;[.K25]=0;&quot;Z&quot;;[.K25]=1;&quot;SP&quot;;[.K25]=2;&quot;MP&quot;;[.K25]=3;&quot;BP&quot;; )" office:value-type="string" office:string-value="BM" calcext:value-type="string">
            <text:p>BM</text:p>
          </table:table-cell>
          <table:table-cell table:formula="of:=COM.MICROSOFT.IFS([.L25]=-3;&quot;BM&quot;;[.L25]=-2;&quot;MM&quot;;[.L25]=-1;&quot;SM&quot;;[.L25]=0;&quot;Z&quot;;[.L25]=1;&quot;SP&quot;;[.L25]=2;&quot;MP&quot;;[.L25]=3;&quot;BP&quot;; )" office:value-type="string" office:string-value="BM" calcext:value-type="string">
            <text:p>BM</text:p>
          </table:table-cell>
          <table:table-cell table:formula="of:=COM.MICROSOFT.IFS([.M25]=-3;&quot;BM&quot;;[.M25]=-2;&quot;MM&quot;;[.M25]=-1;&quot;SM&quot;;[.M25]=0;&quot;Z&quot;;[.M25]=1;&quot;SP&quot;;[.M25]=2;&quot;MP&quot;;[.M25]=3;&quot;BP&quot;; )" office:value-type="string" office:string-value="BM" calcext:value-type="string">
            <text:p>BM</text:p>
          </table:table-cell>
          <table:table-cell table:formula="of:=COM.MICROSOFT.IFS([.N25]=-3;&quot;BM&quot;;[.N25]=-2;&quot;MM&quot;;[.N25]=-1;&quot;SM&quot;;[.N25]=0;&quot;Z&quot;;[.N25]=1;&quot;SP&quot;;[.N25]=2;&quot;MP&quot;;[.N25]=3;&quot;BP&quot;; )" office:value-type="string" office:string-value="MM" calcext:value-type="string">
            <text:p>MM</text:p>
          </table:table-cell>
          <table:table-cell table:formula="of:=COM.MICROSOFT.IFS([.O25]=-3;&quot;BM&quot;;[.O25]=-2;&quot;MM&quot;;[.O25]=-1;&quot;SM&quot;;[.O25]=0;&quot;Z&quot;;[.O25]=1;&quot;SP&quot;;[.O25]=2;&quot;MP&quot;;[.O25]=3;&quot;BP&quot;; )" office:value-type="string" office:string-value="SM" calcext:value-type="string">
            <text:p>SM</text:p>
          </table:table-cell>
          <table:table-cell table:formula="of:=COM.MICROSOFT.IFS([.P25]=-3;&quot;BM&quot;;[.P25]=-2;&quot;MM&quot;;[.P25]=-1;&quot;SM&quot;;[.P25]=0;&quot;Z&quot;;[.P25]=1;&quot;SP&quot;;[.P25]=2;&quot;MP&quot;;[.P25]=3;&quot;BP&quot;; )" office:value-type="string" office:string-value="Z" calcext:value-type="string">
            <text:p>Z</text:p>
          </table:table-cell>
          <table:table-cell table:formula="of:=COM.MICROSOFT.IFS([.Q25]=-3;&quot;BM&quot;;[.Q25]=-2;&quot;MM&quot;;[.Q25]=-1;&quot;SM&quot;;[.Q25]=0;&quot;Z&quot;;[.Q25]=1;&quot;SP&quot;;[.Q25]=2;&quot;MP&quot;;[.Q25]=3;&quot;BP&quot;; )" office:value-type="string" office:string-value="SP" calcext:value-type="string">
            <text:p>SP</text:p>
          </table:table-cell>
          <table:table-cell table:formula="of:=COM.MICROSOFT.IFS([.R25]=-3;&quot;BM&quot;;[.R25]=-2;&quot;MM&quot;;[.R25]=-1;&quot;SM&quot;;[.R25]=0;&quot;Z&quot;;[.R25]=1;&quot;SP&quot;;[.R25]=2;&quot;MP&quot;;[.R25]=3;&quot;BP&quot;; )" office:value-type="string" office:string-value="MP" calcext:value-type="string">
            <text:p>MP</text:p>
          </table:table-cell>
        </table:table-row>
        <table:table-row table:style-name="ro1">
          <table:table-cell/>
          <table:table-cell table:formula="of:=COM.MICROSOFT.IFS([.B26]=-3;&quot;BM&quot;;[.B26]=-2;&quot;MM&quot;;[.B26]=-1;&quot;SM&quot;;[.B26]=0;&quot;Z&quot;;[.B26]=1;&quot;SP&quot;;[.B26]=2;&quot;MP&quot;;[.B26]=3;&quot;BP&quot;; )" office:value-type="string" office:string-value="MM" calcext:value-type="string">
            <text:p>MM</text:p>
          </table:table-cell>
          <table:table-cell table:formula="of:=COM.MICROSOFT.IFS([.C26]=-3;&quot;BM&quot;;[.C26]=-2;&quot;MM&quot;;[.C26]=-1;&quot;SM&quot;;[.C26]=0;&quot;Z&quot;;[.C26]=1;&quot;SP&quot;;[.C26]=2;&quot;MP&quot;;[.C26]=3;&quot;BP&quot;; )" office:value-type="string" office:string-value="BM" calcext:value-type="string">
            <text:p>BM</text:p>
          </table:table-cell>
          <table:table-cell table:formula="of:=COM.MICROSOFT.IFS([.D26]=-3;&quot;BM&quot;;[.D26]=-2;&quot;MM&quot;;[.D26]=-1;&quot;SM&quot;;[.D26]=0;&quot;Z&quot;;[.D26]=1;&quot;SP&quot;;[.D26]=2;&quot;MP&quot;;[.D26]=3;&quot;BP&quot;; )" office:value-type="string" office:string-value="BM" calcext:value-type="string">
            <text:p>BM</text:p>
          </table:table-cell>
          <table:table-cell table:formula="of:=COM.MICROSOFT.IFS([.E26]=-3;&quot;BM&quot;;[.E26]=-2;&quot;MM&quot;;[.E26]=-1;&quot;SM&quot;;[.E26]=0;&quot;Z&quot;;[.E26]=1;&quot;SP&quot;;[.E26]=2;&quot;MP&quot;;[.E26]=3;&quot;BP&quot;; )" office:value-type="string" office:string-value="BM" calcext:value-type="string">
            <text:p>BM</text:p>
          </table:table-cell>
          <table:table-cell table:formula="of:=COM.MICROSOFT.IFS([.F26]=-3;&quot;BM&quot;;[.F26]=-2;&quot;MM&quot;;[.F26]=-1;&quot;SM&quot;;[.F26]=0;&quot;Z&quot;;[.F26]=1;&quot;SP&quot;;[.F26]=2;&quot;MP&quot;;[.F26]=3;&quot;BP&quot;; )" office:value-type="string" office:string-value="BM" calcext:value-type="string">
            <text:p>BM</text:p>
          </table:table-cell>
          <table:table-cell table:formula="of:=COM.MICROSOFT.IFS([.G26]=-3;&quot;BM&quot;;[.G26]=-2;&quot;MM&quot;;[.G26]=-1;&quot;SM&quot;;[.G26]=0;&quot;Z&quot;;[.G26]=1;&quot;SP&quot;;[.G26]=2;&quot;MP&quot;;[.G26]=3;&quot;BP&quot;; )" office:value-type="string" office:string-value="BM" calcext:value-type="string">
            <text:p>BM</text:p>
          </table:table-cell>
          <table:table-cell table:formula="of:=COM.MICROSOFT.IFS([.H26]=-3;&quot;BM&quot;;[.H26]=-2;&quot;MM&quot;;[.H26]=-1;&quot;SM&quot;;[.H26]=0;&quot;Z&quot;;[.H26]=1;&quot;SP&quot;;[.H26]=2;&quot;MP&quot;;[.H26]=3;&quot;BP&quot;; )" office:value-type="string" office:string-value="MM" calcext:value-type="string">
            <text:p>MM</text:p>
          </table:table-cell>
          <table:table-cell table:formula="of:=COM.MICROSOFT.IFS([.I26]=-3;&quot;BM&quot;;[.I26]=-2;&quot;MM&quot;;[.I26]=-1;&quot;SM&quot;;[.I26]=0;&quot;Z&quot;;[.I26]=1;&quot;SP&quot;;[.I26]=2;&quot;MP&quot;;[.I26]=3;&quot;BP&quot;; )" office:value-type="string" office:string-value="SM" calcext:value-type="string">
            <text:p>SM</text:p>
          </table:table-cell>
          <table:table-cell/>
          <table:table-cell table:formula="of:=COM.MICROSOFT.IFS([.K26]=-3;&quot;BM&quot;;[.K26]=-2;&quot;MM&quot;;[.K26]=-1;&quot;SM&quot;;[.K26]=0;&quot;Z&quot;;[.K26]=1;&quot;SP&quot;;[.K26]=2;&quot;MP&quot;;[.K26]=3;&quot;BP&quot;; )" office:value-type="string" office:string-value="MM" calcext:value-type="string">
            <text:p>MM</text:p>
          </table:table-cell>
          <table:table-cell table:formula="of:=COM.MICROSOFT.IFS([.L26]=-3;&quot;BM&quot;;[.L26]=-2;&quot;MM&quot;;[.L26]=-1;&quot;SM&quot;;[.L26]=0;&quot;Z&quot;;[.L26]=1;&quot;SP&quot;;[.L26]=2;&quot;MP&quot;;[.L26]=3;&quot;BP&quot;; )" office:value-type="string" office:string-value="BM" calcext:value-type="string">
            <text:p>BM</text:p>
          </table:table-cell>
          <table:table-cell table:formula="of:=COM.MICROSOFT.IFS([.M26]=-3;&quot;BM&quot;;[.M26]=-2;&quot;MM&quot;;[.M26]=-1;&quot;SM&quot;;[.M26]=0;&quot;Z&quot;;[.M26]=1;&quot;SP&quot;;[.M26]=2;&quot;MP&quot;;[.M26]=3;&quot;BP&quot;; )" office:value-type="string" office:string-value="MM" calcext:value-type="string">
            <text:p>MM</text:p>
          </table:table-cell>
          <table:table-cell table:formula="of:=COM.MICROSOFT.IFS([.N26]=-3;&quot;BM&quot;;[.N26]=-2;&quot;MM&quot;;[.N26]=-1;&quot;SM&quot;;[.N26]=0;&quot;Z&quot;;[.N26]=1;&quot;SP&quot;;[.N26]=2;&quot;MP&quot;;[.N26]=3;&quot;BP&quot;; )" office:value-type="string" office:string-value="SM" calcext:value-type="string">
            <text:p>SM</text:p>
          </table:table-cell>
          <table:table-cell table:formula="of:=COM.MICROSOFT.IFS([.O26]=-3;&quot;BM&quot;;[.O26]=-2;&quot;MM&quot;;[.O26]=-1;&quot;SM&quot;;[.O26]=0;&quot;Z&quot;;[.O26]=1;&quot;SP&quot;;[.O26]=2;&quot;MP&quot;;[.O26]=3;&quot;BP&quot;; )" office:value-type="string" office:string-value="Z" calcext:value-type="string">
            <text:p>Z</text:p>
          </table:table-cell>
          <table:table-cell table:formula="of:=COM.MICROSOFT.IFS([.P26]=-3;&quot;BM&quot;;[.P26]=-2;&quot;MM&quot;;[.P26]=-1;&quot;SM&quot;;[.P26]=0;&quot;Z&quot;;[.P26]=1;&quot;SP&quot;;[.P26]=2;&quot;MP&quot;;[.P26]=3;&quot;BP&quot;; )" office:value-type="string" office:string-value="SP" calcext:value-type="string">
            <text:p>SP</text:p>
          </table:table-cell>
          <table:table-cell table:formula="of:=COM.MICROSOFT.IFS([.Q26]=-3;&quot;BM&quot;;[.Q26]=-2;&quot;MM&quot;;[.Q26]=-1;&quot;SM&quot;;[.Q26]=0;&quot;Z&quot;;[.Q26]=1;&quot;SP&quot;;[.Q26]=2;&quot;MP&quot;;[.Q26]=3;&quot;BP&quot;; )" office:value-type="string" office:string-value="MP" calcext:value-type="string">
            <text:p>MP</text:p>
          </table:table-cell>
          <table:table-cell table:formula="of:=COM.MICROSOFT.IFS([.R26]=-3;&quot;BM&quot;;[.R26]=-2;&quot;MM&quot;;[.R26]=-1;&quot;SM&quot;;[.R26]=0;&quot;Z&quot;;[.R26]=1;&quot;SP&quot;;[.R26]=2;&quot;MP&quot;;[.R26]=3;&quot;BP&quot;; )" office:value-type="string" office:string-value="BP" calcext:value-type="string">
            <text:p>BP</text:p>
          </table:table-cell>
        </table:table-row>
        <table:table-row table:style-name="ro1">
          <table:table-cell/>
          <table:table-cell table:formula="of:=COM.MICROSOFT.IFS([.B27]=-3;&quot;BM&quot;;[.B27]=-2;&quot;MM&quot;;[.B27]=-1;&quot;SM&quot;;[.B27]=0;&quot;Z&quot;;[.B27]=1;&quot;SP&quot;;[.B27]=2;&quot;MP&quot;;[.B27]=3;&quot;BP&quot;; )" office:value-type="string" office:string-value="SM" calcext:value-type="string">
            <text:p>SM</text:p>
          </table:table-cell>
          <table:table-cell table:formula="of:=COM.MICROSOFT.IFS([.C27]=-3;&quot;BM&quot;;[.C27]=-2;&quot;MM&quot;;[.C27]=-1;&quot;SM&quot;;[.C27]=0;&quot;Z&quot;;[.C27]=1;&quot;SP&quot;;[.C27]=2;&quot;MP&quot;;[.C27]=3;&quot;BP&quot;; )" office:value-type="string" office:string-value="BM" calcext:value-type="string">
            <text:p>BM</text:p>
          </table:table-cell>
          <table:table-cell table:formula="of:=COM.MICROSOFT.IFS([.D27]=-3;&quot;BM&quot;;[.D27]=-2;&quot;MM&quot;;[.D27]=-1;&quot;SM&quot;;[.D27]=0;&quot;Z&quot;;[.D27]=1;&quot;SP&quot;;[.D27]=2;&quot;MP&quot;;[.D27]=3;&quot;BP&quot;; )" office:value-type="string" office:string-value="BM" calcext:value-type="string">
            <text:p>BM</text:p>
          </table:table-cell>
          <table:table-cell table:formula="of:=COM.MICROSOFT.IFS([.E27]=-3;&quot;BM&quot;;[.E27]=-2;&quot;MM&quot;;[.E27]=-1;&quot;SM&quot;;[.E27]=0;&quot;Z&quot;;[.E27]=1;&quot;SP&quot;;[.E27]=2;&quot;MP&quot;;[.E27]=3;&quot;BP&quot;; )" office:value-type="string" office:string-value="BM" calcext:value-type="string">
            <text:p>BM</text:p>
          </table:table-cell>
          <table:table-cell table:formula="of:=COM.MICROSOFT.IFS([.F27]=-3;&quot;BM&quot;;[.F27]=-2;&quot;MM&quot;;[.F27]=-1;&quot;SM&quot;;[.F27]=0;&quot;Z&quot;;[.F27]=1;&quot;SP&quot;;[.F27]=2;&quot;MP&quot;;[.F27]=3;&quot;BP&quot;; )" office:value-type="string" office:string-value="BM" calcext:value-type="string">
            <text:p>BM</text:p>
          </table:table-cell>
          <table:table-cell table:formula="of:=COM.MICROSOFT.IFS([.G27]=-3;&quot;BM&quot;;[.G27]=-2;&quot;MM&quot;;[.G27]=-1;&quot;SM&quot;;[.G27]=0;&quot;Z&quot;;[.G27]=1;&quot;SP&quot;;[.G27]=2;&quot;MP&quot;;[.G27]=3;&quot;BP&quot;; )" office:value-type="string" office:string-value="MM" calcext:value-type="string">
            <text:p>MM</text:p>
          </table:table-cell>
          <table:table-cell table:formula="of:=COM.MICROSOFT.IFS([.H27]=-3;&quot;BM&quot;;[.H27]=-2;&quot;MM&quot;;[.H27]=-1;&quot;SM&quot;;[.H27]=0;&quot;Z&quot;;[.H27]=1;&quot;SP&quot;;[.H27]=2;&quot;MP&quot;;[.H27]=3;&quot;BP&quot;; )" office:value-type="string" office:string-value="SM" calcext:value-type="string">
            <text:p>SM</text:p>
          </table:table-cell>
          <table:table-cell table:formula="of:=COM.MICROSOFT.IFS([.I27]=-3;&quot;BM&quot;;[.I27]=-2;&quot;MM&quot;;[.I27]=-1;&quot;SM&quot;;[.I27]=0;&quot;Z&quot;;[.I27]=1;&quot;SP&quot;;[.I27]=2;&quot;MP&quot;;[.I27]=3;&quot;BP&quot;; )" office:value-type="string" office:string-value="Z" calcext:value-type="string">
            <text:p>Z</text:p>
          </table:table-cell>
          <table:table-cell/>
          <table:table-cell table:formula="of:=COM.MICROSOFT.IFS([.K27]=-3;&quot;BM&quot;;[.K27]=-2;&quot;MM&quot;;[.K27]=-1;&quot;SM&quot;;[.K27]=0;&quot;Z&quot;;[.K27]=1;&quot;SP&quot;;[.K27]=2;&quot;MP&quot;;[.K27]=3;&quot;BP&quot;; )" office:value-type="string" office:string-value="SM" calcext:value-type="string">
            <text:p>SM</text:p>
          </table:table-cell>
          <table:table-cell table:formula="of:=COM.MICROSOFT.IFS([.L27]=-3;&quot;BM&quot;;[.L27]=-2;&quot;MM&quot;;[.L27]=-1;&quot;SM&quot;;[.L27]=0;&quot;Z&quot;;[.L27]=1;&quot;SP&quot;;[.L27]=2;&quot;MP&quot;;[.L27]=3;&quot;BP&quot;; )" office:value-type="string" office:string-value="MM" calcext:value-type="string">
            <text:p>MM</text:p>
          </table:table-cell>
          <table:table-cell table:formula="of:=COM.MICROSOFT.IFS([.M27]=-3;&quot;BM&quot;;[.M27]=-2;&quot;MM&quot;;[.M27]=-1;&quot;SM&quot;;[.M27]=0;&quot;Z&quot;;[.M27]=1;&quot;SP&quot;;[.M27]=2;&quot;MP&quot;;[.M27]=3;&quot;BP&quot;; )" office:value-type="string" office:string-value="SM" calcext:value-type="string">
            <text:p>SM</text:p>
          </table:table-cell>
          <table:table-cell table:formula="of:=COM.MICROSOFT.IFS([.N27]=-3;&quot;BM&quot;;[.N27]=-2;&quot;MM&quot;;[.N27]=-1;&quot;SM&quot;;[.N27]=0;&quot;Z&quot;;[.N27]=1;&quot;SP&quot;;[.N27]=2;&quot;MP&quot;;[.N27]=3;&quot;BP&quot;; )" office:value-type="string" office:string-value="Z" calcext:value-type="string">
            <text:p>Z</text:p>
          </table:table-cell>
          <table:table-cell table:formula="of:=COM.MICROSOFT.IFS([.O27]=-3;&quot;BM&quot;;[.O27]=-2;&quot;MM&quot;;[.O27]=-1;&quot;SM&quot;;[.O27]=0;&quot;Z&quot;;[.O27]=1;&quot;SP&quot;;[.O27]=2;&quot;MP&quot;;[.O27]=3;&quot;BP&quot;; )" office:value-type="string" office:string-value="SP" calcext:value-type="string">
            <text:p>SP</text:p>
          </table:table-cell>
          <table:table-cell table:formula="of:=COM.MICROSOFT.IFS([.P27]=-3;&quot;BM&quot;;[.P27]=-2;&quot;MM&quot;;[.P27]=-1;&quot;SM&quot;;[.P27]=0;&quot;Z&quot;;[.P27]=1;&quot;SP&quot;;[.P27]=2;&quot;MP&quot;;[.P27]=3;&quot;BP&quot;; )" office:value-type="string" office:string-value="MP" calcext:value-type="string">
            <text:p>MP</text:p>
          </table:table-cell>
          <table:table-cell table:formula="of:=COM.MICROSOFT.IFS([.Q27]=-3;&quot;BM&quot;;[.Q27]=-2;&quot;MM&quot;;[.Q27]=-1;&quot;SM&quot;;[.Q27]=0;&quot;Z&quot;;[.Q27]=1;&quot;SP&quot;;[.Q27]=2;&quot;MP&quot;;[.Q27]=3;&quot;BP&quot;; )" office:value-type="string" office:string-value="BP" calcext:value-type="string">
            <text:p>BP</text:p>
          </table:table-cell>
          <table:table-cell table:formula="of:=COM.MICROSOFT.IFS([.R27]=-3;&quot;BM&quot;;[.R27]=-2;&quot;MM&quot;;[.R27]=-1;&quot;SM&quot;;[.R27]=0;&quot;Z&quot;;[.R27]=1;&quot;SP&quot;;[.R27]=2;&quot;MP&quot;;[.R27]=3;&quot;BP&quot;; )" office:value-type="string" office:string-value="BP" calcext:value-type="string">
            <text:p>BP</text:p>
          </table:table-cell>
        </table:table-row>
        <table:table-row table:style-name="ro1">
          <table:table-cell/>
          <table:table-cell table:formula="of:=COM.MICROSOFT.IFS([.B28]=-3;&quot;BM&quot;;[.B28]=-2;&quot;MM&quot;;[.B28]=-1;&quot;SM&quot;;[.B28]=0;&quot;Z&quot;;[.B28]=1;&quot;SP&quot;;[.B28]=2;&quot;MP&quot;;[.B28]=3;&quot;BP&quot;; )" office:value-type="string" office:string-value="Z" calcext:value-type="string">
            <text:p>Z</text:p>
          </table:table-cell>
          <table:table-cell table:formula="of:=COM.MICROSOFT.IFS([.C28]=-3;&quot;BM&quot;;[.C28]=-2;&quot;MM&quot;;[.C28]=-1;&quot;SM&quot;;[.C28]=0;&quot;Z&quot;;[.C28]=1;&quot;SP&quot;;[.C28]=2;&quot;MP&quot;;[.C28]=3;&quot;BP&quot;; )" office:value-type="string" office:string-value="BM" calcext:value-type="string">
            <text:p>BM</text:p>
          </table:table-cell>
          <table:table-cell table:formula="of:=COM.MICROSOFT.IFS([.D28]=-3;&quot;BM&quot;;[.D28]=-2;&quot;MM&quot;;[.D28]=-1;&quot;SM&quot;;[.D28]=0;&quot;Z&quot;;[.D28]=1;&quot;SP&quot;;[.D28]=2;&quot;MP&quot;;[.D28]=3;&quot;BP&quot;; )" office:value-type="string" office:string-value="BM" calcext:value-type="string">
            <text:p>BM</text:p>
          </table:table-cell>
          <table:table-cell table:formula="of:=COM.MICROSOFT.IFS([.E28]=-3;&quot;BM&quot;;[.E28]=-2;&quot;MM&quot;;[.E28]=-1;&quot;SM&quot;;[.E28]=0;&quot;Z&quot;;[.E28]=1;&quot;SP&quot;;[.E28]=2;&quot;MP&quot;;[.E28]=3;&quot;BP&quot;; )" office:value-type="string" office:string-value="BM" calcext:value-type="string">
            <text:p>BM</text:p>
          </table:table-cell>
          <table:table-cell table:formula="of:=COM.MICROSOFT.IFS([.F28]=-3;&quot;BM&quot;;[.F28]=-2;&quot;MM&quot;;[.F28]=-1;&quot;SM&quot;;[.F28]=0;&quot;Z&quot;;[.F28]=1;&quot;SP&quot;;[.F28]=2;&quot;MP&quot;;[.F28]=3;&quot;BP&quot;; )" office:value-type="string" office:string-value="MM" calcext:value-type="string">
            <text:p>MM</text:p>
          </table:table-cell>
          <table:table-cell table:formula="of:=COM.MICROSOFT.IFS([.G28]=-3;&quot;BM&quot;;[.G28]=-2;&quot;MM&quot;;[.G28]=-1;&quot;SM&quot;;[.G28]=0;&quot;Z&quot;;[.G28]=1;&quot;SP&quot;;[.G28]=2;&quot;MP&quot;;[.G28]=3;&quot;BP&quot;; )" office:value-type="string" office:string-value="SM" calcext:value-type="string">
            <text:p>SM</text:p>
          </table:table-cell>
          <table:table-cell table:formula="of:=COM.MICROSOFT.IFS([.H28]=-3;&quot;BM&quot;;[.H28]=-2;&quot;MM&quot;;[.H28]=-1;&quot;SM&quot;;[.H28]=0;&quot;Z&quot;;[.H28]=1;&quot;SP&quot;;[.H28]=2;&quot;MP&quot;;[.H28]=3;&quot;BP&quot;; )" office:value-type="string" office:string-value="Z" calcext:value-type="string">
            <text:p>Z</text:p>
          </table:table-cell>
          <table:table-cell table:formula="of:=COM.MICROSOFT.IFS([.I28]=-3;&quot;BM&quot;;[.I28]=-2;&quot;MM&quot;;[.I28]=-1;&quot;SM&quot;;[.I28]=0;&quot;Z&quot;;[.I28]=1;&quot;SP&quot;;[.I28]=2;&quot;MP&quot;;[.I28]=3;&quot;BP&quot;; )" office:value-type="string" office:string-value="SP" calcext:value-type="string">
            <text:p>SP</text:p>
          </table:table-cell>
          <table:table-cell/>
          <table:table-cell table:formula="of:=COM.MICROSOFT.IFS([.K28]=-3;&quot;BM&quot;;[.K28]=-2;&quot;MM&quot;;[.K28]=-1;&quot;SM&quot;;[.K28]=0;&quot;Z&quot;;[.K28]=1;&quot;SP&quot;;[.K28]=2;&quot;MP&quot;;[.K28]=3;&quot;BP&quot;; )" office:value-type="string" office:string-value="Z" calcext:value-type="string">
            <text:p>Z</text:p>
          </table:table-cell>
          <table:table-cell table:formula="of:=COM.MICROSOFT.IFS([.L28]=-3;&quot;BM&quot;;[.L28]=-2;&quot;MM&quot;;[.L28]=-1;&quot;SM&quot;;[.L28]=0;&quot;Z&quot;;[.L28]=1;&quot;SP&quot;;[.L28]=2;&quot;MP&quot;;[.L28]=3;&quot;BP&quot;; )" office:value-type="string" office:string-value="SM" calcext:value-type="string">
            <text:p>SM</text:p>
          </table:table-cell>
          <table:table-cell table:formula="of:=COM.MICROSOFT.IFS([.M28]=-3;&quot;BM&quot;;[.M28]=-2;&quot;MM&quot;;[.M28]=-1;&quot;SM&quot;;[.M28]=0;&quot;Z&quot;;[.M28]=1;&quot;SP&quot;;[.M28]=2;&quot;MP&quot;;[.M28]=3;&quot;BP&quot;; )" office:value-type="string" office:string-value="Z" calcext:value-type="string">
            <text:p>Z</text:p>
          </table:table-cell>
          <table:table-cell table:formula="of:=COM.MICROSOFT.IFS([.N28]=-3;&quot;BM&quot;;[.N28]=-2;&quot;MM&quot;;[.N28]=-1;&quot;SM&quot;;[.N28]=0;&quot;Z&quot;;[.N28]=1;&quot;SP&quot;;[.N28]=2;&quot;MP&quot;;[.N28]=3;&quot;BP&quot;; )" office:value-type="string" office:string-value="SP" calcext:value-type="string">
            <text:p>SP</text:p>
          </table:table-cell>
          <table:table-cell table:formula="of:=COM.MICROSOFT.IFS([.O28]=-3;&quot;BM&quot;;[.O28]=-2;&quot;MM&quot;;[.O28]=-1;&quot;SM&quot;;[.O28]=0;&quot;Z&quot;;[.O28]=1;&quot;SP&quot;;[.O28]=2;&quot;MP&quot;;[.O28]=3;&quot;BP&quot;; )" office:value-type="string" office:string-value="MP" calcext:value-type="string">
            <text:p>MP</text:p>
          </table:table-cell>
          <table:table-cell table:formula="of:=COM.MICROSOFT.IFS([.P28]=-3;&quot;BM&quot;;[.P28]=-2;&quot;MM&quot;;[.P28]=-1;&quot;SM&quot;;[.P28]=0;&quot;Z&quot;;[.P28]=1;&quot;SP&quot;;[.P28]=2;&quot;MP&quot;;[.P28]=3;&quot;BP&quot;; )" office:value-type="string" office:string-value="BP" calcext:value-type="string">
            <text:p>BP</text:p>
          </table:table-cell>
          <table:table-cell table:formula="of:=COM.MICROSOFT.IFS([.Q28]=-3;&quot;BM&quot;;[.Q28]=-2;&quot;MM&quot;;[.Q28]=-1;&quot;SM&quot;;[.Q28]=0;&quot;Z&quot;;[.Q28]=1;&quot;SP&quot;;[.Q28]=2;&quot;MP&quot;;[.Q28]=3;&quot;BP&quot;; )" office:value-type="string" office:string-value="BP" calcext:value-type="string">
            <text:p>BP</text:p>
          </table:table-cell>
          <table:table-cell table:formula="of:=COM.MICROSOFT.IFS([.R28]=-3;&quot;BM&quot;;[.R28]=-2;&quot;MM&quot;;[.R28]=-1;&quot;SM&quot;;[.R28]=0;&quot;Z&quot;;[.R28]=1;&quot;SP&quot;;[.R28]=2;&quot;MP&quot;;[.R28]=3;&quot;BP&quot;; )" office:value-type="string" office:string-value="BP" calcext:value-type="string">
            <text:p>BP</text:p>
          </table:table-cell>
        </table:table-row>
        <table:table-row table:style-name="ro1">
          <table:table-cell/>
          <table:table-cell table:formula="of:=COM.MICROSOFT.IFS([.B29]=-3;&quot;BM&quot;;[.B29]=-2;&quot;MM&quot;;[.B29]=-1;&quot;SM&quot;;[.B29]=0;&quot;Z&quot;;[.B29]=1;&quot;SP&quot;;[.B29]=2;&quot;MP&quot;;[.B29]=3;&quot;BP&quot;; )" office:value-type="string" office:string-value="SP" calcext:value-type="string">
            <text:p>SP</text:p>
          </table:table-cell>
          <table:table-cell table:formula="of:=COM.MICROSOFT.IFS([.C29]=-3;&quot;BM&quot;;[.C29]=-2;&quot;MM&quot;;[.C29]=-1;&quot;SM&quot;;[.C29]=0;&quot;Z&quot;;[.C29]=1;&quot;SP&quot;;[.C29]=2;&quot;MP&quot;;[.C29]=3;&quot;BP&quot;; )" office:value-type="string" office:string-value="BM" calcext:value-type="string">
            <text:p>BM</text:p>
          </table:table-cell>
          <table:table-cell table:formula="of:=COM.MICROSOFT.IFS([.D29]=-3;&quot;BM&quot;;[.D29]=-2;&quot;MM&quot;;[.D29]=-1;&quot;SM&quot;;[.D29]=0;&quot;Z&quot;;[.D29]=1;&quot;SP&quot;;[.D29]=2;&quot;MP&quot;;[.D29]=3;&quot;BP&quot;; )" office:value-type="string" office:string-value="BM" calcext:value-type="string">
            <text:p>BM</text:p>
          </table:table-cell>
          <table:table-cell table:formula="of:=COM.MICROSOFT.IFS([.E29]=-3;&quot;BM&quot;;[.E29]=-2;&quot;MM&quot;;[.E29]=-1;&quot;SM&quot;;[.E29]=0;&quot;Z&quot;;[.E29]=1;&quot;SP&quot;;[.E29]=2;&quot;MP&quot;;[.E29]=3;&quot;BP&quot;; )" office:value-type="string" office:string-value="MM" calcext:value-type="string">
            <text:p>MM</text:p>
          </table:table-cell>
          <table:table-cell table:formula="of:=COM.MICROSOFT.IFS([.F29]=-3;&quot;BM&quot;;[.F29]=-2;&quot;MM&quot;;[.F29]=-1;&quot;SM&quot;;[.F29]=0;&quot;Z&quot;;[.F29]=1;&quot;SP&quot;;[.F29]=2;&quot;MP&quot;;[.F29]=3;&quot;BP&quot;; )" office:value-type="string" office:string-value="SM" calcext:value-type="string">
            <text:p>SM</text:p>
          </table:table-cell>
          <table:table-cell table:formula="of:=COM.MICROSOFT.IFS([.G29]=-3;&quot;BM&quot;;[.G29]=-2;&quot;MM&quot;;[.G29]=-1;&quot;SM&quot;;[.G29]=0;&quot;Z&quot;;[.G29]=1;&quot;SP&quot;;[.G29]=2;&quot;MP&quot;;[.G29]=3;&quot;BP&quot;; )" office:value-type="string" office:string-value="Z" calcext:value-type="string">
            <text:p>Z</text:p>
          </table:table-cell>
          <table:table-cell table:formula="of:=COM.MICROSOFT.IFS([.H29]=-3;&quot;BM&quot;;[.H29]=-2;&quot;MM&quot;;[.H29]=-1;&quot;SM&quot;;[.H29]=0;&quot;Z&quot;;[.H29]=1;&quot;SP&quot;;[.H29]=2;&quot;MP&quot;;[.H29]=3;&quot;BP&quot;; )" office:value-type="string" office:string-value="SP" calcext:value-type="string">
            <text:p>SP</text:p>
          </table:table-cell>
          <table:table-cell table:formula="of:=COM.MICROSOFT.IFS([.I29]=-3;&quot;BM&quot;;[.I29]=-2;&quot;MM&quot;;[.I29]=-1;&quot;SM&quot;;[.I29]=0;&quot;Z&quot;;[.I29]=1;&quot;SP&quot;;[.I29]=2;&quot;MP&quot;;[.I29]=3;&quot;BP&quot;; )" office:value-type="string" office:string-value="MP" calcext:value-type="string">
            <text:p>MP</text:p>
          </table:table-cell>
          <table:table-cell/>
          <table:table-cell table:formula="of:=COM.MICROSOFT.IFS([.K29]=-3;&quot;BM&quot;;[.K29]=-2;&quot;MM&quot;;[.K29]=-1;&quot;SM&quot;;[.K29]=0;&quot;Z&quot;;[.K29]=1;&quot;SP&quot;;[.K29]=2;&quot;MP&quot;;[.K29]=3;&quot;BP&quot;; )" office:value-type="string" office:string-value="SP" calcext:value-type="string">
            <text:p>SP</text:p>
          </table:table-cell>
          <table:table-cell table:formula="of:=COM.MICROSOFT.IFS([.L29]=-3;&quot;BM&quot;;[.L29]=-2;&quot;MM&quot;;[.L29]=-1;&quot;SM&quot;;[.L29]=0;&quot;Z&quot;;[.L29]=1;&quot;SP&quot;;[.L29]=2;&quot;MP&quot;;[.L29]=3;&quot;BP&quot;; )" office:value-type="string" office:string-value="Z" calcext:value-type="string">
            <text:p>Z</text:p>
          </table:table-cell>
          <table:table-cell table:formula="of:=COM.MICROSOFT.IFS([.M29]=-3;&quot;BM&quot;;[.M29]=-2;&quot;MM&quot;;[.M29]=-1;&quot;SM&quot;;[.M29]=0;&quot;Z&quot;;[.M29]=1;&quot;SP&quot;;[.M29]=2;&quot;MP&quot;;[.M29]=3;&quot;BP&quot;; )" office:value-type="string" office:string-value="SP" calcext:value-type="string">
            <text:p>SP</text:p>
          </table:table-cell>
          <table:table-cell table:formula="of:=COM.MICROSOFT.IFS([.N29]=-3;&quot;BM&quot;;[.N29]=-2;&quot;MM&quot;;[.N29]=-1;&quot;SM&quot;;[.N29]=0;&quot;Z&quot;;[.N29]=1;&quot;SP&quot;;[.N29]=2;&quot;MP&quot;;[.N29]=3;&quot;BP&quot;; )" office:value-type="string" office:string-value="MP" calcext:value-type="string">
            <text:p>MP</text:p>
          </table:table-cell>
          <table:table-cell table:formula="of:=COM.MICROSOFT.IFS([.O29]=-3;&quot;BM&quot;;[.O29]=-2;&quot;MM&quot;;[.O29]=-1;&quot;SM&quot;;[.O29]=0;&quot;Z&quot;;[.O29]=1;&quot;SP&quot;;[.O29]=2;&quot;MP&quot;;[.O29]=3;&quot;BP&quot;; )" office:value-type="string" office:string-value="BP" calcext:value-type="string">
            <text:p>BP</text:p>
          </table:table-cell>
          <table:table-cell table:formula="of:=COM.MICROSOFT.IFS([.P29]=-3;&quot;BM&quot;;[.P29]=-2;&quot;MM&quot;;[.P29]=-1;&quot;SM&quot;;[.P29]=0;&quot;Z&quot;;[.P29]=1;&quot;SP&quot;;[.P29]=2;&quot;MP&quot;;[.P29]=3;&quot;BP&quot;; )" office:value-type="string" office:string-value="BP" calcext:value-type="string">
            <text:p>BP</text:p>
          </table:table-cell>
          <table:table-cell table:formula="of:=COM.MICROSOFT.IFS([.Q29]=-3;&quot;BM&quot;;[.Q29]=-2;&quot;MM&quot;;[.Q29]=-1;&quot;SM&quot;;[.Q29]=0;&quot;Z&quot;;[.Q29]=1;&quot;SP&quot;;[.Q29]=2;&quot;MP&quot;;[.Q29]=3;&quot;BP&quot;; )" office:value-type="string" office:string-value="BP" calcext:value-type="string">
            <text:p>BP</text:p>
          </table:table-cell>
          <table:table-cell table:formula="of:=COM.MICROSOFT.IFS([.R29]=-3;&quot;BM&quot;;[.R29]=-2;&quot;MM&quot;;[.R29]=-1;&quot;SM&quot;;[.R29]=0;&quot;Z&quot;;[.R29]=1;&quot;SP&quot;;[.R29]=2;&quot;MP&quot;;[.R29]=3;&quot;BP&quot;; )" office:value-type="string" office:string-value="BP" calcext:value-type="string">
            <text:p>BP</text:p>
          </table:table-cell>
        </table:table-row>
        <table:table-row table:style-name="ro1">
          <table:table-cell/>
          <table:table-cell table:formula="of:=COM.MICROSOFT.IFS([.B30]=-3;&quot;BM&quot;;[.B30]=-2;&quot;MM&quot;;[.B30]=-1;&quot;SM&quot;;[.B30]=0;&quot;Z&quot;;[.B30]=1;&quot;SP&quot;;[.B30]=2;&quot;MP&quot;;[.B30]=3;&quot;BP&quot;; )" office:value-type="string" office:string-value="MP" calcext:value-type="string">
            <text:p>MP</text:p>
          </table:table-cell>
          <table:table-cell table:formula="of:=COM.MICROSOFT.IFS([.C30]=-3;&quot;BM&quot;;[.C30]=-2;&quot;MM&quot;;[.C30]=-1;&quot;SM&quot;;[.C30]=0;&quot;Z&quot;;[.C30]=1;&quot;SP&quot;;[.C30]=2;&quot;MP&quot;;[.C30]=3;&quot;BP&quot;; )" office:value-type="string" office:string-value="BM" calcext:value-type="string">
            <text:p>BM</text:p>
          </table:table-cell>
          <table:table-cell table:formula="of:=COM.MICROSOFT.IFS([.D30]=-3;&quot;BM&quot;;[.D30]=-2;&quot;MM&quot;;[.D30]=-1;&quot;SM&quot;;[.D30]=0;&quot;Z&quot;;[.D30]=1;&quot;SP&quot;;[.D30]=2;&quot;MP&quot;;[.D30]=3;&quot;BP&quot;; )" office:value-type="string" office:string-value="MM" calcext:value-type="string">
            <text:p>MM</text:p>
          </table:table-cell>
          <table:table-cell table:formula="of:=COM.MICROSOFT.IFS([.E30]=-3;&quot;BM&quot;;[.E30]=-2;&quot;MM&quot;;[.E30]=-1;&quot;SM&quot;;[.E30]=0;&quot;Z&quot;;[.E30]=1;&quot;SP&quot;;[.E30]=2;&quot;MP&quot;;[.E30]=3;&quot;BP&quot;; )" office:value-type="string" office:string-value="SM" calcext:value-type="string">
            <text:p>SM</text:p>
          </table:table-cell>
          <table:table-cell table:formula="of:=COM.MICROSOFT.IFS([.F30]=-3;&quot;BM&quot;;[.F30]=-2;&quot;MM&quot;;[.F30]=-1;&quot;SM&quot;;[.F30]=0;&quot;Z&quot;;[.F30]=1;&quot;SP&quot;;[.F30]=2;&quot;MP&quot;;[.F30]=3;&quot;BP&quot;; )" office:value-type="string" office:string-value="Z" calcext:value-type="string">
            <text:p>Z</text:p>
          </table:table-cell>
          <table:table-cell table:formula="of:=COM.MICROSOFT.IFS([.G30]=-3;&quot;BM&quot;;[.G30]=-2;&quot;MM&quot;;[.G30]=-1;&quot;SM&quot;;[.G30]=0;&quot;Z&quot;;[.G30]=1;&quot;SP&quot;;[.G30]=2;&quot;MP&quot;;[.G30]=3;&quot;BP&quot;; )" office:value-type="string" office:string-value="SP" calcext:value-type="string">
            <text:p>SP</text:p>
          </table:table-cell>
          <table:table-cell table:formula="of:=COM.MICROSOFT.IFS([.H30]=-3;&quot;BM&quot;;[.H30]=-2;&quot;MM&quot;;[.H30]=-1;&quot;SM&quot;;[.H30]=0;&quot;Z&quot;;[.H30]=1;&quot;SP&quot;;[.H30]=2;&quot;MP&quot;;[.H30]=3;&quot;BP&quot;; )" office:value-type="string" office:string-value="MP" calcext:value-type="string">
            <text:p>MP</text:p>
          </table:table-cell>
          <table:table-cell table:formula="of:=COM.MICROSOFT.IFS([.I30]=-3;&quot;BM&quot;;[.I30]=-2;&quot;MM&quot;;[.I30]=-1;&quot;SM&quot;;[.I30]=0;&quot;Z&quot;;[.I30]=1;&quot;SP&quot;;[.I30]=2;&quot;MP&quot;;[.I30]=3;&quot;BP&quot;; )" office:value-type="string" office:string-value="BP" calcext:value-type="string">
            <text:p>BP</text:p>
          </table:table-cell>
          <table:table-cell/>
          <table:table-cell table:formula="of:=COM.MICROSOFT.IFS([.K30]=-3;&quot;BM&quot;;[.K30]=-2;&quot;MM&quot;;[.K30]=-1;&quot;SM&quot;;[.K30]=0;&quot;Z&quot;;[.K30]=1;&quot;SP&quot;;[.K30]=2;&quot;MP&quot;;[.K30]=3;&quot;BP&quot;; )" office:value-type="string" office:string-value="MP" calcext:value-type="string">
            <text:p>MP</text:p>
          </table:table-cell>
          <table:table-cell table:formula="of:=COM.MICROSOFT.IFS([.L30]=-3;&quot;BM&quot;;[.L30]=-2;&quot;MM&quot;;[.L30]=-1;&quot;SM&quot;;[.L30]=0;&quot;Z&quot;;[.L30]=1;&quot;SP&quot;;[.L30]=2;&quot;MP&quot;;[.L30]=3;&quot;BP&quot;; )" office:value-type="string" office:string-value="SP" calcext:value-type="string">
            <text:p>SP</text:p>
          </table:table-cell>
          <table:table-cell table:formula="of:=COM.MICROSOFT.IFS([.M30]=-3;&quot;BM&quot;;[.M30]=-2;&quot;MM&quot;;[.M30]=-1;&quot;SM&quot;;[.M30]=0;&quot;Z&quot;;[.M30]=1;&quot;SP&quot;;[.M30]=2;&quot;MP&quot;;[.M30]=3;&quot;BP&quot;; )" office:value-type="string" office:string-value="MP" calcext:value-type="string">
            <text:p>MP</text:p>
          </table:table-cell>
          <table:table-cell table:formula="of:=COM.MICROSOFT.IFS([.N30]=-3;&quot;BM&quot;;[.N30]=-2;&quot;MM&quot;;[.N30]=-1;&quot;SM&quot;;[.N30]=0;&quot;Z&quot;;[.N30]=1;&quot;SP&quot;;[.N30]=2;&quot;MP&quot;;[.N30]=3;&quot;BP&quot;; )" office:value-type="string" office:string-value="BP" calcext:value-type="string">
            <text:p>BP</text:p>
          </table:table-cell>
          <table:table-cell table:formula="of:=COM.MICROSOFT.IFS([.O30]=-3;&quot;BM&quot;;[.O30]=-2;&quot;MM&quot;;[.O30]=-1;&quot;SM&quot;;[.O30]=0;&quot;Z&quot;;[.O30]=1;&quot;SP&quot;;[.O30]=2;&quot;MP&quot;;[.O30]=3;&quot;BP&quot;; )" office:value-type="string" office:string-value="BP" calcext:value-type="string">
            <text:p>BP</text:p>
          </table:table-cell>
          <table:table-cell table:formula="of:=COM.MICROSOFT.IFS([.P30]=-3;&quot;BM&quot;;[.P30]=-2;&quot;MM&quot;;[.P30]=-1;&quot;SM&quot;;[.P30]=0;&quot;Z&quot;;[.P30]=1;&quot;SP&quot;;[.P30]=2;&quot;MP&quot;;[.P30]=3;&quot;BP&quot;; )" office:value-type="string" office:string-value="BP" calcext:value-type="string">
            <text:p>BP</text:p>
          </table:table-cell>
          <table:table-cell table:formula="of:=COM.MICROSOFT.IFS([.Q30]=-3;&quot;BM&quot;;[.Q30]=-2;&quot;MM&quot;;[.Q30]=-1;&quot;SM&quot;;[.Q30]=0;&quot;Z&quot;;[.Q30]=1;&quot;SP&quot;;[.Q30]=2;&quot;MP&quot;;[.Q30]=3;&quot;BP&quot;; )" office:value-type="string" office:string-value="BP" calcext:value-type="string">
            <text:p>BP</text:p>
          </table:table-cell>
          <table:table-cell table:formula="of:=COM.MICROSOFT.IFS([.R30]=-3;&quot;BM&quot;;[.R30]=-2;&quot;MM&quot;;[.R30]=-1;&quot;SM&quot;;[.R30]=0;&quot;Z&quot;;[.R30]=1;&quot;SP&quot;;[.R30]=2;&quot;MP&quot;;[.R30]=3;&quot;BP&quot;; )" office:value-type="string" office:string-value="BP" calcext:value-type="string">
            <text:p>BP</text:p>
          </table:table-cell>
        </table:table-row>
        <table:table-row table:style-name="ro1">
          <table:table-cell/>
          <table:table-cell table:formula="of:=COM.MICROSOFT.IFS([.B31]=-3;&quot;BM&quot;;[.B31]=-2;&quot;MM&quot;;[.B31]=-1;&quot;SM&quot;;[.B31]=0;&quot;Z&quot;;[.B31]=1;&quot;SP&quot;;[.B31]=2;&quot;MP&quot;;[.B31]=3;&quot;BP&quot;; )" office:value-type="string" office:string-value="BP" calcext:value-type="string">
            <text:p>BP</text:p>
          </table:table-cell>
          <table:table-cell table:formula="of:=COM.MICROSOFT.IFS([.C31]=-3;&quot;BM&quot;;[.C31]=-2;&quot;MM&quot;;[.C31]=-1;&quot;SM&quot;;[.C31]=0;&quot;Z&quot;;[.C31]=1;&quot;SP&quot;;[.C31]=2;&quot;MP&quot;;[.C31]=3;&quot;BP&quot;; )" office:value-type="string" office:string-value="MM" calcext:value-type="string">
            <text:p>MM</text:p>
          </table:table-cell>
          <table:table-cell table:formula="of:=COM.MICROSOFT.IFS([.D31]=-3;&quot;BM&quot;;[.D31]=-2;&quot;MM&quot;;[.D31]=-1;&quot;SM&quot;;[.D31]=0;&quot;Z&quot;;[.D31]=1;&quot;SP&quot;;[.D31]=2;&quot;MP&quot;;[.D31]=3;&quot;BP&quot;; )" office:value-type="string" office:string-value="SM" calcext:value-type="string">
            <text:p>SM</text:p>
          </table:table-cell>
          <table:table-cell table:formula="of:=COM.MICROSOFT.IFS([.E31]=-3;&quot;BM&quot;;[.E31]=-2;&quot;MM&quot;;[.E31]=-1;&quot;SM&quot;;[.E31]=0;&quot;Z&quot;;[.E31]=1;&quot;SP&quot;;[.E31]=2;&quot;MP&quot;;[.E31]=3;&quot;BP&quot;; )" office:value-type="string" office:string-value="Z" calcext:value-type="string">
            <text:p>Z</text:p>
          </table:table-cell>
          <table:table-cell table:formula="of:=COM.MICROSOFT.IFS([.F31]=-3;&quot;BM&quot;;[.F31]=-2;&quot;MM&quot;;[.F31]=-1;&quot;SM&quot;;[.F31]=0;&quot;Z&quot;;[.F31]=1;&quot;SP&quot;;[.F31]=2;&quot;MP&quot;;[.F31]=3;&quot;BP&quot;; )" office:value-type="string" office:string-value="SP" calcext:value-type="string">
            <text:p>SP</text:p>
          </table:table-cell>
          <table:table-cell table:formula="of:=COM.MICROSOFT.IFS([.G31]=-3;&quot;BM&quot;;[.G31]=-2;&quot;MM&quot;;[.G31]=-1;&quot;SM&quot;;[.G31]=0;&quot;Z&quot;;[.G31]=1;&quot;SP&quot;;[.G31]=2;&quot;MP&quot;;[.G31]=3;&quot;BP&quot;; )" office:value-type="string" office:string-value="MP" calcext:value-type="string">
            <text:p>MP</text:p>
          </table:table-cell>
          <table:table-cell table:formula="of:=COM.MICROSOFT.IFS([.H31]=-3;&quot;BM&quot;;[.H31]=-2;&quot;MM&quot;;[.H31]=-1;&quot;SM&quot;;[.H31]=0;&quot;Z&quot;;[.H31]=1;&quot;SP&quot;;[.H31]=2;&quot;MP&quot;;[.H31]=3;&quot;BP&quot;; )" office:value-type="string" office:string-value="BP" calcext:value-type="string">
            <text:p>BP</text:p>
          </table:table-cell>
          <table:table-cell table:formula="of:=COM.MICROSOFT.IFS([.I31]=-3;&quot;BM&quot;;[.I31]=-2;&quot;MM&quot;;[.I31]=-1;&quot;SM&quot;;[.I31]=0;&quot;Z&quot;;[.I31]=1;&quot;SP&quot;;[.I31]=2;&quot;MP&quot;;[.I31]=3;&quot;BP&quot;; )" office:value-type="string" office:string-value="BP" calcext:value-type="string">
            <text:p>BP</text:p>
          </table:table-cell>
          <table:table-cell/>
          <table:table-cell table:formula="of:=COM.MICROSOFT.IFS([.K31]=-3;&quot;BM&quot;;[.K31]=-2;&quot;MM&quot;;[.K31]=-1;&quot;SM&quot;;[.K31]=0;&quot;Z&quot;;[.K31]=1;&quot;SP&quot;;[.K31]=2;&quot;MP&quot;;[.K31]=3;&quot;BP&quot;; )" office:value-type="string" office:string-value="BP" calcext:value-type="string">
            <text:p>BP</text:p>
          </table:table-cell>
          <table:table-cell table:formula="of:=COM.MICROSOFT.IFS([.L31]=-3;&quot;BM&quot;;[.L31]=-2;&quot;MM&quot;;[.L31]=-1;&quot;SM&quot;;[.L31]=0;&quot;Z&quot;;[.L31]=1;&quot;SP&quot;;[.L31]=2;&quot;MP&quot;;[.L31]=3;&quot;BP&quot;; )" office:value-type="string" office:string-value="MP" calcext:value-type="string">
            <text:p>MP</text:p>
          </table:table-cell>
          <table:table-cell table:formula="of:=COM.MICROSOFT.IFS([.M31]=-3;&quot;BM&quot;;[.M31]=-2;&quot;MM&quot;;[.M31]=-1;&quot;SM&quot;;[.M31]=0;&quot;Z&quot;;[.M31]=1;&quot;SP&quot;;[.M31]=2;&quot;MP&quot;;[.M31]=3;&quot;BP&quot;; )" office:value-type="string" office:string-value="BP" calcext:value-type="string">
            <text:p>BP</text:p>
          </table:table-cell>
          <table:table-cell table:formula="of:=COM.MICROSOFT.IFS([.N31]=-3;&quot;BM&quot;;[.N31]=-2;&quot;MM&quot;;[.N31]=-1;&quot;SM&quot;;[.N31]=0;&quot;Z&quot;;[.N31]=1;&quot;SP&quot;;[.N31]=2;&quot;MP&quot;;[.N31]=3;&quot;BP&quot;; )" office:value-type="string" office:string-value="BP" calcext:value-type="string">
            <text:p>BP</text:p>
          </table:table-cell>
          <table:table-cell table:formula="of:=COM.MICROSOFT.IFS([.O31]=-3;&quot;BM&quot;;[.O31]=-2;&quot;MM&quot;;[.O31]=-1;&quot;SM&quot;;[.O31]=0;&quot;Z&quot;;[.O31]=1;&quot;SP&quot;;[.O31]=2;&quot;MP&quot;;[.O31]=3;&quot;BP&quot;; )" office:value-type="string" office:string-value="BP" calcext:value-type="string">
            <text:p>BP</text:p>
          </table:table-cell>
          <table:table-cell table:formula="of:=COM.MICROSOFT.IFS([.P31]=-3;&quot;BM&quot;;[.P31]=-2;&quot;MM&quot;;[.P31]=-1;&quot;SM&quot;;[.P31]=0;&quot;Z&quot;;[.P31]=1;&quot;SP&quot;;[.P31]=2;&quot;MP&quot;;[.P31]=3;&quot;BP&quot;; )" office:value-type="string" office:string-value="BP" calcext:value-type="string">
            <text:p>BP</text:p>
          </table:table-cell>
          <table:table-cell table:formula="of:=COM.MICROSOFT.IFS([.Q31]=-3;&quot;BM&quot;;[.Q31]=-2;&quot;MM&quot;;[.Q31]=-1;&quot;SM&quot;;[.Q31]=0;&quot;Z&quot;;[.Q31]=1;&quot;SP&quot;;[.Q31]=2;&quot;MP&quot;;[.Q31]=3;&quot;BP&quot;; )" office:value-type="string" office:string-value="BP" calcext:value-type="string">
            <text:p>BP</text:p>
          </table:table-cell>
          <table:table-cell table:formula="of:=COM.MICROSOFT.IFS([.R31]=-3;&quot;BM&quot;;[.R31]=-2;&quot;MM&quot;;[.R31]=-1;&quot;SM&quot;;[.R31]=0;&quot;Z&quot;;[.R31]=1;&quot;SP&quot;;[.R31]=2;&quot;MP&quot;;[.R31]=3;&quot;BP&quot;; )" office:value-type="string" office:string-value="BP" calcext:value-type="string">
            <text:p>BP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COM.MICROSOFT.IFS([.B33]=-3;&quot;BM&quot;;[.B33]=-2;&quot;MM&quot;;[.B33]=-1;&quot;SM&quot;;[.B33]=0;&quot;Z&quot;;[.B33]=1;&quot;SP&quot;;[.B33]=2;&quot;MP&quot;;[.B33]=3;&quot;BP&quot;; )" office:value-type="string" office:string-value="BM" calcext:value-type="string">
            <text:p>BM</text:p>
          </table:table-cell>
          <table:table-cell table:number-columns-repeated="8"/>
          <table:table-cell table:formula="of:=COM.MICROSOFT.IFS([.K33]=-3;&quot;BM&quot;;[.K33]=-2;&quot;MM&quot;;[.K33]=-1;&quot;SM&quot;;[.K33]=0;&quot;Z&quot;;[.K33]=1;&quot;SP&quot;;[.K33]=2;&quot;MP&quot;;[.K33]=3;&quot;BP&quot;; )" office:value-type="string" office:string-value="BP" calcext:value-type="string">
            <text:p>BP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COM.MICROSOFT.IFS([.C34]=-3;&quot;BM&quot;;[.C34]=-2;&quot;MM&quot;;[.C34]=-1;&quot;SM&quot;;[.C34]=0;&quot;Z&quot;;[.C34]=1;&quot;SP&quot;;[.C34]=2;&quot;MP&quot;;[.C34]=3;&quot;BP&quot;; )" office:value-type="string" office:string-value="BM" calcext:value-type="string">
            <text:p>BM</text:p>
          </table:table-cell>
          <table:table-cell table:formula="of:=COM.MICROSOFT.IFS([.D34]=-3;&quot;BM&quot;;[.D34]=-2;&quot;MM&quot;;[.D34]=-1;&quot;SM&quot;;[.D34]=0;&quot;Z&quot;;[.D34]=1;&quot;SP&quot;;[.D34]=2;&quot;MP&quot;;[.D34]=3;&quot;BP&quot;; )" office:value-type="string" office:string-value="MM" calcext:value-type="string">
            <text:p>MM</text:p>
          </table:table-cell>
          <table:table-cell table:formula="of:=COM.MICROSOFT.IFS([.E34]=-3;&quot;BM&quot;;[.E34]=-2;&quot;MM&quot;;[.E34]=-1;&quot;SM&quot;;[.E34]=0;&quot;Z&quot;;[.E34]=1;&quot;SP&quot;;[.E34]=2;&quot;MP&quot;;[.E34]=3;&quot;BP&quot;; )" office:value-type="string" office:string-value="SM" calcext:value-type="string">
            <text:p>SM</text:p>
          </table:table-cell>
          <table:table-cell table:formula="of:=COM.MICROSOFT.IFS([.F34]=-3;&quot;BM&quot;;[.F34]=-2;&quot;MM&quot;;[.F34]=-1;&quot;SM&quot;;[.F34]=0;&quot;Z&quot;;[.F34]=1;&quot;SP&quot;;[.F34]=2;&quot;MP&quot;;[.F34]=3;&quot;BP&quot;; )" office:value-type="string" office:string-value="Z" calcext:value-type="string">
            <text:p>Z</text:p>
          </table:table-cell>
          <table:table-cell table:formula="of:=COM.MICROSOFT.IFS([.G34]=-3;&quot;BM&quot;;[.G34]=-2;&quot;MM&quot;;[.G34]=-1;&quot;SM&quot;;[.G34]=0;&quot;Z&quot;;[.G34]=1;&quot;SP&quot;;[.G34]=2;&quot;MP&quot;;[.G34]=3;&quot;BP&quot;; )" office:value-type="string" office:string-value="SP" calcext:value-type="string">
            <text:p>SP</text:p>
          </table:table-cell>
          <table:table-cell table:formula="of:=COM.MICROSOFT.IFS([.H34]=-3;&quot;BM&quot;;[.H34]=-2;&quot;MM&quot;;[.H34]=-1;&quot;SM&quot;;[.H34]=0;&quot;Z&quot;;[.H34]=1;&quot;SP&quot;;[.H34]=2;&quot;MP&quot;;[.H34]=3;&quot;BP&quot;; )" office:value-type="string" office:string-value="MP" calcext:value-type="string">
            <text:p>MP</text:p>
          </table:table-cell>
          <table:table-cell table:formula="of:=COM.MICROSOFT.IFS([.I34]=-3;&quot;BM&quot;;[.I34]=-2;&quot;MM&quot;;[.I34]=-1;&quot;SM&quot;;[.I34]=0;&quot;Z&quot;;[.I34]=1;&quot;SP&quot;;[.I34]=2;&quot;MP&quot;;[.I34]=3;&quot;BP&quot;; )" office:value-type="string" office:string-value="BP" calcext:value-type="string">
            <text:p>BP</text:p>
          </table:table-cell>
          <table:table-cell table:number-columns-repeated="2"/>
          <table:table-cell table:formula="of:=COM.MICROSOFT.IFS([.L34]=-3;&quot;BM&quot;;[.L34]=-2;&quot;MM&quot;;[.L34]=-1;&quot;SM&quot;;[.L34]=0;&quot;Z&quot;;[.L34]=1;&quot;SP&quot;;[.L34]=2;&quot;MP&quot;;[.L34]=3;&quot;BP&quot;; )" office:value-type="string" office:string-value="BM" calcext:value-type="string">
            <text:p>BM</text:p>
          </table:table-cell>
          <table:table-cell table:formula="of:=COM.MICROSOFT.IFS([.M34]=-3;&quot;BM&quot;;[.M34]=-2;&quot;MM&quot;;[.M34]=-1;&quot;SM&quot;;[.M34]=0;&quot;Z&quot;;[.M34]=1;&quot;SP&quot;;[.M34]=2;&quot;MP&quot;;[.M34]=3;&quot;BP&quot;; )" office:value-type="string" office:string-value="MM" calcext:value-type="string">
            <text:p>MM</text:p>
          </table:table-cell>
          <table:table-cell table:formula="of:=COM.MICROSOFT.IFS([.N34]=-3;&quot;BM&quot;;[.N34]=-2;&quot;MM&quot;;[.N34]=-1;&quot;SM&quot;;[.N34]=0;&quot;Z&quot;;[.N34]=1;&quot;SP&quot;;[.N34]=2;&quot;MP&quot;;[.N34]=3;&quot;BP&quot;; )" office:value-type="string" office:string-value="SM" calcext:value-type="string">
            <text:p>SM</text:p>
          </table:table-cell>
          <table:table-cell table:formula="of:=COM.MICROSOFT.IFS([.O34]=-3;&quot;BM&quot;;[.O34]=-2;&quot;MM&quot;;[.O34]=-1;&quot;SM&quot;;[.O34]=0;&quot;Z&quot;;[.O34]=1;&quot;SP&quot;;[.O34]=2;&quot;MP&quot;;[.O34]=3;&quot;BP&quot;; )" office:value-type="string" office:string-value="Z" calcext:value-type="string">
            <text:p>Z</text:p>
          </table:table-cell>
          <table:table-cell table:formula="of:=COM.MICROSOFT.IFS([.P34]=-3;&quot;BM&quot;;[.P34]=-2;&quot;MM&quot;;[.P34]=-1;&quot;SM&quot;;[.P34]=0;&quot;Z&quot;;[.P34]=1;&quot;SP&quot;;[.P34]=2;&quot;MP&quot;;[.P34]=3;&quot;BP&quot;; )" office:value-type="string" office:string-value="SP" calcext:value-type="string">
            <text:p>SP</text:p>
          </table:table-cell>
          <table:table-cell table:formula="of:=COM.MICROSOFT.IFS([.Q34]=-3;&quot;BM&quot;;[.Q34]=-2;&quot;MM&quot;;[.Q34]=-1;&quot;SM&quot;;[.Q34]=0;&quot;Z&quot;;[.Q34]=1;&quot;SP&quot;;[.Q34]=2;&quot;MP&quot;;[.Q34]=3;&quot;BP&quot;; )" office:value-type="string" office:string-value="MP" calcext:value-type="string">
            <text:p>MP</text:p>
          </table:table-cell>
          <table:table-cell table:formula="of:=COM.MICROSOFT.IFS([.R34]=-3;&quot;BM&quot;;[.R34]=-2;&quot;MM&quot;;[.R34]=-1;&quot;SM&quot;;[.R34]=0;&quot;Z&quot;;[.R34]=1;&quot;SP&quot;;[.R34]=2;&quot;MP&quot;;[.R34]=3;&quot;BP&quot;; )" office:value-type="string" office:string-value="BP" calcext:value-type="string">
            <text:p>BP</text:p>
          </table:table-cell>
        </table:table-row>
        <table:table-row table:style-name="ro1">
          <table:table-cell/>
          <table:table-cell table:formula="of:=COM.MICROSOFT.IFS([.B35]=-3;&quot;BM&quot;;[.B35]=-2;&quot;MM&quot;;[.B35]=-1;&quot;SM&quot;;[.B35]=0;&quot;Z&quot;;[.B35]=1;&quot;SP&quot;;[.B35]=2;&quot;MP&quot;;[.B35]=3;&quot;BP&quot;; )" office:value-type="string" office:string-value="BM" calcext:value-type="string">
            <text:p>BM</text:p>
          </table:table-cell>
          <table:table-cell table:formula="of:=COM.MICROSOFT.IFS([.C35]=-3;&quot;BM&quot;;[.C35]=-2;&quot;MM&quot;;[.C35]=-1;&quot;SM&quot;;[.C35]=0;&quot;Z&quot;;[.C35]=1;&quot;SP&quot;;[.C35]=2;&quot;MP&quot;;[.C35]=3;&quot;BP&quot;; )" office:value-type="string" office:string-value="BM" calcext:value-type="string">
            <text:p>BM</text:p>
          </table:table-cell>
          <table:table-cell table:formula="of:=COM.MICROSOFT.IFS([.D35]=-3;&quot;BM&quot;;[.D35]=-2;&quot;MM&quot;;[.D35]=-1;&quot;SM&quot;;[.D35]=0;&quot;Z&quot;;[.D35]=1;&quot;SP&quot;;[.D35]=2;&quot;MP&quot;;[.D35]=3;&quot;BP&quot;; )" office:value-type="string" office:string-value="BM" calcext:value-type="string">
            <text:p>BM</text:p>
          </table:table-cell>
          <table:table-cell table:formula="of:=COM.MICROSOFT.IFS([.E35]=-3;&quot;BM&quot;;[.E35]=-2;&quot;MM&quot;;[.E35]=-1;&quot;SM&quot;;[.E35]=0;&quot;Z&quot;;[.E35]=1;&quot;SP&quot;;[.E35]=2;&quot;MP&quot;;[.E35]=3;&quot;BP&quot;; )" office:value-type="string" office:string-value="BM" calcext:value-type="string">
            <text:p>BM</text:p>
          </table:table-cell>
          <table:table-cell table:formula="of:=COM.MICROSOFT.IFS([.F35]=-3;&quot;BM&quot;;[.F35]=-2;&quot;MM&quot;;[.F35]=-1;&quot;SM&quot;;[.F35]=0;&quot;Z&quot;;[.F35]=1;&quot;SP&quot;;[.F35]=2;&quot;MP&quot;;[.F35]=3;&quot;BP&quot;; )" office:value-type="string" office:string-value="BM" calcext:value-type="string">
            <text:p>BM</text:p>
          </table:table-cell>
          <table:table-cell table:formula="of:=COM.MICROSOFT.IFS([.G35]=-3;&quot;BM&quot;;[.G35]=-2;&quot;MM&quot;;[.G35]=-1;&quot;SM&quot;;[.G35]=0;&quot;Z&quot;;[.G35]=1;&quot;SP&quot;;[.G35]=2;&quot;MP&quot;;[.G35]=3;&quot;BP&quot;; )" office:value-type="string" office:string-value="BM" calcext:value-type="string">
            <text:p>BM</text:p>
          </table:table-cell>
          <table:table-cell table:formula="of:=COM.MICROSOFT.IFS([.H35]=-3;&quot;BM&quot;;[.H35]=-2;&quot;MM&quot;;[.H35]=-1;&quot;SM&quot;;[.H35]=0;&quot;Z&quot;;[.H35]=1;&quot;SP&quot;;[.H35]=2;&quot;MP&quot;;[.H35]=3;&quot;BP&quot;; )" office:value-type="string" office:string-value="BM" calcext:value-type="string">
            <text:p>BM</text:p>
          </table:table-cell>
          <table:table-cell table:formula="of:=COM.MICROSOFT.IFS([.I35]=-3;&quot;BM&quot;;[.I35]=-2;&quot;MM&quot;;[.I35]=-1;&quot;SM&quot;;[.I35]=0;&quot;Z&quot;;[.I35]=1;&quot;SP&quot;;[.I35]=2;&quot;MP&quot;;[.I35]=3;&quot;BP&quot;; )" office:value-type="string" office:string-value="BM" calcext:value-type="string">
            <text:p>BM</text:p>
          </table:table-cell>
          <table:table-cell/>
          <table:table-cell table:formula="of:=COM.MICROSOFT.IFS([.K35]=-3;&quot;BM&quot;;[.K35]=-2;&quot;MM&quot;;[.K35]=-1;&quot;SM&quot;;[.K35]=0;&quot;Z&quot;;[.K35]=1;&quot;SP&quot;;[.K35]=2;&quot;MP&quot;;[.K35]=3;&quot;BP&quot;; )" office:value-type="string" office:string-value="BM" calcext:value-type="string">
            <text:p>BM</text:p>
          </table:table-cell>
          <table:table-cell table:formula="of:=COM.MICROSOFT.IFS([.L35]=-3;&quot;BM&quot;;[.L35]=-2;&quot;MM&quot;;[.L35]=-1;&quot;SM&quot;;[.L35]=0;&quot;Z&quot;;[.L35]=1;&quot;SP&quot;;[.L35]=2;&quot;MP&quot;;[.L35]=3;&quot;BP&quot;; )" office:value-type="string" office:string-value="BM" calcext:value-type="string">
            <text:p>BM</text:p>
          </table:table-cell>
          <table:table-cell table:formula="of:=COM.MICROSOFT.IFS([.M35]=-3;&quot;BM&quot;;[.M35]=-2;&quot;MM&quot;;[.M35]=-1;&quot;SM&quot;;[.M35]=0;&quot;Z&quot;;[.M35]=1;&quot;SP&quot;;[.M35]=2;&quot;MP&quot;;[.M35]=3;&quot;BP&quot;; )" office:value-type="string" office:string-value="MM" calcext:value-type="string">
            <text:p>MM</text:p>
          </table:table-cell>
          <table:table-cell table:formula="of:=COM.MICROSOFT.IFS([.N35]=-3;&quot;BM&quot;;[.N35]=-2;&quot;MM&quot;;[.N35]=-1;&quot;SM&quot;;[.N35]=0;&quot;Z&quot;;[.N35]=1;&quot;SP&quot;;[.N35]=2;&quot;MP&quot;;[.N35]=3;&quot;BP&quot;; )" office:value-type="string" office:string-value="SM" calcext:value-type="string">
            <text:p>SM</text:p>
          </table:table-cell>
          <table:table-cell table:formula="of:=COM.MICROSOFT.IFS([.O35]=-3;&quot;BM&quot;;[.O35]=-2;&quot;MM&quot;;[.O35]=-1;&quot;SM&quot;;[.O35]=0;&quot;Z&quot;;[.O35]=1;&quot;SP&quot;;[.O35]=2;&quot;MP&quot;;[.O35]=3;&quot;BP&quot;; )" office:value-type="string" office:string-value="Z" calcext:value-type="string">
            <text:p>Z</text:p>
          </table:table-cell>
          <table:table-cell table:formula="of:=COM.MICROSOFT.IFS([.P35]=-3;&quot;BM&quot;;[.P35]=-2;&quot;MM&quot;;[.P35]=-1;&quot;SM&quot;;[.P35]=0;&quot;Z&quot;;[.P35]=1;&quot;SP&quot;;[.P35]=2;&quot;MP&quot;;[.P35]=3;&quot;BP&quot;; )" office:value-type="string" office:string-value="SP" calcext:value-type="string">
            <text:p>SP</text:p>
          </table:table-cell>
          <table:table-cell table:formula="of:=COM.MICROSOFT.IFS([.Q35]=-3;&quot;BM&quot;;[.Q35]=-2;&quot;MM&quot;;[.Q35]=-1;&quot;SM&quot;;[.Q35]=0;&quot;Z&quot;;[.Q35]=1;&quot;SP&quot;;[.Q35]=2;&quot;MP&quot;;[.Q35]=3;&quot;BP&quot;; )" office:value-type="string" office:string-value="MP" calcext:value-type="string">
            <text:p>MP</text:p>
          </table:table-cell>
          <table:table-cell table:formula="of:=COM.MICROSOFT.IFS([.R35]=-3;&quot;BM&quot;;[.R35]=-2;&quot;MM&quot;;[.R35]=-1;&quot;SM&quot;;[.R35]=0;&quot;Z&quot;;[.R35]=1;&quot;SP&quot;;[.R35]=2;&quot;MP&quot;;[.R35]=3;&quot;BP&quot;; )" office:value-type="string" office:string-value="BP" calcext:value-type="string">
            <text:p>BP</text:p>
          </table:table-cell>
        </table:table-row>
        <table:table-row table:style-name="ro1">
          <table:table-cell/>
          <table:table-cell table:formula="of:=COM.MICROSOFT.IFS([.B36]=-3;&quot;BM&quot;;[.B36]=-2;&quot;MM&quot;;[.B36]=-1;&quot;SM&quot;;[.B36]=0;&quot;Z&quot;;[.B36]=1;&quot;SP&quot;;[.B36]=2;&quot;MP&quot;;[.B36]=3;&quot;BP&quot;; )" office:value-type="string" office:string-value="MM" calcext:value-type="string">
            <text:p>MM</text:p>
          </table:table-cell>
          <table:table-cell table:formula="of:=COM.MICROSOFT.IFS([.C36]=-3;&quot;BM&quot;;[.C36]=-2;&quot;MM&quot;;[.C36]=-1;&quot;SM&quot;;[.C36]=0;&quot;Z&quot;;[.C36]=1;&quot;SP&quot;;[.C36]=2;&quot;MP&quot;;[.C36]=3;&quot;BP&quot;; )" office:value-type="string" office:string-value="BM" calcext:value-type="string">
            <text:p>BM</text:p>
          </table:table-cell>
          <table:table-cell table:formula="of:=COM.MICROSOFT.IFS([.D36]=-3;&quot;BM&quot;;[.D36]=-2;&quot;MM&quot;;[.D36]=-1;&quot;SM&quot;;[.D36]=0;&quot;Z&quot;;[.D36]=1;&quot;SP&quot;;[.D36]=2;&quot;MP&quot;;[.D36]=3;&quot;BP&quot;; )" office:value-type="string" office:string-value="BM" calcext:value-type="string">
            <text:p>BM</text:p>
          </table:table-cell>
          <table:table-cell table:formula="of:=COM.MICROSOFT.IFS([.E36]=-3;&quot;BM&quot;;[.E36]=-2;&quot;MM&quot;;[.E36]=-1;&quot;SM&quot;;[.E36]=0;&quot;Z&quot;;[.E36]=1;&quot;SP&quot;;[.E36]=2;&quot;MP&quot;;[.E36]=3;&quot;BP&quot;; )" office:value-type="string" office:string-value="BM" calcext:value-type="string">
            <text:p>BM</text:p>
          </table:table-cell>
          <table:table-cell table:formula="of:=COM.MICROSOFT.IFS([.F36]=-3;&quot;BM&quot;;[.F36]=-2;&quot;MM&quot;;[.F36]=-1;&quot;SM&quot;;[.F36]=0;&quot;Z&quot;;[.F36]=1;&quot;SP&quot;;[.F36]=2;&quot;MP&quot;;[.F36]=3;&quot;BP&quot;; )" office:value-type="string" office:string-value="BM" calcext:value-type="string">
            <text:p>BM</text:p>
          </table:table-cell>
          <table:table-cell table:formula="of:=COM.MICROSOFT.IFS([.G36]=-3;&quot;BM&quot;;[.G36]=-2;&quot;MM&quot;;[.G36]=-1;&quot;SM&quot;;[.G36]=0;&quot;Z&quot;;[.G36]=1;&quot;SP&quot;;[.G36]=2;&quot;MP&quot;;[.G36]=3;&quot;BP&quot;; )" office:value-type="string" office:string-value="BM" calcext:value-type="string">
            <text:p>BM</text:p>
          </table:table-cell>
          <table:table-cell table:formula="of:=COM.MICROSOFT.IFS([.H36]=-3;&quot;BM&quot;;[.H36]=-2;&quot;MM&quot;;[.H36]=-1;&quot;SM&quot;;[.H36]=0;&quot;Z&quot;;[.H36]=1;&quot;SP&quot;;[.H36]=2;&quot;MP&quot;;[.H36]=3;&quot;BP&quot;; )" office:value-type="string" office:string-value="BM" calcext:value-type="string">
            <text:p>BM</text:p>
          </table:table-cell>
          <table:table-cell table:formula="of:=COM.MICROSOFT.IFS([.I36]=-3;&quot;BM&quot;;[.I36]=-2;&quot;MM&quot;;[.I36]=-1;&quot;SM&quot;;[.I36]=0;&quot;Z&quot;;[.I36]=1;&quot;SP&quot;;[.I36]=2;&quot;MP&quot;;[.I36]=3;&quot;BP&quot;; )" office:value-type="string" office:string-value="MM" calcext:value-type="string">
            <text:p>MM</text:p>
          </table:table-cell>
          <table:table-cell/>
          <table:table-cell table:formula="of:=COM.MICROSOFT.IFS([.K36]=-3;&quot;BM&quot;;[.K36]=-2;&quot;MM&quot;;[.K36]=-1;&quot;SM&quot;;[.K36]=0;&quot;Z&quot;;[.K36]=1;&quot;SP&quot;;[.K36]=2;&quot;MP&quot;;[.K36]=3;&quot;BP&quot;; )" office:value-type="string" office:string-value="MM" calcext:value-type="string">
            <text:p>MM</text:p>
          </table:table-cell>
          <table:table-cell table:formula="of:=COM.MICROSOFT.IFS([.L36]=-3;&quot;BM&quot;;[.L36]=-2;&quot;MM&quot;;[.L36]=-1;&quot;SM&quot;;[.L36]=0;&quot;Z&quot;;[.L36]=1;&quot;SP&quot;;[.L36]=2;&quot;MP&quot;;[.L36]=3;&quot;BP&quot;; )" office:value-type="string" office:string-value="MM" calcext:value-type="string">
            <text:p>MM</text:p>
          </table:table-cell>
          <table:table-cell table:formula="of:=COM.MICROSOFT.IFS([.M36]=-3;&quot;BM&quot;;[.M36]=-2;&quot;MM&quot;;[.M36]=-1;&quot;SM&quot;;[.M36]=0;&quot;Z&quot;;[.M36]=1;&quot;SP&quot;;[.M36]=2;&quot;MP&quot;;[.M36]=3;&quot;BP&quot;; )" office:value-type="string" office:string-value="SM" calcext:value-type="string">
            <text:p>SM</text:p>
          </table:table-cell>
          <table:table-cell table:formula="of:=COM.MICROSOFT.IFS([.N36]=-3;&quot;BM&quot;;[.N36]=-2;&quot;MM&quot;;[.N36]=-1;&quot;SM&quot;;[.N36]=0;&quot;Z&quot;;[.N36]=1;&quot;SP&quot;;[.N36]=2;&quot;MP&quot;;[.N36]=3;&quot;BP&quot;; )" office:value-type="string" office:string-value="Z" calcext:value-type="string">
            <text:p>Z</text:p>
          </table:table-cell>
          <table:table-cell table:formula="of:=COM.MICROSOFT.IFS([.O36]=-3;&quot;BM&quot;;[.O36]=-2;&quot;MM&quot;;[.O36]=-1;&quot;SM&quot;;[.O36]=0;&quot;Z&quot;;[.O36]=1;&quot;SP&quot;;[.O36]=2;&quot;MP&quot;;[.O36]=3;&quot;BP&quot;; )" office:value-type="string" office:string-value="SP" calcext:value-type="string">
            <text:p>SP</text:p>
          </table:table-cell>
          <table:table-cell table:formula="of:=COM.MICROSOFT.IFS([.P36]=-3;&quot;BM&quot;;[.P36]=-2;&quot;MM&quot;;[.P36]=-1;&quot;SM&quot;;[.P36]=0;&quot;Z&quot;;[.P36]=1;&quot;SP&quot;;[.P36]=2;&quot;MP&quot;;[.P36]=3;&quot;BP&quot;; )" office:value-type="string" office:string-value="MP" calcext:value-type="string">
            <text:p>MP</text:p>
          </table:table-cell>
          <table:table-cell table:formula="of:=COM.MICROSOFT.IFS([.Q36]=-3;&quot;BM&quot;;[.Q36]=-2;&quot;MM&quot;;[.Q36]=-1;&quot;SM&quot;;[.Q36]=0;&quot;Z&quot;;[.Q36]=1;&quot;SP&quot;;[.Q36]=2;&quot;MP&quot;;[.Q36]=3;&quot;BP&quot;; )" office:value-type="string" office:string-value="BP" calcext:value-type="string">
            <text:p>BP</text:p>
          </table:table-cell>
          <table:table-cell table:formula="of:=COM.MICROSOFT.IFS([.R36]=-3;&quot;BM&quot;;[.R36]=-2;&quot;MM&quot;;[.R36]=-1;&quot;SM&quot;;[.R36]=0;&quot;Z&quot;;[.R36]=1;&quot;SP&quot;;[.R36]=2;&quot;MP&quot;;[.R36]=3;&quot;BP&quot;; )" office:value-type="string" office:string-value="BP" calcext:value-type="string">
            <text:p>BP</text:p>
          </table:table-cell>
        </table:table-row>
        <table:table-row table:style-name="ro1">
          <table:table-cell/>
          <table:table-cell table:formula="of:=COM.MICROSOFT.IFS([.B37]=-3;&quot;BM&quot;;[.B37]=-2;&quot;MM&quot;;[.B37]=-1;&quot;SM&quot;;[.B37]=0;&quot;Z&quot;;[.B37]=1;&quot;SP&quot;;[.B37]=2;&quot;MP&quot;;[.B37]=3;&quot;BP&quot;; )" office:value-type="string" office:string-value="SM" calcext:value-type="string">
            <text:p>SM</text:p>
          </table:table-cell>
          <table:table-cell table:formula="of:=COM.MICROSOFT.IFS([.C37]=-3;&quot;BM&quot;;[.C37]=-2;&quot;MM&quot;;[.C37]=-1;&quot;SM&quot;;[.C37]=0;&quot;Z&quot;;[.C37]=1;&quot;SP&quot;;[.C37]=2;&quot;MP&quot;;[.C37]=3;&quot;BP&quot;; )" office:value-type="string" office:string-value="BM" calcext:value-type="string">
            <text:p>BM</text:p>
          </table:table-cell>
          <table:table-cell table:formula="of:=COM.MICROSOFT.IFS([.D37]=-3;&quot;BM&quot;;[.D37]=-2;&quot;MM&quot;;[.D37]=-1;&quot;SM&quot;;[.D37]=0;&quot;Z&quot;;[.D37]=1;&quot;SP&quot;;[.D37]=2;&quot;MP&quot;;[.D37]=3;&quot;BP&quot;; )" office:value-type="string" office:string-value="BM" calcext:value-type="string">
            <text:p>BM</text:p>
          </table:table-cell>
          <table:table-cell table:formula="of:=COM.MICROSOFT.IFS([.E37]=-3;&quot;BM&quot;;[.E37]=-2;&quot;MM&quot;;[.E37]=-1;&quot;SM&quot;;[.E37]=0;&quot;Z&quot;;[.E37]=1;&quot;SP&quot;;[.E37]=2;&quot;MP&quot;;[.E37]=3;&quot;BP&quot;; )" office:value-type="string" office:string-value="BM" calcext:value-type="string">
            <text:p>BM</text:p>
          </table:table-cell>
          <table:table-cell table:formula="of:=COM.MICROSOFT.IFS([.F37]=-3;&quot;BM&quot;;[.F37]=-2;&quot;MM&quot;;[.F37]=-1;&quot;SM&quot;;[.F37]=0;&quot;Z&quot;;[.F37]=1;&quot;SP&quot;;[.F37]=2;&quot;MP&quot;;[.F37]=3;&quot;BP&quot;; )" office:value-type="string" office:string-value="BM" calcext:value-type="string">
            <text:p>BM</text:p>
          </table:table-cell>
          <table:table-cell table:formula="of:=COM.MICROSOFT.IFS([.G37]=-3;&quot;BM&quot;;[.G37]=-2;&quot;MM&quot;;[.G37]=-1;&quot;SM&quot;;[.G37]=0;&quot;Z&quot;;[.G37]=1;&quot;SP&quot;;[.G37]=2;&quot;MP&quot;;[.G37]=3;&quot;BP&quot;; )" office:value-type="string" office:string-value="BM" calcext:value-type="string">
            <text:p>BM</text:p>
          </table:table-cell>
          <table:table-cell table:formula="of:=COM.MICROSOFT.IFS([.H37]=-3;&quot;BM&quot;;[.H37]=-2;&quot;MM&quot;;[.H37]=-1;&quot;SM&quot;;[.H37]=0;&quot;Z&quot;;[.H37]=1;&quot;SP&quot;;[.H37]=2;&quot;MP&quot;;[.H37]=3;&quot;BP&quot;; )" office:value-type="string" office:string-value="MM" calcext:value-type="string">
            <text:p>MM</text:p>
          </table:table-cell>
          <table:table-cell table:formula="of:=COM.MICROSOFT.IFS([.I37]=-3;&quot;BM&quot;;[.I37]=-2;&quot;MM&quot;;[.I37]=-1;&quot;SM&quot;;[.I37]=0;&quot;Z&quot;;[.I37]=1;&quot;SP&quot;;[.I37]=2;&quot;MP&quot;;[.I37]=3;&quot;BP&quot;; )" office:value-type="string" office:string-value="SM" calcext:value-type="string">
            <text:p>SM</text:p>
          </table:table-cell>
          <table:table-cell/>
          <table:table-cell table:formula="of:=COM.MICROSOFT.IFS([.K37]=-3;&quot;BM&quot;;[.K37]=-2;&quot;MM&quot;;[.K37]=-1;&quot;SM&quot;;[.K37]=0;&quot;Z&quot;;[.K37]=1;&quot;SP&quot;;[.K37]=2;&quot;MP&quot;;[.K37]=3;&quot;BP&quot;; )" office:value-type="string" office:string-value="SM" calcext:value-type="string">
            <text:p>SM</text:p>
          </table:table-cell>
          <table:table-cell table:formula="of:=COM.MICROSOFT.IFS([.L37]=-3;&quot;BM&quot;;[.L37]=-2;&quot;MM&quot;;[.L37]=-1;&quot;SM&quot;;[.L37]=0;&quot;Z&quot;;[.L37]=1;&quot;SP&quot;;[.L37]=2;&quot;MP&quot;;[.L37]=3;&quot;BP&quot;; )" office:value-type="string" office:string-value="SM" calcext:value-type="string">
            <text:p>SM</text:p>
          </table:table-cell>
          <table:table-cell table:formula="of:=COM.MICROSOFT.IFS([.M37]=-3;&quot;BM&quot;;[.M37]=-2;&quot;MM&quot;;[.M37]=-1;&quot;SM&quot;;[.M37]=0;&quot;Z&quot;;[.M37]=1;&quot;SP&quot;;[.M37]=2;&quot;MP&quot;;[.M37]=3;&quot;BP&quot;; )" office:value-type="string" office:string-value="Z" calcext:value-type="string">
            <text:p>Z</text:p>
          </table:table-cell>
          <table:table-cell table:formula="of:=COM.MICROSOFT.IFS([.N37]=-3;&quot;BM&quot;;[.N37]=-2;&quot;MM&quot;;[.N37]=-1;&quot;SM&quot;;[.N37]=0;&quot;Z&quot;;[.N37]=1;&quot;SP&quot;;[.N37]=2;&quot;MP&quot;;[.N37]=3;&quot;BP&quot;; )" office:value-type="string" office:string-value="SP" calcext:value-type="string">
            <text:p>SP</text:p>
          </table:table-cell>
          <table:table-cell table:formula="of:=COM.MICROSOFT.IFS([.O37]=-3;&quot;BM&quot;;[.O37]=-2;&quot;MM&quot;;[.O37]=-1;&quot;SM&quot;;[.O37]=0;&quot;Z&quot;;[.O37]=1;&quot;SP&quot;;[.O37]=2;&quot;MP&quot;;[.O37]=3;&quot;BP&quot;; )" office:value-type="string" office:string-value="MP" calcext:value-type="string">
            <text:p>MP</text:p>
          </table:table-cell>
          <table:table-cell table:formula="of:=COM.MICROSOFT.IFS([.P37]=-3;&quot;BM&quot;;[.P37]=-2;&quot;MM&quot;;[.P37]=-1;&quot;SM&quot;;[.P37]=0;&quot;Z&quot;;[.P37]=1;&quot;SP&quot;;[.P37]=2;&quot;MP&quot;;[.P37]=3;&quot;BP&quot;; )" office:value-type="string" office:string-value="BP" calcext:value-type="string">
            <text:p>BP</text:p>
          </table:table-cell>
          <table:table-cell table:formula="of:=COM.MICROSOFT.IFS([.Q37]=-3;&quot;BM&quot;;[.Q37]=-2;&quot;MM&quot;;[.Q37]=-1;&quot;SM&quot;;[.Q37]=0;&quot;Z&quot;;[.Q37]=1;&quot;SP&quot;;[.Q37]=2;&quot;MP&quot;;[.Q37]=3;&quot;BP&quot;; )" office:value-type="string" office:string-value="BP" calcext:value-type="string">
            <text:p>BP</text:p>
          </table:table-cell>
          <table:table-cell table:formula="of:=COM.MICROSOFT.IFS([.R37]=-3;&quot;BM&quot;;[.R37]=-2;&quot;MM&quot;;[.R37]=-1;&quot;SM&quot;;[.R37]=0;&quot;Z&quot;;[.R37]=1;&quot;SP&quot;;[.R37]=2;&quot;MP&quot;;[.R37]=3;&quot;BP&quot;; )" office:value-type="string" office:string-value="BP" calcext:value-type="string">
            <text:p>BP</text:p>
          </table:table-cell>
        </table:table-row>
        <table:table-row table:style-name="ro1">
          <table:table-cell/>
          <table:table-cell table:formula="of:=COM.MICROSOFT.IFS([.B38]=-3;&quot;BM&quot;;[.B38]=-2;&quot;MM&quot;;[.B38]=-1;&quot;SM&quot;;[.B38]=0;&quot;Z&quot;;[.B38]=1;&quot;SP&quot;;[.B38]=2;&quot;MP&quot;;[.B38]=3;&quot;BP&quot;; )" office:value-type="string" office:string-value="Z" calcext:value-type="string">
            <text:p>Z</text:p>
          </table:table-cell>
          <table:table-cell table:formula="of:=COM.MICROSOFT.IFS([.C38]=-3;&quot;BM&quot;;[.C38]=-2;&quot;MM&quot;;[.C38]=-1;&quot;SM&quot;;[.C38]=0;&quot;Z&quot;;[.C38]=1;&quot;SP&quot;;[.C38]=2;&quot;MP&quot;;[.C38]=3;&quot;BP&quot;; )" office:value-type="string" office:string-value="BM" calcext:value-type="string">
            <text:p>BM</text:p>
          </table:table-cell>
          <table:table-cell table:formula="of:=COM.MICROSOFT.IFS([.D38]=-3;&quot;BM&quot;;[.D38]=-2;&quot;MM&quot;;[.D38]=-1;&quot;SM&quot;;[.D38]=0;&quot;Z&quot;;[.D38]=1;&quot;SP&quot;;[.D38]=2;&quot;MP&quot;;[.D38]=3;&quot;BP&quot;; )" office:value-type="string" office:string-value="BM" calcext:value-type="string">
            <text:p>BM</text:p>
          </table:table-cell>
          <table:table-cell table:formula="of:=COM.MICROSOFT.IFS([.E38]=-3;&quot;BM&quot;;[.E38]=-2;&quot;MM&quot;;[.E38]=-1;&quot;SM&quot;;[.E38]=0;&quot;Z&quot;;[.E38]=1;&quot;SP&quot;;[.E38]=2;&quot;MP&quot;;[.E38]=3;&quot;BP&quot;; )" office:value-type="string" office:string-value="BM" calcext:value-type="string">
            <text:p>BM</text:p>
          </table:table-cell>
          <table:table-cell table:formula="of:=COM.MICROSOFT.IFS([.F38]=-3;&quot;BM&quot;;[.F38]=-2;&quot;MM&quot;;[.F38]=-1;&quot;SM&quot;;[.F38]=0;&quot;Z&quot;;[.F38]=1;&quot;SP&quot;;[.F38]=2;&quot;MP&quot;;[.F38]=3;&quot;BP&quot;; )" office:value-type="string" office:string-value="BM" calcext:value-type="string">
            <text:p>BM</text:p>
          </table:table-cell>
          <table:table-cell table:formula="of:=COM.MICROSOFT.IFS([.G38]=-3;&quot;BM&quot;;[.G38]=-2;&quot;MM&quot;;[.G38]=-1;&quot;SM&quot;;[.G38]=0;&quot;Z&quot;;[.G38]=1;&quot;SP&quot;;[.G38]=2;&quot;MP&quot;;[.G38]=3;&quot;BP&quot;; )" office:value-type="string" office:string-value="MM" calcext:value-type="string">
            <text:p>MM</text:p>
          </table:table-cell>
          <table:table-cell table:formula="of:=COM.MICROSOFT.IFS([.H38]=-3;&quot;BM&quot;;[.H38]=-2;&quot;MM&quot;;[.H38]=-1;&quot;SM&quot;;[.H38]=0;&quot;Z&quot;;[.H38]=1;&quot;SP&quot;;[.H38]=2;&quot;MP&quot;;[.H38]=3;&quot;BP&quot;; )" office:value-type="string" office:string-value="SM" calcext:value-type="string">
            <text:p>SM</text:p>
          </table:table-cell>
          <table:table-cell table:formula="of:=COM.MICROSOFT.IFS([.I38]=-3;&quot;BM&quot;;[.I38]=-2;&quot;MM&quot;;[.I38]=-1;&quot;SM&quot;;[.I38]=0;&quot;Z&quot;;[.I38]=1;&quot;SP&quot;;[.I38]=2;&quot;MP&quot;;[.I38]=3;&quot;BP&quot;; )" office:value-type="string" office:string-value="Z" calcext:value-type="string">
            <text:p>Z</text:p>
          </table:table-cell>
          <table:table-cell/>
          <table:table-cell table:formula="of:=COM.MICROSOFT.IFS([.K38]=-3;&quot;BM&quot;;[.K38]=-2;&quot;MM&quot;;[.K38]=-1;&quot;SM&quot;;[.K38]=0;&quot;Z&quot;;[.K38]=1;&quot;SP&quot;;[.K38]=2;&quot;MP&quot;;[.K38]=3;&quot;BP&quot;; )" office:value-type="string" office:string-value="Z" calcext:value-type="string">
            <text:p>Z</text:p>
          </table:table-cell>
          <table:table-cell table:formula="of:=COM.MICROSOFT.IFS([.L38]=-3;&quot;BM&quot;;[.L38]=-2;&quot;MM&quot;;[.L38]=-1;&quot;SM&quot;;[.L38]=0;&quot;Z&quot;;[.L38]=1;&quot;SP&quot;;[.L38]=2;&quot;MP&quot;;[.L38]=3;&quot;BP&quot;; )" office:value-type="string" office:string-value="Z" calcext:value-type="string">
            <text:p>Z</text:p>
          </table:table-cell>
          <table:table-cell table:formula="of:=COM.MICROSOFT.IFS([.M38]=-3;&quot;BM&quot;;[.M38]=-2;&quot;MM&quot;;[.M38]=-1;&quot;SM&quot;;[.M38]=0;&quot;Z&quot;;[.M38]=1;&quot;SP&quot;;[.M38]=2;&quot;MP&quot;;[.M38]=3;&quot;BP&quot;; )" office:value-type="string" office:string-value="SP" calcext:value-type="string">
            <text:p>SP</text:p>
          </table:table-cell>
          <table:table-cell table:formula="of:=COM.MICROSOFT.IFS([.N38]=-3;&quot;BM&quot;;[.N38]=-2;&quot;MM&quot;;[.N38]=-1;&quot;SM&quot;;[.N38]=0;&quot;Z&quot;;[.N38]=1;&quot;SP&quot;;[.N38]=2;&quot;MP&quot;;[.N38]=3;&quot;BP&quot;; )" office:value-type="string" office:string-value="MP" calcext:value-type="string">
            <text:p>MP</text:p>
          </table:table-cell>
          <table:table-cell table:formula="of:=COM.MICROSOFT.IFS([.O38]=-3;&quot;BM&quot;;[.O38]=-2;&quot;MM&quot;;[.O38]=-1;&quot;SM&quot;;[.O38]=0;&quot;Z&quot;;[.O38]=1;&quot;SP&quot;;[.O38]=2;&quot;MP&quot;;[.O38]=3;&quot;BP&quot;; )" office:value-type="string" office:string-value="BP" calcext:value-type="string">
            <text:p>BP</text:p>
          </table:table-cell>
          <table:table-cell table:formula="of:=COM.MICROSOFT.IFS([.P38]=-3;&quot;BM&quot;;[.P38]=-2;&quot;MM&quot;;[.P38]=-1;&quot;SM&quot;;[.P38]=0;&quot;Z&quot;;[.P38]=1;&quot;SP&quot;;[.P38]=2;&quot;MP&quot;;[.P38]=3;&quot;BP&quot;; )" office:value-type="string" office:string-value="BP" calcext:value-type="string">
            <text:p>BP</text:p>
          </table:table-cell>
          <table:table-cell table:formula="of:=COM.MICROSOFT.IFS([.Q38]=-3;&quot;BM&quot;;[.Q38]=-2;&quot;MM&quot;;[.Q38]=-1;&quot;SM&quot;;[.Q38]=0;&quot;Z&quot;;[.Q38]=1;&quot;SP&quot;;[.Q38]=2;&quot;MP&quot;;[.Q38]=3;&quot;BP&quot;; )" office:value-type="string" office:string-value="BP" calcext:value-type="string">
            <text:p>BP</text:p>
          </table:table-cell>
          <table:table-cell table:formula="of:=COM.MICROSOFT.IFS([.R38]=-3;&quot;BM&quot;;[.R38]=-2;&quot;MM&quot;;[.R38]=-1;&quot;SM&quot;;[.R38]=0;&quot;Z&quot;;[.R38]=1;&quot;SP&quot;;[.R38]=2;&quot;MP&quot;;[.R38]=3;&quot;BP&quot;; )" office:value-type="string" office:string-value="BP" calcext:value-type="string">
            <text:p>BP</text:p>
          </table:table-cell>
        </table:table-row>
        <table:table-row table:style-name="ro1">
          <table:table-cell/>
          <table:table-cell table:formula="of:=COM.MICROSOFT.IFS([.B39]=-3;&quot;BM&quot;;[.B39]=-2;&quot;MM&quot;;[.B39]=-1;&quot;SM&quot;;[.B39]=0;&quot;Z&quot;;[.B39]=1;&quot;SP&quot;;[.B39]=2;&quot;MP&quot;;[.B39]=3;&quot;BP&quot;; )" office:value-type="string" office:string-value="SP" calcext:value-type="string">
            <text:p>SP</text:p>
          </table:table-cell>
          <table:table-cell table:formula="of:=COM.MICROSOFT.IFS([.C39]=-3;&quot;BM&quot;;[.C39]=-2;&quot;MM&quot;;[.C39]=-1;&quot;SM&quot;;[.C39]=0;&quot;Z&quot;;[.C39]=1;&quot;SP&quot;;[.C39]=2;&quot;MP&quot;;[.C39]=3;&quot;BP&quot;; )" office:value-type="string" office:string-value="BM" calcext:value-type="string">
            <text:p>BM</text:p>
          </table:table-cell>
          <table:table-cell table:formula="of:=COM.MICROSOFT.IFS([.D39]=-3;&quot;BM&quot;;[.D39]=-2;&quot;MM&quot;;[.D39]=-1;&quot;SM&quot;;[.D39]=0;&quot;Z&quot;;[.D39]=1;&quot;SP&quot;;[.D39]=2;&quot;MP&quot;;[.D39]=3;&quot;BP&quot;; )" office:value-type="string" office:string-value="BM" calcext:value-type="string">
            <text:p>BM</text:p>
          </table:table-cell>
          <table:table-cell table:formula="of:=COM.MICROSOFT.IFS([.E39]=-3;&quot;BM&quot;;[.E39]=-2;&quot;MM&quot;;[.E39]=-1;&quot;SM&quot;;[.E39]=0;&quot;Z&quot;;[.E39]=1;&quot;SP&quot;;[.E39]=2;&quot;MP&quot;;[.E39]=3;&quot;BP&quot;; )" office:value-type="string" office:string-value="BM" calcext:value-type="string">
            <text:p>BM</text:p>
          </table:table-cell>
          <table:table-cell table:formula="of:=COM.MICROSOFT.IFS([.F39]=-3;&quot;BM&quot;;[.F39]=-2;&quot;MM&quot;;[.F39]=-1;&quot;SM&quot;;[.F39]=0;&quot;Z&quot;;[.F39]=1;&quot;SP&quot;;[.F39]=2;&quot;MP&quot;;[.F39]=3;&quot;BP&quot;; )" office:value-type="string" office:string-value="MM" calcext:value-type="string">
            <text:p>MM</text:p>
          </table:table-cell>
          <table:table-cell table:formula="of:=COM.MICROSOFT.IFS([.G39]=-3;&quot;BM&quot;;[.G39]=-2;&quot;MM&quot;;[.G39]=-1;&quot;SM&quot;;[.G39]=0;&quot;Z&quot;;[.G39]=1;&quot;SP&quot;;[.G39]=2;&quot;MP&quot;;[.G39]=3;&quot;BP&quot;; )" office:value-type="string" office:string-value="SM" calcext:value-type="string">
            <text:p>SM</text:p>
          </table:table-cell>
          <table:table-cell table:formula="of:=COM.MICROSOFT.IFS([.H39]=-3;&quot;BM&quot;;[.H39]=-2;&quot;MM&quot;;[.H39]=-1;&quot;SM&quot;;[.H39]=0;&quot;Z&quot;;[.H39]=1;&quot;SP&quot;;[.H39]=2;&quot;MP&quot;;[.H39]=3;&quot;BP&quot;; )" office:value-type="string" office:string-value="Z" calcext:value-type="string">
            <text:p>Z</text:p>
          </table:table-cell>
          <table:table-cell table:formula="of:=COM.MICROSOFT.IFS([.I39]=-3;&quot;BM&quot;;[.I39]=-2;&quot;MM&quot;;[.I39]=-1;&quot;SM&quot;;[.I39]=0;&quot;Z&quot;;[.I39]=1;&quot;SP&quot;;[.I39]=2;&quot;MP&quot;;[.I39]=3;&quot;BP&quot;; )" office:value-type="string" office:string-value="SP" calcext:value-type="string">
            <text:p>SP</text:p>
          </table:table-cell>
          <table:table-cell/>
          <table:table-cell table:formula="of:=COM.MICROSOFT.IFS([.K39]=-3;&quot;BM&quot;;[.K39]=-2;&quot;MM&quot;;[.K39]=-1;&quot;SM&quot;;[.K39]=0;&quot;Z&quot;;[.K39]=1;&quot;SP&quot;;[.K39]=2;&quot;MP&quot;;[.K39]=3;&quot;BP&quot;; )" office:value-type="string" office:string-value="SP" calcext:value-type="string">
            <text:p>SP</text:p>
          </table:table-cell>
          <table:table-cell table:formula="of:=COM.MICROSOFT.IFS([.L39]=-3;&quot;BM&quot;;[.L39]=-2;&quot;MM&quot;;[.L39]=-1;&quot;SM&quot;;[.L39]=0;&quot;Z&quot;;[.L39]=1;&quot;SP&quot;;[.L39]=2;&quot;MP&quot;;[.L39]=3;&quot;BP&quot;; )" office:value-type="string" office:string-value="SP" calcext:value-type="string">
            <text:p>SP</text:p>
          </table:table-cell>
          <table:table-cell table:formula="of:=COM.MICROSOFT.IFS([.M39]=-3;&quot;BM&quot;;[.M39]=-2;&quot;MM&quot;;[.M39]=-1;&quot;SM&quot;;[.M39]=0;&quot;Z&quot;;[.M39]=1;&quot;SP&quot;;[.M39]=2;&quot;MP&quot;;[.M39]=3;&quot;BP&quot;; )" office:value-type="string" office:string-value="MP" calcext:value-type="string">
            <text:p>MP</text:p>
          </table:table-cell>
          <table:table-cell table:formula="of:=COM.MICROSOFT.IFS([.N39]=-3;&quot;BM&quot;;[.N39]=-2;&quot;MM&quot;;[.N39]=-1;&quot;SM&quot;;[.N39]=0;&quot;Z&quot;;[.N39]=1;&quot;SP&quot;;[.N39]=2;&quot;MP&quot;;[.N39]=3;&quot;BP&quot;; )" office:value-type="string" office:string-value="BP" calcext:value-type="string">
            <text:p>BP</text:p>
          </table:table-cell>
          <table:table-cell table:formula="of:=COM.MICROSOFT.IFS([.O39]=-3;&quot;BM&quot;;[.O39]=-2;&quot;MM&quot;;[.O39]=-1;&quot;SM&quot;;[.O39]=0;&quot;Z&quot;;[.O39]=1;&quot;SP&quot;;[.O39]=2;&quot;MP&quot;;[.O39]=3;&quot;BP&quot;; )" office:value-type="string" office:string-value="BP" calcext:value-type="string">
            <text:p>BP</text:p>
          </table:table-cell>
          <table:table-cell table:formula="of:=COM.MICROSOFT.IFS([.P39]=-3;&quot;BM&quot;;[.P39]=-2;&quot;MM&quot;;[.P39]=-1;&quot;SM&quot;;[.P39]=0;&quot;Z&quot;;[.P39]=1;&quot;SP&quot;;[.P39]=2;&quot;MP&quot;;[.P39]=3;&quot;BP&quot;; )" office:value-type="string" office:string-value="BP" calcext:value-type="string">
            <text:p>BP</text:p>
          </table:table-cell>
          <table:table-cell table:formula="of:=COM.MICROSOFT.IFS([.Q39]=-3;&quot;BM&quot;;[.Q39]=-2;&quot;MM&quot;;[.Q39]=-1;&quot;SM&quot;;[.Q39]=0;&quot;Z&quot;;[.Q39]=1;&quot;SP&quot;;[.Q39]=2;&quot;MP&quot;;[.Q39]=3;&quot;BP&quot;; )" office:value-type="string" office:string-value="BP" calcext:value-type="string">
            <text:p>BP</text:p>
          </table:table-cell>
          <table:table-cell table:formula="of:=COM.MICROSOFT.IFS([.R39]=-3;&quot;BM&quot;;[.R39]=-2;&quot;MM&quot;;[.R39]=-1;&quot;SM&quot;;[.R39]=0;&quot;Z&quot;;[.R39]=1;&quot;SP&quot;;[.R39]=2;&quot;MP&quot;;[.R39]=3;&quot;BP&quot;; )" office:value-type="string" office:string-value="BP" calcext:value-type="string">
            <text:p>BP</text:p>
          </table:table-cell>
        </table:table-row>
        <table:table-row table:style-name="ro1">
          <table:table-cell/>
          <table:table-cell table:formula="of:=COM.MICROSOFT.IFS([.B40]=-3;&quot;BM&quot;;[.B40]=-2;&quot;MM&quot;;[.B40]=-1;&quot;SM&quot;;[.B40]=0;&quot;Z&quot;;[.B40]=1;&quot;SP&quot;;[.B40]=2;&quot;MP&quot;;[.B40]=3;&quot;BP&quot;; )" office:value-type="string" office:string-value="MP" calcext:value-type="string">
            <text:p>MP</text:p>
          </table:table-cell>
          <table:table-cell table:formula="of:=COM.MICROSOFT.IFS([.C40]=-3;&quot;BM&quot;;[.C40]=-2;&quot;MM&quot;;[.C40]=-1;&quot;SM&quot;;[.C40]=0;&quot;Z&quot;;[.C40]=1;&quot;SP&quot;;[.C40]=2;&quot;MP&quot;;[.C40]=3;&quot;BP&quot;; )" office:value-type="string" office:string-value="BM" calcext:value-type="string">
            <text:p>BM</text:p>
          </table:table-cell>
          <table:table-cell table:formula="of:=COM.MICROSOFT.IFS([.D40]=-3;&quot;BM&quot;;[.D40]=-2;&quot;MM&quot;;[.D40]=-1;&quot;SM&quot;;[.D40]=0;&quot;Z&quot;;[.D40]=1;&quot;SP&quot;;[.D40]=2;&quot;MP&quot;;[.D40]=3;&quot;BP&quot;; )" office:value-type="string" office:string-value="BM" calcext:value-type="string">
            <text:p>BM</text:p>
          </table:table-cell>
          <table:table-cell table:formula="of:=COM.MICROSOFT.IFS([.E40]=-3;&quot;BM&quot;;[.E40]=-2;&quot;MM&quot;;[.E40]=-1;&quot;SM&quot;;[.E40]=0;&quot;Z&quot;;[.E40]=1;&quot;SP&quot;;[.E40]=2;&quot;MP&quot;;[.E40]=3;&quot;BP&quot;; )" office:value-type="string" office:string-value="MM" calcext:value-type="string">
            <text:p>MM</text:p>
          </table:table-cell>
          <table:table-cell table:formula="of:=COM.MICROSOFT.IFS([.F40]=-3;&quot;BM&quot;;[.F40]=-2;&quot;MM&quot;;[.F40]=-1;&quot;SM&quot;;[.F40]=0;&quot;Z&quot;;[.F40]=1;&quot;SP&quot;;[.F40]=2;&quot;MP&quot;;[.F40]=3;&quot;BP&quot;; )" office:value-type="string" office:string-value="SM" calcext:value-type="string">
            <text:p>SM</text:p>
          </table:table-cell>
          <table:table-cell table:formula="of:=COM.MICROSOFT.IFS([.G40]=-3;&quot;BM&quot;;[.G40]=-2;&quot;MM&quot;;[.G40]=-1;&quot;SM&quot;;[.G40]=0;&quot;Z&quot;;[.G40]=1;&quot;SP&quot;;[.G40]=2;&quot;MP&quot;;[.G40]=3;&quot;BP&quot;; )" office:value-type="string" office:string-value="Z" calcext:value-type="string">
            <text:p>Z</text:p>
          </table:table-cell>
          <table:table-cell table:formula="of:=COM.MICROSOFT.IFS([.H40]=-3;&quot;BM&quot;;[.H40]=-2;&quot;MM&quot;;[.H40]=-1;&quot;SM&quot;;[.H40]=0;&quot;Z&quot;;[.H40]=1;&quot;SP&quot;;[.H40]=2;&quot;MP&quot;;[.H40]=3;&quot;BP&quot;; )" office:value-type="string" office:string-value="SP" calcext:value-type="string">
            <text:p>SP</text:p>
          </table:table-cell>
          <table:table-cell table:formula="of:=COM.MICROSOFT.IFS([.I40]=-3;&quot;BM&quot;;[.I40]=-2;&quot;MM&quot;;[.I40]=-1;&quot;SM&quot;;[.I40]=0;&quot;Z&quot;;[.I40]=1;&quot;SP&quot;;[.I40]=2;&quot;MP&quot;;[.I40]=3;&quot;BP&quot;; )" office:value-type="string" office:string-value="MP" calcext:value-type="string">
            <text:p>MP</text:p>
          </table:table-cell>
          <table:table-cell/>
          <table:table-cell table:formula="of:=COM.MICROSOFT.IFS([.K40]=-3;&quot;BM&quot;;[.K40]=-2;&quot;MM&quot;;[.K40]=-1;&quot;SM&quot;;[.K40]=0;&quot;Z&quot;;[.K40]=1;&quot;SP&quot;;[.K40]=2;&quot;MP&quot;;[.K40]=3;&quot;BP&quot;; )" office:value-type="string" office:string-value="MP" calcext:value-type="string">
            <text:p>MP</text:p>
          </table:table-cell>
          <table:table-cell table:formula="of:=COM.MICROSOFT.IFS([.L40]=-3;&quot;BM&quot;;[.L40]=-2;&quot;MM&quot;;[.L40]=-1;&quot;SM&quot;;[.L40]=0;&quot;Z&quot;;[.L40]=1;&quot;SP&quot;;[.L40]=2;&quot;MP&quot;;[.L40]=3;&quot;BP&quot;; )" office:value-type="string" office:string-value="MP" calcext:value-type="string">
            <text:p>MP</text:p>
          </table:table-cell>
          <table:table-cell table:formula="of:=COM.MICROSOFT.IFS([.M40]=-3;&quot;BM&quot;;[.M40]=-2;&quot;MM&quot;;[.M40]=-1;&quot;SM&quot;;[.M40]=0;&quot;Z&quot;;[.M40]=1;&quot;SP&quot;;[.M40]=2;&quot;MP&quot;;[.M40]=3;&quot;BP&quot;; )" office:value-type="string" office:string-value="BP" calcext:value-type="string">
            <text:p>BP</text:p>
          </table:table-cell>
          <table:table-cell table:formula="of:=COM.MICROSOFT.IFS([.N40]=-3;&quot;BM&quot;;[.N40]=-2;&quot;MM&quot;;[.N40]=-1;&quot;SM&quot;;[.N40]=0;&quot;Z&quot;;[.N40]=1;&quot;SP&quot;;[.N40]=2;&quot;MP&quot;;[.N40]=3;&quot;BP&quot;; )" office:value-type="string" office:string-value="BP" calcext:value-type="string">
            <text:p>BP</text:p>
          </table:table-cell>
          <table:table-cell table:formula="of:=COM.MICROSOFT.IFS([.O40]=-3;&quot;BM&quot;;[.O40]=-2;&quot;MM&quot;;[.O40]=-1;&quot;SM&quot;;[.O40]=0;&quot;Z&quot;;[.O40]=1;&quot;SP&quot;;[.O40]=2;&quot;MP&quot;;[.O40]=3;&quot;BP&quot;; )" office:value-type="string" office:string-value="BP" calcext:value-type="string">
            <text:p>BP</text:p>
          </table:table-cell>
          <table:table-cell table:formula="of:=COM.MICROSOFT.IFS([.P40]=-3;&quot;BM&quot;;[.P40]=-2;&quot;MM&quot;;[.P40]=-1;&quot;SM&quot;;[.P40]=0;&quot;Z&quot;;[.P40]=1;&quot;SP&quot;;[.P40]=2;&quot;MP&quot;;[.P40]=3;&quot;BP&quot;; )" office:value-type="string" office:string-value="BP" calcext:value-type="string">
            <text:p>BP</text:p>
          </table:table-cell>
          <table:table-cell table:formula="of:=COM.MICROSOFT.IFS([.Q40]=-3;&quot;BM&quot;;[.Q40]=-2;&quot;MM&quot;;[.Q40]=-1;&quot;SM&quot;;[.Q40]=0;&quot;Z&quot;;[.Q40]=1;&quot;SP&quot;;[.Q40]=2;&quot;MP&quot;;[.Q40]=3;&quot;BP&quot;; )" office:value-type="string" office:string-value="BP" calcext:value-type="string">
            <text:p>BP</text:p>
          </table:table-cell>
          <table:table-cell table:formula="of:=COM.MICROSOFT.IFS([.R40]=-3;&quot;BM&quot;;[.R40]=-2;&quot;MM&quot;;[.R40]=-1;&quot;SM&quot;;[.R40]=0;&quot;Z&quot;;[.R40]=1;&quot;SP&quot;;[.R40]=2;&quot;MP&quot;;[.R40]=3;&quot;BP&quot;; )" office:value-type="string" office:string-value="BP" calcext:value-type="string">
            <text:p>BP</text:p>
          </table:table-cell>
        </table:table-row>
        <table:table-row table:style-name="ro1">
          <table:table-cell/>
          <table:table-cell table:formula="of:=COM.MICROSOFT.IFS([.B41]=-3;&quot;BM&quot;;[.B41]=-2;&quot;MM&quot;;[.B41]=-1;&quot;SM&quot;;[.B41]=0;&quot;Z&quot;;[.B41]=1;&quot;SP&quot;;[.B41]=2;&quot;MP&quot;;[.B41]=3;&quot;BP&quot;; )" office:value-type="string" office:string-value="BP" calcext:value-type="string">
            <text:p>BP</text:p>
          </table:table-cell>
          <table:table-cell table:formula="of:=COM.MICROSOFT.IFS([.C41]=-3;&quot;BM&quot;;[.C41]=-2;&quot;MM&quot;;[.C41]=-1;&quot;SM&quot;;[.C41]=0;&quot;Z&quot;;[.C41]=1;&quot;SP&quot;;[.C41]=2;&quot;MP&quot;;[.C41]=3;&quot;BP&quot;; )" office:value-type="string" office:string-value="BM" calcext:value-type="string">
            <text:p>BM</text:p>
          </table:table-cell>
          <table:table-cell table:formula="of:=COM.MICROSOFT.IFS([.D41]=-3;&quot;BM&quot;;[.D41]=-2;&quot;MM&quot;;[.D41]=-1;&quot;SM&quot;;[.D41]=0;&quot;Z&quot;;[.D41]=1;&quot;SP&quot;;[.D41]=2;&quot;MP&quot;;[.D41]=3;&quot;BP&quot;; )" office:value-type="string" office:string-value="MM" calcext:value-type="string">
            <text:p>MM</text:p>
          </table:table-cell>
          <table:table-cell table:formula="of:=COM.MICROSOFT.IFS([.E41]=-3;&quot;BM&quot;;[.E41]=-2;&quot;MM&quot;;[.E41]=-1;&quot;SM&quot;;[.E41]=0;&quot;Z&quot;;[.E41]=1;&quot;SP&quot;;[.E41]=2;&quot;MP&quot;;[.E41]=3;&quot;BP&quot;; )" office:value-type="string" office:string-value="SM" calcext:value-type="string">
            <text:p>SM</text:p>
          </table:table-cell>
          <table:table-cell table:formula="of:=COM.MICROSOFT.IFS([.F41]=-3;&quot;BM&quot;;[.F41]=-2;&quot;MM&quot;;[.F41]=-1;&quot;SM&quot;;[.F41]=0;&quot;Z&quot;;[.F41]=1;&quot;SP&quot;;[.F41]=2;&quot;MP&quot;;[.F41]=3;&quot;BP&quot;; )" office:value-type="string" office:string-value="Z" calcext:value-type="string">
            <text:p>Z</text:p>
          </table:table-cell>
          <table:table-cell table:formula="of:=COM.MICROSOFT.IFS([.G41]=-3;&quot;BM&quot;;[.G41]=-2;&quot;MM&quot;;[.G41]=-1;&quot;SM&quot;;[.G41]=0;&quot;Z&quot;;[.G41]=1;&quot;SP&quot;;[.G41]=2;&quot;MP&quot;;[.G41]=3;&quot;BP&quot;; )" office:value-type="string" office:string-value="SP" calcext:value-type="string">
            <text:p>SP</text:p>
          </table:table-cell>
          <table:table-cell table:formula="of:=COM.MICROSOFT.IFS([.H41]=-3;&quot;BM&quot;;[.H41]=-2;&quot;MM&quot;;[.H41]=-1;&quot;SM&quot;;[.H41]=0;&quot;Z&quot;;[.H41]=1;&quot;SP&quot;;[.H41]=2;&quot;MP&quot;;[.H41]=3;&quot;BP&quot;; )" office:value-type="string" office:string-value="MP" calcext:value-type="string">
            <text:p>MP</text:p>
          </table:table-cell>
          <table:table-cell table:formula="of:=COM.MICROSOFT.IFS([.I41]=-3;&quot;BM&quot;;[.I41]=-2;&quot;MM&quot;;[.I41]=-1;&quot;SM&quot;;[.I41]=0;&quot;Z&quot;;[.I41]=1;&quot;SP&quot;;[.I41]=2;&quot;MP&quot;;[.I41]=3;&quot;BP&quot;; )" office:value-type="string" office:string-value="BP" calcext:value-type="string">
            <text:p>BP</text:p>
          </table:table-cell>
          <table:table-cell/>
          <table:table-cell table:formula="of:=COM.MICROSOFT.IFS([.K41]=-3;&quot;BM&quot;;[.K41]=-2;&quot;MM&quot;;[.K41]=-1;&quot;SM&quot;;[.K41]=0;&quot;Z&quot;;[.K41]=1;&quot;SP&quot;;[.K41]=2;&quot;MP&quot;;[.K41]=3;&quot;BP&quot;; )" office:value-type="string" office:string-value="BP" calcext:value-type="string">
            <text:p>BP</text:p>
          </table:table-cell>
          <table:table-cell table:formula="of:=COM.MICROSOFT.IFS([.L41]=-3;&quot;BM&quot;;[.L41]=-2;&quot;MM&quot;;[.L41]=-1;&quot;SM&quot;;[.L41]=0;&quot;Z&quot;;[.L41]=1;&quot;SP&quot;;[.L41]=2;&quot;MP&quot;;[.L41]=3;&quot;BP&quot;; )" office:value-type="string" office:string-value="BP" calcext:value-type="string">
            <text:p>BP</text:p>
          </table:table-cell>
          <table:table-cell table:formula="of:=COM.MICROSOFT.IFS([.M41]=-3;&quot;BM&quot;;[.M41]=-2;&quot;MM&quot;;[.M41]=-1;&quot;SM&quot;;[.M41]=0;&quot;Z&quot;;[.M41]=1;&quot;SP&quot;;[.M41]=2;&quot;MP&quot;;[.M41]=3;&quot;BP&quot;; )" office:value-type="string" office:string-value="BP" calcext:value-type="string">
            <text:p>BP</text:p>
          </table:table-cell>
          <table:table-cell table:formula="of:=COM.MICROSOFT.IFS([.N41]=-3;&quot;BM&quot;;[.N41]=-2;&quot;MM&quot;;[.N41]=-1;&quot;SM&quot;;[.N41]=0;&quot;Z&quot;;[.N41]=1;&quot;SP&quot;;[.N41]=2;&quot;MP&quot;;[.N41]=3;&quot;BP&quot;; )" office:value-type="string" office:string-value="BP" calcext:value-type="string">
            <text:p>BP</text:p>
          </table:table-cell>
          <table:table-cell table:formula="of:=COM.MICROSOFT.IFS([.O41]=-3;&quot;BM&quot;;[.O41]=-2;&quot;MM&quot;;[.O41]=-1;&quot;SM&quot;;[.O41]=0;&quot;Z&quot;;[.O41]=1;&quot;SP&quot;;[.O41]=2;&quot;MP&quot;;[.O41]=3;&quot;BP&quot;; )" office:value-type="string" office:string-value="BP" calcext:value-type="string">
            <text:p>BP</text:p>
          </table:table-cell>
          <table:table-cell table:formula="of:=COM.MICROSOFT.IFS([.P41]=-3;&quot;BM&quot;;[.P41]=-2;&quot;MM&quot;;[.P41]=-1;&quot;SM&quot;;[.P41]=0;&quot;Z&quot;;[.P41]=1;&quot;SP&quot;;[.P41]=2;&quot;MP&quot;;[.P41]=3;&quot;BP&quot;; )" office:value-type="string" office:string-value="BP" calcext:value-type="string">
            <text:p>BP</text:p>
          </table:table-cell>
          <table:table-cell table:formula="of:=COM.MICROSOFT.IFS([.Q41]=-3;&quot;BM&quot;;[.Q41]=-2;&quot;MM&quot;;[.Q41]=-1;&quot;SM&quot;;[.Q41]=0;&quot;Z&quot;;[.Q41]=1;&quot;SP&quot;;[.Q41]=2;&quot;MP&quot;;[.Q41]=3;&quot;BP&quot;; )" office:value-type="string" office:string-value="BP" calcext:value-type="string">
            <text:p>BP</text:p>
          </table:table-cell>
          <table:table-cell table:formula="of:=COM.MICROSOFT.IFS([.R41]=-3;&quot;BM&quot;;[.R41]=-2;&quot;MM&quot;;[.R41]=-1;&quot;SM&quot;;[.R41]=0;&quot;Z&quot;;[.R41]=1;&quot;SP&quot;;[.R41]=2;&quot;MP&quot;;[.R41]=3;&quot;BP&quot;; )" office:value-type="string" office:string-value="BP" calcext:value-type="string">
            <text:p>BP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2">
          <table:table-cell table:number-columns-repeated="2"/>
          <table:table-cell table:formula="of:=COM.MICROSOFT.TEXTJOIN(&quot;&quot;;0;&quot; IF (error IS &quot;;[.$B45];&quot;) AND (d_error IS &quot;;[.C$44];&quot;) AND (i_error IS &quot;;[.$B$43] ;&quot;) THEN (u_out IS &quot;;[.C45];&quot;)&quot;)" office:value-type="string" office:string-value=" IF (error IS BM) AND (d_error IS BM) AND (i_error IS Z) THEN (u_out IS BM)" calcext:value-type="string">
            <text:p><text:s/>IF (error IS BM) AND (d_error IS BM) AND (i_error IS Z) THEN (u_out IS BM)</text:p>
          </table:table-cell>
          <table:table-cell table:formula="of:=COM.MICROSOFT.TEXTJOIN(&quot;&quot;;0;&quot; IF (error IS &quot;;[.$B45];&quot;) AND (d_error IS &quot;;[.D$44];&quot;) AND (i_error IS &quot;;[.$B$43] ;&quot;) THEN (u_out IS &quot;;[.D45];&quot;)&quot;)" office:value-type="string" office:string-value=" IF (error IS BM) AND (d_error IS MM) AND (i_error IS Z) THEN (u_out IS BM)" calcext:value-type="string">
            <text:p><text:s/>IF (error IS BM) AND (d_error IS MM) AND (i_error IS Z) THEN (u_out IS BM)</text:p>
          </table:table-cell>
          <table:table-cell table:formula="of:=COM.MICROSOFT.TEXTJOIN(&quot;&quot;;0;&quot; IF (error IS &quot;;[.$B45];&quot;) AND (d_error IS &quot;;[.E$44];&quot;) AND (i_error IS &quot;;[.$B$43] ;&quot;) THEN (u_out IS &quot;;[.E45];&quot;)&quot;)" office:value-type="string" office:string-value=" IF (error IS BM) AND (d_error IS SM) AND (i_error IS Z) THEN (u_out IS BM)" calcext:value-type="string">
            <text:p><text:s/>IF (error IS BM) AND (d_error IS SM) AND (i_error IS Z) THEN (u_out IS BM)</text:p>
          </table:table-cell>
          <table:table-cell table:formula="of:=COM.MICROSOFT.TEXTJOIN(&quot;&quot;;0;&quot; IF (error IS &quot;;[.$B45];&quot;) AND (d_error IS &quot;;[.F$44];&quot;) AND (i_error IS &quot;;[.$B$43] ;&quot;) THEN (u_out IS &quot;;[.F45];&quot;)&quot;)" office:value-type="string" office:string-value=" IF (error IS BM) AND (d_error IS Z) AND (i_error IS Z) THEN (u_out IS BM)" calcext:value-type="string">
            <text:p><text:s/>IF (error IS BM) AND (d_error IS Z) AND (i_error IS Z) THEN (u_out IS BM)</text:p>
          </table:table-cell>
          <table:table-cell table:formula="of:=COM.MICROSOFT.TEXTJOIN(&quot;&quot;;0;&quot; IF (error IS &quot;;[.$B45];&quot;) AND (d_error IS &quot;;[.G$44];&quot;) AND (i_error IS &quot;;[.$B$43] ;&quot;) THEN (u_out IS &quot;;[.G45];&quot;)&quot;)" office:value-type="string" office:string-value=" IF (error IS BM) AND (d_error IS SP) AND (i_error IS Z) THEN (u_out IS MM)" calcext:value-type="string">
            <text:p><text:s/>IF (error IS BM) AND (d_error IS SP) AND (i_error IS Z) THEN (u_out IS MM)</text:p>
          </table:table-cell>
          <table:table-cell table:formula="of:=COM.MICROSOFT.TEXTJOIN(&quot;&quot;;0;&quot; IF (error IS &quot;;[.$B45];&quot;) AND (d_error IS &quot;;[.H$44];&quot;) AND (i_error IS &quot;;[.$B$43] ;&quot;) THEN (u_out IS &quot;;[.H45];&quot;)&quot;)" office:value-type="string" office:string-value=" IF (error IS BM) AND (d_error IS MP) AND (i_error IS Z) THEN (u_out IS SM)" calcext:value-type="string">
            <text:p><text:s/>IF (error IS BM) AND (d_error IS MP) AND (i_error IS Z) THEN (u_out IS SM)</text:p>
          </table:table-cell>
          <table:table-cell table:formula="of:=COM.MICROSOFT.TEXTJOIN(&quot;&quot;;0;&quot; IF (error IS &quot;;[.$B45];&quot;) AND (d_error IS &quot;;[.I$44];&quot;) AND (i_error IS &quot;;[.$B$43] ;&quot;) THEN (u_out IS &quot;;[.I45];&quot;)&quot;)" office:value-type="string" office:string-value=" IF (error IS BM) AND (d_error IS BP) AND (i_error IS Z) THEN (u_out IS Z)" calcext:value-type="string">
            <text:p><text:s/>IF (error IS BM) AND (d_error IS BP) AND (i_error IS Z) THEN (u_out IS Z)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COM.MICROSOFT.TEXTJOIN(&quot;&quot;;0;&quot; IF (error IS &quot;;[.$B46];&quot;) AND (d_error IS &quot;;[.C$44];&quot;) AND (i_error IS &quot;;[.$B$43] ;&quot;) THEN (u_out IS &quot;;[.C46];&quot;)&quot;)" office:value-type="string" office:string-value=" IF (error IS MM) AND (d_error IS BM) AND (i_error IS Z) THEN (u_out IS BM)" calcext:value-type="string">
            <text:p><text:s/>IF (error IS MM) AND (d_error IS BM) AND (i_error IS Z) THEN (u_out IS BM)</text:p>
          </table:table-cell>
          <table:table-cell table:formula="of:=COM.MICROSOFT.TEXTJOIN(&quot;&quot;;0;&quot; IF (error IS &quot;;[.$B46];&quot;) AND (d_error IS &quot;;[.D$44];&quot;) AND (i_error IS &quot;;[.$B$43] ;&quot;) THEN (u_out IS &quot;;[.D46];&quot;)&quot;)" office:value-type="string" office:string-value=" IF (error IS MM) AND (d_error IS MM) AND (i_error IS Z) THEN (u_out IS BM)" calcext:value-type="string">
            <text:p><text:s/>IF (error IS MM) AND (d_error IS MM) AND (i_error IS Z) THEN (u_out IS BM)</text:p>
          </table:table-cell>
          <table:table-cell table:formula="of:=COM.MICROSOFT.TEXTJOIN(&quot;&quot;;0;&quot; IF (error IS &quot;;[.$B46];&quot;) AND (d_error IS &quot;;[.E$44];&quot;) AND (i_error IS &quot;;[.$B$43] ;&quot;) THEN (u_out IS &quot;;[.E46];&quot;)&quot;)" office:value-type="string" office:string-value=" IF (error IS MM) AND (d_error IS SM) AND (i_error IS Z) THEN (u_out IS BM)" calcext:value-type="string">
            <text:p><text:s/>IF (error IS MM) AND (d_error IS SM) AND (i_error IS Z) THEN (u_out IS BM)</text:p>
          </table:table-cell>
          <table:table-cell table:formula="of:=COM.MICROSOFT.TEXTJOIN(&quot;&quot;;0;&quot; IF (error IS &quot;;[.$B46];&quot;) AND (d_error IS &quot;;[.F$44];&quot;) AND (i_error IS &quot;;[.$B$43] ;&quot;) THEN (u_out IS &quot;;[.F46];&quot;)&quot;)" office:value-type="string" office:string-value=" IF (error IS MM) AND (d_error IS Z) AND (i_error IS Z) THEN (u_out IS MM)" calcext:value-type="string">
            <text:p><text:s/>IF (error IS MM) AND (d_error IS Z) AND (i_error IS Z) THEN (u_out IS MM)</text:p>
          </table:table-cell>
          <table:table-cell table:formula="of:=COM.MICROSOFT.TEXTJOIN(&quot;&quot;;0;&quot; IF (error IS &quot;;[.$B46];&quot;) AND (d_error IS &quot;;[.G$44];&quot;) AND (i_error IS &quot;;[.$B$43] ;&quot;) THEN (u_out IS &quot;;[.G46];&quot;)&quot;)" office:value-type="string" office:string-value=" IF (error IS MM) AND (d_error IS SP) AND (i_error IS Z) THEN (u_out IS SM)" calcext:value-type="string">
            <text:p><text:s/>IF (error IS MM) AND (d_error IS SP) AND (i_error IS Z) THEN (u_out IS SM)</text:p>
          </table:table-cell>
          <table:table-cell table:formula="of:=COM.MICROSOFT.TEXTJOIN(&quot;&quot;;0;&quot; IF (error IS &quot;;[.$B46];&quot;) AND (d_error IS &quot;;[.H$44];&quot;) AND (i_error IS &quot;;[.$B$43] ;&quot;) THEN (u_out IS &quot;;[.H46];&quot;)&quot;)" office:value-type="string" office:string-value=" IF (error IS MM) AND (d_error IS MP) AND (i_error IS Z) THEN (u_out IS Z)" calcext:value-type="string">
            <text:p><text:s/>IF (error IS MM) AND (d_error IS MP) AND (i_error IS Z) THEN (u_out IS Z)</text:p>
          </table:table-cell>
          <table:table-cell table:formula="of:=COM.MICROSOFT.TEXTJOIN(&quot;&quot;;0;&quot; IF (error IS &quot;;[.$B46];&quot;) AND (d_error IS &quot;;[.I$44];&quot;) AND (i_error IS &quot;;[.$B$43] ;&quot;) THEN (u_out IS &quot;;[.I46];&quot;)&quot;)" office:value-type="string" office:string-value=" IF (error IS MM) AND (d_error IS BP) AND (i_error IS Z) THEN (u_out IS SP)" calcext:value-type="string">
            <text:p><text:s/>IF (error IS MM) AND (d_error IS BP) AND (i_error IS Z) THEN (u_out IS SP)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COM.MICROSOFT.TEXTJOIN(&quot;&quot;;0;&quot; IF (error IS &quot;;[.$B47];&quot;) AND (d_error IS &quot;;[.C$44];&quot;) AND (i_error IS &quot;;[.$B$43] ;&quot;) THEN (u_out IS &quot;;[.C47];&quot;)&quot;)" office:value-type="string" office:string-value=" IF (error IS SM) AND (d_error IS BM) AND (i_error IS Z) THEN (u_out IS BM)" calcext:value-type="string">
            <text:p><text:s/>IF (error IS SM) AND (d_error IS BM) AND (i_error IS Z) THEN (u_out IS BM)</text:p>
          </table:table-cell>
          <table:table-cell table:formula="of:=COM.MICROSOFT.TEXTJOIN(&quot;&quot;;0;&quot; IF (error IS &quot;;[.$B47];&quot;) AND (d_error IS &quot;;[.D$44];&quot;) AND (i_error IS &quot;;[.$B$43] ;&quot;) THEN (u_out IS &quot;;[.D47];&quot;)&quot;)" office:value-type="string" office:string-value=" IF (error IS SM) AND (d_error IS MM) AND (i_error IS Z) THEN (u_out IS BM)" calcext:value-type="string">
            <text:p><text:s/>IF (error IS SM) AND (d_error IS MM) AND (i_error IS Z) THEN (u_out IS BM)</text:p>
          </table:table-cell>
          <table:table-cell table:formula="of:=COM.MICROSOFT.TEXTJOIN(&quot;&quot;;0;&quot; IF (error IS &quot;;[.$B47];&quot;) AND (d_error IS &quot;;[.E$44];&quot;) AND (i_error IS &quot;;[.$B$43] ;&quot;) THEN (u_out IS &quot;;[.E47];&quot;)&quot;)" office:value-type="string" office:string-value=" IF (error IS SM) AND (d_error IS SM) AND (i_error IS Z) THEN (u_out IS MM)" calcext:value-type="string">
            <text:p><text:s/>IF (error IS SM) AND (d_error IS SM) AND (i_error IS Z) THEN (u_out IS MM)</text:p>
          </table:table-cell>
          <table:table-cell table:formula="of:=COM.MICROSOFT.TEXTJOIN(&quot;&quot;;0;&quot; IF (error IS &quot;;[.$B47];&quot;) AND (d_error IS &quot;;[.F$44];&quot;) AND (i_error IS &quot;;[.$B$43] ;&quot;) THEN (u_out IS &quot;;[.F47];&quot;)&quot;)" office:value-type="string" office:string-value=" IF (error IS SM) AND (d_error IS Z) AND (i_error IS Z) THEN (u_out IS SM)" calcext:value-type="string">
            <text:p><text:s/>IF (error IS SM) AND (d_error IS Z) AND (i_error IS Z) THEN (u_out IS SM)</text:p>
          </table:table-cell>
          <table:table-cell table:formula="of:=COM.MICROSOFT.TEXTJOIN(&quot;&quot;;0;&quot; IF (error IS &quot;;[.$B47];&quot;) AND (d_error IS &quot;;[.G$44];&quot;) AND (i_error IS &quot;;[.$B$43] ;&quot;) THEN (u_out IS &quot;;[.G47];&quot;)&quot;)" office:value-type="string" office:string-value=" IF (error IS SM) AND (d_error IS SP) AND (i_error IS Z) THEN (u_out IS Z)" calcext:value-type="string">
            <text:p><text:s/>IF (error IS SM) AND (d_error IS SP) AND (i_error IS Z) THEN (u_out IS Z)</text:p>
          </table:table-cell>
          <table:table-cell table:formula="of:=COM.MICROSOFT.TEXTJOIN(&quot;&quot;;0;&quot; IF (error IS &quot;;[.$B47];&quot;) AND (d_error IS &quot;;[.H$44];&quot;) AND (i_error IS &quot;;[.$B$43] ;&quot;) THEN (u_out IS &quot;;[.H47];&quot;)&quot;)" office:value-type="string" office:string-value=" IF (error IS SM) AND (d_error IS MP) AND (i_error IS Z) THEN (u_out IS SP)" calcext:value-type="string">
            <text:p><text:s/>IF (error IS SM) AND (d_error IS MP) AND (i_error IS Z) THEN (u_out IS SP)</text:p>
          </table:table-cell>
          <table:table-cell table:formula="of:=COM.MICROSOFT.TEXTJOIN(&quot;&quot;;0;&quot; IF (error IS &quot;;[.$B47];&quot;) AND (d_error IS &quot;;[.I$44];&quot;) AND (i_error IS &quot;;[.$B$43] ;&quot;) THEN (u_out IS &quot;;[.I47];&quot;)&quot;)" office:value-type="string" office:string-value=" IF (error IS SM) AND (d_error IS BP) AND (i_error IS Z) THEN (u_out IS MP)" calcext:value-type="string">
            <text:p><text:s/>IF (error IS SM) AND (d_error IS BP) AND (i_error IS Z) THEN (u_out IS MP)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COM.MICROSOFT.TEXTJOIN(&quot;&quot;;0;&quot; IF (error IS &quot;;[.$B48];&quot;) AND (d_error IS &quot;;[.C$44];&quot;) AND (i_error IS &quot;;[.$B$43] ;&quot;) THEN (u_out IS &quot;;[.C48];&quot;)&quot;)" office:value-type="string" office:string-value=" IF (error IS Z) AND (d_error IS BM) AND (i_error IS Z) THEN (u_out IS BM)" calcext:value-type="string">
            <text:p><text:s/>IF (error IS Z) AND (d_error IS BM) AND (i_error IS Z) THEN (u_out IS BM)</text:p>
          </table:table-cell>
          <table:table-cell table:formula="of:=COM.MICROSOFT.TEXTJOIN(&quot;&quot;;0;&quot; IF (error IS &quot;;[.$B48];&quot;) AND (d_error IS &quot;;[.D$44];&quot;) AND (i_error IS &quot;;[.$B$43] ;&quot;) THEN (u_out IS &quot;;[.D48];&quot;)&quot;)" office:value-type="string" office:string-value=" IF (error IS Z) AND (d_error IS MM) AND (i_error IS Z) THEN (u_out IS MM)" calcext:value-type="string">
            <text:p><text:s/>IF (error IS Z) AND (d_error IS MM) AND (i_error IS Z) THEN (u_out IS MM)</text:p>
          </table:table-cell>
          <table:table-cell table:formula="of:=COM.MICROSOFT.TEXTJOIN(&quot;&quot;;0;&quot; IF (error IS &quot;;[.$B48];&quot;) AND (d_error IS &quot;;[.E$44];&quot;) AND (i_error IS &quot;;[.$B$43] ;&quot;) THEN (u_out IS &quot;;[.E48];&quot;)&quot;)" office:value-type="string" office:string-value=" IF (error IS Z) AND (d_error IS SM) AND (i_error IS Z) THEN (u_out IS SM)" calcext:value-type="string">
            <text:p><text:s/>IF (error IS Z) AND (d_error IS SM) AND (i_error IS Z) THEN (u_out IS SM)</text:p>
          </table:table-cell>
          <table:table-cell table:formula="of:=COM.MICROSOFT.TEXTJOIN(&quot;&quot;;0;&quot; IF (error IS &quot;;[.$B48];&quot;) AND (d_error IS &quot;;[.F$44];&quot;) AND (i_error IS &quot;;[.$B$43] ;&quot;) THEN (u_out IS &quot;;[.F48];&quot;)&quot;)" office:value-type="string" office:string-value=" IF (error IS Z) AND (d_error IS Z) AND (i_error IS Z) THEN (u_out IS Z)" calcext:value-type="string">
            <text:p><text:s/>IF (error IS Z) AND (d_error IS Z) AND (i_error IS Z) THEN (u_out IS Z)</text:p>
          </table:table-cell>
          <table:table-cell table:formula="of:=COM.MICROSOFT.TEXTJOIN(&quot;&quot;;0;&quot; IF (error IS &quot;;[.$B48];&quot;) AND (d_error IS &quot;;[.G$44];&quot;) AND (i_error IS &quot;;[.$B$43] ;&quot;) THEN (u_out IS &quot;;[.G48];&quot;)&quot;)" office:value-type="string" office:string-value=" IF (error IS Z) AND (d_error IS SP) AND (i_error IS Z) THEN (u_out IS SP)" calcext:value-type="string">
            <text:p><text:s/>IF (error IS Z) AND (d_error IS SP) AND (i_error IS Z) THEN (u_out IS SP)</text:p>
          </table:table-cell>
          <table:table-cell table:formula="of:=COM.MICROSOFT.TEXTJOIN(&quot;&quot;;0;&quot; IF (error IS &quot;;[.$B48];&quot;) AND (d_error IS &quot;;[.H$44];&quot;) AND (i_error IS &quot;;[.$B$43] ;&quot;) THEN (u_out IS &quot;;[.H48];&quot;)&quot;)" office:value-type="string" office:string-value=" IF (error IS Z) AND (d_error IS MP) AND (i_error IS Z) THEN (u_out IS MP)" calcext:value-type="string">
            <text:p><text:s/>IF (error IS Z) AND (d_error IS MP) AND (i_error IS Z) THEN (u_out IS MP)</text:p>
          </table:table-cell>
          <table:table-cell table:formula="of:=COM.MICROSOFT.TEXTJOIN(&quot;&quot;;0;&quot; IF (error IS &quot;;[.$B48];&quot;) AND (d_error IS &quot;;[.I$44];&quot;) AND (i_error IS &quot;;[.$B$43] ;&quot;) THEN (u_out IS &quot;;[.I48];&quot;)&quot;)" office:value-type="string" office:string-value=" IF (error IS Z) AND (d_error IS BP) AND (i_error IS Z) THEN (u_out IS BP)" calcext:value-type="string">
            <text:p><text:s/>IF (error IS Z) AND (d_error IS BP) AND (i_error IS Z) THEN (u_out IS BP)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COM.MICROSOFT.TEXTJOIN(&quot;&quot;;0;&quot; IF (error IS &quot;;[.$B49];&quot;) AND (d_error IS &quot;;[.C$44];&quot;) AND (i_error IS &quot;;[.$B$43] ;&quot;) THEN (u_out IS &quot;;[.C49];&quot;)&quot;)" office:value-type="string" office:string-value=" IF (error IS SP) AND (d_error IS BM) AND (i_error IS Z) THEN (u_out IS MM)" calcext:value-type="string">
            <text:p><text:s/>IF (error IS SP) AND (d_error IS BM) AND (i_error IS Z) THEN (u_out IS MM)</text:p>
          </table:table-cell>
          <table:table-cell table:formula="of:=COM.MICROSOFT.TEXTJOIN(&quot;&quot;;0;&quot; IF (error IS &quot;;[.$B49];&quot;) AND (d_error IS &quot;;[.D$44];&quot;) AND (i_error IS &quot;;[.$B$43] ;&quot;) THEN (u_out IS &quot;;[.D49];&quot;)&quot;)" office:value-type="string" office:string-value=" IF (error IS SP) AND (d_error IS MM) AND (i_error IS Z) THEN (u_out IS SM)" calcext:value-type="string">
            <text:p><text:s/>IF (error IS SP) AND (d_error IS MM) AND (i_error IS Z) THEN (u_out IS SM)</text:p>
          </table:table-cell>
          <table:table-cell table:formula="of:=COM.MICROSOFT.TEXTJOIN(&quot;&quot;;0;&quot; IF (error IS &quot;;[.$B49];&quot;) AND (d_error IS &quot;;[.E$44];&quot;) AND (i_error IS &quot;;[.$B$43] ;&quot;) THEN (u_out IS &quot;;[.E49];&quot;)&quot;)" office:value-type="string" office:string-value=" IF (error IS SP) AND (d_error IS SM) AND (i_error IS Z) THEN (u_out IS Z)" calcext:value-type="string">
            <text:p><text:s/>IF (error IS SP) AND (d_error IS SM) AND (i_error IS Z) THEN (u_out IS Z)</text:p>
          </table:table-cell>
          <table:table-cell table:formula="of:=COM.MICROSOFT.TEXTJOIN(&quot;&quot;;0;&quot; IF (error IS &quot;;[.$B49];&quot;) AND (d_error IS &quot;;[.F$44];&quot;) AND (i_error IS &quot;;[.$B$43] ;&quot;) THEN (u_out IS &quot;;[.F49];&quot;)&quot;)" office:value-type="string" office:string-value=" IF (error IS SP) AND (d_error IS Z) AND (i_error IS Z) THEN (u_out IS SP)" calcext:value-type="string">
            <text:p><text:s/>IF (error IS SP) AND (d_error IS Z) AND (i_error IS Z) THEN (u_out IS SP)</text:p>
          </table:table-cell>
          <table:table-cell table:formula="of:=COM.MICROSOFT.TEXTJOIN(&quot;&quot;;0;&quot; IF (error IS &quot;;[.$B49];&quot;) AND (d_error IS &quot;;[.G$44];&quot;) AND (i_error IS &quot;;[.$B$43] ;&quot;) THEN (u_out IS &quot;;[.G49];&quot;)&quot;)" office:value-type="string" office:string-value=" IF (error IS SP) AND (d_error IS SP) AND (i_error IS Z) THEN (u_out IS MP)" calcext:value-type="string">
            <text:p><text:s/>IF (error IS SP) AND (d_error IS SP) AND (i_error IS Z) THEN (u_out IS MP)</text:p>
          </table:table-cell>
          <table:table-cell table:formula="of:=COM.MICROSOFT.TEXTJOIN(&quot;&quot;;0;&quot; IF (error IS &quot;;[.$B49];&quot;) AND (d_error IS &quot;;[.H$44];&quot;) AND (i_error IS &quot;;[.$B$43] ;&quot;) THEN (u_out IS &quot;;[.H49];&quot;)&quot;)" office:value-type="string" office:string-value=" IF (error IS SP) AND (d_error IS MP) AND (i_error IS Z) THEN (u_out IS BP)" calcext:value-type="string">
            <text:p><text:s/>IF (error IS SP) AND (d_error IS MP) AND (i_error IS Z) THEN (u_out IS BP)</text:p>
          </table:table-cell>
          <table:table-cell table:formula="of:=COM.MICROSOFT.TEXTJOIN(&quot;&quot;;0;&quot; IF (error IS &quot;;[.$B49];&quot;) AND (d_error IS &quot;;[.I$44];&quot;) AND (i_error IS &quot;;[.$B$43] ;&quot;) THEN (u_out IS &quot;;[.I49];&quot;)&quot;)" office:value-type="string" office:string-value=" IF (error IS SP) AND (d_error IS BP) AND (i_error IS Z) THEN (u_out IS BP)" calcext:value-type="string">
            <text:p><text:s/>IF (error IS SP) AND (d_error IS BP) AND (i_error IS Z) THEN (u_out IS BP)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COM.MICROSOFT.TEXTJOIN(&quot;&quot;;0;&quot; IF (error IS &quot;;[.$B50];&quot;) AND (d_error IS &quot;;[.C$44];&quot;) AND (i_error IS &quot;;[.$B$43] ;&quot;) THEN (u_out IS &quot;;[.C50];&quot;)&quot;)" office:value-type="string" office:string-value=" IF (error IS MP) AND (d_error IS BM) AND (i_error IS Z) THEN (u_out IS SM)" calcext:value-type="string">
            <text:p><text:s/>IF (error IS MP) AND (d_error IS BM) AND (i_error IS Z) THEN (u_out IS SM)</text:p>
          </table:table-cell>
          <table:table-cell table:formula="of:=COM.MICROSOFT.TEXTJOIN(&quot;&quot;;0;&quot; IF (error IS &quot;;[.$B50];&quot;) AND (d_error IS &quot;;[.D$44];&quot;) AND (i_error IS &quot;;[.$B$43] ;&quot;) THEN (u_out IS &quot;;[.D50];&quot;)&quot;)" office:value-type="string" office:string-value=" IF (error IS MP) AND (d_error IS MM) AND (i_error IS Z) THEN (u_out IS Z)" calcext:value-type="string">
            <text:p><text:s/>IF (error IS MP) AND (d_error IS MM) AND (i_error IS Z) THEN (u_out IS Z)</text:p>
          </table:table-cell>
          <table:table-cell table:formula="of:=COM.MICROSOFT.TEXTJOIN(&quot;&quot;;0;&quot; IF (error IS &quot;;[.$B50];&quot;) AND (d_error IS &quot;;[.E$44];&quot;) AND (i_error IS &quot;;[.$B$43] ;&quot;) THEN (u_out IS &quot;;[.E50];&quot;)&quot;)" office:value-type="string" office:string-value=" IF (error IS MP) AND (d_error IS SM) AND (i_error IS Z) THEN (u_out IS SP)" calcext:value-type="string">
            <text:p><text:s/>IF (error IS MP) AND (d_error IS SM) AND (i_error IS Z) THEN (u_out IS SP)</text:p>
          </table:table-cell>
          <table:table-cell table:formula="of:=COM.MICROSOFT.TEXTJOIN(&quot;&quot;;0;&quot; IF (error IS &quot;;[.$B50];&quot;) AND (d_error IS &quot;;[.F$44];&quot;) AND (i_error IS &quot;;[.$B$43] ;&quot;) THEN (u_out IS &quot;;[.F50];&quot;)&quot;)" office:value-type="string" office:string-value=" IF (error IS MP) AND (d_error IS Z) AND (i_error IS Z) THEN (u_out IS MP)" calcext:value-type="string">
            <text:p><text:s/>IF (error IS MP) AND (d_error IS Z) AND (i_error IS Z) THEN (u_out IS MP)</text:p>
          </table:table-cell>
          <table:table-cell table:formula="of:=COM.MICROSOFT.TEXTJOIN(&quot;&quot;;0;&quot; IF (error IS &quot;;[.$B50];&quot;) AND (d_error IS &quot;;[.G$44];&quot;) AND (i_error IS &quot;;[.$B$43] ;&quot;) THEN (u_out IS &quot;;[.G50];&quot;)&quot;)" office:value-type="string" office:string-value=" IF (error IS MP) AND (d_error IS SP) AND (i_error IS Z) THEN (u_out IS BP)" calcext:value-type="string">
            <text:p><text:s/>IF (error IS MP) AND (d_error IS SP) AND (i_error IS Z) THEN (u_out IS BP)</text:p>
          </table:table-cell>
          <table:table-cell table:formula="of:=COM.MICROSOFT.TEXTJOIN(&quot;&quot;;0;&quot; IF (error IS &quot;;[.$B50];&quot;) AND (d_error IS &quot;;[.H$44];&quot;) AND (i_error IS &quot;;[.$B$43] ;&quot;) THEN (u_out IS &quot;;[.H50];&quot;)&quot;)" office:value-type="string" office:string-value=" IF (error IS MP) AND (d_error IS MP) AND (i_error IS Z) THEN (u_out IS BP)" calcext:value-type="string">
            <text:p><text:s/>IF (error IS MP) AND (d_error IS MP) AND (i_error IS Z) THEN (u_out IS BP)</text:p>
          </table:table-cell>
          <table:table-cell table:formula="of:=COM.MICROSOFT.TEXTJOIN(&quot;&quot;;0;&quot; IF (error IS &quot;;[.$B50];&quot;) AND (d_error IS &quot;;[.I$44];&quot;) AND (i_error IS &quot;;[.$B$43] ;&quot;) THEN (u_out IS &quot;;[.I50];&quot;)&quot;)" office:value-type="string" office:string-value=" IF (error IS MP) AND (d_error IS BP) AND (i_error IS Z) THEN (u_out IS BP)" calcext:value-type="string">
            <text:p><text:s/>IF (error IS MP) AND (d_error IS BP) AND (i_error IS Z) THEN (u_out IS BP)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COM.MICROSOFT.TEXTJOIN(&quot;&quot;;0;&quot; IF (error IS &quot;;[.$B51];&quot;) AND (d_error IS &quot;;[.C$44];&quot;) AND (i_error IS &quot;;[.$B$43] ;&quot;) THEN (u_out IS &quot;;[.C51];&quot;)&quot;)" office:value-type="string" office:string-value=" IF (error IS BP) AND (d_error IS BM) AND (i_error IS Z) THEN (u_out IS Z)" calcext:value-type="string">
            <text:p><text:s/>IF (error IS BP) AND (d_error IS BM) AND (i_error IS Z) THEN (u_out IS Z)</text:p>
          </table:table-cell>
          <table:table-cell table:formula="of:=COM.MICROSOFT.TEXTJOIN(&quot;&quot;;0;&quot; IF (error IS &quot;;[.$B51];&quot;) AND (d_error IS &quot;;[.D$44];&quot;) AND (i_error IS &quot;;[.$B$43] ;&quot;) THEN (u_out IS &quot;;[.D51];&quot;)&quot;)" office:value-type="string" office:string-value=" IF (error IS BP) AND (d_error IS MM) AND (i_error IS Z) THEN (u_out IS SP)" calcext:value-type="string">
            <text:p><text:s/>IF (error IS BP) AND (d_error IS MM) AND (i_error IS Z) THEN (u_out IS SP)</text:p>
          </table:table-cell>
          <table:table-cell table:formula="of:=COM.MICROSOFT.TEXTJOIN(&quot;&quot;;0;&quot; IF (error IS &quot;;[.$B51];&quot;) AND (d_error IS &quot;;[.E$44];&quot;) AND (i_error IS &quot;;[.$B$43] ;&quot;) THEN (u_out IS &quot;;[.E51];&quot;)&quot;)" office:value-type="string" office:string-value=" IF (error IS BP) AND (d_error IS SM) AND (i_error IS Z) THEN (u_out IS MP)" calcext:value-type="string">
            <text:p><text:s/>IF (error IS BP) AND (d_error IS SM) AND (i_error IS Z) THEN (u_out IS MP)</text:p>
          </table:table-cell>
          <table:table-cell table:formula="of:=COM.MICROSOFT.TEXTJOIN(&quot;&quot;;0;&quot; IF (error IS &quot;;[.$B51];&quot;) AND (d_error IS &quot;;[.F$44];&quot;) AND (i_error IS &quot;;[.$B$43] ;&quot;) THEN (u_out IS &quot;;[.F51];&quot;)&quot;)" office:value-type="string" office:string-value=" IF (error IS BP) AND (d_error IS Z) AND (i_error IS Z) THEN (u_out IS BP)" calcext:value-type="string">
            <text:p><text:s/>IF (error IS BP) AND (d_error IS Z) AND (i_error IS Z) THEN (u_out IS BP)</text:p>
          </table:table-cell>
          <table:table-cell table:formula="of:=COM.MICROSOFT.TEXTJOIN(&quot;&quot;;0;&quot; IF (error IS &quot;;[.$B51];&quot;) AND (d_error IS &quot;;[.G$44];&quot;) AND (i_error IS &quot;;[.$B$43] ;&quot;) THEN (u_out IS &quot;;[.G51];&quot;)&quot;)" office:value-type="string" office:string-value=" IF (error IS BP) AND (d_error IS SP) AND (i_error IS Z) THEN (u_out IS BP)" calcext:value-type="string">
            <text:p><text:s/>IF (error IS BP) AND (d_error IS SP) AND (i_error IS Z) THEN (u_out IS BP)</text:p>
          </table:table-cell>
          <table:table-cell table:formula="of:=COM.MICROSOFT.TEXTJOIN(&quot;&quot;;0;&quot; IF (error IS &quot;;[.$B51];&quot;) AND (d_error IS &quot;;[.H$44];&quot;) AND (i_error IS &quot;;[.$B$43] ;&quot;) THEN (u_out IS &quot;;[.H51];&quot;)&quot;)" office:value-type="string" office:string-value=" IF (error IS BP) AND (d_error IS MP) AND (i_error IS Z) THEN (u_out IS BP)" calcext:value-type="string">
            <text:p><text:s/>IF (error IS BP) AND (d_error IS MP) AND (i_error IS Z) THEN (u_out IS BP)</text:p>
          </table:table-cell>
          <table:table-cell table:formula="of:=COM.MICROSOFT.TEXTJOIN(&quot;&quot;;0;&quot; IF (error IS &quot;;[.$B51];&quot;) AND (d_error IS &quot;;[.I$44];&quot;) AND (i_error IS &quot;;[.$B$43] ;&quot;) THEN (u_out IS &quot;;[.I51];&quot;)&quot;)" office:value-type="string" office:string-value=" IF (error IS BP) AND (d_error IS BP) AND (i_error IS Z) THEN (u_out IS BP)" calcext:value-type="string">
            <text:p><text:s/>IF (error IS BP) AND (d_error IS BP) AND (i_error IS Z) THEN (u_out IS BP)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table:formula="of:=COM.MICROSOFT.TEXTJOIN(&quot;&quot;;0;&quot; IF (error IS &quot;;[.$B55];&quot;) AND (d_error IS &quot;;[.C$44];&quot;) AND (i_error IS &quot;;[.$B$53] ;&quot;) THEN (u_out IS &quot;;[.C55];&quot;)&quot;)" office:value-type="string" office:string-value=" IF (error IS BM) AND (d_error IS BM) AND (i_error IS SM) THEN (u_out IS BM)" calcext:value-type="string">
            <text:p><text:s/>IF (error IS BM) AND (d_error IS BM) AND (i_error IS SM) THEN (u_out IS BM)</text:p>
          </table:table-cell>
          <table:table-cell table:formula="of:=COM.MICROSOFT.TEXTJOIN(&quot;&quot;;0;&quot; IF (error IS &quot;;[.$B55];&quot;) AND (d_error IS &quot;;[.D$44];&quot;) AND (i_error IS &quot;;[.$B$53] ;&quot;) THEN (u_out IS &quot;;[.D55];&quot;)&quot;)" office:value-type="string" office:string-value=" IF (error IS BM) AND (d_error IS MM) AND (i_error IS SM) THEN (u_out IS BM)" calcext:value-type="string">
            <text:p><text:s/>IF (error IS BM) AND (d_error IS MM) AND (i_error IS SM) THEN (u_out IS BM)</text:p>
          </table:table-cell>
          <table:table-cell table:formula="of:=COM.MICROSOFT.TEXTJOIN(&quot;&quot;;0;&quot; IF (error IS &quot;;[.$B55];&quot;) AND (d_error IS &quot;;[.E$44];&quot;) AND (i_error IS &quot;;[.$B$53] ;&quot;) THEN (u_out IS &quot;;[.E55];&quot;)&quot;)" office:value-type="string" office:string-value=" IF (error IS BM) AND (d_error IS SM) AND (i_error IS SM) THEN (u_out IS BM)" calcext:value-type="string">
            <text:p><text:s/>IF (error IS BM) AND (d_error IS SM) AND (i_error IS SM) THEN (u_out IS BM)</text:p>
          </table:table-cell>
          <table:table-cell table:formula="of:=COM.MICROSOFT.TEXTJOIN(&quot;&quot;;0;&quot; IF (error IS &quot;;[.$B55];&quot;) AND (d_error IS &quot;;[.F$44];&quot;) AND (i_error IS &quot;;[.$B$53] ;&quot;) THEN (u_out IS &quot;;[.F55];&quot;)&quot;)" office:value-type="string" office:string-value=" IF (error IS BM) AND (d_error IS Z) AND (i_error IS SM) THEN (u_out IS BM)" calcext:value-type="string">
            <text:p><text:s/>IF (error IS BM) AND (d_error IS Z) AND (i_error IS SM) THEN (u_out IS BM)</text:p>
          </table:table-cell>
          <table:table-cell table:formula="of:=COM.MICROSOFT.TEXTJOIN(&quot;&quot;;0;&quot; IF (error IS &quot;;[.$B55];&quot;) AND (d_error IS &quot;;[.G$44];&quot;) AND (i_error IS &quot;;[.$B$53] ;&quot;) THEN (u_out IS &quot;;[.G55];&quot;)&quot;)" office:value-type="string" office:string-value=" IF (error IS BM) AND (d_error IS SP) AND (i_error IS SM) THEN (u_out IS BM)" calcext:value-type="string">
            <text:p><text:s/>IF (error IS BM) AND (d_error IS SP) AND (i_error IS SM) THEN (u_out IS BM)</text:p>
          </table:table-cell>
          <table:table-cell table:formula="of:=COM.MICROSOFT.TEXTJOIN(&quot;&quot;;0;&quot; IF (error IS &quot;;[.$B55];&quot;) AND (d_error IS &quot;;[.H$44];&quot;) AND (i_error IS &quot;;[.$B$53] ;&quot;) THEN (u_out IS &quot;;[.H55];&quot;)&quot;)" office:value-type="string" office:string-value=" IF (error IS BM) AND (d_error IS MP) AND (i_error IS SM) THEN (u_out IS MM)" calcext:value-type="string">
            <text:p><text:s/>IF (error IS BM) AND (d_error IS MP) AND (i_error IS SM) THEN (u_out IS MM)</text:p>
          </table:table-cell>
          <table:table-cell table:formula="of:=COM.MICROSOFT.TEXTJOIN(&quot;&quot;;0;&quot; IF (error IS &quot;;[.$B55];&quot;) AND (d_error IS &quot;;[.I$44];&quot;) AND (i_error IS &quot;;[.$B$53] ;&quot;) THEN (u_out IS &quot;;[.I55];&quot;)&quot;)" office:value-type="string" office:string-value=" IF (error IS BM) AND (d_error IS BP) AND (i_error IS SM) THEN (u_out IS SM)" calcext:value-type="string">
            <text:p><text:s/>IF (error IS BM) AND (d_error IS BP) AND (i_error IS SM) THEN (u_out IS SM)</text:p>
          </table:table-cell>
          <table:table-cell table:number-columns-repeated="2"/>
          <table:table-cell table:formula="of:=COM.MICROSOFT.TEXTJOIN(&quot;&quot;;0;&quot; IF (error IS &quot;;[.$K55];&quot;) AND (d_error IS &quot;;[.L$44];&quot;) AND (i_error IS &quot;;[.$K$53] ;&quot;) THEN (u_out IS &quot;;[.L55];&quot;)&quot;)" office:value-type="string" office:string-value=" IF (error IS BM) AND (d_error IS BM) AND (i_error IS SP) THEN (u_out IS BM)" calcext:value-type="string">
            <text:p><text:s/>IF (error IS BM) AND (d_error IS BM) AND (i_error IS SP) THEN (u_out IS BM)</text:p>
          </table:table-cell>
          <table:table-cell table:formula="of:=COM.MICROSOFT.TEXTJOIN(&quot;&quot;;0;&quot; IF (error IS &quot;;[.$K55];&quot;) AND (d_error IS &quot;;[.M$44];&quot;) AND (i_error IS &quot;;[.$K$53] ;&quot;) THEN (u_out IS &quot;;[.M55];&quot;)&quot;)" office:value-type="string" office:string-value=" IF (error IS BM) AND (d_error IS MM) AND (i_error IS SP) THEN (u_out IS BM)" calcext:value-type="string">
            <text:p><text:s/>IF (error IS BM) AND (d_error IS MM) AND (i_error IS SP) THEN (u_out IS BM)</text:p>
          </table:table-cell>
          <table:table-cell table:formula="of:=COM.MICROSOFT.TEXTJOIN(&quot;&quot;;0;&quot; IF (error IS &quot;;[.$K55];&quot;) AND (d_error IS &quot;;[.N$44];&quot;) AND (i_error IS &quot;;[.$K$53] ;&quot;) THEN (u_out IS &quot;;[.N55];&quot;)&quot;)" office:value-type="string" office:string-value=" IF (error IS BM) AND (d_error IS SM) AND (i_error IS SP) THEN (u_out IS BM)" calcext:value-type="string">
            <text:p><text:s/>IF (error IS BM) AND (d_error IS SM) AND (i_error IS SP) THEN (u_out IS BM)</text:p>
          </table:table-cell>
          <table:table-cell table:formula="of:=COM.MICROSOFT.TEXTJOIN(&quot;&quot;;0;&quot; IF (error IS &quot;;[.$K55];&quot;) AND (d_error IS &quot;;[.O$44];&quot;) AND (i_error IS &quot;;[.$K$53] ;&quot;) THEN (u_out IS &quot;;[.O55];&quot;)&quot;)" office:value-type="string" office:string-value=" IF (error IS BM) AND (d_error IS Z) AND (i_error IS SP) THEN (u_out IS MM)" calcext:value-type="string">
            <text:p><text:s/>IF (error IS BM) AND (d_error IS Z) AND (i_error IS SP) THEN (u_out IS MM)</text:p>
          </table:table-cell>
          <table:table-cell table:formula="of:=COM.MICROSOFT.TEXTJOIN(&quot;&quot;;0;&quot; IF (error IS &quot;;[.$K55];&quot;) AND (d_error IS &quot;;[.P$44];&quot;) AND (i_error IS &quot;;[.$K$53] ;&quot;) THEN (u_out IS &quot;;[.P55];&quot;)&quot;)" office:value-type="string" office:string-value=" IF (error IS BM) AND (d_error IS SP) AND (i_error IS SP) THEN (u_out IS SM)" calcext:value-type="string">
            <text:p><text:s/>IF (error IS BM) AND (d_error IS SP) AND (i_error IS SP) THEN (u_out IS SM)</text:p>
          </table:table-cell>
          <table:table-cell table:formula="of:=COM.MICROSOFT.TEXTJOIN(&quot;&quot;;0;&quot; IF (error IS &quot;;[.$K55];&quot;) AND (d_error IS &quot;;[.Q$44];&quot;) AND (i_error IS &quot;;[.$K$53] ;&quot;) THEN (u_out IS &quot;;[.Q55];&quot;)&quot;)" office:value-type="string" office:string-value=" IF (error IS BM) AND (d_error IS MP) AND (i_error IS SP) THEN (u_out IS Z)" calcext:value-type="string">
            <text:p><text:s/>IF (error IS BM) AND (d_error IS MP) AND (i_error IS SP) THEN (u_out IS Z)</text:p>
          </table:table-cell>
          <table:table-cell table:formula="of:=COM.MICROSOFT.TEXTJOIN(&quot;&quot;;0;&quot; IF (error IS &quot;;[.$K55];&quot;) AND (d_error IS &quot;;[.R$44];&quot;) AND (i_error IS &quot;;[.$K$53] ;&quot;) THEN (u_out IS &quot;;[.R55];&quot;)&quot;)" office:value-type="string" office:string-value=" IF (error IS BM) AND (d_error IS BP) AND (i_error IS SP) THEN (u_out IS SP)" calcext:value-type="string">
            <text:p><text:s/>IF (error IS BM) AND (d_error IS BP) AND (i_error IS SP) THEN (u_out IS SP)</text:p>
          </table:table-cell>
        </table:table-row>
        <table:table-row table:style-name="ro1">
          <table:table-cell table:number-columns-repeated="2"/>
          <table:table-cell table:formula="of:=COM.MICROSOFT.TEXTJOIN(&quot;&quot;;0;&quot; IF (error IS &quot;;[.$B56];&quot;) AND (d_error IS &quot;;[.C$44];&quot;) AND (i_error IS &quot;;[.$B$53] ;&quot;) THEN (u_out IS &quot;;[.C56];&quot;)&quot;)" office:value-type="string" office:string-value=" IF (error IS MM) AND (d_error IS BM) AND (i_error IS SM) THEN (u_out IS BM)" calcext:value-type="string">
            <text:p><text:s/>IF (error IS MM) AND (d_error IS BM) AND (i_error IS SM) THEN (u_out IS BM)</text:p>
          </table:table-cell>
          <table:table-cell table:formula="of:=COM.MICROSOFT.TEXTJOIN(&quot;&quot;;0;&quot; IF (error IS &quot;;[.$B56];&quot;) AND (d_error IS &quot;;[.D$44];&quot;) AND (i_error IS &quot;;[.$B$53] ;&quot;) THEN (u_out IS &quot;;[.D56];&quot;)&quot;)" office:value-type="string" office:string-value=" IF (error IS MM) AND (d_error IS MM) AND (i_error IS SM) THEN (u_out IS BM)" calcext:value-type="string">
            <text:p><text:s/>IF (error IS MM) AND (d_error IS MM) AND (i_error IS SM) THEN (u_out IS BM)</text:p>
          </table:table-cell>
          <table:table-cell table:formula="of:=COM.MICROSOFT.TEXTJOIN(&quot;&quot;;0;&quot; IF (error IS &quot;;[.$B56];&quot;) AND (d_error IS &quot;;[.E$44];&quot;) AND (i_error IS &quot;;[.$B$53] ;&quot;) THEN (u_out IS &quot;;[.E56];&quot;)&quot;)" office:value-type="string" office:string-value=" IF (error IS MM) AND (d_error IS SM) AND (i_error IS SM) THEN (u_out IS BM)" calcext:value-type="string">
            <text:p><text:s/>IF (error IS MM) AND (d_error IS SM) AND (i_error IS SM) THEN (u_out IS BM)</text:p>
          </table:table-cell>
          <table:table-cell table:formula="of:=COM.MICROSOFT.TEXTJOIN(&quot;&quot;;0;&quot; IF (error IS &quot;;[.$B56];&quot;) AND (d_error IS &quot;;[.F$44];&quot;) AND (i_error IS &quot;;[.$B$53] ;&quot;) THEN (u_out IS &quot;;[.F56];&quot;)&quot;)" office:value-type="string" office:string-value=" IF (error IS MM) AND (d_error IS Z) AND (i_error IS SM) THEN (u_out IS BM)" calcext:value-type="string">
            <text:p><text:s/>IF (error IS MM) AND (d_error IS Z) AND (i_error IS SM) THEN (u_out IS BM)</text:p>
          </table:table-cell>
          <table:table-cell table:formula="of:=COM.MICROSOFT.TEXTJOIN(&quot;&quot;;0;&quot; IF (error IS &quot;;[.$B56];&quot;) AND (d_error IS &quot;;[.G$44];&quot;) AND (i_error IS &quot;;[.$B$53] ;&quot;) THEN (u_out IS &quot;;[.G56];&quot;)&quot;)" office:value-type="string" office:string-value=" IF (error IS MM) AND (d_error IS SP) AND (i_error IS SM) THEN (u_out IS MM)" calcext:value-type="string">
            <text:p><text:s/>IF (error IS MM) AND (d_error IS SP) AND (i_error IS SM) THEN (u_out IS MM)</text:p>
          </table:table-cell>
          <table:table-cell table:formula="of:=COM.MICROSOFT.TEXTJOIN(&quot;&quot;;0;&quot; IF (error IS &quot;;[.$B56];&quot;) AND (d_error IS &quot;;[.H$44];&quot;) AND (i_error IS &quot;;[.$B$53] ;&quot;) THEN (u_out IS &quot;;[.H56];&quot;)&quot;)" office:value-type="string" office:string-value=" IF (error IS MM) AND (d_error IS MP) AND (i_error IS SM) THEN (u_out IS SM)" calcext:value-type="string">
            <text:p><text:s/>IF (error IS MM) AND (d_error IS MP) AND (i_error IS SM) THEN (u_out IS SM)</text:p>
          </table:table-cell>
          <table:table-cell table:formula="of:=COM.MICROSOFT.TEXTJOIN(&quot;&quot;;0;&quot; IF (error IS &quot;;[.$B56];&quot;) AND (d_error IS &quot;;[.I$44];&quot;) AND (i_error IS &quot;;[.$B$53] ;&quot;) THEN (u_out IS &quot;;[.I56];&quot;)&quot;)" office:value-type="string" office:string-value=" IF (error IS MM) AND (d_error IS BP) AND (i_error IS SM) THEN (u_out IS Z)" calcext:value-type="string">
            <text:p><text:s/>IF (error IS MM) AND (d_error IS BP) AND (i_error IS SM) THEN (u_out IS Z)</text:p>
          </table:table-cell>
          <table:table-cell table:number-columns-repeated="2"/>
          <table:table-cell table:formula="of:=COM.MICROSOFT.TEXTJOIN(&quot;&quot;;0;&quot; IF (error IS &quot;;[.$K56];&quot;) AND (d_error IS &quot;;[.L$44];&quot;) AND (i_error IS &quot;;[.$K$53] ;&quot;) THEN (u_out IS &quot;;[.L56];&quot;)&quot;)" office:value-type="string" office:string-value=" IF (error IS MM) AND (d_error IS BM) AND (i_error IS SP) THEN (u_out IS BM)" calcext:value-type="string">
            <text:p><text:s/>IF (error IS MM) AND (d_error IS BM) AND (i_error IS SP) THEN (u_out IS BM)</text:p>
          </table:table-cell>
          <table:table-cell table:formula="of:=COM.MICROSOFT.TEXTJOIN(&quot;&quot;;0;&quot; IF (error IS &quot;;[.$K56];&quot;) AND (d_error IS &quot;;[.M$44];&quot;) AND (i_error IS &quot;;[.$K$53] ;&quot;) THEN (u_out IS &quot;;[.M56];&quot;)&quot;)" office:value-type="string" office:string-value=" IF (error IS MM) AND (d_error IS MM) AND (i_error IS SP) THEN (u_out IS BM)" calcext:value-type="string">
            <text:p><text:s/>IF (error IS MM) AND (d_error IS MM) AND (i_error IS SP) THEN (u_out IS BM)</text:p>
          </table:table-cell>
          <table:table-cell table:formula="of:=COM.MICROSOFT.TEXTJOIN(&quot;&quot;;0;&quot; IF (error IS &quot;;[.$K56];&quot;) AND (d_error IS &quot;;[.N$44];&quot;) AND (i_error IS &quot;;[.$K$53] ;&quot;) THEN (u_out IS &quot;;[.N56];&quot;)&quot;)" office:value-type="string" office:string-value=" IF (error IS MM) AND (d_error IS SM) AND (i_error IS SP) THEN (u_out IS MM)" calcext:value-type="string">
            <text:p><text:s/>IF (error IS MM) AND (d_error IS SM) AND (i_error IS SP) THEN (u_out IS MM)</text:p>
          </table:table-cell>
          <table:table-cell table:formula="of:=COM.MICROSOFT.TEXTJOIN(&quot;&quot;;0;&quot; IF (error IS &quot;;[.$K56];&quot;) AND (d_error IS &quot;;[.O$44];&quot;) AND (i_error IS &quot;;[.$K$53] ;&quot;) THEN (u_out IS &quot;;[.O56];&quot;)&quot;)" office:value-type="string" office:string-value=" IF (error IS MM) AND (d_error IS Z) AND (i_error IS SP) THEN (u_out IS SM)" calcext:value-type="string">
            <text:p><text:s/>IF (error IS MM) AND (d_error IS Z) AND (i_error IS SP) THEN (u_out IS SM)</text:p>
          </table:table-cell>
          <table:table-cell table:formula="of:=COM.MICROSOFT.TEXTJOIN(&quot;&quot;;0;&quot; IF (error IS &quot;;[.$K56];&quot;) AND (d_error IS &quot;;[.P$44];&quot;) AND (i_error IS &quot;;[.$K$53] ;&quot;) THEN (u_out IS &quot;;[.P56];&quot;)&quot;)" office:value-type="string" office:string-value=" IF (error IS MM) AND (d_error IS SP) AND (i_error IS SP) THEN (u_out IS Z)" calcext:value-type="string">
            <text:p><text:s/>IF (error IS MM) AND (d_error IS SP) AND (i_error IS SP) THEN (u_out IS Z)</text:p>
          </table:table-cell>
          <table:table-cell table:formula="of:=COM.MICROSOFT.TEXTJOIN(&quot;&quot;;0;&quot; IF (error IS &quot;;[.$K56];&quot;) AND (d_error IS &quot;;[.Q$44];&quot;) AND (i_error IS &quot;;[.$K$53] ;&quot;) THEN (u_out IS &quot;;[.Q56];&quot;)&quot;)" office:value-type="string" office:string-value=" IF (error IS MM) AND (d_error IS MP) AND (i_error IS SP) THEN (u_out IS SP)" calcext:value-type="string">
            <text:p><text:s/>IF (error IS MM) AND (d_error IS MP) AND (i_error IS SP) THEN (u_out IS SP)</text:p>
          </table:table-cell>
          <table:table-cell table:formula="of:=COM.MICROSOFT.TEXTJOIN(&quot;&quot;;0;&quot; IF (error IS &quot;;[.$K56];&quot;) AND (d_error IS &quot;;[.R$44];&quot;) AND (i_error IS &quot;;[.$K$53] ;&quot;) THEN (u_out IS &quot;;[.R56];&quot;)&quot;)" office:value-type="string" office:string-value=" IF (error IS MM) AND (d_error IS BP) AND (i_error IS SP) THEN (u_out IS MP)" calcext:value-type="string">
            <text:p><text:s/>IF (error IS MM) AND (d_error IS BP) AND (i_error IS SP) THEN (u_out IS MP)</text:p>
          </table:table-cell>
        </table:table-row>
        <table:table-row table:style-name="ro1">
          <table:table-cell table:number-columns-repeated="2"/>
          <table:table-cell table:formula="of:=COM.MICROSOFT.TEXTJOIN(&quot;&quot;;0;&quot; IF (error IS &quot;;[.$B57];&quot;) AND (d_error IS &quot;;[.C$44];&quot;) AND (i_error IS &quot;;[.$B$53] ;&quot;) THEN (u_out IS &quot;;[.C57];&quot;)&quot;)" office:value-type="string" office:string-value=" IF (error IS SM) AND (d_error IS BM) AND (i_error IS SM) THEN (u_out IS BM)" calcext:value-type="string">
            <text:p><text:s/>IF (error IS SM) AND (d_error IS BM) AND (i_error IS SM) THEN (u_out IS BM)</text:p>
          </table:table-cell>
          <table:table-cell table:formula="of:=COM.MICROSOFT.TEXTJOIN(&quot;&quot;;0;&quot; IF (error IS &quot;;[.$B57];&quot;) AND (d_error IS &quot;;[.D$44];&quot;) AND (i_error IS &quot;;[.$B$53] ;&quot;) THEN (u_out IS &quot;;[.D57];&quot;)&quot;)" office:value-type="string" office:string-value=" IF (error IS SM) AND (d_error IS MM) AND (i_error IS SM) THEN (u_out IS BM)" calcext:value-type="string">
            <text:p><text:s/>IF (error IS SM) AND (d_error IS MM) AND (i_error IS SM) THEN (u_out IS BM)</text:p>
          </table:table-cell>
          <table:table-cell table:formula="of:=COM.MICROSOFT.TEXTJOIN(&quot;&quot;;0;&quot; IF (error IS &quot;;[.$B57];&quot;) AND (d_error IS &quot;;[.E$44];&quot;) AND (i_error IS &quot;;[.$B$53] ;&quot;) THEN (u_out IS &quot;;[.E57];&quot;)&quot;)" office:value-type="string" office:string-value=" IF (error IS SM) AND (d_error IS SM) AND (i_error IS SM) THEN (u_out IS BM)" calcext:value-type="string">
            <text:p><text:s/>IF (error IS SM) AND (d_error IS SM) AND (i_error IS SM) THEN (u_out IS BM)</text:p>
          </table:table-cell>
          <table:table-cell table:formula="of:=COM.MICROSOFT.TEXTJOIN(&quot;&quot;;0;&quot; IF (error IS &quot;;[.$B57];&quot;) AND (d_error IS &quot;;[.F$44];&quot;) AND (i_error IS &quot;;[.$B$53] ;&quot;) THEN (u_out IS &quot;;[.F57];&quot;)&quot;)" office:value-type="string" office:string-value=" IF (error IS SM) AND (d_error IS Z) AND (i_error IS SM) THEN (u_out IS MM)" calcext:value-type="string">
            <text:p><text:s/>IF (error IS SM) AND (d_error IS Z) AND (i_error IS SM) THEN (u_out IS MM)</text:p>
          </table:table-cell>
          <table:table-cell table:formula="of:=COM.MICROSOFT.TEXTJOIN(&quot;&quot;;0;&quot; IF (error IS &quot;;[.$B57];&quot;) AND (d_error IS &quot;;[.G$44];&quot;) AND (i_error IS &quot;;[.$B$53] ;&quot;) THEN (u_out IS &quot;;[.G57];&quot;)&quot;)" office:value-type="string" office:string-value=" IF (error IS SM) AND (d_error IS SP) AND (i_error IS SM) THEN (u_out IS SM)" calcext:value-type="string">
            <text:p><text:s/>IF (error IS SM) AND (d_error IS SP) AND (i_error IS SM) THEN (u_out IS SM)</text:p>
          </table:table-cell>
          <table:table-cell table:formula="of:=COM.MICROSOFT.TEXTJOIN(&quot;&quot;;0;&quot; IF (error IS &quot;;[.$B57];&quot;) AND (d_error IS &quot;;[.H$44];&quot;) AND (i_error IS &quot;;[.$B$53] ;&quot;) THEN (u_out IS &quot;;[.H57];&quot;)&quot;)" office:value-type="string" office:string-value=" IF (error IS SM) AND (d_error IS MP) AND (i_error IS SM) THEN (u_out IS Z)" calcext:value-type="string">
            <text:p><text:s/>IF (error IS SM) AND (d_error IS MP) AND (i_error IS SM) THEN (u_out IS Z)</text:p>
          </table:table-cell>
          <table:table-cell table:formula="of:=COM.MICROSOFT.TEXTJOIN(&quot;&quot;;0;&quot; IF (error IS &quot;;[.$B57];&quot;) AND (d_error IS &quot;;[.I$44];&quot;) AND (i_error IS &quot;;[.$B$53] ;&quot;) THEN (u_out IS &quot;;[.I57];&quot;)&quot;)" office:value-type="string" office:string-value=" IF (error IS SM) AND (d_error IS BP) AND (i_error IS SM) THEN (u_out IS SP)" calcext:value-type="string">
            <text:p><text:s/>IF (error IS SM) AND (d_error IS BP) AND (i_error IS SM) THEN (u_out IS SP)</text:p>
          </table:table-cell>
          <table:table-cell table:number-columns-repeated="2"/>
          <table:table-cell table:formula="of:=COM.MICROSOFT.TEXTJOIN(&quot;&quot;;0;&quot; IF (error IS &quot;;[.$K57];&quot;) AND (d_error IS &quot;;[.L$44];&quot;) AND (i_error IS &quot;;[.$K$53] ;&quot;) THEN (u_out IS &quot;;[.L57];&quot;)&quot;)" office:value-type="string" office:string-value=" IF (error IS SM) AND (d_error IS BM) AND (i_error IS SP) THEN (u_out IS BM)" calcext:value-type="string">
            <text:p><text:s/>IF (error IS SM) AND (d_error IS BM) AND (i_error IS SP) THEN (u_out IS BM)</text:p>
          </table:table-cell>
          <table:table-cell table:formula="of:=COM.MICROSOFT.TEXTJOIN(&quot;&quot;;0;&quot; IF (error IS &quot;;[.$K57];&quot;) AND (d_error IS &quot;;[.M$44];&quot;) AND (i_error IS &quot;;[.$K$53] ;&quot;) THEN (u_out IS &quot;;[.M57];&quot;)&quot;)" office:value-type="string" office:string-value=" IF (error IS SM) AND (d_error IS MM) AND (i_error IS SP) THEN (u_out IS MM)" calcext:value-type="string">
            <text:p><text:s/>IF (error IS SM) AND (d_error IS MM) AND (i_error IS SP) THEN (u_out IS MM)</text:p>
          </table:table-cell>
          <table:table-cell table:formula="of:=COM.MICROSOFT.TEXTJOIN(&quot;&quot;;0;&quot; IF (error IS &quot;;[.$K57];&quot;) AND (d_error IS &quot;;[.N$44];&quot;) AND (i_error IS &quot;;[.$K$53] ;&quot;) THEN (u_out IS &quot;;[.N57];&quot;)&quot;)" office:value-type="string" office:string-value=" IF (error IS SM) AND (d_error IS SM) AND (i_error IS SP) THEN (u_out IS SM)" calcext:value-type="string">
            <text:p><text:s/>IF (error IS SM) AND (d_error IS SM) AND (i_error IS SP) THEN (u_out IS SM)</text:p>
          </table:table-cell>
          <table:table-cell table:formula="of:=COM.MICROSOFT.TEXTJOIN(&quot;&quot;;0;&quot; IF (error IS &quot;;[.$K57];&quot;) AND (d_error IS &quot;;[.O$44];&quot;) AND (i_error IS &quot;;[.$K$53] ;&quot;) THEN (u_out IS &quot;;[.O57];&quot;)&quot;)" office:value-type="string" office:string-value=" IF (error IS SM) AND (d_error IS Z) AND (i_error IS SP) THEN (u_out IS Z)" calcext:value-type="string">
            <text:p><text:s/>IF (error IS SM) AND (d_error IS Z) AND (i_error IS SP) THEN (u_out IS Z)</text:p>
          </table:table-cell>
          <table:table-cell table:formula="of:=COM.MICROSOFT.TEXTJOIN(&quot;&quot;;0;&quot; IF (error IS &quot;;[.$K57];&quot;) AND (d_error IS &quot;;[.P$44];&quot;) AND (i_error IS &quot;;[.$K$53] ;&quot;) THEN (u_out IS &quot;;[.P57];&quot;)&quot;)" office:value-type="string" office:string-value=" IF (error IS SM) AND (d_error IS SP) AND (i_error IS SP) THEN (u_out IS SP)" calcext:value-type="string">
            <text:p><text:s/>IF (error IS SM) AND (d_error IS SP) AND (i_error IS SP) THEN (u_out IS SP)</text:p>
          </table:table-cell>
          <table:table-cell table:formula="of:=COM.MICROSOFT.TEXTJOIN(&quot;&quot;;0;&quot; IF (error IS &quot;;[.$K57];&quot;) AND (d_error IS &quot;;[.Q$44];&quot;) AND (i_error IS &quot;;[.$K$53] ;&quot;) THEN (u_out IS &quot;;[.Q57];&quot;)&quot;)" office:value-type="string" office:string-value=" IF (error IS SM) AND (d_error IS MP) AND (i_error IS SP) THEN (u_out IS MP)" calcext:value-type="string">
            <text:p><text:s/>IF (error IS SM) AND (d_error IS MP) AND (i_error IS SP) THEN (u_out IS MP)</text:p>
          </table:table-cell>
          <table:table-cell table:formula="of:=COM.MICROSOFT.TEXTJOIN(&quot;&quot;;0;&quot; IF (error IS &quot;;[.$K57];&quot;) AND (d_error IS &quot;;[.R$44];&quot;) AND (i_error IS &quot;;[.$K$53] ;&quot;) THEN (u_out IS &quot;;[.R57];&quot;)&quot;)" office:value-type="string" office:string-value=" IF (error IS SM) AND (d_error IS BP) AND (i_error IS SP) THEN (u_out IS BP)" calcext:value-type="string">
            <text:p><text:s/>IF (error IS SM) AND (d_error IS BP) AND (i_error IS SP) THEN (u_out IS BP)</text:p>
          </table:table-cell>
        </table:table-row>
        <table:table-row table:style-name="ro1">
          <table:table-cell table:number-columns-repeated="2"/>
          <table:table-cell table:formula="of:=COM.MICROSOFT.TEXTJOIN(&quot;&quot;;0;&quot; IF (error IS &quot;;[.$B58];&quot;) AND (d_error IS &quot;;[.C$44];&quot;) AND (i_error IS &quot;;[.$B$53] ;&quot;) THEN (u_out IS &quot;;[.C58];&quot;)&quot;)" office:value-type="string" office:string-value=" IF (error IS Z) AND (d_error IS BM) AND (i_error IS SM) THEN (u_out IS BM)" calcext:value-type="string">
            <text:p><text:s/>IF (error IS Z) AND (d_error IS BM) AND (i_error IS SM) THEN (u_out IS BM)</text:p>
          </table:table-cell>
          <table:table-cell table:formula="of:=COM.MICROSOFT.TEXTJOIN(&quot;&quot;;0;&quot; IF (error IS &quot;;[.$B58];&quot;) AND (d_error IS &quot;;[.D$44];&quot;) AND (i_error IS &quot;;[.$B$53] ;&quot;) THEN (u_out IS &quot;;[.D58];&quot;)&quot;)" office:value-type="string" office:string-value=" IF (error IS Z) AND (d_error IS MM) AND (i_error IS SM) THEN (u_out IS BM)" calcext:value-type="string">
            <text:p><text:s/>IF (error IS Z) AND (d_error IS MM) AND (i_error IS SM) THEN (u_out IS BM)</text:p>
          </table:table-cell>
          <table:table-cell table:formula="of:=COM.MICROSOFT.TEXTJOIN(&quot;&quot;;0;&quot; IF (error IS &quot;;[.$B58];&quot;) AND (d_error IS &quot;;[.E$44];&quot;) AND (i_error IS &quot;;[.$B$53] ;&quot;) THEN (u_out IS &quot;;[.E58];&quot;)&quot;)" office:value-type="string" office:string-value=" IF (error IS Z) AND (d_error IS SM) AND (i_error IS SM) THEN (u_out IS MM)" calcext:value-type="string">
            <text:p><text:s/>IF (error IS Z) AND (d_error IS SM) AND (i_error IS SM) THEN (u_out IS MM)</text:p>
          </table:table-cell>
          <table:table-cell table:formula="of:=COM.MICROSOFT.TEXTJOIN(&quot;&quot;;0;&quot; IF (error IS &quot;;[.$B58];&quot;) AND (d_error IS &quot;;[.F$44];&quot;) AND (i_error IS &quot;;[.$B$53] ;&quot;) THEN (u_out IS &quot;;[.F58];&quot;)&quot;)" office:value-type="string" office:string-value=" IF (error IS Z) AND (d_error IS Z) AND (i_error IS SM) THEN (u_out IS SM)" calcext:value-type="string">
            <text:p><text:s/>IF (error IS Z) AND (d_error IS Z) AND (i_error IS SM) THEN (u_out IS SM)</text:p>
          </table:table-cell>
          <table:table-cell table:formula="of:=COM.MICROSOFT.TEXTJOIN(&quot;&quot;;0;&quot; IF (error IS &quot;;[.$B58];&quot;) AND (d_error IS &quot;;[.G$44];&quot;) AND (i_error IS &quot;;[.$B$53] ;&quot;) THEN (u_out IS &quot;;[.G58];&quot;)&quot;)" office:value-type="string" office:string-value=" IF (error IS Z) AND (d_error IS SP) AND (i_error IS SM) THEN (u_out IS Z)" calcext:value-type="string">
            <text:p><text:s/>IF (error IS Z) AND (d_error IS SP) AND (i_error IS SM) THEN (u_out IS Z)</text:p>
          </table:table-cell>
          <table:table-cell table:formula="of:=COM.MICROSOFT.TEXTJOIN(&quot;&quot;;0;&quot; IF (error IS &quot;;[.$B58];&quot;) AND (d_error IS &quot;;[.H$44];&quot;) AND (i_error IS &quot;;[.$B$53] ;&quot;) THEN (u_out IS &quot;;[.H58];&quot;)&quot;)" office:value-type="string" office:string-value=" IF (error IS Z) AND (d_error IS MP) AND (i_error IS SM) THEN (u_out IS SP)" calcext:value-type="string">
            <text:p><text:s/>IF (error IS Z) AND (d_error IS MP) AND (i_error IS SM) THEN (u_out IS SP)</text:p>
          </table:table-cell>
          <table:table-cell table:formula="of:=COM.MICROSOFT.TEXTJOIN(&quot;&quot;;0;&quot; IF (error IS &quot;;[.$B58];&quot;) AND (d_error IS &quot;;[.I$44];&quot;) AND (i_error IS &quot;;[.$B$53] ;&quot;) THEN (u_out IS &quot;;[.I58];&quot;)&quot;)" office:value-type="string" office:string-value=" IF (error IS Z) AND (d_error IS BP) AND (i_error IS SM) THEN (u_out IS MP)" calcext:value-type="string">
            <text:p><text:s/>IF (error IS Z) AND (d_error IS BP) AND (i_error IS SM) THEN (u_out IS MP)</text:p>
          </table:table-cell>
          <table:table-cell table:number-columns-repeated="2"/>
          <table:table-cell table:formula="of:=COM.MICROSOFT.TEXTJOIN(&quot;&quot;;0;&quot; IF (error IS &quot;;[.$K58];&quot;) AND (d_error IS &quot;;[.L$44];&quot;) AND (i_error IS &quot;;[.$K$53] ;&quot;) THEN (u_out IS &quot;;[.L58];&quot;)&quot;)" office:value-type="string" office:string-value=" IF (error IS Z) AND (d_error IS BM) AND (i_error IS SP) THEN (u_out IS MM)" calcext:value-type="string">
            <text:p><text:s/>IF (error IS Z) AND (d_error IS BM) AND (i_error IS SP) THEN (u_out IS MM)</text:p>
          </table:table-cell>
          <table:table-cell table:formula="of:=COM.MICROSOFT.TEXTJOIN(&quot;&quot;;0;&quot; IF (error IS &quot;;[.$K58];&quot;) AND (d_error IS &quot;;[.M$44];&quot;) AND (i_error IS &quot;;[.$K$53] ;&quot;) THEN (u_out IS &quot;;[.M58];&quot;)&quot;)" office:value-type="string" office:string-value=" IF (error IS Z) AND (d_error IS MM) AND (i_error IS SP) THEN (u_out IS SM)" calcext:value-type="string">
            <text:p><text:s/>IF (error IS Z) AND (d_error IS MM) AND (i_error IS SP) THEN (u_out IS SM)</text:p>
          </table:table-cell>
          <table:table-cell table:formula="of:=COM.MICROSOFT.TEXTJOIN(&quot;&quot;;0;&quot; IF (error IS &quot;;[.$K58];&quot;) AND (d_error IS &quot;;[.N$44];&quot;) AND (i_error IS &quot;;[.$K$53] ;&quot;) THEN (u_out IS &quot;;[.N58];&quot;)&quot;)" office:value-type="string" office:string-value=" IF (error IS Z) AND (d_error IS SM) AND (i_error IS SP) THEN (u_out IS Z)" calcext:value-type="string">
            <text:p><text:s/>IF (error IS Z) AND (d_error IS SM) AND (i_error IS SP) THEN (u_out IS Z)</text:p>
          </table:table-cell>
          <table:table-cell table:formula="of:=COM.MICROSOFT.TEXTJOIN(&quot;&quot;;0;&quot; IF (error IS &quot;;[.$K58];&quot;) AND (d_error IS &quot;;[.O$44];&quot;) AND (i_error IS &quot;;[.$K$53] ;&quot;) THEN (u_out IS &quot;;[.O58];&quot;)&quot;)" office:value-type="string" office:string-value=" IF (error IS Z) AND (d_error IS Z) AND (i_error IS SP) THEN (u_out IS SP)" calcext:value-type="string">
            <text:p><text:s/>IF (error IS Z) AND (d_error IS Z) AND (i_error IS SP) THEN (u_out IS SP)</text:p>
          </table:table-cell>
          <table:table-cell table:formula="of:=COM.MICROSOFT.TEXTJOIN(&quot;&quot;;0;&quot; IF (error IS &quot;;[.$K58];&quot;) AND (d_error IS &quot;;[.P$44];&quot;) AND (i_error IS &quot;;[.$K$53] ;&quot;) THEN (u_out IS &quot;;[.P58];&quot;)&quot;)" office:value-type="string" office:string-value=" IF (error IS Z) AND (d_error IS SP) AND (i_error IS SP) THEN (u_out IS MP)" calcext:value-type="string">
            <text:p><text:s/>IF (error IS Z) AND (d_error IS SP) AND (i_error IS SP) THEN (u_out IS MP)</text:p>
          </table:table-cell>
          <table:table-cell table:formula="of:=COM.MICROSOFT.TEXTJOIN(&quot;&quot;;0;&quot; IF (error IS &quot;;[.$K58];&quot;) AND (d_error IS &quot;;[.Q$44];&quot;) AND (i_error IS &quot;;[.$K$53] ;&quot;) THEN (u_out IS &quot;;[.Q58];&quot;)&quot;)" office:value-type="string" office:string-value=" IF (error IS Z) AND (d_error IS MP) AND (i_error IS SP) THEN (u_out IS BP)" calcext:value-type="string">
            <text:p><text:s/>IF (error IS Z) AND (d_error IS MP) AND (i_error IS SP) THEN (u_out IS BP)</text:p>
          </table:table-cell>
          <table:table-cell table:formula="of:=COM.MICROSOFT.TEXTJOIN(&quot;&quot;;0;&quot; IF (error IS &quot;;[.$K58];&quot;) AND (d_error IS &quot;;[.R$44];&quot;) AND (i_error IS &quot;;[.$K$53] ;&quot;) THEN (u_out IS &quot;;[.R58];&quot;)&quot;)" office:value-type="string" office:string-value=" IF (error IS Z) AND (d_error IS BP) AND (i_error IS SP) THEN (u_out IS BP)" calcext:value-type="string">
            <text:p><text:s/>IF (error IS Z) AND (d_error IS BP) AND (i_error IS SP) THEN (u_out IS BP)</text:p>
          </table:table-cell>
        </table:table-row>
        <table:table-row table:style-name="ro1">
          <table:table-cell table:number-columns-repeated="2"/>
          <table:table-cell table:formula="of:=COM.MICROSOFT.TEXTJOIN(&quot;&quot;;0;&quot; IF (error IS &quot;;[.$B59];&quot;) AND (d_error IS &quot;;[.C$44];&quot;) AND (i_error IS &quot;;[.$B$53] ;&quot;) THEN (u_out IS &quot;;[.C59];&quot;)&quot;)" office:value-type="string" office:string-value=" IF (error IS SP) AND (d_error IS BM) AND (i_error IS SM) THEN (u_out IS BM)" calcext:value-type="string">
            <text:p><text:s/>IF (error IS SP) AND (d_error IS BM) AND (i_error IS SM) THEN (u_out IS BM)</text:p>
          </table:table-cell>
          <table:table-cell table:formula="of:=COM.MICROSOFT.TEXTJOIN(&quot;&quot;;0;&quot; IF (error IS &quot;;[.$B59];&quot;) AND (d_error IS &quot;;[.D$44];&quot;) AND (i_error IS &quot;;[.$B$53] ;&quot;) THEN (u_out IS &quot;;[.D59];&quot;)&quot;)" office:value-type="string" office:string-value=" IF (error IS SP) AND (d_error IS MM) AND (i_error IS SM) THEN (u_out IS MM)" calcext:value-type="string">
            <text:p><text:s/>IF (error IS SP) AND (d_error IS MM) AND (i_error IS SM) THEN (u_out IS MM)</text:p>
          </table:table-cell>
          <table:table-cell table:formula="of:=COM.MICROSOFT.TEXTJOIN(&quot;&quot;;0;&quot; IF (error IS &quot;;[.$B59];&quot;) AND (d_error IS &quot;;[.E$44];&quot;) AND (i_error IS &quot;;[.$B$53] ;&quot;) THEN (u_out IS &quot;;[.E59];&quot;)&quot;)" office:value-type="string" office:string-value=" IF (error IS SP) AND (d_error IS SM) AND (i_error IS SM) THEN (u_out IS SM)" calcext:value-type="string">
            <text:p><text:s/>IF (error IS SP) AND (d_error IS SM) AND (i_error IS SM) THEN (u_out IS SM)</text:p>
          </table:table-cell>
          <table:table-cell table:formula="of:=COM.MICROSOFT.TEXTJOIN(&quot;&quot;;0;&quot; IF (error IS &quot;;[.$B59];&quot;) AND (d_error IS &quot;;[.F$44];&quot;) AND (i_error IS &quot;;[.$B$53] ;&quot;) THEN (u_out IS &quot;;[.F59];&quot;)&quot;)" office:value-type="string" office:string-value=" IF (error IS SP) AND (d_error IS Z) AND (i_error IS SM) THEN (u_out IS Z)" calcext:value-type="string">
            <text:p><text:s/>IF (error IS SP) AND (d_error IS Z) AND (i_error IS SM) THEN (u_out IS Z)</text:p>
          </table:table-cell>
          <table:table-cell table:formula="of:=COM.MICROSOFT.TEXTJOIN(&quot;&quot;;0;&quot; IF (error IS &quot;;[.$B59];&quot;) AND (d_error IS &quot;;[.G$44];&quot;) AND (i_error IS &quot;;[.$B$53] ;&quot;) THEN (u_out IS &quot;;[.G59];&quot;)&quot;)" office:value-type="string" office:string-value=" IF (error IS SP) AND (d_error IS SP) AND (i_error IS SM) THEN (u_out IS SP)" calcext:value-type="string">
            <text:p><text:s/>IF (error IS SP) AND (d_error IS SP) AND (i_error IS SM) THEN (u_out IS SP)</text:p>
          </table:table-cell>
          <table:table-cell table:formula="of:=COM.MICROSOFT.TEXTJOIN(&quot;&quot;;0;&quot; IF (error IS &quot;;[.$B59];&quot;) AND (d_error IS &quot;;[.H$44];&quot;) AND (i_error IS &quot;;[.$B$53] ;&quot;) THEN (u_out IS &quot;;[.H59];&quot;)&quot;)" office:value-type="string" office:string-value=" IF (error IS SP) AND (d_error IS MP) AND (i_error IS SM) THEN (u_out IS MP)" calcext:value-type="string">
            <text:p><text:s/>IF (error IS SP) AND (d_error IS MP) AND (i_error IS SM) THEN (u_out IS MP)</text:p>
          </table:table-cell>
          <table:table-cell table:formula="of:=COM.MICROSOFT.TEXTJOIN(&quot;&quot;;0;&quot; IF (error IS &quot;;[.$B59];&quot;) AND (d_error IS &quot;;[.I$44];&quot;) AND (i_error IS &quot;;[.$B$53] ;&quot;) THEN (u_out IS &quot;;[.I59];&quot;)&quot;)" office:value-type="string" office:string-value=" IF (error IS SP) AND (d_error IS BP) AND (i_error IS SM) THEN (u_out IS BP)" calcext:value-type="string">
            <text:p><text:s/>IF (error IS SP) AND (d_error IS BP) AND (i_error IS SM) THEN (u_out IS BP)</text:p>
          </table:table-cell>
          <table:table-cell table:number-columns-repeated="2"/>
          <table:table-cell table:formula="of:=COM.MICROSOFT.TEXTJOIN(&quot;&quot;;0;&quot; IF (error IS &quot;;[.$K59];&quot;) AND (d_error IS &quot;;[.L$44];&quot;) AND (i_error IS &quot;;[.$K$53] ;&quot;) THEN (u_out IS &quot;;[.L59];&quot;)&quot;)" office:value-type="string" office:string-value=" IF (error IS SP) AND (d_error IS BM) AND (i_error IS SP) THEN (u_out IS SM)" calcext:value-type="string">
            <text:p><text:s/>IF (error IS SP) AND (d_error IS BM) AND (i_error IS SP) THEN (u_out IS SM)</text:p>
          </table:table-cell>
          <table:table-cell table:formula="of:=COM.MICROSOFT.TEXTJOIN(&quot;&quot;;0;&quot; IF (error IS &quot;;[.$K59];&quot;) AND (d_error IS &quot;;[.M$44];&quot;) AND (i_error IS &quot;;[.$K$53] ;&quot;) THEN (u_out IS &quot;;[.M59];&quot;)&quot;)" office:value-type="string" office:string-value=" IF (error IS SP) AND (d_error IS MM) AND (i_error IS SP) THEN (u_out IS Z)" calcext:value-type="string">
            <text:p><text:s/>IF (error IS SP) AND (d_error IS MM) AND (i_error IS SP) THEN (u_out IS Z)</text:p>
          </table:table-cell>
          <table:table-cell table:formula="of:=COM.MICROSOFT.TEXTJOIN(&quot;&quot;;0;&quot; IF (error IS &quot;;[.$K59];&quot;) AND (d_error IS &quot;;[.N$44];&quot;) AND (i_error IS &quot;;[.$K$53] ;&quot;) THEN (u_out IS &quot;;[.N59];&quot;)&quot;)" office:value-type="string" office:string-value=" IF (error IS SP) AND (d_error IS SM) AND (i_error IS SP) THEN (u_out IS SP)" calcext:value-type="string">
            <text:p><text:s/>IF (error IS SP) AND (d_error IS SM) AND (i_error IS SP) THEN (u_out IS SP)</text:p>
          </table:table-cell>
          <table:table-cell table:formula="of:=COM.MICROSOFT.TEXTJOIN(&quot;&quot;;0;&quot; IF (error IS &quot;;[.$K59];&quot;) AND (d_error IS &quot;;[.O$44];&quot;) AND (i_error IS &quot;;[.$K$53] ;&quot;) THEN (u_out IS &quot;;[.O59];&quot;)&quot;)" office:value-type="string" office:string-value=" IF (error IS SP) AND (d_error IS Z) AND (i_error IS SP) THEN (u_out IS MP)" calcext:value-type="string">
            <text:p><text:s/>IF (error IS SP) AND (d_error IS Z) AND (i_error IS SP) THEN (u_out IS MP)</text:p>
          </table:table-cell>
          <table:table-cell table:formula="of:=COM.MICROSOFT.TEXTJOIN(&quot;&quot;;0;&quot; IF (error IS &quot;;[.$K59];&quot;) AND (d_error IS &quot;;[.P$44];&quot;) AND (i_error IS &quot;;[.$K$53] ;&quot;) THEN (u_out IS &quot;;[.P59];&quot;)&quot;)" office:value-type="string" office:string-value=" IF (error IS SP) AND (d_error IS SP) AND (i_error IS SP) THEN (u_out IS BP)" calcext:value-type="string">
            <text:p><text:s/>IF (error IS SP) AND (d_error IS SP) AND (i_error IS SP) THEN (u_out IS BP)</text:p>
          </table:table-cell>
          <table:table-cell table:formula="of:=COM.MICROSOFT.TEXTJOIN(&quot;&quot;;0;&quot; IF (error IS &quot;;[.$K59];&quot;) AND (d_error IS &quot;;[.Q$44];&quot;) AND (i_error IS &quot;;[.$K$53] ;&quot;) THEN (u_out IS &quot;;[.Q59];&quot;)&quot;)" office:value-type="string" office:string-value=" IF (error IS SP) AND (d_error IS MP) AND (i_error IS SP) THEN (u_out IS BP)" calcext:value-type="string">
            <text:p><text:s/>IF (error IS SP) AND (d_error IS MP) AND (i_error IS SP) THEN (u_out IS BP)</text:p>
          </table:table-cell>
          <table:table-cell table:formula="of:=COM.MICROSOFT.TEXTJOIN(&quot;&quot;;0;&quot; IF (error IS &quot;;[.$K59];&quot;) AND (d_error IS &quot;;[.R$44];&quot;) AND (i_error IS &quot;;[.$K$53] ;&quot;) THEN (u_out IS &quot;;[.R59];&quot;)&quot;)" office:value-type="string" office:string-value=" IF (error IS SP) AND (d_error IS BP) AND (i_error IS SP) THEN (u_out IS BP)" calcext:value-type="string">
            <text:p><text:s/>IF (error IS SP) AND (d_error IS BP) AND (i_error IS SP) THEN (u_out IS BP)</text:p>
          </table:table-cell>
        </table:table-row>
        <table:table-row table:style-name="ro1">
          <table:table-cell table:number-columns-repeated="2"/>
          <table:table-cell table:formula="of:=COM.MICROSOFT.TEXTJOIN(&quot;&quot;;0;&quot; IF (error IS &quot;;[.$B60];&quot;) AND (d_error IS &quot;;[.C$44];&quot;) AND (i_error IS &quot;;[.$B$53] ;&quot;) THEN (u_out IS &quot;;[.C60];&quot;)&quot;)" office:value-type="string" office:string-value=" IF (error IS MP) AND (d_error IS BM) AND (i_error IS SM) THEN (u_out IS MM)" calcext:value-type="string">
            <text:p><text:s/>IF (error IS MP) AND (d_error IS BM) AND (i_error IS SM) THEN (u_out IS MM)</text:p>
          </table:table-cell>
          <table:table-cell table:formula="of:=COM.MICROSOFT.TEXTJOIN(&quot;&quot;;0;&quot; IF (error IS &quot;;[.$B60];&quot;) AND (d_error IS &quot;;[.D$44];&quot;) AND (i_error IS &quot;;[.$B$53] ;&quot;) THEN (u_out IS &quot;;[.D60];&quot;)&quot;)" office:value-type="string" office:string-value=" IF (error IS MP) AND (d_error IS MM) AND (i_error IS SM) THEN (u_out IS SM)" calcext:value-type="string">
            <text:p><text:s/>IF (error IS MP) AND (d_error IS MM) AND (i_error IS SM) THEN (u_out IS SM)</text:p>
          </table:table-cell>
          <table:table-cell table:formula="of:=COM.MICROSOFT.TEXTJOIN(&quot;&quot;;0;&quot; IF (error IS &quot;;[.$B60];&quot;) AND (d_error IS &quot;;[.E$44];&quot;) AND (i_error IS &quot;;[.$B$53] ;&quot;) THEN (u_out IS &quot;;[.E60];&quot;)&quot;)" office:value-type="string" office:string-value=" IF (error IS MP) AND (d_error IS SM) AND (i_error IS SM) THEN (u_out IS Z)" calcext:value-type="string">
            <text:p><text:s/>IF (error IS MP) AND (d_error IS SM) AND (i_error IS SM) THEN (u_out IS Z)</text:p>
          </table:table-cell>
          <table:table-cell table:formula="of:=COM.MICROSOFT.TEXTJOIN(&quot;&quot;;0;&quot; IF (error IS &quot;;[.$B60];&quot;) AND (d_error IS &quot;;[.F$44];&quot;) AND (i_error IS &quot;;[.$B$53] ;&quot;) THEN (u_out IS &quot;;[.F60];&quot;)&quot;)" office:value-type="string" office:string-value=" IF (error IS MP) AND (d_error IS Z) AND (i_error IS SM) THEN (u_out IS SP)" calcext:value-type="string">
            <text:p><text:s/>IF (error IS MP) AND (d_error IS Z) AND (i_error IS SM) THEN (u_out IS SP)</text:p>
          </table:table-cell>
          <table:table-cell table:formula="of:=COM.MICROSOFT.TEXTJOIN(&quot;&quot;;0;&quot; IF (error IS &quot;;[.$B60];&quot;) AND (d_error IS &quot;;[.G$44];&quot;) AND (i_error IS &quot;;[.$B$53] ;&quot;) THEN (u_out IS &quot;;[.G60];&quot;)&quot;)" office:value-type="string" office:string-value=" IF (error IS MP) AND (d_error IS SP) AND (i_error IS SM) THEN (u_out IS MP)" calcext:value-type="string">
            <text:p><text:s/>IF (error IS MP) AND (d_error IS SP) AND (i_error IS SM) THEN (u_out IS MP)</text:p>
          </table:table-cell>
          <table:table-cell table:formula="of:=COM.MICROSOFT.TEXTJOIN(&quot;&quot;;0;&quot; IF (error IS &quot;;[.$B60];&quot;) AND (d_error IS &quot;;[.H$44];&quot;) AND (i_error IS &quot;;[.$B$53] ;&quot;) THEN (u_out IS &quot;;[.H60];&quot;)&quot;)" office:value-type="string" office:string-value=" IF (error IS MP) AND (d_error IS MP) AND (i_error IS SM) THEN (u_out IS BP)" calcext:value-type="string">
            <text:p><text:s/>IF (error IS MP) AND (d_error IS MP) AND (i_error IS SM) THEN (u_out IS BP)</text:p>
          </table:table-cell>
          <table:table-cell table:formula="of:=COM.MICROSOFT.TEXTJOIN(&quot;&quot;;0;&quot; IF (error IS &quot;;[.$B60];&quot;) AND (d_error IS &quot;;[.I$44];&quot;) AND (i_error IS &quot;;[.$B$53] ;&quot;) THEN (u_out IS &quot;;[.I60];&quot;)&quot;)" office:value-type="string" office:string-value=" IF (error IS MP) AND (d_error IS BP) AND (i_error IS SM) THEN (u_out IS BP)" calcext:value-type="string">
            <text:p><text:s/>IF (error IS MP) AND (d_error IS BP) AND (i_error IS SM) THEN (u_out IS BP)</text:p>
          </table:table-cell>
          <table:table-cell table:number-columns-repeated="2"/>
          <table:table-cell table:formula="of:=COM.MICROSOFT.TEXTJOIN(&quot;&quot;;0;&quot; IF (error IS &quot;;[.$K60];&quot;) AND (d_error IS &quot;;[.L$44];&quot;) AND (i_error IS &quot;;[.$K$53] ;&quot;) THEN (u_out IS &quot;;[.L60];&quot;)&quot;)" office:value-type="string" office:string-value=" IF (error IS MP) AND (d_error IS BM) AND (i_error IS SP) THEN (u_out IS Z)" calcext:value-type="string">
            <text:p><text:s/>IF (error IS MP) AND (d_error IS BM) AND (i_error IS SP) THEN (u_out IS Z)</text:p>
          </table:table-cell>
          <table:table-cell table:formula="of:=COM.MICROSOFT.TEXTJOIN(&quot;&quot;;0;&quot; IF (error IS &quot;;[.$K60];&quot;) AND (d_error IS &quot;;[.M$44];&quot;) AND (i_error IS &quot;;[.$K$53] ;&quot;) THEN (u_out IS &quot;;[.M60];&quot;)&quot;)" office:value-type="string" office:string-value=" IF (error IS MP) AND (d_error IS MM) AND (i_error IS SP) THEN (u_out IS SP)" calcext:value-type="string">
            <text:p><text:s/>IF (error IS MP) AND (d_error IS MM) AND (i_error IS SP) THEN (u_out IS SP)</text:p>
          </table:table-cell>
          <table:table-cell table:formula="of:=COM.MICROSOFT.TEXTJOIN(&quot;&quot;;0;&quot; IF (error IS &quot;;[.$K60];&quot;) AND (d_error IS &quot;;[.N$44];&quot;) AND (i_error IS &quot;;[.$K$53] ;&quot;) THEN (u_out IS &quot;;[.N60];&quot;)&quot;)" office:value-type="string" office:string-value=" IF (error IS MP) AND (d_error IS SM) AND (i_error IS SP) THEN (u_out IS MP)" calcext:value-type="string">
            <text:p><text:s/>IF (error IS MP) AND (d_error IS SM) AND (i_error IS SP) THEN (u_out IS MP)</text:p>
          </table:table-cell>
          <table:table-cell table:formula="of:=COM.MICROSOFT.TEXTJOIN(&quot;&quot;;0;&quot; IF (error IS &quot;;[.$K60];&quot;) AND (d_error IS &quot;;[.O$44];&quot;) AND (i_error IS &quot;;[.$K$53] ;&quot;) THEN (u_out IS &quot;;[.O60];&quot;)&quot;)" office:value-type="string" office:string-value=" IF (error IS MP) AND (d_error IS Z) AND (i_error IS SP) THEN (u_out IS BP)" calcext:value-type="string">
            <text:p><text:s/>IF (error IS MP) AND (d_error IS Z) AND (i_error IS SP) THEN (u_out IS BP)</text:p>
          </table:table-cell>
          <table:table-cell table:formula="of:=COM.MICROSOFT.TEXTJOIN(&quot;&quot;;0;&quot; IF (error IS &quot;;[.$K60];&quot;) AND (d_error IS &quot;;[.P$44];&quot;) AND (i_error IS &quot;;[.$K$53] ;&quot;) THEN (u_out IS &quot;;[.P60];&quot;)&quot;)" office:value-type="string" office:string-value=" IF (error IS MP) AND (d_error IS SP) AND (i_error IS SP) THEN (u_out IS BP)" calcext:value-type="string">
            <text:p><text:s/>IF (error IS MP) AND (d_error IS SP) AND (i_error IS SP) THEN (u_out IS BP)</text:p>
          </table:table-cell>
          <table:table-cell table:formula="of:=COM.MICROSOFT.TEXTJOIN(&quot;&quot;;0;&quot; IF (error IS &quot;;[.$K60];&quot;) AND (d_error IS &quot;;[.Q$44];&quot;) AND (i_error IS &quot;;[.$K$53] ;&quot;) THEN (u_out IS &quot;;[.Q60];&quot;)&quot;)" office:value-type="string" office:string-value=" IF (error IS MP) AND (d_error IS MP) AND (i_error IS SP) THEN (u_out IS BP)" calcext:value-type="string">
            <text:p><text:s/>IF (error IS MP) AND (d_error IS MP) AND (i_error IS SP) THEN (u_out IS BP)</text:p>
          </table:table-cell>
          <table:table-cell table:formula="of:=COM.MICROSOFT.TEXTJOIN(&quot;&quot;;0;&quot; IF (error IS &quot;;[.$K60];&quot;) AND (d_error IS &quot;;[.R$44];&quot;) AND (i_error IS &quot;;[.$K$53] ;&quot;) THEN (u_out IS &quot;;[.R60];&quot;)&quot;)" office:value-type="string" office:string-value=" IF (error IS MP) AND (d_error IS BP) AND (i_error IS SP) THEN (u_out IS BP)" calcext:value-type="string">
            <text:p><text:s/>IF (error IS MP) AND (d_error IS BP) AND (i_error IS SP) THEN (u_out IS BP)</text:p>
          </table:table-cell>
        </table:table-row>
        <table:table-row table:style-name="ro1">
          <table:table-cell table:number-columns-repeated="2"/>
          <table:table-cell table:formula="of:=COM.MICROSOFT.TEXTJOIN(&quot;&quot;;0;&quot; IF (error IS &quot;;[.$B61];&quot;) AND (d_error IS &quot;;[.C$44];&quot;) AND (i_error IS &quot;;[.$B$53] ;&quot;) THEN (u_out IS &quot;;[.C61];&quot;)&quot;)" office:value-type="string" office:string-value=" IF (error IS BP) AND (d_error IS BM) AND (i_error IS SM) THEN (u_out IS SM)" calcext:value-type="string">
            <text:p><text:s/>IF (error IS BP) AND (d_error IS BM) AND (i_error IS SM) THEN (u_out IS SM)</text:p>
          </table:table-cell>
          <table:table-cell table:formula="of:=COM.MICROSOFT.TEXTJOIN(&quot;&quot;;0;&quot; IF (error IS &quot;;[.$B61];&quot;) AND (d_error IS &quot;;[.D$44];&quot;) AND (i_error IS &quot;;[.$B$53] ;&quot;) THEN (u_out IS &quot;;[.D61];&quot;)&quot;)" office:value-type="string" office:string-value=" IF (error IS BP) AND (d_error IS MM) AND (i_error IS SM) THEN (u_out IS Z)" calcext:value-type="string">
            <text:p><text:s/>IF (error IS BP) AND (d_error IS MM) AND (i_error IS SM) THEN (u_out IS Z)</text:p>
          </table:table-cell>
          <table:table-cell table:formula="of:=COM.MICROSOFT.TEXTJOIN(&quot;&quot;;0;&quot; IF (error IS &quot;;[.$B61];&quot;) AND (d_error IS &quot;;[.E$44];&quot;) AND (i_error IS &quot;;[.$B$53] ;&quot;) THEN (u_out IS &quot;;[.E61];&quot;)&quot;)" office:value-type="string" office:string-value=" IF (error IS BP) AND (d_error IS SM) AND (i_error IS SM) THEN (u_out IS SP)" calcext:value-type="string">
            <text:p><text:s/>IF (error IS BP) AND (d_error IS SM) AND (i_error IS SM) THEN (u_out IS SP)</text:p>
          </table:table-cell>
          <table:table-cell table:formula="of:=COM.MICROSOFT.TEXTJOIN(&quot;&quot;;0;&quot; IF (error IS &quot;;[.$B61];&quot;) AND (d_error IS &quot;;[.F$44];&quot;) AND (i_error IS &quot;;[.$B$53] ;&quot;) THEN (u_out IS &quot;;[.F61];&quot;)&quot;)" office:value-type="string" office:string-value=" IF (error IS BP) AND (d_error IS Z) AND (i_error IS SM) THEN (u_out IS MP)" calcext:value-type="string">
            <text:p><text:s/>IF (error IS BP) AND (d_error IS Z) AND (i_error IS SM) THEN (u_out IS MP)</text:p>
          </table:table-cell>
          <table:table-cell table:formula="of:=COM.MICROSOFT.TEXTJOIN(&quot;&quot;;0;&quot; IF (error IS &quot;;[.$B61];&quot;) AND (d_error IS &quot;;[.G$44];&quot;) AND (i_error IS &quot;;[.$B$53] ;&quot;) THEN (u_out IS &quot;;[.G61];&quot;)&quot;)" office:value-type="string" office:string-value=" IF (error IS BP) AND (d_error IS SP) AND (i_error IS SM) THEN (u_out IS BP)" calcext:value-type="string">
            <text:p><text:s/>IF (error IS BP) AND (d_error IS SP) AND (i_error IS SM) THEN (u_out IS BP)</text:p>
          </table:table-cell>
          <table:table-cell table:formula="of:=COM.MICROSOFT.TEXTJOIN(&quot;&quot;;0;&quot; IF (error IS &quot;;[.$B61];&quot;) AND (d_error IS &quot;;[.H$44];&quot;) AND (i_error IS &quot;;[.$B$53] ;&quot;) THEN (u_out IS &quot;;[.H61];&quot;)&quot;)" office:value-type="string" office:string-value=" IF (error IS BP) AND (d_error IS MP) AND (i_error IS SM) THEN (u_out IS BP)" calcext:value-type="string">
            <text:p><text:s/>IF (error IS BP) AND (d_error IS MP) AND (i_error IS SM) THEN (u_out IS BP)</text:p>
          </table:table-cell>
          <table:table-cell table:formula="of:=COM.MICROSOFT.TEXTJOIN(&quot;&quot;;0;&quot; IF (error IS &quot;;[.$B61];&quot;) AND (d_error IS &quot;;[.I$44];&quot;) AND (i_error IS &quot;;[.$B$53] ;&quot;) THEN (u_out IS &quot;;[.I61];&quot;)&quot;)" office:value-type="string" office:string-value=" IF (error IS BP) AND (d_error IS BP) AND (i_error IS SM) THEN (u_out IS BP)" calcext:value-type="string">
            <text:p><text:s/>IF (error IS BP) AND (d_error IS BP) AND (i_error IS SM) THEN (u_out IS BP)</text:p>
          </table:table-cell>
          <table:table-cell table:number-columns-repeated="2"/>
          <table:table-cell table:formula="of:=COM.MICROSOFT.TEXTJOIN(&quot;&quot;;0;&quot; IF (error IS &quot;;[.$K61];&quot;) AND (d_error IS &quot;;[.L$44];&quot;) AND (i_error IS &quot;;[.$K$53] ;&quot;) THEN (u_out IS &quot;;[.L61];&quot;)&quot;)" office:value-type="string" office:string-value=" IF (error IS BP) AND (d_error IS BM) AND (i_error IS SP) THEN (u_out IS SP)" calcext:value-type="string">
            <text:p><text:s/>IF (error IS BP) AND (d_error IS BM) AND (i_error IS SP) THEN (u_out IS SP)</text:p>
          </table:table-cell>
          <table:table-cell table:formula="of:=COM.MICROSOFT.TEXTJOIN(&quot;&quot;;0;&quot; IF (error IS &quot;;[.$K61];&quot;) AND (d_error IS &quot;;[.M$44];&quot;) AND (i_error IS &quot;;[.$K$53] ;&quot;) THEN (u_out IS &quot;;[.M61];&quot;)&quot;)" office:value-type="string" office:string-value=" IF (error IS BP) AND (d_error IS MM) AND (i_error IS SP) THEN (u_out IS MP)" calcext:value-type="string">
            <text:p><text:s/>IF (error IS BP) AND (d_error IS MM) AND (i_error IS SP) THEN (u_out IS MP)</text:p>
          </table:table-cell>
          <table:table-cell table:formula="of:=COM.MICROSOFT.TEXTJOIN(&quot;&quot;;0;&quot; IF (error IS &quot;;[.$K61];&quot;) AND (d_error IS &quot;;[.N$44];&quot;) AND (i_error IS &quot;;[.$K$53] ;&quot;) THEN (u_out IS &quot;;[.N61];&quot;)&quot;)" office:value-type="string" office:string-value=" IF (error IS BP) AND (d_error IS SM) AND (i_error IS SP) THEN (u_out IS BP)" calcext:value-type="string">
            <text:p><text:s/>IF (error IS BP) AND (d_error IS SM) AND (i_error IS SP) THEN (u_out IS BP)</text:p>
          </table:table-cell>
          <table:table-cell table:formula="of:=COM.MICROSOFT.TEXTJOIN(&quot;&quot;;0;&quot; IF (error IS &quot;;[.$K61];&quot;) AND (d_error IS &quot;;[.O$44];&quot;) AND (i_error IS &quot;;[.$K$53] ;&quot;) THEN (u_out IS &quot;;[.O61];&quot;)&quot;)" office:value-type="string" office:string-value=" IF (error IS BP) AND (d_error IS Z) AND (i_error IS SP) THEN (u_out IS BP)" calcext:value-type="string">
            <text:p><text:s/>IF (error IS BP) AND (d_error IS Z) AND (i_error IS SP) THEN (u_out IS BP)</text:p>
          </table:table-cell>
          <table:table-cell table:formula="of:=COM.MICROSOFT.TEXTJOIN(&quot;&quot;;0;&quot; IF (error IS &quot;;[.$K61];&quot;) AND (d_error IS &quot;;[.P$44];&quot;) AND (i_error IS &quot;;[.$K$53] ;&quot;) THEN (u_out IS &quot;;[.P61];&quot;)&quot;)" office:value-type="string" office:string-value=" IF (error IS BP) AND (d_error IS SP) AND (i_error IS SP) THEN (u_out IS BP)" calcext:value-type="string">
            <text:p><text:s/>IF (error IS BP) AND (d_error IS SP) AND (i_error IS SP) THEN (u_out IS BP)</text:p>
          </table:table-cell>
          <table:table-cell table:formula="of:=COM.MICROSOFT.TEXTJOIN(&quot;&quot;;0;&quot; IF (error IS &quot;;[.$K61];&quot;) AND (d_error IS &quot;;[.Q$44];&quot;) AND (i_error IS &quot;;[.$K$53] ;&quot;) THEN (u_out IS &quot;;[.Q61];&quot;)&quot;)" office:value-type="string" office:string-value=" IF (error IS BP) AND (d_error IS MP) AND (i_error IS SP) THEN (u_out IS BP)" calcext:value-type="string">
            <text:p><text:s/>IF (error IS BP) AND (d_error IS MP) AND (i_error IS SP) THEN (u_out IS BP)</text:p>
          </table:table-cell>
          <table:table-cell table:formula="of:=COM.MICROSOFT.TEXTJOIN(&quot;&quot;;0;&quot; IF (error IS &quot;;[.$K61];&quot;) AND (d_error IS &quot;;[.R$44];&quot;) AND (i_error IS &quot;;[.$K$53] ;&quot;) THEN (u_out IS &quot;;[.R61];&quot;)&quot;)" office:value-type="string" office:string-value=" IF (error IS BP) AND (d_error IS BP) AND (i_error IS SP) THEN (u_out IS BP)" calcext:value-type="string">
            <text:p><text:s/>IF (error IS BP) AND (d_error IS BP) AND (i_error IS SP) THEN (u_out IS BP)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table:formula="of:=COM.MICROSOFT.TEXTJOIN(&quot;&quot;;0;&quot; IF (error IS &quot;;[.$B65];&quot;) AND (d_error IS &quot;;[.C$44];&quot;) AND (i_error IS &quot;;[.$B$63] ;&quot;) THEN (u_out IS &quot;;[.C65];&quot;)&quot;)" office:value-type="string" office:string-value=" IF (error IS BM) AND (d_error IS BM) AND (i_error IS MM) THEN (u_out IS BM)" calcext:value-type="string">
            <text:p><text:s/>IF (error IS BM) AND (d_error IS BM) AND (i_error IS MM) THEN (u_out IS BM)</text:p>
          </table:table-cell>
          <table:table-cell table:formula="of:=COM.MICROSOFT.TEXTJOIN(&quot;&quot;;0;&quot; IF (error IS &quot;;[.$B65];&quot;) AND (d_error IS &quot;;[.D$44];&quot;) AND (i_error IS &quot;;[.$B$63] ;&quot;) THEN (u_out IS &quot;;[.D65];&quot;)&quot;)" office:value-type="string" office:string-value=" IF (error IS BM) AND (d_error IS MM) AND (i_error IS MM) THEN (u_out IS BM)" calcext:value-type="string">
            <text:p><text:s/>IF (error IS BM) AND (d_error IS MM) AND (i_error IS MM) THEN (u_out IS BM)</text:p>
          </table:table-cell>
          <table:table-cell table:formula="of:=COM.MICROSOFT.TEXTJOIN(&quot;&quot;;0;&quot; IF (error IS &quot;;[.$B65];&quot;) AND (d_error IS &quot;;[.E$44];&quot;) AND (i_error IS &quot;;[.$B$63] ;&quot;) THEN (u_out IS &quot;;[.E65];&quot;)&quot;)" office:value-type="string" office:string-value=" IF (error IS BM) AND (d_error IS SM) AND (i_error IS MM) THEN (u_out IS BM)" calcext:value-type="string">
            <text:p><text:s/>IF (error IS BM) AND (d_error IS SM) AND (i_error IS MM) THEN (u_out IS BM)</text:p>
          </table:table-cell>
          <table:table-cell table:formula="of:=COM.MICROSOFT.TEXTJOIN(&quot;&quot;;0;&quot; IF (error IS &quot;;[.$B65];&quot;) AND (d_error IS &quot;;[.F$44];&quot;) AND (i_error IS &quot;;[.$B$63] ;&quot;) THEN (u_out IS &quot;;[.F65];&quot;)&quot;)" office:value-type="string" office:string-value=" IF (error IS BM) AND (d_error IS Z) AND (i_error IS MM) THEN (u_out IS BM)" calcext:value-type="string">
            <text:p><text:s/>IF (error IS BM) AND (d_error IS Z) AND (i_error IS MM) THEN (u_out IS BM)</text:p>
          </table:table-cell>
          <table:table-cell table:formula="of:=COM.MICROSOFT.TEXTJOIN(&quot;&quot;;0;&quot; IF (error IS &quot;;[.$B65];&quot;) AND (d_error IS &quot;;[.G$44];&quot;) AND (i_error IS &quot;;[.$B$63] ;&quot;) THEN (u_out IS &quot;;[.G65];&quot;)&quot;)" office:value-type="string" office:string-value=" IF (error IS BM) AND (d_error IS SP) AND (i_error IS MM) THEN (u_out IS BM)" calcext:value-type="string">
            <text:p><text:s/>IF (error IS BM) AND (d_error IS SP) AND (i_error IS MM) THEN (u_out IS BM)</text:p>
          </table:table-cell>
          <table:table-cell table:formula="of:=COM.MICROSOFT.TEXTJOIN(&quot;&quot;;0;&quot; IF (error IS &quot;;[.$B65];&quot;) AND (d_error IS &quot;;[.H$44];&quot;) AND (i_error IS &quot;;[.$B$63] ;&quot;) THEN (u_out IS &quot;;[.H65];&quot;)&quot;)" office:value-type="string" office:string-value=" IF (error IS BM) AND (d_error IS MP) AND (i_error IS MM) THEN (u_out IS BM)" calcext:value-type="string">
            <text:p><text:s/>IF (error IS BM) AND (d_error IS MP) AND (i_error IS MM) THEN (u_out IS BM)</text:p>
          </table:table-cell>
          <table:table-cell table:formula="of:=COM.MICROSOFT.TEXTJOIN(&quot;&quot;;0;&quot; IF (error IS &quot;;[.$B65];&quot;) AND (d_error IS &quot;;[.I$44];&quot;) AND (i_error IS &quot;;[.$B$63] ;&quot;) THEN (u_out IS &quot;;[.I65];&quot;)&quot;)" office:value-type="string" office:string-value=" IF (error IS BM) AND (d_error IS BP) AND (i_error IS MM) THEN (u_out IS MM)" calcext:value-type="string">
            <text:p><text:s/>IF (error IS BM) AND (d_error IS BP) AND (i_error IS MM) THEN (u_out IS MM)</text:p>
          </table:table-cell>
          <table:table-cell table:number-columns-repeated="2"/>
          <table:table-cell table:formula="of:=COM.MICROSOFT.TEXTJOIN(&quot;&quot;;0;&quot; IF (error IS &quot;;[.$K65];&quot;) AND (d_error IS &quot;;[.L$44];&quot;) AND (i_error IS &quot;;[.$K$63] ;&quot;) THEN (u_out IS &quot;;[.L65];&quot;)&quot;)" office:value-type="string" office:string-value=" IF (error IS BM) AND (d_error IS BM) AND (i_error IS MP) THEN (u_out IS BM)" calcext:value-type="string">
            <text:p><text:s/>IF (error IS BM) AND (d_error IS BM) AND (i_error IS MP) THEN (u_out IS BM)</text:p>
          </table:table-cell>
          <table:table-cell table:formula="of:=COM.MICROSOFT.TEXTJOIN(&quot;&quot;;0;&quot; IF (error IS &quot;;[.$K65];&quot;) AND (d_error IS &quot;;[.M$44];&quot;) AND (i_error IS &quot;;[.$K$63] ;&quot;) THEN (u_out IS &quot;;[.M65];&quot;)&quot;)" office:value-type="string" office:string-value=" IF (error IS BM) AND (d_error IS MM) AND (i_error IS MP) THEN (u_out IS BM)" calcext:value-type="string">
            <text:p><text:s/>IF (error IS BM) AND (d_error IS MM) AND (i_error IS MP) THEN (u_out IS BM)</text:p>
          </table:table-cell>
          <table:table-cell table:formula="of:=COM.MICROSOFT.TEXTJOIN(&quot;&quot;;0;&quot; IF (error IS &quot;;[.$K65];&quot;) AND (d_error IS &quot;;[.N$44];&quot;) AND (i_error IS &quot;;[.$K$63] ;&quot;) THEN (u_out IS &quot;;[.N65];&quot;)&quot;)" office:value-type="string" office:string-value=" IF (error IS BM) AND (d_error IS SM) AND (i_error IS MP) THEN (u_out IS MM)" calcext:value-type="string">
            <text:p><text:s/>IF (error IS BM) AND (d_error IS SM) AND (i_error IS MP) THEN (u_out IS MM)</text:p>
          </table:table-cell>
          <table:table-cell table:formula="of:=COM.MICROSOFT.TEXTJOIN(&quot;&quot;;0;&quot; IF (error IS &quot;;[.$K65];&quot;) AND (d_error IS &quot;;[.O$44];&quot;) AND (i_error IS &quot;;[.$K$63] ;&quot;) THEN (u_out IS &quot;;[.O65];&quot;)&quot;)" office:value-type="string" office:string-value=" IF (error IS BM) AND (d_error IS Z) AND (i_error IS MP) THEN (u_out IS SM)" calcext:value-type="string">
            <text:p><text:s/>IF (error IS BM) AND (d_error IS Z) AND (i_error IS MP) THEN (u_out IS SM)</text:p>
          </table:table-cell>
          <table:table-cell table:formula="of:=COM.MICROSOFT.TEXTJOIN(&quot;&quot;;0;&quot; IF (error IS &quot;;[.$K65];&quot;) AND (d_error IS &quot;;[.P$44];&quot;) AND (i_error IS &quot;;[.$K$63] ;&quot;) THEN (u_out IS &quot;;[.P65];&quot;)&quot;)" office:value-type="string" office:string-value=" IF (error IS BM) AND (d_error IS SP) AND (i_error IS MP) THEN (u_out IS Z)" calcext:value-type="string">
            <text:p><text:s/>IF (error IS BM) AND (d_error IS SP) AND (i_error IS MP) THEN (u_out IS Z)</text:p>
          </table:table-cell>
          <table:table-cell table:formula="of:=COM.MICROSOFT.TEXTJOIN(&quot;&quot;;0;&quot; IF (error IS &quot;;[.$K65];&quot;) AND (d_error IS &quot;;[.Q$44];&quot;) AND (i_error IS &quot;;[.$K$63] ;&quot;) THEN (u_out IS &quot;;[.Q65];&quot;)&quot;)" office:value-type="string" office:string-value=" IF (error IS BM) AND (d_error IS MP) AND (i_error IS MP) THEN (u_out IS SP)" calcext:value-type="string">
            <text:p><text:s/>IF (error IS BM) AND (d_error IS MP) AND (i_error IS MP) THEN (u_out IS SP)</text:p>
          </table:table-cell>
          <table:table-cell table:formula="of:=COM.MICROSOFT.TEXTJOIN(&quot;&quot;;0;&quot; IF (error IS &quot;;[.$K65];&quot;) AND (d_error IS &quot;;[.R$44];&quot;) AND (i_error IS &quot;;[.$K$63] ;&quot;) THEN (u_out IS &quot;;[.R65];&quot;)&quot;)" office:value-type="string" office:string-value=" IF (error IS BM) AND (d_error IS BP) AND (i_error IS MP) THEN (u_out IS MP)" calcext:value-type="string">
            <text:p><text:s/>IF (error IS BM) AND (d_error IS BP) AND (i_error IS MP) THEN (u_out IS MP)</text:p>
          </table:table-cell>
        </table:table-row>
        <table:table-row table:style-name="ro1">
          <table:table-cell table:number-columns-repeated="2"/>
          <table:table-cell table:formula="of:=COM.MICROSOFT.TEXTJOIN(&quot;&quot;;0;&quot; IF (error IS &quot;;[.$B66];&quot;) AND (d_error IS &quot;;[.C$44];&quot;) AND (i_error IS &quot;;[.$B$63] ;&quot;) THEN (u_out IS &quot;;[.C66];&quot;)&quot;)" office:value-type="string" office:string-value=" IF (error IS MM) AND (d_error IS BM) AND (i_error IS MM) THEN (u_out IS BM)" calcext:value-type="string">
            <text:p><text:s/>IF (error IS MM) AND (d_error IS BM) AND (i_error IS MM) THEN (u_out IS BM)</text:p>
          </table:table-cell>
          <table:table-cell table:formula="of:=COM.MICROSOFT.TEXTJOIN(&quot;&quot;;0;&quot; IF (error IS &quot;;[.$B66];&quot;) AND (d_error IS &quot;;[.D$44];&quot;) AND (i_error IS &quot;;[.$B$63] ;&quot;) THEN (u_out IS &quot;;[.D66];&quot;)&quot;)" office:value-type="string" office:string-value=" IF (error IS MM) AND (d_error IS MM) AND (i_error IS MM) THEN (u_out IS BM)" calcext:value-type="string">
            <text:p><text:s/>IF (error IS MM) AND (d_error IS MM) AND (i_error IS MM) THEN (u_out IS BM)</text:p>
          </table:table-cell>
          <table:table-cell table:formula="of:=COM.MICROSOFT.TEXTJOIN(&quot;&quot;;0;&quot; IF (error IS &quot;;[.$B66];&quot;) AND (d_error IS &quot;;[.E$44];&quot;) AND (i_error IS &quot;;[.$B$63] ;&quot;) THEN (u_out IS &quot;;[.E66];&quot;)&quot;)" office:value-type="string" office:string-value=" IF (error IS MM) AND (d_error IS SM) AND (i_error IS MM) THEN (u_out IS BM)" calcext:value-type="string">
            <text:p><text:s/>IF (error IS MM) AND (d_error IS SM) AND (i_error IS MM) THEN (u_out IS BM)</text:p>
          </table:table-cell>
          <table:table-cell table:formula="of:=COM.MICROSOFT.TEXTJOIN(&quot;&quot;;0;&quot; IF (error IS &quot;;[.$B66];&quot;) AND (d_error IS &quot;;[.F$44];&quot;) AND (i_error IS &quot;;[.$B$63] ;&quot;) THEN (u_out IS &quot;;[.F66];&quot;)&quot;)" office:value-type="string" office:string-value=" IF (error IS MM) AND (d_error IS Z) AND (i_error IS MM) THEN (u_out IS BM)" calcext:value-type="string">
            <text:p><text:s/>IF (error IS MM) AND (d_error IS Z) AND (i_error IS MM) THEN (u_out IS BM)</text:p>
          </table:table-cell>
          <table:table-cell table:formula="of:=COM.MICROSOFT.TEXTJOIN(&quot;&quot;;0;&quot; IF (error IS &quot;;[.$B66];&quot;) AND (d_error IS &quot;;[.G$44];&quot;) AND (i_error IS &quot;;[.$B$63] ;&quot;) THEN (u_out IS &quot;;[.G66];&quot;)&quot;)" office:value-type="string" office:string-value=" IF (error IS MM) AND (d_error IS SP) AND (i_error IS MM) THEN (u_out IS BM)" calcext:value-type="string">
            <text:p><text:s/>IF (error IS MM) AND (d_error IS SP) AND (i_error IS MM) THEN (u_out IS BM)</text:p>
          </table:table-cell>
          <table:table-cell table:formula="of:=COM.MICROSOFT.TEXTJOIN(&quot;&quot;;0;&quot; IF (error IS &quot;;[.$B66];&quot;) AND (d_error IS &quot;;[.H$44];&quot;) AND (i_error IS &quot;;[.$B$63] ;&quot;) THEN (u_out IS &quot;;[.H66];&quot;)&quot;)" office:value-type="string" office:string-value=" IF (error IS MM) AND (d_error IS MP) AND (i_error IS MM) THEN (u_out IS MM)" calcext:value-type="string">
            <text:p><text:s/>IF (error IS MM) AND (d_error IS MP) AND (i_error IS MM) THEN (u_out IS MM)</text:p>
          </table:table-cell>
          <table:table-cell table:formula="of:=COM.MICROSOFT.TEXTJOIN(&quot;&quot;;0;&quot; IF (error IS &quot;;[.$B66];&quot;) AND (d_error IS &quot;;[.I$44];&quot;) AND (i_error IS &quot;;[.$B$63] ;&quot;) THEN (u_out IS &quot;;[.I66];&quot;)&quot;)" office:value-type="string" office:string-value=" IF (error IS MM) AND (d_error IS BP) AND (i_error IS MM) THEN (u_out IS SM)" calcext:value-type="string">
            <text:p><text:s/>IF (error IS MM) AND (d_error IS BP) AND (i_error IS MM) THEN (u_out IS SM)</text:p>
          </table:table-cell>
          <table:table-cell table:number-columns-repeated="2"/>
          <table:table-cell table:formula="of:=COM.MICROSOFT.TEXTJOIN(&quot;&quot;;0;&quot; IF (error IS &quot;;[.$K66];&quot;) AND (d_error IS &quot;;[.L$44];&quot;) AND (i_error IS &quot;;[.$K$63] ;&quot;) THEN (u_out IS &quot;;[.L66];&quot;)&quot;)" office:value-type="string" office:string-value=" IF (error IS MM) AND (d_error IS BM) AND (i_error IS MP) THEN (u_out IS BM)" calcext:value-type="string">
            <text:p><text:s/>IF (error IS MM) AND (d_error IS BM) AND (i_error IS MP) THEN (u_out IS BM)</text:p>
          </table:table-cell>
          <table:table-cell table:formula="of:=COM.MICROSOFT.TEXTJOIN(&quot;&quot;;0;&quot; IF (error IS &quot;;[.$K66];&quot;) AND (d_error IS &quot;;[.M$44];&quot;) AND (i_error IS &quot;;[.$K$63] ;&quot;) THEN (u_out IS &quot;;[.M66];&quot;)&quot;)" office:value-type="string" office:string-value=" IF (error IS MM) AND (d_error IS MM) AND (i_error IS MP) THEN (u_out IS MM)" calcext:value-type="string">
            <text:p><text:s/>IF (error IS MM) AND (d_error IS MM) AND (i_error IS MP) THEN (u_out IS MM)</text:p>
          </table:table-cell>
          <table:table-cell table:formula="of:=COM.MICROSOFT.TEXTJOIN(&quot;&quot;;0;&quot; IF (error IS &quot;;[.$K66];&quot;) AND (d_error IS &quot;;[.N$44];&quot;) AND (i_error IS &quot;;[.$K$63] ;&quot;) THEN (u_out IS &quot;;[.N66];&quot;)&quot;)" office:value-type="string" office:string-value=" IF (error IS MM) AND (d_error IS SM) AND (i_error IS MP) THEN (u_out IS SM)" calcext:value-type="string">
            <text:p><text:s/>IF (error IS MM) AND (d_error IS SM) AND (i_error IS MP) THEN (u_out IS SM)</text:p>
          </table:table-cell>
          <table:table-cell table:formula="of:=COM.MICROSOFT.TEXTJOIN(&quot;&quot;;0;&quot; IF (error IS &quot;;[.$K66];&quot;) AND (d_error IS &quot;;[.O$44];&quot;) AND (i_error IS &quot;;[.$K$63] ;&quot;) THEN (u_out IS &quot;;[.O66];&quot;)&quot;)" office:value-type="string" office:string-value=" IF (error IS MM) AND (d_error IS Z) AND (i_error IS MP) THEN (u_out IS Z)" calcext:value-type="string">
            <text:p><text:s/>IF (error IS MM) AND (d_error IS Z) AND (i_error IS MP) THEN (u_out IS Z)</text:p>
          </table:table-cell>
          <table:table-cell table:formula="of:=COM.MICROSOFT.TEXTJOIN(&quot;&quot;;0;&quot; IF (error IS &quot;;[.$K66];&quot;) AND (d_error IS &quot;;[.P$44];&quot;) AND (i_error IS &quot;;[.$K$63] ;&quot;) THEN (u_out IS &quot;;[.P66];&quot;)&quot;)" office:value-type="string" office:string-value=" IF (error IS MM) AND (d_error IS SP) AND (i_error IS MP) THEN (u_out IS SP)" calcext:value-type="string">
            <text:p><text:s/>IF (error IS MM) AND (d_error IS SP) AND (i_error IS MP) THEN (u_out IS SP)</text:p>
          </table:table-cell>
          <table:table-cell table:formula="of:=COM.MICROSOFT.TEXTJOIN(&quot;&quot;;0;&quot; IF (error IS &quot;;[.$K66];&quot;) AND (d_error IS &quot;;[.Q$44];&quot;) AND (i_error IS &quot;;[.$K$63] ;&quot;) THEN (u_out IS &quot;;[.Q66];&quot;)&quot;)" office:value-type="string" office:string-value=" IF (error IS MM) AND (d_error IS MP) AND (i_error IS MP) THEN (u_out IS MP)" calcext:value-type="string">
            <text:p><text:s/>IF (error IS MM) AND (d_error IS MP) AND (i_error IS MP) THEN (u_out IS MP)</text:p>
          </table:table-cell>
          <table:table-cell table:formula="of:=COM.MICROSOFT.TEXTJOIN(&quot;&quot;;0;&quot; IF (error IS &quot;;[.$K66];&quot;) AND (d_error IS &quot;;[.R$44];&quot;) AND (i_error IS &quot;;[.$K$63] ;&quot;) THEN (u_out IS &quot;;[.R66];&quot;)&quot;)" office:value-type="string" office:string-value=" IF (error IS MM) AND (d_error IS BP) AND (i_error IS MP) THEN (u_out IS BP)" calcext:value-type="string">
            <text:p><text:s/>IF (error IS MM) AND (d_error IS BP) AND (i_error IS MP) THEN (u_out IS BP)</text:p>
          </table:table-cell>
        </table:table-row>
        <table:table-row table:style-name="ro1">
          <table:table-cell table:number-columns-repeated="2"/>
          <table:table-cell table:formula="of:=COM.MICROSOFT.TEXTJOIN(&quot;&quot;;0;&quot; IF (error IS &quot;;[.$B67];&quot;) AND (d_error IS &quot;;[.C$44];&quot;) AND (i_error IS &quot;;[.$B$63] ;&quot;) THEN (u_out IS &quot;;[.C67];&quot;)&quot;)" office:value-type="string" office:string-value=" IF (error IS SM) AND (d_error IS BM) AND (i_error IS MM) THEN (u_out IS BM)" calcext:value-type="string">
            <text:p><text:s/>IF (error IS SM) AND (d_error IS BM) AND (i_error IS MM) THEN (u_out IS BM)</text:p>
          </table:table-cell>
          <table:table-cell table:formula="of:=COM.MICROSOFT.TEXTJOIN(&quot;&quot;;0;&quot; IF (error IS &quot;;[.$B67];&quot;) AND (d_error IS &quot;;[.D$44];&quot;) AND (i_error IS &quot;;[.$B$63] ;&quot;) THEN (u_out IS &quot;;[.D67];&quot;)&quot;)" office:value-type="string" office:string-value=" IF (error IS SM) AND (d_error IS MM) AND (i_error IS MM) THEN (u_out IS BM)" calcext:value-type="string">
            <text:p><text:s/>IF (error IS SM) AND (d_error IS MM) AND (i_error IS MM) THEN (u_out IS BM)</text:p>
          </table:table-cell>
          <table:table-cell table:formula="of:=COM.MICROSOFT.TEXTJOIN(&quot;&quot;;0;&quot; IF (error IS &quot;;[.$B67];&quot;) AND (d_error IS &quot;;[.E$44];&quot;) AND (i_error IS &quot;;[.$B$63] ;&quot;) THEN (u_out IS &quot;;[.E67];&quot;)&quot;)" office:value-type="string" office:string-value=" IF (error IS SM) AND (d_error IS SM) AND (i_error IS MM) THEN (u_out IS BM)" calcext:value-type="string">
            <text:p><text:s/>IF (error IS SM) AND (d_error IS SM) AND (i_error IS MM) THEN (u_out IS BM)</text:p>
          </table:table-cell>
          <table:table-cell table:formula="of:=COM.MICROSOFT.TEXTJOIN(&quot;&quot;;0;&quot; IF (error IS &quot;;[.$B67];&quot;) AND (d_error IS &quot;;[.F$44];&quot;) AND (i_error IS &quot;;[.$B$63] ;&quot;) THEN (u_out IS &quot;;[.F67];&quot;)&quot;)" office:value-type="string" office:string-value=" IF (error IS SM) AND (d_error IS Z) AND (i_error IS MM) THEN (u_out IS BM)" calcext:value-type="string">
            <text:p><text:s/>IF (error IS SM) AND (d_error IS Z) AND (i_error IS MM) THEN (u_out IS BM)</text:p>
          </table:table-cell>
          <table:table-cell table:formula="of:=COM.MICROSOFT.TEXTJOIN(&quot;&quot;;0;&quot; IF (error IS &quot;;[.$B67];&quot;) AND (d_error IS &quot;;[.G$44];&quot;) AND (i_error IS &quot;;[.$B$63] ;&quot;) THEN (u_out IS &quot;;[.G67];&quot;)&quot;)" office:value-type="string" office:string-value=" IF (error IS SM) AND (d_error IS SP) AND (i_error IS MM) THEN (u_out IS MM)" calcext:value-type="string">
            <text:p><text:s/>IF (error IS SM) AND (d_error IS SP) AND (i_error IS MM) THEN (u_out IS MM)</text:p>
          </table:table-cell>
          <table:table-cell table:formula="of:=COM.MICROSOFT.TEXTJOIN(&quot;&quot;;0;&quot; IF (error IS &quot;;[.$B67];&quot;) AND (d_error IS &quot;;[.H$44];&quot;) AND (i_error IS &quot;;[.$B$63] ;&quot;) THEN (u_out IS &quot;;[.H67];&quot;)&quot;)" office:value-type="string" office:string-value=" IF (error IS SM) AND (d_error IS MP) AND (i_error IS MM) THEN (u_out IS SM)" calcext:value-type="string">
            <text:p><text:s/>IF (error IS SM) AND (d_error IS MP) AND (i_error IS MM) THEN (u_out IS SM)</text:p>
          </table:table-cell>
          <table:table-cell table:formula="of:=COM.MICROSOFT.TEXTJOIN(&quot;&quot;;0;&quot; IF (error IS &quot;;[.$B67];&quot;) AND (d_error IS &quot;;[.I$44];&quot;) AND (i_error IS &quot;;[.$B$63] ;&quot;) THEN (u_out IS &quot;;[.I67];&quot;)&quot;)" office:value-type="string" office:string-value=" IF (error IS SM) AND (d_error IS BP) AND (i_error IS MM) THEN (u_out IS Z)" calcext:value-type="string">
            <text:p><text:s/>IF (error IS SM) AND (d_error IS BP) AND (i_error IS MM) THEN (u_out IS Z)</text:p>
          </table:table-cell>
          <table:table-cell table:number-columns-repeated="2"/>
          <table:table-cell table:formula="of:=COM.MICROSOFT.TEXTJOIN(&quot;&quot;;0;&quot; IF (error IS &quot;;[.$K67];&quot;) AND (d_error IS &quot;;[.L$44];&quot;) AND (i_error IS &quot;;[.$K$63] ;&quot;) THEN (u_out IS &quot;;[.L67];&quot;)&quot;)" office:value-type="string" office:string-value=" IF (error IS SM) AND (d_error IS BM) AND (i_error IS MP) THEN (u_out IS MM)" calcext:value-type="string">
            <text:p><text:s/>IF (error IS SM) AND (d_error IS BM) AND (i_error IS MP) THEN (u_out IS MM)</text:p>
          </table:table-cell>
          <table:table-cell table:formula="of:=COM.MICROSOFT.TEXTJOIN(&quot;&quot;;0;&quot; IF (error IS &quot;;[.$K67];&quot;) AND (d_error IS &quot;;[.M$44];&quot;) AND (i_error IS &quot;;[.$K$63] ;&quot;) THEN (u_out IS &quot;;[.M67];&quot;)&quot;)" office:value-type="string" office:string-value=" IF (error IS SM) AND (d_error IS MM) AND (i_error IS MP) THEN (u_out IS SM)" calcext:value-type="string">
            <text:p><text:s/>IF (error IS SM) AND (d_error IS MM) AND (i_error IS MP) THEN (u_out IS SM)</text:p>
          </table:table-cell>
          <table:table-cell table:formula="of:=COM.MICROSOFT.TEXTJOIN(&quot;&quot;;0;&quot; IF (error IS &quot;;[.$K67];&quot;) AND (d_error IS &quot;;[.N$44];&quot;) AND (i_error IS &quot;;[.$K$63] ;&quot;) THEN (u_out IS &quot;;[.N67];&quot;)&quot;)" office:value-type="string" office:string-value=" IF (error IS SM) AND (d_error IS SM) AND (i_error IS MP) THEN (u_out IS Z)" calcext:value-type="string">
            <text:p><text:s/>IF (error IS SM) AND (d_error IS SM) AND (i_error IS MP) THEN (u_out IS Z)</text:p>
          </table:table-cell>
          <table:table-cell table:formula="of:=COM.MICROSOFT.TEXTJOIN(&quot;&quot;;0;&quot; IF (error IS &quot;;[.$K67];&quot;) AND (d_error IS &quot;;[.O$44];&quot;) AND (i_error IS &quot;;[.$K$63] ;&quot;) THEN (u_out IS &quot;;[.O67];&quot;)&quot;)" office:value-type="string" office:string-value=" IF (error IS SM) AND (d_error IS Z) AND (i_error IS MP) THEN (u_out IS SP)" calcext:value-type="string">
            <text:p><text:s/>IF (error IS SM) AND (d_error IS Z) AND (i_error IS MP) THEN (u_out IS SP)</text:p>
          </table:table-cell>
          <table:table-cell table:formula="of:=COM.MICROSOFT.TEXTJOIN(&quot;&quot;;0;&quot; IF (error IS &quot;;[.$K67];&quot;) AND (d_error IS &quot;;[.P$44];&quot;) AND (i_error IS &quot;;[.$K$63] ;&quot;) THEN (u_out IS &quot;;[.P67];&quot;)&quot;)" office:value-type="string" office:string-value=" IF (error IS SM) AND (d_error IS SP) AND (i_error IS MP) THEN (u_out IS MP)" calcext:value-type="string">
            <text:p><text:s/>IF (error IS SM) AND (d_error IS SP) AND (i_error IS MP) THEN (u_out IS MP)</text:p>
          </table:table-cell>
          <table:table-cell table:formula="of:=COM.MICROSOFT.TEXTJOIN(&quot;&quot;;0;&quot; IF (error IS &quot;;[.$K67];&quot;) AND (d_error IS &quot;;[.Q$44];&quot;) AND (i_error IS &quot;;[.$K$63] ;&quot;) THEN (u_out IS &quot;;[.Q67];&quot;)&quot;)" office:value-type="string" office:string-value=" IF (error IS SM) AND (d_error IS MP) AND (i_error IS MP) THEN (u_out IS BP)" calcext:value-type="string">
            <text:p><text:s/>IF (error IS SM) AND (d_error IS MP) AND (i_error IS MP) THEN (u_out IS BP)</text:p>
          </table:table-cell>
          <table:table-cell table:formula="of:=COM.MICROSOFT.TEXTJOIN(&quot;&quot;;0;&quot; IF (error IS &quot;;[.$K67];&quot;) AND (d_error IS &quot;;[.R$44];&quot;) AND (i_error IS &quot;;[.$K$63] ;&quot;) THEN (u_out IS &quot;;[.R67];&quot;)&quot;)" office:value-type="string" office:string-value=" IF (error IS SM) AND (d_error IS BP) AND (i_error IS MP) THEN (u_out IS BP)" calcext:value-type="string">
            <text:p><text:s/>IF (error IS SM) AND (d_error IS BP) AND (i_error IS MP) THEN (u_out IS BP)</text:p>
          </table:table-cell>
        </table:table-row>
        <table:table-row table:style-name="ro1">
          <table:table-cell table:number-columns-repeated="2"/>
          <table:table-cell table:formula="of:=COM.MICROSOFT.TEXTJOIN(&quot;&quot;;0;&quot; IF (error IS &quot;;[.$B68];&quot;) AND (d_error IS &quot;;[.C$44];&quot;) AND (i_error IS &quot;;[.$B$63] ;&quot;) THEN (u_out IS &quot;;[.C68];&quot;)&quot;)" office:value-type="string" office:string-value=" IF (error IS Z) AND (d_error IS BM) AND (i_error IS MM) THEN (u_out IS BM)" calcext:value-type="string">
            <text:p><text:s/>IF (error IS Z) AND (d_error IS BM) AND (i_error IS MM) THEN (u_out IS BM)</text:p>
          </table:table-cell>
          <table:table-cell table:formula="of:=COM.MICROSOFT.TEXTJOIN(&quot;&quot;;0;&quot; IF (error IS &quot;;[.$B68];&quot;) AND (d_error IS &quot;;[.D$44];&quot;) AND (i_error IS &quot;;[.$B$63] ;&quot;) THEN (u_out IS &quot;;[.D68];&quot;)&quot;)" office:value-type="string" office:string-value=" IF (error IS Z) AND (d_error IS MM) AND (i_error IS MM) THEN (u_out IS BM)" calcext:value-type="string">
            <text:p><text:s/>IF (error IS Z) AND (d_error IS MM) AND (i_error IS MM) THEN (u_out IS BM)</text:p>
          </table:table-cell>
          <table:table-cell table:formula="of:=COM.MICROSOFT.TEXTJOIN(&quot;&quot;;0;&quot; IF (error IS &quot;;[.$B68];&quot;) AND (d_error IS &quot;;[.E$44];&quot;) AND (i_error IS &quot;;[.$B$63] ;&quot;) THEN (u_out IS &quot;;[.E68];&quot;)&quot;)" office:value-type="string" office:string-value=" IF (error IS Z) AND (d_error IS SM) AND (i_error IS MM) THEN (u_out IS BM)" calcext:value-type="string">
            <text:p><text:s/>IF (error IS Z) AND (d_error IS SM) AND (i_error IS MM) THEN (u_out IS BM)</text:p>
          </table:table-cell>
          <table:table-cell table:formula="of:=COM.MICROSOFT.TEXTJOIN(&quot;&quot;;0;&quot; IF (error IS &quot;;[.$B68];&quot;) AND (d_error IS &quot;;[.F$44];&quot;) AND (i_error IS &quot;;[.$B$63] ;&quot;) THEN (u_out IS &quot;;[.F68];&quot;)&quot;)" office:value-type="string" office:string-value=" IF (error IS Z) AND (d_error IS Z) AND (i_error IS MM) THEN (u_out IS MM)" calcext:value-type="string">
            <text:p><text:s/>IF (error IS Z) AND (d_error IS Z) AND (i_error IS MM) THEN (u_out IS MM)</text:p>
          </table:table-cell>
          <table:table-cell table:formula="of:=COM.MICROSOFT.TEXTJOIN(&quot;&quot;;0;&quot; IF (error IS &quot;;[.$B68];&quot;) AND (d_error IS &quot;;[.G$44];&quot;) AND (i_error IS &quot;;[.$B$63] ;&quot;) THEN (u_out IS &quot;;[.G68];&quot;)&quot;)" office:value-type="string" office:string-value=" IF (error IS Z) AND (d_error IS SP) AND (i_error IS MM) THEN (u_out IS SM)" calcext:value-type="string">
            <text:p><text:s/>IF (error IS Z) AND (d_error IS SP) AND (i_error IS MM) THEN (u_out IS SM)</text:p>
          </table:table-cell>
          <table:table-cell table:formula="of:=COM.MICROSOFT.TEXTJOIN(&quot;&quot;;0;&quot; IF (error IS &quot;;[.$B68];&quot;) AND (d_error IS &quot;;[.H$44];&quot;) AND (i_error IS &quot;;[.$B$63] ;&quot;) THEN (u_out IS &quot;;[.H68];&quot;)&quot;)" office:value-type="string" office:string-value=" IF (error IS Z) AND (d_error IS MP) AND (i_error IS MM) THEN (u_out IS Z)" calcext:value-type="string">
            <text:p><text:s/>IF (error IS Z) AND (d_error IS MP) AND (i_error IS MM) THEN (u_out IS Z)</text:p>
          </table:table-cell>
          <table:table-cell table:formula="of:=COM.MICROSOFT.TEXTJOIN(&quot;&quot;;0;&quot; IF (error IS &quot;;[.$B68];&quot;) AND (d_error IS &quot;;[.I$44];&quot;) AND (i_error IS &quot;;[.$B$63] ;&quot;) THEN (u_out IS &quot;;[.I68];&quot;)&quot;)" office:value-type="string" office:string-value=" IF (error IS Z) AND (d_error IS BP) AND (i_error IS MM) THEN (u_out IS SP)" calcext:value-type="string">
            <text:p><text:s/>IF (error IS Z) AND (d_error IS BP) AND (i_error IS MM) THEN (u_out IS SP)</text:p>
          </table:table-cell>
          <table:table-cell table:number-columns-repeated="2"/>
          <table:table-cell table:formula="of:=COM.MICROSOFT.TEXTJOIN(&quot;&quot;;0;&quot; IF (error IS &quot;;[.$K68];&quot;) AND (d_error IS &quot;;[.L$44];&quot;) AND (i_error IS &quot;;[.$K$63] ;&quot;) THEN (u_out IS &quot;;[.L68];&quot;)&quot;)" office:value-type="string" office:string-value=" IF (error IS Z) AND (d_error IS BM) AND (i_error IS MP) THEN (u_out IS SM)" calcext:value-type="string">
            <text:p><text:s/>IF (error IS Z) AND (d_error IS BM) AND (i_error IS MP) THEN (u_out IS SM)</text:p>
          </table:table-cell>
          <table:table-cell table:formula="of:=COM.MICROSOFT.TEXTJOIN(&quot;&quot;;0;&quot; IF (error IS &quot;;[.$K68];&quot;) AND (d_error IS &quot;;[.M$44];&quot;) AND (i_error IS &quot;;[.$K$63] ;&quot;) THEN (u_out IS &quot;;[.M68];&quot;)&quot;)" office:value-type="string" office:string-value=" IF (error IS Z) AND (d_error IS MM) AND (i_error IS MP) THEN (u_out IS Z)" calcext:value-type="string">
            <text:p><text:s/>IF (error IS Z) AND (d_error IS MM) AND (i_error IS MP) THEN (u_out IS Z)</text:p>
          </table:table-cell>
          <table:table-cell table:formula="of:=COM.MICROSOFT.TEXTJOIN(&quot;&quot;;0;&quot; IF (error IS &quot;;[.$K68];&quot;) AND (d_error IS &quot;;[.N$44];&quot;) AND (i_error IS &quot;;[.$K$63] ;&quot;) THEN (u_out IS &quot;;[.N68];&quot;)&quot;)" office:value-type="string" office:string-value=" IF (error IS Z) AND (d_error IS SM) AND (i_error IS MP) THEN (u_out IS SP)" calcext:value-type="string">
            <text:p><text:s/>IF (error IS Z) AND (d_error IS SM) AND (i_error IS MP) THEN (u_out IS SP)</text:p>
          </table:table-cell>
          <table:table-cell table:formula="of:=COM.MICROSOFT.TEXTJOIN(&quot;&quot;;0;&quot; IF (error IS &quot;;[.$K68];&quot;) AND (d_error IS &quot;;[.O$44];&quot;) AND (i_error IS &quot;;[.$K$63] ;&quot;) THEN (u_out IS &quot;;[.O68];&quot;)&quot;)" office:value-type="string" office:string-value=" IF (error IS Z) AND (d_error IS Z) AND (i_error IS MP) THEN (u_out IS MP)" calcext:value-type="string">
            <text:p><text:s/>IF (error IS Z) AND (d_error IS Z) AND (i_error IS MP) THEN (u_out IS MP)</text:p>
          </table:table-cell>
          <table:table-cell table:formula="of:=COM.MICROSOFT.TEXTJOIN(&quot;&quot;;0;&quot; IF (error IS &quot;;[.$K68];&quot;) AND (d_error IS &quot;;[.P$44];&quot;) AND (i_error IS &quot;;[.$K$63] ;&quot;) THEN (u_out IS &quot;;[.P68];&quot;)&quot;)" office:value-type="string" office:string-value=" IF (error IS Z) AND (d_error IS SP) AND (i_error IS MP) THEN (u_out IS BP)" calcext:value-type="string">
            <text:p><text:s/>IF (error IS Z) AND (d_error IS SP) AND (i_error IS MP) THEN (u_out IS BP)</text:p>
          </table:table-cell>
          <table:table-cell table:formula="of:=COM.MICROSOFT.TEXTJOIN(&quot;&quot;;0;&quot; IF (error IS &quot;;[.$K68];&quot;) AND (d_error IS &quot;;[.Q$44];&quot;) AND (i_error IS &quot;;[.$K$63] ;&quot;) THEN (u_out IS &quot;;[.Q68];&quot;)&quot;)" office:value-type="string" office:string-value=" IF (error IS Z) AND (d_error IS MP) AND (i_error IS MP) THEN (u_out IS BP)" calcext:value-type="string">
            <text:p><text:s/>IF (error IS Z) AND (d_error IS MP) AND (i_error IS MP) THEN (u_out IS BP)</text:p>
          </table:table-cell>
          <table:table-cell table:formula="of:=COM.MICROSOFT.TEXTJOIN(&quot;&quot;;0;&quot; IF (error IS &quot;;[.$K68];&quot;) AND (d_error IS &quot;;[.R$44];&quot;) AND (i_error IS &quot;;[.$K$63] ;&quot;) THEN (u_out IS &quot;;[.R68];&quot;)&quot;)" office:value-type="string" office:string-value=" IF (error IS Z) AND (d_error IS BP) AND (i_error IS MP) THEN (u_out IS BP)" calcext:value-type="string">
            <text:p><text:s/>IF (error IS Z) AND (d_error IS BP) AND (i_error IS MP) THEN (u_out IS BP)</text:p>
          </table:table-cell>
        </table:table-row>
        <table:table-row table:style-name="ro1">
          <table:table-cell table:number-columns-repeated="2"/>
          <table:table-cell table:formula="of:=COM.MICROSOFT.TEXTJOIN(&quot;&quot;;0;&quot; IF (error IS &quot;;[.$B69];&quot;) AND (d_error IS &quot;;[.C$44];&quot;) AND (i_error IS &quot;;[.$B$63] ;&quot;) THEN (u_out IS &quot;;[.C69];&quot;)&quot;)" office:value-type="string" office:string-value=" IF (error IS SP) AND (d_error IS BM) AND (i_error IS MM) THEN (u_out IS BM)" calcext:value-type="string">
            <text:p><text:s/>IF (error IS SP) AND (d_error IS BM) AND (i_error IS MM) THEN (u_out IS BM)</text:p>
          </table:table-cell>
          <table:table-cell table:formula="of:=COM.MICROSOFT.TEXTJOIN(&quot;&quot;;0;&quot; IF (error IS &quot;;[.$B69];&quot;) AND (d_error IS &quot;;[.D$44];&quot;) AND (i_error IS &quot;;[.$B$63] ;&quot;) THEN (u_out IS &quot;;[.D69];&quot;)&quot;)" office:value-type="string" office:string-value=" IF (error IS SP) AND (d_error IS MM) AND (i_error IS MM) THEN (u_out IS BM)" calcext:value-type="string">
            <text:p><text:s/>IF (error IS SP) AND (d_error IS MM) AND (i_error IS MM) THEN (u_out IS BM)</text:p>
          </table:table-cell>
          <table:table-cell table:formula="of:=COM.MICROSOFT.TEXTJOIN(&quot;&quot;;0;&quot; IF (error IS &quot;;[.$B69];&quot;) AND (d_error IS &quot;;[.E$44];&quot;) AND (i_error IS &quot;;[.$B$63] ;&quot;) THEN (u_out IS &quot;;[.E69];&quot;)&quot;)" office:value-type="string" office:string-value=" IF (error IS SP) AND (d_error IS SM) AND (i_error IS MM) THEN (u_out IS MM)" calcext:value-type="string">
            <text:p><text:s/>IF (error IS SP) AND (d_error IS SM) AND (i_error IS MM) THEN (u_out IS MM)</text:p>
          </table:table-cell>
          <table:table-cell table:formula="of:=COM.MICROSOFT.TEXTJOIN(&quot;&quot;;0;&quot; IF (error IS &quot;;[.$B69];&quot;) AND (d_error IS &quot;;[.F$44];&quot;) AND (i_error IS &quot;;[.$B$63] ;&quot;) THEN (u_out IS &quot;;[.F69];&quot;)&quot;)" office:value-type="string" office:string-value=" IF (error IS SP) AND (d_error IS Z) AND (i_error IS MM) THEN (u_out IS SM)" calcext:value-type="string">
            <text:p><text:s/>IF (error IS SP) AND (d_error IS Z) AND (i_error IS MM) THEN (u_out IS SM)</text:p>
          </table:table-cell>
          <table:table-cell table:formula="of:=COM.MICROSOFT.TEXTJOIN(&quot;&quot;;0;&quot; IF (error IS &quot;;[.$B69];&quot;) AND (d_error IS &quot;;[.G$44];&quot;) AND (i_error IS &quot;;[.$B$63] ;&quot;) THEN (u_out IS &quot;;[.G69];&quot;)&quot;)" office:value-type="string" office:string-value=" IF (error IS SP) AND (d_error IS SP) AND (i_error IS MM) THEN (u_out IS Z)" calcext:value-type="string">
            <text:p><text:s/>IF (error IS SP) AND (d_error IS SP) AND (i_error IS MM) THEN (u_out IS Z)</text:p>
          </table:table-cell>
          <table:table-cell table:formula="of:=COM.MICROSOFT.TEXTJOIN(&quot;&quot;;0;&quot; IF (error IS &quot;;[.$B69];&quot;) AND (d_error IS &quot;;[.H$44];&quot;) AND (i_error IS &quot;;[.$B$63] ;&quot;) THEN (u_out IS &quot;;[.H69];&quot;)&quot;)" office:value-type="string" office:string-value=" IF (error IS SP) AND (d_error IS MP) AND (i_error IS MM) THEN (u_out IS SP)" calcext:value-type="string">
            <text:p><text:s/>IF (error IS SP) AND (d_error IS MP) AND (i_error IS MM) THEN (u_out IS SP)</text:p>
          </table:table-cell>
          <table:table-cell table:formula="of:=COM.MICROSOFT.TEXTJOIN(&quot;&quot;;0;&quot; IF (error IS &quot;;[.$B69];&quot;) AND (d_error IS &quot;;[.I$44];&quot;) AND (i_error IS &quot;;[.$B$63] ;&quot;) THEN (u_out IS &quot;;[.I69];&quot;)&quot;)" office:value-type="string" office:string-value=" IF (error IS SP) AND (d_error IS BP) AND (i_error IS MM) THEN (u_out IS MP)" calcext:value-type="string">
            <text:p><text:s/>IF (error IS SP) AND (d_error IS BP) AND (i_error IS MM) THEN (u_out IS MP)</text:p>
          </table:table-cell>
          <table:table-cell table:number-columns-repeated="2"/>
          <table:table-cell table:formula="of:=COM.MICROSOFT.TEXTJOIN(&quot;&quot;;0;&quot; IF (error IS &quot;;[.$K69];&quot;) AND (d_error IS &quot;;[.L$44];&quot;) AND (i_error IS &quot;;[.$K$63] ;&quot;) THEN (u_out IS &quot;;[.L69];&quot;)&quot;)" office:value-type="string" office:string-value=" IF (error IS SP) AND (d_error IS BM) AND (i_error IS MP) THEN (u_out IS Z)" calcext:value-type="string">
            <text:p><text:s/>IF (error IS SP) AND (d_error IS BM) AND (i_error IS MP) THEN (u_out IS Z)</text:p>
          </table:table-cell>
          <table:table-cell table:formula="of:=COM.MICROSOFT.TEXTJOIN(&quot;&quot;;0;&quot; IF (error IS &quot;;[.$K69];&quot;) AND (d_error IS &quot;;[.M$44];&quot;) AND (i_error IS &quot;;[.$K$63] ;&quot;) THEN (u_out IS &quot;;[.M69];&quot;)&quot;)" office:value-type="string" office:string-value=" IF (error IS SP) AND (d_error IS MM) AND (i_error IS MP) THEN (u_out IS SP)" calcext:value-type="string">
            <text:p><text:s/>IF (error IS SP) AND (d_error IS MM) AND (i_error IS MP) THEN (u_out IS SP)</text:p>
          </table:table-cell>
          <table:table-cell table:formula="of:=COM.MICROSOFT.TEXTJOIN(&quot;&quot;;0;&quot; IF (error IS &quot;;[.$K69];&quot;) AND (d_error IS &quot;;[.N$44];&quot;) AND (i_error IS &quot;;[.$K$63] ;&quot;) THEN (u_out IS &quot;;[.N69];&quot;)&quot;)" office:value-type="string" office:string-value=" IF (error IS SP) AND (d_error IS SM) AND (i_error IS MP) THEN (u_out IS MP)" calcext:value-type="string">
            <text:p><text:s/>IF (error IS SP) AND (d_error IS SM) AND (i_error IS MP) THEN (u_out IS MP)</text:p>
          </table:table-cell>
          <table:table-cell table:formula="of:=COM.MICROSOFT.TEXTJOIN(&quot;&quot;;0;&quot; IF (error IS &quot;;[.$K69];&quot;) AND (d_error IS &quot;;[.O$44];&quot;) AND (i_error IS &quot;;[.$K$63] ;&quot;) THEN (u_out IS &quot;;[.O69];&quot;)&quot;)" office:value-type="string" office:string-value=" IF (error IS SP) AND (d_error IS Z) AND (i_error IS MP) THEN (u_out IS BP)" calcext:value-type="string">
            <text:p><text:s/>IF (error IS SP) AND (d_error IS Z) AND (i_error IS MP) THEN (u_out IS BP)</text:p>
          </table:table-cell>
          <table:table-cell table:formula="of:=COM.MICROSOFT.TEXTJOIN(&quot;&quot;;0;&quot; IF (error IS &quot;;[.$K69];&quot;) AND (d_error IS &quot;;[.P$44];&quot;) AND (i_error IS &quot;;[.$K$63] ;&quot;) THEN (u_out IS &quot;;[.P69];&quot;)&quot;)" office:value-type="string" office:string-value=" IF (error IS SP) AND (d_error IS SP) AND (i_error IS MP) THEN (u_out IS BP)" calcext:value-type="string">
            <text:p><text:s/>IF (error IS SP) AND (d_error IS SP) AND (i_error IS MP) THEN (u_out IS BP)</text:p>
          </table:table-cell>
          <table:table-cell table:formula="of:=COM.MICROSOFT.TEXTJOIN(&quot;&quot;;0;&quot; IF (error IS &quot;;[.$K69];&quot;) AND (d_error IS &quot;;[.Q$44];&quot;) AND (i_error IS &quot;;[.$K$63] ;&quot;) THEN (u_out IS &quot;;[.Q69];&quot;)&quot;)" office:value-type="string" office:string-value=" IF (error IS SP) AND (d_error IS MP) AND (i_error IS MP) THEN (u_out IS BP)" calcext:value-type="string">
            <text:p><text:s/>IF (error IS SP) AND (d_error IS MP) AND (i_error IS MP) THEN (u_out IS BP)</text:p>
          </table:table-cell>
          <table:table-cell table:formula="of:=COM.MICROSOFT.TEXTJOIN(&quot;&quot;;0;&quot; IF (error IS &quot;;[.$K69];&quot;) AND (d_error IS &quot;;[.R$44];&quot;) AND (i_error IS &quot;;[.$K$63] ;&quot;) THEN (u_out IS &quot;;[.R69];&quot;)&quot;)" office:value-type="string" office:string-value=" IF (error IS SP) AND (d_error IS BP) AND (i_error IS MP) THEN (u_out IS BP)" calcext:value-type="string">
            <text:p><text:s/>IF (error IS SP) AND (d_error IS BP) AND (i_error IS MP) THEN (u_out IS BP)</text:p>
          </table:table-cell>
        </table:table-row>
        <table:table-row table:style-name="ro1">
          <table:table-cell table:number-columns-repeated="2"/>
          <table:table-cell table:formula="of:=COM.MICROSOFT.TEXTJOIN(&quot;&quot;;0;&quot; IF (error IS &quot;;[.$B70];&quot;) AND (d_error IS &quot;;[.C$44];&quot;) AND (i_error IS &quot;;[.$B$63] ;&quot;) THEN (u_out IS &quot;;[.C70];&quot;)&quot;)" office:value-type="string" office:string-value=" IF (error IS MP) AND (d_error IS BM) AND (i_error IS MM) THEN (u_out IS BM)" calcext:value-type="string">
            <text:p><text:s/>IF (error IS MP) AND (d_error IS BM) AND (i_error IS MM) THEN (u_out IS BM)</text:p>
          </table:table-cell>
          <table:table-cell table:formula="of:=COM.MICROSOFT.TEXTJOIN(&quot;&quot;;0;&quot; IF (error IS &quot;;[.$B70];&quot;) AND (d_error IS &quot;;[.D$44];&quot;) AND (i_error IS &quot;;[.$B$63] ;&quot;) THEN (u_out IS &quot;;[.D70];&quot;)&quot;)" office:value-type="string" office:string-value=" IF (error IS MP) AND (d_error IS MM) AND (i_error IS MM) THEN (u_out IS MM)" calcext:value-type="string">
            <text:p><text:s/>IF (error IS MP) AND (d_error IS MM) AND (i_error IS MM) THEN (u_out IS MM)</text:p>
          </table:table-cell>
          <table:table-cell table:formula="of:=COM.MICROSOFT.TEXTJOIN(&quot;&quot;;0;&quot; IF (error IS &quot;;[.$B70];&quot;) AND (d_error IS &quot;;[.E$44];&quot;) AND (i_error IS &quot;;[.$B$63] ;&quot;) THEN (u_out IS &quot;;[.E70];&quot;)&quot;)" office:value-type="string" office:string-value=" IF (error IS MP) AND (d_error IS SM) AND (i_error IS MM) THEN (u_out IS SM)" calcext:value-type="string">
            <text:p><text:s/>IF (error IS MP) AND (d_error IS SM) AND (i_error IS MM) THEN (u_out IS SM)</text:p>
          </table:table-cell>
          <table:table-cell table:formula="of:=COM.MICROSOFT.TEXTJOIN(&quot;&quot;;0;&quot; IF (error IS &quot;;[.$B70];&quot;) AND (d_error IS &quot;;[.F$44];&quot;) AND (i_error IS &quot;;[.$B$63] ;&quot;) THEN (u_out IS &quot;;[.F70];&quot;)&quot;)" office:value-type="string" office:string-value=" IF (error IS MP) AND (d_error IS Z) AND (i_error IS MM) THEN (u_out IS Z)" calcext:value-type="string">
            <text:p><text:s/>IF (error IS MP) AND (d_error IS Z) AND (i_error IS MM) THEN (u_out IS Z)</text:p>
          </table:table-cell>
          <table:table-cell table:formula="of:=COM.MICROSOFT.TEXTJOIN(&quot;&quot;;0;&quot; IF (error IS &quot;;[.$B70];&quot;) AND (d_error IS &quot;;[.G$44];&quot;) AND (i_error IS &quot;;[.$B$63] ;&quot;) THEN (u_out IS &quot;;[.G70];&quot;)&quot;)" office:value-type="string" office:string-value=" IF (error IS MP) AND (d_error IS SP) AND (i_error IS MM) THEN (u_out IS SP)" calcext:value-type="string">
            <text:p><text:s/>IF (error IS MP) AND (d_error IS SP) AND (i_error IS MM) THEN (u_out IS SP)</text:p>
          </table:table-cell>
          <table:table-cell table:formula="of:=COM.MICROSOFT.TEXTJOIN(&quot;&quot;;0;&quot; IF (error IS &quot;;[.$B70];&quot;) AND (d_error IS &quot;;[.H$44];&quot;) AND (i_error IS &quot;;[.$B$63] ;&quot;) THEN (u_out IS &quot;;[.H70];&quot;)&quot;)" office:value-type="string" office:string-value=" IF (error IS MP) AND (d_error IS MP) AND (i_error IS MM) THEN (u_out IS MP)" calcext:value-type="string">
            <text:p><text:s/>IF (error IS MP) AND (d_error IS MP) AND (i_error IS MM) THEN (u_out IS MP)</text:p>
          </table:table-cell>
          <table:table-cell table:formula="of:=COM.MICROSOFT.TEXTJOIN(&quot;&quot;;0;&quot; IF (error IS &quot;;[.$B70];&quot;) AND (d_error IS &quot;;[.I$44];&quot;) AND (i_error IS &quot;;[.$B$63] ;&quot;) THEN (u_out IS &quot;;[.I70];&quot;)&quot;)" office:value-type="string" office:string-value=" IF (error IS MP) AND (d_error IS BP) AND (i_error IS MM) THEN (u_out IS BP)" calcext:value-type="string">
            <text:p><text:s/>IF (error IS MP) AND (d_error IS BP) AND (i_error IS MM) THEN (u_out IS BP)</text:p>
          </table:table-cell>
          <table:table-cell table:number-columns-repeated="2"/>
          <table:table-cell table:formula="of:=COM.MICROSOFT.TEXTJOIN(&quot;&quot;;0;&quot; IF (error IS &quot;;[.$K70];&quot;) AND (d_error IS &quot;;[.L$44];&quot;) AND (i_error IS &quot;;[.$K$63] ;&quot;) THEN (u_out IS &quot;;[.L70];&quot;)&quot;)" office:value-type="string" office:string-value=" IF (error IS MP) AND (d_error IS BM) AND (i_error IS MP) THEN (u_out IS SP)" calcext:value-type="string">
            <text:p><text:s/>IF (error IS MP) AND (d_error IS BM) AND (i_error IS MP) THEN (u_out IS SP)</text:p>
          </table:table-cell>
          <table:table-cell table:formula="of:=COM.MICROSOFT.TEXTJOIN(&quot;&quot;;0;&quot; IF (error IS &quot;;[.$K70];&quot;) AND (d_error IS &quot;;[.M$44];&quot;) AND (i_error IS &quot;;[.$K$63] ;&quot;) THEN (u_out IS &quot;;[.M70];&quot;)&quot;)" office:value-type="string" office:string-value=" IF (error IS MP) AND (d_error IS MM) AND (i_error IS MP) THEN (u_out IS MP)" calcext:value-type="string">
            <text:p><text:s/>IF (error IS MP) AND (d_error IS MM) AND (i_error IS MP) THEN (u_out IS MP)</text:p>
          </table:table-cell>
          <table:table-cell table:formula="of:=COM.MICROSOFT.TEXTJOIN(&quot;&quot;;0;&quot; IF (error IS &quot;;[.$K70];&quot;) AND (d_error IS &quot;;[.N$44];&quot;) AND (i_error IS &quot;;[.$K$63] ;&quot;) THEN (u_out IS &quot;;[.N70];&quot;)&quot;)" office:value-type="string" office:string-value=" IF (error IS MP) AND (d_error IS SM) AND (i_error IS MP) THEN (u_out IS BP)" calcext:value-type="string">
            <text:p><text:s/>IF (error IS MP) AND (d_error IS SM) AND (i_error IS MP) THEN (u_out IS BP)</text:p>
          </table:table-cell>
          <table:table-cell table:formula="of:=COM.MICROSOFT.TEXTJOIN(&quot;&quot;;0;&quot; IF (error IS &quot;;[.$K70];&quot;) AND (d_error IS &quot;;[.O$44];&quot;) AND (i_error IS &quot;;[.$K$63] ;&quot;) THEN (u_out IS &quot;;[.O70];&quot;)&quot;)" office:value-type="string" office:string-value=" IF (error IS MP) AND (d_error IS Z) AND (i_error IS MP) THEN (u_out IS BP)" calcext:value-type="string">
            <text:p><text:s/>IF (error IS MP) AND (d_error IS Z) AND (i_error IS MP) THEN (u_out IS BP)</text:p>
          </table:table-cell>
          <table:table-cell table:formula="of:=COM.MICROSOFT.TEXTJOIN(&quot;&quot;;0;&quot; IF (error IS &quot;;[.$K70];&quot;) AND (d_error IS &quot;;[.P$44];&quot;) AND (i_error IS &quot;;[.$K$63] ;&quot;) THEN (u_out IS &quot;;[.P70];&quot;)&quot;)" office:value-type="string" office:string-value=" IF (error IS MP) AND (d_error IS SP) AND (i_error IS MP) THEN (u_out IS BP)" calcext:value-type="string">
            <text:p><text:s/>IF (error IS MP) AND (d_error IS SP) AND (i_error IS MP) THEN (u_out IS BP)</text:p>
          </table:table-cell>
          <table:table-cell table:formula="of:=COM.MICROSOFT.TEXTJOIN(&quot;&quot;;0;&quot; IF (error IS &quot;;[.$K70];&quot;) AND (d_error IS &quot;;[.Q$44];&quot;) AND (i_error IS &quot;;[.$K$63] ;&quot;) THEN (u_out IS &quot;;[.Q70];&quot;)&quot;)" office:value-type="string" office:string-value=" IF (error IS MP) AND (d_error IS MP) AND (i_error IS MP) THEN (u_out IS BP)" calcext:value-type="string">
            <text:p><text:s/>IF (error IS MP) AND (d_error IS MP) AND (i_error IS MP) THEN (u_out IS BP)</text:p>
          </table:table-cell>
          <table:table-cell table:formula="of:=COM.MICROSOFT.TEXTJOIN(&quot;&quot;;0;&quot; IF (error IS &quot;;[.$K70];&quot;) AND (d_error IS &quot;;[.R$44];&quot;) AND (i_error IS &quot;;[.$K$63] ;&quot;) THEN (u_out IS &quot;;[.R70];&quot;)&quot;)" office:value-type="string" office:string-value=" IF (error IS MP) AND (d_error IS BP) AND (i_error IS MP) THEN (u_out IS BP)" calcext:value-type="string">
            <text:p><text:s/>IF (error IS MP) AND (d_error IS BP) AND (i_error IS MP) THEN (u_out IS BP)</text:p>
          </table:table-cell>
        </table:table-row>
        <table:table-row table:style-name="ro1">
          <table:table-cell table:number-columns-repeated="2"/>
          <table:table-cell table:formula="of:=COM.MICROSOFT.TEXTJOIN(&quot;&quot;;0;&quot; IF (error IS &quot;;[.$B71];&quot;) AND (d_error IS &quot;;[.C$44];&quot;) AND (i_error IS &quot;;[.$B$63] ;&quot;) THEN (u_out IS &quot;;[.C71];&quot;)&quot;)" office:value-type="string" office:string-value=" IF (error IS BP) AND (d_error IS BM) AND (i_error IS MM) THEN (u_out IS MM)" calcext:value-type="string">
            <text:p><text:s/>IF (error IS BP) AND (d_error IS BM) AND (i_error IS MM) THEN (u_out IS MM)</text:p>
          </table:table-cell>
          <table:table-cell table:formula="of:=COM.MICROSOFT.TEXTJOIN(&quot;&quot;;0;&quot; IF (error IS &quot;;[.$B71];&quot;) AND (d_error IS &quot;;[.D$44];&quot;) AND (i_error IS &quot;;[.$B$63] ;&quot;) THEN (u_out IS &quot;;[.D71];&quot;)&quot;)" office:value-type="string" office:string-value=" IF (error IS BP) AND (d_error IS MM) AND (i_error IS MM) THEN (u_out IS SM)" calcext:value-type="string">
            <text:p><text:s/>IF (error IS BP) AND (d_error IS MM) AND (i_error IS MM) THEN (u_out IS SM)</text:p>
          </table:table-cell>
          <table:table-cell table:formula="of:=COM.MICROSOFT.TEXTJOIN(&quot;&quot;;0;&quot; IF (error IS &quot;;[.$B71];&quot;) AND (d_error IS &quot;;[.E$44];&quot;) AND (i_error IS &quot;;[.$B$63] ;&quot;) THEN (u_out IS &quot;;[.E71];&quot;)&quot;)" office:value-type="string" office:string-value=" IF (error IS BP) AND (d_error IS SM) AND (i_error IS MM) THEN (u_out IS Z)" calcext:value-type="string">
            <text:p><text:s/>IF (error IS BP) AND (d_error IS SM) AND (i_error IS MM) THEN (u_out IS Z)</text:p>
          </table:table-cell>
          <table:table-cell table:formula="of:=COM.MICROSOFT.TEXTJOIN(&quot;&quot;;0;&quot; IF (error IS &quot;;[.$B71];&quot;) AND (d_error IS &quot;;[.F$44];&quot;) AND (i_error IS &quot;;[.$B$63] ;&quot;) THEN (u_out IS &quot;;[.F71];&quot;)&quot;)" office:value-type="string" office:string-value=" IF (error IS BP) AND (d_error IS Z) AND (i_error IS MM) THEN (u_out IS SP)" calcext:value-type="string">
            <text:p><text:s/>IF (error IS BP) AND (d_error IS Z) AND (i_error IS MM) THEN (u_out IS SP)</text:p>
          </table:table-cell>
          <table:table-cell table:formula="of:=COM.MICROSOFT.TEXTJOIN(&quot;&quot;;0;&quot; IF (error IS &quot;;[.$B71];&quot;) AND (d_error IS &quot;;[.G$44];&quot;) AND (i_error IS &quot;;[.$B$63] ;&quot;) THEN (u_out IS &quot;;[.G71];&quot;)&quot;)" office:value-type="string" office:string-value=" IF (error IS BP) AND (d_error IS SP) AND (i_error IS MM) THEN (u_out IS MP)" calcext:value-type="string">
            <text:p><text:s/>IF (error IS BP) AND (d_error IS SP) AND (i_error IS MM) THEN (u_out IS MP)</text:p>
          </table:table-cell>
          <table:table-cell table:formula="of:=COM.MICROSOFT.TEXTJOIN(&quot;&quot;;0;&quot; IF (error IS &quot;;[.$B71];&quot;) AND (d_error IS &quot;;[.H$44];&quot;) AND (i_error IS &quot;;[.$B$63] ;&quot;) THEN (u_out IS &quot;;[.H71];&quot;)&quot;)" office:value-type="string" office:string-value=" IF (error IS BP) AND (d_error IS MP) AND (i_error IS MM) THEN (u_out IS BP)" calcext:value-type="string">
            <text:p><text:s/>IF (error IS BP) AND (d_error IS MP) AND (i_error IS MM) THEN (u_out IS BP)</text:p>
          </table:table-cell>
          <table:table-cell table:formula="of:=COM.MICROSOFT.TEXTJOIN(&quot;&quot;;0;&quot; IF (error IS &quot;;[.$B71];&quot;) AND (d_error IS &quot;;[.I$44];&quot;) AND (i_error IS &quot;;[.$B$63] ;&quot;) THEN (u_out IS &quot;;[.I71];&quot;)&quot;)" office:value-type="string" office:string-value=" IF (error IS BP) AND (d_error IS BP) AND (i_error IS MM) THEN (u_out IS BP)" calcext:value-type="string">
            <text:p><text:s/>IF (error IS BP) AND (d_error IS BP) AND (i_error IS MM) THEN (u_out IS BP)</text:p>
          </table:table-cell>
          <table:table-cell table:number-columns-repeated="2"/>
          <table:table-cell table:formula="of:=COM.MICROSOFT.TEXTJOIN(&quot;&quot;;0;&quot; IF (error IS &quot;;[.$K71];&quot;) AND (d_error IS &quot;;[.L$44];&quot;) AND (i_error IS &quot;;[.$K$63] ;&quot;) THEN (u_out IS &quot;;[.L71];&quot;)&quot;)" office:value-type="string" office:string-value=" IF (error IS BP) AND (d_error IS BM) AND (i_error IS MP) THEN (u_out IS MP)" calcext:value-type="string">
            <text:p><text:s/>IF (error IS BP) AND (d_error IS BM) AND (i_error IS MP) THEN (u_out IS MP)</text:p>
          </table:table-cell>
          <table:table-cell table:formula="of:=COM.MICROSOFT.TEXTJOIN(&quot;&quot;;0;&quot; IF (error IS &quot;;[.$K71];&quot;) AND (d_error IS &quot;;[.M$44];&quot;) AND (i_error IS &quot;;[.$K$63] ;&quot;) THEN (u_out IS &quot;;[.M71];&quot;)&quot;)" office:value-type="string" office:string-value=" IF (error IS BP) AND (d_error IS MM) AND (i_error IS MP) THEN (u_out IS BP)" calcext:value-type="string">
            <text:p><text:s/>IF (error IS BP) AND (d_error IS MM) AND (i_error IS MP) THEN (u_out IS BP)</text:p>
          </table:table-cell>
          <table:table-cell table:formula="of:=COM.MICROSOFT.TEXTJOIN(&quot;&quot;;0;&quot; IF (error IS &quot;;[.$K71];&quot;) AND (d_error IS &quot;;[.N$44];&quot;) AND (i_error IS &quot;;[.$K$63] ;&quot;) THEN (u_out IS &quot;;[.N71];&quot;)&quot;)" office:value-type="string" office:string-value=" IF (error IS BP) AND (d_error IS SM) AND (i_error IS MP) THEN (u_out IS BP)" calcext:value-type="string">
            <text:p><text:s/>IF (error IS BP) AND (d_error IS SM) AND (i_error IS MP) THEN (u_out IS BP)</text:p>
          </table:table-cell>
          <table:table-cell table:formula="of:=COM.MICROSOFT.TEXTJOIN(&quot;&quot;;0;&quot; IF (error IS &quot;;[.$K71];&quot;) AND (d_error IS &quot;;[.O$44];&quot;) AND (i_error IS &quot;;[.$K$63] ;&quot;) THEN (u_out IS &quot;;[.O71];&quot;)&quot;)" office:value-type="string" office:string-value=" IF (error IS BP) AND (d_error IS Z) AND (i_error IS MP) THEN (u_out IS BP)" calcext:value-type="string">
            <text:p><text:s/>IF (error IS BP) AND (d_error IS Z) AND (i_error IS MP) THEN (u_out IS BP)</text:p>
          </table:table-cell>
          <table:table-cell table:formula="of:=COM.MICROSOFT.TEXTJOIN(&quot;&quot;;0;&quot; IF (error IS &quot;;[.$K71];&quot;) AND (d_error IS &quot;;[.P$44];&quot;) AND (i_error IS &quot;;[.$K$63] ;&quot;) THEN (u_out IS &quot;;[.P71];&quot;)&quot;)" office:value-type="string" office:string-value=" IF (error IS BP) AND (d_error IS SP) AND (i_error IS MP) THEN (u_out IS BP)" calcext:value-type="string">
            <text:p><text:s/>IF (error IS BP) AND (d_error IS SP) AND (i_error IS MP) THEN (u_out IS BP)</text:p>
          </table:table-cell>
          <table:table-cell table:formula="of:=COM.MICROSOFT.TEXTJOIN(&quot;&quot;;0;&quot; IF (error IS &quot;;[.$K71];&quot;) AND (d_error IS &quot;;[.Q$44];&quot;) AND (i_error IS &quot;;[.$K$63] ;&quot;) THEN (u_out IS &quot;;[.Q71];&quot;)&quot;)" office:value-type="string" office:string-value=" IF (error IS BP) AND (d_error IS MP) AND (i_error IS MP) THEN (u_out IS BP)" calcext:value-type="string">
            <text:p><text:s/>IF (error IS BP) AND (d_error IS MP) AND (i_error IS MP) THEN (u_out IS BP)</text:p>
          </table:table-cell>
          <table:table-cell table:formula="of:=COM.MICROSOFT.TEXTJOIN(&quot;&quot;;0;&quot; IF (error IS &quot;;[.$K71];&quot;) AND (d_error IS &quot;;[.R$44];&quot;) AND (i_error IS &quot;;[.$K$63] ;&quot;) THEN (u_out IS &quot;;[.R71];&quot;)&quot;)" office:value-type="string" office:string-value=" IF (error IS BP) AND (d_error IS BP) AND (i_error IS MP) THEN (u_out IS BP)" calcext:value-type="string">
            <text:p><text:s/>IF (error IS BP) AND (d_error IS BP) AND (i_error IS MP) THEN (u_out IS BP)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table:formula="of:=COM.MICROSOFT.TEXTJOIN(&quot;&quot;;0;&quot; IF (error IS &quot;;[.$B75];&quot;) AND (d_error IS &quot;;[.C$44];&quot;) AND (i_error IS &quot;;[.$B$73] ;&quot;) THEN (u_out IS &quot;;[.C75];&quot;)&quot;)" office:value-type="string" office:string-value=" IF (error IS BM) AND (d_error IS BM) AND (i_error IS BM) THEN (u_out IS BM)" calcext:value-type="string">
            <text:p><text:s/>IF (error IS BM) AND (d_error IS BM) AND (i_error IS BM) THEN (u_out IS BM)</text:p>
          </table:table-cell>
          <table:table-cell table:formula="of:=COM.MICROSOFT.TEXTJOIN(&quot;&quot;;0;&quot; IF (error IS &quot;;[.$B75];&quot;) AND (d_error IS &quot;;[.D$44];&quot;) AND (i_error IS &quot;;[.$B$73] ;&quot;) THEN (u_out IS &quot;;[.D75];&quot;)&quot;)" office:value-type="string" office:string-value=" IF (error IS BM) AND (d_error IS MM) AND (i_error IS BM) THEN (u_out IS BM)" calcext:value-type="string">
            <text:p><text:s/>IF (error IS BM) AND (d_error IS MM) AND (i_error IS BM) THEN (u_out IS BM)</text:p>
          </table:table-cell>
          <table:table-cell table:formula="of:=COM.MICROSOFT.TEXTJOIN(&quot;&quot;;0;&quot; IF (error IS &quot;;[.$B75];&quot;) AND (d_error IS &quot;;[.E$44];&quot;) AND (i_error IS &quot;;[.$B$73] ;&quot;) THEN (u_out IS &quot;;[.E75];&quot;)&quot;)" office:value-type="string" office:string-value=" IF (error IS BM) AND (d_error IS SM) AND (i_error IS BM) THEN (u_out IS BM)" calcext:value-type="string">
            <text:p><text:s/>IF (error IS BM) AND (d_error IS SM) AND (i_error IS BM) THEN (u_out IS BM)</text:p>
          </table:table-cell>
          <table:table-cell table:formula="of:=COM.MICROSOFT.TEXTJOIN(&quot;&quot;;0;&quot; IF (error IS &quot;;[.$B75];&quot;) AND (d_error IS &quot;;[.F$44];&quot;) AND (i_error IS &quot;;[.$B$73] ;&quot;) THEN (u_out IS &quot;;[.F75];&quot;)&quot;)" office:value-type="string" office:string-value=" IF (error IS BM) AND (d_error IS Z) AND (i_error IS BM) THEN (u_out IS BM)" calcext:value-type="string">
            <text:p><text:s/>IF (error IS BM) AND (d_error IS Z) AND (i_error IS BM) THEN (u_out IS BM)</text:p>
          </table:table-cell>
          <table:table-cell table:formula="of:=COM.MICROSOFT.TEXTJOIN(&quot;&quot;;0;&quot; IF (error IS &quot;;[.$B75];&quot;) AND (d_error IS &quot;;[.G$44];&quot;) AND (i_error IS &quot;;[.$B$73] ;&quot;) THEN (u_out IS &quot;;[.G75];&quot;)&quot;)" office:value-type="string" office:string-value=" IF (error IS BM) AND (d_error IS SP) AND (i_error IS BM) THEN (u_out IS BM)" calcext:value-type="string">
            <text:p><text:s/>IF (error IS BM) AND (d_error IS SP) AND (i_error IS BM) THEN (u_out IS BM)</text:p>
          </table:table-cell>
          <table:table-cell table:formula="of:=COM.MICROSOFT.TEXTJOIN(&quot;&quot;;0;&quot; IF (error IS &quot;;[.$B75];&quot;) AND (d_error IS &quot;;[.H$44];&quot;) AND (i_error IS &quot;;[.$B$73] ;&quot;) THEN (u_out IS &quot;;[.H75];&quot;)&quot;)" office:value-type="string" office:string-value=" IF (error IS BM) AND (d_error IS MP) AND (i_error IS BM) THEN (u_out IS BM)" calcext:value-type="string">
            <text:p><text:s/>IF (error IS BM) AND (d_error IS MP) AND (i_error IS BM) THEN (u_out IS BM)</text:p>
          </table:table-cell>
          <table:table-cell table:formula="of:=COM.MICROSOFT.TEXTJOIN(&quot;&quot;;0;&quot; IF (error IS &quot;;[.$B75];&quot;) AND (d_error IS &quot;;[.I$44];&quot;) AND (i_error IS &quot;;[.$B$73] ;&quot;) THEN (u_out IS &quot;;[.I75];&quot;)&quot;)" office:value-type="string" office:string-value=" IF (error IS BM) AND (d_error IS BP) AND (i_error IS BM) THEN (u_out IS BM)" calcext:value-type="string">
            <text:p><text:s/>IF (error IS BM) AND (d_error IS BP) AND (i_error IS BM) THEN (u_out IS BM)</text:p>
          </table:table-cell>
          <table:table-cell table:number-columns-repeated="2"/>
          <table:table-cell table:formula="of:=COM.MICROSOFT.TEXTJOIN(&quot;&quot;;0;&quot; IF (error IS &quot;;[.$K75];&quot;) AND (d_error IS &quot;;[.L$44];&quot;) AND (i_error IS &quot;;[.$K$73] ;&quot;) THEN (u_out IS &quot;;[.L75];&quot;)&quot;)" office:value-type="string" office:string-value=" IF (error IS BM) AND (d_error IS BM) AND (i_error IS BP) THEN (u_out IS BM)" calcext:value-type="string">
            <text:p><text:s/>IF (error IS BM) AND (d_error IS BM) AND (i_error IS BP) THEN (u_out IS BM)</text:p>
          </table:table-cell>
          <table:table-cell table:formula="of:=COM.MICROSOFT.TEXTJOIN(&quot;&quot;;0;&quot; IF (error IS &quot;;[.$K75];&quot;) AND (d_error IS &quot;;[.M$44];&quot;) AND (i_error IS &quot;;[.$K$73] ;&quot;) THEN (u_out IS &quot;;[.M75];&quot;)&quot;)" office:value-type="string" office:string-value=" IF (error IS BM) AND (d_error IS MM) AND (i_error IS BP) THEN (u_out IS MM)" calcext:value-type="string">
            <text:p><text:s/>IF (error IS BM) AND (d_error IS MM) AND (i_error IS BP) THEN (u_out IS MM)</text:p>
          </table:table-cell>
          <table:table-cell table:formula="of:=COM.MICROSOFT.TEXTJOIN(&quot;&quot;;0;&quot; IF (error IS &quot;;[.$K75];&quot;) AND (d_error IS &quot;;[.N$44];&quot;) AND (i_error IS &quot;;[.$K$73] ;&quot;) THEN (u_out IS &quot;;[.N75];&quot;)&quot;)" office:value-type="string" office:string-value=" IF (error IS BM) AND (d_error IS SM) AND (i_error IS BP) THEN (u_out IS SM)" calcext:value-type="string">
            <text:p><text:s/>IF (error IS BM) AND (d_error IS SM) AND (i_error IS BP) THEN (u_out IS SM)</text:p>
          </table:table-cell>
          <table:table-cell table:formula="of:=COM.MICROSOFT.TEXTJOIN(&quot;&quot;;0;&quot; IF (error IS &quot;;[.$K75];&quot;) AND (d_error IS &quot;;[.O$44];&quot;) AND (i_error IS &quot;;[.$K$73] ;&quot;) THEN (u_out IS &quot;;[.O75];&quot;)&quot;)" office:value-type="string" office:string-value=" IF (error IS BM) AND (d_error IS Z) AND (i_error IS BP) THEN (u_out IS Z)" calcext:value-type="string">
            <text:p><text:s/>IF (error IS BM) AND (d_error IS Z) AND (i_error IS BP) THEN (u_out IS Z)</text:p>
          </table:table-cell>
          <table:table-cell table:formula="of:=COM.MICROSOFT.TEXTJOIN(&quot;&quot;;0;&quot; IF (error IS &quot;;[.$K75];&quot;) AND (d_error IS &quot;;[.P$44];&quot;) AND (i_error IS &quot;;[.$K$73] ;&quot;) THEN (u_out IS &quot;;[.P75];&quot;)&quot;)" office:value-type="string" office:string-value=" IF (error IS BM) AND (d_error IS SP) AND (i_error IS BP) THEN (u_out IS SP)" calcext:value-type="string">
            <text:p><text:s/>IF (error IS BM) AND (d_error IS SP) AND (i_error IS BP) THEN (u_out IS SP)</text:p>
          </table:table-cell>
          <table:table-cell table:formula="of:=COM.MICROSOFT.TEXTJOIN(&quot;&quot;;0;&quot; IF (error IS &quot;;[.$K75];&quot;) AND (d_error IS &quot;;[.Q$44];&quot;) AND (i_error IS &quot;;[.$K$73] ;&quot;) THEN (u_out IS &quot;;[.Q75];&quot;)&quot;)" office:value-type="string" office:string-value=" IF (error IS BM) AND (d_error IS MP) AND (i_error IS BP) THEN (u_out IS MP)" calcext:value-type="string">
            <text:p><text:s/>IF (error IS BM) AND (d_error IS MP) AND (i_error IS BP) THEN (u_out IS MP)</text:p>
          </table:table-cell>
          <table:table-cell table:formula="of:=COM.MICROSOFT.TEXTJOIN(&quot;&quot;;0;&quot; IF (error IS &quot;;[.$K75];&quot;) AND (d_error IS &quot;;[.R$44];&quot;) AND (i_error IS &quot;;[.$K$73] ;&quot;) THEN (u_out IS &quot;;[.R75];&quot;)&quot;)" office:value-type="string" office:string-value=" IF (error IS BM) AND (d_error IS BP) AND (i_error IS BP) THEN (u_out IS BP)" calcext:value-type="string">
            <text:p><text:s/>IF (error IS BM) AND (d_error IS BP) AND (i_error IS BP) THEN (u_out IS BP)</text:p>
          </table:table-cell>
        </table:table-row>
        <table:table-row table:style-name="ro1">
          <table:table-cell table:number-columns-repeated="2"/>
          <table:table-cell table:formula="of:=COM.MICROSOFT.TEXTJOIN(&quot;&quot;;0;&quot; IF (error IS &quot;;[.$B76];&quot;) AND (d_error IS &quot;;[.C$44];&quot;) AND (i_error IS &quot;;[.$B$73] ;&quot;) THEN (u_out IS &quot;;[.C76];&quot;)&quot;)" office:value-type="string" office:string-value=" IF (error IS MM) AND (d_error IS BM) AND (i_error IS BM) THEN (u_out IS BM)" calcext:value-type="string">
            <text:p><text:s/>IF (error IS MM) AND (d_error IS BM) AND (i_error IS BM) THEN (u_out IS BM)</text:p>
          </table:table-cell>
          <table:table-cell table:formula="of:=COM.MICROSOFT.TEXTJOIN(&quot;&quot;;0;&quot; IF (error IS &quot;;[.$B76];&quot;) AND (d_error IS &quot;;[.D$44];&quot;) AND (i_error IS &quot;;[.$B$73] ;&quot;) THEN (u_out IS &quot;;[.D76];&quot;)&quot;)" office:value-type="string" office:string-value=" IF (error IS MM) AND (d_error IS MM) AND (i_error IS BM) THEN (u_out IS BM)" calcext:value-type="string">
            <text:p><text:s/>IF (error IS MM) AND (d_error IS MM) AND (i_error IS BM) THEN (u_out IS BM)</text:p>
          </table:table-cell>
          <table:table-cell table:formula="of:=COM.MICROSOFT.TEXTJOIN(&quot;&quot;;0;&quot; IF (error IS &quot;;[.$B76];&quot;) AND (d_error IS &quot;;[.E$44];&quot;) AND (i_error IS &quot;;[.$B$73] ;&quot;) THEN (u_out IS &quot;;[.E76];&quot;)&quot;)" office:value-type="string" office:string-value=" IF (error IS MM) AND (d_error IS SM) AND (i_error IS BM) THEN (u_out IS BM)" calcext:value-type="string">
            <text:p><text:s/>IF (error IS MM) AND (d_error IS SM) AND (i_error IS BM) THEN (u_out IS BM)</text:p>
          </table:table-cell>
          <table:table-cell table:formula="of:=COM.MICROSOFT.TEXTJOIN(&quot;&quot;;0;&quot; IF (error IS &quot;;[.$B76];&quot;) AND (d_error IS &quot;;[.F$44];&quot;) AND (i_error IS &quot;;[.$B$73] ;&quot;) THEN (u_out IS &quot;;[.F76];&quot;)&quot;)" office:value-type="string" office:string-value=" IF (error IS MM) AND (d_error IS Z) AND (i_error IS BM) THEN (u_out IS BM)" calcext:value-type="string">
            <text:p><text:s/>IF (error IS MM) AND (d_error IS Z) AND (i_error IS BM) THEN (u_out IS BM)</text:p>
          </table:table-cell>
          <table:table-cell table:formula="of:=COM.MICROSOFT.TEXTJOIN(&quot;&quot;;0;&quot; IF (error IS &quot;;[.$B76];&quot;) AND (d_error IS &quot;;[.G$44];&quot;) AND (i_error IS &quot;;[.$B$73] ;&quot;) THEN (u_out IS &quot;;[.G76];&quot;)&quot;)" office:value-type="string" office:string-value=" IF (error IS MM) AND (d_error IS SP) AND (i_error IS BM) THEN (u_out IS BM)" calcext:value-type="string">
            <text:p><text:s/>IF (error IS MM) AND (d_error IS SP) AND (i_error IS BM) THEN (u_out IS BM)</text:p>
          </table:table-cell>
          <table:table-cell table:formula="of:=COM.MICROSOFT.TEXTJOIN(&quot;&quot;;0;&quot; IF (error IS &quot;;[.$B76];&quot;) AND (d_error IS &quot;;[.H$44];&quot;) AND (i_error IS &quot;;[.$B$73] ;&quot;) THEN (u_out IS &quot;;[.H76];&quot;)&quot;)" office:value-type="string" office:string-value=" IF (error IS MM) AND (d_error IS MP) AND (i_error IS BM) THEN (u_out IS BM)" calcext:value-type="string">
            <text:p><text:s/>IF (error IS MM) AND (d_error IS MP) AND (i_error IS BM) THEN (u_out IS BM)</text:p>
          </table:table-cell>
          <table:table-cell table:formula="of:=COM.MICROSOFT.TEXTJOIN(&quot;&quot;;0;&quot; IF (error IS &quot;;[.$B76];&quot;) AND (d_error IS &quot;;[.I$44];&quot;) AND (i_error IS &quot;;[.$B$73] ;&quot;) THEN (u_out IS &quot;;[.I76];&quot;)&quot;)" office:value-type="string" office:string-value=" IF (error IS MM) AND (d_error IS BP) AND (i_error IS BM) THEN (u_out IS MM)" calcext:value-type="string">
            <text:p><text:s/>IF (error IS MM) AND (d_error IS BP) AND (i_error IS BM) THEN (u_out IS MM)</text:p>
          </table:table-cell>
          <table:table-cell table:number-columns-repeated="2"/>
          <table:table-cell table:formula="of:=COM.MICROSOFT.TEXTJOIN(&quot;&quot;;0;&quot; IF (error IS &quot;;[.$K76];&quot;) AND (d_error IS &quot;;[.L$44];&quot;) AND (i_error IS &quot;;[.$K$73] ;&quot;) THEN (u_out IS &quot;;[.L76];&quot;)&quot;)" office:value-type="string" office:string-value=" IF (error IS MM) AND (d_error IS BM) AND (i_error IS BP) THEN (u_out IS MM)" calcext:value-type="string">
            <text:p><text:s/>IF (error IS MM) AND (d_error IS BM) AND (i_error IS BP) THEN (u_out IS MM)</text:p>
          </table:table-cell>
          <table:table-cell table:formula="of:=COM.MICROSOFT.TEXTJOIN(&quot;&quot;;0;&quot; IF (error IS &quot;;[.$K76];&quot;) AND (d_error IS &quot;;[.M$44];&quot;) AND (i_error IS &quot;;[.$K$73] ;&quot;) THEN (u_out IS &quot;;[.M76];&quot;)&quot;)" office:value-type="string" office:string-value=" IF (error IS MM) AND (d_error IS MM) AND (i_error IS BP) THEN (u_out IS SM)" calcext:value-type="string">
            <text:p><text:s/>IF (error IS MM) AND (d_error IS MM) AND (i_error IS BP) THEN (u_out IS SM)</text:p>
          </table:table-cell>
          <table:table-cell table:formula="of:=COM.MICROSOFT.TEXTJOIN(&quot;&quot;;0;&quot; IF (error IS &quot;;[.$K76];&quot;) AND (d_error IS &quot;;[.N$44];&quot;) AND (i_error IS &quot;;[.$K$73] ;&quot;) THEN (u_out IS &quot;;[.N76];&quot;)&quot;)" office:value-type="string" office:string-value=" IF (error IS MM) AND (d_error IS SM) AND (i_error IS BP) THEN (u_out IS Z)" calcext:value-type="string">
            <text:p><text:s/>IF (error IS MM) AND (d_error IS SM) AND (i_error IS BP) THEN (u_out IS Z)</text:p>
          </table:table-cell>
          <table:table-cell table:formula="of:=COM.MICROSOFT.TEXTJOIN(&quot;&quot;;0;&quot; IF (error IS &quot;;[.$K76];&quot;) AND (d_error IS &quot;;[.O$44];&quot;) AND (i_error IS &quot;;[.$K$73] ;&quot;) THEN (u_out IS &quot;;[.O76];&quot;)&quot;)" office:value-type="string" office:string-value=" IF (error IS MM) AND (d_error IS Z) AND (i_error IS BP) THEN (u_out IS SP)" calcext:value-type="string">
            <text:p><text:s/>IF (error IS MM) AND (d_error IS Z) AND (i_error IS BP) THEN (u_out IS SP)</text:p>
          </table:table-cell>
          <table:table-cell table:formula="of:=COM.MICROSOFT.TEXTJOIN(&quot;&quot;;0;&quot; IF (error IS &quot;;[.$K76];&quot;) AND (d_error IS &quot;;[.P$44];&quot;) AND (i_error IS &quot;;[.$K$73] ;&quot;) THEN (u_out IS &quot;;[.P76];&quot;)&quot;)" office:value-type="string" office:string-value=" IF (error IS MM) AND (d_error IS SP) AND (i_error IS BP) THEN (u_out IS MP)" calcext:value-type="string">
            <text:p><text:s/>IF (error IS MM) AND (d_error IS SP) AND (i_error IS BP) THEN (u_out IS MP)</text:p>
          </table:table-cell>
          <table:table-cell table:formula="of:=COM.MICROSOFT.TEXTJOIN(&quot;&quot;;0;&quot; IF (error IS &quot;;[.$K76];&quot;) AND (d_error IS &quot;;[.Q$44];&quot;) AND (i_error IS &quot;;[.$K$73] ;&quot;) THEN (u_out IS &quot;;[.Q76];&quot;)&quot;)" office:value-type="string" office:string-value=" IF (error IS MM) AND (d_error IS MP) AND (i_error IS BP) THEN (u_out IS BP)" calcext:value-type="string">
            <text:p><text:s/>IF (error IS MM) AND (d_error IS MP) AND (i_error IS BP) THEN (u_out IS BP)</text:p>
          </table:table-cell>
          <table:table-cell table:formula="of:=COM.MICROSOFT.TEXTJOIN(&quot;&quot;;0;&quot; IF (error IS &quot;;[.$K76];&quot;) AND (d_error IS &quot;;[.R$44];&quot;) AND (i_error IS &quot;;[.$K$73] ;&quot;) THEN (u_out IS &quot;;[.R76];&quot;)&quot;)" office:value-type="string" office:string-value=" IF (error IS MM) AND (d_error IS BP) AND (i_error IS BP) THEN (u_out IS BP)" calcext:value-type="string">
            <text:p><text:s/>IF (error IS MM) AND (d_error IS BP) AND (i_error IS BP) THEN (u_out IS BP)</text:p>
          </table:table-cell>
        </table:table-row>
        <table:table-row table:style-name="ro1">
          <table:table-cell table:number-columns-repeated="2"/>
          <table:table-cell table:formula="of:=COM.MICROSOFT.TEXTJOIN(&quot;&quot;;0;&quot; IF (error IS &quot;;[.$B77];&quot;) AND (d_error IS &quot;;[.C$44];&quot;) AND (i_error IS &quot;;[.$B$73] ;&quot;) THEN (u_out IS &quot;;[.C77];&quot;)&quot;)" office:value-type="string" office:string-value=" IF (error IS SM) AND (d_error IS BM) AND (i_error IS BM) THEN (u_out IS BM)" calcext:value-type="string">
            <text:p><text:s/>IF (error IS SM) AND (d_error IS BM) AND (i_error IS BM) THEN (u_out IS BM)</text:p>
          </table:table-cell>
          <table:table-cell table:formula="of:=COM.MICROSOFT.TEXTJOIN(&quot;&quot;;0;&quot; IF (error IS &quot;;[.$B77];&quot;) AND (d_error IS &quot;;[.D$44];&quot;) AND (i_error IS &quot;;[.$B$73] ;&quot;) THEN (u_out IS &quot;;[.D77];&quot;)&quot;)" office:value-type="string" office:string-value=" IF (error IS SM) AND (d_error IS MM) AND (i_error IS BM) THEN (u_out IS BM)" calcext:value-type="string">
            <text:p><text:s/>IF (error IS SM) AND (d_error IS MM) AND (i_error IS BM) THEN (u_out IS BM)</text:p>
          </table:table-cell>
          <table:table-cell table:formula="of:=COM.MICROSOFT.TEXTJOIN(&quot;&quot;;0;&quot; IF (error IS &quot;;[.$B77];&quot;) AND (d_error IS &quot;;[.E$44];&quot;) AND (i_error IS &quot;;[.$B$73] ;&quot;) THEN (u_out IS &quot;;[.E77];&quot;)&quot;)" office:value-type="string" office:string-value=" IF (error IS SM) AND (d_error IS SM) AND (i_error IS BM) THEN (u_out IS BM)" calcext:value-type="string">
            <text:p><text:s/>IF (error IS SM) AND (d_error IS SM) AND (i_error IS BM) THEN (u_out IS BM)</text:p>
          </table:table-cell>
          <table:table-cell table:formula="of:=COM.MICROSOFT.TEXTJOIN(&quot;&quot;;0;&quot; IF (error IS &quot;;[.$B77];&quot;) AND (d_error IS &quot;;[.F$44];&quot;) AND (i_error IS &quot;;[.$B$73] ;&quot;) THEN (u_out IS &quot;;[.F77];&quot;)&quot;)" office:value-type="string" office:string-value=" IF (error IS SM) AND (d_error IS Z) AND (i_error IS BM) THEN (u_out IS BM)" calcext:value-type="string">
            <text:p><text:s/>IF (error IS SM) AND (d_error IS Z) AND (i_error IS BM) THEN (u_out IS BM)</text:p>
          </table:table-cell>
          <table:table-cell table:formula="of:=COM.MICROSOFT.TEXTJOIN(&quot;&quot;;0;&quot; IF (error IS &quot;;[.$B77];&quot;) AND (d_error IS &quot;;[.G$44];&quot;) AND (i_error IS &quot;;[.$B$73] ;&quot;) THEN (u_out IS &quot;;[.G77];&quot;)&quot;)" office:value-type="string" office:string-value=" IF (error IS SM) AND (d_error IS SP) AND (i_error IS BM) THEN (u_out IS BM)" calcext:value-type="string">
            <text:p><text:s/>IF (error IS SM) AND (d_error IS SP) AND (i_error IS BM) THEN (u_out IS BM)</text:p>
          </table:table-cell>
          <table:table-cell table:formula="of:=COM.MICROSOFT.TEXTJOIN(&quot;&quot;;0;&quot; IF (error IS &quot;;[.$B77];&quot;) AND (d_error IS &quot;;[.H$44];&quot;) AND (i_error IS &quot;;[.$B$73] ;&quot;) THEN (u_out IS &quot;;[.H77];&quot;)&quot;)" office:value-type="string" office:string-value=" IF (error IS SM) AND (d_error IS MP) AND (i_error IS BM) THEN (u_out IS MM)" calcext:value-type="string">
            <text:p><text:s/>IF (error IS SM) AND (d_error IS MP) AND (i_error IS BM) THEN (u_out IS MM)</text:p>
          </table:table-cell>
          <table:table-cell table:formula="of:=COM.MICROSOFT.TEXTJOIN(&quot;&quot;;0;&quot; IF (error IS &quot;;[.$B77];&quot;) AND (d_error IS &quot;;[.I$44];&quot;) AND (i_error IS &quot;;[.$B$73] ;&quot;) THEN (u_out IS &quot;;[.I77];&quot;)&quot;)" office:value-type="string" office:string-value=" IF (error IS SM) AND (d_error IS BP) AND (i_error IS BM) THEN (u_out IS SM)" calcext:value-type="string">
            <text:p><text:s/>IF (error IS SM) AND (d_error IS BP) AND (i_error IS BM) THEN (u_out IS SM)</text:p>
          </table:table-cell>
          <table:table-cell table:number-columns-repeated="2"/>
          <table:table-cell table:formula="of:=COM.MICROSOFT.TEXTJOIN(&quot;&quot;;0;&quot; IF (error IS &quot;;[.$K77];&quot;) AND (d_error IS &quot;;[.L$44];&quot;) AND (i_error IS &quot;;[.$K$73] ;&quot;) THEN (u_out IS &quot;;[.L77];&quot;)&quot;)" office:value-type="string" office:string-value=" IF (error IS SM) AND (d_error IS BM) AND (i_error IS BP) THEN (u_out IS SM)" calcext:value-type="string">
            <text:p><text:s/>IF (error IS SM) AND (d_error IS BM) AND (i_error IS BP) THEN (u_out IS SM)</text:p>
          </table:table-cell>
          <table:table-cell table:formula="of:=COM.MICROSOFT.TEXTJOIN(&quot;&quot;;0;&quot; IF (error IS &quot;;[.$K77];&quot;) AND (d_error IS &quot;;[.M$44];&quot;) AND (i_error IS &quot;;[.$K$73] ;&quot;) THEN (u_out IS &quot;;[.M77];&quot;)&quot;)" office:value-type="string" office:string-value=" IF (error IS SM) AND (d_error IS MM) AND (i_error IS BP) THEN (u_out IS Z)" calcext:value-type="string">
            <text:p><text:s/>IF (error IS SM) AND (d_error IS MM) AND (i_error IS BP) THEN (u_out IS Z)</text:p>
          </table:table-cell>
          <table:table-cell table:formula="of:=COM.MICROSOFT.TEXTJOIN(&quot;&quot;;0;&quot; IF (error IS &quot;;[.$K77];&quot;) AND (d_error IS &quot;;[.N$44];&quot;) AND (i_error IS &quot;;[.$K$73] ;&quot;) THEN (u_out IS &quot;;[.N77];&quot;)&quot;)" office:value-type="string" office:string-value=" IF (error IS SM) AND (d_error IS SM) AND (i_error IS BP) THEN (u_out IS SP)" calcext:value-type="string">
            <text:p><text:s/>IF (error IS SM) AND (d_error IS SM) AND (i_error IS BP) THEN (u_out IS SP)</text:p>
          </table:table-cell>
          <table:table-cell table:formula="of:=COM.MICROSOFT.TEXTJOIN(&quot;&quot;;0;&quot; IF (error IS &quot;;[.$K77];&quot;) AND (d_error IS &quot;;[.O$44];&quot;) AND (i_error IS &quot;;[.$K$73] ;&quot;) THEN (u_out IS &quot;;[.O77];&quot;)&quot;)" office:value-type="string" office:string-value=" IF (error IS SM) AND (d_error IS Z) AND (i_error IS BP) THEN (u_out IS MP)" calcext:value-type="string">
            <text:p><text:s/>IF (error IS SM) AND (d_error IS Z) AND (i_error IS BP) THEN (u_out IS MP)</text:p>
          </table:table-cell>
          <table:table-cell table:formula="of:=COM.MICROSOFT.TEXTJOIN(&quot;&quot;;0;&quot; IF (error IS &quot;;[.$K77];&quot;) AND (d_error IS &quot;;[.P$44];&quot;) AND (i_error IS &quot;;[.$K$73] ;&quot;) THEN (u_out IS &quot;;[.P77];&quot;)&quot;)" office:value-type="string" office:string-value=" IF (error IS SM) AND (d_error IS SP) AND (i_error IS BP) THEN (u_out IS BP)" calcext:value-type="string">
            <text:p><text:s/>IF (error IS SM) AND (d_error IS SP) AND (i_error IS BP) THEN (u_out IS BP)</text:p>
          </table:table-cell>
          <table:table-cell table:formula="of:=COM.MICROSOFT.TEXTJOIN(&quot;&quot;;0;&quot; IF (error IS &quot;;[.$K77];&quot;) AND (d_error IS &quot;;[.Q$44];&quot;) AND (i_error IS &quot;;[.$K$73] ;&quot;) THEN (u_out IS &quot;;[.Q77];&quot;)&quot;)" office:value-type="string" office:string-value=" IF (error IS SM) AND (d_error IS MP) AND (i_error IS BP) THEN (u_out IS BP)" calcext:value-type="string">
            <text:p><text:s/>IF (error IS SM) AND (d_error IS MP) AND (i_error IS BP) THEN (u_out IS BP)</text:p>
          </table:table-cell>
          <table:table-cell table:formula="of:=COM.MICROSOFT.TEXTJOIN(&quot;&quot;;0;&quot; IF (error IS &quot;;[.$K77];&quot;) AND (d_error IS &quot;;[.R$44];&quot;) AND (i_error IS &quot;;[.$K$73] ;&quot;) THEN (u_out IS &quot;;[.R77];&quot;)&quot;)" office:value-type="string" office:string-value=" IF (error IS SM) AND (d_error IS BP) AND (i_error IS BP) THEN (u_out IS BP)" calcext:value-type="string">
            <text:p><text:s/>IF (error IS SM) AND (d_error IS BP) AND (i_error IS BP) THEN (u_out IS BP)</text:p>
          </table:table-cell>
        </table:table-row>
        <table:table-row table:style-name="ro1">
          <table:table-cell table:number-columns-repeated="2"/>
          <table:table-cell table:formula="of:=COM.MICROSOFT.TEXTJOIN(&quot;&quot;;0;&quot; IF (error IS &quot;;[.$B78];&quot;) AND (d_error IS &quot;;[.C$44];&quot;) AND (i_error IS &quot;;[.$B$73] ;&quot;) THEN (u_out IS &quot;;[.C78];&quot;)&quot;)" office:value-type="string" office:string-value=" IF (error IS Z) AND (d_error IS BM) AND (i_error IS BM) THEN (u_out IS BM)" calcext:value-type="string">
            <text:p><text:s/>IF (error IS Z) AND (d_error IS BM) AND (i_error IS BM) THEN (u_out IS BM)</text:p>
          </table:table-cell>
          <table:table-cell table:formula="of:=COM.MICROSOFT.TEXTJOIN(&quot;&quot;;0;&quot; IF (error IS &quot;;[.$B78];&quot;) AND (d_error IS &quot;;[.D$44];&quot;) AND (i_error IS &quot;;[.$B$73] ;&quot;) THEN (u_out IS &quot;;[.D78];&quot;)&quot;)" office:value-type="string" office:string-value=" IF (error IS Z) AND (d_error IS MM) AND (i_error IS BM) THEN (u_out IS BM)" calcext:value-type="string">
            <text:p><text:s/>IF (error IS Z) AND (d_error IS MM) AND (i_error IS BM) THEN (u_out IS BM)</text:p>
          </table:table-cell>
          <table:table-cell table:formula="of:=COM.MICROSOFT.TEXTJOIN(&quot;&quot;;0;&quot; IF (error IS &quot;;[.$B78];&quot;) AND (d_error IS &quot;;[.E$44];&quot;) AND (i_error IS &quot;;[.$B$73] ;&quot;) THEN (u_out IS &quot;;[.E78];&quot;)&quot;)" office:value-type="string" office:string-value=" IF (error IS Z) AND (d_error IS SM) AND (i_error IS BM) THEN (u_out IS BM)" calcext:value-type="string">
            <text:p><text:s/>IF (error IS Z) AND (d_error IS SM) AND (i_error IS BM) THEN (u_out IS BM)</text:p>
          </table:table-cell>
          <table:table-cell table:formula="of:=COM.MICROSOFT.TEXTJOIN(&quot;&quot;;0;&quot; IF (error IS &quot;;[.$B78];&quot;) AND (d_error IS &quot;;[.F$44];&quot;) AND (i_error IS &quot;;[.$B$73] ;&quot;) THEN (u_out IS &quot;;[.F78];&quot;)&quot;)" office:value-type="string" office:string-value=" IF (error IS Z) AND (d_error IS Z) AND (i_error IS BM) THEN (u_out IS BM)" calcext:value-type="string">
            <text:p><text:s/>IF (error IS Z) AND (d_error IS Z) AND (i_error IS BM) THEN (u_out IS BM)</text:p>
          </table:table-cell>
          <table:table-cell table:formula="of:=COM.MICROSOFT.TEXTJOIN(&quot;&quot;;0;&quot; IF (error IS &quot;;[.$B78];&quot;) AND (d_error IS &quot;;[.G$44];&quot;) AND (i_error IS &quot;;[.$B$73] ;&quot;) THEN (u_out IS &quot;;[.G78];&quot;)&quot;)" office:value-type="string" office:string-value=" IF (error IS Z) AND (d_error IS SP) AND (i_error IS BM) THEN (u_out IS MM)" calcext:value-type="string">
            <text:p><text:s/>IF (error IS Z) AND (d_error IS SP) AND (i_error IS BM) THEN (u_out IS MM)</text:p>
          </table:table-cell>
          <table:table-cell table:formula="of:=COM.MICROSOFT.TEXTJOIN(&quot;&quot;;0;&quot; IF (error IS &quot;;[.$B78];&quot;) AND (d_error IS &quot;;[.H$44];&quot;) AND (i_error IS &quot;;[.$B$73] ;&quot;) THEN (u_out IS &quot;;[.H78];&quot;)&quot;)" office:value-type="string" office:string-value=" IF (error IS Z) AND (d_error IS MP) AND (i_error IS BM) THEN (u_out IS SM)" calcext:value-type="string">
            <text:p><text:s/>IF (error IS Z) AND (d_error IS MP) AND (i_error IS BM) THEN (u_out IS SM)</text:p>
          </table:table-cell>
          <table:table-cell table:formula="of:=COM.MICROSOFT.TEXTJOIN(&quot;&quot;;0;&quot; IF (error IS &quot;;[.$B78];&quot;) AND (d_error IS &quot;;[.I$44];&quot;) AND (i_error IS &quot;;[.$B$73] ;&quot;) THEN (u_out IS &quot;;[.I78];&quot;)&quot;)" office:value-type="string" office:string-value=" IF (error IS Z) AND (d_error IS BP) AND (i_error IS BM) THEN (u_out IS Z)" calcext:value-type="string">
            <text:p><text:s/>IF (error IS Z) AND (d_error IS BP) AND (i_error IS BM) THEN (u_out IS Z)</text:p>
          </table:table-cell>
          <table:table-cell table:number-columns-repeated="2"/>
          <table:table-cell table:formula="of:=COM.MICROSOFT.TEXTJOIN(&quot;&quot;;0;&quot; IF (error IS &quot;;[.$K78];&quot;) AND (d_error IS &quot;;[.L$44];&quot;) AND (i_error IS &quot;;[.$K$73] ;&quot;) THEN (u_out IS &quot;;[.L78];&quot;)&quot;)" office:value-type="string" office:string-value=" IF (error IS Z) AND (d_error IS BM) AND (i_error IS BP) THEN (u_out IS Z)" calcext:value-type="string">
            <text:p><text:s/>IF (error IS Z) AND (d_error IS BM) AND (i_error IS BP) THEN (u_out IS Z)</text:p>
          </table:table-cell>
          <table:table-cell table:formula="of:=COM.MICROSOFT.TEXTJOIN(&quot;&quot;;0;&quot; IF (error IS &quot;;[.$K78];&quot;) AND (d_error IS &quot;;[.M$44];&quot;) AND (i_error IS &quot;;[.$K$73] ;&quot;) THEN (u_out IS &quot;;[.M78];&quot;)&quot;)" office:value-type="string" office:string-value=" IF (error IS Z) AND (d_error IS MM) AND (i_error IS BP) THEN (u_out IS SP)" calcext:value-type="string">
            <text:p><text:s/>IF (error IS Z) AND (d_error IS MM) AND (i_error IS BP) THEN (u_out IS SP)</text:p>
          </table:table-cell>
          <table:table-cell table:formula="of:=COM.MICROSOFT.TEXTJOIN(&quot;&quot;;0;&quot; IF (error IS &quot;;[.$K78];&quot;) AND (d_error IS &quot;;[.N$44];&quot;) AND (i_error IS &quot;;[.$K$73] ;&quot;) THEN (u_out IS &quot;;[.N78];&quot;)&quot;)" office:value-type="string" office:string-value=" IF (error IS Z) AND (d_error IS SM) AND (i_error IS BP) THEN (u_out IS MP)" calcext:value-type="string">
            <text:p><text:s/>IF (error IS Z) AND (d_error IS SM) AND (i_error IS BP) THEN (u_out IS MP)</text:p>
          </table:table-cell>
          <table:table-cell table:formula="of:=COM.MICROSOFT.TEXTJOIN(&quot;&quot;;0;&quot; IF (error IS &quot;;[.$K78];&quot;) AND (d_error IS &quot;;[.O$44];&quot;) AND (i_error IS &quot;;[.$K$73] ;&quot;) THEN (u_out IS &quot;;[.O78];&quot;)&quot;)" office:value-type="string" office:string-value=" IF (error IS Z) AND (d_error IS Z) AND (i_error IS BP) THEN (u_out IS BP)" calcext:value-type="string">
            <text:p><text:s/>IF (error IS Z) AND (d_error IS Z) AND (i_error IS BP) THEN (u_out IS BP)</text:p>
          </table:table-cell>
          <table:table-cell table:formula="of:=COM.MICROSOFT.TEXTJOIN(&quot;&quot;;0;&quot; IF (error IS &quot;;[.$K78];&quot;) AND (d_error IS &quot;;[.P$44];&quot;) AND (i_error IS &quot;;[.$K$73] ;&quot;) THEN (u_out IS &quot;;[.P78];&quot;)&quot;)" office:value-type="string" office:string-value=" IF (error IS Z) AND (d_error IS SP) AND (i_error IS BP) THEN (u_out IS BP)" calcext:value-type="string">
            <text:p><text:s/>IF (error IS Z) AND (d_error IS SP) AND (i_error IS BP) THEN (u_out IS BP)</text:p>
          </table:table-cell>
          <table:table-cell table:formula="of:=COM.MICROSOFT.TEXTJOIN(&quot;&quot;;0;&quot; IF (error IS &quot;;[.$K78];&quot;) AND (d_error IS &quot;;[.Q$44];&quot;) AND (i_error IS &quot;;[.$K$73] ;&quot;) THEN (u_out IS &quot;;[.Q78];&quot;)&quot;)" office:value-type="string" office:string-value=" IF (error IS Z) AND (d_error IS MP) AND (i_error IS BP) THEN (u_out IS BP)" calcext:value-type="string">
            <text:p><text:s/>IF (error IS Z) AND (d_error IS MP) AND (i_error IS BP) THEN (u_out IS BP)</text:p>
          </table:table-cell>
          <table:table-cell table:formula="of:=COM.MICROSOFT.TEXTJOIN(&quot;&quot;;0;&quot; IF (error IS &quot;;[.$K78];&quot;) AND (d_error IS &quot;;[.R$44];&quot;) AND (i_error IS &quot;;[.$K$73] ;&quot;) THEN (u_out IS &quot;;[.R78];&quot;)&quot;)" office:value-type="string" office:string-value=" IF (error IS Z) AND (d_error IS BP) AND (i_error IS BP) THEN (u_out IS BP)" calcext:value-type="string">
            <text:p><text:s/>IF (error IS Z) AND (d_error IS BP) AND (i_error IS BP) THEN (u_out IS BP)</text:p>
          </table:table-cell>
        </table:table-row>
        <table:table-row table:style-name="ro1">
          <table:table-cell table:number-columns-repeated="2"/>
          <table:table-cell table:formula="of:=COM.MICROSOFT.TEXTJOIN(&quot;&quot;;0;&quot; IF (error IS &quot;;[.$B79];&quot;) AND (d_error IS &quot;;[.C$44];&quot;) AND (i_error IS &quot;;[.$B$73] ;&quot;) THEN (u_out IS &quot;;[.C79];&quot;)&quot;)" office:value-type="string" office:string-value=" IF (error IS SP) AND (d_error IS BM) AND (i_error IS BM) THEN (u_out IS BM)" calcext:value-type="string">
            <text:p><text:s/>IF (error IS SP) AND (d_error IS BM) AND (i_error IS BM) THEN (u_out IS BM)</text:p>
          </table:table-cell>
          <table:table-cell table:formula="of:=COM.MICROSOFT.TEXTJOIN(&quot;&quot;;0;&quot; IF (error IS &quot;;[.$B79];&quot;) AND (d_error IS &quot;;[.D$44];&quot;) AND (i_error IS &quot;;[.$B$73] ;&quot;) THEN (u_out IS &quot;;[.D79];&quot;)&quot;)" office:value-type="string" office:string-value=" IF (error IS SP) AND (d_error IS MM) AND (i_error IS BM) THEN (u_out IS BM)" calcext:value-type="string">
            <text:p><text:s/>IF (error IS SP) AND (d_error IS MM) AND (i_error IS BM) THEN (u_out IS BM)</text:p>
          </table:table-cell>
          <table:table-cell table:formula="of:=COM.MICROSOFT.TEXTJOIN(&quot;&quot;;0;&quot; IF (error IS &quot;;[.$B79];&quot;) AND (d_error IS &quot;;[.E$44];&quot;) AND (i_error IS &quot;;[.$B$73] ;&quot;) THEN (u_out IS &quot;;[.E79];&quot;)&quot;)" office:value-type="string" office:string-value=" IF (error IS SP) AND (d_error IS SM) AND (i_error IS BM) THEN (u_out IS BM)" calcext:value-type="string">
            <text:p><text:s/>IF (error IS SP) AND (d_error IS SM) AND (i_error IS BM) THEN (u_out IS BM)</text:p>
          </table:table-cell>
          <table:table-cell table:formula="of:=COM.MICROSOFT.TEXTJOIN(&quot;&quot;;0;&quot; IF (error IS &quot;;[.$B79];&quot;) AND (d_error IS &quot;;[.F$44];&quot;) AND (i_error IS &quot;;[.$B$73] ;&quot;) THEN (u_out IS &quot;;[.F79];&quot;)&quot;)" office:value-type="string" office:string-value=" IF (error IS SP) AND (d_error IS Z) AND (i_error IS BM) THEN (u_out IS MM)" calcext:value-type="string">
            <text:p><text:s/>IF (error IS SP) AND (d_error IS Z) AND (i_error IS BM) THEN (u_out IS MM)</text:p>
          </table:table-cell>
          <table:table-cell table:formula="of:=COM.MICROSOFT.TEXTJOIN(&quot;&quot;;0;&quot; IF (error IS &quot;;[.$B79];&quot;) AND (d_error IS &quot;;[.G$44];&quot;) AND (i_error IS &quot;;[.$B$73] ;&quot;) THEN (u_out IS &quot;;[.G79];&quot;)&quot;)" office:value-type="string" office:string-value=" IF (error IS SP) AND (d_error IS SP) AND (i_error IS BM) THEN (u_out IS SM)" calcext:value-type="string">
            <text:p><text:s/>IF (error IS SP) AND (d_error IS SP) AND (i_error IS BM) THEN (u_out IS SM)</text:p>
          </table:table-cell>
          <table:table-cell table:formula="of:=COM.MICROSOFT.TEXTJOIN(&quot;&quot;;0;&quot; IF (error IS &quot;;[.$B79];&quot;) AND (d_error IS &quot;;[.H$44];&quot;) AND (i_error IS &quot;;[.$B$73] ;&quot;) THEN (u_out IS &quot;;[.H79];&quot;)&quot;)" office:value-type="string" office:string-value=" IF (error IS SP) AND (d_error IS MP) AND (i_error IS BM) THEN (u_out IS Z)" calcext:value-type="string">
            <text:p><text:s/>IF (error IS SP) AND (d_error IS MP) AND (i_error IS BM) THEN (u_out IS Z)</text:p>
          </table:table-cell>
          <table:table-cell table:formula="of:=COM.MICROSOFT.TEXTJOIN(&quot;&quot;;0;&quot; IF (error IS &quot;;[.$B79];&quot;) AND (d_error IS &quot;;[.I$44];&quot;) AND (i_error IS &quot;;[.$B$73] ;&quot;) THEN (u_out IS &quot;;[.I79];&quot;)&quot;)" office:value-type="string" office:string-value=" IF (error IS SP) AND (d_error IS BP) AND (i_error IS BM) THEN (u_out IS SP)" calcext:value-type="string">
            <text:p><text:s/>IF (error IS SP) AND (d_error IS BP) AND (i_error IS BM) THEN (u_out IS SP)</text:p>
          </table:table-cell>
          <table:table-cell table:number-columns-repeated="2"/>
          <table:table-cell table:formula="of:=COM.MICROSOFT.TEXTJOIN(&quot;&quot;;0;&quot; IF (error IS &quot;;[.$K79];&quot;) AND (d_error IS &quot;;[.L$44];&quot;) AND (i_error IS &quot;;[.$K$73] ;&quot;) THEN (u_out IS &quot;;[.L79];&quot;)&quot;)" office:value-type="string" office:string-value=" IF (error IS SP) AND (d_error IS BM) AND (i_error IS BP) THEN (u_out IS SP)" calcext:value-type="string">
            <text:p><text:s/>IF (error IS SP) AND (d_error IS BM) AND (i_error IS BP) THEN (u_out IS SP)</text:p>
          </table:table-cell>
          <table:table-cell table:formula="of:=COM.MICROSOFT.TEXTJOIN(&quot;&quot;;0;&quot; IF (error IS &quot;;[.$K79];&quot;) AND (d_error IS &quot;;[.M$44];&quot;) AND (i_error IS &quot;;[.$K$73] ;&quot;) THEN (u_out IS &quot;;[.M79];&quot;)&quot;)" office:value-type="string" office:string-value=" IF (error IS SP) AND (d_error IS MM) AND (i_error IS BP) THEN (u_out IS MP)" calcext:value-type="string">
            <text:p><text:s/>IF (error IS SP) AND (d_error IS MM) AND (i_error IS BP) THEN (u_out IS MP)</text:p>
          </table:table-cell>
          <table:table-cell table:formula="of:=COM.MICROSOFT.TEXTJOIN(&quot;&quot;;0;&quot; IF (error IS &quot;;[.$K79];&quot;) AND (d_error IS &quot;;[.N$44];&quot;) AND (i_error IS &quot;;[.$K$73] ;&quot;) THEN (u_out IS &quot;;[.N79];&quot;)&quot;)" office:value-type="string" office:string-value=" IF (error IS SP) AND (d_error IS SM) AND (i_error IS BP) THEN (u_out IS BP)" calcext:value-type="string">
            <text:p><text:s/>IF (error IS SP) AND (d_error IS SM) AND (i_error IS BP) THEN (u_out IS BP)</text:p>
          </table:table-cell>
          <table:table-cell table:formula="of:=COM.MICROSOFT.TEXTJOIN(&quot;&quot;;0;&quot; IF (error IS &quot;;[.$K79];&quot;) AND (d_error IS &quot;;[.O$44];&quot;) AND (i_error IS &quot;;[.$K$73] ;&quot;) THEN (u_out IS &quot;;[.O79];&quot;)&quot;)" office:value-type="string" office:string-value=" IF (error IS SP) AND (d_error IS Z) AND (i_error IS BP) THEN (u_out IS BP)" calcext:value-type="string">
            <text:p><text:s/>IF (error IS SP) AND (d_error IS Z) AND (i_error IS BP) THEN (u_out IS BP)</text:p>
          </table:table-cell>
          <table:table-cell table:formula="of:=COM.MICROSOFT.TEXTJOIN(&quot;&quot;;0;&quot; IF (error IS &quot;;[.$K79];&quot;) AND (d_error IS &quot;;[.P$44];&quot;) AND (i_error IS &quot;;[.$K$73] ;&quot;) THEN (u_out IS &quot;;[.P79];&quot;)&quot;)" office:value-type="string" office:string-value=" IF (error IS SP) AND (d_error IS SP) AND (i_error IS BP) THEN (u_out IS BP)" calcext:value-type="string">
            <text:p><text:s/>IF (error IS SP) AND (d_error IS SP) AND (i_error IS BP) THEN (u_out IS BP)</text:p>
          </table:table-cell>
          <table:table-cell table:formula="of:=COM.MICROSOFT.TEXTJOIN(&quot;&quot;;0;&quot; IF (error IS &quot;;[.$K79];&quot;) AND (d_error IS &quot;;[.Q$44];&quot;) AND (i_error IS &quot;;[.$K$73] ;&quot;) THEN (u_out IS &quot;;[.Q79];&quot;)&quot;)" office:value-type="string" office:string-value=" IF (error IS SP) AND (d_error IS MP) AND (i_error IS BP) THEN (u_out IS BP)" calcext:value-type="string">
            <text:p><text:s/>IF (error IS SP) AND (d_error IS MP) AND (i_error IS BP) THEN (u_out IS BP)</text:p>
          </table:table-cell>
          <table:table-cell table:formula="of:=COM.MICROSOFT.TEXTJOIN(&quot;&quot;;0;&quot; IF (error IS &quot;;[.$K79];&quot;) AND (d_error IS &quot;;[.R$44];&quot;) AND (i_error IS &quot;;[.$K$73] ;&quot;) THEN (u_out IS &quot;;[.R79];&quot;)&quot;)" office:value-type="string" office:string-value=" IF (error IS SP) AND (d_error IS BP) AND (i_error IS BP) THEN (u_out IS BP)" calcext:value-type="string">
            <text:p><text:s/>IF (error IS SP) AND (d_error IS BP) AND (i_error IS BP) THEN (u_out IS BP)</text:p>
          </table:table-cell>
        </table:table-row>
        <table:table-row table:style-name="ro1">
          <table:table-cell table:number-columns-repeated="2"/>
          <table:table-cell table:formula="of:=COM.MICROSOFT.TEXTJOIN(&quot;&quot;;0;&quot; IF (error IS &quot;;[.$B80];&quot;) AND (d_error IS &quot;;[.C$44];&quot;) AND (i_error IS &quot;;[.$B$73] ;&quot;) THEN (u_out IS &quot;;[.C80];&quot;)&quot;)" office:value-type="string" office:string-value=" IF (error IS MP) AND (d_error IS BM) AND (i_error IS BM) THEN (u_out IS BM)" calcext:value-type="string">
            <text:p><text:s/>IF (error IS MP) AND (d_error IS BM) AND (i_error IS BM) THEN (u_out IS BM)</text:p>
          </table:table-cell>
          <table:table-cell table:formula="of:=COM.MICROSOFT.TEXTJOIN(&quot;&quot;;0;&quot; IF (error IS &quot;;[.$B80];&quot;) AND (d_error IS &quot;;[.D$44];&quot;) AND (i_error IS &quot;;[.$B$73] ;&quot;) THEN (u_out IS &quot;;[.D80];&quot;)&quot;)" office:value-type="string" office:string-value=" IF (error IS MP) AND (d_error IS MM) AND (i_error IS BM) THEN (u_out IS BM)" calcext:value-type="string">
            <text:p><text:s/>IF (error IS MP) AND (d_error IS MM) AND (i_error IS BM) THEN (u_out IS BM)</text:p>
          </table:table-cell>
          <table:table-cell table:formula="of:=COM.MICROSOFT.TEXTJOIN(&quot;&quot;;0;&quot; IF (error IS &quot;;[.$B80];&quot;) AND (d_error IS &quot;;[.E$44];&quot;) AND (i_error IS &quot;;[.$B$73] ;&quot;) THEN (u_out IS &quot;;[.E80];&quot;)&quot;)" office:value-type="string" office:string-value=" IF (error IS MP) AND (d_error IS SM) AND (i_error IS BM) THEN (u_out IS MM)" calcext:value-type="string">
            <text:p><text:s/>IF (error IS MP) AND (d_error IS SM) AND (i_error IS BM) THEN (u_out IS MM)</text:p>
          </table:table-cell>
          <table:table-cell table:formula="of:=COM.MICROSOFT.TEXTJOIN(&quot;&quot;;0;&quot; IF (error IS &quot;;[.$B80];&quot;) AND (d_error IS &quot;;[.F$44];&quot;) AND (i_error IS &quot;;[.$B$73] ;&quot;) THEN (u_out IS &quot;;[.F80];&quot;)&quot;)" office:value-type="string" office:string-value=" IF (error IS MP) AND (d_error IS Z) AND (i_error IS BM) THEN (u_out IS SM)" calcext:value-type="string">
            <text:p><text:s/>IF (error IS MP) AND (d_error IS Z) AND (i_error IS BM) THEN (u_out IS SM)</text:p>
          </table:table-cell>
          <table:table-cell table:formula="of:=COM.MICROSOFT.TEXTJOIN(&quot;&quot;;0;&quot; IF (error IS &quot;;[.$B80];&quot;) AND (d_error IS &quot;;[.G$44];&quot;) AND (i_error IS &quot;;[.$B$73] ;&quot;) THEN (u_out IS &quot;;[.G80];&quot;)&quot;)" office:value-type="string" office:string-value=" IF (error IS MP) AND (d_error IS SP) AND (i_error IS BM) THEN (u_out IS Z)" calcext:value-type="string">
            <text:p><text:s/>IF (error IS MP) AND (d_error IS SP) AND (i_error IS BM) THEN (u_out IS Z)</text:p>
          </table:table-cell>
          <table:table-cell table:formula="of:=COM.MICROSOFT.TEXTJOIN(&quot;&quot;;0;&quot; IF (error IS &quot;;[.$B80];&quot;) AND (d_error IS &quot;;[.H$44];&quot;) AND (i_error IS &quot;;[.$B$73] ;&quot;) THEN (u_out IS &quot;;[.H80];&quot;)&quot;)" office:value-type="string" office:string-value=" IF (error IS MP) AND (d_error IS MP) AND (i_error IS BM) THEN (u_out IS SP)" calcext:value-type="string">
            <text:p><text:s/>IF (error IS MP) AND (d_error IS MP) AND (i_error IS BM) THEN (u_out IS SP)</text:p>
          </table:table-cell>
          <table:table-cell table:formula="of:=COM.MICROSOFT.TEXTJOIN(&quot;&quot;;0;&quot; IF (error IS &quot;;[.$B80];&quot;) AND (d_error IS &quot;;[.I$44];&quot;) AND (i_error IS &quot;;[.$B$73] ;&quot;) THEN (u_out IS &quot;;[.I80];&quot;)&quot;)" office:value-type="string" office:string-value=" IF (error IS MP) AND (d_error IS BP) AND (i_error IS BM) THEN (u_out IS MP)" calcext:value-type="string">
            <text:p><text:s/>IF (error IS MP) AND (d_error IS BP) AND (i_error IS BM) THEN (u_out IS MP)</text:p>
          </table:table-cell>
          <table:table-cell table:number-columns-repeated="2"/>
          <table:table-cell table:formula="of:=COM.MICROSOFT.TEXTJOIN(&quot;&quot;;0;&quot; IF (error IS &quot;;[.$K80];&quot;) AND (d_error IS &quot;;[.L$44];&quot;) AND (i_error IS &quot;;[.$K$73] ;&quot;) THEN (u_out IS &quot;;[.L80];&quot;)&quot;)" office:value-type="string" office:string-value=" IF (error IS MP) AND (d_error IS BM) AND (i_error IS BP) THEN (u_out IS MP)" calcext:value-type="string">
            <text:p><text:s/>IF (error IS MP) AND (d_error IS BM) AND (i_error IS BP) THEN (u_out IS MP)</text:p>
          </table:table-cell>
          <table:table-cell table:formula="of:=COM.MICROSOFT.TEXTJOIN(&quot;&quot;;0;&quot; IF (error IS &quot;;[.$K80];&quot;) AND (d_error IS &quot;;[.M$44];&quot;) AND (i_error IS &quot;;[.$K$73] ;&quot;) THEN (u_out IS &quot;;[.M80];&quot;)&quot;)" office:value-type="string" office:string-value=" IF (error IS MP) AND (d_error IS MM) AND (i_error IS BP) THEN (u_out IS BP)" calcext:value-type="string">
            <text:p><text:s/>IF (error IS MP) AND (d_error IS MM) AND (i_error IS BP) THEN (u_out IS BP)</text:p>
          </table:table-cell>
          <table:table-cell table:formula="of:=COM.MICROSOFT.TEXTJOIN(&quot;&quot;;0;&quot; IF (error IS &quot;;[.$K80];&quot;) AND (d_error IS &quot;;[.N$44];&quot;) AND (i_error IS &quot;;[.$K$73] ;&quot;) THEN (u_out IS &quot;;[.N80];&quot;)&quot;)" office:value-type="string" office:string-value=" IF (error IS MP) AND (d_error IS SM) AND (i_error IS BP) THEN (u_out IS BP)" calcext:value-type="string">
            <text:p><text:s/>IF (error IS MP) AND (d_error IS SM) AND (i_error IS BP) THEN (u_out IS BP)</text:p>
          </table:table-cell>
          <table:table-cell table:formula="of:=COM.MICROSOFT.TEXTJOIN(&quot;&quot;;0;&quot; IF (error IS &quot;;[.$K80];&quot;) AND (d_error IS &quot;;[.O$44];&quot;) AND (i_error IS &quot;;[.$K$73] ;&quot;) THEN (u_out IS &quot;;[.O80];&quot;)&quot;)" office:value-type="string" office:string-value=" IF (error IS MP) AND (d_error IS Z) AND (i_error IS BP) THEN (u_out IS BP)" calcext:value-type="string">
            <text:p><text:s/>IF (error IS MP) AND (d_error IS Z) AND (i_error IS BP) THEN (u_out IS BP)</text:p>
          </table:table-cell>
          <table:table-cell table:formula="of:=COM.MICROSOFT.TEXTJOIN(&quot;&quot;;0;&quot; IF (error IS &quot;;[.$K80];&quot;) AND (d_error IS &quot;;[.P$44];&quot;) AND (i_error IS &quot;;[.$K$73] ;&quot;) THEN (u_out IS &quot;;[.P80];&quot;)&quot;)" office:value-type="string" office:string-value=" IF (error IS MP) AND (d_error IS SP) AND (i_error IS BP) THEN (u_out IS BP)" calcext:value-type="string">
            <text:p><text:s/>IF (error IS MP) AND (d_error IS SP) AND (i_error IS BP) THEN (u_out IS BP)</text:p>
          </table:table-cell>
          <table:table-cell table:formula="of:=COM.MICROSOFT.TEXTJOIN(&quot;&quot;;0;&quot; IF (error IS &quot;;[.$K80];&quot;) AND (d_error IS &quot;;[.Q$44];&quot;) AND (i_error IS &quot;;[.$K$73] ;&quot;) THEN (u_out IS &quot;;[.Q80];&quot;)&quot;)" office:value-type="string" office:string-value=" IF (error IS MP) AND (d_error IS MP) AND (i_error IS BP) THEN (u_out IS BP)" calcext:value-type="string">
            <text:p><text:s/>IF (error IS MP) AND (d_error IS MP) AND (i_error IS BP) THEN (u_out IS BP)</text:p>
          </table:table-cell>
          <table:table-cell table:formula="of:=COM.MICROSOFT.TEXTJOIN(&quot;&quot;;0;&quot; IF (error IS &quot;;[.$K80];&quot;) AND (d_error IS &quot;;[.R$44];&quot;) AND (i_error IS &quot;;[.$K$73] ;&quot;) THEN (u_out IS &quot;;[.R80];&quot;)&quot;)" office:value-type="string" office:string-value=" IF (error IS MP) AND (d_error IS BP) AND (i_error IS BP) THEN (u_out IS BP)" calcext:value-type="string">
            <text:p><text:s/>IF (error IS MP) AND (d_error IS BP) AND (i_error IS BP) THEN (u_out IS BP)</text:p>
          </table:table-cell>
        </table:table-row>
        <table:table-row table:style-name="ro1">
          <table:table-cell table:number-columns-repeated="2"/>
          <table:table-cell table:formula="of:=COM.MICROSOFT.TEXTJOIN(&quot;&quot;;0;&quot; IF (error IS &quot;;[.$B81];&quot;) AND (d_error IS &quot;;[.C$44];&quot;) AND (i_error IS &quot;;[.$B$73] ;&quot;) THEN (u_out IS &quot;;[.C81];&quot;)&quot;)" office:value-type="string" office:string-value=" IF (error IS BP) AND (d_error IS BM) AND (i_error IS BM) THEN (u_out IS BM)" calcext:value-type="string">
            <text:p><text:s/>IF (error IS BP) AND (d_error IS BM) AND (i_error IS BM) THEN (u_out IS BM)</text:p>
          </table:table-cell>
          <table:table-cell table:formula="of:=COM.MICROSOFT.TEXTJOIN(&quot;&quot;;0;&quot; IF (error IS &quot;;[.$B81];&quot;) AND (d_error IS &quot;;[.D$44];&quot;) AND (i_error IS &quot;;[.$B$73] ;&quot;) THEN (u_out IS &quot;;[.D81];&quot;)&quot;)" office:value-type="string" office:string-value=" IF (error IS BP) AND (d_error IS MM) AND (i_error IS BM) THEN (u_out IS MM)" calcext:value-type="string">
            <text:p><text:s/>IF (error IS BP) AND (d_error IS MM) AND (i_error IS BM) THEN (u_out IS MM)</text:p>
          </table:table-cell>
          <table:table-cell table:formula="of:=COM.MICROSOFT.TEXTJOIN(&quot;&quot;;0;&quot; IF (error IS &quot;;[.$B81];&quot;) AND (d_error IS &quot;;[.E$44];&quot;) AND (i_error IS &quot;;[.$B$73] ;&quot;) THEN (u_out IS &quot;;[.E81];&quot;)&quot;)" office:value-type="string" office:string-value=" IF (error IS BP) AND (d_error IS SM) AND (i_error IS BM) THEN (u_out IS SM)" calcext:value-type="string">
            <text:p><text:s/>IF (error IS BP) AND (d_error IS SM) AND (i_error IS BM) THEN (u_out IS SM)</text:p>
          </table:table-cell>
          <table:table-cell table:formula="of:=COM.MICROSOFT.TEXTJOIN(&quot;&quot;;0;&quot; IF (error IS &quot;;[.$B81];&quot;) AND (d_error IS &quot;;[.F$44];&quot;) AND (i_error IS &quot;;[.$B$73] ;&quot;) THEN (u_out IS &quot;;[.F81];&quot;)&quot;)" office:value-type="string" office:string-value=" IF (error IS BP) AND (d_error IS Z) AND (i_error IS BM) THEN (u_out IS Z)" calcext:value-type="string">
            <text:p><text:s/>IF (error IS BP) AND (d_error IS Z) AND (i_error IS BM) THEN (u_out IS Z)</text:p>
          </table:table-cell>
          <table:table-cell table:formula="of:=COM.MICROSOFT.TEXTJOIN(&quot;&quot;;0;&quot; IF (error IS &quot;;[.$B81];&quot;) AND (d_error IS &quot;;[.G$44];&quot;) AND (i_error IS &quot;;[.$B$73] ;&quot;) THEN (u_out IS &quot;;[.G81];&quot;)&quot;)" office:value-type="string" office:string-value=" IF (error IS BP) AND (d_error IS SP) AND (i_error IS BM) THEN (u_out IS SP)" calcext:value-type="string">
            <text:p><text:s/>IF (error IS BP) AND (d_error IS SP) AND (i_error IS BM) THEN (u_out IS SP)</text:p>
          </table:table-cell>
          <table:table-cell table:formula="of:=COM.MICROSOFT.TEXTJOIN(&quot;&quot;;0;&quot; IF (error IS &quot;;[.$B81];&quot;) AND (d_error IS &quot;;[.H$44];&quot;) AND (i_error IS &quot;;[.$B$73] ;&quot;) THEN (u_out IS &quot;;[.H81];&quot;)&quot;)" office:value-type="string" office:string-value=" IF (error IS BP) AND (d_error IS MP) AND (i_error IS BM) THEN (u_out IS MP)" calcext:value-type="string">
            <text:p><text:s/>IF (error IS BP) AND (d_error IS MP) AND (i_error IS BM) THEN (u_out IS MP)</text:p>
          </table:table-cell>
          <table:table-cell table:formula="of:=COM.MICROSOFT.TEXTJOIN(&quot;&quot;;0;&quot; IF (error IS &quot;;[.$B81];&quot;) AND (d_error IS &quot;;[.I$44];&quot;) AND (i_error IS &quot;;[.$B$73] ;&quot;) THEN (u_out IS &quot;;[.I81];&quot;)&quot;)" office:value-type="string" office:string-value=" IF (error IS BP) AND (d_error IS BP) AND (i_error IS BM) THEN (u_out IS BP)" calcext:value-type="string">
            <text:p><text:s/>IF (error IS BP) AND (d_error IS BP) AND (i_error IS BM) THEN (u_out IS BP)</text:p>
          </table:table-cell>
          <table:table-cell table:number-columns-repeated="2"/>
          <table:table-cell table:formula="of:=COM.MICROSOFT.TEXTJOIN(&quot;&quot;;0;&quot; IF (error IS &quot;;[.$K81];&quot;) AND (d_error IS &quot;;[.L$44];&quot;) AND (i_error IS &quot;;[.$K$73] ;&quot;) THEN (u_out IS &quot;;[.L81];&quot;)&quot;)" office:value-type="string" office:string-value=" IF (error IS BP) AND (d_error IS BM) AND (i_error IS BP) THEN (u_out IS BP)" calcext:value-type="string">
            <text:p><text:s/>IF (error IS BP) AND (d_error IS BM) AND (i_error IS BP) THEN (u_out IS BP)</text:p>
          </table:table-cell>
          <table:table-cell table:formula="of:=COM.MICROSOFT.TEXTJOIN(&quot;&quot;;0;&quot; IF (error IS &quot;;[.$K81];&quot;) AND (d_error IS &quot;;[.M$44];&quot;) AND (i_error IS &quot;;[.$K$73] ;&quot;) THEN (u_out IS &quot;;[.M81];&quot;)&quot;)" office:value-type="string" office:string-value=" IF (error IS BP) AND (d_error IS MM) AND (i_error IS BP) THEN (u_out IS BP)" calcext:value-type="string">
            <text:p><text:s/>IF (error IS BP) AND (d_error IS MM) AND (i_error IS BP) THEN (u_out IS BP)</text:p>
          </table:table-cell>
          <table:table-cell table:formula="of:=COM.MICROSOFT.TEXTJOIN(&quot;&quot;;0;&quot; IF (error IS &quot;;[.$K81];&quot;) AND (d_error IS &quot;;[.N$44];&quot;) AND (i_error IS &quot;;[.$K$73] ;&quot;) THEN (u_out IS &quot;;[.N81];&quot;)&quot;)" office:value-type="string" office:string-value=" IF (error IS BP) AND (d_error IS SM) AND (i_error IS BP) THEN (u_out IS BP)" calcext:value-type="string">
            <text:p><text:s/>IF (error IS BP) AND (d_error IS SM) AND (i_error IS BP) THEN (u_out IS BP)</text:p>
          </table:table-cell>
          <table:table-cell table:formula="of:=COM.MICROSOFT.TEXTJOIN(&quot;&quot;;0;&quot; IF (error IS &quot;;[.$K81];&quot;) AND (d_error IS &quot;;[.O$44];&quot;) AND (i_error IS &quot;;[.$K$73] ;&quot;) THEN (u_out IS &quot;;[.O81];&quot;)&quot;)" office:value-type="string" office:string-value=" IF (error IS BP) AND (d_error IS Z) AND (i_error IS BP) THEN (u_out IS BP)" calcext:value-type="string">
            <text:p><text:s/>IF (error IS BP) AND (d_error IS Z) AND (i_error IS BP) THEN (u_out IS BP)</text:p>
          </table:table-cell>
          <table:table-cell table:formula="of:=COM.MICROSOFT.TEXTJOIN(&quot;&quot;;0;&quot; IF (error IS &quot;;[.$K81];&quot;) AND (d_error IS &quot;;[.P$44];&quot;) AND (i_error IS &quot;;[.$K$73] ;&quot;) THEN (u_out IS &quot;;[.P81];&quot;)&quot;)" office:value-type="string" office:string-value=" IF (error IS BP) AND (d_error IS SP) AND (i_error IS BP) THEN (u_out IS BP)" calcext:value-type="string">
            <text:p><text:s/>IF (error IS BP) AND (d_error IS SP) AND (i_error IS BP) THEN (u_out IS BP)</text:p>
          </table:table-cell>
          <table:table-cell table:formula="of:=COM.MICROSOFT.TEXTJOIN(&quot;&quot;;0;&quot; IF (error IS &quot;;[.$K81];&quot;) AND (d_error IS &quot;;[.Q$44];&quot;) AND (i_error IS &quot;;[.$K$73] ;&quot;) THEN (u_out IS &quot;;[.Q81];&quot;)&quot;)" office:value-type="string" office:string-value=" IF (error IS BP) AND (d_error IS MP) AND (i_error IS BP) THEN (u_out IS BP)" calcext:value-type="string">
            <text:p><text:s/>IF (error IS BP) AND (d_error IS MP) AND (i_error IS BP) THEN (u_out IS BP)</text:p>
          </table:table-cell>
          <table:table-cell table:formula="of:=COM.MICROSOFT.TEXTJOIN(&quot;&quot;;0;&quot; IF (error IS &quot;;[.$K81];&quot;) AND (d_error IS &quot;;[.R$44];&quot;) AND (i_error IS &quot;;[.$K$73] ;&quot;) THEN (u_out IS &quot;;[.R81];&quot;)&quot;)" office:value-type="string" office:string-value=" IF (error IS BP) AND (d_error IS BP) AND (i_error IS BP) THEN (u_out IS BP)" calcext:value-type="string">
            <text:p><text:s/>IF (error IS BP) AND (d_error IS BP) AND (i_error IS BP) THEN (u_out IS BP)</text:p>
          </table:table-cell>
        </table:table-row>
        <table:table-row table:style-name="ro1" table:number-rows-repeated="8">
          <table:table-cell table:number-columns-repeated="18"/>
        </table:table-row>
        <table:table-row table:style-name="ro3">
          <table:table-cell table:number-columns-repeated="2"/>
          <table:table-cell table:formula="of:=COM.MICROSOFT.TEXTJOIN(CHAR(10);1;[.$C$85:.$R$121])" office:value-type="string" office:string-value=" IF (error IS BM) AND (d_error IS BM) AND (i_error IS Z) THEN (u_out IS BM)&#10; IF (error IS BM) AND (d_error IS MM) AND (i_error IS Z) THEN (u_out IS BM)&#10; IF (error IS BM) AND (d_error IS SM) AND (i_error IS Z) THEN (u_out IS BM)&#10; IF (error IS BM) AND (d_error IS Z) AND (i_error IS Z) THEN (u_out IS BM)&#10; IF (error IS BM) AND (d_error IS SP) AND (i_error IS Z) THEN (u_out IS MM)&#10; IF (error IS BM) AND (d_error IS MP) AND (i_error IS Z) THEN (u_out IS SM)&#10; IF (error IS BM) AND (d_error IS BP) AND (i_error IS Z) THEN (u_out IS Z)&#10; IF (error IS MM) AND (d_error IS BM) AND (i_error IS Z) THEN (u_out IS BM)&#10; IF (error IS MM) AND (d_error IS MM) AND (i_error IS Z) THEN (u_out IS BM)&#10; IF (error IS MM) AND (d_error IS SM) AND (i_error IS Z) THEN (u_out IS BM)&#10; IF (error IS MM) AND (d_error IS Z) AND (i_error IS Z) THEN (u_out IS MM)&#10; IF (error IS MM) AND (d_error IS SP) AND (i_error IS Z) THEN (u_out IS SM)&#10; IF (error IS MM) AND (d_error IS MP) AND (i_error IS Z) THEN (u_out IS Z)&#10; IF (error IS MM) AND (d_error IS BP) AND (i_error IS Z) THEN (u_out IS SP)&#10; IF (error IS SM) AND (d_error IS BM) AND (i_error IS Z) THEN (u_out IS BM)&#10; IF (error IS SM) AND (d_error IS MM) AND (i_error IS Z) THEN (u_out IS BM)&#10; IF (error IS SM) AND (d_error IS SM) AND (i_error IS Z) THEN (u_out IS MM)&#10; IF (error IS SM) AND (d_error IS Z) AND (i_error IS Z) THEN (u_out IS SM)&#10; IF (error IS SM) AND (d_error IS SP) AND (i_error IS Z) THEN (u_out IS Z)&#10; IF (error IS SM) AND (d_error IS MP) AND (i_error IS Z) THEN (u_out IS SP)&#10; IF (error IS SM) AND (d_error IS BP) AND (i_error IS Z) THEN (u_out IS MP)&#10; IF (error IS Z) AND (d_error IS BM) AND (i_error IS Z) THEN (u_out IS BM)&#10; IF (error IS Z) AND (d_error IS MM) AND (i_error IS Z) THEN (u_out IS MM)&#10; IF (error IS Z) AND (d_error IS SM) AND (i_error IS Z) THEN (u_out IS SM)&#10; IF (error IS Z) AND (d_error IS Z) AND (i_error IS Z) THEN (u_out IS Z)&#10; IF (error IS Z) AND (d_error IS SP) AND (i_error IS Z) THEN (u_out IS SP)&#10; IF (error IS Z) AND (d_error IS MP) AND (i_error IS Z) THEN (u_out IS MP)&#10; IF (error IS Z) AND (d_error IS BP) AND (i_error IS Z) THEN (u_out IS BP)&#10; IF (error IS SP) AND (d_error IS BM) AND (i_error IS Z) THEN (u_out IS MM)&#10; IF (error IS SP) AND (d_error IS MM) AND (i_error IS Z) THEN (u_out IS SM)&#10; IF (error IS SP) AND (d_error IS SM) AND (i_error IS Z) THEN (u_out IS Z)&#10; IF (error IS SP) AND (d_error IS Z) AND (i_error IS Z) THEN (u_out IS SP)&#10; IF (error IS SP) AND (d_error IS SP) AND (i_error IS Z) THEN (u_out IS MP)&#10; IF (error IS SP) AND (d_error IS MP) AND (i_error IS Z) THEN (u_out IS BP)&#10; IF (error IS SP) AND (d_error IS BP) AND (i_error IS Z) THEN (u_out IS BP)&#10; IF (error IS MP) AND (d_error IS BM) AND (i_error IS Z) THEN (u_out IS SM)&#10; IF (error IS MP) AND (d_error IS MM) AND (i_error IS Z) THEN (u_out IS Z)&#10; IF (error IS MP) AND (d_error IS SM) AND (i_error IS Z) THEN (u_out IS SP)&#10; IF (error IS MP) AND (d_error IS Z) AND (i_error IS Z) THEN (u_out IS MP)&#10; IF (error IS MP) AND (d_error IS SP) AND (i_error IS Z) THEN (u_out IS BP)&#10; IF (error IS MP) AND (d_error IS MP) AND (i_error IS Z) THEN (u_out IS BP)&#10; IF (error IS MP) AND (d_error IS BP) AND (i_error IS Z) THEN (u_out IS BP)&#10; IF (error IS BP) AND (d_error IS BM) AND (i_error IS Z) THEN (u_out IS Z)&#10; IF (error IS BP) AND (d_error IS MM) AND (i_error IS Z) THEN (u_out IS SP)&#10; IF (error IS BP) AND (d_error IS SM) AND (i_error IS Z) THEN (u_out IS MP)&#10; IF (error IS BP) AND (d_error IS Z) AND (i_error IS Z) THEN (u_out IS BP)&#10; IF (error IS BP) AND (d_error IS SP) AND (i_error IS Z) THEN (u_out IS BP)&#10; IF (error IS BP) AND (d_error IS MP) AND (i_error IS Z) THEN (u_out IS BP)&#10; IF (error IS BP) AND (d_error IS BP) AND (i_error IS Z) THEN (u_out IS BP)&#10; IF (error IS BM) AND (d_error IS BM) AND (i_error IS SM) THEN (u_out IS BM)&#10; IF (error IS BM) AND (d_error IS MM) AND (i_error IS SM) THEN (u_out IS BM)&#10; IF (error IS BM) AND (d_error IS SM) AND (i_error IS SM) THEN (u_out IS BM)&#10; IF (error IS BM) AND (d_error IS Z) AND (i_error IS SM) THEN (u_out IS BM)&#10; IF (error IS BM) AND (d_error IS SP) AND (i_error IS SM) THEN (u_out IS BM)&#10; IF (error IS BM) AND (d_error IS MP) AND (i_error IS SM) THEN (u_out IS MM)&#10; IF (error IS BM) AND (d_error IS BP) AND (i_error IS SM) THEN (u_out IS SM)&#10; IF (error IS BM) AND (d_error IS BM) AND (i_error IS SP) THEN (u_out IS BM)&#10; IF (error IS BM) AND (d_error IS MM) AND (i_error IS SP) THEN (u_out IS BM)&#10; IF (error IS BM) AND (d_error IS SM) AND (i_error IS SP) THEN (u_out IS BM)&#10; IF (error IS BM) AND (d_error IS Z) AND (i_error IS SP) THEN (u_out IS MM)&#10; IF (error IS BM) AND (d_error IS SP) AND (i_error IS SP) THEN (u_out IS SM)&#10; IF (error IS BM) AND (d_error IS MP) AND (i_error IS SP) THEN (u_out IS Z)&#10; IF (error IS BM) AND (d_error IS BP) AND (i_error IS SP) THEN (u_out IS SP)&#10; IF (error IS MM) AND (d_error IS BM) AND (i_error IS SM) THEN (u_out IS BM)&#10; IF (error IS MM) AND (d_error IS MM) AND (i_error IS SM) THEN (u_out IS BM)&#10; IF (error IS MM) AND (d_error IS SM) AND (i_error IS SM) THEN (u_out IS BM)&#10; IF (error IS MM) AND (d_error IS Z) AND (i_error IS SM) THEN (u_out IS BM)&#10; IF (error IS MM) AND (d_error IS SP) AND (i_error IS SM) THEN (u_out IS MM)&#10; IF (error IS MM) AND (d_error IS MP) AND (i_error IS SM) THEN (u_out IS SM)&#10; IF (error IS MM) AND (d_error IS BP) AND (i_error IS SM) THEN (u_out IS Z)&#10; IF (error IS MM) AND (d_error IS BM) AND (i_error IS SP) THEN (u_out IS BM)&#10; IF (error IS MM) AND (d_error IS MM) AND (i_error IS SP) THEN (u_out IS BM)&#10; IF (error IS MM) AND (d_error IS SM) AND (i_error IS SP) THEN (u_out IS MM)&#10; IF (error IS MM) AND (d_error IS Z) AND (i_error IS SP) THEN (u_out IS SM)&#10; IF (error IS MM) AND (d_error IS SP) AND (i_error IS SP) THEN (u_out IS Z)&#10; IF (error IS MM) AND (d_error IS MP) AND (i_error IS SP) THEN (u_out IS SP)&#10; IF (error IS MM) AND (d_error IS BP) AND (i_error IS SP) THEN (u_out IS MP)&#10; IF (error IS SM) AND (d_error IS BM) AND (i_error IS SM) THEN (u_out IS BM)&#10; IF (error IS SM) AND (d_error IS MM) AND (i_error IS SM) THEN (u_out IS BM)&#10; IF (error IS SM) AND (d_error IS SM) AND (i_error IS SM) THEN (u_out IS BM)&#10; IF (error IS SM) AND (d_error IS Z) AND (i_error IS SM) THEN (u_out IS MM)&#10; IF (error IS SM) AND (d_error IS SP) AND (i_error IS SM) THEN (u_out IS SM)&#10; IF (error IS SM) AND (d_error IS MP) AND (i_error IS SM) THEN (u_out IS Z)&#10; IF (error IS SM) AND (d_error IS BP) AND (i_error IS SM) THEN (u_out IS SP)&#10; IF (error IS SM) AND (d_error IS BM) AND (i_error IS SP) THEN (u_out IS BM)&#10; IF (error IS SM) AND (d_error IS MM) AND (i_error IS SP) THEN (u_out IS MM)&#10; IF (error IS SM) AND (d_error IS SM) AND (i_error IS SP) THEN (u_out IS SM)&#10; IF (error IS SM) AND (d_error IS Z) AND (i_error IS SP) THEN (u_out IS Z)&#10; IF (error IS SM) AND (d_error IS SP) AND (i_error IS SP) THEN (u_out IS SP)&#10; IF (error IS SM) AND (d_error IS MP) AND (i_error IS SP) THEN (u_out IS MP)&#10; IF (error IS SM) AND (d_error IS BP) AND (i_error IS SP) THEN (u_out IS BP)&#10; IF (error IS Z) AND (d_error IS BM) AND (i_error IS SM) THEN (u_out IS BM)&#10; IF (error IS Z) AND (d_error IS MM) AND (i_error IS SM) THEN (u_out IS BM)&#10; IF (error IS Z) AND (d_error IS SM) AND (i_error IS SM) THEN (u_out IS MM)&#10; IF (error IS Z) AND (d_error IS Z) AND (i_error IS SM) THEN (u_out IS SM)&#10; IF (error IS Z) AND (d_error IS SP) AND (i_error IS SM) THEN (u_out IS Z)&#10; IF (error IS Z) AND (d_error IS MP) AND (i_error IS SM) THEN (u_out IS SP)&#10; IF (error IS Z) AND (d_error IS BP) AND (i_error IS SM) THEN (u_out IS MP)&#10; IF (error IS Z) AND (d_error IS BM) AND (i_error IS SP) THEN (u_out IS MM)&#10; IF (error IS Z) AND (d_error IS MM) AND (i_error IS SP) THEN (u_out IS SM)&#10; IF (error IS Z) AND (d_error IS SM) AND (i_error IS SP) THEN (u_out IS Z)&#10; IF (error IS Z) AND (d_error IS Z) AND (i_error IS SP) THEN (u_out IS SP)&#10; IF (error IS Z) AND (d_error IS SP) AND (i_error IS SP) THEN (u_out IS MP)&#10; IF (error IS Z) AND (d_error IS MP) AND (i_error IS SP) THEN (u_out IS BP)&#10; IF (error IS Z) AND (d_error IS BP) AND (i_error IS SP) THEN (u_out IS BP)&#10; IF (error IS SP) AND (d_error IS BM) AND (i_error IS SM) THEN (u_out IS BM)&#10; IF (error IS SP) AND (d_error IS MM) AND (i_error IS SM) THEN (u_out IS MM)&#10; IF (error IS SP) AND (d_error IS SM) AND (i_error IS SM) THEN (u_out IS SM)&#10; IF (error IS SP) AND (d_error IS Z) AND (i_error IS SM) THEN (u_out IS Z)&#10; IF (error IS SP) AND (d_error IS SP) AND (i_error IS SM) THEN (u_out IS SP)&#10; IF (error IS SP) AND (d_error IS MP) AND (i_error IS SM) THEN (u_out IS MP)&#10; IF (error IS SP) AND (d_error IS BP) AND (i_error IS SM) THEN (u_out IS BP)&#10; IF (error IS SP) AND (d_error IS BM) AND (i_error IS SP) THEN (u_out IS SM)&#10; IF (error IS SP) AND (d_error IS MM) AND (i_error IS SP) THEN (u_out IS Z)&#10; IF (error IS SP) AND (d_error IS SM) AND (i_error IS SP) THEN (u_out IS SP)&#10; IF (error IS SP) AND (d_error IS Z) AND (i_error IS SP) THEN (u_out IS MP)&#10; IF (error IS SP) AND (d_error IS SP) AND (i_error IS SP) THEN (u_out IS BP)&#10; IF (error IS SP) AND (d_error IS MP) AND (i_error IS SP) THEN (u_out IS BP)&#10; IF (error IS SP) AND (d_error IS BP) AND (i_error IS SP) THEN (u_out IS BP)&#10; IF (error IS MP) AND (d_error IS BM) AND (i_error IS SM) THEN (u_out IS MM)&#10; IF (error IS MP) AND (d_error IS MM) AND (i_error IS SM) THEN (u_out IS SM)&#10; IF (error IS MP) AND (d_error IS SM) AND (i_error IS SM) THEN (u_out IS Z)&#10; IF (error IS MP) AND (d_error IS Z) AND (i_error IS SM) THEN (u_out IS SP)&#10; IF (error IS MP) AND (d_error IS SP) AND (i_error IS SM) THEN (u_out IS MP)&#10; IF (error IS MP) AND (d_error IS MP) AND (i_error IS SM) THEN (u_out IS BP)&#10; IF (error IS MP) AND (d_error IS BP) AND (i_error IS SM) THEN (u_out IS BP)&#10; IF (error IS MP) AND (d_error IS BM) AND (i_error IS SP) THEN (u_out IS Z)&#10; IF (error IS MP) AND (d_error IS MM) AND (i_error IS SP) THEN (u_out IS SP)&#10; IF (error IS MP) AND (d_error IS SM) AND (i_error IS SP) THEN (u_out IS MP)&#10; IF (error IS MP) AND (d_error IS Z) AND (i_error IS SP) THEN (u_out IS BP)&#10; IF (error IS MP) AND (d_error IS SP) AND (i_error IS SP) THEN (u_out IS BP)&#10; IF (error IS MP) AND (d_error IS MP) AND (i_error IS SP) THEN (u_out IS BP)&#10; IF (error IS MP) AND (d_error IS BP) AND (i_error IS SP) THEN (u_out IS BP)&#10; IF (error IS BP) AND (d_error IS BM) AND (i_error IS SM) THEN (u_out IS SM)&#10; IF (error IS BP) AND (d_error IS MM) AND (i_error IS SM) THEN (u_out IS Z)&#10; IF (error IS BP) AND (d_error IS SM) AND (i_error IS SM) THEN (u_out IS SP)&#10; IF (error IS BP) AND (d_error IS Z) AND (i_error IS SM) THEN (u_out IS MP)&#10; IF (error IS BP) AND (d_error IS SP) AND (i_error IS SM) THEN (u_out IS BP)&#10; IF (error IS BP) AND (d_error IS MP) AND (i_error IS SM) THEN (u_out IS BP)&#10; IF (error IS BP) AND (d_error IS BP) AND (i_error IS SM) THEN (u_out IS BP)&#10; IF (error IS BP) AND (d_error IS BM) AND (i_error IS SP) THEN (u_out IS SP)&#10; IF (error IS BP) AND (d_error IS MM) AND (i_error IS SP) THEN (u_out IS MP)&#10; IF (error IS BP) AND (d_error IS SM) AND (i_error IS SP) THEN (u_out IS BP)&#10; IF (error IS BP) AND (d_error IS Z) AND (i_error IS SP) THEN (u_out IS BP)&#10; IF (error IS BP) AND (d_error IS SP) AND (i_error IS SP) THEN (u_out IS BP)&#10; IF (error IS BP) AND (d_error IS MP) AND (i_error IS SP) THEN (u_out IS BP)&#10; IF (error IS BP) AND (d_error IS BP) AND (i_error IS SP) THEN (u_out IS BP)&#10; IF (error IS BM) AND (d_error IS BM) AND (i_error IS MM) THEN (u_out IS BM)&#10; IF (error IS BM) AND (d_error IS MM) AND (i_error IS MM) THEN (u_out IS BM)&#10; IF (error IS BM) AND (d_error IS SM) AND (i_error IS MM) THEN (u_out IS BM)&#10; IF (error IS BM) AND (d_error IS Z) AND (i_error IS MM) THEN (u_out IS BM)&#10; IF (error IS BM) AND (d_error IS SP) AND (i_error IS MM) THEN (u_out IS BM)&#10; IF (error IS BM) AND (d_error IS MP) AND (i_error IS MM) THEN (u_out IS BM)&#10; IF (error IS BM) AND (d_error IS BP) AND (i_error IS MM) THEN (u_out IS MM)&#10; IF (error IS BM) AND (d_error IS BM) AND (i_error IS MP) THEN (u_out IS BM)&#10; IF (error IS BM) AND (d_error IS MM) AND (i_error IS MP) THEN (u_out IS BM)&#10; IF (error IS BM) AND (d_error IS SM) AND (i_error IS MP) THEN (u_out IS MM)&#10; IF (error IS BM) AND (d_error IS Z) AND (i_error IS MP) THEN (u_out IS SM)&#10; IF (error IS BM) AND (d_error IS SP) AND (i_error IS MP) THEN (u_out IS Z)&#10; IF (error IS BM) AND (d_error IS MP) AND (i_error IS MP) THEN (u_out IS SP)&#10; IF (error IS BM) AND (d_error IS BP) AND (i_error IS MP) THEN (u_out IS MP)&#10; IF (error IS MM) AND (d_error IS BM) AND (i_error IS MM) THEN (u_out IS BM)&#10; IF (error IS MM) AND (d_error IS MM) AND (i_error IS MM) THEN (u_out IS BM)&#10; IF (error IS MM) AND (d_error IS SM) AND (i_error IS MM) THEN (u_out IS BM)&#10; IF (error IS MM) AND (d_error IS Z) AND (i_error IS MM) THEN (u_out IS BM)&#10; IF (error IS MM) AND (d_error IS SP) AND (i_error IS MM) THEN (u_out IS BM)&#10; IF (error IS MM) AND (d_error IS MP) AND (i_error IS MM) THEN (u_out IS MM)&#10; IF (error IS MM) AND (d_error IS BP) AND (i_error IS MM) THEN (u_out IS SM)&#10; IF (error IS MM) AND (d_error IS BM) AND (i_error IS MP) THEN (u_out IS BM)&#10; IF (error IS MM) AND (d_error IS MM) AND (i_error IS MP) THEN (u_out IS MM)&#10; IF (error IS MM) AND (d_error IS SM) AND (i_error IS MP) THEN (u_out IS SM)&#10; IF (error IS MM) AND (d_error IS Z) AND (i_error IS MP) THEN (u_out IS Z)&#10; IF (error IS MM) AND (d_error IS SP) AND (i_error IS MP) THEN (u_out IS SP)&#10; IF (error IS MM) AND (d_error IS MP) AND (i_error IS MP) THEN (u_out IS MP)&#10; IF (error IS MM) AND (d_error IS BP) AND (i_error IS MP) THEN (u_out IS BP)&#10; IF (error IS SM) AND (d_error IS BM) AND (i_error IS MM) THEN (u_out IS BM)&#10; IF (error IS SM) AND (d_error IS MM) AND (i_error IS MM) THEN (u_out IS BM)&#10; IF (error IS SM) AND (d_error IS SM) AND (i_error IS MM) THEN (u_out IS BM)&#10; IF (error IS SM) AND (d_error IS Z) AND (i_error IS MM) THEN (u_out IS BM)&#10; IF (error IS SM) AND (d_error IS SP) AND (i_error IS MM) THEN (u_out IS MM)&#10; IF (error IS SM) AND (d_error IS MP) AND (i_error IS MM) THEN (u_out IS SM)&#10; IF (error IS SM) AND (d_error IS BP) AND (i_error IS MM) THEN (u_out IS Z)&#10; IF (error IS SM) AND (d_error IS BM) AND (i_error IS MP) THEN (u_out IS MM)&#10; IF (error IS SM) AND (d_error IS MM) AND (i_error IS MP) THEN (u_out IS SM)&#10; IF (error IS SM) AND (d_error IS SM) AND (i_error IS MP) THEN (u_out IS Z)&#10; IF (error IS SM) AND (d_error IS Z) AND (i_error IS MP) THEN (u_out IS SP)&#10; IF (error IS SM) AND (d_error IS SP) AND (i_error IS MP) THEN (u_out IS MP)&#10; IF (error IS SM) AND (d_error IS MP) AND (i_error IS MP) THEN (u_out IS BP)&#10; IF (error IS SM) AND (d_error IS BP) AND (i_error IS MP) THEN (u_out IS BP)&#10; IF (error IS Z) AND (d_error IS BM) AND (i_error IS MM) THEN (u_out IS BM)&#10; IF (error IS Z) AND (d_error IS MM) AND (i_error IS MM) THEN (u_out IS BM)&#10; IF (error IS Z) AND (d_error IS SM) AND (i_error IS MM) THEN (u_out IS BM)&#10; IF (error IS Z) AND (d_error IS Z) AND (i_error IS MM) THEN (u_out IS MM)&#10; IF (error IS Z) AND (d_error IS SP) AND (i_error IS MM) THEN (u_out IS SM)&#10; IF (error IS Z) AND (d_error IS MP) AND (i_error IS MM) THEN (u_out IS Z)&#10; IF (error IS Z) AND (d_error IS BP) AND (i_error IS MM) THEN (u_out IS SP)&#10; IF (error IS Z) AND (d_error IS BM) AND (i_error IS MP) THEN (u_out IS SM)&#10; IF (error IS Z) AND (d_error IS MM) AND (i_error IS MP) THEN (u_out IS Z)&#10; IF (error IS Z) AND (d_error IS SM) AND (i_error IS MP) THEN (u_out IS SP)&#10; IF (error IS Z) AND (d_error IS Z) AND (i_error IS MP) THEN (u_out IS MP)&#10; IF (error IS Z) AND (d_error IS SP) AND (i_error IS MP) THEN (u_out IS BP)&#10; IF (error IS Z) AND (d_error IS MP) AND (i_error IS MP) THEN (u_out IS BP)&#10; IF (error IS Z) AND (d_error IS BP) AND (i_error IS MP) THEN (u_out IS BP)&#10; IF (error IS SP) AND (d_error IS BM) AND (i_error IS MM) THEN (u_out IS BM)&#10; IF (error IS SP) AND (d_error IS MM) AND (i_error IS MM) THEN (u_out IS BM)&#10; IF (error IS SP) AND (d_error IS SM) AND (i_error IS MM) THEN (u_out IS MM)&#10; IF (error IS SP) AND (d_error IS Z) AND (i_error IS MM) THEN (u_out IS SM)&#10; IF (error IS SP) AND (d_error IS SP) AND (i_error IS MM) THEN (u_out IS Z)&#10; IF (error IS SP) AND (d_error IS MP) AND (i_error IS MM) THEN (u_out IS SP)&#10; IF (error IS SP) AND (d_error IS BP) AND (i_error IS MM) THEN (u_out IS MP)&#10; IF (error IS SP) AND (d_error IS BM) AND (i_error IS MP) THEN (u_out IS Z)&#10; IF (error IS SP) AND (d_error IS MM) AND (i_error IS MP) THEN (u_out IS SP)&#10; IF (error IS SP) AND (d_error IS SM) AND (i_error IS MP) THEN (u_out IS MP)&#10; IF (error IS SP) AND (d_error IS Z) AND (i_error IS MP) THEN (u_out IS BP)&#10; IF (error IS SP) AND (d_error IS SP) AND (i_error IS MP) THEN (u_out IS BP)&#10; IF (error IS SP) AND (d_error IS MP) AND (i_error IS MP) THEN (u_out IS BP)&#10; IF (error IS SP) AND (d_error IS BP) AND (i_error IS MP) THEN (u_out IS BP)&#10; IF (error IS MP) AND (d_error IS BM) AND (i_error IS MM) THEN (u_out IS BM)&#10; IF (error IS MP) AND (d_error IS MM) AND (i_error IS MM) THEN (u_out IS MM)&#10; IF (error IS MP) AND (d_error IS SM) AND (i_error IS MM) THEN (u_out IS SM)&#10; IF (error IS MP) AND (d_error IS Z) AND (i_error IS MM) THEN (u_out IS Z)&#10; IF (error IS MP) AND (d_error IS SP) AND (i_error IS MM) THEN (u_out IS SP)&#10; IF (error IS MP) AND (d_error IS MP) AND (i_error IS MM) THEN (u_out IS MP)&#10; IF (error IS MP) AND (d_error IS BP) AND (i_error IS MM) THEN (u_out IS BP)&#10; IF (error IS MP) AND (d_error IS BM) AND (i_error IS MP) THEN (u_out IS SP)&#10; IF (error IS MP) AND (d_error IS MM) AND (i_error IS MP) THEN (u_out IS MP)&#10; IF (error IS MP) AND (d_error IS SM) AND (i_error IS MP) THEN (u_out IS BP)&#10; IF (error IS MP) AND (d_error IS Z) AND (i_error IS MP) THEN (u_out IS BP)&#10; IF (error IS MP) AND (d_error IS SP) AND (i_error IS MP) THEN (u_out IS BP)&#10; IF (error IS MP) AND (d_error IS MP) AND (i_error IS MP) THEN (u_out IS BP)&#10; IF (error IS MP) AND (d_error IS BP) AND (i_error IS MP) THEN (u_out IS BP)&#10; IF (error IS BP) AND (d_error IS BM) AND (i_error IS MM) THEN (u_out IS MM)&#10; IF (error IS BP) AND (d_error IS MM) AND (i_error IS MM) THEN (u_out IS SM)&#10; IF (error IS BP) AND (d_error IS SM) AND (i_error IS MM) THEN (u_out IS Z)&#10; IF (error IS BP) AND (d_error IS Z) AND (i_error IS MM) THEN (u_out IS SP)&#10; IF (error IS BP) AND (d_error IS SP) AND (i_error IS MM) THEN (u_out IS MP)&#10; IF (error IS BP) AND (d_error IS MP) AND (i_error IS MM) THEN (u_out IS BP)&#10; IF (error IS BP) AND (d_error IS BP) AND (i_error IS MM) THEN (u_out IS BP)&#10; IF (error IS BP) AND (d_error IS BM) AND (i_error IS MP) THEN (u_out IS MP)&#10; IF (error IS BP) AND (d_error IS MM) AND (i_error IS MP) THEN (u_out IS BP)&#10; IF (error IS BP) AND (d_error IS SM) AND (i_error IS MP) THEN (u_out IS BP)&#10; IF (error IS BP) AND (d_error IS Z) AND (i_error IS MP) THEN (u_out IS BP)&#10; IF (error IS BP) AND (d_error IS SP) AND (i_error IS MP) THEN (u_out IS BP)&#10; IF (error IS BP) AND (d_error IS MP) AND (i_error IS MP) THEN (u_out IS BP)&#10; IF (error IS BP) AND (d_error IS BP) AND (i_error IS MP) THEN (u_out IS BP)&#10; IF (error IS BM) AND (d_error IS BM) AND (i_error IS BM) THEN (u_out IS BM)&#10; IF (error IS BM) AND (d_error IS MM) AND (i_error IS BM) THEN (u_out IS BM)&#10; IF (error IS BM) AND (d_error IS SM) AND (i_error IS BM) THEN (u_out IS BM)&#10; IF (error IS BM) AND (d_error IS Z) AND (i_error IS BM) THEN (u_out IS BM)&#10; IF (error IS BM) AND (d_error IS SP) AND (i_error IS BM) THEN (u_out IS BM)&#10; IF (error IS BM) AND (d_error IS MP) AND (i_error IS BM) THEN (u_out IS BM)&#10; IF (error IS BM) AND (d_error IS BP) AND (i_error IS BM) THEN (u_out IS BM)&#10; IF (error IS BM) AND (d_error IS BM) AND (i_error IS BP) THEN (u_out IS BM)&#10; IF (error IS BM) AND (d_error IS MM) AND (i_error IS BP) THEN (u_out IS MM)&#10; IF (error IS BM) AND (d_error IS SM) AND (i_error IS BP) THEN (u_out IS SM)&#10; IF (error IS BM) AND (d_error IS Z) AND (i_error IS BP) THEN (u_out IS Z)&#10; IF (error IS BM) AND (d_error IS SP) AND (i_error IS BP) THEN (u_out IS SP)&#10; IF (error IS BM) AND (d_error IS MP) AND (i_error IS BP) THEN (u_out IS MP)&#10; IF (error IS BM) AND (d_error IS BP) AND (i_error IS BP) THEN (u_out IS BP)&#10; IF (error IS MM) AND (d_error IS BM) AND (i_error IS BM) THEN (u_out IS BM)&#10; IF (error IS MM) AND (d_error IS MM) AND (i_error IS BM) THEN (u_out IS BM)&#10; IF (error IS MM) AND (d_error IS SM) AND (i_error IS BM) THEN (u_out IS BM)&#10; IF (error IS MM) AND (d_error IS Z) AND (i_error IS BM) THEN (u_out IS BM)&#10; IF (error IS MM) AND (d_error IS SP) AND (i_error IS BM) THEN (u_out IS BM)&#10; IF (error IS MM) AND (d_error IS MP) AND (i_error IS BM) THEN (u_out IS BM)&#10; IF (error IS MM) AND (d_error IS BP) AND (i_error IS BM) THEN (u_out IS MM)&#10; IF (error IS MM) AND (d_error IS BM) AND (i_error IS BP) THEN (u_out IS MM)&#10; IF (error IS MM) AND (d_error IS MM) AND (i_error IS BP) THEN (u_out IS SM)&#10; IF (error IS MM) AND (d_error IS SM) AND (i_error IS BP) THEN (u_out IS Z)&#10; IF (error IS MM) AND (d_error IS Z) AND (i_error IS BP) THEN (u_out IS SP)&#10; IF (error IS MM) AND (d_error IS SP) AND (i_error IS BP) THEN (u_out IS MP)&#10; IF (error IS MM) AND (d_error IS MP) AND (i_error IS BP) THEN (u_out IS BP)&#10; IF (error IS MM) AND (d_error IS BP) AND (i_error IS BP) THEN (u_out IS BP)&#10; IF (error IS SM) AND (d_error IS BM) AND (i_error IS BM) THEN (u_out IS BM)&#10; IF (error IS SM) AND (d_error IS MM) AND (i_error IS BM) THEN (u_out IS BM)&#10; IF (error IS SM) AND (d_error IS SM) AND (i_error IS BM) THEN (u_out IS BM)&#10; IF (error IS SM) AND (d_error IS Z) AND (i_error IS BM) THEN (u_out IS BM)&#10; IF (error IS SM) AND (d_error IS SP) AND (i_error IS BM) THEN (u_out IS BM)&#10; IF (error IS SM) AND (d_error IS MP) AND (i_error IS BM) THEN (u_out IS MM)&#10; IF (error IS SM) AND (d_error IS BP) AND (i_error IS BM) THEN (u_out IS SM)&#10; IF (error IS SM) AND (d_error IS BM) AND (i_error IS BP) THEN (u_out IS SM)&#10; IF (error IS SM) AND (d_error IS MM) AND (i_error IS BP) THEN (u_out IS Z)&#10; IF (error IS SM) AND (d_error IS SM) AND (i_error IS BP) THEN (u_out IS SP)&#10; IF (error IS SM) AND (d_error IS Z) AND (i_error IS BP) THEN (u_out IS MP)&#10; IF (error IS SM) AND (d_error IS SP) AND (i_error IS BP) THEN (u_out IS BP)&#10; IF (error IS SM) AND (d_error IS MP) AND (i_error IS BP) THEN (u_out IS BP)&#10; IF (error IS SM) AND (d_error IS BP) AND (i_error IS BP) THEN (u_out IS BP)&#10; IF (error IS Z) AND (d_error IS BM) AND (i_error IS BM) THEN (u_out IS BM)&#10; IF (error IS Z) AND (d_error IS MM) AND (i_error IS BM) THEN (u_out IS BM)&#10; IF (error IS Z) AND (d_error IS SM) AND (i_error IS BM) THEN (u_out IS BM)&#10; IF (error IS Z) AND (d_error IS Z) AND (i_error IS BM) THEN (u_out IS BM)&#10; IF (error IS Z) AND (d_error IS SP) AND (i_error IS BM) THEN (u_out IS MM)&#10; IF (error IS Z) AND (d_error IS MP) AND (i_error IS BM) THEN (u_out IS SM)&#10; IF (error IS Z) AND (d_error IS BP) AND (i_error IS BM) THEN (u_out IS Z)&#10; IF (error IS Z) AND (d_error IS BM) AND (i_error IS BP) THEN (u_out IS Z)&#10; IF (error IS Z) AND (d_error IS MM) AND (i_error IS BP) THEN (u_out IS SP)&#10; IF (error IS Z) AND (d_error IS SM) AND (i_error IS BP) THEN (u_out IS MP)&#10; IF (error IS Z) AND (d_error IS Z) AND (i_error IS BP) THEN (u_out IS BP)&#10; IF (error IS Z) AND (d_error IS SP) AND (i_error IS BP) THEN (u_out IS BP)&#10; IF (error IS Z) AND (d_error IS MP) AND (i_error IS BP) THEN (u_out IS BP)&#10; IF (error IS Z) AND (d_error IS BP) AND (i_error IS BP) THEN (u_out IS BP)&#10; IF (error IS SP) AND (d_error IS BM) AND (i_error IS BM) THEN (u_out IS BM)&#10; IF (error IS SP) AND (d_error IS MM) AND (i_error IS BM) THEN (u_out IS BM)&#10; IF (error IS SP) AND (d_error IS SM) AND (i_error IS BM) THEN (u_out IS BM)&#10; IF (error IS SP) AND (d_error IS Z) AND (i_error IS BM) THEN (u_out IS MM)&#10; IF (error IS SP) AND (d_error IS SP) AND (i_error IS BM) THEN (u_out IS SM)&#10; IF (error IS SP) AND (d_error IS MP) AND (i_error IS BM) THEN (u_out IS Z)&#10; IF (error IS SP) AND (d_error IS BP) AND (i_error IS BM) THEN (u_out IS SP)&#10; IF (error IS SP) AND (d_error IS BM) AND (i_error IS BP) THEN (u_out IS SP)&#10; IF (error IS SP) AND (d_error IS MM) AND (i_error IS BP) THEN (u_out IS MP)&#10; IF (error IS SP) AND (d_error IS SM) AND (i_error IS BP) THEN (u_out IS BP)&#10; IF (error IS SP) AND (d_error IS Z) AND (i_error IS BP) THEN (u_out IS BP)&#10; IF (error IS SP) AND (d_error IS SP) AND (i_error IS BP) THEN (u_out IS BP)&#10; IF (error IS SP) AND (d_error IS MP) AND (i_error IS BP) THEN (u_out IS BP)&#10; IF (error IS SP) AND (d_error IS BP) AND (i_error IS BP) THEN (u_out IS BP)&#10; IF (error IS MP) AND (d_error IS BM) AND (i_error IS BM) THEN (u_out IS BM)&#10; IF (error IS MP) AND (d_error IS MM) AND (i_error IS BM) THEN (u_out IS BM)&#10; IF (error IS MP) AND (d_error IS SM) AND (i_error IS BM) THEN (u_out IS MM)&#10; IF (error IS MP) AND (d_error IS Z) AND (i_error IS BM) THEN (u_out IS SM)&#10; IF (error IS MP) AND (d_error IS SP) AND (i_error IS BM) THEN (u_out IS Z)&#10; IF (error IS MP) AND (d_error IS MP) AND (i_error IS BM) THEN (u_out IS SP)&#10; IF (error IS MP) AND (d_error IS BP) AND (i_error IS BM) THEN (u_out IS MP)&#10; IF (error IS MP) AND (d_error IS BM) AND (i_error IS BP) THEN (u_out IS MP)&#10; IF (error IS MP) AND (d_error IS MM) AND (i_error IS BP) THEN (u_out IS BP)&#10; IF (error IS MP) AND (d_error IS SM) AND (i_error IS BP) THEN (u_out IS BP)&#10; IF (error IS MP) AND (d_error IS Z) AND (i_error IS BP) THEN (u_out IS BP)&#10; IF (error IS MP) AND (d_error IS SP) AND (i_error IS BP) THEN (u_out IS BP)&#10; IF (error IS MP) AND (d_error IS MP) AND (i_error IS BP) THEN (u_out IS BP)&#10; IF (error IS MP) AND (d_error IS BP) AND (i_error IS BP) THEN (u_out IS BP)&#10; IF (error IS BP) AND (d_error IS BM) AND (i_error IS BM) THEN (u_out IS BM)&#10; IF (error IS BP) AND (d_error IS MM) AND (i_error IS BM) THEN (u_out IS MM)&#10; IF (error IS BP) AND (d_error IS SM) AND (i_error IS BM) THEN (u_out IS SM)&#10; IF (error IS BP) AND (d_error IS Z) AND (i_error IS BM) THEN (u_out IS Z)&#10; IF (error IS BP) AND (d_error IS SP) AND (i_error IS BM) THEN (u_out IS SP)&#10; IF (error IS BP) AND (d_error IS MP) AND (i_error IS BM) THEN (u_out IS MP)&#10; IF (error IS BP) AND (d_error IS BP) AND (i_error IS BM) THEN (u_out IS BP)&#10; IF (error IS BP) AND (d_error IS BM) AND (i_error IS BP) THEN (u_out IS BP)&#10; IF (error IS BP) AND (d_error IS MM) AND (i_error IS BP) THEN (u_out IS BP)&#10; IF (error IS BP) AND (d_error IS SM) AND (i_error IS BP) THEN (u_out IS BP)&#10; IF (error IS BP) AND (d_error IS Z) AND (i_error IS BP) THEN (u_out IS BP)&#10; IF (error IS BP) AND (d_error IS SP) AND (i_error IS BP) THEN (u_out IS BP)&#10; IF (error IS BP) AND (d_error IS MP) AND (i_error IS BP) THEN (u_out IS BP)&#10; IF (error IS BP) AND (d_error IS BP) AND (i_error IS BP) THEN (u_out IS BP)" calcext:value-type="string">
            <text:p> IF (error IS BM) AND (d_error IS BM) AND (i_error IS Z) THEN (u_out IS BM)</text:p>
            <text:p> IF (error IS BM) AND (d_error IS MM) AND (i_error IS Z) THEN (u_out IS BM)</text:p>
            <text:p> IF (error IS BM) AND (d_error IS SM) AND (i_error IS Z) THEN (u_out IS BM)</text:p>
            <text:p> IF (error IS BM) AND (d_error IS Z) AND (i_error IS Z) THEN (u_out IS BM)</text:p>
            <text:p> IF (error IS BM) AND (d_error IS SP) AND (i_error IS Z) THEN (u_out IS MM)</text:p>
            <text:p> IF (error IS BM) AND (d_error IS MP) AND (i_error IS Z) THEN (u_out IS SM)</text:p>
            <text:p> IF (error IS BM) AND (d_error IS BP) AND (i_error IS Z) THEN (u_out IS Z)</text:p>
            <text:p> IF (error IS MM) AND (d_error IS BM) AND (i_error IS Z) THEN (u_out IS BM)</text:p>
            <text:p> IF (error IS MM) AND (d_error IS MM) AND (i_error IS Z) THEN (u_out IS BM)</text:p>
            <text:p> IF (error IS MM) AND (d_error IS SM) AND (i_error IS Z) THEN (u_out IS BM)</text:p>
            <text:p> IF (error IS MM) AND (d_error IS Z) AND (i_error IS Z) THEN (u_out IS MM)</text:p>
            <text:p> IF (error IS MM) AND (d_error IS SP) AND (i_error IS Z) THEN (u_out IS SM)</text:p>
            <text:p> IF (error IS MM) AND (d_error IS MP) AND (i_error IS Z) THEN (u_out IS Z)</text:p>
            <text:p> IF (error IS MM) AND (d_error IS BP) AND (i_error IS Z) THEN (u_out IS SP)</text:p>
            <text:p> IF (error IS SM) AND (d_error IS BM) AND (i_error IS Z) THEN (u_out IS BM)</text:p>
            <text:p> IF (error IS SM) AND (d_error IS MM) AND (i_error IS Z) THEN (u_out IS BM)</text:p>
            <text:p> IF (error IS SM) AND (d_error IS SM) AND (i_error IS Z) THEN (u_out IS MM)</text:p>
            <text:p> IF (error IS SM) AND (d_error IS Z) AND (i_error IS Z) THEN (u_out IS SM)</text:p>
            <text:p> IF (error IS SM) AND (d_error IS SP) AND (i_error IS Z) THEN (u_out IS Z)</text:p>
            <text:p> IF (error IS SM) AND (d_error IS MP) AND (i_error IS Z) THEN (u_out IS SP)</text:p>
            <text:p> IF (error IS SM) AND (d_error IS BP) AND (i_error IS Z) THEN (u_out IS MP)</text:p>
            <text:p> IF (error IS Z) AND (d_error IS BM) AND (i_error IS Z) THEN (u_out IS BM)</text:p>
            <text:p> IF (error IS Z) AND (d_error IS MM) AND (i_error IS Z) THEN (u_out IS MM)</text:p>
            <text:p> IF (error IS Z) AND (d_error IS SM) AND (i_error IS Z) THEN (u_out IS SM)</text:p>
            <text:p> IF (error IS Z) AND (d_error IS Z) AND (i_error IS Z) THEN (u_out IS Z)</text:p>
            <text:p> IF (error IS Z) AND (d_error IS SP) AND (i_error IS Z) THEN (u_out IS SP)</text:p>
            <text:p> IF (error IS Z) AND (d_error IS MP) AND (i_error IS Z) THEN (u_out IS MP)</text:p>
            <text:p> IF (error IS Z) AND (d_error IS BP) AND (i_error IS Z) THEN (u_out IS BP)</text:p>
            <text:p> IF (error IS SP) AND (d_error IS BM) AND (i_error IS Z) THEN (u_out IS MM)</text:p>
            <text:p> IF (error IS SP) AND (d_error IS MM) AND (i_error IS Z) THEN (u_out IS SM)</text:p>
            <text:p> IF (error IS SP) AND (d_error IS SM) AND (i_error IS Z) THEN (u_out IS Z)</text:p>
            <text:p> IF (error IS SP) AND (d_error IS Z) AND (i_error IS Z) THEN (u_out IS SP)</text:p>
            <text:p> IF (error IS SP) AND (d_error IS SP) AND (i_error IS Z) THEN (u_out IS MP)</text:p>
            <text:p> IF (error IS SP) AND (d_error IS MP) AND (i_error IS Z) THEN (u_out IS BP)</text:p>
            <text:p> IF (error IS SP) AND (d_error IS BP) AND (i_error IS Z) THEN (u_out IS BP)</text:p>
            <text:p> IF (error IS MP) AND (d_error IS BM) AND (i_error IS Z) THEN (u_out IS SM)</text:p>
            <text:p> IF (error IS MP) AND (d_error IS MM) AND (i_error IS Z) THEN (u_out IS Z)</text:p>
            <text:p> IF (error IS MP) AND (d_error IS SM) AND (i_error IS Z) THEN (u_out IS SP)</text:p>
            <text:p> IF (error IS MP) AND (d_error IS Z) AND (i_error IS Z) THEN (u_out IS MP)</text:p>
            <text:p> IF (error IS MP) AND (d_error IS SP) AND (i_error IS Z) THEN (u_out IS BP)</text:p>
            <text:p> IF (error IS MP) AND (d_error IS MP) AND (i_error IS Z) THEN (u_out IS BP)</text:p>
            <text:p> IF (error IS MP) AND (d_error IS BP) AND (i_error IS Z) THEN (u_out IS BP)</text:p>
            <text:p> IF (error IS BP) AND (d_error IS BM) AND (i_error IS Z) THEN (u_out IS Z)</text:p>
            <text:p> IF (error IS BP) AND (d_error IS MM) AND (i_error IS Z) THEN (u_out IS SP)</text:p>
            <text:p> IF (error IS BP) AND (d_error IS SM) AND (i_error IS Z) THEN (u_out IS MP)</text:p>
            <text:p> IF (error IS BP) AND (d_error IS Z) AND (i_error IS Z) THEN (u_out IS BP)</text:p>
            <text:p> IF (error IS BP) AND (d_error IS SP) AND (i_error IS Z) THEN (u_out IS BP)</text:p>
            <text:p> IF (error IS BP) AND (d_error IS MP) AND (i_error IS Z) THEN (u_out IS BP)</text:p>
            <text:p> IF (error IS BP) AND (d_error IS BP) AND (i_error IS Z) THEN (u_out IS BP)</text:p>
            <text:p> IF (error IS BM) AND (d_error IS BM) AND (i_error IS SM) THEN (u_out IS BM)</text:p>
            <text:p> IF (error IS BM) AND (d_error IS MM) AND (i_error IS SM) THEN (u_out IS BM)</text:p>
            <text:p> IF (error IS BM) AND (d_error IS SM) AND (i_error IS SM) THEN (u_out IS BM)</text:p>
            <text:p> IF (error IS BM) AND (d_error IS Z) AND (i_error IS SM) THEN (u_out IS BM)</text:p>
            <text:p> IF (error IS BM) AND (d_error IS SP) AND (i_error IS SM) THEN (u_out IS BM)</text:p>
            <text:p> IF (error IS BM) AND (d_error IS MP) AND (i_error IS SM) THEN (u_out IS MM)</text:p>
            <text:p> IF (error IS BM) AND (d_error IS BP) AND (i_error IS SM) THEN (u_out IS SM)</text:p>
            <text:p> IF (error IS BM) AND (d_error IS BM) AND (i_error IS SP) THEN (u_out IS BM)</text:p>
            <text:p> IF (error IS BM) AND (d_error IS MM) AND (i_error IS SP) THEN (u_out IS BM)</text:p>
            <text:p> IF (error IS BM) AND (d_error IS SM) AND (i_error IS SP) THEN (u_out IS BM)</text:p>
            <text:p> IF (error IS BM) AND (d_error IS Z) AND (i_error IS SP) THEN (u_out IS MM)</text:p>
            <text:p> IF (error IS BM) AND (d_error IS SP) AND (i_error IS SP) THEN (u_out IS SM)</text:p>
            <text:p> IF (error IS BM) AND (d_error IS MP) AND (i_error IS SP) THEN (u_out IS Z)</text:p>
            <text:p> IF (error IS BM) AND (d_error IS BP) AND (i_error IS SP) THEN (u_out IS SP)</text:p>
            <text:p> IF (error IS MM) AND (d_error IS BM) AND (i_error IS SM) THEN (u_out IS BM)</text:p>
            <text:p> IF (error IS MM) AND (d_error IS MM) AND (i_error IS SM) THEN (u_out IS BM)</text:p>
            <text:p> IF (error IS MM) AND (d_error IS SM) AND (i_error IS SM) THEN (u_out IS BM)</text:p>
            <text:p> IF (error IS MM) AND (d_error IS Z) AND (i_error IS SM) THEN (u_out IS BM)</text:p>
            <text:p> IF (error IS MM) AND (d_error IS SP) AND (i_error IS SM) THEN (u_out IS MM)</text:p>
            <text:p> IF (error IS MM) AND (d_error IS MP) AND (i_error IS SM) THEN (u_out IS SM)</text:p>
            <text:p> IF (error IS MM) AND (d_error IS BP) AND (i_error IS SM) THEN (u_out IS Z)</text:p>
            <text:p> IF (error IS MM) AND (d_error IS BM) AND (i_error IS SP) THEN (u_out IS BM)</text:p>
            <text:p> IF (error IS MM) AND (d_error IS MM) AND (i_error IS SP) THEN (u_out IS BM)</text:p>
            <text:p> IF (error IS MM) AND (d_error IS SM) AND (i_error IS SP) THEN (u_out IS MM)</text:p>
            <text:p> IF (error IS MM) AND (d_error IS Z) AND (i_error IS SP) THEN (u_out IS SM)</text:p>
            <text:p> IF (error IS MM) AND (d_error IS SP) AND (i_error IS SP) THEN (u_out IS Z)</text:p>
            <text:p> IF (error IS MM) AND (d_error IS MP) AND (i_error IS SP) THEN (u_out IS SP)</text:p>
            <text:p> IF (error IS MM) AND (d_error IS BP) AND (i_error IS SP) THEN (u_out IS MP)</text:p>
            <text:p> IF (error IS SM) AND (d_error IS BM) AND (i_error IS SM) THEN (u_out IS BM)</text:p>
            <text:p> IF (error IS SM) AND (d_error IS MM) AND (i_error IS SM) THEN (u_out IS BM)</text:p>
            <text:p> IF (error IS SM) AND (d_error IS SM) AND (i_error IS SM) THEN (u_out IS BM)</text:p>
            <text:p> IF (error IS SM) AND (d_error IS Z) AND (i_error IS SM) THEN (u_out IS MM)</text:p>
            <text:p> IF (error IS SM) AND (d_error IS SP) AND (i_error IS SM) THEN (u_out IS SM)</text:p>
            <text:p> IF (error IS SM) AND (d_error IS MP) AND (i_error IS SM) THEN (u_out IS Z)</text:p>
            <text:p> IF (error IS SM) AND (d_error IS BP) AND (i_error IS SM) THEN (u_out IS SP)</text:p>
            <text:p> IF (error IS SM) AND (d_error IS BM) AND (i_error IS SP) THEN (u_out IS BM)</text:p>
            <text:p> IF (error IS SM) AND (d_error IS MM) AND (i_error IS SP) THEN (u_out IS MM)</text:p>
            <text:p> IF (error IS SM) AND (d_error IS SM) AND (i_error IS SP) THEN (u_out IS SM)</text:p>
            <text:p> IF (error IS SM) AND (d_error IS Z) AND (i_error IS SP) THEN (u_out IS Z)</text:p>
            <text:p> IF (error IS SM) AND (d_error IS SP) AND (i_error IS SP) THEN (u_out IS SP)</text:p>
            <text:p> IF (error IS SM) AND (d_error IS MP) AND (i_error IS SP) THEN (u_out IS MP)</text:p>
            <text:p> IF (error IS SM) AND (d_error IS BP) AND (i_error IS SP) THEN (u_out IS BP)</text:p>
            <text:p> IF (error IS Z) AND (d_error IS BM) AND (i_error IS SM) THEN (u_out IS BM)</text:p>
            <text:p> IF (error IS Z) AND (d_error IS MM) AND (i_error IS SM) THEN (u_out IS BM)</text:p>
            <text:p> IF (error IS Z) AND (d_error IS SM) AND (i_error IS SM) THEN (u_out IS MM)</text:p>
            <text:p> IF (error IS Z) AND (d_error IS Z) AND (i_error IS SM) THEN (u_out IS SM)</text:p>
            <text:p> IF (error IS Z) AND (d_error IS SP) AND (i_error IS SM) THEN (u_out IS Z)</text:p>
            <text:p> IF (error IS Z) AND (d_error IS MP) AND (i_error IS SM) THEN (u_out IS SP)</text:p>
            <text:p> IF (error IS Z) AND (d_error IS BP) AND (i_error IS SM) THEN (u_out IS MP)</text:p>
            <text:p> IF (error IS Z) AND (d_error IS BM) AND (i_error IS SP) THEN (u_out IS MM)</text:p>
            <text:p> IF (error IS Z) AND (d_error IS MM) AND (i_error IS SP) THEN (u_out IS SM)</text:p>
            <text:p> IF (error IS Z) AND (d_error IS SM) AND (i_error IS SP) THEN (u_out IS Z)</text:p>
            <text:p> IF (error IS Z) AND (d_error IS Z) AND (i_error IS SP) THEN (u_out IS SP)</text:p>
            <text:p> IF (error IS Z) AND (d_error IS SP) AND (i_error IS SP) THEN (u_out IS MP)</text:p>
            <text:p> IF (error IS Z) AND (d_error IS MP) AND (i_error IS SP) THEN (u_out IS BP)</text:p>
            <text:p> IF (error IS Z) AND (d_error IS BP) AND (i_error IS SP) THEN (u_out IS BP)</text:p>
            <text:p> IF (error IS SP) AND (d_error IS BM) AND (i_error IS SM) THEN (u_out IS BM)</text:p>
            <text:p> IF (error IS SP) AND (d_error IS MM) AND (i_error IS SM) THEN (u_out IS MM)</text:p>
            <text:p> IF (error IS SP) AND (d_error IS SM) AND (i_error IS SM) THEN (u_out IS SM)</text:p>
            <text:p> IF (error IS SP) AND (d_error IS Z) AND (i_error IS SM) THEN (u_out IS Z)</text:p>
            <text:p> IF (error IS SP) AND (d_error IS SP) AND (i_error IS SM) THEN (u_out IS SP)</text:p>
            <text:p> IF (error IS SP) AND (d_error IS MP) AND (i_error IS SM) THEN (u_out IS MP)</text:p>
            <text:p> IF (error IS SP) AND (d_error IS BP) AND (i_error IS SM) THEN (u_out IS BP)</text:p>
            <text:p> IF (error IS SP) AND (d_error IS BM) AND (i_error IS SP) THEN (u_out IS SM)</text:p>
            <text:p> IF (error IS SP) AND (d_error IS MM) AND (i_error IS SP) THEN (u_out IS Z)</text:p>
            <text:p> IF (error IS SP) AND (d_error IS SM) AND (i_error IS SP) THEN (u_out IS SP)</text:p>
            <text:p> IF (error IS SP) AND (d_error IS Z) AND (i_error IS SP) THEN (u_out IS MP)</text:p>
            <text:p> IF (error IS SP) AND (d_error IS SP) AND (i_error IS SP) THEN (u_out IS BP)</text:p>
            <text:p> IF (error IS SP) AND (d_error IS MP) AND (i_error IS SP) THEN (u_out IS BP)</text:p>
            <text:p> IF (error IS SP) AND (d_error IS BP) AND (i_error IS SP) THEN (u_out IS BP)</text:p>
            <text:p> IF (error IS MP) AND (d_error IS BM) AND (i_error IS SM) THEN (u_out IS MM)</text:p>
            <text:p> IF (error IS MP) AND (d_error IS MM) AND (i_error IS SM) THEN (u_out IS SM)</text:p>
            <text:p> IF (error IS MP) AND (d_error IS SM) AND (i_error IS SM) THEN (u_out IS Z)</text:p>
            <text:p> IF (error IS MP) AND (d_error IS Z) AND (i_error IS SM) THEN (u_out IS SP)</text:p>
            <text:p> IF (error IS MP) AND (d_error IS SP) AND (i_error IS SM) THEN (u_out IS MP)</text:p>
            <text:p> IF (error IS MP) AND (d_error IS MP) AND (i_error IS SM) THEN (u_out IS BP)</text:p>
            <text:p> IF (error IS MP) AND (d_error IS BP) AND (i_error IS SM) THEN (u_out IS BP)</text:p>
            <text:p> IF (error IS MP) AND (d_error IS BM) AND (i_error IS SP) THEN (u_out IS Z)</text:p>
            <text:p> IF (error IS MP) AND (d_error IS MM) AND (i_error IS SP) THEN (u_out IS SP)</text:p>
            <text:p> IF (error IS MP) AND (d_error IS SM) AND (i_error IS SP) THEN (u_out IS MP)</text:p>
            <text:p> IF (error IS MP) AND (d_error IS Z) AND (i_error IS SP) THEN (u_out IS BP)</text:p>
            <text:p> IF (error IS MP) AND (d_error IS SP) AND (i_error IS SP) THEN (u_out IS BP)</text:p>
            <text:p> IF (error IS MP) AND (d_error IS MP) AND (i_error IS SP) THEN (u_out IS BP)</text:p>
            <text:p> IF (error IS MP) AND (d_error IS BP) AND (i_error IS SP) THEN (u_out IS BP)</text:p>
            <text:p> IF (error IS BP) AND (d_error IS BM) AND (i_error IS SM) THEN (u_out IS SM)</text:p>
            <text:p> IF (error IS BP) AND (d_error IS MM) AND (i_error IS SM) THEN (u_out IS Z)</text:p>
            <text:p> IF (error IS BP) AND (d_error IS SM) AND (i_error IS SM) THEN (u_out IS SP)</text:p>
            <text:p> IF (error IS BP) AND (d_error IS Z) AND (i_error IS SM) THEN (u_out IS MP)</text:p>
            <text:p> IF (error IS BP) AND (d_error IS SP) AND (i_error IS SM) THEN (u_out IS BP)</text:p>
            <text:p> IF (error IS BP) AND (d_error IS MP) AND (i_error IS SM) THEN (u_out IS BP)</text:p>
            <text:p> IF (error IS BP) AND (d_error IS BP) AND (i_error IS SM) THEN (u_out IS BP)</text:p>
            <text:p> IF (error IS BP) AND (d_error IS BM) AND (i_error IS SP) THEN (u_out IS SP)</text:p>
            <text:p> IF (error IS BP) AND (d_error IS MM) AND (i_error IS SP) THEN (u_out IS MP)</text:p>
            <text:p> IF (error IS BP) AND (d_error IS SM) AND (i_error IS SP) THEN (u_out IS BP)</text:p>
            <text:p> IF (error IS BP) AND (d_error IS Z) AND (i_error IS SP) THEN (u_out IS BP)</text:p>
            <text:p> IF (error IS BP) AND (d_error IS SP) AND (i_error IS SP) THEN (u_out IS BP)</text:p>
            <text:p> IF (error IS BP) AND (d_error IS MP) AND (i_error IS SP) THEN (u_out IS BP)</text:p>
            <text:p> IF (error IS BP) AND (d_error IS BP) AND (i_error IS SP) THEN (u_out IS BP)</text:p>
            <text:p> IF (error IS BM) AND (d_error IS BM) AND (i_error IS MM) THEN (u_out IS BM)</text:p>
            <text:p> IF (error IS BM) AND (d_error IS MM) AND (i_error IS MM) THEN (u_out IS BM)</text:p>
            <text:p> IF (error IS BM) AND (d_error IS SM) AND (i_error IS MM) THEN (u_out IS BM)</text:p>
            <text:p> IF (error IS BM) AND (d_error IS Z) AND (i_error IS MM) THEN (u_out IS BM)</text:p>
            <text:p> IF (error IS BM) AND (d_error IS SP) AND (i_error IS MM) THEN (u_out IS BM)</text:p>
            <text:p> IF (error IS BM) AND (d_error IS MP) AND (i_error IS MM) THEN (u_out IS BM)</text:p>
            <text:p> IF (error IS BM) AND (d_error IS BP) AND (i_error IS MM) THEN (u_out IS MM)</text:p>
            <text:p> IF (error IS BM) AND (d_error IS BM) AND (i_error IS MP) THEN (u_out IS BM)</text:p>
            <text:p> IF (error IS BM) AND (d_error IS MM) AND (i_error IS MP) THEN (u_out IS BM)</text:p>
            <text:p> IF (error IS BM) AND (d_error IS SM) AND (i_error IS MP) THEN (u_out IS MM)</text:p>
            <text:p> IF (error IS BM) AND (d_error IS Z) AND (i_error IS MP) THEN (u_out IS SM)</text:p>
            <text:p> IF (error IS BM) AND (d_error IS SP) AND (i_error IS MP) THEN (u_out IS Z)</text:p>
            <text:p> IF (error IS BM) AND (d_error IS MP) AND (i_error IS MP) THEN (u_out IS SP)</text:p>
            <text:p> IF (error IS BM) AND (d_error IS BP) AND (i_error IS MP) THEN (u_out IS MP)</text:p>
            <text:p> IF (error IS MM) AND (d_error IS BM) AND (i_error IS MM) THEN (u_out IS BM)</text:p>
            <text:p> IF (error IS MM) AND (d_error IS MM) AND (i_error IS MM) THEN (u_out IS BM)</text:p>
            <text:p> IF (error IS MM) AND (d_error IS SM) AND (i_error IS MM) THEN (u_out IS BM)</text:p>
            <text:p> IF (error IS MM) AND (d_error IS Z) AND (i_error IS MM) THEN (u_out IS BM)</text:p>
            <text:p> IF (error IS MM) AND (d_error IS SP) AND (i_error IS MM) THEN (u_out IS BM)</text:p>
            <text:p> IF (error IS MM) AND (d_error IS MP) AND (i_error IS MM) THEN (u_out IS MM)</text:p>
            <text:p> IF (error IS MM) AND (d_error IS BP) AND (i_error IS MM) THEN (u_out IS SM)</text:p>
            <text:p> IF (error IS MM) AND (d_error IS BM) AND (i_error IS MP) THEN (u_out IS BM)</text:p>
            <text:p> IF (error IS MM) AND (d_error IS MM) AND (i_error IS MP) THEN (u_out IS MM)</text:p>
            <text:p> IF (error IS MM) AND (d_error IS SM) AND (i_error IS MP) THEN (u_out IS SM)</text:p>
            <text:p> IF (error IS MM) AND (d_error IS Z) AND (i_error IS MP) THEN (u_out IS Z)</text:p>
            <text:p> IF (error IS MM) AND (d_error IS SP) AND (i_error IS MP) THEN (u_out IS SP)</text:p>
            <text:p> IF (error IS MM) AND (d_error IS MP) AND (i_error IS MP) THEN (u_out IS MP)</text:p>
            <text:p> IF (error IS MM) AND (d_error IS BP) AND (i_error IS MP) THEN (u_out IS BP)</text:p>
            <text:p> IF (error IS SM) AND (d_error IS BM) AND (i_error IS MM) THEN (u_out IS BM)</text:p>
            <text:p> IF (error IS SM) AND (d_error IS MM) AND (i_error IS MM) THEN (u_out IS BM)</text:p>
            <text:p> IF (error IS SM) AND (d_error IS SM) AND (i_error IS MM) THEN (u_out IS BM)</text:p>
            <text:p> IF (error IS SM) AND (d_error IS Z) AND (i_error IS MM) THEN (u_out IS BM)</text:p>
            <text:p> IF (error IS SM) AND (d_error IS SP) AND (i_error IS MM) THEN (u_out IS MM)</text:p>
            <text:p> IF (error IS SM) AND (d_error IS MP) AND (i_error IS MM) THEN (u_out IS SM)</text:p>
            <text:p> IF (error IS SM) AND (d_error IS BP) AND (i_error IS MM) THEN (u_out IS Z)</text:p>
            <text:p> IF (error IS SM) AND (d_error IS BM) AND (i_error IS MP) THEN (u_out IS MM)</text:p>
            <text:p> IF (error IS SM) AND (d_error IS MM) AND (i_error IS MP) THEN (u_out IS SM)</text:p>
            <text:p> IF (error IS SM) AND (d_error IS SM) AND (i_error IS MP) THEN (u_out IS Z)</text:p>
            <text:p> IF (error IS SM) AND (d_error IS Z) AND (i_error IS MP) THEN (u_out IS SP)</text:p>
            <text:p> IF (error IS SM) AND (d_error IS SP) AND (i_error IS MP) THEN (u_out IS MP)</text:p>
            <text:p> IF (error IS SM) AND (d_error IS MP) AND (i_error IS MP) THEN (u_out IS BP)</text:p>
            <text:p> IF (error IS SM) AND (d_error IS BP) AND (i_error IS MP) THEN (u_out IS BP)</text:p>
            <text:p> IF (error IS Z) AND (d_error IS BM) AND (i_error IS MM) THEN (u_out IS BM)</text:p>
            <text:p> IF (error IS Z) AND (d_error IS MM) AND (i_error IS MM) THEN (u_out IS BM)</text:p>
            <text:p> IF (error IS Z) AND (d_error IS SM) AND (i_error IS MM) THEN (u_out IS BM)</text:p>
            <text:p> IF (error IS Z) AND (d_error IS Z) AND (i_error IS MM) THEN (u_out IS MM)</text:p>
            <text:p> IF (error IS Z) AND (d_error IS SP) AND (i_error IS MM) THEN (u_out IS SM)</text:p>
            <text:p> IF (error IS Z) AND (d_error IS MP) AND (i_error IS MM) THEN (u_out IS Z)</text:p>
            <text:p> IF (error IS Z) AND (d_error IS BP) AND (i_error IS MM) THEN (u_out IS SP)</text:p>
            <text:p> IF (error IS Z) AND (d_error IS BM) AND (i_error IS MP) THEN (u_out IS SM)</text:p>
            <text:p> IF (error IS Z) AND (d_error IS MM) AND (i_error IS MP) THEN (u_out IS Z)</text:p>
            <text:p> IF (error IS Z) AND (d_error IS SM) AND (i_error IS MP) THEN (u_out IS SP)</text:p>
            <text:p> IF (error IS Z) AND (d_error IS Z) AND (i_error IS MP) THEN (u_out IS MP)</text:p>
            <text:p> IF (error IS Z) AND (d_error IS SP) AND (i_error IS MP) THEN (u_out IS BP)</text:p>
            <text:p> IF (error IS Z) AND (d_error IS MP) AND (i_error IS MP) THEN (u_out IS BP)</text:p>
            <text:p> IF (error IS Z) AND (d_error IS BP) AND (i_error IS MP) THEN (u_out IS BP)</text:p>
            <text:p> IF (error IS SP) AND (d_error IS BM) AND (i_error IS MM) THEN (u_out IS BM)</text:p>
            <text:p> IF (error IS SP) AND (d_error IS MM) AND (i_error IS MM) THEN (u_out IS BM)</text:p>
            <text:p> IF (error IS SP) AND (d_error IS SM) AND (i_error IS MM) THEN (u_out IS MM)</text:p>
            <text:p> IF (error IS SP) AND (d_error IS Z) AND (i_error IS MM) THEN (u_out IS SM)</text:p>
            <text:p> IF (error IS SP) AND (d_error IS SP) AND (i_error IS MM) THEN (u_out IS Z)</text:p>
            <text:p> IF (error IS SP) AND (d_error IS MP) AND (i_error IS MM) THEN (u_out IS SP)</text:p>
            <text:p> IF (error IS SP) AND (d_error IS BP) AND (i_error IS MM) THEN (u_out IS MP)</text:p>
            <text:p> IF (error IS SP) AND (d_error IS BM) AND (i_error IS MP) THEN (u_out IS Z)</text:p>
            <text:p> IF (error IS SP) AND (d_error IS MM) AND (i_error IS MP) THEN (u_out IS SP)</text:p>
            <text:p> IF (error IS SP) AND (d_error IS SM) AND (i_error IS MP) THEN (u_out IS MP)</text:p>
            <text:p> IF (error IS SP) AND (d_error IS Z) AND (i_error IS MP) THEN (u_out IS BP)</text:p>
            <text:p> IF (error IS SP) AND (d_error IS SP) AND (i_error IS MP) THEN (u_out IS BP)</text:p>
            <text:p> IF (error IS SP) AND (d_error IS MP) AND (i_error IS MP) THEN (u_out IS BP)</text:p>
            <text:p> IF (error IS SP) AND (d_error IS BP) AND (i_error IS MP) THEN (u_out IS BP)</text:p>
            <text:p> IF (error IS MP) AND (d_error IS BM) AND (i_error IS MM) THEN (u_out IS BM)</text:p>
            <text:p> IF (error IS MP) AND (d_error IS MM) AND (i_error IS MM) THEN (u_out IS MM)</text:p>
            <text:p> IF (error IS MP) AND (d_error IS SM) AND (i_error IS MM) THEN (u_out IS SM)</text:p>
            <text:p> IF (error IS MP) AND (d_error IS Z) AND (i_error IS MM) THEN (u_out IS Z)</text:p>
            <text:p> IF (error IS MP) AND (d_error IS SP) AND (i_error IS MM) THEN (u_out IS SP)</text:p>
            <text:p> IF (error IS MP) AND (d_error IS MP) AND (i_error IS MM) THEN (u_out IS MP)</text:p>
            <text:p> IF (error IS MP) AND (d_error IS BP) AND (i_error IS MM) THEN (u_out IS BP)</text:p>
            <text:p> IF (error IS MP) AND (d_error IS BM) AND (i_error IS MP) THEN (u_out IS SP)</text:p>
            <text:p> IF (error IS MP) AND (d_error IS MM) AND (i_error IS MP) THEN (u_out IS MP)</text:p>
            <text:p> IF (error IS MP) AND (d_error IS SM) AND (i_error IS MP) THEN (u_out IS BP)</text:p>
            <text:p> IF (error IS MP) AND (d_error IS Z) AND (i_error IS MP) THEN (u_out IS BP)</text:p>
            <text:p> IF (error IS MP) AND (d_error IS SP) AND (i_error IS MP) THEN (u_out IS BP)</text:p>
            <text:p> IF (error IS MP) AND (d_error IS MP) AND (i_error IS MP) THEN (u_out IS BP)</text:p>
            <text:p> IF (error IS MP) AND (d_error IS BP) AND (i_error IS MP) THEN (u_out IS BP)</text:p>
            <text:p> IF (error IS BP) AND (d_error IS BM) AND (i_error IS MM) THEN (u_out IS MM)</text:p>
            <text:p> IF (error IS BP) AND (d_error IS MM) AND (i_error IS MM) THEN (u_out IS SM)</text:p>
            <text:p> IF (error IS BP) AND (d_error IS SM) AND (i_error IS MM) THEN (u_out IS Z)</text:p>
            <text:p> IF (error IS BP) AND (d_error IS Z) AND (i_error IS MM) THEN (u_out IS SP)</text:p>
            <text:p> IF (error IS BP) AND (d_error IS SP) AND (i_error IS MM) THEN (u_out IS MP)</text:p>
            <text:p> IF (error IS BP) AND (d_error IS MP) AND (i_error IS MM) THEN (u_out IS BP)</text:p>
            <text:p> IF (error IS BP) AND (d_error IS BP) AND (i_error IS MM) THEN (u_out IS BP)</text:p>
            <text:p> IF (error IS BP) AND (d_error IS BM) AND (i_error IS MP) THEN (u_out IS MP)</text:p>
            <text:p> IF (error IS BP) AND (d_error IS MM) AND (i_error IS MP) THEN (u_out IS BP)</text:p>
            <text:p> IF (error IS BP) AND (d_error IS SM) AND (i_error IS MP) THEN (u_out IS BP)</text:p>
            <text:p> IF (error IS BP) AND (d_error IS Z) AND (i_error IS MP) THEN (u_out IS BP)</text:p>
            <text:p> IF (error IS BP) AND (d_error IS SP) AND (i_error IS MP) THEN (u_out IS BP)</text:p>
            <text:p> IF (error IS BP) AND (d_error IS MP) AND (i_error IS MP) THEN (u_out IS BP)</text:p>
            <text:p> IF (error IS BP) AND (d_error IS BP) AND (i_error IS MP) THEN (u_out IS BP)</text:p>
            <text:p> IF (error IS BM) AND (d_error IS BM) AND (i_error IS BM) THEN (u_out IS BM)</text:p>
            <text:p> IF (error IS BM) AND (d_error IS MM) AND (i_error IS BM) THEN (u_out IS BM)</text:p>
            <text:p> IF (error IS BM) AND (d_error IS SM) AND (i_error IS BM) THEN (u_out IS BM)</text:p>
            <text:p> IF (error IS BM) AND (d_error IS Z) AND (i_error IS BM) THEN (u_out IS BM)</text:p>
            <text:p> IF (error IS BM) AND (d_error IS SP) AND (i_error IS BM) THEN (u_out IS BM)</text:p>
            <text:p> IF (error IS BM) AND (d_error IS MP) AND (i_error IS BM) THEN (u_out IS BM)</text:p>
            <text:p> IF (error IS BM) AND (d_error IS BP) AND (i_error IS BM) THEN (u_out IS BM)</text:p>
            <text:p> IF (error IS BM) AND (d_error IS BM) AND (i_error IS BP) THEN (u_out IS BM)</text:p>
            <text:p> IF (error IS BM) AND (d_error IS MM) AND (i_error IS BP) THEN (u_out IS MM)</text:p>
            <text:p> IF (error IS BM) AND (d_error IS SM) AND (i_error IS BP) THEN (u_out IS SM)</text:p>
            <text:p> IF (error IS BM) AND (d_error IS Z) AND (i_error IS BP) THEN (u_out IS Z)</text:p>
            <text:p> IF (error IS BM) AND (d_error IS SP) AND (i_error IS BP) THEN (u_out IS SP)</text:p>
            <text:p> IF (error IS BM) AND (d_error IS MP) AND (i_error IS BP) THEN (u_out IS MP)</text:p>
            <text:p> IF (error IS BM) AND (d_error IS BP) AND (i_error IS BP) THEN (u_out IS BP)</text:p>
            <text:p> IF (error IS MM) AND (d_error IS BM) AND (i_error IS BM) THEN (u_out IS BM)</text:p>
            <text:p> IF (error IS MM) AND (d_error IS MM) AND (i_error IS BM) THEN (u_out IS BM)</text:p>
            <text:p> IF (error IS MM) AND (d_error IS SM) AND (i_error IS BM) THEN (u_out IS BM)</text:p>
            <text:p> IF (error IS MM) AND (d_error IS Z) AND (i_error IS BM) THEN (u_out IS BM)</text:p>
            <text:p> IF (error IS MM) AND (d_error IS SP) AND (i_error IS BM) THEN (u_out IS BM)</text:p>
            <text:p> IF (error IS MM) AND (d_error IS MP) AND (i_error IS BM) THEN (u_out IS BM)</text:p>
            <text:p> IF (error IS MM) AND (d_error IS BP) AND (i_error IS BM) THEN (u_out IS MM)</text:p>
            <text:p> IF (error IS MM) AND (d_error IS BM) AND (i_error IS BP) THEN (u_out IS MM)</text:p>
            <text:p> IF (error IS MM) AND (d_error IS MM) AND (i_error IS BP) THEN (u_out IS SM)</text:p>
            <text:p> IF (error IS MM) AND (d_error IS SM) AND (i_error IS BP) THEN (u_out IS Z)</text:p>
            <text:p> IF (error IS MM) AND (d_error IS Z) AND (i_error IS BP) THEN (u_out IS SP)</text:p>
            <text:p> IF (error IS MM) AND (d_error IS SP) AND (i_error IS BP) THEN (u_out IS MP)</text:p>
            <text:p> IF (error IS MM) AND (d_error IS MP) AND (i_error IS BP) THEN (u_out IS BP)</text:p>
            <text:p> IF (error IS MM) AND (d_error IS BP) AND (i_error IS BP) THEN (u_out IS BP)</text:p>
            <text:p> IF (error IS SM) AND (d_error IS BM) AND (i_error IS BM) THEN (u_out IS BM)</text:p>
            <text:p> IF (error IS SM) AND (d_error IS MM) AND (i_error IS BM) THEN (u_out IS BM)</text:p>
            <text:p> IF (error IS SM) AND (d_error IS SM) AND (i_error IS BM) THEN (u_out IS BM)</text:p>
            <text:p> IF (error IS SM) AND (d_error IS Z) AND (i_error IS BM) THEN (u_out IS BM)</text:p>
            <text:p> IF (error IS SM) AND (d_error IS SP) AND (i_error IS BM) THEN (u_out IS BM)</text:p>
            <text:p> IF (error IS SM) AND (d_error IS MP) AND (i_error IS BM) THEN (u_out IS MM)</text:p>
            <text:p> IF (error IS SM) AND (d_error IS BP) AND (i_error IS BM) THEN (u_out IS SM)</text:p>
            <text:p> IF (error IS SM) AND (d_error IS BM) AND (i_error IS BP) THEN (u_out IS SM)</text:p>
            <text:p> IF (error IS SM) AND (d_error IS MM) AND (i_error IS BP) THEN (u_out IS Z)</text:p>
            <text:p> IF (error IS SM) AND (d_error IS SM) AND (i_error IS BP) THEN (u_out IS SP)</text:p>
            <text:p> IF (error IS SM) AND (d_error IS Z) AND (i_error IS BP) THEN (u_out IS MP)</text:p>
            <text:p> IF (error IS SM) AND (d_error IS SP) AND (i_error IS BP) THEN (u_out IS BP)</text:p>
            <text:p> IF (error IS SM) AND (d_error IS MP) AND (i_error IS BP) THEN (u_out IS BP)</text:p>
            <text:p> IF (error IS SM) AND (d_error IS BP) AND (i_error IS BP) THEN (u_out IS BP)</text:p>
            <text:p> IF (error IS Z) AND (d_error IS BM) AND (i_error IS BM) THEN (u_out IS BM)</text:p>
            <text:p> IF (error IS Z) AND (d_error IS MM) AND (i_error IS BM) THEN (u_out IS BM)</text:p>
            <text:p> IF (error IS Z) AND (d_error IS SM) AND (i_error IS BM) THEN (u_out IS BM)</text:p>
            <text:p> IF (error IS Z) AND (d_error IS Z) AND (i_error IS BM) THEN (u_out IS BM)</text:p>
            <text:p> IF (error IS Z) AND (d_error IS SP) AND (i_error IS BM) THEN (u_out IS MM)</text:p>
            <text:p> IF (error IS Z) AND (d_error IS MP) AND (i_error IS BM) THEN (u_out IS SM)</text:p>
            <text:p> IF (error IS Z) AND (d_error IS BP) AND (i_error IS BM) THEN (u_out IS Z)</text:p>
            <text:p> IF (error IS Z) AND (d_error IS BM) AND (i_error IS BP) THEN (u_out IS Z)</text:p>
            <text:p> IF (error IS Z) AND (d_error IS MM) AND (i_error IS BP) THEN (u_out IS SP)</text:p>
            <text:p> IF (error IS Z) AND (d_error IS SM) AND (i_error IS BP) THEN (u_out IS MP)</text:p>
            <text:p> IF (error IS Z) AND (d_error IS Z) AND (i_error IS BP) THEN (u_out IS BP)</text:p>
            <text:p> IF (error IS Z) AND (d_error IS SP) AND (i_error IS BP) THEN (u_out IS BP)</text:p>
            <text:p> IF (error IS Z) AND (d_error IS MP) AND (i_error IS BP) THEN (u_out IS BP)</text:p>
            <text:p> IF (error IS Z) AND (d_error IS BP) AND (i_error IS BP) THEN (u_out IS BP)</text:p>
            <text:p> IF (error IS SP) AND (d_error IS BM) AND (i_error IS BM) THEN (u_out IS BM)</text:p>
            <text:p> IF (error IS SP) AND (d_error IS MM) AND (i_error IS BM) THEN (u_out IS BM)</text:p>
            <text:p> IF (error IS SP) AND (d_error IS SM) AND (i_error IS BM) THEN (u_out IS BM)</text:p>
            <text:p> IF (error IS SP) AND (d_error IS Z) AND (i_error IS BM) THEN (u_out IS MM)</text:p>
            <text:p> IF (error IS SP) AND (d_error IS SP) AND (i_error IS BM) THEN (u_out IS SM)</text:p>
            <text:p> IF (error IS SP) AND (d_error IS MP) AND (i_error IS BM) THEN (u_out IS Z)</text:p>
            <text:p> IF (error IS SP) AND (d_error IS BP) AND (i_error IS BM) THEN (u_out IS SP)</text:p>
            <text:p> IF (error IS SP) AND (d_error IS BM) AND (i_error IS BP) THEN (u_out IS SP)</text:p>
            <text:p> IF (error IS SP) AND (d_error IS MM) AND (i_error IS BP) THEN (u_out IS MP)</text:p>
            <text:p> IF (error IS SP) AND (d_error IS SM) AND (i_error IS BP) THEN (u_out IS BP)</text:p>
            <text:p> IF (error IS SP) AND (d_error IS Z) AND (i_error IS BP) THEN (u_out IS BP)</text:p>
            <text:p> IF (error IS SP) AND (d_error IS SP) AND (i_error IS BP) THEN (u_out IS BP)</text:p>
            <text:p> IF (error IS SP) AND (d_error IS MP) AND (i_error IS BP) THEN (u_out IS BP)</text:p>
            <text:p> IF (error IS SP) AND (d_error IS BP) AND (i_error IS BP) THEN (u_out IS BP)</text:p>
            <text:p> IF (error IS MP) AND (d_error IS BM) AND (i_error IS BM) THEN (u_out IS BM)</text:p>
            <text:p> IF (error IS MP) AND (d_error IS MM) AND (i_error IS BM) THEN (u_out IS BM)</text:p>
            <text:p> IF (error IS MP) AND (d_error IS SM) AND (i_error IS BM) THEN (u_out IS MM)</text:p>
            <text:p> IF (error IS MP) AND (d_error IS Z) AND (i_error IS BM) THEN (u_out IS SM)</text:p>
            <text:p> IF (error IS MP) AND (d_error IS SP) AND (i_error IS BM) THEN (u_out IS Z)</text:p>
            <text:p> IF (error IS MP) AND (d_error IS MP) AND (i_error IS BM) THEN (u_out IS SP)</text:p>
            <text:p> IF (error IS MP) AND (d_error IS BP) AND (i_error IS BM) THEN (u_out IS MP)</text:p>
            <text:p> IF (error IS MP) AND (d_error IS BM) AND (i_error IS BP) THEN (u_out IS MP)</text:p>
            <text:p> IF (error IS MP) AND (d_error IS MM) AND (i_error IS BP) THEN (u_out IS BP)</text:p>
            <text:p> IF (error IS MP) AND (d_error IS SM) AND (i_error IS BP) THEN (u_out IS BP)</text:p>
            <text:p> IF (error IS MP) AND (d_error IS Z) AND (i_error IS BP) THEN (u_out IS BP)</text:p>
            <text:p> IF (error IS MP) AND (d_error IS SP) AND (i_error IS BP) THEN (u_out IS BP)</text:p>
            <text:p> IF (error IS MP) AND (d_error IS MP) AND (i_error IS BP) THEN (u_out IS BP)</text:p>
            <text:p> IF (error IS MP) AND (d_error IS BP) AND (i_error IS BP) THEN (u_out IS BP)</text:p>
            <text:p> IF (error IS BP) AND (d_error IS BM) AND (i_error IS BM) THEN (u_out IS BM)</text:p>
            <text:p> IF (error IS BP) AND (d_error IS MM) AND (i_error IS BM) THEN (u_out IS MM)</text:p>
            <text:p> IF (error IS BP) AND (d_error IS SM) AND (i_error IS BM) THEN (u_out IS SM)</text:p>
            <text:p> IF (error IS BP) AND (d_error IS Z) AND (i_error IS BM) THEN (u_out IS Z)</text:p>
            <text:p> IF (error IS BP) AND (d_error IS SP) AND (i_error IS BM) THEN (u_out IS SP)</text:p>
            <text:p> IF (error IS BP) AND (d_error IS MP) AND (i_error IS BM) THEN (u_out IS MP)</text:p>
            <text:p> IF (error IS BP) AND (d_error IS BP) AND (i_error IS BM) THEN (u_out IS BP)</text:p>
            <text:p> IF (error IS BP) AND (d_error IS BM) AND (i_error IS BP) THEN (u_out IS BP)</text:p>
            <text:p> IF (error IS BP) AND (d_error IS MM) AND (i_error IS BP) THEN (u_out IS BP)</text:p>
            <text:p> IF (error IS BP) AND (d_error IS SM) AND (i_error IS BP) THEN (u_out IS BP)</text:p>
            <text:p> IF (error IS BP) AND (d_error IS Z) AND (i_error IS BP) THEN (u_out IS BP)</text:p>
            <text:p> IF (error IS BP) AND (d_error IS SP) AND (i_error IS BP) THEN (u_out IS BP)</text:p>
            <text:p> IF (error IS BP) AND (d_error IS MP) AND (i_error IS BP) THEN (u_out IS BP)</text:p>
            <text:p> IF (error IS BP) AND (d_error IS BP) AND (i_error IS BP) THEN (u_out IS BP)</text:p>
          </table:table-cell>
          <table:table-cell table:number-columns-repeated="15"/>
        </table:table-row>
        <table:table-row table:style-name="ro3">
          <table:table-cell table:number-columns-repeated="2"/>
          <table:table-cell table:formula="of:=COM.MICROSOFT.TEXTJOIN(CHAR(10);1;[.$C$85:.$R$121])" office:value-type="string" office:string-value=" IF (error IS BM) AND (d_error IS BM) AND (i_error IS Z) THEN (u_out IS BM)&#10; IF (error IS BM) AND (d_error IS MM) AND (i_error IS Z) THEN (u_out IS BM)&#10; IF (error IS BM) AND (d_error IS SM) AND (i_error IS Z) THEN (u_out IS BM)&#10; IF (error IS BM) AND (d_error IS Z) AND (i_error IS Z) THEN (u_out IS BM)&#10; IF (error IS BM) AND (d_error IS SP) AND (i_error IS Z) THEN (u_out IS MM)&#10; IF (error IS BM) AND (d_error IS MP) AND (i_error IS Z) THEN (u_out IS SM)&#10; IF (error IS BM) AND (d_error IS BP) AND (i_error IS Z) THEN (u_out IS Z)&#10; IF (error IS MM) AND (d_error IS BM) AND (i_error IS Z) THEN (u_out IS BM)&#10; IF (error IS MM) AND (d_error IS MM) AND (i_error IS Z) THEN (u_out IS BM)&#10; IF (error IS MM) AND (d_error IS SM) AND (i_error IS Z) THEN (u_out IS BM)&#10; IF (error IS MM) AND (d_error IS Z) AND (i_error IS Z) THEN (u_out IS MM)&#10; IF (error IS MM) AND (d_error IS SP) AND (i_error IS Z) THEN (u_out IS SM)&#10; IF (error IS MM) AND (d_error IS MP) AND (i_error IS Z) THEN (u_out IS Z)&#10; IF (error IS MM) AND (d_error IS BP) AND (i_error IS Z) THEN (u_out IS SP)&#10; IF (error IS SM) AND (d_error IS BM) AND (i_error IS Z) THEN (u_out IS BM)&#10; IF (error IS SM) AND (d_error IS MM) AND (i_error IS Z) THEN (u_out IS BM)&#10; IF (error IS SM) AND (d_error IS SM) AND (i_error IS Z) THEN (u_out IS MM)&#10; IF (error IS SM) AND (d_error IS Z) AND (i_error IS Z) THEN (u_out IS SM)&#10; IF (error IS SM) AND (d_error IS SP) AND (i_error IS Z) THEN (u_out IS Z)&#10; IF (error IS SM) AND (d_error IS MP) AND (i_error IS Z) THEN (u_out IS SP)&#10; IF (error IS SM) AND (d_error IS BP) AND (i_error IS Z) THEN (u_out IS MP)&#10; IF (error IS Z) AND (d_error IS BM) AND (i_error IS Z) THEN (u_out IS BM)&#10; IF (error IS Z) AND (d_error IS MM) AND (i_error IS Z) THEN (u_out IS MM)&#10; IF (error IS Z) AND (d_error IS SM) AND (i_error IS Z) THEN (u_out IS SM)&#10; IF (error IS Z) AND (d_error IS Z) AND (i_error IS Z) THEN (u_out IS Z)&#10; IF (error IS Z) AND (d_error IS SP) AND (i_error IS Z) THEN (u_out IS SP)&#10; IF (error IS Z) AND (d_error IS MP) AND (i_error IS Z) THEN (u_out IS MP)&#10; IF (error IS Z) AND (d_error IS BP) AND (i_error IS Z) THEN (u_out IS BP)&#10; IF (error IS SP) AND (d_error IS BM) AND (i_error IS Z) THEN (u_out IS MM)&#10; IF (error IS SP) AND (d_error IS MM) AND (i_error IS Z) THEN (u_out IS SM)&#10; IF (error IS SP) AND (d_error IS SM) AND (i_error IS Z) THEN (u_out IS Z)&#10; IF (error IS SP) AND (d_error IS Z) AND (i_error IS Z) THEN (u_out IS SP)&#10; IF (error IS SP) AND (d_error IS SP) AND (i_error IS Z) THEN (u_out IS MP)&#10; IF (error IS SP) AND (d_error IS MP) AND (i_error IS Z) THEN (u_out IS BP)&#10; IF (error IS SP) AND (d_error IS BP) AND (i_error IS Z) THEN (u_out IS BP)&#10; IF (error IS MP) AND (d_error IS BM) AND (i_error IS Z) THEN (u_out IS SM)&#10; IF (error IS MP) AND (d_error IS MM) AND (i_error IS Z) THEN (u_out IS Z)&#10; IF (error IS MP) AND (d_error IS SM) AND (i_error IS Z) THEN (u_out IS SP)&#10; IF (error IS MP) AND (d_error IS Z) AND (i_error IS Z) THEN (u_out IS MP)&#10; IF (error IS MP) AND (d_error IS SP) AND (i_error IS Z) THEN (u_out IS BP)&#10; IF (error IS MP) AND (d_error IS MP) AND (i_error IS Z) THEN (u_out IS BP)&#10; IF (error IS MP) AND (d_error IS BP) AND (i_error IS Z) THEN (u_out IS BP)&#10; IF (error IS BP) AND (d_error IS BM) AND (i_error IS Z) THEN (u_out IS Z)&#10; IF (error IS BP) AND (d_error IS MM) AND (i_error IS Z) THEN (u_out IS SP)&#10; IF (error IS BP) AND (d_error IS SM) AND (i_error IS Z) THEN (u_out IS MP)&#10; IF (error IS BP) AND (d_error IS Z) AND (i_error IS Z) THEN (u_out IS BP)&#10; IF (error IS BP) AND (d_error IS SP) AND (i_error IS Z) THEN (u_out IS BP)&#10; IF (error IS BP) AND (d_error IS MP) AND (i_error IS Z) THEN (u_out IS BP)&#10; IF (error IS BP) AND (d_error IS BP) AND (i_error IS Z) THEN (u_out IS BP)&#10; IF (error IS BM) AND (d_error IS BM) AND (i_error IS SM) THEN (u_out IS BM)&#10; IF (error IS BM) AND (d_error IS MM) AND (i_error IS SM) THEN (u_out IS BM)&#10; IF (error IS BM) AND (d_error IS SM) AND (i_error IS SM) THEN (u_out IS BM)&#10; IF (error IS BM) AND (d_error IS Z) AND (i_error IS SM) THEN (u_out IS BM)&#10; IF (error IS BM) AND (d_error IS SP) AND (i_error IS SM) THEN (u_out IS BM)&#10; IF (error IS BM) AND (d_error IS MP) AND (i_error IS SM) THEN (u_out IS MM)&#10; IF (error IS BM) AND (d_error IS BP) AND (i_error IS SM) THEN (u_out IS SM)&#10; IF (error IS BM) AND (d_error IS BM) AND (i_error IS SP) THEN (u_out IS BM)&#10; IF (error IS BM) AND (d_error IS MM) AND (i_error IS SP) THEN (u_out IS BM)&#10; IF (error IS BM) AND (d_error IS SM) AND (i_error IS SP) THEN (u_out IS BM)&#10; IF (error IS BM) AND (d_error IS Z) AND (i_error IS SP) THEN (u_out IS MM)&#10; IF (error IS BM) AND (d_error IS SP) AND (i_error IS SP) THEN (u_out IS SM)&#10; IF (error IS BM) AND (d_error IS MP) AND (i_error IS SP) THEN (u_out IS Z)&#10; IF (error IS BM) AND (d_error IS BP) AND (i_error IS SP) THEN (u_out IS SP)&#10; IF (error IS MM) AND (d_error IS BM) AND (i_error IS SM) THEN (u_out IS BM)&#10; IF (error IS MM) AND (d_error IS MM) AND (i_error IS SM) THEN (u_out IS BM)&#10; IF (error IS MM) AND (d_error IS SM) AND (i_error IS SM) THEN (u_out IS BM)&#10; IF (error IS MM) AND (d_error IS Z) AND (i_error IS SM) THEN (u_out IS BM)&#10; IF (error IS MM) AND (d_error IS SP) AND (i_error IS SM) THEN (u_out IS MM)&#10; IF (error IS MM) AND (d_error IS MP) AND (i_error IS SM) THEN (u_out IS SM)&#10; IF (error IS MM) AND (d_error IS BP) AND (i_error IS SM) THEN (u_out IS Z)&#10; IF (error IS MM) AND (d_error IS BM) AND (i_error IS SP) THEN (u_out IS BM)&#10; IF (error IS MM) AND (d_error IS MM) AND (i_error IS SP) THEN (u_out IS BM)&#10; IF (error IS MM) AND (d_error IS SM) AND (i_error IS SP) THEN (u_out IS MM)&#10; IF (error IS MM) AND (d_error IS Z) AND (i_error IS SP) THEN (u_out IS SM)&#10; IF (error IS MM) AND (d_error IS SP) AND (i_error IS SP) THEN (u_out IS Z)&#10; IF (error IS MM) AND (d_error IS MP) AND (i_error IS SP) THEN (u_out IS SP)&#10; IF (error IS MM) AND (d_error IS BP) AND (i_error IS SP) THEN (u_out IS MP)&#10; IF (error IS SM) AND (d_error IS BM) AND (i_error IS SM) THEN (u_out IS BM)&#10; IF (error IS SM) AND (d_error IS MM) AND (i_error IS SM) THEN (u_out IS BM)&#10; IF (error IS SM) AND (d_error IS SM) AND (i_error IS SM) THEN (u_out IS BM)&#10; IF (error IS SM) AND (d_error IS Z) AND (i_error IS SM) THEN (u_out IS MM)&#10; IF (error IS SM) AND (d_error IS SP) AND (i_error IS SM) THEN (u_out IS SM)&#10; IF (error IS SM) AND (d_error IS MP) AND (i_error IS SM) THEN (u_out IS Z)&#10; IF (error IS SM) AND (d_error IS BP) AND (i_error IS SM) THEN (u_out IS SP)&#10; IF (error IS SM) AND (d_error IS BM) AND (i_error IS SP) THEN (u_out IS BM)&#10; IF (error IS SM) AND (d_error IS MM) AND (i_error IS SP) THEN (u_out IS MM)&#10; IF (error IS SM) AND (d_error IS SM) AND (i_error IS SP) THEN (u_out IS SM)&#10; IF (error IS SM) AND (d_error IS Z) AND (i_error IS SP) THEN (u_out IS Z)&#10; IF (error IS SM) AND (d_error IS SP) AND (i_error IS SP) THEN (u_out IS SP)&#10; IF (error IS SM) AND (d_error IS MP) AND (i_error IS SP) THEN (u_out IS MP)&#10; IF (error IS SM) AND (d_error IS BP) AND (i_error IS SP) THEN (u_out IS BP)&#10; IF (error IS Z) AND (d_error IS BM) AND (i_error IS SM) THEN (u_out IS BM)&#10; IF (error IS Z) AND (d_error IS MM) AND (i_error IS SM) THEN (u_out IS BM)&#10; IF (error IS Z) AND (d_error IS SM) AND (i_error IS SM) THEN (u_out IS MM)&#10; IF (error IS Z) AND (d_error IS Z) AND (i_error IS SM) THEN (u_out IS SM)&#10; IF (error IS Z) AND (d_error IS SP) AND (i_error IS SM) THEN (u_out IS Z)&#10; IF (error IS Z) AND (d_error IS MP) AND (i_error IS SM) THEN (u_out IS SP)&#10; IF (error IS Z) AND (d_error IS BP) AND (i_error IS SM) THEN (u_out IS MP)&#10; IF (error IS Z) AND (d_error IS BM) AND (i_error IS SP) THEN (u_out IS MM)&#10; IF (error IS Z) AND (d_error IS MM) AND (i_error IS SP) THEN (u_out IS SM)&#10; IF (error IS Z) AND (d_error IS SM) AND (i_error IS SP) THEN (u_out IS Z)&#10; IF (error IS Z) AND (d_error IS Z) AND (i_error IS SP) THEN (u_out IS SP)&#10; IF (error IS Z) AND (d_error IS SP) AND (i_error IS SP) THEN (u_out IS MP)&#10; IF (error IS Z) AND (d_error IS MP) AND (i_error IS SP) THEN (u_out IS BP)&#10; IF (error IS Z) AND (d_error IS BP) AND (i_error IS SP) THEN (u_out IS BP)&#10; IF (error IS SP) AND (d_error IS BM) AND (i_error IS SM) THEN (u_out IS BM)&#10; IF (error IS SP) AND (d_error IS MM) AND (i_error IS SM) THEN (u_out IS MM)&#10; IF (error IS SP) AND (d_error IS SM) AND (i_error IS SM) THEN (u_out IS SM)&#10; IF (error IS SP) AND (d_error IS Z) AND (i_error IS SM) THEN (u_out IS Z)&#10; IF (error IS SP) AND (d_error IS SP) AND (i_error IS SM) THEN (u_out IS SP)&#10; IF (error IS SP) AND (d_error IS MP) AND (i_error IS SM) THEN (u_out IS MP)&#10; IF (error IS SP) AND (d_error IS BP) AND (i_error IS SM) THEN (u_out IS BP)&#10; IF (error IS SP) AND (d_error IS BM) AND (i_error IS SP) THEN (u_out IS SM)&#10; IF (error IS SP) AND (d_error IS MM) AND (i_error IS SP) THEN (u_out IS Z)&#10; IF (error IS SP) AND (d_error IS SM) AND (i_error IS SP) THEN (u_out IS SP)&#10; IF (error IS SP) AND (d_error IS Z) AND (i_error IS SP) THEN (u_out IS MP)&#10; IF (error IS SP) AND (d_error IS SP) AND (i_error IS SP) THEN (u_out IS BP)&#10; IF (error IS SP) AND (d_error IS MP) AND (i_error IS SP) THEN (u_out IS BP)&#10; IF (error IS SP) AND (d_error IS BP) AND (i_error IS SP) THEN (u_out IS BP)&#10; IF (error IS MP) AND (d_error IS BM) AND (i_error IS SM) THEN (u_out IS MM)&#10; IF (error IS MP) AND (d_error IS MM) AND (i_error IS SM) THEN (u_out IS SM)&#10; IF (error IS MP) AND (d_error IS SM) AND (i_error IS SM) THEN (u_out IS Z)&#10; IF (error IS MP) AND (d_error IS Z) AND (i_error IS SM) THEN (u_out IS SP)&#10; IF (error IS MP) AND (d_error IS SP) AND (i_error IS SM) THEN (u_out IS MP)&#10; IF (error IS MP) AND (d_error IS MP) AND (i_error IS SM) THEN (u_out IS BP)&#10; IF (error IS MP) AND (d_error IS BP) AND (i_error IS SM) THEN (u_out IS BP)&#10; IF (error IS MP) AND (d_error IS BM) AND (i_error IS SP) THEN (u_out IS Z)&#10; IF (error IS MP) AND (d_error IS MM) AND (i_error IS SP) THEN (u_out IS SP)&#10; IF (error IS MP) AND (d_error IS SM) AND (i_error IS SP) THEN (u_out IS MP)&#10; IF (error IS MP) AND (d_error IS Z) AND (i_error IS SP) THEN (u_out IS BP)&#10; IF (error IS MP) AND (d_error IS SP) AND (i_error IS SP) THEN (u_out IS BP)&#10; IF (error IS MP) AND (d_error IS MP) AND (i_error IS SP) THEN (u_out IS BP)&#10; IF (error IS MP) AND (d_error IS BP) AND (i_error IS SP) THEN (u_out IS BP)&#10; IF (error IS BP) AND (d_error IS BM) AND (i_error IS SM) THEN (u_out IS SM)&#10; IF (error IS BP) AND (d_error IS MM) AND (i_error IS SM) THEN (u_out IS Z)&#10; IF (error IS BP) AND (d_error IS SM) AND (i_error IS SM) THEN (u_out IS SP)&#10; IF (error IS BP) AND (d_error IS Z) AND (i_error IS SM) THEN (u_out IS MP)&#10; IF (error IS BP) AND (d_error IS SP) AND (i_error IS SM) THEN (u_out IS BP)&#10; IF (error IS BP) AND (d_error IS MP) AND (i_error IS SM) THEN (u_out IS BP)&#10; IF (error IS BP) AND (d_error IS BP) AND (i_error IS SM) THEN (u_out IS BP)&#10; IF (error IS BP) AND (d_error IS BM) AND (i_error IS SP) THEN (u_out IS SP)&#10; IF (error IS BP) AND (d_error IS MM) AND (i_error IS SP) THEN (u_out IS MP)&#10; IF (error IS BP) AND (d_error IS SM) AND (i_error IS SP) THEN (u_out IS BP)&#10; IF (error IS BP) AND (d_error IS Z) AND (i_error IS SP) THEN (u_out IS BP)&#10; IF (error IS BP) AND (d_error IS SP) AND (i_error IS SP) THEN (u_out IS BP)&#10; IF (error IS BP) AND (d_error IS MP) AND (i_error IS SP) THEN (u_out IS BP)&#10; IF (error IS BP) AND (d_error IS BP) AND (i_error IS SP) THEN (u_out IS BP)&#10; IF (error IS BM) AND (d_error IS BM) AND (i_error IS MM) THEN (u_out IS BM)&#10; IF (error IS BM) AND (d_error IS MM) AND (i_error IS MM) THEN (u_out IS BM)&#10; IF (error IS BM) AND (d_error IS SM) AND (i_error IS MM) THEN (u_out IS BM)&#10; IF (error IS BM) AND (d_error IS Z) AND (i_error IS MM) THEN (u_out IS BM)&#10; IF (error IS BM) AND (d_error IS SP) AND (i_error IS MM) THEN (u_out IS BM)&#10; IF (error IS BM) AND (d_error IS MP) AND (i_error IS MM) THEN (u_out IS BM)&#10; IF (error IS BM) AND (d_error IS BP) AND (i_error IS MM) THEN (u_out IS MM)&#10; IF (error IS BM) AND (d_error IS BM) AND (i_error IS MP) THEN (u_out IS BM)&#10; IF (error IS BM) AND (d_error IS MM) AND (i_error IS MP) THEN (u_out IS BM)&#10; IF (error IS BM) AND (d_error IS SM) AND (i_error IS MP) THEN (u_out IS MM)&#10; IF (error IS BM) AND (d_error IS Z) AND (i_error IS MP) THEN (u_out IS SM)&#10; IF (error IS BM) AND (d_error IS SP) AND (i_error IS MP) THEN (u_out IS Z)&#10; IF (error IS BM) AND (d_error IS MP) AND (i_error IS MP) THEN (u_out IS SP)&#10; IF (error IS BM) AND (d_error IS BP) AND (i_error IS MP) THEN (u_out IS MP)&#10; IF (error IS MM) AND (d_error IS BM) AND (i_error IS MM) THEN (u_out IS BM)&#10; IF (error IS MM) AND (d_error IS MM) AND (i_error IS MM) THEN (u_out IS BM)&#10; IF (error IS MM) AND (d_error IS SM) AND (i_error IS MM) THEN (u_out IS BM)&#10; IF (error IS MM) AND (d_error IS Z) AND (i_error IS MM) THEN (u_out IS BM)&#10; IF (error IS MM) AND (d_error IS SP) AND (i_error IS MM) THEN (u_out IS BM)&#10; IF (error IS MM) AND (d_error IS MP) AND (i_error IS MM) THEN (u_out IS MM)&#10; IF (error IS MM) AND (d_error IS BP) AND (i_error IS MM) THEN (u_out IS SM)&#10; IF (error IS MM) AND (d_error IS BM) AND (i_error IS MP) THEN (u_out IS BM)&#10; IF (error IS MM) AND (d_error IS MM) AND (i_error IS MP) THEN (u_out IS MM)&#10; IF (error IS MM) AND (d_error IS SM) AND (i_error IS MP) THEN (u_out IS SM)&#10; IF (error IS MM) AND (d_error IS Z) AND (i_error IS MP) THEN (u_out IS Z)&#10; IF (error IS MM) AND (d_error IS SP) AND (i_error IS MP) THEN (u_out IS SP)&#10; IF (error IS MM) AND (d_error IS MP) AND (i_error IS MP) THEN (u_out IS MP)&#10; IF (error IS MM) AND (d_error IS BP) AND (i_error IS MP) THEN (u_out IS BP)&#10; IF (error IS SM) AND (d_error IS BM) AND (i_error IS MM) THEN (u_out IS BM)&#10; IF (error IS SM) AND (d_error IS MM) AND (i_error IS MM) THEN (u_out IS BM)&#10; IF (error IS SM) AND (d_error IS SM) AND (i_error IS MM) THEN (u_out IS BM)&#10; IF (error IS SM) AND (d_error IS Z) AND (i_error IS MM) THEN (u_out IS BM)&#10; IF (error IS SM) AND (d_error IS SP) AND (i_error IS MM) THEN (u_out IS MM)&#10; IF (error IS SM) AND (d_error IS MP) AND (i_error IS MM) THEN (u_out IS SM)&#10; IF (error IS SM) AND (d_error IS BP) AND (i_error IS MM) THEN (u_out IS Z)&#10; IF (error IS SM) AND (d_error IS BM) AND (i_error IS MP) THEN (u_out IS MM)&#10; IF (error IS SM) AND (d_error IS MM) AND (i_error IS MP) THEN (u_out IS SM)&#10; IF (error IS SM) AND (d_error IS SM) AND (i_error IS MP) THEN (u_out IS Z)&#10; IF (error IS SM) AND (d_error IS Z) AND (i_error IS MP) THEN (u_out IS SP)&#10; IF (error IS SM) AND (d_error IS SP) AND (i_error IS MP) THEN (u_out IS MP)&#10; IF (error IS SM) AND (d_error IS MP) AND (i_error IS MP) THEN (u_out IS BP)&#10; IF (error IS SM) AND (d_error IS BP) AND (i_error IS MP) THEN (u_out IS BP)&#10; IF (error IS Z) AND (d_error IS BM) AND (i_error IS MM) THEN (u_out IS BM)&#10; IF (error IS Z) AND (d_error IS MM) AND (i_error IS MM) THEN (u_out IS BM)&#10; IF (error IS Z) AND (d_error IS SM) AND (i_error IS MM) THEN (u_out IS BM)&#10; IF (error IS Z) AND (d_error IS Z) AND (i_error IS MM) THEN (u_out IS MM)&#10; IF (error IS Z) AND (d_error IS SP) AND (i_error IS MM) THEN (u_out IS SM)&#10; IF (error IS Z) AND (d_error IS MP) AND (i_error IS MM) THEN (u_out IS Z)&#10; IF (error IS Z) AND (d_error IS BP) AND (i_error IS MM) THEN (u_out IS SP)&#10; IF (error IS Z) AND (d_error IS BM) AND (i_error IS MP) THEN (u_out IS SM)&#10; IF (error IS Z) AND (d_error IS MM) AND (i_error IS MP) THEN (u_out IS Z)&#10; IF (error IS Z) AND (d_error IS SM) AND (i_error IS MP) THEN (u_out IS SP)&#10; IF (error IS Z) AND (d_error IS Z) AND (i_error IS MP) THEN (u_out IS MP)&#10; IF (error IS Z) AND (d_error IS SP) AND (i_error IS MP) THEN (u_out IS BP)&#10; IF (error IS Z) AND (d_error IS MP) AND (i_error IS MP) THEN (u_out IS BP)&#10; IF (error IS Z) AND (d_error IS BP) AND (i_error IS MP) THEN (u_out IS BP)&#10; IF (error IS SP) AND (d_error IS BM) AND (i_error IS MM) THEN (u_out IS BM)&#10; IF (error IS SP) AND (d_error IS MM) AND (i_error IS MM) THEN (u_out IS BM)&#10; IF (error IS SP) AND (d_error IS SM) AND (i_error IS MM) THEN (u_out IS MM)&#10; IF (error IS SP) AND (d_error IS Z) AND (i_error IS MM) THEN (u_out IS SM)&#10; IF (error IS SP) AND (d_error IS SP) AND (i_error IS MM) THEN (u_out IS Z)&#10; IF (error IS SP) AND (d_error IS MP) AND (i_error IS MM) THEN (u_out IS SP)&#10; IF (error IS SP) AND (d_error IS BP) AND (i_error IS MM) THEN (u_out IS MP)&#10; IF (error IS SP) AND (d_error IS BM) AND (i_error IS MP) THEN (u_out IS Z)&#10; IF (error IS SP) AND (d_error IS MM) AND (i_error IS MP) THEN (u_out IS SP)&#10; IF (error IS SP) AND (d_error IS SM) AND (i_error IS MP) THEN (u_out IS MP)&#10; IF (error IS SP) AND (d_error IS Z) AND (i_error IS MP) THEN (u_out IS BP)&#10; IF (error IS SP) AND (d_error IS SP) AND (i_error IS MP) THEN (u_out IS BP)&#10; IF (error IS SP) AND (d_error IS MP) AND (i_error IS MP) THEN (u_out IS BP)&#10; IF (error IS SP) AND (d_error IS BP) AND (i_error IS MP) THEN (u_out IS BP)&#10; IF (error IS MP) AND (d_error IS BM) AND (i_error IS MM) THEN (u_out IS BM)&#10; IF (error IS MP) AND (d_error IS MM) AND (i_error IS MM) THEN (u_out IS MM)&#10; IF (error IS MP) AND (d_error IS SM) AND (i_error IS MM) THEN (u_out IS SM)&#10; IF (error IS MP) AND (d_error IS Z) AND (i_error IS MM) THEN (u_out IS Z)&#10; IF (error IS MP) AND (d_error IS SP) AND (i_error IS MM) THEN (u_out IS SP)&#10; IF (error IS MP) AND (d_error IS MP) AND (i_error IS MM) THEN (u_out IS MP)&#10; IF (error IS MP) AND (d_error IS BP) AND (i_error IS MM) THEN (u_out IS BP)&#10; IF (error IS MP) AND (d_error IS BM) AND (i_error IS MP) THEN (u_out IS SP)&#10; IF (error IS MP) AND (d_error IS MM) AND (i_error IS MP) THEN (u_out IS MP)&#10; IF (error IS MP) AND (d_error IS SM) AND (i_error IS MP) THEN (u_out IS BP)&#10; IF (error IS MP) AND (d_error IS Z) AND (i_error IS MP) THEN (u_out IS BP)&#10; IF (error IS MP) AND (d_error IS SP) AND (i_error IS MP) THEN (u_out IS BP)&#10; IF (error IS MP) AND (d_error IS MP) AND (i_error IS MP) THEN (u_out IS BP)&#10; IF (error IS MP) AND (d_error IS BP) AND (i_error IS MP) THEN (u_out IS BP)&#10; IF (error IS BP) AND (d_error IS BM) AND (i_error IS MM) THEN (u_out IS MM)&#10; IF (error IS BP) AND (d_error IS MM) AND (i_error IS MM) THEN (u_out IS SM)&#10; IF (error IS BP) AND (d_error IS SM) AND (i_error IS MM) THEN (u_out IS Z)&#10; IF (error IS BP) AND (d_error IS Z) AND (i_error IS MM) THEN (u_out IS SP)&#10; IF (error IS BP) AND (d_error IS SP) AND (i_error IS MM) THEN (u_out IS MP)&#10; IF (error IS BP) AND (d_error IS MP) AND (i_error IS MM) THEN (u_out IS BP)&#10; IF (error IS BP) AND (d_error IS BP) AND (i_error IS MM) THEN (u_out IS BP)&#10; IF (error IS BP) AND (d_error IS BM) AND (i_error IS MP) THEN (u_out IS MP)&#10; IF (error IS BP) AND (d_error IS MM) AND (i_error IS MP) THEN (u_out IS BP)&#10; IF (error IS BP) AND (d_error IS SM) AND (i_error IS MP) THEN (u_out IS BP)&#10; IF (error IS BP) AND (d_error IS Z) AND (i_error IS MP) THEN (u_out IS BP)&#10; IF (error IS BP) AND (d_error IS SP) AND (i_error IS MP) THEN (u_out IS BP)&#10; IF (error IS BP) AND (d_error IS MP) AND (i_error IS MP) THEN (u_out IS BP)&#10; IF (error IS BP) AND (d_error IS BP) AND (i_error IS MP) THEN (u_out IS BP)&#10; IF (error IS BM) AND (d_error IS BM) AND (i_error IS BM) THEN (u_out IS BM)&#10; IF (error IS BM) AND (d_error IS MM) AND (i_error IS BM) THEN (u_out IS BM)&#10; IF (error IS BM) AND (d_error IS SM) AND (i_error IS BM) THEN (u_out IS BM)&#10; IF (error IS BM) AND (d_error IS Z) AND (i_error IS BM) THEN (u_out IS BM)&#10; IF (error IS BM) AND (d_error IS SP) AND (i_error IS BM) THEN (u_out IS BM)&#10; IF (error IS BM) AND (d_error IS MP) AND (i_error IS BM) THEN (u_out IS BM)&#10; IF (error IS BM) AND (d_error IS BP) AND (i_error IS BM) THEN (u_out IS BM)&#10; IF (error IS BM) AND (d_error IS BM) AND (i_error IS BP) THEN (u_out IS BM)&#10; IF (error IS BM) AND (d_error IS MM) AND (i_error IS BP) THEN (u_out IS MM)&#10; IF (error IS BM) AND (d_error IS SM) AND (i_error IS BP) THEN (u_out IS SM)&#10; IF (error IS BM) AND (d_error IS Z) AND (i_error IS BP) THEN (u_out IS Z)&#10; IF (error IS BM) AND (d_error IS SP) AND (i_error IS BP) THEN (u_out IS SP)&#10; IF (error IS BM) AND (d_error IS MP) AND (i_error IS BP) THEN (u_out IS MP)&#10; IF (error IS BM) AND (d_error IS BP) AND (i_error IS BP) THEN (u_out IS BP)&#10; IF (error IS MM) AND (d_error IS BM) AND (i_error IS BM) THEN (u_out IS BM)&#10; IF (error IS MM) AND (d_error IS MM) AND (i_error IS BM) THEN (u_out IS BM)&#10; IF (error IS MM) AND (d_error IS SM) AND (i_error IS BM) THEN (u_out IS BM)&#10; IF (error IS MM) AND (d_error IS Z) AND (i_error IS BM) THEN (u_out IS BM)&#10; IF (error IS MM) AND (d_error IS SP) AND (i_error IS BM) THEN (u_out IS BM)&#10; IF (error IS MM) AND (d_error IS MP) AND (i_error IS BM) THEN (u_out IS BM)&#10; IF (error IS MM) AND (d_error IS BP) AND (i_error IS BM) THEN (u_out IS MM)&#10; IF (error IS MM) AND (d_error IS BM) AND (i_error IS BP) THEN (u_out IS MM)&#10; IF (error IS MM) AND (d_error IS MM) AND (i_error IS BP) THEN (u_out IS SM)&#10; IF (error IS MM) AND (d_error IS SM) AND (i_error IS BP) THEN (u_out IS Z)&#10; IF (error IS MM) AND (d_error IS Z) AND (i_error IS BP) THEN (u_out IS SP)&#10; IF (error IS MM) AND (d_error IS SP) AND (i_error IS BP) THEN (u_out IS MP)&#10; IF (error IS MM) AND (d_error IS MP) AND (i_error IS BP) THEN (u_out IS BP)&#10; IF (error IS MM) AND (d_error IS BP) AND (i_error IS BP) THEN (u_out IS BP)&#10; IF (error IS SM) AND (d_error IS BM) AND (i_error IS BM) THEN (u_out IS BM)&#10; IF (error IS SM) AND (d_error IS MM) AND (i_error IS BM) THEN (u_out IS BM)&#10; IF (error IS SM) AND (d_error IS SM) AND (i_error IS BM) THEN (u_out IS BM)&#10; IF (error IS SM) AND (d_error IS Z) AND (i_error IS BM) THEN (u_out IS BM)&#10; IF (error IS SM) AND (d_error IS SP) AND (i_error IS BM) THEN (u_out IS BM)&#10; IF (error IS SM) AND (d_error IS MP) AND (i_error IS BM) THEN (u_out IS MM)&#10; IF (error IS SM) AND (d_error IS BP) AND (i_error IS BM) THEN (u_out IS SM)&#10; IF (error IS SM) AND (d_error IS BM) AND (i_error IS BP) THEN (u_out IS SM)&#10; IF (error IS SM) AND (d_error IS MM) AND (i_error IS BP) THEN (u_out IS Z)&#10; IF (error IS SM) AND (d_error IS SM) AND (i_error IS BP) THEN (u_out IS SP)&#10; IF (error IS SM) AND (d_error IS Z) AND (i_error IS BP) THEN (u_out IS MP)&#10; IF (error IS SM) AND (d_error IS SP) AND (i_error IS BP) THEN (u_out IS BP)&#10; IF (error IS SM) AND (d_error IS MP) AND (i_error IS BP) THEN (u_out IS BP)&#10; IF (error IS SM) AND (d_error IS BP) AND (i_error IS BP) THEN (u_out IS BP)&#10; IF (error IS Z) AND (d_error IS BM) AND (i_error IS BM) THEN (u_out IS BM)&#10; IF (error IS Z) AND (d_error IS MM) AND (i_error IS BM) THEN (u_out IS BM)&#10; IF (error IS Z) AND (d_error IS SM) AND (i_error IS BM) THEN (u_out IS BM)&#10; IF (error IS Z) AND (d_error IS Z) AND (i_error IS BM) THEN (u_out IS BM)&#10; IF (error IS Z) AND (d_error IS SP) AND (i_error IS BM) THEN (u_out IS MM)&#10; IF (error IS Z) AND (d_error IS MP) AND (i_error IS BM) THEN (u_out IS SM)&#10; IF (error IS Z) AND (d_error IS BP) AND (i_error IS BM) THEN (u_out IS Z)&#10; IF (error IS Z) AND (d_error IS BM) AND (i_error IS BP) THEN (u_out IS Z)&#10; IF (error IS Z) AND (d_error IS MM) AND (i_error IS BP) THEN (u_out IS SP)&#10; IF (error IS Z) AND (d_error IS SM) AND (i_error IS BP) THEN (u_out IS MP)&#10; IF (error IS Z) AND (d_error IS Z) AND (i_error IS BP) THEN (u_out IS BP)&#10; IF (error IS Z) AND (d_error IS SP) AND (i_error IS BP) THEN (u_out IS BP)&#10; IF (error IS Z) AND (d_error IS MP) AND (i_error IS BP) THEN (u_out IS BP)&#10; IF (error IS Z) AND (d_error IS BP) AND (i_error IS BP) THEN (u_out IS BP)&#10; IF (error IS SP) AND (d_error IS BM) AND (i_error IS BM) THEN (u_out IS BM)&#10; IF (error IS SP) AND (d_error IS MM) AND (i_error IS BM) THEN (u_out IS BM)&#10; IF (error IS SP) AND (d_error IS SM) AND (i_error IS BM) THEN (u_out IS BM)&#10; IF (error IS SP) AND (d_error IS Z) AND (i_error IS BM) THEN (u_out IS MM)&#10; IF (error IS SP) AND (d_error IS SP) AND (i_error IS BM) THEN (u_out IS SM)&#10; IF (error IS SP) AND (d_error IS MP) AND (i_error IS BM) THEN (u_out IS Z)&#10; IF (error IS SP) AND (d_error IS BP) AND (i_error IS BM) THEN (u_out IS SP)&#10; IF (error IS SP) AND (d_error IS BM) AND (i_error IS BP) THEN (u_out IS SP)&#10; IF (error IS SP) AND (d_error IS MM) AND (i_error IS BP) THEN (u_out IS MP)&#10; IF (error IS SP) AND (d_error IS SM) AND (i_error IS BP) THEN (u_out IS BP)&#10; IF (error IS SP) AND (d_error IS Z) AND (i_error IS BP) THEN (u_out IS BP)&#10; IF (error IS SP) AND (d_error IS SP) AND (i_error IS BP) THEN (u_out IS BP)&#10; IF (error IS SP) AND (d_error IS MP) AND (i_error IS BP) THEN (u_out IS BP)&#10; IF (error IS SP) AND (d_error IS BP) AND (i_error IS BP) THEN (u_out IS BP)&#10; IF (error IS MP) AND (d_error IS BM) AND (i_error IS BM) THEN (u_out IS BM)&#10; IF (error IS MP) AND (d_error IS MM) AND (i_error IS BM) THEN (u_out IS BM)&#10; IF (error IS MP) AND (d_error IS SM) AND (i_error IS BM) THEN (u_out IS MM)&#10; IF (error IS MP) AND (d_error IS Z) AND (i_error IS BM) THEN (u_out IS SM)&#10; IF (error IS MP) AND (d_error IS SP) AND (i_error IS BM) THEN (u_out IS Z)&#10; IF (error IS MP) AND (d_error IS MP) AND (i_error IS BM) THEN (u_out IS SP)&#10; IF (error IS MP) AND (d_error IS BP) AND (i_error IS BM) THEN (u_out IS MP)&#10; IF (error IS MP) AND (d_error IS BM) AND (i_error IS BP) THEN (u_out IS MP)&#10; IF (error IS MP) AND (d_error IS MM) AND (i_error IS BP) THEN (u_out IS BP)&#10; IF (error IS MP) AND (d_error IS SM) AND (i_error IS BP) THEN (u_out IS BP)&#10; IF (error IS MP) AND (d_error IS Z) AND (i_error IS BP) THEN (u_out IS BP)&#10; IF (error IS MP) AND (d_error IS SP) AND (i_error IS BP) THEN (u_out IS BP)&#10; IF (error IS MP) AND (d_error IS MP) AND (i_error IS BP) THEN (u_out IS BP)&#10; IF (error IS MP) AND (d_error IS BP) AND (i_error IS BP) THEN (u_out IS BP)&#10; IF (error IS BP) AND (d_error IS BM) AND (i_error IS BM) THEN (u_out IS BM)&#10; IF (error IS BP) AND (d_error IS MM) AND (i_error IS BM) THEN (u_out IS MM)&#10; IF (error IS BP) AND (d_error IS SM) AND (i_error IS BM) THEN (u_out IS SM)&#10; IF (error IS BP) AND (d_error IS Z) AND (i_error IS BM) THEN (u_out IS Z)&#10; IF (error IS BP) AND (d_error IS SP) AND (i_error IS BM) THEN (u_out IS SP)&#10; IF (error IS BP) AND (d_error IS MP) AND (i_error IS BM) THEN (u_out IS MP)&#10; IF (error IS BP) AND (d_error IS BP) AND (i_error IS BM) THEN (u_out IS BP)&#10; IF (error IS BP) AND (d_error IS BM) AND (i_error IS BP) THEN (u_out IS BP)&#10; IF (error IS BP) AND (d_error IS MM) AND (i_error IS BP) THEN (u_out IS BP)&#10; IF (error IS BP) AND (d_error IS SM) AND (i_error IS BP) THEN (u_out IS BP)&#10; IF (error IS BP) AND (d_error IS Z) AND (i_error IS BP) THEN (u_out IS BP)&#10; IF (error IS BP) AND (d_error IS SP) AND (i_error IS BP) THEN (u_out IS BP)&#10; IF (error IS BP) AND (d_error IS MP) AND (i_error IS BP) THEN (u_out IS BP)&#10; IF (error IS BP) AND (d_error IS BP) AND (i_error IS BP) THEN (u_out IS BP)" calcext:value-type="string">
            <text:p> IF (error IS BM) AND (d_error IS BM) AND (i_error IS Z) THEN (u_out IS BM)</text:p>
            <text:p> IF (error IS BM) AND (d_error IS MM) AND (i_error IS Z) THEN (u_out IS BM)</text:p>
            <text:p> IF (error IS BM) AND (d_error IS SM) AND (i_error IS Z) THEN (u_out IS BM)</text:p>
            <text:p> IF (error IS BM) AND (d_error IS Z) AND (i_error IS Z) THEN (u_out IS BM)</text:p>
            <text:p> IF (error IS BM) AND (d_error IS SP) AND (i_error IS Z) THEN (u_out IS MM)</text:p>
            <text:p> IF (error IS BM) AND (d_error IS MP) AND (i_error IS Z) THEN (u_out IS SM)</text:p>
            <text:p> IF (error IS BM) AND (d_error IS BP) AND (i_error IS Z) THEN (u_out IS Z)</text:p>
            <text:p> IF (error IS MM) AND (d_error IS BM) AND (i_error IS Z) THEN (u_out IS BM)</text:p>
            <text:p> IF (error IS MM) AND (d_error IS MM) AND (i_error IS Z) THEN (u_out IS BM)</text:p>
            <text:p> IF (error IS MM) AND (d_error IS SM) AND (i_error IS Z) THEN (u_out IS BM)</text:p>
            <text:p> IF (error IS MM) AND (d_error IS Z) AND (i_error IS Z) THEN (u_out IS MM)</text:p>
            <text:p> IF (error IS MM) AND (d_error IS SP) AND (i_error IS Z) THEN (u_out IS SM)</text:p>
            <text:p> IF (error IS MM) AND (d_error IS MP) AND (i_error IS Z) THEN (u_out IS Z)</text:p>
            <text:p> IF (error IS MM) AND (d_error IS BP) AND (i_error IS Z) THEN (u_out IS SP)</text:p>
            <text:p> IF (error IS SM) AND (d_error IS BM) AND (i_error IS Z) THEN (u_out IS BM)</text:p>
            <text:p> IF (error IS SM) AND (d_error IS MM) AND (i_error IS Z) THEN (u_out IS BM)</text:p>
            <text:p> IF (error IS SM) AND (d_error IS SM) AND (i_error IS Z) THEN (u_out IS MM)</text:p>
            <text:p> IF (error IS SM) AND (d_error IS Z) AND (i_error IS Z) THEN (u_out IS SM)</text:p>
            <text:p> IF (error IS SM) AND (d_error IS SP) AND (i_error IS Z) THEN (u_out IS Z)</text:p>
            <text:p> IF (error IS SM) AND (d_error IS MP) AND (i_error IS Z) THEN (u_out IS SP)</text:p>
            <text:p> IF (error IS SM) AND (d_error IS BP) AND (i_error IS Z) THEN (u_out IS MP)</text:p>
            <text:p> IF (error IS Z) AND (d_error IS BM) AND (i_error IS Z) THEN (u_out IS BM)</text:p>
            <text:p> IF (error IS Z) AND (d_error IS MM) AND (i_error IS Z) THEN (u_out IS MM)</text:p>
            <text:p> IF (error IS Z) AND (d_error IS SM) AND (i_error IS Z) THEN (u_out IS SM)</text:p>
            <text:p> IF (error IS Z) AND (d_error IS Z) AND (i_error IS Z) THEN (u_out IS Z)</text:p>
            <text:p> IF (error IS Z) AND (d_error IS SP) AND (i_error IS Z) THEN (u_out IS SP)</text:p>
            <text:p> IF (error IS Z) AND (d_error IS MP) AND (i_error IS Z) THEN (u_out IS MP)</text:p>
            <text:p> IF (error IS Z) AND (d_error IS BP) AND (i_error IS Z) THEN (u_out IS BP)</text:p>
            <text:p> IF (error IS SP) AND (d_error IS BM) AND (i_error IS Z) THEN (u_out IS MM)</text:p>
            <text:p> IF (error IS SP) AND (d_error IS MM) AND (i_error IS Z) THEN (u_out IS SM)</text:p>
            <text:p> IF (error IS SP) AND (d_error IS SM) AND (i_error IS Z) THEN (u_out IS Z)</text:p>
            <text:p> IF (error IS SP) AND (d_error IS Z) AND (i_error IS Z) THEN (u_out IS SP)</text:p>
            <text:p> IF (error IS SP) AND (d_error IS SP) AND (i_error IS Z) THEN (u_out IS MP)</text:p>
            <text:p> IF (error IS SP) AND (d_error IS MP) AND (i_error IS Z) THEN (u_out IS BP)</text:p>
            <text:p> IF (error IS SP) AND (d_error IS BP) AND (i_error IS Z) THEN (u_out IS BP)</text:p>
            <text:p> IF (error IS MP) AND (d_error IS BM) AND (i_error IS Z) THEN (u_out IS SM)</text:p>
            <text:p> IF (error IS MP) AND (d_error IS MM) AND (i_error IS Z) THEN (u_out IS Z)</text:p>
            <text:p> IF (error IS MP) AND (d_error IS SM) AND (i_error IS Z) THEN (u_out IS SP)</text:p>
            <text:p> IF (error IS MP) AND (d_error IS Z) AND (i_error IS Z) THEN (u_out IS MP)</text:p>
            <text:p> IF (error IS MP) AND (d_error IS SP) AND (i_error IS Z) THEN (u_out IS BP)</text:p>
            <text:p> IF (error IS MP) AND (d_error IS MP) AND (i_error IS Z) THEN (u_out IS BP)</text:p>
            <text:p> IF (error IS MP) AND (d_error IS BP) AND (i_error IS Z) THEN (u_out IS BP)</text:p>
            <text:p> IF (error IS BP) AND (d_error IS BM) AND (i_error IS Z) THEN (u_out IS Z)</text:p>
            <text:p> IF (error IS BP) AND (d_error IS MM) AND (i_error IS Z) THEN (u_out IS SP)</text:p>
            <text:p> IF (error IS BP) AND (d_error IS SM) AND (i_error IS Z) THEN (u_out IS MP)</text:p>
            <text:p> IF (error IS BP) AND (d_error IS Z) AND (i_error IS Z) THEN (u_out IS BP)</text:p>
            <text:p> IF (error IS BP) AND (d_error IS SP) AND (i_error IS Z) THEN (u_out IS BP)</text:p>
            <text:p> IF (error IS BP) AND (d_error IS MP) AND (i_error IS Z) THEN (u_out IS BP)</text:p>
            <text:p> IF (error IS BP) AND (d_error IS BP) AND (i_error IS Z) THEN (u_out IS BP)</text:p>
            <text:p> IF (error IS BM) AND (d_error IS BM) AND (i_error IS SM) THEN (u_out IS BM)</text:p>
            <text:p> IF (error IS BM) AND (d_error IS MM) AND (i_error IS SM) THEN (u_out IS BM)</text:p>
            <text:p> IF (error IS BM) AND (d_error IS SM) AND (i_error IS SM) THEN (u_out IS BM)</text:p>
            <text:p> IF (error IS BM) AND (d_error IS Z) AND (i_error IS SM) THEN (u_out IS BM)</text:p>
            <text:p> IF (error IS BM) AND (d_error IS SP) AND (i_error IS SM) THEN (u_out IS BM)</text:p>
            <text:p> IF (error IS BM) AND (d_error IS MP) AND (i_error IS SM) THEN (u_out IS MM)</text:p>
            <text:p> IF (error IS BM) AND (d_error IS BP) AND (i_error IS SM) THEN (u_out IS SM)</text:p>
            <text:p> IF (error IS BM) AND (d_error IS BM) AND (i_error IS SP) THEN (u_out IS BM)</text:p>
            <text:p> IF (error IS BM) AND (d_error IS MM) AND (i_error IS SP) THEN (u_out IS BM)</text:p>
            <text:p> IF (error IS BM) AND (d_error IS SM) AND (i_error IS SP) THEN (u_out IS BM)</text:p>
            <text:p> IF (error IS BM) AND (d_error IS Z) AND (i_error IS SP) THEN (u_out IS MM)</text:p>
            <text:p> IF (error IS BM) AND (d_error IS SP) AND (i_error IS SP) THEN (u_out IS SM)</text:p>
            <text:p> IF (error IS BM) AND (d_error IS MP) AND (i_error IS SP) THEN (u_out IS Z)</text:p>
            <text:p> IF (error IS BM) AND (d_error IS BP) AND (i_error IS SP) THEN (u_out IS SP)</text:p>
            <text:p> IF (error IS MM) AND (d_error IS BM) AND (i_error IS SM) THEN (u_out IS BM)</text:p>
            <text:p> IF (error IS MM) AND (d_error IS MM) AND (i_error IS SM) THEN (u_out IS BM)</text:p>
            <text:p> IF (error IS MM) AND (d_error IS SM) AND (i_error IS SM) THEN (u_out IS BM)</text:p>
            <text:p> IF (error IS MM) AND (d_error IS Z) AND (i_error IS SM) THEN (u_out IS BM)</text:p>
            <text:p> IF (error IS MM) AND (d_error IS SP) AND (i_error IS SM) THEN (u_out IS MM)</text:p>
            <text:p> IF (error IS MM) AND (d_error IS MP) AND (i_error IS SM) THEN (u_out IS SM)</text:p>
            <text:p> IF (error IS MM) AND (d_error IS BP) AND (i_error IS SM) THEN (u_out IS Z)</text:p>
            <text:p> IF (error IS MM) AND (d_error IS BM) AND (i_error IS SP) THEN (u_out IS BM)</text:p>
            <text:p> IF (error IS MM) AND (d_error IS MM) AND (i_error IS SP) THEN (u_out IS BM)</text:p>
            <text:p> IF (error IS MM) AND (d_error IS SM) AND (i_error IS SP) THEN (u_out IS MM)</text:p>
            <text:p> IF (error IS MM) AND (d_error IS Z) AND (i_error IS SP) THEN (u_out IS SM)</text:p>
            <text:p> IF (error IS MM) AND (d_error IS SP) AND (i_error IS SP) THEN (u_out IS Z)</text:p>
            <text:p> IF (error IS MM) AND (d_error IS MP) AND (i_error IS SP) THEN (u_out IS SP)</text:p>
            <text:p> IF (error IS MM) AND (d_error IS BP) AND (i_error IS SP) THEN (u_out IS MP)</text:p>
            <text:p> IF (error IS SM) AND (d_error IS BM) AND (i_error IS SM) THEN (u_out IS BM)</text:p>
            <text:p> IF (error IS SM) AND (d_error IS MM) AND (i_error IS SM) THEN (u_out IS BM)</text:p>
            <text:p> IF (error IS SM) AND (d_error IS SM) AND (i_error IS SM) THEN (u_out IS BM)</text:p>
            <text:p> IF (error IS SM) AND (d_error IS Z) AND (i_error IS SM) THEN (u_out IS MM)</text:p>
            <text:p> IF (error IS SM) AND (d_error IS SP) AND (i_error IS SM) THEN (u_out IS SM)</text:p>
            <text:p> IF (error IS SM) AND (d_error IS MP) AND (i_error IS SM) THEN (u_out IS Z)</text:p>
            <text:p> IF (error IS SM) AND (d_error IS BP) AND (i_error IS SM) THEN (u_out IS SP)</text:p>
            <text:p> IF (error IS SM) AND (d_error IS BM) AND (i_error IS SP) THEN (u_out IS BM)</text:p>
            <text:p> IF (error IS SM) AND (d_error IS MM) AND (i_error IS SP) THEN (u_out IS MM)</text:p>
            <text:p> IF (error IS SM) AND (d_error IS SM) AND (i_error IS SP) THEN (u_out IS SM)</text:p>
            <text:p> IF (error IS SM) AND (d_error IS Z) AND (i_error IS SP) THEN (u_out IS Z)</text:p>
            <text:p> IF (error IS SM) AND (d_error IS SP) AND (i_error IS SP) THEN (u_out IS SP)</text:p>
            <text:p> IF (error IS SM) AND (d_error IS MP) AND (i_error IS SP) THEN (u_out IS MP)</text:p>
            <text:p> IF (error IS SM) AND (d_error IS BP) AND (i_error IS SP) THEN (u_out IS BP)</text:p>
            <text:p> IF (error IS Z) AND (d_error IS BM) AND (i_error IS SM) THEN (u_out IS BM)</text:p>
            <text:p> IF (error IS Z) AND (d_error IS MM) AND (i_error IS SM) THEN (u_out IS BM)</text:p>
            <text:p> IF (error IS Z) AND (d_error IS SM) AND (i_error IS SM) THEN (u_out IS MM)</text:p>
            <text:p> IF (error IS Z) AND (d_error IS Z) AND (i_error IS SM) THEN (u_out IS SM)</text:p>
            <text:p> IF (error IS Z) AND (d_error IS SP) AND (i_error IS SM) THEN (u_out IS Z)</text:p>
            <text:p> IF (error IS Z) AND (d_error IS MP) AND (i_error IS SM) THEN (u_out IS SP)</text:p>
            <text:p> IF (error IS Z) AND (d_error IS BP) AND (i_error IS SM) THEN (u_out IS MP)</text:p>
            <text:p> IF (error IS Z) AND (d_error IS BM) AND (i_error IS SP) THEN (u_out IS MM)</text:p>
            <text:p> IF (error IS Z) AND (d_error IS MM) AND (i_error IS SP) THEN (u_out IS SM)</text:p>
            <text:p> IF (error IS Z) AND (d_error IS SM) AND (i_error IS SP) THEN (u_out IS Z)</text:p>
            <text:p> IF (error IS Z) AND (d_error IS Z) AND (i_error IS SP) THEN (u_out IS SP)</text:p>
            <text:p> IF (error IS Z) AND (d_error IS SP) AND (i_error IS SP) THEN (u_out IS MP)</text:p>
            <text:p> IF (error IS Z) AND (d_error IS MP) AND (i_error IS SP) THEN (u_out IS BP)</text:p>
            <text:p> IF (error IS Z) AND (d_error IS BP) AND (i_error IS SP) THEN (u_out IS BP)</text:p>
            <text:p> IF (error IS SP) AND (d_error IS BM) AND (i_error IS SM) THEN (u_out IS BM)</text:p>
            <text:p> IF (error IS SP) AND (d_error IS MM) AND (i_error IS SM) THEN (u_out IS MM)</text:p>
            <text:p> IF (error IS SP) AND (d_error IS SM) AND (i_error IS SM) THEN (u_out IS SM)</text:p>
            <text:p> IF (error IS SP) AND (d_error IS Z) AND (i_error IS SM) THEN (u_out IS Z)</text:p>
            <text:p> IF (error IS SP) AND (d_error IS SP) AND (i_error IS SM) THEN (u_out IS SP)</text:p>
            <text:p> IF (error IS SP) AND (d_error IS MP) AND (i_error IS SM) THEN (u_out IS MP)</text:p>
            <text:p> IF (error IS SP) AND (d_error IS BP) AND (i_error IS SM) THEN (u_out IS BP)</text:p>
            <text:p> IF (error IS SP) AND (d_error IS BM) AND (i_error IS SP) THEN (u_out IS SM)</text:p>
            <text:p> IF (error IS SP) AND (d_error IS MM) AND (i_error IS SP) THEN (u_out IS Z)</text:p>
            <text:p> IF (error IS SP) AND (d_error IS SM) AND (i_error IS SP) THEN (u_out IS SP)</text:p>
            <text:p> IF (error IS SP) AND (d_error IS Z) AND (i_error IS SP) THEN (u_out IS MP)</text:p>
            <text:p> IF (error IS SP) AND (d_error IS SP) AND (i_error IS SP) THEN (u_out IS BP)</text:p>
            <text:p> IF (error IS SP) AND (d_error IS MP) AND (i_error IS SP) THEN (u_out IS BP)</text:p>
            <text:p> IF (error IS SP) AND (d_error IS BP) AND (i_error IS SP) THEN (u_out IS BP)</text:p>
            <text:p> IF (error IS MP) AND (d_error IS BM) AND (i_error IS SM) THEN (u_out IS MM)</text:p>
            <text:p> IF (error IS MP) AND (d_error IS MM) AND (i_error IS SM) THEN (u_out IS SM)</text:p>
            <text:p> IF (error IS MP) AND (d_error IS SM) AND (i_error IS SM) THEN (u_out IS Z)</text:p>
            <text:p> IF (error IS MP) AND (d_error IS Z) AND (i_error IS SM) THEN (u_out IS SP)</text:p>
            <text:p> IF (error IS MP) AND (d_error IS SP) AND (i_error IS SM) THEN (u_out IS MP)</text:p>
            <text:p> IF (error IS MP) AND (d_error IS MP) AND (i_error IS SM) THEN (u_out IS BP)</text:p>
            <text:p> IF (error IS MP) AND (d_error IS BP) AND (i_error IS SM) THEN (u_out IS BP)</text:p>
            <text:p> IF (error IS MP) AND (d_error IS BM) AND (i_error IS SP) THEN (u_out IS Z)</text:p>
            <text:p> IF (error IS MP) AND (d_error IS MM) AND (i_error IS SP) THEN (u_out IS SP)</text:p>
            <text:p> IF (error IS MP) AND (d_error IS SM) AND (i_error IS SP) THEN (u_out IS MP)</text:p>
            <text:p> IF (error IS MP) AND (d_error IS Z) AND (i_error IS SP) THEN (u_out IS BP)</text:p>
            <text:p> IF (error IS MP) AND (d_error IS SP) AND (i_error IS SP) THEN (u_out IS BP)</text:p>
            <text:p> IF (error IS MP) AND (d_error IS MP) AND (i_error IS SP) THEN (u_out IS BP)</text:p>
            <text:p> IF (error IS MP) AND (d_error IS BP) AND (i_error IS SP) THEN (u_out IS BP)</text:p>
            <text:p> IF (error IS BP) AND (d_error IS BM) AND (i_error IS SM) THEN (u_out IS SM)</text:p>
            <text:p> IF (error IS BP) AND (d_error IS MM) AND (i_error IS SM) THEN (u_out IS Z)</text:p>
            <text:p> IF (error IS BP) AND (d_error IS SM) AND (i_error IS SM) THEN (u_out IS SP)</text:p>
            <text:p> IF (error IS BP) AND (d_error IS Z) AND (i_error IS SM) THEN (u_out IS MP)</text:p>
            <text:p> IF (error IS BP) AND (d_error IS SP) AND (i_error IS SM) THEN (u_out IS BP)</text:p>
            <text:p> IF (error IS BP) AND (d_error IS MP) AND (i_error IS SM) THEN (u_out IS BP)</text:p>
            <text:p> IF (error IS BP) AND (d_error IS BP) AND (i_error IS SM) THEN (u_out IS BP)</text:p>
            <text:p> IF (error IS BP) AND (d_error IS BM) AND (i_error IS SP) THEN (u_out IS SP)</text:p>
            <text:p> IF (error IS BP) AND (d_error IS MM) AND (i_error IS SP) THEN (u_out IS MP)</text:p>
            <text:p> IF (error IS BP) AND (d_error IS SM) AND (i_error IS SP) THEN (u_out IS BP)</text:p>
            <text:p> IF (error IS BP) AND (d_error IS Z) AND (i_error IS SP) THEN (u_out IS BP)</text:p>
            <text:p> IF (error IS BP) AND (d_error IS SP) AND (i_error IS SP) THEN (u_out IS BP)</text:p>
            <text:p> IF (error IS BP) AND (d_error IS MP) AND (i_error IS SP) THEN (u_out IS BP)</text:p>
            <text:p> IF (error IS BP) AND (d_error IS BP) AND (i_error IS SP) THEN (u_out IS BP)</text:p>
            <text:p> IF (error IS BM) AND (d_error IS BM) AND (i_error IS MM) THEN (u_out IS BM)</text:p>
            <text:p> IF (error IS BM) AND (d_error IS MM) AND (i_error IS MM) THEN (u_out IS BM)</text:p>
            <text:p> IF (error IS BM) AND (d_error IS SM) AND (i_error IS MM) THEN (u_out IS BM)</text:p>
            <text:p> IF (error IS BM) AND (d_error IS Z) AND (i_error IS MM) THEN (u_out IS BM)</text:p>
            <text:p> IF (error IS BM) AND (d_error IS SP) AND (i_error IS MM) THEN (u_out IS BM)</text:p>
            <text:p> IF (error IS BM) AND (d_error IS MP) AND (i_error IS MM) THEN (u_out IS BM)</text:p>
            <text:p> IF (error IS BM) AND (d_error IS BP) AND (i_error IS MM) THEN (u_out IS MM)</text:p>
            <text:p> IF (error IS BM) AND (d_error IS BM) AND (i_error IS MP) THEN (u_out IS BM)</text:p>
            <text:p> IF (error IS BM) AND (d_error IS MM) AND (i_error IS MP) THEN (u_out IS BM)</text:p>
            <text:p> IF (error IS BM) AND (d_error IS SM) AND (i_error IS MP) THEN (u_out IS MM)</text:p>
            <text:p> IF (error IS BM) AND (d_error IS Z) AND (i_error IS MP) THEN (u_out IS SM)</text:p>
            <text:p> IF (error IS BM) AND (d_error IS SP) AND (i_error IS MP) THEN (u_out IS Z)</text:p>
            <text:p> IF (error IS BM) AND (d_error IS MP) AND (i_error IS MP) THEN (u_out IS SP)</text:p>
            <text:p> IF (error IS BM) AND (d_error IS BP) AND (i_error IS MP) THEN (u_out IS MP)</text:p>
            <text:p> IF (error IS MM) AND (d_error IS BM) AND (i_error IS MM) THEN (u_out IS BM)</text:p>
            <text:p> IF (error IS MM) AND (d_error IS MM) AND (i_error IS MM) THEN (u_out IS BM)</text:p>
            <text:p> IF (error IS MM) AND (d_error IS SM) AND (i_error IS MM) THEN (u_out IS BM)</text:p>
            <text:p> IF (error IS MM) AND (d_error IS Z) AND (i_error IS MM) THEN (u_out IS BM)</text:p>
            <text:p> IF (error IS MM) AND (d_error IS SP) AND (i_error IS MM) THEN (u_out IS BM)</text:p>
            <text:p> IF (error IS MM) AND (d_error IS MP) AND (i_error IS MM) THEN (u_out IS MM)</text:p>
            <text:p> IF (error IS MM) AND (d_error IS BP) AND (i_error IS MM) THEN (u_out IS SM)</text:p>
            <text:p> IF (error IS MM) AND (d_error IS BM) AND (i_error IS MP) THEN (u_out IS BM)</text:p>
            <text:p> IF (error IS MM) AND (d_error IS MM) AND (i_error IS MP) THEN (u_out IS MM)</text:p>
            <text:p> IF (error IS MM) AND (d_error IS SM) AND (i_error IS MP) THEN (u_out IS SM)</text:p>
            <text:p> IF (error IS MM) AND (d_error IS Z) AND (i_error IS MP) THEN (u_out IS Z)</text:p>
            <text:p> IF (error IS MM) AND (d_error IS SP) AND (i_error IS MP) THEN (u_out IS SP)</text:p>
            <text:p> IF (error IS MM) AND (d_error IS MP) AND (i_error IS MP) THEN (u_out IS MP)</text:p>
            <text:p> IF (error IS MM) AND (d_error IS BP) AND (i_error IS MP) THEN (u_out IS BP)</text:p>
            <text:p> IF (error IS SM) AND (d_error IS BM) AND (i_error IS MM) THEN (u_out IS BM)</text:p>
            <text:p> IF (error IS SM) AND (d_error IS MM) AND (i_error IS MM) THEN (u_out IS BM)</text:p>
            <text:p> IF (error IS SM) AND (d_error IS SM) AND (i_error IS MM) THEN (u_out IS BM)</text:p>
            <text:p> IF (error IS SM) AND (d_error IS Z) AND (i_error IS MM) THEN (u_out IS BM)</text:p>
            <text:p> IF (error IS SM) AND (d_error IS SP) AND (i_error IS MM) THEN (u_out IS MM)</text:p>
            <text:p> IF (error IS SM) AND (d_error IS MP) AND (i_error IS MM) THEN (u_out IS SM)</text:p>
            <text:p> IF (error IS SM) AND (d_error IS BP) AND (i_error IS MM) THEN (u_out IS Z)</text:p>
            <text:p> IF (error IS SM) AND (d_error IS BM) AND (i_error IS MP) THEN (u_out IS MM)</text:p>
            <text:p> IF (error IS SM) AND (d_error IS MM) AND (i_error IS MP) THEN (u_out IS SM)</text:p>
            <text:p> IF (error IS SM) AND (d_error IS SM) AND (i_error IS MP) THEN (u_out IS Z)</text:p>
            <text:p> IF (error IS SM) AND (d_error IS Z) AND (i_error IS MP) THEN (u_out IS SP)</text:p>
            <text:p> IF (error IS SM) AND (d_error IS SP) AND (i_error IS MP) THEN (u_out IS MP)</text:p>
            <text:p> IF (error IS SM) AND (d_error IS MP) AND (i_error IS MP) THEN (u_out IS BP)</text:p>
            <text:p> IF (error IS SM) AND (d_error IS BP) AND (i_error IS MP) THEN (u_out IS BP)</text:p>
            <text:p> IF (error IS Z) AND (d_error IS BM) AND (i_error IS MM) THEN (u_out IS BM)</text:p>
            <text:p> IF (error IS Z) AND (d_error IS MM) AND (i_error IS MM) THEN (u_out IS BM)</text:p>
            <text:p> IF (error IS Z) AND (d_error IS SM) AND (i_error IS MM) THEN (u_out IS BM)</text:p>
            <text:p> IF (error IS Z) AND (d_error IS Z) AND (i_error IS MM) THEN (u_out IS MM)</text:p>
            <text:p> IF (error IS Z) AND (d_error IS SP) AND (i_error IS MM) THEN (u_out IS SM)</text:p>
            <text:p> IF (error IS Z) AND (d_error IS MP) AND (i_error IS MM) THEN (u_out IS Z)</text:p>
            <text:p> IF (error IS Z) AND (d_error IS BP) AND (i_error IS MM) THEN (u_out IS SP)</text:p>
            <text:p> IF (error IS Z) AND (d_error IS BM) AND (i_error IS MP) THEN (u_out IS SM)</text:p>
            <text:p> IF (error IS Z) AND (d_error IS MM) AND (i_error IS MP) THEN (u_out IS Z)</text:p>
            <text:p> IF (error IS Z) AND (d_error IS SM) AND (i_error IS MP) THEN (u_out IS SP)</text:p>
            <text:p> IF (error IS Z) AND (d_error IS Z) AND (i_error IS MP) THEN (u_out IS MP)</text:p>
            <text:p> IF (error IS Z) AND (d_error IS SP) AND (i_error IS MP) THEN (u_out IS BP)</text:p>
            <text:p> IF (error IS Z) AND (d_error IS MP) AND (i_error IS MP) THEN (u_out IS BP)</text:p>
            <text:p> IF (error IS Z) AND (d_error IS BP) AND (i_error IS MP) THEN (u_out IS BP)</text:p>
            <text:p> IF (error IS SP) AND (d_error IS BM) AND (i_error IS MM) THEN (u_out IS BM)</text:p>
            <text:p> IF (error IS SP) AND (d_error IS MM) AND (i_error IS MM) THEN (u_out IS BM)</text:p>
            <text:p> IF (error IS SP) AND (d_error IS SM) AND (i_error IS MM) THEN (u_out IS MM)</text:p>
            <text:p> IF (error IS SP) AND (d_error IS Z) AND (i_error IS MM) THEN (u_out IS SM)</text:p>
            <text:p> IF (error IS SP) AND (d_error IS SP) AND (i_error IS MM) THEN (u_out IS Z)</text:p>
            <text:p> IF (error IS SP) AND (d_error IS MP) AND (i_error IS MM) THEN (u_out IS SP)</text:p>
            <text:p> IF (error IS SP) AND (d_error IS BP) AND (i_error IS MM) THEN (u_out IS MP)</text:p>
            <text:p> IF (error IS SP) AND (d_error IS BM) AND (i_error IS MP) THEN (u_out IS Z)</text:p>
            <text:p> IF (error IS SP) AND (d_error IS MM) AND (i_error IS MP) THEN (u_out IS SP)</text:p>
            <text:p> IF (error IS SP) AND (d_error IS SM) AND (i_error IS MP) THEN (u_out IS MP)</text:p>
            <text:p> IF (error IS SP) AND (d_error IS Z) AND (i_error IS MP) THEN (u_out IS BP)</text:p>
            <text:p> IF (error IS SP) AND (d_error IS SP) AND (i_error IS MP) THEN (u_out IS BP)</text:p>
            <text:p> IF (error IS SP) AND (d_error IS MP) AND (i_error IS MP) THEN (u_out IS BP)</text:p>
            <text:p> IF (error IS SP) AND (d_error IS BP) AND (i_error IS MP) THEN (u_out IS BP)</text:p>
            <text:p> IF (error IS MP) AND (d_error IS BM) AND (i_error IS MM) THEN (u_out IS BM)</text:p>
            <text:p> IF (error IS MP) AND (d_error IS MM) AND (i_error IS MM) THEN (u_out IS MM)</text:p>
            <text:p> IF (error IS MP) AND (d_error IS SM) AND (i_error IS MM) THEN (u_out IS SM)</text:p>
            <text:p> IF (error IS MP) AND (d_error IS Z) AND (i_error IS MM) THEN (u_out IS Z)</text:p>
            <text:p> IF (error IS MP) AND (d_error IS SP) AND (i_error IS MM) THEN (u_out IS SP)</text:p>
            <text:p> IF (error IS MP) AND (d_error IS MP) AND (i_error IS MM) THEN (u_out IS MP)</text:p>
            <text:p> IF (error IS MP) AND (d_error IS BP) AND (i_error IS MM) THEN (u_out IS BP)</text:p>
            <text:p> IF (error IS MP) AND (d_error IS BM) AND (i_error IS MP) THEN (u_out IS SP)</text:p>
            <text:p> IF (error IS MP) AND (d_error IS MM) AND (i_error IS MP) THEN (u_out IS MP)</text:p>
            <text:p> IF (error IS MP) AND (d_error IS SM) AND (i_error IS MP) THEN (u_out IS BP)</text:p>
            <text:p> IF (error IS MP) AND (d_error IS Z) AND (i_error IS MP) THEN (u_out IS BP)</text:p>
            <text:p> IF (error IS MP) AND (d_error IS SP) AND (i_error IS MP) THEN (u_out IS BP)</text:p>
            <text:p> IF (error IS MP) AND (d_error IS MP) AND (i_error IS MP) THEN (u_out IS BP)</text:p>
            <text:p> IF (error IS MP) AND (d_error IS BP) AND (i_error IS MP) THEN (u_out IS BP)</text:p>
            <text:p> IF (error IS BP) AND (d_error IS BM) AND (i_error IS MM) THEN (u_out IS MM)</text:p>
            <text:p> IF (error IS BP) AND (d_error IS MM) AND (i_error IS MM) THEN (u_out IS SM)</text:p>
            <text:p> IF (error IS BP) AND (d_error IS SM) AND (i_error IS MM) THEN (u_out IS Z)</text:p>
            <text:p> IF (error IS BP) AND (d_error IS Z) AND (i_error IS MM) THEN (u_out IS SP)</text:p>
            <text:p> IF (error IS BP) AND (d_error IS SP) AND (i_error IS MM) THEN (u_out IS MP)</text:p>
            <text:p> IF (error IS BP) AND (d_error IS MP) AND (i_error IS MM) THEN (u_out IS BP)</text:p>
            <text:p> IF (error IS BP) AND (d_error IS BP) AND (i_error IS MM) THEN (u_out IS BP)</text:p>
            <text:p> IF (error IS BP) AND (d_error IS BM) AND (i_error IS MP) THEN (u_out IS MP)</text:p>
            <text:p> IF (error IS BP) AND (d_error IS MM) AND (i_error IS MP) THEN (u_out IS BP)</text:p>
            <text:p> IF (error IS BP) AND (d_error IS SM) AND (i_error IS MP) THEN (u_out IS BP)</text:p>
            <text:p> IF (error IS BP) AND (d_error IS Z) AND (i_error IS MP) THEN (u_out IS BP)</text:p>
            <text:p> IF (error IS BP) AND (d_error IS SP) AND (i_error IS MP) THEN (u_out IS BP)</text:p>
            <text:p> IF (error IS BP) AND (d_error IS MP) AND (i_error IS MP) THEN (u_out IS BP)</text:p>
            <text:p> IF (error IS BP) AND (d_error IS BP) AND (i_error IS MP) THEN (u_out IS BP)</text:p>
            <text:p> IF (error IS BM) AND (d_error IS BM) AND (i_error IS BM) THEN (u_out IS BM)</text:p>
            <text:p> IF (error IS BM) AND (d_error IS MM) AND (i_error IS BM) THEN (u_out IS BM)</text:p>
            <text:p> IF (error IS BM) AND (d_error IS SM) AND (i_error IS BM) THEN (u_out IS BM)</text:p>
            <text:p> IF (error IS BM) AND (d_error IS Z) AND (i_error IS BM) THEN (u_out IS BM)</text:p>
            <text:p> IF (error IS BM) AND (d_error IS SP) AND (i_error IS BM) THEN (u_out IS BM)</text:p>
            <text:p> IF (error IS BM) AND (d_error IS MP) AND (i_error IS BM) THEN (u_out IS BM)</text:p>
            <text:p> IF (error IS BM) AND (d_error IS BP) AND (i_error IS BM) THEN (u_out IS BM)</text:p>
            <text:p> IF (error IS BM) AND (d_error IS BM) AND (i_error IS BP) THEN (u_out IS BM)</text:p>
            <text:p> IF (error IS BM) AND (d_error IS MM) AND (i_error IS BP) THEN (u_out IS MM)</text:p>
            <text:p> IF (error IS BM) AND (d_error IS SM) AND (i_error IS BP) THEN (u_out IS SM)</text:p>
            <text:p> IF (error IS BM) AND (d_error IS Z) AND (i_error IS BP) THEN (u_out IS Z)</text:p>
            <text:p> IF (error IS BM) AND (d_error IS SP) AND (i_error IS BP) THEN (u_out IS SP)</text:p>
            <text:p> IF (error IS BM) AND (d_error IS MP) AND (i_error IS BP) THEN (u_out IS MP)</text:p>
            <text:p> IF (error IS BM) AND (d_error IS BP) AND (i_error IS BP) THEN (u_out IS BP)</text:p>
            <text:p> IF (error IS MM) AND (d_error IS BM) AND (i_error IS BM) THEN (u_out IS BM)</text:p>
            <text:p> IF (error IS MM) AND (d_error IS MM) AND (i_error IS BM) THEN (u_out IS BM)</text:p>
            <text:p> IF (error IS MM) AND (d_error IS SM) AND (i_error IS BM) THEN (u_out IS BM)</text:p>
            <text:p> IF (error IS MM) AND (d_error IS Z) AND (i_error IS BM) THEN (u_out IS BM)</text:p>
            <text:p> IF (error IS MM) AND (d_error IS SP) AND (i_error IS BM) THEN (u_out IS BM)</text:p>
            <text:p> IF (error IS MM) AND (d_error IS MP) AND (i_error IS BM) THEN (u_out IS BM)</text:p>
            <text:p> IF (error IS MM) AND (d_error IS BP) AND (i_error IS BM) THEN (u_out IS MM)</text:p>
            <text:p> IF (error IS MM) AND (d_error IS BM) AND (i_error IS BP) THEN (u_out IS MM)</text:p>
            <text:p> IF (error IS MM) AND (d_error IS MM) AND (i_error IS BP) THEN (u_out IS SM)</text:p>
            <text:p> IF (error IS MM) AND (d_error IS SM) AND (i_error IS BP) THEN (u_out IS Z)</text:p>
            <text:p> IF (error IS MM) AND (d_error IS Z) AND (i_error IS BP) THEN (u_out IS SP)</text:p>
            <text:p> IF (error IS MM) AND (d_error IS SP) AND (i_error IS BP) THEN (u_out IS MP)</text:p>
            <text:p> IF (error IS MM) AND (d_error IS MP) AND (i_error IS BP) THEN (u_out IS BP)</text:p>
            <text:p> IF (error IS MM) AND (d_error IS BP) AND (i_error IS BP) THEN (u_out IS BP)</text:p>
            <text:p> IF (error IS SM) AND (d_error IS BM) AND (i_error IS BM) THEN (u_out IS BM)</text:p>
            <text:p> IF (error IS SM) AND (d_error IS MM) AND (i_error IS BM) THEN (u_out IS BM)</text:p>
            <text:p> IF (error IS SM) AND (d_error IS SM) AND (i_error IS BM) THEN (u_out IS BM)</text:p>
            <text:p> IF (error IS SM) AND (d_error IS Z) AND (i_error IS BM) THEN (u_out IS BM)</text:p>
            <text:p> IF (error IS SM) AND (d_error IS SP) AND (i_error IS BM) THEN (u_out IS BM)</text:p>
            <text:p> IF (error IS SM) AND (d_error IS MP) AND (i_error IS BM) THEN (u_out IS MM)</text:p>
            <text:p> IF (error IS SM) AND (d_error IS BP) AND (i_error IS BM) THEN (u_out IS SM)</text:p>
            <text:p> IF (error IS SM) AND (d_error IS BM) AND (i_error IS BP) THEN (u_out IS SM)</text:p>
            <text:p> IF (error IS SM) AND (d_error IS MM) AND (i_error IS BP) THEN (u_out IS Z)</text:p>
            <text:p> IF (error IS SM) AND (d_error IS SM) AND (i_error IS BP) THEN (u_out IS SP)</text:p>
            <text:p> IF (error IS SM) AND (d_error IS Z) AND (i_error IS BP) THEN (u_out IS MP)</text:p>
            <text:p> IF (error IS SM) AND (d_error IS SP) AND (i_error IS BP) THEN (u_out IS BP)</text:p>
            <text:p> IF (error IS SM) AND (d_error IS MP) AND (i_error IS BP) THEN (u_out IS BP)</text:p>
            <text:p> IF (error IS SM) AND (d_error IS BP) AND (i_error IS BP) THEN (u_out IS BP)</text:p>
            <text:p> IF (error IS Z) AND (d_error IS BM) AND (i_error IS BM) THEN (u_out IS BM)</text:p>
            <text:p> IF (error IS Z) AND (d_error IS MM) AND (i_error IS BM) THEN (u_out IS BM)</text:p>
            <text:p> IF (error IS Z) AND (d_error IS SM) AND (i_error IS BM) THEN (u_out IS BM)</text:p>
            <text:p> IF (error IS Z) AND (d_error IS Z) AND (i_error IS BM) THEN (u_out IS BM)</text:p>
            <text:p> IF (error IS Z) AND (d_error IS SP) AND (i_error IS BM) THEN (u_out IS MM)</text:p>
            <text:p> IF (error IS Z) AND (d_error IS MP) AND (i_error IS BM) THEN (u_out IS SM)</text:p>
            <text:p> IF (error IS Z) AND (d_error IS BP) AND (i_error IS BM) THEN (u_out IS Z)</text:p>
            <text:p> IF (error IS Z) AND (d_error IS BM) AND (i_error IS BP) THEN (u_out IS Z)</text:p>
            <text:p> IF (error IS Z) AND (d_error IS MM) AND (i_error IS BP) THEN (u_out IS SP)</text:p>
            <text:p> IF (error IS Z) AND (d_error IS SM) AND (i_error IS BP) THEN (u_out IS MP)</text:p>
            <text:p> IF (error IS Z) AND (d_error IS Z) AND (i_error IS BP) THEN (u_out IS BP)</text:p>
            <text:p> IF (error IS Z) AND (d_error IS SP) AND (i_error IS BP) THEN (u_out IS BP)</text:p>
            <text:p> IF (error IS Z) AND (d_error IS MP) AND (i_error IS BP) THEN (u_out IS BP)</text:p>
            <text:p> IF (error IS Z) AND (d_error IS BP) AND (i_error IS BP) THEN (u_out IS BP)</text:p>
            <text:p> IF (error IS SP) AND (d_error IS BM) AND (i_error IS BM) THEN (u_out IS BM)</text:p>
            <text:p> IF (error IS SP) AND (d_error IS MM) AND (i_error IS BM) THEN (u_out IS BM)</text:p>
            <text:p> IF (error IS SP) AND (d_error IS SM) AND (i_error IS BM) THEN (u_out IS BM)</text:p>
            <text:p> IF (error IS SP) AND (d_error IS Z) AND (i_error IS BM) THEN (u_out IS MM)</text:p>
            <text:p> IF (error IS SP) AND (d_error IS SP) AND (i_error IS BM) THEN (u_out IS SM)</text:p>
            <text:p> IF (error IS SP) AND (d_error IS MP) AND (i_error IS BM) THEN (u_out IS Z)</text:p>
            <text:p> IF (error IS SP) AND (d_error IS BP) AND (i_error IS BM) THEN (u_out IS SP)</text:p>
            <text:p> IF (error IS SP) AND (d_error IS BM) AND (i_error IS BP) THEN (u_out IS SP)</text:p>
            <text:p> IF (error IS SP) AND (d_error IS MM) AND (i_error IS BP) THEN (u_out IS MP)</text:p>
            <text:p> IF (error IS SP) AND (d_error IS SM) AND (i_error IS BP) THEN (u_out IS BP)</text:p>
            <text:p> IF (error IS SP) AND (d_error IS Z) AND (i_error IS BP) THEN (u_out IS BP)</text:p>
            <text:p> IF (error IS SP) AND (d_error IS SP) AND (i_error IS BP) THEN (u_out IS BP)</text:p>
            <text:p> IF (error IS SP) AND (d_error IS MP) AND (i_error IS BP) THEN (u_out IS BP)</text:p>
            <text:p> IF (error IS SP) AND (d_error IS BP) AND (i_error IS BP) THEN (u_out IS BP)</text:p>
            <text:p> IF (error IS MP) AND (d_error IS BM) AND (i_error IS BM) THEN (u_out IS BM)</text:p>
            <text:p> IF (error IS MP) AND (d_error IS MM) AND (i_error IS BM) THEN (u_out IS BM)</text:p>
            <text:p> IF (error IS MP) AND (d_error IS SM) AND (i_error IS BM) THEN (u_out IS MM)</text:p>
            <text:p> IF (error IS MP) AND (d_error IS Z) AND (i_error IS BM) THEN (u_out IS SM)</text:p>
            <text:p> IF (error IS MP) AND (d_error IS SP) AND (i_error IS BM) THEN (u_out IS Z)</text:p>
            <text:p> IF (error IS MP) AND (d_error IS MP) AND (i_error IS BM) THEN (u_out IS SP)</text:p>
            <text:p> IF (error IS MP) AND (d_error IS BP) AND (i_error IS BM) THEN (u_out IS MP)</text:p>
            <text:p> IF (error IS MP) AND (d_error IS BM) AND (i_error IS BP) THEN (u_out IS MP)</text:p>
            <text:p> IF (error IS MP) AND (d_error IS MM) AND (i_error IS BP) THEN (u_out IS BP)</text:p>
            <text:p> IF (error IS MP) AND (d_error IS SM) AND (i_error IS BP) THEN (u_out IS BP)</text:p>
            <text:p> IF (error IS MP) AND (d_error IS Z) AND (i_error IS BP) THEN (u_out IS BP)</text:p>
            <text:p> IF (error IS MP) AND (d_error IS SP) AND (i_error IS BP) THEN (u_out IS BP)</text:p>
            <text:p> IF (error IS MP) AND (d_error IS MP) AND (i_error IS BP) THEN (u_out IS BP)</text:p>
            <text:p> IF (error IS MP) AND (d_error IS BP) AND (i_error IS BP) THEN (u_out IS BP)</text:p>
            <text:p> IF (error IS BP) AND (d_error IS BM) AND (i_error IS BM) THEN (u_out IS BM)</text:p>
            <text:p> IF (error IS BP) AND (d_error IS MM) AND (i_error IS BM) THEN (u_out IS MM)</text:p>
            <text:p> IF (error IS BP) AND (d_error IS SM) AND (i_error IS BM) THEN (u_out IS SM)</text:p>
            <text:p> IF (error IS BP) AND (d_error IS Z) AND (i_error IS BM) THEN (u_out IS Z)</text:p>
            <text:p> IF (error IS BP) AND (d_error IS SP) AND (i_error IS BM) THEN (u_out IS SP)</text:p>
            <text:p> IF (error IS BP) AND (d_error IS MP) AND (i_error IS BM) THEN (u_out IS MP)</text:p>
            <text:p> IF (error IS BP) AND (d_error IS BP) AND (i_error IS BM) THEN (u_out IS BP)</text:p>
            <text:p> IF (error IS BP) AND (d_error IS BM) AND (i_error IS BP) THEN (u_out IS BP)</text:p>
            <text:p> IF (error IS BP) AND (d_error IS MM) AND (i_error IS BP) THEN (u_out IS BP)</text:p>
            <text:p> IF (error IS BP) AND (d_error IS SM) AND (i_error IS BP) THEN (u_out IS BP)</text:p>
            <text:p> IF (error IS BP) AND (d_error IS Z) AND (i_error IS BP) THEN (u_out IS BP)</text:p>
            <text:p> IF (error IS BP) AND (d_error IS SP) AND (i_error IS BP) THEN (u_out IS BP)</text:p>
            <text:p> IF (error IS BP) AND (d_error IS MP) AND (i_error IS BP) THEN (u_out IS BP)</text:p>
            <text:p> IF (error IS BP) AND (d_error IS BP) AND (i_error IS BP) THEN (u_out IS BP)</text:p>
          </table:table-cell>
          <table:table-cell table:number-columns-repeated="15"/>
        </table:table-row>
        <table:table-row table:style-name="ro3">
          <table:table-cell table:number-columns-repeated="2"/>
          <table:table-cell table:formula="of:=COM.MICROSOFT.TEXTJOIN(CHAR(10);1;[.$C$85:.$R$121])" office:value-type="string" office:string-value=" IF (error IS BM) AND (d_error IS BM) AND (i_error IS Z) THEN (u_out IS BM)&#10; IF (error IS BM) AND (d_error IS MM) AND (i_error IS Z) THEN (u_out IS BM)&#10; IF (error IS BM) AND (d_error IS SM) AND (i_error IS Z) THEN (u_out IS BM)&#10; IF (error IS BM) AND (d_error IS Z) AND (i_error IS Z) THEN (u_out IS BM)&#10; IF (error IS BM) AND (d_error IS SP) AND (i_error IS Z) THEN (u_out IS MM)&#10; IF (error IS BM) AND (d_error IS MP) AND (i_error IS Z) THEN (u_out IS SM)&#10; IF (error IS BM) AND (d_error IS BP) AND (i_error IS Z) THEN (u_out IS Z)&#10; IF (error IS MM) AND (d_error IS BM) AND (i_error IS Z) THEN (u_out IS BM)&#10; IF (error IS MM) AND (d_error IS MM) AND (i_error IS Z) THEN (u_out IS BM)&#10; IF (error IS MM) AND (d_error IS SM) AND (i_error IS Z) THEN (u_out IS BM)&#10; IF (error IS MM) AND (d_error IS Z) AND (i_error IS Z) THEN (u_out IS MM)&#10; IF (error IS MM) AND (d_error IS SP) AND (i_error IS Z) THEN (u_out IS SM)&#10; IF (error IS MM) AND (d_error IS MP) AND (i_error IS Z) THEN (u_out IS Z)&#10; IF (error IS MM) AND (d_error IS BP) AND (i_error IS Z) THEN (u_out IS SP)&#10; IF (error IS SM) AND (d_error IS BM) AND (i_error IS Z) THEN (u_out IS BM)&#10; IF (error IS SM) AND (d_error IS MM) AND (i_error IS Z) THEN (u_out IS BM)&#10; IF (error IS SM) AND (d_error IS SM) AND (i_error IS Z) THEN (u_out IS MM)&#10; IF (error IS SM) AND (d_error IS Z) AND (i_error IS Z) THEN (u_out IS SM)&#10; IF (error IS SM) AND (d_error IS SP) AND (i_error IS Z) THEN (u_out IS Z)&#10; IF (error IS SM) AND (d_error IS MP) AND (i_error IS Z) THEN (u_out IS SP)&#10; IF (error IS SM) AND (d_error IS BP) AND (i_error IS Z) THEN (u_out IS MP)&#10; IF (error IS Z) AND (d_error IS BM) AND (i_error IS Z) THEN (u_out IS BM)&#10; IF (error IS Z) AND (d_error IS MM) AND (i_error IS Z) THEN (u_out IS MM)&#10; IF (error IS Z) AND (d_error IS SM) AND (i_error IS Z) THEN (u_out IS SM)&#10; IF (error IS Z) AND (d_error IS Z) AND (i_error IS Z) THEN (u_out IS Z)&#10; IF (error IS Z) AND (d_error IS SP) AND (i_error IS Z) THEN (u_out IS SP)&#10; IF (error IS Z) AND (d_error IS MP) AND (i_error IS Z) THEN (u_out IS MP)&#10; IF (error IS Z) AND (d_error IS BP) AND (i_error IS Z) THEN (u_out IS BP)&#10; IF (error IS SP) AND (d_error IS BM) AND (i_error IS Z) THEN (u_out IS MM)&#10; IF (error IS SP) AND (d_error IS MM) AND (i_error IS Z) THEN (u_out IS SM)&#10; IF (error IS SP) AND (d_error IS SM) AND (i_error IS Z) THEN (u_out IS Z)&#10; IF (error IS SP) AND (d_error IS Z) AND (i_error IS Z) THEN (u_out IS SP)&#10; IF (error IS SP) AND (d_error IS SP) AND (i_error IS Z) THEN (u_out IS MP)&#10; IF (error IS SP) AND (d_error IS MP) AND (i_error IS Z) THEN (u_out IS BP)&#10; IF (error IS SP) AND (d_error IS BP) AND (i_error IS Z) THEN (u_out IS BP)&#10; IF (error IS MP) AND (d_error IS BM) AND (i_error IS Z) THEN (u_out IS SM)&#10; IF (error IS MP) AND (d_error IS MM) AND (i_error IS Z) THEN (u_out IS Z)&#10; IF (error IS MP) AND (d_error IS SM) AND (i_error IS Z) THEN (u_out IS SP)&#10; IF (error IS MP) AND (d_error IS Z) AND (i_error IS Z) THEN (u_out IS MP)&#10; IF (error IS MP) AND (d_error IS SP) AND (i_error IS Z) THEN (u_out IS BP)&#10; IF (error IS MP) AND (d_error IS MP) AND (i_error IS Z) THEN (u_out IS BP)&#10; IF (error IS MP) AND (d_error IS BP) AND (i_error IS Z) THEN (u_out IS BP)&#10; IF (error IS BP) AND (d_error IS BM) AND (i_error IS Z) THEN (u_out IS Z)&#10; IF (error IS BP) AND (d_error IS MM) AND (i_error IS Z) THEN (u_out IS SP)&#10; IF (error IS BP) AND (d_error IS SM) AND (i_error IS Z) THEN (u_out IS MP)&#10; IF (error IS BP) AND (d_error IS Z) AND (i_error IS Z) THEN (u_out IS BP)&#10; IF (error IS BP) AND (d_error IS SP) AND (i_error IS Z) THEN (u_out IS BP)&#10; IF (error IS BP) AND (d_error IS MP) AND (i_error IS Z) THEN (u_out IS BP)&#10; IF (error IS BP) AND (d_error IS BP) AND (i_error IS Z) THEN (u_out IS BP)&#10; IF (error IS BM) AND (d_error IS BM) AND (i_error IS SM) THEN (u_out IS BM)&#10; IF (error IS BM) AND (d_error IS MM) AND (i_error IS SM) THEN (u_out IS BM)&#10; IF (error IS BM) AND (d_error IS SM) AND (i_error IS SM) THEN (u_out IS BM)&#10; IF (error IS BM) AND (d_error IS Z) AND (i_error IS SM) THEN (u_out IS BM)&#10; IF (error IS BM) AND (d_error IS SP) AND (i_error IS SM) THEN (u_out IS BM)&#10; IF (error IS BM) AND (d_error IS MP) AND (i_error IS SM) THEN (u_out IS MM)&#10; IF (error IS BM) AND (d_error IS BP) AND (i_error IS SM) THEN (u_out IS SM)&#10; IF (error IS BM) AND (d_error IS BM) AND (i_error IS SP) THEN (u_out IS BM)&#10; IF (error IS BM) AND (d_error IS MM) AND (i_error IS SP) THEN (u_out IS BM)&#10; IF (error IS BM) AND (d_error IS SM) AND (i_error IS SP) THEN (u_out IS BM)&#10; IF (error IS BM) AND (d_error IS Z) AND (i_error IS SP) THEN (u_out IS MM)&#10; IF (error IS BM) AND (d_error IS SP) AND (i_error IS SP) THEN (u_out IS SM)&#10; IF (error IS BM) AND (d_error IS MP) AND (i_error IS SP) THEN (u_out IS Z)&#10; IF (error IS BM) AND (d_error IS BP) AND (i_error IS SP) THEN (u_out IS SP)&#10; IF (error IS MM) AND (d_error IS BM) AND (i_error IS SM) THEN (u_out IS BM)&#10; IF (error IS MM) AND (d_error IS MM) AND (i_error IS SM) THEN (u_out IS BM)&#10; IF (error IS MM) AND (d_error IS SM) AND (i_error IS SM) THEN (u_out IS BM)&#10; IF (error IS MM) AND (d_error IS Z) AND (i_error IS SM) THEN (u_out IS BM)&#10; IF (error IS MM) AND (d_error IS SP) AND (i_error IS SM) THEN (u_out IS MM)&#10; IF (error IS MM) AND (d_error IS MP) AND (i_error IS SM) THEN (u_out IS SM)&#10; IF (error IS MM) AND (d_error IS BP) AND (i_error IS SM) THEN (u_out IS Z)&#10; IF (error IS MM) AND (d_error IS BM) AND (i_error IS SP) THEN (u_out IS BM)&#10; IF (error IS MM) AND (d_error IS MM) AND (i_error IS SP) THEN (u_out IS BM)&#10; IF (error IS MM) AND (d_error IS SM) AND (i_error IS SP) THEN (u_out IS MM)&#10; IF (error IS MM) AND (d_error IS Z) AND (i_error IS SP) THEN (u_out IS SM)&#10; IF (error IS MM) AND (d_error IS SP) AND (i_error IS SP) THEN (u_out IS Z)&#10; IF (error IS MM) AND (d_error IS MP) AND (i_error IS SP) THEN (u_out IS SP)&#10; IF (error IS MM) AND (d_error IS BP) AND (i_error IS SP) THEN (u_out IS MP)&#10; IF (error IS SM) AND (d_error IS BM) AND (i_error IS SM) THEN (u_out IS BM)&#10; IF (error IS SM) AND (d_error IS MM) AND (i_error IS SM) THEN (u_out IS BM)&#10; IF (error IS SM) AND (d_error IS SM) AND (i_error IS SM) THEN (u_out IS BM)&#10; IF (error IS SM) AND (d_error IS Z) AND (i_error IS SM) THEN (u_out IS MM)&#10; IF (error IS SM) AND (d_error IS SP) AND (i_error IS SM) THEN (u_out IS SM)&#10; IF (error IS SM) AND (d_error IS MP) AND (i_error IS SM) THEN (u_out IS Z)&#10; IF (error IS SM) AND (d_error IS BP) AND (i_error IS SM) THEN (u_out IS SP)&#10; IF (error IS SM) AND (d_error IS BM) AND (i_error IS SP) THEN (u_out IS BM)&#10; IF (error IS SM) AND (d_error IS MM) AND (i_error IS SP) THEN (u_out IS MM)&#10; IF (error IS SM) AND (d_error IS SM) AND (i_error IS SP) THEN (u_out IS SM)&#10; IF (error IS SM) AND (d_error IS Z) AND (i_error IS SP) THEN (u_out IS Z)&#10; IF (error IS SM) AND (d_error IS SP) AND (i_error IS SP) THEN (u_out IS SP)&#10; IF (error IS SM) AND (d_error IS MP) AND (i_error IS SP) THEN (u_out IS MP)&#10; IF (error IS SM) AND (d_error IS BP) AND (i_error IS SP) THEN (u_out IS BP)&#10; IF (error IS Z) AND (d_error IS BM) AND (i_error IS SM) THEN (u_out IS BM)&#10; IF (error IS Z) AND (d_error IS MM) AND (i_error IS SM) THEN (u_out IS BM)&#10; IF (error IS Z) AND (d_error IS SM) AND (i_error IS SM) THEN (u_out IS MM)&#10; IF (error IS Z) AND (d_error IS Z) AND (i_error IS SM) THEN (u_out IS SM)&#10; IF (error IS Z) AND (d_error IS SP) AND (i_error IS SM) THEN (u_out IS Z)&#10; IF (error IS Z) AND (d_error IS MP) AND (i_error IS SM) THEN (u_out IS SP)&#10; IF (error IS Z) AND (d_error IS BP) AND (i_error IS SM) THEN (u_out IS MP)&#10; IF (error IS Z) AND (d_error IS BM) AND (i_error IS SP) THEN (u_out IS MM)&#10; IF (error IS Z) AND (d_error IS MM) AND (i_error IS SP) THEN (u_out IS SM)&#10; IF (error IS Z) AND (d_error IS SM) AND (i_error IS SP) THEN (u_out IS Z)&#10; IF (error IS Z) AND (d_error IS Z) AND (i_error IS SP) THEN (u_out IS SP)&#10; IF (error IS Z) AND (d_error IS SP) AND (i_error IS SP) THEN (u_out IS MP)&#10; IF (error IS Z) AND (d_error IS MP) AND (i_error IS SP) THEN (u_out IS BP)&#10; IF (error IS Z) AND (d_error IS BP) AND (i_error IS SP) THEN (u_out IS BP)&#10; IF (error IS SP) AND (d_error IS BM) AND (i_error IS SM) THEN (u_out IS BM)&#10; IF (error IS SP) AND (d_error IS MM) AND (i_error IS SM) THEN (u_out IS MM)&#10; IF (error IS SP) AND (d_error IS SM) AND (i_error IS SM) THEN (u_out IS SM)&#10; IF (error IS SP) AND (d_error IS Z) AND (i_error IS SM) THEN (u_out IS Z)&#10; IF (error IS SP) AND (d_error IS SP) AND (i_error IS SM) THEN (u_out IS SP)&#10; IF (error IS SP) AND (d_error IS MP) AND (i_error IS SM) THEN (u_out IS MP)&#10; IF (error IS SP) AND (d_error IS BP) AND (i_error IS SM) THEN (u_out IS BP)&#10; IF (error IS SP) AND (d_error IS BM) AND (i_error IS SP) THEN (u_out IS SM)&#10; IF (error IS SP) AND (d_error IS MM) AND (i_error IS SP) THEN (u_out IS Z)&#10; IF (error IS SP) AND (d_error IS SM) AND (i_error IS SP) THEN (u_out IS SP)&#10; IF (error IS SP) AND (d_error IS Z) AND (i_error IS SP) THEN (u_out IS MP)&#10; IF (error IS SP) AND (d_error IS SP) AND (i_error IS SP) THEN (u_out IS BP)&#10; IF (error IS SP) AND (d_error IS MP) AND (i_error IS SP) THEN (u_out IS BP)&#10; IF (error IS SP) AND (d_error IS BP) AND (i_error IS SP) THEN (u_out IS BP)&#10; IF (error IS MP) AND (d_error IS BM) AND (i_error IS SM) THEN (u_out IS MM)&#10; IF (error IS MP) AND (d_error IS MM) AND (i_error IS SM) THEN (u_out IS SM)&#10; IF (error IS MP) AND (d_error IS SM) AND (i_error IS SM) THEN (u_out IS Z)&#10; IF (error IS MP) AND (d_error IS Z) AND (i_error IS SM) THEN (u_out IS SP)&#10; IF (error IS MP) AND (d_error IS SP) AND (i_error IS SM) THEN (u_out IS MP)&#10; IF (error IS MP) AND (d_error IS MP) AND (i_error IS SM) THEN (u_out IS BP)&#10; IF (error IS MP) AND (d_error IS BP) AND (i_error IS SM) THEN (u_out IS BP)&#10; IF (error IS MP) AND (d_error IS BM) AND (i_error IS SP) THEN (u_out IS Z)&#10; IF (error IS MP) AND (d_error IS MM) AND (i_error IS SP) THEN (u_out IS SP)&#10; IF (error IS MP) AND (d_error IS SM) AND (i_error IS SP) THEN (u_out IS MP)&#10; IF (error IS MP) AND (d_error IS Z) AND (i_error IS SP) THEN (u_out IS BP)&#10; IF (error IS MP) AND (d_error IS SP) AND (i_error IS SP) THEN (u_out IS BP)&#10; IF (error IS MP) AND (d_error IS MP) AND (i_error IS SP) THEN (u_out IS BP)&#10; IF (error IS MP) AND (d_error IS BP) AND (i_error IS SP) THEN (u_out IS BP)&#10; IF (error IS BP) AND (d_error IS BM) AND (i_error IS SM) THEN (u_out IS SM)&#10; IF (error IS BP) AND (d_error IS MM) AND (i_error IS SM) THEN (u_out IS Z)&#10; IF (error IS BP) AND (d_error IS SM) AND (i_error IS SM) THEN (u_out IS SP)&#10; IF (error IS BP) AND (d_error IS Z) AND (i_error IS SM) THEN (u_out IS MP)&#10; IF (error IS BP) AND (d_error IS SP) AND (i_error IS SM) THEN (u_out IS BP)&#10; IF (error IS BP) AND (d_error IS MP) AND (i_error IS SM) THEN (u_out IS BP)&#10; IF (error IS BP) AND (d_error IS BP) AND (i_error IS SM) THEN (u_out IS BP)&#10; IF (error IS BP) AND (d_error IS BM) AND (i_error IS SP) THEN (u_out IS SP)&#10; IF (error IS BP) AND (d_error IS MM) AND (i_error IS SP) THEN (u_out IS MP)&#10; IF (error IS BP) AND (d_error IS SM) AND (i_error IS SP) THEN (u_out IS BP)&#10; IF (error IS BP) AND (d_error IS Z) AND (i_error IS SP) THEN (u_out IS BP)&#10; IF (error IS BP) AND (d_error IS SP) AND (i_error IS SP) THEN (u_out IS BP)&#10; IF (error IS BP) AND (d_error IS MP) AND (i_error IS SP) THEN (u_out IS BP)&#10; IF (error IS BP) AND (d_error IS BP) AND (i_error IS SP) THEN (u_out IS BP)&#10; IF (error IS BM) AND (d_error IS BM) AND (i_error IS MM) THEN (u_out IS BM)&#10; IF (error IS BM) AND (d_error IS MM) AND (i_error IS MM) THEN (u_out IS BM)&#10; IF (error IS BM) AND (d_error IS SM) AND (i_error IS MM) THEN (u_out IS BM)&#10; IF (error IS BM) AND (d_error IS Z) AND (i_error IS MM) THEN (u_out IS BM)&#10; IF (error IS BM) AND (d_error IS SP) AND (i_error IS MM) THEN (u_out IS BM)&#10; IF (error IS BM) AND (d_error IS MP) AND (i_error IS MM) THEN (u_out IS BM)&#10; IF (error IS BM) AND (d_error IS BP) AND (i_error IS MM) THEN (u_out IS MM)&#10; IF (error IS BM) AND (d_error IS BM) AND (i_error IS MP) THEN (u_out IS BM)&#10; IF (error IS BM) AND (d_error IS MM) AND (i_error IS MP) THEN (u_out IS BM)&#10; IF (error IS BM) AND (d_error IS SM) AND (i_error IS MP) THEN (u_out IS MM)&#10; IF (error IS BM) AND (d_error IS Z) AND (i_error IS MP) THEN (u_out IS SM)&#10; IF (error IS BM) AND (d_error IS SP) AND (i_error IS MP) THEN (u_out IS Z)&#10; IF (error IS BM) AND (d_error IS MP) AND (i_error IS MP) THEN (u_out IS SP)&#10; IF (error IS BM) AND (d_error IS BP) AND (i_error IS MP) THEN (u_out IS MP)&#10; IF (error IS MM) AND (d_error IS BM) AND (i_error IS MM) THEN (u_out IS BM)&#10; IF (error IS MM) AND (d_error IS MM) AND (i_error IS MM) THEN (u_out IS BM)&#10; IF (error IS MM) AND (d_error IS SM) AND (i_error IS MM) THEN (u_out IS BM)&#10; IF (error IS MM) AND (d_error IS Z) AND (i_error IS MM) THEN (u_out IS BM)&#10; IF (error IS MM) AND (d_error IS SP) AND (i_error IS MM) THEN (u_out IS BM)&#10; IF (error IS MM) AND (d_error IS MP) AND (i_error IS MM) THEN (u_out IS MM)&#10; IF (error IS MM) AND (d_error IS BP) AND (i_error IS MM) THEN (u_out IS SM)&#10; IF (error IS MM) AND (d_error IS BM) AND (i_error IS MP) THEN (u_out IS BM)&#10; IF (error IS MM) AND (d_error IS MM) AND (i_error IS MP) THEN (u_out IS MM)&#10; IF (error IS MM) AND (d_error IS SM) AND (i_error IS MP) THEN (u_out IS SM)&#10; IF (error IS MM) AND (d_error IS Z) AND (i_error IS MP) THEN (u_out IS Z)&#10; IF (error IS MM) AND (d_error IS SP) AND (i_error IS MP) THEN (u_out IS SP)&#10; IF (error IS MM) AND (d_error IS MP) AND (i_error IS MP) THEN (u_out IS MP)&#10; IF (error IS MM) AND (d_error IS BP) AND (i_error IS MP) THEN (u_out IS BP)&#10; IF (error IS SM) AND (d_error IS BM) AND (i_error IS MM) THEN (u_out IS BM)&#10; IF (error IS SM) AND (d_error IS MM) AND (i_error IS MM) THEN (u_out IS BM)&#10; IF (error IS SM) AND (d_error IS SM) AND (i_error IS MM) THEN (u_out IS BM)&#10; IF (error IS SM) AND (d_error IS Z) AND (i_error IS MM) THEN (u_out IS BM)&#10; IF (error IS SM) AND (d_error IS SP) AND (i_error IS MM) THEN (u_out IS MM)&#10; IF (error IS SM) AND (d_error IS MP) AND (i_error IS MM) THEN (u_out IS SM)&#10; IF (error IS SM) AND (d_error IS BP) AND (i_error IS MM) THEN (u_out IS Z)&#10; IF (error IS SM) AND (d_error IS BM) AND (i_error IS MP) THEN (u_out IS MM)&#10; IF (error IS SM) AND (d_error IS MM) AND (i_error IS MP) THEN (u_out IS SM)&#10; IF (error IS SM) AND (d_error IS SM) AND (i_error IS MP) THEN (u_out IS Z)&#10; IF (error IS SM) AND (d_error IS Z) AND (i_error IS MP) THEN (u_out IS SP)&#10; IF (error IS SM) AND (d_error IS SP) AND (i_error IS MP) THEN (u_out IS MP)&#10; IF (error IS SM) AND (d_error IS MP) AND (i_error IS MP) THEN (u_out IS BP)&#10; IF (error IS SM) AND (d_error IS BP) AND (i_error IS MP) THEN (u_out IS BP)&#10; IF (error IS Z) AND (d_error IS BM) AND (i_error IS MM) THEN (u_out IS BM)&#10; IF (error IS Z) AND (d_error IS MM) AND (i_error IS MM) THEN (u_out IS BM)&#10; IF (error IS Z) AND (d_error IS SM) AND (i_error IS MM) THEN (u_out IS BM)&#10; IF (error IS Z) AND (d_error IS Z) AND (i_error IS MM) THEN (u_out IS MM)&#10; IF (error IS Z) AND (d_error IS SP) AND (i_error IS MM) THEN (u_out IS SM)&#10; IF (error IS Z) AND (d_error IS MP) AND (i_error IS MM) THEN (u_out IS Z)&#10; IF (error IS Z) AND (d_error IS BP) AND (i_error IS MM) THEN (u_out IS SP)&#10; IF (error IS Z) AND (d_error IS BM) AND (i_error IS MP) THEN (u_out IS SM)&#10; IF (error IS Z) AND (d_error IS MM) AND (i_error IS MP) THEN (u_out IS Z)&#10; IF (error IS Z) AND (d_error IS SM) AND (i_error IS MP) THEN (u_out IS SP)&#10; IF (error IS Z) AND (d_error IS Z) AND (i_error IS MP) THEN (u_out IS MP)&#10; IF (error IS Z) AND (d_error IS SP) AND (i_error IS MP) THEN (u_out IS BP)&#10; IF (error IS Z) AND (d_error IS MP) AND (i_error IS MP) THEN (u_out IS BP)&#10; IF (error IS Z) AND (d_error IS BP) AND (i_error IS MP) THEN (u_out IS BP)&#10; IF (error IS SP) AND (d_error IS BM) AND (i_error IS MM) THEN (u_out IS BM)&#10; IF (error IS SP) AND (d_error IS MM) AND (i_error IS MM) THEN (u_out IS BM)&#10; IF (error IS SP) AND (d_error IS SM) AND (i_error IS MM) THEN (u_out IS MM)&#10; IF (error IS SP) AND (d_error IS Z) AND (i_error IS MM) THEN (u_out IS SM)&#10; IF (error IS SP) AND (d_error IS SP) AND (i_error IS MM) THEN (u_out IS Z)&#10; IF (error IS SP) AND (d_error IS MP) AND (i_error IS MM) THEN (u_out IS SP)&#10; IF (error IS SP) AND (d_error IS BP) AND (i_error IS MM) THEN (u_out IS MP)&#10; IF (error IS SP) AND (d_error IS BM) AND (i_error IS MP) THEN (u_out IS Z)&#10; IF (error IS SP) AND (d_error IS MM) AND (i_error IS MP) THEN (u_out IS SP)&#10; IF (error IS SP) AND (d_error IS SM) AND (i_error IS MP) THEN (u_out IS MP)&#10; IF (error IS SP) AND (d_error IS Z) AND (i_error IS MP) THEN (u_out IS BP)&#10; IF (error IS SP) AND (d_error IS SP) AND (i_error IS MP) THEN (u_out IS BP)&#10; IF (error IS SP) AND (d_error IS MP) AND (i_error IS MP) THEN (u_out IS BP)&#10; IF (error IS SP) AND (d_error IS BP) AND (i_error IS MP) THEN (u_out IS BP)&#10; IF (error IS MP) AND (d_error IS BM) AND (i_error IS MM) THEN (u_out IS BM)&#10; IF (error IS MP) AND (d_error IS MM) AND (i_error IS MM) THEN (u_out IS MM)&#10; IF (error IS MP) AND (d_error IS SM) AND (i_error IS MM) THEN (u_out IS SM)&#10; IF (error IS MP) AND (d_error IS Z) AND (i_error IS MM) THEN (u_out IS Z)&#10; IF (error IS MP) AND (d_error IS SP) AND (i_error IS MM) THEN (u_out IS SP)&#10; IF (error IS MP) AND (d_error IS MP) AND (i_error IS MM) THEN (u_out IS MP)&#10; IF (error IS MP) AND (d_error IS BP) AND (i_error IS MM) THEN (u_out IS BP)&#10; IF (error IS MP) AND (d_error IS BM) AND (i_error IS MP) THEN (u_out IS SP)&#10; IF (error IS MP) AND (d_error IS MM) AND (i_error IS MP) THEN (u_out IS MP)&#10; IF (error IS MP) AND (d_error IS SM) AND (i_error IS MP) THEN (u_out IS BP)&#10; IF (error IS MP) AND (d_error IS Z) AND (i_error IS MP) THEN (u_out IS BP)&#10; IF (error IS MP) AND (d_error IS SP) AND (i_error IS MP) THEN (u_out IS BP)&#10; IF (error IS MP) AND (d_error IS MP) AND (i_error IS MP) THEN (u_out IS BP)&#10; IF (error IS MP) AND (d_error IS BP) AND (i_error IS MP) THEN (u_out IS BP)&#10; IF (error IS BP) AND (d_error IS BM) AND (i_error IS MM) THEN (u_out IS MM)&#10; IF (error IS BP) AND (d_error IS MM) AND (i_error IS MM) THEN (u_out IS SM)&#10; IF (error IS BP) AND (d_error IS SM) AND (i_error IS MM) THEN (u_out IS Z)&#10; IF (error IS BP) AND (d_error IS Z) AND (i_error IS MM) THEN (u_out IS SP)&#10; IF (error IS BP) AND (d_error IS SP) AND (i_error IS MM) THEN (u_out IS MP)&#10; IF (error IS BP) AND (d_error IS MP) AND (i_error IS MM) THEN (u_out IS BP)&#10; IF (error IS BP) AND (d_error IS BP) AND (i_error IS MM) THEN (u_out IS BP)&#10; IF (error IS BP) AND (d_error IS BM) AND (i_error IS MP) THEN (u_out IS MP)&#10; IF (error IS BP) AND (d_error IS MM) AND (i_error IS MP) THEN (u_out IS BP)&#10; IF (error IS BP) AND (d_error IS SM) AND (i_error IS MP) THEN (u_out IS BP)&#10; IF (error IS BP) AND (d_error IS Z) AND (i_error IS MP) THEN (u_out IS BP)&#10; IF (error IS BP) AND (d_error IS SP) AND (i_error IS MP) THEN (u_out IS BP)&#10; IF (error IS BP) AND (d_error IS MP) AND (i_error IS MP) THEN (u_out IS BP)&#10; IF (error IS BP) AND (d_error IS BP) AND (i_error IS MP) THEN (u_out IS BP)&#10; IF (error IS BM) AND (d_error IS BM) AND (i_error IS BM) THEN (u_out IS BM)&#10; IF (error IS BM) AND (d_error IS MM) AND (i_error IS BM) THEN (u_out IS BM)&#10; IF (error IS BM) AND (d_error IS SM) AND (i_error IS BM) THEN (u_out IS BM)&#10; IF (error IS BM) AND (d_error IS Z) AND (i_error IS BM) THEN (u_out IS BM)&#10; IF (error IS BM) AND (d_error IS SP) AND (i_error IS BM) THEN (u_out IS BM)&#10; IF (error IS BM) AND (d_error IS MP) AND (i_error IS BM) THEN (u_out IS BM)&#10; IF (error IS BM) AND (d_error IS BP) AND (i_error IS BM) THEN (u_out IS BM)&#10; IF (error IS BM) AND (d_error IS BM) AND (i_error IS BP) THEN (u_out IS BM)&#10; IF (error IS BM) AND (d_error IS MM) AND (i_error IS BP) THEN (u_out IS MM)&#10; IF (error IS BM) AND (d_error IS SM) AND (i_error IS BP) THEN (u_out IS SM)&#10; IF (error IS BM) AND (d_error IS Z) AND (i_error IS BP) THEN (u_out IS Z)&#10; IF (error IS BM) AND (d_error IS SP) AND (i_error IS BP) THEN (u_out IS SP)&#10; IF (error IS BM) AND (d_error IS MP) AND (i_error IS BP) THEN (u_out IS MP)&#10; IF (error IS BM) AND (d_error IS BP) AND (i_error IS BP) THEN (u_out IS BP)&#10; IF (error IS MM) AND (d_error IS BM) AND (i_error IS BM) THEN (u_out IS BM)&#10; IF (error IS MM) AND (d_error IS MM) AND (i_error IS BM) THEN (u_out IS BM)&#10; IF (error IS MM) AND (d_error IS SM) AND (i_error IS BM) THEN (u_out IS BM)&#10; IF (error IS MM) AND (d_error IS Z) AND (i_error IS BM) THEN (u_out IS BM)&#10; IF (error IS MM) AND (d_error IS SP) AND (i_error IS BM) THEN (u_out IS BM)&#10; IF (error IS MM) AND (d_error IS MP) AND (i_error IS BM) THEN (u_out IS BM)&#10; IF (error IS MM) AND (d_error IS BP) AND (i_error IS BM) THEN (u_out IS MM)&#10; IF (error IS MM) AND (d_error IS BM) AND (i_error IS BP) THEN (u_out IS MM)&#10; IF (error IS MM) AND (d_error IS MM) AND (i_error IS BP) THEN (u_out IS SM)&#10; IF (error IS MM) AND (d_error IS SM) AND (i_error IS BP) THEN (u_out IS Z)&#10; IF (error IS MM) AND (d_error IS Z) AND (i_error IS BP) THEN (u_out IS SP)&#10; IF (error IS MM) AND (d_error IS SP) AND (i_error IS BP) THEN (u_out IS MP)&#10; IF (error IS MM) AND (d_error IS MP) AND (i_error IS BP) THEN (u_out IS BP)&#10; IF (error IS MM) AND (d_error IS BP) AND (i_error IS BP) THEN (u_out IS BP)&#10; IF (error IS SM) AND (d_error IS BM) AND (i_error IS BM) THEN (u_out IS BM)&#10; IF (error IS SM) AND (d_error IS MM) AND (i_error IS BM) THEN (u_out IS BM)&#10; IF (error IS SM) AND (d_error IS SM) AND (i_error IS BM) THEN (u_out IS BM)&#10; IF (error IS SM) AND (d_error IS Z) AND (i_error IS BM) THEN (u_out IS BM)&#10; IF (error IS SM) AND (d_error IS SP) AND (i_error IS BM) THEN (u_out IS BM)&#10; IF (error IS SM) AND (d_error IS MP) AND (i_error IS BM) THEN (u_out IS MM)&#10; IF (error IS SM) AND (d_error IS BP) AND (i_error IS BM) THEN (u_out IS SM)&#10; IF (error IS SM) AND (d_error IS BM) AND (i_error IS BP) THEN (u_out IS SM)&#10; IF (error IS SM) AND (d_error IS MM) AND (i_error IS BP) THEN (u_out IS Z)&#10; IF (error IS SM) AND (d_error IS SM) AND (i_error IS BP) THEN (u_out IS SP)&#10; IF (error IS SM) AND (d_error IS Z) AND (i_error IS BP) THEN (u_out IS MP)&#10; IF (error IS SM) AND (d_error IS SP) AND (i_error IS BP) THEN (u_out IS BP)&#10; IF (error IS SM) AND (d_error IS MP) AND (i_error IS BP) THEN (u_out IS BP)&#10; IF (error IS SM) AND (d_error IS BP) AND (i_error IS BP) THEN (u_out IS BP)&#10; IF (error IS Z) AND (d_error IS BM) AND (i_error IS BM) THEN (u_out IS BM)&#10; IF (error IS Z) AND (d_error IS MM) AND (i_error IS BM) THEN (u_out IS BM)&#10; IF (error IS Z) AND (d_error IS SM) AND (i_error IS BM) THEN (u_out IS BM)&#10; IF (error IS Z) AND (d_error IS Z) AND (i_error IS BM) THEN (u_out IS BM)&#10; IF (error IS Z) AND (d_error IS SP) AND (i_error IS BM) THEN (u_out IS MM)&#10; IF (error IS Z) AND (d_error IS MP) AND (i_error IS BM) THEN (u_out IS SM)&#10; IF (error IS Z) AND (d_error IS BP) AND (i_error IS BM) THEN (u_out IS Z)&#10; IF (error IS Z) AND (d_error IS BM) AND (i_error IS BP) THEN (u_out IS Z)&#10; IF (error IS Z) AND (d_error IS MM) AND (i_error IS BP) THEN (u_out IS SP)&#10; IF (error IS Z) AND (d_error IS SM) AND (i_error IS BP) THEN (u_out IS MP)&#10; IF (error IS Z) AND (d_error IS Z) AND (i_error IS BP) THEN (u_out IS BP)&#10; IF (error IS Z) AND (d_error IS SP) AND (i_error IS BP) THEN (u_out IS BP)&#10; IF (error IS Z) AND (d_error IS MP) AND (i_error IS BP) THEN (u_out IS BP)&#10; IF (error IS Z) AND (d_error IS BP) AND (i_error IS BP) THEN (u_out IS BP)&#10; IF (error IS SP) AND (d_error IS BM) AND (i_error IS BM) THEN (u_out IS BM)&#10; IF (error IS SP) AND (d_error IS MM) AND (i_error IS BM) THEN (u_out IS BM)&#10; IF (error IS SP) AND (d_error IS SM) AND (i_error IS BM) THEN (u_out IS BM)&#10; IF (error IS SP) AND (d_error IS Z) AND (i_error IS BM) THEN (u_out IS MM)&#10; IF (error IS SP) AND (d_error IS SP) AND (i_error IS BM) THEN (u_out IS SM)&#10; IF (error IS SP) AND (d_error IS MP) AND (i_error IS BM) THEN (u_out IS Z)&#10; IF (error IS SP) AND (d_error IS BP) AND (i_error IS BM) THEN (u_out IS SP)&#10; IF (error IS SP) AND (d_error IS BM) AND (i_error IS BP) THEN (u_out IS SP)&#10; IF (error IS SP) AND (d_error IS MM) AND (i_error IS BP) THEN (u_out IS MP)&#10; IF (error IS SP) AND (d_error IS SM) AND (i_error IS BP) THEN (u_out IS BP)&#10; IF (error IS SP) AND (d_error IS Z) AND (i_error IS BP) THEN (u_out IS BP)&#10; IF (error IS SP) AND (d_error IS SP) AND (i_error IS BP) THEN (u_out IS BP)&#10; IF (error IS SP) AND (d_error IS MP) AND (i_error IS BP) THEN (u_out IS BP)&#10; IF (error IS SP) AND (d_error IS BP) AND (i_error IS BP) THEN (u_out IS BP)&#10; IF (error IS MP) AND (d_error IS BM) AND (i_error IS BM) THEN (u_out IS BM)&#10; IF (error IS MP) AND (d_error IS MM) AND (i_error IS BM) THEN (u_out IS BM)&#10; IF (error IS MP) AND (d_error IS SM) AND (i_error IS BM) THEN (u_out IS MM)&#10; IF (error IS MP) AND (d_error IS Z) AND (i_error IS BM) THEN (u_out IS SM)&#10; IF (error IS MP) AND (d_error IS SP) AND (i_error IS BM) THEN (u_out IS Z)&#10; IF (error IS MP) AND (d_error IS MP) AND (i_error IS BM) THEN (u_out IS SP)&#10; IF (error IS MP) AND (d_error IS BP) AND (i_error IS BM) THEN (u_out IS MP)&#10; IF (error IS MP) AND (d_error IS BM) AND (i_error IS BP) THEN (u_out IS MP)&#10; IF (error IS MP) AND (d_error IS MM) AND (i_error IS BP) THEN (u_out IS BP)&#10; IF (error IS MP) AND (d_error IS SM) AND (i_error IS BP) THEN (u_out IS BP)&#10; IF (error IS MP) AND (d_error IS Z) AND (i_error IS BP) THEN (u_out IS BP)&#10; IF (error IS MP) AND (d_error IS SP) AND (i_error IS BP) THEN (u_out IS BP)&#10; IF (error IS MP) AND (d_error IS MP) AND (i_error IS BP) THEN (u_out IS BP)&#10; IF (error IS MP) AND (d_error IS BP) AND (i_error IS BP) THEN (u_out IS BP)&#10; IF (error IS BP) AND (d_error IS BM) AND (i_error IS BM) THEN (u_out IS BM)&#10; IF (error IS BP) AND (d_error IS MM) AND (i_error IS BM) THEN (u_out IS MM)&#10; IF (error IS BP) AND (d_error IS SM) AND (i_error IS BM) THEN (u_out IS SM)&#10; IF (error IS BP) AND (d_error IS Z) AND (i_error IS BM) THEN (u_out IS Z)&#10; IF (error IS BP) AND (d_error IS SP) AND (i_error IS BM) THEN (u_out IS SP)&#10; IF (error IS BP) AND (d_error IS MP) AND (i_error IS BM) THEN (u_out IS MP)&#10; IF (error IS BP) AND (d_error IS BP) AND (i_error IS BM) THEN (u_out IS BP)&#10; IF (error IS BP) AND (d_error IS BM) AND (i_error IS BP) THEN (u_out IS BP)&#10; IF (error IS BP) AND (d_error IS MM) AND (i_error IS BP) THEN (u_out IS BP)&#10; IF (error IS BP) AND (d_error IS SM) AND (i_error IS BP) THEN (u_out IS BP)&#10; IF (error IS BP) AND (d_error IS Z) AND (i_error IS BP) THEN (u_out IS BP)&#10; IF (error IS BP) AND (d_error IS SP) AND (i_error IS BP) THEN (u_out IS BP)&#10; IF (error IS BP) AND (d_error IS MP) AND (i_error IS BP) THEN (u_out IS BP)&#10; IF (error IS BP) AND (d_error IS BP) AND (i_error IS BP) THEN (u_out IS BP)" calcext:value-type="string">
            <text:p> IF (error IS BM) AND (d_error IS BM) AND (i_error IS Z) THEN (u_out IS BM)</text:p>
            <text:p> IF (error IS BM) AND (d_error IS MM) AND (i_error IS Z) THEN (u_out IS BM)</text:p>
            <text:p> IF (error IS BM) AND (d_error IS SM) AND (i_error IS Z) THEN (u_out IS BM)</text:p>
            <text:p> IF (error IS BM) AND (d_error IS Z) AND (i_error IS Z) THEN (u_out IS BM)</text:p>
            <text:p> IF (error IS BM) AND (d_error IS SP) AND (i_error IS Z) THEN (u_out IS MM)</text:p>
            <text:p> IF (error IS BM) AND (d_error IS MP) AND (i_error IS Z) THEN (u_out IS SM)</text:p>
            <text:p> IF (error IS BM) AND (d_error IS BP) AND (i_error IS Z) THEN (u_out IS Z)</text:p>
            <text:p> IF (error IS MM) AND (d_error IS BM) AND (i_error IS Z) THEN (u_out IS BM)</text:p>
            <text:p> IF (error IS MM) AND (d_error IS MM) AND (i_error IS Z) THEN (u_out IS BM)</text:p>
            <text:p> IF (error IS MM) AND (d_error IS SM) AND (i_error IS Z) THEN (u_out IS BM)</text:p>
            <text:p> IF (error IS MM) AND (d_error IS Z) AND (i_error IS Z) THEN (u_out IS MM)</text:p>
            <text:p> IF (error IS MM) AND (d_error IS SP) AND (i_error IS Z) THEN (u_out IS SM)</text:p>
            <text:p> IF (error IS MM) AND (d_error IS MP) AND (i_error IS Z) THEN (u_out IS Z)</text:p>
            <text:p> IF (error IS MM) AND (d_error IS BP) AND (i_error IS Z) THEN (u_out IS SP)</text:p>
            <text:p> IF (error IS SM) AND (d_error IS BM) AND (i_error IS Z) THEN (u_out IS BM)</text:p>
            <text:p> IF (error IS SM) AND (d_error IS MM) AND (i_error IS Z) THEN (u_out IS BM)</text:p>
            <text:p> IF (error IS SM) AND (d_error IS SM) AND (i_error IS Z) THEN (u_out IS MM)</text:p>
            <text:p> IF (error IS SM) AND (d_error IS Z) AND (i_error IS Z) THEN (u_out IS SM)</text:p>
            <text:p> IF (error IS SM) AND (d_error IS SP) AND (i_error IS Z) THEN (u_out IS Z)</text:p>
            <text:p> IF (error IS SM) AND (d_error IS MP) AND (i_error IS Z) THEN (u_out IS SP)</text:p>
            <text:p> IF (error IS SM) AND (d_error IS BP) AND (i_error IS Z) THEN (u_out IS MP)</text:p>
            <text:p> IF (error IS Z) AND (d_error IS BM) AND (i_error IS Z) THEN (u_out IS BM)</text:p>
            <text:p> IF (error IS Z) AND (d_error IS MM) AND (i_error IS Z) THEN (u_out IS MM)</text:p>
            <text:p> IF (error IS Z) AND (d_error IS SM) AND (i_error IS Z) THEN (u_out IS SM)</text:p>
            <text:p> IF (error IS Z) AND (d_error IS Z) AND (i_error IS Z) THEN (u_out IS Z)</text:p>
            <text:p> IF (error IS Z) AND (d_error IS SP) AND (i_error IS Z) THEN (u_out IS SP)</text:p>
            <text:p> IF (error IS Z) AND (d_error IS MP) AND (i_error IS Z) THEN (u_out IS MP)</text:p>
            <text:p> IF (error IS Z) AND (d_error IS BP) AND (i_error IS Z) THEN (u_out IS BP)</text:p>
            <text:p> IF (error IS SP) AND (d_error IS BM) AND (i_error IS Z) THEN (u_out IS MM)</text:p>
            <text:p> IF (error IS SP) AND (d_error IS MM) AND (i_error IS Z) THEN (u_out IS SM)</text:p>
            <text:p> IF (error IS SP) AND (d_error IS SM) AND (i_error IS Z) THEN (u_out IS Z)</text:p>
            <text:p> IF (error IS SP) AND (d_error IS Z) AND (i_error IS Z) THEN (u_out IS SP)</text:p>
            <text:p> IF (error IS SP) AND (d_error IS SP) AND (i_error IS Z) THEN (u_out IS MP)</text:p>
            <text:p> IF (error IS SP) AND (d_error IS MP) AND (i_error IS Z) THEN (u_out IS BP)</text:p>
            <text:p> IF (error IS SP) AND (d_error IS BP) AND (i_error IS Z) THEN (u_out IS BP)</text:p>
            <text:p> IF (error IS MP) AND (d_error IS BM) AND (i_error IS Z) THEN (u_out IS SM)</text:p>
            <text:p> IF (error IS MP) AND (d_error IS MM) AND (i_error IS Z) THEN (u_out IS Z)</text:p>
            <text:p> IF (error IS MP) AND (d_error IS SM) AND (i_error IS Z) THEN (u_out IS SP)</text:p>
            <text:p> IF (error IS MP) AND (d_error IS Z) AND (i_error IS Z) THEN (u_out IS MP)</text:p>
            <text:p> IF (error IS MP) AND (d_error IS SP) AND (i_error IS Z) THEN (u_out IS BP)</text:p>
            <text:p> IF (error IS MP) AND (d_error IS MP) AND (i_error IS Z) THEN (u_out IS BP)</text:p>
            <text:p> IF (error IS MP) AND (d_error IS BP) AND (i_error IS Z) THEN (u_out IS BP)</text:p>
            <text:p> IF (error IS BP) AND (d_error IS BM) AND (i_error IS Z) THEN (u_out IS Z)</text:p>
            <text:p> IF (error IS BP) AND (d_error IS MM) AND (i_error IS Z) THEN (u_out IS SP)</text:p>
            <text:p> IF (error IS BP) AND (d_error IS SM) AND (i_error IS Z) THEN (u_out IS MP)</text:p>
            <text:p> IF (error IS BP) AND (d_error IS Z) AND (i_error IS Z) THEN (u_out IS BP)</text:p>
            <text:p> IF (error IS BP) AND (d_error IS SP) AND (i_error IS Z) THEN (u_out IS BP)</text:p>
            <text:p> IF (error IS BP) AND (d_error IS MP) AND (i_error IS Z) THEN (u_out IS BP)</text:p>
            <text:p> IF (error IS BP) AND (d_error IS BP) AND (i_error IS Z) THEN (u_out IS BP)</text:p>
            <text:p> IF (error IS BM) AND (d_error IS BM) AND (i_error IS SM) THEN (u_out IS BM)</text:p>
            <text:p> IF (error IS BM) AND (d_error IS MM) AND (i_error IS SM) THEN (u_out IS BM)</text:p>
            <text:p> IF (error IS BM) AND (d_error IS SM) AND (i_error IS SM) THEN (u_out IS BM)</text:p>
            <text:p> IF (error IS BM) AND (d_error IS Z) AND (i_error IS SM) THEN (u_out IS BM)</text:p>
            <text:p> IF (error IS BM) AND (d_error IS SP) AND (i_error IS SM) THEN (u_out IS BM)</text:p>
            <text:p> IF (error IS BM) AND (d_error IS MP) AND (i_error IS SM) THEN (u_out IS MM)</text:p>
            <text:p> IF (error IS BM) AND (d_error IS BP) AND (i_error IS SM) THEN (u_out IS SM)</text:p>
            <text:p> IF (error IS BM) AND (d_error IS BM) AND (i_error IS SP) THEN (u_out IS BM)</text:p>
            <text:p> IF (error IS BM) AND (d_error IS MM) AND (i_error IS SP) THEN (u_out IS BM)</text:p>
            <text:p> IF (error IS BM) AND (d_error IS SM) AND (i_error IS SP) THEN (u_out IS BM)</text:p>
            <text:p> IF (error IS BM) AND (d_error IS Z) AND (i_error IS SP) THEN (u_out IS MM)</text:p>
            <text:p> IF (error IS BM) AND (d_error IS SP) AND (i_error IS SP) THEN (u_out IS SM)</text:p>
            <text:p> IF (error IS BM) AND (d_error IS MP) AND (i_error IS SP) THEN (u_out IS Z)</text:p>
            <text:p> IF (error IS BM) AND (d_error IS BP) AND (i_error IS SP) THEN (u_out IS SP)</text:p>
            <text:p> IF (error IS MM) AND (d_error IS BM) AND (i_error IS SM) THEN (u_out IS BM)</text:p>
            <text:p> IF (error IS MM) AND (d_error IS MM) AND (i_error IS SM) THEN (u_out IS BM)</text:p>
            <text:p> IF (error IS MM) AND (d_error IS SM) AND (i_error IS SM) THEN (u_out IS BM)</text:p>
            <text:p> IF (error IS MM) AND (d_error IS Z) AND (i_error IS SM) THEN (u_out IS BM)</text:p>
            <text:p> IF (error IS MM) AND (d_error IS SP) AND (i_error IS SM) THEN (u_out IS MM)</text:p>
            <text:p> IF (error IS MM) AND (d_error IS MP) AND (i_error IS SM) THEN (u_out IS SM)</text:p>
            <text:p> IF (error IS MM) AND (d_error IS BP) AND (i_error IS SM) THEN (u_out IS Z)</text:p>
            <text:p> IF (error IS MM) AND (d_error IS BM) AND (i_error IS SP) THEN (u_out IS BM)</text:p>
            <text:p> IF (error IS MM) AND (d_error IS MM) AND (i_error IS SP) THEN (u_out IS BM)</text:p>
            <text:p> IF (error IS MM) AND (d_error IS SM) AND (i_error IS SP) THEN (u_out IS MM)</text:p>
            <text:p> IF (error IS MM) AND (d_error IS Z) AND (i_error IS SP) THEN (u_out IS SM)</text:p>
            <text:p> IF (error IS MM) AND (d_error IS SP) AND (i_error IS SP) THEN (u_out IS Z)</text:p>
            <text:p> IF (error IS MM) AND (d_error IS MP) AND (i_error IS SP) THEN (u_out IS SP)</text:p>
            <text:p> IF (error IS MM) AND (d_error IS BP) AND (i_error IS SP) THEN (u_out IS MP)</text:p>
            <text:p> IF (error IS SM) AND (d_error IS BM) AND (i_error IS SM) THEN (u_out IS BM)</text:p>
            <text:p> IF (error IS SM) AND (d_error IS MM) AND (i_error IS SM) THEN (u_out IS BM)</text:p>
            <text:p> IF (error IS SM) AND (d_error IS SM) AND (i_error IS SM) THEN (u_out IS BM)</text:p>
            <text:p> IF (error IS SM) AND (d_error IS Z) AND (i_error IS SM) THEN (u_out IS MM)</text:p>
            <text:p> IF (error IS SM) AND (d_error IS SP) AND (i_error IS SM) THEN (u_out IS SM)</text:p>
            <text:p> IF (error IS SM) AND (d_error IS MP) AND (i_error IS SM) THEN (u_out IS Z)</text:p>
            <text:p> IF (error IS SM) AND (d_error IS BP) AND (i_error IS SM) THEN (u_out IS SP)</text:p>
            <text:p> IF (error IS SM) AND (d_error IS BM) AND (i_error IS SP) THEN (u_out IS BM)</text:p>
            <text:p> IF (error IS SM) AND (d_error IS MM) AND (i_error IS SP) THEN (u_out IS MM)</text:p>
            <text:p> IF (error IS SM) AND (d_error IS SM) AND (i_error IS SP) THEN (u_out IS SM)</text:p>
            <text:p> IF (error IS SM) AND (d_error IS Z) AND (i_error IS SP) THEN (u_out IS Z)</text:p>
            <text:p> IF (error IS SM) AND (d_error IS SP) AND (i_error IS SP) THEN (u_out IS SP)</text:p>
            <text:p> IF (error IS SM) AND (d_error IS MP) AND (i_error IS SP) THEN (u_out IS MP)</text:p>
            <text:p> IF (error IS SM) AND (d_error IS BP) AND (i_error IS SP) THEN (u_out IS BP)</text:p>
            <text:p> IF (error IS Z) AND (d_error IS BM) AND (i_error IS SM) THEN (u_out IS BM)</text:p>
            <text:p> IF (error IS Z) AND (d_error IS MM) AND (i_error IS SM) THEN (u_out IS BM)</text:p>
            <text:p> IF (error IS Z) AND (d_error IS SM) AND (i_error IS SM) THEN (u_out IS MM)</text:p>
            <text:p> IF (error IS Z) AND (d_error IS Z) AND (i_error IS SM) THEN (u_out IS SM)</text:p>
            <text:p> IF (error IS Z) AND (d_error IS SP) AND (i_error IS SM) THEN (u_out IS Z)</text:p>
            <text:p> IF (error IS Z) AND (d_error IS MP) AND (i_error IS SM) THEN (u_out IS SP)</text:p>
            <text:p> IF (error IS Z) AND (d_error IS BP) AND (i_error IS SM) THEN (u_out IS MP)</text:p>
            <text:p> IF (error IS Z) AND (d_error IS BM) AND (i_error IS SP) THEN (u_out IS MM)</text:p>
            <text:p> IF (error IS Z) AND (d_error IS MM) AND (i_error IS SP) THEN (u_out IS SM)</text:p>
            <text:p> IF (error IS Z) AND (d_error IS SM) AND (i_error IS SP) THEN (u_out IS Z)</text:p>
            <text:p> IF (error IS Z) AND (d_error IS Z) AND (i_error IS SP) THEN (u_out IS SP)</text:p>
            <text:p> IF (error IS Z) AND (d_error IS SP) AND (i_error IS SP) THEN (u_out IS MP)</text:p>
            <text:p> IF (error IS Z) AND (d_error IS MP) AND (i_error IS SP) THEN (u_out IS BP)</text:p>
            <text:p> IF (error IS Z) AND (d_error IS BP) AND (i_error IS SP) THEN (u_out IS BP)</text:p>
            <text:p> IF (error IS SP) AND (d_error IS BM) AND (i_error IS SM) THEN (u_out IS BM)</text:p>
            <text:p> IF (error IS SP) AND (d_error IS MM) AND (i_error IS SM) THEN (u_out IS MM)</text:p>
            <text:p> IF (error IS SP) AND (d_error IS SM) AND (i_error IS SM) THEN (u_out IS SM)</text:p>
            <text:p> IF (error IS SP) AND (d_error IS Z) AND (i_error IS SM) THEN (u_out IS Z)</text:p>
            <text:p> IF (error IS SP) AND (d_error IS SP) AND (i_error IS SM) THEN (u_out IS SP)</text:p>
            <text:p> IF (error IS SP) AND (d_error IS MP) AND (i_error IS SM) THEN (u_out IS MP)</text:p>
            <text:p> IF (error IS SP) AND (d_error IS BP) AND (i_error IS SM) THEN (u_out IS BP)</text:p>
            <text:p> IF (error IS SP) AND (d_error IS BM) AND (i_error IS SP) THEN (u_out IS SM)</text:p>
            <text:p> IF (error IS SP) AND (d_error IS MM) AND (i_error IS SP) THEN (u_out IS Z)</text:p>
            <text:p> IF (error IS SP) AND (d_error IS SM) AND (i_error IS SP) THEN (u_out IS SP)</text:p>
            <text:p> IF (error IS SP) AND (d_error IS Z) AND (i_error IS SP) THEN (u_out IS MP)</text:p>
            <text:p> IF (error IS SP) AND (d_error IS SP) AND (i_error IS SP) THEN (u_out IS BP)</text:p>
            <text:p> IF (error IS SP) AND (d_error IS MP) AND (i_error IS SP) THEN (u_out IS BP)</text:p>
            <text:p> IF (error IS SP) AND (d_error IS BP) AND (i_error IS SP) THEN (u_out IS BP)</text:p>
            <text:p> IF (error IS MP) AND (d_error IS BM) AND (i_error IS SM) THEN (u_out IS MM)</text:p>
            <text:p> IF (error IS MP) AND (d_error IS MM) AND (i_error IS SM) THEN (u_out IS SM)</text:p>
            <text:p> IF (error IS MP) AND (d_error IS SM) AND (i_error IS SM) THEN (u_out IS Z)</text:p>
            <text:p> IF (error IS MP) AND (d_error IS Z) AND (i_error IS SM) THEN (u_out IS SP)</text:p>
            <text:p> IF (error IS MP) AND (d_error IS SP) AND (i_error IS SM) THEN (u_out IS MP)</text:p>
            <text:p> IF (error IS MP) AND (d_error IS MP) AND (i_error IS SM) THEN (u_out IS BP)</text:p>
            <text:p> IF (error IS MP) AND (d_error IS BP) AND (i_error IS SM) THEN (u_out IS BP)</text:p>
            <text:p> IF (error IS MP) AND (d_error IS BM) AND (i_error IS SP) THEN (u_out IS Z)</text:p>
            <text:p> IF (error IS MP) AND (d_error IS MM) AND (i_error IS SP) THEN (u_out IS SP)</text:p>
            <text:p> IF (error IS MP) AND (d_error IS SM) AND (i_error IS SP) THEN (u_out IS MP)</text:p>
            <text:p> IF (error IS MP) AND (d_error IS Z) AND (i_error IS SP) THEN (u_out IS BP)</text:p>
            <text:p> IF (error IS MP) AND (d_error IS SP) AND (i_error IS SP) THEN (u_out IS BP)</text:p>
            <text:p> IF (error IS MP) AND (d_error IS MP) AND (i_error IS SP) THEN (u_out IS BP)</text:p>
            <text:p> IF (error IS MP) AND (d_error IS BP) AND (i_error IS SP) THEN (u_out IS BP)</text:p>
            <text:p> IF (error IS BP) AND (d_error IS BM) AND (i_error IS SM) THEN (u_out IS SM)</text:p>
            <text:p> IF (error IS BP) AND (d_error IS MM) AND (i_error IS SM) THEN (u_out IS Z)</text:p>
            <text:p> IF (error IS BP) AND (d_error IS SM) AND (i_error IS SM) THEN (u_out IS SP)</text:p>
            <text:p> IF (error IS BP) AND (d_error IS Z) AND (i_error IS SM) THEN (u_out IS MP)</text:p>
            <text:p> IF (error IS BP) AND (d_error IS SP) AND (i_error IS SM) THEN (u_out IS BP)</text:p>
            <text:p> IF (error IS BP) AND (d_error IS MP) AND (i_error IS SM) THEN (u_out IS BP)</text:p>
            <text:p> IF (error IS BP) AND (d_error IS BP) AND (i_error IS SM) THEN (u_out IS BP)</text:p>
            <text:p> IF (error IS BP) AND (d_error IS BM) AND (i_error IS SP) THEN (u_out IS SP)</text:p>
            <text:p> IF (error IS BP) AND (d_error IS MM) AND (i_error IS SP) THEN (u_out IS MP)</text:p>
            <text:p> IF (error IS BP) AND (d_error IS SM) AND (i_error IS SP) THEN (u_out IS BP)</text:p>
            <text:p> IF (error IS BP) AND (d_error IS Z) AND (i_error IS SP) THEN (u_out IS BP)</text:p>
            <text:p> IF (error IS BP) AND (d_error IS SP) AND (i_error IS SP) THEN (u_out IS BP)</text:p>
            <text:p> IF (error IS BP) AND (d_error IS MP) AND (i_error IS SP) THEN (u_out IS BP)</text:p>
            <text:p> IF (error IS BP) AND (d_error IS BP) AND (i_error IS SP) THEN (u_out IS BP)</text:p>
            <text:p> IF (error IS BM) AND (d_error IS BM) AND (i_error IS MM) THEN (u_out IS BM)</text:p>
            <text:p> IF (error IS BM) AND (d_error IS MM) AND (i_error IS MM) THEN (u_out IS BM)</text:p>
            <text:p> IF (error IS BM) AND (d_error IS SM) AND (i_error IS MM) THEN (u_out IS BM)</text:p>
            <text:p> IF (error IS BM) AND (d_error IS Z) AND (i_error IS MM) THEN (u_out IS BM)</text:p>
            <text:p> IF (error IS BM) AND (d_error IS SP) AND (i_error IS MM) THEN (u_out IS BM)</text:p>
            <text:p> IF (error IS BM) AND (d_error IS MP) AND (i_error IS MM) THEN (u_out IS BM)</text:p>
            <text:p> IF (error IS BM) AND (d_error IS BP) AND (i_error IS MM) THEN (u_out IS MM)</text:p>
            <text:p> IF (error IS BM) AND (d_error IS BM) AND (i_error IS MP) THEN (u_out IS BM)</text:p>
            <text:p> IF (error IS BM) AND (d_error IS MM) AND (i_error IS MP) THEN (u_out IS BM)</text:p>
            <text:p> IF (error IS BM) AND (d_error IS SM) AND (i_error IS MP) THEN (u_out IS MM)</text:p>
            <text:p> IF (error IS BM) AND (d_error IS Z) AND (i_error IS MP) THEN (u_out IS SM)</text:p>
            <text:p> IF (error IS BM) AND (d_error IS SP) AND (i_error IS MP) THEN (u_out IS Z)</text:p>
            <text:p> IF (error IS BM) AND (d_error IS MP) AND (i_error IS MP) THEN (u_out IS SP)</text:p>
            <text:p> IF (error IS BM) AND (d_error IS BP) AND (i_error IS MP) THEN (u_out IS MP)</text:p>
            <text:p> IF (error IS MM) AND (d_error IS BM) AND (i_error IS MM) THEN (u_out IS BM)</text:p>
            <text:p> IF (error IS MM) AND (d_error IS MM) AND (i_error IS MM) THEN (u_out IS BM)</text:p>
            <text:p> IF (error IS MM) AND (d_error IS SM) AND (i_error IS MM) THEN (u_out IS BM)</text:p>
            <text:p> IF (error IS MM) AND (d_error IS Z) AND (i_error IS MM) THEN (u_out IS BM)</text:p>
            <text:p> IF (error IS MM) AND (d_error IS SP) AND (i_error IS MM) THEN (u_out IS BM)</text:p>
            <text:p> IF (error IS MM) AND (d_error IS MP) AND (i_error IS MM) THEN (u_out IS MM)</text:p>
            <text:p> IF (error IS MM) AND (d_error IS BP) AND (i_error IS MM) THEN (u_out IS SM)</text:p>
            <text:p> IF (error IS MM) AND (d_error IS BM) AND (i_error IS MP) THEN (u_out IS BM)</text:p>
            <text:p> IF (error IS MM) AND (d_error IS MM) AND (i_error IS MP) THEN (u_out IS MM)</text:p>
            <text:p> IF (error IS MM) AND (d_error IS SM) AND (i_error IS MP) THEN (u_out IS SM)</text:p>
            <text:p> IF (error IS MM) AND (d_error IS Z) AND (i_error IS MP) THEN (u_out IS Z)</text:p>
            <text:p> IF (error IS MM) AND (d_error IS SP) AND (i_error IS MP) THEN (u_out IS SP)</text:p>
            <text:p> IF (error IS MM) AND (d_error IS MP) AND (i_error IS MP) THEN (u_out IS MP)</text:p>
            <text:p> IF (error IS MM) AND (d_error IS BP) AND (i_error IS MP) THEN (u_out IS BP)</text:p>
            <text:p> IF (error IS SM) AND (d_error IS BM) AND (i_error IS MM) THEN (u_out IS BM)</text:p>
            <text:p> IF (error IS SM) AND (d_error IS MM) AND (i_error IS MM) THEN (u_out IS BM)</text:p>
            <text:p> IF (error IS SM) AND (d_error IS SM) AND (i_error IS MM) THEN (u_out IS BM)</text:p>
            <text:p> IF (error IS SM) AND (d_error IS Z) AND (i_error IS MM) THEN (u_out IS BM)</text:p>
            <text:p> IF (error IS SM) AND (d_error IS SP) AND (i_error IS MM) THEN (u_out IS MM)</text:p>
            <text:p> IF (error IS SM) AND (d_error IS MP) AND (i_error IS MM) THEN (u_out IS SM)</text:p>
            <text:p> IF (error IS SM) AND (d_error IS BP) AND (i_error IS MM) THEN (u_out IS Z)</text:p>
            <text:p> IF (error IS SM) AND (d_error IS BM) AND (i_error IS MP) THEN (u_out IS MM)</text:p>
            <text:p> IF (error IS SM) AND (d_error IS MM) AND (i_error IS MP) THEN (u_out IS SM)</text:p>
            <text:p> IF (error IS SM) AND (d_error IS SM) AND (i_error IS MP) THEN (u_out IS Z)</text:p>
            <text:p> IF (error IS SM) AND (d_error IS Z) AND (i_error IS MP) THEN (u_out IS SP)</text:p>
            <text:p> IF (error IS SM) AND (d_error IS SP) AND (i_error IS MP) THEN (u_out IS MP)</text:p>
            <text:p> IF (error IS SM) AND (d_error IS MP) AND (i_error IS MP) THEN (u_out IS BP)</text:p>
            <text:p> IF (error IS SM) AND (d_error IS BP) AND (i_error IS MP) THEN (u_out IS BP)</text:p>
            <text:p> IF (error IS Z) AND (d_error IS BM) AND (i_error IS MM) THEN (u_out IS BM)</text:p>
            <text:p> IF (error IS Z) AND (d_error IS MM) AND (i_error IS MM) THEN (u_out IS BM)</text:p>
            <text:p> IF (error IS Z) AND (d_error IS SM) AND (i_error IS MM) THEN (u_out IS BM)</text:p>
            <text:p> IF (error IS Z) AND (d_error IS Z) AND (i_error IS MM) THEN (u_out IS MM)</text:p>
            <text:p> IF (error IS Z) AND (d_error IS SP) AND (i_error IS MM) THEN (u_out IS SM)</text:p>
            <text:p> IF (error IS Z) AND (d_error IS MP) AND (i_error IS MM) THEN (u_out IS Z)</text:p>
            <text:p> IF (error IS Z) AND (d_error IS BP) AND (i_error IS MM) THEN (u_out IS SP)</text:p>
            <text:p> IF (error IS Z) AND (d_error IS BM) AND (i_error IS MP) THEN (u_out IS SM)</text:p>
            <text:p> IF (error IS Z) AND (d_error IS MM) AND (i_error IS MP) THEN (u_out IS Z)</text:p>
            <text:p> IF (error IS Z) AND (d_error IS SM) AND (i_error IS MP) THEN (u_out IS SP)</text:p>
            <text:p> IF (error IS Z) AND (d_error IS Z) AND (i_error IS MP) THEN (u_out IS MP)</text:p>
            <text:p> IF (error IS Z) AND (d_error IS SP) AND (i_error IS MP) THEN (u_out IS BP)</text:p>
            <text:p> IF (error IS Z) AND (d_error IS MP) AND (i_error IS MP) THEN (u_out IS BP)</text:p>
            <text:p> IF (error IS Z) AND (d_error IS BP) AND (i_error IS MP) THEN (u_out IS BP)</text:p>
            <text:p> IF (error IS SP) AND (d_error IS BM) AND (i_error IS MM) THEN (u_out IS BM)</text:p>
            <text:p> IF (error IS SP) AND (d_error IS MM) AND (i_error IS MM) THEN (u_out IS BM)</text:p>
            <text:p> IF (error IS SP) AND (d_error IS SM) AND (i_error IS MM) THEN (u_out IS MM)</text:p>
            <text:p> IF (error IS SP) AND (d_error IS Z) AND (i_error IS MM) THEN (u_out IS SM)</text:p>
            <text:p> IF (error IS SP) AND (d_error IS SP) AND (i_error IS MM) THEN (u_out IS Z)</text:p>
            <text:p> IF (error IS SP) AND (d_error IS MP) AND (i_error IS MM) THEN (u_out IS SP)</text:p>
            <text:p> IF (error IS SP) AND (d_error IS BP) AND (i_error IS MM) THEN (u_out IS MP)</text:p>
            <text:p> IF (error IS SP) AND (d_error IS BM) AND (i_error IS MP) THEN (u_out IS Z)</text:p>
            <text:p> IF (error IS SP) AND (d_error IS MM) AND (i_error IS MP) THEN (u_out IS SP)</text:p>
            <text:p> IF (error IS SP) AND (d_error IS SM) AND (i_error IS MP) THEN (u_out IS MP)</text:p>
            <text:p> IF (error IS SP) AND (d_error IS Z) AND (i_error IS MP) THEN (u_out IS BP)</text:p>
            <text:p> IF (error IS SP) AND (d_error IS SP) AND (i_error IS MP) THEN (u_out IS BP)</text:p>
            <text:p> IF (error IS SP) AND (d_error IS MP) AND (i_error IS MP) THEN (u_out IS BP)</text:p>
            <text:p> IF (error IS SP) AND (d_error IS BP) AND (i_error IS MP) THEN (u_out IS BP)</text:p>
            <text:p> IF (error IS MP) AND (d_error IS BM) AND (i_error IS MM) THEN (u_out IS BM)</text:p>
            <text:p> IF (error IS MP) AND (d_error IS MM) AND (i_error IS MM) THEN (u_out IS MM)</text:p>
            <text:p> IF (error IS MP) AND (d_error IS SM) AND (i_error IS MM) THEN (u_out IS SM)</text:p>
            <text:p> IF (error IS MP) AND (d_error IS Z) AND (i_error IS MM) THEN (u_out IS Z)</text:p>
            <text:p> IF (error IS MP) AND (d_error IS SP) AND (i_error IS MM) THEN (u_out IS SP)</text:p>
            <text:p> IF (error IS MP) AND (d_error IS MP) AND (i_error IS MM) THEN (u_out IS MP)</text:p>
            <text:p> IF (error IS MP) AND (d_error IS BP) AND (i_error IS MM) THEN (u_out IS BP)</text:p>
            <text:p> IF (error IS MP) AND (d_error IS BM) AND (i_error IS MP) THEN (u_out IS SP)</text:p>
            <text:p> IF (error IS MP) AND (d_error IS MM) AND (i_error IS MP) THEN (u_out IS MP)</text:p>
            <text:p> IF (error IS MP) AND (d_error IS SM) AND (i_error IS MP) THEN (u_out IS BP)</text:p>
            <text:p> IF (error IS MP) AND (d_error IS Z) AND (i_error IS MP) THEN (u_out IS BP)</text:p>
            <text:p> IF (error IS MP) AND (d_error IS SP) AND (i_error IS MP) THEN (u_out IS BP)</text:p>
            <text:p> IF (error IS MP) AND (d_error IS MP) AND (i_error IS MP) THEN (u_out IS BP)</text:p>
            <text:p> IF (error IS MP) AND (d_error IS BP) AND (i_error IS MP) THEN (u_out IS BP)</text:p>
            <text:p> IF (error IS BP) AND (d_error IS BM) AND (i_error IS MM) THEN (u_out IS MM)</text:p>
            <text:p> IF (error IS BP) AND (d_error IS MM) AND (i_error IS MM) THEN (u_out IS SM)</text:p>
            <text:p> IF (error IS BP) AND (d_error IS SM) AND (i_error IS MM) THEN (u_out IS Z)</text:p>
            <text:p> IF (error IS BP) AND (d_error IS Z) AND (i_error IS MM) THEN (u_out IS SP)</text:p>
            <text:p> IF (error IS BP) AND (d_error IS SP) AND (i_error IS MM) THEN (u_out IS MP)</text:p>
            <text:p> IF (error IS BP) AND (d_error IS MP) AND (i_error IS MM) THEN (u_out IS BP)</text:p>
            <text:p> IF (error IS BP) AND (d_error IS BP) AND (i_error IS MM) THEN (u_out IS BP)</text:p>
            <text:p> IF (error IS BP) AND (d_error IS BM) AND (i_error IS MP) THEN (u_out IS MP)</text:p>
            <text:p> IF (error IS BP) AND (d_error IS MM) AND (i_error IS MP) THEN (u_out IS BP)</text:p>
            <text:p> IF (error IS BP) AND (d_error IS SM) AND (i_error IS MP) THEN (u_out IS BP)</text:p>
            <text:p> IF (error IS BP) AND (d_error IS Z) AND (i_error IS MP) THEN (u_out IS BP)</text:p>
            <text:p> IF (error IS BP) AND (d_error IS SP) AND (i_error IS MP) THEN (u_out IS BP)</text:p>
            <text:p> IF (error IS BP) AND (d_error IS MP) AND (i_error IS MP) THEN (u_out IS BP)</text:p>
            <text:p> IF (error IS BP) AND (d_error IS BP) AND (i_error IS MP) THEN (u_out IS BP)</text:p>
            <text:p> IF (error IS BM) AND (d_error IS BM) AND (i_error IS BM) THEN (u_out IS BM)</text:p>
            <text:p> IF (error IS BM) AND (d_error IS MM) AND (i_error IS BM) THEN (u_out IS BM)</text:p>
            <text:p> IF (error IS BM) AND (d_error IS SM) AND (i_error IS BM) THEN (u_out IS BM)</text:p>
            <text:p> IF (error IS BM) AND (d_error IS Z) AND (i_error IS BM) THEN (u_out IS BM)</text:p>
            <text:p> IF (error IS BM) AND (d_error IS SP) AND (i_error IS BM) THEN (u_out IS BM)</text:p>
            <text:p> IF (error IS BM) AND (d_error IS MP) AND (i_error IS BM) THEN (u_out IS BM)</text:p>
            <text:p> IF (error IS BM) AND (d_error IS BP) AND (i_error IS BM) THEN (u_out IS BM)</text:p>
            <text:p> IF (error IS BM) AND (d_error IS BM) AND (i_error IS BP) THEN (u_out IS BM)</text:p>
            <text:p> IF (error IS BM) AND (d_error IS MM) AND (i_error IS BP) THEN (u_out IS MM)</text:p>
            <text:p> IF (error IS BM) AND (d_error IS SM) AND (i_error IS BP) THEN (u_out IS SM)</text:p>
            <text:p> IF (error IS BM) AND (d_error IS Z) AND (i_error IS BP) THEN (u_out IS Z)</text:p>
            <text:p> IF (error IS BM) AND (d_error IS SP) AND (i_error IS BP) THEN (u_out IS SP)</text:p>
            <text:p> IF (error IS BM) AND (d_error IS MP) AND (i_error IS BP) THEN (u_out IS MP)</text:p>
            <text:p> IF (error IS BM) AND (d_error IS BP) AND (i_error IS BP) THEN (u_out IS BP)</text:p>
            <text:p> IF (error IS MM) AND (d_error IS BM) AND (i_error IS BM) THEN (u_out IS BM)</text:p>
            <text:p> IF (error IS MM) AND (d_error IS MM) AND (i_error IS BM) THEN (u_out IS BM)</text:p>
            <text:p> IF (error IS MM) AND (d_error IS SM) AND (i_error IS BM) THEN (u_out IS BM)</text:p>
            <text:p> IF (error IS MM) AND (d_error IS Z) AND (i_error IS BM) THEN (u_out IS BM)</text:p>
            <text:p> IF (error IS MM) AND (d_error IS SP) AND (i_error IS BM) THEN (u_out IS BM)</text:p>
            <text:p> IF (error IS MM) AND (d_error IS MP) AND (i_error IS BM) THEN (u_out IS BM)</text:p>
            <text:p> IF (error IS MM) AND (d_error IS BP) AND (i_error IS BM) THEN (u_out IS MM)</text:p>
            <text:p> IF (error IS MM) AND (d_error IS BM) AND (i_error IS BP) THEN (u_out IS MM)</text:p>
            <text:p> IF (error IS MM) AND (d_error IS MM) AND (i_error IS BP) THEN (u_out IS SM)</text:p>
            <text:p> IF (error IS MM) AND (d_error IS SM) AND (i_error IS BP) THEN (u_out IS Z)</text:p>
            <text:p> IF (error IS MM) AND (d_error IS Z) AND (i_error IS BP) THEN (u_out IS SP)</text:p>
            <text:p> IF (error IS MM) AND (d_error IS SP) AND (i_error IS BP) THEN (u_out IS MP)</text:p>
            <text:p> IF (error IS MM) AND (d_error IS MP) AND (i_error IS BP) THEN (u_out IS BP)</text:p>
            <text:p> IF (error IS MM) AND (d_error IS BP) AND (i_error IS BP) THEN (u_out IS BP)</text:p>
            <text:p> IF (error IS SM) AND (d_error IS BM) AND (i_error IS BM) THEN (u_out IS BM)</text:p>
            <text:p> IF (error IS SM) AND (d_error IS MM) AND (i_error IS BM) THEN (u_out IS BM)</text:p>
            <text:p> IF (error IS SM) AND (d_error IS SM) AND (i_error IS BM) THEN (u_out IS BM)</text:p>
            <text:p> IF (error IS SM) AND (d_error IS Z) AND (i_error IS BM) THEN (u_out IS BM)</text:p>
            <text:p> IF (error IS SM) AND (d_error IS SP) AND (i_error IS BM) THEN (u_out IS BM)</text:p>
            <text:p> IF (error IS SM) AND (d_error IS MP) AND (i_error IS BM) THEN (u_out IS MM)</text:p>
            <text:p> IF (error IS SM) AND (d_error IS BP) AND (i_error IS BM) THEN (u_out IS SM)</text:p>
            <text:p> IF (error IS SM) AND (d_error IS BM) AND (i_error IS BP) THEN (u_out IS SM)</text:p>
            <text:p> IF (error IS SM) AND (d_error IS MM) AND (i_error IS BP) THEN (u_out IS Z)</text:p>
            <text:p> IF (error IS SM) AND (d_error IS SM) AND (i_error IS BP) THEN (u_out IS SP)</text:p>
            <text:p> IF (error IS SM) AND (d_error IS Z) AND (i_error IS BP) THEN (u_out IS MP)</text:p>
            <text:p> IF (error IS SM) AND (d_error IS SP) AND (i_error IS BP) THEN (u_out IS BP)</text:p>
            <text:p> IF (error IS SM) AND (d_error IS MP) AND (i_error IS BP) THEN (u_out IS BP)</text:p>
            <text:p> IF (error IS SM) AND (d_error IS BP) AND (i_error IS BP) THEN (u_out IS BP)</text:p>
            <text:p> IF (error IS Z) AND (d_error IS BM) AND (i_error IS BM) THEN (u_out IS BM)</text:p>
            <text:p> IF (error IS Z) AND (d_error IS MM) AND (i_error IS BM) THEN (u_out IS BM)</text:p>
            <text:p> IF (error IS Z) AND (d_error IS SM) AND (i_error IS BM) THEN (u_out IS BM)</text:p>
            <text:p> IF (error IS Z) AND (d_error IS Z) AND (i_error IS BM) THEN (u_out IS BM)</text:p>
            <text:p> IF (error IS Z) AND (d_error IS SP) AND (i_error IS BM) THEN (u_out IS MM)</text:p>
            <text:p> IF (error IS Z) AND (d_error IS MP) AND (i_error IS BM) THEN (u_out IS SM)</text:p>
            <text:p> IF (error IS Z) AND (d_error IS BP) AND (i_error IS BM) THEN (u_out IS Z)</text:p>
            <text:p> IF (error IS Z) AND (d_error IS BM) AND (i_error IS BP) THEN (u_out IS Z)</text:p>
            <text:p> IF (error IS Z) AND (d_error IS MM) AND (i_error IS BP) THEN (u_out IS SP)</text:p>
            <text:p> IF (error IS Z) AND (d_error IS SM) AND (i_error IS BP) THEN (u_out IS MP)</text:p>
            <text:p> IF (error IS Z) AND (d_error IS Z) AND (i_error IS BP) THEN (u_out IS BP)</text:p>
            <text:p> IF (error IS Z) AND (d_error IS SP) AND (i_error IS BP) THEN (u_out IS BP)</text:p>
            <text:p> IF (error IS Z) AND (d_error IS MP) AND (i_error IS BP) THEN (u_out IS BP)</text:p>
            <text:p> IF (error IS Z) AND (d_error IS BP) AND (i_error IS BP) THEN (u_out IS BP)</text:p>
            <text:p> IF (error IS SP) AND (d_error IS BM) AND (i_error IS BM) THEN (u_out IS BM)</text:p>
            <text:p> IF (error IS SP) AND (d_error IS MM) AND (i_error IS BM) THEN (u_out IS BM)</text:p>
            <text:p> IF (error IS SP) AND (d_error IS SM) AND (i_error IS BM) THEN (u_out IS BM)</text:p>
            <text:p> IF (error IS SP) AND (d_error IS Z) AND (i_error IS BM) THEN (u_out IS MM)</text:p>
            <text:p> IF (error IS SP) AND (d_error IS SP) AND (i_error IS BM) THEN (u_out IS SM)</text:p>
            <text:p> IF (error IS SP) AND (d_error IS MP) AND (i_error IS BM) THEN (u_out IS Z)</text:p>
            <text:p> IF (error IS SP) AND (d_error IS BP) AND (i_error IS BM) THEN (u_out IS SP)</text:p>
            <text:p> IF (error IS SP) AND (d_error IS BM) AND (i_error IS BP) THEN (u_out IS SP)</text:p>
            <text:p> IF (error IS SP) AND (d_error IS MM) AND (i_error IS BP) THEN (u_out IS MP)</text:p>
            <text:p> IF (error IS SP) AND (d_error IS SM) AND (i_error IS BP) THEN (u_out IS BP)</text:p>
            <text:p> IF (error IS SP) AND (d_error IS Z) AND (i_error IS BP) THEN (u_out IS BP)</text:p>
            <text:p> IF (error IS SP) AND (d_error IS SP) AND (i_error IS BP) THEN (u_out IS BP)</text:p>
            <text:p> IF (error IS SP) AND (d_error IS MP) AND (i_error IS BP) THEN (u_out IS BP)</text:p>
            <text:p> IF (error IS SP) AND (d_error IS BP) AND (i_error IS BP) THEN (u_out IS BP)</text:p>
            <text:p> IF (error IS MP) AND (d_error IS BM) AND (i_error IS BM) THEN (u_out IS BM)</text:p>
            <text:p> IF (error IS MP) AND (d_error IS MM) AND (i_error IS BM) THEN (u_out IS BM)</text:p>
            <text:p> IF (error IS MP) AND (d_error IS SM) AND (i_error IS BM) THEN (u_out IS MM)</text:p>
            <text:p> IF (error IS MP) AND (d_error IS Z) AND (i_error IS BM) THEN (u_out IS SM)</text:p>
            <text:p> IF (error IS MP) AND (d_error IS SP) AND (i_error IS BM) THEN (u_out IS Z)</text:p>
            <text:p> IF (error IS MP) AND (d_error IS MP) AND (i_error IS BM) THEN (u_out IS SP)</text:p>
            <text:p> IF (error IS MP) AND (d_error IS BP) AND (i_error IS BM) THEN (u_out IS MP)</text:p>
            <text:p> IF (error IS MP) AND (d_error IS BM) AND (i_error IS BP) THEN (u_out IS MP)</text:p>
            <text:p> IF (error IS MP) AND (d_error IS MM) AND (i_error IS BP) THEN (u_out IS BP)</text:p>
            <text:p> IF (error IS MP) AND (d_error IS SM) AND (i_error IS BP) THEN (u_out IS BP)</text:p>
            <text:p> IF (error IS MP) AND (d_error IS Z) AND (i_error IS BP) THEN (u_out IS BP)</text:p>
            <text:p> IF (error IS MP) AND (d_error IS SP) AND (i_error IS BP) THEN (u_out IS BP)</text:p>
            <text:p> IF (error IS MP) AND (d_error IS MP) AND (i_error IS BP) THEN (u_out IS BP)</text:p>
            <text:p> IF (error IS MP) AND (d_error IS BP) AND (i_error IS BP) THEN (u_out IS BP)</text:p>
            <text:p> IF (error IS BP) AND (d_error IS BM) AND (i_error IS BM) THEN (u_out IS BM)</text:p>
            <text:p> IF (error IS BP) AND (d_error IS MM) AND (i_error IS BM) THEN (u_out IS MM)</text:p>
            <text:p> IF (error IS BP) AND (d_error IS SM) AND (i_error IS BM) THEN (u_out IS SM)</text:p>
            <text:p> IF (error IS BP) AND (d_error IS Z) AND (i_error IS BM) THEN (u_out IS Z)</text:p>
            <text:p> IF (error IS BP) AND (d_error IS SP) AND (i_error IS BM) THEN (u_out IS SP)</text:p>
            <text:p> IF (error IS BP) AND (d_error IS MP) AND (i_error IS BM) THEN (u_out IS MP)</text:p>
            <text:p> IF (error IS BP) AND (d_error IS BP) AND (i_error IS BM) THEN (u_out IS BP)</text:p>
            <text:p> IF (error IS BP) AND (d_error IS BM) AND (i_error IS BP) THEN (u_out IS BP)</text:p>
            <text:p> IF (error IS BP) AND (d_error IS MM) AND (i_error IS BP) THEN (u_out IS BP)</text:p>
            <text:p> IF (error IS BP) AND (d_error IS SM) AND (i_error IS BP) THEN (u_out IS BP)</text:p>
            <text:p> IF (error IS BP) AND (d_error IS Z) AND (i_error IS BP) THEN (u_out IS BP)</text:p>
            <text:p> IF (error IS BP) AND (d_error IS SP) AND (i_error IS BP) THEN (u_out IS BP)</text:p>
            <text:p> IF (error IS BP) AND (d_error IS MP) AND (i_error IS BP) THEN (u_out IS BP)</text:p>
            <text:p> IF (error IS BP) AND (d_error IS BP) AND (i_error IS BP) THEN (u_out IS BP)</text:p>
          </table:table-cell>
          <table:table-cell table:number-columns-repeated="15"/>
        </table:table-row>
        <table:table-row table:style-name="ro3">
          <table:table-cell table:number-columns-repeated="2"/>
          <table:table-cell table:formula="of:=COM.MICROSOFT.TEXTJOIN(CHAR(10);1;[.$C$85:.$R$121])" office:value-type="string" office:string-value=" IF (error IS BM) AND (d_error IS BM) AND (i_error IS Z) THEN (u_out IS BM)&#10; IF (error IS BM) AND (d_error IS MM) AND (i_error IS Z) THEN (u_out IS BM)&#10; IF (error IS BM) AND (d_error IS SM) AND (i_error IS Z) THEN (u_out IS BM)&#10; IF (error IS BM) AND (d_error IS Z) AND (i_error IS Z) THEN (u_out IS BM)&#10; IF (error IS BM) AND (d_error IS SP) AND (i_error IS Z) THEN (u_out IS MM)&#10; IF (error IS BM) AND (d_error IS MP) AND (i_error IS Z) THEN (u_out IS SM)&#10; IF (error IS BM) AND (d_error IS BP) AND (i_error IS Z) THEN (u_out IS Z)&#10; IF (error IS MM) AND (d_error IS BM) AND (i_error IS Z) THEN (u_out IS BM)&#10; IF (error IS MM) AND (d_error IS MM) AND (i_error IS Z) THEN (u_out IS BM)&#10; IF (error IS MM) AND (d_error IS SM) AND (i_error IS Z) THEN (u_out IS BM)&#10; IF (error IS MM) AND (d_error IS Z) AND (i_error IS Z) THEN (u_out IS MM)&#10; IF (error IS MM) AND (d_error IS SP) AND (i_error IS Z) THEN (u_out IS SM)&#10; IF (error IS MM) AND (d_error IS MP) AND (i_error IS Z) THEN (u_out IS Z)&#10; IF (error IS MM) AND (d_error IS BP) AND (i_error IS Z) THEN (u_out IS SP)&#10; IF (error IS SM) AND (d_error IS BM) AND (i_error IS Z) THEN (u_out IS BM)&#10; IF (error IS SM) AND (d_error IS MM) AND (i_error IS Z) THEN (u_out IS BM)&#10; IF (error IS SM) AND (d_error IS SM) AND (i_error IS Z) THEN (u_out IS MM)&#10; IF (error IS SM) AND (d_error IS Z) AND (i_error IS Z) THEN (u_out IS SM)&#10; IF (error IS SM) AND (d_error IS SP) AND (i_error IS Z) THEN (u_out IS Z)&#10; IF (error IS SM) AND (d_error IS MP) AND (i_error IS Z) THEN (u_out IS SP)&#10; IF (error IS SM) AND (d_error IS BP) AND (i_error IS Z) THEN (u_out IS MP)&#10; IF (error IS Z) AND (d_error IS BM) AND (i_error IS Z) THEN (u_out IS BM)&#10; IF (error IS Z) AND (d_error IS MM) AND (i_error IS Z) THEN (u_out IS MM)&#10; IF (error IS Z) AND (d_error IS SM) AND (i_error IS Z) THEN (u_out IS SM)&#10; IF (error IS Z) AND (d_error IS Z) AND (i_error IS Z) THEN (u_out IS Z)&#10; IF (error IS Z) AND (d_error IS SP) AND (i_error IS Z) THEN (u_out IS SP)&#10; IF (error IS Z) AND (d_error IS MP) AND (i_error IS Z) THEN (u_out IS MP)&#10; IF (error IS Z) AND (d_error IS BP) AND (i_error IS Z) THEN (u_out IS BP)&#10; IF (error IS SP) AND (d_error IS BM) AND (i_error IS Z) THEN (u_out IS MM)&#10; IF (error IS SP) AND (d_error IS MM) AND (i_error IS Z) THEN (u_out IS SM)&#10; IF (error IS SP) AND (d_error IS SM) AND (i_error IS Z) THEN (u_out IS Z)&#10; IF (error IS SP) AND (d_error IS Z) AND (i_error IS Z) THEN (u_out IS SP)&#10; IF (error IS SP) AND (d_error IS SP) AND (i_error IS Z) THEN (u_out IS MP)&#10; IF (error IS SP) AND (d_error IS MP) AND (i_error IS Z) THEN (u_out IS BP)&#10; IF (error IS SP) AND (d_error IS BP) AND (i_error IS Z) THEN (u_out IS BP)&#10; IF (error IS MP) AND (d_error IS BM) AND (i_error IS Z) THEN (u_out IS SM)&#10; IF (error IS MP) AND (d_error IS MM) AND (i_error IS Z) THEN (u_out IS Z)&#10; IF (error IS MP) AND (d_error IS SM) AND (i_error IS Z) THEN (u_out IS SP)&#10; IF (error IS MP) AND (d_error IS Z) AND (i_error IS Z) THEN (u_out IS MP)&#10; IF (error IS MP) AND (d_error IS SP) AND (i_error IS Z) THEN (u_out IS BP)&#10; IF (error IS MP) AND (d_error IS MP) AND (i_error IS Z) THEN (u_out IS BP)&#10; IF (error IS MP) AND (d_error IS BP) AND (i_error IS Z) THEN (u_out IS BP)&#10; IF (error IS BP) AND (d_error IS BM) AND (i_error IS Z) THEN (u_out IS Z)&#10; IF (error IS BP) AND (d_error IS MM) AND (i_error IS Z) THEN (u_out IS SP)&#10; IF (error IS BP) AND (d_error IS SM) AND (i_error IS Z) THEN (u_out IS MP)&#10; IF (error IS BP) AND (d_error IS Z) AND (i_error IS Z) THEN (u_out IS BP)&#10; IF (error IS BP) AND (d_error IS SP) AND (i_error IS Z) THEN (u_out IS BP)&#10; IF (error IS BP) AND (d_error IS MP) AND (i_error IS Z) THEN (u_out IS BP)&#10; IF (error IS BP) AND (d_error IS BP) AND (i_error IS Z) THEN (u_out IS BP)&#10; IF (error IS BM) AND (d_error IS BM) AND (i_error IS SM) THEN (u_out IS BM)&#10; IF (error IS BM) AND (d_error IS MM) AND (i_error IS SM) THEN (u_out IS BM)&#10; IF (error IS BM) AND (d_error IS SM) AND (i_error IS SM) THEN (u_out IS BM)&#10; IF (error IS BM) AND (d_error IS Z) AND (i_error IS SM) THEN (u_out IS BM)&#10; IF (error IS BM) AND (d_error IS SP) AND (i_error IS SM) THEN (u_out IS BM)&#10; IF (error IS BM) AND (d_error IS MP) AND (i_error IS SM) THEN (u_out IS MM)&#10; IF (error IS BM) AND (d_error IS BP) AND (i_error IS SM) THEN (u_out IS SM)&#10; IF (error IS BM) AND (d_error IS BM) AND (i_error IS SP) THEN (u_out IS BM)&#10; IF (error IS BM) AND (d_error IS MM) AND (i_error IS SP) THEN (u_out IS BM)&#10; IF (error IS BM) AND (d_error IS SM) AND (i_error IS SP) THEN (u_out IS BM)&#10; IF (error IS BM) AND (d_error IS Z) AND (i_error IS SP) THEN (u_out IS MM)&#10; IF (error IS BM) AND (d_error IS SP) AND (i_error IS SP) THEN (u_out IS SM)&#10; IF (error IS BM) AND (d_error IS MP) AND (i_error IS SP) THEN (u_out IS Z)&#10; IF (error IS BM) AND (d_error IS BP) AND (i_error IS SP) THEN (u_out IS SP)&#10; IF (error IS MM) AND (d_error IS BM) AND (i_error IS SM) THEN (u_out IS BM)&#10; IF (error IS MM) AND (d_error IS MM) AND (i_error IS SM) THEN (u_out IS BM)&#10; IF (error IS MM) AND (d_error IS SM) AND (i_error IS SM) THEN (u_out IS BM)&#10; IF (error IS MM) AND (d_error IS Z) AND (i_error IS SM) THEN (u_out IS BM)&#10; IF (error IS MM) AND (d_error IS SP) AND (i_error IS SM) THEN (u_out IS MM)&#10; IF (error IS MM) AND (d_error IS MP) AND (i_error IS SM) THEN (u_out IS SM)&#10; IF (error IS MM) AND (d_error IS BP) AND (i_error IS SM) THEN (u_out IS Z)&#10; IF (error IS MM) AND (d_error IS BM) AND (i_error IS SP) THEN (u_out IS BM)&#10; IF (error IS MM) AND (d_error IS MM) AND (i_error IS SP) THEN (u_out IS BM)&#10; IF (error IS MM) AND (d_error IS SM) AND (i_error IS SP) THEN (u_out IS MM)&#10; IF (error IS MM) AND (d_error IS Z) AND (i_error IS SP) THEN (u_out IS SM)&#10; IF (error IS MM) AND (d_error IS SP) AND (i_error IS SP) THEN (u_out IS Z)&#10; IF (error IS MM) AND (d_error IS MP) AND (i_error IS SP) THEN (u_out IS SP)&#10; IF (error IS MM) AND (d_error IS BP) AND (i_error IS SP) THEN (u_out IS MP)&#10; IF (error IS SM) AND (d_error IS BM) AND (i_error IS SM) THEN (u_out IS BM)&#10; IF (error IS SM) AND (d_error IS MM) AND (i_error IS SM) THEN (u_out IS BM)&#10; IF (error IS SM) AND (d_error IS SM) AND (i_error IS SM) THEN (u_out IS BM)&#10; IF (error IS SM) AND (d_error IS Z) AND (i_error IS SM) THEN (u_out IS MM)&#10; IF (error IS SM) AND (d_error IS SP) AND (i_error IS SM) THEN (u_out IS SM)&#10; IF (error IS SM) AND (d_error IS MP) AND (i_error IS SM) THEN (u_out IS Z)&#10; IF (error IS SM) AND (d_error IS BP) AND (i_error IS SM) THEN (u_out IS SP)&#10; IF (error IS SM) AND (d_error IS BM) AND (i_error IS SP) THEN (u_out IS BM)&#10; IF (error IS SM) AND (d_error IS MM) AND (i_error IS SP) THEN (u_out IS MM)&#10; IF (error IS SM) AND (d_error IS SM) AND (i_error IS SP) THEN (u_out IS SM)&#10; IF (error IS SM) AND (d_error IS Z) AND (i_error IS SP) THEN (u_out IS Z)&#10; IF (error IS SM) AND (d_error IS SP) AND (i_error IS SP) THEN (u_out IS SP)&#10; IF (error IS SM) AND (d_error IS MP) AND (i_error IS SP) THEN (u_out IS MP)&#10; IF (error IS SM) AND (d_error IS BP) AND (i_error IS SP) THEN (u_out IS BP)&#10; IF (error IS Z) AND (d_error IS BM) AND (i_error IS SM) THEN (u_out IS BM)&#10; IF (error IS Z) AND (d_error IS MM) AND (i_error IS SM) THEN (u_out IS BM)&#10; IF (error IS Z) AND (d_error IS SM) AND (i_error IS SM) THEN (u_out IS MM)&#10; IF (error IS Z) AND (d_error IS Z) AND (i_error IS SM) THEN (u_out IS SM)&#10; IF (error IS Z) AND (d_error IS SP) AND (i_error IS SM) THEN (u_out IS Z)&#10; IF (error IS Z) AND (d_error IS MP) AND (i_error IS SM) THEN (u_out IS SP)&#10; IF (error IS Z) AND (d_error IS BP) AND (i_error IS SM) THEN (u_out IS MP)&#10; IF (error IS Z) AND (d_error IS BM) AND (i_error IS SP) THEN (u_out IS MM)&#10; IF (error IS Z) AND (d_error IS MM) AND (i_error IS SP) THEN (u_out IS SM)&#10; IF (error IS Z) AND (d_error IS SM) AND (i_error IS SP) THEN (u_out IS Z)&#10; IF (error IS Z) AND (d_error IS Z) AND (i_error IS SP) THEN (u_out IS SP)&#10; IF (error IS Z) AND (d_error IS SP) AND (i_error IS SP) THEN (u_out IS MP)&#10; IF (error IS Z) AND (d_error IS MP) AND (i_error IS SP) THEN (u_out IS BP)&#10; IF (error IS Z) AND (d_error IS BP) AND (i_error IS SP) THEN (u_out IS BP)&#10; IF (error IS SP) AND (d_error IS BM) AND (i_error IS SM) THEN (u_out IS BM)&#10; IF (error IS SP) AND (d_error IS MM) AND (i_error IS SM) THEN (u_out IS MM)&#10; IF (error IS SP) AND (d_error IS SM) AND (i_error IS SM) THEN (u_out IS SM)&#10; IF (error IS SP) AND (d_error IS Z) AND (i_error IS SM) THEN (u_out IS Z)&#10; IF (error IS SP) AND (d_error IS SP) AND (i_error IS SM) THEN (u_out IS SP)&#10; IF (error IS SP) AND (d_error IS MP) AND (i_error IS SM) THEN (u_out IS MP)&#10; IF (error IS SP) AND (d_error IS BP) AND (i_error IS SM) THEN (u_out IS BP)&#10; IF (error IS SP) AND (d_error IS BM) AND (i_error IS SP) THEN (u_out IS SM)&#10; IF (error IS SP) AND (d_error IS MM) AND (i_error IS SP) THEN (u_out IS Z)&#10; IF (error IS SP) AND (d_error IS SM) AND (i_error IS SP) THEN (u_out IS SP)&#10; IF (error IS SP) AND (d_error IS Z) AND (i_error IS SP) THEN (u_out IS MP)&#10; IF (error IS SP) AND (d_error IS SP) AND (i_error IS SP) THEN (u_out IS BP)&#10; IF (error IS SP) AND (d_error IS MP) AND (i_error IS SP) THEN (u_out IS BP)&#10; IF (error IS SP) AND (d_error IS BP) AND (i_error IS SP) THEN (u_out IS BP)&#10; IF (error IS MP) AND (d_error IS BM) AND (i_error IS SM) THEN (u_out IS MM)&#10; IF (error IS MP) AND (d_error IS MM) AND (i_error IS SM) THEN (u_out IS SM)&#10; IF (error IS MP) AND (d_error IS SM) AND (i_error IS SM) THEN (u_out IS Z)&#10; IF (error IS MP) AND (d_error IS Z) AND (i_error IS SM) THEN (u_out IS SP)&#10; IF (error IS MP) AND (d_error IS SP) AND (i_error IS SM) THEN (u_out IS MP)&#10; IF (error IS MP) AND (d_error IS MP) AND (i_error IS SM) THEN (u_out IS BP)&#10; IF (error IS MP) AND (d_error IS BP) AND (i_error IS SM) THEN (u_out IS BP)&#10; IF (error IS MP) AND (d_error IS BM) AND (i_error IS SP) THEN (u_out IS Z)&#10; IF (error IS MP) AND (d_error IS MM) AND (i_error IS SP) THEN (u_out IS SP)&#10; IF (error IS MP) AND (d_error IS SM) AND (i_error IS SP) THEN (u_out IS MP)&#10; IF (error IS MP) AND (d_error IS Z) AND (i_error IS SP) THEN (u_out IS BP)&#10; IF (error IS MP) AND (d_error IS SP) AND (i_error IS SP) THEN (u_out IS BP)&#10; IF (error IS MP) AND (d_error IS MP) AND (i_error IS SP) THEN (u_out IS BP)&#10; IF (error IS MP) AND (d_error IS BP) AND (i_error IS SP) THEN (u_out IS BP)&#10; IF (error IS BP) AND (d_error IS BM) AND (i_error IS SM) THEN (u_out IS SM)&#10; IF (error IS BP) AND (d_error IS MM) AND (i_error IS SM) THEN (u_out IS Z)&#10; IF (error IS BP) AND (d_error IS SM) AND (i_error IS SM) THEN (u_out IS SP)&#10; IF (error IS BP) AND (d_error IS Z) AND (i_error IS SM) THEN (u_out IS MP)&#10; IF (error IS BP) AND (d_error IS SP) AND (i_error IS SM) THEN (u_out IS BP)&#10; IF (error IS BP) AND (d_error IS MP) AND (i_error IS SM) THEN (u_out IS BP)&#10; IF (error IS BP) AND (d_error IS BP) AND (i_error IS SM) THEN (u_out IS BP)&#10; IF (error IS BP) AND (d_error IS BM) AND (i_error IS SP) THEN (u_out IS SP)&#10; IF (error IS BP) AND (d_error IS MM) AND (i_error IS SP) THEN (u_out IS MP)&#10; IF (error IS BP) AND (d_error IS SM) AND (i_error IS SP) THEN (u_out IS BP)&#10; IF (error IS BP) AND (d_error IS Z) AND (i_error IS SP) THEN (u_out IS BP)&#10; IF (error IS BP) AND (d_error IS SP) AND (i_error IS SP) THEN (u_out IS BP)&#10; IF (error IS BP) AND (d_error IS MP) AND (i_error IS SP) THEN (u_out IS BP)&#10; IF (error IS BP) AND (d_error IS BP) AND (i_error IS SP) THEN (u_out IS BP)&#10; IF (error IS BM) AND (d_error IS BM) AND (i_error IS MM) THEN (u_out IS BM)&#10; IF (error IS BM) AND (d_error IS MM) AND (i_error IS MM) THEN (u_out IS BM)&#10; IF (error IS BM) AND (d_error IS SM) AND (i_error IS MM) THEN (u_out IS BM)&#10; IF (error IS BM) AND (d_error IS Z) AND (i_error IS MM) THEN (u_out IS BM)&#10; IF (error IS BM) AND (d_error IS SP) AND (i_error IS MM) THEN (u_out IS BM)&#10; IF (error IS BM) AND (d_error IS MP) AND (i_error IS MM) THEN (u_out IS BM)&#10; IF (error IS BM) AND (d_error IS BP) AND (i_error IS MM) THEN (u_out IS MM)&#10; IF (error IS BM) AND (d_error IS BM) AND (i_error IS MP) THEN (u_out IS BM)&#10; IF (error IS BM) AND (d_error IS MM) AND (i_error IS MP) THEN (u_out IS BM)&#10; IF (error IS BM) AND (d_error IS SM) AND (i_error IS MP) THEN (u_out IS MM)&#10; IF (error IS BM) AND (d_error IS Z) AND (i_error IS MP) THEN (u_out IS SM)&#10; IF (error IS BM) AND (d_error IS SP) AND (i_error IS MP) THEN (u_out IS Z)&#10; IF (error IS BM) AND (d_error IS MP) AND (i_error IS MP) THEN (u_out IS SP)&#10; IF (error IS BM) AND (d_error IS BP) AND (i_error IS MP) THEN (u_out IS MP)&#10; IF (error IS MM) AND (d_error IS BM) AND (i_error IS MM) THEN (u_out IS BM)&#10; IF (error IS MM) AND (d_error IS MM) AND (i_error IS MM) THEN (u_out IS BM)&#10; IF (error IS MM) AND (d_error IS SM) AND (i_error IS MM) THEN (u_out IS BM)&#10; IF (error IS MM) AND (d_error IS Z) AND (i_error IS MM) THEN (u_out IS BM)&#10; IF (error IS MM) AND (d_error IS SP) AND (i_error IS MM) THEN (u_out IS BM)&#10; IF (error IS MM) AND (d_error IS MP) AND (i_error IS MM) THEN (u_out IS MM)&#10; IF (error IS MM) AND (d_error IS BP) AND (i_error IS MM) THEN (u_out IS SM)&#10; IF (error IS MM) AND (d_error IS BM) AND (i_error IS MP) THEN (u_out IS BM)&#10; IF (error IS MM) AND (d_error IS MM) AND (i_error IS MP) THEN (u_out IS MM)&#10; IF (error IS MM) AND (d_error IS SM) AND (i_error IS MP) THEN (u_out IS SM)&#10; IF (error IS MM) AND (d_error IS Z) AND (i_error IS MP) THEN (u_out IS Z)&#10; IF (error IS MM) AND (d_error IS SP) AND (i_error IS MP) THEN (u_out IS SP)&#10; IF (error IS MM) AND (d_error IS MP) AND (i_error IS MP) THEN (u_out IS MP)&#10; IF (error IS MM) AND (d_error IS BP) AND (i_error IS MP) THEN (u_out IS BP)&#10; IF (error IS SM) AND (d_error IS BM) AND (i_error IS MM) THEN (u_out IS BM)&#10; IF (error IS SM) AND (d_error IS MM) AND (i_error IS MM) THEN (u_out IS BM)&#10; IF (error IS SM) AND (d_error IS SM) AND (i_error IS MM) THEN (u_out IS BM)&#10; IF (error IS SM) AND (d_error IS Z) AND (i_error IS MM) THEN (u_out IS BM)&#10; IF (error IS SM) AND (d_error IS SP) AND (i_error IS MM) THEN (u_out IS MM)&#10; IF (error IS SM) AND (d_error IS MP) AND (i_error IS MM) THEN (u_out IS SM)&#10; IF (error IS SM) AND (d_error IS BP) AND (i_error IS MM) THEN (u_out IS Z)&#10; IF (error IS SM) AND (d_error IS BM) AND (i_error IS MP) THEN (u_out IS MM)&#10; IF (error IS SM) AND (d_error IS MM) AND (i_error IS MP) THEN (u_out IS SM)&#10; IF (error IS SM) AND (d_error IS SM) AND (i_error IS MP) THEN (u_out IS Z)&#10; IF (error IS SM) AND (d_error IS Z) AND (i_error IS MP) THEN (u_out IS SP)&#10; IF (error IS SM) AND (d_error IS SP) AND (i_error IS MP) THEN (u_out IS MP)&#10; IF (error IS SM) AND (d_error IS MP) AND (i_error IS MP) THEN (u_out IS BP)&#10; IF (error IS SM) AND (d_error IS BP) AND (i_error IS MP) THEN (u_out IS BP)&#10; IF (error IS Z) AND (d_error IS BM) AND (i_error IS MM) THEN (u_out IS BM)&#10; IF (error IS Z) AND (d_error IS MM) AND (i_error IS MM) THEN (u_out IS BM)&#10; IF (error IS Z) AND (d_error IS SM) AND (i_error IS MM) THEN (u_out IS BM)&#10; IF (error IS Z) AND (d_error IS Z) AND (i_error IS MM) THEN (u_out IS MM)&#10; IF (error IS Z) AND (d_error IS SP) AND (i_error IS MM) THEN (u_out IS SM)&#10; IF (error IS Z) AND (d_error IS MP) AND (i_error IS MM) THEN (u_out IS Z)&#10; IF (error IS Z) AND (d_error IS BP) AND (i_error IS MM) THEN (u_out IS SP)&#10; IF (error IS Z) AND (d_error IS BM) AND (i_error IS MP) THEN (u_out IS SM)&#10; IF (error IS Z) AND (d_error IS MM) AND (i_error IS MP) THEN (u_out IS Z)&#10; IF (error IS Z) AND (d_error IS SM) AND (i_error IS MP) THEN (u_out IS SP)&#10; IF (error IS Z) AND (d_error IS Z) AND (i_error IS MP) THEN (u_out IS MP)&#10; IF (error IS Z) AND (d_error IS SP) AND (i_error IS MP) THEN (u_out IS BP)&#10; IF (error IS Z) AND (d_error IS MP) AND (i_error IS MP) THEN (u_out IS BP)&#10; IF (error IS Z) AND (d_error IS BP) AND (i_error IS MP) THEN (u_out IS BP)&#10; IF (error IS SP) AND (d_error IS BM) AND (i_error IS MM) THEN (u_out IS BM)&#10; IF (error IS SP) AND (d_error IS MM) AND (i_error IS MM) THEN (u_out IS BM)&#10; IF (error IS SP) AND (d_error IS SM) AND (i_error IS MM) THEN (u_out IS MM)&#10; IF (error IS SP) AND (d_error IS Z) AND (i_error IS MM) THEN (u_out IS SM)&#10; IF (error IS SP) AND (d_error IS SP) AND (i_error IS MM) THEN (u_out IS Z)&#10; IF (error IS SP) AND (d_error IS MP) AND (i_error IS MM) THEN (u_out IS SP)&#10; IF (error IS SP) AND (d_error IS BP) AND (i_error IS MM) THEN (u_out IS MP)&#10; IF (error IS SP) AND (d_error IS BM) AND (i_error IS MP) THEN (u_out IS Z)&#10; IF (error IS SP) AND (d_error IS MM) AND (i_error IS MP) THEN (u_out IS SP)&#10; IF (error IS SP) AND (d_error IS SM) AND (i_error IS MP) THEN (u_out IS MP)&#10; IF (error IS SP) AND (d_error IS Z) AND (i_error IS MP) THEN (u_out IS BP)&#10; IF (error IS SP) AND (d_error IS SP) AND (i_error IS MP) THEN (u_out IS BP)&#10; IF (error IS SP) AND (d_error IS MP) AND (i_error IS MP) THEN (u_out IS BP)&#10; IF (error IS SP) AND (d_error IS BP) AND (i_error IS MP) THEN (u_out IS BP)&#10; IF (error IS MP) AND (d_error IS BM) AND (i_error IS MM) THEN (u_out IS BM)&#10; IF (error IS MP) AND (d_error IS MM) AND (i_error IS MM) THEN (u_out IS MM)&#10; IF (error IS MP) AND (d_error IS SM) AND (i_error IS MM) THEN (u_out IS SM)&#10; IF (error IS MP) AND (d_error IS Z) AND (i_error IS MM) THEN (u_out IS Z)&#10; IF (error IS MP) AND (d_error IS SP) AND (i_error IS MM) THEN (u_out IS SP)&#10; IF (error IS MP) AND (d_error IS MP) AND (i_error IS MM) THEN (u_out IS MP)&#10; IF (error IS MP) AND (d_error IS BP) AND (i_error IS MM) THEN (u_out IS BP)&#10; IF (error IS MP) AND (d_error IS BM) AND (i_error IS MP) THEN (u_out IS SP)&#10; IF (error IS MP) AND (d_error IS MM) AND (i_error IS MP) THEN (u_out IS MP)&#10; IF (error IS MP) AND (d_error IS SM) AND (i_error IS MP) THEN (u_out IS BP)&#10; IF (error IS MP) AND (d_error IS Z) AND (i_error IS MP) THEN (u_out IS BP)&#10; IF (error IS MP) AND (d_error IS SP) AND (i_error IS MP) THEN (u_out IS BP)&#10; IF (error IS MP) AND (d_error IS MP) AND (i_error IS MP) THEN (u_out IS BP)&#10; IF (error IS MP) AND (d_error IS BP) AND (i_error IS MP) THEN (u_out IS BP)&#10; IF (error IS BP) AND (d_error IS BM) AND (i_error IS MM) THEN (u_out IS MM)&#10; IF (error IS BP) AND (d_error IS MM) AND (i_error IS MM) THEN (u_out IS SM)&#10; IF (error IS BP) AND (d_error IS SM) AND (i_error IS MM) THEN (u_out IS Z)&#10; IF (error IS BP) AND (d_error IS Z) AND (i_error IS MM) THEN (u_out IS SP)&#10; IF (error IS BP) AND (d_error IS SP) AND (i_error IS MM) THEN (u_out IS MP)&#10; IF (error IS BP) AND (d_error IS MP) AND (i_error IS MM) THEN (u_out IS BP)&#10; IF (error IS BP) AND (d_error IS BP) AND (i_error IS MM) THEN (u_out IS BP)&#10; IF (error IS BP) AND (d_error IS BM) AND (i_error IS MP) THEN (u_out IS MP)&#10; IF (error IS BP) AND (d_error IS MM) AND (i_error IS MP) THEN (u_out IS BP)&#10; IF (error IS BP) AND (d_error IS SM) AND (i_error IS MP) THEN (u_out IS BP)&#10; IF (error IS BP) AND (d_error IS Z) AND (i_error IS MP) THEN (u_out IS BP)&#10; IF (error IS BP) AND (d_error IS SP) AND (i_error IS MP) THEN (u_out IS BP)&#10; IF (error IS BP) AND (d_error IS MP) AND (i_error IS MP) THEN (u_out IS BP)&#10; IF (error IS BP) AND (d_error IS BP) AND (i_error IS MP) THEN (u_out IS BP)&#10; IF (error IS BM) AND (d_error IS BM) AND (i_error IS BM) THEN (u_out IS BM)&#10; IF (error IS BM) AND (d_error IS MM) AND (i_error IS BM) THEN (u_out IS BM)&#10; IF (error IS BM) AND (d_error IS SM) AND (i_error IS BM) THEN (u_out IS BM)&#10; IF (error IS BM) AND (d_error IS Z) AND (i_error IS BM) THEN (u_out IS BM)&#10; IF (error IS BM) AND (d_error IS SP) AND (i_error IS BM) THEN (u_out IS BM)&#10; IF (error IS BM) AND (d_error IS MP) AND (i_error IS BM) THEN (u_out IS BM)&#10; IF (error IS BM) AND (d_error IS BP) AND (i_error IS BM) THEN (u_out IS BM)&#10; IF (error IS BM) AND (d_error IS BM) AND (i_error IS BP) THEN (u_out IS BM)&#10; IF (error IS BM) AND (d_error IS MM) AND (i_error IS BP) THEN (u_out IS MM)&#10; IF (error IS BM) AND (d_error IS SM) AND (i_error IS BP) THEN (u_out IS SM)&#10; IF (error IS BM) AND (d_error IS Z) AND (i_error IS BP) THEN (u_out IS Z)&#10; IF (error IS BM) AND (d_error IS SP) AND (i_error IS BP) THEN (u_out IS SP)&#10; IF (error IS BM) AND (d_error IS MP) AND (i_error IS BP) THEN (u_out IS MP)&#10; IF (error IS BM) AND (d_error IS BP) AND (i_error IS BP) THEN (u_out IS BP)&#10; IF (error IS MM) AND (d_error IS BM) AND (i_error IS BM) THEN (u_out IS BM)&#10; IF (error IS MM) AND (d_error IS MM) AND (i_error IS BM) THEN (u_out IS BM)&#10; IF (error IS MM) AND (d_error IS SM) AND (i_error IS BM) THEN (u_out IS BM)&#10; IF (error IS MM) AND (d_error IS Z) AND (i_error IS BM) THEN (u_out IS BM)&#10; IF (error IS MM) AND (d_error IS SP) AND (i_error IS BM) THEN (u_out IS BM)&#10; IF (error IS MM) AND (d_error IS MP) AND (i_error IS BM) THEN (u_out IS BM)&#10; IF (error IS MM) AND (d_error IS BP) AND (i_error IS BM) THEN (u_out IS MM)&#10; IF (error IS MM) AND (d_error IS BM) AND (i_error IS BP) THEN (u_out IS MM)&#10; IF (error IS MM) AND (d_error IS MM) AND (i_error IS BP) THEN (u_out IS SM)&#10; IF (error IS MM) AND (d_error IS SM) AND (i_error IS BP) THEN (u_out IS Z)&#10; IF (error IS MM) AND (d_error IS Z) AND (i_error IS BP) THEN (u_out IS SP)&#10; IF (error IS MM) AND (d_error IS SP) AND (i_error IS BP) THEN (u_out IS MP)&#10; IF (error IS MM) AND (d_error IS MP) AND (i_error IS BP) THEN (u_out IS BP)&#10; IF (error IS MM) AND (d_error IS BP) AND (i_error IS BP) THEN (u_out IS BP)&#10; IF (error IS SM) AND (d_error IS BM) AND (i_error IS BM) THEN (u_out IS BM)&#10; IF (error IS SM) AND (d_error IS MM) AND (i_error IS BM) THEN (u_out IS BM)&#10; IF (error IS SM) AND (d_error IS SM) AND (i_error IS BM) THEN (u_out IS BM)&#10; IF (error IS SM) AND (d_error IS Z) AND (i_error IS BM) THEN (u_out IS BM)&#10; IF (error IS SM) AND (d_error IS SP) AND (i_error IS BM) THEN (u_out IS BM)&#10; IF (error IS SM) AND (d_error IS MP) AND (i_error IS BM) THEN (u_out IS MM)&#10; IF (error IS SM) AND (d_error IS BP) AND (i_error IS BM) THEN (u_out IS SM)&#10; IF (error IS SM) AND (d_error IS BM) AND (i_error IS BP) THEN (u_out IS SM)&#10; IF (error IS SM) AND (d_error IS MM) AND (i_error IS BP) THEN (u_out IS Z)&#10; IF (error IS SM) AND (d_error IS SM) AND (i_error IS BP) THEN (u_out IS SP)&#10; IF (error IS SM) AND (d_error IS Z) AND (i_error IS BP) THEN (u_out IS MP)&#10; IF (error IS SM) AND (d_error IS SP) AND (i_error IS BP) THEN (u_out IS BP)&#10; IF (error IS SM) AND (d_error IS MP) AND (i_error IS BP) THEN (u_out IS BP)&#10; IF (error IS SM) AND (d_error IS BP) AND (i_error IS BP) THEN (u_out IS BP)&#10; IF (error IS Z) AND (d_error IS BM) AND (i_error IS BM) THEN (u_out IS BM)&#10; IF (error IS Z) AND (d_error IS MM) AND (i_error IS BM) THEN (u_out IS BM)&#10; IF (error IS Z) AND (d_error IS SM) AND (i_error IS BM) THEN (u_out IS BM)&#10; IF (error IS Z) AND (d_error IS Z) AND (i_error IS BM) THEN (u_out IS BM)&#10; IF (error IS Z) AND (d_error IS SP) AND (i_error IS BM) THEN (u_out IS MM)&#10; IF (error IS Z) AND (d_error IS MP) AND (i_error IS BM) THEN (u_out IS SM)&#10; IF (error IS Z) AND (d_error IS BP) AND (i_error IS BM) THEN (u_out IS Z)&#10; IF (error IS Z) AND (d_error IS BM) AND (i_error IS BP) THEN (u_out IS Z)&#10; IF (error IS Z) AND (d_error IS MM) AND (i_error IS BP) THEN (u_out IS SP)&#10; IF (error IS Z) AND (d_error IS SM) AND (i_error IS BP) THEN (u_out IS MP)&#10; IF (error IS Z) AND (d_error IS Z) AND (i_error IS BP) THEN (u_out IS BP)&#10; IF (error IS Z) AND (d_error IS SP) AND (i_error IS BP) THEN (u_out IS BP)&#10; IF (error IS Z) AND (d_error IS MP) AND (i_error IS BP) THEN (u_out IS BP)&#10; IF (error IS Z) AND (d_error IS BP) AND (i_error IS BP) THEN (u_out IS BP)&#10; IF (error IS SP) AND (d_error IS BM) AND (i_error IS BM) THEN (u_out IS BM)&#10; IF (error IS SP) AND (d_error IS MM) AND (i_error IS BM) THEN (u_out IS BM)&#10; IF (error IS SP) AND (d_error IS SM) AND (i_error IS BM) THEN (u_out IS BM)&#10; IF (error IS SP) AND (d_error IS Z) AND (i_error IS BM) THEN (u_out IS MM)&#10; IF (error IS SP) AND (d_error IS SP) AND (i_error IS BM) THEN (u_out IS SM)&#10; IF (error IS SP) AND (d_error IS MP) AND (i_error IS BM) THEN (u_out IS Z)&#10; IF (error IS SP) AND (d_error IS BP) AND (i_error IS BM) THEN (u_out IS SP)&#10; IF (error IS SP) AND (d_error IS BM) AND (i_error IS BP) THEN (u_out IS SP)&#10; IF (error IS SP) AND (d_error IS MM) AND (i_error IS BP) THEN (u_out IS MP)&#10; IF (error IS SP) AND (d_error IS SM) AND (i_error IS BP) THEN (u_out IS BP)&#10; IF (error IS SP) AND (d_error IS Z) AND (i_error IS BP) THEN (u_out IS BP)&#10; IF (error IS SP) AND (d_error IS SP) AND (i_error IS BP) THEN (u_out IS BP)&#10; IF (error IS SP) AND (d_error IS MP) AND (i_error IS BP) THEN (u_out IS BP)&#10; IF (error IS SP) AND (d_error IS BP) AND (i_error IS BP) THEN (u_out IS BP)&#10; IF (error IS MP) AND (d_error IS BM) AND (i_error IS BM) THEN (u_out IS BM)&#10; IF (error IS MP) AND (d_error IS MM) AND (i_error IS BM) THEN (u_out IS BM)&#10; IF (error IS MP) AND (d_error IS SM) AND (i_error IS BM) THEN (u_out IS MM)&#10; IF (error IS MP) AND (d_error IS Z) AND (i_error IS BM) THEN (u_out IS SM)&#10; IF (error IS MP) AND (d_error IS SP) AND (i_error IS BM) THEN (u_out IS Z)&#10; IF (error IS MP) AND (d_error IS MP) AND (i_error IS BM) THEN (u_out IS SP)&#10; IF (error IS MP) AND (d_error IS BP) AND (i_error IS BM) THEN (u_out IS MP)&#10; IF (error IS MP) AND (d_error IS BM) AND (i_error IS BP) THEN (u_out IS MP)&#10; IF (error IS MP) AND (d_error IS MM) AND (i_error IS BP) THEN (u_out IS BP)&#10; IF (error IS MP) AND (d_error IS SM) AND (i_error IS BP) THEN (u_out IS BP)&#10; IF (error IS MP) AND (d_error IS Z) AND (i_error IS BP) THEN (u_out IS BP)&#10; IF (error IS MP) AND (d_error IS SP) AND (i_error IS BP) THEN (u_out IS BP)&#10; IF (error IS MP) AND (d_error IS MP) AND (i_error IS BP) THEN (u_out IS BP)&#10; IF (error IS MP) AND (d_error IS BP) AND (i_error IS BP) THEN (u_out IS BP)&#10; IF (error IS BP) AND (d_error IS BM) AND (i_error IS BM) THEN (u_out IS BM)&#10; IF (error IS BP) AND (d_error IS MM) AND (i_error IS BM) THEN (u_out IS MM)&#10; IF (error IS BP) AND (d_error IS SM) AND (i_error IS BM) THEN (u_out IS SM)&#10; IF (error IS BP) AND (d_error IS Z) AND (i_error IS BM) THEN (u_out IS Z)&#10; IF (error IS BP) AND (d_error IS SP) AND (i_error IS BM) THEN (u_out IS SP)&#10; IF (error IS BP) AND (d_error IS MP) AND (i_error IS BM) THEN (u_out IS MP)&#10; IF (error IS BP) AND (d_error IS BP) AND (i_error IS BM) THEN (u_out IS BP)&#10; IF (error IS BP) AND (d_error IS BM) AND (i_error IS BP) THEN (u_out IS BP)&#10; IF (error IS BP) AND (d_error IS MM) AND (i_error IS BP) THEN (u_out IS BP)&#10; IF (error IS BP) AND (d_error IS SM) AND (i_error IS BP) THEN (u_out IS BP)&#10; IF (error IS BP) AND (d_error IS Z) AND (i_error IS BP) THEN (u_out IS BP)&#10; IF (error IS BP) AND (d_error IS SP) AND (i_error IS BP) THEN (u_out IS BP)&#10; IF (error IS BP) AND (d_error IS MP) AND (i_error IS BP) THEN (u_out IS BP)&#10; IF (error IS BP) AND (d_error IS BP) AND (i_error IS BP) THEN (u_out IS BP)" calcext:value-type="string">
            <text:p> IF (error IS BM) AND (d_error IS BM) AND (i_error IS Z) THEN (u_out IS BM)</text:p>
            <text:p> IF (error IS BM) AND (d_error IS MM) AND (i_error IS Z) THEN (u_out IS BM)</text:p>
            <text:p> IF (error IS BM) AND (d_error IS SM) AND (i_error IS Z) THEN (u_out IS BM)</text:p>
            <text:p> IF (error IS BM) AND (d_error IS Z) AND (i_error IS Z) THEN (u_out IS BM)</text:p>
            <text:p> IF (error IS BM) AND (d_error IS SP) AND (i_error IS Z) THEN (u_out IS MM)</text:p>
            <text:p> IF (error IS BM) AND (d_error IS MP) AND (i_error IS Z) THEN (u_out IS SM)</text:p>
            <text:p> IF (error IS BM) AND (d_error IS BP) AND (i_error IS Z) THEN (u_out IS Z)</text:p>
            <text:p> IF (error IS MM) AND (d_error IS BM) AND (i_error IS Z) THEN (u_out IS BM)</text:p>
            <text:p> IF (error IS MM) AND (d_error IS MM) AND (i_error IS Z) THEN (u_out IS BM)</text:p>
            <text:p> IF (error IS MM) AND (d_error IS SM) AND (i_error IS Z) THEN (u_out IS BM)</text:p>
            <text:p> IF (error IS MM) AND (d_error IS Z) AND (i_error IS Z) THEN (u_out IS MM)</text:p>
            <text:p> IF (error IS MM) AND (d_error IS SP) AND (i_error IS Z) THEN (u_out IS SM)</text:p>
            <text:p> IF (error IS MM) AND (d_error IS MP) AND (i_error IS Z) THEN (u_out IS Z)</text:p>
            <text:p> IF (error IS MM) AND (d_error IS BP) AND (i_error IS Z) THEN (u_out IS SP)</text:p>
            <text:p> IF (error IS SM) AND (d_error IS BM) AND (i_error IS Z) THEN (u_out IS BM)</text:p>
            <text:p> IF (error IS SM) AND (d_error IS MM) AND (i_error IS Z) THEN (u_out IS BM)</text:p>
            <text:p> IF (error IS SM) AND (d_error IS SM) AND (i_error IS Z) THEN (u_out IS MM)</text:p>
            <text:p> IF (error IS SM) AND (d_error IS Z) AND (i_error IS Z) THEN (u_out IS SM)</text:p>
            <text:p> IF (error IS SM) AND (d_error IS SP) AND (i_error IS Z) THEN (u_out IS Z)</text:p>
            <text:p> IF (error IS SM) AND (d_error IS MP) AND (i_error IS Z) THEN (u_out IS SP)</text:p>
            <text:p> IF (error IS SM) AND (d_error IS BP) AND (i_error IS Z) THEN (u_out IS MP)</text:p>
            <text:p> IF (error IS Z) AND (d_error IS BM) AND (i_error IS Z) THEN (u_out IS BM)</text:p>
            <text:p> IF (error IS Z) AND (d_error IS MM) AND (i_error IS Z) THEN (u_out IS MM)</text:p>
            <text:p> IF (error IS Z) AND (d_error IS SM) AND (i_error IS Z) THEN (u_out IS SM)</text:p>
            <text:p> IF (error IS Z) AND (d_error IS Z) AND (i_error IS Z) THEN (u_out IS Z)</text:p>
            <text:p> IF (error IS Z) AND (d_error IS SP) AND (i_error IS Z) THEN (u_out IS SP)</text:p>
            <text:p> IF (error IS Z) AND (d_error IS MP) AND (i_error IS Z) THEN (u_out IS MP)</text:p>
            <text:p> IF (error IS Z) AND (d_error IS BP) AND (i_error IS Z) THEN (u_out IS BP)</text:p>
            <text:p> IF (error IS SP) AND (d_error IS BM) AND (i_error IS Z) THEN (u_out IS MM)</text:p>
            <text:p> IF (error IS SP) AND (d_error IS MM) AND (i_error IS Z) THEN (u_out IS SM)</text:p>
            <text:p> IF (error IS SP) AND (d_error IS SM) AND (i_error IS Z) THEN (u_out IS Z)</text:p>
            <text:p> IF (error IS SP) AND (d_error IS Z) AND (i_error IS Z) THEN (u_out IS SP)</text:p>
            <text:p> IF (error IS SP) AND (d_error IS SP) AND (i_error IS Z) THEN (u_out IS MP)</text:p>
            <text:p> IF (error IS SP) AND (d_error IS MP) AND (i_error IS Z) THEN (u_out IS BP)</text:p>
            <text:p> IF (error IS SP) AND (d_error IS BP) AND (i_error IS Z) THEN (u_out IS BP)</text:p>
            <text:p> IF (error IS MP) AND (d_error IS BM) AND (i_error IS Z) THEN (u_out IS SM)</text:p>
            <text:p> IF (error IS MP) AND (d_error IS MM) AND (i_error IS Z) THEN (u_out IS Z)</text:p>
            <text:p> IF (error IS MP) AND (d_error IS SM) AND (i_error IS Z) THEN (u_out IS SP)</text:p>
            <text:p> IF (error IS MP) AND (d_error IS Z) AND (i_error IS Z) THEN (u_out IS MP)</text:p>
            <text:p> IF (error IS MP) AND (d_error IS SP) AND (i_error IS Z) THEN (u_out IS BP)</text:p>
            <text:p> IF (error IS MP) AND (d_error IS MP) AND (i_error IS Z) THEN (u_out IS BP)</text:p>
            <text:p> IF (error IS MP) AND (d_error IS BP) AND (i_error IS Z) THEN (u_out IS BP)</text:p>
            <text:p> IF (error IS BP) AND (d_error IS BM) AND (i_error IS Z) THEN (u_out IS Z)</text:p>
            <text:p> IF (error IS BP) AND (d_error IS MM) AND (i_error IS Z) THEN (u_out IS SP)</text:p>
            <text:p> IF (error IS BP) AND (d_error IS SM) AND (i_error IS Z) THEN (u_out IS MP)</text:p>
            <text:p> IF (error IS BP) AND (d_error IS Z) AND (i_error IS Z) THEN (u_out IS BP)</text:p>
            <text:p> IF (error IS BP) AND (d_error IS SP) AND (i_error IS Z) THEN (u_out IS BP)</text:p>
            <text:p> IF (error IS BP) AND (d_error IS MP) AND (i_error IS Z) THEN (u_out IS BP)</text:p>
            <text:p> IF (error IS BP) AND (d_error IS BP) AND (i_error IS Z) THEN (u_out IS BP)</text:p>
            <text:p> IF (error IS BM) AND (d_error IS BM) AND (i_error IS SM) THEN (u_out IS BM)</text:p>
            <text:p> IF (error IS BM) AND (d_error IS MM) AND (i_error IS SM) THEN (u_out IS BM)</text:p>
            <text:p> IF (error IS BM) AND (d_error IS SM) AND (i_error IS SM) THEN (u_out IS BM)</text:p>
            <text:p> IF (error IS BM) AND (d_error IS Z) AND (i_error IS SM) THEN (u_out IS BM)</text:p>
            <text:p> IF (error IS BM) AND (d_error IS SP) AND (i_error IS SM) THEN (u_out IS BM)</text:p>
            <text:p> IF (error IS BM) AND (d_error IS MP) AND (i_error IS SM) THEN (u_out IS MM)</text:p>
            <text:p> IF (error IS BM) AND (d_error IS BP) AND (i_error IS SM) THEN (u_out IS SM)</text:p>
            <text:p> IF (error IS BM) AND (d_error IS BM) AND (i_error IS SP) THEN (u_out IS BM)</text:p>
            <text:p> IF (error IS BM) AND (d_error IS MM) AND (i_error IS SP) THEN (u_out IS BM)</text:p>
            <text:p> IF (error IS BM) AND (d_error IS SM) AND (i_error IS SP) THEN (u_out IS BM)</text:p>
            <text:p> IF (error IS BM) AND (d_error IS Z) AND (i_error IS SP) THEN (u_out IS MM)</text:p>
            <text:p> IF (error IS BM) AND (d_error IS SP) AND (i_error IS SP) THEN (u_out IS SM)</text:p>
            <text:p> IF (error IS BM) AND (d_error IS MP) AND (i_error IS SP) THEN (u_out IS Z)</text:p>
            <text:p> IF (error IS BM) AND (d_error IS BP) AND (i_error IS SP) THEN (u_out IS SP)</text:p>
            <text:p> IF (error IS MM) AND (d_error IS BM) AND (i_error IS SM) THEN (u_out IS BM)</text:p>
            <text:p> IF (error IS MM) AND (d_error IS MM) AND (i_error IS SM) THEN (u_out IS BM)</text:p>
            <text:p> IF (error IS MM) AND (d_error IS SM) AND (i_error IS SM) THEN (u_out IS BM)</text:p>
            <text:p> IF (error IS MM) AND (d_error IS Z) AND (i_error IS SM) THEN (u_out IS BM)</text:p>
            <text:p> IF (error IS MM) AND (d_error IS SP) AND (i_error IS SM) THEN (u_out IS MM)</text:p>
            <text:p> IF (error IS MM) AND (d_error IS MP) AND (i_error IS SM) THEN (u_out IS SM)</text:p>
            <text:p> IF (error IS MM) AND (d_error IS BP) AND (i_error IS SM) THEN (u_out IS Z)</text:p>
            <text:p> IF (error IS MM) AND (d_error IS BM) AND (i_error IS SP) THEN (u_out IS BM)</text:p>
            <text:p> IF (error IS MM) AND (d_error IS MM) AND (i_error IS SP) THEN (u_out IS BM)</text:p>
            <text:p> IF (error IS MM) AND (d_error IS SM) AND (i_error IS SP) THEN (u_out IS MM)</text:p>
            <text:p> IF (error IS MM) AND (d_error IS Z) AND (i_error IS SP) THEN (u_out IS SM)</text:p>
            <text:p> IF (error IS MM) AND (d_error IS SP) AND (i_error IS SP) THEN (u_out IS Z)</text:p>
            <text:p> IF (error IS MM) AND (d_error IS MP) AND (i_error IS SP) THEN (u_out IS SP)</text:p>
            <text:p> IF (error IS MM) AND (d_error IS BP) AND (i_error IS SP) THEN (u_out IS MP)</text:p>
            <text:p> IF (error IS SM) AND (d_error IS BM) AND (i_error IS SM) THEN (u_out IS BM)</text:p>
            <text:p> IF (error IS SM) AND (d_error IS MM) AND (i_error IS SM) THEN (u_out IS BM)</text:p>
            <text:p> IF (error IS SM) AND (d_error IS SM) AND (i_error IS SM) THEN (u_out IS BM)</text:p>
            <text:p> IF (error IS SM) AND (d_error IS Z) AND (i_error IS SM) THEN (u_out IS MM)</text:p>
            <text:p> IF (error IS SM) AND (d_error IS SP) AND (i_error IS SM) THEN (u_out IS SM)</text:p>
            <text:p> IF (error IS SM) AND (d_error IS MP) AND (i_error IS SM) THEN (u_out IS Z)</text:p>
            <text:p> IF (error IS SM) AND (d_error IS BP) AND (i_error IS SM) THEN (u_out IS SP)</text:p>
            <text:p> IF (error IS SM) AND (d_error IS BM) AND (i_error IS SP) THEN (u_out IS BM)</text:p>
            <text:p> IF (error IS SM) AND (d_error IS MM) AND (i_error IS SP) THEN (u_out IS MM)</text:p>
            <text:p> IF (error IS SM) AND (d_error IS SM) AND (i_error IS SP) THEN (u_out IS SM)</text:p>
            <text:p> IF (error IS SM) AND (d_error IS Z) AND (i_error IS SP) THEN (u_out IS Z)</text:p>
            <text:p> IF (error IS SM) AND (d_error IS SP) AND (i_error IS SP) THEN (u_out IS SP)</text:p>
            <text:p> IF (error IS SM) AND (d_error IS MP) AND (i_error IS SP) THEN (u_out IS MP)</text:p>
            <text:p> IF (error IS SM) AND (d_error IS BP) AND (i_error IS SP) THEN (u_out IS BP)</text:p>
            <text:p> IF (error IS Z) AND (d_error IS BM) AND (i_error IS SM) THEN (u_out IS BM)</text:p>
            <text:p> IF (error IS Z) AND (d_error IS MM) AND (i_error IS SM) THEN (u_out IS BM)</text:p>
            <text:p> IF (error IS Z) AND (d_error IS SM) AND (i_error IS SM) THEN (u_out IS MM)</text:p>
            <text:p> IF (error IS Z) AND (d_error IS Z) AND (i_error IS SM) THEN (u_out IS SM)</text:p>
            <text:p> IF (error IS Z) AND (d_error IS SP) AND (i_error IS SM) THEN (u_out IS Z)</text:p>
            <text:p> IF (error IS Z) AND (d_error IS MP) AND (i_error IS SM) THEN (u_out IS SP)</text:p>
            <text:p> IF (error IS Z) AND (d_error IS BP) AND (i_error IS SM) THEN (u_out IS MP)</text:p>
            <text:p> IF (error IS Z) AND (d_error IS BM) AND (i_error IS SP) THEN (u_out IS MM)</text:p>
            <text:p> IF (error IS Z) AND (d_error IS MM) AND (i_error IS SP) THEN (u_out IS SM)</text:p>
            <text:p> IF (error IS Z) AND (d_error IS SM) AND (i_error IS SP) THEN (u_out IS Z)</text:p>
            <text:p> IF (error IS Z) AND (d_error IS Z) AND (i_error IS SP) THEN (u_out IS SP)</text:p>
            <text:p> IF (error IS Z) AND (d_error IS SP) AND (i_error IS SP) THEN (u_out IS MP)</text:p>
            <text:p> IF (error IS Z) AND (d_error IS MP) AND (i_error IS SP) THEN (u_out IS BP)</text:p>
            <text:p> IF (error IS Z) AND (d_error IS BP) AND (i_error IS SP) THEN (u_out IS BP)</text:p>
            <text:p> IF (error IS SP) AND (d_error IS BM) AND (i_error IS SM) THEN (u_out IS BM)</text:p>
            <text:p> IF (error IS SP) AND (d_error IS MM) AND (i_error IS SM) THEN (u_out IS MM)</text:p>
            <text:p> IF (error IS SP) AND (d_error IS SM) AND (i_error IS SM) THEN (u_out IS SM)</text:p>
            <text:p> IF (error IS SP) AND (d_error IS Z) AND (i_error IS SM) THEN (u_out IS Z)</text:p>
            <text:p> IF (error IS SP) AND (d_error IS SP) AND (i_error IS SM) THEN (u_out IS SP)</text:p>
            <text:p> IF (error IS SP) AND (d_error IS MP) AND (i_error IS SM) THEN (u_out IS MP)</text:p>
            <text:p> IF (error IS SP) AND (d_error IS BP) AND (i_error IS SM) THEN (u_out IS BP)</text:p>
            <text:p> IF (error IS SP) AND (d_error IS BM) AND (i_error IS SP) THEN (u_out IS SM)</text:p>
            <text:p> IF (error IS SP) AND (d_error IS MM) AND (i_error IS SP) THEN (u_out IS Z)</text:p>
            <text:p> IF (error IS SP) AND (d_error IS SM) AND (i_error IS SP) THEN (u_out IS SP)</text:p>
            <text:p> IF (error IS SP) AND (d_error IS Z) AND (i_error IS SP) THEN (u_out IS MP)</text:p>
            <text:p> IF (error IS SP) AND (d_error IS SP) AND (i_error IS SP) THEN (u_out IS BP)</text:p>
            <text:p> IF (error IS SP) AND (d_error IS MP) AND (i_error IS SP) THEN (u_out IS BP)</text:p>
            <text:p> IF (error IS SP) AND (d_error IS BP) AND (i_error IS SP) THEN (u_out IS BP)</text:p>
            <text:p> IF (error IS MP) AND (d_error IS BM) AND (i_error IS SM) THEN (u_out IS MM)</text:p>
            <text:p> IF (error IS MP) AND (d_error IS MM) AND (i_error IS SM) THEN (u_out IS SM)</text:p>
            <text:p> IF (error IS MP) AND (d_error IS SM) AND (i_error IS SM) THEN (u_out IS Z)</text:p>
            <text:p> IF (error IS MP) AND (d_error IS Z) AND (i_error IS SM) THEN (u_out IS SP)</text:p>
            <text:p> IF (error IS MP) AND (d_error IS SP) AND (i_error IS SM) THEN (u_out IS MP)</text:p>
            <text:p> IF (error IS MP) AND (d_error IS MP) AND (i_error IS SM) THEN (u_out IS BP)</text:p>
            <text:p> IF (error IS MP) AND (d_error IS BP) AND (i_error IS SM) THEN (u_out IS BP)</text:p>
            <text:p> IF (error IS MP) AND (d_error IS BM) AND (i_error IS SP) THEN (u_out IS Z)</text:p>
            <text:p> IF (error IS MP) AND (d_error IS MM) AND (i_error IS SP) THEN (u_out IS SP)</text:p>
            <text:p> IF (error IS MP) AND (d_error IS SM) AND (i_error IS SP) THEN (u_out IS MP)</text:p>
            <text:p> IF (error IS MP) AND (d_error IS Z) AND (i_error IS SP) THEN (u_out IS BP)</text:p>
            <text:p> IF (error IS MP) AND (d_error IS SP) AND (i_error IS SP) THEN (u_out IS BP)</text:p>
            <text:p> IF (error IS MP) AND (d_error IS MP) AND (i_error IS SP) THEN (u_out IS BP)</text:p>
            <text:p> IF (error IS MP) AND (d_error IS BP) AND (i_error IS SP) THEN (u_out IS BP)</text:p>
            <text:p> IF (error IS BP) AND (d_error IS BM) AND (i_error IS SM) THEN (u_out IS SM)</text:p>
            <text:p> IF (error IS BP) AND (d_error IS MM) AND (i_error IS SM) THEN (u_out IS Z)</text:p>
            <text:p> IF (error IS BP) AND (d_error IS SM) AND (i_error IS SM) THEN (u_out IS SP)</text:p>
            <text:p> IF (error IS BP) AND (d_error IS Z) AND (i_error IS SM) THEN (u_out IS MP)</text:p>
            <text:p> IF (error IS BP) AND (d_error IS SP) AND (i_error IS SM) THEN (u_out IS BP)</text:p>
            <text:p> IF (error IS BP) AND (d_error IS MP) AND (i_error IS SM) THEN (u_out IS BP)</text:p>
            <text:p> IF (error IS BP) AND (d_error IS BP) AND (i_error IS SM) THEN (u_out IS BP)</text:p>
            <text:p> IF (error IS BP) AND (d_error IS BM) AND (i_error IS SP) THEN (u_out IS SP)</text:p>
            <text:p> IF (error IS BP) AND (d_error IS MM) AND (i_error IS SP) THEN (u_out IS MP)</text:p>
            <text:p> IF (error IS BP) AND (d_error IS SM) AND (i_error IS SP) THEN (u_out IS BP)</text:p>
            <text:p> IF (error IS BP) AND (d_error IS Z) AND (i_error IS SP) THEN (u_out IS BP)</text:p>
            <text:p> IF (error IS BP) AND (d_error IS SP) AND (i_error IS SP) THEN (u_out IS BP)</text:p>
            <text:p> IF (error IS BP) AND (d_error IS MP) AND (i_error IS SP) THEN (u_out IS BP)</text:p>
            <text:p> IF (error IS BP) AND (d_error IS BP) AND (i_error IS SP) THEN (u_out IS BP)</text:p>
            <text:p> IF (error IS BM) AND (d_error IS BM) AND (i_error IS MM) THEN (u_out IS BM)</text:p>
            <text:p> IF (error IS BM) AND (d_error IS MM) AND (i_error IS MM) THEN (u_out IS BM)</text:p>
            <text:p> IF (error IS BM) AND (d_error IS SM) AND (i_error IS MM) THEN (u_out IS BM)</text:p>
            <text:p> IF (error IS BM) AND (d_error IS Z) AND (i_error IS MM) THEN (u_out IS BM)</text:p>
            <text:p> IF (error IS BM) AND (d_error IS SP) AND (i_error IS MM) THEN (u_out IS BM)</text:p>
            <text:p> IF (error IS BM) AND (d_error IS MP) AND (i_error IS MM) THEN (u_out IS BM)</text:p>
            <text:p> IF (error IS BM) AND (d_error IS BP) AND (i_error IS MM) THEN (u_out IS MM)</text:p>
            <text:p> IF (error IS BM) AND (d_error IS BM) AND (i_error IS MP) THEN (u_out IS BM)</text:p>
            <text:p> IF (error IS BM) AND (d_error IS MM) AND (i_error IS MP) THEN (u_out IS BM)</text:p>
            <text:p> IF (error IS BM) AND (d_error IS SM) AND (i_error IS MP) THEN (u_out IS MM)</text:p>
            <text:p> IF (error IS BM) AND (d_error IS Z) AND (i_error IS MP) THEN (u_out IS SM)</text:p>
            <text:p> IF (error IS BM) AND (d_error IS SP) AND (i_error IS MP) THEN (u_out IS Z)</text:p>
            <text:p> IF (error IS BM) AND (d_error IS MP) AND (i_error IS MP) THEN (u_out IS SP)</text:p>
            <text:p> IF (error IS BM) AND (d_error IS BP) AND (i_error IS MP) THEN (u_out IS MP)</text:p>
            <text:p> IF (error IS MM) AND (d_error IS BM) AND (i_error IS MM) THEN (u_out IS BM)</text:p>
            <text:p> IF (error IS MM) AND (d_error IS MM) AND (i_error IS MM) THEN (u_out IS BM)</text:p>
            <text:p> IF (error IS MM) AND (d_error IS SM) AND (i_error IS MM) THEN (u_out IS BM)</text:p>
            <text:p> IF (error IS MM) AND (d_error IS Z) AND (i_error IS MM) THEN (u_out IS BM)</text:p>
            <text:p> IF (error IS MM) AND (d_error IS SP) AND (i_error IS MM) THEN (u_out IS BM)</text:p>
            <text:p> IF (error IS MM) AND (d_error IS MP) AND (i_error IS MM) THEN (u_out IS MM)</text:p>
            <text:p> IF (error IS MM) AND (d_error IS BP) AND (i_error IS MM) THEN (u_out IS SM)</text:p>
            <text:p> IF (error IS MM) AND (d_error IS BM) AND (i_error IS MP) THEN (u_out IS BM)</text:p>
            <text:p> IF (error IS MM) AND (d_error IS MM) AND (i_error IS MP) THEN (u_out IS MM)</text:p>
            <text:p> IF (error IS MM) AND (d_error IS SM) AND (i_error IS MP) THEN (u_out IS SM)</text:p>
            <text:p> IF (error IS MM) AND (d_error IS Z) AND (i_error IS MP) THEN (u_out IS Z)</text:p>
            <text:p> IF (error IS MM) AND (d_error IS SP) AND (i_error IS MP) THEN (u_out IS SP)</text:p>
            <text:p> IF (error IS MM) AND (d_error IS MP) AND (i_error IS MP) THEN (u_out IS MP)</text:p>
            <text:p> IF (error IS MM) AND (d_error IS BP) AND (i_error IS MP) THEN (u_out IS BP)</text:p>
            <text:p> IF (error IS SM) AND (d_error IS BM) AND (i_error IS MM) THEN (u_out IS BM)</text:p>
            <text:p> IF (error IS SM) AND (d_error IS MM) AND (i_error IS MM) THEN (u_out IS BM)</text:p>
            <text:p> IF (error IS SM) AND (d_error IS SM) AND (i_error IS MM) THEN (u_out IS BM)</text:p>
            <text:p> IF (error IS SM) AND (d_error IS Z) AND (i_error IS MM) THEN (u_out IS BM)</text:p>
            <text:p> IF (error IS SM) AND (d_error IS SP) AND (i_error IS MM) THEN (u_out IS MM)</text:p>
            <text:p> IF (error IS SM) AND (d_error IS MP) AND (i_error IS MM) THEN (u_out IS SM)</text:p>
            <text:p> IF (error IS SM) AND (d_error IS BP) AND (i_error IS MM) THEN (u_out IS Z)</text:p>
            <text:p> IF (error IS SM) AND (d_error IS BM) AND (i_error IS MP) THEN (u_out IS MM)</text:p>
            <text:p> IF (error IS SM) AND (d_error IS MM) AND (i_error IS MP) THEN (u_out IS SM)</text:p>
            <text:p> IF (error IS SM) AND (d_error IS SM) AND (i_error IS MP) THEN (u_out IS Z)</text:p>
            <text:p> IF (error IS SM) AND (d_error IS Z) AND (i_error IS MP) THEN (u_out IS SP)</text:p>
            <text:p> IF (error IS SM) AND (d_error IS SP) AND (i_error IS MP) THEN (u_out IS MP)</text:p>
            <text:p> IF (error IS SM) AND (d_error IS MP) AND (i_error IS MP) THEN (u_out IS BP)</text:p>
            <text:p> IF (error IS SM) AND (d_error IS BP) AND (i_error IS MP) THEN (u_out IS BP)</text:p>
            <text:p> IF (error IS Z) AND (d_error IS BM) AND (i_error IS MM) THEN (u_out IS BM)</text:p>
            <text:p> IF (error IS Z) AND (d_error IS MM) AND (i_error IS MM) THEN (u_out IS BM)</text:p>
            <text:p> IF (error IS Z) AND (d_error IS SM) AND (i_error IS MM) THEN (u_out IS BM)</text:p>
            <text:p> IF (error IS Z) AND (d_error IS Z) AND (i_error IS MM) THEN (u_out IS MM)</text:p>
            <text:p> IF (error IS Z) AND (d_error IS SP) AND (i_error IS MM) THEN (u_out IS SM)</text:p>
            <text:p> IF (error IS Z) AND (d_error IS MP) AND (i_error IS MM) THEN (u_out IS Z)</text:p>
            <text:p> IF (error IS Z) AND (d_error IS BP) AND (i_error IS MM) THEN (u_out IS SP)</text:p>
            <text:p> IF (error IS Z) AND (d_error IS BM) AND (i_error IS MP) THEN (u_out IS SM)</text:p>
            <text:p> IF (error IS Z) AND (d_error IS MM) AND (i_error IS MP) THEN (u_out IS Z)</text:p>
            <text:p> IF (error IS Z) AND (d_error IS SM) AND (i_error IS MP) THEN (u_out IS SP)</text:p>
            <text:p> IF (error IS Z) AND (d_error IS Z) AND (i_error IS MP) THEN (u_out IS MP)</text:p>
            <text:p> IF (error IS Z) AND (d_error IS SP) AND (i_error IS MP) THEN (u_out IS BP)</text:p>
            <text:p> IF (error IS Z) AND (d_error IS MP) AND (i_error IS MP) THEN (u_out IS BP)</text:p>
            <text:p> IF (error IS Z) AND (d_error IS BP) AND (i_error IS MP) THEN (u_out IS BP)</text:p>
            <text:p> IF (error IS SP) AND (d_error IS BM) AND (i_error IS MM) THEN (u_out IS BM)</text:p>
            <text:p> IF (error IS SP) AND (d_error IS MM) AND (i_error IS MM) THEN (u_out IS BM)</text:p>
            <text:p> IF (error IS SP) AND (d_error IS SM) AND (i_error IS MM) THEN (u_out IS MM)</text:p>
            <text:p> IF (error IS SP) AND (d_error IS Z) AND (i_error IS MM) THEN (u_out IS SM)</text:p>
            <text:p> IF (error IS SP) AND (d_error IS SP) AND (i_error IS MM) THEN (u_out IS Z)</text:p>
            <text:p> IF (error IS SP) AND (d_error IS MP) AND (i_error IS MM) THEN (u_out IS SP)</text:p>
            <text:p> IF (error IS SP) AND (d_error IS BP) AND (i_error IS MM) THEN (u_out IS MP)</text:p>
            <text:p> IF (error IS SP) AND (d_error IS BM) AND (i_error IS MP) THEN (u_out IS Z)</text:p>
            <text:p> IF (error IS SP) AND (d_error IS MM) AND (i_error IS MP) THEN (u_out IS SP)</text:p>
            <text:p> IF (error IS SP) AND (d_error IS SM) AND (i_error IS MP) THEN (u_out IS MP)</text:p>
            <text:p> IF (error IS SP) AND (d_error IS Z) AND (i_error IS MP) THEN (u_out IS BP)</text:p>
            <text:p> IF (error IS SP) AND (d_error IS SP) AND (i_error IS MP) THEN (u_out IS BP)</text:p>
            <text:p> IF (error IS SP) AND (d_error IS MP) AND (i_error IS MP) THEN (u_out IS BP)</text:p>
            <text:p> IF (error IS SP) AND (d_error IS BP) AND (i_error IS MP) THEN (u_out IS BP)</text:p>
            <text:p> IF (error IS MP) AND (d_error IS BM) AND (i_error IS MM) THEN (u_out IS BM)</text:p>
            <text:p> IF (error IS MP) AND (d_error IS MM) AND (i_error IS MM) THEN (u_out IS MM)</text:p>
            <text:p> IF (error IS MP) AND (d_error IS SM) AND (i_error IS MM) THEN (u_out IS SM)</text:p>
            <text:p> IF (error IS MP) AND (d_error IS Z) AND (i_error IS MM) THEN (u_out IS Z)</text:p>
            <text:p> IF (error IS MP) AND (d_error IS SP) AND (i_error IS MM) THEN (u_out IS SP)</text:p>
            <text:p> IF (error IS MP) AND (d_error IS MP) AND (i_error IS MM) THEN (u_out IS MP)</text:p>
            <text:p> IF (error IS MP) AND (d_error IS BP) AND (i_error IS MM) THEN (u_out IS BP)</text:p>
            <text:p> IF (error IS MP) AND (d_error IS BM) AND (i_error IS MP) THEN (u_out IS SP)</text:p>
            <text:p> IF (error IS MP) AND (d_error IS MM) AND (i_error IS MP) THEN (u_out IS MP)</text:p>
            <text:p> IF (error IS MP) AND (d_error IS SM) AND (i_error IS MP) THEN (u_out IS BP)</text:p>
            <text:p> IF (error IS MP) AND (d_error IS Z) AND (i_error IS MP) THEN (u_out IS BP)</text:p>
            <text:p> IF (error IS MP) AND (d_error IS SP) AND (i_error IS MP) THEN (u_out IS BP)</text:p>
            <text:p> IF (error IS MP) AND (d_error IS MP) AND (i_error IS MP) THEN (u_out IS BP)</text:p>
            <text:p> IF (error IS MP) AND (d_error IS BP) AND (i_error IS MP) THEN (u_out IS BP)</text:p>
            <text:p> IF (error IS BP) AND (d_error IS BM) AND (i_error IS MM) THEN (u_out IS MM)</text:p>
            <text:p> IF (error IS BP) AND (d_error IS MM) AND (i_error IS MM) THEN (u_out IS SM)</text:p>
            <text:p> IF (error IS BP) AND (d_error IS SM) AND (i_error IS MM) THEN (u_out IS Z)</text:p>
            <text:p> IF (error IS BP) AND (d_error IS Z) AND (i_error IS MM) THEN (u_out IS SP)</text:p>
            <text:p> IF (error IS BP) AND (d_error IS SP) AND (i_error IS MM) THEN (u_out IS MP)</text:p>
            <text:p> IF (error IS BP) AND (d_error IS MP) AND (i_error IS MM) THEN (u_out IS BP)</text:p>
            <text:p> IF (error IS BP) AND (d_error IS BP) AND (i_error IS MM) THEN (u_out IS BP)</text:p>
            <text:p> IF (error IS BP) AND (d_error IS BM) AND (i_error IS MP) THEN (u_out IS MP)</text:p>
            <text:p> IF (error IS BP) AND (d_error IS MM) AND (i_error IS MP) THEN (u_out IS BP)</text:p>
            <text:p> IF (error IS BP) AND (d_error IS SM) AND (i_error IS MP) THEN (u_out IS BP)</text:p>
            <text:p> IF (error IS BP) AND (d_error IS Z) AND (i_error IS MP) THEN (u_out IS BP)</text:p>
            <text:p> IF (error IS BP) AND (d_error IS SP) AND (i_error IS MP) THEN (u_out IS BP)</text:p>
            <text:p> IF (error IS BP) AND (d_error IS MP) AND (i_error IS MP) THEN (u_out IS BP)</text:p>
            <text:p> IF (error IS BP) AND (d_error IS BP) AND (i_error IS MP) THEN (u_out IS BP)</text:p>
            <text:p> IF (error IS BM) AND (d_error IS BM) AND (i_error IS BM) THEN (u_out IS BM)</text:p>
            <text:p> IF (error IS BM) AND (d_error IS MM) AND (i_error IS BM) THEN (u_out IS BM)</text:p>
            <text:p> IF (error IS BM) AND (d_error IS SM) AND (i_error IS BM) THEN (u_out IS BM)</text:p>
            <text:p> IF (error IS BM) AND (d_error IS Z) AND (i_error IS BM) THEN (u_out IS BM)</text:p>
            <text:p> IF (error IS BM) AND (d_error IS SP) AND (i_error IS BM) THEN (u_out IS BM)</text:p>
            <text:p> IF (error IS BM) AND (d_error IS MP) AND (i_error IS BM) THEN (u_out IS BM)</text:p>
            <text:p> IF (error IS BM) AND (d_error IS BP) AND (i_error IS BM) THEN (u_out IS BM)</text:p>
            <text:p> IF (error IS BM) AND (d_error IS BM) AND (i_error IS BP) THEN (u_out IS BM)</text:p>
            <text:p> IF (error IS BM) AND (d_error IS MM) AND (i_error IS BP) THEN (u_out IS MM)</text:p>
            <text:p> IF (error IS BM) AND (d_error IS SM) AND (i_error IS BP) THEN (u_out IS SM)</text:p>
            <text:p> IF (error IS BM) AND (d_error IS Z) AND (i_error IS BP) THEN (u_out IS Z)</text:p>
            <text:p> IF (error IS BM) AND (d_error IS SP) AND (i_error IS BP) THEN (u_out IS SP)</text:p>
            <text:p> IF (error IS BM) AND (d_error IS MP) AND (i_error IS BP) THEN (u_out IS MP)</text:p>
            <text:p> IF (error IS BM) AND (d_error IS BP) AND (i_error IS BP) THEN (u_out IS BP)</text:p>
            <text:p> IF (error IS MM) AND (d_error IS BM) AND (i_error IS BM) THEN (u_out IS BM)</text:p>
            <text:p> IF (error IS MM) AND (d_error IS MM) AND (i_error IS BM) THEN (u_out IS BM)</text:p>
            <text:p> IF (error IS MM) AND (d_error IS SM) AND (i_error IS BM) THEN (u_out IS BM)</text:p>
            <text:p> IF (error IS MM) AND (d_error IS Z) AND (i_error IS BM) THEN (u_out IS BM)</text:p>
            <text:p> IF (error IS MM) AND (d_error IS SP) AND (i_error IS BM) THEN (u_out IS BM)</text:p>
            <text:p> IF (error IS MM) AND (d_error IS MP) AND (i_error IS BM) THEN (u_out IS BM)</text:p>
            <text:p> IF (error IS MM) AND (d_error IS BP) AND (i_error IS BM) THEN (u_out IS MM)</text:p>
            <text:p> IF (error IS MM) AND (d_error IS BM) AND (i_error IS BP) THEN (u_out IS MM)</text:p>
            <text:p> IF (error IS MM) AND (d_error IS MM) AND (i_error IS BP) THEN (u_out IS SM)</text:p>
            <text:p> IF (error IS MM) AND (d_error IS SM) AND (i_error IS BP) THEN (u_out IS Z)</text:p>
            <text:p> IF (error IS MM) AND (d_error IS Z) AND (i_error IS BP) THEN (u_out IS SP)</text:p>
            <text:p> IF (error IS MM) AND (d_error IS SP) AND (i_error IS BP) THEN (u_out IS MP)</text:p>
            <text:p> IF (error IS MM) AND (d_error IS MP) AND (i_error IS BP) THEN (u_out IS BP)</text:p>
            <text:p> IF (error IS MM) AND (d_error IS BP) AND (i_error IS BP) THEN (u_out IS BP)</text:p>
            <text:p> IF (error IS SM) AND (d_error IS BM) AND (i_error IS BM) THEN (u_out IS BM)</text:p>
            <text:p> IF (error IS SM) AND (d_error IS MM) AND (i_error IS BM) THEN (u_out IS BM)</text:p>
            <text:p> IF (error IS SM) AND (d_error IS SM) AND (i_error IS BM) THEN (u_out IS BM)</text:p>
            <text:p> IF (error IS SM) AND (d_error IS Z) AND (i_error IS BM) THEN (u_out IS BM)</text:p>
            <text:p> IF (error IS SM) AND (d_error IS SP) AND (i_error IS BM) THEN (u_out IS BM)</text:p>
            <text:p> IF (error IS SM) AND (d_error IS MP) AND (i_error IS BM) THEN (u_out IS MM)</text:p>
            <text:p> IF (error IS SM) AND (d_error IS BP) AND (i_error IS BM) THEN (u_out IS SM)</text:p>
            <text:p> IF (error IS SM) AND (d_error IS BM) AND (i_error IS BP) THEN (u_out IS SM)</text:p>
            <text:p> IF (error IS SM) AND (d_error IS MM) AND (i_error IS BP) THEN (u_out IS Z)</text:p>
            <text:p> IF (error IS SM) AND (d_error IS SM) AND (i_error IS BP) THEN (u_out IS SP)</text:p>
            <text:p> IF (error IS SM) AND (d_error IS Z) AND (i_error IS BP) THEN (u_out IS MP)</text:p>
            <text:p> IF (error IS SM) AND (d_error IS SP) AND (i_error IS BP) THEN (u_out IS BP)</text:p>
            <text:p> IF (error IS SM) AND (d_error IS MP) AND (i_error IS BP) THEN (u_out IS BP)</text:p>
            <text:p> IF (error IS SM) AND (d_error IS BP) AND (i_error IS BP) THEN (u_out IS BP)</text:p>
            <text:p> IF (error IS Z) AND (d_error IS BM) AND (i_error IS BM) THEN (u_out IS BM)</text:p>
            <text:p> IF (error IS Z) AND (d_error IS MM) AND (i_error IS BM) THEN (u_out IS BM)</text:p>
            <text:p> IF (error IS Z) AND (d_error IS SM) AND (i_error IS BM) THEN (u_out IS BM)</text:p>
            <text:p> IF (error IS Z) AND (d_error IS Z) AND (i_error IS BM) THEN (u_out IS BM)</text:p>
            <text:p> IF (error IS Z) AND (d_error IS SP) AND (i_error IS BM) THEN (u_out IS MM)</text:p>
            <text:p> IF (error IS Z) AND (d_error IS MP) AND (i_error IS BM) THEN (u_out IS SM)</text:p>
            <text:p> IF (error IS Z) AND (d_error IS BP) AND (i_error IS BM) THEN (u_out IS Z)</text:p>
            <text:p> IF (error IS Z) AND (d_error IS BM) AND (i_error IS BP) THEN (u_out IS Z)</text:p>
            <text:p> IF (error IS Z) AND (d_error IS MM) AND (i_error IS BP) THEN (u_out IS SP)</text:p>
            <text:p> IF (error IS Z) AND (d_error IS SM) AND (i_error IS BP) THEN (u_out IS MP)</text:p>
            <text:p> IF (error IS Z) AND (d_error IS Z) AND (i_error IS BP) THEN (u_out IS BP)</text:p>
            <text:p> IF (error IS Z) AND (d_error IS SP) AND (i_error IS BP) THEN (u_out IS BP)</text:p>
            <text:p> IF (error IS Z) AND (d_error IS MP) AND (i_error IS BP) THEN (u_out IS BP)</text:p>
            <text:p> IF (error IS Z) AND (d_error IS BP) AND (i_error IS BP) THEN (u_out IS BP)</text:p>
            <text:p> IF (error IS SP) AND (d_error IS BM) AND (i_error IS BM) THEN (u_out IS BM)</text:p>
            <text:p> IF (error IS SP) AND (d_error IS MM) AND (i_error IS BM) THEN (u_out IS BM)</text:p>
            <text:p> IF (error IS SP) AND (d_error IS SM) AND (i_error IS BM) THEN (u_out IS BM)</text:p>
            <text:p> IF (error IS SP) AND (d_error IS Z) AND (i_error IS BM) THEN (u_out IS MM)</text:p>
            <text:p> IF (error IS SP) AND (d_error IS SP) AND (i_error IS BM) THEN (u_out IS SM)</text:p>
            <text:p> IF (error IS SP) AND (d_error IS MP) AND (i_error IS BM) THEN (u_out IS Z)</text:p>
            <text:p> IF (error IS SP) AND (d_error IS BP) AND (i_error IS BM) THEN (u_out IS SP)</text:p>
            <text:p> IF (error IS SP) AND (d_error IS BM) AND (i_error IS BP) THEN (u_out IS SP)</text:p>
            <text:p> IF (error IS SP) AND (d_error IS MM) AND (i_error IS BP) THEN (u_out IS MP)</text:p>
            <text:p> IF (error IS SP) AND (d_error IS SM) AND (i_error IS BP) THEN (u_out IS BP)</text:p>
            <text:p> IF (error IS SP) AND (d_error IS Z) AND (i_error IS BP) THEN (u_out IS BP)</text:p>
            <text:p> IF (error IS SP) AND (d_error IS SP) AND (i_error IS BP) THEN (u_out IS BP)</text:p>
            <text:p> IF (error IS SP) AND (d_error IS MP) AND (i_error IS BP) THEN (u_out IS BP)</text:p>
            <text:p> IF (error IS SP) AND (d_error IS BP) AND (i_error IS BP) THEN (u_out IS BP)</text:p>
            <text:p> IF (error IS MP) AND (d_error IS BM) AND (i_error IS BM) THEN (u_out IS BM)</text:p>
            <text:p> IF (error IS MP) AND (d_error IS MM) AND (i_error IS BM) THEN (u_out IS BM)</text:p>
            <text:p> IF (error IS MP) AND (d_error IS SM) AND (i_error IS BM) THEN (u_out IS MM)</text:p>
            <text:p> IF (error IS MP) AND (d_error IS Z) AND (i_error IS BM) THEN (u_out IS SM)</text:p>
            <text:p> IF (error IS MP) AND (d_error IS SP) AND (i_error IS BM) THEN (u_out IS Z)</text:p>
            <text:p> IF (error IS MP) AND (d_error IS MP) AND (i_error IS BM) THEN (u_out IS SP)</text:p>
            <text:p> IF (error IS MP) AND (d_error IS BP) AND (i_error IS BM) THEN (u_out IS MP)</text:p>
            <text:p> IF (error IS MP) AND (d_error IS BM) AND (i_error IS BP) THEN (u_out IS MP)</text:p>
            <text:p> IF (error IS MP) AND (d_error IS MM) AND (i_error IS BP) THEN (u_out IS BP)</text:p>
            <text:p> IF (error IS MP) AND (d_error IS SM) AND (i_error IS BP) THEN (u_out IS BP)</text:p>
            <text:p> IF (error IS MP) AND (d_error IS Z) AND (i_error IS BP) THEN (u_out IS BP)</text:p>
            <text:p> IF (error IS MP) AND (d_error IS SP) AND (i_error IS BP) THEN (u_out IS BP)</text:p>
            <text:p> IF (error IS MP) AND (d_error IS MP) AND (i_error IS BP) THEN (u_out IS BP)</text:p>
            <text:p> IF (error IS MP) AND (d_error IS BP) AND (i_error IS BP) THEN (u_out IS BP)</text:p>
            <text:p> IF (error IS BP) AND (d_error IS BM) AND (i_error IS BM) THEN (u_out IS BM)</text:p>
            <text:p> IF (error IS BP) AND (d_error IS MM) AND (i_error IS BM) THEN (u_out IS MM)</text:p>
            <text:p> IF (error IS BP) AND (d_error IS SM) AND (i_error IS BM) THEN (u_out IS SM)</text:p>
            <text:p> IF (error IS BP) AND (d_error IS Z) AND (i_error IS BM) THEN (u_out IS Z)</text:p>
            <text:p> IF (error IS BP) AND (d_error IS SP) AND (i_error IS BM) THEN (u_out IS SP)</text:p>
            <text:p> IF (error IS BP) AND (d_error IS MP) AND (i_error IS BM) THEN (u_out IS MP)</text:p>
            <text:p> IF (error IS BP) AND (d_error IS BP) AND (i_error IS BM) THEN (u_out IS BP)</text:p>
            <text:p> IF (error IS BP) AND (d_error IS BM) AND (i_error IS BP) THEN (u_out IS BP)</text:p>
            <text:p> IF (error IS BP) AND (d_error IS MM) AND (i_error IS BP) THEN (u_out IS BP)</text:p>
            <text:p> IF (error IS BP) AND (d_error IS SM) AND (i_error IS BP) THEN (u_out IS BP)</text:p>
            <text:p> IF (error IS BP) AND (d_error IS Z) AND (i_error IS BP) THEN (u_out IS BP)</text:p>
            <text:p> IF (error IS BP) AND (d_error IS SP) AND (i_error IS BP) THEN (u_out IS BP)</text:p>
            <text:p> IF (error IS BP) AND (d_error IS MP) AND (i_error IS BP) THEN (u_out IS BP)</text:p>
            <text:p> IF (error IS BP) AND (d_error IS BP) AND (i_error IS BP) THEN (u_out IS BP)</text:p>
          </table:table-cell>
          <table:table-cell table:number-columns-repeated="15"/>
        </table:table-row>
        <table:table-row table:style-name="ro3">
          <table:table-cell table:number-columns-repeated="2"/>
          <table:table-cell table:formula="of:=COM.MICROSOFT.TEXTJOIN(CHAR(10);1;[.$C$85:.$R$121])" office:value-type="string" office:string-value=" IF (error IS BM) AND (d_error IS BM) AND (i_error IS Z) THEN (u_out IS BM)&#10; IF (error IS BM) AND (d_error IS MM) AND (i_error IS Z) THEN (u_out IS BM)&#10; IF (error IS BM) AND (d_error IS SM) AND (i_error IS Z) THEN (u_out IS BM)&#10; IF (error IS BM) AND (d_error IS Z) AND (i_error IS Z) THEN (u_out IS BM)&#10; IF (error IS BM) AND (d_error IS SP) AND (i_error IS Z) THEN (u_out IS MM)&#10; IF (error IS BM) AND (d_error IS MP) AND (i_error IS Z) THEN (u_out IS SM)&#10; IF (error IS BM) AND (d_error IS BP) AND (i_error IS Z) THEN (u_out IS Z)&#10; IF (error IS MM) AND (d_error IS BM) AND (i_error IS Z) THEN (u_out IS BM)&#10; IF (error IS MM) AND (d_error IS MM) AND (i_error IS Z) THEN (u_out IS BM)&#10; IF (error IS MM) AND (d_error IS SM) AND (i_error IS Z) THEN (u_out IS BM)&#10; IF (error IS MM) AND (d_error IS Z) AND (i_error IS Z) THEN (u_out IS MM)&#10; IF (error IS MM) AND (d_error IS SP) AND (i_error IS Z) THEN (u_out IS SM)&#10; IF (error IS MM) AND (d_error IS MP) AND (i_error IS Z) THEN (u_out IS Z)&#10; IF (error IS MM) AND (d_error IS BP) AND (i_error IS Z) THEN (u_out IS SP)&#10; IF (error IS SM) AND (d_error IS BM) AND (i_error IS Z) THEN (u_out IS BM)&#10; IF (error IS SM) AND (d_error IS MM) AND (i_error IS Z) THEN (u_out IS BM)&#10; IF (error IS SM) AND (d_error IS SM) AND (i_error IS Z) THEN (u_out IS MM)&#10; IF (error IS SM) AND (d_error IS Z) AND (i_error IS Z) THEN (u_out IS SM)&#10; IF (error IS SM) AND (d_error IS SP) AND (i_error IS Z) THEN (u_out IS Z)&#10; IF (error IS SM) AND (d_error IS MP) AND (i_error IS Z) THEN (u_out IS SP)&#10; IF (error IS SM) AND (d_error IS BP) AND (i_error IS Z) THEN (u_out IS MP)&#10; IF (error IS Z) AND (d_error IS BM) AND (i_error IS Z) THEN (u_out IS BM)&#10; IF (error IS Z) AND (d_error IS MM) AND (i_error IS Z) THEN (u_out IS MM)&#10; IF (error IS Z) AND (d_error IS SM) AND (i_error IS Z) THEN (u_out IS SM)&#10; IF (error IS Z) AND (d_error IS Z) AND (i_error IS Z) THEN (u_out IS Z)&#10; IF (error IS Z) AND (d_error IS SP) AND (i_error IS Z) THEN (u_out IS SP)&#10; IF (error IS Z) AND (d_error IS MP) AND (i_error IS Z) THEN (u_out IS MP)&#10; IF (error IS Z) AND (d_error IS BP) AND (i_error IS Z) THEN (u_out IS BP)&#10; IF (error IS SP) AND (d_error IS BM) AND (i_error IS Z) THEN (u_out IS MM)&#10; IF (error IS SP) AND (d_error IS MM) AND (i_error IS Z) THEN (u_out IS SM)&#10; IF (error IS SP) AND (d_error IS SM) AND (i_error IS Z) THEN (u_out IS Z)&#10; IF (error IS SP) AND (d_error IS Z) AND (i_error IS Z) THEN (u_out IS SP)&#10; IF (error IS SP) AND (d_error IS SP) AND (i_error IS Z) THEN (u_out IS MP)&#10; IF (error IS SP) AND (d_error IS MP) AND (i_error IS Z) THEN (u_out IS BP)&#10; IF (error IS SP) AND (d_error IS BP) AND (i_error IS Z) THEN (u_out IS BP)&#10; IF (error IS MP) AND (d_error IS BM) AND (i_error IS Z) THEN (u_out IS SM)&#10; IF (error IS MP) AND (d_error IS MM) AND (i_error IS Z) THEN (u_out IS Z)&#10; IF (error IS MP) AND (d_error IS SM) AND (i_error IS Z) THEN (u_out IS SP)&#10; IF (error IS MP) AND (d_error IS Z) AND (i_error IS Z) THEN (u_out IS MP)&#10; IF (error IS MP) AND (d_error IS SP) AND (i_error IS Z) THEN (u_out IS BP)&#10; IF (error IS MP) AND (d_error IS MP) AND (i_error IS Z) THEN (u_out IS BP)&#10; IF (error IS MP) AND (d_error IS BP) AND (i_error IS Z) THEN (u_out IS BP)&#10; IF (error IS BP) AND (d_error IS BM) AND (i_error IS Z) THEN (u_out IS Z)&#10; IF (error IS BP) AND (d_error IS MM) AND (i_error IS Z) THEN (u_out IS SP)&#10; IF (error IS BP) AND (d_error IS SM) AND (i_error IS Z) THEN (u_out IS MP)&#10; IF (error IS BP) AND (d_error IS Z) AND (i_error IS Z) THEN (u_out IS BP)&#10; IF (error IS BP) AND (d_error IS SP) AND (i_error IS Z) THEN (u_out IS BP)&#10; IF (error IS BP) AND (d_error IS MP) AND (i_error IS Z) THEN (u_out IS BP)&#10; IF (error IS BP) AND (d_error IS BP) AND (i_error IS Z) THEN (u_out IS BP)&#10; IF (error IS BM) AND (d_error IS BM) AND (i_error IS SM) THEN (u_out IS BM)&#10; IF (error IS BM) AND (d_error IS MM) AND (i_error IS SM) THEN (u_out IS BM)&#10; IF (error IS BM) AND (d_error IS SM) AND (i_error IS SM) THEN (u_out IS BM)&#10; IF (error IS BM) AND (d_error IS Z) AND (i_error IS SM) THEN (u_out IS BM)&#10; IF (error IS BM) AND (d_error IS SP) AND (i_error IS SM) THEN (u_out IS BM)&#10; IF (error IS BM) AND (d_error IS MP) AND (i_error IS SM) THEN (u_out IS MM)&#10; IF (error IS BM) AND (d_error IS BP) AND (i_error IS SM) THEN (u_out IS SM)&#10; IF (error IS BM) AND (d_error IS BM) AND (i_error IS SP) THEN (u_out IS BM)&#10; IF (error IS BM) AND (d_error IS MM) AND (i_error IS SP) THEN (u_out IS BM)&#10; IF (error IS BM) AND (d_error IS SM) AND (i_error IS SP) THEN (u_out IS BM)&#10; IF (error IS BM) AND (d_error IS Z) AND (i_error IS SP) THEN (u_out IS MM)&#10; IF (error IS BM) AND (d_error IS SP) AND (i_error IS SP) THEN (u_out IS SM)&#10; IF (error IS BM) AND (d_error IS MP) AND (i_error IS SP) THEN (u_out IS Z)&#10; IF (error IS BM) AND (d_error IS BP) AND (i_error IS SP) THEN (u_out IS SP)&#10; IF (error IS MM) AND (d_error IS BM) AND (i_error IS SM) THEN (u_out IS BM)&#10; IF (error IS MM) AND (d_error IS MM) AND (i_error IS SM) THEN (u_out IS BM)&#10; IF (error IS MM) AND (d_error IS SM) AND (i_error IS SM) THEN (u_out IS BM)&#10; IF (error IS MM) AND (d_error IS Z) AND (i_error IS SM) THEN (u_out IS BM)&#10; IF (error IS MM) AND (d_error IS SP) AND (i_error IS SM) THEN (u_out IS MM)&#10; IF (error IS MM) AND (d_error IS MP) AND (i_error IS SM) THEN (u_out IS SM)&#10; IF (error IS MM) AND (d_error IS BP) AND (i_error IS SM) THEN (u_out IS Z)&#10; IF (error IS MM) AND (d_error IS BM) AND (i_error IS SP) THEN (u_out IS BM)&#10; IF (error IS MM) AND (d_error IS MM) AND (i_error IS SP) THEN (u_out IS BM)&#10; IF (error IS MM) AND (d_error IS SM) AND (i_error IS SP) THEN (u_out IS MM)&#10; IF (error IS MM) AND (d_error IS Z) AND (i_error IS SP) THEN (u_out IS SM)&#10; IF (error IS MM) AND (d_error IS SP) AND (i_error IS SP) THEN (u_out IS Z)&#10; IF (error IS MM) AND (d_error IS MP) AND (i_error IS SP) THEN (u_out IS SP)&#10; IF (error IS MM) AND (d_error IS BP) AND (i_error IS SP) THEN (u_out IS MP)&#10; IF (error IS SM) AND (d_error IS BM) AND (i_error IS SM) THEN (u_out IS BM)&#10; IF (error IS SM) AND (d_error IS MM) AND (i_error IS SM) THEN (u_out IS BM)&#10; IF (error IS SM) AND (d_error IS SM) AND (i_error IS SM) THEN (u_out IS BM)&#10; IF (error IS SM) AND (d_error IS Z) AND (i_error IS SM) THEN (u_out IS MM)&#10; IF (error IS SM) AND (d_error IS SP) AND (i_error IS SM) THEN (u_out IS SM)&#10; IF (error IS SM) AND (d_error IS MP) AND (i_error IS SM) THEN (u_out IS Z)&#10; IF (error IS SM) AND (d_error IS BP) AND (i_error IS SM) THEN (u_out IS SP)&#10; IF (error IS SM) AND (d_error IS BM) AND (i_error IS SP) THEN (u_out IS BM)&#10; IF (error IS SM) AND (d_error IS MM) AND (i_error IS SP) THEN (u_out IS MM)&#10; IF (error IS SM) AND (d_error IS SM) AND (i_error IS SP) THEN (u_out IS SM)&#10; IF (error IS SM) AND (d_error IS Z) AND (i_error IS SP) THEN (u_out IS Z)&#10; IF (error IS SM) AND (d_error IS SP) AND (i_error IS SP) THEN (u_out IS SP)&#10; IF (error IS SM) AND (d_error IS MP) AND (i_error IS SP) THEN (u_out IS MP)&#10; IF (error IS SM) AND (d_error IS BP) AND (i_error IS SP) THEN (u_out IS BP)&#10; IF (error IS Z) AND (d_error IS BM) AND (i_error IS SM) THEN (u_out IS BM)&#10; IF (error IS Z) AND (d_error IS MM) AND (i_error IS SM) THEN (u_out IS BM)&#10; IF (error IS Z) AND (d_error IS SM) AND (i_error IS SM) THEN (u_out IS MM)&#10; IF (error IS Z) AND (d_error IS Z) AND (i_error IS SM) THEN (u_out IS SM)&#10; IF (error IS Z) AND (d_error IS SP) AND (i_error IS SM) THEN (u_out IS Z)&#10; IF (error IS Z) AND (d_error IS MP) AND (i_error IS SM) THEN (u_out IS SP)&#10; IF (error IS Z) AND (d_error IS BP) AND (i_error IS SM) THEN (u_out IS MP)&#10; IF (error IS Z) AND (d_error IS BM) AND (i_error IS SP) THEN (u_out IS MM)&#10; IF (error IS Z) AND (d_error IS MM) AND (i_error IS SP) THEN (u_out IS SM)&#10; IF (error IS Z) AND (d_error IS SM) AND (i_error IS SP) THEN (u_out IS Z)&#10; IF (error IS Z) AND (d_error IS Z) AND (i_error IS SP) THEN (u_out IS SP)&#10; IF (error IS Z) AND (d_error IS SP) AND (i_error IS SP) THEN (u_out IS MP)&#10; IF (error IS Z) AND (d_error IS MP) AND (i_error IS SP) THEN (u_out IS BP)&#10; IF (error IS Z) AND (d_error IS BP) AND (i_error IS SP) THEN (u_out IS BP)&#10; IF (error IS SP) AND (d_error IS BM) AND (i_error IS SM) THEN (u_out IS BM)&#10; IF (error IS SP) AND (d_error IS MM) AND (i_error IS SM) THEN (u_out IS MM)&#10; IF (error IS SP) AND (d_error IS SM) AND (i_error IS SM) THEN (u_out IS SM)&#10; IF (error IS SP) AND (d_error IS Z) AND (i_error IS SM) THEN (u_out IS Z)&#10; IF (error IS SP) AND (d_error IS SP) AND (i_error IS SM) THEN (u_out IS SP)&#10; IF (error IS SP) AND (d_error IS MP) AND (i_error IS SM) THEN (u_out IS MP)&#10; IF (error IS SP) AND (d_error IS BP) AND (i_error IS SM) THEN (u_out IS BP)&#10; IF (error IS SP) AND (d_error IS BM) AND (i_error IS SP) THEN (u_out IS SM)&#10; IF (error IS SP) AND (d_error IS MM) AND (i_error IS SP) THEN (u_out IS Z)&#10; IF (error IS SP) AND (d_error IS SM) AND (i_error IS SP) THEN (u_out IS SP)&#10; IF (error IS SP) AND (d_error IS Z) AND (i_error IS SP) THEN (u_out IS MP)&#10; IF (error IS SP) AND (d_error IS SP) AND (i_error IS SP) THEN (u_out IS BP)&#10; IF (error IS SP) AND (d_error IS MP) AND (i_error IS SP) THEN (u_out IS BP)&#10; IF (error IS SP) AND (d_error IS BP) AND (i_error IS SP) THEN (u_out IS BP)&#10; IF (error IS MP) AND (d_error IS BM) AND (i_error IS SM) THEN (u_out IS MM)&#10; IF (error IS MP) AND (d_error IS MM) AND (i_error IS SM) THEN (u_out IS SM)&#10; IF (error IS MP) AND (d_error IS SM) AND (i_error IS SM) THEN (u_out IS Z)&#10; IF (error IS MP) AND (d_error IS Z) AND (i_error IS SM) THEN (u_out IS SP)&#10; IF (error IS MP) AND (d_error IS SP) AND (i_error IS SM) THEN (u_out IS MP)&#10; IF (error IS MP) AND (d_error IS MP) AND (i_error IS SM) THEN (u_out IS BP)&#10; IF (error IS MP) AND (d_error IS BP) AND (i_error IS SM) THEN (u_out IS BP)&#10; IF (error IS MP) AND (d_error IS BM) AND (i_error IS SP) THEN (u_out IS Z)&#10; IF (error IS MP) AND (d_error IS MM) AND (i_error IS SP) THEN (u_out IS SP)&#10; IF (error IS MP) AND (d_error IS SM) AND (i_error IS SP) THEN (u_out IS MP)&#10; IF (error IS MP) AND (d_error IS Z) AND (i_error IS SP) THEN (u_out IS BP)&#10; IF (error IS MP) AND (d_error IS SP) AND (i_error IS SP) THEN (u_out IS BP)&#10; IF (error IS MP) AND (d_error IS MP) AND (i_error IS SP) THEN (u_out IS BP)&#10; IF (error IS MP) AND (d_error IS BP) AND (i_error IS SP) THEN (u_out IS BP)&#10; IF (error IS BP) AND (d_error IS BM) AND (i_error IS SM) THEN (u_out IS SM)&#10; IF (error IS BP) AND (d_error IS MM) AND (i_error IS SM) THEN (u_out IS Z)&#10; IF (error IS BP) AND (d_error IS SM) AND (i_error IS SM) THEN (u_out IS SP)&#10; IF (error IS BP) AND (d_error IS Z) AND (i_error IS SM) THEN (u_out IS MP)&#10; IF (error IS BP) AND (d_error IS SP) AND (i_error IS SM) THEN (u_out IS BP)&#10; IF (error IS BP) AND (d_error IS MP) AND (i_error IS SM) THEN (u_out IS BP)&#10; IF (error IS BP) AND (d_error IS BP) AND (i_error IS SM) THEN (u_out IS BP)&#10; IF (error IS BP) AND (d_error IS BM) AND (i_error IS SP) THEN (u_out IS SP)&#10; IF (error IS BP) AND (d_error IS MM) AND (i_error IS SP) THEN (u_out IS MP)&#10; IF (error IS BP) AND (d_error IS SM) AND (i_error IS SP) THEN (u_out IS BP)&#10; IF (error IS BP) AND (d_error IS Z) AND (i_error IS SP) THEN (u_out IS BP)&#10; IF (error IS BP) AND (d_error IS SP) AND (i_error IS SP) THEN (u_out IS BP)&#10; IF (error IS BP) AND (d_error IS MP) AND (i_error IS SP) THEN (u_out IS BP)&#10; IF (error IS BP) AND (d_error IS BP) AND (i_error IS SP) THEN (u_out IS BP)&#10; IF (error IS BM) AND (d_error IS BM) AND (i_error IS MM) THEN (u_out IS BM)&#10; IF (error IS BM) AND (d_error IS MM) AND (i_error IS MM) THEN (u_out IS BM)&#10; IF (error IS BM) AND (d_error IS SM) AND (i_error IS MM) THEN (u_out IS BM)&#10; IF (error IS BM) AND (d_error IS Z) AND (i_error IS MM) THEN (u_out IS BM)&#10; IF (error IS BM) AND (d_error IS SP) AND (i_error IS MM) THEN (u_out IS BM)&#10; IF (error IS BM) AND (d_error IS MP) AND (i_error IS MM) THEN (u_out IS BM)&#10; IF (error IS BM) AND (d_error IS BP) AND (i_error IS MM) THEN (u_out IS MM)&#10; IF (error IS BM) AND (d_error IS BM) AND (i_error IS MP) THEN (u_out IS BM)&#10; IF (error IS BM) AND (d_error IS MM) AND (i_error IS MP) THEN (u_out IS BM)&#10; IF (error IS BM) AND (d_error IS SM) AND (i_error IS MP) THEN (u_out IS MM)&#10; IF (error IS BM) AND (d_error IS Z) AND (i_error IS MP) THEN (u_out IS SM)&#10; IF (error IS BM) AND (d_error IS SP) AND (i_error IS MP) THEN (u_out IS Z)&#10; IF (error IS BM) AND (d_error IS MP) AND (i_error IS MP) THEN (u_out IS SP)&#10; IF (error IS BM) AND (d_error IS BP) AND (i_error IS MP) THEN (u_out IS MP)&#10; IF (error IS MM) AND (d_error IS BM) AND (i_error IS MM) THEN (u_out IS BM)&#10; IF (error IS MM) AND (d_error IS MM) AND (i_error IS MM) THEN (u_out IS BM)&#10; IF (error IS MM) AND (d_error IS SM) AND (i_error IS MM) THEN (u_out IS BM)&#10; IF (error IS MM) AND (d_error IS Z) AND (i_error IS MM) THEN (u_out IS BM)&#10; IF (error IS MM) AND (d_error IS SP) AND (i_error IS MM) THEN (u_out IS BM)&#10; IF (error IS MM) AND (d_error IS MP) AND (i_error IS MM) THEN (u_out IS MM)&#10; IF (error IS MM) AND (d_error IS BP) AND (i_error IS MM) THEN (u_out IS SM)&#10; IF (error IS MM) AND (d_error IS BM) AND (i_error IS MP) THEN (u_out IS BM)&#10; IF (error IS MM) AND (d_error IS MM) AND (i_error IS MP) THEN (u_out IS MM)&#10; IF (error IS MM) AND (d_error IS SM) AND (i_error IS MP) THEN (u_out IS SM)&#10; IF (error IS MM) AND (d_error IS Z) AND (i_error IS MP) THEN (u_out IS Z)&#10; IF (error IS MM) AND (d_error IS SP) AND (i_error IS MP) THEN (u_out IS SP)&#10; IF (error IS MM) AND (d_error IS MP) AND (i_error IS MP) THEN (u_out IS MP)&#10; IF (error IS MM) AND (d_error IS BP) AND (i_error IS MP) THEN (u_out IS BP)&#10; IF (error IS SM) AND (d_error IS BM) AND (i_error IS MM) THEN (u_out IS BM)&#10; IF (error IS SM) AND (d_error IS MM) AND (i_error IS MM) THEN (u_out IS BM)&#10; IF (error IS SM) AND (d_error IS SM) AND (i_error IS MM) THEN (u_out IS BM)&#10; IF (error IS SM) AND (d_error IS Z) AND (i_error IS MM) THEN (u_out IS BM)&#10; IF (error IS SM) AND (d_error IS SP) AND (i_error IS MM) THEN (u_out IS MM)&#10; IF (error IS SM) AND (d_error IS MP) AND (i_error IS MM) THEN (u_out IS SM)&#10; IF (error IS SM) AND (d_error IS BP) AND (i_error IS MM) THEN (u_out IS Z)&#10; IF (error IS SM) AND (d_error IS BM) AND (i_error IS MP) THEN (u_out IS MM)&#10; IF (error IS SM) AND (d_error IS MM) AND (i_error IS MP) THEN (u_out IS SM)&#10; IF (error IS SM) AND (d_error IS SM) AND (i_error IS MP) THEN (u_out IS Z)&#10; IF (error IS SM) AND (d_error IS Z) AND (i_error IS MP) THEN (u_out IS SP)&#10; IF (error IS SM) AND (d_error IS SP) AND (i_error IS MP) THEN (u_out IS MP)&#10; IF (error IS SM) AND (d_error IS MP) AND (i_error IS MP) THEN (u_out IS BP)&#10; IF (error IS SM) AND (d_error IS BP) AND (i_error IS MP) THEN (u_out IS BP)&#10; IF (error IS Z) AND (d_error IS BM) AND (i_error IS MM) THEN (u_out IS BM)&#10; IF (error IS Z) AND (d_error IS MM) AND (i_error IS MM) THEN (u_out IS BM)&#10; IF (error IS Z) AND (d_error IS SM) AND (i_error IS MM) THEN (u_out IS BM)&#10; IF (error IS Z) AND (d_error IS Z) AND (i_error IS MM) THEN (u_out IS MM)&#10; IF (error IS Z) AND (d_error IS SP) AND (i_error IS MM) THEN (u_out IS SM)&#10; IF (error IS Z) AND (d_error IS MP) AND (i_error IS MM) THEN (u_out IS Z)&#10; IF (error IS Z) AND (d_error IS BP) AND (i_error IS MM) THEN (u_out IS SP)&#10; IF (error IS Z) AND (d_error IS BM) AND (i_error IS MP) THEN (u_out IS SM)&#10; IF (error IS Z) AND (d_error IS MM) AND (i_error IS MP) THEN (u_out IS Z)&#10; IF (error IS Z) AND (d_error IS SM) AND (i_error IS MP) THEN (u_out IS SP)&#10; IF (error IS Z) AND (d_error IS Z) AND (i_error IS MP) THEN (u_out IS MP)&#10; IF (error IS Z) AND (d_error IS SP) AND (i_error IS MP) THEN (u_out IS BP)&#10; IF (error IS Z) AND (d_error IS MP) AND (i_error IS MP) THEN (u_out IS BP)&#10; IF (error IS Z) AND (d_error IS BP) AND (i_error IS MP) THEN (u_out IS BP)&#10; IF (error IS SP) AND (d_error IS BM) AND (i_error IS MM) THEN (u_out IS BM)&#10; IF (error IS SP) AND (d_error IS MM) AND (i_error IS MM) THEN (u_out IS BM)&#10; IF (error IS SP) AND (d_error IS SM) AND (i_error IS MM) THEN (u_out IS MM)&#10; IF (error IS SP) AND (d_error IS Z) AND (i_error IS MM) THEN (u_out IS SM)&#10; IF (error IS SP) AND (d_error IS SP) AND (i_error IS MM) THEN (u_out IS Z)&#10; IF (error IS SP) AND (d_error IS MP) AND (i_error IS MM) THEN (u_out IS SP)&#10; IF (error IS SP) AND (d_error IS BP) AND (i_error IS MM) THEN (u_out IS MP)&#10; IF (error IS SP) AND (d_error IS BM) AND (i_error IS MP) THEN (u_out IS Z)&#10; IF (error IS SP) AND (d_error IS MM) AND (i_error IS MP) THEN (u_out IS SP)&#10; IF (error IS SP) AND (d_error IS SM) AND (i_error IS MP) THEN (u_out IS MP)&#10; IF (error IS SP) AND (d_error IS Z) AND (i_error IS MP) THEN (u_out IS BP)&#10; IF (error IS SP) AND (d_error IS SP) AND (i_error IS MP) THEN (u_out IS BP)&#10; IF (error IS SP) AND (d_error IS MP) AND (i_error IS MP) THEN (u_out IS BP)&#10; IF (error IS SP) AND (d_error IS BP) AND (i_error IS MP) THEN (u_out IS BP)&#10; IF (error IS MP) AND (d_error IS BM) AND (i_error IS MM) THEN (u_out IS BM)&#10; IF (error IS MP) AND (d_error IS MM) AND (i_error IS MM) THEN (u_out IS MM)&#10; IF (error IS MP) AND (d_error IS SM) AND (i_error IS MM) THEN (u_out IS SM)&#10; IF (error IS MP) AND (d_error IS Z) AND (i_error IS MM) THEN (u_out IS Z)&#10; IF (error IS MP) AND (d_error IS SP) AND (i_error IS MM) THEN (u_out IS SP)&#10; IF (error IS MP) AND (d_error IS MP) AND (i_error IS MM) THEN (u_out IS MP)&#10; IF (error IS MP) AND (d_error IS BP) AND (i_error IS MM) THEN (u_out IS BP)&#10; IF (error IS MP) AND (d_error IS BM) AND (i_error IS MP) THEN (u_out IS SP)&#10; IF (error IS MP) AND (d_error IS MM) AND (i_error IS MP) THEN (u_out IS MP)&#10; IF (error IS MP) AND (d_error IS SM) AND (i_error IS MP) THEN (u_out IS BP)&#10; IF (error IS MP) AND (d_error IS Z) AND (i_error IS MP) THEN (u_out IS BP)&#10; IF (error IS MP) AND (d_error IS SP) AND (i_error IS MP) THEN (u_out IS BP)&#10; IF (error IS MP) AND (d_error IS MP) AND (i_error IS MP) THEN (u_out IS BP)&#10; IF (error IS MP) AND (d_error IS BP) AND (i_error IS MP) THEN (u_out IS BP)&#10; IF (error IS BP) AND (d_error IS BM) AND (i_error IS MM) THEN (u_out IS MM)&#10; IF (error IS BP) AND (d_error IS MM) AND (i_error IS MM) THEN (u_out IS SM)&#10; IF (error IS BP) AND (d_error IS SM) AND (i_error IS MM) THEN (u_out IS Z)&#10; IF (error IS BP) AND (d_error IS Z) AND (i_error IS MM) THEN (u_out IS SP)&#10; IF (error IS BP) AND (d_error IS SP) AND (i_error IS MM) THEN (u_out IS MP)&#10; IF (error IS BP) AND (d_error IS MP) AND (i_error IS MM) THEN (u_out IS BP)&#10; IF (error IS BP) AND (d_error IS BP) AND (i_error IS MM) THEN (u_out IS BP)&#10; IF (error IS BP) AND (d_error IS BM) AND (i_error IS MP) THEN (u_out IS MP)&#10; IF (error IS BP) AND (d_error IS MM) AND (i_error IS MP) THEN (u_out IS BP)&#10; IF (error IS BP) AND (d_error IS SM) AND (i_error IS MP) THEN (u_out IS BP)&#10; IF (error IS BP) AND (d_error IS Z) AND (i_error IS MP) THEN (u_out IS BP)&#10; IF (error IS BP) AND (d_error IS SP) AND (i_error IS MP) THEN (u_out IS BP)&#10; IF (error IS BP) AND (d_error IS MP) AND (i_error IS MP) THEN (u_out IS BP)&#10; IF (error IS BP) AND (d_error IS BP) AND (i_error IS MP) THEN (u_out IS BP)&#10; IF (error IS BM) AND (d_error IS BM) AND (i_error IS BM) THEN (u_out IS BM)&#10; IF (error IS BM) AND (d_error IS MM) AND (i_error IS BM) THEN (u_out IS BM)&#10; IF (error IS BM) AND (d_error IS SM) AND (i_error IS BM) THEN (u_out IS BM)&#10; IF (error IS BM) AND (d_error IS Z) AND (i_error IS BM) THEN (u_out IS BM)&#10; IF (error IS BM) AND (d_error IS SP) AND (i_error IS BM) THEN (u_out IS BM)&#10; IF (error IS BM) AND (d_error IS MP) AND (i_error IS BM) THEN (u_out IS BM)&#10; IF (error IS BM) AND (d_error IS BP) AND (i_error IS BM) THEN (u_out IS BM)&#10; IF (error IS BM) AND (d_error IS BM) AND (i_error IS BP) THEN (u_out IS BM)&#10; IF (error IS BM) AND (d_error IS MM) AND (i_error IS BP) THEN (u_out IS MM)&#10; IF (error IS BM) AND (d_error IS SM) AND (i_error IS BP) THEN (u_out IS SM)&#10; IF (error IS BM) AND (d_error IS Z) AND (i_error IS BP) THEN (u_out IS Z)&#10; IF (error IS BM) AND (d_error IS SP) AND (i_error IS BP) THEN (u_out IS SP)&#10; IF (error IS BM) AND (d_error IS MP) AND (i_error IS BP) THEN (u_out IS MP)&#10; IF (error IS BM) AND (d_error IS BP) AND (i_error IS BP) THEN (u_out IS BP)&#10; IF (error IS MM) AND (d_error IS BM) AND (i_error IS BM) THEN (u_out IS BM)&#10; IF (error IS MM) AND (d_error IS MM) AND (i_error IS BM) THEN (u_out IS BM)&#10; IF (error IS MM) AND (d_error IS SM) AND (i_error IS BM) THEN (u_out IS BM)&#10; IF (error IS MM) AND (d_error IS Z) AND (i_error IS BM) THEN (u_out IS BM)&#10; IF (error IS MM) AND (d_error IS SP) AND (i_error IS BM) THEN (u_out IS BM)&#10; IF (error IS MM) AND (d_error IS MP) AND (i_error IS BM) THEN (u_out IS BM)&#10; IF (error IS MM) AND (d_error IS BP) AND (i_error IS BM) THEN (u_out IS MM)&#10; IF (error IS MM) AND (d_error IS BM) AND (i_error IS BP) THEN (u_out IS MM)&#10; IF (error IS MM) AND (d_error IS MM) AND (i_error IS BP) THEN (u_out IS SM)&#10; IF (error IS MM) AND (d_error IS SM) AND (i_error IS BP) THEN (u_out IS Z)&#10; IF (error IS MM) AND (d_error IS Z) AND (i_error IS BP) THEN (u_out IS SP)&#10; IF (error IS MM) AND (d_error IS SP) AND (i_error IS BP) THEN (u_out IS MP)&#10; IF (error IS MM) AND (d_error IS MP) AND (i_error IS BP) THEN (u_out IS BP)&#10; IF (error IS MM) AND (d_error IS BP) AND (i_error IS BP) THEN (u_out IS BP)&#10; IF (error IS SM) AND (d_error IS BM) AND (i_error IS BM) THEN (u_out IS BM)&#10; IF (error IS SM) AND (d_error IS MM) AND (i_error IS BM) THEN (u_out IS BM)&#10; IF (error IS SM) AND (d_error IS SM) AND (i_error IS BM) THEN (u_out IS BM)&#10; IF (error IS SM) AND (d_error IS Z) AND (i_error IS BM) THEN (u_out IS BM)&#10; IF (error IS SM) AND (d_error IS SP) AND (i_error IS BM) THEN (u_out IS BM)&#10; IF (error IS SM) AND (d_error IS MP) AND (i_error IS BM) THEN (u_out IS MM)&#10; IF (error IS SM) AND (d_error IS BP) AND (i_error IS BM) THEN (u_out IS SM)&#10; IF (error IS SM) AND (d_error IS BM) AND (i_error IS BP) THEN (u_out IS SM)&#10; IF (error IS SM) AND (d_error IS MM) AND (i_error IS BP) THEN (u_out IS Z)&#10; IF (error IS SM) AND (d_error IS SM) AND (i_error IS BP) THEN (u_out IS SP)&#10; IF (error IS SM) AND (d_error IS Z) AND (i_error IS BP) THEN (u_out IS MP)&#10; IF (error IS SM) AND (d_error IS SP) AND (i_error IS BP) THEN (u_out IS BP)&#10; IF (error IS SM) AND (d_error IS MP) AND (i_error IS BP) THEN (u_out IS BP)&#10; IF (error IS SM) AND (d_error IS BP) AND (i_error IS BP) THEN (u_out IS BP)&#10; IF (error IS Z) AND (d_error IS BM) AND (i_error IS BM) THEN (u_out IS BM)&#10; IF (error IS Z) AND (d_error IS MM) AND (i_error IS BM) THEN (u_out IS BM)&#10; IF (error IS Z) AND (d_error IS SM) AND (i_error IS BM) THEN (u_out IS BM)&#10; IF (error IS Z) AND (d_error IS Z) AND (i_error IS BM) THEN (u_out IS BM)&#10; IF (error IS Z) AND (d_error IS SP) AND (i_error IS BM) THEN (u_out IS MM)&#10; IF (error IS Z) AND (d_error IS MP) AND (i_error IS BM) THEN (u_out IS SM)&#10; IF (error IS Z) AND (d_error IS BP) AND (i_error IS BM) THEN (u_out IS Z)&#10; IF (error IS Z) AND (d_error IS BM) AND (i_error IS BP) THEN (u_out IS Z)&#10; IF (error IS Z) AND (d_error IS MM) AND (i_error IS BP) THEN (u_out IS SP)&#10; IF (error IS Z) AND (d_error IS SM) AND (i_error IS BP) THEN (u_out IS MP)&#10; IF (error IS Z) AND (d_error IS Z) AND (i_error IS BP) THEN (u_out IS BP)&#10; IF (error IS Z) AND (d_error IS SP) AND (i_error IS BP) THEN (u_out IS BP)&#10; IF (error IS Z) AND (d_error IS MP) AND (i_error IS BP) THEN (u_out IS BP)&#10; IF (error IS Z) AND (d_error IS BP) AND (i_error IS BP) THEN (u_out IS BP)&#10; IF (error IS SP) AND (d_error IS BM) AND (i_error IS BM) THEN (u_out IS BM)&#10; IF (error IS SP) AND (d_error IS MM) AND (i_error IS BM) THEN (u_out IS BM)&#10; IF (error IS SP) AND (d_error IS SM) AND (i_error IS BM) THEN (u_out IS BM)&#10; IF (error IS SP) AND (d_error IS Z) AND (i_error IS BM) THEN (u_out IS MM)&#10; IF (error IS SP) AND (d_error IS SP) AND (i_error IS BM) THEN (u_out IS SM)&#10; IF (error IS SP) AND (d_error IS MP) AND (i_error IS BM) THEN (u_out IS Z)&#10; IF (error IS SP) AND (d_error IS BP) AND (i_error IS BM) THEN (u_out IS SP)&#10; IF (error IS SP) AND (d_error IS BM) AND (i_error IS BP) THEN (u_out IS SP)&#10; IF (error IS SP) AND (d_error IS MM) AND (i_error IS BP) THEN (u_out IS MP)&#10; IF (error IS SP) AND (d_error IS SM) AND (i_error IS BP) THEN (u_out IS BP)&#10; IF (error IS SP) AND (d_error IS Z) AND (i_error IS BP) THEN (u_out IS BP)&#10; IF (error IS SP) AND (d_error IS SP) AND (i_error IS BP) THEN (u_out IS BP)&#10; IF (error IS SP) AND (d_error IS MP) AND (i_error IS BP) THEN (u_out IS BP)&#10; IF (error IS SP) AND (d_error IS BP) AND (i_error IS BP) THEN (u_out IS BP)&#10; IF (error IS MP) AND (d_error IS BM) AND (i_error IS BM) THEN (u_out IS BM)&#10; IF (error IS MP) AND (d_error IS MM) AND (i_error IS BM) THEN (u_out IS BM)&#10; IF (error IS MP) AND (d_error IS SM) AND (i_error IS BM) THEN (u_out IS MM)&#10; IF (error IS MP) AND (d_error IS Z) AND (i_error IS BM) THEN (u_out IS SM)&#10; IF (error IS MP) AND (d_error IS SP) AND (i_error IS BM) THEN (u_out IS Z)&#10; IF (error IS MP) AND (d_error IS MP) AND (i_error IS BM) THEN (u_out IS SP)&#10; IF (error IS MP) AND (d_error IS BP) AND (i_error IS BM) THEN (u_out IS MP)&#10; IF (error IS MP) AND (d_error IS BM) AND (i_error IS BP) THEN (u_out IS MP)&#10; IF (error IS MP) AND (d_error IS MM) AND (i_error IS BP) THEN (u_out IS BP)&#10; IF (error IS MP) AND (d_error IS SM) AND (i_error IS BP) THEN (u_out IS BP)&#10; IF (error IS MP) AND (d_error IS Z) AND (i_error IS BP) THEN (u_out IS BP)&#10; IF (error IS MP) AND (d_error IS SP) AND (i_error IS BP) THEN (u_out IS BP)&#10; IF (error IS MP) AND (d_error IS MP) AND (i_error IS BP) THEN (u_out IS BP)&#10; IF (error IS MP) AND (d_error IS BP) AND (i_error IS BP) THEN (u_out IS BP)&#10; IF (error IS BP) AND (d_error IS BM) AND (i_error IS BM) THEN (u_out IS BM)&#10; IF (error IS BP) AND (d_error IS MM) AND (i_error IS BM) THEN (u_out IS MM)&#10; IF (error IS BP) AND (d_error IS SM) AND (i_error IS BM) THEN (u_out IS SM)&#10; IF (error IS BP) AND (d_error IS Z) AND (i_error IS BM) THEN (u_out IS Z)&#10; IF (error IS BP) AND (d_error IS SP) AND (i_error IS BM) THEN (u_out IS SP)&#10; IF (error IS BP) AND (d_error IS MP) AND (i_error IS BM) THEN (u_out IS MP)&#10; IF (error IS BP) AND (d_error IS BP) AND (i_error IS BM) THEN (u_out IS BP)&#10; IF (error IS BP) AND (d_error IS BM) AND (i_error IS BP) THEN (u_out IS BP)&#10; IF (error IS BP) AND (d_error IS MM) AND (i_error IS BP) THEN (u_out IS BP)&#10; IF (error IS BP) AND (d_error IS SM) AND (i_error IS BP) THEN (u_out IS BP)&#10; IF (error IS BP) AND (d_error IS Z) AND (i_error IS BP) THEN (u_out IS BP)&#10; IF (error IS BP) AND (d_error IS SP) AND (i_error IS BP) THEN (u_out IS BP)&#10; IF (error IS BP) AND (d_error IS MP) AND (i_error IS BP) THEN (u_out IS BP)&#10; IF (error IS BP) AND (d_error IS BP) AND (i_error IS BP) THEN (u_out IS BP)" calcext:value-type="string">
            <text:p> IF (error IS BM) AND (d_error IS BM) AND (i_error IS Z) THEN (u_out IS BM)</text:p>
            <text:p> IF (error IS BM) AND (d_error IS MM) AND (i_error IS Z) THEN (u_out IS BM)</text:p>
            <text:p> IF (error IS BM) AND (d_error IS SM) AND (i_error IS Z) THEN (u_out IS BM)</text:p>
            <text:p> IF (error IS BM) AND (d_error IS Z) AND (i_error IS Z) THEN (u_out IS BM)</text:p>
            <text:p> IF (error IS BM) AND (d_error IS SP) AND (i_error IS Z) THEN (u_out IS MM)</text:p>
            <text:p> IF (error IS BM) AND (d_error IS MP) AND (i_error IS Z) THEN (u_out IS SM)</text:p>
            <text:p> IF (error IS BM) AND (d_error IS BP) AND (i_error IS Z) THEN (u_out IS Z)</text:p>
            <text:p> IF (error IS MM) AND (d_error IS BM) AND (i_error IS Z) THEN (u_out IS BM)</text:p>
            <text:p> IF (error IS MM) AND (d_error IS MM) AND (i_error IS Z) THEN (u_out IS BM)</text:p>
            <text:p> IF (error IS MM) AND (d_error IS SM) AND (i_error IS Z) THEN (u_out IS BM)</text:p>
            <text:p> IF (error IS MM) AND (d_error IS Z) AND (i_error IS Z) THEN (u_out IS MM)</text:p>
            <text:p> IF (error IS MM) AND (d_error IS SP) AND (i_error IS Z) THEN (u_out IS SM)</text:p>
            <text:p> IF (error IS MM) AND (d_error IS MP) AND (i_error IS Z) THEN (u_out IS Z)</text:p>
            <text:p> IF (error IS MM) AND (d_error IS BP) AND (i_error IS Z) THEN (u_out IS SP)</text:p>
            <text:p> IF (error IS SM) AND (d_error IS BM) AND (i_error IS Z) THEN (u_out IS BM)</text:p>
            <text:p> IF (error IS SM) AND (d_error IS MM) AND (i_error IS Z) THEN (u_out IS BM)</text:p>
            <text:p> IF (error IS SM) AND (d_error IS SM) AND (i_error IS Z) THEN (u_out IS MM)</text:p>
            <text:p> IF (error IS SM) AND (d_error IS Z) AND (i_error IS Z) THEN (u_out IS SM)</text:p>
            <text:p> IF (error IS SM) AND (d_error IS SP) AND (i_error IS Z) THEN (u_out IS Z)</text:p>
            <text:p> IF (error IS SM) AND (d_error IS MP) AND (i_error IS Z) THEN (u_out IS SP)</text:p>
            <text:p> IF (error IS SM) AND (d_error IS BP) AND (i_error IS Z) THEN (u_out IS MP)</text:p>
            <text:p> IF (error IS Z) AND (d_error IS BM) AND (i_error IS Z) THEN (u_out IS BM)</text:p>
            <text:p> IF (error IS Z) AND (d_error IS MM) AND (i_error IS Z) THEN (u_out IS MM)</text:p>
            <text:p> IF (error IS Z) AND (d_error IS SM) AND (i_error IS Z) THEN (u_out IS SM)</text:p>
            <text:p> IF (error IS Z) AND (d_error IS Z) AND (i_error IS Z) THEN (u_out IS Z)</text:p>
            <text:p> IF (error IS Z) AND (d_error IS SP) AND (i_error IS Z) THEN (u_out IS SP)</text:p>
            <text:p> IF (error IS Z) AND (d_error IS MP) AND (i_error IS Z) THEN (u_out IS MP)</text:p>
            <text:p> IF (error IS Z) AND (d_error IS BP) AND (i_error IS Z) THEN (u_out IS BP)</text:p>
            <text:p> IF (error IS SP) AND (d_error IS BM) AND (i_error IS Z) THEN (u_out IS MM)</text:p>
            <text:p> IF (error IS SP) AND (d_error IS MM) AND (i_error IS Z) THEN (u_out IS SM)</text:p>
            <text:p> IF (error IS SP) AND (d_error IS SM) AND (i_error IS Z) THEN (u_out IS Z)</text:p>
            <text:p> IF (error IS SP) AND (d_error IS Z) AND (i_error IS Z) THEN (u_out IS SP)</text:p>
            <text:p> IF (error IS SP) AND (d_error IS SP) AND (i_error IS Z) THEN (u_out IS MP)</text:p>
            <text:p> IF (error IS SP) AND (d_error IS MP) AND (i_error IS Z) THEN (u_out IS BP)</text:p>
            <text:p> IF (error IS SP) AND (d_error IS BP) AND (i_error IS Z) THEN (u_out IS BP)</text:p>
            <text:p> IF (error IS MP) AND (d_error IS BM) AND (i_error IS Z) THEN (u_out IS SM)</text:p>
            <text:p> IF (error IS MP) AND (d_error IS MM) AND (i_error IS Z) THEN (u_out IS Z)</text:p>
            <text:p> IF (error IS MP) AND (d_error IS SM) AND (i_error IS Z) THEN (u_out IS SP)</text:p>
            <text:p> IF (error IS MP) AND (d_error IS Z) AND (i_error IS Z) THEN (u_out IS MP)</text:p>
            <text:p> IF (error IS MP) AND (d_error IS SP) AND (i_error IS Z) THEN (u_out IS BP)</text:p>
            <text:p> IF (error IS MP) AND (d_error IS MP) AND (i_error IS Z) THEN (u_out IS BP)</text:p>
            <text:p> IF (error IS MP) AND (d_error IS BP) AND (i_error IS Z) THEN (u_out IS BP)</text:p>
            <text:p> IF (error IS BP) AND (d_error IS BM) AND (i_error IS Z) THEN (u_out IS Z)</text:p>
            <text:p> IF (error IS BP) AND (d_error IS MM) AND (i_error IS Z) THEN (u_out IS SP)</text:p>
            <text:p> IF (error IS BP) AND (d_error IS SM) AND (i_error IS Z) THEN (u_out IS MP)</text:p>
            <text:p> IF (error IS BP) AND (d_error IS Z) AND (i_error IS Z) THEN (u_out IS BP)</text:p>
            <text:p> IF (error IS BP) AND (d_error IS SP) AND (i_error IS Z) THEN (u_out IS BP)</text:p>
            <text:p> IF (error IS BP) AND (d_error IS MP) AND (i_error IS Z) THEN (u_out IS BP)</text:p>
            <text:p> IF (error IS BP) AND (d_error IS BP) AND (i_error IS Z) THEN (u_out IS BP)</text:p>
            <text:p> IF (error IS BM) AND (d_error IS BM) AND (i_error IS SM) THEN (u_out IS BM)</text:p>
            <text:p> IF (error IS BM) AND (d_error IS MM) AND (i_error IS SM) THEN (u_out IS BM)</text:p>
            <text:p> IF (error IS BM) AND (d_error IS SM) AND (i_error IS SM) THEN (u_out IS BM)</text:p>
            <text:p> IF (error IS BM) AND (d_error IS Z) AND (i_error IS SM) THEN (u_out IS BM)</text:p>
            <text:p> IF (error IS BM) AND (d_error IS SP) AND (i_error IS SM) THEN (u_out IS BM)</text:p>
            <text:p> IF (error IS BM) AND (d_error IS MP) AND (i_error IS SM) THEN (u_out IS MM)</text:p>
            <text:p> IF (error IS BM) AND (d_error IS BP) AND (i_error IS SM) THEN (u_out IS SM)</text:p>
            <text:p> IF (error IS BM) AND (d_error IS BM) AND (i_error IS SP) THEN (u_out IS BM)</text:p>
            <text:p> IF (error IS BM) AND (d_error IS MM) AND (i_error IS SP) THEN (u_out IS BM)</text:p>
            <text:p> IF (error IS BM) AND (d_error IS SM) AND (i_error IS SP) THEN (u_out IS BM)</text:p>
            <text:p> IF (error IS BM) AND (d_error IS Z) AND (i_error IS SP) THEN (u_out IS MM)</text:p>
            <text:p> IF (error IS BM) AND (d_error IS SP) AND (i_error IS SP) THEN (u_out IS SM)</text:p>
            <text:p> IF (error IS BM) AND (d_error IS MP) AND (i_error IS SP) THEN (u_out IS Z)</text:p>
            <text:p> IF (error IS BM) AND (d_error IS BP) AND (i_error IS SP) THEN (u_out IS SP)</text:p>
            <text:p> IF (error IS MM) AND (d_error IS BM) AND (i_error IS SM) THEN (u_out IS BM)</text:p>
            <text:p> IF (error IS MM) AND (d_error IS MM) AND (i_error IS SM) THEN (u_out IS BM)</text:p>
            <text:p> IF (error IS MM) AND (d_error IS SM) AND (i_error IS SM) THEN (u_out IS BM)</text:p>
            <text:p> IF (error IS MM) AND (d_error IS Z) AND (i_error IS SM) THEN (u_out IS BM)</text:p>
            <text:p> IF (error IS MM) AND (d_error IS SP) AND (i_error IS SM) THEN (u_out IS MM)</text:p>
            <text:p> IF (error IS MM) AND (d_error IS MP) AND (i_error IS SM) THEN (u_out IS SM)</text:p>
            <text:p> IF (error IS MM) AND (d_error IS BP) AND (i_error IS SM) THEN (u_out IS Z)</text:p>
            <text:p> IF (error IS MM) AND (d_error IS BM) AND (i_error IS SP) THEN (u_out IS BM)</text:p>
            <text:p> IF (error IS MM) AND (d_error IS MM) AND (i_error IS SP) THEN (u_out IS BM)</text:p>
            <text:p> IF (error IS MM) AND (d_error IS SM) AND (i_error IS SP) THEN (u_out IS MM)</text:p>
            <text:p> IF (error IS MM) AND (d_error IS Z) AND (i_error IS SP) THEN (u_out IS SM)</text:p>
            <text:p> IF (error IS MM) AND (d_error IS SP) AND (i_error IS SP) THEN (u_out IS Z)</text:p>
            <text:p> IF (error IS MM) AND (d_error IS MP) AND (i_error IS SP) THEN (u_out IS SP)</text:p>
            <text:p> IF (error IS MM) AND (d_error IS BP) AND (i_error IS SP) THEN (u_out IS MP)</text:p>
            <text:p> IF (error IS SM) AND (d_error IS BM) AND (i_error IS SM) THEN (u_out IS BM)</text:p>
            <text:p> IF (error IS SM) AND (d_error IS MM) AND (i_error IS SM) THEN (u_out IS BM)</text:p>
            <text:p> IF (error IS SM) AND (d_error IS SM) AND (i_error IS SM) THEN (u_out IS BM)</text:p>
            <text:p> IF (error IS SM) AND (d_error IS Z) AND (i_error IS SM) THEN (u_out IS MM)</text:p>
            <text:p> IF (error IS SM) AND (d_error IS SP) AND (i_error IS SM) THEN (u_out IS SM)</text:p>
            <text:p> IF (error IS SM) AND (d_error IS MP) AND (i_error IS SM) THEN (u_out IS Z)</text:p>
            <text:p> IF (error IS SM) AND (d_error IS BP) AND (i_error IS SM) THEN (u_out IS SP)</text:p>
            <text:p> IF (error IS SM) AND (d_error IS BM) AND (i_error IS SP) THEN (u_out IS BM)</text:p>
            <text:p> IF (error IS SM) AND (d_error IS MM) AND (i_error IS SP) THEN (u_out IS MM)</text:p>
            <text:p> IF (error IS SM) AND (d_error IS SM) AND (i_error IS SP) THEN (u_out IS SM)</text:p>
            <text:p> IF (error IS SM) AND (d_error IS Z) AND (i_error IS SP) THEN (u_out IS Z)</text:p>
            <text:p> IF (error IS SM) AND (d_error IS SP) AND (i_error IS SP) THEN (u_out IS SP)</text:p>
            <text:p> IF (error IS SM) AND (d_error IS MP) AND (i_error IS SP) THEN (u_out IS MP)</text:p>
            <text:p> IF (error IS SM) AND (d_error IS BP) AND (i_error IS SP) THEN (u_out IS BP)</text:p>
            <text:p> IF (error IS Z) AND (d_error IS BM) AND (i_error IS SM) THEN (u_out IS BM)</text:p>
            <text:p> IF (error IS Z) AND (d_error IS MM) AND (i_error IS SM) THEN (u_out IS BM)</text:p>
            <text:p> IF (error IS Z) AND (d_error IS SM) AND (i_error IS SM) THEN (u_out IS MM)</text:p>
            <text:p> IF (error IS Z) AND (d_error IS Z) AND (i_error IS SM) THEN (u_out IS SM)</text:p>
            <text:p> IF (error IS Z) AND (d_error IS SP) AND (i_error IS SM) THEN (u_out IS Z)</text:p>
            <text:p> IF (error IS Z) AND (d_error IS MP) AND (i_error IS SM) THEN (u_out IS SP)</text:p>
            <text:p> IF (error IS Z) AND (d_error IS BP) AND (i_error IS SM) THEN (u_out IS MP)</text:p>
            <text:p> IF (error IS Z) AND (d_error IS BM) AND (i_error IS SP) THEN (u_out IS MM)</text:p>
            <text:p> IF (error IS Z) AND (d_error IS MM) AND (i_error IS SP) THEN (u_out IS SM)</text:p>
            <text:p> IF (error IS Z) AND (d_error IS SM) AND (i_error IS SP) THEN (u_out IS Z)</text:p>
            <text:p> IF (error IS Z) AND (d_error IS Z) AND (i_error IS SP) THEN (u_out IS SP)</text:p>
            <text:p> IF (error IS Z) AND (d_error IS SP) AND (i_error IS SP) THEN (u_out IS MP)</text:p>
            <text:p> IF (error IS Z) AND (d_error IS MP) AND (i_error IS SP) THEN (u_out IS BP)</text:p>
            <text:p> IF (error IS Z) AND (d_error IS BP) AND (i_error IS SP) THEN (u_out IS BP)</text:p>
            <text:p> IF (error IS SP) AND (d_error IS BM) AND (i_error IS SM) THEN (u_out IS BM)</text:p>
            <text:p> IF (error IS SP) AND (d_error IS MM) AND (i_error IS SM) THEN (u_out IS MM)</text:p>
            <text:p> IF (error IS SP) AND (d_error IS SM) AND (i_error IS SM) THEN (u_out IS SM)</text:p>
            <text:p> IF (error IS SP) AND (d_error IS Z) AND (i_error IS SM) THEN (u_out IS Z)</text:p>
            <text:p> IF (error IS SP) AND (d_error IS SP) AND (i_error IS SM) THEN (u_out IS SP)</text:p>
            <text:p> IF (error IS SP) AND (d_error IS MP) AND (i_error IS SM) THEN (u_out IS MP)</text:p>
            <text:p> IF (error IS SP) AND (d_error IS BP) AND (i_error IS SM) THEN (u_out IS BP)</text:p>
            <text:p> IF (error IS SP) AND (d_error IS BM) AND (i_error IS SP) THEN (u_out IS SM)</text:p>
            <text:p> IF (error IS SP) AND (d_error IS MM) AND (i_error IS SP) THEN (u_out IS Z)</text:p>
            <text:p> IF (error IS SP) AND (d_error IS SM) AND (i_error IS SP) THEN (u_out IS SP)</text:p>
            <text:p> IF (error IS SP) AND (d_error IS Z) AND (i_error IS SP) THEN (u_out IS MP)</text:p>
            <text:p> IF (error IS SP) AND (d_error IS SP) AND (i_error IS SP) THEN (u_out IS BP)</text:p>
            <text:p> IF (error IS SP) AND (d_error IS MP) AND (i_error IS SP) THEN (u_out IS BP)</text:p>
            <text:p> IF (error IS SP) AND (d_error IS BP) AND (i_error IS SP) THEN (u_out IS BP)</text:p>
            <text:p> IF (error IS MP) AND (d_error IS BM) AND (i_error IS SM) THEN (u_out IS MM)</text:p>
            <text:p> IF (error IS MP) AND (d_error IS MM) AND (i_error IS SM) THEN (u_out IS SM)</text:p>
            <text:p> IF (error IS MP) AND (d_error IS SM) AND (i_error IS SM) THEN (u_out IS Z)</text:p>
            <text:p> IF (error IS MP) AND (d_error IS Z) AND (i_error IS SM) THEN (u_out IS SP)</text:p>
            <text:p> IF (error IS MP) AND (d_error IS SP) AND (i_error IS SM) THEN (u_out IS MP)</text:p>
            <text:p> IF (error IS MP) AND (d_error IS MP) AND (i_error IS SM) THEN (u_out IS BP)</text:p>
            <text:p> IF (error IS MP) AND (d_error IS BP) AND (i_error IS SM) THEN (u_out IS BP)</text:p>
            <text:p> IF (error IS MP) AND (d_error IS BM) AND (i_error IS SP) THEN (u_out IS Z)</text:p>
            <text:p> IF (error IS MP) AND (d_error IS MM) AND (i_error IS SP) THEN (u_out IS SP)</text:p>
            <text:p> IF (error IS MP) AND (d_error IS SM) AND (i_error IS SP) THEN (u_out IS MP)</text:p>
            <text:p> IF (error IS MP) AND (d_error IS Z) AND (i_error IS SP) THEN (u_out IS BP)</text:p>
            <text:p> IF (error IS MP) AND (d_error IS SP) AND (i_error IS SP) THEN (u_out IS BP)</text:p>
            <text:p> IF (error IS MP) AND (d_error IS MP) AND (i_error IS SP) THEN (u_out IS BP)</text:p>
            <text:p> IF (error IS MP) AND (d_error IS BP) AND (i_error IS SP) THEN (u_out IS BP)</text:p>
            <text:p> IF (error IS BP) AND (d_error IS BM) AND (i_error IS SM) THEN (u_out IS SM)</text:p>
            <text:p> IF (error IS BP) AND (d_error IS MM) AND (i_error IS SM) THEN (u_out IS Z)</text:p>
            <text:p> IF (error IS BP) AND (d_error IS SM) AND (i_error IS SM) THEN (u_out IS SP)</text:p>
            <text:p> IF (error IS BP) AND (d_error IS Z) AND (i_error IS SM) THEN (u_out IS MP)</text:p>
            <text:p> IF (error IS BP) AND (d_error IS SP) AND (i_error IS SM) THEN (u_out IS BP)</text:p>
            <text:p> IF (error IS BP) AND (d_error IS MP) AND (i_error IS SM) THEN (u_out IS BP)</text:p>
            <text:p> IF (error IS BP) AND (d_error IS BP) AND (i_error IS SM) THEN (u_out IS BP)</text:p>
            <text:p> IF (error IS BP) AND (d_error IS BM) AND (i_error IS SP) THEN (u_out IS SP)</text:p>
            <text:p> IF (error IS BP) AND (d_error IS MM) AND (i_error IS SP) THEN (u_out IS MP)</text:p>
            <text:p> IF (error IS BP) AND (d_error IS SM) AND (i_error IS SP) THEN (u_out IS BP)</text:p>
            <text:p> IF (error IS BP) AND (d_error IS Z) AND (i_error IS SP) THEN (u_out IS BP)</text:p>
            <text:p> IF (error IS BP) AND (d_error IS SP) AND (i_error IS SP) THEN (u_out IS BP)</text:p>
            <text:p> IF (error IS BP) AND (d_error IS MP) AND (i_error IS SP) THEN (u_out IS BP)</text:p>
            <text:p> IF (error IS BP) AND (d_error IS BP) AND (i_error IS SP) THEN (u_out IS BP)</text:p>
            <text:p> IF (error IS BM) AND (d_error IS BM) AND (i_error IS MM) THEN (u_out IS BM)</text:p>
            <text:p> IF (error IS BM) AND (d_error IS MM) AND (i_error IS MM) THEN (u_out IS BM)</text:p>
            <text:p> IF (error IS BM) AND (d_error IS SM) AND (i_error IS MM) THEN (u_out IS BM)</text:p>
            <text:p> IF (error IS BM) AND (d_error IS Z) AND (i_error IS MM) THEN (u_out IS BM)</text:p>
            <text:p> IF (error IS BM) AND (d_error IS SP) AND (i_error IS MM) THEN (u_out IS BM)</text:p>
            <text:p> IF (error IS BM) AND (d_error IS MP) AND (i_error IS MM) THEN (u_out IS BM)</text:p>
            <text:p> IF (error IS BM) AND (d_error IS BP) AND (i_error IS MM) THEN (u_out IS MM)</text:p>
            <text:p> IF (error IS BM) AND (d_error IS BM) AND (i_error IS MP) THEN (u_out IS BM)</text:p>
            <text:p> IF (error IS BM) AND (d_error IS MM) AND (i_error IS MP) THEN (u_out IS BM)</text:p>
            <text:p> IF (error IS BM) AND (d_error IS SM) AND (i_error IS MP) THEN (u_out IS MM)</text:p>
            <text:p> IF (error IS BM) AND (d_error IS Z) AND (i_error IS MP) THEN (u_out IS SM)</text:p>
            <text:p> IF (error IS BM) AND (d_error IS SP) AND (i_error IS MP) THEN (u_out IS Z)</text:p>
            <text:p> IF (error IS BM) AND (d_error IS MP) AND (i_error IS MP) THEN (u_out IS SP)</text:p>
            <text:p> IF (error IS BM) AND (d_error IS BP) AND (i_error IS MP) THEN (u_out IS MP)</text:p>
            <text:p> IF (error IS MM) AND (d_error IS BM) AND (i_error IS MM) THEN (u_out IS BM)</text:p>
            <text:p> IF (error IS MM) AND (d_error IS MM) AND (i_error IS MM) THEN (u_out IS BM)</text:p>
            <text:p> IF (error IS MM) AND (d_error IS SM) AND (i_error IS MM) THEN (u_out IS BM)</text:p>
            <text:p> IF (error IS MM) AND (d_error IS Z) AND (i_error IS MM) THEN (u_out IS BM)</text:p>
            <text:p> IF (error IS MM) AND (d_error IS SP) AND (i_error IS MM) THEN (u_out IS BM)</text:p>
            <text:p> IF (error IS MM) AND (d_error IS MP) AND (i_error IS MM) THEN (u_out IS MM)</text:p>
            <text:p> IF (error IS MM) AND (d_error IS BP) AND (i_error IS MM) THEN (u_out IS SM)</text:p>
            <text:p> IF (error IS MM) AND (d_error IS BM) AND (i_error IS MP) THEN (u_out IS BM)</text:p>
            <text:p> IF (error IS MM) AND (d_error IS MM) AND (i_error IS MP) THEN (u_out IS MM)</text:p>
            <text:p> IF (error IS MM) AND (d_error IS SM) AND (i_error IS MP) THEN (u_out IS SM)</text:p>
            <text:p> IF (error IS MM) AND (d_error IS Z) AND (i_error IS MP) THEN (u_out IS Z)</text:p>
            <text:p> IF (error IS MM) AND (d_error IS SP) AND (i_error IS MP) THEN (u_out IS SP)</text:p>
            <text:p> IF (error IS MM) AND (d_error IS MP) AND (i_error IS MP) THEN (u_out IS MP)</text:p>
            <text:p> IF (error IS MM) AND (d_error IS BP) AND (i_error IS MP) THEN (u_out IS BP)</text:p>
            <text:p> IF (error IS SM) AND (d_error IS BM) AND (i_error IS MM) THEN (u_out IS BM)</text:p>
            <text:p> IF (error IS SM) AND (d_error IS MM) AND (i_error IS MM) THEN (u_out IS BM)</text:p>
            <text:p> IF (error IS SM) AND (d_error IS SM) AND (i_error IS MM) THEN (u_out IS BM)</text:p>
            <text:p> IF (error IS SM) AND (d_error IS Z) AND (i_error IS MM) THEN (u_out IS BM)</text:p>
            <text:p> IF (error IS SM) AND (d_error IS SP) AND (i_error IS MM) THEN (u_out IS MM)</text:p>
            <text:p> IF (error IS SM) AND (d_error IS MP) AND (i_error IS MM) THEN (u_out IS SM)</text:p>
            <text:p> IF (error IS SM) AND (d_error IS BP) AND (i_error IS MM) THEN (u_out IS Z)</text:p>
            <text:p> IF (error IS SM) AND (d_error IS BM) AND (i_error IS MP) THEN (u_out IS MM)</text:p>
            <text:p> IF (error IS SM) AND (d_error IS MM) AND (i_error IS MP) THEN (u_out IS SM)</text:p>
            <text:p> IF (error IS SM) AND (d_error IS SM) AND (i_error IS MP) THEN (u_out IS Z)</text:p>
            <text:p> IF (error IS SM) AND (d_error IS Z) AND (i_error IS MP) THEN (u_out IS SP)</text:p>
            <text:p> IF (error IS SM) AND (d_error IS SP) AND (i_error IS MP) THEN (u_out IS MP)</text:p>
            <text:p> IF (error IS SM) AND (d_error IS MP) AND (i_error IS MP) THEN (u_out IS BP)</text:p>
            <text:p> IF (error IS SM) AND (d_error IS BP) AND (i_error IS MP) THEN (u_out IS BP)</text:p>
            <text:p> IF (error IS Z) AND (d_error IS BM) AND (i_error IS MM) THEN (u_out IS BM)</text:p>
            <text:p> IF (error IS Z) AND (d_error IS MM) AND (i_error IS MM) THEN (u_out IS BM)</text:p>
            <text:p> IF (error IS Z) AND (d_error IS SM) AND (i_error IS MM) THEN (u_out IS BM)</text:p>
            <text:p> IF (error IS Z) AND (d_error IS Z) AND (i_error IS MM) THEN (u_out IS MM)</text:p>
            <text:p> IF (error IS Z) AND (d_error IS SP) AND (i_error IS MM) THEN (u_out IS SM)</text:p>
            <text:p> IF (error IS Z) AND (d_error IS MP) AND (i_error IS MM) THEN (u_out IS Z)</text:p>
            <text:p> IF (error IS Z) AND (d_error IS BP) AND (i_error IS MM) THEN (u_out IS SP)</text:p>
            <text:p> IF (error IS Z) AND (d_error IS BM) AND (i_error IS MP) THEN (u_out IS SM)</text:p>
            <text:p> IF (error IS Z) AND (d_error IS MM) AND (i_error IS MP) THEN (u_out IS Z)</text:p>
            <text:p> IF (error IS Z) AND (d_error IS SM) AND (i_error IS MP) THEN (u_out IS SP)</text:p>
            <text:p> IF (error IS Z) AND (d_error IS Z) AND (i_error IS MP) THEN (u_out IS MP)</text:p>
            <text:p> IF (error IS Z) AND (d_error IS SP) AND (i_error IS MP) THEN (u_out IS BP)</text:p>
            <text:p> IF (error IS Z) AND (d_error IS MP) AND (i_error IS MP) THEN (u_out IS BP)</text:p>
            <text:p> IF (error IS Z) AND (d_error IS BP) AND (i_error IS MP) THEN (u_out IS BP)</text:p>
            <text:p> IF (error IS SP) AND (d_error IS BM) AND (i_error IS MM) THEN (u_out IS BM)</text:p>
            <text:p> IF (error IS SP) AND (d_error IS MM) AND (i_error IS MM) THEN (u_out IS BM)</text:p>
            <text:p> IF (error IS SP) AND (d_error IS SM) AND (i_error IS MM) THEN (u_out IS MM)</text:p>
            <text:p> IF (error IS SP) AND (d_error IS Z) AND (i_error IS MM) THEN (u_out IS SM)</text:p>
            <text:p> IF (error IS SP) AND (d_error IS SP) AND (i_error IS MM) THEN (u_out IS Z)</text:p>
            <text:p> IF (error IS SP) AND (d_error IS MP) AND (i_error IS MM) THEN (u_out IS SP)</text:p>
            <text:p> IF (error IS SP) AND (d_error IS BP) AND (i_error IS MM) THEN (u_out IS MP)</text:p>
            <text:p> IF (error IS SP) AND (d_error IS BM) AND (i_error IS MP) THEN (u_out IS Z)</text:p>
            <text:p> IF (error IS SP) AND (d_error IS MM) AND (i_error IS MP) THEN (u_out IS SP)</text:p>
            <text:p> IF (error IS SP) AND (d_error IS SM) AND (i_error IS MP) THEN (u_out IS MP)</text:p>
            <text:p> IF (error IS SP) AND (d_error IS Z) AND (i_error IS MP) THEN (u_out IS BP)</text:p>
            <text:p> IF (error IS SP) AND (d_error IS SP) AND (i_error IS MP) THEN (u_out IS BP)</text:p>
            <text:p> IF (error IS SP) AND (d_error IS MP) AND (i_error IS MP) THEN (u_out IS BP)</text:p>
            <text:p> IF (error IS SP) AND (d_error IS BP) AND (i_error IS MP) THEN (u_out IS BP)</text:p>
            <text:p> IF (error IS MP) AND (d_error IS BM) AND (i_error IS MM) THEN (u_out IS BM)</text:p>
            <text:p> IF (error IS MP) AND (d_error IS MM) AND (i_error IS MM) THEN (u_out IS MM)</text:p>
            <text:p> IF (error IS MP) AND (d_error IS SM) AND (i_error IS MM) THEN (u_out IS SM)</text:p>
            <text:p> IF (error IS MP) AND (d_error IS Z) AND (i_error IS MM) THEN (u_out IS Z)</text:p>
            <text:p> IF (error IS MP) AND (d_error IS SP) AND (i_error IS MM) THEN (u_out IS SP)</text:p>
            <text:p> IF (error IS MP) AND (d_error IS MP) AND (i_error IS MM) THEN (u_out IS MP)</text:p>
            <text:p> IF (error IS MP) AND (d_error IS BP) AND (i_error IS MM) THEN (u_out IS BP)</text:p>
            <text:p> IF (error IS MP) AND (d_error IS BM) AND (i_error IS MP) THEN (u_out IS SP)</text:p>
            <text:p> IF (error IS MP) AND (d_error IS MM) AND (i_error IS MP) THEN (u_out IS MP)</text:p>
            <text:p> IF (error IS MP) AND (d_error IS SM) AND (i_error IS MP) THEN (u_out IS BP)</text:p>
            <text:p> IF (error IS MP) AND (d_error IS Z) AND (i_error IS MP) THEN (u_out IS BP)</text:p>
            <text:p> IF (error IS MP) AND (d_error IS SP) AND (i_error IS MP) THEN (u_out IS BP)</text:p>
            <text:p> IF (error IS MP) AND (d_error IS MP) AND (i_error IS MP) THEN (u_out IS BP)</text:p>
            <text:p> IF (error IS MP) AND (d_error IS BP) AND (i_error IS MP) THEN (u_out IS BP)</text:p>
            <text:p> IF (error IS BP) AND (d_error IS BM) AND (i_error IS MM) THEN (u_out IS MM)</text:p>
            <text:p> IF (error IS BP) AND (d_error IS MM) AND (i_error IS MM) THEN (u_out IS SM)</text:p>
            <text:p> IF (error IS BP) AND (d_error IS SM) AND (i_error IS MM) THEN (u_out IS Z)</text:p>
            <text:p> IF (error IS BP) AND (d_error IS Z) AND (i_error IS MM) THEN (u_out IS SP)</text:p>
            <text:p> IF (error IS BP) AND (d_error IS SP) AND (i_error IS MM) THEN (u_out IS MP)</text:p>
            <text:p> IF (error IS BP) AND (d_error IS MP) AND (i_error IS MM) THEN (u_out IS BP)</text:p>
            <text:p> IF (error IS BP) AND (d_error IS BP) AND (i_error IS MM) THEN (u_out IS BP)</text:p>
            <text:p> IF (error IS BP) AND (d_error IS BM) AND (i_error IS MP) THEN (u_out IS MP)</text:p>
            <text:p> IF (error IS BP) AND (d_error IS MM) AND (i_error IS MP) THEN (u_out IS BP)</text:p>
            <text:p> IF (error IS BP) AND (d_error IS SM) AND (i_error IS MP) THEN (u_out IS BP)</text:p>
            <text:p> IF (error IS BP) AND (d_error IS Z) AND (i_error IS MP) THEN (u_out IS BP)</text:p>
            <text:p> IF (error IS BP) AND (d_error IS SP) AND (i_error IS MP) THEN (u_out IS BP)</text:p>
            <text:p> IF (error IS BP) AND (d_error IS MP) AND (i_error IS MP) THEN (u_out IS BP)</text:p>
            <text:p> IF (error IS BP) AND (d_error IS BP) AND (i_error IS MP) THEN (u_out IS BP)</text:p>
            <text:p> IF (error IS BM) AND (d_error IS BM) AND (i_error IS BM) THEN (u_out IS BM)</text:p>
            <text:p> IF (error IS BM) AND (d_error IS MM) AND (i_error IS BM) THEN (u_out IS BM)</text:p>
            <text:p> IF (error IS BM) AND (d_error IS SM) AND (i_error IS BM) THEN (u_out IS BM)</text:p>
            <text:p> IF (error IS BM) AND (d_error IS Z) AND (i_error IS BM) THEN (u_out IS BM)</text:p>
            <text:p> IF (error IS BM) AND (d_error IS SP) AND (i_error IS BM) THEN (u_out IS BM)</text:p>
            <text:p> IF (error IS BM) AND (d_error IS MP) AND (i_error IS BM) THEN (u_out IS BM)</text:p>
            <text:p> IF (error IS BM) AND (d_error IS BP) AND (i_error IS BM) THEN (u_out IS BM)</text:p>
            <text:p> IF (error IS BM) AND (d_error IS BM) AND (i_error IS BP) THEN (u_out IS BM)</text:p>
            <text:p> IF (error IS BM) AND (d_error IS MM) AND (i_error IS BP) THEN (u_out IS MM)</text:p>
            <text:p> IF (error IS BM) AND (d_error IS SM) AND (i_error IS BP) THEN (u_out IS SM)</text:p>
            <text:p> IF (error IS BM) AND (d_error IS Z) AND (i_error IS BP) THEN (u_out IS Z)</text:p>
            <text:p> IF (error IS BM) AND (d_error IS SP) AND (i_error IS BP) THEN (u_out IS SP)</text:p>
            <text:p> IF (error IS BM) AND (d_error IS MP) AND (i_error IS BP) THEN (u_out IS MP)</text:p>
            <text:p> IF (error IS BM) AND (d_error IS BP) AND (i_error IS BP) THEN (u_out IS BP)</text:p>
            <text:p> IF (error IS MM) AND (d_error IS BM) AND (i_error IS BM) THEN (u_out IS BM)</text:p>
            <text:p> IF (error IS MM) AND (d_error IS MM) AND (i_error IS BM) THEN (u_out IS BM)</text:p>
            <text:p> IF (error IS MM) AND (d_error IS SM) AND (i_error IS BM) THEN (u_out IS BM)</text:p>
            <text:p> IF (error IS MM) AND (d_error IS Z) AND (i_error IS BM) THEN (u_out IS BM)</text:p>
            <text:p> IF (error IS MM) AND (d_error IS SP) AND (i_error IS BM) THEN (u_out IS BM)</text:p>
            <text:p> IF (error IS MM) AND (d_error IS MP) AND (i_error IS BM) THEN (u_out IS BM)</text:p>
            <text:p> IF (error IS MM) AND (d_error IS BP) AND (i_error IS BM) THEN (u_out IS MM)</text:p>
            <text:p> IF (error IS MM) AND (d_error IS BM) AND (i_error IS BP) THEN (u_out IS MM)</text:p>
            <text:p> IF (error IS MM) AND (d_error IS MM) AND (i_error IS BP) THEN (u_out IS SM)</text:p>
            <text:p> IF (error IS MM) AND (d_error IS SM) AND (i_error IS BP) THEN (u_out IS Z)</text:p>
            <text:p> IF (error IS MM) AND (d_error IS Z) AND (i_error IS BP) THEN (u_out IS SP)</text:p>
            <text:p> IF (error IS MM) AND (d_error IS SP) AND (i_error IS BP) THEN (u_out IS MP)</text:p>
            <text:p> IF (error IS MM) AND (d_error IS MP) AND (i_error IS BP) THEN (u_out IS BP)</text:p>
            <text:p> IF (error IS MM) AND (d_error IS BP) AND (i_error IS BP) THEN (u_out IS BP)</text:p>
            <text:p> IF (error IS SM) AND (d_error IS BM) AND (i_error IS BM) THEN (u_out IS BM)</text:p>
            <text:p> IF (error IS SM) AND (d_error IS MM) AND (i_error IS BM) THEN (u_out IS BM)</text:p>
            <text:p> IF (error IS SM) AND (d_error IS SM) AND (i_error IS BM) THEN (u_out IS BM)</text:p>
            <text:p> IF (error IS SM) AND (d_error IS Z) AND (i_error IS BM) THEN (u_out IS BM)</text:p>
            <text:p> IF (error IS SM) AND (d_error IS SP) AND (i_error IS BM) THEN (u_out IS BM)</text:p>
            <text:p> IF (error IS SM) AND (d_error IS MP) AND (i_error IS BM) THEN (u_out IS MM)</text:p>
            <text:p> IF (error IS SM) AND (d_error IS BP) AND (i_error IS BM) THEN (u_out IS SM)</text:p>
            <text:p> IF (error IS SM) AND (d_error IS BM) AND (i_error IS BP) THEN (u_out IS SM)</text:p>
            <text:p> IF (error IS SM) AND (d_error IS MM) AND (i_error IS BP) THEN (u_out IS Z)</text:p>
            <text:p> IF (error IS SM) AND (d_error IS SM) AND (i_error IS BP) THEN (u_out IS SP)</text:p>
            <text:p> IF (error IS SM) AND (d_error IS Z) AND (i_error IS BP) THEN (u_out IS MP)</text:p>
            <text:p> IF (error IS SM) AND (d_error IS SP) AND (i_error IS BP) THEN (u_out IS BP)</text:p>
            <text:p> IF (error IS SM) AND (d_error IS MP) AND (i_error IS BP) THEN (u_out IS BP)</text:p>
            <text:p> IF (error IS SM) AND (d_error IS BP) AND (i_error IS BP) THEN (u_out IS BP)</text:p>
            <text:p> IF (error IS Z) AND (d_error IS BM) AND (i_error IS BM) THEN (u_out IS BM)</text:p>
            <text:p> IF (error IS Z) AND (d_error IS MM) AND (i_error IS BM) THEN (u_out IS BM)</text:p>
            <text:p> IF (error IS Z) AND (d_error IS SM) AND (i_error IS BM) THEN (u_out IS BM)</text:p>
            <text:p> IF (error IS Z) AND (d_error IS Z) AND (i_error IS BM) THEN (u_out IS BM)</text:p>
            <text:p> IF (error IS Z) AND (d_error IS SP) AND (i_error IS BM) THEN (u_out IS MM)</text:p>
            <text:p> IF (error IS Z) AND (d_error IS MP) AND (i_error IS BM) THEN (u_out IS SM)</text:p>
            <text:p> IF (error IS Z) AND (d_error IS BP) AND (i_error IS BM) THEN (u_out IS Z)</text:p>
            <text:p> IF (error IS Z) AND (d_error IS BM) AND (i_error IS BP) THEN (u_out IS Z)</text:p>
            <text:p> IF (error IS Z) AND (d_error IS MM) AND (i_error IS BP) THEN (u_out IS SP)</text:p>
            <text:p> IF (error IS Z) AND (d_error IS SM) AND (i_error IS BP) THEN (u_out IS MP)</text:p>
            <text:p> IF (error IS Z) AND (d_error IS Z) AND (i_error IS BP) THEN (u_out IS BP)</text:p>
            <text:p> IF (error IS Z) AND (d_error IS SP) AND (i_error IS BP) THEN (u_out IS BP)</text:p>
            <text:p> IF (error IS Z) AND (d_error IS MP) AND (i_error IS BP) THEN (u_out IS BP)</text:p>
            <text:p> IF (error IS Z) AND (d_error IS BP) AND (i_error IS BP) THEN (u_out IS BP)</text:p>
            <text:p> IF (error IS SP) AND (d_error IS BM) AND (i_error IS BM) THEN (u_out IS BM)</text:p>
            <text:p> IF (error IS SP) AND (d_error IS MM) AND (i_error IS BM) THEN (u_out IS BM)</text:p>
            <text:p> IF (error IS SP) AND (d_error IS SM) AND (i_error IS BM) THEN (u_out IS BM)</text:p>
            <text:p> IF (error IS SP) AND (d_error IS Z) AND (i_error IS BM) THEN (u_out IS MM)</text:p>
            <text:p> IF (error IS SP) AND (d_error IS SP) AND (i_error IS BM) THEN (u_out IS SM)</text:p>
            <text:p> IF (error IS SP) AND (d_error IS MP) AND (i_error IS BM) THEN (u_out IS Z)</text:p>
            <text:p> IF (error IS SP) AND (d_error IS BP) AND (i_error IS BM) THEN (u_out IS SP)</text:p>
            <text:p> IF (error IS SP) AND (d_error IS BM) AND (i_error IS BP) THEN (u_out IS SP)</text:p>
            <text:p> IF (error IS SP) AND (d_error IS MM) AND (i_error IS BP) THEN (u_out IS MP)</text:p>
            <text:p> IF (error IS SP) AND (d_error IS SM) AND (i_error IS BP) THEN (u_out IS BP)</text:p>
            <text:p> IF (error IS SP) AND (d_error IS Z) AND (i_error IS BP) THEN (u_out IS BP)</text:p>
            <text:p> IF (error IS SP) AND (d_error IS SP) AND (i_error IS BP) THEN (u_out IS BP)</text:p>
            <text:p> IF (error IS SP) AND (d_error IS MP) AND (i_error IS BP) THEN (u_out IS BP)</text:p>
            <text:p> IF (error IS SP) AND (d_error IS BP) AND (i_error IS BP) THEN (u_out IS BP)</text:p>
            <text:p> IF (error IS MP) AND (d_error IS BM) AND (i_error IS BM) THEN (u_out IS BM)</text:p>
            <text:p> IF (error IS MP) AND (d_error IS MM) AND (i_error IS BM) THEN (u_out IS BM)</text:p>
            <text:p> IF (error IS MP) AND (d_error IS SM) AND (i_error IS BM) THEN (u_out IS MM)</text:p>
            <text:p> IF (error IS MP) AND (d_error IS Z) AND (i_error IS BM) THEN (u_out IS SM)</text:p>
            <text:p> IF (error IS MP) AND (d_error IS SP) AND (i_error IS BM) THEN (u_out IS Z)</text:p>
            <text:p> IF (error IS MP) AND (d_error IS MP) AND (i_error IS BM) THEN (u_out IS SP)</text:p>
            <text:p> IF (error IS MP) AND (d_error IS BP) AND (i_error IS BM) THEN (u_out IS MP)</text:p>
            <text:p> IF (error IS MP) AND (d_error IS BM) AND (i_error IS BP) THEN (u_out IS MP)</text:p>
            <text:p> IF (error IS MP) AND (d_error IS MM) AND (i_error IS BP) THEN (u_out IS BP)</text:p>
            <text:p> IF (error IS MP) AND (d_error IS SM) AND (i_error IS BP) THEN (u_out IS BP)</text:p>
            <text:p> IF (error IS MP) AND (d_error IS Z) AND (i_error IS BP) THEN (u_out IS BP)</text:p>
            <text:p> IF (error IS MP) AND (d_error IS SP) AND (i_error IS BP) THEN (u_out IS BP)</text:p>
            <text:p> IF (error IS MP) AND (d_error IS MP) AND (i_error IS BP) THEN (u_out IS BP)</text:p>
            <text:p> IF (error IS MP) AND (d_error IS BP) AND (i_error IS BP) THEN (u_out IS BP)</text:p>
            <text:p> IF (error IS BP) AND (d_error IS BM) AND (i_error IS BM) THEN (u_out IS BM)</text:p>
            <text:p> IF (error IS BP) AND (d_error IS MM) AND (i_error IS BM) THEN (u_out IS MM)</text:p>
            <text:p> IF (error IS BP) AND (d_error IS SM) AND (i_error IS BM) THEN (u_out IS SM)</text:p>
            <text:p> IF (error IS BP) AND (d_error IS Z) AND (i_error IS BM) THEN (u_out IS Z)</text:p>
            <text:p> IF (error IS BP) AND (d_error IS SP) AND (i_error IS BM) THEN (u_out IS SP)</text:p>
            <text:p> IF (error IS BP) AND (d_error IS MP) AND (i_error IS BM) THEN (u_out IS MP)</text:p>
            <text:p> IF (error IS BP) AND (d_error IS BP) AND (i_error IS BM) THEN (u_out IS BP)</text:p>
            <text:p> IF (error IS BP) AND (d_error IS BM) AND (i_error IS BP) THEN (u_out IS BP)</text:p>
            <text:p> IF (error IS BP) AND (d_error IS MM) AND (i_error IS BP) THEN (u_out IS BP)</text:p>
            <text:p> IF (error IS BP) AND (d_error IS SM) AND (i_error IS BP) THEN (u_out IS BP)</text:p>
            <text:p> IF (error IS BP) AND (d_error IS Z) AND (i_error IS BP) THEN (u_out IS BP)</text:p>
            <text:p> IF (error IS BP) AND (d_error IS SP) AND (i_error IS BP) THEN (u_out IS BP)</text:p>
            <text:p> IF (error IS BP) AND (d_error IS MP) AND (i_error IS BP) THEN (u_out IS BP)</text:p>
            <text:p> IF (error IS BP) AND (d_error IS BP) AND (i_error IS BP) THEN (u_out IS BP)</text:p>
          </table:table-cell>
          <table:table-cell table:number-columns-repeated="15"/>
        </table:table-row>
        <table:table-row table:style-name="ro3">
          <table:table-cell table:number-columns-repeated="2"/>
          <table:table-cell table:formula="of:=COM.MICROSOFT.TEXTJOIN(CHAR(10);1;[.$C$85:.$R$121])" office:value-type="string" office:string-value=" IF (error IS BM) AND (d_error IS BM) AND (i_error IS Z) THEN (u_out IS BM)&#10; IF (error IS BM) AND (d_error IS MM) AND (i_error IS Z) THEN (u_out IS BM)&#10; IF (error IS BM) AND (d_error IS SM) AND (i_error IS Z) THEN (u_out IS BM)&#10; IF (error IS BM) AND (d_error IS Z) AND (i_error IS Z) THEN (u_out IS BM)&#10; IF (error IS BM) AND (d_error IS SP) AND (i_error IS Z) THEN (u_out IS MM)&#10; IF (error IS BM) AND (d_error IS MP) AND (i_error IS Z) THEN (u_out IS SM)&#10; IF (error IS BM) AND (d_error IS BP) AND (i_error IS Z) THEN (u_out IS Z)&#10; IF (error IS MM) AND (d_error IS BM) AND (i_error IS Z) THEN (u_out IS BM)&#10; IF (error IS MM) AND (d_error IS MM) AND (i_error IS Z) THEN (u_out IS BM)&#10; IF (error IS MM) AND (d_error IS SM) AND (i_error IS Z) THEN (u_out IS BM)&#10; IF (error IS MM) AND (d_error IS Z) AND (i_error IS Z) THEN (u_out IS MM)&#10; IF (error IS MM) AND (d_error IS SP) AND (i_error IS Z) THEN (u_out IS SM)&#10; IF (error IS MM) AND (d_error IS MP) AND (i_error IS Z) THEN (u_out IS Z)&#10; IF (error IS MM) AND (d_error IS BP) AND (i_error IS Z) THEN (u_out IS SP)&#10; IF (error IS SM) AND (d_error IS BM) AND (i_error IS Z) THEN (u_out IS BM)&#10; IF (error IS SM) AND (d_error IS MM) AND (i_error IS Z) THEN (u_out IS BM)&#10; IF (error IS SM) AND (d_error IS SM) AND (i_error IS Z) THEN (u_out IS MM)&#10; IF (error IS SM) AND (d_error IS Z) AND (i_error IS Z) THEN (u_out IS SM)&#10; IF (error IS SM) AND (d_error IS SP) AND (i_error IS Z) THEN (u_out IS Z)&#10; IF (error IS SM) AND (d_error IS MP) AND (i_error IS Z) THEN (u_out IS SP)&#10; IF (error IS SM) AND (d_error IS BP) AND (i_error IS Z) THEN (u_out IS MP)&#10; IF (error IS Z) AND (d_error IS BM) AND (i_error IS Z) THEN (u_out IS BM)&#10; IF (error IS Z) AND (d_error IS MM) AND (i_error IS Z) THEN (u_out IS MM)&#10; IF (error IS Z) AND (d_error IS SM) AND (i_error IS Z) THEN (u_out IS SM)&#10; IF (error IS Z) AND (d_error IS Z) AND (i_error IS Z) THEN (u_out IS Z)&#10; IF (error IS Z) AND (d_error IS SP) AND (i_error IS Z) THEN (u_out IS SP)&#10; IF (error IS Z) AND (d_error IS MP) AND (i_error IS Z) THEN (u_out IS MP)&#10; IF (error IS Z) AND (d_error IS BP) AND (i_error IS Z) THEN (u_out IS BP)&#10; IF (error IS SP) AND (d_error IS BM) AND (i_error IS Z) THEN (u_out IS MM)&#10; IF (error IS SP) AND (d_error IS MM) AND (i_error IS Z) THEN (u_out IS SM)&#10; IF (error IS SP) AND (d_error IS SM) AND (i_error IS Z) THEN (u_out IS Z)&#10; IF (error IS SP) AND (d_error IS Z) AND (i_error IS Z) THEN (u_out IS SP)&#10; IF (error IS SP) AND (d_error IS SP) AND (i_error IS Z) THEN (u_out IS MP)&#10; IF (error IS SP) AND (d_error IS MP) AND (i_error IS Z) THEN (u_out IS BP)&#10; IF (error IS SP) AND (d_error IS BP) AND (i_error IS Z) THEN (u_out IS BP)&#10; IF (error IS MP) AND (d_error IS BM) AND (i_error IS Z) THEN (u_out IS SM)&#10; IF (error IS MP) AND (d_error IS MM) AND (i_error IS Z) THEN (u_out IS Z)&#10; IF (error IS MP) AND (d_error IS SM) AND (i_error IS Z) THEN (u_out IS SP)&#10; IF (error IS MP) AND (d_error IS Z) AND (i_error IS Z) THEN (u_out IS MP)&#10; IF (error IS MP) AND (d_error IS SP) AND (i_error IS Z) THEN (u_out IS BP)&#10; IF (error IS MP) AND (d_error IS MP) AND (i_error IS Z) THEN (u_out IS BP)&#10; IF (error IS MP) AND (d_error IS BP) AND (i_error IS Z) THEN (u_out IS BP)&#10; IF (error IS BP) AND (d_error IS BM) AND (i_error IS Z) THEN (u_out IS Z)&#10; IF (error IS BP) AND (d_error IS MM) AND (i_error IS Z) THEN (u_out IS SP)&#10; IF (error IS BP) AND (d_error IS SM) AND (i_error IS Z) THEN (u_out IS MP)&#10; IF (error IS BP) AND (d_error IS Z) AND (i_error IS Z) THEN (u_out IS BP)&#10; IF (error IS BP) AND (d_error IS SP) AND (i_error IS Z) THEN (u_out IS BP)&#10; IF (error IS BP) AND (d_error IS MP) AND (i_error IS Z) THEN (u_out IS BP)&#10; IF (error IS BP) AND (d_error IS BP) AND (i_error IS Z) THEN (u_out IS BP)&#10; IF (error IS BM) AND (d_error IS BM) AND (i_error IS SM) THEN (u_out IS BM)&#10; IF (error IS BM) AND (d_error IS MM) AND (i_error IS SM) THEN (u_out IS BM)&#10; IF (error IS BM) AND (d_error IS SM) AND (i_error IS SM) THEN (u_out IS BM)&#10; IF (error IS BM) AND (d_error IS Z) AND (i_error IS SM) THEN (u_out IS BM)&#10; IF (error IS BM) AND (d_error IS SP) AND (i_error IS SM) THEN (u_out IS BM)&#10; IF (error IS BM) AND (d_error IS MP) AND (i_error IS SM) THEN (u_out IS MM)&#10; IF (error IS BM) AND (d_error IS BP) AND (i_error IS SM) THEN (u_out IS SM)&#10; IF (error IS BM) AND (d_error IS BM) AND (i_error IS SP) THEN (u_out IS BM)&#10; IF (error IS BM) AND (d_error IS MM) AND (i_error IS SP) THEN (u_out IS BM)&#10; IF (error IS BM) AND (d_error IS SM) AND (i_error IS SP) THEN (u_out IS BM)&#10; IF (error IS BM) AND (d_error IS Z) AND (i_error IS SP) THEN (u_out IS MM)&#10; IF (error IS BM) AND (d_error IS SP) AND (i_error IS SP) THEN (u_out IS SM)&#10; IF (error IS BM) AND (d_error IS MP) AND (i_error IS SP) THEN (u_out IS Z)&#10; IF (error IS BM) AND (d_error IS BP) AND (i_error IS SP) THEN (u_out IS SP)&#10; IF (error IS MM) AND (d_error IS BM) AND (i_error IS SM) THEN (u_out IS BM)&#10; IF (error IS MM) AND (d_error IS MM) AND (i_error IS SM) THEN (u_out IS BM)&#10; IF (error IS MM) AND (d_error IS SM) AND (i_error IS SM) THEN (u_out IS BM)&#10; IF (error IS MM) AND (d_error IS Z) AND (i_error IS SM) THEN (u_out IS BM)&#10; IF (error IS MM) AND (d_error IS SP) AND (i_error IS SM) THEN (u_out IS MM)&#10; IF (error IS MM) AND (d_error IS MP) AND (i_error IS SM) THEN (u_out IS SM)&#10; IF (error IS MM) AND (d_error IS BP) AND (i_error IS SM) THEN (u_out IS Z)&#10; IF (error IS MM) AND (d_error IS BM) AND (i_error IS SP) THEN (u_out IS BM)&#10; IF (error IS MM) AND (d_error IS MM) AND (i_error IS SP) THEN (u_out IS BM)&#10; IF (error IS MM) AND (d_error IS SM) AND (i_error IS SP) THEN (u_out IS MM)&#10; IF (error IS MM) AND (d_error IS Z) AND (i_error IS SP) THEN (u_out IS SM)&#10; IF (error IS MM) AND (d_error IS SP) AND (i_error IS SP) THEN (u_out IS Z)&#10; IF (error IS MM) AND (d_error IS MP) AND (i_error IS SP) THEN (u_out IS SP)&#10; IF (error IS MM) AND (d_error IS BP) AND (i_error IS SP) THEN (u_out IS MP)&#10; IF (error IS SM) AND (d_error IS BM) AND (i_error IS SM) THEN (u_out IS BM)&#10; IF (error IS SM) AND (d_error IS MM) AND (i_error IS SM) THEN (u_out IS BM)&#10; IF (error IS SM) AND (d_error IS SM) AND (i_error IS SM) THEN (u_out IS BM)&#10; IF (error IS SM) AND (d_error IS Z) AND (i_error IS SM) THEN (u_out IS MM)&#10; IF (error IS SM) AND (d_error IS SP) AND (i_error IS SM) THEN (u_out IS SM)&#10; IF (error IS SM) AND (d_error IS MP) AND (i_error IS SM) THEN (u_out IS Z)&#10; IF (error IS SM) AND (d_error IS BP) AND (i_error IS SM) THEN (u_out IS SP)&#10; IF (error IS SM) AND (d_error IS BM) AND (i_error IS SP) THEN (u_out IS BM)&#10; IF (error IS SM) AND (d_error IS MM) AND (i_error IS SP) THEN (u_out IS MM)&#10; IF (error IS SM) AND (d_error IS SM) AND (i_error IS SP) THEN (u_out IS SM)&#10; IF (error IS SM) AND (d_error IS Z) AND (i_error IS SP) THEN (u_out IS Z)&#10; IF (error IS SM) AND (d_error IS SP) AND (i_error IS SP) THEN (u_out IS SP)&#10; IF (error IS SM) AND (d_error IS MP) AND (i_error IS SP) THEN (u_out IS MP)&#10; IF (error IS SM) AND (d_error IS BP) AND (i_error IS SP) THEN (u_out IS BP)&#10; IF (error IS Z) AND (d_error IS BM) AND (i_error IS SM) THEN (u_out IS BM)&#10; IF (error IS Z) AND (d_error IS MM) AND (i_error IS SM) THEN (u_out IS BM)&#10; IF (error IS Z) AND (d_error IS SM) AND (i_error IS SM) THEN (u_out IS MM)&#10; IF (error IS Z) AND (d_error IS Z) AND (i_error IS SM) THEN (u_out IS SM)&#10; IF (error IS Z) AND (d_error IS SP) AND (i_error IS SM) THEN (u_out IS Z)&#10; IF (error IS Z) AND (d_error IS MP) AND (i_error IS SM) THEN (u_out IS SP)&#10; IF (error IS Z) AND (d_error IS BP) AND (i_error IS SM) THEN (u_out IS MP)&#10; IF (error IS Z) AND (d_error IS BM) AND (i_error IS SP) THEN (u_out IS MM)&#10; IF (error IS Z) AND (d_error IS MM) AND (i_error IS SP) THEN (u_out IS SM)&#10; IF (error IS Z) AND (d_error IS SM) AND (i_error IS SP) THEN (u_out IS Z)&#10; IF (error IS Z) AND (d_error IS Z) AND (i_error IS SP) THEN (u_out IS SP)&#10; IF (error IS Z) AND (d_error IS SP) AND (i_error IS SP) THEN (u_out IS MP)&#10; IF (error IS Z) AND (d_error IS MP) AND (i_error IS SP) THEN (u_out IS BP)&#10; IF (error IS Z) AND (d_error IS BP) AND (i_error IS SP) THEN (u_out IS BP)&#10; IF (error IS SP) AND (d_error IS BM) AND (i_error IS SM) THEN (u_out IS BM)&#10; IF (error IS SP) AND (d_error IS MM) AND (i_error IS SM) THEN (u_out IS MM)&#10; IF (error IS SP) AND (d_error IS SM) AND (i_error IS SM) THEN (u_out IS SM)&#10; IF (error IS SP) AND (d_error IS Z) AND (i_error IS SM) THEN (u_out IS Z)&#10; IF (error IS SP) AND (d_error IS SP) AND (i_error IS SM) THEN (u_out IS SP)&#10; IF (error IS SP) AND (d_error IS MP) AND (i_error IS SM) THEN (u_out IS MP)&#10; IF (error IS SP) AND (d_error IS BP) AND (i_error IS SM) THEN (u_out IS BP)&#10; IF (error IS SP) AND (d_error IS BM) AND (i_error IS SP) THEN (u_out IS SM)&#10; IF (error IS SP) AND (d_error IS MM) AND (i_error IS SP) THEN (u_out IS Z)&#10; IF (error IS SP) AND (d_error IS SM) AND (i_error IS SP) THEN (u_out IS SP)&#10; IF (error IS SP) AND (d_error IS Z) AND (i_error IS SP) THEN (u_out IS MP)&#10; IF (error IS SP) AND (d_error IS SP) AND (i_error IS SP) THEN (u_out IS BP)&#10; IF (error IS SP) AND (d_error IS MP) AND (i_error IS SP) THEN (u_out IS BP)&#10; IF (error IS SP) AND (d_error IS BP) AND (i_error IS SP) THEN (u_out IS BP)&#10; IF (error IS MP) AND (d_error IS BM) AND (i_error IS SM) THEN (u_out IS MM)&#10; IF (error IS MP) AND (d_error IS MM) AND (i_error IS SM) THEN (u_out IS SM)&#10; IF (error IS MP) AND (d_error IS SM) AND (i_error IS SM) THEN (u_out IS Z)&#10; IF (error IS MP) AND (d_error IS Z) AND (i_error IS SM) THEN (u_out IS SP)&#10; IF (error IS MP) AND (d_error IS SP) AND (i_error IS SM) THEN (u_out IS MP)&#10; IF (error IS MP) AND (d_error IS MP) AND (i_error IS SM) THEN (u_out IS BP)&#10; IF (error IS MP) AND (d_error IS BP) AND (i_error IS SM) THEN (u_out IS BP)&#10; IF (error IS MP) AND (d_error IS BM) AND (i_error IS SP) THEN (u_out IS Z)&#10; IF (error IS MP) AND (d_error IS MM) AND (i_error IS SP) THEN (u_out IS SP)&#10; IF (error IS MP) AND (d_error IS SM) AND (i_error IS SP) THEN (u_out IS MP)&#10; IF (error IS MP) AND (d_error IS Z) AND (i_error IS SP) THEN (u_out IS BP)&#10; IF (error IS MP) AND (d_error IS SP) AND (i_error IS SP) THEN (u_out IS BP)&#10; IF (error IS MP) AND (d_error IS MP) AND (i_error IS SP) THEN (u_out IS BP)&#10; IF (error IS MP) AND (d_error IS BP) AND (i_error IS SP) THEN (u_out IS BP)&#10; IF (error IS BP) AND (d_error IS BM) AND (i_error IS SM) THEN (u_out IS SM)&#10; IF (error IS BP) AND (d_error IS MM) AND (i_error IS SM) THEN (u_out IS Z)&#10; IF (error IS BP) AND (d_error IS SM) AND (i_error IS SM) THEN (u_out IS SP)&#10; IF (error IS BP) AND (d_error IS Z) AND (i_error IS SM) THEN (u_out IS MP)&#10; IF (error IS BP) AND (d_error IS SP) AND (i_error IS SM) THEN (u_out IS BP)&#10; IF (error IS BP) AND (d_error IS MP) AND (i_error IS SM) THEN (u_out IS BP)&#10; IF (error IS BP) AND (d_error IS BP) AND (i_error IS SM) THEN (u_out IS BP)&#10; IF (error IS BP) AND (d_error IS BM) AND (i_error IS SP) THEN (u_out IS SP)&#10; IF (error IS BP) AND (d_error IS MM) AND (i_error IS SP) THEN (u_out IS MP)&#10; IF (error IS BP) AND (d_error IS SM) AND (i_error IS SP) THEN (u_out IS BP)&#10; IF (error IS BP) AND (d_error IS Z) AND (i_error IS SP) THEN (u_out IS BP)&#10; IF (error IS BP) AND (d_error IS SP) AND (i_error IS SP) THEN (u_out IS BP)&#10; IF (error IS BP) AND (d_error IS MP) AND (i_error IS SP) THEN (u_out IS BP)&#10; IF (error IS BP) AND (d_error IS BP) AND (i_error IS SP) THEN (u_out IS BP)&#10; IF (error IS BM) AND (d_error IS BM) AND (i_error IS MM) THEN (u_out IS BM)&#10; IF (error IS BM) AND (d_error IS MM) AND (i_error IS MM) THEN (u_out IS BM)&#10; IF (error IS BM) AND (d_error IS SM) AND (i_error IS MM) THEN (u_out IS BM)&#10; IF (error IS BM) AND (d_error IS Z) AND (i_error IS MM) THEN (u_out IS BM)&#10; IF (error IS BM) AND (d_error IS SP) AND (i_error IS MM) THEN (u_out IS BM)&#10; IF (error IS BM) AND (d_error IS MP) AND (i_error IS MM) THEN (u_out IS BM)&#10; IF (error IS BM) AND (d_error IS BP) AND (i_error IS MM) THEN (u_out IS MM)&#10; IF (error IS BM) AND (d_error IS BM) AND (i_error IS MP) THEN (u_out IS BM)&#10; IF (error IS BM) AND (d_error IS MM) AND (i_error IS MP) THEN (u_out IS BM)&#10; IF (error IS BM) AND (d_error IS SM) AND (i_error IS MP) THEN (u_out IS MM)&#10; IF (error IS BM) AND (d_error IS Z) AND (i_error IS MP) THEN (u_out IS SM)&#10; IF (error IS BM) AND (d_error IS SP) AND (i_error IS MP) THEN (u_out IS Z)&#10; IF (error IS BM) AND (d_error IS MP) AND (i_error IS MP) THEN (u_out IS SP)&#10; IF (error IS BM) AND (d_error IS BP) AND (i_error IS MP) THEN (u_out IS MP)&#10; IF (error IS MM) AND (d_error IS BM) AND (i_error IS MM) THEN (u_out IS BM)&#10; IF (error IS MM) AND (d_error IS MM) AND (i_error IS MM) THEN (u_out IS BM)&#10; IF (error IS MM) AND (d_error IS SM) AND (i_error IS MM) THEN (u_out IS BM)&#10; IF (error IS MM) AND (d_error IS Z) AND (i_error IS MM) THEN (u_out IS BM)&#10; IF (error IS MM) AND (d_error IS SP) AND (i_error IS MM) THEN (u_out IS BM)&#10; IF (error IS MM) AND (d_error IS MP) AND (i_error IS MM) THEN (u_out IS MM)&#10; IF (error IS MM) AND (d_error IS BP) AND (i_error IS MM) THEN (u_out IS SM)&#10; IF (error IS MM) AND (d_error IS BM) AND (i_error IS MP) THEN (u_out IS BM)&#10; IF (error IS MM) AND (d_error IS MM) AND (i_error IS MP) THEN (u_out IS MM)&#10; IF (error IS MM) AND (d_error IS SM) AND (i_error IS MP) THEN (u_out IS SM)&#10; IF (error IS MM) AND (d_error IS Z) AND (i_error IS MP) THEN (u_out IS Z)&#10; IF (error IS MM) AND (d_error IS SP) AND (i_error IS MP) THEN (u_out IS SP)&#10; IF (error IS MM) AND (d_error IS MP) AND (i_error IS MP) THEN (u_out IS MP)&#10; IF (error IS MM) AND (d_error IS BP) AND (i_error IS MP) THEN (u_out IS BP)&#10; IF (error IS SM) AND (d_error IS BM) AND (i_error IS MM) THEN (u_out IS BM)&#10; IF (error IS SM) AND (d_error IS MM) AND (i_error IS MM) THEN (u_out IS BM)&#10; IF (error IS SM) AND (d_error IS SM) AND (i_error IS MM) THEN (u_out IS BM)&#10; IF (error IS SM) AND (d_error IS Z) AND (i_error IS MM) THEN (u_out IS BM)&#10; IF (error IS SM) AND (d_error IS SP) AND (i_error IS MM) THEN (u_out IS MM)&#10; IF (error IS SM) AND (d_error IS MP) AND (i_error IS MM) THEN (u_out IS SM)&#10; IF (error IS SM) AND (d_error IS BP) AND (i_error IS MM) THEN (u_out IS Z)&#10; IF (error IS SM) AND (d_error IS BM) AND (i_error IS MP) THEN (u_out IS MM)&#10; IF (error IS SM) AND (d_error IS MM) AND (i_error IS MP) THEN (u_out IS SM)&#10; IF (error IS SM) AND (d_error IS SM) AND (i_error IS MP) THEN (u_out IS Z)&#10; IF (error IS SM) AND (d_error IS Z) AND (i_error IS MP) THEN (u_out IS SP)&#10; IF (error IS SM) AND (d_error IS SP) AND (i_error IS MP) THEN (u_out IS MP)&#10; IF (error IS SM) AND (d_error IS MP) AND (i_error IS MP) THEN (u_out IS BP)&#10; IF (error IS SM) AND (d_error IS BP) AND (i_error IS MP) THEN (u_out IS BP)&#10; IF (error IS Z) AND (d_error IS BM) AND (i_error IS MM) THEN (u_out IS BM)&#10; IF (error IS Z) AND (d_error IS MM) AND (i_error IS MM) THEN (u_out IS BM)&#10; IF (error IS Z) AND (d_error IS SM) AND (i_error IS MM) THEN (u_out IS BM)&#10; IF (error IS Z) AND (d_error IS Z) AND (i_error IS MM) THEN (u_out IS MM)&#10; IF (error IS Z) AND (d_error IS SP) AND (i_error IS MM) THEN (u_out IS SM)&#10; IF (error IS Z) AND (d_error IS MP) AND (i_error IS MM) THEN (u_out IS Z)&#10; IF (error IS Z) AND (d_error IS BP) AND (i_error IS MM) THEN (u_out IS SP)&#10; IF (error IS Z) AND (d_error IS BM) AND (i_error IS MP) THEN (u_out IS SM)&#10; IF (error IS Z) AND (d_error IS MM) AND (i_error IS MP) THEN (u_out IS Z)&#10; IF (error IS Z) AND (d_error IS SM) AND (i_error IS MP) THEN (u_out IS SP)&#10; IF (error IS Z) AND (d_error IS Z) AND (i_error IS MP) THEN (u_out IS MP)&#10; IF (error IS Z) AND (d_error IS SP) AND (i_error IS MP) THEN (u_out IS BP)&#10; IF (error IS Z) AND (d_error IS MP) AND (i_error IS MP) THEN (u_out IS BP)&#10; IF (error IS Z) AND (d_error IS BP) AND (i_error IS MP) THEN (u_out IS BP)&#10; IF (error IS SP) AND (d_error IS BM) AND (i_error IS MM) THEN (u_out IS BM)&#10; IF (error IS SP) AND (d_error IS MM) AND (i_error IS MM) THEN (u_out IS BM)&#10; IF (error IS SP) AND (d_error IS SM) AND (i_error IS MM) THEN (u_out IS MM)&#10; IF (error IS SP) AND (d_error IS Z) AND (i_error IS MM) THEN (u_out IS SM)&#10; IF (error IS SP) AND (d_error IS SP) AND (i_error IS MM) THEN (u_out IS Z)&#10; IF (error IS SP) AND (d_error IS MP) AND (i_error IS MM) THEN (u_out IS SP)&#10; IF (error IS SP) AND (d_error IS BP) AND (i_error IS MM) THEN (u_out IS MP)&#10; IF (error IS SP) AND (d_error IS BM) AND (i_error IS MP) THEN (u_out IS Z)&#10; IF (error IS SP) AND (d_error IS MM) AND (i_error IS MP) THEN (u_out IS SP)&#10; IF (error IS SP) AND (d_error IS SM) AND (i_error IS MP) THEN (u_out IS MP)&#10; IF (error IS SP) AND (d_error IS Z) AND (i_error IS MP) THEN (u_out IS BP)&#10; IF (error IS SP) AND (d_error IS SP) AND (i_error IS MP) THEN (u_out IS BP)&#10; IF (error IS SP) AND (d_error IS MP) AND (i_error IS MP) THEN (u_out IS BP)&#10; IF (error IS SP) AND (d_error IS BP) AND (i_error IS MP) THEN (u_out IS BP)&#10; IF (error IS MP) AND (d_error IS BM) AND (i_error IS MM) THEN (u_out IS BM)&#10; IF (error IS MP) AND (d_error IS MM) AND (i_error IS MM) THEN (u_out IS MM)&#10; IF (error IS MP) AND (d_error IS SM) AND (i_error IS MM) THEN (u_out IS SM)&#10; IF (error IS MP) AND (d_error IS Z) AND (i_error IS MM) THEN (u_out IS Z)&#10; IF (error IS MP) AND (d_error IS SP) AND (i_error IS MM) THEN (u_out IS SP)&#10; IF (error IS MP) AND (d_error IS MP) AND (i_error IS MM) THEN (u_out IS MP)&#10; IF (error IS MP) AND (d_error IS BP) AND (i_error IS MM) THEN (u_out IS BP)&#10; IF (error IS MP) AND (d_error IS BM) AND (i_error IS MP) THEN (u_out IS SP)&#10; IF (error IS MP) AND (d_error IS MM) AND (i_error IS MP) THEN (u_out IS MP)&#10; IF (error IS MP) AND (d_error IS SM) AND (i_error IS MP) THEN (u_out IS BP)&#10; IF (error IS MP) AND (d_error IS Z) AND (i_error IS MP) THEN (u_out IS BP)&#10; IF (error IS MP) AND (d_error IS SP) AND (i_error IS MP) THEN (u_out IS BP)&#10; IF (error IS MP) AND (d_error IS MP) AND (i_error IS MP) THEN (u_out IS BP)&#10; IF (error IS MP) AND (d_error IS BP) AND (i_error IS MP) THEN (u_out IS BP)&#10; IF (error IS BP) AND (d_error IS BM) AND (i_error IS MM) THEN (u_out IS MM)&#10; IF (error IS BP) AND (d_error IS MM) AND (i_error IS MM) THEN (u_out IS SM)&#10; IF (error IS BP) AND (d_error IS SM) AND (i_error IS MM) THEN (u_out IS Z)&#10; IF (error IS BP) AND (d_error IS Z) AND (i_error IS MM) THEN (u_out IS SP)&#10; IF (error IS BP) AND (d_error IS SP) AND (i_error IS MM) THEN (u_out IS MP)&#10; IF (error IS BP) AND (d_error IS MP) AND (i_error IS MM) THEN (u_out IS BP)&#10; IF (error IS BP) AND (d_error IS BP) AND (i_error IS MM) THEN (u_out IS BP)&#10; IF (error IS BP) AND (d_error IS BM) AND (i_error IS MP) THEN (u_out IS MP)&#10; IF (error IS BP) AND (d_error IS MM) AND (i_error IS MP) THEN (u_out IS BP)&#10; IF (error IS BP) AND (d_error IS SM) AND (i_error IS MP) THEN (u_out IS BP)&#10; IF (error IS BP) AND (d_error IS Z) AND (i_error IS MP) THEN (u_out IS BP)&#10; IF (error IS BP) AND (d_error IS SP) AND (i_error IS MP) THEN (u_out IS BP)&#10; IF (error IS BP) AND (d_error IS MP) AND (i_error IS MP) THEN (u_out IS BP)&#10; IF (error IS BP) AND (d_error IS BP) AND (i_error IS MP) THEN (u_out IS BP)&#10; IF (error IS BM) AND (d_error IS BM) AND (i_error IS BM) THEN (u_out IS BM)&#10; IF (error IS BM) AND (d_error IS MM) AND (i_error IS BM) THEN (u_out IS BM)&#10; IF (error IS BM) AND (d_error IS SM) AND (i_error IS BM) THEN (u_out IS BM)&#10; IF (error IS BM) AND (d_error IS Z) AND (i_error IS BM) THEN (u_out IS BM)&#10; IF (error IS BM) AND (d_error IS SP) AND (i_error IS BM) THEN (u_out IS BM)&#10; IF (error IS BM) AND (d_error IS MP) AND (i_error IS BM) THEN (u_out IS BM)&#10; IF (error IS BM) AND (d_error IS BP) AND (i_error IS BM) THEN (u_out IS BM)&#10; IF (error IS BM) AND (d_error IS BM) AND (i_error IS BP) THEN (u_out IS BM)&#10; IF (error IS BM) AND (d_error IS MM) AND (i_error IS BP) THEN (u_out IS MM)&#10; IF (error IS BM) AND (d_error IS SM) AND (i_error IS BP) THEN (u_out IS SM)&#10; IF (error IS BM) AND (d_error IS Z) AND (i_error IS BP) THEN (u_out IS Z)&#10; IF (error IS BM) AND (d_error IS SP) AND (i_error IS BP) THEN (u_out IS SP)&#10; IF (error IS BM) AND (d_error IS MP) AND (i_error IS BP) THEN (u_out IS MP)&#10; IF (error IS BM) AND (d_error IS BP) AND (i_error IS BP) THEN (u_out IS BP)&#10; IF (error IS MM) AND (d_error IS BM) AND (i_error IS BM) THEN (u_out IS BM)&#10; IF (error IS MM) AND (d_error IS MM) AND (i_error IS BM) THEN (u_out IS BM)&#10; IF (error IS MM) AND (d_error IS SM) AND (i_error IS BM) THEN (u_out IS BM)&#10; IF (error IS MM) AND (d_error IS Z) AND (i_error IS BM) THEN (u_out IS BM)&#10; IF (error IS MM) AND (d_error IS SP) AND (i_error IS BM) THEN (u_out IS BM)&#10; IF (error IS MM) AND (d_error IS MP) AND (i_error IS BM) THEN (u_out IS BM)&#10; IF (error IS MM) AND (d_error IS BP) AND (i_error IS BM) THEN (u_out IS MM)&#10; IF (error IS MM) AND (d_error IS BM) AND (i_error IS BP) THEN (u_out IS MM)&#10; IF (error IS MM) AND (d_error IS MM) AND (i_error IS BP) THEN (u_out IS SM)&#10; IF (error IS MM) AND (d_error IS SM) AND (i_error IS BP) THEN (u_out IS Z)&#10; IF (error IS MM) AND (d_error IS Z) AND (i_error IS BP) THEN (u_out IS SP)&#10; IF (error IS MM) AND (d_error IS SP) AND (i_error IS BP) THEN (u_out IS MP)&#10; IF (error IS MM) AND (d_error IS MP) AND (i_error IS BP) THEN (u_out IS BP)&#10; IF (error IS MM) AND (d_error IS BP) AND (i_error IS BP) THEN (u_out IS BP)&#10; IF (error IS SM) AND (d_error IS BM) AND (i_error IS BM) THEN (u_out IS BM)&#10; IF (error IS SM) AND (d_error IS MM) AND (i_error IS BM) THEN (u_out IS BM)&#10; IF (error IS SM) AND (d_error IS SM) AND (i_error IS BM) THEN (u_out IS BM)&#10; IF (error IS SM) AND (d_error IS Z) AND (i_error IS BM) THEN (u_out IS BM)&#10; IF (error IS SM) AND (d_error IS SP) AND (i_error IS BM) THEN (u_out IS BM)&#10; IF (error IS SM) AND (d_error IS MP) AND (i_error IS BM) THEN (u_out IS MM)&#10; IF (error IS SM) AND (d_error IS BP) AND (i_error IS BM) THEN (u_out IS SM)&#10; IF (error IS SM) AND (d_error IS BM) AND (i_error IS BP) THEN (u_out IS SM)&#10; IF (error IS SM) AND (d_error IS MM) AND (i_error IS BP) THEN (u_out IS Z)&#10; IF (error IS SM) AND (d_error IS SM) AND (i_error IS BP) THEN (u_out IS SP)&#10; IF (error IS SM) AND (d_error IS Z) AND (i_error IS BP) THEN (u_out IS MP)&#10; IF (error IS SM) AND (d_error IS SP) AND (i_error IS BP) THEN (u_out IS BP)&#10; IF (error IS SM) AND (d_error IS MP) AND (i_error IS BP) THEN (u_out IS BP)&#10; IF (error IS SM) AND (d_error IS BP) AND (i_error IS BP) THEN (u_out IS BP)&#10; IF (error IS Z) AND (d_error IS BM) AND (i_error IS BM) THEN (u_out IS BM)&#10; IF (error IS Z) AND (d_error IS MM) AND (i_error IS BM) THEN (u_out IS BM)&#10; IF (error IS Z) AND (d_error IS SM) AND (i_error IS BM) THEN (u_out IS BM)&#10; IF (error IS Z) AND (d_error IS Z) AND (i_error IS BM) THEN (u_out IS BM)&#10; IF (error IS Z) AND (d_error IS SP) AND (i_error IS BM) THEN (u_out IS MM)&#10; IF (error IS Z) AND (d_error IS MP) AND (i_error IS BM) THEN (u_out IS SM)&#10; IF (error IS Z) AND (d_error IS BP) AND (i_error IS BM) THEN (u_out IS Z)&#10; IF (error IS Z) AND (d_error IS BM) AND (i_error IS BP) THEN (u_out IS Z)&#10; IF (error IS Z) AND (d_error IS MM) AND (i_error IS BP) THEN (u_out IS SP)&#10; IF (error IS Z) AND (d_error IS SM) AND (i_error IS BP) THEN (u_out IS MP)&#10; IF (error IS Z) AND (d_error IS Z) AND (i_error IS BP) THEN (u_out IS BP)&#10; IF (error IS Z) AND (d_error IS SP) AND (i_error IS BP) THEN (u_out IS BP)&#10; IF (error IS Z) AND (d_error IS MP) AND (i_error IS BP) THEN (u_out IS BP)&#10; IF (error IS Z) AND (d_error IS BP) AND (i_error IS BP) THEN (u_out IS BP)&#10; IF (error IS SP) AND (d_error IS BM) AND (i_error IS BM) THEN (u_out IS BM)&#10; IF (error IS SP) AND (d_error IS MM) AND (i_error IS BM) THEN (u_out IS BM)&#10; IF (error IS SP) AND (d_error IS SM) AND (i_error IS BM) THEN (u_out IS BM)&#10; IF (error IS SP) AND (d_error IS Z) AND (i_error IS BM) THEN (u_out IS MM)&#10; IF (error IS SP) AND (d_error IS SP) AND (i_error IS BM) THEN (u_out IS SM)&#10; IF (error IS SP) AND (d_error IS MP) AND (i_error IS BM) THEN (u_out IS Z)&#10; IF (error IS SP) AND (d_error IS BP) AND (i_error IS BM) THEN (u_out IS SP)&#10; IF (error IS SP) AND (d_error IS BM) AND (i_error IS BP) THEN (u_out IS SP)&#10; IF (error IS SP) AND (d_error IS MM) AND (i_error IS BP) THEN (u_out IS MP)&#10; IF (error IS SP) AND (d_error IS SM) AND (i_error IS BP) THEN (u_out IS BP)&#10; IF (error IS SP) AND (d_error IS Z) AND (i_error IS BP) THEN (u_out IS BP)&#10; IF (error IS SP) AND (d_error IS SP) AND (i_error IS BP) THEN (u_out IS BP)&#10; IF (error IS SP) AND (d_error IS MP) AND (i_error IS BP) THEN (u_out IS BP)&#10; IF (error IS SP) AND (d_error IS BP) AND (i_error IS BP) THEN (u_out IS BP)&#10; IF (error IS MP) AND (d_error IS BM) AND (i_error IS BM) THEN (u_out IS BM)&#10; IF (error IS MP) AND (d_error IS MM) AND (i_error IS BM) THEN (u_out IS BM)&#10; IF (error IS MP) AND (d_error IS SM) AND (i_error IS BM) THEN (u_out IS MM)&#10; IF (error IS MP) AND (d_error IS Z) AND (i_error IS BM) THEN (u_out IS SM)&#10; IF (error IS MP) AND (d_error IS SP) AND (i_error IS BM) THEN (u_out IS Z)&#10; IF (error IS MP) AND (d_error IS MP) AND (i_error IS BM) THEN (u_out IS SP)&#10; IF (error IS MP) AND (d_error IS BP) AND (i_error IS BM) THEN (u_out IS MP)&#10; IF (error IS MP) AND (d_error IS BM) AND (i_error IS BP) THEN (u_out IS MP)&#10; IF (error IS MP) AND (d_error IS MM) AND (i_error IS BP) THEN (u_out IS BP)&#10; IF (error IS MP) AND (d_error IS SM) AND (i_error IS BP) THEN (u_out IS BP)&#10; IF (error IS MP) AND (d_error IS Z) AND (i_error IS BP) THEN (u_out IS BP)&#10; IF (error IS MP) AND (d_error IS SP) AND (i_error IS BP) THEN (u_out IS BP)&#10; IF (error IS MP) AND (d_error IS MP) AND (i_error IS BP) THEN (u_out IS BP)&#10; IF (error IS MP) AND (d_error IS BP) AND (i_error IS BP) THEN (u_out IS BP)&#10; IF (error IS BP) AND (d_error IS BM) AND (i_error IS BM) THEN (u_out IS BM)&#10; IF (error IS BP) AND (d_error IS MM) AND (i_error IS BM) THEN (u_out IS MM)&#10; IF (error IS BP) AND (d_error IS SM) AND (i_error IS BM) THEN (u_out IS SM)&#10; IF (error IS BP) AND (d_error IS Z) AND (i_error IS BM) THEN (u_out IS Z)&#10; IF (error IS BP) AND (d_error IS SP) AND (i_error IS BM) THEN (u_out IS SP)&#10; IF (error IS BP) AND (d_error IS MP) AND (i_error IS BM) THEN (u_out IS MP)&#10; IF (error IS BP) AND (d_error IS BP) AND (i_error IS BM) THEN (u_out IS BP)&#10; IF (error IS BP) AND (d_error IS BM) AND (i_error IS BP) THEN (u_out IS BP)&#10; IF (error IS BP) AND (d_error IS MM) AND (i_error IS BP) THEN (u_out IS BP)&#10; IF (error IS BP) AND (d_error IS SM) AND (i_error IS BP) THEN (u_out IS BP)&#10; IF (error IS BP) AND (d_error IS Z) AND (i_error IS BP) THEN (u_out IS BP)&#10; IF (error IS BP) AND (d_error IS SP) AND (i_error IS BP) THEN (u_out IS BP)&#10; IF (error IS BP) AND (d_error IS MP) AND (i_error IS BP) THEN (u_out IS BP)&#10; IF (error IS BP) AND (d_error IS BP) AND (i_error IS BP) THEN (u_out IS BP)" calcext:value-type="string">
            <text:p> IF (error IS BM) AND (d_error IS BM) AND (i_error IS Z) THEN (u_out IS BM)</text:p>
            <text:p> IF (error IS BM) AND (d_error IS MM) AND (i_error IS Z) THEN (u_out IS BM)</text:p>
            <text:p> IF (error IS BM) AND (d_error IS SM) AND (i_error IS Z) THEN (u_out IS BM)</text:p>
            <text:p> IF (error IS BM) AND (d_error IS Z) AND (i_error IS Z) THEN (u_out IS BM)</text:p>
            <text:p> IF (error IS BM) AND (d_error IS SP) AND (i_error IS Z) THEN (u_out IS MM)</text:p>
            <text:p> IF (error IS BM) AND (d_error IS MP) AND (i_error IS Z) THEN (u_out IS SM)</text:p>
            <text:p> IF (error IS BM) AND (d_error IS BP) AND (i_error IS Z) THEN (u_out IS Z)</text:p>
            <text:p> IF (error IS MM) AND (d_error IS BM) AND (i_error IS Z) THEN (u_out IS BM)</text:p>
            <text:p> IF (error IS MM) AND (d_error IS MM) AND (i_error IS Z) THEN (u_out IS BM)</text:p>
            <text:p> IF (error IS MM) AND (d_error IS SM) AND (i_error IS Z) THEN (u_out IS BM)</text:p>
            <text:p> IF (error IS MM) AND (d_error IS Z) AND (i_error IS Z) THEN (u_out IS MM)</text:p>
            <text:p> IF (error IS MM) AND (d_error IS SP) AND (i_error IS Z) THEN (u_out IS SM)</text:p>
            <text:p> IF (error IS MM) AND (d_error IS MP) AND (i_error IS Z) THEN (u_out IS Z)</text:p>
            <text:p> IF (error IS MM) AND (d_error IS BP) AND (i_error IS Z) THEN (u_out IS SP)</text:p>
            <text:p> IF (error IS SM) AND (d_error IS BM) AND (i_error IS Z) THEN (u_out IS BM)</text:p>
            <text:p> IF (error IS SM) AND (d_error IS MM) AND (i_error IS Z) THEN (u_out IS BM)</text:p>
            <text:p> IF (error IS SM) AND (d_error IS SM) AND (i_error IS Z) THEN (u_out IS MM)</text:p>
            <text:p> IF (error IS SM) AND (d_error IS Z) AND (i_error IS Z) THEN (u_out IS SM)</text:p>
            <text:p> IF (error IS SM) AND (d_error IS SP) AND (i_error IS Z) THEN (u_out IS Z)</text:p>
            <text:p> IF (error IS SM) AND (d_error IS MP) AND (i_error IS Z) THEN (u_out IS SP)</text:p>
            <text:p> IF (error IS SM) AND (d_error IS BP) AND (i_error IS Z) THEN (u_out IS MP)</text:p>
            <text:p> IF (error IS Z) AND (d_error IS BM) AND (i_error IS Z) THEN (u_out IS BM)</text:p>
            <text:p> IF (error IS Z) AND (d_error IS MM) AND (i_error IS Z) THEN (u_out IS MM)</text:p>
            <text:p> IF (error IS Z) AND (d_error IS SM) AND (i_error IS Z) THEN (u_out IS SM)</text:p>
            <text:p> IF (error IS Z) AND (d_error IS Z) AND (i_error IS Z) THEN (u_out IS Z)</text:p>
            <text:p> IF (error IS Z) AND (d_error IS SP) AND (i_error IS Z) THEN (u_out IS SP)</text:p>
            <text:p> IF (error IS Z) AND (d_error IS MP) AND (i_error IS Z) THEN (u_out IS MP)</text:p>
            <text:p> IF (error IS Z) AND (d_error IS BP) AND (i_error IS Z) THEN (u_out IS BP)</text:p>
            <text:p> IF (error IS SP) AND (d_error IS BM) AND (i_error IS Z) THEN (u_out IS MM)</text:p>
            <text:p> IF (error IS SP) AND (d_error IS MM) AND (i_error IS Z) THEN (u_out IS SM)</text:p>
            <text:p> IF (error IS SP) AND (d_error IS SM) AND (i_error IS Z) THEN (u_out IS Z)</text:p>
            <text:p> IF (error IS SP) AND (d_error IS Z) AND (i_error IS Z) THEN (u_out IS SP)</text:p>
            <text:p> IF (error IS SP) AND (d_error IS SP) AND (i_error IS Z) THEN (u_out IS MP)</text:p>
            <text:p> IF (error IS SP) AND (d_error IS MP) AND (i_error IS Z) THEN (u_out IS BP)</text:p>
            <text:p> IF (error IS SP) AND (d_error IS BP) AND (i_error IS Z) THEN (u_out IS BP)</text:p>
            <text:p> IF (error IS MP) AND (d_error IS BM) AND (i_error IS Z) THEN (u_out IS SM)</text:p>
            <text:p> IF (error IS MP) AND (d_error IS MM) AND (i_error IS Z) THEN (u_out IS Z)</text:p>
            <text:p> IF (error IS MP) AND (d_error IS SM) AND (i_error IS Z) THEN (u_out IS SP)</text:p>
            <text:p> IF (error IS MP) AND (d_error IS Z) AND (i_error IS Z) THEN (u_out IS MP)</text:p>
            <text:p> IF (error IS MP) AND (d_error IS SP) AND (i_error IS Z) THEN (u_out IS BP)</text:p>
            <text:p> IF (error IS MP) AND (d_error IS MP) AND (i_error IS Z) THEN (u_out IS BP)</text:p>
            <text:p> IF (error IS MP) AND (d_error IS BP) AND (i_error IS Z) THEN (u_out IS BP)</text:p>
            <text:p> IF (error IS BP) AND (d_error IS BM) AND (i_error IS Z) THEN (u_out IS Z)</text:p>
            <text:p> IF (error IS BP) AND (d_error IS MM) AND (i_error IS Z) THEN (u_out IS SP)</text:p>
            <text:p> IF (error IS BP) AND (d_error IS SM) AND (i_error IS Z) THEN (u_out IS MP)</text:p>
            <text:p> IF (error IS BP) AND (d_error IS Z) AND (i_error IS Z) THEN (u_out IS BP)</text:p>
            <text:p> IF (error IS BP) AND (d_error IS SP) AND (i_error IS Z) THEN (u_out IS BP)</text:p>
            <text:p> IF (error IS BP) AND (d_error IS MP) AND (i_error IS Z) THEN (u_out IS BP)</text:p>
            <text:p> IF (error IS BP) AND (d_error IS BP) AND (i_error IS Z) THEN (u_out IS BP)</text:p>
            <text:p> IF (error IS BM) AND (d_error IS BM) AND (i_error IS SM) THEN (u_out IS BM)</text:p>
            <text:p> IF (error IS BM) AND (d_error IS MM) AND (i_error IS SM) THEN (u_out IS BM)</text:p>
            <text:p> IF (error IS BM) AND (d_error IS SM) AND (i_error IS SM) THEN (u_out IS BM)</text:p>
            <text:p> IF (error IS BM) AND (d_error IS Z) AND (i_error IS SM) THEN (u_out IS BM)</text:p>
            <text:p> IF (error IS BM) AND (d_error IS SP) AND (i_error IS SM) THEN (u_out IS BM)</text:p>
            <text:p> IF (error IS BM) AND (d_error IS MP) AND (i_error IS SM) THEN (u_out IS MM)</text:p>
            <text:p> IF (error IS BM) AND (d_error IS BP) AND (i_error IS SM) THEN (u_out IS SM)</text:p>
            <text:p> IF (error IS BM) AND (d_error IS BM) AND (i_error IS SP) THEN (u_out IS BM)</text:p>
            <text:p> IF (error IS BM) AND (d_error IS MM) AND (i_error IS SP) THEN (u_out IS BM)</text:p>
            <text:p> IF (error IS BM) AND (d_error IS SM) AND (i_error IS SP) THEN (u_out IS BM)</text:p>
            <text:p> IF (error IS BM) AND (d_error IS Z) AND (i_error IS SP) THEN (u_out IS MM)</text:p>
            <text:p> IF (error IS BM) AND (d_error IS SP) AND (i_error IS SP) THEN (u_out IS SM)</text:p>
            <text:p> IF (error IS BM) AND (d_error IS MP) AND (i_error IS SP) THEN (u_out IS Z)</text:p>
            <text:p> IF (error IS BM) AND (d_error IS BP) AND (i_error IS SP) THEN (u_out IS SP)</text:p>
            <text:p> IF (error IS MM) AND (d_error IS BM) AND (i_error IS SM) THEN (u_out IS BM)</text:p>
            <text:p> IF (error IS MM) AND (d_error IS MM) AND (i_error IS SM) THEN (u_out IS BM)</text:p>
            <text:p> IF (error IS MM) AND (d_error IS SM) AND (i_error IS SM) THEN (u_out IS BM)</text:p>
            <text:p> IF (error IS MM) AND (d_error IS Z) AND (i_error IS SM) THEN (u_out IS BM)</text:p>
            <text:p> IF (error IS MM) AND (d_error IS SP) AND (i_error IS SM) THEN (u_out IS MM)</text:p>
            <text:p> IF (error IS MM) AND (d_error IS MP) AND (i_error IS SM) THEN (u_out IS SM)</text:p>
            <text:p> IF (error IS MM) AND (d_error IS BP) AND (i_error IS SM) THEN (u_out IS Z)</text:p>
            <text:p> IF (error IS MM) AND (d_error IS BM) AND (i_error IS SP) THEN (u_out IS BM)</text:p>
            <text:p> IF (error IS MM) AND (d_error IS MM) AND (i_error IS SP) THEN (u_out IS BM)</text:p>
            <text:p> IF (error IS MM) AND (d_error IS SM) AND (i_error IS SP) THEN (u_out IS MM)</text:p>
            <text:p> IF (error IS MM) AND (d_error IS Z) AND (i_error IS SP) THEN (u_out IS SM)</text:p>
            <text:p> IF (error IS MM) AND (d_error IS SP) AND (i_error IS SP) THEN (u_out IS Z)</text:p>
            <text:p> IF (error IS MM) AND (d_error IS MP) AND (i_error IS SP) THEN (u_out IS SP)</text:p>
            <text:p> IF (error IS MM) AND (d_error IS BP) AND (i_error IS SP) THEN (u_out IS MP)</text:p>
            <text:p> IF (error IS SM) AND (d_error IS BM) AND (i_error IS SM) THEN (u_out IS BM)</text:p>
            <text:p> IF (error IS SM) AND (d_error IS MM) AND (i_error IS SM) THEN (u_out IS BM)</text:p>
            <text:p> IF (error IS SM) AND (d_error IS SM) AND (i_error IS SM) THEN (u_out IS BM)</text:p>
            <text:p> IF (error IS SM) AND (d_error IS Z) AND (i_error IS SM) THEN (u_out IS MM)</text:p>
            <text:p> IF (error IS SM) AND (d_error IS SP) AND (i_error IS SM) THEN (u_out IS SM)</text:p>
            <text:p> IF (error IS SM) AND (d_error IS MP) AND (i_error IS SM) THEN (u_out IS Z)</text:p>
            <text:p> IF (error IS SM) AND (d_error IS BP) AND (i_error IS SM) THEN (u_out IS SP)</text:p>
            <text:p> IF (error IS SM) AND (d_error IS BM) AND (i_error IS SP) THEN (u_out IS BM)</text:p>
            <text:p> IF (error IS SM) AND (d_error IS MM) AND (i_error IS SP) THEN (u_out IS MM)</text:p>
            <text:p> IF (error IS SM) AND (d_error IS SM) AND (i_error IS SP) THEN (u_out IS SM)</text:p>
            <text:p> IF (error IS SM) AND (d_error IS Z) AND (i_error IS SP) THEN (u_out IS Z)</text:p>
            <text:p> IF (error IS SM) AND (d_error IS SP) AND (i_error IS SP) THEN (u_out IS SP)</text:p>
            <text:p> IF (error IS SM) AND (d_error IS MP) AND (i_error IS SP) THEN (u_out IS MP)</text:p>
            <text:p> IF (error IS SM) AND (d_error IS BP) AND (i_error IS SP) THEN (u_out IS BP)</text:p>
            <text:p> IF (error IS Z) AND (d_error IS BM) AND (i_error IS SM) THEN (u_out IS BM)</text:p>
            <text:p> IF (error IS Z) AND (d_error IS MM) AND (i_error IS SM) THEN (u_out IS BM)</text:p>
            <text:p> IF (error IS Z) AND (d_error IS SM) AND (i_error IS SM) THEN (u_out IS MM)</text:p>
            <text:p> IF (error IS Z) AND (d_error IS Z) AND (i_error IS SM) THEN (u_out IS SM)</text:p>
            <text:p> IF (error IS Z) AND (d_error IS SP) AND (i_error IS SM) THEN (u_out IS Z)</text:p>
            <text:p> IF (error IS Z) AND (d_error IS MP) AND (i_error IS SM) THEN (u_out IS SP)</text:p>
            <text:p> IF (error IS Z) AND (d_error IS BP) AND (i_error IS SM) THEN (u_out IS MP)</text:p>
            <text:p> IF (error IS Z) AND (d_error IS BM) AND (i_error IS SP) THEN (u_out IS MM)</text:p>
            <text:p> IF (error IS Z) AND (d_error IS MM) AND (i_error IS SP) THEN (u_out IS SM)</text:p>
            <text:p> IF (error IS Z) AND (d_error IS SM) AND (i_error IS SP) THEN (u_out IS Z)</text:p>
            <text:p> IF (error IS Z) AND (d_error IS Z) AND (i_error IS SP) THEN (u_out IS SP)</text:p>
            <text:p> IF (error IS Z) AND (d_error IS SP) AND (i_error IS SP) THEN (u_out IS MP)</text:p>
            <text:p> IF (error IS Z) AND (d_error IS MP) AND (i_error IS SP) THEN (u_out IS BP)</text:p>
            <text:p> IF (error IS Z) AND (d_error IS BP) AND (i_error IS SP) THEN (u_out IS BP)</text:p>
            <text:p> IF (error IS SP) AND (d_error IS BM) AND (i_error IS SM) THEN (u_out IS BM)</text:p>
            <text:p> IF (error IS SP) AND (d_error IS MM) AND (i_error IS SM) THEN (u_out IS MM)</text:p>
            <text:p> IF (error IS SP) AND (d_error IS SM) AND (i_error IS SM) THEN (u_out IS SM)</text:p>
            <text:p> IF (error IS SP) AND (d_error IS Z) AND (i_error IS SM) THEN (u_out IS Z)</text:p>
            <text:p> IF (error IS SP) AND (d_error IS SP) AND (i_error IS SM) THEN (u_out IS SP)</text:p>
            <text:p> IF (error IS SP) AND (d_error IS MP) AND (i_error IS SM) THEN (u_out IS MP)</text:p>
            <text:p> IF (error IS SP) AND (d_error IS BP) AND (i_error IS SM) THEN (u_out IS BP)</text:p>
            <text:p> IF (error IS SP) AND (d_error IS BM) AND (i_error IS SP) THEN (u_out IS SM)</text:p>
            <text:p> IF (error IS SP) AND (d_error IS MM) AND (i_error IS SP) THEN (u_out IS Z)</text:p>
            <text:p> IF (error IS SP) AND (d_error IS SM) AND (i_error IS SP) THEN (u_out IS SP)</text:p>
            <text:p> IF (error IS SP) AND (d_error IS Z) AND (i_error IS SP) THEN (u_out IS MP)</text:p>
            <text:p> IF (error IS SP) AND (d_error IS SP) AND (i_error IS SP) THEN (u_out IS BP)</text:p>
            <text:p> IF (error IS SP) AND (d_error IS MP) AND (i_error IS SP) THEN (u_out IS BP)</text:p>
            <text:p> IF (error IS SP) AND (d_error IS BP) AND (i_error IS SP) THEN (u_out IS BP)</text:p>
            <text:p> IF (error IS MP) AND (d_error IS BM) AND (i_error IS SM) THEN (u_out IS MM)</text:p>
            <text:p> IF (error IS MP) AND (d_error IS MM) AND (i_error IS SM) THEN (u_out IS SM)</text:p>
            <text:p> IF (error IS MP) AND (d_error IS SM) AND (i_error IS SM) THEN (u_out IS Z)</text:p>
            <text:p> IF (error IS MP) AND (d_error IS Z) AND (i_error IS SM) THEN (u_out IS SP)</text:p>
            <text:p> IF (error IS MP) AND (d_error IS SP) AND (i_error IS SM) THEN (u_out IS MP)</text:p>
            <text:p> IF (error IS MP) AND (d_error IS MP) AND (i_error IS SM) THEN (u_out IS BP)</text:p>
            <text:p> IF (error IS MP) AND (d_error IS BP) AND (i_error IS SM) THEN (u_out IS BP)</text:p>
            <text:p> IF (error IS MP) AND (d_error IS BM) AND (i_error IS SP) THEN (u_out IS Z)</text:p>
            <text:p> IF (error IS MP) AND (d_error IS MM) AND (i_error IS SP) THEN (u_out IS SP)</text:p>
            <text:p> IF (error IS MP) AND (d_error IS SM) AND (i_error IS SP) THEN (u_out IS MP)</text:p>
            <text:p> IF (error IS MP) AND (d_error IS Z) AND (i_error IS SP) THEN (u_out IS BP)</text:p>
            <text:p> IF (error IS MP) AND (d_error IS SP) AND (i_error IS SP) THEN (u_out IS BP)</text:p>
            <text:p> IF (error IS MP) AND (d_error IS MP) AND (i_error IS SP) THEN (u_out IS BP)</text:p>
            <text:p> IF (error IS MP) AND (d_error IS BP) AND (i_error IS SP) THEN (u_out IS BP)</text:p>
            <text:p> IF (error IS BP) AND (d_error IS BM) AND (i_error IS SM) THEN (u_out IS SM)</text:p>
            <text:p> IF (error IS BP) AND (d_error IS MM) AND (i_error IS SM) THEN (u_out IS Z)</text:p>
            <text:p> IF (error IS BP) AND (d_error IS SM) AND (i_error IS SM) THEN (u_out IS SP)</text:p>
            <text:p> IF (error IS BP) AND (d_error IS Z) AND (i_error IS SM) THEN (u_out IS MP)</text:p>
            <text:p> IF (error IS BP) AND (d_error IS SP) AND (i_error IS SM) THEN (u_out IS BP)</text:p>
            <text:p> IF (error IS BP) AND (d_error IS MP) AND (i_error IS SM) THEN (u_out IS BP)</text:p>
            <text:p> IF (error IS BP) AND (d_error IS BP) AND (i_error IS SM) THEN (u_out IS BP)</text:p>
            <text:p> IF (error IS BP) AND (d_error IS BM) AND (i_error IS SP) THEN (u_out IS SP)</text:p>
            <text:p> IF (error IS BP) AND (d_error IS MM) AND (i_error IS SP) THEN (u_out IS MP)</text:p>
            <text:p> IF (error IS BP) AND (d_error IS SM) AND (i_error IS SP) THEN (u_out IS BP)</text:p>
            <text:p> IF (error IS BP) AND (d_error IS Z) AND (i_error IS SP) THEN (u_out IS BP)</text:p>
            <text:p> IF (error IS BP) AND (d_error IS SP) AND (i_error IS SP) THEN (u_out IS BP)</text:p>
            <text:p> IF (error IS BP) AND (d_error IS MP) AND (i_error IS SP) THEN (u_out IS BP)</text:p>
            <text:p> IF (error IS BP) AND (d_error IS BP) AND (i_error IS SP) THEN (u_out IS BP)</text:p>
            <text:p> IF (error IS BM) AND (d_error IS BM) AND (i_error IS MM) THEN (u_out IS BM)</text:p>
            <text:p> IF (error IS BM) AND (d_error IS MM) AND (i_error IS MM) THEN (u_out IS BM)</text:p>
            <text:p> IF (error IS BM) AND (d_error IS SM) AND (i_error IS MM) THEN (u_out IS BM)</text:p>
            <text:p> IF (error IS BM) AND (d_error IS Z) AND (i_error IS MM) THEN (u_out IS BM)</text:p>
            <text:p> IF (error IS BM) AND (d_error IS SP) AND (i_error IS MM) THEN (u_out IS BM)</text:p>
            <text:p> IF (error IS BM) AND (d_error IS MP) AND (i_error IS MM) THEN (u_out IS BM)</text:p>
            <text:p> IF (error IS BM) AND (d_error IS BP) AND (i_error IS MM) THEN (u_out IS MM)</text:p>
            <text:p> IF (error IS BM) AND (d_error IS BM) AND (i_error IS MP) THEN (u_out IS BM)</text:p>
            <text:p> IF (error IS BM) AND (d_error IS MM) AND (i_error IS MP) THEN (u_out IS BM)</text:p>
            <text:p> IF (error IS BM) AND (d_error IS SM) AND (i_error IS MP) THEN (u_out IS MM)</text:p>
            <text:p> IF (error IS BM) AND (d_error IS Z) AND (i_error IS MP) THEN (u_out IS SM)</text:p>
            <text:p> IF (error IS BM) AND (d_error IS SP) AND (i_error IS MP) THEN (u_out IS Z)</text:p>
            <text:p> IF (error IS BM) AND (d_error IS MP) AND (i_error IS MP) THEN (u_out IS SP)</text:p>
            <text:p> IF (error IS BM) AND (d_error IS BP) AND (i_error IS MP) THEN (u_out IS MP)</text:p>
            <text:p> IF (error IS MM) AND (d_error IS BM) AND (i_error IS MM) THEN (u_out IS BM)</text:p>
            <text:p> IF (error IS MM) AND (d_error IS MM) AND (i_error IS MM) THEN (u_out IS BM)</text:p>
            <text:p> IF (error IS MM) AND (d_error IS SM) AND (i_error IS MM) THEN (u_out IS BM)</text:p>
            <text:p> IF (error IS MM) AND (d_error IS Z) AND (i_error IS MM) THEN (u_out IS BM)</text:p>
            <text:p> IF (error IS MM) AND (d_error IS SP) AND (i_error IS MM) THEN (u_out IS BM)</text:p>
            <text:p> IF (error IS MM) AND (d_error IS MP) AND (i_error IS MM) THEN (u_out IS MM)</text:p>
            <text:p> IF (error IS MM) AND (d_error IS BP) AND (i_error IS MM) THEN (u_out IS SM)</text:p>
            <text:p> IF (error IS MM) AND (d_error IS BM) AND (i_error IS MP) THEN (u_out IS BM)</text:p>
            <text:p> IF (error IS MM) AND (d_error IS MM) AND (i_error IS MP) THEN (u_out IS MM)</text:p>
            <text:p> IF (error IS MM) AND (d_error IS SM) AND (i_error IS MP) THEN (u_out IS SM)</text:p>
            <text:p> IF (error IS MM) AND (d_error IS Z) AND (i_error IS MP) THEN (u_out IS Z)</text:p>
            <text:p> IF (error IS MM) AND (d_error IS SP) AND (i_error IS MP) THEN (u_out IS SP)</text:p>
            <text:p> IF (error IS MM) AND (d_error IS MP) AND (i_error IS MP) THEN (u_out IS MP)</text:p>
            <text:p> IF (error IS MM) AND (d_error IS BP) AND (i_error IS MP) THEN (u_out IS BP)</text:p>
            <text:p> IF (error IS SM) AND (d_error IS BM) AND (i_error IS MM) THEN (u_out IS BM)</text:p>
            <text:p> IF (error IS SM) AND (d_error IS MM) AND (i_error IS MM) THEN (u_out IS BM)</text:p>
            <text:p> IF (error IS SM) AND (d_error IS SM) AND (i_error IS MM) THEN (u_out IS BM)</text:p>
            <text:p> IF (error IS SM) AND (d_error IS Z) AND (i_error IS MM) THEN (u_out IS BM)</text:p>
            <text:p> IF (error IS SM) AND (d_error IS SP) AND (i_error IS MM) THEN (u_out IS MM)</text:p>
            <text:p> IF (error IS SM) AND (d_error IS MP) AND (i_error IS MM) THEN (u_out IS SM)</text:p>
            <text:p> IF (error IS SM) AND (d_error IS BP) AND (i_error IS MM) THEN (u_out IS Z)</text:p>
            <text:p> IF (error IS SM) AND (d_error IS BM) AND (i_error IS MP) THEN (u_out IS MM)</text:p>
            <text:p> IF (error IS SM) AND (d_error IS MM) AND (i_error IS MP) THEN (u_out IS SM)</text:p>
            <text:p> IF (error IS SM) AND (d_error IS SM) AND (i_error IS MP) THEN (u_out IS Z)</text:p>
            <text:p> IF (error IS SM) AND (d_error IS Z) AND (i_error IS MP) THEN (u_out IS SP)</text:p>
            <text:p> IF (error IS SM) AND (d_error IS SP) AND (i_error IS MP) THEN (u_out IS MP)</text:p>
            <text:p> IF (error IS SM) AND (d_error IS MP) AND (i_error IS MP) THEN (u_out IS BP)</text:p>
            <text:p> IF (error IS SM) AND (d_error IS BP) AND (i_error IS MP) THEN (u_out IS BP)</text:p>
            <text:p> IF (error IS Z) AND (d_error IS BM) AND (i_error IS MM) THEN (u_out IS BM)</text:p>
            <text:p> IF (error IS Z) AND (d_error IS MM) AND (i_error IS MM) THEN (u_out IS BM)</text:p>
            <text:p> IF (error IS Z) AND (d_error IS SM) AND (i_error IS MM) THEN (u_out IS BM)</text:p>
            <text:p> IF (error IS Z) AND (d_error IS Z) AND (i_error IS MM) THEN (u_out IS MM)</text:p>
            <text:p> IF (error IS Z) AND (d_error IS SP) AND (i_error IS MM) THEN (u_out IS SM)</text:p>
            <text:p> IF (error IS Z) AND (d_error IS MP) AND (i_error IS MM) THEN (u_out IS Z)</text:p>
            <text:p> IF (error IS Z) AND (d_error IS BP) AND (i_error IS MM) THEN (u_out IS SP)</text:p>
            <text:p> IF (error IS Z) AND (d_error IS BM) AND (i_error IS MP) THEN (u_out IS SM)</text:p>
            <text:p> IF (error IS Z) AND (d_error IS MM) AND (i_error IS MP) THEN (u_out IS Z)</text:p>
            <text:p> IF (error IS Z) AND (d_error IS SM) AND (i_error IS MP) THEN (u_out IS SP)</text:p>
            <text:p> IF (error IS Z) AND (d_error IS Z) AND (i_error IS MP) THEN (u_out IS MP)</text:p>
            <text:p> IF (error IS Z) AND (d_error IS SP) AND (i_error IS MP) THEN (u_out IS BP)</text:p>
            <text:p> IF (error IS Z) AND (d_error IS MP) AND (i_error IS MP) THEN (u_out IS BP)</text:p>
            <text:p> IF (error IS Z) AND (d_error IS BP) AND (i_error IS MP) THEN (u_out IS BP)</text:p>
            <text:p> IF (error IS SP) AND (d_error IS BM) AND (i_error IS MM) THEN (u_out IS BM)</text:p>
            <text:p> IF (error IS SP) AND (d_error IS MM) AND (i_error IS MM) THEN (u_out IS BM)</text:p>
            <text:p> IF (error IS SP) AND (d_error IS SM) AND (i_error IS MM) THEN (u_out IS MM)</text:p>
            <text:p> IF (error IS SP) AND (d_error IS Z) AND (i_error IS MM) THEN (u_out IS SM)</text:p>
            <text:p> IF (error IS SP) AND (d_error IS SP) AND (i_error IS MM) THEN (u_out IS Z)</text:p>
            <text:p> IF (error IS SP) AND (d_error IS MP) AND (i_error IS MM) THEN (u_out IS SP)</text:p>
            <text:p> IF (error IS SP) AND (d_error IS BP) AND (i_error IS MM) THEN (u_out IS MP)</text:p>
            <text:p> IF (error IS SP) AND (d_error IS BM) AND (i_error IS MP) THEN (u_out IS Z)</text:p>
            <text:p> IF (error IS SP) AND (d_error IS MM) AND (i_error IS MP) THEN (u_out IS SP)</text:p>
            <text:p> IF (error IS SP) AND (d_error IS SM) AND (i_error IS MP) THEN (u_out IS MP)</text:p>
            <text:p> IF (error IS SP) AND (d_error IS Z) AND (i_error IS MP) THEN (u_out IS BP)</text:p>
            <text:p> IF (error IS SP) AND (d_error IS SP) AND (i_error IS MP) THEN (u_out IS BP)</text:p>
            <text:p> IF (error IS SP) AND (d_error IS MP) AND (i_error IS MP) THEN (u_out IS BP)</text:p>
            <text:p> IF (error IS SP) AND (d_error IS BP) AND (i_error IS MP) THEN (u_out IS BP)</text:p>
            <text:p> IF (error IS MP) AND (d_error IS BM) AND (i_error IS MM) THEN (u_out IS BM)</text:p>
            <text:p> IF (error IS MP) AND (d_error IS MM) AND (i_error IS MM) THEN (u_out IS MM)</text:p>
            <text:p> IF (error IS MP) AND (d_error IS SM) AND (i_error IS MM) THEN (u_out IS SM)</text:p>
            <text:p> IF (error IS MP) AND (d_error IS Z) AND (i_error IS MM) THEN (u_out IS Z)</text:p>
            <text:p> IF (error IS MP) AND (d_error IS SP) AND (i_error IS MM) THEN (u_out IS SP)</text:p>
            <text:p> IF (error IS MP) AND (d_error IS MP) AND (i_error IS MM) THEN (u_out IS MP)</text:p>
            <text:p> IF (error IS MP) AND (d_error IS BP) AND (i_error IS MM) THEN (u_out IS BP)</text:p>
            <text:p> IF (error IS MP) AND (d_error IS BM) AND (i_error IS MP) THEN (u_out IS SP)</text:p>
            <text:p> IF (error IS MP) AND (d_error IS MM) AND (i_error IS MP) THEN (u_out IS MP)</text:p>
            <text:p> IF (error IS MP) AND (d_error IS SM) AND (i_error IS MP) THEN (u_out IS BP)</text:p>
            <text:p> IF (error IS MP) AND (d_error IS Z) AND (i_error IS MP) THEN (u_out IS BP)</text:p>
            <text:p> IF (error IS MP) AND (d_error IS SP) AND (i_error IS MP) THEN (u_out IS BP)</text:p>
            <text:p> IF (error IS MP) AND (d_error IS MP) AND (i_error IS MP) THEN (u_out IS BP)</text:p>
            <text:p> IF (error IS MP) AND (d_error IS BP) AND (i_error IS MP) THEN (u_out IS BP)</text:p>
            <text:p> IF (error IS BP) AND (d_error IS BM) AND (i_error IS MM) THEN (u_out IS MM)</text:p>
            <text:p> IF (error IS BP) AND (d_error IS MM) AND (i_error IS MM) THEN (u_out IS SM)</text:p>
            <text:p> IF (error IS BP) AND (d_error IS SM) AND (i_error IS MM) THEN (u_out IS Z)</text:p>
            <text:p> IF (error IS BP) AND (d_error IS Z) AND (i_error IS MM) THEN (u_out IS SP)</text:p>
            <text:p> IF (error IS BP) AND (d_error IS SP) AND (i_error IS MM) THEN (u_out IS MP)</text:p>
            <text:p> IF (error IS BP) AND (d_error IS MP) AND (i_error IS MM) THEN (u_out IS BP)</text:p>
            <text:p> IF (error IS BP) AND (d_error IS BP) AND (i_error IS MM) THEN (u_out IS BP)</text:p>
            <text:p> IF (error IS BP) AND (d_error IS BM) AND (i_error IS MP) THEN (u_out IS MP)</text:p>
            <text:p> IF (error IS BP) AND (d_error IS MM) AND (i_error IS MP) THEN (u_out IS BP)</text:p>
            <text:p> IF (error IS BP) AND (d_error IS SM) AND (i_error IS MP) THEN (u_out IS BP)</text:p>
            <text:p> IF (error IS BP) AND (d_error IS Z) AND (i_error IS MP) THEN (u_out IS BP)</text:p>
            <text:p> IF (error IS BP) AND (d_error IS SP) AND (i_error IS MP) THEN (u_out IS BP)</text:p>
            <text:p> IF (error IS BP) AND (d_error IS MP) AND (i_error IS MP) THEN (u_out IS BP)</text:p>
            <text:p> IF (error IS BP) AND (d_error IS BP) AND (i_error IS MP) THEN (u_out IS BP)</text:p>
            <text:p> IF (error IS BM) AND (d_error IS BM) AND (i_error IS BM) THEN (u_out IS BM)</text:p>
            <text:p> IF (error IS BM) AND (d_error IS MM) AND (i_error IS BM) THEN (u_out IS BM)</text:p>
            <text:p> IF (error IS BM) AND (d_error IS SM) AND (i_error IS BM) THEN (u_out IS BM)</text:p>
            <text:p> IF (error IS BM) AND (d_error IS Z) AND (i_error IS BM) THEN (u_out IS BM)</text:p>
            <text:p> IF (error IS BM) AND (d_error IS SP) AND (i_error IS BM) THEN (u_out IS BM)</text:p>
            <text:p> IF (error IS BM) AND (d_error IS MP) AND (i_error IS BM) THEN (u_out IS BM)</text:p>
            <text:p> IF (error IS BM) AND (d_error IS BP) AND (i_error IS BM) THEN (u_out IS BM)</text:p>
            <text:p> IF (error IS BM) AND (d_error IS BM) AND (i_error IS BP) THEN (u_out IS BM)</text:p>
            <text:p> IF (error IS BM) AND (d_error IS MM) AND (i_error IS BP) THEN (u_out IS MM)</text:p>
            <text:p> IF (error IS BM) AND (d_error IS SM) AND (i_error IS BP) THEN (u_out IS SM)</text:p>
            <text:p> IF (error IS BM) AND (d_error IS Z) AND (i_error IS BP) THEN (u_out IS Z)</text:p>
            <text:p> IF (error IS BM) AND (d_error IS SP) AND (i_error IS BP) THEN (u_out IS SP)</text:p>
            <text:p> IF (error IS BM) AND (d_error IS MP) AND (i_error IS BP) THEN (u_out IS MP)</text:p>
            <text:p> IF (error IS BM) AND (d_error IS BP) AND (i_error IS BP) THEN (u_out IS BP)</text:p>
            <text:p> IF (error IS MM) AND (d_error IS BM) AND (i_error IS BM) THEN (u_out IS BM)</text:p>
            <text:p> IF (error IS MM) AND (d_error IS MM) AND (i_error IS BM) THEN (u_out IS BM)</text:p>
            <text:p> IF (error IS MM) AND (d_error IS SM) AND (i_error IS BM) THEN (u_out IS BM)</text:p>
            <text:p> IF (error IS MM) AND (d_error IS Z) AND (i_error IS BM) THEN (u_out IS BM)</text:p>
            <text:p> IF (error IS MM) AND (d_error IS SP) AND (i_error IS BM) THEN (u_out IS BM)</text:p>
            <text:p> IF (error IS MM) AND (d_error IS MP) AND (i_error IS BM) THEN (u_out IS BM)</text:p>
            <text:p> IF (error IS MM) AND (d_error IS BP) AND (i_error IS BM) THEN (u_out IS MM)</text:p>
            <text:p> IF (error IS MM) AND (d_error IS BM) AND (i_error IS BP) THEN (u_out IS MM)</text:p>
            <text:p> IF (error IS MM) AND (d_error IS MM) AND (i_error IS BP) THEN (u_out IS SM)</text:p>
            <text:p> IF (error IS MM) AND (d_error IS SM) AND (i_error IS BP) THEN (u_out IS Z)</text:p>
            <text:p> IF (error IS MM) AND (d_error IS Z) AND (i_error IS BP) THEN (u_out IS SP)</text:p>
            <text:p> IF (error IS MM) AND (d_error IS SP) AND (i_error IS BP) THEN (u_out IS MP)</text:p>
            <text:p> IF (error IS MM) AND (d_error IS MP) AND (i_error IS BP) THEN (u_out IS BP)</text:p>
            <text:p> IF (error IS MM) AND (d_error IS BP) AND (i_error IS BP) THEN (u_out IS BP)</text:p>
            <text:p> IF (error IS SM) AND (d_error IS BM) AND (i_error IS BM) THEN (u_out IS BM)</text:p>
            <text:p> IF (error IS SM) AND (d_error IS MM) AND (i_error IS BM) THEN (u_out IS BM)</text:p>
            <text:p> IF (error IS SM) AND (d_error IS SM) AND (i_error IS BM) THEN (u_out IS BM)</text:p>
            <text:p> IF (error IS SM) AND (d_error IS Z) AND (i_error IS BM) THEN (u_out IS BM)</text:p>
            <text:p> IF (error IS SM) AND (d_error IS SP) AND (i_error IS BM) THEN (u_out IS BM)</text:p>
            <text:p> IF (error IS SM) AND (d_error IS MP) AND (i_error IS BM) THEN (u_out IS MM)</text:p>
            <text:p> IF (error IS SM) AND (d_error IS BP) AND (i_error IS BM) THEN (u_out IS SM)</text:p>
            <text:p> IF (error IS SM) AND (d_error IS BM) AND (i_error IS BP) THEN (u_out IS SM)</text:p>
            <text:p> IF (error IS SM) AND (d_error IS MM) AND (i_error IS BP) THEN (u_out IS Z)</text:p>
            <text:p> IF (error IS SM) AND (d_error IS SM) AND (i_error IS BP) THEN (u_out IS SP)</text:p>
            <text:p> IF (error IS SM) AND (d_error IS Z) AND (i_error IS BP) THEN (u_out IS MP)</text:p>
            <text:p> IF (error IS SM) AND (d_error IS SP) AND (i_error IS BP) THEN (u_out IS BP)</text:p>
            <text:p> IF (error IS SM) AND (d_error IS MP) AND (i_error IS BP) THEN (u_out IS BP)</text:p>
            <text:p> IF (error IS SM) AND (d_error IS BP) AND (i_error IS BP) THEN (u_out IS BP)</text:p>
            <text:p> IF (error IS Z) AND (d_error IS BM) AND (i_error IS BM) THEN (u_out IS BM)</text:p>
            <text:p> IF (error IS Z) AND (d_error IS MM) AND (i_error IS BM) THEN (u_out IS BM)</text:p>
            <text:p> IF (error IS Z) AND (d_error IS SM) AND (i_error IS BM) THEN (u_out IS BM)</text:p>
            <text:p> IF (error IS Z) AND (d_error IS Z) AND (i_error IS BM) THEN (u_out IS BM)</text:p>
            <text:p> IF (error IS Z) AND (d_error IS SP) AND (i_error IS BM) THEN (u_out IS MM)</text:p>
            <text:p> IF (error IS Z) AND (d_error IS MP) AND (i_error IS BM) THEN (u_out IS SM)</text:p>
            <text:p> IF (error IS Z) AND (d_error IS BP) AND (i_error IS BM) THEN (u_out IS Z)</text:p>
            <text:p> IF (error IS Z) AND (d_error IS BM) AND (i_error IS BP) THEN (u_out IS Z)</text:p>
            <text:p> IF (error IS Z) AND (d_error IS MM) AND (i_error IS BP) THEN (u_out IS SP)</text:p>
            <text:p> IF (error IS Z) AND (d_error IS SM) AND (i_error IS BP) THEN (u_out IS MP)</text:p>
            <text:p> IF (error IS Z) AND (d_error IS Z) AND (i_error IS BP) THEN (u_out IS BP)</text:p>
            <text:p> IF (error IS Z) AND (d_error IS SP) AND (i_error IS BP) THEN (u_out IS BP)</text:p>
            <text:p> IF (error IS Z) AND (d_error IS MP) AND (i_error IS BP) THEN (u_out IS BP)</text:p>
            <text:p> IF (error IS Z) AND (d_error IS BP) AND (i_error IS BP) THEN (u_out IS BP)</text:p>
            <text:p> IF (error IS SP) AND (d_error IS BM) AND (i_error IS BM) THEN (u_out IS BM)</text:p>
            <text:p> IF (error IS SP) AND (d_error IS MM) AND (i_error IS BM) THEN (u_out IS BM)</text:p>
            <text:p> IF (error IS SP) AND (d_error IS SM) AND (i_error IS BM) THEN (u_out IS BM)</text:p>
            <text:p> IF (error IS SP) AND (d_error IS Z) AND (i_error IS BM) THEN (u_out IS MM)</text:p>
            <text:p> IF (error IS SP) AND (d_error IS SP) AND (i_error IS BM) THEN (u_out IS SM)</text:p>
            <text:p> IF (error IS SP) AND (d_error IS MP) AND (i_error IS BM) THEN (u_out IS Z)</text:p>
            <text:p> IF (error IS SP) AND (d_error IS BP) AND (i_error IS BM) THEN (u_out IS SP)</text:p>
            <text:p> IF (error IS SP) AND (d_error IS BM) AND (i_error IS BP) THEN (u_out IS SP)</text:p>
            <text:p> IF (error IS SP) AND (d_error IS MM) AND (i_error IS BP) THEN (u_out IS MP)</text:p>
            <text:p> IF (error IS SP) AND (d_error IS SM) AND (i_error IS BP) THEN (u_out IS BP)</text:p>
            <text:p> IF (error IS SP) AND (d_error IS Z) AND (i_error IS BP) THEN (u_out IS BP)</text:p>
            <text:p> IF (error IS SP) AND (d_error IS SP) AND (i_error IS BP) THEN (u_out IS BP)</text:p>
            <text:p> IF (error IS SP) AND (d_error IS MP) AND (i_error IS BP) THEN (u_out IS BP)</text:p>
            <text:p> IF (error IS SP) AND (d_error IS BP) AND (i_error IS BP) THEN (u_out IS BP)</text:p>
            <text:p> IF (error IS MP) AND (d_error IS BM) AND (i_error IS BM) THEN (u_out IS BM)</text:p>
            <text:p> IF (error IS MP) AND (d_error IS MM) AND (i_error IS BM) THEN (u_out IS BM)</text:p>
            <text:p> IF (error IS MP) AND (d_error IS SM) AND (i_error IS BM) THEN (u_out IS MM)</text:p>
            <text:p> IF (error IS MP) AND (d_error IS Z) AND (i_error IS BM) THEN (u_out IS SM)</text:p>
            <text:p> IF (error IS MP) AND (d_error IS SP) AND (i_error IS BM) THEN (u_out IS Z)</text:p>
            <text:p> IF (error IS MP) AND (d_error IS MP) AND (i_error IS BM) THEN (u_out IS SP)</text:p>
            <text:p> IF (error IS MP) AND (d_error IS BP) AND (i_error IS BM) THEN (u_out IS MP)</text:p>
            <text:p> IF (error IS MP) AND (d_error IS BM) AND (i_error IS BP) THEN (u_out IS MP)</text:p>
            <text:p> IF (error IS MP) AND (d_error IS MM) AND (i_error IS BP) THEN (u_out IS BP)</text:p>
            <text:p> IF (error IS MP) AND (d_error IS SM) AND (i_error IS BP) THEN (u_out IS BP)</text:p>
            <text:p> IF (error IS MP) AND (d_error IS Z) AND (i_error IS BP) THEN (u_out IS BP)</text:p>
            <text:p> IF (error IS MP) AND (d_error IS SP) AND (i_error IS BP) THEN (u_out IS BP)</text:p>
            <text:p> IF (error IS MP) AND (d_error IS MP) AND (i_error IS BP) THEN (u_out IS BP)</text:p>
            <text:p> IF (error IS MP) AND (d_error IS BP) AND (i_error IS BP) THEN (u_out IS BP)</text:p>
            <text:p> IF (error IS BP) AND (d_error IS BM) AND (i_error IS BM) THEN (u_out IS BM)</text:p>
            <text:p> IF (error IS BP) AND (d_error IS MM) AND (i_error IS BM) THEN (u_out IS MM)</text:p>
            <text:p> IF (error IS BP) AND (d_error IS SM) AND (i_error IS BM) THEN (u_out IS SM)</text:p>
            <text:p> IF (error IS BP) AND (d_error IS Z) AND (i_error IS BM) THEN (u_out IS Z)</text:p>
            <text:p> IF (error IS BP) AND (d_error IS SP) AND (i_error IS BM) THEN (u_out IS SP)</text:p>
            <text:p> IF (error IS BP) AND (d_error IS MP) AND (i_error IS BM) THEN (u_out IS MP)</text:p>
            <text:p> IF (error IS BP) AND (d_error IS BP) AND (i_error IS BM) THEN (u_out IS BP)</text:p>
            <text:p> IF (error IS BP) AND (d_error IS BM) AND (i_error IS BP) THEN (u_out IS BP)</text:p>
            <text:p> IF (error IS BP) AND (d_error IS MM) AND (i_error IS BP) THEN (u_out IS BP)</text:p>
            <text:p> IF (error IS BP) AND (d_error IS SM) AND (i_error IS BP) THEN (u_out IS BP)</text:p>
            <text:p> IF (error IS BP) AND (d_error IS Z) AND (i_error IS BP) THEN (u_out IS BP)</text:p>
            <text:p> IF (error IS BP) AND (d_error IS SP) AND (i_error IS BP) THEN (u_out IS BP)</text:p>
            <text:p> IF (error IS BP) AND (d_error IS MP) AND (i_error IS BP) THEN (u_out IS BP)</text:p>
            <text:p> IF (error IS BP) AND (d_error IS BP) AND (i_error IS BP) THEN (u_out IS BP)</text:p>
          </table:table-cell>
          <table:table-cell table:number-columns-repeated="15"/>
        </table:table-row>
        <table:table-row table:style-name="ro3">
          <table:table-cell table:number-columns-repeated="2"/>
          <table:table-cell table:formula="of:=COM.MICROSOFT.TEXTJOIN(CHAR(10);1;[.$C$85:.$R$121])" office:value-type="string" office:string-value=" IF (error IS BM) AND (d_error IS BM) AND (i_error IS Z) THEN (u_out IS BM)&#10; IF (error IS BM) AND (d_error IS MM) AND (i_error IS Z) THEN (u_out IS BM)&#10; IF (error IS BM) AND (d_error IS SM) AND (i_error IS Z) THEN (u_out IS BM)&#10; IF (error IS BM) AND (d_error IS Z) AND (i_error IS Z) THEN (u_out IS BM)&#10; IF (error IS BM) AND (d_error IS SP) AND (i_error IS Z) THEN (u_out IS MM)&#10; IF (error IS BM) AND (d_error IS MP) AND (i_error IS Z) THEN (u_out IS SM)&#10; IF (error IS BM) AND (d_error IS BP) AND (i_error IS Z) THEN (u_out IS Z)&#10; IF (error IS MM) AND (d_error IS BM) AND (i_error IS Z) THEN (u_out IS BM)&#10; IF (error IS MM) AND (d_error IS MM) AND (i_error IS Z) THEN (u_out IS BM)&#10; IF (error IS MM) AND (d_error IS SM) AND (i_error IS Z) THEN (u_out IS BM)&#10; IF (error IS MM) AND (d_error IS Z) AND (i_error IS Z) THEN (u_out IS MM)&#10; IF (error IS MM) AND (d_error IS SP) AND (i_error IS Z) THEN (u_out IS SM)&#10; IF (error IS MM) AND (d_error IS MP) AND (i_error IS Z) THEN (u_out IS Z)&#10; IF (error IS MM) AND (d_error IS BP) AND (i_error IS Z) THEN (u_out IS SP)&#10; IF (error IS SM) AND (d_error IS BM) AND (i_error IS Z) THEN (u_out IS BM)&#10; IF (error IS SM) AND (d_error IS MM) AND (i_error IS Z) THEN (u_out IS BM)&#10; IF (error IS SM) AND (d_error IS SM) AND (i_error IS Z) THEN (u_out IS MM)&#10; IF (error IS SM) AND (d_error IS Z) AND (i_error IS Z) THEN (u_out IS SM)&#10; IF (error IS SM) AND (d_error IS SP) AND (i_error IS Z) THEN (u_out IS Z)&#10; IF (error IS SM) AND (d_error IS MP) AND (i_error IS Z) THEN (u_out IS SP)&#10; IF (error IS SM) AND (d_error IS BP) AND (i_error IS Z) THEN (u_out IS MP)&#10; IF (error IS Z) AND (d_error IS BM) AND (i_error IS Z) THEN (u_out IS BM)&#10; IF (error IS Z) AND (d_error IS MM) AND (i_error IS Z) THEN (u_out IS MM)&#10; IF (error IS Z) AND (d_error IS SM) AND (i_error IS Z) THEN (u_out IS SM)&#10; IF (error IS Z) AND (d_error IS Z) AND (i_error IS Z) THEN (u_out IS Z)&#10; IF (error IS Z) AND (d_error IS SP) AND (i_error IS Z) THEN (u_out IS SP)&#10; IF (error IS Z) AND (d_error IS MP) AND (i_error IS Z) THEN (u_out IS MP)&#10; IF (error IS Z) AND (d_error IS BP) AND (i_error IS Z) THEN (u_out IS BP)&#10; IF (error IS SP) AND (d_error IS BM) AND (i_error IS Z) THEN (u_out IS MM)&#10; IF (error IS SP) AND (d_error IS MM) AND (i_error IS Z) THEN (u_out IS SM)&#10; IF (error IS SP) AND (d_error IS SM) AND (i_error IS Z) THEN (u_out IS Z)&#10; IF (error IS SP) AND (d_error IS Z) AND (i_error IS Z) THEN (u_out IS SP)&#10; IF (error IS SP) AND (d_error IS SP) AND (i_error IS Z) THEN (u_out IS MP)&#10; IF (error IS SP) AND (d_error IS MP) AND (i_error IS Z) THEN (u_out IS BP)&#10; IF (error IS SP) AND (d_error IS BP) AND (i_error IS Z) THEN (u_out IS BP)&#10; IF (error IS MP) AND (d_error IS BM) AND (i_error IS Z) THEN (u_out IS SM)&#10; IF (error IS MP) AND (d_error IS MM) AND (i_error IS Z) THEN (u_out IS Z)&#10; IF (error IS MP) AND (d_error IS SM) AND (i_error IS Z) THEN (u_out IS SP)&#10; IF (error IS MP) AND (d_error IS Z) AND (i_error IS Z) THEN (u_out IS MP)&#10; IF (error IS MP) AND (d_error IS SP) AND (i_error IS Z) THEN (u_out IS BP)&#10; IF (error IS MP) AND (d_error IS MP) AND (i_error IS Z) THEN (u_out IS BP)&#10; IF (error IS MP) AND (d_error IS BP) AND (i_error IS Z) THEN (u_out IS BP)&#10; IF (error IS BP) AND (d_error IS BM) AND (i_error IS Z) THEN (u_out IS Z)&#10; IF (error IS BP) AND (d_error IS MM) AND (i_error IS Z) THEN (u_out IS SP)&#10; IF (error IS BP) AND (d_error IS SM) AND (i_error IS Z) THEN (u_out IS MP)&#10; IF (error IS BP) AND (d_error IS Z) AND (i_error IS Z) THEN (u_out IS BP)&#10; IF (error IS BP) AND (d_error IS SP) AND (i_error IS Z) THEN (u_out IS BP)&#10; IF (error IS BP) AND (d_error IS MP) AND (i_error IS Z) THEN (u_out IS BP)&#10; IF (error IS BP) AND (d_error IS BP) AND (i_error IS Z) THEN (u_out IS BP)&#10; IF (error IS BM) AND (d_error IS BM) AND (i_error IS SM) THEN (u_out IS BM)&#10; IF (error IS BM) AND (d_error IS MM) AND (i_error IS SM) THEN (u_out IS BM)&#10; IF (error IS BM) AND (d_error IS SM) AND (i_error IS SM) THEN (u_out IS BM)&#10; IF (error IS BM) AND (d_error IS Z) AND (i_error IS SM) THEN (u_out IS BM)&#10; IF (error IS BM) AND (d_error IS SP) AND (i_error IS SM) THEN (u_out IS BM)&#10; IF (error IS BM) AND (d_error IS MP) AND (i_error IS SM) THEN (u_out IS MM)&#10; IF (error IS BM) AND (d_error IS BP) AND (i_error IS SM) THEN (u_out IS SM)&#10; IF (error IS BM) AND (d_error IS BM) AND (i_error IS SP) THEN (u_out IS BM)&#10; IF (error IS BM) AND (d_error IS MM) AND (i_error IS SP) THEN (u_out IS BM)&#10; IF (error IS BM) AND (d_error IS SM) AND (i_error IS SP) THEN (u_out IS BM)&#10; IF (error IS BM) AND (d_error IS Z) AND (i_error IS SP) THEN (u_out IS MM)&#10; IF (error IS BM) AND (d_error IS SP) AND (i_error IS SP) THEN (u_out IS SM)&#10; IF (error IS BM) AND (d_error IS MP) AND (i_error IS SP) THEN (u_out IS Z)&#10; IF (error IS BM) AND (d_error IS BP) AND (i_error IS SP) THEN (u_out IS SP)&#10; IF (error IS MM) AND (d_error IS BM) AND (i_error IS SM) THEN (u_out IS BM)&#10; IF (error IS MM) AND (d_error IS MM) AND (i_error IS SM) THEN (u_out IS BM)&#10; IF (error IS MM) AND (d_error IS SM) AND (i_error IS SM) THEN (u_out IS BM)&#10; IF (error IS MM) AND (d_error IS Z) AND (i_error IS SM) THEN (u_out IS BM)&#10; IF (error IS MM) AND (d_error IS SP) AND (i_error IS SM) THEN (u_out IS MM)&#10; IF (error IS MM) AND (d_error IS MP) AND (i_error IS SM) THEN (u_out IS SM)&#10; IF (error IS MM) AND (d_error IS BP) AND (i_error IS SM) THEN (u_out IS Z)&#10; IF (error IS MM) AND (d_error IS BM) AND (i_error IS SP) THEN (u_out IS BM)&#10; IF (error IS MM) AND (d_error IS MM) AND (i_error IS SP) THEN (u_out IS BM)&#10; IF (error IS MM) AND (d_error IS SM) AND (i_error IS SP) THEN (u_out IS MM)&#10; IF (error IS MM) AND (d_error IS Z) AND (i_error IS SP) THEN (u_out IS SM)&#10; IF (error IS MM) AND (d_error IS SP) AND (i_error IS SP) THEN (u_out IS Z)&#10; IF (error IS MM) AND (d_error IS MP) AND (i_error IS SP) THEN (u_out IS SP)&#10; IF (error IS MM) AND (d_error IS BP) AND (i_error IS SP) THEN (u_out IS MP)&#10; IF (error IS SM) AND (d_error IS BM) AND (i_error IS SM) THEN (u_out IS BM)&#10; IF (error IS SM) AND (d_error IS MM) AND (i_error IS SM) THEN (u_out IS BM)&#10; IF (error IS SM) AND (d_error IS SM) AND (i_error IS SM) THEN (u_out IS BM)&#10; IF (error IS SM) AND (d_error IS Z) AND (i_error IS SM) THEN (u_out IS MM)&#10; IF (error IS SM) AND (d_error IS SP) AND (i_error IS SM) THEN (u_out IS SM)&#10; IF (error IS SM) AND (d_error IS MP) AND (i_error IS SM) THEN (u_out IS Z)&#10; IF (error IS SM) AND (d_error IS BP) AND (i_error IS SM) THEN (u_out IS SP)&#10; IF (error IS SM) AND (d_error IS BM) AND (i_error IS SP) THEN (u_out IS BM)&#10; IF (error IS SM) AND (d_error IS MM) AND (i_error IS SP) THEN (u_out IS MM)&#10; IF (error IS SM) AND (d_error IS SM) AND (i_error IS SP) THEN (u_out IS SM)&#10; IF (error IS SM) AND (d_error IS Z) AND (i_error IS SP) THEN (u_out IS Z)&#10; IF (error IS SM) AND (d_error IS SP) AND (i_error IS SP) THEN (u_out IS SP)&#10; IF (error IS SM) AND (d_error IS MP) AND (i_error IS SP) THEN (u_out IS MP)&#10; IF (error IS SM) AND (d_error IS BP) AND (i_error IS SP) THEN (u_out IS BP)&#10; IF (error IS Z) AND (d_error IS BM) AND (i_error IS SM) THEN (u_out IS BM)&#10; IF (error IS Z) AND (d_error IS MM) AND (i_error IS SM) THEN (u_out IS BM)&#10; IF (error IS Z) AND (d_error IS SM) AND (i_error IS SM) THEN (u_out IS MM)&#10; IF (error IS Z) AND (d_error IS Z) AND (i_error IS SM) THEN (u_out IS SM)&#10; IF (error IS Z) AND (d_error IS SP) AND (i_error IS SM) THEN (u_out IS Z)&#10; IF (error IS Z) AND (d_error IS MP) AND (i_error IS SM) THEN (u_out IS SP)&#10; IF (error IS Z) AND (d_error IS BP) AND (i_error IS SM) THEN (u_out IS MP)&#10; IF (error IS Z) AND (d_error IS BM) AND (i_error IS SP) THEN (u_out IS MM)&#10; IF (error IS Z) AND (d_error IS MM) AND (i_error IS SP) THEN (u_out IS SM)&#10; IF (error IS Z) AND (d_error IS SM) AND (i_error IS SP) THEN (u_out IS Z)&#10; IF (error IS Z) AND (d_error IS Z) AND (i_error IS SP) THEN (u_out IS SP)&#10; IF (error IS Z) AND (d_error IS SP) AND (i_error IS SP) THEN (u_out IS MP)&#10; IF (error IS Z) AND (d_error IS MP) AND (i_error IS SP) THEN (u_out IS BP)&#10; IF (error IS Z) AND (d_error IS BP) AND (i_error IS SP) THEN (u_out IS BP)&#10; IF (error IS SP) AND (d_error IS BM) AND (i_error IS SM) THEN (u_out IS BM)&#10; IF (error IS SP) AND (d_error IS MM) AND (i_error IS SM) THEN (u_out IS MM)&#10; IF (error IS SP) AND (d_error IS SM) AND (i_error IS SM) THEN (u_out IS SM)&#10; IF (error IS SP) AND (d_error IS Z) AND (i_error IS SM) THEN (u_out IS Z)&#10; IF (error IS SP) AND (d_error IS SP) AND (i_error IS SM) THEN (u_out IS SP)&#10; IF (error IS SP) AND (d_error IS MP) AND (i_error IS SM) THEN (u_out IS MP)&#10; IF (error IS SP) AND (d_error IS BP) AND (i_error IS SM) THEN (u_out IS BP)&#10; IF (error IS SP) AND (d_error IS BM) AND (i_error IS SP) THEN (u_out IS SM)&#10; IF (error IS SP) AND (d_error IS MM) AND (i_error IS SP) THEN (u_out IS Z)&#10; IF (error IS SP) AND (d_error IS SM) AND (i_error IS SP) THEN (u_out IS SP)&#10; IF (error IS SP) AND (d_error IS Z) AND (i_error IS SP) THEN (u_out IS MP)&#10; IF (error IS SP) AND (d_error IS SP) AND (i_error IS SP) THEN (u_out IS BP)&#10; IF (error IS SP) AND (d_error IS MP) AND (i_error IS SP) THEN (u_out IS BP)&#10; IF (error IS SP) AND (d_error IS BP) AND (i_error IS SP) THEN (u_out IS BP)&#10; IF (error IS MP) AND (d_error IS BM) AND (i_error IS SM) THEN (u_out IS MM)&#10; IF (error IS MP) AND (d_error IS MM) AND (i_error IS SM) THEN (u_out IS SM)&#10; IF (error IS MP) AND (d_error IS SM) AND (i_error IS SM) THEN (u_out IS Z)&#10; IF (error IS MP) AND (d_error IS Z) AND (i_error IS SM) THEN (u_out IS SP)&#10; IF (error IS MP) AND (d_error IS SP) AND (i_error IS SM) THEN (u_out IS MP)&#10; IF (error IS MP) AND (d_error IS MP) AND (i_error IS SM) THEN (u_out IS BP)&#10; IF (error IS MP) AND (d_error IS BP) AND (i_error IS SM) THEN (u_out IS BP)&#10; IF (error IS MP) AND (d_error IS BM) AND (i_error IS SP) THEN (u_out IS Z)&#10; IF (error IS MP) AND (d_error IS MM) AND (i_error IS SP) THEN (u_out IS SP)&#10; IF (error IS MP) AND (d_error IS SM) AND (i_error IS SP) THEN (u_out IS MP)&#10; IF (error IS MP) AND (d_error IS Z) AND (i_error IS SP) THEN (u_out IS BP)&#10; IF (error IS MP) AND (d_error IS SP) AND (i_error IS SP) THEN (u_out IS BP)&#10; IF (error IS MP) AND (d_error IS MP) AND (i_error IS SP) THEN (u_out IS BP)&#10; IF (error IS MP) AND (d_error IS BP) AND (i_error IS SP) THEN (u_out IS BP)&#10; IF (error IS BP) AND (d_error IS BM) AND (i_error IS SM) THEN (u_out IS SM)&#10; IF (error IS BP) AND (d_error IS MM) AND (i_error IS SM) THEN (u_out IS Z)&#10; IF (error IS BP) AND (d_error IS SM) AND (i_error IS SM) THEN (u_out IS SP)&#10; IF (error IS BP) AND (d_error IS Z) AND (i_error IS SM) THEN (u_out IS MP)&#10; IF (error IS BP) AND (d_error IS SP) AND (i_error IS SM) THEN (u_out IS BP)&#10; IF (error IS BP) AND (d_error IS MP) AND (i_error IS SM) THEN (u_out IS BP)&#10; IF (error IS BP) AND (d_error IS BP) AND (i_error IS SM) THEN (u_out IS BP)&#10; IF (error IS BP) AND (d_error IS BM) AND (i_error IS SP) THEN (u_out IS SP)&#10; IF (error IS BP) AND (d_error IS MM) AND (i_error IS SP) THEN (u_out IS MP)&#10; IF (error IS BP) AND (d_error IS SM) AND (i_error IS SP) THEN (u_out IS BP)&#10; IF (error IS BP) AND (d_error IS Z) AND (i_error IS SP) THEN (u_out IS BP)&#10; IF (error IS BP) AND (d_error IS SP) AND (i_error IS SP) THEN (u_out IS BP)&#10; IF (error IS BP) AND (d_error IS MP) AND (i_error IS SP) THEN (u_out IS BP)&#10; IF (error IS BP) AND (d_error IS BP) AND (i_error IS SP) THEN (u_out IS BP)&#10; IF (error IS BM) AND (d_error IS BM) AND (i_error IS MM) THEN (u_out IS BM)&#10; IF (error IS BM) AND (d_error IS MM) AND (i_error IS MM) THEN (u_out IS BM)&#10; IF (error IS BM) AND (d_error IS SM) AND (i_error IS MM) THEN (u_out IS BM)&#10; IF (error IS BM) AND (d_error IS Z) AND (i_error IS MM) THEN (u_out IS BM)&#10; IF (error IS BM) AND (d_error IS SP) AND (i_error IS MM) THEN (u_out IS BM)&#10; IF (error IS BM) AND (d_error IS MP) AND (i_error IS MM) THEN (u_out IS BM)&#10; IF (error IS BM) AND (d_error IS BP) AND (i_error IS MM) THEN (u_out IS MM)&#10; IF (error IS BM) AND (d_error IS BM) AND (i_error IS MP) THEN (u_out IS BM)&#10; IF (error IS BM) AND (d_error IS MM) AND (i_error IS MP) THEN (u_out IS BM)&#10; IF (error IS BM) AND (d_error IS SM) AND (i_error IS MP) THEN (u_out IS MM)&#10; IF (error IS BM) AND (d_error IS Z) AND (i_error IS MP) THEN (u_out IS SM)&#10; IF (error IS BM) AND (d_error IS SP) AND (i_error IS MP) THEN (u_out IS Z)&#10; IF (error IS BM) AND (d_error IS MP) AND (i_error IS MP) THEN (u_out IS SP)&#10; IF (error IS BM) AND (d_error IS BP) AND (i_error IS MP) THEN (u_out IS MP)&#10; IF (error IS MM) AND (d_error IS BM) AND (i_error IS MM) THEN (u_out IS BM)&#10; IF (error IS MM) AND (d_error IS MM) AND (i_error IS MM) THEN (u_out IS BM)&#10; IF (error IS MM) AND (d_error IS SM) AND (i_error IS MM) THEN (u_out IS BM)&#10; IF (error IS MM) AND (d_error IS Z) AND (i_error IS MM) THEN (u_out IS BM)&#10; IF (error IS MM) AND (d_error IS SP) AND (i_error IS MM) THEN (u_out IS BM)&#10; IF (error IS MM) AND (d_error IS MP) AND (i_error IS MM) THEN (u_out IS MM)&#10; IF (error IS MM) AND (d_error IS BP) AND (i_error IS MM) THEN (u_out IS SM)&#10; IF (error IS MM) AND (d_error IS BM) AND (i_error IS MP) THEN (u_out IS BM)&#10; IF (error IS MM) AND (d_error IS MM) AND (i_error IS MP) THEN (u_out IS MM)&#10; IF (error IS MM) AND (d_error IS SM) AND (i_error IS MP) THEN (u_out IS SM)&#10; IF (error IS MM) AND (d_error IS Z) AND (i_error IS MP) THEN (u_out IS Z)&#10; IF (error IS MM) AND (d_error IS SP) AND (i_error IS MP) THEN (u_out IS SP)&#10; IF (error IS MM) AND (d_error IS MP) AND (i_error IS MP) THEN (u_out IS MP)&#10; IF (error IS MM) AND (d_error IS BP) AND (i_error IS MP) THEN (u_out IS BP)&#10; IF (error IS SM) AND (d_error IS BM) AND (i_error IS MM) THEN (u_out IS BM)&#10; IF (error IS SM) AND (d_error IS MM) AND (i_error IS MM) THEN (u_out IS BM)&#10; IF (error IS SM) AND (d_error IS SM) AND (i_error IS MM) THEN (u_out IS BM)&#10; IF (error IS SM) AND (d_error IS Z) AND (i_error IS MM) THEN (u_out IS BM)&#10; IF (error IS SM) AND (d_error IS SP) AND (i_error IS MM) THEN (u_out IS MM)&#10; IF (error IS SM) AND (d_error IS MP) AND (i_error IS MM) THEN (u_out IS SM)&#10; IF (error IS SM) AND (d_error IS BP) AND (i_error IS MM) THEN (u_out IS Z)&#10; IF (error IS SM) AND (d_error IS BM) AND (i_error IS MP) THEN (u_out IS MM)&#10; IF (error IS SM) AND (d_error IS MM) AND (i_error IS MP) THEN (u_out IS SM)&#10; IF (error IS SM) AND (d_error IS SM) AND (i_error IS MP) THEN (u_out IS Z)&#10; IF (error IS SM) AND (d_error IS Z) AND (i_error IS MP) THEN (u_out IS SP)&#10; IF (error IS SM) AND (d_error IS SP) AND (i_error IS MP) THEN (u_out IS MP)&#10; IF (error IS SM) AND (d_error IS MP) AND (i_error IS MP) THEN (u_out IS BP)&#10; IF (error IS SM) AND (d_error IS BP) AND (i_error IS MP) THEN (u_out IS BP)&#10; IF (error IS Z) AND (d_error IS BM) AND (i_error IS MM) THEN (u_out IS BM)&#10; IF (error IS Z) AND (d_error IS MM) AND (i_error IS MM) THEN (u_out IS BM)&#10; IF (error IS Z) AND (d_error IS SM) AND (i_error IS MM) THEN (u_out IS BM)&#10; IF (error IS Z) AND (d_error IS Z) AND (i_error IS MM) THEN (u_out IS MM)&#10; IF (error IS Z) AND (d_error IS SP) AND (i_error IS MM) THEN (u_out IS SM)&#10; IF (error IS Z) AND (d_error IS MP) AND (i_error IS MM) THEN (u_out IS Z)&#10; IF (error IS Z) AND (d_error IS BP) AND (i_error IS MM) THEN (u_out IS SP)&#10; IF (error IS Z) AND (d_error IS BM) AND (i_error IS MP) THEN (u_out IS SM)&#10; IF (error IS Z) AND (d_error IS MM) AND (i_error IS MP) THEN (u_out IS Z)&#10; IF (error IS Z) AND (d_error IS SM) AND (i_error IS MP) THEN (u_out IS SP)&#10; IF (error IS Z) AND (d_error IS Z) AND (i_error IS MP) THEN (u_out IS MP)&#10; IF (error IS Z) AND (d_error IS SP) AND (i_error IS MP) THEN (u_out IS BP)&#10; IF (error IS Z) AND (d_error IS MP) AND (i_error IS MP) THEN (u_out IS BP)&#10; IF (error IS Z) AND (d_error IS BP) AND (i_error IS MP) THEN (u_out IS BP)&#10; IF (error IS SP) AND (d_error IS BM) AND (i_error IS MM) THEN (u_out IS BM)&#10; IF (error IS SP) AND (d_error IS MM) AND (i_error IS MM) THEN (u_out IS BM)&#10; IF (error IS SP) AND (d_error IS SM) AND (i_error IS MM) THEN (u_out IS MM)&#10; IF (error IS SP) AND (d_error IS Z) AND (i_error IS MM) THEN (u_out IS SM)&#10; IF (error IS SP) AND (d_error IS SP) AND (i_error IS MM) THEN (u_out IS Z)&#10; IF (error IS SP) AND (d_error IS MP) AND (i_error IS MM) THEN (u_out IS SP)&#10; IF (error IS SP) AND (d_error IS BP) AND (i_error IS MM) THEN (u_out IS MP)&#10; IF (error IS SP) AND (d_error IS BM) AND (i_error IS MP) THEN (u_out IS Z)&#10; IF (error IS SP) AND (d_error IS MM) AND (i_error IS MP) THEN (u_out IS SP)&#10; IF (error IS SP) AND (d_error IS SM) AND (i_error IS MP) THEN (u_out IS MP)&#10; IF (error IS SP) AND (d_error IS Z) AND (i_error IS MP) THEN (u_out IS BP)&#10; IF (error IS SP) AND (d_error IS SP) AND (i_error IS MP) THEN (u_out IS BP)&#10; IF (error IS SP) AND (d_error IS MP) AND (i_error IS MP) THEN (u_out IS BP)&#10; IF (error IS SP) AND (d_error IS BP) AND (i_error IS MP) THEN (u_out IS BP)&#10; IF (error IS MP) AND (d_error IS BM) AND (i_error IS MM) THEN (u_out IS BM)&#10; IF (error IS MP) AND (d_error IS MM) AND (i_error IS MM) THEN (u_out IS MM)&#10; IF (error IS MP) AND (d_error IS SM) AND (i_error IS MM) THEN (u_out IS SM)&#10; IF (error IS MP) AND (d_error IS Z) AND (i_error IS MM) THEN (u_out IS Z)&#10; IF (error IS MP) AND (d_error IS SP) AND (i_error IS MM) THEN (u_out IS SP)&#10; IF (error IS MP) AND (d_error IS MP) AND (i_error IS MM) THEN (u_out IS MP)&#10; IF (error IS MP) AND (d_error IS BP) AND (i_error IS MM) THEN (u_out IS BP)&#10; IF (error IS MP) AND (d_error IS BM) AND (i_error IS MP) THEN (u_out IS SP)&#10; IF (error IS MP) AND (d_error IS MM) AND (i_error IS MP) THEN (u_out IS MP)&#10; IF (error IS MP) AND (d_error IS SM) AND (i_error IS MP) THEN (u_out IS BP)&#10; IF (error IS MP) AND (d_error IS Z) AND (i_error IS MP) THEN (u_out IS BP)&#10; IF (error IS MP) AND (d_error IS SP) AND (i_error IS MP) THEN (u_out IS BP)&#10; IF (error IS MP) AND (d_error IS MP) AND (i_error IS MP) THEN (u_out IS BP)&#10; IF (error IS MP) AND (d_error IS BP) AND (i_error IS MP) THEN (u_out IS BP)&#10; IF (error IS BP) AND (d_error IS BM) AND (i_error IS MM) THEN (u_out IS MM)&#10; IF (error IS BP) AND (d_error IS MM) AND (i_error IS MM) THEN (u_out IS SM)&#10; IF (error IS BP) AND (d_error IS SM) AND (i_error IS MM) THEN (u_out IS Z)&#10; IF (error IS BP) AND (d_error IS Z) AND (i_error IS MM) THEN (u_out IS SP)&#10; IF (error IS BP) AND (d_error IS SP) AND (i_error IS MM) THEN (u_out IS MP)&#10; IF (error IS BP) AND (d_error IS MP) AND (i_error IS MM) THEN (u_out IS BP)&#10; IF (error IS BP) AND (d_error IS BP) AND (i_error IS MM) THEN (u_out IS BP)&#10; IF (error IS BP) AND (d_error IS BM) AND (i_error IS MP) THEN (u_out IS MP)&#10; IF (error IS BP) AND (d_error IS MM) AND (i_error IS MP) THEN (u_out IS BP)&#10; IF (error IS BP) AND (d_error IS SM) AND (i_error IS MP) THEN (u_out IS BP)&#10; IF (error IS BP) AND (d_error IS Z) AND (i_error IS MP) THEN (u_out IS BP)&#10; IF (error IS BP) AND (d_error IS SP) AND (i_error IS MP) THEN (u_out IS BP)&#10; IF (error IS BP) AND (d_error IS MP) AND (i_error IS MP) THEN (u_out IS BP)&#10; IF (error IS BP) AND (d_error IS BP) AND (i_error IS MP) THEN (u_out IS BP)&#10; IF (error IS BM) AND (d_error IS BM) AND (i_error IS BM) THEN (u_out IS BM)&#10; IF (error IS BM) AND (d_error IS MM) AND (i_error IS BM) THEN (u_out IS BM)&#10; IF (error IS BM) AND (d_error IS SM) AND (i_error IS BM) THEN (u_out IS BM)&#10; IF (error IS BM) AND (d_error IS Z) AND (i_error IS BM) THEN (u_out IS BM)&#10; IF (error IS BM) AND (d_error IS SP) AND (i_error IS BM) THEN (u_out IS BM)&#10; IF (error IS BM) AND (d_error IS MP) AND (i_error IS BM) THEN (u_out IS BM)&#10; IF (error IS BM) AND (d_error IS BP) AND (i_error IS BM) THEN (u_out IS BM)&#10; IF (error IS BM) AND (d_error IS BM) AND (i_error IS BP) THEN (u_out IS BM)&#10; IF (error IS BM) AND (d_error IS MM) AND (i_error IS BP) THEN (u_out IS MM)&#10; IF (error IS BM) AND (d_error IS SM) AND (i_error IS BP) THEN (u_out IS SM)&#10; IF (error IS BM) AND (d_error IS Z) AND (i_error IS BP) THEN (u_out IS Z)&#10; IF (error IS BM) AND (d_error IS SP) AND (i_error IS BP) THEN (u_out IS SP)&#10; IF (error IS BM) AND (d_error IS MP) AND (i_error IS BP) THEN (u_out IS MP)&#10; IF (error IS BM) AND (d_error IS BP) AND (i_error IS BP) THEN (u_out IS BP)&#10; IF (error IS MM) AND (d_error IS BM) AND (i_error IS BM) THEN (u_out IS BM)&#10; IF (error IS MM) AND (d_error IS MM) AND (i_error IS BM) THEN (u_out IS BM)&#10; IF (error IS MM) AND (d_error IS SM) AND (i_error IS BM) THEN (u_out IS BM)&#10; IF (error IS MM) AND (d_error IS Z) AND (i_error IS BM) THEN (u_out IS BM)&#10; IF (error IS MM) AND (d_error IS SP) AND (i_error IS BM) THEN (u_out IS BM)&#10; IF (error IS MM) AND (d_error IS MP) AND (i_error IS BM) THEN (u_out IS BM)&#10; IF (error IS MM) AND (d_error IS BP) AND (i_error IS BM) THEN (u_out IS MM)&#10; IF (error IS MM) AND (d_error IS BM) AND (i_error IS BP) THEN (u_out IS MM)&#10; IF (error IS MM) AND (d_error IS MM) AND (i_error IS BP) THEN (u_out IS SM)&#10; IF (error IS MM) AND (d_error IS SM) AND (i_error IS BP) THEN (u_out IS Z)&#10; IF (error IS MM) AND (d_error IS Z) AND (i_error IS BP) THEN (u_out IS SP)&#10; IF (error IS MM) AND (d_error IS SP) AND (i_error IS BP) THEN (u_out IS MP)&#10; IF (error IS MM) AND (d_error IS MP) AND (i_error IS BP) THEN (u_out IS BP)&#10; IF (error IS MM) AND (d_error IS BP) AND (i_error IS BP) THEN (u_out IS BP)&#10; IF (error IS SM) AND (d_error IS BM) AND (i_error IS BM) THEN (u_out IS BM)&#10; IF (error IS SM) AND (d_error IS MM) AND (i_error IS BM) THEN (u_out IS BM)&#10; IF (error IS SM) AND (d_error IS SM) AND (i_error IS BM) THEN (u_out IS BM)&#10; IF (error IS SM) AND (d_error IS Z) AND (i_error IS BM) THEN (u_out IS BM)&#10; IF (error IS SM) AND (d_error IS SP) AND (i_error IS BM) THEN (u_out IS BM)&#10; IF (error IS SM) AND (d_error IS MP) AND (i_error IS BM) THEN (u_out IS MM)&#10; IF (error IS SM) AND (d_error IS BP) AND (i_error IS BM) THEN (u_out IS SM)&#10; IF (error IS SM) AND (d_error IS BM) AND (i_error IS BP) THEN (u_out IS SM)&#10; IF (error IS SM) AND (d_error IS MM) AND (i_error IS BP) THEN (u_out IS Z)&#10; IF (error IS SM) AND (d_error IS SM) AND (i_error IS BP) THEN (u_out IS SP)&#10; IF (error IS SM) AND (d_error IS Z) AND (i_error IS BP) THEN (u_out IS MP)&#10; IF (error IS SM) AND (d_error IS SP) AND (i_error IS BP) THEN (u_out IS BP)&#10; IF (error IS SM) AND (d_error IS MP) AND (i_error IS BP) THEN (u_out IS BP)&#10; IF (error IS SM) AND (d_error IS BP) AND (i_error IS BP) THEN (u_out IS BP)&#10; IF (error IS Z) AND (d_error IS BM) AND (i_error IS BM) THEN (u_out IS BM)&#10; IF (error IS Z) AND (d_error IS MM) AND (i_error IS BM) THEN (u_out IS BM)&#10; IF (error IS Z) AND (d_error IS SM) AND (i_error IS BM) THEN (u_out IS BM)&#10; IF (error IS Z) AND (d_error IS Z) AND (i_error IS BM) THEN (u_out IS BM)&#10; IF (error IS Z) AND (d_error IS SP) AND (i_error IS BM) THEN (u_out IS MM)&#10; IF (error IS Z) AND (d_error IS MP) AND (i_error IS BM) THEN (u_out IS SM)&#10; IF (error IS Z) AND (d_error IS BP) AND (i_error IS BM) THEN (u_out IS Z)&#10; IF (error IS Z) AND (d_error IS BM) AND (i_error IS BP) THEN (u_out IS Z)&#10; IF (error IS Z) AND (d_error IS MM) AND (i_error IS BP) THEN (u_out IS SP)&#10; IF (error IS Z) AND (d_error IS SM) AND (i_error IS BP) THEN (u_out IS MP)&#10; IF (error IS Z) AND (d_error IS Z) AND (i_error IS BP) THEN (u_out IS BP)&#10; IF (error IS Z) AND (d_error IS SP) AND (i_error IS BP) THEN (u_out IS BP)&#10; IF (error IS Z) AND (d_error IS MP) AND (i_error IS BP) THEN (u_out IS BP)&#10; IF (error IS Z) AND (d_error IS BP) AND (i_error IS BP) THEN (u_out IS BP)&#10; IF (error IS SP) AND (d_error IS BM) AND (i_error IS BM) THEN (u_out IS BM)&#10; IF (error IS SP) AND (d_error IS MM) AND (i_error IS BM) THEN (u_out IS BM)&#10; IF (error IS SP) AND (d_error IS SM) AND (i_error IS BM) THEN (u_out IS BM)&#10; IF (error IS SP) AND (d_error IS Z) AND (i_error IS BM) THEN (u_out IS MM)&#10; IF (error IS SP) AND (d_error IS SP) AND (i_error IS BM) THEN (u_out IS SM)&#10; IF (error IS SP) AND (d_error IS MP) AND (i_error IS BM) THEN (u_out IS Z)&#10; IF (error IS SP) AND (d_error IS BP) AND (i_error IS BM) THEN (u_out IS SP)&#10; IF (error IS SP) AND (d_error IS BM) AND (i_error IS BP) THEN (u_out IS SP)&#10; IF (error IS SP) AND (d_error IS MM) AND (i_error IS BP) THEN (u_out IS MP)&#10; IF (error IS SP) AND (d_error IS SM) AND (i_error IS BP) THEN (u_out IS BP)&#10; IF (error IS SP) AND (d_error IS Z) AND (i_error IS BP) THEN (u_out IS BP)&#10; IF (error IS SP) AND (d_error IS SP) AND (i_error IS BP) THEN (u_out IS BP)&#10; IF (error IS SP) AND (d_error IS MP) AND (i_error IS BP) THEN (u_out IS BP)&#10; IF (error IS SP) AND (d_error IS BP) AND (i_error IS BP) THEN (u_out IS BP)&#10; IF (error IS MP) AND (d_error IS BM) AND (i_error IS BM) THEN (u_out IS BM)&#10; IF (error IS MP) AND (d_error IS MM) AND (i_error IS BM) THEN (u_out IS BM)&#10; IF (error IS MP) AND (d_error IS SM) AND (i_error IS BM) THEN (u_out IS MM)&#10; IF (error IS MP) AND (d_error IS Z) AND (i_error IS BM) THEN (u_out IS SM)&#10; IF (error IS MP) AND (d_error IS SP) AND (i_error IS BM) THEN (u_out IS Z)&#10; IF (error IS MP) AND (d_error IS MP) AND (i_error IS BM) THEN (u_out IS SP)&#10; IF (error IS MP) AND (d_error IS BP) AND (i_error IS BM) THEN (u_out IS MP)&#10; IF (error IS MP) AND (d_error IS BM) AND (i_error IS BP) THEN (u_out IS MP)&#10; IF (error IS MP) AND (d_error IS MM) AND (i_error IS BP) THEN (u_out IS BP)&#10; IF (error IS MP) AND (d_error IS SM) AND (i_error IS BP) THEN (u_out IS BP)&#10; IF (error IS MP) AND (d_error IS Z) AND (i_error IS BP) THEN (u_out IS BP)&#10; IF (error IS MP) AND (d_error IS SP) AND (i_error IS BP) THEN (u_out IS BP)&#10; IF (error IS MP) AND (d_error IS MP) AND (i_error IS BP) THEN (u_out IS BP)&#10; IF (error IS MP) AND (d_error IS BP) AND (i_error IS BP) THEN (u_out IS BP)&#10; IF (error IS BP) AND (d_error IS BM) AND (i_error IS BM) THEN (u_out IS BM)&#10; IF (error IS BP) AND (d_error IS MM) AND (i_error IS BM) THEN (u_out IS MM)&#10; IF (error IS BP) AND (d_error IS SM) AND (i_error IS BM) THEN (u_out IS SM)&#10; IF (error IS BP) AND (d_error IS Z) AND (i_error IS BM) THEN (u_out IS Z)&#10; IF (error IS BP) AND (d_error IS SP) AND (i_error IS BM) THEN (u_out IS SP)&#10; IF (error IS BP) AND (d_error IS MP) AND (i_error IS BM) THEN (u_out IS MP)&#10; IF (error IS BP) AND (d_error IS BP) AND (i_error IS BM) THEN (u_out IS BP)&#10; IF (error IS BP) AND (d_error IS BM) AND (i_error IS BP) THEN (u_out IS BP)&#10; IF (error IS BP) AND (d_error IS MM) AND (i_error IS BP) THEN (u_out IS BP)&#10; IF (error IS BP) AND (d_error IS SM) AND (i_error IS BP) THEN (u_out IS BP)&#10; IF (error IS BP) AND (d_error IS Z) AND (i_error IS BP) THEN (u_out IS BP)&#10; IF (error IS BP) AND (d_error IS SP) AND (i_error IS BP) THEN (u_out IS BP)&#10; IF (error IS BP) AND (d_error IS MP) AND (i_error IS BP) THEN (u_out IS BP)&#10; IF (error IS BP) AND (d_error IS BP) AND (i_error IS BP) THEN (u_out IS BP)" calcext:value-type="string">
            <text:p> IF (error IS BM) AND (d_error IS BM) AND (i_error IS Z) THEN (u_out IS BM)</text:p>
            <text:p> IF (error IS BM) AND (d_error IS MM) AND (i_error IS Z) THEN (u_out IS BM)</text:p>
            <text:p> IF (error IS BM) AND (d_error IS SM) AND (i_error IS Z) THEN (u_out IS BM)</text:p>
            <text:p> IF (error IS BM) AND (d_error IS Z) AND (i_error IS Z) THEN (u_out IS BM)</text:p>
            <text:p> IF (error IS BM) AND (d_error IS SP) AND (i_error IS Z) THEN (u_out IS MM)</text:p>
            <text:p> IF (error IS BM) AND (d_error IS MP) AND (i_error IS Z) THEN (u_out IS SM)</text:p>
            <text:p> IF (error IS BM) AND (d_error IS BP) AND (i_error IS Z) THEN (u_out IS Z)</text:p>
            <text:p> IF (error IS MM) AND (d_error IS BM) AND (i_error IS Z) THEN (u_out IS BM)</text:p>
            <text:p> IF (error IS MM) AND (d_error IS MM) AND (i_error IS Z) THEN (u_out IS BM)</text:p>
            <text:p> IF (error IS MM) AND (d_error IS SM) AND (i_error IS Z) THEN (u_out IS BM)</text:p>
            <text:p> IF (error IS MM) AND (d_error IS Z) AND (i_error IS Z) THEN (u_out IS MM)</text:p>
            <text:p> IF (error IS MM) AND (d_error IS SP) AND (i_error IS Z) THEN (u_out IS SM)</text:p>
            <text:p> IF (error IS MM) AND (d_error IS MP) AND (i_error IS Z) THEN (u_out IS Z)</text:p>
            <text:p> IF (error IS MM) AND (d_error IS BP) AND (i_error IS Z) THEN (u_out IS SP)</text:p>
            <text:p> IF (error IS SM) AND (d_error IS BM) AND (i_error IS Z) THEN (u_out IS BM)</text:p>
            <text:p> IF (error IS SM) AND (d_error IS MM) AND (i_error IS Z) THEN (u_out IS BM)</text:p>
            <text:p> IF (error IS SM) AND (d_error IS SM) AND (i_error IS Z) THEN (u_out IS MM)</text:p>
            <text:p> IF (error IS SM) AND (d_error IS Z) AND (i_error IS Z) THEN (u_out IS SM)</text:p>
            <text:p> IF (error IS SM) AND (d_error IS SP) AND (i_error IS Z) THEN (u_out IS Z)</text:p>
            <text:p> IF (error IS SM) AND (d_error IS MP) AND (i_error IS Z) THEN (u_out IS SP)</text:p>
            <text:p> IF (error IS SM) AND (d_error IS BP) AND (i_error IS Z) THEN (u_out IS MP)</text:p>
            <text:p> IF (error IS Z) AND (d_error IS BM) AND (i_error IS Z) THEN (u_out IS BM)</text:p>
            <text:p> IF (error IS Z) AND (d_error IS MM) AND (i_error IS Z) THEN (u_out IS MM)</text:p>
            <text:p> IF (error IS Z) AND (d_error IS SM) AND (i_error IS Z) THEN (u_out IS SM)</text:p>
            <text:p> IF (error IS Z) AND (d_error IS Z) AND (i_error IS Z) THEN (u_out IS Z)</text:p>
            <text:p> IF (error IS Z) AND (d_error IS SP) AND (i_error IS Z) THEN (u_out IS SP)</text:p>
            <text:p> IF (error IS Z) AND (d_error IS MP) AND (i_error IS Z) THEN (u_out IS MP)</text:p>
            <text:p> IF (error IS Z) AND (d_error IS BP) AND (i_error IS Z) THEN (u_out IS BP)</text:p>
            <text:p> IF (error IS SP) AND (d_error IS BM) AND (i_error IS Z) THEN (u_out IS MM)</text:p>
            <text:p> IF (error IS SP) AND (d_error IS MM) AND (i_error IS Z) THEN (u_out IS SM)</text:p>
            <text:p> IF (error IS SP) AND (d_error IS SM) AND (i_error IS Z) THEN (u_out IS Z)</text:p>
            <text:p> IF (error IS SP) AND (d_error IS Z) AND (i_error IS Z) THEN (u_out IS SP)</text:p>
            <text:p> IF (error IS SP) AND (d_error IS SP) AND (i_error IS Z) THEN (u_out IS MP)</text:p>
            <text:p> IF (error IS SP) AND (d_error IS MP) AND (i_error IS Z) THEN (u_out IS BP)</text:p>
            <text:p> IF (error IS SP) AND (d_error IS BP) AND (i_error IS Z) THEN (u_out IS BP)</text:p>
            <text:p> IF (error IS MP) AND (d_error IS BM) AND (i_error IS Z) THEN (u_out IS SM)</text:p>
            <text:p> IF (error IS MP) AND (d_error IS MM) AND (i_error IS Z) THEN (u_out IS Z)</text:p>
            <text:p> IF (error IS MP) AND (d_error IS SM) AND (i_error IS Z) THEN (u_out IS SP)</text:p>
            <text:p> IF (error IS MP) AND (d_error IS Z) AND (i_error IS Z) THEN (u_out IS MP)</text:p>
            <text:p> IF (error IS MP) AND (d_error IS SP) AND (i_error IS Z) THEN (u_out IS BP)</text:p>
            <text:p> IF (error IS MP) AND (d_error IS MP) AND (i_error IS Z) THEN (u_out IS BP)</text:p>
            <text:p> IF (error IS MP) AND (d_error IS BP) AND (i_error IS Z) THEN (u_out IS BP)</text:p>
            <text:p> IF (error IS BP) AND (d_error IS BM) AND (i_error IS Z) THEN (u_out IS Z)</text:p>
            <text:p> IF (error IS BP) AND (d_error IS MM) AND (i_error IS Z) THEN (u_out IS SP)</text:p>
            <text:p> IF (error IS BP) AND (d_error IS SM) AND (i_error IS Z) THEN (u_out IS MP)</text:p>
            <text:p> IF (error IS BP) AND (d_error IS Z) AND (i_error IS Z) THEN (u_out IS BP)</text:p>
            <text:p> IF (error IS BP) AND (d_error IS SP) AND (i_error IS Z) THEN (u_out IS BP)</text:p>
            <text:p> IF (error IS BP) AND (d_error IS MP) AND (i_error IS Z) THEN (u_out IS BP)</text:p>
            <text:p> IF (error IS BP) AND (d_error IS BP) AND (i_error IS Z) THEN (u_out IS BP)</text:p>
            <text:p> IF (error IS BM) AND (d_error IS BM) AND (i_error IS SM) THEN (u_out IS BM)</text:p>
            <text:p> IF (error IS BM) AND (d_error IS MM) AND (i_error IS SM) THEN (u_out IS BM)</text:p>
            <text:p> IF (error IS BM) AND (d_error IS SM) AND (i_error IS SM) THEN (u_out IS BM)</text:p>
            <text:p> IF (error IS BM) AND (d_error IS Z) AND (i_error IS SM) THEN (u_out IS BM)</text:p>
            <text:p> IF (error IS BM) AND (d_error IS SP) AND (i_error IS SM) THEN (u_out IS BM)</text:p>
            <text:p> IF (error IS BM) AND (d_error IS MP) AND (i_error IS SM) THEN (u_out IS MM)</text:p>
            <text:p> IF (error IS BM) AND (d_error IS BP) AND (i_error IS SM) THEN (u_out IS SM)</text:p>
            <text:p> IF (error IS BM) AND (d_error IS BM) AND (i_error IS SP) THEN (u_out IS BM)</text:p>
            <text:p> IF (error IS BM) AND (d_error IS MM) AND (i_error IS SP) THEN (u_out IS BM)</text:p>
            <text:p> IF (error IS BM) AND (d_error IS SM) AND (i_error IS SP) THEN (u_out IS BM)</text:p>
            <text:p> IF (error IS BM) AND (d_error IS Z) AND (i_error IS SP) THEN (u_out IS MM)</text:p>
            <text:p> IF (error IS BM) AND (d_error IS SP) AND (i_error IS SP) THEN (u_out IS SM)</text:p>
            <text:p> IF (error IS BM) AND (d_error IS MP) AND (i_error IS SP) THEN (u_out IS Z)</text:p>
            <text:p> IF (error IS BM) AND (d_error IS BP) AND (i_error IS SP) THEN (u_out IS SP)</text:p>
            <text:p> IF (error IS MM) AND (d_error IS BM) AND (i_error IS SM) THEN (u_out IS BM)</text:p>
            <text:p> IF (error IS MM) AND (d_error IS MM) AND (i_error IS SM) THEN (u_out IS BM)</text:p>
            <text:p> IF (error IS MM) AND (d_error IS SM) AND (i_error IS SM) THEN (u_out IS BM)</text:p>
            <text:p> IF (error IS MM) AND (d_error IS Z) AND (i_error IS SM) THEN (u_out IS BM)</text:p>
            <text:p> IF (error IS MM) AND (d_error IS SP) AND (i_error IS SM) THEN (u_out IS MM)</text:p>
            <text:p> IF (error IS MM) AND (d_error IS MP) AND (i_error IS SM) THEN (u_out IS SM)</text:p>
            <text:p> IF (error IS MM) AND (d_error IS BP) AND (i_error IS SM) THEN (u_out IS Z)</text:p>
            <text:p> IF (error IS MM) AND (d_error IS BM) AND (i_error IS SP) THEN (u_out IS BM)</text:p>
            <text:p> IF (error IS MM) AND (d_error IS MM) AND (i_error IS SP) THEN (u_out IS BM)</text:p>
            <text:p> IF (error IS MM) AND (d_error IS SM) AND (i_error IS SP) THEN (u_out IS MM)</text:p>
            <text:p> IF (error IS MM) AND (d_error IS Z) AND (i_error IS SP) THEN (u_out IS SM)</text:p>
            <text:p> IF (error IS MM) AND (d_error IS SP) AND (i_error IS SP) THEN (u_out IS Z)</text:p>
            <text:p> IF (error IS MM) AND (d_error IS MP) AND (i_error IS SP) THEN (u_out IS SP)</text:p>
            <text:p> IF (error IS MM) AND (d_error IS BP) AND (i_error IS SP) THEN (u_out IS MP)</text:p>
            <text:p> IF (error IS SM) AND (d_error IS BM) AND (i_error IS SM) THEN (u_out IS BM)</text:p>
            <text:p> IF (error IS SM) AND (d_error IS MM) AND (i_error IS SM) THEN (u_out IS BM)</text:p>
            <text:p> IF (error IS SM) AND (d_error IS SM) AND (i_error IS SM) THEN (u_out IS BM)</text:p>
            <text:p> IF (error IS SM) AND (d_error IS Z) AND (i_error IS SM) THEN (u_out IS MM)</text:p>
            <text:p> IF (error IS SM) AND (d_error IS SP) AND (i_error IS SM) THEN (u_out IS SM)</text:p>
            <text:p> IF (error IS SM) AND (d_error IS MP) AND (i_error IS SM) THEN (u_out IS Z)</text:p>
            <text:p> IF (error IS SM) AND (d_error IS BP) AND (i_error IS SM) THEN (u_out IS SP)</text:p>
            <text:p> IF (error IS SM) AND (d_error IS BM) AND (i_error IS SP) THEN (u_out IS BM)</text:p>
            <text:p> IF (error IS SM) AND (d_error IS MM) AND (i_error IS SP) THEN (u_out IS MM)</text:p>
            <text:p> IF (error IS SM) AND (d_error IS SM) AND (i_error IS SP) THEN (u_out IS SM)</text:p>
            <text:p> IF (error IS SM) AND (d_error IS Z) AND (i_error IS SP) THEN (u_out IS Z)</text:p>
            <text:p> IF (error IS SM) AND (d_error IS SP) AND (i_error IS SP) THEN (u_out IS SP)</text:p>
            <text:p> IF (error IS SM) AND (d_error IS MP) AND (i_error IS SP) THEN (u_out IS MP)</text:p>
            <text:p> IF (error IS SM) AND (d_error IS BP) AND (i_error IS SP) THEN (u_out IS BP)</text:p>
            <text:p> IF (error IS Z) AND (d_error IS BM) AND (i_error IS SM) THEN (u_out IS BM)</text:p>
            <text:p> IF (error IS Z) AND (d_error IS MM) AND (i_error IS SM) THEN (u_out IS BM)</text:p>
            <text:p> IF (error IS Z) AND (d_error IS SM) AND (i_error IS SM) THEN (u_out IS MM)</text:p>
            <text:p> IF (error IS Z) AND (d_error IS Z) AND (i_error IS SM) THEN (u_out IS SM)</text:p>
            <text:p> IF (error IS Z) AND (d_error IS SP) AND (i_error IS SM) THEN (u_out IS Z)</text:p>
            <text:p> IF (error IS Z) AND (d_error IS MP) AND (i_error IS SM) THEN (u_out IS SP)</text:p>
            <text:p> IF (error IS Z) AND (d_error IS BP) AND (i_error IS SM) THEN (u_out IS MP)</text:p>
            <text:p> IF (error IS Z) AND (d_error IS BM) AND (i_error IS SP) THEN (u_out IS MM)</text:p>
            <text:p> IF (error IS Z) AND (d_error IS MM) AND (i_error IS SP) THEN (u_out IS SM)</text:p>
            <text:p> IF (error IS Z) AND (d_error IS SM) AND (i_error IS SP) THEN (u_out IS Z)</text:p>
            <text:p> IF (error IS Z) AND (d_error IS Z) AND (i_error IS SP) THEN (u_out IS SP)</text:p>
            <text:p> IF (error IS Z) AND (d_error IS SP) AND (i_error IS SP) THEN (u_out IS MP)</text:p>
            <text:p> IF (error IS Z) AND (d_error IS MP) AND (i_error IS SP) THEN (u_out IS BP)</text:p>
            <text:p> IF (error IS Z) AND (d_error IS BP) AND (i_error IS SP) THEN (u_out IS BP)</text:p>
            <text:p> IF (error IS SP) AND (d_error IS BM) AND (i_error IS SM) THEN (u_out IS BM)</text:p>
            <text:p> IF (error IS SP) AND (d_error IS MM) AND (i_error IS SM) THEN (u_out IS MM)</text:p>
            <text:p> IF (error IS SP) AND (d_error IS SM) AND (i_error IS SM) THEN (u_out IS SM)</text:p>
            <text:p> IF (error IS SP) AND (d_error IS Z) AND (i_error IS SM) THEN (u_out IS Z)</text:p>
            <text:p> IF (error IS SP) AND (d_error IS SP) AND (i_error IS SM) THEN (u_out IS SP)</text:p>
            <text:p> IF (error IS SP) AND (d_error IS MP) AND (i_error IS SM) THEN (u_out IS MP)</text:p>
            <text:p> IF (error IS SP) AND (d_error IS BP) AND (i_error IS SM) THEN (u_out IS BP)</text:p>
            <text:p> IF (error IS SP) AND (d_error IS BM) AND (i_error IS SP) THEN (u_out IS SM)</text:p>
            <text:p> IF (error IS SP) AND (d_error IS MM) AND (i_error IS SP) THEN (u_out IS Z)</text:p>
            <text:p> IF (error IS SP) AND (d_error IS SM) AND (i_error IS SP) THEN (u_out IS SP)</text:p>
            <text:p> IF (error IS SP) AND (d_error IS Z) AND (i_error IS SP) THEN (u_out IS MP)</text:p>
            <text:p> IF (error IS SP) AND (d_error IS SP) AND (i_error IS SP) THEN (u_out IS BP)</text:p>
            <text:p> IF (error IS SP) AND (d_error IS MP) AND (i_error IS SP) THEN (u_out IS BP)</text:p>
            <text:p> IF (error IS SP) AND (d_error IS BP) AND (i_error IS SP) THEN (u_out IS BP)</text:p>
            <text:p> IF (error IS MP) AND (d_error IS BM) AND (i_error IS SM) THEN (u_out IS MM)</text:p>
            <text:p> IF (error IS MP) AND (d_error IS MM) AND (i_error IS SM) THEN (u_out IS SM)</text:p>
            <text:p> IF (error IS MP) AND (d_error IS SM) AND (i_error IS SM) THEN (u_out IS Z)</text:p>
            <text:p> IF (error IS MP) AND (d_error IS Z) AND (i_error IS SM) THEN (u_out IS SP)</text:p>
            <text:p> IF (error IS MP) AND (d_error IS SP) AND (i_error IS SM) THEN (u_out IS MP)</text:p>
            <text:p> IF (error IS MP) AND (d_error IS MP) AND (i_error IS SM) THEN (u_out IS BP)</text:p>
            <text:p> IF (error IS MP) AND (d_error IS BP) AND (i_error IS SM) THEN (u_out IS BP)</text:p>
            <text:p> IF (error IS MP) AND (d_error IS BM) AND (i_error IS SP) THEN (u_out IS Z)</text:p>
            <text:p> IF (error IS MP) AND (d_error IS MM) AND (i_error IS SP) THEN (u_out IS SP)</text:p>
            <text:p> IF (error IS MP) AND (d_error IS SM) AND (i_error IS SP) THEN (u_out IS MP)</text:p>
            <text:p> IF (error IS MP) AND (d_error IS Z) AND (i_error IS SP) THEN (u_out IS BP)</text:p>
            <text:p> IF (error IS MP) AND (d_error IS SP) AND (i_error IS SP) THEN (u_out IS BP)</text:p>
            <text:p> IF (error IS MP) AND (d_error IS MP) AND (i_error IS SP) THEN (u_out IS BP)</text:p>
            <text:p> IF (error IS MP) AND (d_error IS BP) AND (i_error IS SP) THEN (u_out IS BP)</text:p>
            <text:p> IF (error IS BP) AND (d_error IS BM) AND (i_error IS SM) THEN (u_out IS SM)</text:p>
            <text:p> IF (error IS BP) AND (d_error IS MM) AND (i_error IS SM) THEN (u_out IS Z)</text:p>
            <text:p> IF (error IS BP) AND (d_error IS SM) AND (i_error IS SM) THEN (u_out IS SP)</text:p>
            <text:p> IF (error IS BP) AND (d_error IS Z) AND (i_error IS SM) THEN (u_out IS MP)</text:p>
            <text:p> IF (error IS BP) AND (d_error IS SP) AND (i_error IS SM) THEN (u_out IS BP)</text:p>
            <text:p> IF (error IS BP) AND (d_error IS MP) AND (i_error IS SM) THEN (u_out IS BP)</text:p>
            <text:p> IF (error IS BP) AND (d_error IS BP) AND (i_error IS SM) THEN (u_out IS BP)</text:p>
            <text:p> IF (error IS BP) AND (d_error IS BM) AND (i_error IS SP) THEN (u_out IS SP)</text:p>
            <text:p> IF (error IS BP) AND (d_error IS MM) AND (i_error IS SP) THEN (u_out IS MP)</text:p>
            <text:p> IF (error IS BP) AND (d_error IS SM) AND (i_error IS SP) THEN (u_out IS BP)</text:p>
            <text:p> IF (error IS BP) AND (d_error IS Z) AND (i_error IS SP) THEN (u_out IS BP)</text:p>
            <text:p> IF (error IS BP) AND (d_error IS SP) AND (i_error IS SP) THEN (u_out IS BP)</text:p>
            <text:p> IF (error IS BP) AND (d_error IS MP) AND (i_error IS SP) THEN (u_out IS BP)</text:p>
            <text:p> IF (error IS BP) AND (d_error IS BP) AND (i_error IS SP) THEN (u_out IS BP)</text:p>
            <text:p> IF (error IS BM) AND (d_error IS BM) AND (i_error IS MM) THEN (u_out IS BM)</text:p>
            <text:p> IF (error IS BM) AND (d_error IS MM) AND (i_error IS MM) THEN (u_out IS BM)</text:p>
            <text:p> IF (error IS BM) AND (d_error IS SM) AND (i_error IS MM) THEN (u_out IS BM)</text:p>
            <text:p> IF (error IS BM) AND (d_error IS Z) AND (i_error IS MM) THEN (u_out IS BM)</text:p>
            <text:p> IF (error IS BM) AND (d_error IS SP) AND (i_error IS MM) THEN (u_out IS BM)</text:p>
            <text:p> IF (error IS BM) AND (d_error IS MP) AND (i_error IS MM) THEN (u_out IS BM)</text:p>
            <text:p> IF (error IS BM) AND (d_error IS BP) AND (i_error IS MM) THEN (u_out IS MM)</text:p>
            <text:p> IF (error IS BM) AND (d_error IS BM) AND (i_error IS MP) THEN (u_out IS BM)</text:p>
            <text:p> IF (error IS BM) AND (d_error IS MM) AND (i_error IS MP) THEN (u_out IS BM)</text:p>
            <text:p> IF (error IS BM) AND (d_error IS SM) AND (i_error IS MP) THEN (u_out IS MM)</text:p>
            <text:p> IF (error IS BM) AND (d_error IS Z) AND (i_error IS MP) THEN (u_out IS SM)</text:p>
            <text:p> IF (error IS BM) AND (d_error IS SP) AND (i_error IS MP) THEN (u_out IS Z)</text:p>
            <text:p> IF (error IS BM) AND (d_error IS MP) AND (i_error IS MP) THEN (u_out IS SP)</text:p>
            <text:p> IF (error IS BM) AND (d_error IS BP) AND (i_error IS MP) THEN (u_out IS MP)</text:p>
            <text:p> IF (error IS MM) AND (d_error IS BM) AND (i_error IS MM) THEN (u_out IS BM)</text:p>
            <text:p> IF (error IS MM) AND (d_error IS MM) AND (i_error IS MM) THEN (u_out IS BM)</text:p>
            <text:p> IF (error IS MM) AND (d_error IS SM) AND (i_error IS MM) THEN (u_out IS BM)</text:p>
            <text:p> IF (error IS MM) AND (d_error IS Z) AND (i_error IS MM) THEN (u_out IS BM)</text:p>
            <text:p> IF (error IS MM) AND (d_error IS SP) AND (i_error IS MM) THEN (u_out IS BM)</text:p>
            <text:p> IF (error IS MM) AND (d_error IS MP) AND (i_error IS MM) THEN (u_out IS MM)</text:p>
            <text:p> IF (error IS MM) AND (d_error IS BP) AND (i_error IS MM) THEN (u_out IS SM)</text:p>
            <text:p> IF (error IS MM) AND (d_error IS BM) AND (i_error IS MP) THEN (u_out IS BM)</text:p>
            <text:p> IF (error IS MM) AND (d_error IS MM) AND (i_error IS MP) THEN (u_out IS MM)</text:p>
            <text:p> IF (error IS MM) AND (d_error IS SM) AND (i_error IS MP) THEN (u_out IS SM)</text:p>
            <text:p> IF (error IS MM) AND (d_error IS Z) AND (i_error IS MP) THEN (u_out IS Z)</text:p>
            <text:p> IF (error IS MM) AND (d_error IS SP) AND (i_error IS MP) THEN (u_out IS SP)</text:p>
            <text:p> IF (error IS MM) AND (d_error IS MP) AND (i_error IS MP) THEN (u_out IS MP)</text:p>
            <text:p> IF (error IS MM) AND (d_error IS BP) AND (i_error IS MP) THEN (u_out IS BP)</text:p>
            <text:p> IF (error IS SM) AND (d_error IS BM) AND (i_error IS MM) THEN (u_out IS BM)</text:p>
            <text:p> IF (error IS SM) AND (d_error IS MM) AND (i_error IS MM) THEN (u_out IS BM)</text:p>
            <text:p> IF (error IS SM) AND (d_error IS SM) AND (i_error IS MM) THEN (u_out IS BM)</text:p>
            <text:p> IF (error IS SM) AND (d_error IS Z) AND (i_error IS MM) THEN (u_out IS BM)</text:p>
            <text:p> IF (error IS SM) AND (d_error IS SP) AND (i_error IS MM) THEN (u_out IS MM)</text:p>
            <text:p> IF (error IS SM) AND (d_error IS MP) AND (i_error IS MM) THEN (u_out IS SM)</text:p>
            <text:p> IF (error IS SM) AND (d_error IS BP) AND (i_error IS MM) THEN (u_out IS Z)</text:p>
            <text:p> IF (error IS SM) AND (d_error IS BM) AND (i_error IS MP) THEN (u_out IS MM)</text:p>
            <text:p> IF (error IS SM) AND (d_error IS MM) AND (i_error IS MP) THEN (u_out IS SM)</text:p>
            <text:p> IF (error IS SM) AND (d_error IS SM) AND (i_error IS MP) THEN (u_out IS Z)</text:p>
            <text:p> IF (error IS SM) AND (d_error IS Z) AND (i_error IS MP) THEN (u_out IS SP)</text:p>
            <text:p> IF (error IS SM) AND (d_error IS SP) AND (i_error IS MP) THEN (u_out IS MP)</text:p>
            <text:p> IF (error IS SM) AND (d_error IS MP) AND (i_error IS MP) THEN (u_out IS BP)</text:p>
            <text:p> IF (error IS SM) AND (d_error IS BP) AND (i_error IS MP) THEN (u_out IS BP)</text:p>
            <text:p> IF (error IS Z) AND (d_error IS BM) AND (i_error IS MM) THEN (u_out IS BM)</text:p>
            <text:p> IF (error IS Z) AND (d_error IS MM) AND (i_error IS MM) THEN (u_out IS BM)</text:p>
            <text:p> IF (error IS Z) AND (d_error IS SM) AND (i_error IS MM) THEN (u_out IS BM)</text:p>
            <text:p> IF (error IS Z) AND (d_error IS Z) AND (i_error IS MM) THEN (u_out IS MM)</text:p>
            <text:p> IF (error IS Z) AND (d_error IS SP) AND (i_error IS MM) THEN (u_out IS SM)</text:p>
            <text:p> IF (error IS Z) AND (d_error IS MP) AND (i_error IS MM) THEN (u_out IS Z)</text:p>
            <text:p> IF (error IS Z) AND (d_error IS BP) AND (i_error IS MM) THEN (u_out IS SP)</text:p>
            <text:p> IF (error IS Z) AND (d_error IS BM) AND (i_error IS MP) THEN (u_out IS SM)</text:p>
            <text:p> IF (error IS Z) AND (d_error IS MM) AND (i_error IS MP) THEN (u_out IS Z)</text:p>
            <text:p> IF (error IS Z) AND (d_error IS SM) AND (i_error IS MP) THEN (u_out IS SP)</text:p>
            <text:p> IF (error IS Z) AND (d_error IS Z) AND (i_error IS MP) THEN (u_out IS MP)</text:p>
            <text:p> IF (error IS Z) AND (d_error IS SP) AND (i_error IS MP) THEN (u_out IS BP)</text:p>
            <text:p> IF (error IS Z) AND (d_error IS MP) AND (i_error IS MP) THEN (u_out IS BP)</text:p>
            <text:p> IF (error IS Z) AND (d_error IS BP) AND (i_error IS MP) THEN (u_out IS BP)</text:p>
            <text:p> IF (error IS SP) AND (d_error IS BM) AND (i_error IS MM) THEN (u_out IS BM)</text:p>
            <text:p> IF (error IS SP) AND (d_error IS MM) AND (i_error IS MM) THEN (u_out IS BM)</text:p>
            <text:p> IF (error IS SP) AND (d_error IS SM) AND (i_error IS MM) THEN (u_out IS MM)</text:p>
            <text:p> IF (error IS SP) AND (d_error IS Z) AND (i_error IS MM) THEN (u_out IS SM)</text:p>
            <text:p> IF (error IS SP) AND (d_error IS SP) AND (i_error IS MM) THEN (u_out IS Z)</text:p>
            <text:p> IF (error IS SP) AND (d_error IS MP) AND (i_error IS MM) THEN (u_out IS SP)</text:p>
            <text:p> IF (error IS SP) AND (d_error IS BP) AND (i_error IS MM) THEN (u_out IS MP)</text:p>
            <text:p> IF (error IS SP) AND (d_error IS BM) AND (i_error IS MP) THEN (u_out IS Z)</text:p>
            <text:p> IF (error IS SP) AND (d_error IS MM) AND (i_error IS MP) THEN (u_out IS SP)</text:p>
            <text:p> IF (error IS SP) AND (d_error IS SM) AND (i_error IS MP) THEN (u_out IS MP)</text:p>
            <text:p> IF (error IS SP) AND (d_error IS Z) AND (i_error IS MP) THEN (u_out IS BP)</text:p>
            <text:p> IF (error IS SP) AND (d_error IS SP) AND (i_error IS MP) THEN (u_out IS BP)</text:p>
            <text:p> IF (error IS SP) AND (d_error IS MP) AND (i_error IS MP) THEN (u_out IS BP)</text:p>
            <text:p> IF (error IS SP) AND (d_error IS BP) AND (i_error IS MP) THEN (u_out IS BP)</text:p>
            <text:p> IF (error IS MP) AND (d_error IS BM) AND (i_error IS MM) THEN (u_out IS BM)</text:p>
            <text:p> IF (error IS MP) AND (d_error IS MM) AND (i_error IS MM) THEN (u_out IS MM)</text:p>
            <text:p> IF (error IS MP) AND (d_error IS SM) AND (i_error IS MM) THEN (u_out IS SM)</text:p>
            <text:p> IF (error IS MP) AND (d_error IS Z) AND (i_error IS MM) THEN (u_out IS Z)</text:p>
            <text:p> IF (error IS MP) AND (d_error IS SP) AND (i_error IS MM) THEN (u_out IS SP)</text:p>
            <text:p> IF (error IS MP) AND (d_error IS MP) AND (i_error IS MM) THEN (u_out IS MP)</text:p>
            <text:p> IF (error IS MP) AND (d_error IS BP) AND (i_error IS MM) THEN (u_out IS BP)</text:p>
            <text:p> IF (error IS MP) AND (d_error IS BM) AND (i_error IS MP) THEN (u_out IS SP)</text:p>
            <text:p> IF (error IS MP) AND (d_error IS MM) AND (i_error IS MP) THEN (u_out IS MP)</text:p>
            <text:p> IF (error IS MP) AND (d_error IS SM) AND (i_error IS MP) THEN (u_out IS BP)</text:p>
            <text:p> IF (error IS MP) AND (d_error IS Z) AND (i_error IS MP) THEN (u_out IS BP)</text:p>
            <text:p> IF (error IS MP) AND (d_error IS SP) AND (i_error IS MP) THEN (u_out IS BP)</text:p>
            <text:p> IF (error IS MP) AND (d_error IS MP) AND (i_error IS MP) THEN (u_out IS BP)</text:p>
            <text:p> IF (error IS MP) AND (d_error IS BP) AND (i_error IS MP) THEN (u_out IS BP)</text:p>
            <text:p> IF (error IS BP) AND (d_error IS BM) AND (i_error IS MM) THEN (u_out IS MM)</text:p>
            <text:p> IF (error IS BP) AND (d_error IS MM) AND (i_error IS MM) THEN (u_out IS SM)</text:p>
            <text:p> IF (error IS BP) AND (d_error IS SM) AND (i_error IS MM) THEN (u_out IS Z)</text:p>
            <text:p> IF (error IS BP) AND (d_error IS Z) AND (i_error IS MM) THEN (u_out IS SP)</text:p>
            <text:p> IF (error IS BP) AND (d_error IS SP) AND (i_error IS MM) THEN (u_out IS MP)</text:p>
            <text:p> IF (error IS BP) AND (d_error IS MP) AND (i_error IS MM) THEN (u_out IS BP)</text:p>
            <text:p> IF (error IS BP) AND (d_error IS BP) AND (i_error IS MM) THEN (u_out IS BP)</text:p>
            <text:p> IF (error IS BP) AND (d_error IS BM) AND (i_error IS MP) THEN (u_out IS MP)</text:p>
            <text:p> IF (error IS BP) AND (d_error IS MM) AND (i_error IS MP) THEN (u_out IS BP)</text:p>
            <text:p> IF (error IS BP) AND (d_error IS SM) AND (i_error IS MP) THEN (u_out IS BP)</text:p>
            <text:p> IF (error IS BP) AND (d_error IS Z) AND (i_error IS MP) THEN (u_out IS BP)</text:p>
            <text:p> IF (error IS BP) AND (d_error IS SP) AND (i_error IS MP) THEN (u_out IS BP)</text:p>
            <text:p> IF (error IS BP) AND (d_error IS MP) AND (i_error IS MP) THEN (u_out IS BP)</text:p>
            <text:p> IF (error IS BP) AND (d_error IS BP) AND (i_error IS MP) THEN (u_out IS BP)</text:p>
            <text:p> IF (error IS BM) AND (d_error IS BM) AND (i_error IS BM) THEN (u_out IS BM)</text:p>
            <text:p> IF (error IS BM) AND (d_error IS MM) AND (i_error IS BM) THEN (u_out IS BM)</text:p>
            <text:p> IF (error IS BM) AND (d_error IS SM) AND (i_error IS BM) THEN (u_out IS BM)</text:p>
            <text:p> IF (error IS BM) AND (d_error IS Z) AND (i_error IS BM) THEN (u_out IS BM)</text:p>
            <text:p> IF (error IS BM) AND (d_error IS SP) AND (i_error IS BM) THEN (u_out IS BM)</text:p>
            <text:p> IF (error IS BM) AND (d_error IS MP) AND (i_error IS BM) THEN (u_out IS BM)</text:p>
            <text:p> IF (error IS BM) AND (d_error IS BP) AND (i_error IS BM) THEN (u_out IS BM)</text:p>
            <text:p> IF (error IS BM) AND (d_error IS BM) AND (i_error IS BP) THEN (u_out IS BM)</text:p>
            <text:p> IF (error IS BM) AND (d_error IS MM) AND (i_error IS BP) THEN (u_out IS MM)</text:p>
            <text:p> IF (error IS BM) AND (d_error IS SM) AND (i_error IS BP) THEN (u_out IS SM)</text:p>
            <text:p> IF (error IS BM) AND (d_error IS Z) AND (i_error IS BP) THEN (u_out IS Z)</text:p>
            <text:p> IF (error IS BM) AND (d_error IS SP) AND (i_error IS BP) THEN (u_out IS SP)</text:p>
            <text:p> IF (error IS BM) AND (d_error IS MP) AND (i_error IS BP) THEN (u_out IS MP)</text:p>
            <text:p> IF (error IS BM) AND (d_error IS BP) AND (i_error IS BP) THEN (u_out IS BP)</text:p>
            <text:p> IF (error IS MM) AND (d_error IS BM) AND (i_error IS BM) THEN (u_out IS BM)</text:p>
            <text:p> IF (error IS MM) AND (d_error IS MM) AND (i_error IS BM) THEN (u_out IS BM)</text:p>
            <text:p> IF (error IS MM) AND (d_error IS SM) AND (i_error IS BM) THEN (u_out IS BM)</text:p>
            <text:p> IF (error IS MM) AND (d_error IS Z) AND (i_error IS BM) THEN (u_out IS BM)</text:p>
            <text:p> IF (error IS MM) AND (d_error IS SP) AND (i_error IS BM) THEN (u_out IS BM)</text:p>
            <text:p> IF (error IS MM) AND (d_error IS MP) AND (i_error IS BM) THEN (u_out IS BM)</text:p>
            <text:p> IF (error IS MM) AND (d_error IS BP) AND (i_error IS BM) THEN (u_out IS MM)</text:p>
            <text:p> IF (error IS MM) AND (d_error IS BM) AND (i_error IS BP) THEN (u_out IS MM)</text:p>
            <text:p> IF (error IS MM) AND (d_error IS MM) AND (i_error IS BP) THEN (u_out IS SM)</text:p>
            <text:p> IF (error IS MM) AND (d_error IS SM) AND (i_error IS BP) THEN (u_out IS Z)</text:p>
            <text:p> IF (error IS MM) AND (d_error IS Z) AND (i_error IS BP) THEN (u_out IS SP)</text:p>
            <text:p> IF (error IS MM) AND (d_error IS SP) AND (i_error IS BP) THEN (u_out IS MP)</text:p>
            <text:p> IF (error IS MM) AND (d_error IS MP) AND (i_error IS BP) THEN (u_out IS BP)</text:p>
            <text:p> IF (error IS MM) AND (d_error IS BP) AND (i_error IS BP) THEN (u_out IS BP)</text:p>
            <text:p> IF (error IS SM) AND (d_error IS BM) AND (i_error IS BM) THEN (u_out IS BM)</text:p>
            <text:p> IF (error IS SM) AND (d_error IS MM) AND (i_error IS BM) THEN (u_out IS BM)</text:p>
            <text:p> IF (error IS SM) AND (d_error IS SM) AND (i_error IS BM) THEN (u_out IS BM)</text:p>
            <text:p> IF (error IS SM) AND (d_error IS Z) AND (i_error IS BM) THEN (u_out IS BM)</text:p>
            <text:p> IF (error IS SM) AND (d_error IS SP) AND (i_error IS BM) THEN (u_out IS BM)</text:p>
            <text:p> IF (error IS SM) AND (d_error IS MP) AND (i_error IS BM) THEN (u_out IS MM)</text:p>
            <text:p> IF (error IS SM) AND (d_error IS BP) AND (i_error IS BM) THEN (u_out IS SM)</text:p>
            <text:p> IF (error IS SM) AND (d_error IS BM) AND (i_error IS BP) THEN (u_out IS SM)</text:p>
            <text:p> IF (error IS SM) AND (d_error IS MM) AND (i_error IS BP) THEN (u_out IS Z)</text:p>
            <text:p> IF (error IS SM) AND (d_error IS SM) AND (i_error IS BP) THEN (u_out IS SP)</text:p>
            <text:p> IF (error IS SM) AND (d_error IS Z) AND (i_error IS BP) THEN (u_out IS MP)</text:p>
            <text:p> IF (error IS SM) AND (d_error IS SP) AND (i_error IS BP) THEN (u_out IS BP)</text:p>
            <text:p> IF (error IS SM) AND (d_error IS MP) AND (i_error IS BP) THEN (u_out IS BP)</text:p>
            <text:p> IF (error IS SM) AND (d_error IS BP) AND (i_error IS BP) THEN (u_out IS BP)</text:p>
            <text:p> IF (error IS Z) AND (d_error IS BM) AND (i_error IS BM) THEN (u_out IS BM)</text:p>
            <text:p> IF (error IS Z) AND (d_error IS MM) AND (i_error IS BM) THEN (u_out IS BM)</text:p>
            <text:p> IF (error IS Z) AND (d_error IS SM) AND (i_error IS BM) THEN (u_out IS BM)</text:p>
            <text:p> IF (error IS Z) AND (d_error IS Z) AND (i_error IS BM) THEN (u_out IS BM)</text:p>
            <text:p> IF (error IS Z) AND (d_error IS SP) AND (i_error IS BM) THEN (u_out IS MM)</text:p>
            <text:p> IF (error IS Z) AND (d_error IS MP) AND (i_error IS BM) THEN (u_out IS SM)</text:p>
            <text:p> IF (error IS Z) AND (d_error IS BP) AND (i_error IS BM) THEN (u_out IS Z)</text:p>
            <text:p> IF (error IS Z) AND (d_error IS BM) AND (i_error IS BP) THEN (u_out IS Z)</text:p>
            <text:p> IF (error IS Z) AND (d_error IS MM) AND (i_error IS BP) THEN (u_out IS SP)</text:p>
            <text:p> IF (error IS Z) AND (d_error IS SM) AND (i_error IS BP) THEN (u_out IS MP)</text:p>
            <text:p> IF (error IS Z) AND (d_error IS Z) AND (i_error IS BP) THEN (u_out IS BP)</text:p>
            <text:p> IF (error IS Z) AND (d_error IS SP) AND (i_error IS BP) THEN (u_out IS BP)</text:p>
            <text:p> IF (error IS Z) AND (d_error IS MP) AND (i_error IS BP) THEN (u_out IS BP)</text:p>
            <text:p> IF (error IS Z) AND (d_error IS BP) AND (i_error IS BP) THEN (u_out IS BP)</text:p>
            <text:p> IF (error IS SP) AND (d_error IS BM) AND (i_error IS BM) THEN (u_out IS BM)</text:p>
            <text:p> IF (error IS SP) AND (d_error IS MM) AND (i_error IS BM) THEN (u_out IS BM)</text:p>
            <text:p> IF (error IS SP) AND (d_error IS SM) AND (i_error IS BM) THEN (u_out IS BM)</text:p>
            <text:p> IF (error IS SP) AND (d_error IS Z) AND (i_error IS BM) THEN (u_out IS MM)</text:p>
            <text:p> IF (error IS SP) AND (d_error IS SP) AND (i_error IS BM) THEN (u_out IS SM)</text:p>
            <text:p> IF (error IS SP) AND (d_error IS MP) AND (i_error IS BM) THEN (u_out IS Z)</text:p>
            <text:p> IF (error IS SP) AND (d_error IS BP) AND (i_error IS BM) THEN (u_out IS SP)</text:p>
            <text:p> IF (error IS SP) AND (d_error IS BM) AND (i_error IS BP) THEN (u_out IS SP)</text:p>
            <text:p> IF (error IS SP) AND (d_error IS MM) AND (i_error IS BP) THEN (u_out IS MP)</text:p>
            <text:p> IF (error IS SP) AND (d_error IS SM) AND (i_error IS BP) THEN (u_out IS BP)</text:p>
            <text:p> IF (error IS SP) AND (d_error IS Z) AND (i_error IS BP) THEN (u_out IS BP)</text:p>
            <text:p> IF (error IS SP) AND (d_error IS SP) AND (i_error IS BP) THEN (u_out IS BP)</text:p>
            <text:p> IF (error IS SP) AND (d_error IS MP) AND (i_error IS BP) THEN (u_out IS BP)</text:p>
            <text:p> IF (error IS SP) AND (d_error IS BP) AND (i_error IS BP) THEN (u_out IS BP)</text:p>
            <text:p> IF (error IS MP) AND (d_error IS BM) AND (i_error IS BM) THEN (u_out IS BM)</text:p>
            <text:p> IF (error IS MP) AND (d_error IS MM) AND (i_error IS BM) THEN (u_out IS BM)</text:p>
            <text:p> IF (error IS MP) AND (d_error IS SM) AND (i_error IS BM) THEN (u_out IS MM)</text:p>
            <text:p> IF (error IS MP) AND (d_error IS Z) AND (i_error IS BM) THEN (u_out IS SM)</text:p>
            <text:p> IF (error IS MP) AND (d_error IS SP) AND (i_error IS BM) THEN (u_out IS Z)</text:p>
            <text:p> IF (error IS MP) AND (d_error IS MP) AND (i_error IS BM) THEN (u_out IS SP)</text:p>
            <text:p> IF (error IS MP) AND (d_error IS BP) AND (i_error IS BM) THEN (u_out IS MP)</text:p>
            <text:p> IF (error IS MP) AND (d_error IS BM) AND (i_error IS BP) THEN (u_out IS MP)</text:p>
            <text:p> IF (error IS MP) AND (d_error IS MM) AND (i_error IS BP) THEN (u_out IS BP)</text:p>
            <text:p> IF (error IS MP) AND (d_error IS SM) AND (i_error IS BP) THEN (u_out IS BP)</text:p>
            <text:p> IF (error IS MP) AND (d_error IS Z) AND (i_error IS BP) THEN (u_out IS BP)</text:p>
            <text:p> IF (error IS MP) AND (d_error IS SP) AND (i_error IS BP) THEN (u_out IS BP)</text:p>
            <text:p> IF (error IS MP) AND (d_error IS MP) AND (i_error IS BP) THEN (u_out IS BP)</text:p>
            <text:p> IF (error IS MP) AND (d_error IS BP) AND (i_error IS BP) THEN (u_out IS BP)</text:p>
            <text:p> IF (error IS BP) AND (d_error IS BM) AND (i_error IS BM) THEN (u_out IS BM)</text:p>
            <text:p> IF (error IS BP) AND (d_error IS MM) AND (i_error IS BM) THEN (u_out IS MM)</text:p>
            <text:p> IF (error IS BP) AND (d_error IS SM) AND (i_error IS BM) THEN (u_out IS SM)</text:p>
            <text:p> IF (error IS BP) AND (d_error IS Z) AND (i_error IS BM) THEN (u_out IS Z)</text:p>
            <text:p> IF (error IS BP) AND (d_error IS SP) AND (i_error IS BM) THEN (u_out IS SP)</text:p>
            <text:p> IF (error IS BP) AND (d_error IS MP) AND (i_error IS BM) THEN (u_out IS MP)</text:p>
            <text:p> IF (error IS BP) AND (d_error IS BP) AND (i_error IS BM) THEN (u_out IS BP)</text:p>
            <text:p> IF (error IS BP) AND (d_error IS BM) AND (i_error IS BP) THEN (u_out IS BP)</text:p>
            <text:p> IF (error IS BP) AND (d_error IS MM) AND (i_error IS BP) THEN (u_out IS BP)</text:p>
            <text:p> IF (error IS BP) AND (d_error IS SM) AND (i_error IS BP) THEN (u_out IS BP)</text:p>
            <text:p> IF (error IS BP) AND (d_error IS Z) AND (i_error IS BP) THEN (u_out IS BP)</text:p>
            <text:p> IF (error IS BP) AND (d_error IS SP) AND (i_error IS BP) THEN (u_out IS BP)</text:p>
            <text:p> IF (error IS BP) AND (d_error IS MP) AND (i_error IS BP) THEN (u_out IS BP)</text:p>
            <text:p> IF (error IS BP) AND (d_error IS BP) AND (i_error IS BP) THEN (u_out IS BP)</text:p>
          </table:table-cell>
          <table:table-cell table:number-columns-repeated="15"/>
        </table:table-row>
        <table:table-row table:style-name="ro3">
          <table:table-cell table:number-columns-repeated="2"/>
          <table:table-cell table:formula="of:=COM.MICROSOFT.TEXTJOIN(CHAR(10);1;[.$C$85:.$R$121])" office:value-type="string" office:string-value=" IF (error IS BM) AND (d_error IS BM) AND (i_error IS Z) THEN (u_out IS BM)&#10; IF (error IS BM) AND (d_error IS MM) AND (i_error IS Z) THEN (u_out IS BM)&#10; IF (error IS BM) AND (d_error IS SM) AND (i_error IS Z) THEN (u_out IS BM)&#10; IF (error IS BM) AND (d_error IS Z) AND (i_error IS Z) THEN (u_out IS BM)&#10; IF (error IS BM) AND (d_error IS SP) AND (i_error IS Z) THEN (u_out IS MM)&#10; IF (error IS BM) AND (d_error IS MP) AND (i_error IS Z) THEN (u_out IS SM)&#10; IF (error IS BM) AND (d_error IS BP) AND (i_error IS Z) THEN (u_out IS Z)&#10; IF (error IS MM) AND (d_error IS BM) AND (i_error IS Z) THEN (u_out IS BM)&#10; IF (error IS MM) AND (d_error IS MM) AND (i_error IS Z) THEN (u_out IS BM)&#10; IF (error IS MM) AND (d_error IS SM) AND (i_error IS Z) THEN (u_out IS BM)&#10; IF (error IS MM) AND (d_error IS Z) AND (i_error IS Z) THEN (u_out IS MM)&#10; IF (error IS MM) AND (d_error IS SP) AND (i_error IS Z) THEN (u_out IS SM)&#10; IF (error IS MM) AND (d_error IS MP) AND (i_error IS Z) THEN (u_out IS Z)&#10; IF (error IS MM) AND (d_error IS BP) AND (i_error IS Z) THEN (u_out IS SP)&#10; IF (error IS SM) AND (d_error IS BM) AND (i_error IS Z) THEN (u_out IS BM)&#10; IF (error IS SM) AND (d_error IS MM) AND (i_error IS Z) THEN (u_out IS BM)&#10; IF (error IS SM) AND (d_error IS SM) AND (i_error IS Z) THEN (u_out IS MM)&#10; IF (error IS SM) AND (d_error IS Z) AND (i_error IS Z) THEN (u_out IS SM)&#10; IF (error IS SM) AND (d_error IS SP) AND (i_error IS Z) THEN (u_out IS Z)&#10; IF (error IS SM) AND (d_error IS MP) AND (i_error IS Z) THEN (u_out IS SP)&#10; IF (error IS SM) AND (d_error IS BP) AND (i_error IS Z) THEN (u_out IS MP)&#10; IF (error IS Z) AND (d_error IS BM) AND (i_error IS Z) THEN (u_out IS BM)&#10; IF (error IS Z) AND (d_error IS MM) AND (i_error IS Z) THEN (u_out IS MM)&#10; IF (error IS Z) AND (d_error IS SM) AND (i_error IS Z) THEN (u_out IS SM)&#10; IF (error IS Z) AND (d_error IS Z) AND (i_error IS Z) THEN (u_out IS Z)&#10; IF (error IS Z) AND (d_error IS SP) AND (i_error IS Z) THEN (u_out IS SP)&#10; IF (error IS Z) AND (d_error IS MP) AND (i_error IS Z) THEN (u_out IS MP)&#10; IF (error IS Z) AND (d_error IS BP) AND (i_error IS Z) THEN (u_out IS BP)&#10; IF (error IS SP) AND (d_error IS BM) AND (i_error IS Z) THEN (u_out IS MM)&#10; IF (error IS SP) AND (d_error IS MM) AND (i_error IS Z) THEN (u_out IS SM)&#10; IF (error IS SP) AND (d_error IS SM) AND (i_error IS Z) THEN (u_out IS Z)&#10; IF (error IS SP) AND (d_error IS Z) AND (i_error IS Z) THEN (u_out IS SP)&#10; IF (error IS SP) AND (d_error IS SP) AND (i_error IS Z) THEN (u_out IS MP)&#10; IF (error IS SP) AND (d_error IS MP) AND (i_error IS Z) THEN (u_out IS BP)&#10; IF (error IS SP) AND (d_error IS BP) AND (i_error IS Z) THEN (u_out IS BP)&#10; IF (error IS MP) AND (d_error IS BM) AND (i_error IS Z) THEN (u_out IS SM)&#10; IF (error IS MP) AND (d_error IS MM) AND (i_error IS Z) THEN (u_out IS Z)&#10; IF (error IS MP) AND (d_error IS SM) AND (i_error IS Z) THEN (u_out IS SP)&#10; IF (error IS MP) AND (d_error IS Z) AND (i_error IS Z) THEN (u_out IS MP)&#10; IF (error IS MP) AND (d_error IS SP) AND (i_error IS Z) THEN (u_out IS BP)&#10; IF (error IS MP) AND (d_error IS MP) AND (i_error IS Z) THEN (u_out IS BP)&#10; IF (error IS MP) AND (d_error IS BP) AND (i_error IS Z) THEN (u_out IS BP)&#10; IF (error IS BP) AND (d_error IS BM) AND (i_error IS Z) THEN (u_out IS Z)&#10; IF (error IS BP) AND (d_error IS MM) AND (i_error IS Z) THEN (u_out IS SP)&#10; IF (error IS BP) AND (d_error IS SM) AND (i_error IS Z) THEN (u_out IS MP)&#10; IF (error IS BP) AND (d_error IS Z) AND (i_error IS Z) THEN (u_out IS BP)&#10; IF (error IS BP) AND (d_error IS SP) AND (i_error IS Z) THEN (u_out IS BP)&#10; IF (error IS BP) AND (d_error IS MP) AND (i_error IS Z) THEN (u_out IS BP)&#10; IF (error IS BP) AND (d_error IS BP) AND (i_error IS Z) THEN (u_out IS BP)&#10; IF (error IS BM) AND (d_error IS BM) AND (i_error IS SM) THEN (u_out IS BM)&#10; IF (error IS BM) AND (d_error IS MM) AND (i_error IS SM) THEN (u_out IS BM)&#10; IF (error IS BM) AND (d_error IS SM) AND (i_error IS SM) THEN (u_out IS BM)&#10; IF (error IS BM) AND (d_error IS Z) AND (i_error IS SM) THEN (u_out IS BM)&#10; IF (error IS BM) AND (d_error IS SP) AND (i_error IS SM) THEN (u_out IS BM)&#10; IF (error IS BM) AND (d_error IS MP) AND (i_error IS SM) THEN (u_out IS MM)&#10; IF (error IS BM) AND (d_error IS BP) AND (i_error IS SM) THEN (u_out IS SM)&#10; IF (error IS BM) AND (d_error IS BM) AND (i_error IS SP) THEN (u_out IS BM)&#10; IF (error IS BM) AND (d_error IS MM) AND (i_error IS SP) THEN (u_out IS BM)&#10; IF (error IS BM) AND (d_error IS SM) AND (i_error IS SP) THEN (u_out IS BM)&#10; IF (error IS BM) AND (d_error IS Z) AND (i_error IS SP) THEN (u_out IS MM)&#10; IF (error IS BM) AND (d_error IS SP) AND (i_error IS SP) THEN (u_out IS SM)&#10; IF (error IS BM) AND (d_error IS MP) AND (i_error IS SP) THEN (u_out IS Z)&#10; IF (error IS BM) AND (d_error IS BP) AND (i_error IS SP) THEN (u_out IS SP)&#10; IF (error IS MM) AND (d_error IS BM) AND (i_error IS SM) THEN (u_out IS BM)&#10; IF (error IS MM) AND (d_error IS MM) AND (i_error IS SM) THEN (u_out IS BM)&#10; IF (error IS MM) AND (d_error IS SM) AND (i_error IS SM) THEN (u_out IS BM)&#10; IF (error IS MM) AND (d_error IS Z) AND (i_error IS SM) THEN (u_out IS BM)&#10; IF (error IS MM) AND (d_error IS SP) AND (i_error IS SM) THEN (u_out IS MM)&#10; IF (error IS MM) AND (d_error IS MP) AND (i_error IS SM) THEN (u_out IS SM)&#10; IF (error IS MM) AND (d_error IS BP) AND (i_error IS SM) THEN (u_out IS Z)&#10; IF (error IS MM) AND (d_error IS BM) AND (i_error IS SP) THEN (u_out IS BM)&#10; IF (error IS MM) AND (d_error IS MM) AND (i_error IS SP) THEN (u_out IS BM)&#10; IF (error IS MM) AND (d_error IS SM) AND (i_error IS SP) THEN (u_out IS MM)&#10; IF (error IS MM) AND (d_error IS Z) AND (i_error IS SP) THEN (u_out IS SM)&#10; IF (error IS MM) AND (d_error IS SP) AND (i_error IS SP) THEN (u_out IS Z)&#10; IF (error IS MM) AND (d_error IS MP) AND (i_error IS SP) THEN (u_out IS SP)&#10; IF (error IS MM) AND (d_error IS BP) AND (i_error IS SP) THEN (u_out IS MP)&#10; IF (error IS SM) AND (d_error IS BM) AND (i_error IS SM) THEN (u_out IS BM)&#10; IF (error IS SM) AND (d_error IS MM) AND (i_error IS SM) THEN (u_out IS BM)&#10; IF (error IS SM) AND (d_error IS SM) AND (i_error IS SM) THEN (u_out IS BM)&#10; IF (error IS SM) AND (d_error IS Z) AND (i_error IS SM) THEN (u_out IS MM)&#10; IF (error IS SM) AND (d_error IS SP) AND (i_error IS SM) THEN (u_out IS SM)&#10; IF (error IS SM) AND (d_error IS MP) AND (i_error IS SM) THEN (u_out IS Z)&#10; IF (error IS SM) AND (d_error IS BP) AND (i_error IS SM) THEN (u_out IS SP)&#10; IF (error IS SM) AND (d_error IS BM) AND (i_error IS SP) THEN (u_out IS BM)&#10; IF (error IS SM) AND (d_error IS MM) AND (i_error IS SP) THEN (u_out IS MM)&#10; IF (error IS SM) AND (d_error IS SM) AND (i_error IS SP) THEN (u_out IS SM)&#10; IF (error IS SM) AND (d_error IS Z) AND (i_error IS SP) THEN (u_out IS Z)&#10; IF (error IS SM) AND (d_error IS SP) AND (i_error IS SP) THEN (u_out IS SP)&#10; IF (error IS SM) AND (d_error IS MP) AND (i_error IS SP) THEN (u_out IS MP)&#10; IF (error IS SM) AND (d_error IS BP) AND (i_error IS SP) THEN (u_out IS BP)&#10; IF (error IS Z) AND (d_error IS BM) AND (i_error IS SM) THEN (u_out IS BM)&#10; IF (error IS Z) AND (d_error IS MM) AND (i_error IS SM) THEN (u_out IS BM)&#10; IF (error IS Z) AND (d_error IS SM) AND (i_error IS SM) THEN (u_out IS MM)&#10; IF (error IS Z) AND (d_error IS Z) AND (i_error IS SM) THEN (u_out IS SM)&#10; IF (error IS Z) AND (d_error IS SP) AND (i_error IS SM) THEN (u_out IS Z)&#10; IF (error IS Z) AND (d_error IS MP) AND (i_error IS SM) THEN (u_out IS SP)&#10; IF (error IS Z) AND (d_error IS BP) AND (i_error IS SM) THEN (u_out IS MP)&#10; IF (error IS Z) AND (d_error IS BM) AND (i_error IS SP) THEN (u_out IS MM)&#10; IF (error IS Z) AND (d_error IS MM) AND (i_error IS SP) THEN (u_out IS SM)&#10; IF (error IS Z) AND (d_error IS SM) AND (i_error IS SP) THEN (u_out IS Z)&#10; IF (error IS Z) AND (d_error IS Z) AND (i_error IS SP) THEN (u_out IS SP)&#10; IF (error IS Z) AND (d_error IS SP) AND (i_error IS SP) THEN (u_out IS MP)&#10; IF (error IS Z) AND (d_error IS MP) AND (i_error IS SP) THEN (u_out IS BP)&#10; IF (error IS Z) AND (d_error IS BP) AND (i_error IS SP) THEN (u_out IS BP)&#10; IF (error IS SP) AND (d_error IS BM) AND (i_error IS SM) THEN (u_out IS BM)&#10; IF (error IS SP) AND (d_error IS MM) AND (i_error IS SM) THEN (u_out IS MM)&#10; IF (error IS SP) AND (d_error IS SM) AND (i_error IS SM) THEN (u_out IS SM)&#10; IF (error IS SP) AND (d_error IS Z) AND (i_error IS SM) THEN (u_out IS Z)&#10; IF (error IS SP) AND (d_error IS SP) AND (i_error IS SM) THEN (u_out IS SP)&#10; IF (error IS SP) AND (d_error IS MP) AND (i_error IS SM) THEN (u_out IS MP)&#10; IF (error IS SP) AND (d_error IS BP) AND (i_error IS SM) THEN (u_out IS BP)&#10; IF (error IS SP) AND (d_error IS BM) AND (i_error IS SP) THEN (u_out IS SM)&#10; IF (error IS SP) AND (d_error IS MM) AND (i_error IS SP) THEN (u_out IS Z)&#10; IF (error IS SP) AND (d_error IS SM) AND (i_error IS SP) THEN (u_out IS SP)&#10; IF (error IS SP) AND (d_error IS Z) AND (i_error IS SP) THEN (u_out IS MP)&#10; IF (error IS SP) AND (d_error IS SP) AND (i_error IS SP) THEN (u_out IS BP)&#10; IF (error IS SP) AND (d_error IS MP) AND (i_error IS SP) THEN (u_out IS BP)&#10; IF (error IS SP) AND (d_error IS BP) AND (i_error IS SP) THEN (u_out IS BP)&#10; IF (error IS MP) AND (d_error IS BM) AND (i_error IS SM) THEN (u_out IS MM)&#10; IF (error IS MP) AND (d_error IS MM) AND (i_error IS SM) THEN (u_out IS SM)&#10; IF (error IS MP) AND (d_error IS SM) AND (i_error IS SM) THEN (u_out IS Z)&#10; IF (error IS MP) AND (d_error IS Z) AND (i_error IS SM) THEN (u_out IS SP)&#10; IF (error IS MP) AND (d_error IS SP) AND (i_error IS SM) THEN (u_out IS MP)&#10; IF (error IS MP) AND (d_error IS MP) AND (i_error IS SM) THEN (u_out IS BP)&#10; IF (error IS MP) AND (d_error IS BP) AND (i_error IS SM) THEN (u_out IS BP)&#10; IF (error IS MP) AND (d_error IS BM) AND (i_error IS SP) THEN (u_out IS Z)&#10; IF (error IS MP) AND (d_error IS MM) AND (i_error IS SP) THEN (u_out IS SP)&#10; IF (error IS MP) AND (d_error IS SM) AND (i_error IS SP) THEN (u_out IS MP)&#10; IF (error IS MP) AND (d_error IS Z) AND (i_error IS SP) THEN (u_out IS BP)&#10; IF (error IS MP) AND (d_error IS SP) AND (i_error IS SP) THEN (u_out IS BP)&#10; IF (error IS MP) AND (d_error IS MP) AND (i_error IS SP) THEN (u_out IS BP)&#10; IF (error IS MP) AND (d_error IS BP) AND (i_error IS SP) THEN (u_out IS BP)&#10; IF (error IS BP) AND (d_error IS BM) AND (i_error IS SM) THEN (u_out IS SM)&#10; IF (error IS BP) AND (d_error IS MM) AND (i_error IS SM) THEN (u_out IS Z)&#10; IF (error IS BP) AND (d_error IS SM) AND (i_error IS SM) THEN (u_out IS SP)&#10; IF (error IS BP) AND (d_error IS Z) AND (i_error IS SM) THEN (u_out IS MP)&#10; IF (error IS BP) AND (d_error IS SP) AND (i_error IS SM) THEN (u_out IS BP)&#10; IF (error IS BP) AND (d_error IS MP) AND (i_error IS SM) THEN (u_out IS BP)&#10; IF (error IS BP) AND (d_error IS BP) AND (i_error IS SM) THEN (u_out IS BP)&#10; IF (error IS BP) AND (d_error IS BM) AND (i_error IS SP) THEN (u_out IS SP)&#10; IF (error IS BP) AND (d_error IS MM) AND (i_error IS SP) THEN (u_out IS MP)&#10; IF (error IS BP) AND (d_error IS SM) AND (i_error IS SP) THEN (u_out IS BP)&#10; IF (error IS BP) AND (d_error IS Z) AND (i_error IS SP) THEN (u_out IS BP)&#10; IF (error IS BP) AND (d_error IS SP) AND (i_error IS SP) THEN (u_out IS BP)&#10; IF (error IS BP) AND (d_error IS MP) AND (i_error IS SP) THEN (u_out IS BP)&#10; IF (error IS BP) AND (d_error IS BP) AND (i_error IS SP) THEN (u_out IS BP)&#10; IF (error IS BM) AND (d_error IS BM) AND (i_error IS MM) THEN (u_out IS BM)&#10; IF (error IS BM) AND (d_error IS MM) AND (i_error IS MM) THEN (u_out IS BM)&#10; IF (error IS BM) AND (d_error IS SM) AND (i_error IS MM) THEN (u_out IS BM)&#10; IF (error IS BM) AND (d_error IS Z) AND (i_error IS MM) THEN (u_out IS BM)&#10; IF (error IS BM) AND (d_error IS SP) AND (i_error IS MM) THEN (u_out IS BM)&#10; IF (error IS BM) AND (d_error IS MP) AND (i_error IS MM) THEN (u_out IS BM)&#10; IF (error IS BM) AND (d_error IS BP) AND (i_error IS MM) THEN (u_out IS MM)&#10; IF (error IS BM) AND (d_error IS BM) AND (i_error IS MP) THEN (u_out IS BM)&#10; IF (error IS BM) AND (d_error IS MM) AND (i_error IS MP) THEN (u_out IS BM)&#10; IF (error IS BM) AND (d_error IS SM) AND (i_error IS MP) THEN (u_out IS MM)&#10; IF (error IS BM) AND (d_error IS Z) AND (i_error IS MP) THEN (u_out IS SM)&#10; IF (error IS BM) AND (d_error IS SP) AND (i_error IS MP) THEN (u_out IS Z)&#10; IF (error IS BM) AND (d_error IS MP) AND (i_error IS MP) THEN (u_out IS SP)&#10; IF (error IS BM) AND (d_error IS BP) AND (i_error IS MP) THEN (u_out IS MP)&#10; IF (error IS MM) AND (d_error IS BM) AND (i_error IS MM) THEN (u_out IS BM)&#10; IF (error IS MM) AND (d_error IS MM) AND (i_error IS MM) THEN (u_out IS BM)&#10; IF (error IS MM) AND (d_error IS SM) AND (i_error IS MM) THEN (u_out IS BM)&#10; IF (error IS MM) AND (d_error IS Z) AND (i_error IS MM) THEN (u_out IS BM)&#10; IF (error IS MM) AND (d_error IS SP) AND (i_error IS MM) THEN (u_out IS BM)&#10; IF (error IS MM) AND (d_error IS MP) AND (i_error IS MM) THEN (u_out IS MM)&#10; IF (error IS MM) AND (d_error IS BP) AND (i_error IS MM) THEN (u_out IS SM)&#10; IF (error IS MM) AND (d_error IS BM) AND (i_error IS MP) THEN (u_out IS BM)&#10; IF (error IS MM) AND (d_error IS MM) AND (i_error IS MP) THEN (u_out IS MM)&#10; IF (error IS MM) AND (d_error IS SM) AND (i_error IS MP) THEN (u_out IS SM)&#10; IF (error IS MM) AND (d_error IS Z) AND (i_error IS MP) THEN (u_out IS Z)&#10; IF (error IS MM) AND (d_error IS SP) AND (i_error IS MP) THEN (u_out IS SP)&#10; IF (error IS MM) AND (d_error IS MP) AND (i_error IS MP) THEN (u_out IS MP)&#10; IF (error IS MM) AND (d_error IS BP) AND (i_error IS MP) THEN (u_out IS BP)&#10; IF (error IS SM) AND (d_error IS BM) AND (i_error IS MM) THEN (u_out IS BM)&#10; IF (error IS SM) AND (d_error IS MM) AND (i_error IS MM) THEN (u_out IS BM)&#10; IF (error IS SM) AND (d_error IS SM) AND (i_error IS MM) THEN (u_out IS BM)&#10; IF (error IS SM) AND (d_error IS Z) AND (i_error IS MM) THEN (u_out IS BM)&#10; IF (error IS SM) AND (d_error IS SP) AND (i_error IS MM) THEN (u_out IS MM)&#10; IF (error IS SM) AND (d_error IS MP) AND (i_error IS MM) THEN (u_out IS SM)&#10; IF (error IS SM) AND (d_error IS BP) AND (i_error IS MM) THEN (u_out IS Z)&#10; IF (error IS SM) AND (d_error IS BM) AND (i_error IS MP) THEN (u_out IS MM)&#10; IF (error IS SM) AND (d_error IS MM) AND (i_error IS MP) THEN (u_out IS SM)&#10; IF (error IS SM) AND (d_error IS SM) AND (i_error IS MP) THEN (u_out IS Z)&#10; IF (error IS SM) AND (d_error IS Z) AND (i_error IS MP) THEN (u_out IS SP)&#10; IF (error IS SM) AND (d_error IS SP) AND (i_error IS MP) THEN (u_out IS MP)&#10; IF (error IS SM) AND (d_error IS MP) AND (i_error IS MP) THEN (u_out IS BP)&#10; IF (error IS SM) AND (d_error IS BP) AND (i_error IS MP) THEN (u_out IS BP)&#10; IF (error IS Z) AND (d_error IS BM) AND (i_error IS MM) THEN (u_out IS BM)&#10; IF (error IS Z) AND (d_error IS MM) AND (i_error IS MM) THEN (u_out IS BM)&#10; IF (error IS Z) AND (d_error IS SM) AND (i_error IS MM) THEN (u_out IS BM)&#10; IF (error IS Z) AND (d_error IS Z) AND (i_error IS MM) THEN (u_out IS MM)&#10; IF (error IS Z) AND (d_error IS SP) AND (i_error IS MM) THEN (u_out IS SM)&#10; IF (error IS Z) AND (d_error IS MP) AND (i_error IS MM) THEN (u_out IS Z)&#10; IF (error IS Z) AND (d_error IS BP) AND (i_error IS MM) THEN (u_out IS SP)&#10; IF (error IS Z) AND (d_error IS BM) AND (i_error IS MP) THEN (u_out IS SM)&#10; IF (error IS Z) AND (d_error IS MM) AND (i_error IS MP) THEN (u_out IS Z)&#10; IF (error IS Z) AND (d_error IS SM) AND (i_error IS MP) THEN (u_out IS SP)&#10; IF (error IS Z) AND (d_error IS Z) AND (i_error IS MP) THEN (u_out IS MP)&#10; IF (error IS Z) AND (d_error IS SP) AND (i_error IS MP) THEN (u_out IS BP)&#10; IF (error IS Z) AND (d_error IS MP) AND (i_error IS MP) THEN (u_out IS BP)&#10; IF (error IS Z) AND (d_error IS BP) AND (i_error IS MP) THEN (u_out IS BP)&#10; IF (error IS SP) AND (d_error IS BM) AND (i_error IS MM) THEN (u_out IS BM)&#10; IF (error IS SP) AND (d_error IS MM) AND (i_error IS MM) THEN (u_out IS BM)&#10; IF (error IS SP) AND (d_error IS SM) AND (i_error IS MM) THEN (u_out IS MM)&#10; IF (error IS SP) AND (d_error IS Z) AND (i_error IS MM) THEN (u_out IS SM)&#10; IF (error IS SP) AND (d_error IS SP) AND (i_error IS MM) THEN (u_out IS Z)&#10; IF (error IS SP) AND (d_error IS MP) AND (i_error IS MM) THEN (u_out IS SP)&#10; IF (error IS SP) AND (d_error IS BP) AND (i_error IS MM) THEN (u_out IS MP)&#10; IF (error IS SP) AND (d_error IS BM) AND (i_error IS MP) THEN (u_out IS Z)&#10; IF (error IS SP) AND (d_error IS MM) AND (i_error IS MP) THEN (u_out IS SP)&#10; IF (error IS SP) AND (d_error IS SM) AND (i_error IS MP) THEN (u_out IS MP)&#10; IF (error IS SP) AND (d_error IS Z) AND (i_error IS MP) THEN (u_out IS BP)&#10; IF (error IS SP) AND (d_error IS SP) AND (i_error IS MP) THEN (u_out IS BP)&#10; IF (error IS SP) AND (d_error IS MP) AND (i_error IS MP) THEN (u_out IS BP)&#10; IF (error IS SP) AND (d_error IS BP) AND (i_error IS MP) THEN (u_out IS BP)&#10; IF (error IS MP) AND (d_error IS BM) AND (i_error IS MM) THEN (u_out IS BM)&#10; IF (error IS MP) AND (d_error IS MM) AND (i_error IS MM) THEN (u_out IS MM)&#10; IF (error IS MP) AND (d_error IS SM) AND (i_error IS MM) THEN (u_out IS SM)&#10; IF (error IS MP) AND (d_error IS Z) AND (i_error IS MM) THEN (u_out IS Z)&#10; IF (error IS MP) AND (d_error IS SP) AND (i_error IS MM) THEN (u_out IS SP)&#10; IF (error IS MP) AND (d_error IS MP) AND (i_error IS MM) THEN (u_out IS MP)&#10; IF (error IS MP) AND (d_error IS BP) AND (i_error IS MM) THEN (u_out IS BP)&#10; IF (error IS MP) AND (d_error IS BM) AND (i_error IS MP) THEN (u_out IS SP)&#10; IF (error IS MP) AND (d_error IS MM) AND (i_error IS MP) THEN (u_out IS MP)&#10; IF (error IS MP) AND (d_error IS SM) AND (i_error IS MP) THEN (u_out IS BP)&#10; IF (error IS MP) AND (d_error IS Z) AND (i_error IS MP) THEN (u_out IS BP)&#10; IF (error IS MP) AND (d_error IS SP) AND (i_error IS MP) THEN (u_out IS BP)&#10; IF (error IS MP) AND (d_error IS MP) AND (i_error IS MP) THEN (u_out IS BP)&#10; IF (error IS MP) AND (d_error IS BP) AND (i_error IS MP) THEN (u_out IS BP)&#10; IF (error IS BP) AND (d_error IS BM) AND (i_error IS MM) THEN (u_out IS MM)&#10; IF (error IS BP) AND (d_error IS MM) AND (i_error IS MM) THEN (u_out IS SM)&#10; IF (error IS BP) AND (d_error IS SM) AND (i_error IS MM) THEN (u_out IS Z)&#10; IF (error IS BP) AND (d_error IS Z) AND (i_error IS MM) THEN (u_out IS SP)&#10; IF (error IS BP) AND (d_error IS SP) AND (i_error IS MM) THEN (u_out IS MP)&#10; IF (error IS BP) AND (d_error IS MP) AND (i_error IS MM) THEN (u_out IS BP)&#10; IF (error IS BP) AND (d_error IS BP) AND (i_error IS MM) THEN (u_out IS BP)&#10; IF (error IS BP) AND (d_error IS BM) AND (i_error IS MP) THEN (u_out IS MP)&#10; IF (error IS BP) AND (d_error IS MM) AND (i_error IS MP) THEN (u_out IS BP)&#10; IF (error IS BP) AND (d_error IS SM) AND (i_error IS MP) THEN (u_out IS BP)&#10; IF (error IS BP) AND (d_error IS Z) AND (i_error IS MP) THEN (u_out IS BP)&#10; IF (error IS BP) AND (d_error IS SP) AND (i_error IS MP) THEN (u_out IS BP)&#10; IF (error IS BP) AND (d_error IS MP) AND (i_error IS MP) THEN (u_out IS BP)&#10; IF (error IS BP) AND (d_error IS BP) AND (i_error IS MP) THEN (u_out IS BP)&#10; IF (error IS BM) AND (d_error IS BM) AND (i_error IS BM) THEN (u_out IS BM)&#10; IF (error IS BM) AND (d_error IS MM) AND (i_error IS BM) THEN (u_out IS BM)&#10; IF (error IS BM) AND (d_error IS SM) AND (i_error IS BM) THEN (u_out IS BM)&#10; IF (error IS BM) AND (d_error IS Z) AND (i_error IS BM) THEN (u_out IS BM)&#10; IF (error IS BM) AND (d_error IS SP) AND (i_error IS BM) THEN (u_out IS BM)&#10; IF (error IS BM) AND (d_error IS MP) AND (i_error IS BM) THEN (u_out IS BM)&#10; IF (error IS BM) AND (d_error IS BP) AND (i_error IS BM) THEN (u_out IS BM)&#10; IF (error IS BM) AND (d_error IS BM) AND (i_error IS BP) THEN (u_out IS BM)&#10; IF (error IS BM) AND (d_error IS MM) AND (i_error IS BP) THEN (u_out IS MM)&#10; IF (error IS BM) AND (d_error IS SM) AND (i_error IS BP) THEN (u_out IS SM)&#10; IF (error IS BM) AND (d_error IS Z) AND (i_error IS BP) THEN (u_out IS Z)&#10; IF (error IS BM) AND (d_error IS SP) AND (i_error IS BP) THEN (u_out IS SP)&#10; IF (error IS BM) AND (d_error IS MP) AND (i_error IS BP) THEN (u_out IS MP)&#10; IF (error IS BM) AND (d_error IS BP) AND (i_error IS BP) THEN (u_out IS BP)&#10; IF (error IS MM) AND (d_error IS BM) AND (i_error IS BM) THEN (u_out IS BM)&#10; IF (error IS MM) AND (d_error IS MM) AND (i_error IS BM) THEN (u_out IS BM)&#10; IF (error IS MM) AND (d_error IS SM) AND (i_error IS BM) THEN (u_out IS BM)&#10; IF (error IS MM) AND (d_error IS Z) AND (i_error IS BM) THEN (u_out IS BM)&#10; IF (error IS MM) AND (d_error IS SP) AND (i_error IS BM) THEN (u_out IS BM)&#10; IF (error IS MM) AND (d_error IS MP) AND (i_error IS BM) THEN (u_out IS BM)&#10; IF (error IS MM) AND (d_error IS BP) AND (i_error IS BM) THEN (u_out IS MM)&#10; IF (error IS MM) AND (d_error IS BM) AND (i_error IS BP) THEN (u_out IS MM)&#10; IF (error IS MM) AND (d_error IS MM) AND (i_error IS BP) THEN (u_out IS SM)&#10; IF (error IS MM) AND (d_error IS SM) AND (i_error IS BP) THEN (u_out IS Z)&#10; IF (error IS MM) AND (d_error IS Z) AND (i_error IS BP) THEN (u_out IS SP)&#10; IF (error IS MM) AND (d_error IS SP) AND (i_error IS BP) THEN (u_out IS MP)&#10; IF (error IS MM) AND (d_error IS MP) AND (i_error IS BP) THEN (u_out IS BP)&#10; IF (error IS MM) AND (d_error IS BP) AND (i_error IS BP) THEN (u_out IS BP)&#10; IF (error IS SM) AND (d_error IS BM) AND (i_error IS BM) THEN (u_out IS BM)&#10; IF (error IS SM) AND (d_error IS MM) AND (i_error IS BM) THEN (u_out IS BM)&#10; IF (error IS SM) AND (d_error IS SM) AND (i_error IS BM) THEN (u_out IS BM)&#10; IF (error IS SM) AND (d_error IS Z) AND (i_error IS BM) THEN (u_out IS BM)&#10; IF (error IS SM) AND (d_error IS SP) AND (i_error IS BM) THEN (u_out IS BM)&#10; IF (error IS SM) AND (d_error IS MP) AND (i_error IS BM) THEN (u_out IS MM)&#10; IF (error IS SM) AND (d_error IS BP) AND (i_error IS BM) THEN (u_out IS SM)&#10; IF (error IS SM) AND (d_error IS BM) AND (i_error IS BP) THEN (u_out IS SM)&#10; IF (error IS SM) AND (d_error IS MM) AND (i_error IS BP) THEN (u_out IS Z)&#10; IF (error IS SM) AND (d_error IS SM) AND (i_error IS BP) THEN (u_out IS SP)&#10; IF (error IS SM) AND (d_error IS Z) AND (i_error IS BP) THEN (u_out IS MP)&#10; IF (error IS SM) AND (d_error IS SP) AND (i_error IS BP) THEN (u_out IS BP)&#10; IF (error IS SM) AND (d_error IS MP) AND (i_error IS BP) THEN (u_out IS BP)&#10; IF (error IS SM) AND (d_error IS BP) AND (i_error IS BP) THEN (u_out IS BP)&#10; IF (error IS Z) AND (d_error IS BM) AND (i_error IS BM) THEN (u_out IS BM)&#10; IF (error IS Z) AND (d_error IS MM) AND (i_error IS BM) THEN (u_out IS BM)&#10; IF (error IS Z) AND (d_error IS SM) AND (i_error IS BM) THEN (u_out IS BM)&#10; IF (error IS Z) AND (d_error IS Z) AND (i_error IS BM) THEN (u_out IS BM)&#10; IF (error IS Z) AND (d_error IS SP) AND (i_error IS BM) THEN (u_out IS MM)&#10; IF (error IS Z) AND (d_error IS MP) AND (i_error IS BM) THEN (u_out IS SM)&#10; IF (error IS Z) AND (d_error IS BP) AND (i_error IS BM) THEN (u_out IS Z)&#10; IF (error IS Z) AND (d_error IS BM) AND (i_error IS BP) THEN (u_out IS Z)&#10; IF (error IS Z) AND (d_error IS MM) AND (i_error IS BP) THEN (u_out IS SP)&#10; IF (error IS Z) AND (d_error IS SM) AND (i_error IS BP) THEN (u_out IS MP)&#10; IF (error IS Z) AND (d_error IS Z) AND (i_error IS BP) THEN (u_out IS BP)&#10; IF (error IS Z) AND (d_error IS SP) AND (i_error IS BP) THEN (u_out IS BP)&#10; IF (error IS Z) AND (d_error IS MP) AND (i_error IS BP) THEN (u_out IS BP)&#10; IF (error IS Z) AND (d_error IS BP) AND (i_error IS BP) THEN (u_out IS BP)&#10; IF (error IS SP) AND (d_error IS BM) AND (i_error IS BM) THEN (u_out IS BM)&#10; IF (error IS SP) AND (d_error IS MM) AND (i_error IS BM) THEN (u_out IS BM)&#10; IF (error IS SP) AND (d_error IS SM) AND (i_error IS BM) THEN (u_out IS BM)&#10; IF (error IS SP) AND (d_error IS Z) AND (i_error IS BM) THEN (u_out IS MM)&#10; IF (error IS SP) AND (d_error IS SP) AND (i_error IS BM) THEN (u_out IS SM)&#10; IF (error IS SP) AND (d_error IS MP) AND (i_error IS BM) THEN (u_out IS Z)&#10; IF (error IS SP) AND (d_error IS BP) AND (i_error IS BM) THEN (u_out IS SP)&#10; IF (error IS SP) AND (d_error IS BM) AND (i_error IS BP) THEN (u_out IS SP)&#10; IF (error IS SP) AND (d_error IS MM) AND (i_error IS BP) THEN (u_out IS MP)&#10; IF (error IS SP) AND (d_error IS SM) AND (i_error IS BP) THEN (u_out IS BP)&#10; IF (error IS SP) AND (d_error IS Z) AND (i_error IS BP) THEN (u_out IS BP)&#10; IF (error IS SP) AND (d_error IS SP) AND (i_error IS BP) THEN (u_out IS BP)&#10; IF (error IS SP) AND (d_error IS MP) AND (i_error IS BP) THEN (u_out IS BP)&#10; IF (error IS SP) AND (d_error IS BP) AND (i_error IS BP) THEN (u_out IS BP)&#10; IF (error IS MP) AND (d_error IS BM) AND (i_error IS BM) THEN (u_out IS BM)&#10; IF (error IS MP) AND (d_error IS MM) AND (i_error IS BM) THEN (u_out IS BM)&#10; IF (error IS MP) AND (d_error IS SM) AND (i_error IS BM) THEN (u_out IS MM)&#10; IF (error IS MP) AND (d_error IS Z) AND (i_error IS BM) THEN (u_out IS SM)&#10; IF (error IS MP) AND (d_error IS SP) AND (i_error IS BM) THEN (u_out IS Z)&#10; IF (error IS MP) AND (d_error IS MP) AND (i_error IS BM) THEN (u_out IS SP)&#10; IF (error IS MP) AND (d_error IS BP) AND (i_error IS BM) THEN (u_out IS MP)&#10; IF (error IS MP) AND (d_error IS BM) AND (i_error IS BP) THEN (u_out IS MP)&#10; IF (error IS MP) AND (d_error IS MM) AND (i_error IS BP) THEN (u_out IS BP)&#10; IF (error IS MP) AND (d_error IS SM) AND (i_error IS BP) THEN (u_out IS BP)&#10; IF (error IS MP) AND (d_error IS Z) AND (i_error IS BP) THEN (u_out IS BP)&#10; IF (error IS MP) AND (d_error IS SP) AND (i_error IS BP) THEN (u_out IS BP)&#10; IF (error IS MP) AND (d_error IS MP) AND (i_error IS BP) THEN (u_out IS BP)&#10; IF (error IS MP) AND (d_error IS BP) AND (i_error IS BP) THEN (u_out IS BP)&#10; IF (error IS BP) AND (d_error IS BM) AND (i_error IS BM) THEN (u_out IS BM)&#10; IF (error IS BP) AND (d_error IS MM) AND (i_error IS BM) THEN (u_out IS MM)&#10; IF (error IS BP) AND (d_error IS SM) AND (i_error IS BM) THEN (u_out IS SM)&#10; IF (error IS BP) AND (d_error IS Z) AND (i_error IS BM) THEN (u_out IS Z)&#10; IF (error IS BP) AND (d_error IS SP) AND (i_error IS BM) THEN (u_out IS SP)&#10; IF (error IS BP) AND (d_error IS MP) AND (i_error IS BM) THEN (u_out IS MP)&#10; IF (error IS BP) AND (d_error IS BP) AND (i_error IS BM) THEN (u_out IS BP)&#10; IF (error IS BP) AND (d_error IS BM) AND (i_error IS BP) THEN (u_out IS BP)&#10; IF (error IS BP) AND (d_error IS MM) AND (i_error IS BP) THEN (u_out IS BP)&#10; IF (error IS BP) AND (d_error IS SM) AND (i_error IS BP) THEN (u_out IS BP)&#10; IF (error IS BP) AND (d_error IS Z) AND (i_error IS BP) THEN (u_out IS BP)&#10; IF (error IS BP) AND (d_error IS SP) AND (i_error IS BP) THEN (u_out IS BP)&#10; IF (error IS BP) AND (d_error IS MP) AND (i_error IS BP) THEN (u_out IS BP)&#10; IF (error IS BP) AND (d_error IS BP) AND (i_error IS BP) THEN (u_out IS BP)" calcext:value-type="string">
            <text:p> IF (error IS BM) AND (d_error IS BM) AND (i_error IS Z) THEN (u_out IS BM)</text:p>
            <text:p> IF (error IS BM) AND (d_error IS MM) AND (i_error IS Z) THEN (u_out IS BM)</text:p>
            <text:p> IF (error IS BM) AND (d_error IS SM) AND (i_error IS Z) THEN (u_out IS BM)</text:p>
            <text:p> IF (error IS BM) AND (d_error IS Z) AND (i_error IS Z) THEN (u_out IS BM)</text:p>
            <text:p> IF (error IS BM) AND (d_error IS SP) AND (i_error IS Z) THEN (u_out IS MM)</text:p>
            <text:p> IF (error IS BM) AND (d_error IS MP) AND (i_error IS Z) THEN (u_out IS SM)</text:p>
            <text:p> IF (error IS BM) AND (d_error IS BP) AND (i_error IS Z) THEN (u_out IS Z)</text:p>
            <text:p> IF (error IS MM) AND (d_error IS BM) AND (i_error IS Z) THEN (u_out IS BM)</text:p>
            <text:p> IF (error IS MM) AND (d_error IS MM) AND (i_error IS Z) THEN (u_out IS BM)</text:p>
            <text:p> IF (error IS MM) AND (d_error IS SM) AND (i_error IS Z) THEN (u_out IS BM)</text:p>
            <text:p> IF (error IS MM) AND (d_error IS Z) AND (i_error IS Z) THEN (u_out IS MM)</text:p>
            <text:p> IF (error IS MM) AND (d_error IS SP) AND (i_error IS Z) THEN (u_out IS SM)</text:p>
            <text:p> IF (error IS MM) AND (d_error IS MP) AND (i_error IS Z) THEN (u_out IS Z)</text:p>
            <text:p> IF (error IS MM) AND (d_error IS BP) AND (i_error IS Z) THEN (u_out IS SP)</text:p>
            <text:p> IF (error IS SM) AND (d_error IS BM) AND (i_error IS Z) THEN (u_out IS BM)</text:p>
            <text:p> IF (error IS SM) AND (d_error IS MM) AND (i_error IS Z) THEN (u_out IS BM)</text:p>
            <text:p> IF (error IS SM) AND (d_error IS SM) AND (i_error IS Z) THEN (u_out IS MM)</text:p>
            <text:p> IF (error IS SM) AND (d_error IS Z) AND (i_error IS Z) THEN (u_out IS SM)</text:p>
            <text:p> IF (error IS SM) AND (d_error IS SP) AND (i_error IS Z) THEN (u_out IS Z)</text:p>
            <text:p> IF (error IS SM) AND (d_error IS MP) AND (i_error IS Z) THEN (u_out IS SP)</text:p>
            <text:p> IF (error IS SM) AND (d_error IS BP) AND (i_error IS Z) THEN (u_out IS MP)</text:p>
            <text:p> IF (error IS Z) AND (d_error IS BM) AND (i_error IS Z) THEN (u_out IS BM)</text:p>
            <text:p> IF (error IS Z) AND (d_error IS MM) AND (i_error IS Z) THEN (u_out IS MM)</text:p>
            <text:p> IF (error IS Z) AND (d_error IS SM) AND (i_error IS Z) THEN (u_out IS SM)</text:p>
            <text:p> IF (error IS Z) AND (d_error IS Z) AND (i_error IS Z) THEN (u_out IS Z)</text:p>
            <text:p> IF (error IS Z) AND (d_error IS SP) AND (i_error IS Z) THEN (u_out IS SP)</text:p>
            <text:p> IF (error IS Z) AND (d_error IS MP) AND (i_error IS Z) THEN (u_out IS MP)</text:p>
            <text:p> IF (error IS Z) AND (d_error IS BP) AND (i_error IS Z) THEN (u_out IS BP)</text:p>
            <text:p> IF (error IS SP) AND (d_error IS BM) AND (i_error IS Z) THEN (u_out IS MM)</text:p>
            <text:p> IF (error IS SP) AND (d_error IS MM) AND (i_error IS Z) THEN (u_out IS SM)</text:p>
            <text:p> IF (error IS SP) AND (d_error IS SM) AND (i_error IS Z) THEN (u_out IS Z)</text:p>
            <text:p> IF (error IS SP) AND (d_error IS Z) AND (i_error IS Z) THEN (u_out IS SP)</text:p>
            <text:p> IF (error IS SP) AND (d_error IS SP) AND (i_error IS Z) THEN (u_out IS MP)</text:p>
            <text:p> IF (error IS SP) AND (d_error IS MP) AND (i_error IS Z) THEN (u_out IS BP)</text:p>
            <text:p> IF (error IS SP) AND (d_error IS BP) AND (i_error IS Z) THEN (u_out IS BP)</text:p>
            <text:p> IF (error IS MP) AND (d_error IS BM) AND (i_error IS Z) THEN (u_out IS SM)</text:p>
            <text:p> IF (error IS MP) AND (d_error IS MM) AND (i_error IS Z) THEN (u_out IS Z)</text:p>
            <text:p> IF (error IS MP) AND (d_error IS SM) AND (i_error IS Z) THEN (u_out IS SP)</text:p>
            <text:p> IF (error IS MP) AND (d_error IS Z) AND (i_error IS Z) THEN (u_out IS MP)</text:p>
            <text:p> IF (error IS MP) AND (d_error IS SP) AND (i_error IS Z) THEN (u_out IS BP)</text:p>
            <text:p> IF (error IS MP) AND (d_error IS MP) AND (i_error IS Z) THEN (u_out IS BP)</text:p>
            <text:p> IF (error IS MP) AND (d_error IS BP) AND (i_error IS Z) THEN (u_out IS BP)</text:p>
            <text:p> IF (error IS BP) AND (d_error IS BM) AND (i_error IS Z) THEN (u_out IS Z)</text:p>
            <text:p> IF (error IS BP) AND (d_error IS MM) AND (i_error IS Z) THEN (u_out IS SP)</text:p>
            <text:p> IF (error IS BP) AND (d_error IS SM) AND (i_error IS Z) THEN (u_out IS MP)</text:p>
            <text:p> IF (error IS BP) AND (d_error IS Z) AND (i_error IS Z) THEN (u_out IS BP)</text:p>
            <text:p> IF (error IS BP) AND (d_error IS SP) AND (i_error IS Z) THEN (u_out IS BP)</text:p>
            <text:p> IF (error IS BP) AND (d_error IS MP) AND (i_error IS Z) THEN (u_out IS BP)</text:p>
            <text:p> IF (error IS BP) AND (d_error IS BP) AND (i_error IS Z) THEN (u_out IS BP)</text:p>
            <text:p> IF (error IS BM) AND (d_error IS BM) AND (i_error IS SM) THEN (u_out IS BM)</text:p>
            <text:p> IF (error IS BM) AND (d_error IS MM) AND (i_error IS SM) THEN (u_out IS BM)</text:p>
            <text:p> IF (error IS BM) AND (d_error IS SM) AND (i_error IS SM) THEN (u_out IS BM)</text:p>
            <text:p> IF (error IS BM) AND (d_error IS Z) AND (i_error IS SM) THEN (u_out IS BM)</text:p>
            <text:p> IF (error IS BM) AND (d_error IS SP) AND (i_error IS SM) THEN (u_out IS BM)</text:p>
            <text:p> IF (error IS BM) AND (d_error IS MP) AND (i_error IS SM) THEN (u_out IS MM)</text:p>
            <text:p> IF (error IS BM) AND (d_error IS BP) AND (i_error IS SM) THEN (u_out IS SM)</text:p>
            <text:p> IF (error IS BM) AND (d_error IS BM) AND (i_error IS SP) THEN (u_out IS BM)</text:p>
            <text:p> IF (error IS BM) AND (d_error IS MM) AND (i_error IS SP) THEN (u_out IS BM)</text:p>
            <text:p> IF (error IS BM) AND (d_error IS SM) AND (i_error IS SP) THEN (u_out IS BM)</text:p>
            <text:p> IF (error IS BM) AND (d_error IS Z) AND (i_error IS SP) THEN (u_out IS MM)</text:p>
            <text:p> IF (error IS BM) AND (d_error IS SP) AND (i_error IS SP) THEN (u_out IS SM)</text:p>
            <text:p> IF (error IS BM) AND (d_error IS MP) AND (i_error IS SP) THEN (u_out IS Z)</text:p>
            <text:p> IF (error IS BM) AND (d_error IS BP) AND (i_error IS SP) THEN (u_out IS SP)</text:p>
            <text:p> IF (error IS MM) AND (d_error IS BM) AND (i_error IS SM) THEN (u_out IS BM)</text:p>
            <text:p> IF (error IS MM) AND (d_error IS MM) AND (i_error IS SM) THEN (u_out IS BM)</text:p>
            <text:p> IF (error IS MM) AND (d_error IS SM) AND (i_error IS SM) THEN (u_out IS BM)</text:p>
            <text:p> IF (error IS MM) AND (d_error IS Z) AND (i_error IS SM) THEN (u_out IS BM)</text:p>
            <text:p> IF (error IS MM) AND (d_error IS SP) AND (i_error IS SM) THEN (u_out IS MM)</text:p>
            <text:p> IF (error IS MM) AND (d_error IS MP) AND (i_error IS SM) THEN (u_out IS SM)</text:p>
            <text:p> IF (error IS MM) AND (d_error IS BP) AND (i_error IS SM) THEN (u_out IS Z)</text:p>
            <text:p> IF (error IS MM) AND (d_error IS BM) AND (i_error IS SP) THEN (u_out IS BM)</text:p>
            <text:p> IF (error IS MM) AND (d_error IS MM) AND (i_error IS SP) THEN (u_out IS BM)</text:p>
            <text:p> IF (error IS MM) AND (d_error IS SM) AND (i_error IS SP) THEN (u_out IS MM)</text:p>
            <text:p> IF (error IS MM) AND (d_error IS Z) AND (i_error IS SP) THEN (u_out IS SM)</text:p>
            <text:p> IF (error IS MM) AND (d_error IS SP) AND (i_error IS SP) THEN (u_out IS Z)</text:p>
            <text:p> IF (error IS MM) AND (d_error IS MP) AND (i_error IS SP) THEN (u_out IS SP)</text:p>
            <text:p> IF (error IS MM) AND (d_error IS BP) AND (i_error IS SP) THEN (u_out IS MP)</text:p>
            <text:p> IF (error IS SM) AND (d_error IS BM) AND (i_error IS SM) THEN (u_out IS BM)</text:p>
            <text:p> IF (error IS SM) AND (d_error IS MM) AND (i_error IS SM) THEN (u_out IS BM)</text:p>
            <text:p> IF (error IS SM) AND (d_error IS SM) AND (i_error IS SM) THEN (u_out IS BM)</text:p>
            <text:p> IF (error IS SM) AND (d_error IS Z) AND (i_error IS SM) THEN (u_out IS MM)</text:p>
            <text:p> IF (error IS SM) AND (d_error IS SP) AND (i_error IS SM) THEN (u_out IS SM)</text:p>
            <text:p> IF (error IS SM) AND (d_error IS MP) AND (i_error IS SM) THEN (u_out IS Z)</text:p>
            <text:p> IF (error IS SM) AND (d_error IS BP) AND (i_error IS SM) THEN (u_out IS SP)</text:p>
            <text:p> IF (error IS SM) AND (d_error IS BM) AND (i_error IS SP) THEN (u_out IS BM)</text:p>
            <text:p> IF (error IS SM) AND (d_error IS MM) AND (i_error IS SP) THEN (u_out IS MM)</text:p>
            <text:p> IF (error IS SM) AND (d_error IS SM) AND (i_error IS SP) THEN (u_out IS SM)</text:p>
            <text:p> IF (error IS SM) AND (d_error IS Z) AND (i_error IS SP) THEN (u_out IS Z)</text:p>
            <text:p> IF (error IS SM) AND (d_error IS SP) AND (i_error IS SP) THEN (u_out IS SP)</text:p>
            <text:p> IF (error IS SM) AND (d_error IS MP) AND (i_error IS SP) THEN (u_out IS MP)</text:p>
            <text:p> IF (error IS SM) AND (d_error IS BP) AND (i_error IS SP) THEN (u_out IS BP)</text:p>
            <text:p> IF (error IS Z) AND (d_error IS BM) AND (i_error IS SM) THEN (u_out IS BM)</text:p>
            <text:p> IF (error IS Z) AND (d_error IS MM) AND (i_error IS SM) THEN (u_out IS BM)</text:p>
            <text:p> IF (error IS Z) AND (d_error IS SM) AND (i_error IS SM) THEN (u_out IS MM)</text:p>
            <text:p> IF (error IS Z) AND (d_error IS Z) AND (i_error IS SM) THEN (u_out IS SM)</text:p>
            <text:p> IF (error IS Z) AND (d_error IS SP) AND (i_error IS SM) THEN (u_out IS Z)</text:p>
            <text:p> IF (error IS Z) AND (d_error IS MP) AND (i_error IS SM) THEN (u_out IS SP)</text:p>
            <text:p> IF (error IS Z) AND (d_error IS BP) AND (i_error IS SM) THEN (u_out IS MP)</text:p>
            <text:p> IF (error IS Z) AND (d_error IS BM) AND (i_error IS SP) THEN (u_out IS MM)</text:p>
            <text:p> IF (error IS Z) AND (d_error IS MM) AND (i_error IS SP) THEN (u_out IS SM)</text:p>
            <text:p> IF (error IS Z) AND (d_error IS SM) AND (i_error IS SP) THEN (u_out IS Z)</text:p>
            <text:p> IF (error IS Z) AND (d_error IS Z) AND (i_error IS SP) THEN (u_out IS SP)</text:p>
            <text:p> IF (error IS Z) AND (d_error IS SP) AND (i_error IS SP) THEN (u_out IS MP)</text:p>
            <text:p> IF (error IS Z) AND (d_error IS MP) AND (i_error IS SP) THEN (u_out IS BP)</text:p>
            <text:p> IF (error IS Z) AND (d_error IS BP) AND (i_error IS SP) THEN (u_out IS BP)</text:p>
            <text:p> IF (error IS SP) AND (d_error IS BM) AND (i_error IS SM) THEN (u_out IS BM)</text:p>
            <text:p> IF (error IS SP) AND (d_error IS MM) AND (i_error IS SM) THEN (u_out IS MM)</text:p>
            <text:p> IF (error IS SP) AND (d_error IS SM) AND (i_error IS SM) THEN (u_out IS SM)</text:p>
            <text:p> IF (error IS SP) AND (d_error IS Z) AND (i_error IS SM) THEN (u_out IS Z)</text:p>
            <text:p> IF (error IS SP) AND (d_error IS SP) AND (i_error IS SM) THEN (u_out IS SP)</text:p>
            <text:p> IF (error IS SP) AND (d_error IS MP) AND (i_error IS SM) THEN (u_out IS MP)</text:p>
            <text:p> IF (error IS SP) AND (d_error IS BP) AND (i_error IS SM) THEN (u_out IS BP)</text:p>
            <text:p> IF (error IS SP) AND (d_error IS BM) AND (i_error IS SP) THEN (u_out IS SM)</text:p>
            <text:p> IF (error IS SP) AND (d_error IS MM) AND (i_error IS SP) THEN (u_out IS Z)</text:p>
            <text:p> IF (error IS SP) AND (d_error IS SM) AND (i_error IS SP) THEN (u_out IS SP)</text:p>
            <text:p> IF (error IS SP) AND (d_error IS Z) AND (i_error IS SP) THEN (u_out IS MP)</text:p>
            <text:p> IF (error IS SP) AND (d_error IS SP) AND (i_error IS SP) THEN (u_out IS BP)</text:p>
            <text:p> IF (error IS SP) AND (d_error IS MP) AND (i_error IS SP) THEN (u_out IS BP)</text:p>
            <text:p> IF (error IS SP) AND (d_error IS BP) AND (i_error IS SP) THEN (u_out IS BP)</text:p>
            <text:p> IF (error IS MP) AND (d_error IS BM) AND (i_error IS SM) THEN (u_out IS MM)</text:p>
            <text:p> IF (error IS MP) AND (d_error IS MM) AND (i_error IS SM) THEN (u_out IS SM)</text:p>
            <text:p> IF (error IS MP) AND (d_error IS SM) AND (i_error IS SM) THEN (u_out IS Z)</text:p>
            <text:p> IF (error IS MP) AND (d_error IS Z) AND (i_error IS SM) THEN (u_out IS SP)</text:p>
            <text:p> IF (error IS MP) AND (d_error IS SP) AND (i_error IS SM) THEN (u_out IS MP)</text:p>
            <text:p> IF (error IS MP) AND (d_error IS MP) AND (i_error IS SM) THEN (u_out IS BP)</text:p>
            <text:p> IF (error IS MP) AND (d_error IS BP) AND (i_error IS SM) THEN (u_out IS BP)</text:p>
            <text:p> IF (error IS MP) AND (d_error IS BM) AND (i_error IS SP) THEN (u_out IS Z)</text:p>
            <text:p> IF (error IS MP) AND (d_error IS MM) AND (i_error IS SP) THEN (u_out IS SP)</text:p>
            <text:p> IF (error IS MP) AND (d_error IS SM) AND (i_error IS SP) THEN (u_out IS MP)</text:p>
            <text:p> IF (error IS MP) AND (d_error IS Z) AND (i_error IS SP) THEN (u_out IS BP)</text:p>
            <text:p> IF (error IS MP) AND (d_error IS SP) AND (i_error IS SP) THEN (u_out IS BP)</text:p>
            <text:p> IF (error IS MP) AND (d_error IS MP) AND (i_error IS SP) THEN (u_out IS BP)</text:p>
            <text:p> IF (error IS MP) AND (d_error IS BP) AND (i_error IS SP) THEN (u_out IS BP)</text:p>
            <text:p> IF (error IS BP) AND (d_error IS BM) AND (i_error IS SM) THEN (u_out IS SM)</text:p>
            <text:p> IF (error IS BP) AND (d_error IS MM) AND (i_error IS SM) THEN (u_out IS Z)</text:p>
            <text:p> IF (error IS BP) AND (d_error IS SM) AND (i_error IS SM) THEN (u_out IS SP)</text:p>
            <text:p> IF (error IS BP) AND (d_error IS Z) AND (i_error IS SM) THEN (u_out IS MP)</text:p>
            <text:p> IF (error IS BP) AND (d_error IS SP) AND (i_error IS SM) THEN (u_out IS BP)</text:p>
            <text:p> IF (error IS BP) AND (d_error IS MP) AND (i_error IS SM) THEN (u_out IS BP)</text:p>
            <text:p> IF (error IS BP) AND (d_error IS BP) AND (i_error IS SM) THEN (u_out IS BP)</text:p>
            <text:p> IF (error IS BP) AND (d_error IS BM) AND (i_error IS SP) THEN (u_out IS SP)</text:p>
            <text:p> IF (error IS BP) AND (d_error IS MM) AND (i_error IS SP) THEN (u_out IS MP)</text:p>
            <text:p> IF (error IS BP) AND (d_error IS SM) AND (i_error IS SP) THEN (u_out IS BP)</text:p>
            <text:p> IF (error IS BP) AND (d_error IS Z) AND (i_error IS SP) THEN (u_out IS BP)</text:p>
            <text:p> IF (error IS BP) AND (d_error IS SP) AND (i_error IS SP) THEN (u_out IS BP)</text:p>
            <text:p> IF (error IS BP) AND (d_error IS MP) AND (i_error IS SP) THEN (u_out IS BP)</text:p>
            <text:p> IF (error IS BP) AND (d_error IS BP) AND (i_error IS SP) THEN (u_out IS BP)</text:p>
            <text:p> IF (error IS BM) AND (d_error IS BM) AND (i_error IS MM) THEN (u_out IS BM)</text:p>
            <text:p> IF (error IS BM) AND (d_error IS MM) AND (i_error IS MM) THEN (u_out IS BM)</text:p>
            <text:p> IF (error IS BM) AND (d_error IS SM) AND (i_error IS MM) THEN (u_out IS BM)</text:p>
            <text:p> IF (error IS BM) AND (d_error IS Z) AND (i_error IS MM) THEN (u_out IS BM)</text:p>
            <text:p> IF (error IS BM) AND (d_error IS SP) AND (i_error IS MM) THEN (u_out IS BM)</text:p>
            <text:p> IF (error IS BM) AND (d_error IS MP) AND (i_error IS MM) THEN (u_out IS BM)</text:p>
            <text:p> IF (error IS BM) AND (d_error IS BP) AND (i_error IS MM) THEN (u_out IS MM)</text:p>
            <text:p> IF (error IS BM) AND (d_error IS BM) AND (i_error IS MP) THEN (u_out IS BM)</text:p>
            <text:p> IF (error IS BM) AND (d_error IS MM) AND (i_error IS MP) THEN (u_out IS BM)</text:p>
            <text:p> IF (error IS BM) AND (d_error IS SM) AND (i_error IS MP) THEN (u_out IS MM)</text:p>
            <text:p> IF (error IS BM) AND (d_error IS Z) AND (i_error IS MP) THEN (u_out IS SM)</text:p>
            <text:p> IF (error IS BM) AND (d_error IS SP) AND (i_error IS MP) THEN (u_out IS Z)</text:p>
            <text:p> IF (error IS BM) AND (d_error IS MP) AND (i_error IS MP) THEN (u_out IS SP)</text:p>
            <text:p> IF (error IS BM) AND (d_error IS BP) AND (i_error IS MP) THEN (u_out IS MP)</text:p>
            <text:p> IF (error IS MM) AND (d_error IS BM) AND (i_error IS MM) THEN (u_out IS BM)</text:p>
            <text:p> IF (error IS MM) AND (d_error IS MM) AND (i_error IS MM) THEN (u_out IS BM)</text:p>
            <text:p> IF (error IS MM) AND (d_error IS SM) AND (i_error IS MM) THEN (u_out IS BM)</text:p>
            <text:p> IF (error IS MM) AND (d_error IS Z) AND (i_error IS MM) THEN (u_out IS BM)</text:p>
            <text:p> IF (error IS MM) AND (d_error IS SP) AND (i_error IS MM) THEN (u_out IS BM)</text:p>
            <text:p> IF (error IS MM) AND (d_error IS MP) AND (i_error IS MM) THEN (u_out IS MM)</text:p>
            <text:p> IF (error IS MM) AND (d_error IS BP) AND (i_error IS MM) THEN (u_out IS SM)</text:p>
            <text:p> IF (error IS MM) AND (d_error IS BM) AND (i_error IS MP) THEN (u_out IS BM)</text:p>
            <text:p> IF (error IS MM) AND (d_error IS MM) AND (i_error IS MP) THEN (u_out IS MM)</text:p>
            <text:p> IF (error IS MM) AND (d_error IS SM) AND (i_error IS MP) THEN (u_out IS SM)</text:p>
            <text:p> IF (error IS MM) AND (d_error IS Z) AND (i_error IS MP) THEN (u_out IS Z)</text:p>
            <text:p> IF (error IS MM) AND (d_error IS SP) AND (i_error IS MP) THEN (u_out IS SP)</text:p>
            <text:p> IF (error IS MM) AND (d_error IS MP) AND (i_error IS MP) THEN (u_out IS MP)</text:p>
            <text:p> IF (error IS MM) AND (d_error IS BP) AND (i_error IS MP) THEN (u_out IS BP)</text:p>
            <text:p> IF (error IS SM) AND (d_error IS BM) AND (i_error IS MM) THEN (u_out IS BM)</text:p>
            <text:p> IF (error IS SM) AND (d_error IS MM) AND (i_error IS MM) THEN (u_out IS BM)</text:p>
            <text:p> IF (error IS SM) AND (d_error IS SM) AND (i_error IS MM) THEN (u_out IS BM)</text:p>
            <text:p> IF (error IS SM) AND (d_error IS Z) AND (i_error IS MM) THEN (u_out IS BM)</text:p>
            <text:p> IF (error IS SM) AND (d_error IS SP) AND (i_error IS MM) THEN (u_out IS MM)</text:p>
            <text:p> IF (error IS SM) AND (d_error IS MP) AND (i_error IS MM) THEN (u_out IS SM)</text:p>
            <text:p> IF (error IS SM) AND (d_error IS BP) AND (i_error IS MM) THEN (u_out IS Z)</text:p>
            <text:p> IF (error IS SM) AND (d_error IS BM) AND (i_error IS MP) THEN (u_out IS MM)</text:p>
            <text:p> IF (error IS SM) AND (d_error IS MM) AND (i_error IS MP) THEN (u_out IS SM)</text:p>
            <text:p> IF (error IS SM) AND (d_error IS SM) AND (i_error IS MP) THEN (u_out IS Z)</text:p>
            <text:p> IF (error IS SM) AND (d_error IS Z) AND (i_error IS MP) THEN (u_out IS SP)</text:p>
            <text:p> IF (error IS SM) AND (d_error IS SP) AND (i_error IS MP) THEN (u_out IS MP)</text:p>
            <text:p> IF (error IS SM) AND (d_error IS MP) AND (i_error IS MP) THEN (u_out IS BP)</text:p>
            <text:p> IF (error IS SM) AND (d_error IS BP) AND (i_error IS MP) THEN (u_out IS BP)</text:p>
            <text:p> IF (error IS Z) AND (d_error IS BM) AND (i_error IS MM) THEN (u_out IS BM)</text:p>
            <text:p> IF (error IS Z) AND (d_error IS MM) AND (i_error IS MM) THEN (u_out IS BM)</text:p>
            <text:p> IF (error IS Z) AND (d_error IS SM) AND (i_error IS MM) THEN (u_out IS BM)</text:p>
            <text:p> IF (error IS Z) AND (d_error IS Z) AND (i_error IS MM) THEN (u_out IS MM)</text:p>
            <text:p> IF (error IS Z) AND (d_error IS SP) AND (i_error IS MM) THEN (u_out IS SM)</text:p>
            <text:p> IF (error IS Z) AND (d_error IS MP) AND (i_error IS MM) THEN (u_out IS Z)</text:p>
            <text:p> IF (error IS Z) AND (d_error IS BP) AND (i_error IS MM) THEN (u_out IS SP)</text:p>
            <text:p> IF (error IS Z) AND (d_error IS BM) AND (i_error IS MP) THEN (u_out IS SM)</text:p>
            <text:p> IF (error IS Z) AND (d_error IS MM) AND (i_error IS MP) THEN (u_out IS Z)</text:p>
            <text:p> IF (error IS Z) AND (d_error IS SM) AND (i_error IS MP) THEN (u_out IS SP)</text:p>
            <text:p> IF (error IS Z) AND (d_error IS Z) AND (i_error IS MP) THEN (u_out IS MP)</text:p>
            <text:p> IF (error IS Z) AND (d_error IS SP) AND (i_error IS MP) THEN (u_out IS BP)</text:p>
            <text:p> IF (error IS Z) AND (d_error IS MP) AND (i_error IS MP) THEN (u_out IS BP)</text:p>
            <text:p> IF (error IS Z) AND (d_error IS BP) AND (i_error IS MP) THEN (u_out IS BP)</text:p>
            <text:p> IF (error IS SP) AND (d_error IS BM) AND (i_error IS MM) THEN (u_out IS BM)</text:p>
            <text:p> IF (error IS SP) AND (d_error IS MM) AND (i_error IS MM) THEN (u_out IS BM)</text:p>
            <text:p> IF (error IS SP) AND (d_error IS SM) AND (i_error IS MM) THEN (u_out IS MM)</text:p>
            <text:p> IF (error IS SP) AND (d_error IS Z) AND (i_error IS MM) THEN (u_out IS SM)</text:p>
            <text:p> IF (error IS SP) AND (d_error IS SP) AND (i_error IS MM) THEN (u_out IS Z)</text:p>
            <text:p> IF (error IS SP) AND (d_error IS MP) AND (i_error IS MM) THEN (u_out IS SP)</text:p>
            <text:p> IF (error IS SP) AND (d_error IS BP) AND (i_error IS MM) THEN (u_out IS MP)</text:p>
            <text:p> IF (error IS SP) AND (d_error IS BM) AND (i_error IS MP) THEN (u_out IS Z)</text:p>
            <text:p> IF (error IS SP) AND (d_error IS MM) AND (i_error IS MP) THEN (u_out IS SP)</text:p>
            <text:p> IF (error IS SP) AND (d_error IS SM) AND (i_error IS MP) THEN (u_out IS MP)</text:p>
            <text:p> IF (error IS SP) AND (d_error IS Z) AND (i_error IS MP) THEN (u_out IS BP)</text:p>
            <text:p> IF (error IS SP) AND (d_error IS SP) AND (i_error IS MP) THEN (u_out IS BP)</text:p>
            <text:p> IF (error IS SP) AND (d_error IS MP) AND (i_error IS MP) THEN (u_out IS BP)</text:p>
            <text:p> IF (error IS SP) AND (d_error IS BP) AND (i_error IS MP) THEN (u_out IS BP)</text:p>
            <text:p> IF (error IS MP) AND (d_error IS BM) AND (i_error IS MM) THEN (u_out IS BM)</text:p>
            <text:p> IF (error IS MP) AND (d_error IS MM) AND (i_error IS MM) THEN (u_out IS MM)</text:p>
            <text:p> IF (error IS MP) AND (d_error IS SM) AND (i_error IS MM) THEN (u_out IS SM)</text:p>
            <text:p> IF (error IS MP) AND (d_error IS Z) AND (i_error IS MM) THEN (u_out IS Z)</text:p>
            <text:p> IF (error IS MP) AND (d_error IS SP) AND (i_error IS MM) THEN (u_out IS SP)</text:p>
            <text:p> IF (error IS MP) AND (d_error IS MP) AND (i_error IS MM) THEN (u_out IS MP)</text:p>
            <text:p> IF (error IS MP) AND (d_error IS BP) AND (i_error IS MM) THEN (u_out IS BP)</text:p>
            <text:p> IF (error IS MP) AND (d_error IS BM) AND (i_error IS MP) THEN (u_out IS SP)</text:p>
            <text:p> IF (error IS MP) AND (d_error IS MM) AND (i_error IS MP) THEN (u_out IS MP)</text:p>
            <text:p> IF (error IS MP) AND (d_error IS SM) AND (i_error IS MP) THEN (u_out IS BP)</text:p>
            <text:p> IF (error IS MP) AND (d_error IS Z) AND (i_error IS MP) THEN (u_out IS BP)</text:p>
            <text:p> IF (error IS MP) AND (d_error IS SP) AND (i_error IS MP) THEN (u_out IS BP)</text:p>
            <text:p> IF (error IS MP) AND (d_error IS MP) AND (i_error IS MP) THEN (u_out IS BP)</text:p>
            <text:p> IF (error IS MP) AND (d_error IS BP) AND (i_error IS MP) THEN (u_out IS BP)</text:p>
            <text:p> IF (error IS BP) AND (d_error IS BM) AND (i_error IS MM) THEN (u_out IS MM)</text:p>
            <text:p> IF (error IS BP) AND (d_error IS MM) AND (i_error IS MM) THEN (u_out IS SM)</text:p>
            <text:p> IF (error IS BP) AND (d_error IS SM) AND (i_error IS MM) THEN (u_out IS Z)</text:p>
            <text:p> IF (error IS BP) AND (d_error IS Z) AND (i_error IS MM) THEN (u_out IS SP)</text:p>
            <text:p> IF (error IS BP) AND (d_error IS SP) AND (i_error IS MM) THEN (u_out IS MP)</text:p>
            <text:p> IF (error IS BP) AND (d_error IS MP) AND (i_error IS MM) THEN (u_out IS BP)</text:p>
            <text:p> IF (error IS BP) AND (d_error IS BP) AND (i_error IS MM) THEN (u_out IS BP)</text:p>
            <text:p> IF (error IS BP) AND (d_error IS BM) AND (i_error IS MP) THEN (u_out IS MP)</text:p>
            <text:p> IF (error IS BP) AND (d_error IS MM) AND (i_error IS MP) THEN (u_out IS BP)</text:p>
            <text:p> IF (error IS BP) AND (d_error IS SM) AND (i_error IS MP) THEN (u_out IS BP)</text:p>
            <text:p> IF (error IS BP) AND (d_error IS Z) AND (i_error IS MP) THEN (u_out IS BP)</text:p>
            <text:p> IF (error IS BP) AND (d_error IS SP) AND (i_error IS MP) THEN (u_out IS BP)</text:p>
            <text:p> IF (error IS BP) AND (d_error IS MP) AND (i_error IS MP) THEN (u_out IS BP)</text:p>
            <text:p> IF (error IS BP) AND (d_error IS BP) AND (i_error IS MP) THEN (u_out IS BP)</text:p>
            <text:p> IF (error IS BM) AND (d_error IS BM) AND (i_error IS BM) THEN (u_out IS BM)</text:p>
            <text:p> IF (error IS BM) AND (d_error IS MM) AND (i_error IS BM) THEN (u_out IS BM)</text:p>
            <text:p> IF (error IS BM) AND (d_error IS SM) AND (i_error IS BM) THEN (u_out IS BM)</text:p>
            <text:p> IF (error IS BM) AND (d_error IS Z) AND (i_error IS BM) THEN (u_out IS BM)</text:p>
            <text:p> IF (error IS BM) AND (d_error IS SP) AND (i_error IS BM) THEN (u_out IS BM)</text:p>
            <text:p> IF (error IS BM) AND (d_error IS MP) AND (i_error IS BM) THEN (u_out IS BM)</text:p>
            <text:p> IF (error IS BM) AND (d_error IS BP) AND (i_error IS BM) THEN (u_out IS BM)</text:p>
            <text:p> IF (error IS BM) AND (d_error IS BM) AND (i_error IS BP) THEN (u_out IS BM)</text:p>
            <text:p> IF (error IS BM) AND (d_error IS MM) AND (i_error IS BP) THEN (u_out IS MM)</text:p>
            <text:p> IF (error IS BM) AND (d_error IS SM) AND (i_error IS BP) THEN (u_out IS SM)</text:p>
            <text:p> IF (error IS BM) AND (d_error IS Z) AND (i_error IS BP) THEN (u_out IS Z)</text:p>
            <text:p> IF (error IS BM) AND (d_error IS SP) AND (i_error IS BP) THEN (u_out IS SP)</text:p>
            <text:p> IF (error IS BM) AND (d_error IS MP) AND (i_error IS BP) THEN (u_out IS MP)</text:p>
            <text:p> IF (error IS BM) AND (d_error IS BP) AND (i_error IS BP) THEN (u_out IS BP)</text:p>
            <text:p> IF (error IS MM) AND (d_error IS BM) AND (i_error IS BM) THEN (u_out IS BM)</text:p>
            <text:p> IF (error IS MM) AND (d_error IS MM) AND (i_error IS BM) THEN (u_out IS BM)</text:p>
            <text:p> IF (error IS MM) AND (d_error IS SM) AND (i_error IS BM) THEN (u_out IS BM)</text:p>
            <text:p> IF (error IS MM) AND (d_error IS Z) AND (i_error IS BM) THEN (u_out IS BM)</text:p>
            <text:p> IF (error IS MM) AND (d_error IS SP) AND (i_error IS BM) THEN (u_out IS BM)</text:p>
            <text:p> IF (error IS MM) AND (d_error IS MP) AND (i_error IS BM) THEN (u_out IS BM)</text:p>
            <text:p> IF (error IS MM) AND (d_error IS BP) AND (i_error IS BM) THEN (u_out IS MM)</text:p>
            <text:p> IF (error IS MM) AND (d_error IS BM) AND (i_error IS BP) THEN (u_out IS MM)</text:p>
            <text:p> IF (error IS MM) AND (d_error IS MM) AND (i_error IS BP) THEN (u_out IS SM)</text:p>
            <text:p> IF (error IS MM) AND (d_error IS SM) AND (i_error IS BP) THEN (u_out IS Z)</text:p>
            <text:p> IF (error IS MM) AND (d_error IS Z) AND (i_error IS BP) THEN (u_out IS SP)</text:p>
            <text:p> IF (error IS MM) AND (d_error IS SP) AND (i_error IS BP) THEN (u_out IS MP)</text:p>
            <text:p> IF (error IS MM) AND (d_error IS MP) AND (i_error IS BP) THEN (u_out IS BP)</text:p>
            <text:p> IF (error IS MM) AND (d_error IS BP) AND (i_error IS BP) THEN (u_out IS BP)</text:p>
            <text:p> IF (error IS SM) AND (d_error IS BM) AND (i_error IS BM) THEN (u_out IS BM)</text:p>
            <text:p> IF (error IS SM) AND (d_error IS MM) AND (i_error IS BM) THEN (u_out IS BM)</text:p>
            <text:p> IF (error IS SM) AND (d_error IS SM) AND (i_error IS BM) THEN (u_out IS BM)</text:p>
            <text:p> IF (error IS SM) AND (d_error IS Z) AND (i_error IS BM) THEN (u_out IS BM)</text:p>
            <text:p> IF (error IS SM) AND (d_error IS SP) AND (i_error IS BM) THEN (u_out IS BM)</text:p>
            <text:p> IF (error IS SM) AND (d_error IS MP) AND (i_error IS BM) THEN (u_out IS MM)</text:p>
            <text:p> IF (error IS SM) AND (d_error IS BP) AND (i_error IS BM) THEN (u_out IS SM)</text:p>
            <text:p> IF (error IS SM) AND (d_error IS BM) AND (i_error IS BP) THEN (u_out IS SM)</text:p>
            <text:p> IF (error IS SM) AND (d_error IS MM) AND (i_error IS BP) THEN (u_out IS Z)</text:p>
            <text:p> IF (error IS SM) AND (d_error IS SM) AND (i_error IS BP) THEN (u_out IS SP)</text:p>
            <text:p> IF (error IS SM) AND (d_error IS Z) AND (i_error IS BP) THEN (u_out IS MP)</text:p>
            <text:p> IF (error IS SM) AND (d_error IS SP) AND (i_error IS BP) THEN (u_out IS BP)</text:p>
            <text:p> IF (error IS SM) AND (d_error IS MP) AND (i_error IS BP) THEN (u_out IS BP)</text:p>
            <text:p> IF (error IS SM) AND (d_error IS BP) AND (i_error IS BP) THEN (u_out IS BP)</text:p>
            <text:p> IF (error IS Z) AND (d_error IS BM) AND (i_error IS BM) THEN (u_out IS BM)</text:p>
            <text:p> IF (error IS Z) AND (d_error IS MM) AND (i_error IS BM) THEN (u_out IS BM)</text:p>
            <text:p> IF (error IS Z) AND (d_error IS SM) AND (i_error IS BM) THEN (u_out IS BM)</text:p>
            <text:p> IF (error IS Z) AND (d_error IS Z) AND (i_error IS BM) THEN (u_out IS BM)</text:p>
            <text:p> IF (error IS Z) AND (d_error IS SP) AND (i_error IS BM) THEN (u_out IS MM)</text:p>
            <text:p> IF (error IS Z) AND (d_error IS MP) AND (i_error IS BM) THEN (u_out IS SM)</text:p>
            <text:p> IF (error IS Z) AND (d_error IS BP) AND (i_error IS BM) THEN (u_out IS Z)</text:p>
            <text:p> IF (error IS Z) AND (d_error IS BM) AND (i_error IS BP) THEN (u_out IS Z)</text:p>
            <text:p> IF (error IS Z) AND (d_error IS MM) AND (i_error IS BP) THEN (u_out IS SP)</text:p>
            <text:p> IF (error IS Z) AND (d_error IS SM) AND (i_error IS BP) THEN (u_out IS MP)</text:p>
            <text:p> IF (error IS Z) AND (d_error IS Z) AND (i_error IS BP) THEN (u_out IS BP)</text:p>
            <text:p> IF (error IS Z) AND (d_error IS SP) AND (i_error IS BP) THEN (u_out IS BP)</text:p>
            <text:p> IF (error IS Z) AND (d_error IS MP) AND (i_error IS BP) THEN (u_out IS BP)</text:p>
            <text:p> IF (error IS Z) AND (d_error IS BP) AND (i_error IS BP) THEN (u_out IS BP)</text:p>
            <text:p> IF (error IS SP) AND (d_error IS BM) AND (i_error IS BM) THEN (u_out IS BM)</text:p>
            <text:p> IF (error IS SP) AND (d_error IS MM) AND (i_error IS BM) THEN (u_out IS BM)</text:p>
            <text:p> IF (error IS SP) AND (d_error IS SM) AND (i_error IS BM) THEN (u_out IS BM)</text:p>
            <text:p> IF (error IS SP) AND (d_error IS Z) AND (i_error IS BM) THEN (u_out IS MM)</text:p>
            <text:p> IF (error IS SP) AND (d_error IS SP) AND (i_error IS BM) THEN (u_out IS SM)</text:p>
            <text:p> IF (error IS SP) AND (d_error IS MP) AND (i_error IS BM) THEN (u_out IS Z)</text:p>
            <text:p> IF (error IS SP) AND (d_error IS BP) AND (i_error IS BM) THEN (u_out IS SP)</text:p>
            <text:p> IF (error IS SP) AND (d_error IS BM) AND (i_error IS BP) THEN (u_out IS SP)</text:p>
            <text:p> IF (error IS SP) AND (d_error IS MM) AND (i_error IS BP) THEN (u_out IS MP)</text:p>
            <text:p> IF (error IS SP) AND (d_error IS SM) AND (i_error IS BP) THEN (u_out IS BP)</text:p>
            <text:p> IF (error IS SP) AND (d_error IS Z) AND (i_error IS BP) THEN (u_out IS BP)</text:p>
            <text:p> IF (error IS SP) AND (d_error IS SP) AND (i_error IS BP) THEN (u_out IS BP)</text:p>
            <text:p> IF (error IS SP) AND (d_error IS MP) AND (i_error IS BP) THEN (u_out IS BP)</text:p>
            <text:p> IF (error IS SP) AND (d_error IS BP) AND (i_error IS BP) THEN (u_out IS BP)</text:p>
            <text:p> IF (error IS MP) AND (d_error IS BM) AND (i_error IS BM) THEN (u_out IS BM)</text:p>
            <text:p> IF (error IS MP) AND (d_error IS MM) AND (i_error IS BM) THEN (u_out IS BM)</text:p>
            <text:p> IF (error IS MP) AND (d_error IS SM) AND (i_error IS BM) THEN (u_out IS MM)</text:p>
            <text:p> IF (error IS MP) AND (d_error IS Z) AND (i_error IS BM) THEN (u_out IS SM)</text:p>
            <text:p> IF (error IS MP) AND (d_error IS SP) AND (i_error IS BM) THEN (u_out IS Z)</text:p>
            <text:p> IF (error IS MP) AND (d_error IS MP) AND (i_error IS BM) THEN (u_out IS SP)</text:p>
            <text:p> IF (error IS MP) AND (d_error IS BP) AND (i_error IS BM) THEN (u_out IS MP)</text:p>
            <text:p> IF (error IS MP) AND (d_error IS BM) AND (i_error IS BP) THEN (u_out IS MP)</text:p>
            <text:p> IF (error IS MP) AND (d_error IS MM) AND (i_error IS BP) THEN (u_out IS BP)</text:p>
            <text:p> IF (error IS MP) AND (d_error IS SM) AND (i_error IS BP) THEN (u_out IS BP)</text:p>
            <text:p> IF (error IS MP) AND (d_error IS Z) AND (i_error IS BP) THEN (u_out IS BP)</text:p>
            <text:p> IF (error IS MP) AND (d_error IS SP) AND (i_error IS BP) THEN (u_out IS BP)</text:p>
            <text:p> IF (error IS MP) AND (d_error IS MP) AND (i_error IS BP) THEN (u_out IS BP)</text:p>
            <text:p> IF (error IS MP) AND (d_error IS BP) AND (i_error IS BP) THEN (u_out IS BP)</text:p>
            <text:p> IF (error IS BP) AND (d_error IS BM) AND (i_error IS BM) THEN (u_out IS BM)</text:p>
            <text:p> IF (error IS BP) AND (d_error IS MM) AND (i_error IS BM) THEN (u_out IS MM)</text:p>
            <text:p> IF (error IS BP) AND (d_error IS SM) AND (i_error IS BM) THEN (u_out IS SM)</text:p>
            <text:p> IF (error IS BP) AND (d_error IS Z) AND (i_error IS BM) THEN (u_out IS Z)</text:p>
            <text:p> IF (error IS BP) AND (d_error IS SP) AND (i_error IS BM) THEN (u_out IS SP)</text:p>
            <text:p> IF (error IS BP) AND (d_error IS MP) AND (i_error IS BM) THEN (u_out IS MP)</text:p>
            <text:p> IF (error IS BP) AND (d_error IS BP) AND (i_error IS BM) THEN (u_out IS BP)</text:p>
            <text:p> IF (error IS BP) AND (d_error IS BM) AND (i_error IS BP) THEN (u_out IS BP)</text:p>
            <text:p> IF (error IS BP) AND (d_error IS MM) AND (i_error IS BP) THEN (u_out IS BP)</text:p>
            <text:p> IF (error IS BP) AND (d_error IS SM) AND (i_error IS BP) THEN (u_out IS BP)</text:p>
            <text:p> IF (error IS BP) AND (d_error IS Z) AND (i_error IS BP) THEN (u_out IS BP)</text:p>
            <text:p> IF (error IS BP) AND (d_error IS SP) AND (i_error IS BP) THEN (u_out IS BP)</text:p>
            <text:p> IF (error IS BP) AND (d_error IS MP) AND (i_error IS BP) THEN (u_out IS BP)</text:p>
            <text:p> IF (error IS BP) AND (d_error IS BP) AND (i_error IS BP) THEN (u_out IS BP)</text:p>
          </table:table-cell>
          <table:table-cell table:number-columns-repeated="15"/>
        </table:table-row>
        <table:table-row table:style-name="ro3">
          <table:table-cell table:number-columns-repeated="2"/>
          <table:table-cell table:formula="of:=COM.MICROSOFT.TEXTJOIN(CHAR(10);1;[.$C$85:.$R$121])" office:value-type="string" office:string-value=" IF (error IS BM) AND (d_error IS BM) AND (i_error IS Z) THEN (u_out IS BM)&#10; IF (error IS BM) AND (d_error IS MM) AND (i_error IS Z) THEN (u_out IS BM)&#10; IF (error IS BM) AND (d_error IS SM) AND (i_error IS Z) THEN (u_out IS BM)&#10; IF (error IS BM) AND (d_error IS Z) AND (i_error IS Z) THEN (u_out IS BM)&#10; IF (error IS BM) AND (d_error IS SP) AND (i_error IS Z) THEN (u_out IS MM)&#10; IF (error IS BM) AND (d_error IS MP) AND (i_error IS Z) THEN (u_out IS SM)&#10; IF (error IS BM) AND (d_error IS BP) AND (i_error IS Z) THEN (u_out IS Z)&#10; IF (error IS MM) AND (d_error IS BM) AND (i_error IS Z) THEN (u_out IS BM)&#10; IF (error IS MM) AND (d_error IS MM) AND (i_error IS Z) THEN (u_out IS BM)&#10; IF (error IS MM) AND (d_error IS SM) AND (i_error IS Z) THEN (u_out IS BM)&#10; IF (error IS MM) AND (d_error IS Z) AND (i_error IS Z) THEN (u_out IS MM)&#10; IF (error IS MM) AND (d_error IS SP) AND (i_error IS Z) THEN (u_out IS SM)&#10; IF (error IS MM) AND (d_error IS MP) AND (i_error IS Z) THEN (u_out IS Z)&#10; IF (error IS MM) AND (d_error IS BP) AND (i_error IS Z) THEN (u_out IS SP)&#10; IF (error IS SM) AND (d_error IS BM) AND (i_error IS Z) THEN (u_out IS BM)&#10; IF (error IS SM) AND (d_error IS MM) AND (i_error IS Z) THEN (u_out IS BM)&#10; IF (error IS SM) AND (d_error IS SM) AND (i_error IS Z) THEN (u_out IS MM)&#10; IF (error IS SM) AND (d_error IS Z) AND (i_error IS Z) THEN (u_out IS SM)&#10; IF (error IS SM) AND (d_error IS SP) AND (i_error IS Z) THEN (u_out IS Z)&#10; IF (error IS SM) AND (d_error IS MP) AND (i_error IS Z) THEN (u_out IS SP)&#10; IF (error IS SM) AND (d_error IS BP) AND (i_error IS Z) THEN (u_out IS MP)&#10; IF (error IS Z) AND (d_error IS BM) AND (i_error IS Z) THEN (u_out IS BM)&#10; IF (error IS Z) AND (d_error IS MM) AND (i_error IS Z) THEN (u_out IS MM)&#10; IF (error IS Z) AND (d_error IS SM) AND (i_error IS Z) THEN (u_out IS SM)&#10; IF (error IS Z) AND (d_error IS Z) AND (i_error IS Z) THEN (u_out IS Z)&#10; IF (error IS Z) AND (d_error IS SP) AND (i_error IS Z) THEN (u_out IS SP)&#10; IF (error IS Z) AND (d_error IS MP) AND (i_error IS Z) THEN (u_out IS MP)&#10; IF (error IS Z) AND (d_error IS BP) AND (i_error IS Z) THEN (u_out IS BP)&#10; IF (error IS SP) AND (d_error IS BM) AND (i_error IS Z) THEN (u_out IS MM)&#10; IF (error IS SP) AND (d_error IS MM) AND (i_error IS Z) THEN (u_out IS SM)&#10; IF (error IS SP) AND (d_error IS SM) AND (i_error IS Z) THEN (u_out IS Z)&#10; IF (error IS SP) AND (d_error IS Z) AND (i_error IS Z) THEN (u_out IS SP)&#10; IF (error IS SP) AND (d_error IS SP) AND (i_error IS Z) THEN (u_out IS MP)&#10; IF (error IS SP) AND (d_error IS MP) AND (i_error IS Z) THEN (u_out IS BP)&#10; IF (error IS SP) AND (d_error IS BP) AND (i_error IS Z) THEN (u_out IS BP)&#10; IF (error IS MP) AND (d_error IS BM) AND (i_error IS Z) THEN (u_out IS SM)&#10; IF (error IS MP) AND (d_error IS MM) AND (i_error IS Z) THEN (u_out IS Z)&#10; IF (error IS MP) AND (d_error IS SM) AND (i_error IS Z) THEN (u_out IS SP)&#10; IF (error IS MP) AND (d_error IS Z) AND (i_error IS Z) THEN (u_out IS MP)&#10; IF (error IS MP) AND (d_error IS SP) AND (i_error IS Z) THEN (u_out IS BP)&#10; IF (error IS MP) AND (d_error IS MP) AND (i_error IS Z) THEN (u_out IS BP)&#10; IF (error IS MP) AND (d_error IS BP) AND (i_error IS Z) THEN (u_out IS BP)&#10; IF (error IS BP) AND (d_error IS BM) AND (i_error IS Z) THEN (u_out IS Z)&#10; IF (error IS BP) AND (d_error IS MM) AND (i_error IS Z) THEN (u_out IS SP)&#10; IF (error IS BP) AND (d_error IS SM) AND (i_error IS Z) THEN (u_out IS MP)&#10; IF (error IS BP) AND (d_error IS Z) AND (i_error IS Z) THEN (u_out IS BP)&#10; IF (error IS BP) AND (d_error IS SP) AND (i_error IS Z) THEN (u_out IS BP)&#10; IF (error IS BP) AND (d_error IS MP) AND (i_error IS Z) THEN (u_out IS BP)&#10; IF (error IS BP) AND (d_error IS BP) AND (i_error IS Z) THEN (u_out IS BP)&#10; IF (error IS BM) AND (d_error IS BM) AND (i_error IS SM) THEN (u_out IS BM)&#10; IF (error IS BM) AND (d_error IS MM) AND (i_error IS SM) THEN (u_out IS BM)&#10; IF (error IS BM) AND (d_error IS SM) AND (i_error IS SM) THEN (u_out IS BM)&#10; IF (error IS BM) AND (d_error IS Z) AND (i_error IS SM) THEN (u_out IS BM)&#10; IF (error IS BM) AND (d_error IS SP) AND (i_error IS SM) THEN (u_out IS BM)&#10; IF (error IS BM) AND (d_error IS MP) AND (i_error IS SM) THEN (u_out IS MM)&#10; IF (error IS BM) AND (d_error IS BP) AND (i_error IS SM) THEN (u_out IS SM)&#10; IF (error IS BM) AND (d_error IS BM) AND (i_error IS SP) THEN (u_out IS BM)&#10; IF (error IS BM) AND (d_error IS MM) AND (i_error IS SP) THEN (u_out IS BM)&#10; IF (error IS BM) AND (d_error IS SM) AND (i_error IS SP) THEN (u_out IS BM)&#10; IF (error IS BM) AND (d_error IS Z) AND (i_error IS SP) THEN (u_out IS MM)&#10; IF (error IS BM) AND (d_error IS SP) AND (i_error IS SP) THEN (u_out IS SM)&#10; IF (error IS BM) AND (d_error IS MP) AND (i_error IS SP) THEN (u_out IS Z)&#10; IF (error IS BM) AND (d_error IS BP) AND (i_error IS SP) THEN (u_out IS SP)&#10; IF (error IS MM) AND (d_error IS BM) AND (i_error IS SM) THEN (u_out IS BM)&#10; IF (error IS MM) AND (d_error IS MM) AND (i_error IS SM) THEN (u_out IS BM)&#10; IF (error IS MM) AND (d_error IS SM) AND (i_error IS SM) THEN (u_out IS BM)&#10; IF (error IS MM) AND (d_error IS Z) AND (i_error IS SM) THEN (u_out IS BM)&#10; IF (error IS MM) AND (d_error IS SP) AND (i_error IS SM) THEN (u_out IS MM)&#10; IF (error IS MM) AND (d_error IS MP) AND (i_error IS SM) THEN (u_out IS SM)&#10; IF (error IS MM) AND (d_error IS BP) AND (i_error IS SM) THEN (u_out IS Z)&#10; IF (error IS MM) AND (d_error IS BM) AND (i_error IS SP) THEN (u_out IS BM)&#10; IF (error IS MM) AND (d_error IS MM) AND (i_error IS SP) THEN (u_out IS BM)&#10; IF (error IS MM) AND (d_error IS SM) AND (i_error IS SP) THEN (u_out IS MM)&#10; IF (error IS MM) AND (d_error IS Z) AND (i_error IS SP) THEN (u_out IS SM)&#10; IF (error IS MM) AND (d_error IS SP) AND (i_error IS SP) THEN (u_out IS Z)&#10; IF (error IS MM) AND (d_error IS MP) AND (i_error IS SP) THEN (u_out IS SP)&#10; IF (error IS MM) AND (d_error IS BP) AND (i_error IS SP) THEN (u_out IS MP)&#10; IF (error IS SM) AND (d_error IS BM) AND (i_error IS SM) THEN (u_out IS BM)&#10; IF (error IS SM) AND (d_error IS MM) AND (i_error IS SM) THEN (u_out IS BM)&#10; IF (error IS SM) AND (d_error IS SM) AND (i_error IS SM) THEN (u_out IS BM)&#10; IF (error IS SM) AND (d_error IS Z) AND (i_error IS SM) THEN (u_out IS MM)&#10; IF (error IS SM) AND (d_error IS SP) AND (i_error IS SM) THEN (u_out IS SM)&#10; IF (error IS SM) AND (d_error IS MP) AND (i_error IS SM) THEN (u_out IS Z)&#10; IF (error IS SM) AND (d_error IS BP) AND (i_error IS SM) THEN (u_out IS SP)&#10; IF (error IS SM) AND (d_error IS BM) AND (i_error IS SP) THEN (u_out IS BM)&#10; IF (error IS SM) AND (d_error IS MM) AND (i_error IS SP) THEN (u_out IS MM)&#10; IF (error IS SM) AND (d_error IS SM) AND (i_error IS SP) THEN (u_out IS SM)&#10; IF (error IS SM) AND (d_error IS Z) AND (i_error IS SP) THEN (u_out IS Z)&#10; IF (error IS SM) AND (d_error IS SP) AND (i_error IS SP) THEN (u_out IS SP)&#10; IF (error IS SM) AND (d_error IS MP) AND (i_error IS SP) THEN (u_out IS MP)&#10; IF (error IS SM) AND (d_error IS BP) AND (i_error IS SP) THEN (u_out IS BP)&#10; IF (error IS Z) AND (d_error IS BM) AND (i_error IS SM) THEN (u_out IS BM)&#10; IF (error IS Z) AND (d_error IS MM) AND (i_error IS SM) THEN (u_out IS BM)&#10; IF (error IS Z) AND (d_error IS SM) AND (i_error IS SM) THEN (u_out IS MM)&#10; IF (error IS Z) AND (d_error IS Z) AND (i_error IS SM) THEN (u_out IS SM)&#10; IF (error IS Z) AND (d_error IS SP) AND (i_error IS SM) THEN (u_out IS Z)&#10; IF (error IS Z) AND (d_error IS MP) AND (i_error IS SM) THEN (u_out IS SP)&#10; IF (error IS Z) AND (d_error IS BP) AND (i_error IS SM) THEN (u_out IS MP)&#10; IF (error IS Z) AND (d_error IS BM) AND (i_error IS SP) THEN (u_out IS MM)&#10; IF (error IS Z) AND (d_error IS MM) AND (i_error IS SP) THEN (u_out IS SM)&#10; IF (error IS Z) AND (d_error IS SM) AND (i_error IS SP) THEN (u_out IS Z)&#10; IF (error IS Z) AND (d_error IS Z) AND (i_error IS SP) THEN (u_out IS SP)&#10; IF (error IS Z) AND (d_error IS SP) AND (i_error IS SP) THEN (u_out IS MP)&#10; IF (error IS Z) AND (d_error IS MP) AND (i_error IS SP) THEN (u_out IS BP)&#10; IF (error IS Z) AND (d_error IS BP) AND (i_error IS SP) THEN (u_out IS BP)&#10; IF (error IS SP) AND (d_error IS BM) AND (i_error IS SM) THEN (u_out IS BM)&#10; IF (error IS SP) AND (d_error IS MM) AND (i_error IS SM) THEN (u_out IS MM)&#10; IF (error IS SP) AND (d_error IS SM) AND (i_error IS SM) THEN (u_out IS SM)&#10; IF (error IS SP) AND (d_error IS Z) AND (i_error IS SM) THEN (u_out IS Z)&#10; IF (error IS SP) AND (d_error IS SP) AND (i_error IS SM) THEN (u_out IS SP)&#10; IF (error IS SP) AND (d_error IS MP) AND (i_error IS SM) THEN (u_out IS MP)&#10; IF (error IS SP) AND (d_error IS BP) AND (i_error IS SM) THEN (u_out IS BP)&#10; IF (error IS SP) AND (d_error IS BM) AND (i_error IS SP) THEN (u_out IS SM)&#10; IF (error IS SP) AND (d_error IS MM) AND (i_error IS SP) THEN (u_out IS Z)&#10; IF (error IS SP) AND (d_error IS SM) AND (i_error IS SP) THEN (u_out IS SP)&#10; IF (error IS SP) AND (d_error IS Z) AND (i_error IS SP) THEN (u_out IS MP)&#10; IF (error IS SP) AND (d_error IS SP) AND (i_error IS SP) THEN (u_out IS BP)&#10; IF (error IS SP) AND (d_error IS MP) AND (i_error IS SP) THEN (u_out IS BP)&#10; IF (error IS SP) AND (d_error IS BP) AND (i_error IS SP) THEN (u_out IS BP)&#10; IF (error IS MP) AND (d_error IS BM) AND (i_error IS SM) THEN (u_out IS MM)&#10; IF (error IS MP) AND (d_error IS MM) AND (i_error IS SM) THEN (u_out IS SM)&#10; IF (error IS MP) AND (d_error IS SM) AND (i_error IS SM) THEN (u_out IS Z)&#10; IF (error IS MP) AND (d_error IS Z) AND (i_error IS SM) THEN (u_out IS SP)&#10; IF (error IS MP) AND (d_error IS SP) AND (i_error IS SM) THEN (u_out IS MP)&#10; IF (error IS MP) AND (d_error IS MP) AND (i_error IS SM) THEN (u_out IS BP)&#10; IF (error IS MP) AND (d_error IS BP) AND (i_error IS SM) THEN (u_out IS BP)&#10; IF (error IS MP) AND (d_error IS BM) AND (i_error IS SP) THEN (u_out IS Z)&#10; IF (error IS MP) AND (d_error IS MM) AND (i_error IS SP) THEN (u_out IS SP)&#10; IF (error IS MP) AND (d_error IS SM) AND (i_error IS SP) THEN (u_out IS MP)&#10; IF (error IS MP) AND (d_error IS Z) AND (i_error IS SP) THEN (u_out IS BP)&#10; IF (error IS MP) AND (d_error IS SP) AND (i_error IS SP) THEN (u_out IS BP)&#10; IF (error IS MP) AND (d_error IS MP) AND (i_error IS SP) THEN (u_out IS BP)&#10; IF (error IS MP) AND (d_error IS BP) AND (i_error IS SP) THEN (u_out IS BP)&#10; IF (error IS BP) AND (d_error IS BM) AND (i_error IS SM) THEN (u_out IS SM)&#10; IF (error IS BP) AND (d_error IS MM) AND (i_error IS SM) THEN (u_out IS Z)&#10; IF (error IS BP) AND (d_error IS SM) AND (i_error IS SM) THEN (u_out IS SP)&#10; IF (error IS BP) AND (d_error IS Z) AND (i_error IS SM) THEN (u_out IS MP)&#10; IF (error IS BP) AND (d_error IS SP) AND (i_error IS SM) THEN (u_out IS BP)&#10; IF (error IS BP) AND (d_error IS MP) AND (i_error IS SM) THEN (u_out IS BP)&#10; IF (error IS BP) AND (d_error IS BP) AND (i_error IS SM) THEN (u_out IS BP)&#10; IF (error IS BP) AND (d_error IS BM) AND (i_error IS SP) THEN (u_out IS SP)&#10; IF (error IS BP) AND (d_error IS MM) AND (i_error IS SP) THEN (u_out IS MP)&#10; IF (error IS BP) AND (d_error IS SM) AND (i_error IS SP) THEN (u_out IS BP)&#10; IF (error IS BP) AND (d_error IS Z) AND (i_error IS SP) THEN (u_out IS BP)&#10; IF (error IS BP) AND (d_error IS SP) AND (i_error IS SP) THEN (u_out IS BP)&#10; IF (error IS BP) AND (d_error IS MP) AND (i_error IS SP) THEN (u_out IS BP)&#10; IF (error IS BP) AND (d_error IS BP) AND (i_error IS SP) THEN (u_out IS BP)&#10; IF (error IS BM) AND (d_error IS BM) AND (i_error IS MM) THEN (u_out IS BM)&#10; IF (error IS BM) AND (d_error IS MM) AND (i_error IS MM) THEN (u_out IS BM)&#10; IF (error IS BM) AND (d_error IS SM) AND (i_error IS MM) THEN (u_out IS BM)&#10; IF (error IS BM) AND (d_error IS Z) AND (i_error IS MM) THEN (u_out IS BM)&#10; IF (error IS BM) AND (d_error IS SP) AND (i_error IS MM) THEN (u_out IS BM)&#10; IF (error IS BM) AND (d_error IS MP) AND (i_error IS MM) THEN (u_out IS BM)&#10; IF (error IS BM) AND (d_error IS BP) AND (i_error IS MM) THEN (u_out IS MM)&#10; IF (error IS BM) AND (d_error IS BM) AND (i_error IS MP) THEN (u_out IS BM)&#10; IF (error IS BM) AND (d_error IS MM) AND (i_error IS MP) THEN (u_out IS BM)&#10; IF (error IS BM) AND (d_error IS SM) AND (i_error IS MP) THEN (u_out IS MM)&#10; IF (error IS BM) AND (d_error IS Z) AND (i_error IS MP) THEN (u_out IS SM)&#10; IF (error IS BM) AND (d_error IS SP) AND (i_error IS MP) THEN (u_out IS Z)&#10; IF (error IS BM) AND (d_error IS MP) AND (i_error IS MP) THEN (u_out IS SP)&#10; IF (error IS BM) AND (d_error IS BP) AND (i_error IS MP) THEN (u_out IS MP)&#10; IF (error IS MM) AND (d_error IS BM) AND (i_error IS MM) THEN (u_out IS BM)&#10; IF (error IS MM) AND (d_error IS MM) AND (i_error IS MM) THEN (u_out IS BM)&#10; IF (error IS MM) AND (d_error IS SM) AND (i_error IS MM) THEN (u_out IS BM)&#10; IF (error IS MM) AND (d_error IS Z) AND (i_error IS MM) THEN (u_out IS BM)&#10; IF (error IS MM) AND (d_error IS SP) AND (i_error IS MM) THEN (u_out IS BM)&#10; IF (error IS MM) AND (d_error IS MP) AND (i_error IS MM) THEN (u_out IS MM)&#10; IF (error IS MM) AND (d_error IS BP) AND (i_error IS MM) THEN (u_out IS SM)&#10; IF (error IS MM) AND (d_error IS BM) AND (i_error IS MP) THEN (u_out IS BM)&#10; IF (error IS MM) AND (d_error IS MM) AND (i_error IS MP) THEN (u_out IS MM)&#10; IF (error IS MM) AND (d_error IS SM) AND (i_error IS MP) THEN (u_out IS SM)&#10; IF (error IS MM) AND (d_error IS Z) AND (i_error IS MP) THEN (u_out IS Z)&#10; IF (error IS MM) AND (d_error IS SP) AND (i_error IS MP) THEN (u_out IS SP)&#10; IF (error IS MM) AND (d_error IS MP) AND (i_error IS MP) THEN (u_out IS MP)&#10; IF (error IS MM) AND (d_error IS BP) AND (i_error IS MP) THEN (u_out IS BP)&#10; IF (error IS SM) AND (d_error IS BM) AND (i_error IS MM) THEN (u_out IS BM)&#10; IF (error IS SM) AND (d_error IS MM) AND (i_error IS MM) THEN (u_out IS BM)&#10; IF (error IS SM) AND (d_error IS SM) AND (i_error IS MM) THEN (u_out IS BM)&#10; IF (error IS SM) AND (d_error IS Z) AND (i_error IS MM) THEN (u_out IS BM)&#10; IF (error IS SM) AND (d_error IS SP) AND (i_error IS MM) THEN (u_out IS MM)&#10; IF (error IS SM) AND (d_error IS MP) AND (i_error IS MM) THEN (u_out IS SM)&#10; IF (error IS SM) AND (d_error IS BP) AND (i_error IS MM) THEN (u_out IS Z)&#10; IF (error IS SM) AND (d_error IS BM) AND (i_error IS MP) THEN (u_out IS MM)&#10; IF (error IS SM) AND (d_error IS MM) AND (i_error IS MP) THEN (u_out IS SM)&#10; IF (error IS SM) AND (d_error IS SM) AND (i_error IS MP) THEN (u_out IS Z)&#10; IF (error IS SM) AND (d_error IS Z) AND (i_error IS MP) THEN (u_out IS SP)&#10; IF (error IS SM) AND (d_error IS SP) AND (i_error IS MP) THEN (u_out IS MP)&#10; IF (error IS SM) AND (d_error IS MP) AND (i_error IS MP) THEN (u_out IS BP)&#10; IF (error IS SM) AND (d_error IS BP) AND (i_error IS MP) THEN (u_out IS BP)&#10; IF (error IS Z) AND (d_error IS BM) AND (i_error IS MM) THEN (u_out IS BM)&#10; IF (error IS Z) AND (d_error IS MM) AND (i_error IS MM) THEN (u_out IS BM)&#10; IF (error IS Z) AND (d_error IS SM) AND (i_error IS MM) THEN (u_out IS BM)&#10; IF (error IS Z) AND (d_error IS Z) AND (i_error IS MM) THEN (u_out IS MM)&#10; IF (error IS Z) AND (d_error IS SP) AND (i_error IS MM) THEN (u_out IS SM)&#10; IF (error IS Z) AND (d_error IS MP) AND (i_error IS MM) THEN (u_out IS Z)&#10; IF (error IS Z) AND (d_error IS BP) AND (i_error IS MM) THEN (u_out IS SP)&#10; IF (error IS Z) AND (d_error IS BM) AND (i_error IS MP) THEN (u_out IS SM)&#10; IF (error IS Z) AND (d_error IS MM) AND (i_error IS MP) THEN (u_out IS Z)&#10; IF (error IS Z) AND (d_error IS SM) AND (i_error IS MP) THEN (u_out IS SP)&#10; IF (error IS Z) AND (d_error IS Z) AND (i_error IS MP) THEN (u_out IS MP)&#10; IF (error IS Z) AND (d_error IS SP) AND (i_error IS MP) THEN (u_out IS BP)&#10; IF (error IS Z) AND (d_error IS MP) AND (i_error IS MP) THEN (u_out IS BP)&#10; IF (error IS Z) AND (d_error IS BP) AND (i_error IS MP) THEN (u_out IS BP)&#10; IF (error IS SP) AND (d_error IS BM) AND (i_error IS MM) THEN (u_out IS BM)&#10; IF (error IS SP) AND (d_error IS MM) AND (i_error IS MM) THEN (u_out IS BM)&#10; IF (error IS SP) AND (d_error IS SM) AND (i_error IS MM) THEN (u_out IS MM)&#10; IF (error IS SP) AND (d_error IS Z) AND (i_error IS MM) THEN (u_out IS SM)&#10; IF (error IS SP) AND (d_error IS SP) AND (i_error IS MM) THEN (u_out IS Z)&#10; IF (error IS SP) AND (d_error IS MP) AND (i_error IS MM) THEN (u_out IS SP)&#10; IF (error IS SP) AND (d_error IS BP) AND (i_error IS MM) THEN (u_out IS MP)&#10; IF (error IS SP) AND (d_error IS BM) AND (i_error IS MP) THEN (u_out IS Z)&#10; IF (error IS SP) AND (d_error IS MM) AND (i_error IS MP) THEN (u_out IS SP)&#10; IF (error IS SP) AND (d_error IS SM) AND (i_error IS MP) THEN (u_out IS MP)&#10; IF (error IS SP) AND (d_error IS Z) AND (i_error IS MP) THEN (u_out IS BP)&#10; IF (error IS SP) AND (d_error IS SP) AND (i_error IS MP) THEN (u_out IS BP)&#10; IF (error IS SP) AND (d_error IS MP) AND (i_error IS MP) THEN (u_out IS BP)&#10; IF (error IS SP) AND (d_error IS BP) AND (i_error IS MP) THEN (u_out IS BP)&#10; IF (error IS MP) AND (d_error IS BM) AND (i_error IS MM) THEN (u_out IS BM)&#10; IF (error IS MP) AND (d_error IS MM) AND (i_error IS MM) THEN (u_out IS MM)&#10; IF (error IS MP) AND (d_error IS SM) AND (i_error IS MM) THEN (u_out IS SM)&#10; IF (error IS MP) AND (d_error IS Z) AND (i_error IS MM) THEN (u_out IS Z)&#10; IF (error IS MP) AND (d_error IS SP) AND (i_error IS MM) THEN (u_out IS SP)&#10; IF (error IS MP) AND (d_error IS MP) AND (i_error IS MM) THEN (u_out IS MP)&#10; IF (error IS MP) AND (d_error IS BP) AND (i_error IS MM) THEN (u_out IS BP)&#10; IF (error IS MP) AND (d_error IS BM) AND (i_error IS MP) THEN (u_out IS SP)&#10; IF (error IS MP) AND (d_error IS MM) AND (i_error IS MP) THEN (u_out IS MP)&#10; IF (error IS MP) AND (d_error IS SM) AND (i_error IS MP) THEN (u_out IS BP)&#10; IF (error IS MP) AND (d_error IS Z) AND (i_error IS MP) THEN (u_out IS BP)&#10; IF (error IS MP) AND (d_error IS SP) AND (i_error IS MP) THEN (u_out IS BP)&#10; IF (error IS MP) AND (d_error IS MP) AND (i_error IS MP) THEN (u_out IS BP)&#10; IF (error IS MP) AND (d_error IS BP) AND (i_error IS MP) THEN (u_out IS BP)&#10; IF (error IS BP) AND (d_error IS BM) AND (i_error IS MM) THEN (u_out IS MM)&#10; IF (error IS BP) AND (d_error IS MM) AND (i_error IS MM) THEN (u_out IS SM)&#10; IF (error IS BP) AND (d_error IS SM) AND (i_error IS MM) THEN (u_out IS Z)&#10; IF (error IS BP) AND (d_error IS Z) AND (i_error IS MM) THEN (u_out IS SP)&#10; IF (error IS BP) AND (d_error IS SP) AND (i_error IS MM) THEN (u_out IS MP)&#10; IF (error IS BP) AND (d_error IS MP) AND (i_error IS MM) THEN (u_out IS BP)&#10; IF (error IS BP) AND (d_error IS BP) AND (i_error IS MM) THEN (u_out IS BP)&#10; IF (error IS BP) AND (d_error IS BM) AND (i_error IS MP) THEN (u_out IS MP)&#10; IF (error IS BP) AND (d_error IS MM) AND (i_error IS MP) THEN (u_out IS BP)&#10; IF (error IS BP) AND (d_error IS SM) AND (i_error IS MP) THEN (u_out IS BP)&#10; IF (error IS BP) AND (d_error IS Z) AND (i_error IS MP) THEN (u_out IS BP)&#10; IF (error IS BP) AND (d_error IS SP) AND (i_error IS MP) THEN (u_out IS BP)&#10; IF (error IS BP) AND (d_error IS MP) AND (i_error IS MP) THEN (u_out IS BP)&#10; IF (error IS BP) AND (d_error IS BP) AND (i_error IS MP) THEN (u_out IS BP)&#10; IF (error IS BM) AND (d_error IS BM) AND (i_error IS BM) THEN (u_out IS BM)&#10; IF (error IS BM) AND (d_error IS MM) AND (i_error IS BM) THEN (u_out IS BM)&#10; IF (error IS BM) AND (d_error IS SM) AND (i_error IS BM) THEN (u_out IS BM)&#10; IF (error IS BM) AND (d_error IS Z) AND (i_error IS BM) THEN (u_out IS BM)&#10; IF (error IS BM) AND (d_error IS SP) AND (i_error IS BM) THEN (u_out IS BM)&#10; IF (error IS BM) AND (d_error IS MP) AND (i_error IS BM) THEN (u_out IS BM)&#10; IF (error IS BM) AND (d_error IS BP) AND (i_error IS BM) THEN (u_out IS BM)&#10; IF (error IS BM) AND (d_error IS BM) AND (i_error IS BP) THEN (u_out IS BM)&#10; IF (error IS BM) AND (d_error IS MM) AND (i_error IS BP) THEN (u_out IS MM)&#10; IF (error IS BM) AND (d_error IS SM) AND (i_error IS BP) THEN (u_out IS SM)&#10; IF (error IS BM) AND (d_error IS Z) AND (i_error IS BP) THEN (u_out IS Z)&#10; IF (error IS BM) AND (d_error IS SP) AND (i_error IS BP) THEN (u_out IS SP)&#10; IF (error IS BM) AND (d_error IS MP) AND (i_error IS BP) THEN (u_out IS MP)&#10; IF (error IS BM) AND (d_error IS BP) AND (i_error IS BP) THEN (u_out IS BP)&#10; IF (error IS MM) AND (d_error IS BM) AND (i_error IS BM) THEN (u_out IS BM)&#10; IF (error IS MM) AND (d_error IS MM) AND (i_error IS BM) THEN (u_out IS BM)&#10; IF (error IS MM) AND (d_error IS SM) AND (i_error IS BM) THEN (u_out IS BM)&#10; IF (error IS MM) AND (d_error IS Z) AND (i_error IS BM) THEN (u_out IS BM)&#10; IF (error IS MM) AND (d_error IS SP) AND (i_error IS BM) THEN (u_out IS BM)&#10; IF (error IS MM) AND (d_error IS MP) AND (i_error IS BM) THEN (u_out IS BM)&#10; IF (error IS MM) AND (d_error IS BP) AND (i_error IS BM) THEN (u_out IS MM)&#10; IF (error IS MM) AND (d_error IS BM) AND (i_error IS BP) THEN (u_out IS MM)&#10; IF (error IS MM) AND (d_error IS MM) AND (i_error IS BP) THEN (u_out IS SM)&#10; IF (error IS MM) AND (d_error IS SM) AND (i_error IS BP) THEN (u_out IS Z)&#10; IF (error IS MM) AND (d_error IS Z) AND (i_error IS BP) THEN (u_out IS SP)&#10; IF (error IS MM) AND (d_error IS SP) AND (i_error IS BP) THEN (u_out IS MP)&#10; IF (error IS MM) AND (d_error IS MP) AND (i_error IS BP) THEN (u_out IS BP)&#10; IF (error IS MM) AND (d_error IS BP) AND (i_error IS BP) THEN (u_out IS BP)&#10; IF (error IS SM) AND (d_error IS BM) AND (i_error IS BM) THEN (u_out IS BM)&#10; IF (error IS SM) AND (d_error IS MM) AND (i_error IS BM) THEN (u_out IS BM)&#10; IF (error IS SM) AND (d_error IS SM) AND (i_error IS BM) THEN (u_out IS BM)&#10; IF (error IS SM) AND (d_error IS Z) AND (i_error IS BM) THEN (u_out IS BM)&#10; IF (error IS SM) AND (d_error IS SP) AND (i_error IS BM) THEN (u_out IS BM)&#10; IF (error IS SM) AND (d_error IS MP) AND (i_error IS BM) THEN (u_out IS MM)&#10; IF (error IS SM) AND (d_error IS BP) AND (i_error IS BM) THEN (u_out IS SM)&#10; IF (error IS SM) AND (d_error IS BM) AND (i_error IS BP) THEN (u_out IS SM)&#10; IF (error IS SM) AND (d_error IS MM) AND (i_error IS BP) THEN (u_out IS Z)&#10; IF (error IS SM) AND (d_error IS SM) AND (i_error IS BP) THEN (u_out IS SP)&#10; IF (error IS SM) AND (d_error IS Z) AND (i_error IS BP) THEN (u_out IS MP)&#10; IF (error IS SM) AND (d_error IS SP) AND (i_error IS BP) THEN (u_out IS BP)&#10; IF (error IS SM) AND (d_error IS MP) AND (i_error IS BP) THEN (u_out IS BP)&#10; IF (error IS SM) AND (d_error IS BP) AND (i_error IS BP) THEN (u_out IS BP)&#10; IF (error IS Z) AND (d_error IS BM) AND (i_error IS BM) THEN (u_out IS BM)&#10; IF (error IS Z) AND (d_error IS MM) AND (i_error IS BM) THEN (u_out IS BM)&#10; IF (error IS Z) AND (d_error IS SM) AND (i_error IS BM) THEN (u_out IS BM)&#10; IF (error IS Z) AND (d_error IS Z) AND (i_error IS BM) THEN (u_out IS BM)&#10; IF (error IS Z) AND (d_error IS SP) AND (i_error IS BM) THEN (u_out IS MM)&#10; IF (error IS Z) AND (d_error IS MP) AND (i_error IS BM) THEN (u_out IS SM)&#10; IF (error IS Z) AND (d_error IS BP) AND (i_error IS BM) THEN (u_out IS Z)&#10; IF (error IS Z) AND (d_error IS BM) AND (i_error IS BP) THEN (u_out IS Z)&#10; IF (error IS Z) AND (d_error IS MM) AND (i_error IS BP) THEN (u_out IS SP)&#10; IF (error IS Z) AND (d_error IS SM) AND (i_error IS BP) THEN (u_out IS MP)&#10; IF (error IS Z) AND (d_error IS Z) AND (i_error IS BP) THEN (u_out IS BP)&#10; IF (error IS Z) AND (d_error IS SP) AND (i_error IS BP) THEN (u_out IS BP)&#10; IF (error IS Z) AND (d_error IS MP) AND (i_error IS BP) THEN (u_out IS BP)&#10; IF (error IS Z) AND (d_error IS BP) AND (i_error IS BP) THEN (u_out IS BP)&#10; IF (error IS SP) AND (d_error IS BM) AND (i_error IS BM) THEN (u_out IS BM)&#10; IF (error IS SP) AND (d_error IS MM) AND (i_error IS BM) THEN (u_out IS BM)&#10; IF (error IS SP) AND (d_error IS SM) AND (i_error IS BM) THEN (u_out IS BM)&#10; IF (error IS SP) AND (d_error IS Z) AND (i_error IS BM) THEN (u_out IS MM)&#10; IF (error IS SP) AND (d_error IS SP) AND (i_error IS BM) THEN (u_out IS SM)&#10; IF (error IS SP) AND (d_error IS MP) AND (i_error IS BM) THEN (u_out IS Z)&#10; IF (error IS SP) AND (d_error IS BP) AND (i_error IS BM) THEN (u_out IS SP)&#10; IF (error IS SP) AND (d_error IS BM) AND (i_error IS BP) THEN (u_out IS SP)&#10; IF (error IS SP) AND (d_error IS MM) AND (i_error IS BP) THEN (u_out IS MP)&#10; IF (error IS SP) AND (d_error IS SM) AND (i_error IS BP) THEN (u_out IS BP)&#10; IF (error IS SP) AND (d_error IS Z) AND (i_error IS BP) THEN (u_out IS BP)&#10; IF (error IS SP) AND (d_error IS SP) AND (i_error IS BP) THEN (u_out IS BP)&#10; IF (error IS SP) AND (d_error IS MP) AND (i_error IS BP) THEN (u_out IS BP)&#10; IF (error IS SP) AND (d_error IS BP) AND (i_error IS BP) THEN (u_out IS BP)&#10; IF (error IS MP) AND (d_error IS BM) AND (i_error IS BM) THEN (u_out IS BM)&#10; IF (error IS MP) AND (d_error IS MM) AND (i_error IS BM) THEN (u_out IS BM)&#10; IF (error IS MP) AND (d_error IS SM) AND (i_error IS BM) THEN (u_out IS MM)&#10; IF (error IS MP) AND (d_error IS Z) AND (i_error IS BM) THEN (u_out IS SM)&#10; IF (error IS MP) AND (d_error IS SP) AND (i_error IS BM) THEN (u_out IS Z)&#10; IF (error IS MP) AND (d_error IS MP) AND (i_error IS BM) THEN (u_out IS SP)&#10; IF (error IS MP) AND (d_error IS BP) AND (i_error IS BM) THEN (u_out IS MP)&#10; IF (error IS MP) AND (d_error IS BM) AND (i_error IS BP) THEN (u_out IS MP)&#10; IF (error IS MP) AND (d_error IS MM) AND (i_error IS BP) THEN (u_out IS BP)&#10; IF (error IS MP) AND (d_error IS SM) AND (i_error IS BP) THEN (u_out IS BP)&#10; IF (error IS MP) AND (d_error IS Z) AND (i_error IS BP) THEN (u_out IS BP)&#10; IF (error IS MP) AND (d_error IS SP) AND (i_error IS BP) THEN (u_out IS BP)&#10; IF (error IS MP) AND (d_error IS MP) AND (i_error IS BP) THEN (u_out IS BP)&#10; IF (error IS MP) AND (d_error IS BP) AND (i_error IS BP) THEN (u_out IS BP)&#10; IF (error IS BP) AND (d_error IS BM) AND (i_error IS BM) THEN (u_out IS BM)&#10; IF (error IS BP) AND (d_error IS MM) AND (i_error IS BM) THEN (u_out IS MM)&#10; IF (error IS BP) AND (d_error IS SM) AND (i_error IS BM) THEN (u_out IS SM)&#10; IF (error IS BP) AND (d_error IS Z) AND (i_error IS BM) THEN (u_out IS Z)&#10; IF (error IS BP) AND (d_error IS SP) AND (i_error IS BM) THEN (u_out IS SP)&#10; IF (error IS BP) AND (d_error IS MP) AND (i_error IS BM) THEN (u_out IS MP)&#10; IF (error IS BP) AND (d_error IS BP) AND (i_error IS BM) THEN (u_out IS BP)&#10; IF (error IS BP) AND (d_error IS BM) AND (i_error IS BP) THEN (u_out IS BP)&#10; IF (error IS BP) AND (d_error IS MM) AND (i_error IS BP) THEN (u_out IS BP)&#10; IF (error IS BP) AND (d_error IS SM) AND (i_error IS BP) THEN (u_out IS BP)&#10; IF (error IS BP) AND (d_error IS Z) AND (i_error IS BP) THEN (u_out IS BP)&#10; IF (error IS BP) AND (d_error IS SP) AND (i_error IS BP) THEN (u_out IS BP)&#10; IF (error IS BP) AND (d_error IS MP) AND (i_error IS BP) THEN (u_out IS BP)&#10; IF (error IS BP) AND (d_error IS BP) AND (i_error IS BP) THEN (u_out IS BP)" calcext:value-type="string">
            <text:p> IF (error IS BM) AND (d_error IS BM) AND (i_error IS Z) THEN (u_out IS BM)</text:p>
            <text:p> IF (error IS BM) AND (d_error IS MM) AND (i_error IS Z) THEN (u_out IS BM)</text:p>
            <text:p> IF (error IS BM) AND (d_error IS SM) AND (i_error IS Z) THEN (u_out IS BM)</text:p>
            <text:p> IF (error IS BM) AND (d_error IS Z) AND (i_error IS Z) THEN (u_out IS BM)</text:p>
            <text:p> IF (error IS BM) AND (d_error IS SP) AND (i_error IS Z) THEN (u_out IS MM)</text:p>
            <text:p> IF (error IS BM) AND (d_error IS MP) AND (i_error IS Z) THEN (u_out IS SM)</text:p>
            <text:p> IF (error IS BM) AND (d_error IS BP) AND (i_error IS Z) THEN (u_out IS Z)</text:p>
            <text:p> IF (error IS MM) AND (d_error IS BM) AND (i_error IS Z) THEN (u_out IS BM)</text:p>
            <text:p> IF (error IS MM) AND (d_error IS MM) AND (i_error IS Z) THEN (u_out IS BM)</text:p>
            <text:p> IF (error IS MM) AND (d_error IS SM) AND (i_error IS Z) THEN (u_out IS BM)</text:p>
            <text:p> IF (error IS MM) AND (d_error IS Z) AND (i_error IS Z) THEN (u_out IS MM)</text:p>
            <text:p> IF (error IS MM) AND (d_error IS SP) AND (i_error IS Z) THEN (u_out IS SM)</text:p>
            <text:p> IF (error IS MM) AND (d_error IS MP) AND (i_error IS Z) THEN (u_out IS Z)</text:p>
            <text:p> IF (error IS MM) AND (d_error IS BP) AND (i_error IS Z) THEN (u_out IS SP)</text:p>
            <text:p> IF (error IS SM) AND (d_error IS BM) AND (i_error IS Z) THEN (u_out IS BM)</text:p>
            <text:p> IF (error IS SM) AND (d_error IS MM) AND (i_error IS Z) THEN (u_out IS BM)</text:p>
            <text:p> IF (error IS SM) AND (d_error IS SM) AND (i_error IS Z) THEN (u_out IS MM)</text:p>
            <text:p> IF (error IS SM) AND (d_error IS Z) AND (i_error IS Z) THEN (u_out IS SM)</text:p>
            <text:p> IF (error IS SM) AND (d_error IS SP) AND (i_error IS Z) THEN (u_out IS Z)</text:p>
            <text:p> IF (error IS SM) AND (d_error IS MP) AND (i_error IS Z) THEN (u_out IS SP)</text:p>
            <text:p> IF (error IS SM) AND (d_error IS BP) AND (i_error IS Z) THEN (u_out IS MP)</text:p>
            <text:p> IF (error IS Z) AND (d_error IS BM) AND (i_error IS Z) THEN (u_out IS BM)</text:p>
            <text:p> IF (error IS Z) AND (d_error IS MM) AND (i_error IS Z) THEN (u_out IS MM)</text:p>
            <text:p> IF (error IS Z) AND (d_error IS SM) AND (i_error IS Z) THEN (u_out IS SM)</text:p>
            <text:p> IF (error IS Z) AND (d_error IS Z) AND (i_error IS Z) THEN (u_out IS Z)</text:p>
            <text:p> IF (error IS Z) AND (d_error IS SP) AND (i_error IS Z) THEN (u_out IS SP)</text:p>
            <text:p> IF (error IS Z) AND (d_error IS MP) AND (i_error IS Z) THEN (u_out IS MP)</text:p>
            <text:p> IF (error IS Z) AND (d_error IS BP) AND (i_error IS Z) THEN (u_out IS BP)</text:p>
            <text:p> IF (error IS SP) AND (d_error IS BM) AND (i_error IS Z) THEN (u_out IS MM)</text:p>
            <text:p> IF (error IS SP) AND (d_error IS MM) AND (i_error IS Z) THEN (u_out IS SM)</text:p>
            <text:p> IF (error IS SP) AND (d_error IS SM) AND (i_error IS Z) THEN (u_out IS Z)</text:p>
            <text:p> IF (error IS SP) AND (d_error IS Z) AND (i_error IS Z) THEN (u_out IS SP)</text:p>
            <text:p> IF (error IS SP) AND (d_error IS SP) AND (i_error IS Z) THEN (u_out IS MP)</text:p>
            <text:p> IF (error IS SP) AND (d_error IS MP) AND (i_error IS Z) THEN (u_out IS BP)</text:p>
            <text:p> IF (error IS SP) AND (d_error IS BP) AND (i_error IS Z) THEN (u_out IS BP)</text:p>
            <text:p> IF (error IS MP) AND (d_error IS BM) AND (i_error IS Z) THEN (u_out IS SM)</text:p>
            <text:p> IF (error IS MP) AND (d_error IS MM) AND (i_error IS Z) THEN (u_out IS Z)</text:p>
            <text:p> IF (error IS MP) AND (d_error IS SM) AND (i_error IS Z) THEN (u_out IS SP)</text:p>
            <text:p> IF (error IS MP) AND (d_error IS Z) AND (i_error IS Z) THEN (u_out IS MP)</text:p>
            <text:p> IF (error IS MP) AND (d_error IS SP) AND (i_error IS Z) THEN (u_out IS BP)</text:p>
            <text:p> IF (error IS MP) AND (d_error IS MP) AND (i_error IS Z) THEN (u_out IS BP)</text:p>
            <text:p> IF (error IS MP) AND (d_error IS BP) AND (i_error IS Z) THEN (u_out IS BP)</text:p>
            <text:p> IF (error IS BP) AND (d_error IS BM) AND (i_error IS Z) THEN (u_out IS Z)</text:p>
            <text:p> IF (error IS BP) AND (d_error IS MM) AND (i_error IS Z) THEN (u_out IS SP)</text:p>
            <text:p> IF (error IS BP) AND (d_error IS SM) AND (i_error IS Z) THEN (u_out IS MP)</text:p>
            <text:p> IF (error IS BP) AND (d_error IS Z) AND (i_error IS Z) THEN (u_out IS BP)</text:p>
            <text:p> IF (error IS BP) AND (d_error IS SP) AND (i_error IS Z) THEN (u_out IS BP)</text:p>
            <text:p> IF (error IS BP) AND (d_error IS MP) AND (i_error IS Z) THEN (u_out IS BP)</text:p>
            <text:p> IF (error IS BP) AND (d_error IS BP) AND (i_error IS Z) THEN (u_out IS BP)</text:p>
            <text:p> IF (error IS BM) AND (d_error IS BM) AND (i_error IS SM) THEN (u_out IS BM)</text:p>
            <text:p> IF (error IS BM) AND (d_error IS MM) AND (i_error IS SM) THEN (u_out IS BM)</text:p>
            <text:p> IF (error IS BM) AND (d_error IS SM) AND (i_error IS SM) THEN (u_out IS BM)</text:p>
            <text:p> IF (error IS BM) AND (d_error IS Z) AND (i_error IS SM) THEN (u_out IS BM)</text:p>
            <text:p> IF (error IS BM) AND (d_error IS SP) AND (i_error IS SM) THEN (u_out IS BM)</text:p>
            <text:p> IF (error IS BM) AND (d_error IS MP) AND (i_error IS SM) THEN (u_out IS MM)</text:p>
            <text:p> IF (error IS BM) AND (d_error IS BP) AND (i_error IS SM) THEN (u_out IS SM)</text:p>
            <text:p> IF (error IS BM) AND (d_error IS BM) AND (i_error IS SP) THEN (u_out IS BM)</text:p>
            <text:p> IF (error IS BM) AND (d_error IS MM) AND (i_error IS SP) THEN (u_out IS BM)</text:p>
            <text:p> IF (error IS BM) AND (d_error IS SM) AND (i_error IS SP) THEN (u_out IS BM)</text:p>
            <text:p> IF (error IS BM) AND (d_error IS Z) AND (i_error IS SP) THEN (u_out IS MM)</text:p>
            <text:p> IF (error IS BM) AND (d_error IS SP) AND (i_error IS SP) THEN (u_out IS SM)</text:p>
            <text:p> IF (error IS BM) AND (d_error IS MP) AND (i_error IS SP) THEN (u_out IS Z)</text:p>
            <text:p> IF (error IS BM) AND (d_error IS BP) AND (i_error IS SP) THEN (u_out IS SP)</text:p>
            <text:p> IF (error IS MM) AND (d_error IS BM) AND (i_error IS SM) THEN (u_out IS BM)</text:p>
            <text:p> IF (error IS MM) AND (d_error IS MM) AND (i_error IS SM) THEN (u_out IS BM)</text:p>
            <text:p> IF (error IS MM) AND (d_error IS SM) AND (i_error IS SM) THEN (u_out IS BM)</text:p>
            <text:p> IF (error IS MM) AND (d_error IS Z) AND (i_error IS SM) THEN (u_out IS BM)</text:p>
            <text:p> IF (error IS MM) AND (d_error IS SP) AND (i_error IS SM) THEN (u_out IS MM)</text:p>
            <text:p> IF (error IS MM) AND (d_error IS MP) AND (i_error IS SM) THEN (u_out IS SM)</text:p>
            <text:p> IF (error IS MM) AND (d_error IS BP) AND (i_error IS SM) THEN (u_out IS Z)</text:p>
            <text:p> IF (error IS MM) AND (d_error IS BM) AND (i_error IS SP) THEN (u_out IS BM)</text:p>
            <text:p> IF (error IS MM) AND (d_error IS MM) AND (i_error IS SP) THEN (u_out IS BM)</text:p>
            <text:p> IF (error IS MM) AND (d_error IS SM) AND (i_error IS SP) THEN (u_out IS MM)</text:p>
            <text:p> IF (error IS MM) AND (d_error IS Z) AND (i_error IS SP) THEN (u_out IS SM)</text:p>
            <text:p> IF (error IS MM) AND (d_error IS SP) AND (i_error IS SP) THEN (u_out IS Z)</text:p>
            <text:p> IF (error IS MM) AND (d_error IS MP) AND (i_error IS SP) THEN (u_out IS SP)</text:p>
            <text:p> IF (error IS MM) AND (d_error IS BP) AND (i_error IS SP) THEN (u_out IS MP)</text:p>
            <text:p> IF (error IS SM) AND (d_error IS BM) AND (i_error IS SM) THEN (u_out IS BM)</text:p>
            <text:p> IF (error IS SM) AND (d_error IS MM) AND (i_error IS SM) THEN (u_out IS BM)</text:p>
            <text:p> IF (error IS SM) AND (d_error IS SM) AND (i_error IS SM) THEN (u_out IS BM)</text:p>
            <text:p> IF (error IS SM) AND (d_error IS Z) AND (i_error IS SM) THEN (u_out IS MM)</text:p>
            <text:p> IF (error IS SM) AND (d_error IS SP) AND (i_error IS SM) THEN (u_out IS SM)</text:p>
            <text:p> IF (error IS SM) AND (d_error IS MP) AND (i_error IS SM) THEN (u_out IS Z)</text:p>
            <text:p> IF (error IS SM) AND (d_error IS BP) AND (i_error IS SM) THEN (u_out IS SP)</text:p>
            <text:p> IF (error IS SM) AND (d_error IS BM) AND (i_error IS SP) THEN (u_out IS BM)</text:p>
            <text:p> IF (error IS SM) AND (d_error IS MM) AND (i_error IS SP) THEN (u_out IS MM)</text:p>
            <text:p> IF (error IS SM) AND (d_error IS SM) AND (i_error IS SP) THEN (u_out IS SM)</text:p>
            <text:p> IF (error IS SM) AND (d_error IS Z) AND (i_error IS SP) THEN (u_out IS Z)</text:p>
            <text:p> IF (error IS SM) AND (d_error IS SP) AND (i_error IS SP) THEN (u_out IS SP)</text:p>
            <text:p> IF (error IS SM) AND (d_error IS MP) AND (i_error IS SP) THEN (u_out IS MP)</text:p>
            <text:p> IF (error IS SM) AND (d_error IS BP) AND (i_error IS SP) THEN (u_out IS BP)</text:p>
            <text:p> IF (error IS Z) AND (d_error IS BM) AND (i_error IS SM) THEN (u_out IS BM)</text:p>
            <text:p> IF (error IS Z) AND (d_error IS MM) AND (i_error IS SM) THEN (u_out IS BM)</text:p>
            <text:p> IF (error IS Z) AND (d_error IS SM) AND (i_error IS SM) THEN (u_out IS MM)</text:p>
            <text:p> IF (error IS Z) AND (d_error IS Z) AND (i_error IS SM) THEN (u_out IS SM)</text:p>
            <text:p> IF (error IS Z) AND (d_error IS SP) AND (i_error IS SM) THEN (u_out IS Z)</text:p>
            <text:p> IF (error IS Z) AND (d_error IS MP) AND (i_error IS SM) THEN (u_out IS SP)</text:p>
            <text:p> IF (error IS Z) AND (d_error IS BP) AND (i_error IS SM) THEN (u_out IS MP)</text:p>
            <text:p> IF (error IS Z) AND (d_error IS BM) AND (i_error IS SP) THEN (u_out IS MM)</text:p>
            <text:p> IF (error IS Z) AND (d_error IS MM) AND (i_error IS SP) THEN (u_out IS SM)</text:p>
            <text:p> IF (error IS Z) AND (d_error IS SM) AND (i_error IS SP) THEN (u_out IS Z)</text:p>
            <text:p> IF (error IS Z) AND (d_error IS Z) AND (i_error IS SP) THEN (u_out IS SP)</text:p>
            <text:p> IF (error IS Z) AND (d_error IS SP) AND (i_error IS SP) THEN (u_out IS MP)</text:p>
            <text:p> IF (error IS Z) AND (d_error IS MP) AND (i_error IS SP) THEN (u_out IS BP)</text:p>
            <text:p> IF (error IS Z) AND (d_error IS BP) AND (i_error IS SP) THEN (u_out IS BP)</text:p>
            <text:p> IF (error IS SP) AND (d_error IS BM) AND (i_error IS SM) THEN (u_out IS BM)</text:p>
            <text:p> IF (error IS SP) AND (d_error IS MM) AND (i_error IS SM) THEN (u_out IS MM)</text:p>
            <text:p> IF (error IS SP) AND (d_error IS SM) AND (i_error IS SM) THEN (u_out IS SM)</text:p>
            <text:p> IF (error IS SP) AND (d_error IS Z) AND (i_error IS SM) THEN (u_out IS Z)</text:p>
            <text:p> IF (error IS SP) AND (d_error IS SP) AND (i_error IS SM) THEN (u_out IS SP)</text:p>
            <text:p> IF (error IS SP) AND (d_error IS MP) AND (i_error IS SM) THEN (u_out IS MP)</text:p>
            <text:p> IF (error IS SP) AND (d_error IS BP) AND (i_error IS SM) THEN (u_out IS BP)</text:p>
            <text:p> IF (error IS SP) AND (d_error IS BM) AND (i_error IS SP) THEN (u_out IS SM)</text:p>
            <text:p> IF (error IS SP) AND (d_error IS MM) AND (i_error IS SP) THEN (u_out IS Z)</text:p>
            <text:p> IF (error IS SP) AND (d_error IS SM) AND (i_error IS SP) THEN (u_out IS SP)</text:p>
            <text:p> IF (error IS SP) AND (d_error IS Z) AND (i_error IS SP) THEN (u_out IS MP)</text:p>
            <text:p> IF (error IS SP) AND (d_error IS SP) AND (i_error IS SP) THEN (u_out IS BP)</text:p>
            <text:p> IF (error IS SP) AND (d_error IS MP) AND (i_error IS SP) THEN (u_out IS BP)</text:p>
            <text:p> IF (error IS SP) AND (d_error IS BP) AND (i_error IS SP) THEN (u_out IS BP)</text:p>
            <text:p> IF (error IS MP) AND (d_error IS BM) AND (i_error IS SM) THEN (u_out IS MM)</text:p>
            <text:p> IF (error IS MP) AND (d_error IS MM) AND (i_error IS SM) THEN (u_out IS SM)</text:p>
            <text:p> IF (error IS MP) AND (d_error IS SM) AND (i_error IS SM) THEN (u_out IS Z)</text:p>
            <text:p> IF (error IS MP) AND (d_error IS Z) AND (i_error IS SM) THEN (u_out IS SP)</text:p>
            <text:p> IF (error IS MP) AND (d_error IS SP) AND (i_error IS SM) THEN (u_out IS MP)</text:p>
            <text:p> IF (error IS MP) AND (d_error IS MP) AND (i_error IS SM) THEN (u_out IS BP)</text:p>
            <text:p> IF (error IS MP) AND (d_error IS BP) AND (i_error IS SM) THEN (u_out IS BP)</text:p>
            <text:p> IF (error IS MP) AND (d_error IS BM) AND (i_error IS SP) THEN (u_out IS Z)</text:p>
            <text:p> IF (error IS MP) AND (d_error IS MM) AND (i_error IS SP) THEN (u_out IS SP)</text:p>
            <text:p> IF (error IS MP) AND (d_error IS SM) AND (i_error IS SP) THEN (u_out IS MP)</text:p>
            <text:p> IF (error IS MP) AND (d_error IS Z) AND (i_error IS SP) THEN (u_out IS BP)</text:p>
            <text:p> IF (error IS MP) AND (d_error IS SP) AND (i_error IS SP) THEN (u_out IS BP)</text:p>
            <text:p> IF (error IS MP) AND (d_error IS MP) AND (i_error IS SP) THEN (u_out IS BP)</text:p>
            <text:p> IF (error IS MP) AND (d_error IS BP) AND (i_error IS SP) THEN (u_out IS BP)</text:p>
            <text:p> IF (error IS BP) AND (d_error IS BM) AND (i_error IS SM) THEN (u_out IS SM)</text:p>
            <text:p> IF (error IS BP) AND (d_error IS MM) AND (i_error IS SM) THEN (u_out IS Z)</text:p>
            <text:p> IF (error IS BP) AND (d_error IS SM) AND (i_error IS SM) THEN (u_out IS SP)</text:p>
            <text:p> IF (error IS BP) AND (d_error IS Z) AND (i_error IS SM) THEN (u_out IS MP)</text:p>
            <text:p> IF (error IS BP) AND (d_error IS SP) AND (i_error IS SM) THEN (u_out IS BP)</text:p>
            <text:p> IF (error IS BP) AND (d_error IS MP) AND (i_error IS SM) THEN (u_out IS BP)</text:p>
            <text:p> IF (error IS BP) AND (d_error IS BP) AND (i_error IS SM) THEN (u_out IS BP)</text:p>
            <text:p> IF (error IS BP) AND (d_error IS BM) AND (i_error IS SP) THEN (u_out IS SP)</text:p>
            <text:p> IF (error IS BP) AND (d_error IS MM) AND (i_error IS SP) THEN (u_out IS MP)</text:p>
            <text:p> IF (error IS BP) AND (d_error IS SM) AND (i_error IS SP) THEN (u_out IS BP)</text:p>
            <text:p> IF (error IS BP) AND (d_error IS Z) AND (i_error IS SP) THEN (u_out IS BP)</text:p>
            <text:p> IF (error IS BP) AND (d_error IS SP) AND (i_error IS SP) THEN (u_out IS BP)</text:p>
            <text:p> IF (error IS BP) AND (d_error IS MP) AND (i_error IS SP) THEN (u_out IS BP)</text:p>
            <text:p> IF (error IS BP) AND (d_error IS BP) AND (i_error IS SP) THEN (u_out IS BP)</text:p>
            <text:p> IF (error IS BM) AND (d_error IS BM) AND (i_error IS MM) THEN (u_out IS BM)</text:p>
            <text:p> IF (error IS BM) AND (d_error IS MM) AND (i_error IS MM) THEN (u_out IS BM)</text:p>
            <text:p> IF (error IS BM) AND (d_error IS SM) AND (i_error IS MM) THEN (u_out IS BM)</text:p>
            <text:p> IF (error IS BM) AND (d_error IS Z) AND (i_error IS MM) THEN (u_out IS BM)</text:p>
            <text:p> IF (error IS BM) AND (d_error IS SP) AND (i_error IS MM) THEN (u_out IS BM)</text:p>
            <text:p> IF (error IS BM) AND (d_error IS MP) AND (i_error IS MM) THEN (u_out IS BM)</text:p>
            <text:p> IF (error IS BM) AND (d_error IS BP) AND (i_error IS MM) THEN (u_out IS MM)</text:p>
            <text:p> IF (error IS BM) AND (d_error IS BM) AND (i_error IS MP) THEN (u_out IS BM)</text:p>
            <text:p> IF (error IS BM) AND (d_error IS MM) AND (i_error IS MP) THEN (u_out IS BM)</text:p>
            <text:p> IF (error IS BM) AND (d_error IS SM) AND (i_error IS MP) THEN (u_out IS MM)</text:p>
            <text:p> IF (error IS BM) AND (d_error IS Z) AND (i_error IS MP) THEN (u_out IS SM)</text:p>
            <text:p> IF (error IS BM) AND (d_error IS SP) AND (i_error IS MP) THEN (u_out IS Z)</text:p>
            <text:p> IF (error IS BM) AND (d_error IS MP) AND (i_error IS MP) THEN (u_out IS SP)</text:p>
            <text:p> IF (error IS BM) AND (d_error IS BP) AND (i_error IS MP) THEN (u_out IS MP)</text:p>
            <text:p> IF (error IS MM) AND (d_error IS BM) AND (i_error IS MM) THEN (u_out IS BM)</text:p>
            <text:p> IF (error IS MM) AND (d_error IS MM) AND (i_error IS MM) THEN (u_out IS BM)</text:p>
            <text:p> IF (error IS MM) AND (d_error IS SM) AND (i_error IS MM) THEN (u_out IS BM)</text:p>
            <text:p> IF (error IS MM) AND (d_error IS Z) AND (i_error IS MM) THEN (u_out IS BM)</text:p>
            <text:p> IF (error IS MM) AND (d_error IS SP) AND (i_error IS MM) THEN (u_out IS BM)</text:p>
            <text:p> IF (error IS MM) AND (d_error IS MP) AND (i_error IS MM) THEN (u_out IS MM)</text:p>
            <text:p> IF (error IS MM) AND (d_error IS BP) AND (i_error IS MM) THEN (u_out IS SM)</text:p>
            <text:p> IF (error IS MM) AND (d_error IS BM) AND (i_error IS MP) THEN (u_out IS BM)</text:p>
            <text:p> IF (error IS MM) AND (d_error IS MM) AND (i_error IS MP) THEN (u_out IS MM)</text:p>
            <text:p> IF (error IS MM) AND (d_error IS SM) AND (i_error IS MP) THEN (u_out IS SM)</text:p>
            <text:p> IF (error IS MM) AND (d_error IS Z) AND (i_error IS MP) THEN (u_out IS Z)</text:p>
            <text:p> IF (error IS MM) AND (d_error IS SP) AND (i_error IS MP) THEN (u_out IS SP)</text:p>
            <text:p> IF (error IS MM) AND (d_error IS MP) AND (i_error IS MP) THEN (u_out IS MP)</text:p>
            <text:p> IF (error IS MM) AND (d_error IS BP) AND (i_error IS MP) THEN (u_out IS BP)</text:p>
            <text:p> IF (error IS SM) AND (d_error IS BM) AND (i_error IS MM) THEN (u_out IS BM)</text:p>
            <text:p> IF (error IS SM) AND (d_error IS MM) AND (i_error IS MM) THEN (u_out IS BM)</text:p>
            <text:p> IF (error IS SM) AND (d_error IS SM) AND (i_error IS MM) THEN (u_out IS BM)</text:p>
            <text:p> IF (error IS SM) AND (d_error IS Z) AND (i_error IS MM) THEN (u_out IS BM)</text:p>
            <text:p> IF (error IS SM) AND (d_error IS SP) AND (i_error IS MM) THEN (u_out IS MM)</text:p>
            <text:p> IF (error IS SM) AND (d_error IS MP) AND (i_error IS MM) THEN (u_out IS SM)</text:p>
            <text:p> IF (error IS SM) AND (d_error IS BP) AND (i_error IS MM) THEN (u_out IS Z)</text:p>
            <text:p> IF (error IS SM) AND (d_error IS BM) AND (i_error IS MP) THEN (u_out IS MM)</text:p>
            <text:p> IF (error IS SM) AND (d_error IS MM) AND (i_error IS MP) THEN (u_out IS SM)</text:p>
            <text:p> IF (error IS SM) AND (d_error IS SM) AND (i_error IS MP) THEN (u_out IS Z)</text:p>
            <text:p> IF (error IS SM) AND (d_error IS Z) AND (i_error IS MP) THEN (u_out IS SP)</text:p>
            <text:p> IF (error IS SM) AND (d_error IS SP) AND (i_error IS MP) THEN (u_out IS MP)</text:p>
            <text:p> IF (error IS SM) AND (d_error IS MP) AND (i_error IS MP) THEN (u_out IS BP)</text:p>
            <text:p> IF (error IS SM) AND (d_error IS BP) AND (i_error IS MP) THEN (u_out IS BP)</text:p>
            <text:p> IF (error IS Z) AND (d_error IS BM) AND (i_error IS MM) THEN (u_out IS BM)</text:p>
            <text:p> IF (error IS Z) AND (d_error IS MM) AND (i_error IS MM) THEN (u_out IS BM)</text:p>
            <text:p> IF (error IS Z) AND (d_error IS SM) AND (i_error IS MM) THEN (u_out IS BM)</text:p>
            <text:p> IF (error IS Z) AND (d_error IS Z) AND (i_error IS MM) THEN (u_out IS MM)</text:p>
            <text:p> IF (error IS Z) AND (d_error IS SP) AND (i_error IS MM) THEN (u_out IS SM)</text:p>
            <text:p> IF (error IS Z) AND (d_error IS MP) AND (i_error IS MM) THEN (u_out IS Z)</text:p>
            <text:p> IF (error IS Z) AND (d_error IS BP) AND (i_error IS MM) THEN (u_out IS SP)</text:p>
            <text:p> IF (error IS Z) AND (d_error IS BM) AND (i_error IS MP) THEN (u_out IS SM)</text:p>
            <text:p> IF (error IS Z) AND (d_error IS MM) AND (i_error IS MP) THEN (u_out IS Z)</text:p>
            <text:p> IF (error IS Z) AND (d_error IS SM) AND (i_error IS MP) THEN (u_out IS SP)</text:p>
            <text:p> IF (error IS Z) AND (d_error IS Z) AND (i_error IS MP) THEN (u_out IS MP)</text:p>
            <text:p> IF (error IS Z) AND (d_error IS SP) AND (i_error IS MP) THEN (u_out IS BP)</text:p>
            <text:p> IF (error IS Z) AND (d_error IS MP) AND (i_error IS MP) THEN (u_out IS BP)</text:p>
            <text:p> IF (error IS Z) AND (d_error IS BP) AND (i_error IS MP) THEN (u_out IS BP)</text:p>
            <text:p> IF (error IS SP) AND (d_error IS BM) AND (i_error IS MM) THEN (u_out IS BM)</text:p>
            <text:p> IF (error IS SP) AND (d_error IS MM) AND (i_error IS MM) THEN (u_out IS BM)</text:p>
            <text:p> IF (error IS SP) AND (d_error IS SM) AND (i_error IS MM) THEN (u_out IS MM)</text:p>
            <text:p> IF (error IS SP) AND (d_error IS Z) AND (i_error IS MM) THEN (u_out IS SM)</text:p>
            <text:p> IF (error IS SP) AND (d_error IS SP) AND (i_error IS MM) THEN (u_out IS Z)</text:p>
            <text:p> IF (error IS SP) AND (d_error IS MP) AND (i_error IS MM) THEN (u_out IS SP)</text:p>
            <text:p> IF (error IS SP) AND (d_error IS BP) AND (i_error IS MM) THEN (u_out IS MP)</text:p>
            <text:p> IF (error IS SP) AND (d_error IS BM) AND (i_error IS MP) THEN (u_out IS Z)</text:p>
            <text:p> IF (error IS SP) AND (d_error IS MM) AND (i_error IS MP) THEN (u_out IS SP)</text:p>
            <text:p> IF (error IS SP) AND (d_error IS SM) AND (i_error IS MP) THEN (u_out IS MP)</text:p>
            <text:p> IF (error IS SP) AND (d_error IS Z) AND (i_error IS MP) THEN (u_out IS BP)</text:p>
            <text:p> IF (error IS SP) AND (d_error IS SP) AND (i_error IS MP) THEN (u_out IS BP)</text:p>
            <text:p> IF (error IS SP) AND (d_error IS MP) AND (i_error IS MP) THEN (u_out IS BP)</text:p>
            <text:p> IF (error IS SP) AND (d_error IS BP) AND (i_error IS MP) THEN (u_out IS BP)</text:p>
            <text:p> IF (error IS MP) AND (d_error IS BM) AND (i_error IS MM) THEN (u_out IS BM)</text:p>
            <text:p> IF (error IS MP) AND (d_error IS MM) AND (i_error IS MM) THEN (u_out IS MM)</text:p>
            <text:p> IF (error IS MP) AND (d_error IS SM) AND (i_error IS MM) THEN (u_out IS SM)</text:p>
            <text:p> IF (error IS MP) AND (d_error IS Z) AND (i_error IS MM) THEN (u_out IS Z)</text:p>
            <text:p> IF (error IS MP) AND (d_error IS SP) AND (i_error IS MM) THEN (u_out IS SP)</text:p>
            <text:p> IF (error IS MP) AND (d_error IS MP) AND (i_error IS MM) THEN (u_out IS MP)</text:p>
            <text:p> IF (error IS MP) AND (d_error IS BP) AND (i_error IS MM) THEN (u_out IS BP)</text:p>
            <text:p> IF (error IS MP) AND (d_error IS BM) AND (i_error IS MP) THEN (u_out IS SP)</text:p>
            <text:p> IF (error IS MP) AND (d_error IS MM) AND (i_error IS MP) THEN (u_out IS MP)</text:p>
            <text:p> IF (error IS MP) AND (d_error IS SM) AND (i_error IS MP) THEN (u_out IS BP)</text:p>
            <text:p> IF (error IS MP) AND (d_error IS Z) AND (i_error IS MP) THEN (u_out IS BP)</text:p>
            <text:p> IF (error IS MP) AND (d_error IS SP) AND (i_error IS MP) THEN (u_out IS BP)</text:p>
            <text:p> IF (error IS MP) AND (d_error IS MP) AND (i_error IS MP) THEN (u_out IS BP)</text:p>
            <text:p> IF (error IS MP) AND (d_error IS BP) AND (i_error IS MP) THEN (u_out IS BP)</text:p>
            <text:p> IF (error IS BP) AND (d_error IS BM) AND (i_error IS MM) THEN (u_out IS MM)</text:p>
            <text:p> IF (error IS BP) AND (d_error IS MM) AND (i_error IS MM) THEN (u_out IS SM)</text:p>
            <text:p> IF (error IS BP) AND (d_error IS SM) AND (i_error IS MM) THEN (u_out IS Z)</text:p>
            <text:p> IF (error IS BP) AND (d_error IS Z) AND (i_error IS MM) THEN (u_out IS SP)</text:p>
            <text:p> IF (error IS BP) AND (d_error IS SP) AND (i_error IS MM) THEN (u_out IS MP)</text:p>
            <text:p> IF (error IS BP) AND (d_error IS MP) AND (i_error IS MM) THEN (u_out IS BP)</text:p>
            <text:p> IF (error IS BP) AND (d_error IS BP) AND (i_error IS MM) THEN (u_out IS BP)</text:p>
            <text:p> IF (error IS BP) AND (d_error IS BM) AND (i_error IS MP) THEN (u_out IS MP)</text:p>
            <text:p> IF (error IS BP) AND (d_error IS MM) AND (i_error IS MP) THEN (u_out IS BP)</text:p>
            <text:p> IF (error IS BP) AND (d_error IS SM) AND (i_error IS MP) THEN (u_out IS BP)</text:p>
            <text:p> IF (error IS BP) AND (d_error IS Z) AND (i_error IS MP) THEN (u_out IS BP)</text:p>
            <text:p> IF (error IS BP) AND (d_error IS SP) AND (i_error IS MP) THEN (u_out IS BP)</text:p>
            <text:p> IF (error IS BP) AND (d_error IS MP) AND (i_error IS MP) THEN (u_out IS BP)</text:p>
            <text:p> IF (error IS BP) AND (d_error IS BP) AND (i_error IS MP) THEN (u_out IS BP)</text:p>
            <text:p> IF (error IS BM) AND (d_error IS BM) AND (i_error IS BM) THEN (u_out IS BM)</text:p>
            <text:p> IF (error IS BM) AND (d_error IS MM) AND (i_error IS BM) THEN (u_out IS BM)</text:p>
            <text:p> IF (error IS BM) AND (d_error IS SM) AND (i_error IS BM) THEN (u_out IS BM)</text:p>
            <text:p> IF (error IS BM) AND (d_error IS Z) AND (i_error IS BM) THEN (u_out IS BM)</text:p>
            <text:p> IF (error IS BM) AND (d_error IS SP) AND (i_error IS BM) THEN (u_out IS BM)</text:p>
            <text:p> IF (error IS BM) AND (d_error IS MP) AND (i_error IS BM) THEN (u_out IS BM)</text:p>
            <text:p> IF (error IS BM) AND (d_error IS BP) AND (i_error IS BM) THEN (u_out IS BM)</text:p>
            <text:p> IF (error IS BM) AND (d_error IS BM) AND (i_error IS BP) THEN (u_out IS BM)</text:p>
            <text:p> IF (error IS BM) AND (d_error IS MM) AND (i_error IS BP) THEN (u_out IS MM)</text:p>
            <text:p> IF (error IS BM) AND (d_error IS SM) AND (i_error IS BP) THEN (u_out IS SM)</text:p>
            <text:p> IF (error IS BM) AND (d_error IS Z) AND (i_error IS BP) THEN (u_out IS Z)</text:p>
            <text:p> IF (error IS BM) AND (d_error IS SP) AND (i_error IS BP) THEN (u_out IS SP)</text:p>
            <text:p> IF (error IS BM) AND (d_error IS MP) AND (i_error IS BP) THEN (u_out IS MP)</text:p>
            <text:p> IF (error IS BM) AND (d_error IS BP) AND (i_error IS BP) THEN (u_out IS BP)</text:p>
            <text:p> IF (error IS MM) AND (d_error IS BM) AND (i_error IS BM) THEN (u_out IS BM)</text:p>
            <text:p> IF (error IS MM) AND (d_error IS MM) AND (i_error IS BM) THEN (u_out IS BM)</text:p>
            <text:p> IF (error IS MM) AND (d_error IS SM) AND (i_error IS BM) THEN (u_out IS BM)</text:p>
            <text:p> IF (error IS MM) AND (d_error IS Z) AND (i_error IS BM) THEN (u_out IS BM)</text:p>
            <text:p> IF (error IS MM) AND (d_error IS SP) AND (i_error IS BM) THEN (u_out IS BM)</text:p>
            <text:p> IF (error IS MM) AND (d_error IS MP) AND (i_error IS BM) THEN (u_out IS BM)</text:p>
            <text:p> IF (error IS MM) AND (d_error IS BP) AND (i_error IS BM) THEN (u_out IS MM)</text:p>
            <text:p> IF (error IS MM) AND (d_error IS BM) AND (i_error IS BP) THEN (u_out IS MM)</text:p>
            <text:p> IF (error IS MM) AND (d_error IS MM) AND (i_error IS BP) THEN (u_out IS SM)</text:p>
            <text:p> IF (error IS MM) AND (d_error IS SM) AND (i_error IS BP) THEN (u_out IS Z)</text:p>
            <text:p> IF (error IS MM) AND (d_error IS Z) AND (i_error IS BP) THEN (u_out IS SP)</text:p>
            <text:p> IF (error IS MM) AND (d_error IS SP) AND (i_error IS BP) THEN (u_out IS MP)</text:p>
            <text:p> IF (error IS MM) AND (d_error IS MP) AND (i_error IS BP) THEN (u_out IS BP)</text:p>
            <text:p> IF (error IS MM) AND (d_error IS BP) AND (i_error IS BP) THEN (u_out IS BP)</text:p>
            <text:p> IF (error IS SM) AND (d_error IS BM) AND (i_error IS BM) THEN (u_out IS BM)</text:p>
            <text:p> IF (error IS SM) AND (d_error IS MM) AND (i_error IS BM) THEN (u_out IS BM)</text:p>
            <text:p> IF (error IS SM) AND (d_error IS SM) AND (i_error IS BM) THEN (u_out IS BM)</text:p>
            <text:p> IF (error IS SM) AND (d_error IS Z) AND (i_error IS BM) THEN (u_out IS BM)</text:p>
            <text:p> IF (error IS SM) AND (d_error IS SP) AND (i_error IS BM) THEN (u_out IS BM)</text:p>
            <text:p> IF (error IS SM) AND (d_error IS MP) AND (i_error IS BM) THEN (u_out IS MM)</text:p>
            <text:p> IF (error IS SM) AND (d_error IS BP) AND (i_error IS BM) THEN (u_out IS SM)</text:p>
            <text:p> IF (error IS SM) AND (d_error IS BM) AND (i_error IS BP) THEN (u_out IS SM)</text:p>
            <text:p> IF (error IS SM) AND (d_error IS MM) AND (i_error IS BP) THEN (u_out IS Z)</text:p>
            <text:p> IF (error IS SM) AND (d_error IS SM) AND (i_error IS BP) THEN (u_out IS SP)</text:p>
            <text:p> IF (error IS SM) AND (d_error IS Z) AND (i_error IS BP) THEN (u_out IS MP)</text:p>
            <text:p> IF (error IS SM) AND (d_error IS SP) AND (i_error IS BP) THEN (u_out IS BP)</text:p>
            <text:p> IF (error IS SM) AND (d_error IS MP) AND (i_error IS BP) THEN (u_out IS BP)</text:p>
            <text:p> IF (error IS SM) AND (d_error IS BP) AND (i_error IS BP) THEN (u_out IS BP)</text:p>
            <text:p> IF (error IS Z) AND (d_error IS BM) AND (i_error IS BM) THEN (u_out IS BM)</text:p>
            <text:p> IF (error IS Z) AND (d_error IS MM) AND (i_error IS BM) THEN (u_out IS BM)</text:p>
            <text:p> IF (error IS Z) AND (d_error IS SM) AND (i_error IS BM) THEN (u_out IS BM)</text:p>
            <text:p> IF (error IS Z) AND (d_error IS Z) AND (i_error IS BM) THEN (u_out IS BM)</text:p>
            <text:p> IF (error IS Z) AND (d_error IS SP) AND (i_error IS BM) THEN (u_out IS MM)</text:p>
            <text:p> IF (error IS Z) AND (d_error IS MP) AND (i_error IS BM) THEN (u_out IS SM)</text:p>
            <text:p> IF (error IS Z) AND (d_error IS BP) AND (i_error IS BM) THEN (u_out IS Z)</text:p>
            <text:p> IF (error IS Z) AND (d_error IS BM) AND (i_error IS BP) THEN (u_out IS Z)</text:p>
            <text:p> IF (error IS Z) AND (d_error IS MM) AND (i_error IS BP) THEN (u_out IS SP)</text:p>
            <text:p> IF (error IS Z) AND (d_error IS SM) AND (i_error IS BP) THEN (u_out IS MP)</text:p>
            <text:p> IF (error IS Z) AND (d_error IS Z) AND (i_error IS BP) THEN (u_out IS BP)</text:p>
            <text:p> IF (error IS Z) AND (d_error IS SP) AND (i_error IS BP) THEN (u_out IS BP)</text:p>
            <text:p> IF (error IS Z) AND (d_error IS MP) AND (i_error IS BP) THEN (u_out IS BP)</text:p>
            <text:p> IF (error IS Z) AND (d_error IS BP) AND (i_error IS BP) THEN (u_out IS BP)</text:p>
            <text:p> IF (error IS SP) AND (d_error IS BM) AND (i_error IS BM) THEN (u_out IS BM)</text:p>
            <text:p> IF (error IS SP) AND (d_error IS MM) AND (i_error IS BM) THEN (u_out IS BM)</text:p>
            <text:p> IF (error IS SP) AND (d_error IS SM) AND (i_error IS BM) THEN (u_out IS BM)</text:p>
            <text:p> IF (error IS SP) AND (d_error IS Z) AND (i_error IS BM) THEN (u_out IS MM)</text:p>
            <text:p> IF (error IS SP) AND (d_error IS SP) AND (i_error IS BM) THEN (u_out IS SM)</text:p>
            <text:p> IF (error IS SP) AND (d_error IS MP) AND (i_error IS BM) THEN (u_out IS Z)</text:p>
            <text:p> IF (error IS SP) AND (d_error IS BP) AND (i_error IS BM) THEN (u_out IS SP)</text:p>
            <text:p> IF (error IS SP) AND (d_error IS BM) AND (i_error IS BP) THEN (u_out IS SP)</text:p>
            <text:p> IF (error IS SP) AND (d_error IS MM) AND (i_error IS BP) THEN (u_out IS MP)</text:p>
            <text:p> IF (error IS SP) AND (d_error IS SM) AND (i_error IS BP) THEN (u_out IS BP)</text:p>
            <text:p> IF (error IS SP) AND (d_error IS Z) AND (i_error IS BP) THEN (u_out IS BP)</text:p>
            <text:p> IF (error IS SP) AND (d_error IS SP) AND (i_error IS BP) THEN (u_out IS BP)</text:p>
            <text:p> IF (error IS SP) AND (d_error IS MP) AND (i_error IS BP) THEN (u_out IS BP)</text:p>
            <text:p> IF (error IS SP) AND (d_error IS BP) AND (i_error IS BP) THEN (u_out IS BP)</text:p>
            <text:p> IF (error IS MP) AND (d_error IS BM) AND (i_error IS BM) THEN (u_out IS BM)</text:p>
            <text:p> IF (error IS MP) AND (d_error IS MM) AND (i_error IS BM) THEN (u_out IS BM)</text:p>
            <text:p> IF (error IS MP) AND (d_error IS SM) AND (i_error IS BM) THEN (u_out IS MM)</text:p>
            <text:p> IF (error IS MP) AND (d_error IS Z) AND (i_error IS BM) THEN (u_out IS SM)</text:p>
            <text:p> IF (error IS MP) AND (d_error IS SP) AND (i_error IS BM) THEN (u_out IS Z)</text:p>
            <text:p> IF (error IS MP) AND (d_error IS MP) AND (i_error IS BM) THEN (u_out IS SP)</text:p>
            <text:p> IF (error IS MP) AND (d_error IS BP) AND (i_error IS BM) THEN (u_out IS MP)</text:p>
            <text:p> IF (error IS MP) AND (d_error IS BM) AND (i_error IS BP) THEN (u_out IS MP)</text:p>
            <text:p> IF (error IS MP) AND (d_error IS MM) AND (i_error IS BP) THEN (u_out IS BP)</text:p>
            <text:p> IF (error IS MP) AND (d_error IS SM) AND (i_error IS BP) THEN (u_out IS BP)</text:p>
            <text:p> IF (error IS MP) AND (d_error IS Z) AND (i_error IS BP) THEN (u_out IS BP)</text:p>
            <text:p> IF (error IS MP) AND (d_error IS SP) AND (i_error IS BP) THEN (u_out IS BP)</text:p>
            <text:p> IF (error IS MP) AND (d_error IS MP) AND (i_error IS BP) THEN (u_out IS BP)</text:p>
            <text:p> IF (error IS MP) AND (d_error IS BP) AND (i_error IS BP) THEN (u_out IS BP)</text:p>
            <text:p> IF (error IS BP) AND (d_error IS BM) AND (i_error IS BM) THEN (u_out IS BM)</text:p>
            <text:p> IF (error IS BP) AND (d_error IS MM) AND (i_error IS BM) THEN (u_out IS MM)</text:p>
            <text:p> IF (error IS BP) AND (d_error IS SM) AND (i_error IS BM) THEN (u_out IS SM)</text:p>
            <text:p> IF (error IS BP) AND (d_error IS Z) AND (i_error IS BM) THEN (u_out IS Z)</text:p>
            <text:p> IF (error IS BP) AND (d_error IS SP) AND (i_error IS BM) THEN (u_out IS SP)</text:p>
            <text:p> IF (error IS BP) AND (d_error IS MP) AND (i_error IS BM) THEN (u_out IS MP)</text:p>
            <text:p> IF (error IS BP) AND (d_error IS BP) AND (i_error IS BM) THEN (u_out IS BP)</text:p>
            <text:p> IF (error IS BP) AND (d_error IS BM) AND (i_error IS BP) THEN (u_out IS BP)</text:p>
            <text:p> IF (error IS BP) AND (d_error IS MM) AND (i_error IS BP) THEN (u_out IS BP)</text:p>
            <text:p> IF (error IS BP) AND (d_error IS SM) AND (i_error IS BP) THEN (u_out IS BP)</text:p>
            <text:p> IF (error IS BP) AND (d_error IS Z) AND (i_error IS BP) THEN (u_out IS BP)</text:p>
            <text:p> IF (error IS BP) AND (d_error IS SP) AND (i_error IS BP) THEN (u_out IS BP)</text:p>
            <text:p> IF (error IS BP) AND (d_error IS MP) AND (i_error IS BP) THEN (u_out IS BP)</text:p>
            <text:p> IF (error IS BP) AND (d_error IS BP) AND (i_error IS BP) THEN (u_out IS BP)</text:p>
          </table:table-cell>
          <table:table-cell table:number-columns-repeated="15"/>
        </table:table-row>
        <table:table-row table:style-name="ro3">
          <table:table-cell table:number-columns-repeated="2"/>
          <table:table-cell table:formula="of:=COM.MICROSOFT.TEXTJOIN(CHAR(10);1;[.$C$85:.$R$121])" office:value-type="string" office:string-value=" IF (error IS BM) AND (d_error IS BM) AND (i_error IS Z) THEN (u_out IS BM)&#10; IF (error IS BM) AND (d_error IS MM) AND (i_error IS Z) THEN (u_out IS BM)&#10; IF (error IS BM) AND (d_error IS SM) AND (i_error IS Z) THEN (u_out IS BM)&#10; IF (error IS BM) AND (d_error IS Z) AND (i_error IS Z) THEN (u_out IS BM)&#10; IF (error IS BM) AND (d_error IS SP) AND (i_error IS Z) THEN (u_out IS MM)&#10; IF (error IS BM) AND (d_error IS MP) AND (i_error IS Z) THEN (u_out IS SM)&#10; IF (error IS BM) AND (d_error IS BP) AND (i_error IS Z) THEN (u_out IS Z)&#10; IF (error IS MM) AND (d_error IS BM) AND (i_error IS Z) THEN (u_out IS BM)&#10; IF (error IS MM) AND (d_error IS MM) AND (i_error IS Z) THEN (u_out IS BM)&#10; IF (error IS MM) AND (d_error IS SM) AND (i_error IS Z) THEN (u_out IS BM)&#10; IF (error IS MM) AND (d_error IS Z) AND (i_error IS Z) THEN (u_out IS MM)&#10; IF (error IS MM) AND (d_error IS SP) AND (i_error IS Z) THEN (u_out IS SM)&#10; IF (error IS MM) AND (d_error IS MP) AND (i_error IS Z) THEN (u_out IS Z)&#10; IF (error IS MM) AND (d_error IS BP) AND (i_error IS Z) THEN (u_out IS SP)&#10; IF (error IS SM) AND (d_error IS BM) AND (i_error IS Z) THEN (u_out IS BM)&#10; IF (error IS SM) AND (d_error IS MM) AND (i_error IS Z) THEN (u_out IS BM)&#10; IF (error IS SM) AND (d_error IS SM) AND (i_error IS Z) THEN (u_out IS MM)&#10; IF (error IS SM) AND (d_error IS Z) AND (i_error IS Z) THEN (u_out IS SM)&#10; IF (error IS SM) AND (d_error IS SP) AND (i_error IS Z) THEN (u_out IS Z)&#10; IF (error IS SM) AND (d_error IS MP) AND (i_error IS Z) THEN (u_out IS SP)&#10; IF (error IS SM) AND (d_error IS BP) AND (i_error IS Z) THEN (u_out IS MP)&#10; IF (error IS Z) AND (d_error IS BM) AND (i_error IS Z) THEN (u_out IS BM)&#10; IF (error IS Z) AND (d_error IS MM) AND (i_error IS Z) THEN (u_out IS MM)&#10; IF (error IS Z) AND (d_error IS SM) AND (i_error IS Z) THEN (u_out IS SM)&#10; IF (error IS Z) AND (d_error IS Z) AND (i_error IS Z) THEN (u_out IS Z)&#10; IF (error IS Z) AND (d_error IS SP) AND (i_error IS Z) THEN (u_out IS SP)&#10; IF (error IS Z) AND (d_error IS MP) AND (i_error IS Z) THEN (u_out IS MP)&#10; IF (error IS Z) AND (d_error IS BP) AND (i_error IS Z) THEN (u_out IS BP)&#10; IF (error IS SP) AND (d_error IS BM) AND (i_error IS Z) THEN (u_out IS MM)&#10; IF (error IS SP) AND (d_error IS MM) AND (i_error IS Z) THEN (u_out IS SM)&#10; IF (error IS SP) AND (d_error IS SM) AND (i_error IS Z) THEN (u_out IS Z)&#10; IF (error IS SP) AND (d_error IS Z) AND (i_error IS Z) THEN (u_out IS SP)&#10; IF (error IS SP) AND (d_error IS SP) AND (i_error IS Z) THEN (u_out IS MP)&#10; IF (error IS SP) AND (d_error IS MP) AND (i_error IS Z) THEN (u_out IS BP)&#10; IF (error IS SP) AND (d_error IS BP) AND (i_error IS Z) THEN (u_out IS BP)&#10; IF (error IS MP) AND (d_error IS BM) AND (i_error IS Z) THEN (u_out IS SM)&#10; IF (error IS MP) AND (d_error IS MM) AND (i_error IS Z) THEN (u_out IS Z)&#10; IF (error IS MP) AND (d_error IS SM) AND (i_error IS Z) THEN (u_out IS SP)&#10; IF (error IS MP) AND (d_error IS Z) AND (i_error IS Z) THEN (u_out IS MP)&#10; IF (error IS MP) AND (d_error IS SP) AND (i_error IS Z) THEN (u_out IS BP)&#10; IF (error IS MP) AND (d_error IS MP) AND (i_error IS Z) THEN (u_out IS BP)&#10; IF (error IS MP) AND (d_error IS BP) AND (i_error IS Z) THEN (u_out IS BP)&#10; IF (error IS BP) AND (d_error IS BM) AND (i_error IS Z) THEN (u_out IS Z)&#10; IF (error IS BP) AND (d_error IS MM) AND (i_error IS Z) THEN (u_out IS SP)&#10; IF (error IS BP) AND (d_error IS SM) AND (i_error IS Z) THEN (u_out IS MP)&#10; IF (error IS BP) AND (d_error IS Z) AND (i_error IS Z) THEN (u_out IS BP)&#10; IF (error IS BP) AND (d_error IS SP) AND (i_error IS Z) THEN (u_out IS BP)&#10; IF (error IS BP) AND (d_error IS MP) AND (i_error IS Z) THEN (u_out IS BP)&#10; IF (error IS BP) AND (d_error IS BP) AND (i_error IS Z) THEN (u_out IS BP)&#10; IF (error IS BM) AND (d_error IS BM) AND (i_error IS SM) THEN (u_out IS BM)&#10; IF (error IS BM) AND (d_error IS MM) AND (i_error IS SM) THEN (u_out IS BM)&#10; IF (error IS BM) AND (d_error IS SM) AND (i_error IS SM) THEN (u_out IS BM)&#10; IF (error IS BM) AND (d_error IS Z) AND (i_error IS SM) THEN (u_out IS BM)&#10; IF (error IS BM) AND (d_error IS SP) AND (i_error IS SM) THEN (u_out IS BM)&#10; IF (error IS BM) AND (d_error IS MP) AND (i_error IS SM) THEN (u_out IS MM)&#10; IF (error IS BM) AND (d_error IS BP) AND (i_error IS SM) THEN (u_out IS SM)&#10; IF (error IS BM) AND (d_error IS BM) AND (i_error IS SP) THEN (u_out IS BM)&#10; IF (error IS BM) AND (d_error IS MM) AND (i_error IS SP) THEN (u_out IS BM)&#10; IF (error IS BM) AND (d_error IS SM) AND (i_error IS SP) THEN (u_out IS BM)&#10; IF (error IS BM) AND (d_error IS Z) AND (i_error IS SP) THEN (u_out IS MM)&#10; IF (error IS BM) AND (d_error IS SP) AND (i_error IS SP) THEN (u_out IS SM)&#10; IF (error IS BM) AND (d_error IS MP) AND (i_error IS SP) THEN (u_out IS Z)&#10; IF (error IS BM) AND (d_error IS BP) AND (i_error IS SP) THEN (u_out IS SP)&#10; IF (error IS MM) AND (d_error IS BM) AND (i_error IS SM) THEN (u_out IS BM)&#10; IF (error IS MM) AND (d_error IS MM) AND (i_error IS SM) THEN (u_out IS BM)&#10; IF (error IS MM) AND (d_error IS SM) AND (i_error IS SM) THEN (u_out IS BM)&#10; IF (error IS MM) AND (d_error IS Z) AND (i_error IS SM) THEN (u_out IS BM)&#10; IF (error IS MM) AND (d_error IS SP) AND (i_error IS SM) THEN (u_out IS MM)&#10; IF (error IS MM) AND (d_error IS MP) AND (i_error IS SM) THEN (u_out IS SM)&#10; IF (error IS MM) AND (d_error IS BP) AND (i_error IS SM) THEN (u_out IS Z)&#10; IF (error IS MM) AND (d_error IS BM) AND (i_error IS SP) THEN (u_out IS BM)&#10; IF (error IS MM) AND (d_error IS MM) AND (i_error IS SP) THEN (u_out IS BM)&#10; IF (error IS MM) AND (d_error IS SM) AND (i_error IS SP) THEN (u_out IS MM)&#10; IF (error IS MM) AND (d_error IS Z) AND (i_error IS SP) THEN (u_out IS SM)&#10; IF (error IS MM) AND (d_error IS SP) AND (i_error IS SP) THEN (u_out IS Z)&#10; IF (error IS MM) AND (d_error IS MP) AND (i_error IS SP) THEN (u_out IS SP)&#10; IF (error IS MM) AND (d_error IS BP) AND (i_error IS SP) THEN (u_out IS MP)&#10; IF (error IS SM) AND (d_error IS BM) AND (i_error IS SM) THEN (u_out IS BM)&#10; IF (error IS SM) AND (d_error IS MM) AND (i_error IS SM) THEN (u_out IS BM)&#10; IF (error IS SM) AND (d_error IS SM) AND (i_error IS SM) THEN (u_out IS BM)&#10; IF (error IS SM) AND (d_error IS Z) AND (i_error IS SM) THEN (u_out IS MM)&#10; IF (error IS SM) AND (d_error IS SP) AND (i_error IS SM) THEN (u_out IS SM)&#10; IF (error IS SM) AND (d_error IS MP) AND (i_error IS SM) THEN (u_out IS Z)&#10; IF (error IS SM) AND (d_error IS BP) AND (i_error IS SM) THEN (u_out IS SP)&#10; IF (error IS SM) AND (d_error IS BM) AND (i_error IS SP) THEN (u_out IS BM)&#10; IF (error IS SM) AND (d_error IS MM) AND (i_error IS SP) THEN (u_out IS MM)&#10; IF (error IS SM) AND (d_error IS SM) AND (i_error IS SP) THEN (u_out IS SM)&#10; IF (error IS SM) AND (d_error IS Z) AND (i_error IS SP) THEN (u_out IS Z)&#10; IF (error IS SM) AND (d_error IS SP) AND (i_error IS SP) THEN (u_out IS SP)&#10; IF (error IS SM) AND (d_error IS MP) AND (i_error IS SP) THEN (u_out IS MP)&#10; IF (error IS SM) AND (d_error IS BP) AND (i_error IS SP) THEN (u_out IS BP)&#10; IF (error IS Z) AND (d_error IS BM) AND (i_error IS SM) THEN (u_out IS BM)&#10; IF (error IS Z) AND (d_error IS MM) AND (i_error IS SM) THEN (u_out IS BM)&#10; IF (error IS Z) AND (d_error IS SM) AND (i_error IS SM) THEN (u_out IS MM)&#10; IF (error IS Z) AND (d_error IS Z) AND (i_error IS SM) THEN (u_out IS SM)&#10; IF (error IS Z) AND (d_error IS SP) AND (i_error IS SM) THEN (u_out IS Z)&#10; IF (error IS Z) AND (d_error IS MP) AND (i_error IS SM) THEN (u_out IS SP)&#10; IF (error IS Z) AND (d_error IS BP) AND (i_error IS SM) THEN (u_out IS MP)&#10; IF (error IS Z) AND (d_error IS BM) AND (i_error IS SP) THEN (u_out IS MM)&#10; IF (error IS Z) AND (d_error IS MM) AND (i_error IS SP) THEN (u_out IS SM)&#10; IF (error IS Z) AND (d_error IS SM) AND (i_error IS SP) THEN (u_out IS Z)&#10; IF (error IS Z) AND (d_error IS Z) AND (i_error IS SP) THEN (u_out IS SP)&#10; IF (error IS Z) AND (d_error IS SP) AND (i_error IS SP) THEN (u_out IS MP)&#10; IF (error IS Z) AND (d_error IS MP) AND (i_error IS SP) THEN (u_out IS BP)&#10; IF (error IS Z) AND (d_error IS BP) AND (i_error IS SP) THEN (u_out IS BP)&#10; IF (error IS SP) AND (d_error IS BM) AND (i_error IS SM) THEN (u_out IS BM)&#10; IF (error IS SP) AND (d_error IS MM) AND (i_error IS SM) THEN (u_out IS MM)&#10; IF (error IS SP) AND (d_error IS SM) AND (i_error IS SM) THEN (u_out IS SM)&#10; IF (error IS SP) AND (d_error IS Z) AND (i_error IS SM) THEN (u_out IS Z)&#10; IF (error IS SP) AND (d_error IS SP) AND (i_error IS SM) THEN (u_out IS SP)&#10; IF (error IS SP) AND (d_error IS MP) AND (i_error IS SM) THEN (u_out IS MP)&#10; IF (error IS SP) AND (d_error IS BP) AND (i_error IS SM) THEN (u_out IS BP)&#10; IF (error IS SP) AND (d_error IS BM) AND (i_error IS SP) THEN (u_out IS SM)&#10; IF (error IS SP) AND (d_error IS MM) AND (i_error IS SP) THEN (u_out IS Z)&#10; IF (error IS SP) AND (d_error IS SM) AND (i_error IS SP) THEN (u_out IS SP)&#10; IF (error IS SP) AND (d_error IS Z) AND (i_error IS SP) THEN (u_out IS MP)&#10; IF (error IS SP) AND (d_error IS SP) AND (i_error IS SP) THEN (u_out IS BP)&#10; IF (error IS SP) AND (d_error IS MP) AND (i_error IS SP) THEN (u_out IS BP)&#10; IF (error IS SP) AND (d_error IS BP) AND (i_error IS SP) THEN (u_out IS BP)&#10; IF (error IS MP) AND (d_error IS BM) AND (i_error IS SM) THEN (u_out IS MM)&#10; IF (error IS MP) AND (d_error IS MM) AND (i_error IS SM) THEN (u_out IS SM)&#10; IF (error IS MP) AND (d_error IS SM) AND (i_error IS SM) THEN (u_out IS Z)&#10; IF (error IS MP) AND (d_error IS Z) AND (i_error IS SM) THEN (u_out IS SP)&#10; IF (error IS MP) AND (d_error IS SP) AND (i_error IS SM) THEN (u_out IS MP)&#10; IF (error IS MP) AND (d_error IS MP) AND (i_error IS SM) THEN (u_out IS BP)&#10; IF (error IS MP) AND (d_error IS BP) AND (i_error IS SM) THEN (u_out IS BP)&#10; IF (error IS MP) AND (d_error IS BM) AND (i_error IS SP) THEN (u_out IS Z)&#10; IF (error IS MP) AND (d_error IS MM) AND (i_error IS SP) THEN (u_out IS SP)&#10; IF (error IS MP) AND (d_error IS SM) AND (i_error IS SP) THEN (u_out IS MP)&#10; IF (error IS MP) AND (d_error IS Z) AND (i_error IS SP) THEN (u_out IS BP)&#10; IF (error IS MP) AND (d_error IS SP) AND (i_error IS SP) THEN (u_out IS BP)&#10; IF (error IS MP) AND (d_error IS MP) AND (i_error IS SP) THEN (u_out IS BP)&#10; IF (error IS MP) AND (d_error IS BP) AND (i_error IS SP) THEN (u_out IS BP)&#10; IF (error IS BP) AND (d_error IS BM) AND (i_error IS SM) THEN (u_out IS SM)&#10; IF (error IS BP) AND (d_error IS MM) AND (i_error IS SM) THEN (u_out IS Z)&#10; IF (error IS BP) AND (d_error IS SM) AND (i_error IS SM) THEN (u_out IS SP)&#10; IF (error IS BP) AND (d_error IS Z) AND (i_error IS SM) THEN (u_out IS MP)&#10; IF (error IS BP) AND (d_error IS SP) AND (i_error IS SM) THEN (u_out IS BP)&#10; IF (error IS BP) AND (d_error IS MP) AND (i_error IS SM) THEN (u_out IS BP)&#10; IF (error IS BP) AND (d_error IS BP) AND (i_error IS SM) THEN (u_out IS BP)&#10; IF (error IS BP) AND (d_error IS BM) AND (i_error IS SP) THEN (u_out IS SP)&#10; IF (error IS BP) AND (d_error IS MM) AND (i_error IS SP) THEN (u_out IS MP)&#10; IF (error IS BP) AND (d_error IS SM) AND (i_error IS SP) THEN (u_out IS BP)&#10; IF (error IS BP) AND (d_error IS Z) AND (i_error IS SP) THEN (u_out IS BP)&#10; IF (error IS BP) AND (d_error IS SP) AND (i_error IS SP) THEN (u_out IS BP)&#10; IF (error IS BP) AND (d_error IS MP) AND (i_error IS SP) THEN (u_out IS BP)&#10; IF (error IS BP) AND (d_error IS BP) AND (i_error IS SP) THEN (u_out IS BP)&#10; IF (error IS BM) AND (d_error IS BM) AND (i_error IS MM) THEN (u_out IS BM)&#10; IF (error IS BM) AND (d_error IS MM) AND (i_error IS MM) THEN (u_out IS BM)&#10; IF (error IS BM) AND (d_error IS SM) AND (i_error IS MM) THEN (u_out IS BM)&#10; IF (error IS BM) AND (d_error IS Z) AND (i_error IS MM) THEN (u_out IS BM)&#10; IF (error IS BM) AND (d_error IS SP) AND (i_error IS MM) THEN (u_out IS BM)&#10; IF (error IS BM) AND (d_error IS MP) AND (i_error IS MM) THEN (u_out IS BM)&#10; IF (error IS BM) AND (d_error IS BP) AND (i_error IS MM) THEN (u_out IS MM)&#10; IF (error IS BM) AND (d_error IS BM) AND (i_error IS MP) THEN (u_out IS BM)&#10; IF (error IS BM) AND (d_error IS MM) AND (i_error IS MP) THEN (u_out IS BM)&#10; IF (error IS BM) AND (d_error IS SM) AND (i_error IS MP) THEN (u_out IS MM)&#10; IF (error IS BM) AND (d_error IS Z) AND (i_error IS MP) THEN (u_out IS SM)&#10; IF (error IS BM) AND (d_error IS SP) AND (i_error IS MP) THEN (u_out IS Z)&#10; IF (error IS BM) AND (d_error IS MP) AND (i_error IS MP) THEN (u_out IS SP)&#10; IF (error IS BM) AND (d_error IS BP) AND (i_error IS MP) THEN (u_out IS MP)&#10; IF (error IS MM) AND (d_error IS BM) AND (i_error IS MM) THEN (u_out IS BM)&#10; IF (error IS MM) AND (d_error IS MM) AND (i_error IS MM) THEN (u_out IS BM)&#10; IF (error IS MM) AND (d_error IS SM) AND (i_error IS MM) THEN (u_out IS BM)&#10; IF (error IS MM) AND (d_error IS Z) AND (i_error IS MM) THEN (u_out IS BM)&#10; IF (error IS MM) AND (d_error IS SP) AND (i_error IS MM) THEN (u_out IS BM)&#10; IF (error IS MM) AND (d_error IS MP) AND (i_error IS MM) THEN (u_out IS MM)&#10; IF (error IS MM) AND (d_error IS BP) AND (i_error IS MM) THEN (u_out IS SM)&#10; IF (error IS MM) AND (d_error IS BM) AND (i_error IS MP) THEN (u_out IS BM)&#10; IF (error IS MM) AND (d_error IS MM) AND (i_error IS MP) THEN (u_out IS MM)&#10; IF (error IS MM) AND (d_error IS SM) AND (i_error IS MP) THEN (u_out IS SM)&#10; IF (error IS MM) AND (d_error IS Z) AND (i_error IS MP) THEN (u_out IS Z)&#10; IF (error IS MM) AND (d_error IS SP) AND (i_error IS MP) THEN (u_out IS SP)&#10; IF (error IS MM) AND (d_error IS MP) AND (i_error IS MP) THEN (u_out IS MP)&#10; IF (error IS MM) AND (d_error IS BP) AND (i_error IS MP) THEN (u_out IS BP)&#10; IF (error IS SM) AND (d_error IS BM) AND (i_error IS MM) THEN (u_out IS BM)&#10; IF (error IS SM) AND (d_error IS MM) AND (i_error IS MM) THEN (u_out IS BM)&#10; IF (error IS SM) AND (d_error IS SM) AND (i_error IS MM) THEN (u_out IS BM)&#10; IF (error IS SM) AND (d_error IS Z) AND (i_error IS MM) THEN (u_out IS BM)&#10; IF (error IS SM) AND (d_error IS SP) AND (i_error IS MM) THEN (u_out IS MM)&#10; IF (error IS SM) AND (d_error IS MP) AND (i_error IS MM) THEN (u_out IS SM)&#10; IF (error IS SM) AND (d_error IS BP) AND (i_error IS MM) THEN (u_out IS Z)&#10; IF (error IS SM) AND (d_error IS BM) AND (i_error IS MP) THEN (u_out IS MM)&#10; IF (error IS SM) AND (d_error IS MM) AND (i_error IS MP) THEN (u_out IS SM)&#10; IF (error IS SM) AND (d_error IS SM) AND (i_error IS MP) THEN (u_out IS Z)&#10; IF (error IS SM) AND (d_error IS Z) AND (i_error IS MP) THEN (u_out IS SP)&#10; IF (error IS SM) AND (d_error IS SP) AND (i_error IS MP) THEN (u_out IS MP)&#10; IF (error IS SM) AND (d_error IS MP) AND (i_error IS MP) THEN (u_out IS BP)&#10; IF (error IS SM) AND (d_error IS BP) AND (i_error IS MP) THEN (u_out IS BP)&#10; IF (error IS Z) AND (d_error IS BM) AND (i_error IS MM) THEN (u_out IS BM)&#10; IF (error IS Z) AND (d_error IS MM) AND (i_error IS MM) THEN (u_out IS BM)&#10; IF (error IS Z) AND (d_error IS SM) AND (i_error IS MM) THEN (u_out IS BM)&#10; IF (error IS Z) AND (d_error IS Z) AND (i_error IS MM) THEN (u_out IS MM)&#10; IF (error IS Z) AND (d_error IS SP) AND (i_error IS MM) THEN (u_out IS SM)&#10; IF (error IS Z) AND (d_error IS MP) AND (i_error IS MM) THEN (u_out IS Z)&#10; IF (error IS Z) AND (d_error IS BP) AND (i_error IS MM) THEN (u_out IS SP)&#10; IF (error IS Z) AND (d_error IS BM) AND (i_error IS MP) THEN (u_out IS SM)&#10; IF (error IS Z) AND (d_error IS MM) AND (i_error IS MP) THEN (u_out IS Z)&#10; IF (error IS Z) AND (d_error IS SM) AND (i_error IS MP) THEN (u_out IS SP)&#10; IF (error IS Z) AND (d_error IS Z) AND (i_error IS MP) THEN (u_out IS MP)&#10; IF (error IS Z) AND (d_error IS SP) AND (i_error IS MP) THEN (u_out IS BP)&#10; IF (error IS Z) AND (d_error IS MP) AND (i_error IS MP) THEN (u_out IS BP)&#10; IF (error IS Z) AND (d_error IS BP) AND (i_error IS MP) THEN (u_out IS BP)&#10; IF (error IS SP) AND (d_error IS BM) AND (i_error IS MM) THEN (u_out IS BM)&#10; IF (error IS SP) AND (d_error IS MM) AND (i_error IS MM) THEN (u_out IS BM)&#10; IF (error IS SP) AND (d_error IS SM) AND (i_error IS MM) THEN (u_out IS MM)&#10; IF (error IS SP) AND (d_error IS Z) AND (i_error IS MM) THEN (u_out IS SM)&#10; IF (error IS SP) AND (d_error IS SP) AND (i_error IS MM) THEN (u_out IS Z)&#10; IF (error IS SP) AND (d_error IS MP) AND (i_error IS MM) THEN (u_out IS SP)&#10; IF (error IS SP) AND (d_error IS BP) AND (i_error IS MM) THEN (u_out IS MP)&#10; IF (error IS SP) AND (d_error IS BM) AND (i_error IS MP) THEN (u_out IS Z)&#10; IF (error IS SP) AND (d_error IS MM) AND (i_error IS MP) THEN (u_out IS SP)&#10; IF (error IS SP) AND (d_error IS SM) AND (i_error IS MP) THEN (u_out IS MP)&#10; IF (error IS SP) AND (d_error IS Z) AND (i_error IS MP) THEN (u_out IS BP)&#10; IF (error IS SP) AND (d_error IS SP) AND (i_error IS MP) THEN (u_out IS BP)&#10; IF (error IS SP) AND (d_error IS MP) AND (i_error IS MP) THEN (u_out IS BP)&#10; IF (error IS SP) AND (d_error IS BP) AND (i_error IS MP) THEN (u_out IS BP)&#10; IF (error IS MP) AND (d_error IS BM) AND (i_error IS MM) THEN (u_out IS BM)&#10; IF (error IS MP) AND (d_error IS MM) AND (i_error IS MM) THEN (u_out IS MM)&#10; IF (error IS MP) AND (d_error IS SM) AND (i_error IS MM) THEN (u_out IS SM)&#10; IF (error IS MP) AND (d_error IS Z) AND (i_error IS MM) THEN (u_out IS Z)&#10; IF (error IS MP) AND (d_error IS SP) AND (i_error IS MM) THEN (u_out IS SP)&#10; IF (error IS MP) AND (d_error IS MP) AND (i_error IS MM) THEN (u_out IS MP)&#10; IF (error IS MP) AND (d_error IS BP) AND (i_error IS MM) THEN (u_out IS BP)&#10; IF (error IS MP) AND (d_error IS BM) AND (i_error IS MP) THEN (u_out IS SP)&#10; IF (error IS MP) AND (d_error IS MM) AND (i_error IS MP) THEN (u_out IS MP)&#10; IF (error IS MP) AND (d_error IS SM) AND (i_error IS MP) THEN (u_out IS BP)&#10; IF (error IS MP) AND (d_error IS Z) AND (i_error IS MP) THEN (u_out IS BP)&#10; IF (error IS MP) AND (d_error IS SP) AND (i_error IS MP) THEN (u_out IS BP)&#10; IF (error IS MP) AND (d_error IS MP) AND (i_error IS MP) THEN (u_out IS BP)&#10; IF (error IS MP) AND (d_error IS BP) AND (i_error IS MP) THEN (u_out IS BP)&#10; IF (error IS BP) AND (d_error IS BM) AND (i_error IS MM) THEN (u_out IS MM)&#10; IF (error IS BP) AND (d_error IS MM) AND (i_error IS MM) THEN (u_out IS SM)&#10; IF (error IS BP) AND (d_error IS SM) AND (i_error IS MM) THEN (u_out IS Z)&#10; IF (error IS BP) AND (d_error IS Z) AND (i_error IS MM) THEN (u_out IS SP)&#10; IF (error IS BP) AND (d_error IS SP) AND (i_error IS MM) THEN (u_out IS MP)&#10; IF (error IS BP) AND (d_error IS MP) AND (i_error IS MM) THEN (u_out IS BP)&#10; IF (error IS BP) AND (d_error IS BP) AND (i_error IS MM) THEN (u_out IS BP)&#10; IF (error IS BP) AND (d_error IS BM) AND (i_error IS MP) THEN (u_out IS MP)&#10; IF (error IS BP) AND (d_error IS MM) AND (i_error IS MP) THEN (u_out IS BP)&#10; IF (error IS BP) AND (d_error IS SM) AND (i_error IS MP) THEN (u_out IS BP)&#10; IF (error IS BP) AND (d_error IS Z) AND (i_error IS MP) THEN (u_out IS BP)&#10; IF (error IS BP) AND (d_error IS SP) AND (i_error IS MP) THEN (u_out IS BP)&#10; IF (error IS BP) AND (d_error IS MP) AND (i_error IS MP) THEN (u_out IS BP)&#10; IF (error IS BP) AND (d_error IS BP) AND (i_error IS MP) THEN (u_out IS BP)&#10; IF (error IS BM) AND (d_error IS BM) AND (i_error IS BM) THEN (u_out IS BM)&#10; IF (error IS BM) AND (d_error IS MM) AND (i_error IS BM) THEN (u_out IS BM)&#10; IF (error IS BM) AND (d_error IS SM) AND (i_error IS BM) THEN (u_out IS BM)&#10; IF (error IS BM) AND (d_error IS Z) AND (i_error IS BM) THEN (u_out IS BM)&#10; IF (error IS BM) AND (d_error IS SP) AND (i_error IS BM) THEN (u_out IS BM)&#10; IF (error IS BM) AND (d_error IS MP) AND (i_error IS BM) THEN (u_out IS BM)&#10; IF (error IS BM) AND (d_error IS BP) AND (i_error IS BM) THEN (u_out IS BM)&#10; IF (error IS BM) AND (d_error IS BM) AND (i_error IS BP) THEN (u_out IS BM)&#10; IF (error IS BM) AND (d_error IS MM) AND (i_error IS BP) THEN (u_out IS MM)&#10; IF (error IS BM) AND (d_error IS SM) AND (i_error IS BP) THEN (u_out IS SM)&#10; IF (error IS BM) AND (d_error IS Z) AND (i_error IS BP) THEN (u_out IS Z)&#10; IF (error IS BM) AND (d_error IS SP) AND (i_error IS BP) THEN (u_out IS SP)&#10; IF (error IS BM) AND (d_error IS MP) AND (i_error IS BP) THEN (u_out IS MP)&#10; IF (error IS BM) AND (d_error IS BP) AND (i_error IS BP) THEN (u_out IS BP)&#10; IF (error IS MM) AND (d_error IS BM) AND (i_error IS BM) THEN (u_out IS BM)&#10; IF (error IS MM) AND (d_error IS MM) AND (i_error IS BM) THEN (u_out IS BM)&#10; IF (error IS MM) AND (d_error IS SM) AND (i_error IS BM) THEN (u_out IS BM)&#10; IF (error IS MM) AND (d_error IS Z) AND (i_error IS BM) THEN (u_out IS BM)&#10; IF (error IS MM) AND (d_error IS SP) AND (i_error IS BM) THEN (u_out IS BM)&#10; IF (error IS MM) AND (d_error IS MP) AND (i_error IS BM) THEN (u_out IS BM)&#10; IF (error IS MM) AND (d_error IS BP) AND (i_error IS BM) THEN (u_out IS MM)&#10; IF (error IS MM) AND (d_error IS BM) AND (i_error IS BP) THEN (u_out IS MM)&#10; IF (error IS MM) AND (d_error IS MM) AND (i_error IS BP) THEN (u_out IS SM)&#10; IF (error IS MM) AND (d_error IS SM) AND (i_error IS BP) THEN (u_out IS Z)&#10; IF (error IS MM) AND (d_error IS Z) AND (i_error IS BP) THEN (u_out IS SP)&#10; IF (error IS MM) AND (d_error IS SP) AND (i_error IS BP) THEN (u_out IS MP)&#10; IF (error IS MM) AND (d_error IS MP) AND (i_error IS BP) THEN (u_out IS BP)&#10; IF (error IS MM) AND (d_error IS BP) AND (i_error IS BP) THEN (u_out IS BP)&#10; IF (error IS SM) AND (d_error IS BM) AND (i_error IS BM) THEN (u_out IS BM)&#10; IF (error IS SM) AND (d_error IS MM) AND (i_error IS BM) THEN (u_out IS BM)&#10; IF (error IS SM) AND (d_error IS SM) AND (i_error IS BM) THEN (u_out IS BM)&#10; IF (error IS SM) AND (d_error IS Z) AND (i_error IS BM) THEN (u_out IS BM)&#10; IF (error IS SM) AND (d_error IS SP) AND (i_error IS BM) THEN (u_out IS BM)&#10; IF (error IS SM) AND (d_error IS MP) AND (i_error IS BM) THEN (u_out IS MM)&#10; IF (error IS SM) AND (d_error IS BP) AND (i_error IS BM) THEN (u_out IS SM)&#10; IF (error IS SM) AND (d_error IS BM) AND (i_error IS BP) THEN (u_out IS SM)&#10; IF (error IS SM) AND (d_error IS MM) AND (i_error IS BP) THEN (u_out IS Z)&#10; IF (error IS SM) AND (d_error IS SM) AND (i_error IS BP) THEN (u_out IS SP)&#10; IF (error IS SM) AND (d_error IS Z) AND (i_error IS BP) THEN (u_out IS MP)&#10; IF (error IS SM) AND (d_error IS SP) AND (i_error IS BP) THEN (u_out IS BP)&#10; IF (error IS SM) AND (d_error IS MP) AND (i_error IS BP) THEN (u_out IS BP)&#10; IF (error IS SM) AND (d_error IS BP) AND (i_error IS BP) THEN (u_out IS BP)&#10; IF (error IS Z) AND (d_error IS BM) AND (i_error IS BM) THEN (u_out IS BM)&#10; IF (error IS Z) AND (d_error IS MM) AND (i_error IS BM) THEN (u_out IS BM)&#10; IF (error IS Z) AND (d_error IS SM) AND (i_error IS BM) THEN (u_out IS BM)&#10; IF (error IS Z) AND (d_error IS Z) AND (i_error IS BM) THEN (u_out IS BM)&#10; IF (error IS Z) AND (d_error IS SP) AND (i_error IS BM) THEN (u_out IS MM)&#10; IF (error IS Z) AND (d_error IS MP) AND (i_error IS BM) THEN (u_out IS SM)&#10; IF (error IS Z) AND (d_error IS BP) AND (i_error IS BM) THEN (u_out IS Z)&#10; IF (error IS Z) AND (d_error IS BM) AND (i_error IS BP) THEN (u_out IS Z)&#10; IF (error IS Z) AND (d_error IS MM) AND (i_error IS BP) THEN (u_out IS SP)&#10; IF (error IS Z) AND (d_error IS SM) AND (i_error IS BP) THEN (u_out IS MP)&#10; IF (error IS Z) AND (d_error IS Z) AND (i_error IS BP) THEN (u_out IS BP)&#10; IF (error IS Z) AND (d_error IS SP) AND (i_error IS BP) THEN (u_out IS BP)&#10; IF (error IS Z) AND (d_error IS MP) AND (i_error IS BP) THEN (u_out IS BP)&#10; IF (error IS Z) AND (d_error IS BP) AND (i_error IS BP) THEN (u_out IS BP)&#10; IF (error IS SP) AND (d_error IS BM) AND (i_error IS BM) THEN (u_out IS BM)&#10; IF (error IS SP) AND (d_error IS MM) AND (i_error IS BM) THEN (u_out IS BM)&#10; IF (error IS SP) AND (d_error IS SM) AND (i_error IS BM) THEN (u_out IS BM)&#10; IF (error IS SP) AND (d_error IS Z) AND (i_error IS BM) THEN (u_out IS MM)&#10; IF (error IS SP) AND (d_error IS SP) AND (i_error IS BM) THEN (u_out IS SM)&#10; IF (error IS SP) AND (d_error IS MP) AND (i_error IS BM) THEN (u_out IS Z)&#10; IF (error IS SP) AND (d_error IS BP) AND (i_error IS BM) THEN (u_out IS SP)&#10; IF (error IS SP) AND (d_error IS BM) AND (i_error IS BP) THEN (u_out IS SP)&#10; IF (error IS SP) AND (d_error IS MM) AND (i_error IS BP) THEN (u_out IS MP)&#10; IF (error IS SP) AND (d_error IS SM) AND (i_error IS BP) THEN (u_out IS BP)&#10; IF (error IS SP) AND (d_error IS Z) AND (i_error IS BP) THEN (u_out IS BP)&#10; IF (error IS SP) AND (d_error IS SP) AND (i_error IS BP) THEN (u_out IS BP)&#10; IF (error IS SP) AND (d_error IS MP) AND (i_error IS BP) THEN (u_out IS BP)&#10; IF (error IS SP) AND (d_error IS BP) AND (i_error IS BP) THEN (u_out IS BP)&#10; IF (error IS MP) AND (d_error IS BM) AND (i_error IS BM) THEN (u_out IS BM)&#10; IF (error IS MP) AND (d_error IS MM) AND (i_error IS BM) THEN (u_out IS BM)&#10; IF (error IS MP) AND (d_error IS SM) AND (i_error IS BM) THEN (u_out IS MM)&#10; IF (error IS MP) AND (d_error IS Z) AND (i_error IS BM) THEN (u_out IS SM)&#10; IF (error IS MP) AND (d_error IS SP) AND (i_error IS BM) THEN (u_out IS Z)&#10; IF (error IS MP) AND (d_error IS MP) AND (i_error IS BM) THEN (u_out IS SP)&#10; IF (error IS MP) AND (d_error IS BP) AND (i_error IS BM) THEN (u_out IS MP)&#10; IF (error IS MP) AND (d_error IS BM) AND (i_error IS BP) THEN (u_out IS MP)&#10; IF (error IS MP) AND (d_error IS MM) AND (i_error IS BP) THEN (u_out IS BP)&#10; IF (error IS MP) AND (d_error IS SM) AND (i_error IS BP) THEN (u_out IS BP)&#10; IF (error IS MP) AND (d_error IS Z) AND (i_error IS BP) THEN (u_out IS BP)&#10; IF (error IS MP) AND (d_error IS SP) AND (i_error IS BP) THEN (u_out IS BP)&#10; IF (error IS MP) AND (d_error IS MP) AND (i_error IS BP) THEN (u_out IS BP)&#10; IF (error IS MP) AND (d_error IS BP) AND (i_error IS BP) THEN (u_out IS BP)&#10; IF (error IS BP) AND (d_error IS BM) AND (i_error IS BM) THEN (u_out IS BM)&#10; IF (error IS BP) AND (d_error IS MM) AND (i_error IS BM) THEN (u_out IS MM)&#10; IF (error IS BP) AND (d_error IS SM) AND (i_error IS BM) THEN (u_out IS SM)&#10; IF (error IS BP) AND (d_error IS Z) AND (i_error IS BM) THEN (u_out IS Z)&#10; IF (error IS BP) AND (d_error IS SP) AND (i_error IS BM) THEN (u_out IS SP)&#10; IF (error IS BP) AND (d_error IS MP) AND (i_error IS BM) THEN (u_out IS MP)&#10; IF (error IS BP) AND (d_error IS BP) AND (i_error IS BM) THEN (u_out IS BP)&#10; IF (error IS BP) AND (d_error IS BM) AND (i_error IS BP) THEN (u_out IS BP)&#10; IF (error IS BP) AND (d_error IS MM) AND (i_error IS BP) THEN (u_out IS BP)&#10; IF (error IS BP) AND (d_error IS SM) AND (i_error IS BP) THEN (u_out IS BP)&#10; IF (error IS BP) AND (d_error IS Z) AND (i_error IS BP) THEN (u_out IS BP)&#10; IF (error IS BP) AND (d_error IS SP) AND (i_error IS BP) THEN (u_out IS BP)&#10; IF (error IS BP) AND (d_error IS MP) AND (i_error IS BP) THEN (u_out IS BP)&#10; IF (error IS BP) AND (d_error IS BP) AND (i_error IS BP) THEN (u_out IS BP)" calcext:value-type="string">
            <text:p> IF (error IS BM) AND (d_error IS BM) AND (i_error IS Z) THEN (u_out IS BM)</text:p>
            <text:p> IF (error IS BM) AND (d_error IS MM) AND (i_error IS Z) THEN (u_out IS BM)</text:p>
            <text:p> IF (error IS BM) AND (d_error IS SM) AND (i_error IS Z) THEN (u_out IS BM)</text:p>
            <text:p> IF (error IS BM) AND (d_error IS Z) AND (i_error IS Z) THEN (u_out IS BM)</text:p>
            <text:p> IF (error IS BM) AND (d_error IS SP) AND (i_error IS Z) THEN (u_out IS MM)</text:p>
            <text:p> IF (error IS BM) AND (d_error IS MP) AND (i_error IS Z) THEN (u_out IS SM)</text:p>
            <text:p> IF (error IS BM) AND (d_error IS BP) AND (i_error IS Z) THEN (u_out IS Z)</text:p>
            <text:p> IF (error IS MM) AND (d_error IS BM) AND (i_error IS Z) THEN (u_out IS BM)</text:p>
            <text:p> IF (error IS MM) AND (d_error IS MM) AND (i_error IS Z) THEN (u_out IS BM)</text:p>
            <text:p> IF (error IS MM) AND (d_error IS SM) AND (i_error IS Z) THEN (u_out IS BM)</text:p>
            <text:p> IF (error IS MM) AND (d_error IS Z) AND (i_error IS Z) THEN (u_out IS MM)</text:p>
            <text:p> IF (error IS MM) AND (d_error IS SP) AND (i_error IS Z) THEN (u_out IS SM)</text:p>
            <text:p> IF (error IS MM) AND (d_error IS MP) AND (i_error IS Z) THEN (u_out IS Z)</text:p>
            <text:p> IF (error IS MM) AND (d_error IS BP) AND (i_error IS Z) THEN (u_out IS SP)</text:p>
            <text:p> IF (error IS SM) AND (d_error IS BM) AND (i_error IS Z) THEN (u_out IS BM)</text:p>
            <text:p> IF (error IS SM) AND (d_error IS MM) AND (i_error IS Z) THEN (u_out IS BM)</text:p>
            <text:p> IF (error IS SM) AND (d_error IS SM) AND (i_error IS Z) THEN (u_out IS MM)</text:p>
            <text:p> IF (error IS SM) AND (d_error IS Z) AND (i_error IS Z) THEN (u_out IS SM)</text:p>
            <text:p> IF (error IS SM) AND (d_error IS SP) AND (i_error IS Z) THEN (u_out IS Z)</text:p>
            <text:p> IF (error IS SM) AND (d_error IS MP) AND (i_error IS Z) THEN (u_out IS SP)</text:p>
            <text:p> IF (error IS SM) AND (d_error IS BP) AND (i_error IS Z) THEN (u_out IS MP)</text:p>
            <text:p> IF (error IS Z) AND (d_error IS BM) AND (i_error IS Z) THEN (u_out IS BM)</text:p>
            <text:p> IF (error IS Z) AND (d_error IS MM) AND (i_error IS Z) THEN (u_out IS MM)</text:p>
            <text:p> IF (error IS Z) AND (d_error IS SM) AND (i_error IS Z) THEN (u_out IS SM)</text:p>
            <text:p> IF (error IS Z) AND (d_error IS Z) AND (i_error IS Z) THEN (u_out IS Z)</text:p>
            <text:p> IF (error IS Z) AND (d_error IS SP) AND (i_error IS Z) THEN (u_out IS SP)</text:p>
            <text:p> IF (error IS Z) AND (d_error IS MP) AND (i_error IS Z) THEN (u_out IS MP)</text:p>
            <text:p> IF (error IS Z) AND (d_error IS BP) AND (i_error IS Z) THEN (u_out IS BP)</text:p>
            <text:p> IF (error IS SP) AND (d_error IS BM) AND (i_error IS Z) THEN (u_out IS MM)</text:p>
            <text:p> IF (error IS SP) AND (d_error IS MM) AND (i_error IS Z) THEN (u_out IS SM)</text:p>
            <text:p> IF (error IS SP) AND (d_error IS SM) AND (i_error IS Z) THEN (u_out IS Z)</text:p>
            <text:p> IF (error IS SP) AND (d_error IS Z) AND (i_error IS Z) THEN (u_out IS SP)</text:p>
            <text:p> IF (error IS SP) AND (d_error IS SP) AND (i_error IS Z) THEN (u_out IS MP)</text:p>
            <text:p> IF (error IS SP) AND (d_error IS MP) AND (i_error IS Z) THEN (u_out IS BP)</text:p>
            <text:p> IF (error IS SP) AND (d_error IS BP) AND (i_error IS Z) THEN (u_out IS BP)</text:p>
            <text:p> IF (error IS MP) AND (d_error IS BM) AND (i_error IS Z) THEN (u_out IS SM)</text:p>
            <text:p> IF (error IS MP) AND (d_error IS MM) AND (i_error IS Z) THEN (u_out IS Z)</text:p>
            <text:p> IF (error IS MP) AND (d_error IS SM) AND (i_error IS Z) THEN (u_out IS SP)</text:p>
            <text:p> IF (error IS MP) AND (d_error IS Z) AND (i_error IS Z) THEN (u_out IS MP)</text:p>
            <text:p> IF (error IS MP) AND (d_error IS SP) AND (i_error IS Z) THEN (u_out IS BP)</text:p>
            <text:p> IF (error IS MP) AND (d_error IS MP) AND (i_error IS Z) THEN (u_out IS BP)</text:p>
            <text:p> IF (error IS MP) AND (d_error IS BP) AND (i_error IS Z) THEN (u_out IS BP)</text:p>
            <text:p> IF (error IS BP) AND (d_error IS BM) AND (i_error IS Z) THEN (u_out IS Z)</text:p>
            <text:p> IF (error IS BP) AND (d_error IS MM) AND (i_error IS Z) THEN (u_out IS SP)</text:p>
            <text:p> IF (error IS BP) AND (d_error IS SM) AND (i_error IS Z) THEN (u_out IS MP)</text:p>
            <text:p> IF (error IS BP) AND (d_error IS Z) AND (i_error IS Z) THEN (u_out IS BP)</text:p>
            <text:p> IF (error IS BP) AND (d_error IS SP) AND (i_error IS Z) THEN (u_out IS BP)</text:p>
            <text:p> IF (error IS BP) AND (d_error IS MP) AND (i_error IS Z) THEN (u_out IS BP)</text:p>
            <text:p> IF (error IS BP) AND (d_error IS BP) AND (i_error IS Z) THEN (u_out IS BP)</text:p>
            <text:p> IF (error IS BM) AND (d_error IS BM) AND (i_error IS SM) THEN (u_out IS BM)</text:p>
            <text:p> IF (error IS BM) AND (d_error IS MM) AND (i_error IS SM) THEN (u_out IS BM)</text:p>
            <text:p> IF (error IS BM) AND (d_error IS SM) AND (i_error IS SM) THEN (u_out IS BM)</text:p>
            <text:p> IF (error IS BM) AND (d_error IS Z) AND (i_error IS SM) THEN (u_out IS BM)</text:p>
            <text:p> IF (error IS BM) AND (d_error IS SP) AND (i_error IS SM) THEN (u_out IS BM)</text:p>
            <text:p> IF (error IS BM) AND (d_error IS MP) AND (i_error IS SM) THEN (u_out IS MM)</text:p>
            <text:p> IF (error IS BM) AND (d_error IS BP) AND (i_error IS SM) THEN (u_out IS SM)</text:p>
            <text:p> IF (error IS BM) AND (d_error IS BM) AND (i_error IS SP) THEN (u_out IS BM)</text:p>
            <text:p> IF (error IS BM) AND (d_error IS MM) AND (i_error IS SP) THEN (u_out IS BM)</text:p>
            <text:p> IF (error IS BM) AND (d_error IS SM) AND (i_error IS SP) THEN (u_out IS BM)</text:p>
            <text:p> IF (error IS BM) AND (d_error IS Z) AND (i_error IS SP) THEN (u_out IS MM)</text:p>
            <text:p> IF (error IS BM) AND (d_error IS SP) AND (i_error IS SP) THEN (u_out IS SM)</text:p>
            <text:p> IF (error IS BM) AND (d_error IS MP) AND (i_error IS SP) THEN (u_out IS Z)</text:p>
            <text:p> IF (error IS BM) AND (d_error IS BP) AND (i_error IS SP) THEN (u_out IS SP)</text:p>
            <text:p> IF (error IS MM) AND (d_error IS BM) AND (i_error IS SM) THEN (u_out IS BM)</text:p>
            <text:p> IF (error IS MM) AND (d_error IS MM) AND (i_error IS SM) THEN (u_out IS BM)</text:p>
            <text:p> IF (error IS MM) AND (d_error IS SM) AND (i_error IS SM) THEN (u_out IS BM)</text:p>
            <text:p> IF (error IS MM) AND (d_error IS Z) AND (i_error IS SM) THEN (u_out IS BM)</text:p>
            <text:p> IF (error IS MM) AND (d_error IS SP) AND (i_error IS SM) THEN (u_out IS MM)</text:p>
            <text:p> IF (error IS MM) AND (d_error IS MP) AND (i_error IS SM) THEN (u_out IS SM)</text:p>
            <text:p> IF (error IS MM) AND (d_error IS BP) AND (i_error IS SM) THEN (u_out IS Z)</text:p>
            <text:p> IF (error IS MM) AND (d_error IS BM) AND (i_error IS SP) THEN (u_out IS BM)</text:p>
            <text:p> IF (error IS MM) AND (d_error IS MM) AND (i_error IS SP) THEN (u_out IS BM)</text:p>
            <text:p> IF (error IS MM) AND (d_error IS SM) AND (i_error IS SP) THEN (u_out IS MM)</text:p>
            <text:p> IF (error IS MM) AND (d_error IS Z) AND (i_error IS SP) THEN (u_out IS SM)</text:p>
            <text:p> IF (error IS MM) AND (d_error IS SP) AND (i_error IS SP) THEN (u_out IS Z)</text:p>
            <text:p> IF (error IS MM) AND (d_error IS MP) AND (i_error IS SP) THEN (u_out IS SP)</text:p>
            <text:p> IF (error IS MM) AND (d_error IS BP) AND (i_error IS SP) THEN (u_out IS MP)</text:p>
            <text:p> IF (error IS SM) AND (d_error IS BM) AND (i_error IS SM) THEN (u_out IS BM)</text:p>
            <text:p> IF (error IS SM) AND (d_error IS MM) AND (i_error IS SM) THEN (u_out IS BM)</text:p>
            <text:p> IF (error IS SM) AND (d_error IS SM) AND (i_error IS SM) THEN (u_out IS BM)</text:p>
            <text:p> IF (error IS SM) AND (d_error IS Z) AND (i_error IS SM) THEN (u_out IS MM)</text:p>
            <text:p> IF (error IS SM) AND (d_error IS SP) AND (i_error IS SM) THEN (u_out IS SM)</text:p>
            <text:p> IF (error IS SM) AND (d_error IS MP) AND (i_error IS SM) THEN (u_out IS Z)</text:p>
            <text:p> IF (error IS SM) AND (d_error IS BP) AND (i_error IS SM) THEN (u_out IS SP)</text:p>
            <text:p> IF (error IS SM) AND (d_error IS BM) AND (i_error IS SP) THEN (u_out IS BM)</text:p>
            <text:p> IF (error IS SM) AND (d_error IS MM) AND (i_error IS SP) THEN (u_out IS MM)</text:p>
            <text:p> IF (error IS SM) AND (d_error IS SM) AND (i_error IS SP) THEN (u_out IS SM)</text:p>
            <text:p> IF (error IS SM) AND (d_error IS Z) AND (i_error IS SP) THEN (u_out IS Z)</text:p>
            <text:p> IF (error IS SM) AND (d_error IS SP) AND (i_error IS SP) THEN (u_out IS SP)</text:p>
            <text:p> IF (error IS SM) AND (d_error IS MP) AND (i_error IS SP) THEN (u_out IS MP)</text:p>
            <text:p> IF (error IS SM) AND (d_error IS BP) AND (i_error IS SP) THEN (u_out IS BP)</text:p>
            <text:p> IF (error IS Z) AND (d_error IS BM) AND (i_error IS SM) THEN (u_out IS BM)</text:p>
            <text:p> IF (error IS Z) AND (d_error IS MM) AND (i_error IS SM) THEN (u_out IS BM)</text:p>
            <text:p> IF (error IS Z) AND (d_error IS SM) AND (i_error IS SM) THEN (u_out IS MM)</text:p>
            <text:p> IF (error IS Z) AND (d_error IS Z) AND (i_error IS SM) THEN (u_out IS SM)</text:p>
            <text:p> IF (error IS Z) AND (d_error IS SP) AND (i_error IS SM) THEN (u_out IS Z)</text:p>
            <text:p> IF (error IS Z) AND (d_error IS MP) AND (i_error IS SM) THEN (u_out IS SP)</text:p>
            <text:p> IF (error IS Z) AND (d_error IS BP) AND (i_error IS SM) THEN (u_out IS MP)</text:p>
            <text:p> IF (error IS Z) AND (d_error IS BM) AND (i_error IS SP) THEN (u_out IS MM)</text:p>
            <text:p> IF (error IS Z) AND (d_error IS MM) AND (i_error IS SP) THEN (u_out IS SM)</text:p>
            <text:p> IF (error IS Z) AND (d_error IS SM) AND (i_error IS SP) THEN (u_out IS Z)</text:p>
            <text:p> IF (error IS Z) AND (d_error IS Z) AND (i_error IS SP) THEN (u_out IS SP)</text:p>
            <text:p> IF (error IS Z) AND (d_error IS SP) AND (i_error IS SP) THEN (u_out IS MP)</text:p>
            <text:p> IF (error IS Z) AND (d_error IS MP) AND (i_error IS SP) THEN (u_out IS BP)</text:p>
            <text:p> IF (error IS Z) AND (d_error IS BP) AND (i_error IS SP) THEN (u_out IS BP)</text:p>
            <text:p> IF (error IS SP) AND (d_error IS BM) AND (i_error IS SM) THEN (u_out IS BM)</text:p>
            <text:p> IF (error IS SP) AND (d_error IS MM) AND (i_error IS SM) THEN (u_out IS MM)</text:p>
            <text:p> IF (error IS SP) AND (d_error IS SM) AND (i_error IS SM) THEN (u_out IS SM)</text:p>
            <text:p> IF (error IS SP) AND (d_error IS Z) AND (i_error IS SM) THEN (u_out IS Z)</text:p>
            <text:p> IF (error IS SP) AND (d_error IS SP) AND (i_error IS SM) THEN (u_out IS SP)</text:p>
            <text:p> IF (error IS SP) AND (d_error IS MP) AND (i_error IS SM) THEN (u_out IS MP)</text:p>
            <text:p> IF (error IS SP) AND (d_error IS BP) AND (i_error IS SM) THEN (u_out IS BP)</text:p>
            <text:p> IF (error IS SP) AND (d_error IS BM) AND (i_error IS SP) THEN (u_out IS SM)</text:p>
            <text:p> IF (error IS SP) AND (d_error IS MM) AND (i_error IS SP) THEN (u_out IS Z)</text:p>
            <text:p> IF (error IS SP) AND (d_error IS SM) AND (i_error IS SP) THEN (u_out IS SP)</text:p>
            <text:p> IF (error IS SP) AND (d_error IS Z) AND (i_error IS SP) THEN (u_out IS MP)</text:p>
            <text:p> IF (error IS SP) AND (d_error IS SP) AND (i_error IS SP) THEN (u_out IS BP)</text:p>
            <text:p> IF (error IS SP) AND (d_error IS MP) AND (i_error IS SP) THEN (u_out IS BP)</text:p>
            <text:p> IF (error IS SP) AND (d_error IS BP) AND (i_error IS SP) THEN (u_out IS BP)</text:p>
            <text:p> IF (error IS MP) AND (d_error IS BM) AND (i_error IS SM) THEN (u_out IS MM)</text:p>
            <text:p> IF (error IS MP) AND (d_error IS MM) AND (i_error IS SM) THEN (u_out IS SM)</text:p>
            <text:p> IF (error IS MP) AND (d_error IS SM) AND (i_error IS SM) THEN (u_out IS Z)</text:p>
            <text:p> IF (error IS MP) AND (d_error IS Z) AND (i_error IS SM) THEN (u_out IS SP)</text:p>
            <text:p> IF (error IS MP) AND (d_error IS SP) AND (i_error IS SM) THEN (u_out IS MP)</text:p>
            <text:p> IF (error IS MP) AND (d_error IS MP) AND (i_error IS SM) THEN (u_out IS BP)</text:p>
            <text:p> IF (error IS MP) AND (d_error IS BP) AND (i_error IS SM) THEN (u_out IS BP)</text:p>
            <text:p> IF (error IS MP) AND (d_error IS BM) AND (i_error IS SP) THEN (u_out IS Z)</text:p>
            <text:p> IF (error IS MP) AND (d_error IS MM) AND (i_error IS SP) THEN (u_out IS SP)</text:p>
            <text:p> IF (error IS MP) AND (d_error IS SM) AND (i_error IS SP) THEN (u_out IS MP)</text:p>
            <text:p> IF (error IS MP) AND (d_error IS Z) AND (i_error IS SP) THEN (u_out IS BP)</text:p>
            <text:p> IF (error IS MP) AND (d_error IS SP) AND (i_error IS SP) THEN (u_out IS BP)</text:p>
            <text:p> IF (error IS MP) AND (d_error IS MP) AND (i_error IS SP) THEN (u_out IS BP)</text:p>
            <text:p> IF (error IS MP) AND (d_error IS BP) AND (i_error IS SP) THEN (u_out IS BP)</text:p>
            <text:p> IF (error IS BP) AND (d_error IS BM) AND (i_error IS SM) THEN (u_out IS SM)</text:p>
            <text:p> IF (error IS BP) AND (d_error IS MM) AND (i_error IS SM) THEN (u_out IS Z)</text:p>
            <text:p> IF (error IS BP) AND (d_error IS SM) AND (i_error IS SM) THEN (u_out IS SP)</text:p>
            <text:p> IF (error IS BP) AND (d_error IS Z) AND (i_error IS SM) THEN (u_out IS MP)</text:p>
            <text:p> IF (error IS BP) AND (d_error IS SP) AND (i_error IS SM) THEN (u_out IS BP)</text:p>
            <text:p> IF (error IS BP) AND (d_error IS MP) AND (i_error IS SM) THEN (u_out IS BP)</text:p>
            <text:p> IF (error IS BP) AND (d_error IS BP) AND (i_error IS SM) THEN (u_out IS BP)</text:p>
            <text:p> IF (error IS BP) AND (d_error IS BM) AND (i_error IS SP) THEN (u_out IS SP)</text:p>
            <text:p> IF (error IS BP) AND (d_error IS MM) AND (i_error IS SP) THEN (u_out IS MP)</text:p>
            <text:p> IF (error IS BP) AND (d_error IS SM) AND (i_error IS SP) THEN (u_out IS BP)</text:p>
            <text:p> IF (error IS BP) AND (d_error IS Z) AND (i_error IS SP) THEN (u_out IS BP)</text:p>
            <text:p> IF (error IS BP) AND (d_error IS SP) AND (i_error IS SP) THEN (u_out IS BP)</text:p>
            <text:p> IF (error IS BP) AND (d_error IS MP) AND (i_error IS SP) THEN (u_out IS BP)</text:p>
            <text:p> IF (error IS BP) AND (d_error IS BP) AND (i_error IS SP) THEN (u_out IS BP)</text:p>
            <text:p> IF (error IS BM) AND (d_error IS BM) AND (i_error IS MM) THEN (u_out IS BM)</text:p>
            <text:p> IF (error IS BM) AND (d_error IS MM) AND (i_error IS MM) THEN (u_out IS BM)</text:p>
            <text:p> IF (error IS BM) AND (d_error IS SM) AND (i_error IS MM) THEN (u_out IS BM)</text:p>
            <text:p> IF (error IS BM) AND (d_error IS Z) AND (i_error IS MM) THEN (u_out IS BM)</text:p>
            <text:p> IF (error IS BM) AND (d_error IS SP) AND (i_error IS MM) THEN (u_out IS BM)</text:p>
            <text:p> IF (error IS BM) AND (d_error IS MP) AND (i_error IS MM) THEN (u_out IS BM)</text:p>
            <text:p> IF (error IS BM) AND (d_error IS BP) AND (i_error IS MM) THEN (u_out IS MM)</text:p>
            <text:p> IF (error IS BM) AND (d_error IS BM) AND (i_error IS MP) THEN (u_out IS BM)</text:p>
            <text:p> IF (error IS BM) AND (d_error IS MM) AND (i_error IS MP) THEN (u_out IS BM)</text:p>
            <text:p> IF (error IS BM) AND (d_error IS SM) AND (i_error IS MP) THEN (u_out IS MM)</text:p>
            <text:p> IF (error IS BM) AND (d_error IS Z) AND (i_error IS MP) THEN (u_out IS SM)</text:p>
            <text:p> IF (error IS BM) AND (d_error IS SP) AND (i_error IS MP) THEN (u_out IS Z)</text:p>
            <text:p> IF (error IS BM) AND (d_error IS MP) AND (i_error IS MP) THEN (u_out IS SP)</text:p>
            <text:p> IF (error IS BM) AND (d_error IS BP) AND (i_error IS MP) THEN (u_out IS MP)</text:p>
            <text:p> IF (error IS MM) AND (d_error IS BM) AND (i_error IS MM) THEN (u_out IS BM)</text:p>
            <text:p> IF (error IS MM) AND (d_error IS MM) AND (i_error IS MM) THEN (u_out IS BM)</text:p>
            <text:p> IF (error IS MM) AND (d_error IS SM) AND (i_error IS MM) THEN (u_out IS BM)</text:p>
            <text:p> IF (error IS MM) AND (d_error IS Z) AND (i_error IS MM) THEN (u_out IS BM)</text:p>
            <text:p> IF (error IS MM) AND (d_error IS SP) AND (i_error IS MM) THEN (u_out IS BM)</text:p>
            <text:p> IF (error IS MM) AND (d_error IS MP) AND (i_error IS MM) THEN (u_out IS MM)</text:p>
            <text:p> IF (error IS MM) AND (d_error IS BP) AND (i_error IS MM) THEN (u_out IS SM)</text:p>
            <text:p> IF (error IS MM) AND (d_error IS BM) AND (i_error IS MP) THEN (u_out IS BM)</text:p>
            <text:p> IF (error IS MM) AND (d_error IS MM) AND (i_error IS MP) THEN (u_out IS MM)</text:p>
            <text:p> IF (error IS MM) AND (d_error IS SM) AND (i_error IS MP) THEN (u_out IS SM)</text:p>
            <text:p> IF (error IS MM) AND (d_error IS Z) AND (i_error IS MP) THEN (u_out IS Z)</text:p>
            <text:p> IF (error IS MM) AND (d_error IS SP) AND (i_error IS MP) THEN (u_out IS SP)</text:p>
            <text:p> IF (error IS MM) AND (d_error IS MP) AND (i_error IS MP) THEN (u_out IS MP)</text:p>
            <text:p> IF (error IS MM) AND (d_error IS BP) AND (i_error IS MP) THEN (u_out IS BP)</text:p>
            <text:p> IF (error IS SM) AND (d_error IS BM) AND (i_error IS MM) THEN (u_out IS BM)</text:p>
            <text:p> IF (error IS SM) AND (d_error IS MM) AND (i_error IS MM) THEN (u_out IS BM)</text:p>
            <text:p> IF (error IS SM) AND (d_error IS SM) AND (i_error IS MM) THEN (u_out IS BM)</text:p>
            <text:p> IF (error IS SM) AND (d_error IS Z) AND (i_error IS MM) THEN (u_out IS BM)</text:p>
            <text:p> IF (error IS SM) AND (d_error IS SP) AND (i_error IS MM) THEN (u_out IS MM)</text:p>
            <text:p> IF (error IS SM) AND (d_error IS MP) AND (i_error IS MM) THEN (u_out IS SM)</text:p>
            <text:p> IF (error IS SM) AND (d_error IS BP) AND (i_error IS MM) THEN (u_out IS Z)</text:p>
            <text:p> IF (error IS SM) AND (d_error IS BM) AND (i_error IS MP) THEN (u_out IS MM)</text:p>
            <text:p> IF (error IS SM) AND (d_error IS MM) AND (i_error IS MP) THEN (u_out IS SM)</text:p>
            <text:p> IF (error IS SM) AND (d_error IS SM) AND (i_error IS MP) THEN (u_out IS Z)</text:p>
            <text:p> IF (error IS SM) AND (d_error IS Z) AND (i_error IS MP) THEN (u_out IS SP)</text:p>
            <text:p> IF (error IS SM) AND (d_error IS SP) AND (i_error IS MP) THEN (u_out IS MP)</text:p>
            <text:p> IF (error IS SM) AND (d_error IS MP) AND (i_error IS MP) THEN (u_out IS BP)</text:p>
            <text:p> IF (error IS SM) AND (d_error IS BP) AND (i_error IS MP) THEN (u_out IS BP)</text:p>
            <text:p> IF (error IS Z) AND (d_error IS BM) AND (i_error IS MM) THEN (u_out IS BM)</text:p>
            <text:p> IF (error IS Z) AND (d_error IS MM) AND (i_error IS MM) THEN (u_out IS BM)</text:p>
            <text:p> IF (error IS Z) AND (d_error IS SM) AND (i_error IS MM) THEN (u_out IS BM)</text:p>
            <text:p> IF (error IS Z) AND (d_error IS Z) AND (i_error IS MM) THEN (u_out IS MM)</text:p>
            <text:p> IF (error IS Z) AND (d_error IS SP) AND (i_error IS MM) THEN (u_out IS SM)</text:p>
            <text:p> IF (error IS Z) AND (d_error IS MP) AND (i_error IS MM) THEN (u_out IS Z)</text:p>
            <text:p> IF (error IS Z) AND (d_error IS BP) AND (i_error IS MM) THEN (u_out IS SP)</text:p>
            <text:p> IF (error IS Z) AND (d_error IS BM) AND (i_error IS MP) THEN (u_out IS SM)</text:p>
            <text:p> IF (error IS Z) AND (d_error IS MM) AND (i_error IS MP) THEN (u_out IS Z)</text:p>
            <text:p> IF (error IS Z) AND (d_error IS SM) AND (i_error IS MP) THEN (u_out IS SP)</text:p>
            <text:p> IF (error IS Z) AND (d_error IS Z) AND (i_error IS MP) THEN (u_out IS MP)</text:p>
            <text:p> IF (error IS Z) AND (d_error IS SP) AND (i_error IS MP) THEN (u_out IS BP)</text:p>
            <text:p> IF (error IS Z) AND (d_error IS MP) AND (i_error IS MP) THEN (u_out IS BP)</text:p>
            <text:p> IF (error IS Z) AND (d_error IS BP) AND (i_error IS MP) THEN (u_out IS BP)</text:p>
            <text:p> IF (error IS SP) AND (d_error IS BM) AND (i_error IS MM) THEN (u_out IS BM)</text:p>
            <text:p> IF (error IS SP) AND (d_error IS MM) AND (i_error IS MM) THEN (u_out IS BM)</text:p>
            <text:p> IF (error IS SP) AND (d_error IS SM) AND (i_error IS MM) THEN (u_out IS MM)</text:p>
            <text:p> IF (error IS SP) AND (d_error IS Z) AND (i_error IS MM) THEN (u_out IS SM)</text:p>
            <text:p> IF (error IS SP) AND (d_error IS SP) AND (i_error IS MM) THEN (u_out IS Z)</text:p>
            <text:p> IF (error IS SP) AND (d_error IS MP) AND (i_error IS MM) THEN (u_out IS SP)</text:p>
            <text:p> IF (error IS SP) AND (d_error IS BP) AND (i_error IS MM) THEN (u_out IS MP)</text:p>
            <text:p> IF (error IS SP) AND (d_error IS BM) AND (i_error IS MP) THEN (u_out IS Z)</text:p>
            <text:p> IF (error IS SP) AND (d_error IS MM) AND (i_error IS MP) THEN (u_out IS SP)</text:p>
            <text:p> IF (error IS SP) AND (d_error IS SM) AND (i_error IS MP) THEN (u_out IS MP)</text:p>
            <text:p> IF (error IS SP) AND (d_error IS Z) AND (i_error IS MP) THEN (u_out IS BP)</text:p>
            <text:p> IF (error IS SP) AND (d_error IS SP) AND (i_error IS MP) THEN (u_out IS BP)</text:p>
            <text:p> IF (error IS SP) AND (d_error IS MP) AND (i_error IS MP) THEN (u_out IS BP)</text:p>
            <text:p> IF (error IS SP) AND (d_error IS BP) AND (i_error IS MP) THEN (u_out IS BP)</text:p>
            <text:p> IF (error IS MP) AND (d_error IS BM) AND (i_error IS MM) THEN (u_out IS BM)</text:p>
            <text:p> IF (error IS MP) AND (d_error IS MM) AND (i_error IS MM) THEN (u_out IS MM)</text:p>
            <text:p> IF (error IS MP) AND (d_error IS SM) AND (i_error IS MM) THEN (u_out IS SM)</text:p>
            <text:p> IF (error IS MP) AND (d_error IS Z) AND (i_error IS MM) THEN (u_out IS Z)</text:p>
            <text:p> IF (error IS MP) AND (d_error IS SP) AND (i_error IS MM) THEN (u_out IS SP)</text:p>
            <text:p> IF (error IS MP) AND (d_error IS MP) AND (i_error IS MM) THEN (u_out IS MP)</text:p>
            <text:p> IF (error IS MP) AND (d_error IS BP) AND (i_error IS MM) THEN (u_out IS BP)</text:p>
            <text:p> IF (error IS MP) AND (d_error IS BM) AND (i_error IS MP) THEN (u_out IS SP)</text:p>
            <text:p> IF (error IS MP) AND (d_error IS MM) AND (i_error IS MP) THEN (u_out IS MP)</text:p>
            <text:p> IF (error IS MP) AND (d_error IS SM) AND (i_error IS MP) THEN (u_out IS BP)</text:p>
            <text:p> IF (error IS MP) AND (d_error IS Z) AND (i_error IS MP) THEN (u_out IS BP)</text:p>
            <text:p> IF (error IS MP) AND (d_error IS SP) AND (i_error IS MP) THEN (u_out IS BP)</text:p>
            <text:p> IF (error IS MP) AND (d_error IS MP) AND (i_error IS MP) THEN (u_out IS BP)</text:p>
            <text:p> IF (error IS MP) AND (d_error IS BP) AND (i_error IS MP) THEN (u_out IS BP)</text:p>
            <text:p> IF (error IS BP) AND (d_error IS BM) AND (i_error IS MM) THEN (u_out IS MM)</text:p>
            <text:p> IF (error IS BP) AND (d_error IS MM) AND (i_error IS MM) THEN (u_out IS SM)</text:p>
            <text:p> IF (error IS BP) AND (d_error IS SM) AND (i_error IS MM) THEN (u_out IS Z)</text:p>
            <text:p> IF (error IS BP) AND (d_error IS Z) AND (i_error IS MM) THEN (u_out IS SP)</text:p>
            <text:p> IF (error IS BP) AND (d_error IS SP) AND (i_error IS MM) THEN (u_out IS MP)</text:p>
            <text:p> IF (error IS BP) AND (d_error IS MP) AND (i_error IS MM) THEN (u_out IS BP)</text:p>
            <text:p> IF (error IS BP) AND (d_error IS BP) AND (i_error IS MM) THEN (u_out IS BP)</text:p>
            <text:p> IF (error IS BP) AND (d_error IS BM) AND (i_error IS MP) THEN (u_out IS MP)</text:p>
            <text:p> IF (error IS BP) AND (d_error IS MM) AND (i_error IS MP) THEN (u_out IS BP)</text:p>
            <text:p> IF (error IS BP) AND (d_error IS SM) AND (i_error IS MP) THEN (u_out IS BP)</text:p>
            <text:p> IF (error IS BP) AND (d_error IS Z) AND (i_error IS MP) THEN (u_out IS BP)</text:p>
            <text:p> IF (error IS BP) AND (d_error IS SP) AND (i_error IS MP) THEN (u_out IS BP)</text:p>
            <text:p> IF (error IS BP) AND (d_error IS MP) AND (i_error IS MP) THEN (u_out IS BP)</text:p>
            <text:p> IF (error IS BP) AND (d_error IS BP) AND (i_error IS MP) THEN (u_out IS BP)</text:p>
            <text:p> IF (error IS BM) AND (d_error IS BM) AND (i_error IS BM) THEN (u_out IS BM)</text:p>
            <text:p> IF (error IS BM) AND (d_error IS MM) AND (i_error IS BM) THEN (u_out IS BM)</text:p>
            <text:p> IF (error IS BM) AND (d_error IS SM) AND (i_error IS BM) THEN (u_out IS BM)</text:p>
            <text:p> IF (error IS BM) AND (d_error IS Z) AND (i_error IS BM) THEN (u_out IS BM)</text:p>
            <text:p> IF (error IS BM) AND (d_error IS SP) AND (i_error IS BM) THEN (u_out IS BM)</text:p>
            <text:p> IF (error IS BM) AND (d_error IS MP) AND (i_error IS BM) THEN (u_out IS BM)</text:p>
            <text:p> IF (error IS BM) AND (d_error IS BP) AND (i_error IS BM) THEN (u_out IS BM)</text:p>
            <text:p> IF (error IS BM) AND (d_error IS BM) AND (i_error IS BP) THEN (u_out IS BM)</text:p>
            <text:p> IF (error IS BM) AND (d_error IS MM) AND (i_error IS BP) THEN (u_out IS MM)</text:p>
            <text:p> IF (error IS BM) AND (d_error IS SM) AND (i_error IS BP) THEN (u_out IS SM)</text:p>
            <text:p> IF (error IS BM) AND (d_error IS Z) AND (i_error IS BP) THEN (u_out IS Z)</text:p>
            <text:p> IF (error IS BM) AND (d_error IS SP) AND (i_error IS BP) THEN (u_out IS SP)</text:p>
            <text:p> IF (error IS BM) AND (d_error IS MP) AND (i_error IS BP) THEN (u_out IS MP)</text:p>
            <text:p> IF (error IS BM) AND (d_error IS BP) AND (i_error IS BP) THEN (u_out IS BP)</text:p>
            <text:p> IF (error IS MM) AND (d_error IS BM) AND (i_error IS BM) THEN (u_out IS BM)</text:p>
            <text:p> IF (error IS MM) AND (d_error IS MM) AND (i_error IS BM) THEN (u_out IS BM)</text:p>
            <text:p> IF (error IS MM) AND (d_error IS SM) AND (i_error IS BM) THEN (u_out IS BM)</text:p>
            <text:p> IF (error IS MM) AND (d_error IS Z) AND (i_error IS BM) THEN (u_out IS BM)</text:p>
            <text:p> IF (error IS MM) AND (d_error IS SP) AND (i_error IS BM) THEN (u_out IS BM)</text:p>
            <text:p> IF (error IS MM) AND (d_error IS MP) AND (i_error IS BM) THEN (u_out IS BM)</text:p>
            <text:p> IF (error IS MM) AND (d_error IS BP) AND (i_error IS BM) THEN (u_out IS MM)</text:p>
            <text:p> IF (error IS MM) AND (d_error IS BM) AND (i_error IS BP) THEN (u_out IS MM)</text:p>
            <text:p> IF (error IS MM) AND (d_error IS MM) AND (i_error IS BP) THEN (u_out IS SM)</text:p>
            <text:p> IF (error IS MM) AND (d_error IS SM) AND (i_error IS BP) THEN (u_out IS Z)</text:p>
            <text:p> IF (error IS MM) AND (d_error IS Z) AND (i_error IS BP) THEN (u_out IS SP)</text:p>
            <text:p> IF (error IS MM) AND (d_error IS SP) AND (i_error IS BP) THEN (u_out IS MP)</text:p>
            <text:p> IF (error IS MM) AND (d_error IS MP) AND (i_error IS BP) THEN (u_out IS BP)</text:p>
            <text:p> IF (error IS MM) AND (d_error IS BP) AND (i_error IS BP) THEN (u_out IS BP)</text:p>
            <text:p> IF (error IS SM) AND (d_error IS BM) AND (i_error IS BM) THEN (u_out IS BM)</text:p>
            <text:p> IF (error IS SM) AND (d_error IS MM) AND (i_error IS BM) THEN (u_out IS BM)</text:p>
            <text:p> IF (error IS SM) AND (d_error IS SM) AND (i_error IS BM) THEN (u_out IS BM)</text:p>
            <text:p> IF (error IS SM) AND (d_error IS Z) AND (i_error IS BM) THEN (u_out IS BM)</text:p>
            <text:p> IF (error IS SM) AND (d_error IS SP) AND (i_error IS BM) THEN (u_out IS BM)</text:p>
            <text:p> IF (error IS SM) AND (d_error IS MP) AND (i_error IS BM) THEN (u_out IS MM)</text:p>
            <text:p> IF (error IS SM) AND (d_error IS BP) AND (i_error IS BM) THEN (u_out IS SM)</text:p>
            <text:p> IF (error IS SM) AND (d_error IS BM) AND (i_error IS BP) THEN (u_out IS SM)</text:p>
            <text:p> IF (error IS SM) AND (d_error IS MM) AND (i_error IS BP) THEN (u_out IS Z)</text:p>
            <text:p> IF (error IS SM) AND (d_error IS SM) AND (i_error IS BP) THEN (u_out IS SP)</text:p>
            <text:p> IF (error IS SM) AND (d_error IS Z) AND (i_error IS BP) THEN (u_out IS MP)</text:p>
            <text:p> IF (error IS SM) AND (d_error IS SP) AND (i_error IS BP) THEN (u_out IS BP)</text:p>
            <text:p> IF (error IS SM) AND (d_error IS MP) AND (i_error IS BP) THEN (u_out IS BP)</text:p>
            <text:p> IF (error IS SM) AND (d_error IS BP) AND (i_error IS BP) THEN (u_out IS BP)</text:p>
            <text:p> IF (error IS Z) AND (d_error IS BM) AND (i_error IS BM) THEN (u_out IS BM)</text:p>
            <text:p> IF (error IS Z) AND (d_error IS MM) AND (i_error IS BM) THEN (u_out IS BM)</text:p>
            <text:p> IF (error IS Z) AND (d_error IS SM) AND (i_error IS BM) THEN (u_out IS BM)</text:p>
            <text:p> IF (error IS Z) AND (d_error IS Z) AND (i_error IS BM) THEN (u_out IS BM)</text:p>
            <text:p> IF (error IS Z) AND (d_error IS SP) AND (i_error IS BM) THEN (u_out IS MM)</text:p>
            <text:p> IF (error IS Z) AND (d_error IS MP) AND (i_error IS BM) THEN (u_out IS SM)</text:p>
            <text:p> IF (error IS Z) AND (d_error IS BP) AND (i_error IS BM) THEN (u_out IS Z)</text:p>
            <text:p> IF (error IS Z) AND (d_error IS BM) AND (i_error IS BP) THEN (u_out IS Z)</text:p>
            <text:p> IF (error IS Z) AND (d_error IS MM) AND (i_error IS BP) THEN (u_out IS SP)</text:p>
            <text:p> IF (error IS Z) AND (d_error IS SM) AND (i_error IS BP) THEN (u_out IS MP)</text:p>
            <text:p> IF (error IS Z) AND (d_error IS Z) AND (i_error IS BP) THEN (u_out IS BP)</text:p>
            <text:p> IF (error IS Z) AND (d_error IS SP) AND (i_error IS BP) THEN (u_out IS BP)</text:p>
            <text:p> IF (error IS Z) AND (d_error IS MP) AND (i_error IS BP) THEN (u_out IS BP)</text:p>
            <text:p> IF (error IS Z) AND (d_error IS BP) AND (i_error IS BP) THEN (u_out IS BP)</text:p>
            <text:p> IF (error IS SP) AND (d_error IS BM) AND (i_error IS BM) THEN (u_out IS BM)</text:p>
            <text:p> IF (error IS SP) AND (d_error IS MM) AND (i_error IS BM) THEN (u_out IS BM)</text:p>
            <text:p> IF (error IS SP) AND (d_error IS SM) AND (i_error IS BM) THEN (u_out IS BM)</text:p>
            <text:p> IF (error IS SP) AND (d_error IS Z) AND (i_error IS BM) THEN (u_out IS MM)</text:p>
            <text:p> IF (error IS SP) AND (d_error IS SP) AND (i_error IS BM) THEN (u_out IS SM)</text:p>
            <text:p> IF (error IS SP) AND (d_error IS MP) AND (i_error IS BM) THEN (u_out IS Z)</text:p>
            <text:p> IF (error IS SP) AND (d_error IS BP) AND (i_error IS BM) THEN (u_out IS SP)</text:p>
            <text:p> IF (error IS SP) AND (d_error IS BM) AND (i_error IS BP) THEN (u_out IS SP)</text:p>
            <text:p> IF (error IS SP) AND (d_error IS MM) AND (i_error IS BP) THEN (u_out IS MP)</text:p>
            <text:p> IF (error IS SP) AND (d_error IS SM) AND (i_error IS BP) THEN (u_out IS BP)</text:p>
            <text:p> IF (error IS SP) AND (d_error IS Z) AND (i_error IS BP) THEN (u_out IS BP)</text:p>
            <text:p> IF (error IS SP) AND (d_error IS SP) AND (i_error IS BP) THEN (u_out IS BP)</text:p>
            <text:p> IF (error IS SP) AND (d_error IS MP) AND (i_error IS BP) THEN (u_out IS BP)</text:p>
            <text:p> IF (error IS SP) AND (d_error IS BP) AND (i_error IS BP) THEN (u_out IS BP)</text:p>
            <text:p> IF (error IS MP) AND (d_error IS BM) AND (i_error IS BM) THEN (u_out IS BM)</text:p>
            <text:p> IF (error IS MP) AND (d_error IS MM) AND (i_error IS BM) THEN (u_out IS BM)</text:p>
            <text:p> IF (error IS MP) AND (d_error IS SM) AND (i_error IS BM) THEN (u_out IS MM)</text:p>
            <text:p> IF (error IS MP) AND (d_error IS Z) AND (i_error IS BM) THEN (u_out IS SM)</text:p>
            <text:p> IF (error IS MP) AND (d_error IS SP) AND (i_error IS BM) THEN (u_out IS Z)</text:p>
            <text:p> IF (error IS MP) AND (d_error IS MP) AND (i_error IS BM) THEN (u_out IS SP)</text:p>
            <text:p> IF (error IS MP) AND (d_error IS BP) AND (i_error IS BM) THEN (u_out IS MP)</text:p>
            <text:p> IF (error IS MP) AND (d_error IS BM) AND (i_error IS BP) THEN (u_out IS MP)</text:p>
            <text:p> IF (error IS MP) AND (d_error IS MM) AND (i_error IS BP) THEN (u_out IS BP)</text:p>
            <text:p> IF (error IS MP) AND (d_error IS SM) AND (i_error IS BP) THEN (u_out IS BP)</text:p>
            <text:p> IF (error IS MP) AND (d_error IS Z) AND (i_error IS BP) THEN (u_out IS BP)</text:p>
            <text:p> IF (error IS MP) AND (d_error IS SP) AND (i_error IS BP) THEN (u_out IS BP)</text:p>
            <text:p> IF (error IS MP) AND (d_error IS MP) AND (i_error IS BP) THEN (u_out IS BP)</text:p>
            <text:p> IF (error IS MP) AND (d_error IS BP) AND (i_error IS BP) THEN (u_out IS BP)</text:p>
            <text:p> IF (error IS BP) AND (d_error IS BM) AND (i_error IS BM) THEN (u_out IS BM)</text:p>
            <text:p> IF (error IS BP) AND (d_error IS MM) AND (i_error IS BM) THEN (u_out IS MM)</text:p>
            <text:p> IF (error IS BP) AND (d_error IS SM) AND (i_error IS BM) THEN (u_out IS SM)</text:p>
            <text:p> IF (error IS BP) AND (d_error IS Z) AND (i_error IS BM) THEN (u_out IS Z)</text:p>
            <text:p> IF (error IS BP) AND (d_error IS SP) AND (i_error IS BM) THEN (u_out IS SP)</text:p>
            <text:p> IF (error IS BP) AND (d_error IS MP) AND (i_error IS BM) THEN (u_out IS MP)</text:p>
            <text:p> IF (error IS BP) AND (d_error IS BP) AND (i_error IS BM) THEN (u_out IS BP)</text:p>
            <text:p> IF (error IS BP) AND (d_error IS BM) AND (i_error IS BP) THEN (u_out IS BP)</text:p>
            <text:p> IF (error IS BP) AND (d_error IS MM) AND (i_error IS BP) THEN (u_out IS BP)</text:p>
            <text:p> IF (error IS BP) AND (d_error IS SM) AND (i_error IS BP) THEN (u_out IS BP)</text:p>
            <text:p> IF (error IS BP) AND (d_error IS Z) AND (i_error IS BP) THEN (u_out IS BP)</text:p>
            <text:p> IF (error IS BP) AND (d_error IS SP) AND (i_error IS BP) THEN (u_out IS BP)</text:p>
            <text:p> IF (error IS BP) AND (d_error IS MP) AND (i_error IS BP) THEN (u_out IS BP)</text:p>
            <text:p> IF (error IS BP) AND (d_error IS BP) AND (i_error IS BP) THEN (u_out IS BP)</text:p>
          </table:table-cell>
          <table:table-cell table:number-columns-repeated="15"/>
        </table:table-row>
        <table:table-row table:style-name="ro3">
          <table:table-cell table:number-columns-repeated="2"/>
          <table:table-cell table:formula="of:=COM.MICROSOFT.TEXTJOIN(CHAR(10);1;[.$C$85:.$R$121])" office:value-type="string" office:string-value=" IF (error IS BM) AND (d_error IS BM) AND (i_error IS Z) THEN (u_out IS BM)&#10; IF (error IS BM) AND (d_error IS MM) AND (i_error IS Z) THEN (u_out IS BM)&#10; IF (error IS BM) AND (d_error IS SM) AND (i_error IS Z) THEN (u_out IS BM)&#10; IF (error IS BM) AND (d_error IS Z) AND (i_error IS Z) THEN (u_out IS BM)&#10; IF (error IS BM) AND (d_error IS SP) AND (i_error IS Z) THEN (u_out IS MM)&#10; IF (error IS BM) AND (d_error IS MP) AND (i_error IS Z) THEN (u_out IS SM)&#10; IF (error IS BM) AND (d_error IS BP) AND (i_error IS Z) THEN (u_out IS Z)&#10; IF (error IS MM) AND (d_error IS BM) AND (i_error IS Z) THEN (u_out IS BM)&#10; IF (error IS MM) AND (d_error IS MM) AND (i_error IS Z) THEN (u_out IS BM)&#10; IF (error IS MM) AND (d_error IS SM) AND (i_error IS Z) THEN (u_out IS BM)&#10; IF (error IS MM) AND (d_error IS Z) AND (i_error IS Z) THEN (u_out IS MM)&#10; IF (error IS MM) AND (d_error IS SP) AND (i_error IS Z) THEN (u_out IS SM)&#10; IF (error IS MM) AND (d_error IS MP) AND (i_error IS Z) THEN (u_out IS Z)&#10; IF (error IS MM) AND (d_error IS BP) AND (i_error IS Z) THEN (u_out IS SP)&#10; IF (error IS SM) AND (d_error IS BM) AND (i_error IS Z) THEN (u_out IS BM)&#10; IF (error IS SM) AND (d_error IS MM) AND (i_error IS Z) THEN (u_out IS BM)&#10; IF (error IS SM) AND (d_error IS SM) AND (i_error IS Z) THEN (u_out IS MM)&#10; IF (error IS SM) AND (d_error IS Z) AND (i_error IS Z) THEN (u_out IS SM)&#10; IF (error IS SM) AND (d_error IS SP) AND (i_error IS Z) THEN (u_out IS Z)&#10; IF (error IS SM) AND (d_error IS MP) AND (i_error IS Z) THEN (u_out IS SP)&#10; IF (error IS SM) AND (d_error IS BP) AND (i_error IS Z) THEN (u_out IS MP)&#10; IF (error IS Z) AND (d_error IS BM) AND (i_error IS Z) THEN (u_out IS BM)&#10; IF (error IS Z) AND (d_error IS MM) AND (i_error IS Z) THEN (u_out IS MM)&#10; IF (error IS Z) AND (d_error IS SM) AND (i_error IS Z) THEN (u_out IS SM)&#10; IF (error IS Z) AND (d_error IS Z) AND (i_error IS Z) THEN (u_out IS Z)&#10; IF (error IS Z) AND (d_error IS SP) AND (i_error IS Z) THEN (u_out IS SP)&#10; IF (error IS Z) AND (d_error IS MP) AND (i_error IS Z) THEN (u_out IS MP)&#10; IF (error IS Z) AND (d_error IS BP) AND (i_error IS Z) THEN (u_out IS BP)&#10; IF (error IS SP) AND (d_error IS BM) AND (i_error IS Z) THEN (u_out IS MM)&#10; IF (error IS SP) AND (d_error IS MM) AND (i_error IS Z) THEN (u_out IS SM)&#10; IF (error IS SP) AND (d_error IS SM) AND (i_error IS Z) THEN (u_out IS Z)&#10; IF (error IS SP) AND (d_error IS Z) AND (i_error IS Z) THEN (u_out IS SP)&#10; IF (error IS SP) AND (d_error IS SP) AND (i_error IS Z) THEN (u_out IS MP)&#10; IF (error IS SP) AND (d_error IS MP) AND (i_error IS Z) THEN (u_out IS BP)&#10; IF (error IS SP) AND (d_error IS BP) AND (i_error IS Z) THEN (u_out IS BP)&#10; IF (error IS MP) AND (d_error IS BM) AND (i_error IS Z) THEN (u_out IS SM)&#10; IF (error IS MP) AND (d_error IS MM) AND (i_error IS Z) THEN (u_out IS Z)&#10; IF (error IS MP) AND (d_error IS SM) AND (i_error IS Z) THEN (u_out IS SP)&#10; IF (error IS MP) AND (d_error IS Z) AND (i_error IS Z) THEN (u_out IS MP)&#10; IF (error IS MP) AND (d_error IS SP) AND (i_error IS Z) THEN (u_out IS BP)&#10; IF (error IS MP) AND (d_error IS MP) AND (i_error IS Z) THEN (u_out IS BP)&#10; IF (error IS MP) AND (d_error IS BP) AND (i_error IS Z) THEN (u_out IS BP)&#10; IF (error IS BP) AND (d_error IS BM) AND (i_error IS Z) THEN (u_out IS Z)&#10; IF (error IS BP) AND (d_error IS MM) AND (i_error IS Z) THEN (u_out IS SP)&#10; IF (error IS BP) AND (d_error IS SM) AND (i_error IS Z) THEN (u_out IS MP)&#10; IF (error IS BP) AND (d_error IS Z) AND (i_error IS Z) THEN (u_out IS BP)&#10; IF (error IS BP) AND (d_error IS SP) AND (i_error IS Z) THEN (u_out IS BP)&#10; IF (error IS BP) AND (d_error IS MP) AND (i_error IS Z) THEN (u_out IS BP)&#10; IF (error IS BP) AND (d_error IS BP) AND (i_error IS Z) THEN (u_out IS BP)&#10; IF (error IS BM) AND (d_error IS BM) AND (i_error IS SM) THEN (u_out IS BM)&#10; IF (error IS BM) AND (d_error IS MM) AND (i_error IS SM) THEN (u_out IS BM)&#10; IF (error IS BM) AND (d_error IS SM) AND (i_error IS SM) THEN (u_out IS BM)&#10; IF (error IS BM) AND (d_error IS Z) AND (i_error IS SM) THEN (u_out IS BM)&#10; IF (error IS BM) AND (d_error IS SP) AND (i_error IS SM) THEN (u_out IS BM)&#10; IF (error IS BM) AND (d_error IS MP) AND (i_error IS SM) THEN (u_out IS MM)&#10; IF (error IS BM) AND (d_error IS BP) AND (i_error IS SM) THEN (u_out IS SM)&#10; IF (error IS BM) AND (d_error IS BM) AND (i_error IS SP) THEN (u_out IS BM)&#10; IF (error IS BM) AND (d_error IS MM) AND (i_error IS SP) THEN (u_out IS BM)&#10; IF (error IS BM) AND (d_error IS SM) AND (i_error IS SP) THEN (u_out IS BM)&#10; IF (error IS BM) AND (d_error IS Z) AND (i_error IS SP) THEN (u_out IS MM)&#10; IF (error IS BM) AND (d_error IS SP) AND (i_error IS SP) THEN (u_out IS SM)&#10; IF (error IS BM) AND (d_error IS MP) AND (i_error IS SP) THEN (u_out IS Z)&#10; IF (error IS BM) AND (d_error IS BP) AND (i_error IS SP) THEN (u_out IS SP)&#10; IF (error IS MM) AND (d_error IS BM) AND (i_error IS SM) THEN (u_out IS BM)&#10; IF (error IS MM) AND (d_error IS MM) AND (i_error IS SM) THEN (u_out IS BM)&#10; IF (error IS MM) AND (d_error IS SM) AND (i_error IS SM) THEN (u_out IS BM)&#10; IF (error IS MM) AND (d_error IS Z) AND (i_error IS SM) THEN (u_out IS BM)&#10; IF (error IS MM) AND (d_error IS SP) AND (i_error IS SM) THEN (u_out IS MM)&#10; IF (error IS MM) AND (d_error IS MP) AND (i_error IS SM) THEN (u_out IS SM)&#10; IF (error IS MM) AND (d_error IS BP) AND (i_error IS SM) THEN (u_out IS Z)&#10; IF (error IS MM) AND (d_error IS BM) AND (i_error IS SP) THEN (u_out IS BM)&#10; IF (error IS MM) AND (d_error IS MM) AND (i_error IS SP) THEN (u_out IS BM)&#10; IF (error IS MM) AND (d_error IS SM) AND (i_error IS SP) THEN (u_out IS MM)&#10; IF (error IS MM) AND (d_error IS Z) AND (i_error IS SP) THEN (u_out IS SM)&#10; IF (error IS MM) AND (d_error IS SP) AND (i_error IS SP) THEN (u_out IS Z)&#10; IF (error IS MM) AND (d_error IS MP) AND (i_error IS SP) THEN (u_out IS SP)&#10; IF (error IS MM) AND (d_error IS BP) AND (i_error IS SP) THEN (u_out IS MP)&#10; IF (error IS SM) AND (d_error IS BM) AND (i_error IS SM) THEN (u_out IS BM)&#10; IF (error IS SM) AND (d_error IS MM) AND (i_error IS SM) THEN (u_out IS BM)&#10; IF (error IS SM) AND (d_error IS SM) AND (i_error IS SM) THEN (u_out IS BM)&#10; IF (error IS SM) AND (d_error IS Z) AND (i_error IS SM) THEN (u_out IS MM)&#10; IF (error IS SM) AND (d_error IS SP) AND (i_error IS SM) THEN (u_out IS SM)&#10; IF (error IS SM) AND (d_error IS MP) AND (i_error IS SM) THEN (u_out IS Z)&#10; IF (error IS SM) AND (d_error IS BP) AND (i_error IS SM) THEN (u_out IS SP)&#10; IF (error IS SM) AND (d_error IS BM) AND (i_error IS SP) THEN (u_out IS BM)&#10; IF (error IS SM) AND (d_error IS MM) AND (i_error IS SP) THEN (u_out IS MM)&#10; IF (error IS SM) AND (d_error IS SM) AND (i_error IS SP) THEN (u_out IS SM)&#10; IF (error IS SM) AND (d_error IS Z) AND (i_error IS SP) THEN (u_out IS Z)&#10; IF (error IS SM) AND (d_error IS SP) AND (i_error IS SP) THEN (u_out IS SP)&#10; IF (error IS SM) AND (d_error IS MP) AND (i_error IS SP) THEN (u_out IS MP)&#10; IF (error IS SM) AND (d_error IS BP) AND (i_error IS SP) THEN (u_out IS BP)&#10; IF (error IS Z) AND (d_error IS BM) AND (i_error IS SM) THEN (u_out IS BM)&#10; IF (error IS Z) AND (d_error IS MM) AND (i_error IS SM) THEN (u_out IS BM)&#10; IF (error IS Z) AND (d_error IS SM) AND (i_error IS SM) THEN (u_out IS MM)&#10; IF (error IS Z) AND (d_error IS Z) AND (i_error IS SM) THEN (u_out IS SM)&#10; IF (error IS Z) AND (d_error IS SP) AND (i_error IS SM) THEN (u_out IS Z)&#10; IF (error IS Z) AND (d_error IS MP) AND (i_error IS SM) THEN (u_out IS SP)&#10; IF (error IS Z) AND (d_error IS BP) AND (i_error IS SM) THEN (u_out IS MP)&#10; IF (error IS Z) AND (d_error IS BM) AND (i_error IS SP) THEN (u_out IS MM)&#10; IF (error IS Z) AND (d_error IS MM) AND (i_error IS SP) THEN (u_out IS SM)&#10; IF (error IS Z) AND (d_error IS SM) AND (i_error IS SP) THEN (u_out IS Z)&#10; IF (error IS Z) AND (d_error IS Z) AND (i_error IS SP) THEN (u_out IS SP)&#10; IF (error IS Z) AND (d_error IS SP) AND (i_error IS SP) THEN (u_out IS MP)&#10; IF (error IS Z) AND (d_error IS MP) AND (i_error IS SP) THEN (u_out IS BP)&#10; IF (error IS Z) AND (d_error IS BP) AND (i_error IS SP) THEN (u_out IS BP)&#10; IF (error IS SP) AND (d_error IS BM) AND (i_error IS SM) THEN (u_out IS BM)&#10; IF (error IS SP) AND (d_error IS MM) AND (i_error IS SM) THEN (u_out IS MM)&#10; IF (error IS SP) AND (d_error IS SM) AND (i_error IS SM) THEN (u_out IS SM)&#10; IF (error IS SP) AND (d_error IS Z) AND (i_error IS SM) THEN (u_out IS Z)&#10; IF (error IS SP) AND (d_error IS SP) AND (i_error IS SM) THEN (u_out IS SP)&#10; IF (error IS SP) AND (d_error IS MP) AND (i_error IS SM) THEN (u_out IS MP)&#10; IF (error IS SP) AND (d_error IS BP) AND (i_error IS SM) THEN (u_out IS BP)&#10; IF (error IS SP) AND (d_error IS BM) AND (i_error IS SP) THEN (u_out IS SM)&#10; IF (error IS SP) AND (d_error IS MM) AND (i_error IS SP) THEN (u_out IS Z)&#10; IF (error IS SP) AND (d_error IS SM) AND (i_error IS SP) THEN (u_out IS SP)&#10; IF (error IS SP) AND (d_error IS Z) AND (i_error IS SP) THEN (u_out IS MP)&#10; IF (error IS SP) AND (d_error IS SP) AND (i_error IS SP) THEN (u_out IS BP)&#10; IF (error IS SP) AND (d_error IS MP) AND (i_error IS SP) THEN (u_out IS BP)&#10; IF (error IS SP) AND (d_error IS BP) AND (i_error IS SP) THEN (u_out IS BP)&#10; IF (error IS MP) AND (d_error IS BM) AND (i_error IS SM) THEN (u_out IS MM)&#10; IF (error IS MP) AND (d_error IS MM) AND (i_error IS SM) THEN (u_out IS SM)&#10; IF (error IS MP) AND (d_error IS SM) AND (i_error IS SM) THEN (u_out IS Z)&#10; IF (error IS MP) AND (d_error IS Z) AND (i_error IS SM) THEN (u_out IS SP)&#10; IF (error IS MP) AND (d_error IS SP) AND (i_error IS SM) THEN (u_out IS MP)&#10; IF (error IS MP) AND (d_error IS MP) AND (i_error IS SM) THEN (u_out IS BP)&#10; IF (error IS MP) AND (d_error IS BP) AND (i_error IS SM) THEN (u_out IS BP)&#10; IF (error IS MP) AND (d_error IS BM) AND (i_error IS SP) THEN (u_out IS Z)&#10; IF (error IS MP) AND (d_error IS MM) AND (i_error IS SP) THEN (u_out IS SP)&#10; IF (error IS MP) AND (d_error IS SM) AND (i_error IS SP) THEN (u_out IS MP)&#10; IF (error IS MP) AND (d_error IS Z) AND (i_error IS SP) THEN (u_out IS BP)&#10; IF (error IS MP) AND (d_error IS SP) AND (i_error IS SP) THEN (u_out IS BP)&#10; IF (error IS MP) AND (d_error IS MP) AND (i_error IS SP) THEN (u_out IS BP)&#10; IF (error IS MP) AND (d_error IS BP) AND (i_error IS SP) THEN (u_out IS BP)&#10; IF (error IS BP) AND (d_error IS BM) AND (i_error IS SM) THEN (u_out IS SM)&#10; IF (error IS BP) AND (d_error IS MM) AND (i_error IS SM) THEN (u_out IS Z)&#10; IF (error IS BP) AND (d_error IS SM) AND (i_error IS SM) THEN (u_out IS SP)&#10; IF (error IS BP) AND (d_error IS Z) AND (i_error IS SM) THEN (u_out IS MP)&#10; IF (error IS BP) AND (d_error IS SP) AND (i_error IS SM) THEN (u_out IS BP)&#10; IF (error IS BP) AND (d_error IS MP) AND (i_error IS SM) THEN (u_out IS BP)&#10; IF (error IS BP) AND (d_error IS BP) AND (i_error IS SM) THEN (u_out IS BP)&#10; IF (error IS BP) AND (d_error IS BM) AND (i_error IS SP) THEN (u_out IS SP)&#10; IF (error IS BP) AND (d_error IS MM) AND (i_error IS SP) THEN (u_out IS MP)&#10; IF (error IS BP) AND (d_error IS SM) AND (i_error IS SP) THEN (u_out IS BP)&#10; IF (error IS BP) AND (d_error IS Z) AND (i_error IS SP) THEN (u_out IS BP)&#10; IF (error IS BP) AND (d_error IS SP) AND (i_error IS SP) THEN (u_out IS BP)&#10; IF (error IS BP) AND (d_error IS MP) AND (i_error IS SP) THEN (u_out IS BP)&#10; IF (error IS BP) AND (d_error IS BP) AND (i_error IS SP) THEN (u_out IS BP)&#10; IF (error IS BM) AND (d_error IS BM) AND (i_error IS MM) THEN (u_out IS BM)&#10; IF (error IS BM) AND (d_error IS MM) AND (i_error IS MM) THEN (u_out IS BM)&#10; IF (error IS BM) AND (d_error IS SM) AND (i_error IS MM) THEN (u_out IS BM)&#10; IF (error IS BM) AND (d_error IS Z) AND (i_error IS MM) THEN (u_out IS BM)&#10; IF (error IS BM) AND (d_error IS SP) AND (i_error IS MM) THEN (u_out IS BM)&#10; IF (error IS BM) AND (d_error IS MP) AND (i_error IS MM) THEN (u_out IS BM)&#10; IF (error IS BM) AND (d_error IS BP) AND (i_error IS MM) THEN (u_out IS MM)&#10; IF (error IS BM) AND (d_error IS BM) AND (i_error IS MP) THEN (u_out IS BM)&#10; IF (error IS BM) AND (d_error IS MM) AND (i_error IS MP) THEN (u_out IS BM)&#10; IF (error IS BM) AND (d_error IS SM) AND (i_error IS MP) THEN (u_out IS MM)&#10; IF (error IS BM) AND (d_error IS Z) AND (i_error IS MP) THEN (u_out IS SM)&#10; IF (error IS BM) AND (d_error IS SP) AND (i_error IS MP) THEN (u_out IS Z)&#10; IF (error IS BM) AND (d_error IS MP) AND (i_error IS MP) THEN (u_out IS SP)&#10; IF (error IS BM) AND (d_error IS BP) AND (i_error IS MP) THEN (u_out IS MP)&#10; IF (error IS MM) AND (d_error IS BM) AND (i_error IS MM) THEN (u_out IS BM)&#10; IF (error IS MM) AND (d_error IS MM) AND (i_error IS MM) THEN (u_out IS BM)&#10; IF (error IS MM) AND (d_error IS SM) AND (i_error IS MM) THEN (u_out IS BM)&#10; IF (error IS MM) AND (d_error IS Z) AND (i_error IS MM) THEN (u_out IS BM)&#10; IF (error IS MM) AND (d_error IS SP) AND (i_error IS MM) THEN (u_out IS BM)&#10; IF (error IS MM) AND (d_error IS MP) AND (i_error IS MM) THEN (u_out IS MM)&#10; IF (error IS MM) AND (d_error IS BP) AND (i_error IS MM) THEN (u_out IS SM)&#10; IF (error IS MM) AND (d_error IS BM) AND (i_error IS MP) THEN (u_out IS BM)&#10; IF (error IS MM) AND (d_error IS MM) AND (i_error IS MP) THEN (u_out IS MM)&#10; IF (error IS MM) AND (d_error IS SM) AND (i_error IS MP) THEN (u_out IS SM)&#10; IF (error IS MM) AND (d_error IS Z) AND (i_error IS MP) THEN (u_out IS Z)&#10; IF (error IS MM) AND (d_error IS SP) AND (i_error IS MP) THEN (u_out IS SP)&#10; IF (error IS MM) AND (d_error IS MP) AND (i_error IS MP) THEN (u_out IS MP)&#10; IF (error IS MM) AND (d_error IS BP) AND (i_error IS MP) THEN (u_out IS BP)&#10; IF (error IS SM) AND (d_error IS BM) AND (i_error IS MM) THEN (u_out IS BM)&#10; IF (error IS SM) AND (d_error IS MM) AND (i_error IS MM) THEN (u_out IS BM)&#10; IF (error IS SM) AND (d_error IS SM) AND (i_error IS MM) THEN (u_out IS BM)&#10; IF (error IS SM) AND (d_error IS Z) AND (i_error IS MM) THEN (u_out IS BM)&#10; IF (error IS SM) AND (d_error IS SP) AND (i_error IS MM) THEN (u_out IS MM)&#10; IF (error IS SM) AND (d_error IS MP) AND (i_error IS MM) THEN (u_out IS SM)&#10; IF (error IS SM) AND (d_error IS BP) AND (i_error IS MM) THEN (u_out IS Z)&#10; IF (error IS SM) AND (d_error IS BM) AND (i_error IS MP) THEN (u_out IS MM)&#10; IF (error IS SM) AND (d_error IS MM) AND (i_error IS MP) THEN (u_out IS SM)&#10; IF (error IS SM) AND (d_error IS SM) AND (i_error IS MP) THEN (u_out IS Z)&#10; IF (error IS SM) AND (d_error IS Z) AND (i_error IS MP) THEN (u_out IS SP)&#10; IF (error IS SM) AND (d_error IS SP) AND (i_error IS MP) THEN (u_out IS MP)&#10; IF (error IS SM) AND (d_error IS MP) AND (i_error IS MP) THEN (u_out IS BP)&#10; IF (error IS SM) AND (d_error IS BP) AND (i_error IS MP) THEN (u_out IS BP)&#10; IF (error IS Z) AND (d_error IS BM) AND (i_error IS MM) THEN (u_out IS BM)&#10; IF (error IS Z) AND (d_error IS MM) AND (i_error IS MM) THEN (u_out IS BM)&#10; IF (error IS Z) AND (d_error IS SM) AND (i_error IS MM) THEN (u_out IS BM)&#10; IF (error IS Z) AND (d_error IS Z) AND (i_error IS MM) THEN (u_out IS MM)&#10; IF (error IS Z) AND (d_error IS SP) AND (i_error IS MM) THEN (u_out IS SM)&#10; IF (error IS Z) AND (d_error IS MP) AND (i_error IS MM) THEN (u_out IS Z)&#10; IF (error IS Z) AND (d_error IS BP) AND (i_error IS MM) THEN (u_out IS SP)&#10; IF (error IS Z) AND (d_error IS BM) AND (i_error IS MP) THEN (u_out IS SM)&#10; IF (error IS Z) AND (d_error IS MM) AND (i_error IS MP) THEN (u_out IS Z)&#10; IF (error IS Z) AND (d_error IS SM) AND (i_error IS MP) THEN (u_out IS SP)&#10; IF (error IS Z) AND (d_error IS Z) AND (i_error IS MP) THEN (u_out IS MP)&#10; IF (error IS Z) AND (d_error IS SP) AND (i_error IS MP) THEN (u_out IS BP)&#10; IF (error IS Z) AND (d_error IS MP) AND (i_error IS MP) THEN (u_out IS BP)&#10; IF (error IS Z) AND (d_error IS BP) AND (i_error IS MP) THEN (u_out IS BP)&#10; IF (error IS SP) AND (d_error IS BM) AND (i_error IS MM) THEN (u_out IS BM)&#10; IF (error IS SP) AND (d_error IS MM) AND (i_error IS MM) THEN (u_out IS BM)&#10; IF (error IS SP) AND (d_error IS SM) AND (i_error IS MM) THEN (u_out IS MM)&#10; IF (error IS SP) AND (d_error IS Z) AND (i_error IS MM) THEN (u_out IS SM)&#10; IF (error IS SP) AND (d_error IS SP) AND (i_error IS MM) THEN (u_out IS Z)&#10; IF (error IS SP) AND (d_error IS MP) AND (i_error IS MM) THEN (u_out IS SP)&#10; IF (error IS SP) AND (d_error IS BP) AND (i_error IS MM) THEN (u_out IS MP)&#10; IF (error IS SP) AND (d_error IS BM) AND (i_error IS MP) THEN (u_out IS Z)&#10; IF (error IS SP) AND (d_error IS MM) AND (i_error IS MP) THEN (u_out IS SP)&#10; IF (error IS SP) AND (d_error IS SM) AND (i_error IS MP) THEN (u_out IS MP)&#10; IF (error IS SP) AND (d_error IS Z) AND (i_error IS MP) THEN (u_out IS BP)&#10; IF (error IS SP) AND (d_error IS SP) AND (i_error IS MP) THEN (u_out IS BP)&#10; IF (error IS SP) AND (d_error IS MP) AND (i_error IS MP) THEN (u_out IS BP)&#10; IF (error IS SP) AND (d_error IS BP) AND (i_error IS MP) THEN (u_out IS BP)&#10; IF (error IS MP) AND (d_error IS BM) AND (i_error IS MM) THEN (u_out IS BM)&#10; IF (error IS MP) AND (d_error IS MM) AND (i_error IS MM) THEN (u_out IS MM)&#10; IF (error IS MP) AND (d_error IS SM) AND (i_error IS MM) THEN (u_out IS SM)&#10; IF (error IS MP) AND (d_error IS Z) AND (i_error IS MM) THEN (u_out IS Z)&#10; IF (error IS MP) AND (d_error IS SP) AND (i_error IS MM) THEN (u_out IS SP)&#10; IF (error IS MP) AND (d_error IS MP) AND (i_error IS MM) THEN (u_out IS MP)&#10; IF (error IS MP) AND (d_error IS BP) AND (i_error IS MM) THEN (u_out IS BP)&#10; IF (error IS MP) AND (d_error IS BM) AND (i_error IS MP) THEN (u_out IS SP)&#10; IF (error IS MP) AND (d_error IS MM) AND (i_error IS MP) THEN (u_out IS MP)&#10; IF (error IS MP) AND (d_error IS SM) AND (i_error IS MP) THEN (u_out IS BP)&#10; IF (error IS MP) AND (d_error IS Z) AND (i_error IS MP) THEN (u_out IS BP)&#10; IF (error IS MP) AND (d_error IS SP) AND (i_error IS MP) THEN (u_out IS BP)&#10; IF (error IS MP) AND (d_error IS MP) AND (i_error IS MP) THEN (u_out IS BP)&#10; IF (error IS MP) AND (d_error IS BP) AND (i_error IS MP) THEN (u_out IS BP)&#10; IF (error IS BP) AND (d_error IS BM) AND (i_error IS MM) THEN (u_out IS MM)&#10; IF (error IS BP) AND (d_error IS MM) AND (i_error IS MM) THEN (u_out IS SM)&#10; IF (error IS BP) AND (d_error IS SM) AND (i_error IS MM) THEN (u_out IS Z)&#10; IF (error IS BP) AND (d_error IS Z) AND (i_error IS MM) THEN (u_out IS SP)&#10; IF (error IS BP) AND (d_error IS SP) AND (i_error IS MM) THEN (u_out IS MP)&#10; IF (error IS BP) AND (d_error IS MP) AND (i_error IS MM) THEN (u_out IS BP)&#10; IF (error IS BP) AND (d_error IS BP) AND (i_error IS MM) THEN (u_out IS BP)&#10; IF (error IS BP) AND (d_error IS BM) AND (i_error IS MP) THEN (u_out IS MP)&#10; IF (error IS BP) AND (d_error IS MM) AND (i_error IS MP) THEN (u_out IS BP)&#10; IF (error IS BP) AND (d_error IS SM) AND (i_error IS MP) THEN (u_out IS BP)&#10; IF (error IS BP) AND (d_error IS Z) AND (i_error IS MP) THEN (u_out IS BP)&#10; IF (error IS BP) AND (d_error IS SP) AND (i_error IS MP) THEN (u_out IS BP)&#10; IF (error IS BP) AND (d_error IS MP) AND (i_error IS MP) THEN (u_out IS BP)&#10; IF (error IS BP) AND (d_error IS BP) AND (i_error IS MP) THEN (u_out IS BP)&#10; IF (error IS BM) AND (d_error IS BM) AND (i_error IS BM) THEN (u_out IS BM)&#10; IF (error IS BM) AND (d_error IS MM) AND (i_error IS BM) THEN (u_out IS BM)&#10; IF (error IS BM) AND (d_error IS SM) AND (i_error IS BM) THEN (u_out IS BM)&#10; IF (error IS BM) AND (d_error IS Z) AND (i_error IS BM) THEN (u_out IS BM)&#10; IF (error IS BM) AND (d_error IS SP) AND (i_error IS BM) THEN (u_out IS BM)&#10; IF (error IS BM) AND (d_error IS MP) AND (i_error IS BM) THEN (u_out IS BM)&#10; IF (error IS BM) AND (d_error IS BP) AND (i_error IS BM) THEN (u_out IS BM)&#10; IF (error IS BM) AND (d_error IS BM) AND (i_error IS BP) THEN (u_out IS BM)&#10; IF (error IS BM) AND (d_error IS MM) AND (i_error IS BP) THEN (u_out IS MM)&#10; IF (error IS BM) AND (d_error IS SM) AND (i_error IS BP) THEN (u_out IS SM)&#10; IF (error IS BM) AND (d_error IS Z) AND (i_error IS BP) THEN (u_out IS Z)&#10; IF (error IS BM) AND (d_error IS SP) AND (i_error IS BP) THEN (u_out IS SP)&#10; IF (error IS BM) AND (d_error IS MP) AND (i_error IS BP) THEN (u_out IS MP)&#10; IF (error IS BM) AND (d_error IS BP) AND (i_error IS BP) THEN (u_out IS BP)&#10; IF (error IS MM) AND (d_error IS BM) AND (i_error IS BM) THEN (u_out IS BM)&#10; IF (error IS MM) AND (d_error IS MM) AND (i_error IS BM) THEN (u_out IS BM)&#10; IF (error IS MM) AND (d_error IS SM) AND (i_error IS BM) THEN (u_out IS BM)&#10; IF (error IS MM) AND (d_error IS Z) AND (i_error IS BM) THEN (u_out IS BM)&#10; IF (error IS MM) AND (d_error IS SP) AND (i_error IS BM) THEN (u_out IS BM)&#10; IF (error IS MM) AND (d_error IS MP) AND (i_error IS BM) THEN (u_out IS BM)&#10; IF (error IS MM) AND (d_error IS BP) AND (i_error IS BM) THEN (u_out IS MM)&#10; IF (error IS MM) AND (d_error IS BM) AND (i_error IS BP) THEN (u_out IS MM)&#10; IF (error IS MM) AND (d_error IS MM) AND (i_error IS BP) THEN (u_out IS SM)&#10; IF (error IS MM) AND (d_error IS SM) AND (i_error IS BP) THEN (u_out IS Z)&#10; IF (error IS MM) AND (d_error IS Z) AND (i_error IS BP) THEN (u_out IS SP)&#10; IF (error IS MM) AND (d_error IS SP) AND (i_error IS BP) THEN (u_out IS MP)&#10; IF (error IS MM) AND (d_error IS MP) AND (i_error IS BP) THEN (u_out IS BP)&#10; IF (error IS MM) AND (d_error IS BP) AND (i_error IS BP) THEN (u_out IS BP)&#10; IF (error IS SM) AND (d_error IS BM) AND (i_error IS BM) THEN (u_out IS BM)&#10; IF (error IS SM) AND (d_error IS MM) AND (i_error IS BM) THEN (u_out IS BM)&#10; IF (error IS SM) AND (d_error IS SM) AND (i_error IS BM) THEN (u_out IS BM)&#10; IF (error IS SM) AND (d_error IS Z) AND (i_error IS BM) THEN (u_out IS BM)&#10; IF (error IS SM) AND (d_error IS SP) AND (i_error IS BM) THEN (u_out IS BM)&#10; IF (error IS SM) AND (d_error IS MP) AND (i_error IS BM) THEN (u_out IS MM)&#10; IF (error IS SM) AND (d_error IS BP) AND (i_error IS BM) THEN (u_out IS SM)&#10; IF (error IS SM) AND (d_error IS BM) AND (i_error IS BP) THEN (u_out IS SM)&#10; IF (error IS SM) AND (d_error IS MM) AND (i_error IS BP) THEN (u_out IS Z)&#10; IF (error IS SM) AND (d_error IS SM) AND (i_error IS BP) THEN (u_out IS SP)&#10; IF (error IS SM) AND (d_error IS Z) AND (i_error IS BP) THEN (u_out IS MP)&#10; IF (error IS SM) AND (d_error IS SP) AND (i_error IS BP) THEN (u_out IS BP)&#10; IF (error IS SM) AND (d_error IS MP) AND (i_error IS BP) THEN (u_out IS BP)&#10; IF (error IS SM) AND (d_error IS BP) AND (i_error IS BP) THEN (u_out IS BP)&#10; IF (error IS Z) AND (d_error IS BM) AND (i_error IS BM) THEN (u_out IS BM)&#10; IF (error IS Z) AND (d_error IS MM) AND (i_error IS BM) THEN (u_out IS BM)&#10; IF (error IS Z) AND (d_error IS SM) AND (i_error IS BM) THEN (u_out IS BM)&#10; IF (error IS Z) AND (d_error IS Z) AND (i_error IS BM) THEN (u_out IS BM)&#10; IF (error IS Z) AND (d_error IS SP) AND (i_error IS BM) THEN (u_out IS MM)&#10; IF (error IS Z) AND (d_error IS MP) AND (i_error IS BM) THEN (u_out IS SM)&#10; IF (error IS Z) AND (d_error IS BP) AND (i_error IS BM) THEN (u_out IS Z)&#10; IF (error IS Z) AND (d_error IS BM) AND (i_error IS BP) THEN (u_out IS Z)&#10; IF (error IS Z) AND (d_error IS MM) AND (i_error IS BP) THEN (u_out IS SP)&#10; IF (error IS Z) AND (d_error IS SM) AND (i_error IS BP) THEN (u_out IS MP)&#10; IF (error IS Z) AND (d_error IS Z) AND (i_error IS BP) THEN (u_out IS BP)&#10; IF (error IS Z) AND (d_error IS SP) AND (i_error IS BP) THEN (u_out IS BP)&#10; IF (error IS Z) AND (d_error IS MP) AND (i_error IS BP) THEN (u_out IS BP)&#10; IF (error IS Z) AND (d_error IS BP) AND (i_error IS BP) THEN (u_out IS BP)&#10; IF (error IS SP) AND (d_error IS BM) AND (i_error IS BM) THEN (u_out IS BM)&#10; IF (error IS SP) AND (d_error IS MM) AND (i_error IS BM) THEN (u_out IS BM)&#10; IF (error IS SP) AND (d_error IS SM) AND (i_error IS BM) THEN (u_out IS BM)&#10; IF (error IS SP) AND (d_error IS Z) AND (i_error IS BM) THEN (u_out IS MM)&#10; IF (error IS SP) AND (d_error IS SP) AND (i_error IS BM) THEN (u_out IS SM)&#10; IF (error IS SP) AND (d_error IS MP) AND (i_error IS BM) THEN (u_out IS Z)&#10; IF (error IS SP) AND (d_error IS BP) AND (i_error IS BM) THEN (u_out IS SP)&#10; IF (error IS SP) AND (d_error IS BM) AND (i_error IS BP) THEN (u_out IS SP)&#10; IF (error IS SP) AND (d_error IS MM) AND (i_error IS BP) THEN (u_out IS MP)&#10; IF (error IS SP) AND (d_error IS SM) AND (i_error IS BP) THEN (u_out IS BP)&#10; IF (error IS SP) AND (d_error IS Z) AND (i_error IS BP) THEN (u_out IS BP)&#10; IF (error IS SP) AND (d_error IS SP) AND (i_error IS BP) THEN (u_out IS BP)&#10; IF (error IS SP) AND (d_error IS MP) AND (i_error IS BP) THEN (u_out IS BP)&#10; IF (error IS SP) AND (d_error IS BP) AND (i_error IS BP) THEN (u_out IS BP)&#10; IF (error IS MP) AND (d_error IS BM) AND (i_error IS BM) THEN (u_out IS BM)&#10; IF (error IS MP) AND (d_error IS MM) AND (i_error IS BM) THEN (u_out IS BM)&#10; IF (error IS MP) AND (d_error IS SM) AND (i_error IS BM) THEN (u_out IS MM)&#10; IF (error IS MP) AND (d_error IS Z) AND (i_error IS BM) THEN (u_out IS SM)&#10; IF (error IS MP) AND (d_error IS SP) AND (i_error IS BM) THEN (u_out IS Z)&#10; IF (error IS MP) AND (d_error IS MP) AND (i_error IS BM) THEN (u_out IS SP)&#10; IF (error IS MP) AND (d_error IS BP) AND (i_error IS BM) THEN (u_out IS MP)&#10; IF (error IS MP) AND (d_error IS BM) AND (i_error IS BP) THEN (u_out IS MP)&#10; IF (error IS MP) AND (d_error IS MM) AND (i_error IS BP) THEN (u_out IS BP)&#10; IF (error IS MP) AND (d_error IS SM) AND (i_error IS BP) THEN (u_out IS BP)&#10; IF (error IS MP) AND (d_error IS Z) AND (i_error IS BP) THEN (u_out IS BP)&#10; IF (error IS MP) AND (d_error IS SP) AND (i_error IS BP) THEN (u_out IS BP)&#10; IF (error IS MP) AND (d_error IS MP) AND (i_error IS BP) THEN (u_out IS BP)&#10; IF (error IS MP) AND (d_error IS BP) AND (i_error IS BP) THEN (u_out IS BP)&#10; IF (error IS BP) AND (d_error IS BM) AND (i_error IS BM) THEN (u_out IS BM)&#10; IF (error IS BP) AND (d_error IS MM) AND (i_error IS BM) THEN (u_out IS MM)&#10; IF (error IS BP) AND (d_error IS SM) AND (i_error IS BM) THEN (u_out IS SM)&#10; IF (error IS BP) AND (d_error IS Z) AND (i_error IS BM) THEN (u_out IS Z)&#10; IF (error IS BP) AND (d_error IS SP) AND (i_error IS BM) THEN (u_out IS SP)&#10; IF (error IS BP) AND (d_error IS MP) AND (i_error IS BM) THEN (u_out IS MP)&#10; IF (error IS BP) AND (d_error IS BP) AND (i_error IS BM) THEN (u_out IS BP)&#10; IF (error IS BP) AND (d_error IS BM) AND (i_error IS BP) THEN (u_out IS BP)&#10; IF (error IS BP) AND (d_error IS MM) AND (i_error IS BP) THEN (u_out IS BP)&#10; IF (error IS BP) AND (d_error IS SM) AND (i_error IS BP) THEN (u_out IS BP)&#10; IF (error IS BP) AND (d_error IS Z) AND (i_error IS BP) THEN (u_out IS BP)&#10; IF (error IS BP) AND (d_error IS SP) AND (i_error IS BP) THEN (u_out IS BP)&#10; IF (error IS BP) AND (d_error IS MP) AND (i_error IS BP) THEN (u_out IS BP)&#10; IF (error IS BP) AND (d_error IS BP) AND (i_error IS BP) THEN (u_out IS BP)" calcext:value-type="string">
            <text:p> IF (error IS BM) AND (d_error IS BM) AND (i_error IS Z) THEN (u_out IS BM)</text:p>
            <text:p> IF (error IS BM) AND (d_error IS MM) AND (i_error IS Z) THEN (u_out IS BM)</text:p>
            <text:p> IF (error IS BM) AND (d_error IS SM) AND (i_error IS Z) THEN (u_out IS BM)</text:p>
            <text:p> IF (error IS BM) AND (d_error IS Z) AND (i_error IS Z) THEN (u_out IS BM)</text:p>
            <text:p> IF (error IS BM) AND (d_error IS SP) AND (i_error IS Z) THEN (u_out IS MM)</text:p>
            <text:p> IF (error IS BM) AND (d_error IS MP) AND (i_error IS Z) THEN (u_out IS SM)</text:p>
            <text:p> IF (error IS BM) AND (d_error IS BP) AND (i_error IS Z) THEN (u_out IS Z)</text:p>
            <text:p> IF (error IS MM) AND (d_error IS BM) AND (i_error IS Z) THEN (u_out IS BM)</text:p>
            <text:p> IF (error IS MM) AND (d_error IS MM) AND (i_error IS Z) THEN (u_out IS BM)</text:p>
            <text:p> IF (error IS MM) AND (d_error IS SM) AND (i_error IS Z) THEN (u_out IS BM)</text:p>
            <text:p> IF (error IS MM) AND (d_error IS Z) AND (i_error IS Z) THEN (u_out IS MM)</text:p>
            <text:p> IF (error IS MM) AND (d_error IS SP) AND (i_error IS Z) THEN (u_out IS SM)</text:p>
            <text:p> IF (error IS MM) AND (d_error IS MP) AND (i_error IS Z) THEN (u_out IS Z)</text:p>
            <text:p> IF (error IS MM) AND (d_error IS BP) AND (i_error IS Z) THEN (u_out IS SP)</text:p>
            <text:p> IF (error IS SM) AND (d_error IS BM) AND (i_error IS Z) THEN (u_out IS BM)</text:p>
            <text:p> IF (error IS SM) AND (d_error IS MM) AND (i_error IS Z) THEN (u_out IS BM)</text:p>
            <text:p> IF (error IS SM) AND (d_error IS SM) AND (i_error IS Z) THEN (u_out IS MM)</text:p>
            <text:p> IF (error IS SM) AND (d_error IS Z) AND (i_error IS Z) THEN (u_out IS SM)</text:p>
            <text:p> IF (error IS SM) AND (d_error IS SP) AND (i_error IS Z) THEN (u_out IS Z)</text:p>
            <text:p> IF (error IS SM) AND (d_error IS MP) AND (i_error IS Z) THEN (u_out IS SP)</text:p>
            <text:p> IF (error IS SM) AND (d_error IS BP) AND (i_error IS Z) THEN (u_out IS MP)</text:p>
            <text:p> IF (error IS Z) AND (d_error IS BM) AND (i_error IS Z) THEN (u_out IS BM)</text:p>
            <text:p> IF (error IS Z) AND (d_error IS MM) AND (i_error IS Z) THEN (u_out IS MM)</text:p>
            <text:p> IF (error IS Z) AND (d_error IS SM) AND (i_error IS Z) THEN (u_out IS SM)</text:p>
            <text:p> IF (error IS Z) AND (d_error IS Z) AND (i_error IS Z) THEN (u_out IS Z)</text:p>
            <text:p> IF (error IS Z) AND (d_error IS SP) AND (i_error IS Z) THEN (u_out IS SP)</text:p>
            <text:p> IF (error IS Z) AND (d_error IS MP) AND (i_error IS Z) THEN (u_out IS MP)</text:p>
            <text:p> IF (error IS Z) AND (d_error IS BP) AND (i_error IS Z) THEN (u_out IS BP)</text:p>
            <text:p> IF (error IS SP) AND (d_error IS BM) AND (i_error IS Z) THEN (u_out IS MM)</text:p>
            <text:p> IF (error IS SP) AND (d_error IS MM) AND (i_error IS Z) THEN (u_out IS SM)</text:p>
            <text:p> IF (error IS SP) AND (d_error IS SM) AND (i_error IS Z) THEN (u_out IS Z)</text:p>
            <text:p> IF (error IS SP) AND (d_error IS Z) AND (i_error IS Z) THEN (u_out IS SP)</text:p>
            <text:p> IF (error IS SP) AND (d_error IS SP) AND (i_error IS Z) THEN (u_out IS MP)</text:p>
            <text:p> IF (error IS SP) AND (d_error IS MP) AND (i_error IS Z) THEN (u_out IS BP)</text:p>
            <text:p> IF (error IS SP) AND (d_error IS BP) AND (i_error IS Z) THEN (u_out IS BP)</text:p>
            <text:p> IF (error IS MP) AND (d_error IS BM) AND (i_error IS Z) THEN (u_out IS SM)</text:p>
            <text:p> IF (error IS MP) AND (d_error IS MM) AND (i_error IS Z) THEN (u_out IS Z)</text:p>
            <text:p> IF (error IS MP) AND (d_error IS SM) AND (i_error IS Z) THEN (u_out IS SP)</text:p>
            <text:p> IF (error IS MP) AND (d_error IS Z) AND (i_error IS Z) THEN (u_out IS MP)</text:p>
            <text:p> IF (error IS MP) AND (d_error IS SP) AND (i_error IS Z) THEN (u_out IS BP)</text:p>
            <text:p> IF (error IS MP) AND (d_error IS MP) AND (i_error IS Z) THEN (u_out IS BP)</text:p>
            <text:p> IF (error IS MP) AND (d_error IS BP) AND (i_error IS Z) THEN (u_out IS BP)</text:p>
            <text:p> IF (error IS BP) AND (d_error IS BM) AND (i_error IS Z) THEN (u_out IS Z)</text:p>
            <text:p> IF (error IS BP) AND (d_error IS MM) AND (i_error IS Z) THEN (u_out IS SP)</text:p>
            <text:p> IF (error IS BP) AND (d_error IS SM) AND (i_error IS Z) THEN (u_out IS MP)</text:p>
            <text:p> IF (error IS BP) AND (d_error IS Z) AND (i_error IS Z) THEN (u_out IS BP)</text:p>
            <text:p> IF (error IS BP) AND (d_error IS SP) AND (i_error IS Z) THEN (u_out IS BP)</text:p>
            <text:p> IF (error IS BP) AND (d_error IS MP) AND (i_error IS Z) THEN (u_out IS BP)</text:p>
            <text:p> IF (error IS BP) AND (d_error IS BP) AND (i_error IS Z) THEN (u_out IS BP)</text:p>
            <text:p> IF (error IS BM) AND (d_error IS BM) AND (i_error IS SM) THEN (u_out IS BM)</text:p>
            <text:p> IF (error IS BM) AND (d_error IS MM) AND (i_error IS SM) THEN (u_out IS BM)</text:p>
            <text:p> IF (error IS BM) AND (d_error IS SM) AND (i_error IS SM) THEN (u_out IS BM)</text:p>
            <text:p> IF (error IS BM) AND (d_error IS Z) AND (i_error IS SM) THEN (u_out IS BM)</text:p>
            <text:p> IF (error IS BM) AND (d_error IS SP) AND (i_error IS SM) THEN (u_out IS BM)</text:p>
            <text:p> IF (error IS BM) AND (d_error IS MP) AND (i_error IS SM) THEN (u_out IS MM)</text:p>
            <text:p> IF (error IS BM) AND (d_error IS BP) AND (i_error IS SM) THEN (u_out IS SM)</text:p>
            <text:p> IF (error IS BM) AND (d_error IS BM) AND (i_error IS SP) THEN (u_out IS BM)</text:p>
            <text:p> IF (error IS BM) AND (d_error IS MM) AND (i_error IS SP) THEN (u_out IS BM)</text:p>
            <text:p> IF (error IS BM) AND (d_error IS SM) AND (i_error IS SP) THEN (u_out IS BM)</text:p>
            <text:p> IF (error IS BM) AND (d_error IS Z) AND (i_error IS SP) THEN (u_out IS MM)</text:p>
            <text:p> IF (error IS BM) AND (d_error IS SP) AND (i_error IS SP) THEN (u_out IS SM)</text:p>
            <text:p> IF (error IS BM) AND (d_error IS MP) AND (i_error IS SP) THEN (u_out IS Z)</text:p>
            <text:p> IF (error IS BM) AND (d_error IS BP) AND (i_error IS SP) THEN (u_out IS SP)</text:p>
            <text:p> IF (error IS MM) AND (d_error IS BM) AND (i_error IS SM) THEN (u_out IS BM)</text:p>
            <text:p> IF (error IS MM) AND (d_error IS MM) AND (i_error IS SM) THEN (u_out IS BM)</text:p>
            <text:p> IF (error IS MM) AND (d_error IS SM) AND (i_error IS SM) THEN (u_out IS BM)</text:p>
            <text:p> IF (error IS MM) AND (d_error IS Z) AND (i_error IS SM) THEN (u_out IS BM)</text:p>
            <text:p> IF (error IS MM) AND (d_error IS SP) AND (i_error IS SM) THEN (u_out IS MM)</text:p>
            <text:p> IF (error IS MM) AND (d_error IS MP) AND (i_error IS SM) THEN (u_out IS SM)</text:p>
            <text:p> IF (error IS MM) AND (d_error IS BP) AND (i_error IS SM) THEN (u_out IS Z)</text:p>
            <text:p> IF (error IS MM) AND (d_error IS BM) AND (i_error IS SP) THEN (u_out IS BM)</text:p>
            <text:p> IF (error IS MM) AND (d_error IS MM) AND (i_error IS SP) THEN (u_out IS BM)</text:p>
            <text:p> IF (error IS MM) AND (d_error IS SM) AND (i_error IS SP) THEN (u_out IS MM)</text:p>
            <text:p> IF (error IS MM) AND (d_error IS Z) AND (i_error IS SP) THEN (u_out IS SM)</text:p>
            <text:p> IF (error IS MM) AND (d_error IS SP) AND (i_error IS SP) THEN (u_out IS Z)</text:p>
            <text:p> IF (error IS MM) AND (d_error IS MP) AND (i_error IS SP) THEN (u_out IS SP)</text:p>
            <text:p> IF (error IS MM) AND (d_error IS BP) AND (i_error IS SP) THEN (u_out IS MP)</text:p>
            <text:p> IF (error IS SM) AND (d_error IS BM) AND (i_error IS SM) THEN (u_out IS BM)</text:p>
            <text:p> IF (error IS SM) AND (d_error IS MM) AND (i_error IS SM) THEN (u_out IS BM)</text:p>
            <text:p> IF (error IS SM) AND (d_error IS SM) AND (i_error IS SM) THEN (u_out IS BM)</text:p>
            <text:p> IF (error IS SM) AND (d_error IS Z) AND (i_error IS SM) THEN (u_out IS MM)</text:p>
            <text:p> IF (error IS SM) AND (d_error IS SP) AND (i_error IS SM) THEN (u_out IS SM)</text:p>
            <text:p> IF (error IS SM) AND (d_error IS MP) AND (i_error IS SM) THEN (u_out IS Z)</text:p>
            <text:p> IF (error IS SM) AND (d_error IS BP) AND (i_error IS SM) THEN (u_out IS SP)</text:p>
            <text:p> IF (error IS SM) AND (d_error IS BM) AND (i_error IS SP) THEN (u_out IS BM)</text:p>
            <text:p> IF (error IS SM) AND (d_error IS MM) AND (i_error IS SP) THEN (u_out IS MM)</text:p>
            <text:p> IF (error IS SM) AND (d_error IS SM) AND (i_error IS SP) THEN (u_out IS SM)</text:p>
            <text:p> IF (error IS SM) AND (d_error IS Z) AND (i_error IS SP) THEN (u_out IS Z)</text:p>
            <text:p> IF (error IS SM) AND (d_error IS SP) AND (i_error IS SP) THEN (u_out IS SP)</text:p>
            <text:p> IF (error IS SM) AND (d_error IS MP) AND (i_error IS SP) THEN (u_out IS MP)</text:p>
            <text:p> IF (error IS SM) AND (d_error IS BP) AND (i_error IS SP) THEN (u_out IS BP)</text:p>
            <text:p> IF (error IS Z) AND (d_error IS BM) AND (i_error IS SM) THEN (u_out IS BM)</text:p>
            <text:p> IF (error IS Z) AND (d_error IS MM) AND (i_error IS SM) THEN (u_out IS BM)</text:p>
            <text:p> IF (error IS Z) AND (d_error IS SM) AND (i_error IS SM) THEN (u_out IS MM)</text:p>
            <text:p> IF (error IS Z) AND (d_error IS Z) AND (i_error IS SM) THEN (u_out IS SM)</text:p>
            <text:p> IF (error IS Z) AND (d_error IS SP) AND (i_error IS SM) THEN (u_out IS Z)</text:p>
            <text:p> IF (error IS Z) AND (d_error IS MP) AND (i_error IS SM) THEN (u_out IS SP)</text:p>
            <text:p> IF (error IS Z) AND (d_error IS BP) AND (i_error IS SM) THEN (u_out IS MP)</text:p>
            <text:p> IF (error IS Z) AND (d_error IS BM) AND (i_error IS SP) THEN (u_out IS MM)</text:p>
            <text:p> IF (error IS Z) AND (d_error IS MM) AND (i_error IS SP) THEN (u_out IS SM)</text:p>
            <text:p> IF (error IS Z) AND (d_error IS SM) AND (i_error IS SP) THEN (u_out IS Z)</text:p>
            <text:p> IF (error IS Z) AND (d_error IS Z) AND (i_error IS SP) THEN (u_out IS SP)</text:p>
            <text:p> IF (error IS Z) AND (d_error IS SP) AND (i_error IS SP) THEN (u_out IS MP)</text:p>
            <text:p> IF (error IS Z) AND (d_error IS MP) AND (i_error IS SP) THEN (u_out IS BP)</text:p>
            <text:p> IF (error IS Z) AND (d_error IS BP) AND (i_error IS SP) THEN (u_out IS BP)</text:p>
            <text:p> IF (error IS SP) AND (d_error IS BM) AND (i_error IS SM) THEN (u_out IS BM)</text:p>
            <text:p> IF (error IS SP) AND (d_error IS MM) AND (i_error IS SM) THEN (u_out IS MM)</text:p>
            <text:p> IF (error IS SP) AND (d_error IS SM) AND (i_error IS SM) THEN (u_out IS SM)</text:p>
            <text:p> IF (error IS SP) AND (d_error IS Z) AND (i_error IS SM) THEN (u_out IS Z)</text:p>
            <text:p> IF (error IS SP) AND (d_error IS SP) AND (i_error IS SM) THEN (u_out IS SP)</text:p>
            <text:p> IF (error IS SP) AND (d_error IS MP) AND (i_error IS SM) THEN (u_out IS MP)</text:p>
            <text:p> IF (error IS SP) AND (d_error IS BP) AND (i_error IS SM) THEN (u_out IS BP)</text:p>
            <text:p> IF (error IS SP) AND (d_error IS BM) AND (i_error IS SP) THEN (u_out IS SM)</text:p>
            <text:p> IF (error IS SP) AND (d_error IS MM) AND (i_error IS SP) THEN (u_out IS Z)</text:p>
            <text:p> IF (error IS SP) AND (d_error IS SM) AND (i_error IS SP) THEN (u_out IS SP)</text:p>
            <text:p> IF (error IS SP) AND (d_error IS Z) AND (i_error IS SP) THEN (u_out IS MP)</text:p>
            <text:p> IF (error IS SP) AND (d_error IS SP) AND (i_error IS SP) THEN (u_out IS BP)</text:p>
            <text:p> IF (error IS SP) AND (d_error IS MP) AND (i_error IS SP) THEN (u_out IS BP)</text:p>
            <text:p> IF (error IS SP) AND (d_error IS BP) AND (i_error IS SP) THEN (u_out IS BP)</text:p>
            <text:p> IF (error IS MP) AND (d_error IS BM) AND (i_error IS SM) THEN (u_out IS MM)</text:p>
            <text:p> IF (error IS MP) AND (d_error IS MM) AND (i_error IS SM) THEN (u_out IS SM)</text:p>
            <text:p> IF (error IS MP) AND (d_error IS SM) AND (i_error IS SM) THEN (u_out IS Z)</text:p>
            <text:p> IF (error IS MP) AND (d_error IS Z) AND (i_error IS SM) THEN (u_out IS SP)</text:p>
            <text:p> IF (error IS MP) AND (d_error IS SP) AND (i_error IS SM) THEN (u_out IS MP)</text:p>
            <text:p> IF (error IS MP) AND (d_error IS MP) AND (i_error IS SM) THEN (u_out IS BP)</text:p>
            <text:p> IF (error IS MP) AND (d_error IS BP) AND (i_error IS SM) THEN (u_out IS BP)</text:p>
            <text:p> IF (error IS MP) AND (d_error IS BM) AND (i_error IS SP) THEN (u_out IS Z)</text:p>
            <text:p> IF (error IS MP) AND (d_error IS MM) AND (i_error IS SP) THEN (u_out IS SP)</text:p>
            <text:p> IF (error IS MP) AND (d_error IS SM) AND (i_error IS SP) THEN (u_out IS MP)</text:p>
            <text:p> IF (error IS MP) AND (d_error IS Z) AND (i_error IS SP) THEN (u_out IS BP)</text:p>
            <text:p> IF (error IS MP) AND (d_error IS SP) AND (i_error IS SP) THEN (u_out IS BP)</text:p>
            <text:p> IF (error IS MP) AND (d_error IS MP) AND (i_error IS SP) THEN (u_out IS BP)</text:p>
            <text:p> IF (error IS MP) AND (d_error IS BP) AND (i_error IS SP) THEN (u_out IS BP)</text:p>
            <text:p> IF (error IS BP) AND (d_error IS BM) AND (i_error IS SM) THEN (u_out IS SM)</text:p>
            <text:p> IF (error IS BP) AND (d_error IS MM) AND (i_error IS SM) THEN (u_out IS Z)</text:p>
            <text:p> IF (error IS BP) AND (d_error IS SM) AND (i_error IS SM) THEN (u_out IS SP)</text:p>
            <text:p> IF (error IS BP) AND (d_error IS Z) AND (i_error IS SM) THEN (u_out IS MP)</text:p>
            <text:p> IF (error IS BP) AND (d_error IS SP) AND (i_error IS SM) THEN (u_out IS BP)</text:p>
            <text:p> IF (error IS BP) AND (d_error IS MP) AND (i_error IS SM) THEN (u_out IS BP)</text:p>
            <text:p> IF (error IS BP) AND (d_error IS BP) AND (i_error IS SM) THEN (u_out IS BP)</text:p>
            <text:p> IF (error IS BP) AND (d_error IS BM) AND (i_error IS SP) THEN (u_out IS SP)</text:p>
            <text:p> IF (error IS BP) AND (d_error IS MM) AND (i_error IS SP) THEN (u_out IS MP)</text:p>
            <text:p> IF (error IS BP) AND (d_error IS SM) AND (i_error IS SP) THEN (u_out IS BP)</text:p>
            <text:p> IF (error IS BP) AND (d_error IS Z) AND (i_error IS SP) THEN (u_out IS BP)</text:p>
            <text:p> IF (error IS BP) AND (d_error IS SP) AND (i_error IS SP) THEN (u_out IS BP)</text:p>
            <text:p> IF (error IS BP) AND (d_error IS MP) AND (i_error IS SP) THEN (u_out IS BP)</text:p>
            <text:p> IF (error IS BP) AND (d_error IS BP) AND (i_error IS SP) THEN (u_out IS BP)</text:p>
            <text:p> IF (error IS BM) AND (d_error IS BM) AND (i_error IS MM) THEN (u_out IS BM)</text:p>
            <text:p> IF (error IS BM) AND (d_error IS MM) AND (i_error IS MM) THEN (u_out IS BM)</text:p>
            <text:p> IF (error IS BM) AND (d_error IS SM) AND (i_error IS MM) THEN (u_out IS BM)</text:p>
            <text:p> IF (error IS BM) AND (d_error IS Z) AND (i_error IS MM) THEN (u_out IS BM)</text:p>
            <text:p> IF (error IS BM) AND (d_error IS SP) AND (i_error IS MM) THEN (u_out IS BM)</text:p>
            <text:p> IF (error IS BM) AND (d_error IS MP) AND (i_error IS MM) THEN (u_out IS BM)</text:p>
            <text:p> IF (error IS BM) AND (d_error IS BP) AND (i_error IS MM) THEN (u_out IS MM)</text:p>
            <text:p> IF (error IS BM) AND (d_error IS BM) AND (i_error IS MP) THEN (u_out IS BM)</text:p>
            <text:p> IF (error IS BM) AND (d_error IS MM) AND (i_error IS MP) THEN (u_out IS BM)</text:p>
            <text:p> IF (error IS BM) AND (d_error IS SM) AND (i_error IS MP) THEN (u_out IS MM)</text:p>
            <text:p> IF (error IS BM) AND (d_error IS Z) AND (i_error IS MP) THEN (u_out IS SM)</text:p>
            <text:p> IF (error IS BM) AND (d_error IS SP) AND (i_error IS MP) THEN (u_out IS Z)</text:p>
            <text:p> IF (error IS BM) AND (d_error IS MP) AND (i_error IS MP) THEN (u_out IS SP)</text:p>
            <text:p> IF (error IS BM) AND (d_error IS BP) AND (i_error IS MP) THEN (u_out IS MP)</text:p>
            <text:p> IF (error IS MM) AND (d_error IS BM) AND (i_error IS MM) THEN (u_out IS BM)</text:p>
            <text:p> IF (error IS MM) AND (d_error IS MM) AND (i_error IS MM) THEN (u_out IS BM)</text:p>
            <text:p> IF (error IS MM) AND (d_error IS SM) AND (i_error IS MM) THEN (u_out IS BM)</text:p>
            <text:p> IF (error IS MM) AND (d_error IS Z) AND (i_error IS MM) THEN (u_out IS BM)</text:p>
            <text:p> IF (error IS MM) AND (d_error IS SP) AND (i_error IS MM) THEN (u_out IS BM)</text:p>
            <text:p> IF (error IS MM) AND (d_error IS MP) AND (i_error IS MM) THEN (u_out IS MM)</text:p>
            <text:p> IF (error IS MM) AND (d_error IS BP) AND (i_error IS MM) THEN (u_out IS SM)</text:p>
            <text:p> IF (error IS MM) AND (d_error IS BM) AND (i_error IS MP) THEN (u_out IS BM)</text:p>
            <text:p> IF (error IS MM) AND (d_error IS MM) AND (i_error IS MP) THEN (u_out IS MM)</text:p>
            <text:p> IF (error IS MM) AND (d_error IS SM) AND (i_error IS MP) THEN (u_out IS SM)</text:p>
            <text:p> IF (error IS MM) AND (d_error IS Z) AND (i_error IS MP) THEN (u_out IS Z)</text:p>
            <text:p> IF (error IS MM) AND (d_error IS SP) AND (i_error IS MP) THEN (u_out IS SP)</text:p>
            <text:p> IF (error IS MM) AND (d_error IS MP) AND (i_error IS MP) THEN (u_out IS MP)</text:p>
            <text:p> IF (error IS MM) AND (d_error IS BP) AND (i_error IS MP) THEN (u_out IS BP)</text:p>
            <text:p> IF (error IS SM) AND (d_error IS BM) AND (i_error IS MM) THEN (u_out IS BM)</text:p>
            <text:p> IF (error IS SM) AND (d_error IS MM) AND (i_error IS MM) THEN (u_out IS BM)</text:p>
            <text:p> IF (error IS SM) AND (d_error IS SM) AND (i_error IS MM) THEN (u_out IS BM)</text:p>
            <text:p> IF (error IS SM) AND (d_error IS Z) AND (i_error IS MM) THEN (u_out IS BM)</text:p>
            <text:p> IF (error IS SM) AND (d_error IS SP) AND (i_error IS MM) THEN (u_out IS MM)</text:p>
            <text:p> IF (error IS SM) AND (d_error IS MP) AND (i_error IS MM) THEN (u_out IS SM)</text:p>
            <text:p> IF (error IS SM) AND (d_error IS BP) AND (i_error IS MM) THEN (u_out IS Z)</text:p>
            <text:p> IF (error IS SM) AND (d_error IS BM) AND (i_error IS MP) THEN (u_out IS MM)</text:p>
            <text:p> IF (error IS SM) AND (d_error IS MM) AND (i_error IS MP) THEN (u_out IS SM)</text:p>
            <text:p> IF (error IS SM) AND (d_error IS SM) AND (i_error IS MP) THEN (u_out IS Z)</text:p>
            <text:p> IF (error IS SM) AND (d_error IS Z) AND (i_error IS MP) THEN (u_out IS SP)</text:p>
            <text:p> IF (error IS SM) AND (d_error IS SP) AND (i_error IS MP) THEN (u_out IS MP)</text:p>
            <text:p> IF (error IS SM) AND (d_error IS MP) AND (i_error IS MP) THEN (u_out IS BP)</text:p>
            <text:p> IF (error IS SM) AND (d_error IS BP) AND (i_error IS MP) THEN (u_out IS BP)</text:p>
            <text:p> IF (error IS Z) AND (d_error IS BM) AND (i_error IS MM) THEN (u_out IS BM)</text:p>
            <text:p> IF (error IS Z) AND (d_error IS MM) AND (i_error IS MM) THEN (u_out IS BM)</text:p>
            <text:p> IF (error IS Z) AND (d_error IS SM) AND (i_error IS MM) THEN (u_out IS BM)</text:p>
            <text:p> IF (error IS Z) AND (d_error IS Z) AND (i_error IS MM) THEN (u_out IS MM)</text:p>
            <text:p> IF (error IS Z) AND (d_error IS SP) AND (i_error IS MM) THEN (u_out IS SM)</text:p>
            <text:p> IF (error IS Z) AND (d_error IS MP) AND (i_error IS MM) THEN (u_out IS Z)</text:p>
            <text:p> IF (error IS Z) AND (d_error IS BP) AND (i_error IS MM) THEN (u_out IS SP)</text:p>
            <text:p> IF (error IS Z) AND (d_error IS BM) AND (i_error IS MP) THEN (u_out IS SM)</text:p>
            <text:p> IF (error IS Z) AND (d_error IS MM) AND (i_error IS MP) THEN (u_out IS Z)</text:p>
            <text:p> IF (error IS Z) AND (d_error IS SM) AND (i_error IS MP) THEN (u_out IS SP)</text:p>
            <text:p> IF (error IS Z) AND (d_error IS Z) AND (i_error IS MP) THEN (u_out IS MP)</text:p>
            <text:p> IF (error IS Z) AND (d_error IS SP) AND (i_error IS MP) THEN (u_out IS BP)</text:p>
            <text:p> IF (error IS Z) AND (d_error IS MP) AND (i_error IS MP) THEN (u_out IS BP)</text:p>
            <text:p> IF (error IS Z) AND (d_error IS BP) AND (i_error IS MP) THEN (u_out IS BP)</text:p>
            <text:p> IF (error IS SP) AND (d_error IS BM) AND (i_error IS MM) THEN (u_out IS BM)</text:p>
            <text:p> IF (error IS SP) AND (d_error IS MM) AND (i_error IS MM) THEN (u_out IS BM)</text:p>
            <text:p> IF (error IS SP) AND (d_error IS SM) AND (i_error IS MM) THEN (u_out IS MM)</text:p>
            <text:p> IF (error IS SP) AND (d_error IS Z) AND (i_error IS MM) THEN (u_out IS SM)</text:p>
            <text:p> IF (error IS SP) AND (d_error IS SP) AND (i_error IS MM) THEN (u_out IS Z)</text:p>
            <text:p> IF (error IS SP) AND (d_error IS MP) AND (i_error IS MM) THEN (u_out IS SP)</text:p>
            <text:p> IF (error IS SP) AND (d_error IS BP) AND (i_error IS MM) THEN (u_out IS MP)</text:p>
            <text:p> IF (error IS SP) AND (d_error IS BM) AND (i_error IS MP) THEN (u_out IS Z)</text:p>
            <text:p> IF (error IS SP) AND (d_error IS MM) AND (i_error IS MP) THEN (u_out IS SP)</text:p>
            <text:p> IF (error IS SP) AND (d_error IS SM) AND (i_error IS MP) THEN (u_out IS MP)</text:p>
            <text:p> IF (error IS SP) AND (d_error IS Z) AND (i_error IS MP) THEN (u_out IS BP)</text:p>
            <text:p> IF (error IS SP) AND (d_error IS SP) AND (i_error IS MP) THEN (u_out IS BP)</text:p>
            <text:p> IF (error IS SP) AND (d_error IS MP) AND (i_error IS MP) THEN (u_out IS BP)</text:p>
            <text:p> IF (error IS SP) AND (d_error IS BP) AND (i_error IS MP) THEN (u_out IS BP)</text:p>
            <text:p> IF (error IS MP) AND (d_error IS BM) AND (i_error IS MM) THEN (u_out IS BM)</text:p>
            <text:p> IF (error IS MP) AND (d_error IS MM) AND (i_error IS MM) THEN (u_out IS MM)</text:p>
            <text:p> IF (error IS MP) AND (d_error IS SM) AND (i_error IS MM) THEN (u_out IS SM)</text:p>
            <text:p> IF (error IS MP) AND (d_error IS Z) AND (i_error IS MM) THEN (u_out IS Z)</text:p>
            <text:p> IF (error IS MP) AND (d_error IS SP) AND (i_error IS MM) THEN (u_out IS SP)</text:p>
            <text:p> IF (error IS MP) AND (d_error IS MP) AND (i_error IS MM) THEN (u_out IS MP)</text:p>
            <text:p> IF (error IS MP) AND (d_error IS BP) AND (i_error IS MM) THEN (u_out IS BP)</text:p>
            <text:p> IF (error IS MP) AND (d_error IS BM) AND (i_error IS MP) THEN (u_out IS SP)</text:p>
            <text:p> IF (error IS MP) AND (d_error IS MM) AND (i_error IS MP) THEN (u_out IS MP)</text:p>
            <text:p> IF (error IS MP) AND (d_error IS SM) AND (i_error IS MP) THEN (u_out IS BP)</text:p>
            <text:p> IF (error IS MP) AND (d_error IS Z) AND (i_error IS MP) THEN (u_out IS BP)</text:p>
            <text:p> IF (error IS MP) AND (d_error IS SP) AND (i_error IS MP) THEN (u_out IS BP)</text:p>
            <text:p> IF (error IS MP) AND (d_error IS MP) AND (i_error IS MP) THEN (u_out IS BP)</text:p>
            <text:p> IF (error IS MP) AND (d_error IS BP) AND (i_error IS MP) THEN (u_out IS BP)</text:p>
            <text:p> IF (error IS BP) AND (d_error IS BM) AND (i_error IS MM) THEN (u_out IS MM)</text:p>
            <text:p> IF (error IS BP) AND (d_error IS MM) AND (i_error IS MM) THEN (u_out IS SM)</text:p>
            <text:p> IF (error IS BP) AND (d_error IS SM) AND (i_error IS MM) THEN (u_out IS Z)</text:p>
            <text:p> IF (error IS BP) AND (d_error IS Z) AND (i_error IS MM) THEN (u_out IS SP)</text:p>
            <text:p> IF (error IS BP) AND (d_error IS SP) AND (i_error IS MM) THEN (u_out IS MP)</text:p>
            <text:p> IF (error IS BP) AND (d_error IS MP) AND (i_error IS MM) THEN (u_out IS BP)</text:p>
            <text:p> IF (error IS BP) AND (d_error IS BP) AND (i_error IS MM) THEN (u_out IS BP)</text:p>
            <text:p> IF (error IS BP) AND (d_error IS BM) AND (i_error IS MP) THEN (u_out IS MP)</text:p>
            <text:p> IF (error IS BP) AND (d_error IS MM) AND (i_error IS MP) THEN (u_out IS BP)</text:p>
            <text:p> IF (error IS BP) AND (d_error IS SM) AND (i_error IS MP) THEN (u_out IS BP)</text:p>
            <text:p> IF (error IS BP) AND (d_error IS Z) AND (i_error IS MP) THEN (u_out IS BP)</text:p>
            <text:p> IF (error IS BP) AND (d_error IS SP) AND (i_error IS MP) THEN (u_out IS BP)</text:p>
            <text:p> IF (error IS BP) AND (d_error IS MP) AND (i_error IS MP) THEN (u_out IS BP)</text:p>
            <text:p> IF (error IS BP) AND (d_error IS BP) AND (i_error IS MP) THEN (u_out IS BP)</text:p>
            <text:p> IF (error IS BM) AND (d_error IS BM) AND (i_error IS BM) THEN (u_out IS BM)</text:p>
            <text:p> IF (error IS BM) AND (d_error IS MM) AND (i_error IS BM) THEN (u_out IS BM)</text:p>
            <text:p> IF (error IS BM) AND (d_error IS SM) AND (i_error IS BM) THEN (u_out IS BM)</text:p>
            <text:p> IF (error IS BM) AND (d_error IS Z) AND (i_error IS BM) THEN (u_out IS BM)</text:p>
            <text:p> IF (error IS BM) AND (d_error IS SP) AND (i_error IS BM) THEN (u_out IS BM)</text:p>
            <text:p> IF (error IS BM) AND (d_error IS MP) AND (i_error IS BM) THEN (u_out IS BM)</text:p>
            <text:p> IF (error IS BM) AND (d_error IS BP) AND (i_error IS BM) THEN (u_out IS BM)</text:p>
            <text:p> IF (error IS BM) AND (d_error IS BM) AND (i_error IS BP) THEN (u_out IS BM)</text:p>
            <text:p> IF (error IS BM) AND (d_error IS MM) AND (i_error IS BP) THEN (u_out IS MM)</text:p>
            <text:p> IF (error IS BM) AND (d_error IS SM) AND (i_error IS BP) THEN (u_out IS SM)</text:p>
            <text:p> IF (error IS BM) AND (d_error IS Z) AND (i_error IS BP) THEN (u_out IS Z)</text:p>
            <text:p> IF (error IS BM) AND (d_error IS SP) AND (i_error IS BP) THEN (u_out IS SP)</text:p>
            <text:p> IF (error IS BM) AND (d_error IS MP) AND (i_error IS BP) THEN (u_out IS MP)</text:p>
            <text:p> IF (error IS BM) AND (d_error IS BP) AND (i_error IS BP) THEN (u_out IS BP)</text:p>
            <text:p> IF (error IS MM) AND (d_error IS BM) AND (i_error IS BM) THEN (u_out IS BM)</text:p>
            <text:p> IF (error IS MM) AND (d_error IS MM) AND (i_error IS BM) THEN (u_out IS BM)</text:p>
            <text:p> IF (error IS MM) AND (d_error IS SM) AND (i_error IS BM) THEN (u_out IS BM)</text:p>
            <text:p> IF (error IS MM) AND (d_error IS Z) AND (i_error IS BM) THEN (u_out IS BM)</text:p>
            <text:p> IF (error IS MM) AND (d_error IS SP) AND (i_error IS BM) THEN (u_out IS BM)</text:p>
            <text:p> IF (error IS MM) AND (d_error IS MP) AND (i_error IS BM) THEN (u_out IS BM)</text:p>
            <text:p> IF (error IS MM) AND (d_error IS BP) AND (i_error IS BM) THEN (u_out IS MM)</text:p>
            <text:p> IF (error IS MM) AND (d_error IS BM) AND (i_error IS BP) THEN (u_out IS MM)</text:p>
            <text:p> IF (error IS MM) AND (d_error IS MM) AND (i_error IS BP) THEN (u_out IS SM)</text:p>
            <text:p> IF (error IS MM) AND (d_error IS SM) AND (i_error IS BP) THEN (u_out IS Z)</text:p>
            <text:p> IF (error IS MM) AND (d_error IS Z) AND (i_error IS BP) THEN (u_out IS SP)</text:p>
            <text:p> IF (error IS MM) AND (d_error IS SP) AND (i_error IS BP) THEN (u_out IS MP)</text:p>
            <text:p> IF (error IS MM) AND (d_error IS MP) AND (i_error IS BP) THEN (u_out IS BP)</text:p>
            <text:p> IF (error IS MM) AND (d_error IS BP) AND (i_error IS BP) THEN (u_out IS BP)</text:p>
            <text:p> IF (error IS SM) AND (d_error IS BM) AND (i_error IS BM) THEN (u_out IS BM)</text:p>
            <text:p> IF (error IS SM) AND (d_error IS MM) AND (i_error IS BM) THEN (u_out IS BM)</text:p>
            <text:p> IF (error IS SM) AND (d_error IS SM) AND (i_error IS BM) THEN (u_out IS BM)</text:p>
            <text:p> IF (error IS SM) AND (d_error IS Z) AND (i_error IS BM) THEN (u_out IS BM)</text:p>
            <text:p> IF (error IS SM) AND (d_error IS SP) AND (i_error IS BM) THEN (u_out IS BM)</text:p>
            <text:p> IF (error IS SM) AND (d_error IS MP) AND (i_error IS BM) THEN (u_out IS MM)</text:p>
            <text:p> IF (error IS SM) AND (d_error IS BP) AND (i_error IS BM) THEN (u_out IS SM)</text:p>
            <text:p> IF (error IS SM) AND (d_error IS BM) AND (i_error IS BP) THEN (u_out IS SM)</text:p>
            <text:p> IF (error IS SM) AND (d_error IS MM) AND (i_error IS BP) THEN (u_out IS Z)</text:p>
            <text:p> IF (error IS SM) AND (d_error IS SM) AND (i_error IS BP) THEN (u_out IS SP)</text:p>
            <text:p> IF (error IS SM) AND (d_error IS Z) AND (i_error IS BP) THEN (u_out IS MP)</text:p>
            <text:p> IF (error IS SM) AND (d_error IS SP) AND (i_error IS BP) THEN (u_out IS BP)</text:p>
            <text:p> IF (error IS SM) AND (d_error IS MP) AND (i_error IS BP) THEN (u_out IS BP)</text:p>
            <text:p> IF (error IS SM) AND (d_error IS BP) AND (i_error IS BP) THEN (u_out IS BP)</text:p>
            <text:p> IF (error IS Z) AND (d_error IS BM) AND (i_error IS BM) THEN (u_out IS BM)</text:p>
            <text:p> IF (error IS Z) AND (d_error IS MM) AND (i_error IS BM) THEN (u_out IS BM)</text:p>
            <text:p> IF (error IS Z) AND (d_error IS SM) AND (i_error IS BM) THEN (u_out IS BM)</text:p>
            <text:p> IF (error IS Z) AND (d_error IS Z) AND (i_error IS BM) THEN (u_out IS BM)</text:p>
            <text:p> IF (error IS Z) AND (d_error IS SP) AND (i_error IS BM) THEN (u_out IS MM)</text:p>
            <text:p> IF (error IS Z) AND (d_error IS MP) AND (i_error IS BM) THEN (u_out IS SM)</text:p>
            <text:p> IF (error IS Z) AND (d_error IS BP) AND (i_error IS BM) THEN (u_out IS Z)</text:p>
            <text:p> IF (error IS Z) AND (d_error IS BM) AND (i_error IS BP) THEN (u_out IS Z)</text:p>
            <text:p> IF (error IS Z) AND (d_error IS MM) AND (i_error IS BP) THEN (u_out IS SP)</text:p>
            <text:p> IF (error IS Z) AND (d_error IS SM) AND (i_error IS BP) THEN (u_out IS MP)</text:p>
            <text:p> IF (error IS Z) AND (d_error IS Z) AND (i_error IS BP) THEN (u_out IS BP)</text:p>
            <text:p> IF (error IS Z) AND (d_error IS SP) AND (i_error IS BP) THEN (u_out IS BP)</text:p>
            <text:p> IF (error IS Z) AND (d_error IS MP) AND (i_error IS BP) THEN (u_out IS BP)</text:p>
            <text:p> IF (error IS Z) AND (d_error IS BP) AND (i_error IS BP) THEN (u_out IS BP)</text:p>
            <text:p> IF (error IS SP) AND (d_error IS BM) AND (i_error IS BM) THEN (u_out IS BM)</text:p>
            <text:p> IF (error IS SP) AND (d_error IS MM) AND (i_error IS BM) THEN (u_out IS BM)</text:p>
            <text:p> IF (error IS SP) AND (d_error IS SM) AND (i_error IS BM) THEN (u_out IS BM)</text:p>
            <text:p> IF (error IS SP) AND (d_error IS Z) AND (i_error IS BM) THEN (u_out IS MM)</text:p>
            <text:p> IF (error IS SP) AND (d_error IS SP) AND (i_error IS BM) THEN (u_out IS SM)</text:p>
            <text:p> IF (error IS SP) AND (d_error IS MP) AND (i_error IS BM) THEN (u_out IS Z)</text:p>
            <text:p> IF (error IS SP) AND (d_error IS BP) AND (i_error IS BM) THEN (u_out IS SP)</text:p>
            <text:p> IF (error IS SP) AND (d_error IS BM) AND (i_error IS BP) THEN (u_out IS SP)</text:p>
            <text:p> IF (error IS SP) AND (d_error IS MM) AND (i_error IS BP) THEN (u_out IS MP)</text:p>
            <text:p> IF (error IS SP) AND (d_error IS SM) AND (i_error IS BP) THEN (u_out IS BP)</text:p>
            <text:p> IF (error IS SP) AND (d_error IS Z) AND (i_error IS BP) THEN (u_out IS BP)</text:p>
            <text:p> IF (error IS SP) AND (d_error IS SP) AND (i_error IS BP) THEN (u_out IS BP)</text:p>
            <text:p> IF (error IS SP) AND (d_error IS MP) AND (i_error IS BP) THEN (u_out IS BP)</text:p>
            <text:p> IF (error IS SP) AND (d_error IS BP) AND (i_error IS BP) THEN (u_out IS BP)</text:p>
            <text:p> IF (error IS MP) AND (d_error IS BM) AND (i_error IS BM) THEN (u_out IS BM)</text:p>
            <text:p> IF (error IS MP) AND (d_error IS MM) AND (i_error IS BM) THEN (u_out IS BM)</text:p>
            <text:p> IF (error IS MP) AND (d_error IS SM) AND (i_error IS BM) THEN (u_out IS MM)</text:p>
            <text:p> IF (error IS MP) AND (d_error IS Z) AND (i_error IS BM) THEN (u_out IS SM)</text:p>
            <text:p> IF (error IS MP) AND (d_error IS SP) AND (i_error IS BM) THEN (u_out IS Z)</text:p>
            <text:p> IF (error IS MP) AND (d_error IS MP) AND (i_error IS BM) THEN (u_out IS SP)</text:p>
            <text:p> IF (error IS MP) AND (d_error IS BP) AND (i_error IS BM) THEN (u_out IS MP)</text:p>
            <text:p> IF (error IS MP) AND (d_error IS BM) AND (i_error IS BP) THEN (u_out IS MP)</text:p>
            <text:p> IF (error IS MP) AND (d_error IS MM) AND (i_error IS BP) THEN (u_out IS BP)</text:p>
            <text:p> IF (error IS MP) AND (d_error IS SM) AND (i_error IS BP) THEN (u_out IS BP)</text:p>
            <text:p> IF (error IS MP) AND (d_error IS Z) AND (i_error IS BP) THEN (u_out IS BP)</text:p>
            <text:p> IF (error IS MP) AND (d_error IS SP) AND (i_error IS BP) THEN (u_out IS BP)</text:p>
            <text:p> IF (error IS MP) AND (d_error IS MP) AND (i_error IS BP) THEN (u_out IS BP)</text:p>
            <text:p> IF (error IS MP) AND (d_error IS BP) AND (i_error IS BP) THEN (u_out IS BP)</text:p>
            <text:p> IF (error IS BP) AND (d_error IS BM) AND (i_error IS BM) THEN (u_out IS BM)</text:p>
            <text:p> IF (error IS BP) AND (d_error IS MM) AND (i_error IS BM) THEN (u_out IS MM)</text:p>
            <text:p> IF (error IS BP) AND (d_error IS SM) AND (i_error IS BM) THEN (u_out IS SM)</text:p>
            <text:p> IF (error IS BP) AND (d_error IS Z) AND (i_error IS BM) THEN (u_out IS Z)</text:p>
            <text:p> IF (error IS BP) AND (d_error IS SP) AND (i_error IS BM) THEN (u_out IS SP)</text:p>
            <text:p> IF (error IS BP) AND (d_error IS MP) AND (i_error IS BM) THEN (u_out IS MP)</text:p>
            <text:p> IF (error IS BP) AND (d_error IS BP) AND (i_error IS BM) THEN (u_out IS BP)</text:p>
            <text:p> IF (error IS BP) AND (d_error IS BM) AND (i_error IS BP) THEN (u_out IS BP)</text:p>
            <text:p> IF (error IS BP) AND (d_error IS MM) AND (i_error IS BP) THEN (u_out IS BP)</text:p>
            <text:p> IF (error IS BP) AND (d_error IS SM) AND (i_error IS BP) THEN (u_out IS BP)</text:p>
            <text:p> IF (error IS BP) AND (d_error IS Z) AND (i_error IS BP) THEN (u_out IS BP)</text:p>
            <text:p> IF (error IS BP) AND (d_error IS SP) AND (i_error IS BP) THEN (u_out IS BP)</text:p>
            <text:p> IF (error IS BP) AND (d_error IS MP) AND (i_error IS BP) THEN (u_out IS BP)</text:p>
            <text:p> IF (error IS BP) AND (d_error IS BP) AND (i_error IS BP) THEN (u_out IS BP)</text:p>
          </table:table-cell>
          <table:table-cell table:number-columns-repeated="15"/>
        </table:table-row>
        <table:table-row table:style-name="ro3">
          <table:table-cell table:number-columns-repeated="2"/>
          <table:table-cell table:formula="of:=COM.MICROSOFT.TEXTJOIN(CHAR(10);1;[.$C$85:.$R$121])" office:value-type="string" office:string-value=" IF (error IS BM) AND (d_error IS BM) AND (i_error IS Z) THEN (u_out IS BM)&#10; IF (error IS BM) AND (d_error IS MM) AND (i_error IS Z) THEN (u_out IS BM)&#10; IF (error IS BM) AND (d_error IS SM) AND (i_error IS Z) THEN (u_out IS BM)&#10; IF (error IS BM) AND (d_error IS Z) AND (i_error IS Z) THEN (u_out IS BM)&#10; IF (error IS BM) AND (d_error IS SP) AND (i_error IS Z) THEN (u_out IS MM)&#10; IF (error IS BM) AND (d_error IS MP) AND (i_error IS Z) THEN (u_out IS SM)&#10; IF (error IS BM) AND (d_error IS BP) AND (i_error IS Z) THEN (u_out IS Z)&#10; IF (error IS MM) AND (d_error IS BM) AND (i_error IS Z) THEN (u_out IS BM)&#10; IF (error IS MM) AND (d_error IS MM) AND (i_error IS Z) THEN (u_out IS BM)&#10; IF (error IS MM) AND (d_error IS SM) AND (i_error IS Z) THEN (u_out IS BM)&#10; IF (error IS MM) AND (d_error IS Z) AND (i_error IS Z) THEN (u_out IS MM)&#10; IF (error IS MM) AND (d_error IS SP) AND (i_error IS Z) THEN (u_out IS SM)&#10; IF (error IS MM) AND (d_error IS MP) AND (i_error IS Z) THEN (u_out IS Z)&#10; IF (error IS MM) AND (d_error IS BP) AND (i_error IS Z) THEN (u_out IS SP)&#10; IF (error IS SM) AND (d_error IS BM) AND (i_error IS Z) THEN (u_out IS BM)&#10; IF (error IS SM) AND (d_error IS MM) AND (i_error IS Z) THEN (u_out IS BM)&#10; IF (error IS SM) AND (d_error IS SM) AND (i_error IS Z) THEN (u_out IS MM)&#10; IF (error IS SM) AND (d_error IS Z) AND (i_error IS Z) THEN (u_out IS SM)&#10; IF (error IS SM) AND (d_error IS SP) AND (i_error IS Z) THEN (u_out IS Z)&#10; IF (error IS SM) AND (d_error IS MP) AND (i_error IS Z) THEN (u_out IS SP)&#10; IF (error IS SM) AND (d_error IS BP) AND (i_error IS Z) THEN (u_out IS MP)&#10; IF (error IS Z) AND (d_error IS BM) AND (i_error IS Z) THEN (u_out IS BM)&#10; IF (error IS Z) AND (d_error IS MM) AND (i_error IS Z) THEN (u_out IS MM)&#10; IF (error IS Z) AND (d_error IS SM) AND (i_error IS Z) THEN (u_out IS SM)&#10; IF (error IS Z) AND (d_error IS Z) AND (i_error IS Z) THEN (u_out IS Z)&#10; IF (error IS Z) AND (d_error IS SP) AND (i_error IS Z) THEN (u_out IS SP)&#10; IF (error IS Z) AND (d_error IS MP) AND (i_error IS Z) THEN (u_out IS MP)&#10; IF (error IS Z) AND (d_error IS BP) AND (i_error IS Z) THEN (u_out IS BP)&#10; IF (error IS SP) AND (d_error IS BM) AND (i_error IS Z) THEN (u_out IS MM)&#10; IF (error IS SP) AND (d_error IS MM) AND (i_error IS Z) THEN (u_out IS SM)&#10; IF (error IS SP) AND (d_error IS SM) AND (i_error IS Z) THEN (u_out IS Z)&#10; IF (error IS SP) AND (d_error IS Z) AND (i_error IS Z) THEN (u_out IS SP)&#10; IF (error IS SP) AND (d_error IS SP) AND (i_error IS Z) THEN (u_out IS MP)&#10; IF (error IS SP) AND (d_error IS MP) AND (i_error IS Z) THEN (u_out IS BP)&#10; IF (error IS SP) AND (d_error IS BP) AND (i_error IS Z) THEN (u_out IS BP)&#10; IF (error IS MP) AND (d_error IS BM) AND (i_error IS Z) THEN (u_out IS SM)&#10; IF (error IS MP) AND (d_error IS MM) AND (i_error IS Z) THEN (u_out IS Z)&#10; IF (error IS MP) AND (d_error IS SM) AND (i_error IS Z) THEN (u_out IS SP)&#10; IF (error IS MP) AND (d_error IS Z) AND (i_error IS Z) THEN (u_out IS MP)&#10; IF (error IS MP) AND (d_error IS SP) AND (i_error IS Z) THEN (u_out IS BP)&#10; IF (error IS MP) AND (d_error IS MP) AND (i_error IS Z) THEN (u_out IS BP)&#10; IF (error IS MP) AND (d_error IS BP) AND (i_error IS Z) THEN (u_out IS BP)&#10; IF (error IS BP) AND (d_error IS BM) AND (i_error IS Z) THEN (u_out IS Z)&#10; IF (error IS BP) AND (d_error IS MM) AND (i_error IS Z) THEN (u_out IS SP)&#10; IF (error IS BP) AND (d_error IS SM) AND (i_error IS Z) THEN (u_out IS MP)&#10; IF (error IS BP) AND (d_error IS Z) AND (i_error IS Z) THEN (u_out IS BP)&#10; IF (error IS BP) AND (d_error IS SP) AND (i_error IS Z) THEN (u_out IS BP)&#10; IF (error IS BP) AND (d_error IS MP) AND (i_error IS Z) THEN (u_out IS BP)&#10; IF (error IS BP) AND (d_error IS BP) AND (i_error IS Z) THEN (u_out IS BP)&#10; IF (error IS BM) AND (d_error IS BM) AND (i_error IS SM) THEN (u_out IS BM)&#10; IF (error IS BM) AND (d_error IS MM) AND (i_error IS SM) THEN (u_out IS BM)&#10; IF (error IS BM) AND (d_error IS SM) AND (i_error IS SM) THEN (u_out IS BM)&#10; IF (error IS BM) AND (d_error IS Z) AND (i_error IS SM) THEN (u_out IS BM)&#10; IF (error IS BM) AND (d_error IS SP) AND (i_error IS SM) THEN (u_out IS BM)&#10; IF (error IS BM) AND (d_error IS MP) AND (i_error IS SM) THEN (u_out IS MM)&#10; IF (error IS BM) AND (d_error IS BP) AND (i_error IS SM) THEN (u_out IS SM)&#10; IF (error IS BM) AND (d_error IS BM) AND (i_error IS SP) THEN (u_out IS BM)&#10; IF (error IS BM) AND (d_error IS MM) AND (i_error IS SP) THEN (u_out IS BM)&#10; IF (error IS BM) AND (d_error IS SM) AND (i_error IS SP) THEN (u_out IS BM)&#10; IF (error IS BM) AND (d_error IS Z) AND (i_error IS SP) THEN (u_out IS MM)&#10; IF (error IS BM) AND (d_error IS SP) AND (i_error IS SP) THEN (u_out IS SM)&#10; IF (error IS BM) AND (d_error IS MP) AND (i_error IS SP) THEN (u_out IS Z)&#10; IF (error IS BM) AND (d_error IS BP) AND (i_error IS SP) THEN (u_out IS SP)&#10; IF (error IS MM) AND (d_error IS BM) AND (i_error IS SM) THEN (u_out IS BM)&#10; IF (error IS MM) AND (d_error IS MM) AND (i_error IS SM) THEN (u_out IS BM)&#10; IF (error IS MM) AND (d_error IS SM) AND (i_error IS SM) THEN (u_out IS BM)&#10; IF (error IS MM) AND (d_error IS Z) AND (i_error IS SM) THEN (u_out IS BM)&#10; IF (error IS MM) AND (d_error IS SP) AND (i_error IS SM) THEN (u_out IS MM)&#10; IF (error IS MM) AND (d_error IS MP) AND (i_error IS SM) THEN (u_out IS SM)&#10; IF (error IS MM) AND (d_error IS BP) AND (i_error IS SM) THEN (u_out IS Z)&#10; IF (error IS MM) AND (d_error IS BM) AND (i_error IS SP) THEN (u_out IS BM)&#10; IF (error IS MM) AND (d_error IS MM) AND (i_error IS SP) THEN (u_out IS BM)&#10; IF (error IS MM) AND (d_error IS SM) AND (i_error IS SP) THEN (u_out IS MM)&#10; IF (error IS MM) AND (d_error IS Z) AND (i_error IS SP) THEN (u_out IS SM)&#10; IF (error IS MM) AND (d_error IS SP) AND (i_error IS SP) THEN (u_out IS Z)&#10; IF (error IS MM) AND (d_error IS MP) AND (i_error IS SP) THEN (u_out IS SP)&#10; IF (error IS MM) AND (d_error IS BP) AND (i_error IS SP) THEN (u_out IS MP)&#10; IF (error IS SM) AND (d_error IS BM) AND (i_error IS SM) THEN (u_out IS BM)&#10; IF (error IS SM) AND (d_error IS MM) AND (i_error IS SM) THEN (u_out IS BM)&#10; IF (error IS SM) AND (d_error IS SM) AND (i_error IS SM) THEN (u_out IS BM)&#10; IF (error IS SM) AND (d_error IS Z) AND (i_error IS SM) THEN (u_out IS MM)&#10; IF (error IS SM) AND (d_error IS SP) AND (i_error IS SM) THEN (u_out IS SM)&#10; IF (error IS SM) AND (d_error IS MP) AND (i_error IS SM) THEN (u_out IS Z)&#10; IF (error IS SM) AND (d_error IS BP) AND (i_error IS SM) THEN (u_out IS SP)&#10; IF (error IS SM) AND (d_error IS BM) AND (i_error IS SP) THEN (u_out IS BM)&#10; IF (error IS SM) AND (d_error IS MM) AND (i_error IS SP) THEN (u_out IS MM)&#10; IF (error IS SM) AND (d_error IS SM) AND (i_error IS SP) THEN (u_out IS SM)&#10; IF (error IS SM) AND (d_error IS Z) AND (i_error IS SP) THEN (u_out IS Z)&#10; IF (error IS SM) AND (d_error IS SP) AND (i_error IS SP) THEN (u_out IS SP)&#10; IF (error IS SM) AND (d_error IS MP) AND (i_error IS SP) THEN (u_out IS MP)&#10; IF (error IS SM) AND (d_error IS BP) AND (i_error IS SP) THEN (u_out IS BP)&#10; IF (error IS Z) AND (d_error IS BM) AND (i_error IS SM) THEN (u_out IS BM)&#10; IF (error IS Z) AND (d_error IS MM) AND (i_error IS SM) THEN (u_out IS BM)&#10; IF (error IS Z) AND (d_error IS SM) AND (i_error IS SM) THEN (u_out IS MM)&#10; IF (error IS Z) AND (d_error IS Z) AND (i_error IS SM) THEN (u_out IS SM)&#10; IF (error IS Z) AND (d_error IS SP) AND (i_error IS SM) THEN (u_out IS Z)&#10; IF (error IS Z) AND (d_error IS MP) AND (i_error IS SM) THEN (u_out IS SP)&#10; IF (error IS Z) AND (d_error IS BP) AND (i_error IS SM) THEN (u_out IS MP)&#10; IF (error IS Z) AND (d_error IS BM) AND (i_error IS SP) THEN (u_out IS MM)&#10; IF (error IS Z) AND (d_error IS MM) AND (i_error IS SP) THEN (u_out IS SM)&#10; IF (error IS Z) AND (d_error IS SM) AND (i_error IS SP) THEN (u_out IS Z)&#10; IF (error IS Z) AND (d_error IS Z) AND (i_error IS SP) THEN (u_out IS SP)&#10; IF (error IS Z) AND (d_error IS SP) AND (i_error IS SP) THEN (u_out IS MP)&#10; IF (error IS Z) AND (d_error IS MP) AND (i_error IS SP) THEN (u_out IS BP)&#10; IF (error IS Z) AND (d_error IS BP) AND (i_error IS SP) THEN (u_out IS BP)&#10; IF (error IS SP) AND (d_error IS BM) AND (i_error IS SM) THEN (u_out IS BM)&#10; IF (error IS SP) AND (d_error IS MM) AND (i_error IS SM) THEN (u_out IS MM)&#10; IF (error IS SP) AND (d_error IS SM) AND (i_error IS SM) THEN (u_out IS SM)&#10; IF (error IS SP) AND (d_error IS Z) AND (i_error IS SM) THEN (u_out IS Z)&#10; IF (error IS SP) AND (d_error IS SP) AND (i_error IS SM) THEN (u_out IS SP)&#10; IF (error IS SP) AND (d_error IS MP) AND (i_error IS SM) THEN (u_out IS MP)&#10; IF (error IS SP) AND (d_error IS BP) AND (i_error IS SM) THEN (u_out IS BP)&#10; IF (error IS SP) AND (d_error IS BM) AND (i_error IS SP) THEN (u_out IS SM)&#10; IF (error IS SP) AND (d_error IS MM) AND (i_error IS SP) THEN (u_out IS Z)&#10; IF (error IS SP) AND (d_error IS SM) AND (i_error IS SP) THEN (u_out IS SP)&#10; IF (error IS SP) AND (d_error IS Z) AND (i_error IS SP) THEN (u_out IS MP)&#10; IF (error IS SP) AND (d_error IS SP) AND (i_error IS SP) THEN (u_out IS BP)&#10; IF (error IS SP) AND (d_error IS MP) AND (i_error IS SP) THEN (u_out IS BP)&#10; IF (error IS SP) AND (d_error IS BP) AND (i_error IS SP) THEN (u_out IS BP)&#10; IF (error IS MP) AND (d_error IS BM) AND (i_error IS SM) THEN (u_out IS MM)&#10; IF (error IS MP) AND (d_error IS MM) AND (i_error IS SM) THEN (u_out IS SM)&#10; IF (error IS MP) AND (d_error IS SM) AND (i_error IS SM) THEN (u_out IS Z)&#10; IF (error IS MP) AND (d_error IS Z) AND (i_error IS SM) THEN (u_out IS SP)&#10; IF (error IS MP) AND (d_error IS SP) AND (i_error IS SM) THEN (u_out IS MP)&#10; IF (error IS MP) AND (d_error IS MP) AND (i_error IS SM) THEN (u_out IS BP)&#10; IF (error IS MP) AND (d_error IS BP) AND (i_error IS SM) THEN (u_out IS BP)&#10; IF (error IS MP) AND (d_error IS BM) AND (i_error IS SP) THEN (u_out IS Z)&#10; IF (error IS MP) AND (d_error IS MM) AND (i_error IS SP) THEN (u_out IS SP)&#10; IF (error IS MP) AND (d_error IS SM) AND (i_error IS SP) THEN (u_out IS MP)&#10; IF (error IS MP) AND (d_error IS Z) AND (i_error IS SP) THEN (u_out IS BP)&#10; IF (error IS MP) AND (d_error IS SP) AND (i_error IS SP) THEN (u_out IS BP)&#10; IF (error IS MP) AND (d_error IS MP) AND (i_error IS SP) THEN (u_out IS BP)&#10; IF (error IS MP) AND (d_error IS BP) AND (i_error IS SP) THEN (u_out IS BP)&#10; IF (error IS BP) AND (d_error IS BM) AND (i_error IS SM) THEN (u_out IS SM)&#10; IF (error IS BP) AND (d_error IS MM) AND (i_error IS SM) THEN (u_out IS Z)&#10; IF (error IS BP) AND (d_error IS SM) AND (i_error IS SM) THEN (u_out IS SP)&#10; IF (error IS BP) AND (d_error IS Z) AND (i_error IS SM) THEN (u_out IS MP)&#10; IF (error IS BP) AND (d_error IS SP) AND (i_error IS SM) THEN (u_out IS BP)&#10; IF (error IS BP) AND (d_error IS MP) AND (i_error IS SM) THEN (u_out IS BP)&#10; IF (error IS BP) AND (d_error IS BP) AND (i_error IS SM) THEN (u_out IS BP)&#10; IF (error IS BP) AND (d_error IS BM) AND (i_error IS SP) THEN (u_out IS SP)&#10; IF (error IS BP) AND (d_error IS MM) AND (i_error IS SP) THEN (u_out IS MP)&#10; IF (error IS BP) AND (d_error IS SM) AND (i_error IS SP) THEN (u_out IS BP)&#10; IF (error IS BP) AND (d_error IS Z) AND (i_error IS SP) THEN (u_out IS BP)&#10; IF (error IS BP) AND (d_error IS SP) AND (i_error IS SP) THEN (u_out IS BP)&#10; IF (error IS BP) AND (d_error IS MP) AND (i_error IS SP) THEN (u_out IS BP)&#10; IF (error IS BP) AND (d_error IS BP) AND (i_error IS SP) THEN (u_out IS BP)&#10; IF (error IS BM) AND (d_error IS BM) AND (i_error IS MM) THEN (u_out IS BM)&#10; IF (error IS BM) AND (d_error IS MM) AND (i_error IS MM) THEN (u_out IS BM)&#10; IF (error IS BM) AND (d_error IS SM) AND (i_error IS MM) THEN (u_out IS BM)&#10; IF (error IS BM) AND (d_error IS Z) AND (i_error IS MM) THEN (u_out IS BM)&#10; IF (error IS BM) AND (d_error IS SP) AND (i_error IS MM) THEN (u_out IS BM)&#10; IF (error IS BM) AND (d_error IS MP) AND (i_error IS MM) THEN (u_out IS BM)&#10; IF (error IS BM) AND (d_error IS BP) AND (i_error IS MM) THEN (u_out IS MM)&#10; IF (error IS BM) AND (d_error IS BM) AND (i_error IS MP) THEN (u_out IS BM)&#10; IF (error IS BM) AND (d_error IS MM) AND (i_error IS MP) THEN (u_out IS BM)&#10; IF (error IS BM) AND (d_error IS SM) AND (i_error IS MP) THEN (u_out IS MM)&#10; IF (error IS BM) AND (d_error IS Z) AND (i_error IS MP) THEN (u_out IS SM)&#10; IF (error IS BM) AND (d_error IS SP) AND (i_error IS MP) THEN (u_out IS Z)&#10; IF (error IS BM) AND (d_error IS MP) AND (i_error IS MP) THEN (u_out IS SP)&#10; IF (error IS BM) AND (d_error IS BP) AND (i_error IS MP) THEN (u_out IS MP)&#10; IF (error IS MM) AND (d_error IS BM) AND (i_error IS MM) THEN (u_out IS BM)&#10; IF (error IS MM) AND (d_error IS MM) AND (i_error IS MM) THEN (u_out IS BM)&#10; IF (error IS MM) AND (d_error IS SM) AND (i_error IS MM) THEN (u_out IS BM)&#10; IF (error IS MM) AND (d_error IS Z) AND (i_error IS MM) THEN (u_out IS BM)&#10; IF (error IS MM) AND (d_error IS SP) AND (i_error IS MM) THEN (u_out IS BM)&#10; IF (error IS MM) AND (d_error IS MP) AND (i_error IS MM) THEN (u_out IS MM)&#10; IF (error IS MM) AND (d_error IS BP) AND (i_error IS MM) THEN (u_out IS SM)&#10; IF (error IS MM) AND (d_error IS BM) AND (i_error IS MP) THEN (u_out IS BM)&#10; IF (error IS MM) AND (d_error IS MM) AND (i_error IS MP) THEN (u_out IS MM)&#10; IF (error IS MM) AND (d_error IS SM) AND (i_error IS MP) THEN (u_out IS SM)&#10; IF (error IS MM) AND (d_error IS Z) AND (i_error IS MP) THEN (u_out IS Z)&#10; IF (error IS MM) AND (d_error IS SP) AND (i_error IS MP) THEN (u_out IS SP)&#10; IF (error IS MM) AND (d_error IS MP) AND (i_error IS MP) THEN (u_out IS MP)&#10; IF (error IS MM) AND (d_error IS BP) AND (i_error IS MP) THEN (u_out IS BP)&#10; IF (error IS SM) AND (d_error IS BM) AND (i_error IS MM) THEN (u_out IS BM)&#10; IF (error IS SM) AND (d_error IS MM) AND (i_error IS MM) THEN (u_out IS BM)&#10; IF (error IS SM) AND (d_error IS SM) AND (i_error IS MM) THEN (u_out IS BM)&#10; IF (error IS SM) AND (d_error IS Z) AND (i_error IS MM) THEN (u_out IS BM)&#10; IF (error IS SM) AND (d_error IS SP) AND (i_error IS MM) THEN (u_out IS MM)&#10; IF (error IS SM) AND (d_error IS MP) AND (i_error IS MM) THEN (u_out IS SM)&#10; IF (error IS SM) AND (d_error IS BP) AND (i_error IS MM) THEN (u_out IS Z)&#10; IF (error IS SM) AND (d_error IS BM) AND (i_error IS MP) THEN (u_out IS MM)&#10; IF (error IS SM) AND (d_error IS MM) AND (i_error IS MP) THEN (u_out IS SM)&#10; IF (error IS SM) AND (d_error IS SM) AND (i_error IS MP) THEN (u_out IS Z)&#10; IF (error IS SM) AND (d_error IS Z) AND (i_error IS MP) THEN (u_out IS SP)&#10; IF (error IS SM) AND (d_error IS SP) AND (i_error IS MP) THEN (u_out IS MP)&#10; IF (error IS SM) AND (d_error IS MP) AND (i_error IS MP) THEN (u_out IS BP)&#10; IF (error IS SM) AND (d_error IS BP) AND (i_error IS MP) THEN (u_out IS BP)&#10; IF (error IS Z) AND (d_error IS BM) AND (i_error IS MM) THEN (u_out IS BM)&#10; IF (error IS Z) AND (d_error IS MM) AND (i_error IS MM) THEN (u_out IS BM)&#10; IF (error IS Z) AND (d_error IS SM) AND (i_error IS MM) THEN (u_out IS BM)&#10; IF (error IS Z) AND (d_error IS Z) AND (i_error IS MM) THEN (u_out IS MM)&#10; IF (error IS Z) AND (d_error IS SP) AND (i_error IS MM) THEN (u_out IS SM)&#10; IF (error IS Z) AND (d_error IS MP) AND (i_error IS MM) THEN (u_out IS Z)&#10; IF (error IS Z) AND (d_error IS BP) AND (i_error IS MM) THEN (u_out IS SP)&#10; IF (error IS Z) AND (d_error IS BM) AND (i_error IS MP) THEN (u_out IS SM)&#10; IF (error IS Z) AND (d_error IS MM) AND (i_error IS MP) THEN (u_out IS Z)&#10; IF (error IS Z) AND (d_error IS SM) AND (i_error IS MP) THEN (u_out IS SP)&#10; IF (error IS Z) AND (d_error IS Z) AND (i_error IS MP) THEN (u_out IS MP)&#10; IF (error IS Z) AND (d_error IS SP) AND (i_error IS MP) THEN (u_out IS BP)&#10; IF (error IS Z) AND (d_error IS MP) AND (i_error IS MP) THEN (u_out IS BP)&#10; IF (error IS Z) AND (d_error IS BP) AND (i_error IS MP) THEN (u_out IS BP)&#10; IF (error IS SP) AND (d_error IS BM) AND (i_error IS MM) THEN (u_out IS BM)&#10; IF (error IS SP) AND (d_error IS MM) AND (i_error IS MM) THEN (u_out IS BM)&#10; IF (error IS SP) AND (d_error IS SM) AND (i_error IS MM) THEN (u_out IS MM)&#10; IF (error IS SP) AND (d_error IS Z) AND (i_error IS MM) THEN (u_out IS SM)&#10; IF (error IS SP) AND (d_error IS SP) AND (i_error IS MM) THEN (u_out IS Z)&#10; IF (error IS SP) AND (d_error IS MP) AND (i_error IS MM) THEN (u_out IS SP)&#10; IF (error IS SP) AND (d_error IS BP) AND (i_error IS MM) THEN (u_out IS MP)&#10; IF (error IS SP) AND (d_error IS BM) AND (i_error IS MP) THEN (u_out IS Z)&#10; IF (error IS SP) AND (d_error IS MM) AND (i_error IS MP) THEN (u_out IS SP)&#10; IF (error IS SP) AND (d_error IS SM) AND (i_error IS MP) THEN (u_out IS MP)&#10; IF (error IS SP) AND (d_error IS Z) AND (i_error IS MP) THEN (u_out IS BP)&#10; IF (error IS SP) AND (d_error IS SP) AND (i_error IS MP) THEN (u_out IS BP)&#10; IF (error IS SP) AND (d_error IS MP) AND (i_error IS MP) THEN (u_out IS BP)&#10; IF (error IS SP) AND (d_error IS BP) AND (i_error IS MP) THEN (u_out IS BP)&#10; IF (error IS MP) AND (d_error IS BM) AND (i_error IS MM) THEN (u_out IS BM)&#10; IF (error IS MP) AND (d_error IS MM) AND (i_error IS MM) THEN (u_out IS MM)&#10; IF (error IS MP) AND (d_error IS SM) AND (i_error IS MM) THEN (u_out IS SM)&#10; IF (error IS MP) AND (d_error IS Z) AND (i_error IS MM) THEN (u_out IS Z)&#10; IF (error IS MP) AND (d_error IS SP) AND (i_error IS MM) THEN (u_out IS SP)&#10; IF (error IS MP) AND (d_error IS MP) AND (i_error IS MM) THEN (u_out IS MP)&#10; IF (error IS MP) AND (d_error IS BP) AND (i_error IS MM) THEN (u_out IS BP)&#10; IF (error IS MP) AND (d_error IS BM) AND (i_error IS MP) THEN (u_out IS SP)&#10; IF (error IS MP) AND (d_error IS MM) AND (i_error IS MP) THEN (u_out IS MP)&#10; IF (error IS MP) AND (d_error IS SM) AND (i_error IS MP) THEN (u_out IS BP)&#10; IF (error IS MP) AND (d_error IS Z) AND (i_error IS MP) THEN (u_out IS BP)&#10; IF (error IS MP) AND (d_error IS SP) AND (i_error IS MP) THEN (u_out IS BP)&#10; IF (error IS MP) AND (d_error IS MP) AND (i_error IS MP) THEN (u_out IS BP)&#10; IF (error IS MP) AND (d_error IS BP) AND (i_error IS MP) THEN (u_out IS BP)&#10; IF (error IS BP) AND (d_error IS BM) AND (i_error IS MM) THEN (u_out IS MM)&#10; IF (error IS BP) AND (d_error IS MM) AND (i_error IS MM) THEN (u_out IS SM)&#10; IF (error IS BP) AND (d_error IS SM) AND (i_error IS MM) THEN (u_out IS Z)&#10; IF (error IS BP) AND (d_error IS Z) AND (i_error IS MM) THEN (u_out IS SP)&#10; IF (error IS BP) AND (d_error IS SP) AND (i_error IS MM) THEN (u_out IS MP)&#10; IF (error IS BP) AND (d_error IS MP) AND (i_error IS MM) THEN (u_out IS BP)&#10; IF (error IS BP) AND (d_error IS BP) AND (i_error IS MM) THEN (u_out IS BP)&#10; IF (error IS BP) AND (d_error IS BM) AND (i_error IS MP) THEN (u_out IS MP)&#10; IF (error IS BP) AND (d_error IS MM) AND (i_error IS MP) THEN (u_out IS BP)&#10; IF (error IS BP) AND (d_error IS SM) AND (i_error IS MP) THEN (u_out IS BP)&#10; IF (error IS BP) AND (d_error IS Z) AND (i_error IS MP) THEN (u_out IS BP)&#10; IF (error IS BP) AND (d_error IS SP) AND (i_error IS MP) THEN (u_out IS BP)&#10; IF (error IS BP) AND (d_error IS MP) AND (i_error IS MP) THEN (u_out IS BP)&#10; IF (error IS BP) AND (d_error IS BP) AND (i_error IS MP) THEN (u_out IS BP)&#10; IF (error IS BM) AND (d_error IS BM) AND (i_error IS BM) THEN (u_out IS BM)&#10; IF (error IS BM) AND (d_error IS MM) AND (i_error IS BM) THEN (u_out IS BM)&#10; IF (error IS BM) AND (d_error IS SM) AND (i_error IS BM) THEN (u_out IS BM)&#10; IF (error IS BM) AND (d_error IS Z) AND (i_error IS BM) THEN (u_out IS BM)&#10; IF (error IS BM) AND (d_error IS SP) AND (i_error IS BM) THEN (u_out IS BM)&#10; IF (error IS BM) AND (d_error IS MP) AND (i_error IS BM) THEN (u_out IS BM)&#10; IF (error IS BM) AND (d_error IS BP) AND (i_error IS BM) THEN (u_out IS BM)&#10; IF (error IS BM) AND (d_error IS BM) AND (i_error IS BP) THEN (u_out IS BM)&#10; IF (error IS BM) AND (d_error IS MM) AND (i_error IS BP) THEN (u_out IS MM)&#10; IF (error IS BM) AND (d_error IS SM) AND (i_error IS BP) THEN (u_out IS SM)&#10; IF (error IS BM) AND (d_error IS Z) AND (i_error IS BP) THEN (u_out IS Z)&#10; IF (error IS BM) AND (d_error IS SP) AND (i_error IS BP) THEN (u_out IS SP)&#10; IF (error IS BM) AND (d_error IS MP) AND (i_error IS BP) THEN (u_out IS MP)&#10; IF (error IS BM) AND (d_error IS BP) AND (i_error IS BP) THEN (u_out IS BP)&#10; IF (error IS MM) AND (d_error IS BM) AND (i_error IS BM) THEN (u_out IS BM)&#10; IF (error IS MM) AND (d_error IS MM) AND (i_error IS BM) THEN (u_out IS BM)&#10; IF (error IS MM) AND (d_error IS SM) AND (i_error IS BM) THEN (u_out IS BM)&#10; IF (error IS MM) AND (d_error IS Z) AND (i_error IS BM) THEN (u_out IS BM)&#10; IF (error IS MM) AND (d_error IS SP) AND (i_error IS BM) THEN (u_out IS BM)&#10; IF (error IS MM) AND (d_error IS MP) AND (i_error IS BM) THEN (u_out IS BM)&#10; IF (error IS MM) AND (d_error IS BP) AND (i_error IS BM) THEN (u_out IS MM)&#10; IF (error IS MM) AND (d_error IS BM) AND (i_error IS BP) THEN (u_out IS MM)&#10; IF (error IS MM) AND (d_error IS MM) AND (i_error IS BP) THEN (u_out IS SM)&#10; IF (error IS MM) AND (d_error IS SM) AND (i_error IS BP) THEN (u_out IS Z)&#10; IF (error IS MM) AND (d_error IS Z) AND (i_error IS BP) THEN (u_out IS SP)&#10; IF (error IS MM) AND (d_error IS SP) AND (i_error IS BP) THEN (u_out IS MP)&#10; IF (error IS MM) AND (d_error IS MP) AND (i_error IS BP) THEN (u_out IS BP)&#10; IF (error IS MM) AND (d_error IS BP) AND (i_error IS BP) THEN (u_out IS BP)&#10; IF (error IS SM) AND (d_error IS BM) AND (i_error IS BM) THEN (u_out IS BM)&#10; IF (error IS SM) AND (d_error IS MM) AND (i_error IS BM) THEN (u_out IS BM)&#10; IF (error IS SM) AND (d_error IS SM) AND (i_error IS BM) THEN (u_out IS BM)&#10; IF (error IS SM) AND (d_error IS Z) AND (i_error IS BM) THEN (u_out IS BM)&#10; IF (error IS SM) AND (d_error IS SP) AND (i_error IS BM) THEN (u_out IS BM)&#10; IF (error IS SM) AND (d_error IS MP) AND (i_error IS BM) THEN (u_out IS MM)&#10; IF (error IS SM) AND (d_error IS BP) AND (i_error IS BM) THEN (u_out IS SM)&#10; IF (error IS SM) AND (d_error IS BM) AND (i_error IS BP) THEN (u_out IS SM)&#10; IF (error IS SM) AND (d_error IS MM) AND (i_error IS BP) THEN (u_out IS Z)&#10; IF (error IS SM) AND (d_error IS SM) AND (i_error IS BP) THEN (u_out IS SP)&#10; IF (error IS SM) AND (d_error IS Z) AND (i_error IS BP) THEN (u_out IS MP)&#10; IF (error IS SM) AND (d_error IS SP) AND (i_error IS BP) THEN (u_out IS BP)&#10; IF (error IS SM) AND (d_error IS MP) AND (i_error IS BP) THEN (u_out IS BP)&#10; IF (error IS SM) AND (d_error IS BP) AND (i_error IS BP) THEN (u_out IS BP)&#10; IF (error IS Z) AND (d_error IS BM) AND (i_error IS BM) THEN (u_out IS BM)&#10; IF (error IS Z) AND (d_error IS MM) AND (i_error IS BM) THEN (u_out IS BM)&#10; IF (error IS Z) AND (d_error IS SM) AND (i_error IS BM) THEN (u_out IS BM)&#10; IF (error IS Z) AND (d_error IS Z) AND (i_error IS BM) THEN (u_out IS BM)&#10; IF (error IS Z) AND (d_error IS SP) AND (i_error IS BM) THEN (u_out IS MM)&#10; IF (error IS Z) AND (d_error IS MP) AND (i_error IS BM) THEN (u_out IS SM)&#10; IF (error IS Z) AND (d_error IS BP) AND (i_error IS BM) THEN (u_out IS Z)&#10; IF (error IS Z) AND (d_error IS BM) AND (i_error IS BP) THEN (u_out IS Z)&#10; IF (error IS Z) AND (d_error IS MM) AND (i_error IS BP) THEN (u_out IS SP)&#10; IF (error IS Z) AND (d_error IS SM) AND (i_error IS BP) THEN (u_out IS MP)&#10; IF (error IS Z) AND (d_error IS Z) AND (i_error IS BP) THEN (u_out IS BP)&#10; IF (error IS Z) AND (d_error IS SP) AND (i_error IS BP) THEN (u_out IS BP)&#10; IF (error IS Z) AND (d_error IS MP) AND (i_error IS BP) THEN (u_out IS BP)&#10; IF (error IS Z) AND (d_error IS BP) AND (i_error IS BP) THEN (u_out IS BP)&#10; IF (error IS SP) AND (d_error IS BM) AND (i_error IS BM) THEN (u_out IS BM)&#10; IF (error IS SP) AND (d_error IS MM) AND (i_error IS BM) THEN (u_out IS BM)&#10; IF (error IS SP) AND (d_error IS SM) AND (i_error IS BM) THEN (u_out IS BM)&#10; IF (error IS SP) AND (d_error IS Z) AND (i_error IS BM) THEN (u_out IS MM)&#10; IF (error IS SP) AND (d_error IS SP) AND (i_error IS BM) THEN (u_out IS SM)&#10; IF (error IS SP) AND (d_error IS MP) AND (i_error IS BM) THEN (u_out IS Z)&#10; IF (error IS SP) AND (d_error IS BP) AND (i_error IS BM) THEN (u_out IS SP)&#10; IF (error IS SP) AND (d_error IS BM) AND (i_error IS BP) THEN (u_out IS SP)&#10; IF (error IS SP) AND (d_error IS MM) AND (i_error IS BP) THEN (u_out IS MP)&#10; IF (error IS SP) AND (d_error IS SM) AND (i_error IS BP) THEN (u_out IS BP)&#10; IF (error IS SP) AND (d_error IS Z) AND (i_error IS BP) THEN (u_out IS BP)&#10; IF (error IS SP) AND (d_error IS SP) AND (i_error IS BP) THEN (u_out IS BP)&#10; IF (error IS SP) AND (d_error IS MP) AND (i_error IS BP) THEN (u_out IS BP)&#10; IF (error IS SP) AND (d_error IS BP) AND (i_error IS BP) THEN (u_out IS BP)&#10; IF (error IS MP) AND (d_error IS BM) AND (i_error IS BM) THEN (u_out IS BM)&#10; IF (error IS MP) AND (d_error IS MM) AND (i_error IS BM) THEN (u_out IS BM)&#10; IF (error IS MP) AND (d_error IS SM) AND (i_error IS BM) THEN (u_out IS MM)&#10; IF (error IS MP) AND (d_error IS Z) AND (i_error IS BM) THEN (u_out IS SM)&#10; IF (error IS MP) AND (d_error IS SP) AND (i_error IS BM) THEN (u_out IS Z)&#10; IF (error IS MP) AND (d_error IS MP) AND (i_error IS BM) THEN (u_out IS SP)&#10; IF (error IS MP) AND (d_error IS BP) AND (i_error IS BM) THEN (u_out IS MP)&#10; IF (error IS MP) AND (d_error IS BM) AND (i_error IS BP) THEN (u_out IS MP)&#10; IF (error IS MP) AND (d_error IS MM) AND (i_error IS BP) THEN (u_out IS BP)&#10; IF (error IS MP) AND (d_error IS SM) AND (i_error IS BP) THEN (u_out IS BP)&#10; IF (error IS MP) AND (d_error IS Z) AND (i_error IS BP) THEN (u_out IS BP)&#10; IF (error IS MP) AND (d_error IS SP) AND (i_error IS BP) THEN (u_out IS BP)&#10; IF (error IS MP) AND (d_error IS MP) AND (i_error IS BP) THEN (u_out IS BP)&#10; IF (error IS MP) AND (d_error IS BP) AND (i_error IS BP) THEN (u_out IS BP)&#10; IF (error IS BP) AND (d_error IS BM) AND (i_error IS BM) THEN (u_out IS BM)&#10; IF (error IS BP) AND (d_error IS MM) AND (i_error IS BM) THEN (u_out IS MM)&#10; IF (error IS BP) AND (d_error IS SM) AND (i_error IS BM) THEN (u_out IS SM)&#10; IF (error IS BP) AND (d_error IS Z) AND (i_error IS BM) THEN (u_out IS Z)&#10; IF (error IS BP) AND (d_error IS SP) AND (i_error IS BM) THEN (u_out IS SP)&#10; IF (error IS BP) AND (d_error IS MP) AND (i_error IS BM) THEN (u_out IS MP)&#10; IF (error IS BP) AND (d_error IS BP) AND (i_error IS BM) THEN (u_out IS BP)&#10; IF (error IS BP) AND (d_error IS BM) AND (i_error IS BP) THEN (u_out IS BP)&#10; IF (error IS BP) AND (d_error IS MM) AND (i_error IS BP) THEN (u_out IS BP)&#10; IF (error IS BP) AND (d_error IS SM) AND (i_error IS BP) THEN (u_out IS BP)&#10; IF (error IS BP) AND (d_error IS Z) AND (i_error IS BP) THEN (u_out IS BP)&#10; IF (error IS BP) AND (d_error IS SP) AND (i_error IS BP) THEN (u_out IS BP)&#10; IF (error IS BP) AND (d_error IS MP) AND (i_error IS BP) THEN (u_out IS BP)&#10; IF (error IS BP) AND (d_error IS BP) AND (i_error IS BP) THEN (u_out IS BP)" calcext:value-type="string">
            <text:p> IF (error IS BM) AND (d_error IS BM) AND (i_error IS Z) THEN (u_out IS BM)</text:p>
            <text:p> IF (error IS BM) AND (d_error IS MM) AND (i_error IS Z) THEN (u_out IS BM)</text:p>
            <text:p> IF (error IS BM) AND (d_error IS SM) AND (i_error IS Z) THEN (u_out IS BM)</text:p>
            <text:p> IF (error IS BM) AND (d_error IS Z) AND (i_error IS Z) THEN (u_out IS BM)</text:p>
            <text:p> IF (error IS BM) AND (d_error IS SP) AND (i_error IS Z) THEN (u_out IS MM)</text:p>
            <text:p> IF (error IS BM) AND (d_error IS MP) AND (i_error IS Z) THEN (u_out IS SM)</text:p>
            <text:p> IF (error IS BM) AND (d_error IS BP) AND (i_error IS Z) THEN (u_out IS Z)</text:p>
            <text:p> IF (error IS MM) AND (d_error IS BM) AND (i_error IS Z) THEN (u_out IS BM)</text:p>
            <text:p> IF (error IS MM) AND (d_error IS MM) AND (i_error IS Z) THEN (u_out IS BM)</text:p>
            <text:p> IF (error IS MM) AND (d_error IS SM) AND (i_error IS Z) THEN (u_out IS BM)</text:p>
            <text:p> IF (error IS MM) AND (d_error IS Z) AND (i_error IS Z) THEN (u_out IS MM)</text:p>
            <text:p> IF (error IS MM) AND (d_error IS SP) AND (i_error IS Z) THEN (u_out IS SM)</text:p>
            <text:p> IF (error IS MM) AND (d_error IS MP) AND (i_error IS Z) THEN (u_out IS Z)</text:p>
            <text:p> IF (error IS MM) AND (d_error IS BP) AND (i_error IS Z) THEN (u_out IS SP)</text:p>
            <text:p> IF (error IS SM) AND (d_error IS BM) AND (i_error IS Z) THEN (u_out IS BM)</text:p>
            <text:p> IF (error IS SM) AND (d_error IS MM) AND (i_error IS Z) THEN (u_out IS BM)</text:p>
            <text:p> IF (error IS SM) AND (d_error IS SM) AND (i_error IS Z) THEN (u_out IS MM)</text:p>
            <text:p> IF (error IS SM) AND (d_error IS Z) AND (i_error IS Z) THEN (u_out IS SM)</text:p>
            <text:p> IF (error IS SM) AND (d_error IS SP) AND (i_error IS Z) THEN (u_out IS Z)</text:p>
            <text:p> IF (error IS SM) AND (d_error IS MP) AND (i_error IS Z) THEN (u_out IS SP)</text:p>
            <text:p> IF (error IS SM) AND (d_error IS BP) AND (i_error IS Z) THEN (u_out IS MP)</text:p>
            <text:p> IF (error IS Z) AND (d_error IS BM) AND (i_error IS Z) THEN (u_out IS BM)</text:p>
            <text:p> IF (error IS Z) AND (d_error IS MM) AND (i_error IS Z) THEN (u_out IS MM)</text:p>
            <text:p> IF (error IS Z) AND (d_error IS SM) AND (i_error IS Z) THEN (u_out IS SM)</text:p>
            <text:p> IF (error IS Z) AND (d_error IS Z) AND (i_error IS Z) THEN (u_out IS Z)</text:p>
            <text:p> IF (error IS Z) AND (d_error IS SP) AND (i_error IS Z) THEN (u_out IS SP)</text:p>
            <text:p> IF (error IS Z) AND (d_error IS MP) AND (i_error IS Z) THEN (u_out IS MP)</text:p>
            <text:p> IF (error IS Z) AND (d_error IS BP) AND (i_error IS Z) THEN (u_out IS BP)</text:p>
            <text:p> IF (error IS SP) AND (d_error IS BM) AND (i_error IS Z) THEN (u_out IS MM)</text:p>
            <text:p> IF (error IS SP) AND (d_error IS MM) AND (i_error IS Z) THEN (u_out IS SM)</text:p>
            <text:p> IF (error IS SP) AND (d_error IS SM) AND (i_error IS Z) THEN (u_out IS Z)</text:p>
            <text:p> IF (error IS SP) AND (d_error IS Z) AND (i_error IS Z) THEN (u_out IS SP)</text:p>
            <text:p> IF (error IS SP) AND (d_error IS SP) AND (i_error IS Z) THEN (u_out IS MP)</text:p>
            <text:p> IF (error IS SP) AND (d_error IS MP) AND (i_error IS Z) THEN (u_out IS BP)</text:p>
            <text:p> IF (error IS SP) AND (d_error IS BP) AND (i_error IS Z) THEN (u_out IS BP)</text:p>
            <text:p> IF (error IS MP) AND (d_error IS BM) AND (i_error IS Z) THEN (u_out IS SM)</text:p>
            <text:p> IF (error IS MP) AND (d_error IS MM) AND (i_error IS Z) THEN (u_out IS Z)</text:p>
            <text:p> IF (error IS MP) AND (d_error IS SM) AND (i_error IS Z) THEN (u_out IS SP)</text:p>
            <text:p> IF (error IS MP) AND (d_error IS Z) AND (i_error IS Z) THEN (u_out IS MP)</text:p>
            <text:p> IF (error IS MP) AND (d_error IS SP) AND (i_error IS Z) THEN (u_out IS BP)</text:p>
            <text:p> IF (error IS MP) AND (d_error IS MP) AND (i_error IS Z) THEN (u_out IS BP)</text:p>
            <text:p> IF (error IS MP) AND (d_error IS BP) AND (i_error IS Z) THEN (u_out IS BP)</text:p>
            <text:p> IF (error IS BP) AND (d_error IS BM) AND (i_error IS Z) THEN (u_out IS Z)</text:p>
            <text:p> IF (error IS BP) AND (d_error IS MM) AND (i_error IS Z) THEN (u_out IS SP)</text:p>
            <text:p> IF (error IS BP) AND (d_error IS SM) AND (i_error IS Z) THEN (u_out IS MP)</text:p>
            <text:p> IF (error IS BP) AND (d_error IS Z) AND (i_error IS Z) THEN (u_out IS BP)</text:p>
            <text:p> IF (error IS BP) AND (d_error IS SP) AND (i_error IS Z) THEN (u_out IS BP)</text:p>
            <text:p> IF (error IS BP) AND (d_error IS MP) AND (i_error IS Z) THEN (u_out IS BP)</text:p>
            <text:p> IF (error IS BP) AND (d_error IS BP) AND (i_error IS Z) THEN (u_out IS BP)</text:p>
            <text:p> IF (error IS BM) AND (d_error IS BM) AND (i_error IS SM) THEN (u_out IS BM)</text:p>
            <text:p> IF (error IS BM) AND (d_error IS MM) AND (i_error IS SM) THEN (u_out IS BM)</text:p>
            <text:p> IF (error IS BM) AND (d_error IS SM) AND (i_error IS SM) THEN (u_out IS BM)</text:p>
            <text:p> IF (error IS BM) AND (d_error IS Z) AND (i_error IS SM) THEN (u_out IS BM)</text:p>
            <text:p> IF (error IS BM) AND (d_error IS SP) AND (i_error IS SM) THEN (u_out IS BM)</text:p>
            <text:p> IF (error IS BM) AND (d_error IS MP) AND (i_error IS SM) THEN (u_out IS MM)</text:p>
            <text:p> IF (error IS BM) AND (d_error IS BP) AND (i_error IS SM) THEN (u_out IS SM)</text:p>
            <text:p> IF (error IS BM) AND (d_error IS BM) AND (i_error IS SP) THEN (u_out IS BM)</text:p>
            <text:p> IF (error IS BM) AND (d_error IS MM) AND (i_error IS SP) THEN (u_out IS BM)</text:p>
            <text:p> IF (error IS BM) AND (d_error IS SM) AND (i_error IS SP) THEN (u_out IS BM)</text:p>
            <text:p> IF (error IS BM) AND (d_error IS Z) AND (i_error IS SP) THEN (u_out IS MM)</text:p>
            <text:p> IF (error IS BM) AND (d_error IS SP) AND (i_error IS SP) THEN (u_out IS SM)</text:p>
            <text:p> IF (error IS BM) AND (d_error IS MP) AND (i_error IS SP) THEN (u_out IS Z)</text:p>
            <text:p> IF (error IS BM) AND (d_error IS BP) AND (i_error IS SP) THEN (u_out IS SP)</text:p>
            <text:p> IF (error IS MM) AND (d_error IS BM) AND (i_error IS SM) THEN (u_out IS BM)</text:p>
            <text:p> IF (error IS MM) AND (d_error IS MM) AND (i_error IS SM) THEN (u_out IS BM)</text:p>
            <text:p> IF (error IS MM) AND (d_error IS SM) AND (i_error IS SM) THEN (u_out IS BM)</text:p>
            <text:p> IF (error IS MM) AND (d_error IS Z) AND (i_error IS SM) THEN (u_out IS BM)</text:p>
            <text:p> IF (error IS MM) AND (d_error IS SP) AND (i_error IS SM) THEN (u_out IS MM)</text:p>
            <text:p> IF (error IS MM) AND (d_error IS MP) AND (i_error IS SM) THEN (u_out IS SM)</text:p>
            <text:p> IF (error IS MM) AND (d_error IS BP) AND (i_error IS SM) THEN (u_out IS Z)</text:p>
            <text:p> IF (error IS MM) AND (d_error IS BM) AND (i_error IS SP) THEN (u_out IS BM)</text:p>
            <text:p> IF (error IS MM) AND (d_error IS MM) AND (i_error IS SP) THEN (u_out IS BM)</text:p>
            <text:p> IF (error IS MM) AND (d_error IS SM) AND (i_error IS SP) THEN (u_out IS MM)</text:p>
            <text:p> IF (error IS MM) AND (d_error IS Z) AND (i_error IS SP) THEN (u_out IS SM)</text:p>
            <text:p> IF (error IS MM) AND (d_error IS SP) AND (i_error IS SP) THEN (u_out IS Z)</text:p>
            <text:p> IF (error IS MM) AND (d_error IS MP) AND (i_error IS SP) THEN (u_out IS SP)</text:p>
            <text:p> IF (error IS MM) AND (d_error IS BP) AND (i_error IS SP) THEN (u_out IS MP)</text:p>
            <text:p> IF (error IS SM) AND (d_error IS BM) AND (i_error IS SM) THEN (u_out IS BM)</text:p>
            <text:p> IF (error IS SM) AND (d_error IS MM) AND (i_error IS SM) THEN (u_out IS BM)</text:p>
            <text:p> IF (error IS SM) AND (d_error IS SM) AND (i_error IS SM) THEN (u_out IS BM)</text:p>
            <text:p> IF (error IS SM) AND (d_error IS Z) AND (i_error IS SM) THEN (u_out IS MM)</text:p>
            <text:p> IF (error IS SM) AND (d_error IS SP) AND (i_error IS SM) THEN (u_out IS SM)</text:p>
            <text:p> IF (error IS SM) AND (d_error IS MP) AND (i_error IS SM) THEN (u_out IS Z)</text:p>
            <text:p> IF (error IS SM) AND (d_error IS BP) AND (i_error IS SM) THEN (u_out IS SP)</text:p>
            <text:p> IF (error IS SM) AND (d_error IS BM) AND (i_error IS SP) THEN (u_out IS BM)</text:p>
            <text:p> IF (error IS SM) AND (d_error IS MM) AND (i_error IS SP) THEN (u_out IS MM)</text:p>
            <text:p> IF (error IS SM) AND (d_error IS SM) AND (i_error IS SP) THEN (u_out IS SM)</text:p>
            <text:p> IF (error IS SM) AND (d_error IS Z) AND (i_error IS SP) THEN (u_out IS Z)</text:p>
            <text:p> IF (error IS SM) AND (d_error IS SP) AND (i_error IS SP) THEN (u_out IS SP)</text:p>
            <text:p> IF (error IS SM) AND (d_error IS MP) AND (i_error IS SP) THEN (u_out IS MP)</text:p>
            <text:p> IF (error IS SM) AND (d_error IS BP) AND (i_error IS SP) THEN (u_out IS BP)</text:p>
            <text:p> IF (error IS Z) AND (d_error IS BM) AND (i_error IS SM) THEN (u_out IS BM)</text:p>
            <text:p> IF (error IS Z) AND (d_error IS MM) AND (i_error IS SM) THEN (u_out IS BM)</text:p>
            <text:p> IF (error IS Z) AND (d_error IS SM) AND (i_error IS SM) THEN (u_out IS MM)</text:p>
            <text:p> IF (error IS Z) AND (d_error IS Z) AND (i_error IS SM) THEN (u_out IS SM)</text:p>
            <text:p> IF (error IS Z) AND (d_error IS SP) AND (i_error IS SM) THEN (u_out IS Z)</text:p>
            <text:p> IF (error IS Z) AND (d_error IS MP) AND (i_error IS SM) THEN (u_out IS SP)</text:p>
            <text:p> IF (error IS Z) AND (d_error IS BP) AND (i_error IS SM) THEN (u_out IS MP)</text:p>
            <text:p> IF (error IS Z) AND (d_error IS BM) AND (i_error IS SP) THEN (u_out IS MM)</text:p>
            <text:p> IF (error IS Z) AND (d_error IS MM) AND (i_error IS SP) THEN (u_out IS SM)</text:p>
            <text:p> IF (error IS Z) AND (d_error IS SM) AND (i_error IS SP) THEN (u_out IS Z)</text:p>
            <text:p> IF (error IS Z) AND (d_error IS Z) AND (i_error IS SP) THEN (u_out IS SP)</text:p>
            <text:p> IF (error IS Z) AND (d_error IS SP) AND (i_error IS SP) THEN (u_out IS MP)</text:p>
            <text:p> IF (error IS Z) AND (d_error IS MP) AND (i_error IS SP) THEN (u_out IS BP)</text:p>
            <text:p> IF (error IS Z) AND (d_error IS BP) AND (i_error IS SP) THEN (u_out IS BP)</text:p>
            <text:p> IF (error IS SP) AND (d_error IS BM) AND (i_error IS SM) THEN (u_out IS BM)</text:p>
            <text:p> IF (error IS SP) AND (d_error IS MM) AND (i_error IS SM) THEN (u_out IS MM)</text:p>
            <text:p> IF (error IS SP) AND (d_error IS SM) AND (i_error IS SM) THEN (u_out IS SM)</text:p>
            <text:p> IF (error IS SP) AND (d_error IS Z) AND (i_error IS SM) THEN (u_out IS Z)</text:p>
            <text:p> IF (error IS SP) AND (d_error IS SP) AND (i_error IS SM) THEN (u_out IS SP)</text:p>
            <text:p> IF (error IS SP) AND (d_error IS MP) AND (i_error IS SM) THEN (u_out IS MP)</text:p>
            <text:p> IF (error IS SP) AND (d_error IS BP) AND (i_error IS SM) THEN (u_out IS BP)</text:p>
            <text:p> IF (error IS SP) AND (d_error IS BM) AND (i_error IS SP) THEN (u_out IS SM)</text:p>
            <text:p> IF (error IS SP) AND (d_error IS MM) AND (i_error IS SP) THEN (u_out IS Z)</text:p>
            <text:p> IF (error IS SP) AND (d_error IS SM) AND (i_error IS SP) THEN (u_out IS SP)</text:p>
            <text:p> IF (error IS SP) AND (d_error IS Z) AND (i_error IS SP) THEN (u_out IS MP)</text:p>
            <text:p> IF (error IS SP) AND (d_error IS SP) AND (i_error IS SP) THEN (u_out IS BP)</text:p>
            <text:p> IF (error IS SP) AND (d_error IS MP) AND (i_error IS SP) THEN (u_out IS BP)</text:p>
            <text:p> IF (error IS SP) AND (d_error IS BP) AND (i_error IS SP) THEN (u_out IS BP)</text:p>
            <text:p> IF (error IS MP) AND (d_error IS BM) AND (i_error IS SM) THEN (u_out IS MM)</text:p>
            <text:p> IF (error IS MP) AND (d_error IS MM) AND (i_error IS SM) THEN (u_out IS SM)</text:p>
            <text:p> IF (error IS MP) AND (d_error IS SM) AND (i_error IS SM) THEN (u_out IS Z)</text:p>
            <text:p> IF (error IS MP) AND (d_error IS Z) AND (i_error IS SM) THEN (u_out IS SP)</text:p>
            <text:p> IF (error IS MP) AND (d_error IS SP) AND (i_error IS SM) THEN (u_out IS MP)</text:p>
            <text:p> IF (error IS MP) AND (d_error IS MP) AND (i_error IS SM) THEN (u_out IS BP)</text:p>
            <text:p> IF (error IS MP) AND (d_error IS BP) AND (i_error IS SM) THEN (u_out IS BP)</text:p>
            <text:p> IF (error IS MP) AND (d_error IS BM) AND (i_error IS SP) THEN (u_out IS Z)</text:p>
            <text:p> IF (error IS MP) AND (d_error IS MM) AND (i_error IS SP) THEN (u_out IS SP)</text:p>
            <text:p> IF (error IS MP) AND (d_error IS SM) AND (i_error IS SP) THEN (u_out IS MP)</text:p>
            <text:p> IF (error IS MP) AND (d_error IS Z) AND (i_error IS SP) THEN (u_out IS BP)</text:p>
            <text:p> IF (error IS MP) AND (d_error IS SP) AND (i_error IS SP) THEN (u_out IS BP)</text:p>
            <text:p> IF (error IS MP) AND (d_error IS MP) AND (i_error IS SP) THEN (u_out IS BP)</text:p>
            <text:p> IF (error IS MP) AND (d_error IS BP) AND (i_error IS SP) THEN (u_out IS BP)</text:p>
            <text:p> IF (error IS BP) AND (d_error IS BM) AND (i_error IS SM) THEN (u_out IS SM)</text:p>
            <text:p> IF (error IS BP) AND (d_error IS MM) AND (i_error IS SM) THEN (u_out IS Z)</text:p>
            <text:p> IF (error IS BP) AND (d_error IS SM) AND (i_error IS SM) THEN (u_out IS SP)</text:p>
            <text:p> IF (error IS BP) AND (d_error IS Z) AND (i_error IS SM) THEN (u_out IS MP)</text:p>
            <text:p> IF (error IS BP) AND (d_error IS SP) AND (i_error IS SM) THEN (u_out IS BP)</text:p>
            <text:p> IF (error IS BP) AND (d_error IS MP) AND (i_error IS SM) THEN (u_out IS BP)</text:p>
            <text:p> IF (error IS BP) AND (d_error IS BP) AND (i_error IS SM) THEN (u_out IS BP)</text:p>
            <text:p> IF (error IS BP) AND (d_error IS BM) AND (i_error IS SP) THEN (u_out IS SP)</text:p>
            <text:p> IF (error IS BP) AND (d_error IS MM) AND (i_error IS SP) THEN (u_out IS MP)</text:p>
            <text:p> IF (error IS BP) AND (d_error IS SM) AND (i_error IS SP) THEN (u_out IS BP)</text:p>
            <text:p> IF (error IS BP) AND (d_error IS Z) AND (i_error IS SP) THEN (u_out IS BP)</text:p>
            <text:p> IF (error IS BP) AND (d_error IS SP) AND (i_error IS SP) THEN (u_out IS BP)</text:p>
            <text:p> IF (error IS BP) AND (d_error IS MP) AND (i_error IS SP) THEN (u_out IS BP)</text:p>
            <text:p> IF (error IS BP) AND (d_error IS BP) AND (i_error IS SP) THEN (u_out IS BP)</text:p>
            <text:p> IF (error IS BM) AND (d_error IS BM) AND (i_error IS MM) THEN (u_out IS BM)</text:p>
            <text:p> IF (error IS BM) AND (d_error IS MM) AND (i_error IS MM) THEN (u_out IS BM)</text:p>
            <text:p> IF (error IS BM) AND (d_error IS SM) AND (i_error IS MM) THEN (u_out IS BM)</text:p>
            <text:p> IF (error IS BM) AND (d_error IS Z) AND (i_error IS MM) THEN (u_out IS BM)</text:p>
            <text:p> IF (error IS BM) AND (d_error IS SP) AND (i_error IS MM) THEN (u_out IS BM)</text:p>
            <text:p> IF (error IS BM) AND (d_error IS MP) AND (i_error IS MM) THEN (u_out IS BM)</text:p>
            <text:p> IF (error IS BM) AND (d_error IS BP) AND (i_error IS MM) THEN (u_out IS MM)</text:p>
            <text:p> IF (error IS BM) AND (d_error IS BM) AND (i_error IS MP) THEN (u_out IS BM)</text:p>
            <text:p> IF (error IS BM) AND (d_error IS MM) AND (i_error IS MP) THEN (u_out IS BM)</text:p>
            <text:p> IF (error IS BM) AND (d_error IS SM) AND (i_error IS MP) THEN (u_out IS MM)</text:p>
            <text:p> IF (error IS BM) AND (d_error IS Z) AND (i_error IS MP) THEN (u_out IS SM)</text:p>
            <text:p> IF (error IS BM) AND (d_error IS SP) AND (i_error IS MP) THEN (u_out IS Z)</text:p>
            <text:p> IF (error IS BM) AND (d_error IS MP) AND (i_error IS MP) THEN (u_out IS SP)</text:p>
            <text:p> IF (error IS BM) AND (d_error IS BP) AND (i_error IS MP) THEN (u_out IS MP)</text:p>
            <text:p> IF (error IS MM) AND (d_error IS BM) AND (i_error IS MM) THEN (u_out IS BM)</text:p>
            <text:p> IF (error IS MM) AND (d_error IS MM) AND (i_error IS MM) THEN (u_out IS BM)</text:p>
            <text:p> IF (error IS MM) AND (d_error IS SM) AND (i_error IS MM) THEN (u_out IS BM)</text:p>
            <text:p> IF (error IS MM) AND (d_error IS Z) AND (i_error IS MM) THEN (u_out IS BM)</text:p>
            <text:p> IF (error IS MM) AND (d_error IS SP) AND (i_error IS MM) THEN (u_out IS BM)</text:p>
            <text:p> IF (error IS MM) AND (d_error IS MP) AND (i_error IS MM) THEN (u_out IS MM)</text:p>
            <text:p> IF (error IS MM) AND (d_error IS BP) AND (i_error IS MM) THEN (u_out IS SM)</text:p>
            <text:p> IF (error IS MM) AND (d_error IS BM) AND (i_error IS MP) THEN (u_out IS BM)</text:p>
            <text:p> IF (error IS MM) AND (d_error IS MM) AND (i_error IS MP) THEN (u_out IS MM)</text:p>
            <text:p> IF (error IS MM) AND (d_error IS SM) AND (i_error IS MP) THEN (u_out IS SM)</text:p>
            <text:p> IF (error IS MM) AND (d_error IS Z) AND (i_error IS MP) THEN (u_out IS Z)</text:p>
            <text:p> IF (error IS MM) AND (d_error IS SP) AND (i_error IS MP) THEN (u_out IS SP)</text:p>
            <text:p> IF (error IS MM) AND (d_error IS MP) AND (i_error IS MP) THEN (u_out IS MP)</text:p>
            <text:p> IF (error IS MM) AND (d_error IS BP) AND (i_error IS MP) THEN (u_out IS BP)</text:p>
            <text:p> IF (error IS SM) AND (d_error IS BM) AND (i_error IS MM) THEN (u_out IS BM)</text:p>
            <text:p> IF (error IS SM) AND (d_error IS MM) AND (i_error IS MM) THEN (u_out IS BM)</text:p>
            <text:p> IF (error IS SM) AND (d_error IS SM) AND (i_error IS MM) THEN (u_out IS BM)</text:p>
            <text:p> IF (error IS SM) AND (d_error IS Z) AND (i_error IS MM) THEN (u_out IS BM)</text:p>
            <text:p> IF (error IS SM) AND (d_error IS SP) AND (i_error IS MM) THEN (u_out IS MM)</text:p>
            <text:p> IF (error IS SM) AND (d_error IS MP) AND (i_error IS MM) THEN (u_out IS SM)</text:p>
            <text:p> IF (error IS SM) AND (d_error IS BP) AND (i_error IS MM) THEN (u_out IS Z)</text:p>
            <text:p> IF (error IS SM) AND (d_error IS BM) AND (i_error IS MP) THEN (u_out IS MM)</text:p>
            <text:p> IF (error IS SM) AND (d_error IS MM) AND (i_error IS MP) THEN (u_out IS SM)</text:p>
            <text:p> IF (error IS SM) AND (d_error IS SM) AND (i_error IS MP) THEN (u_out IS Z)</text:p>
            <text:p> IF (error IS SM) AND (d_error IS Z) AND (i_error IS MP) THEN (u_out IS SP)</text:p>
            <text:p> IF (error IS SM) AND (d_error IS SP) AND (i_error IS MP) THEN (u_out IS MP)</text:p>
            <text:p> IF (error IS SM) AND (d_error IS MP) AND (i_error IS MP) THEN (u_out IS BP)</text:p>
            <text:p> IF (error IS SM) AND (d_error IS BP) AND (i_error IS MP) THEN (u_out IS BP)</text:p>
            <text:p> IF (error IS Z) AND (d_error IS BM) AND (i_error IS MM) THEN (u_out IS BM)</text:p>
            <text:p> IF (error IS Z) AND (d_error IS MM) AND (i_error IS MM) THEN (u_out IS BM)</text:p>
            <text:p> IF (error IS Z) AND (d_error IS SM) AND (i_error IS MM) THEN (u_out IS BM)</text:p>
            <text:p> IF (error IS Z) AND (d_error IS Z) AND (i_error IS MM) THEN (u_out IS MM)</text:p>
            <text:p> IF (error IS Z) AND (d_error IS SP) AND (i_error IS MM) THEN (u_out IS SM)</text:p>
            <text:p> IF (error IS Z) AND (d_error IS MP) AND (i_error IS MM) THEN (u_out IS Z)</text:p>
            <text:p> IF (error IS Z) AND (d_error IS BP) AND (i_error IS MM) THEN (u_out IS SP)</text:p>
            <text:p> IF (error IS Z) AND (d_error IS BM) AND (i_error IS MP) THEN (u_out IS SM)</text:p>
            <text:p> IF (error IS Z) AND (d_error IS MM) AND (i_error IS MP) THEN (u_out IS Z)</text:p>
            <text:p> IF (error IS Z) AND (d_error IS SM) AND (i_error IS MP) THEN (u_out IS SP)</text:p>
            <text:p> IF (error IS Z) AND (d_error IS Z) AND (i_error IS MP) THEN (u_out IS MP)</text:p>
            <text:p> IF (error IS Z) AND (d_error IS SP) AND (i_error IS MP) THEN (u_out IS BP)</text:p>
            <text:p> IF (error IS Z) AND (d_error IS MP) AND (i_error IS MP) THEN (u_out IS BP)</text:p>
            <text:p> IF (error IS Z) AND (d_error IS BP) AND (i_error IS MP) THEN (u_out IS BP)</text:p>
            <text:p> IF (error IS SP) AND (d_error IS BM) AND (i_error IS MM) THEN (u_out IS BM)</text:p>
            <text:p> IF (error IS SP) AND (d_error IS MM) AND (i_error IS MM) THEN (u_out IS BM)</text:p>
            <text:p> IF (error IS SP) AND (d_error IS SM) AND (i_error IS MM) THEN (u_out IS MM)</text:p>
            <text:p> IF (error IS SP) AND (d_error IS Z) AND (i_error IS MM) THEN (u_out IS SM)</text:p>
            <text:p> IF (error IS SP) AND (d_error IS SP) AND (i_error IS MM) THEN (u_out IS Z)</text:p>
            <text:p> IF (error IS SP) AND (d_error IS MP) AND (i_error IS MM) THEN (u_out IS SP)</text:p>
            <text:p> IF (error IS SP) AND (d_error IS BP) AND (i_error IS MM) THEN (u_out IS MP)</text:p>
            <text:p> IF (error IS SP) AND (d_error IS BM) AND (i_error IS MP) THEN (u_out IS Z)</text:p>
            <text:p> IF (error IS SP) AND (d_error IS MM) AND (i_error IS MP) THEN (u_out IS SP)</text:p>
            <text:p> IF (error IS SP) AND (d_error IS SM) AND (i_error IS MP) THEN (u_out IS MP)</text:p>
            <text:p> IF (error IS SP) AND (d_error IS Z) AND (i_error IS MP) THEN (u_out IS BP)</text:p>
            <text:p> IF (error IS SP) AND (d_error IS SP) AND (i_error IS MP) THEN (u_out IS BP)</text:p>
            <text:p> IF (error IS SP) AND (d_error IS MP) AND (i_error IS MP) THEN (u_out IS BP)</text:p>
            <text:p> IF (error IS SP) AND (d_error IS BP) AND (i_error IS MP) THEN (u_out IS BP)</text:p>
            <text:p> IF (error IS MP) AND (d_error IS BM) AND (i_error IS MM) THEN (u_out IS BM)</text:p>
            <text:p> IF (error IS MP) AND (d_error IS MM) AND (i_error IS MM) THEN (u_out IS MM)</text:p>
            <text:p> IF (error IS MP) AND (d_error IS SM) AND (i_error IS MM) THEN (u_out IS SM)</text:p>
            <text:p> IF (error IS MP) AND (d_error IS Z) AND (i_error IS MM) THEN (u_out IS Z)</text:p>
            <text:p> IF (error IS MP) AND (d_error IS SP) AND (i_error IS MM) THEN (u_out IS SP)</text:p>
            <text:p> IF (error IS MP) AND (d_error IS MP) AND (i_error IS MM) THEN (u_out IS MP)</text:p>
            <text:p> IF (error IS MP) AND (d_error IS BP) AND (i_error IS MM) THEN (u_out IS BP)</text:p>
            <text:p> IF (error IS MP) AND (d_error IS BM) AND (i_error IS MP) THEN (u_out IS SP)</text:p>
            <text:p> IF (error IS MP) AND (d_error IS MM) AND (i_error IS MP) THEN (u_out IS MP)</text:p>
            <text:p> IF (error IS MP) AND (d_error IS SM) AND (i_error IS MP) THEN (u_out IS BP)</text:p>
            <text:p> IF (error IS MP) AND (d_error IS Z) AND (i_error IS MP) THEN (u_out IS BP)</text:p>
            <text:p> IF (error IS MP) AND (d_error IS SP) AND (i_error IS MP) THEN (u_out IS BP)</text:p>
            <text:p> IF (error IS MP) AND (d_error IS MP) AND (i_error IS MP) THEN (u_out IS BP)</text:p>
            <text:p> IF (error IS MP) AND (d_error IS BP) AND (i_error IS MP) THEN (u_out IS BP)</text:p>
            <text:p> IF (error IS BP) AND (d_error IS BM) AND (i_error IS MM) THEN (u_out IS MM)</text:p>
            <text:p> IF (error IS BP) AND (d_error IS MM) AND (i_error IS MM) THEN (u_out IS SM)</text:p>
            <text:p> IF (error IS BP) AND (d_error IS SM) AND (i_error IS MM) THEN (u_out IS Z)</text:p>
            <text:p> IF (error IS BP) AND (d_error IS Z) AND (i_error IS MM) THEN (u_out IS SP)</text:p>
            <text:p> IF (error IS BP) AND (d_error IS SP) AND (i_error IS MM) THEN (u_out IS MP)</text:p>
            <text:p> IF (error IS BP) AND (d_error IS MP) AND (i_error IS MM) THEN (u_out IS BP)</text:p>
            <text:p> IF (error IS BP) AND (d_error IS BP) AND (i_error IS MM) THEN (u_out IS BP)</text:p>
            <text:p> IF (error IS BP) AND (d_error IS BM) AND (i_error IS MP) THEN (u_out IS MP)</text:p>
            <text:p> IF (error IS BP) AND (d_error IS MM) AND (i_error IS MP) THEN (u_out IS BP)</text:p>
            <text:p> IF (error IS BP) AND (d_error IS SM) AND (i_error IS MP) THEN (u_out IS BP)</text:p>
            <text:p> IF (error IS BP) AND (d_error IS Z) AND (i_error IS MP) THEN (u_out IS BP)</text:p>
            <text:p> IF (error IS BP) AND (d_error IS SP) AND (i_error IS MP) THEN (u_out IS BP)</text:p>
            <text:p> IF (error IS BP) AND (d_error IS MP) AND (i_error IS MP) THEN (u_out IS BP)</text:p>
            <text:p> IF (error IS BP) AND (d_error IS BP) AND (i_error IS MP) THEN (u_out IS BP)</text:p>
            <text:p> IF (error IS BM) AND (d_error IS BM) AND (i_error IS BM) THEN (u_out IS BM)</text:p>
            <text:p> IF (error IS BM) AND (d_error IS MM) AND (i_error IS BM) THEN (u_out IS BM)</text:p>
            <text:p> IF (error IS BM) AND (d_error IS SM) AND (i_error IS BM) THEN (u_out IS BM)</text:p>
            <text:p> IF (error IS BM) AND (d_error IS Z) AND (i_error IS BM) THEN (u_out IS BM)</text:p>
            <text:p> IF (error IS BM) AND (d_error IS SP) AND (i_error IS BM) THEN (u_out IS BM)</text:p>
            <text:p> IF (error IS BM) AND (d_error IS MP) AND (i_error IS BM) THEN (u_out IS BM)</text:p>
            <text:p> IF (error IS BM) AND (d_error IS BP) AND (i_error IS BM) THEN (u_out IS BM)</text:p>
            <text:p> IF (error IS BM) AND (d_error IS BM) AND (i_error IS BP) THEN (u_out IS BM)</text:p>
            <text:p> IF (error IS BM) AND (d_error IS MM) AND (i_error IS BP) THEN (u_out IS MM)</text:p>
            <text:p> IF (error IS BM) AND (d_error IS SM) AND (i_error IS BP) THEN (u_out IS SM)</text:p>
            <text:p> IF (error IS BM) AND (d_error IS Z) AND (i_error IS BP) THEN (u_out IS Z)</text:p>
            <text:p> IF (error IS BM) AND (d_error IS SP) AND (i_error IS BP) THEN (u_out IS SP)</text:p>
            <text:p> IF (error IS BM) AND (d_error IS MP) AND (i_error IS BP) THEN (u_out IS MP)</text:p>
            <text:p> IF (error IS BM) AND (d_error IS BP) AND (i_error IS BP) THEN (u_out IS BP)</text:p>
            <text:p> IF (error IS MM) AND (d_error IS BM) AND (i_error IS BM) THEN (u_out IS BM)</text:p>
            <text:p> IF (error IS MM) AND (d_error IS MM) AND (i_error IS BM) THEN (u_out IS BM)</text:p>
            <text:p> IF (error IS MM) AND (d_error IS SM) AND (i_error IS BM) THEN (u_out IS BM)</text:p>
            <text:p> IF (error IS MM) AND (d_error IS Z) AND (i_error IS BM) THEN (u_out IS BM)</text:p>
            <text:p> IF (error IS MM) AND (d_error IS SP) AND (i_error IS BM) THEN (u_out IS BM)</text:p>
            <text:p> IF (error IS MM) AND (d_error IS MP) AND (i_error IS BM) THEN (u_out IS BM)</text:p>
            <text:p> IF (error IS MM) AND (d_error IS BP) AND (i_error IS BM) THEN (u_out IS MM)</text:p>
            <text:p> IF (error IS MM) AND (d_error IS BM) AND (i_error IS BP) THEN (u_out IS MM)</text:p>
            <text:p> IF (error IS MM) AND (d_error IS MM) AND (i_error IS BP) THEN (u_out IS SM)</text:p>
            <text:p> IF (error IS MM) AND (d_error IS SM) AND (i_error IS BP) THEN (u_out IS Z)</text:p>
            <text:p> IF (error IS MM) AND (d_error IS Z) AND (i_error IS BP) THEN (u_out IS SP)</text:p>
            <text:p> IF (error IS MM) AND (d_error IS SP) AND (i_error IS BP) THEN (u_out IS MP)</text:p>
            <text:p> IF (error IS MM) AND (d_error IS MP) AND (i_error IS BP) THEN (u_out IS BP)</text:p>
            <text:p> IF (error IS MM) AND (d_error IS BP) AND (i_error IS BP) THEN (u_out IS BP)</text:p>
            <text:p> IF (error IS SM) AND (d_error IS BM) AND (i_error IS BM) THEN (u_out IS BM)</text:p>
            <text:p> IF (error IS SM) AND (d_error IS MM) AND (i_error IS BM) THEN (u_out IS BM)</text:p>
            <text:p> IF (error IS SM) AND (d_error IS SM) AND (i_error IS BM) THEN (u_out IS BM)</text:p>
            <text:p> IF (error IS SM) AND (d_error IS Z) AND (i_error IS BM) THEN (u_out IS BM)</text:p>
            <text:p> IF (error IS SM) AND (d_error IS SP) AND (i_error IS BM) THEN (u_out IS BM)</text:p>
            <text:p> IF (error IS SM) AND (d_error IS MP) AND (i_error IS BM) THEN (u_out IS MM)</text:p>
            <text:p> IF (error IS SM) AND (d_error IS BP) AND (i_error IS BM) THEN (u_out IS SM)</text:p>
            <text:p> IF (error IS SM) AND (d_error IS BM) AND (i_error IS BP) THEN (u_out IS SM)</text:p>
            <text:p> IF (error IS SM) AND (d_error IS MM) AND (i_error IS BP) THEN (u_out IS Z)</text:p>
            <text:p> IF (error IS SM) AND (d_error IS SM) AND (i_error IS BP) THEN (u_out IS SP)</text:p>
            <text:p> IF (error IS SM) AND (d_error IS Z) AND (i_error IS BP) THEN (u_out IS MP)</text:p>
            <text:p> IF (error IS SM) AND (d_error IS SP) AND (i_error IS BP) THEN (u_out IS BP)</text:p>
            <text:p> IF (error IS SM) AND (d_error IS MP) AND (i_error IS BP) THEN (u_out IS BP)</text:p>
            <text:p> IF (error IS SM) AND (d_error IS BP) AND (i_error IS BP) THEN (u_out IS BP)</text:p>
            <text:p> IF (error IS Z) AND (d_error IS BM) AND (i_error IS BM) THEN (u_out IS BM)</text:p>
            <text:p> IF (error IS Z) AND (d_error IS MM) AND (i_error IS BM) THEN (u_out IS BM)</text:p>
            <text:p> IF (error IS Z) AND (d_error IS SM) AND (i_error IS BM) THEN (u_out IS BM)</text:p>
            <text:p> IF (error IS Z) AND (d_error IS Z) AND (i_error IS BM) THEN (u_out IS BM)</text:p>
            <text:p> IF (error IS Z) AND (d_error IS SP) AND (i_error IS BM) THEN (u_out IS MM)</text:p>
            <text:p> IF (error IS Z) AND (d_error IS MP) AND (i_error IS BM) THEN (u_out IS SM)</text:p>
            <text:p> IF (error IS Z) AND (d_error IS BP) AND (i_error IS BM) THEN (u_out IS Z)</text:p>
            <text:p> IF (error IS Z) AND (d_error IS BM) AND (i_error IS BP) THEN (u_out IS Z)</text:p>
            <text:p> IF (error IS Z) AND (d_error IS MM) AND (i_error IS BP) THEN (u_out IS SP)</text:p>
            <text:p> IF (error IS Z) AND (d_error IS SM) AND (i_error IS BP) THEN (u_out IS MP)</text:p>
            <text:p> IF (error IS Z) AND (d_error IS Z) AND (i_error IS BP) THEN (u_out IS BP)</text:p>
            <text:p> IF (error IS Z) AND (d_error IS SP) AND (i_error IS BP) THEN (u_out IS BP)</text:p>
            <text:p> IF (error IS Z) AND (d_error IS MP) AND (i_error IS BP) THEN (u_out IS BP)</text:p>
            <text:p> IF (error IS Z) AND (d_error IS BP) AND (i_error IS BP) THEN (u_out IS BP)</text:p>
            <text:p> IF (error IS SP) AND (d_error IS BM) AND (i_error IS BM) THEN (u_out IS BM)</text:p>
            <text:p> IF (error IS SP) AND (d_error IS MM) AND (i_error IS BM) THEN (u_out IS BM)</text:p>
            <text:p> IF (error IS SP) AND (d_error IS SM) AND (i_error IS BM) THEN (u_out IS BM)</text:p>
            <text:p> IF (error IS SP) AND (d_error IS Z) AND (i_error IS BM) THEN (u_out IS MM)</text:p>
            <text:p> IF (error IS SP) AND (d_error IS SP) AND (i_error IS BM) THEN (u_out IS SM)</text:p>
            <text:p> IF (error IS SP) AND (d_error IS MP) AND (i_error IS BM) THEN (u_out IS Z)</text:p>
            <text:p> IF (error IS SP) AND (d_error IS BP) AND (i_error IS BM) THEN (u_out IS SP)</text:p>
            <text:p> IF (error IS SP) AND (d_error IS BM) AND (i_error IS BP) THEN (u_out IS SP)</text:p>
            <text:p> IF (error IS SP) AND (d_error IS MM) AND (i_error IS BP) THEN (u_out IS MP)</text:p>
            <text:p> IF (error IS SP) AND (d_error IS SM) AND (i_error IS BP) THEN (u_out IS BP)</text:p>
            <text:p> IF (error IS SP) AND (d_error IS Z) AND (i_error IS BP) THEN (u_out IS BP)</text:p>
            <text:p> IF (error IS SP) AND (d_error IS SP) AND (i_error IS BP) THEN (u_out IS BP)</text:p>
            <text:p> IF (error IS SP) AND (d_error IS MP) AND (i_error IS BP) THEN (u_out IS BP)</text:p>
            <text:p> IF (error IS SP) AND (d_error IS BP) AND (i_error IS BP) THEN (u_out IS BP)</text:p>
            <text:p> IF (error IS MP) AND (d_error IS BM) AND (i_error IS BM) THEN (u_out IS BM)</text:p>
            <text:p> IF (error IS MP) AND (d_error IS MM) AND (i_error IS BM) THEN (u_out IS BM)</text:p>
            <text:p> IF (error IS MP) AND (d_error IS SM) AND (i_error IS BM) THEN (u_out IS MM)</text:p>
            <text:p> IF (error IS MP) AND (d_error IS Z) AND (i_error IS BM) THEN (u_out IS SM)</text:p>
            <text:p> IF (error IS MP) AND (d_error IS SP) AND (i_error IS BM) THEN (u_out IS Z)</text:p>
            <text:p> IF (error IS MP) AND (d_error IS MP) AND (i_error IS BM) THEN (u_out IS SP)</text:p>
            <text:p> IF (error IS MP) AND (d_error IS BP) AND (i_error IS BM) THEN (u_out IS MP)</text:p>
            <text:p> IF (error IS MP) AND (d_error IS BM) AND (i_error IS BP) THEN (u_out IS MP)</text:p>
            <text:p> IF (error IS MP) AND (d_error IS MM) AND (i_error IS BP) THEN (u_out IS BP)</text:p>
            <text:p> IF (error IS MP) AND (d_error IS SM) AND (i_error IS BP) THEN (u_out IS BP)</text:p>
            <text:p> IF (error IS MP) AND (d_error IS Z) AND (i_error IS BP) THEN (u_out IS BP)</text:p>
            <text:p> IF (error IS MP) AND (d_error IS SP) AND (i_error IS BP) THEN (u_out IS BP)</text:p>
            <text:p> IF (error IS MP) AND (d_error IS MP) AND (i_error IS BP) THEN (u_out IS BP)</text:p>
            <text:p> IF (error IS MP) AND (d_error IS BP) AND (i_error IS BP) THEN (u_out IS BP)</text:p>
            <text:p> IF (error IS BP) AND (d_error IS BM) AND (i_error IS BM) THEN (u_out IS BM)</text:p>
            <text:p> IF (error IS BP) AND (d_error IS MM) AND (i_error IS BM) THEN (u_out IS MM)</text:p>
            <text:p> IF (error IS BP) AND (d_error IS SM) AND (i_error IS BM) THEN (u_out IS SM)</text:p>
            <text:p> IF (error IS BP) AND (d_error IS Z) AND (i_error IS BM) THEN (u_out IS Z)</text:p>
            <text:p> IF (error IS BP) AND (d_error IS SP) AND (i_error IS BM) THEN (u_out IS SP)</text:p>
            <text:p> IF (error IS BP) AND (d_error IS MP) AND (i_error IS BM) THEN (u_out IS MP)</text:p>
            <text:p> IF (error IS BP) AND (d_error IS BP) AND (i_error IS BM) THEN (u_out IS BP)</text:p>
            <text:p> IF (error IS BP) AND (d_error IS BM) AND (i_error IS BP) THEN (u_out IS BP)</text:p>
            <text:p> IF (error IS BP) AND (d_error IS MM) AND (i_error IS BP) THEN (u_out IS BP)</text:p>
            <text:p> IF (error IS BP) AND (d_error IS SM) AND (i_error IS BP) THEN (u_out IS BP)</text:p>
            <text:p> IF (error IS BP) AND (d_error IS Z) AND (i_error IS BP) THEN (u_out IS BP)</text:p>
            <text:p> IF (error IS BP) AND (d_error IS SP) AND (i_error IS BP) THEN (u_out IS BP)</text:p>
            <text:p> IF (error IS BP) AND (d_error IS MP) AND (i_error IS BP) THEN (u_out IS BP)</text:p>
            <text:p> IF (error IS BP) AND (d_error IS BP) AND (i_error IS BP) THEN (u_out IS BP)</text:p>
          </table:table-cell>
          <table:table-cell table:number-columns-repeated="15"/>
        </table:table-row>
        <table:table-row table:style-name="ro3">
          <table:table-cell table:number-columns-repeated="2"/>
          <table:table-cell table:formula="of:=COM.MICROSOFT.TEXTJOIN(CHAR(10);1;[.$C$85:.$R$121])" office:value-type="string" office:string-value=" IF (error IS BM) AND (d_error IS BM) AND (i_error IS Z) THEN (u_out IS BM)&#10; IF (error IS BM) AND (d_error IS MM) AND (i_error IS Z) THEN (u_out IS BM)&#10; IF (error IS BM) AND (d_error IS SM) AND (i_error IS Z) THEN (u_out IS BM)&#10; IF (error IS BM) AND (d_error IS Z) AND (i_error IS Z) THEN (u_out IS BM)&#10; IF (error IS BM) AND (d_error IS SP) AND (i_error IS Z) THEN (u_out IS MM)&#10; IF (error IS BM) AND (d_error IS MP) AND (i_error IS Z) THEN (u_out IS SM)&#10; IF (error IS BM) AND (d_error IS BP) AND (i_error IS Z) THEN (u_out IS Z)&#10; IF (error IS MM) AND (d_error IS BM) AND (i_error IS Z) THEN (u_out IS BM)&#10; IF (error IS MM) AND (d_error IS MM) AND (i_error IS Z) THEN (u_out IS BM)&#10; IF (error IS MM) AND (d_error IS SM) AND (i_error IS Z) THEN (u_out IS BM)&#10; IF (error IS MM) AND (d_error IS Z) AND (i_error IS Z) THEN (u_out IS MM)&#10; IF (error IS MM) AND (d_error IS SP) AND (i_error IS Z) THEN (u_out IS SM)&#10; IF (error IS MM) AND (d_error IS MP) AND (i_error IS Z) THEN (u_out IS Z)&#10; IF (error IS MM) AND (d_error IS BP) AND (i_error IS Z) THEN (u_out IS SP)&#10; IF (error IS SM) AND (d_error IS BM) AND (i_error IS Z) THEN (u_out IS BM)&#10; IF (error IS SM) AND (d_error IS MM) AND (i_error IS Z) THEN (u_out IS BM)&#10; IF (error IS SM) AND (d_error IS SM) AND (i_error IS Z) THEN (u_out IS MM)&#10; IF (error IS SM) AND (d_error IS Z) AND (i_error IS Z) THEN (u_out IS SM)&#10; IF (error IS SM) AND (d_error IS SP) AND (i_error IS Z) THEN (u_out IS Z)&#10; IF (error IS SM) AND (d_error IS MP) AND (i_error IS Z) THEN (u_out IS SP)&#10; IF (error IS SM) AND (d_error IS BP) AND (i_error IS Z) THEN (u_out IS MP)&#10; IF (error IS Z) AND (d_error IS BM) AND (i_error IS Z) THEN (u_out IS BM)&#10; IF (error IS Z) AND (d_error IS MM) AND (i_error IS Z) THEN (u_out IS MM)&#10; IF (error IS Z) AND (d_error IS SM) AND (i_error IS Z) THEN (u_out IS SM)&#10; IF (error IS Z) AND (d_error IS Z) AND (i_error IS Z) THEN (u_out IS Z)&#10; IF (error IS Z) AND (d_error IS SP) AND (i_error IS Z) THEN (u_out IS SP)&#10; IF (error IS Z) AND (d_error IS MP) AND (i_error IS Z) THEN (u_out IS MP)&#10; IF (error IS Z) AND (d_error IS BP) AND (i_error IS Z) THEN (u_out IS BP)&#10; IF (error IS SP) AND (d_error IS BM) AND (i_error IS Z) THEN (u_out IS MM)&#10; IF (error IS SP) AND (d_error IS MM) AND (i_error IS Z) THEN (u_out IS SM)&#10; IF (error IS SP) AND (d_error IS SM) AND (i_error IS Z) THEN (u_out IS Z)&#10; IF (error IS SP) AND (d_error IS Z) AND (i_error IS Z) THEN (u_out IS SP)&#10; IF (error IS SP) AND (d_error IS SP) AND (i_error IS Z) THEN (u_out IS MP)&#10; IF (error IS SP) AND (d_error IS MP) AND (i_error IS Z) THEN (u_out IS BP)&#10; IF (error IS SP) AND (d_error IS BP) AND (i_error IS Z) THEN (u_out IS BP)&#10; IF (error IS MP) AND (d_error IS BM) AND (i_error IS Z) THEN (u_out IS SM)&#10; IF (error IS MP) AND (d_error IS MM) AND (i_error IS Z) THEN (u_out IS Z)&#10; IF (error IS MP) AND (d_error IS SM) AND (i_error IS Z) THEN (u_out IS SP)&#10; IF (error IS MP) AND (d_error IS Z) AND (i_error IS Z) THEN (u_out IS MP)&#10; IF (error IS MP) AND (d_error IS SP) AND (i_error IS Z) THEN (u_out IS BP)&#10; IF (error IS MP) AND (d_error IS MP) AND (i_error IS Z) THEN (u_out IS BP)&#10; IF (error IS MP) AND (d_error IS BP) AND (i_error IS Z) THEN (u_out IS BP)&#10; IF (error IS BP) AND (d_error IS BM) AND (i_error IS Z) THEN (u_out IS Z)&#10; IF (error IS BP) AND (d_error IS MM) AND (i_error IS Z) THEN (u_out IS SP)&#10; IF (error IS BP) AND (d_error IS SM) AND (i_error IS Z) THEN (u_out IS MP)&#10; IF (error IS BP) AND (d_error IS Z) AND (i_error IS Z) THEN (u_out IS BP)&#10; IF (error IS BP) AND (d_error IS SP) AND (i_error IS Z) THEN (u_out IS BP)&#10; IF (error IS BP) AND (d_error IS MP) AND (i_error IS Z) THEN (u_out IS BP)&#10; IF (error IS BP) AND (d_error IS BP) AND (i_error IS Z) THEN (u_out IS BP)&#10; IF (error IS BM) AND (d_error IS BM) AND (i_error IS SM) THEN (u_out IS BM)&#10; IF (error IS BM) AND (d_error IS MM) AND (i_error IS SM) THEN (u_out IS BM)&#10; IF (error IS BM) AND (d_error IS SM) AND (i_error IS SM) THEN (u_out IS BM)&#10; IF (error IS BM) AND (d_error IS Z) AND (i_error IS SM) THEN (u_out IS BM)&#10; IF (error IS BM) AND (d_error IS SP) AND (i_error IS SM) THEN (u_out IS BM)&#10; IF (error IS BM) AND (d_error IS MP) AND (i_error IS SM) THEN (u_out IS MM)&#10; IF (error IS BM) AND (d_error IS BP) AND (i_error IS SM) THEN (u_out IS SM)&#10; IF (error IS BM) AND (d_error IS BM) AND (i_error IS SP) THEN (u_out IS BM)&#10; IF (error IS BM) AND (d_error IS MM) AND (i_error IS SP) THEN (u_out IS BM)&#10; IF (error IS BM) AND (d_error IS SM) AND (i_error IS SP) THEN (u_out IS BM)&#10; IF (error IS BM) AND (d_error IS Z) AND (i_error IS SP) THEN (u_out IS MM)&#10; IF (error IS BM) AND (d_error IS SP) AND (i_error IS SP) THEN (u_out IS SM)&#10; IF (error IS BM) AND (d_error IS MP) AND (i_error IS SP) THEN (u_out IS Z)&#10; IF (error IS BM) AND (d_error IS BP) AND (i_error IS SP) THEN (u_out IS SP)&#10; IF (error IS MM) AND (d_error IS BM) AND (i_error IS SM) THEN (u_out IS BM)&#10; IF (error IS MM) AND (d_error IS MM) AND (i_error IS SM) THEN (u_out IS BM)&#10; IF (error IS MM) AND (d_error IS SM) AND (i_error IS SM) THEN (u_out IS BM)&#10; IF (error IS MM) AND (d_error IS Z) AND (i_error IS SM) THEN (u_out IS BM)&#10; IF (error IS MM) AND (d_error IS SP) AND (i_error IS SM) THEN (u_out IS MM)&#10; IF (error IS MM) AND (d_error IS MP) AND (i_error IS SM) THEN (u_out IS SM)&#10; IF (error IS MM) AND (d_error IS BP) AND (i_error IS SM) THEN (u_out IS Z)&#10; IF (error IS MM) AND (d_error IS BM) AND (i_error IS SP) THEN (u_out IS BM)&#10; IF (error IS MM) AND (d_error IS MM) AND (i_error IS SP) THEN (u_out IS BM)&#10; IF (error IS MM) AND (d_error IS SM) AND (i_error IS SP) THEN (u_out IS MM)&#10; IF (error IS MM) AND (d_error IS Z) AND (i_error IS SP) THEN (u_out IS SM)&#10; IF (error IS MM) AND (d_error IS SP) AND (i_error IS SP) THEN (u_out IS Z)&#10; IF (error IS MM) AND (d_error IS MP) AND (i_error IS SP) THEN (u_out IS SP)&#10; IF (error IS MM) AND (d_error IS BP) AND (i_error IS SP) THEN (u_out IS MP)&#10; IF (error IS SM) AND (d_error IS BM) AND (i_error IS SM) THEN (u_out IS BM)&#10; IF (error IS SM) AND (d_error IS MM) AND (i_error IS SM) THEN (u_out IS BM)&#10; IF (error IS SM) AND (d_error IS SM) AND (i_error IS SM) THEN (u_out IS BM)&#10; IF (error IS SM) AND (d_error IS Z) AND (i_error IS SM) THEN (u_out IS MM)&#10; IF (error IS SM) AND (d_error IS SP) AND (i_error IS SM) THEN (u_out IS SM)&#10; IF (error IS SM) AND (d_error IS MP) AND (i_error IS SM) THEN (u_out IS Z)&#10; IF (error IS SM) AND (d_error IS BP) AND (i_error IS SM) THEN (u_out IS SP)&#10; IF (error IS SM) AND (d_error IS BM) AND (i_error IS SP) THEN (u_out IS BM)&#10; IF (error IS SM) AND (d_error IS MM) AND (i_error IS SP) THEN (u_out IS MM)&#10; IF (error IS SM) AND (d_error IS SM) AND (i_error IS SP) THEN (u_out IS SM)&#10; IF (error IS SM) AND (d_error IS Z) AND (i_error IS SP) THEN (u_out IS Z)&#10; IF (error IS SM) AND (d_error IS SP) AND (i_error IS SP) THEN (u_out IS SP)&#10; IF (error IS SM) AND (d_error IS MP) AND (i_error IS SP) THEN (u_out IS MP)&#10; IF (error IS SM) AND (d_error IS BP) AND (i_error IS SP) THEN (u_out IS BP)&#10; IF (error IS Z) AND (d_error IS BM) AND (i_error IS SM) THEN (u_out IS BM)&#10; IF (error IS Z) AND (d_error IS MM) AND (i_error IS SM) THEN (u_out IS BM)&#10; IF (error IS Z) AND (d_error IS SM) AND (i_error IS SM) THEN (u_out IS MM)&#10; IF (error IS Z) AND (d_error IS Z) AND (i_error IS SM) THEN (u_out IS SM)&#10; IF (error IS Z) AND (d_error IS SP) AND (i_error IS SM) THEN (u_out IS Z)&#10; IF (error IS Z) AND (d_error IS MP) AND (i_error IS SM) THEN (u_out IS SP)&#10; IF (error IS Z) AND (d_error IS BP) AND (i_error IS SM) THEN (u_out IS MP)&#10; IF (error IS Z) AND (d_error IS BM) AND (i_error IS SP) THEN (u_out IS MM)&#10; IF (error IS Z) AND (d_error IS MM) AND (i_error IS SP) THEN (u_out IS SM)&#10; IF (error IS Z) AND (d_error IS SM) AND (i_error IS SP) THEN (u_out IS Z)&#10; IF (error IS Z) AND (d_error IS Z) AND (i_error IS SP) THEN (u_out IS SP)&#10; IF (error IS Z) AND (d_error IS SP) AND (i_error IS SP) THEN (u_out IS MP)&#10; IF (error IS Z) AND (d_error IS MP) AND (i_error IS SP) THEN (u_out IS BP)&#10; IF (error IS Z) AND (d_error IS BP) AND (i_error IS SP) THEN (u_out IS BP)&#10; IF (error IS SP) AND (d_error IS BM) AND (i_error IS SM) THEN (u_out IS BM)&#10; IF (error IS SP) AND (d_error IS MM) AND (i_error IS SM) THEN (u_out IS MM)&#10; IF (error IS SP) AND (d_error IS SM) AND (i_error IS SM) THEN (u_out IS SM)&#10; IF (error IS SP) AND (d_error IS Z) AND (i_error IS SM) THEN (u_out IS Z)&#10; IF (error IS SP) AND (d_error IS SP) AND (i_error IS SM) THEN (u_out IS SP)&#10; IF (error IS SP) AND (d_error IS MP) AND (i_error IS SM) THEN (u_out IS MP)&#10; IF (error IS SP) AND (d_error IS BP) AND (i_error IS SM) THEN (u_out IS BP)&#10; IF (error IS SP) AND (d_error IS BM) AND (i_error IS SP) THEN (u_out IS SM)&#10; IF (error IS SP) AND (d_error IS MM) AND (i_error IS SP) THEN (u_out IS Z)&#10; IF (error IS SP) AND (d_error IS SM) AND (i_error IS SP) THEN (u_out IS SP)&#10; IF (error IS SP) AND (d_error IS Z) AND (i_error IS SP) THEN (u_out IS MP)&#10; IF (error IS SP) AND (d_error IS SP) AND (i_error IS SP) THEN (u_out IS BP)&#10; IF (error IS SP) AND (d_error IS MP) AND (i_error IS SP) THEN (u_out IS BP)&#10; IF (error IS SP) AND (d_error IS BP) AND (i_error IS SP) THEN (u_out IS BP)&#10; IF (error IS MP) AND (d_error IS BM) AND (i_error IS SM) THEN (u_out IS MM)&#10; IF (error IS MP) AND (d_error IS MM) AND (i_error IS SM) THEN (u_out IS SM)&#10; IF (error IS MP) AND (d_error IS SM) AND (i_error IS SM) THEN (u_out IS Z)&#10; IF (error IS MP) AND (d_error IS Z) AND (i_error IS SM) THEN (u_out IS SP)&#10; IF (error IS MP) AND (d_error IS SP) AND (i_error IS SM) THEN (u_out IS MP)&#10; IF (error IS MP) AND (d_error IS MP) AND (i_error IS SM) THEN (u_out IS BP)&#10; IF (error IS MP) AND (d_error IS BP) AND (i_error IS SM) THEN (u_out IS BP)&#10; IF (error IS MP) AND (d_error IS BM) AND (i_error IS SP) THEN (u_out IS Z)&#10; IF (error IS MP) AND (d_error IS MM) AND (i_error IS SP) THEN (u_out IS SP)&#10; IF (error IS MP) AND (d_error IS SM) AND (i_error IS SP) THEN (u_out IS MP)&#10; IF (error IS MP) AND (d_error IS Z) AND (i_error IS SP) THEN (u_out IS BP)&#10; IF (error IS MP) AND (d_error IS SP) AND (i_error IS SP) THEN (u_out IS BP)&#10; IF (error IS MP) AND (d_error IS MP) AND (i_error IS SP) THEN (u_out IS BP)&#10; IF (error IS MP) AND (d_error IS BP) AND (i_error IS SP) THEN (u_out IS BP)&#10; IF (error IS BP) AND (d_error IS BM) AND (i_error IS SM) THEN (u_out IS SM)&#10; IF (error IS BP) AND (d_error IS MM) AND (i_error IS SM) THEN (u_out IS Z)&#10; IF (error IS BP) AND (d_error IS SM) AND (i_error IS SM) THEN (u_out IS SP)&#10; IF (error IS BP) AND (d_error IS Z) AND (i_error IS SM) THEN (u_out IS MP)&#10; IF (error IS BP) AND (d_error IS SP) AND (i_error IS SM) THEN (u_out IS BP)&#10; IF (error IS BP) AND (d_error IS MP) AND (i_error IS SM) THEN (u_out IS BP)&#10; IF (error IS BP) AND (d_error IS BP) AND (i_error IS SM) THEN (u_out IS BP)&#10; IF (error IS BP) AND (d_error IS BM) AND (i_error IS SP) THEN (u_out IS SP)&#10; IF (error IS BP) AND (d_error IS MM) AND (i_error IS SP) THEN (u_out IS MP)&#10; IF (error IS BP) AND (d_error IS SM) AND (i_error IS SP) THEN (u_out IS BP)&#10; IF (error IS BP) AND (d_error IS Z) AND (i_error IS SP) THEN (u_out IS BP)&#10; IF (error IS BP) AND (d_error IS SP) AND (i_error IS SP) THEN (u_out IS BP)&#10; IF (error IS BP) AND (d_error IS MP) AND (i_error IS SP) THEN (u_out IS BP)&#10; IF (error IS BP) AND (d_error IS BP) AND (i_error IS SP) THEN (u_out IS BP)&#10; IF (error IS BM) AND (d_error IS BM) AND (i_error IS MM) THEN (u_out IS BM)&#10; IF (error IS BM) AND (d_error IS MM) AND (i_error IS MM) THEN (u_out IS BM)&#10; IF (error IS BM) AND (d_error IS SM) AND (i_error IS MM) THEN (u_out IS BM)&#10; IF (error IS BM) AND (d_error IS Z) AND (i_error IS MM) THEN (u_out IS BM)&#10; IF (error IS BM) AND (d_error IS SP) AND (i_error IS MM) THEN (u_out IS BM)&#10; IF (error IS BM) AND (d_error IS MP) AND (i_error IS MM) THEN (u_out IS BM)&#10; IF (error IS BM) AND (d_error IS BP) AND (i_error IS MM) THEN (u_out IS MM)&#10; IF (error IS BM) AND (d_error IS BM) AND (i_error IS MP) THEN (u_out IS BM)&#10; IF (error IS BM) AND (d_error IS MM) AND (i_error IS MP) THEN (u_out IS BM)&#10; IF (error IS BM) AND (d_error IS SM) AND (i_error IS MP) THEN (u_out IS MM)&#10; IF (error IS BM) AND (d_error IS Z) AND (i_error IS MP) THEN (u_out IS SM)&#10; IF (error IS BM) AND (d_error IS SP) AND (i_error IS MP) THEN (u_out IS Z)&#10; IF (error IS BM) AND (d_error IS MP) AND (i_error IS MP) THEN (u_out IS SP)&#10; IF (error IS BM) AND (d_error IS BP) AND (i_error IS MP) THEN (u_out IS MP)&#10; IF (error IS MM) AND (d_error IS BM) AND (i_error IS MM) THEN (u_out IS BM)&#10; IF (error IS MM) AND (d_error IS MM) AND (i_error IS MM) THEN (u_out IS BM)&#10; IF (error IS MM) AND (d_error IS SM) AND (i_error IS MM) THEN (u_out IS BM)&#10; IF (error IS MM) AND (d_error IS Z) AND (i_error IS MM) THEN (u_out IS BM)&#10; IF (error IS MM) AND (d_error IS SP) AND (i_error IS MM) THEN (u_out IS BM)&#10; IF (error IS MM) AND (d_error IS MP) AND (i_error IS MM) THEN (u_out IS MM)&#10; IF (error IS MM) AND (d_error IS BP) AND (i_error IS MM) THEN (u_out IS SM)&#10; IF (error IS MM) AND (d_error IS BM) AND (i_error IS MP) THEN (u_out IS BM)&#10; IF (error IS MM) AND (d_error IS MM) AND (i_error IS MP) THEN (u_out IS MM)&#10; IF (error IS MM) AND (d_error IS SM) AND (i_error IS MP) THEN (u_out IS SM)&#10; IF (error IS MM) AND (d_error IS Z) AND (i_error IS MP) THEN (u_out IS Z)&#10; IF (error IS MM) AND (d_error IS SP) AND (i_error IS MP) THEN (u_out IS SP)&#10; IF (error IS MM) AND (d_error IS MP) AND (i_error IS MP) THEN (u_out IS MP)&#10; IF (error IS MM) AND (d_error IS BP) AND (i_error IS MP) THEN (u_out IS BP)&#10; IF (error IS SM) AND (d_error IS BM) AND (i_error IS MM) THEN (u_out IS BM)&#10; IF (error IS SM) AND (d_error IS MM) AND (i_error IS MM) THEN (u_out IS BM)&#10; IF (error IS SM) AND (d_error IS SM) AND (i_error IS MM) THEN (u_out IS BM)&#10; IF (error IS SM) AND (d_error IS Z) AND (i_error IS MM) THEN (u_out IS BM)&#10; IF (error IS SM) AND (d_error IS SP) AND (i_error IS MM) THEN (u_out IS MM)&#10; IF (error IS SM) AND (d_error IS MP) AND (i_error IS MM) THEN (u_out IS SM)&#10; IF (error IS SM) AND (d_error IS BP) AND (i_error IS MM) THEN (u_out IS Z)&#10; IF (error IS SM) AND (d_error IS BM) AND (i_error IS MP) THEN (u_out IS MM)&#10; IF (error IS SM) AND (d_error IS MM) AND (i_error IS MP) THEN (u_out IS SM)&#10; IF (error IS SM) AND (d_error IS SM) AND (i_error IS MP) THEN (u_out IS Z)&#10; IF (error IS SM) AND (d_error IS Z) AND (i_error IS MP) THEN (u_out IS SP)&#10; IF (error IS SM) AND (d_error IS SP) AND (i_error IS MP) THEN (u_out IS MP)&#10; IF (error IS SM) AND (d_error IS MP) AND (i_error IS MP) THEN (u_out IS BP)&#10; IF (error IS SM) AND (d_error IS BP) AND (i_error IS MP) THEN (u_out IS BP)&#10; IF (error IS Z) AND (d_error IS BM) AND (i_error IS MM) THEN (u_out IS BM)&#10; IF (error IS Z) AND (d_error IS MM) AND (i_error IS MM) THEN (u_out IS BM)&#10; IF (error IS Z) AND (d_error IS SM) AND (i_error IS MM) THEN (u_out IS BM)&#10; IF (error IS Z) AND (d_error IS Z) AND (i_error IS MM) THEN (u_out IS MM)&#10; IF (error IS Z) AND (d_error IS SP) AND (i_error IS MM) THEN (u_out IS SM)&#10; IF (error IS Z) AND (d_error IS MP) AND (i_error IS MM) THEN (u_out IS Z)&#10; IF (error IS Z) AND (d_error IS BP) AND (i_error IS MM) THEN (u_out IS SP)&#10; IF (error IS Z) AND (d_error IS BM) AND (i_error IS MP) THEN (u_out IS SM)&#10; IF (error IS Z) AND (d_error IS MM) AND (i_error IS MP) THEN (u_out IS Z)&#10; IF (error IS Z) AND (d_error IS SM) AND (i_error IS MP) THEN (u_out IS SP)&#10; IF (error IS Z) AND (d_error IS Z) AND (i_error IS MP) THEN (u_out IS MP)&#10; IF (error IS Z) AND (d_error IS SP) AND (i_error IS MP) THEN (u_out IS BP)&#10; IF (error IS Z) AND (d_error IS MP) AND (i_error IS MP) THEN (u_out IS BP)&#10; IF (error IS Z) AND (d_error IS BP) AND (i_error IS MP) THEN (u_out IS BP)&#10; IF (error IS SP) AND (d_error IS BM) AND (i_error IS MM) THEN (u_out IS BM)&#10; IF (error IS SP) AND (d_error IS MM) AND (i_error IS MM) THEN (u_out IS BM)&#10; IF (error IS SP) AND (d_error IS SM) AND (i_error IS MM) THEN (u_out IS MM)&#10; IF (error IS SP) AND (d_error IS Z) AND (i_error IS MM) THEN (u_out IS SM)&#10; IF (error IS SP) AND (d_error IS SP) AND (i_error IS MM) THEN (u_out IS Z)&#10; IF (error IS SP) AND (d_error IS MP) AND (i_error IS MM) THEN (u_out IS SP)&#10; IF (error IS SP) AND (d_error IS BP) AND (i_error IS MM) THEN (u_out IS MP)&#10; IF (error IS SP) AND (d_error IS BM) AND (i_error IS MP) THEN (u_out IS Z)&#10; IF (error IS SP) AND (d_error IS MM) AND (i_error IS MP) THEN (u_out IS SP)&#10; IF (error IS SP) AND (d_error IS SM) AND (i_error IS MP) THEN (u_out IS MP)&#10; IF (error IS SP) AND (d_error IS Z) AND (i_error IS MP) THEN (u_out IS BP)&#10; IF (error IS SP) AND (d_error IS SP) AND (i_error IS MP) THEN (u_out IS BP)&#10; IF (error IS SP) AND (d_error IS MP) AND (i_error IS MP) THEN (u_out IS BP)&#10; IF (error IS SP) AND (d_error IS BP) AND (i_error IS MP) THEN (u_out IS BP)&#10; IF (error IS MP) AND (d_error IS BM) AND (i_error IS MM) THEN (u_out IS BM)&#10; IF (error IS MP) AND (d_error IS MM) AND (i_error IS MM) THEN (u_out IS MM)&#10; IF (error IS MP) AND (d_error IS SM) AND (i_error IS MM) THEN (u_out IS SM)&#10; IF (error IS MP) AND (d_error IS Z) AND (i_error IS MM) THEN (u_out IS Z)&#10; IF (error IS MP) AND (d_error IS SP) AND (i_error IS MM) THEN (u_out IS SP)&#10; IF (error IS MP) AND (d_error IS MP) AND (i_error IS MM) THEN (u_out IS MP)&#10; IF (error IS MP) AND (d_error IS BP) AND (i_error IS MM) THEN (u_out IS BP)&#10; IF (error IS MP) AND (d_error IS BM) AND (i_error IS MP) THEN (u_out IS SP)&#10; IF (error IS MP) AND (d_error IS MM) AND (i_error IS MP) THEN (u_out IS MP)&#10; IF (error IS MP) AND (d_error IS SM) AND (i_error IS MP) THEN (u_out IS BP)&#10; IF (error IS MP) AND (d_error IS Z) AND (i_error IS MP) THEN (u_out IS BP)&#10; IF (error IS MP) AND (d_error IS SP) AND (i_error IS MP) THEN (u_out IS BP)&#10; IF (error IS MP) AND (d_error IS MP) AND (i_error IS MP) THEN (u_out IS BP)&#10; IF (error IS MP) AND (d_error IS BP) AND (i_error IS MP) THEN (u_out IS BP)&#10; IF (error IS BP) AND (d_error IS BM) AND (i_error IS MM) THEN (u_out IS MM)&#10; IF (error IS BP) AND (d_error IS MM) AND (i_error IS MM) THEN (u_out IS SM)&#10; IF (error IS BP) AND (d_error IS SM) AND (i_error IS MM) THEN (u_out IS Z)&#10; IF (error IS BP) AND (d_error IS Z) AND (i_error IS MM) THEN (u_out IS SP)&#10; IF (error IS BP) AND (d_error IS SP) AND (i_error IS MM) THEN (u_out IS MP)&#10; IF (error IS BP) AND (d_error IS MP) AND (i_error IS MM) THEN (u_out IS BP)&#10; IF (error IS BP) AND (d_error IS BP) AND (i_error IS MM) THEN (u_out IS BP)&#10; IF (error IS BP) AND (d_error IS BM) AND (i_error IS MP) THEN (u_out IS MP)&#10; IF (error IS BP) AND (d_error IS MM) AND (i_error IS MP) THEN (u_out IS BP)&#10; IF (error IS BP) AND (d_error IS SM) AND (i_error IS MP) THEN (u_out IS BP)&#10; IF (error IS BP) AND (d_error IS Z) AND (i_error IS MP) THEN (u_out IS BP)&#10; IF (error IS BP) AND (d_error IS SP) AND (i_error IS MP) THEN (u_out IS BP)&#10; IF (error IS BP) AND (d_error IS MP) AND (i_error IS MP) THEN (u_out IS BP)&#10; IF (error IS BP) AND (d_error IS BP) AND (i_error IS MP) THEN (u_out IS BP)&#10; IF (error IS BM) AND (d_error IS BM) AND (i_error IS BM) THEN (u_out IS BM)&#10; IF (error IS BM) AND (d_error IS MM) AND (i_error IS BM) THEN (u_out IS BM)&#10; IF (error IS BM) AND (d_error IS SM) AND (i_error IS BM) THEN (u_out IS BM)&#10; IF (error IS BM) AND (d_error IS Z) AND (i_error IS BM) THEN (u_out IS BM)&#10; IF (error IS BM) AND (d_error IS SP) AND (i_error IS BM) THEN (u_out IS BM)&#10; IF (error IS BM) AND (d_error IS MP) AND (i_error IS BM) THEN (u_out IS BM)&#10; IF (error IS BM) AND (d_error IS BP) AND (i_error IS BM) THEN (u_out IS BM)&#10; IF (error IS BM) AND (d_error IS BM) AND (i_error IS BP) THEN (u_out IS BM)&#10; IF (error IS BM) AND (d_error IS MM) AND (i_error IS BP) THEN (u_out IS MM)&#10; IF (error IS BM) AND (d_error IS SM) AND (i_error IS BP) THEN (u_out IS SM)&#10; IF (error IS BM) AND (d_error IS Z) AND (i_error IS BP) THEN (u_out IS Z)&#10; IF (error IS BM) AND (d_error IS SP) AND (i_error IS BP) THEN (u_out IS SP)&#10; IF (error IS BM) AND (d_error IS MP) AND (i_error IS BP) THEN (u_out IS MP)&#10; IF (error IS BM) AND (d_error IS BP) AND (i_error IS BP) THEN (u_out IS BP)&#10; IF (error IS MM) AND (d_error IS BM) AND (i_error IS BM) THEN (u_out IS BM)&#10; IF (error IS MM) AND (d_error IS MM) AND (i_error IS BM) THEN (u_out IS BM)&#10; IF (error IS MM) AND (d_error IS SM) AND (i_error IS BM) THEN (u_out IS BM)&#10; IF (error IS MM) AND (d_error IS Z) AND (i_error IS BM) THEN (u_out IS BM)&#10; IF (error IS MM) AND (d_error IS SP) AND (i_error IS BM) THEN (u_out IS BM)&#10; IF (error IS MM) AND (d_error IS MP) AND (i_error IS BM) THEN (u_out IS BM)&#10; IF (error IS MM) AND (d_error IS BP) AND (i_error IS BM) THEN (u_out IS MM)&#10; IF (error IS MM) AND (d_error IS BM) AND (i_error IS BP) THEN (u_out IS MM)&#10; IF (error IS MM) AND (d_error IS MM) AND (i_error IS BP) THEN (u_out IS SM)&#10; IF (error IS MM) AND (d_error IS SM) AND (i_error IS BP) THEN (u_out IS Z)&#10; IF (error IS MM) AND (d_error IS Z) AND (i_error IS BP) THEN (u_out IS SP)&#10; IF (error IS MM) AND (d_error IS SP) AND (i_error IS BP) THEN (u_out IS MP)&#10; IF (error IS MM) AND (d_error IS MP) AND (i_error IS BP) THEN (u_out IS BP)&#10; IF (error IS MM) AND (d_error IS BP) AND (i_error IS BP) THEN (u_out IS BP)&#10; IF (error IS SM) AND (d_error IS BM) AND (i_error IS BM) THEN (u_out IS BM)&#10; IF (error IS SM) AND (d_error IS MM) AND (i_error IS BM) THEN (u_out IS BM)&#10; IF (error IS SM) AND (d_error IS SM) AND (i_error IS BM) THEN (u_out IS BM)&#10; IF (error IS SM) AND (d_error IS Z) AND (i_error IS BM) THEN (u_out IS BM)&#10; IF (error IS SM) AND (d_error IS SP) AND (i_error IS BM) THEN (u_out IS BM)&#10; IF (error IS SM) AND (d_error IS MP) AND (i_error IS BM) THEN (u_out IS MM)&#10; IF (error IS SM) AND (d_error IS BP) AND (i_error IS BM) THEN (u_out IS SM)&#10; IF (error IS SM) AND (d_error IS BM) AND (i_error IS BP) THEN (u_out IS SM)&#10; IF (error IS SM) AND (d_error IS MM) AND (i_error IS BP) THEN (u_out IS Z)&#10; IF (error IS SM) AND (d_error IS SM) AND (i_error IS BP) THEN (u_out IS SP)&#10; IF (error IS SM) AND (d_error IS Z) AND (i_error IS BP) THEN (u_out IS MP)&#10; IF (error IS SM) AND (d_error IS SP) AND (i_error IS BP) THEN (u_out IS BP)&#10; IF (error IS SM) AND (d_error IS MP) AND (i_error IS BP) THEN (u_out IS BP)&#10; IF (error IS SM) AND (d_error IS BP) AND (i_error IS BP) THEN (u_out IS BP)&#10; IF (error IS Z) AND (d_error IS BM) AND (i_error IS BM) THEN (u_out IS BM)&#10; IF (error IS Z) AND (d_error IS MM) AND (i_error IS BM) THEN (u_out IS BM)&#10; IF (error IS Z) AND (d_error IS SM) AND (i_error IS BM) THEN (u_out IS BM)&#10; IF (error IS Z) AND (d_error IS Z) AND (i_error IS BM) THEN (u_out IS BM)&#10; IF (error IS Z) AND (d_error IS SP) AND (i_error IS BM) THEN (u_out IS MM)&#10; IF (error IS Z) AND (d_error IS MP) AND (i_error IS BM) THEN (u_out IS SM)&#10; IF (error IS Z) AND (d_error IS BP) AND (i_error IS BM) THEN (u_out IS Z)&#10; IF (error IS Z) AND (d_error IS BM) AND (i_error IS BP) THEN (u_out IS Z)&#10; IF (error IS Z) AND (d_error IS MM) AND (i_error IS BP) THEN (u_out IS SP)&#10; IF (error IS Z) AND (d_error IS SM) AND (i_error IS BP) THEN (u_out IS MP)&#10; IF (error IS Z) AND (d_error IS Z) AND (i_error IS BP) THEN (u_out IS BP)&#10; IF (error IS Z) AND (d_error IS SP) AND (i_error IS BP) THEN (u_out IS BP)&#10; IF (error IS Z) AND (d_error IS MP) AND (i_error IS BP) THEN (u_out IS BP)&#10; IF (error IS Z) AND (d_error IS BP) AND (i_error IS BP) THEN (u_out IS BP)&#10; IF (error IS SP) AND (d_error IS BM) AND (i_error IS BM) THEN (u_out IS BM)&#10; IF (error IS SP) AND (d_error IS MM) AND (i_error IS BM) THEN (u_out IS BM)&#10; IF (error IS SP) AND (d_error IS SM) AND (i_error IS BM) THEN (u_out IS BM)&#10; IF (error IS SP) AND (d_error IS Z) AND (i_error IS BM) THEN (u_out IS MM)&#10; IF (error IS SP) AND (d_error IS SP) AND (i_error IS BM) THEN (u_out IS SM)&#10; IF (error IS SP) AND (d_error IS MP) AND (i_error IS BM) THEN (u_out IS Z)&#10; IF (error IS SP) AND (d_error IS BP) AND (i_error IS BM) THEN (u_out IS SP)&#10; IF (error IS SP) AND (d_error IS BM) AND (i_error IS BP) THEN (u_out IS SP)&#10; IF (error IS SP) AND (d_error IS MM) AND (i_error IS BP) THEN (u_out IS MP)&#10; IF (error IS SP) AND (d_error IS SM) AND (i_error IS BP) THEN (u_out IS BP)&#10; IF (error IS SP) AND (d_error IS Z) AND (i_error IS BP) THEN (u_out IS BP)&#10; IF (error IS SP) AND (d_error IS SP) AND (i_error IS BP) THEN (u_out IS BP)&#10; IF (error IS SP) AND (d_error IS MP) AND (i_error IS BP) THEN (u_out IS BP)&#10; IF (error IS SP) AND (d_error IS BP) AND (i_error IS BP) THEN (u_out IS BP)&#10; IF (error IS MP) AND (d_error IS BM) AND (i_error IS BM) THEN (u_out IS BM)&#10; IF (error IS MP) AND (d_error IS MM) AND (i_error IS BM) THEN (u_out IS BM)&#10; IF (error IS MP) AND (d_error IS SM) AND (i_error IS BM) THEN (u_out IS MM)&#10; IF (error IS MP) AND (d_error IS Z) AND (i_error IS BM) THEN (u_out IS SM)&#10; IF (error IS MP) AND (d_error IS SP) AND (i_error IS BM) THEN (u_out IS Z)&#10; IF (error IS MP) AND (d_error IS MP) AND (i_error IS BM) THEN (u_out IS SP)&#10; IF (error IS MP) AND (d_error IS BP) AND (i_error IS BM) THEN (u_out IS MP)&#10; IF (error IS MP) AND (d_error IS BM) AND (i_error IS BP) THEN (u_out IS MP)&#10; IF (error IS MP) AND (d_error IS MM) AND (i_error IS BP) THEN (u_out IS BP)&#10; IF (error IS MP) AND (d_error IS SM) AND (i_error IS BP) THEN (u_out IS BP)&#10; IF (error IS MP) AND (d_error IS Z) AND (i_error IS BP) THEN (u_out IS BP)&#10; IF (error IS MP) AND (d_error IS SP) AND (i_error IS BP) THEN (u_out IS BP)&#10; IF (error IS MP) AND (d_error IS MP) AND (i_error IS BP) THEN (u_out IS BP)&#10; IF (error IS MP) AND (d_error IS BP) AND (i_error IS BP) THEN (u_out IS BP)&#10; IF (error IS BP) AND (d_error IS BM) AND (i_error IS BM) THEN (u_out IS BM)&#10; IF (error IS BP) AND (d_error IS MM) AND (i_error IS BM) THEN (u_out IS MM)&#10; IF (error IS BP) AND (d_error IS SM) AND (i_error IS BM) THEN (u_out IS SM)&#10; IF (error IS BP) AND (d_error IS Z) AND (i_error IS BM) THEN (u_out IS Z)&#10; IF (error IS BP) AND (d_error IS SP) AND (i_error IS BM) THEN (u_out IS SP)&#10; IF (error IS BP) AND (d_error IS MP) AND (i_error IS BM) THEN (u_out IS MP)&#10; IF (error IS BP) AND (d_error IS BP) AND (i_error IS BM) THEN (u_out IS BP)&#10; IF (error IS BP) AND (d_error IS BM) AND (i_error IS BP) THEN (u_out IS BP)&#10; IF (error IS BP) AND (d_error IS MM) AND (i_error IS BP) THEN (u_out IS BP)&#10; IF (error IS BP) AND (d_error IS SM) AND (i_error IS BP) THEN (u_out IS BP)&#10; IF (error IS BP) AND (d_error IS Z) AND (i_error IS BP) THEN (u_out IS BP)&#10; IF (error IS BP) AND (d_error IS SP) AND (i_error IS BP) THEN (u_out IS BP)&#10; IF (error IS BP) AND (d_error IS MP) AND (i_error IS BP) THEN (u_out IS BP)&#10; IF (error IS BP) AND (d_error IS BP) AND (i_error IS BP) THEN (u_out IS BP)" calcext:value-type="string">
            <text:p> IF (error IS BM) AND (d_error IS BM) AND (i_error IS Z) THEN (u_out IS BM)</text:p>
            <text:p> IF (error IS BM) AND (d_error IS MM) AND (i_error IS Z) THEN (u_out IS BM)</text:p>
            <text:p> IF (error IS BM) AND (d_error IS SM) AND (i_error IS Z) THEN (u_out IS BM)</text:p>
            <text:p> IF (error IS BM) AND (d_error IS Z) AND (i_error IS Z) THEN (u_out IS BM)</text:p>
            <text:p> IF (error IS BM) AND (d_error IS SP) AND (i_error IS Z) THEN (u_out IS MM)</text:p>
            <text:p> IF (error IS BM) AND (d_error IS MP) AND (i_error IS Z) THEN (u_out IS SM)</text:p>
            <text:p> IF (error IS BM) AND (d_error IS BP) AND (i_error IS Z) THEN (u_out IS Z)</text:p>
            <text:p> IF (error IS MM) AND (d_error IS BM) AND (i_error IS Z) THEN (u_out IS BM)</text:p>
            <text:p> IF (error IS MM) AND (d_error IS MM) AND (i_error IS Z) THEN (u_out IS BM)</text:p>
            <text:p> IF (error IS MM) AND (d_error IS SM) AND (i_error IS Z) THEN (u_out IS BM)</text:p>
            <text:p> IF (error IS MM) AND (d_error IS Z) AND (i_error IS Z) THEN (u_out IS MM)</text:p>
            <text:p> IF (error IS MM) AND (d_error IS SP) AND (i_error IS Z) THEN (u_out IS SM)</text:p>
            <text:p> IF (error IS MM) AND (d_error IS MP) AND (i_error IS Z) THEN (u_out IS Z)</text:p>
            <text:p> IF (error IS MM) AND (d_error IS BP) AND (i_error IS Z) THEN (u_out IS SP)</text:p>
            <text:p> IF (error IS SM) AND (d_error IS BM) AND (i_error IS Z) THEN (u_out IS BM)</text:p>
            <text:p> IF (error IS SM) AND (d_error IS MM) AND (i_error IS Z) THEN (u_out IS BM)</text:p>
            <text:p> IF (error IS SM) AND (d_error IS SM) AND (i_error IS Z) THEN (u_out IS MM)</text:p>
            <text:p> IF (error IS SM) AND (d_error IS Z) AND (i_error IS Z) THEN (u_out IS SM)</text:p>
            <text:p> IF (error IS SM) AND (d_error IS SP) AND (i_error IS Z) THEN (u_out IS Z)</text:p>
            <text:p> IF (error IS SM) AND (d_error IS MP) AND (i_error IS Z) THEN (u_out IS SP)</text:p>
            <text:p> IF (error IS SM) AND (d_error IS BP) AND (i_error IS Z) THEN (u_out IS MP)</text:p>
            <text:p> IF (error IS Z) AND (d_error IS BM) AND (i_error IS Z) THEN (u_out IS BM)</text:p>
            <text:p> IF (error IS Z) AND (d_error IS MM) AND (i_error IS Z) THEN (u_out IS MM)</text:p>
            <text:p> IF (error IS Z) AND (d_error IS SM) AND (i_error IS Z) THEN (u_out IS SM)</text:p>
            <text:p> IF (error IS Z) AND (d_error IS Z) AND (i_error IS Z) THEN (u_out IS Z)</text:p>
            <text:p> IF (error IS Z) AND (d_error IS SP) AND (i_error IS Z) THEN (u_out IS SP)</text:p>
            <text:p> IF (error IS Z) AND (d_error IS MP) AND (i_error IS Z) THEN (u_out IS MP)</text:p>
            <text:p> IF (error IS Z) AND (d_error IS BP) AND (i_error IS Z) THEN (u_out IS BP)</text:p>
            <text:p> IF (error IS SP) AND (d_error IS BM) AND (i_error IS Z) THEN (u_out IS MM)</text:p>
            <text:p> IF (error IS SP) AND (d_error IS MM) AND (i_error IS Z) THEN (u_out IS SM)</text:p>
            <text:p> IF (error IS SP) AND (d_error IS SM) AND (i_error IS Z) THEN (u_out IS Z)</text:p>
            <text:p> IF (error IS SP) AND (d_error IS Z) AND (i_error IS Z) THEN (u_out IS SP)</text:p>
            <text:p> IF (error IS SP) AND (d_error IS SP) AND (i_error IS Z) THEN (u_out IS MP)</text:p>
            <text:p> IF (error IS SP) AND (d_error IS MP) AND (i_error IS Z) THEN (u_out IS BP)</text:p>
            <text:p> IF (error IS SP) AND (d_error IS BP) AND (i_error IS Z) THEN (u_out IS BP)</text:p>
            <text:p> IF (error IS MP) AND (d_error IS BM) AND (i_error IS Z) THEN (u_out IS SM)</text:p>
            <text:p> IF (error IS MP) AND (d_error IS MM) AND (i_error IS Z) THEN (u_out IS Z)</text:p>
            <text:p> IF (error IS MP) AND (d_error IS SM) AND (i_error IS Z) THEN (u_out IS SP)</text:p>
            <text:p> IF (error IS MP) AND (d_error IS Z) AND (i_error IS Z) THEN (u_out IS MP)</text:p>
            <text:p> IF (error IS MP) AND (d_error IS SP) AND (i_error IS Z) THEN (u_out IS BP)</text:p>
            <text:p> IF (error IS MP) AND (d_error IS MP) AND (i_error IS Z) THEN (u_out IS BP)</text:p>
            <text:p> IF (error IS MP) AND (d_error IS BP) AND (i_error IS Z) THEN (u_out IS BP)</text:p>
            <text:p> IF (error IS BP) AND (d_error IS BM) AND (i_error IS Z) THEN (u_out IS Z)</text:p>
            <text:p> IF (error IS BP) AND (d_error IS MM) AND (i_error IS Z) THEN (u_out IS SP)</text:p>
            <text:p> IF (error IS BP) AND (d_error IS SM) AND (i_error IS Z) THEN (u_out IS MP)</text:p>
            <text:p> IF (error IS BP) AND (d_error IS Z) AND (i_error IS Z) THEN (u_out IS BP)</text:p>
            <text:p> IF (error IS BP) AND (d_error IS SP) AND (i_error IS Z) THEN (u_out IS BP)</text:p>
            <text:p> IF (error IS BP) AND (d_error IS MP) AND (i_error IS Z) THEN (u_out IS BP)</text:p>
            <text:p> IF (error IS BP) AND (d_error IS BP) AND (i_error IS Z) THEN (u_out IS BP)</text:p>
            <text:p> IF (error IS BM) AND (d_error IS BM) AND (i_error IS SM) THEN (u_out IS BM)</text:p>
            <text:p> IF (error IS BM) AND (d_error IS MM) AND (i_error IS SM) THEN (u_out IS BM)</text:p>
            <text:p> IF (error IS BM) AND (d_error IS SM) AND (i_error IS SM) THEN (u_out IS BM)</text:p>
            <text:p> IF (error IS BM) AND (d_error IS Z) AND (i_error IS SM) THEN (u_out IS BM)</text:p>
            <text:p> IF (error IS BM) AND (d_error IS SP) AND (i_error IS SM) THEN (u_out IS BM)</text:p>
            <text:p> IF (error IS BM) AND (d_error IS MP) AND (i_error IS SM) THEN (u_out IS MM)</text:p>
            <text:p> IF (error IS BM) AND (d_error IS BP) AND (i_error IS SM) THEN (u_out IS SM)</text:p>
            <text:p> IF (error IS BM) AND (d_error IS BM) AND (i_error IS SP) THEN (u_out IS BM)</text:p>
            <text:p> IF (error IS BM) AND (d_error IS MM) AND (i_error IS SP) THEN (u_out IS BM)</text:p>
            <text:p> IF (error IS BM) AND (d_error IS SM) AND (i_error IS SP) THEN (u_out IS BM)</text:p>
            <text:p> IF (error IS BM) AND (d_error IS Z) AND (i_error IS SP) THEN (u_out IS MM)</text:p>
            <text:p> IF (error IS BM) AND (d_error IS SP) AND (i_error IS SP) THEN (u_out IS SM)</text:p>
            <text:p> IF (error IS BM) AND (d_error IS MP) AND (i_error IS SP) THEN (u_out IS Z)</text:p>
            <text:p> IF (error IS BM) AND (d_error IS BP) AND (i_error IS SP) THEN (u_out IS SP)</text:p>
            <text:p> IF (error IS MM) AND (d_error IS BM) AND (i_error IS SM) THEN (u_out IS BM)</text:p>
            <text:p> IF (error IS MM) AND (d_error IS MM) AND (i_error IS SM) THEN (u_out IS BM)</text:p>
            <text:p> IF (error IS MM) AND (d_error IS SM) AND (i_error IS SM) THEN (u_out IS BM)</text:p>
            <text:p> IF (error IS MM) AND (d_error IS Z) AND (i_error IS SM) THEN (u_out IS BM)</text:p>
            <text:p> IF (error IS MM) AND (d_error IS SP) AND (i_error IS SM) THEN (u_out IS MM)</text:p>
            <text:p> IF (error IS MM) AND (d_error IS MP) AND (i_error IS SM) THEN (u_out IS SM)</text:p>
            <text:p> IF (error IS MM) AND (d_error IS BP) AND (i_error IS SM) THEN (u_out IS Z)</text:p>
            <text:p> IF (error IS MM) AND (d_error IS BM) AND (i_error IS SP) THEN (u_out IS BM)</text:p>
            <text:p> IF (error IS MM) AND (d_error IS MM) AND (i_error IS SP) THEN (u_out IS BM)</text:p>
            <text:p> IF (error IS MM) AND (d_error IS SM) AND (i_error IS SP) THEN (u_out IS MM)</text:p>
            <text:p> IF (error IS MM) AND (d_error IS Z) AND (i_error IS SP) THEN (u_out IS SM)</text:p>
            <text:p> IF (error IS MM) AND (d_error IS SP) AND (i_error IS SP) THEN (u_out IS Z)</text:p>
            <text:p> IF (error IS MM) AND (d_error IS MP) AND (i_error IS SP) THEN (u_out IS SP)</text:p>
            <text:p> IF (error IS MM) AND (d_error IS BP) AND (i_error IS SP) THEN (u_out IS MP)</text:p>
            <text:p> IF (error IS SM) AND (d_error IS BM) AND (i_error IS SM) THEN (u_out IS BM)</text:p>
            <text:p> IF (error IS SM) AND (d_error IS MM) AND (i_error IS SM) THEN (u_out IS BM)</text:p>
            <text:p> IF (error IS SM) AND (d_error IS SM) AND (i_error IS SM) THEN (u_out IS BM)</text:p>
            <text:p> IF (error IS SM) AND (d_error IS Z) AND (i_error IS SM) THEN (u_out IS MM)</text:p>
            <text:p> IF (error IS SM) AND (d_error IS SP) AND (i_error IS SM) THEN (u_out IS SM)</text:p>
            <text:p> IF (error IS SM) AND (d_error IS MP) AND (i_error IS SM) THEN (u_out IS Z)</text:p>
            <text:p> IF (error IS SM) AND (d_error IS BP) AND (i_error IS SM) THEN (u_out IS SP)</text:p>
            <text:p> IF (error IS SM) AND (d_error IS BM) AND (i_error IS SP) THEN (u_out IS BM)</text:p>
            <text:p> IF (error IS SM) AND (d_error IS MM) AND (i_error IS SP) THEN (u_out IS MM)</text:p>
            <text:p> IF (error IS SM) AND (d_error IS SM) AND (i_error IS SP) THEN (u_out IS SM)</text:p>
            <text:p> IF (error IS SM) AND (d_error IS Z) AND (i_error IS SP) THEN (u_out IS Z)</text:p>
            <text:p> IF (error IS SM) AND (d_error IS SP) AND (i_error IS SP) THEN (u_out IS SP)</text:p>
            <text:p> IF (error IS SM) AND (d_error IS MP) AND (i_error IS SP) THEN (u_out IS MP)</text:p>
            <text:p> IF (error IS SM) AND (d_error IS BP) AND (i_error IS SP) THEN (u_out IS BP)</text:p>
            <text:p> IF (error IS Z) AND (d_error IS BM) AND (i_error IS SM) THEN (u_out IS BM)</text:p>
            <text:p> IF (error IS Z) AND (d_error IS MM) AND (i_error IS SM) THEN (u_out IS BM)</text:p>
            <text:p> IF (error IS Z) AND (d_error IS SM) AND (i_error IS SM) THEN (u_out IS MM)</text:p>
            <text:p> IF (error IS Z) AND (d_error IS Z) AND (i_error IS SM) THEN (u_out IS SM)</text:p>
            <text:p> IF (error IS Z) AND (d_error IS SP) AND (i_error IS SM) THEN (u_out IS Z)</text:p>
            <text:p> IF (error IS Z) AND (d_error IS MP) AND (i_error IS SM) THEN (u_out IS SP)</text:p>
            <text:p> IF (error IS Z) AND (d_error IS BP) AND (i_error IS SM) THEN (u_out IS MP)</text:p>
            <text:p> IF (error IS Z) AND (d_error IS BM) AND (i_error IS SP) THEN (u_out IS MM)</text:p>
            <text:p> IF (error IS Z) AND (d_error IS MM) AND (i_error IS SP) THEN (u_out IS SM)</text:p>
            <text:p> IF (error IS Z) AND (d_error IS SM) AND (i_error IS SP) THEN (u_out IS Z)</text:p>
            <text:p> IF (error IS Z) AND (d_error IS Z) AND (i_error IS SP) THEN (u_out IS SP)</text:p>
            <text:p> IF (error IS Z) AND (d_error IS SP) AND (i_error IS SP) THEN (u_out IS MP)</text:p>
            <text:p> IF (error IS Z) AND (d_error IS MP) AND (i_error IS SP) THEN (u_out IS BP)</text:p>
            <text:p> IF (error IS Z) AND (d_error IS BP) AND (i_error IS SP) THEN (u_out IS BP)</text:p>
            <text:p> IF (error IS SP) AND (d_error IS BM) AND (i_error IS SM) THEN (u_out IS BM)</text:p>
            <text:p> IF (error IS SP) AND (d_error IS MM) AND (i_error IS SM) THEN (u_out IS MM)</text:p>
            <text:p> IF (error IS SP) AND (d_error IS SM) AND (i_error IS SM) THEN (u_out IS SM)</text:p>
            <text:p> IF (error IS SP) AND (d_error IS Z) AND (i_error IS SM) THEN (u_out IS Z)</text:p>
            <text:p> IF (error IS SP) AND (d_error IS SP) AND (i_error IS SM) THEN (u_out IS SP)</text:p>
            <text:p> IF (error IS SP) AND (d_error IS MP) AND (i_error IS SM) THEN (u_out IS MP)</text:p>
            <text:p> IF (error IS SP) AND (d_error IS BP) AND (i_error IS SM) THEN (u_out IS BP)</text:p>
            <text:p> IF (error IS SP) AND (d_error IS BM) AND (i_error IS SP) THEN (u_out IS SM)</text:p>
            <text:p> IF (error IS SP) AND (d_error IS MM) AND (i_error IS SP) THEN (u_out IS Z)</text:p>
            <text:p> IF (error IS SP) AND (d_error IS SM) AND (i_error IS SP) THEN (u_out IS SP)</text:p>
            <text:p> IF (error IS SP) AND (d_error IS Z) AND (i_error IS SP) THEN (u_out IS MP)</text:p>
            <text:p> IF (error IS SP) AND (d_error IS SP) AND (i_error IS SP) THEN (u_out IS BP)</text:p>
            <text:p> IF (error IS SP) AND (d_error IS MP) AND (i_error IS SP) THEN (u_out IS BP)</text:p>
            <text:p> IF (error IS SP) AND (d_error IS BP) AND (i_error IS SP) THEN (u_out IS BP)</text:p>
            <text:p> IF (error IS MP) AND (d_error IS BM) AND (i_error IS SM) THEN (u_out IS MM)</text:p>
            <text:p> IF (error IS MP) AND (d_error IS MM) AND (i_error IS SM) THEN (u_out IS SM)</text:p>
            <text:p> IF (error IS MP) AND (d_error IS SM) AND (i_error IS SM) THEN (u_out IS Z)</text:p>
            <text:p> IF (error IS MP) AND (d_error IS Z) AND (i_error IS SM) THEN (u_out IS SP)</text:p>
            <text:p> IF (error IS MP) AND (d_error IS SP) AND (i_error IS SM) THEN (u_out IS MP)</text:p>
            <text:p> IF (error IS MP) AND (d_error IS MP) AND (i_error IS SM) THEN (u_out IS BP)</text:p>
            <text:p> IF (error IS MP) AND (d_error IS BP) AND (i_error IS SM) THEN (u_out IS BP)</text:p>
            <text:p> IF (error IS MP) AND (d_error IS BM) AND (i_error IS SP) THEN (u_out IS Z)</text:p>
            <text:p> IF (error IS MP) AND (d_error IS MM) AND (i_error IS SP) THEN (u_out IS SP)</text:p>
            <text:p> IF (error IS MP) AND (d_error IS SM) AND (i_error IS SP) THEN (u_out IS MP)</text:p>
            <text:p> IF (error IS MP) AND (d_error IS Z) AND (i_error IS SP) THEN (u_out IS BP)</text:p>
            <text:p> IF (error IS MP) AND (d_error IS SP) AND (i_error IS SP) THEN (u_out IS BP)</text:p>
            <text:p> IF (error IS MP) AND (d_error IS MP) AND (i_error IS SP) THEN (u_out IS BP)</text:p>
            <text:p> IF (error IS MP) AND (d_error IS BP) AND (i_error IS SP) THEN (u_out IS BP)</text:p>
            <text:p> IF (error IS BP) AND (d_error IS BM) AND (i_error IS SM) THEN (u_out IS SM)</text:p>
            <text:p> IF (error IS BP) AND (d_error IS MM) AND (i_error IS SM) THEN (u_out IS Z)</text:p>
            <text:p> IF (error IS BP) AND (d_error IS SM) AND (i_error IS SM) THEN (u_out IS SP)</text:p>
            <text:p> IF (error IS BP) AND (d_error IS Z) AND (i_error IS SM) THEN (u_out IS MP)</text:p>
            <text:p> IF (error IS BP) AND (d_error IS SP) AND (i_error IS SM) THEN (u_out IS BP)</text:p>
            <text:p> IF (error IS BP) AND (d_error IS MP) AND (i_error IS SM) THEN (u_out IS BP)</text:p>
            <text:p> IF (error IS BP) AND (d_error IS BP) AND (i_error IS SM) THEN (u_out IS BP)</text:p>
            <text:p> IF (error IS BP) AND (d_error IS BM) AND (i_error IS SP) THEN (u_out IS SP)</text:p>
            <text:p> IF (error IS BP) AND (d_error IS MM) AND (i_error IS SP) THEN (u_out IS MP)</text:p>
            <text:p> IF (error IS BP) AND (d_error IS SM) AND (i_error IS SP) THEN (u_out IS BP)</text:p>
            <text:p> IF (error IS BP) AND (d_error IS Z) AND (i_error IS SP) THEN (u_out IS BP)</text:p>
            <text:p> IF (error IS BP) AND (d_error IS SP) AND (i_error IS SP) THEN (u_out IS BP)</text:p>
            <text:p> IF (error IS BP) AND (d_error IS MP) AND (i_error IS SP) THEN (u_out IS BP)</text:p>
            <text:p> IF (error IS BP) AND (d_error IS BP) AND (i_error IS SP) THEN (u_out IS BP)</text:p>
            <text:p> IF (error IS BM) AND (d_error IS BM) AND (i_error IS MM) THEN (u_out IS BM)</text:p>
            <text:p> IF (error IS BM) AND (d_error IS MM) AND (i_error IS MM) THEN (u_out IS BM)</text:p>
            <text:p> IF (error IS BM) AND (d_error IS SM) AND (i_error IS MM) THEN (u_out IS BM)</text:p>
            <text:p> IF (error IS BM) AND (d_error IS Z) AND (i_error IS MM) THEN (u_out IS BM)</text:p>
            <text:p> IF (error IS BM) AND (d_error IS SP) AND (i_error IS MM) THEN (u_out IS BM)</text:p>
            <text:p> IF (error IS BM) AND (d_error IS MP) AND (i_error IS MM) THEN (u_out IS BM)</text:p>
            <text:p> IF (error IS BM) AND (d_error IS BP) AND (i_error IS MM) THEN (u_out IS MM)</text:p>
            <text:p> IF (error IS BM) AND (d_error IS BM) AND (i_error IS MP) THEN (u_out IS BM)</text:p>
            <text:p> IF (error IS BM) AND (d_error IS MM) AND (i_error IS MP) THEN (u_out IS BM)</text:p>
            <text:p> IF (error IS BM) AND (d_error IS SM) AND (i_error IS MP) THEN (u_out IS MM)</text:p>
            <text:p> IF (error IS BM) AND (d_error IS Z) AND (i_error IS MP) THEN (u_out IS SM)</text:p>
            <text:p> IF (error IS BM) AND (d_error IS SP) AND (i_error IS MP) THEN (u_out IS Z)</text:p>
            <text:p> IF (error IS BM) AND (d_error IS MP) AND (i_error IS MP) THEN (u_out IS SP)</text:p>
            <text:p> IF (error IS BM) AND (d_error IS BP) AND (i_error IS MP) THEN (u_out IS MP)</text:p>
            <text:p> IF (error IS MM) AND (d_error IS BM) AND (i_error IS MM) THEN (u_out IS BM)</text:p>
            <text:p> IF (error IS MM) AND (d_error IS MM) AND (i_error IS MM) THEN (u_out IS BM)</text:p>
            <text:p> IF (error IS MM) AND (d_error IS SM) AND (i_error IS MM) THEN (u_out IS BM)</text:p>
            <text:p> IF (error IS MM) AND (d_error IS Z) AND (i_error IS MM) THEN (u_out IS BM)</text:p>
            <text:p> IF (error IS MM) AND (d_error IS SP) AND (i_error IS MM) THEN (u_out IS BM)</text:p>
            <text:p> IF (error IS MM) AND (d_error IS MP) AND (i_error IS MM) THEN (u_out IS MM)</text:p>
            <text:p> IF (error IS MM) AND (d_error IS BP) AND (i_error IS MM) THEN (u_out IS SM)</text:p>
            <text:p> IF (error IS MM) AND (d_error IS BM) AND (i_error IS MP) THEN (u_out IS BM)</text:p>
            <text:p> IF (error IS MM) AND (d_error IS MM) AND (i_error IS MP) THEN (u_out IS MM)</text:p>
            <text:p> IF (error IS MM) AND (d_error IS SM) AND (i_error IS MP) THEN (u_out IS SM)</text:p>
            <text:p> IF (error IS MM) AND (d_error IS Z) AND (i_error IS MP) THEN (u_out IS Z)</text:p>
            <text:p> IF (error IS MM) AND (d_error IS SP) AND (i_error IS MP) THEN (u_out IS SP)</text:p>
            <text:p> IF (error IS MM) AND (d_error IS MP) AND (i_error IS MP) THEN (u_out IS MP)</text:p>
            <text:p> IF (error IS MM) AND (d_error IS BP) AND (i_error IS MP) THEN (u_out IS BP)</text:p>
            <text:p> IF (error IS SM) AND (d_error IS BM) AND (i_error IS MM) THEN (u_out IS BM)</text:p>
            <text:p> IF (error IS SM) AND (d_error IS MM) AND (i_error IS MM) THEN (u_out IS BM)</text:p>
            <text:p> IF (error IS SM) AND (d_error IS SM) AND (i_error IS MM) THEN (u_out IS BM)</text:p>
            <text:p> IF (error IS SM) AND (d_error IS Z) AND (i_error IS MM) THEN (u_out IS BM)</text:p>
            <text:p> IF (error IS SM) AND (d_error IS SP) AND (i_error IS MM) THEN (u_out IS MM)</text:p>
            <text:p> IF (error IS SM) AND (d_error IS MP) AND (i_error IS MM) THEN (u_out IS SM)</text:p>
            <text:p> IF (error IS SM) AND (d_error IS BP) AND (i_error IS MM) THEN (u_out IS Z)</text:p>
            <text:p> IF (error IS SM) AND (d_error IS BM) AND (i_error IS MP) THEN (u_out IS MM)</text:p>
            <text:p> IF (error IS SM) AND (d_error IS MM) AND (i_error IS MP) THEN (u_out IS SM)</text:p>
            <text:p> IF (error IS SM) AND (d_error IS SM) AND (i_error IS MP) THEN (u_out IS Z)</text:p>
            <text:p> IF (error IS SM) AND (d_error IS Z) AND (i_error IS MP) THEN (u_out IS SP)</text:p>
            <text:p> IF (error IS SM) AND (d_error IS SP) AND (i_error IS MP) THEN (u_out IS MP)</text:p>
            <text:p> IF (error IS SM) AND (d_error IS MP) AND (i_error IS MP) THEN (u_out IS BP)</text:p>
            <text:p> IF (error IS SM) AND (d_error IS BP) AND (i_error IS MP) THEN (u_out IS BP)</text:p>
            <text:p> IF (error IS Z) AND (d_error IS BM) AND (i_error IS MM) THEN (u_out IS BM)</text:p>
            <text:p> IF (error IS Z) AND (d_error IS MM) AND (i_error IS MM) THEN (u_out IS BM)</text:p>
            <text:p> IF (error IS Z) AND (d_error IS SM) AND (i_error IS MM) THEN (u_out IS BM)</text:p>
            <text:p> IF (error IS Z) AND (d_error IS Z) AND (i_error IS MM) THEN (u_out IS MM)</text:p>
            <text:p> IF (error IS Z) AND (d_error IS SP) AND (i_error IS MM) THEN (u_out IS SM)</text:p>
            <text:p> IF (error IS Z) AND (d_error IS MP) AND (i_error IS MM) THEN (u_out IS Z)</text:p>
            <text:p> IF (error IS Z) AND (d_error IS BP) AND (i_error IS MM) THEN (u_out IS SP)</text:p>
            <text:p> IF (error IS Z) AND (d_error IS BM) AND (i_error IS MP) THEN (u_out IS SM)</text:p>
            <text:p> IF (error IS Z) AND (d_error IS MM) AND (i_error IS MP) THEN (u_out IS Z)</text:p>
            <text:p> IF (error IS Z) AND (d_error IS SM) AND (i_error IS MP) THEN (u_out IS SP)</text:p>
            <text:p> IF (error IS Z) AND (d_error IS Z) AND (i_error IS MP) THEN (u_out IS MP)</text:p>
            <text:p> IF (error IS Z) AND (d_error IS SP) AND (i_error IS MP) THEN (u_out IS BP)</text:p>
            <text:p> IF (error IS Z) AND (d_error IS MP) AND (i_error IS MP) THEN (u_out IS BP)</text:p>
            <text:p> IF (error IS Z) AND (d_error IS BP) AND (i_error IS MP) THEN (u_out IS BP)</text:p>
            <text:p> IF (error IS SP) AND (d_error IS BM) AND (i_error IS MM) THEN (u_out IS BM)</text:p>
            <text:p> IF (error IS SP) AND (d_error IS MM) AND (i_error IS MM) THEN (u_out IS BM)</text:p>
            <text:p> IF (error IS SP) AND (d_error IS SM) AND (i_error IS MM) THEN (u_out IS MM)</text:p>
            <text:p> IF (error IS SP) AND (d_error IS Z) AND (i_error IS MM) THEN (u_out IS SM)</text:p>
            <text:p> IF (error IS SP) AND (d_error IS SP) AND (i_error IS MM) THEN (u_out IS Z)</text:p>
            <text:p> IF (error IS SP) AND (d_error IS MP) AND (i_error IS MM) THEN (u_out IS SP)</text:p>
            <text:p> IF (error IS SP) AND (d_error IS BP) AND (i_error IS MM) THEN (u_out IS MP)</text:p>
            <text:p> IF (error IS SP) AND (d_error IS BM) AND (i_error IS MP) THEN (u_out IS Z)</text:p>
            <text:p> IF (error IS SP) AND (d_error IS MM) AND (i_error IS MP) THEN (u_out IS SP)</text:p>
            <text:p> IF (error IS SP) AND (d_error IS SM) AND (i_error IS MP) THEN (u_out IS MP)</text:p>
            <text:p> IF (error IS SP) AND (d_error IS Z) AND (i_error IS MP) THEN (u_out IS BP)</text:p>
            <text:p> IF (error IS SP) AND (d_error IS SP) AND (i_error IS MP) THEN (u_out IS BP)</text:p>
            <text:p> IF (error IS SP) AND (d_error IS MP) AND (i_error IS MP) THEN (u_out IS BP)</text:p>
            <text:p> IF (error IS SP) AND (d_error IS BP) AND (i_error IS MP) THEN (u_out IS BP)</text:p>
            <text:p> IF (error IS MP) AND (d_error IS BM) AND (i_error IS MM) THEN (u_out IS BM)</text:p>
            <text:p> IF (error IS MP) AND (d_error IS MM) AND (i_error IS MM) THEN (u_out IS MM)</text:p>
            <text:p> IF (error IS MP) AND (d_error IS SM) AND (i_error IS MM) THEN (u_out IS SM)</text:p>
            <text:p> IF (error IS MP) AND (d_error IS Z) AND (i_error IS MM) THEN (u_out IS Z)</text:p>
            <text:p> IF (error IS MP) AND (d_error IS SP) AND (i_error IS MM) THEN (u_out IS SP)</text:p>
            <text:p> IF (error IS MP) AND (d_error IS MP) AND (i_error IS MM) THEN (u_out IS MP)</text:p>
            <text:p> IF (error IS MP) AND (d_error IS BP) AND (i_error IS MM) THEN (u_out IS BP)</text:p>
            <text:p> IF (error IS MP) AND (d_error IS BM) AND (i_error IS MP) THEN (u_out IS SP)</text:p>
            <text:p> IF (error IS MP) AND (d_error IS MM) AND (i_error IS MP) THEN (u_out IS MP)</text:p>
            <text:p> IF (error IS MP) AND (d_error IS SM) AND (i_error IS MP) THEN (u_out IS BP)</text:p>
            <text:p> IF (error IS MP) AND (d_error IS Z) AND (i_error IS MP) THEN (u_out IS BP)</text:p>
            <text:p> IF (error IS MP) AND (d_error IS SP) AND (i_error IS MP) THEN (u_out IS BP)</text:p>
            <text:p> IF (error IS MP) AND (d_error IS MP) AND (i_error IS MP) THEN (u_out IS BP)</text:p>
            <text:p> IF (error IS MP) AND (d_error IS BP) AND (i_error IS MP) THEN (u_out IS BP)</text:p>
            <text:p> IF (error IS BP) AND (d_error IS BM) AND (i_error IS MM) THEN (u_out IS MM)</text:p>
            <text:p> IF (error IS BP) AND (d_error IS MM) AND (i_error IS MM) THEN (u_out IS SM)</text:p>
            <text:p> IF (error IS BP) AND (d_error IS SM) AND (i_error IS MM) THEN (u_out IS Z)</text:p>
            <text:p> IF (error IS BP) AND (d_error IS Z) AND (i_error IS MM) THEN (u_out IS SP)</text:p>
            <text:p> IF (error IS BP) AND (d_error IS SP) AND (i_error IS MM) THEN (u_out IS MP)</text:p>
            <text:p> IF (error IS BP) AND (d_error IS MP) AND (i_error IS MM) THEN (u_out IS BP)</text:p>
            <text:p> IF (error IS BP) AND (d_error IS BP) AND (i_error IS MM) THEN (u_out IS BP)</text:p>
            <text:p> IF (error IS BP) AND (d_error IS BM) AND (i_error IS MP) THEN (u_out IS MP)</text:p>
            <text:p> IF (error IS BP) AND (d_error IS MM) AND (i_error IS MP) THEN (u_out IS BP)</text:p>
            <text:p> IF (error IS BP) AND (d_error IS SM) AND (i_error IS MP) THEN (u_out IS BP)</text:p>
            <text:p> IF (error IS BP) AND (d_error IS Z) AND (i_error IS MP) THEN (u_out IS BP)</text:p>
            <text:p> IF (error IS BP) AND (d_error IS SP) AND (i_error IS MP) THEN (u_out IS BP)</text:p>
            <text:p> IF (error IS BP) AND (d_error IS MP) AND (i_error IS MP) THEN (u_out IS BP)</text:p>
            <text:p> IF (error IS BP) AND (d_error IS BP) AND (i_error IS MP) THEN (u_out IS BP)</text:p>
            <text:p> IF (error IS BM) AND (d_error IS BM) AND (i_error IS BM) THEN (u_out IS BM)</text:p>
            <text:p> IF (error IS BM) AND (d_error IS MM) AND (i_error IS BM) THEN (u_out IS BM)</text:p>
            <text:p> IF (error IS BM) AND (d_error IS SM) AND (i_error IS BM) THEN (u_out IS BM)</text:p>
            <text:p> IF (error IS BM) AND (d_error IS Z) AND (i_error IS BM) THEN (u_out IS BM)</text:p>
            <text:p> IF (error IS BM) AND (d_error IS SP) AND (i_error IS BM) THEN (u_out IS BM)</text:p>
            <text:p> IF (error IS BM) AND (d_error IS MP) AND (i_error IS BM) THEN (u_out IS BM)</text:p>
            <text:p> IF (error IS BM) AND (d_error IS BP) AND (i_error IS BM) THEN (u_out IS BM)</text:p>
            <text:p> IF (error IS BM) AND (d_error IS BM) AND (i_error IS BP) THEN (u_out IS BM)</text:p>
            <text:p> IF (error IS BM) AND (d_error IS MM) AND (i_error IS BP) THEN (u_out IS MM)</text:p>
            <text:p> IF (error IS BM) AND (d_error IS SM) AND (i_error IS BP) THEN (u_out IS SM)</text:p>
            <text:p> IF (error IS BM) AND (d_error IS Z) AND (i_error IS BP) THEN (u_out IS Z)</text:p>
            <text:p> IF (error IS BM) AND (d_error IS SP) AND (i_error IS BP) THEN (u_out IS SP)</text:p>
            <text:p> IF (error IS BM) AND (d_error IS MP) AND (i_error IS BP) THEN (u_out IS MP)</text:p>
            <text:p> IF (error IS BM) AND (d_error IS BP) AND (i_error IS BP) THEN (u_out IS BP)</text:p>
            <text:p> IF (error IS MM) AND (d_error IS BM) AND (i_error IS BM) THEN (u_out IS BM)</text:p>
            <text:p> IF (error IS MM) AND (d_error IS MM) AND (i_error IS BM) THEN (u_out IS BM)</text:p>
            <text:p> IF (error IS MM) AND (d_error IS SM) AND (i_error IS BM) THEN (u_out IS BM)</text:p>
            <text:p> IF (error IS MM) AND (d_error IS Z) AND (i_error IS BM) THEN (u_out IS BM)</text:p>
            <text:p> IF (error IS MM) AND (d_error IS SP) AND (i_error IS BM) THEN (u_out IS BM)</text:p>
            <text:p> IF (error IS MM) AND (d_error IS MP) AND (i_error IS BM) THEN (u_out IS BM)</text:p>
            <text:p> IF (error IS MM) AND (d_error IS BP) AND (i_error IS BM) THEN (u_out IS MM)</text:p>
            <text:p> IF (error IS MM) AND (d_error IS BM) AND (i_error IS BP) THEN (u_out IS MM)</text:p>
            <text:p> IF (error IS MM) AND (d_error IS MM) AND (i_error IS BP) THEN (u_out IS SM)</text:p>
            <text:p> IF (error IS MM) AND (d_error IS SM) AND (i_error IS BP) THEN (u_out IS Z)</text:p>
            <text:p> IF (error IS MM) AND (d_error IS Z) AND (i_error IS BP) THEN (u_out IS SP)</text:p>
            <text:p> IF (error IS MM) AND (d_error IS SP) AND (i_error IS BP) THEN (u_out IS MP)</text:p>
            <text:p> IF (error IS MM) AND (d_error IS MP) AND (i_error IS BP) THEN (u_out IS BP)</text:p>
            <text:p> IF (error IS MM) AND (d_error IS BP) AND (i_error IS BP) THEN (u_out IS BP)</text:p>
            <text:p> IF (error IS SM) AND (d_error IS BM) AND (i_error IS BM) THEN (u_out IS BM)</text:p>
            <text:p> IF (error IS SM) AND (d_error IS MM) AND (i_error IS BM) THEN (u_out IS BM)</text:p>
            <text:p> IF (error IS SM) AND (d_error IS SM) AND (i_error IS BM) THEN (u_out IS BM)</text:p>
            <text:p> IF (error IS SM) AND (d_error IS Z) AND (i_error IS BM) THEN (u_out IS BM)</text:p>
            <text:p> IF (error IS SM) AND (d_error IS SP) AND (i_error IS BM) THEN (u_out IS BM)</text:p>
            <text:p> IF (error IS SM) AND (d_error IS MP) AND (i_error IS BM) THEN (u_out IS MM)</text:p>
            <text:p> IF (error IS SM) AND (d_error IS BP) AND (i_error IS BM) THEN (u_out IS SM)</text:p>
            <text:p> IF (error IS SM) AND (d_error IS BM) AND (i_error IS BP) THEN (u_out IS SM)</text:p>
            <text:p> IF (error IS SM) AND (d_error IS MM) AND (i_error IS BP) THEN (u_out IS Z)</text:p>
            <text:p> IF (error IS SM) AND (d_error IS SM) AND (i_error IS BP) THEN (u_out IS SP)</text:p>
            <text:p> IF (error IS SM) AND (d_error IS Z) AND (i_error IS BP) THEN (u_out IS MP)</text:p>
            <text:p> IF (error IS SM) AND (d_error IS SP) AND (i_error IS BP) THEN (u_out IS BP)</text:p>
            <text:p> IF (error IS SM) AND (d_error IS MP) AND (i_error IS BP) THEN (u_out IS BP)</text:p>
            <text:p> IF (error IS SM) AND (d_error IS BP) AND (i_error IS BP) THEN (u_out IS BP)</text:p>
            <text:p> IF (error IS Z) AND (d_error IS BM) AND (i_error IS BM) THEN (u_out IS BM)</text:p>
            <text:p> IF (error IS Z) AND (d_error IS MM) AND (i_error IS BM) THEN (u_out IS BM)</text:p>
            <text:p> IF (error IS Z) AND (d_error IS SM) AND (i_error IS BM) THEN (u_out IS BM)</text:p>
            <text:p> IF (error IS Z) AND (d_error IS Z) AND (i_error IS BM) THEN (u_out IS BM)</text:p>
            <text:p> IF (error IS Z) AND (d_error IS SP) AND (i_error IS BM) THEN (u_out IS MM)</text:p>
            <text:p> IF (error IS Z) AND (d_error IS MP) AND (i_error IS BM) THEN (u_out IS SM)</text:p>
            <text:p> IF (error IS Z) AND (d_error IS BP) AND (i_error IS BM) THEN (u_out IS Z)</text:p>
            <text:p> IF (error IS Z) AND (d_error IS BM) AND (i_error IS BP) THEN (u_out IS Z)</text:p>
            <text:p> IF (error IS Z) AND (d_error IS MM) AND (i_error IS BP) THEN (u_out IS SP)</text:p>
            <text:p> IF (error IS Z) AND (d_error IS SM) AND (i_error IS BP) THEN (u_out IS MP)</text:p>
            <text:p> IF (error IS Z) AND (d_error IS Z) AND (i_error IS BP) THEN (u_out IS BP)</text:p>
            <text:p> IF (error IS Z) AND (d_error IS SP) AND (i_error IS BP) THEN (u_out IS BP)</text:p>
            <text:p> IF (error IS Z) AND (d_error IS MP) AND (i_error IS BP) THEN (u_out IS BP)</text:p>
            <text:p> IF (error IS Z) AND (d_error IS BP) AND (i_error IS BP) THEN (u_out IS BP)</text:p>
            <text:p> IF (error IS SP) AND (d_error IS BM) AND (i_error IS BM) THEN (u_out IS BM)</text:p>
            <text:p> IF (error IS SP) AND (d_error IS MM) AND (i_error IS BM) THEN (u_out IS BM)</text:p>
            <text:p> IF (error IS SP) AND (d_error IS SM) AND (i_error IS BM) THEN (u_out IS BM)</text:p>
            <text:p> IF (error IS SP) AND (d_error IS Z) AND (i_error IS BM) THEN (u_out IS MM)</text:p>
            <text:p> IF (error IS SP) AND (d_error IS SP) AND (i_error IS BM) THEN (u_out IS SM)</text:p>
            <text:p> IF (error IS SP) AND (d_error IS MP) AND (i_error IS BM) THEN (u_out IS Z)</text:p>
            <text:p> IF (error IS SP) AND (d_error IS BP) AND (i_error IS BM) THEN (u_out IS SP)</text:p>
            <text:p> IF (error IS SP) AND (d_error IS BM) AND (i_error IS BP) THEN (u_out IS SP)</text:p>
            <text:p> IF (error IS SP) AND (d_error IS MM) AND (i_error IS BP) THEN (u_out IS MP)</text:p>
            <text:p> IF (error IS SP) AND (d_error IS SM) AND (i_error IS BP) THEN (u_out IS BP)</text:p>
            <text:p> IF (error IS SP) AND (d_error IS Z) AND (i_error IS BP) THEN (u_out IS BP)</text:p>
            <text:p> IF (error IS SP) AND (d_error IS SP) AND (i_error IS BP) THEN (u_out IS BP)</text:p>
            <text:p> IF (error IS SP) AND (d_error IS MP) AND (i_error IS BP) THEN (u_out IS BP)</text:p>
            <text:p> IF (error IS SP) AND (d_error IS BP) AND (i_error IS BP) THEN (u_out IS BP)</text:p>
            <text:p> IF (error IS MP) AND (d_error IS BM) AND (i_error IS BM) THEN (u_out IS BM)</text:p>
            <text:p> IF (error IS MP) AND (d_error IS MM) AND (i_error IS BM) THEN (u_out IS BM)</text:p>
            <text:p> IF (error IS MP) AND (d_error IS SM) AND (i_error IS BM) THEN (u_out IS MM)</text:p>
            <text:p> IF (error IS MP) AND (d_error IS Z) AND (i_error IS BM) THEN (u_out IS SM)</text:p>
            <text:p> IF (error IS MP) AND (d_error IS SP) AND (i_error IS BM) THEN (u_out IS Z)</text:p>
            <text:p> IF (error IS MP) AND (d_error IS MP) AND (i_error IS BM) THEN (u_out IS SP)</text:p>
            <text:p> IF (error IS MP) AND (d_error IS BP) AND (i_error IS BM) THEN (u_out IS MP)</text:p>
            <text:p> IF (error IS MP) AND (d_error IS BM) AND (i_error IS BP) THEN (u_out IS MP)</text:p>
            <text:p> IF (error IS MP) AND (d_error IS MM) AND (i_error IS BP) THEN (u_out IS BP)</text:p>
            <text:p> IF (error IS MP) AND (d_error IS SM) AND (i_error IS BP) THEN (u_out IS BP)</text:p>
            <text:p> IF (error IS MP) AND (d_error IS Z) AND (i_error IS BP) THEN (u_out IS BP)</text:p>
            <text:p> IF (error IS MP) AND (d_error IS SP) AND (i_error IS BP) THEN (u_out IS BP)</text:p>
            <text:p> IF (error IS MP) AND (d_error IS MP) AND (i_error IS BP) THEN (u_out IS BP)</text:p>
            <text:p> IF (error IS MP) AND (d_error IS BP) AND (i_error IS BP) THEN (u_out IS BP)</text:p>
            <text:p> IF (error IS BP) AND (d_error IS BM) AND (i_error IS BM) THEN (u_out IS BM)</text:p>
            <text:p> IF (error IS BP) AND (d_error IS MM) AND (i_error IS BM) THEN (u_out IS MM)</text:p>
            <text:p> IF (error IS BP) AND (d_error IS SM) AND (i_error IS BM) THEN (u_out IS SM)</text:p>
            <text:p> IF (error IS BP) AND (d_error IS Z) AND (i_error IS BM) THEN (u_out IS Z)</text:p>
            <text:p> IF (error IS BP) AND (d_error IS SP) AND (i_error IS BM) THEN (u_out IS SP)</text:p>
            <text:p> IF (error IS BP) AND (d_error IS MP) AND (i_error IS BM) THEN (u_out IS MP)</text:p>
            <text:p> IF (error IS BP) AND (d_error IS BP) AND (i_error IS BM) THEN (u_out IS BP)</text:p>
            <text:p> IF (error IS BP) AND (d_error IS BM) AND (i_error IS BP) THEN (u_out IS BP)</text:p>
            <text:p> IF (error IS BP) AND (d_error IS MM) AND (i_error IS BP) THEN (u_out IS BP)</text:p>
            <text:p> IF (error IS BP) AND (d_error IS SM) AND (i_error IS BP) THEN (u_out IS BP)</text:p>
            <text:p> IF (error IS BP) AND (d_error IS Z) AND (i_error IS BP) THEN (u_out IS BP)</text:p>
            <text:p> IF (error IS BP) AND (d_error IS SP) AND (i_error IS BP) THEN (u_out IS BP)</text:p>
            <text:p> IF (error IS BP) AND (d_error IS MP) AND (i_error IS BP) THEN (u_out IS BP)</text:p>
            <text:p> IF (error IS BP) AND (d_error IS BP) AND (i_error IS BP) THEN (u_out IS BP)</text:p>
          </table:table-cell>
          <table:table-cell table:number-columns-repeated="15"/>
        </table:table-row>
        <calcext:conditional-formats>
          <calcext:conditional-format calcext:target-range-address="Arkusz1.C5:Arkusz1.I11 Arkusz1.L5:Arkusz1.R11 Arkusz1.C14:Arkusz1.I20 Arkusz1.C24:Arkusz1.I30 Arkusz1.C34:Arkusz1.I40 Arkusz1.L14:Arkusz1.R20 Arkusz1.L24:Arkusz1.R30 Arkusz1.L34:Arkusz1.R40">
            <calcext:condition calcext:apply-style-name="Bez tytułu2" calcext:value="=-2" calcext:base-cell-address="Arkusz1.C5"/>
            <calcext:condition calcext:apply-style-name="Bez tytułu1" calcext:value="=-3" calcext:base-cell-address="Arkusz1.C5"/>
            <calcext:condition calcext:apply-style-name="Bez tytułu4" calcext:value="=-1" calcext:base-cell-address="Arkusz1.C5"/>
            <calcext:condition calcext:apply-style-name="Accent" calcext:value="=0" calcext:base-cell-address="Arkusz1.C5"/>
          </calcext:conditional-format>
          <calcext:conditional-format calcext:target-range-address="Arkusz1.C5:Arkusz1.I11 Arkusz1.L5:Arkusz1.R11 Arkusz1.C14:Arkusz1.I20 Arkusz1.C24:Arkusz1.I30 Arkusz1.C34:Arkusz1.I40 Arkusz1.L14:Arkusz1.R20 Arkusz1.L24:Arkusz1.R30 Arkusz1.L34:Arkusz1.R40">
            <calcext:condition calcext:apply-style-name="Bez tytułu3" calcext:value="=1" calcext:base-cell-address="Arkusz1.C5"/>
            <calcext:condition calcext:apply-style-name="Bez tytułu5" calcext:value="=2" calcext:base-cell-address="Arkusz1.C5"/>
            <calcext:condition calcext:apply-style-name="Bez tytułu6" calcext:value="=3" calcext:base-cell-address="Arkusz1.C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z_20_tytułu1" style:display-name="Bez tytułu1" style:family="table-cell" style:parent-style-name="Default">
      <style:table-cell-properties fo:background-color="#ff0000" style:diagonal-bl-tr="none" style:diagonal-tl-br="none"/>
    </style:style>
    <style:style style:name="Bez_20_tytułu2" style:display-name="Bez tytułu2" style:family="table-cell" style:parent-style-name="Default">
      <style:table-cell-properties fo:background-color="#ff5429" style:diagonal-bl-tr="none" style:diagonal-tl-br="none"/>
    </style:style>
    <style:style style:name="Bez_20_tytułu3" style:display-name="Bez tytułu3" style:family="table-cell" style:parent-style-name="Default">
      <style:table-cell-properties fo:background-color="#d4ea6b" style:diagonal-bl-tr="none" style:diagonal-tl-br="none"/>
    </style:style>
    <style:style style:name="Bez_20_tytułu4" style:display-name="Bez tytułu4" style:family="table-cell" style:parent-style-name="Default">
      <style:table-cell-properties fo:background-color="#ffd428" style:diagonal-bl-tr="none" style:diagonal-tl-br="none"/>
    </style:style>
    <style:style style:name="Bez_20_tytułu5" style:display-name="Bez tytułu5" style:family="table-cell" style:parent-style-name="Default">
      <style:table-cell-properties fo:background-color="#168253" style:diagonal-bl-tr="none" style:diagonal-tl-br="none"/>
    </style:style>
    <style:style style:name="Bez_20_tytułu6" style:display-name="Bez tytułu6" style:family="table-cell" style:parent-style-name="Default">
      <style:table-cell-properties fo:background-color="#3465a4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5T18:37:02.067000000</meta:creation-date>
    <dc:date>2022-04-15T21:46:01.637000000</dc:date>
    <meta:editing-duration>PT1H34M54S</meta:editing-duration>
    <meta:editing-cycles>16</meta:editing-cycles>
    <meta:generator>LibreOffice/7.3.1.3$Windows_X86_64 LibreOffice_project/a69ca51ded25f3eefd52d7bf9a5fad8c90b87951</meta:generator>
    <meta:document-statistic meta:table-count="1" meta:cell-count="1405" meta:object-count="0"/>
  </office:meta>
</office:document-meta>
</file>